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9cm" svg:height="8.991cm" svg:x="17.336cm" svg:y="2.374cm">
            <draw:object draw:notify-on-update-of-ranges="Sheet1.H1:Sheet1.H1 Sheet1.H2:Sheet1.H13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x</text:p>
          </table:table-cell>
          <table:table-cell office:value-type="string">
            <text:p>High</text:p>
          </table:table-cell>
          <table:table-cell office:value-type="string">
            <text:p>dx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008-01-01</text:p>
          </table:table-cell>
          <table:table-cell table:number-columns-repeated="4" office:value-type="float" office:value="27.46">
            <text:p>27.46</text:p>
          </table:table-cell>
          <table:table-cell table:number-columns-repeated="2" office:value-type="float" office:value="0">
            <text:p>0</text:p>
          </table:table-cell>
          <table:table-cell table:formula="of:=SIN([.G2])+[.$J$2]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08-01-02</text:p>
          </table:table-cell>
          <table:table-cell office:value-type="float" office:value="27.35">
            <text:p>27.35</text:p>
          </table:table-cell>
          <table:table-cell office:value-type="float" office:value="27.68">
            <text:p>27.68</text:p>
          </table:table-cell>
          <table:table-cell office:value-type="float" office:value="27.34">
            <text:p>27.34</text:p>
          </table:table-cell>
          <table:table-cell office:value-type="float" office:value="27.57">
            <text:p>27.57</text:p>
          </table:table-cell>
          <table:table-cell office:value-type="float" office:value="1447513">
            <text:p>1447513</text:p>
          </table:table-cell>
          <table:table-cell table:formula="of:=[.G2]+[.$I$2]" office:value-type="float" office:value="0.01">
            <text:p>0.01</text:p>
          </table:table-cell>
          <table:table-cell table:formula="of:=SIN([.G3])+[.$J$2]" office:value-type="float" office:value="0.00999983333416667">
            <text:p>0.0099998333</text:p>
          </table:table-cell>
          <table:table-cell table:number-columns-repeated="2"/>
        </table:table-row>
        <table:table-row table:style-name="ro1">
          <table:table-cell office:value-type="string">
            <text:p>2008-01-03</text:p>
          </table:table-cell>
          <table:table-cell office:value-type="float" office:value="27.36">
            <text:p>27.36</text:p>
          </table:table-cell>
          <table:table-cell office:value-type="float" office:value="27.42">
            <text:p>27.42</text:p>
          </table:table-cell>
          <table:table-cell office:value-type="float" office:value="27.08">
            <text:p>27.08</text:p>
          </table:table-cell>
          <table:table-cell office:value-type="float" office:value="27.33">
            <text:p>27.33</text:p>
          </table:table-cell>
          <table:table-cell office:value-type="float" office:value="3042581">
            <text:p>3042581</text:p>
          </table:table-cell>
          <table:table-cell table:formula="of:=[.G3]+[.$I$2]" office:value-type="float" office:value="0.02">
            <text:p>0.02</text:p>
          </table:table-cell>
          <table:table-cell table:formula="of:=SIN([.G4])+[.$J$2]" office:value-type="float" office:value="0.0199986666933331">
            <text:p>0.0199986667</text:p>
          </table:table-cell>
          <table:table-cell table:number-columns-repeated="2"/>
        </table:table-row>
        <table:table-row table:style-name="ro1">
          <table:table-cell office:value-type="string">
            <text:p>2008-01-04</text:p>
          </table:table-cell>
          <table:table-cell office:value-type="float" office:value="27.4">
            <text:p>27.4</text:p>
          </table:table-cell>
          <table:table-cell office:value-type="float" office:value="27.55">
            <text:p>27.55</text:p>
          </table:table-cell>
          <table:table-cell office:value-type="float" office:value="27.19">
            <text:p>27.19</text:p>
          </table:table-cell>
          <table:table-cell office:value-type="float" office:value="27.41">
            <text:p>27.41</text:p>
          </table:table-cell>
          <table:table-cell office:value-type="float" office:value="2567857">
            <text:p>2567857</text:p>
          </table:table-cell>
          <table:table-cell table:formula="of:=[.G4]+[.$I$2]" office:value-type="float" office:value="0.03">
            <text:p>0.03</text:p>
          </table:table-cell>
          <table:table-cell table:formula="of:=SIN([.G5])+[.$J$2]" office:value-type="float" office:value="0.0299955002024957">
            <text:p>0.0299955002</text:p>
          </table:table-cell>
          <table:table-cell table:number-columns-repeated="2"/>
        </table:table-row>
        <table:table-row table:style-name="ro1">
          <table:table-cell office:value-type="string">
            <text:p>2008-01-07</text:p>
          </table:table-cell>
          <table:table-cell office:value-type="float" office:value="27">
            <text:p>27</text:p>
          </table:table-cell>
          <table:table-cell office:value-type="float" office:value="27.07">
            <text:p>27.07</text:p>
          </table:table-cell>
          <table:table-cell table:number-columns-repeated="2" office:value-type="float" office:value="26.69">
            <text:p>26.69</text:p>
          </table:table-cell>
          <table:table-cell office:value-type="float" office:value="4416122">
            <text:p>4416122</text:p>
          </table:table-cell>
          <table:table-cell table:formula="of:=[.G5]+[.$I$2]" office:value-type="float" office:value="0.04">
            <text:p>0.04</text:p>
          </table:table-cell>
          <table:table-cell table:formula="of:=SIN([.G6])+[.$J$2]" office:value-type="float" office:value="0.0399893341866342">
            <text:p>0.0399893342</text:p>
          </table:table-cell>
          <table:table-cell table:number-columns-repeated="2"/>
        </table:table-row>
        <table:table-row table:style-name="ro1">
          <table:table-cell office:value-type="string">
            <text:p>2008-01-08</text:p>
          </table:table-cell>
          <table:table-cell office:value-type="float" office:value="26.75">
            <text:p>26.75</text:p>
          </table:table-cell>
          <table:table-cell office:value-type="float" office:value="26.94">
            <text:p>26.94</text:p>
          </table:table-cell>
          <table:table-cell office:value-type="float" office:value="26.6">
            <text:p>26.6</text:p>
          </table:table-cell>
          <table:table-cell office:value-type="float" office:value="26.75">
            <text:p>26.75</text:p>
          </table:table-cell>
          <table:table-cell office:value-type="float" office:value="4380262">
            <text:p>4380262</text:p>
          </table:table-cell>
          <table:table-cell table:formula="of:=[.G6]+[.$I$2]" office:value-type="float" office:value="0.05">
            <text:p>0.05</text:p>
          </table:table-cell>
          <table:table-cell table:formula="of:=SIN([.G7])+[.$J$2]" office:value-type="float" office:value="0.0499791692706783">
            <text:p>0.0499791693</text:p>
          </table:table-cell>
          <table:table-cell table:number-columns-repeated="2"/>
        </table:table-row>
        <table:table-row table:style-name="ro1">
          <table:table-cell office:value-type="string">
            <text:p>2008-01-09</text:p>
          </table:table-cell>
          <table:table-cell office:value-type="float" office:value="26.54">
            <text:p>26.54</text:p>
          </table:table-cell>
          <table:table-cell office:value-type="float" office:value="26.6">
            <text:p>26.6</text:p>
          </table:table-cell>
          <table:table-cell office:value-type="float" office:value="26.11">
            <text:p>26.11</text:p>
          </table:table-cell>
          <table:table-cell office:value-type="float" office:value="26.35">
            <text:p>26.35</text:p>
          </table:table-cell>
          <table:table-cell office:value-type="float" office:value="6452342">
            <text:p>6452342</text:p>
          </table:table-cell>
          <table:table-cell table:formula="of:=[.G7]+[.$I$2]" office:value-type="float" office:value="0.06">
            <text:p>0.06</text:p>
          </table:table-cell>
          <table:table-cell table:formula="of:=SIN([.G8])+[.$J$2]" office:value-type="float" office:value="0.0599640064794446">
            <text:p>0.0599640065</text:p>
          </table:table-cell>
          <table:table-cell table:number-columns-repeated="2"/>
        </table:table-row>
        <table:table-row table:style-name="ro1">
          <table:table-cell office:value-type="string">
            <text:p>2008-01-10</text:p>
          </table:table-cell>
          <table:table-cell office:value-type="float" office:value="26.44">
            <text:p>26.44</text:p>
          </table:table-cell>
          <table:table-cell office:value-type="float" office:value="26.57">
            <text:p>26.57</text:p>
          </table:table-cell>
          <table:table-cell table:number-columns-repeated="2" office:value-type="float" office:value="26.11">
            <text:p>26.11</text:p>
          </table:table-cell>
          <table:table-cell office:value-type="float" office:value="6263272">
            <text:p>6263272</text:p>
          </table:table-cell>
          <table:table-cell table:formula="of:=[.G8]+[.$I$2]" office:value-type="float" office:value="0.07">
            <text:p>0.07</text:p>
          </table:table-cell>
          <table:table-cell table:formula="of:=SIN([.G9])+[.$J$2]" office:value-type="float" office:value="0.0699428473375328">
            <text:p>0.0699428473</text:p>
          </table:table-cell>
          <table:table-cell table:number-columns-repeated="2"/>
        </table:table-row>
        <table:table-row table:style-name="ro1">
          <table:table-cell office:value-type="string">
            <text:p>2008-01-11</text:p>
          </table:table-cell>
          <table:table-cell office:value-type="float" office:value="26.3">
            <text:p>26.3</text:p>
          </table:table-cell>
          <table:table-cell office:value-type="float" office:value="26.35">
            <text:p>26.35</text:p>
          </table:table-cell>
          <table:table-cell office:value-type="float" office:value="25.71">
            <text:p>25.71</text:p>
          </table:table-cell>
          <table:table-cell office:value-type="float" office:value="25.72">
            <text:p>25.72</text:p>
          </table:table-cell>
          <table:table-cell office:value-type="float" office:value="7464135">
            <text:p>7464135</text:p>
          </table:table-cell>
          <table:table-cell table:formula="of:=[.G9]+[.$I$2]" office:value-type="float" office:value="0.08">
            <text:p>0.08</text:p>
          </table:table-cell>
          <table:table-cell table:formula="of:=SIN([.G10])+[.$J$2]" office:value-type="float" office:value="0.0799146939691727">
            <text:p>0.079914694</text:p>
          </table:table-cell>
          <table:table-cell table:number-columns-repeated="2"/>
        </table:table-row>
        <table:table-row table:style-name="ro1">
          <table:table-cell office:value-type="string">
            <text:p>2008-01-14</text:p>
          </table:table-cell>
          <table:table-cell office:value-type="float" office:value="25.31">
            <text:p>25.31</text:p>
          </table:table-cell>
          <table:table-cell office:value-type="float" office:value="26.09">
            <text:p>26.09</text:p>
          </table:table-cell>
          <table:table-cell office:value-type="float" office:value="25.11">
            <text:p>25.11</text:p>
          </table:table-cell>
          <table:table-cell office:value-type="float" office:value="25.68">
            <text:p>25.68</text:p>
          </table:table-cell>
          <table:table-cell office:value-type="float" office:value="8364990">
            <text:p>8364990</text:p>
          </table:table-cell>
          <table:table-cell table:formula="of:=[.G10]+[.$I$2]" office:value-type="float" office:value="0.09">
            <text:p>0.09</text:p>
          </table:table-cell>
          <table:table-cell table:formula="of:=SIN([.G11])+[.$J$2]" office:value-type="float" office:value="0.089878549198011">
            <text:p>0.0898785492</text:p>
          </table:table-cell>
          <table:table-cell table:number-columns-repeated="2"/>
        </table:table-row>
        <table:table-row table:style-name="ro1">
          <table:table-cell office:value-type="string">
            <text:p>2008-01-15</text:p>
          </table:table-cell>
          <table:table-cell office:value-type="float" office:value="26">
            <text:p>26</text:p>
          </table:table-cell>
          <table:table-cell office:value-type="float" office:value="26.32">
            <text:p>26.32</text:p>
          </table:table-cell>
          <table:table-cell office:value-type="float" office:value="25.66">
            <text:p>25.66</text:p>
          </table:table-cell>
          <table:table-cell office:value-type="float" office:value="26.09">
            <text:p>26.09</text:p>
          </table:table-cell>
          <table:table-cell office:value-type="float" office:value="9269669">
            <text:p>9269669</text:p>
          </table:table-cell>
          <table:table-cell table:formula="of:=[.G11]+[.$I$2]" office:value-type="float" office:value="0.1">
            <text:p>0.1</text:p>
          </table:table-cell>
          <table:table-cell table:formula="of:=SIN([.G12])+[.$J$2]" office:value-type="float" office:value="0.0998334166468281">
            <text:p>0.0998334166</text:p>
          </table:table-cell>
          <table:table-cell table:number-columns-repeated="2"/>
        </table:table-row>
        <table:table-row table:style-name="ro1">
          <table:table-cell office:value-type="string">
            <text:p>2008-01-16</text:p>
          </table:table-cell>
          <table:table-cell office:value-type="float" office:value="25.57">
            <text:p>25.57</text:p>
          </table:table-cell>
          <table:table-cell office:value-type="float" office:value="26">
            <text:p>26</text:p>
          </table:table-cell>
          <table:table-cell office:value-type="float" office:value="25.31">
            <text:p>25.31</text:p>
          </table:table-cell>
          <table:table-cell office:value-type="float" office:value="25.94">
            <text:p>25.94</text:p>
          </table:table-cell>
          <table:table-cell office:value-type="float" office:value="8898598">
            <text:p>8898598</text:p>
          </table:table-cell>
          <table:table-cell table:formula="of:=[.G12]+[.$I$2]" office:value-type="float" office:value="0.11">
            <text:p>0.11</text:p>
          </table:table-cell>
          <table:table-cell table:formula="of:=SIN([.G13])+[.$J$2]" office:value-type="float" office:value="0.109778300837175">
            <text:p>0.1097783008</text:p>
          </table:table-cell>
          <table:table-cell table:number-columns-repeated="2"/>
        </table:table-row>
        <table:table-row table:style-name="ro1">
          <table:table-cell office:value-type="string">
            <text:p>2008-01-17</text:p>
          </table:table-cell>
          <table:table-cell office:value-type="float" office:value="26.11">
            <text:p>26.11</text:p>
          </table:table-cell>
          <table:table-cell office:value-type="float" office:value="26.51">
            <text:p>26.51</text:p>
          </table:table-cell>
          <table:table-cell office:value-type="float" office:value="25.75">
            <text:p>25.75</text:p>
          </table:table-cell>
          <table:table-cell office:value-type="float" office:value="26.2">
            <text:p>26.2</text:p>
          </table:table-cell>
          <table:table-cell office:value-type="float" office:value="11128630">
            <text:p>11128630</text:p>
          </table:table-cell>
          <table:table-cell table:formula="of:=[.G13]+[.$I$2]" office:value-type="float" office:value="0.12">
            <text:p>0.12</text:p>
          </table:table-cell>
          <table:table-cell table:formula="of:=SIN([.G14])+[.$J$2]" office:value-type="float" office:value="0.119712207288919">
            <text:p>0.1197122073</text:p>
          </table:table-cell>
          <table:table-cell table:number-columns-repeated="2"/>
        </table:table-row>
        <table:table-row table:style-name="ro1">
          <table:table-cell office:value-type="string">
            <text:p>2008-01-18</text:p>
          </table:table-cell>
          <table:table-cell office:value-type="float" office:value="25.59">
            <text:p>25.59</text:p>
          </table:table-cell>
          <table:table-cell office:value-type="float" office:value="26.99">
            <text:p>26.99</text:p>
          </table:table-cell>
          <table:table-cell office:value-type="float" office:value="25.5">
            <text:p>25.5</text:p>
          </table:table-cell>
          <table:table-cell office:value-type="float" office:value="26.93">
            <text:p>26.93</text:p>
          </table:table-cell>
          <table:table-cell office:value-type="float" office:value="7932953">
            <text:p>7932953</text:p>
          </table:table-cell>
          <table:table-cell table:formula="of:=[.G14]+[.$I$2]" office:value-type="float" office:value="0.13">
            <text:p>0.13</text:p>
          </table:table-cell>
          <table:table-cell table:formula="of:=SIN([.G15])+[.$J$2]" office:value-type="float" office:value="0.129634142619695">
            <text:p>0.1296341426</text:p>
          </table:table-cell>
          <table:table-cell table:number-columns-repeated="2"/>
        </table:table-row>
        <table:table-row table:style-name="ro1">
          <table:table-cell office:value-type="string">
            <text:p>2008-01-21</text:p>
          </table:table-cell>
          <table:table-cell office:value-type="float" office:value="26.65">
            <text:p>26.65</text:p>
          </table:table-cell>
          <table:table-cell office:value-type="float" office:value="26.9">
            <text:p>26.9</text:p>
          </table:table-cell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  <table:table-cell office:value-type="float" office:value="8836731">
            <text:p>8836731</text:p>
          </table:table-cell>
          <table:table-cell table:formula="of:=[.G15]+[.$I$2]" office:value-type="float" office:value="0.14">
            <text:p>0.14</text:p>
          </table:table-cell>
          <table:table-cell table:formula="of:=SIN([.G16])+[.$J$2]" office:value-type="float" office:value="0.139543114644236">
            <text:p>0.1395431146</text:p>
          </table:table-cell>
          <table:table-cell table:number-columns-repeated="2"/>
        </table:table-row>
        <table:table-row table:style-name="ro1">
          <table:table-cell office:value-type="string">
            <text:p>2008-01-22</text:p>
          </table:table-cell>
          <table:table-cell office:value-type="float" office:value="25.36">
            <text:p>25.36</text:p>
          </table:table-cell>
          <table:table-cell office:value-type="float" office:value="25.87">
            <text:p>25.87</text:p>
          </table:table-cell>
          <table:table-cell table:number-columns-repeated="2" office:value-type="float" office:value="24.35">
            <text:p>24.35</text:p>
          </table:table-cell>
          <table:table-cell office:value-type="float" office:value="14266170">
            <text:p>14266170</text:p>
          </table:table-cell>
          <table:table-cell table:formula="of:=[.G16]+[.$I$2]" office:value-type="float" office:value="0.15">
            <text:p>0.15</text:p>
          </table:table-cell>
          <table:table-cell table:formula="of:=SIN([.G17])+[.$J$2]" office:value-type="float" office:value="0.149438132473599">
            <text:p>0.1494381325</text:p>
          </table:table-cell>
          <table:table-cell table:number-columns-repeated="2"/>
        </table:table-row>
        <table:table-row table:style-name="ro1">
          <table:table-cell office:value-type="string">
            <text:p>2008-01-23</text:p>
          </table:table-cell>
          <table:table-cell office:value-type="float" office:value="25.69">
            <text:p>25.69</text:p>
          </table:table-cell>
          <table:table-cell office:value-type="float" office:value="26.07">
            <text:p>26.07</text:p>
          </table:table-cell>
          <table:table-cell office:value-type="float" office:value="24.9">
            <text:p>24.9</text:p>
          </table:table-cell>
          <table:table-cell office:value-type="float" office:value="25.22">
            <text:p>25.22</text:p>
          </table:table-cell>
          <table:table-cell office:value-type="float" office:value="14706940">
            <text:p>14706940</text:p>
          </table:table-cell>
          <table:table-cell table:formula="of:=[.G17]+[.$I$2]" office:value-type="float" office:value="0.16">
            <text:p>0.16</text:p>
          </table:table-cell>
          <table:table-cell table:formula="of:=SIN([.G18])+[.$J$2]" office:value-type="float" office:value="0.159318206614246">
            <text:p>0.1593182066</text:p>
          </table:table-cell>
          <table:table-cell table:number-columns-repeated="2"/>
        </table:table-row>
        <table:table-row table:style-name="ro1">
          <table:table-cell office:value-type="string">
            <text:p>2008-01-24</text:p>
          </table:table-cell>
          <table:table-cell office:value-type="float" office:value="25.9">
            <text:p>25.9</text:p>
          </table:table-cell>
          <table:table-cell office:value-type="float" office:value="26.2">
            <text:p>26.2</text:p>
          </table:table-cell>
          <table:table-cell office:value-type="float" office:value="25.67">
            <text:p>25.67</text:p>
          </table:table-cell>
          <table:table-cell office:value-type="float" office:value="26.02">
            <text:p>26.02</text:p>
          </table:table-cell>
          <table:table-cell office:value-type="float" office:value="8396795">
            <text:p>8396795</text:p>
          </table:table-cell>
          <table:table-cell table:formula="of:=[.G18]+[.$I$2]" office:value-type="float" office:value="0.17">
            <text:p>0.17</text:p>
          </table:table-cell>
          <table:table-cell table:formula="of:=SIN([.G19])+[.$J$2]" office:value-type="float" office:value="0.169182349066996">
            <text:p>0.1691823491</text:p>
          </table:table-cell>
          <table:table-cell table:number-columns-repeated="2"/>
        </table:table-row>
        <table:table-row table:style-name="ro1">
          <table:table-cell office:value-type="string">
            <text:p>2008-01-25</text:p>
          </table:table-cell>
          <table:table-cell office:value-type="float" office:value="26.25">
            <text:p>26.25</text:p>
          </table:table-cell>
          <table:table-cell office:value-type="float" office:value="27.49">
            <text:p>27.49</text:p>
          </table:table-cell>
          <table:table-cell office:value-type="float" office:value="26.23">
            <text:p>26.23</text:p>
          </table:table-cell>
          <table:table-cell office:value-type="float" office:value="27.49">
            <text:p>27.49</text:p>
          </table:table-cell>
          <table:table-cell office:value-type="float" office:value="9586347">
            <text:p>9586347</text:p>
          </table:table-cell>
          <table:table-cell table:formula="of:=[.G19]+[.$I$2]" office:value-type="float" office:value="0.18">
            <text:p>0.18</text:p>
          </table:table-cell>
          <table:table-cell table:formula="of:=SIN([.G20])+[.$J$2]" office:value-type="float" office:value="0.179029573425824">
            <text:p>0.1790295734</text:p>
          </table:table-cell>
          <table:table-cell table:number-columns-repeated="2"/>
        </table:table-row>
        <table:table-row table:style-name="ro1">
          <table:table-cell office:value-type="string">
            <text:p>2008-01-28</text:p>
          </table:table-cell>
          <table:table-cell table:number-columns-repeated="4" office:value-type="float" office:value="27.49">
            <text:p>27.49</text:p>
          </table:table-cell>
          <table:table-cell office:value-type="float" office:value="0">
            <text:p>0</text:p>
          </table:table-cell>
          <table:table-cell table:formula="of:=[.G20]+[.$I$2]" office:value-type="float" office:value="0.19">
            <text:p>0.19</text:p>
          </table:table-cell>
          <table:table-cell table:formula="of:=SIN([.G21])+[.$J$2]" office:value-type="float" office:value="0.188858894976501">
            <text:p>0.188858895</text:p>
          </table:table-cell>
          <table:table-cell table:number-columns-repeated="2"/>
        </table:table-row>
        <table:table-row table:style-name="ro1">
          <table:table-cell office:value-type="string">
            <text:p>2008-01-29</text:p>
          </table:table-cell>
          <table:table-cell table:number-columns-repeated="2" office:value-type="float" office:value="27.5">
            <text:p>27.5</text:p>
          </table:table-cell>
          <table:table-cell office:value-type="float" office:value="26.31">
            <text:p>26.31</text:p>
          </table:table-cell>
          <table:table-cell office:value-type="float" office:value="26.45">
            <text:p>26.45</text:p>
          </table:table-cell>
          <table:table-cell office:value-type="float" office:value="7457012">
            <text:p>7457012</text:p>
          </table:table-cell>
          <table:table-cell table:formula="of:=[.G21]+[.$I$2]" office:value-type="float" office:value="0.2">
            <text:p>0.2</text:p>
          </table:table-cell>
          <table:table-cell table:formula="of:=SIN([.G22])+[.$J$2]" office:value-type="float" office:value="0.198669330795061">
            <text:p>0.1986693308</text:p>
          </table:table-cell>
          <table:table-cell table:number-columns-repeated="2"/>
        </table:table-row>
        <table:table-row table:style-name="ro1">
          <table:table-cell office:value-type="string">
            <text:p>2008-01-30</text:p>
          </table:table-cell>
          <table:table-cell office:value-type="float" office:value="26.94">
            <text:p>26.94</text:p>
          </table:table-cell>
          <table:table-cell office:value-type="float" office:value="27.16">
            <text:p>27.16</text:p>
          </table:table-cell>
          <table:table-cell office:value-type="float" office:value="25.85">
            <text:p>25.85</text:p>
          </table:table-cell>
          <table:table-cell office:value-type="float" office:value="25.99">
            <text:p>25.99</text:p>
          </table:table-cell>
          <table:table-cell office:value-type="float" office:value="6567215">
            <text:p>6567215</text:p>
          </table:table-cell>
          <table:table-cell table:formula="of:=[.G22]+[.$I$2]" office:value-type="float" office:value="0.21">
            <text:p>0.21</text:p>
          </table:table-cell>
          <table:table-cell table:formula="of:=SIN([.G23])+[.$J$2]" office:value-type="float" office:value="0.2084598998461">
            <text:p>0.2084598998</text:p>
          </table:table-cell>
          <table:table-cell table:number-columns-repeated="2"/>
        </table:table-row>
        <table:table-row table:style-name="ro1">
          <table:table-cell office:value-type="string">
            <text:p>2008-01-31</text:p>
          </table:table-cell>
          <table:table-cell office:value-type="float" office:value="25.5">
            <text:p>25.5</text:p>
          </table:table-cell>
          <table:table-cell office:value-type="float" office:value="26.3">
            <text:p>26.3</text:p>
          </table:table-cell>
          <table:table-cell office:value-type="float" office:value="25.14">
            <text:p>25.14</text:p>
          </table:table-cell>
          <table:table-cell office:value-type="float" office:value="26.01">
            <text:p>26.01</text:p>
          </table:table-cell>
          <table:table-cell office:value-type="float" office:value="8637879">
            <text:p>8637879</text:p>
          </table:table-cell>
          <table:table-cell table:formula="of:=[.G23]+[.$I$2]" office:value-type="float" office:value="0.22">
            <text:p>0.22</text:p>
          </table:table-cell>
          <table:table-cell table:formula="of:=SIN([.G24])+[.$J$2]" office:value-type="float" office:value="0.218229623080869">
            <text:p>0.2182296231</text:p>
          </table:table-cell>
          <table:table-cell table:number-columns-repeated="2"/>
        </table:table-row>
        <table:table-row table:style-name="ro1">
          <table:table-cell office:value-type="string">
            <text:p>2008-02-01</text:p>
          </table:table-cell>
          <table:table-cell office:value-type="float" office:value="26.38">
            <text:p>26.38</text:p>
          </table:table-cell>
          <table:table-cell office:value-type="float" office:value="26.97">
            <text:p>26.97</text:p>
          </table:table-cell>
          <table:table-cell office:value-type="float" office:value="26.15">
            <text:p>26.15</text:p>
          </table:table-cell>
          <table:table-cell office:value-type="float" office:value="26.89">
            <text:p>26.89</text:p>
          </table:table-cell>
          <table:table-cell office:value-type="float" office:value="7175158">
            <text:p>7175158</text:p>
          </table:table-cell>
          <table:table-cell table:formula="of:=[.G24]+[.$I$2]" office:value-type="float" office:value="0.23">
            <text:p>0.23</text:p>
          </table:table-cell>
          <table:table-cell table:formula="of:=SIN([.G25])+[.$J$2]" office:value-type="float" office:value="0.227977523535188">
            <text:p>0.2279775235</text:p>
          </table:table-cell>
          <table:table-cell table:number-columns-repeated="2"/>
        </table:table-row>
        <table:table-row table:style-name="ro1">
          <table:table-cell office:value-type="string">
            <text:p>2008-02-04</text:p>
          </table:table-cell>
          <table:table-cell office:value-type="float" office:value="27.25">
            <text:p>27.25</text:p>
          </table:table-cell>
          <table:table-cell office:value-type="float" office:value="27.55">
            <text:p>27.55</text:p>
          </table:table-cell>
          <table:table-cell office:value-type="float" office:value="26.3">
            <text:p>26.3</text:p>
          </table:table-cell>
          <table:table-cell office:value-type="float" office:value="26.7">
            <text:p>26.7</text:p>
          </table:table-cell>
          <table:table-cell office:value-type="float" office:value="7354632">
            <text:p>7354632</text:p>
          </table:table-cell>
          <table:table-cell table:formula="of:=[.G25]+[.$I$2]" office:value-type="float" office:value="0.24">
            <text:p>0.24</text:p>
          </table:table-cell>
          <table:table-cell table:formula="of:=SIN([.G26])+[.$J$2]" office:value-type="float" office:value="0.237702626427135">
            <text:p>0.2377026264</text:p>
          </table:table-cell>
          <table:table-cell table:number-columns-repeated="2"/>
        </table:table-row>
        <table:table-row table:style-name="ro1">
          <table:table-cell office:value-type="string">
            <text:p>2008-02-05</text:p>
          </table:table-cell>
          <table:table-cell office:value-type="float" office:value="26.93">
            <text:p>26.93</text:p>
          </table:table-cell>
          <table:table-cell office:value-type="float" office:value="26.98">
            <text:p>26.98</text:p>
          </table:table-cell>
          <table:table-cell office:value-type="float" office:value="26.36">
            <text:p>26.36</text:p>
          </table:table-cell>
          <table:table-cell office:value-type="float" office:value="26.4">
            <text:p>26.4</text:p>
          </table:table-cell>
          <table:table-cell office:value-type="float" office:value="5004652">
            <text:p>5004652</text:p>
          </table:table-cell>
          <table:table-cell table:formula="of:=[.G26]+[.$I$2]" office:value-type="float" office:value="0.25">
            <text:p>0.25</text:p>
          </table:table-cell>
          <table:table-cell table:formula="of:=SIN([.G27])+[.$J$2]" office:value-type="float" office:value="0.247403959254523">
            <text:p>0.2474039593</text:p>
          </table:table-cell>
          <table:table-cell table:number-columns-repeated="2"/>
        </table:table-row>
        <table:table-row table:style-name="ro1">
          <table:table-cell office:value-type="string">
            <text:p>2008-02-06</text:p>
          </table:table-cell>
          <table:table-cell office:value-type="float" office:value="25.68">
            <text:p>25.68</text:p>
          </table:table-cell>
          <table:table-cell office:value-type="float" office:value="26.06">
            <text:p>26.06</text:p>
          </table:table-cell>
          <table:table-cell office:value-type="float" office:value="25.29">
            <text:p>25.29</text:p>
          </table:table-cell>
          <table:table-cell office:value-type="float" office:value="25.44">
            <text:p>25.44</text:p>
          </table:table-cell>
          <table:table-cell office:value-type="float" office:value="6212978">
            <text:p>6212978</text:p>
          </table:table-cell>
          <table:table-cell table:formula="of:=[.G27]+[.$I$2]" office:value-type="float" office:value="0.26">
            <text:p>0.26</text:p>
          </table:table-cell>
          <table:table-cell table:formula="of:=SIN([.G28])+[.$J$2]" office:value-type="float" office:value="0.257080551892155">
            <text:p>0.2570805519</text:p>
          </table:table-cell>
          <table:table-cell table:number-columns-repeated="2"/>
        </table:table-row>
        <table:table-row table:style-name="ro1">
          <table:table-cell office:value-type="string">
            <text:p>2008-02-07</text:p>
          </table:table-cell>
          <table:table-cell office:value-type="float" office:value="25.39">
            <text:p>25.39</text:p>
          </table:table-cell>
          <table:table-cell office:value-type="float" office:value="25.65">
            <text:p>25.65</text:p>
          </table:table-cell>
          <table:table-cell office:value-type="float" office:value="24.44">
            <text:p>24.44</text:p>
          </table:table-cell>
          <table:table-cell office:value-type="float" office:value="25">
            <text:p>25</text:p>
          </table:table-cell>
          <table:table-cell office:value-type="float" office:value="8216784">
            <text:p>8216784</text:p>
          </table:table-cell>
          <table:table-cell table:formula="of:=[.G28]+[.$I$2]" office:value-type="float" office:value="0.27">
            <text:p>0.27</text:p>
          </table:table-cell>
          <table:table-cell table:formula="of:=SIN([.G29])+[.$J$2]" office:value-type="float" office:value="0.266731436688831">
            <text:p>0.2667314367</text:p>
          </table:table-cell>
          <table:table-cell table:number-columns-repeated="2"/>
        </table:table-row>
        <table:table-row table:style-name="ro1">
          <table:table-cell office:value-type="string">
            <text:p>2008-02-08</text:p>
          </table:table-cell>
          <table:table-cell office:value-type="float" office:value="25.38">
            <text:p>25.38</text:p>
          </table:table-cell>
          <table:table-cell office:value-type="float" office:value="25.69">
            <text:p>25.69</text:p>
          </table:table-cell>
          <table:table-cell office:value-type="float" office:value="25.2">
            <text:p>25.2</text:p>
          </table:table-cell>
          <table:table-cell office:value-type="float" office:value="25.6">
            <text:p>25.6</text:p>
          </table:table-cell>
          <table:table-cell office:value-type="float" office:value="4479468">
            <text:p>4479468</text:p>
          </table:table-cell>
          <table:table-cell table:formula="of:=[.G29]+[.$I$2]" office:value-type="float" office:value="0.28">
            <text:p>0.28</text:p>
          </table:table-cell>
          <table:table-cell table:formula="of:=SIN([.G30])+[.$J$2]" office:value-type="float" office:value="0.276355648564114">
            <text:p>0.2763556486</text:p>
          </table:table-cell>
          <table:table-cell table:number-columns-repeated="2"/>
        </table:table-row>
        <table:table-row table:style-name="ro1">
          <table:table-cell office:value-type="string">
            <text:p>2008-02-11</text:p>
          </table:table-cell>
          <table:table-cell office:value-type="float" office:value="25.5">
            <text:p>25.5</text:p>
          </table:table-cell>
          <table:table-cell office:value-type="float" office:value="25.55">
            <text:p>25.55</text:p>
          </table:table-cell>
          <table:table-cell office:value-type="float" office:value="24.56">
            <text:p>24.56</text:p>
          </table:table-cell>
          <table:table-cell office:value-type="float" office:value="24.8">
            <text:p>24.8</text:p>
          </table:table-cell>
          <table:table-cell office:value-type="float" office:value="4822789">
            <text:p>4822789</text:p>
          </table:table-cell>
          <table:table-cell table:formula="of:=[.G30]+[.$I$2]" office:value-type="float" office:value="0.29">
            <text:p>0.29</text:p>
          </table:table-cell>
          <table:table-cell table:formula="of:=SIN([.G31])+[.$J$2]" office:value-type="float" office:value="0.285952225104836">
            <text:p>0.2859522251</text:p>
          </table:table-cell>
          <table:table-cell table:number-columns-repeated="2"/>
        </table:table-row>
        <table:table-row table:style-name="ro1">
          <table:table-cell office:value-type="string">
            <text:p>2008-02-12</text:p>
          </table:table-cell>
          <table:table-cell office:value-type="float" office:value="25.05">
            <text:p>25.05</text:p>
          </table:table-cell>
          <table:table-cell office:value-type="float" office:value="25.33">
            <text:p>25.33</text:p>
          </table:table-cell>
          <table:table-cell office:value-type="float" office:value="24.46">
            <text:p>24.46</text:p>
          </table:table-cell>
          <table:table-cell office:value-type="float" office:value="25.3">
            <text:p>25.3</text:p>
          </table:table-cell>
          <table:table-cell office:value-type="float" office:value="6818056">
            <text:p>6818056</text:p>
          </table:table-cell>
          <table:table-cell table:formula="of:=[.G31]+[.$I$2]" office:value-type="float" office:value="0.3">
            <text:p>0.3</text:p>
          </table:table-cell>
          <table:table-cell table:formula="of:=SIN([.G32])+[.$J$2]" office:value-type="float" office:value="0.29552020666134">
            <text:p>0.2955202067</text:p>
          </table:table-cell>
          <table:table-cell table:number-columns-repeated="2"/>
        </table:table-row>
        <table:table-row table:style-name="ro1">
          <table:table-cell office:value-type="string">
            <text:p>2008-02-13</text:p>
          </table:table-cell>
          <table:table-cell office:value-type="float" office:value="25.18">
            <text:p>25.18</text:p>
          </table:table-cell>
          <table:table-cell office:value-type="float" office:value="25.19">
            <text:p>25.19</text:p>
          </table:table-cell>
          <table:table-cell office:value-type="float" office:value="23.6">
            <text:p>23.6</text:p>
          </table:table-cell>
          <table:table-cell office:value-type="float" office:value="23.8">
            <text:p>23.8</text:p>
          </table:table-cell>
          <table:table-cell office:value-type="float" office:value="12789090">
            <text:p>12789090</text:p>
          </table:table-cell>
          <table:table-cell table:formula="of:=[.G32]+[.$I$2]" office:value-type="float" office:value="0.31">
            <text:p>0.31</text:p>
          </table:table-cell>
          <table:table-cell table:formula="of:=SIN([.G33])+[.$J$2]" office:value-type="float" office:value="0.305058636443444">
            <text:p>0.3050586364</text:p>
          </table:table-cell>
          <table:table-cell table:number-columns-repeated="2"/>
        </table:table-row>
        <table:table-row table:style-name="ro1">
          <table:table-cell office:value-type="string">
            <text:p>2008-02-14</text:p>
          </table:table-cell>
          <table:table-cell office:value-type="float" office:value="24.01">
            <text:p>24.01</text:p>
          </table:table-cell>
          <table:table-cell office:value-type="float" office:value="24.5">
            <text:p>24.5</text:p>
          </table:table-cell>
          <table:table-cell office:value-type="float" office:value="23.63">
            <text:p>23.63</text:p>
          </table:table-cell>
          <table:table-cell office:value-type="float" office:value="24.44">
            <text:p>24.44</text:p>
          </table:table-cell>
          <table:table-cell office:value-type="float" office:value="14188570">
            <text:p>14188570</text:p>
          </table:table-cell>
          <table:table-cell table:formula="of:=[.G33]+[.$I$2]" office:value-type="float" office:value="0.32">
            <text:p>0.32</text:p>
          </table:table-cell>
          <table:table-cell table:formula="of:=SIN([.G34])+[.$J$2]" office:value-type="float" office:value="0.314566560616118">
            <text:p>0.3145665606</text:p>
          </table:table-cell>
          <table:table-cell table:number-columns-repeated="2"/>
        </table:table-row>
        <table:table-row table:style-name="ro1">
          <table:table-cell office:value-type="string">
            <text:p>2008-02-15</text:p>
          </table:table-cell>
          <table:table-cell office:value-type="float" office:value="23.9">
            <text:p>23.9</text:p>
          </table:table-cell>
          <table:table-cell office:value-type="float" office:value="24.03">
            <text:p>24.03</text:p>
          </table:table-cell>
          <table:table-cell office:value-type="float" office:value="23.56">
            <text:p>23.56</text:p>
          </table:table-cell>
          <table:table-cell office:value-type="float" office:value="23.91">
            <text:p>23.91</text:p>
          </table:table-cell>
          <table:table-cell office:value-type="float" office:value="6800048">
            <text:p>6800048</text:p>
          </table:table-cell>
          <table:table-cell table:formula="of:=[.G34]+[.$I$2]" office:value-type="float" office:value="0.33">
            <text:p>0.33</text:p>
          </table:table-cell>
          <table:table-cell table:formula="of:=SIN([.G35])+[.$J$2]" office:value-type="float" office:value="0.324043028394868">
            <text:p>0.3240430284</text:p>
          </table:table-cell>
          <table:table-cell table:number-columns-repeated="2"/>
        </table:table-row>
        <table:table-row table:style-name="ro1">
          <table:table-cell office:value-type="string">
            <text:p>2008-02-18</text:p>
          </table:table-cell>
          <table:table-cell office:value-type="float" office:value="22.82">
            <text:p>22.82</text:p>
          </table:table-cell>
          <table:table-cell office:value-type="float" office:value="22.89">
            <text:p>22.89</text:p>
          </table:table-cell>
          <table:table-cell office:value-type="float" office:value="22.41">
            <text:p>22.41</text:p>
          </table:table-cell>
          <table:table-cell office:value-type="float" office:value="22.46">
            <text:p>22.46</text:p>
          </table:table-cell>
          <table:table-cell office:value-type="float" office:value="12512080">
            <text:p>12512080</text:p>
          </table:table-cell>
          <table:table-cell table:formula="of:=[.G35]+[.$I$2]" office:value-type="float" office:value="0.34">
            <text:p>0.34</text:p>
          </table:table-cell>
          <table:table-cell table:formula="of:=SIN([.G36])+[.$J$2]" office:value-type="float" office:value="0.333487092140814">
            <text:p>0.3334870921</text:p>
          </table:table-cell>
          <table:table-cell table:number-columns-repeated="2"/>
        </table:table-row>
        <table:table-row table:style-name="ro1">
          <table:table-cell office:value-type="string">
            <text:p>2008-02-19</text:p>
          </table:table-cell>
          <table:table-cell office:value-type="float" office:value="22.65">
            <text:p>22.65</text:p>
          </table:table-cell>
          <table:table-cell office:value-type="float" office:value="22.88">
            <text:p>22.88</text:p>
          </table:table-cell>
          <table:table-cell office:value-type="float" office:value="22.53">
            <text:p>22.53</text:p>
          </table:table-cell>
          <table:table-cell office:value-type="float" office:value="22.6">
            <text:p>22.6</text:p>
          </table:table-cell>
          <table:table-cell office:value-type="float" office:value="10153990">
            <text:p>10153990</text:p>
          </table:table-cell>
          <table:table-cell table:formula="of:=[.G36]+[.$I$2]" office:value-type="float" office:value="0.35">
            <text:p>0.35</text:p>
          </table:table-cell>
          <table:table-cell table:formula="of:=SIN([.G37])+[.$J$2]" office:value-type="float" office:value="0.342897807455451">
            <text:p>0.3428978075</text:p>
          </table:table-cell>
          <table:table-cell table:number-columns-repeated="2"/>
        </table:table-row>
        <table:table-row table:style-name="ro1">
          <table:table-cell office:value-type="string">
            <text:p>2008-02-20</text:p>
          </table:table-cell>
          <table:table-cell office:value-type="float" office:value="22.9">
            <text:p>22.9</text:p>
          </table:table-cell>
          <table:table-cell office:value-type="float" office:value="22.95">
            <text:p>22.95</text:p>
          </table:table-cell>
          <table:table-cell office:value-type="float" office:value="21.9">
            <text:p>21.9</text:p>
          </table:table-cell>
          <table:table-cell office:value-type="float" office:value="22">
            <text:p>22</text:p>
          </table:table-cell>
          <table:table-cell office:value-type="float" office:value="9422466">
            <text:p>9422466</text:p>
          </table:table-cell>
          <table:table-cell table:formula="of:=[.G37]+[.$I$2]" office:value-type="float" office:value="0.36">
            <text:p>0.36</text:p>
          </table:table-cell>
          <table:table-cell table:formula="of:=SIN([.G38])+[.$J$2]" office:value-type="float" office:value="0.35227423327509">
            <text:p>0.3522742333</text:p>
          </table:table-cell>
          <table:table-cell table:number-columns-repeated="2"/>
        </table:table-row>
        <table:table-row table:style-name="ro1">
          <table:table-cell office:value-type="string">
            <text:p>2008-02-21</text:p>
          </table:table-cell>
          <table:table-cell office:value-type="float" office:value="22.25">
            <text:p>22.25</text:p>
          </table:table-cell>
          <table:table-cell office:value-type="float" office:value="22.37">
            <text:p>22.37</text:p>
          </table:table-cell>
          <table:table-cell office:value-type="float" office:value="20.83">
            <text:p>20.83</text:p>
          </table:table-cell>
          <table:table-cell office:value-type="float" office:value="22">
            <text:p>22</text:p>
          </table:table-cell>
          <table:table-cell office:value-type="float" office:value="17642060">
            <text:p>17642060</text:p>
          </table:table-cell>
          <table:table-cell table:formula="of:=[.G38]+[.$I$2]" office:value-type="float" office:value="0.37">
            <text:p>0.37</text:p>
          </table:table-cell>
          <table:table-cell table:formula="of:=SIN([.G39])+[.$J$2]" office:value-type="float" office:value="0.361615431964962">
            <text:p>0.361615432</text:p>
          </table:table-cell>
          <table:table-cell table:number-columns-repeated="2"/>
        </table:table-row>
        <table:table-row table:style-name="ro1">
          <table:table-cell office:value-type="string">
            <text:p>2008-02-22</text:p>
          </table:table-cell>
          <table:table-cell office:value-type="float" office:value="21.65">
            <text:p>21.65</text:p>
          </table:table-cell>
          <table:table-cell office:value-type="float" office:value="22.4">
            <text:p>22.4</text:p>
          </table:table-cell>
          <table:table-cell office:value-type="float" office:value="21.35">
            <text:p>21.35</text:p>
          </table:table-cell>
          <table:table-cell office:value-type="float" office:value="22.36">
            <text:p>22.36</text:p>
          </table:table-cell>
          <table:table-cell office:value-type="float" office:value="9018543">
            <text:p>9018543</text:p>
          </table:table-cell>
          <table:table-cell table:formula="of:=[.G39]+[.$I$2]" office:value-type="float" office:value="0.38">
            <text:p>0.38</text:p>
          </table:table-cell>
          <table:table-cell table:formula="of:=SIN([.G40])+[.$J$2]" office:value-type="float" office:value="0.370920469412983">
            <text:p>0.3709204694</text:p>
          </table:table-cell>
          <table:table-cell table:number-columns-repeated="2"/>
        </table:table-row>
        <table:table-row table:style-name="ro1">
          <table:table-cell office:value-type="string">
            <text:p>2008-02-25</text:p>
          </table:table-cell>
          <table:table-cell office:value-type="float" office:value="22.71">
            <text:p>22.71</text:p>
          </table:table-cell>
          <table:table-cell office:value-type="float" office:value="23.07">
            <text:p>23.07</text:p>
          </table:table-cell>
          <table:table-cell office:value-type="float" office:value="22.3">
            <text:p>22.3</text:p>
          </table:table-cell>
          <table:table-cell office:value-type="float" office:value="22.6">
            <text:p>22.6</text:p>
          </table:table-cell>
          <table:table-cell office:value-type="float" office:value="8289539">
            <text:p>8289539</text:p>
          </table:table-cell>
          <table:table-cell table:formula="of:=[.G40]+[.$I$2]" office:value-type="float" office:value="0.39">
            <text:p>0.39</text:p>
          </table:table-cell>
          <table:table-cell table:formula="of:=SIN([.G41])+[.$J$2]" office:value-type="float" office:value="0.380188415123162">
            <text:p>0.3801884151</text:p>
          </table:table-cell>
          <table:table-cell table:number-columns-repeated="2"/>
        </table:table-row>
        <table:table-row table:style-name="ro1">
          <table:table-cell office:value-type="string">
            <text:p>2008-02-26</text:p>
          </table:table-cell>
          <table:table-cell office:value-type="float" office:value="22.66">
            <text:p>22.66</text:p>
          </table:table-cell>
          <table:table-cell office:value-type="float" office:value="22.92">
            <text:p>22.92</text:p>
          </table:table-cell>
          <table:table-cell office:value-type="float" office:value="22.4">
            <text:p>22.4</text:p>
          </table:table-cell>
          <table:table-cell office:value-type="float" office:value="22.87">
            <text:p>22.87</text:p>
          </table:table-cell>
          <table:table-cell office:value-type="float" office:value="9157164">
            <text:p>9157164</text:p>
          </table:table-cell>
          <table:table-cell table:formula="of:=[.G41]+[.$I$2]" office:value-type="float" office:value="0.4">
            <text:p>0.4</text:p>
          </table:table-cell>
          <table:table-cell table:formula="of:=SIN([.G42])+[.$J$2]" office:value-type="float" office:value="0.389418342308651">
            <text:p>0.3894183423</text:p>
          </table:table-cell>
          <table:table-cell table:number-columns-repeated="2"/>
        </table:table-row>
        <table:table-row table:style-name="ro1">
          <table:table-cell office:value-type="string">
            <text:p>2008-02-27</text:p>
          </table:table-cell>
          <table:table-cell office:value-type="float" office:value="23">
            <text:p>23</text:p>
          </table:table-cell>
          <table:table-cell office:value-type="float" office:value="23.55">
            <text:p>23.55</text:p>
          </table:table-cell>
          <table:table-cell office:value-type="float" office:value="22.99">
            <text:p>22.99</text:p>
          </table:table-cell>
          <table:table-cell office:value-type="float" office:value="23.55">
            <text:p>23.55</text:p>
          </table:table-cell>
          <table:table-cell office:value-type="float" office:value="8532197">
            <text:p>8532197</text:p>
          </table:table-cell>
          <table:table-cell table:formula="of:=[.G42]+[.$I$2]" office:value-type="float" office:value="0.41">
            <text:p>0.41</text:p>
          </table:table-cell>
          <table:table-cell table:formula="of:=SIN([.G43])+[.$J$2]" office:value-type="float" office:value="0.398609327984423">
            <text:p>0.398609328</text:p>
          </table:table-cell>
          <table:table-cell table:number-columns-repeated="2"/>
        </table:table-row>
        <table:table-row table:style-name="ro1">
          <table:table-cell office:value-type="string">
            <text:p>2008-02-28</text:p>
          </table:table-cell>
          <table:table-cell office:value-type="float" office:value="23.18">
            <text:p>23.18</text:p>
          </table:table-cell>
          <table:table-cell office:value-type="float" office:value="23.25">
            <text:p>23.25</text:p>
          </table:table-cell>
          <table:table-cell office:value-type="float" office:value="22.52">
            <text:p>22.52</text:p>
          </table:table-cell>
          <table:table-cell office:value-type="float" office:value="22.7">
            <text:p>22.7</text:p>
          </table:table-cell>
          <table:table-cell office:value-type="float" office:value="6931671">
            <text:p>6931671</text:p>
          </table:table-cell>
          <table:table-cell table:formula="of:=[.G43]+[.$I$2]" office:value-type="float" office:value="0.42">
            <text:p>0.42</text:p>
          </table:table-cell>
          <table:table-cell table:formula="of:=SIN([.G44])+[.$J$2]" office:value-type="float" office:value="0.40776045305957">
            <text:p>0.4077604531</text:p>
          </table:table-cell>
          <table:table-cell table:number-columns-repeated="2"/>
        </table:table-row>
        <table:table-row table:style-name="ro1">
          <table:table-cell office:value-type="string">
            <text:p>2008-02-29</text:p>
          </table:table-cell>
          <table:table-cell table:number-columns-repeated="2" office:value-type="float" office:value="22.38">
            <text:p>22.38</text:p>
          </table:table-cell>
          <table:table-cell office:value-type="float" office:value="21.63">
            <text:p>21.63</text:p>
          </table:table-cell>
          <table:table-cell office:value-type="float" office:value="22">
            <text:p>22</text:p>
          </table:table-cell>
          <table:table-cell office:value-type="float" office:value="10021170">
            <text:p>10021170</text:p>
          </table:table-cell>
          <table:table-cell table:formula="of:=[.G44]+[.$I$2]" office:value-type="float" office:value="0.43">
            <text:p>0.43</text:p>
          </table:table-cell>
          <table:table-cell table:formula="of:=SIN([.G45])+[.$J$2]" office:value-type="float" office:value="0.416870802429211">
            <text:p>0.4168708024</text:p>
          </table:table-cell>
          <table:table-cell table:number-columns-repeated="2"/>
        </table:table-row>
        <table:table-row table:style-name="ro1">
          <table:table-cell office:value-type="string">
            <text:p>2008-03-03</text:p>
          </table:table-cell>
          <table:table-cell office:value-type="float" office:value="21.2">
            <text:p>21.2</text:p>
          </table:table-cell>
          <table:table-cell office:value-type="float" office:value="21.45">
            <text:p>21.45</text:p>
          </table:table-cell>
          <table:table-cell table:number-columns-repeated="2" office:value-type="float" office:value="20.93">
            <text:p>20.93</text:p>
          </table:table-cell>
          <table:table-cell office:value-type="float" office:value="7931076">
            <text:p>7931076</text:p>
          </table:table-cell>
          <table:table-cell table:formula="of:=[.G45]+[.$I$2]" office:value-type="float" office:value="0.44">
            <text:p>0.44</text:p>
          </table:table-cell>
          <table:table-cell table:formula="of:=SIN([.G46])+[.$J$2]" office:value-type="float" office:value="0.425939465066">
            <text:p>0.4259394651</text:p>
          </table:table-cell>
          <table:table-cell table:number-columns-repeated="2"/>
        </table:table-row>
        <table:table-row table:style-name="ro1">
          <table:table-cell office:value-type="string">
            <text:p>2008-03-04</text:p>
          </table:table-cell>
          <table:table-cell office:value-type="float" office:value="20.97">
            <text:p>20.97</text:p>
          </table:table-cell>
          <table:table-cell office:value-type="float" office:value="21.44">
            <text:p>21.44</text:p>
          </table:table-cell>
          <table:table-cell office:value-type="float" office:value="20.56">
            <text:p>20.56</text:p>
          </table:table-cell>
          <table:table-cell office:value-type="float" office:value="21.44">
            <text:p>21.44</text:p>
          </table:table-cell>
          <table:table-cell office:value-type="float" office:value="11277240">
            <text:p>11277240</text:p>
          </table:table-cell>
          <table:table-cell table:formula="of:=[.G46]+[.$I$2]" office:value-type="float" office:value="0.45">
            <text:p>0.45</text:p>
          </table:table-cell>
          <table:table-cell table:formula="of:=SIN([.G47])+[.$J$2]" office:value-type="float" office:value="0.43496553411123">
            <text:p>0.4349655341</text:p>
          </table:table-cell>
          <table:table-cell table:number-columns-repeated="2"/>
        </table:table-row>
        <table:table-row table:style-name="ro1">
          <table:table-cell office:value-type="string">
            <text:p>2008-03-05</text:p>
          </table:table-cell>
          <table:table-cell office:value-type="float" office:value="21.56">
            <text:p>21.56</text:p>
          </table:table-cell>
          <table:table-cell office:value-type="float" office:value="22">
            <text:p>22</text:p>
          </table:table-cell>
          <table:table-cell office:value-type="float" office:value="20.49">
            <text:p>20.49</text:p>
          </table:table-cell>
          <table:table-cell office:value-type="float" office:value="21.31">
            <text:p>21.31</text:p>
          </table:table-cell>
          <table:table-cell office:value-type="float" office:value="11636930">
            <text:p>11636930</text:p>
          </table:table-cell>
          <table:table-cell table:formula="of:=[.G47]+[.$I$2]" office:value-type="float" office:value="0.46">
            <text:p>0.46</text:p>
          </table:table-cell>
          <table:table-cell table:formula="of:=SIN([.G48])+[.$J$2]" office:value-type="float" office:value="0.44394810696552">
            <text:p>0.443948107</text:p>
          </table:table-cell>
          <table:table-cell table:number-columns-repeated="2"/>
        </table:table-row>
        <table:table-row table:style-name="ro1">
          <table:table-cell office:value-type="string">
            <text:p>2008-03-06</text:p>
          </table:table-cell>
          <table:table-cell office:value-type="float" office:value="21.76">
            <text:p>21.76</text:p>
          </table:table-cell>
          <table:table-cell office:value-type="float" office:value="21.77">
            <text:p>21.77</text:p>
          </table:table-cell>
          <table:table-cell office:value-type="float" office:value="20.97">
            <text:p>20.97</text:p>
          </table:table-cell>
          <table:table-cell office:value-type="float" office:value="21.19">
            <text:p>21.19</text:p>
          </table:table-cell>
          <table:table-cell office:value-type="float" office:value="10537940">
            <text:p>10537940</text:p>
          </table:table-cell>
          <table:table-cell table:formula="of:=[.G48]+[.$I$2]" office:value-type="float" office:value="0.47">
            <text:p>0.47</text:p>
          </table:table-cell>
          <table:table-cell table:formula="of:=SIN([.G49])+[.$J$2]" office:value-type="float" office:value="0.452886285379068">
            <text:p>0.4528862854</text:p>
          </table:table-cell>
          <table:table-cell table:number-columns-repeated="2"/>
        </table:table-row>
        <table:table-row table:style-name="ro1">
          <table:table-cell office:value-type="string">
            <text:p>2008-03-07</text:p>
          </table:table-cell>
          <table:table-cell office:value-type="float" office:value="20.28">
            <text:p>20.28</text:p>
          </table:table-cell>
          <table:table-cell office:value-type="float" office:value="20.56">
            <text:p>20.56</text:p>
          </table:table-cell>
          <table:table-cell office:value-type="float" office:value="19.91">
            <text:p>19.91</text:p>
          </table:table-cell>
          <table:table-cell office:value-type="float" office:value="20.26">
            <text:p>20.26</text:p>
          </table:table-cell>
          <table:table-cell office:value-type="float" office:value="11685020">
            <text:p>11685020</text:p>
          </table:table-cell>
          <table:table-cell table:formula="of:=[.G49]+[.$I$2]" office:value-type="float" office:value="0.48">
            <text:p>0.48</text:p>
          </table:table-cell>
          <table:table-cell table:formula="of:=SIN([.G50])+[.$J$2]" office:value-type="float" office:value="0.461779175541483">
            <text:p>0.4617791755</text:p>
          </table:table-cell>
          <table:table-cell table:number-columns-repeated="2"/>
        </table:table-row>
        <table:table-row table:style-name="ro1">
          <table:table-cell office:value-type="string">
            <text:p>2008-03-10</text:p>
          </table:table-cell>
          <table:table-cell office:value-type="float" office:value="19.76">
            <text:p>19.76</text:p>
          </table:table-cell>
          <table:table-cell office:value-type="float" office:value="20.19">
            <text:p>20.19</text:p>
          </table:table-cell>
          <table:table-cell office:value-type="float" office:value="19.38">
            <text:p>19.38</text:p>
          </table:table-cell>
          <table:table-cell office:value-type="float" office:value="19.99">
            <text:p>19.99</text:p>
          </table:table-cell>
          <table:table-cell office:value-type="float" office:value="11974980">
            <text:p>11974980</text:p>
          </table:table-cell>
          <table:table-cell table:formula="of:=[.G50]+[.$I$2]" office:value-type="float" office:value="0.49">
            <text:p>0.49</text:p>
          </table:table-cell>
          <table:table-cell table:formula="of:=SIN([.G51])+[.$J$2]" office:value-type="float" office:value="0.470625888171158">
            <text:p>0.4706258882</text:p>
          </table:table-cell>
          <table:table-cell table:number-columns-repeated="2"/>
        </table:table-row>
        <table:table-row table:style-name="ro1">
          <table:table-cell office:value-type="string">
            <text:p>2008-03-11</text:p>
          </table:table-cell>
          <table:table-cell office:value-type="float" office:value="19.53">
            <text:p>19.53</text:p>
          </table:table-cell>
          <table:table-cell office:value-type="float" office:value="20.85">
            <text:p>20.85</text:p>
          </table:table-cell>
          <table:table-cell office:value-type="float" office:value="19.39">
            <text:p>19.39</text:p>
          </table:table-cell>
          <table:table-cell office:value-type="float" office:value="20.85">
            <text:p>20.85</text:p>
          </table:table-cell>
          <table:table-cell office:value-type="float" office:value="12067060">
            <text:p>12067060</text:p>
          </table:table-cell>
          <table:table-cell table:formula="of:=[.G51]+[.$I$2]" office:value-type="float" office:value="0.5">
            <text:p>0.5</text:p>
          </table:table-cell>
          <table:table-cell table:formula="of:=SIN([.G52])+[.$J$2]" office:value-type="float" office:value="0.479425538604203">
            <text:p>0.4794255386</text:p>
          </table:table-cell>
          <table:table-cell table:number-columns-repeated="2"/>
        </table:table-row>
        <table:table-row table:style-name="ro1">
          <table:table-cell office:value-type="string">
            <text:p>2008-03-12</text:p>
          </table:table-cell>
          <table:table-cell office:value-type="float" office:value="22.35">
            <text:p>22.35</text:p>
          </table:table-cell>
          <table:table-cell office:value-type="float" office:value="22.65">
            <text:p>22.65</text:p>
          </table:table-cell>
          <table:table-cell office:value-type="float" office:value="21.75">
            <text:p>21.75</text:p>
          </table:table-cell>
          <table:table-cell office:value-type="float" office:value="22.05">
            <text:p>22.05</text:p>
          </table:table-cell>
          <table:table-cell office:value-type="float" office:value="11252990">
            <text:p>11252990</text:p>
          </table:table-cell>
          <table:table-cell table:formula="of:=[.G52]+[.$I$2]" office:value-type="float" office:value="0.51">
            <text:p>0.51</text:p>
          </table:table-cell>
          <table:table-cell table:formula="of:=SIN([.G53])+[.$J$2]" office:value-type="float" office:value="0.488177246882908">
            <text:p>0.4881772469</text:p>
          </table:table-cell>
          <table:table-cell table:number-columns-repeated="2"/>
        </table:table-row>
        <table:table-row table:style-name="ro1">
          <table:table-cell office:value-type="string">
            <text:p>2008-03-13</text:p>
          </table:table-cell>
          <table:table-cell office:value-type="float" office:value="22">
            <text:p>22</text:p>
          </table:table-cell>
          <table:table-cell office:value-type="float" office:value="22.07">
            <text:p>22.07</text:p>
          </table:table-cell>
          <table:table-cell office:value-type="float" office:value="21.2">
            <text:p>21.2</text:p>
          </table:table-cell>
          <table:table-cell office:value-type="float" office:value="21.47">
            <text:p>21.47</text:p>
          </table:table-cell>
          <table:table-cell office:value-type="float" office:value="13402560">
            <text:p>13402560</text:p>
          </table:table-cell>
          <table:table-cell table:formula="of:=[.G53]+[.$I$2]" office:value-type="float" office:value="0.52">
            <text:p>0.52</text:p>
          </table:table-cell>
          <table:table-cell table:formula="of:=SIN([.G54])+[.$J$2]" office:value-type="float" office:value="0.496880137843737">
            <text:p>0.4968801378</text:p>
          </table:table-cell>
          <table:table-cell table:number-columns-repeated="2"/>
        </table:table-row>
        <table:table-row table:style-name="ro1">
          <table:table-cell office:value-type="string">
            <text:p>2008-03-14</text:p>
          </table:table-cell>
          <table:table-cell office:value-type="float" office:value="22">
            <text:p>22</text:p>
          </table:table-cell>
          <table:table-cell office:value-type="float" office:value="22.06">
            <text:p>22.06</text:p>
          </table:table-cell>
          <table:table-cell office:value-type="float" office:value="21.09">
            <text:p>21.09</text:p>
          </table:table-cell>
          <table:table-cell office:value-type="float" office:value="21.6">
            <text:p>21.6</text:p>
          </table:table-cell>
          <table:table-cell office:value-type="float" office:value="8417921">
            <text:p>8417921</text:p>
          </table:table-cell>
          <table:table-cell table:formula="of:=[.G54]+[.$I$2]" office:value-type="float" office:value="0.53">
            <text:p>0.53</text:p>
          </table:table-cell>
          <table:table-cell table:formula="of:=SIN([.G55])+[.$J$2]" office:value-type="float" office:value="0.505533341204847">
            <text:p>0.5055333412</text:p>
          </table:table-cell>
          <table:table-cell table:number-columns-repeated="2"/>
        </table:table-row>
        <table:table-row table:style-name="ro1">
          <table:table-cell office:value-type="string">
            <text:p>2008-03-17</text:p>
          </table:table-cell>
          <table:table-cell office:value-type="float" office:value="20.6">
            <text:p>20.6</text:p>
          </table:table-cell>
          <table:table-cell office:value-type="float" office:value="21.1">
            <text:p>21.1</text:p>
          </table:table-cell>
          <table:table-cell office:value-type="float" office:value="20.03">
            <text:p>20.03</text:p>
          </table:table-cell>
          <table:table-cell office:value-type="float" office:value="20.54">
            <text:p>20.54</text:p>
          </table:table-cell>
          <table:table-cell office:value-type="float" office:value="13417940">
            <text:p>13417940</text:p>
          </table:table-cell>
          <table:table-cell table:formula="of:=[.G55]+[.$I$2]" office:value-type="float" office:value="0.54">
            <text:p>0.54</text:p>
          </table:table-cell>
          <table:table-cell table:formula="of:=SIN([.G56])+[.$J$2]" office:value-type="float" office:value="0.514135991653113">
            <text:p>0.5141359917</text:p>
          </table:table-cell>
          <table:table-cell table:number-columns-repeated="2"/>
        </table:table-row>
        <table:table-row table:style-name="ro1">
          <table:table-cell office:value-type="string">
            <text:p>2008-03-18</text:p>
          </table:table-cell>
          <table:table-cell office:value-type="float" office:value="20.75">
            <text:p>20.75</text:p>
          </table:table-cell>
          <table:table-cell office:value-type="float" office:value="21.1">
            <text:p>21.1</text:p>
          </table:table-cell>
          <table:table-cell office:value-type="float" office:value="20.57">
            <text:p>20.57</text:p>
          </table:table-cell>
          <table:table-cell office:value-type="float" office:value="21">
            <text:p>21</text:p>
          </table:table-cell>
          <table:table-cell office:value-type="float" office:value="11795280">
            <text:p>11795280</text:p>
          </table:table-cell>
          <table:table-cell table:formula="of:=[.G56]+[.$I$2]" office:value-type="float" office:value="0.55">
            <text:p>0.55</text:p>
          </table:table-cell>
          <table:table-cell table:formula="of:=SIN([.G57])+[.$J$2]" office:value-type="float" office:value="0.522687228930659">
            <text:p>0.5226872289</text:p>
          </table:table-cell>
          <table:table-cell table:number-columns-repeated="2"/>
        </table:table-row>
        <table:table-row table:style-name="ro1">
          <table:table-cell office:value-type="string">
            <text:p>2008-03-19</text:p>
          </table:table-cell>
          <table:table-cell office:value-type="float" office:value="22.26">
            <text:p>22.26</text:p>
          </table:table-cell>
          <table:table-cell office:value-type="float" office:value="22.7">
            <text:p>22.7</text:p>
          </table:table-cell>
          <table:table-cell office:value-type="float" office:value="21.98">
            <text:p>21.98</text:p>
          </table:table-cell>
          <table:table-cell office:value-type="float" office:value="22.69">
            <text:p>22.69</text:p>
          </table:table-cell>
          <table:table-cell office:value-type="float" office:value="14602980">
            <text:p>14602980</text:p>
          </table:table-cell>
          <table:table-cell table:formula="of:=[.G57]+[.$I$2]" office:value-type="float" office:value="0.56">
            <text:p>0.56</text:p>
          </table:table-cell>
          <table:table-cell table:formula="of:=SIN([.G58])+[.$J$2]" office:value-type="float" office:value="0.531186197920884">
            <text:p>0.5311861979</text:p>
          </table:table-cell>
          <table:table-cell table:number-columns-repeated="2"/>
        </table:table-row>
        <table:table-row table:style-name="ro1">
          <table:table-cell office:value-type="string">
            <text:p>2008-03-20</text:p>
          </table:table-cell>
          <table:table-cell office:value-type="float" office:value="22.6">
            <text:p>22.6</text:p>
          </table:table-cell>
          <table:table-cell office:value-type="float" office:value="23.37">
            <text:p>23.37</text:p>
          </table:table-cell>
          <table:table-cell office:value-type="float" office:value="22.2">
            <text:p>22.2</text:p>
          </table:table-cell>
          <table:table-cell office:value-type="float" office:value="22.98">
            <text:p>22.98</text:p>
          </table:table-cell>
          <table:table-cell office:value-type="float" office:value="26036570">
            <text:p>26036570</text:p>
          </table:table-cell>
          <table:table-cell table:formula="of:=[.G58]+[.$I$2]" office:value-type="float" office:value="0.57">
            <text:p>0.57</text:p>
          </table:table-cell>
          <table:table-cell table:formula="of:=SIN([.G59])+[.$J$2]" office:value-type="float" office:value="0.53963204873397">
            <text:p>0.5396320487</text:p>
          </table:table-cell>
          <table:table-cell table:number-columns-repeated="2"/>
        </table:table-row>
        <table:table-row table:style-name="ro1">
          <table:table-cell office:value-type="string">
            <text:p>2008-03-21</text:p>
          </table:table-cell>
          <table:table-cell table:number-columns-repeated="4" office:value-type="float" office:value="22.98">
            <text:p>22.98</text:p>
          </table:table-cell>
          <table:table-cell office:value-type="float" office:value="0">
            <text:p>0</text:p>
          </table:table-cell>
          <table:table-cell table:formula="of:=[.G59]+[.$I$2]" office:value-type="float" office:value="0.58">
            <text:p>0.58</text:p>
          </table:table-cell>
          <table:table-cell table:formula="of:=SIN([.G60])+[.$J$2]" office:value-type="float" office:value="0.548023936791874">
            <text:p>0.5480239368</text:p>
          </table:table-cell>
          <table:table-cell table:number-columns-repeated="2"/>
        </table:table-row>
        <table:table-row table:style-name="ro1">
          <table:table-cell office:value-type="string">
            <text:p>2008-03-24</text:p>
          </table:table-cell>
          <table:table-cell table:number-columns-repeated="4" office:value-type="float" office:value="22.98">
            <text:p>22.98</text:p>
          </table:table-cell>
          <table:table-cell office:value-type="float" office:value="0">
            <text:p>0</text:p>
          </table:table-cell>
          <table:table-cell table:formula="of:=[.G60]+[.$I$2]" office:value-type="float" office:value="0.59">
            <text:p>0.59</text:p>
          </table:table-cell>
          <table:table-cell table:formula="of:=SIN([.G61])+[.$J$2]" office:value-type="float" office:value="0.556361022912784">
            <text:p>0.5563610229</text:p>
          </table:table-cell>
          <table:table-cell table:number-columns-repeated="2"/>
        </table:table-row>
        <table:table-row table:style-name="ro1">
          <table:table-cell office:value-type="string">
            <text:p>2008-03-25</text:p>
          </table:table-cell>
          <table:table-cell office:value-type="float" office:value="23.98">
            <text:p>23.98</text:p>
          </table:table-cell>
          <table:table-cell office:value-type="float" office:value="24.45">
            <text:p>24.45</text:p>
          </table:table-cell>
          <table:table-cell office:value-type="float" office:value="23.76">
            <text:p>23.76</text:p>
          </table:table-cell>
          <table:table-cell office:value-type="float" office:value="24.33">
            <text:p>24.33</text:p>
          </table:table-cell>
          <table:table-cell office:value-type="float" office:value="11288520">
            <text:p>11288520</text:p>
          </table:table-cell>
          <table:table-cell table:formula="of:=[.G61]+[.$I$2]" office:value-type="float" office:value="0.6">
            <text:p>0.6</text:p>
          </table:table-cell>
          <table:table-cell table:formula="of:=SIN([.G62])+[.$J$2]" office:value-type="float" office:value="0.564642473395036">
            <text:p>0.5646424734</text:p>
          </table:table-cell>
          <table:table-cell table:number-columns-repeated="2"/>
        </table:table-row>
        <table:table-row table:style-name="ro1">
          <table:table-cell office:value-type="string">
            <text:p>2008-03-26</text:p>
          </table:table-cell>
          <table:table-cell office:value-type="float" office:value="24.34">
            <text:p>24.34</text:p>
          </table:table-cell>
          <table:table-cell office:value-type="float" office:value="24.35">
            <text:p>24.35</text:p>
          </table:table-cell>
          <table:table-cell office:value-type="float" office:value="23.58">
            <text:p>23.58</text:p>
          </table:table-cell>
          <table:table-cell office:value-type="float" office:value="24.12">
            <text:p>24.12</text:p>
          </table:table-cell>
          <table:table-cell office:value-type="float" office:value="5891533">
            <text:p>5891533</text:p>
          </table:table-cell>
          <table:table-cell table:formula="of:=[.G62]+[.$I$2]" office:value-type="float" office:value="0.61">
            <text:p>0.61</text:p>
          </table:table-cell>
          <table:table-cell table:formula="of:=SIN([.G63])+[.$J$2]" office:value-type="float" office:value="0.572867460100481">
            <text:p>0.5728674601</text:p>
          </table:table-cell>
          <table:table-cell table:number-columns-repeated="2"/>
        </table:table-row>
        <table:table-row table:style-name="ro1">
          <table:table-cell office:value-type="string">
            <text:p>2008-03-27</text:p>
          </table:table-cell>
          <table:table-cell office:value-type="float" office:value="23.66">
            <text:p>23.66</text:p>
          </table:table-cell>
          <table:table-cell office:value-type="float" office:value="24.03">
            <text:p>24.03</text:p>
          </table:table-cell>
          <table:table-cell office:value-type="float" office:value="23.66">
            <text:p>23.66</text:p>
          </table:table-cell>
          <table:table-cell office:value-type="float" office:value="23.85">
            <text:p>23.85</text:p>
          </table:table-cell>
          <table:table-cell office:value-type="float" office:value="10074300">
            <text:p>10074300</text:p>
          </table:table-cell>
          <table:table-cell table:formula="of:=[.G63]+[.$I$2]" office:value-type="float" office:value="0.62">
            <text:p>0.62</text:p>
          </table:table-cell>
          <table:table-cell table:formula="of:=SIN([.G64])+[.$J$2]" office:value-type="float" office:value="0.581035160537305">
            <text:p>0.5810351605</text:p>
          </table:table-cell>
          <table:table-cell table:number-columns-repeated="2"/>
        </table:table-row>
        <table:table-row table:style-name="ro1">
          <table:table-cell office:value-type="string">
            <text:p>2008-03-28</text:p>
          </table:table-cell>
          <table:table-cell office:value-type="float" office:value="23.36">
            <text:p>23.36</text:p>
          </table:table-cell>
          <table:table-cell office:value-type="float" office:value="23.43">
            <text:p>23.43</text:p>
          </table:table-cell>
          <table:table-cell office:value-type="float" office:value="22.61">
            <text:p>22.61</text:p>
          </table:table-cell>
          <table:table-cell office:value-type="float" office:value="23.18">
            <text:p>23.18</text:p>
          </table:table-cell>
          <table:table-cell office:value-type="float" office:value="17646370">
            <text:p>17646370</text:p>
          </table:table-cell>
          <table:table-cell table:formula="of:=[.G64]+[.$I$2]" office:value-type="float" office:value="0.63">
            <text:p>0.63</text:p>
          </table:table-cell>
          <table:table-cell table:formula="of:=SIN([.G65])+[.$J$2]" office:value-type="float" office:value="0.58914475794227">
            <text:p>0.5891447579</text:p>
          </table:table-cell>
          <table:table-cell table:number-columns-repeated="2"/>
        </table:table-row>
        <table:table-row table:style-name="ro1">
          <table:table-cell office:value-type="string">
            <text:p>2008-03-31</text:p>
          </table:table-cell>
          <table:table-cell office:value-type="float" office:value="22.8">
            <text:p>22.8</text:p>
          </table:table-cell>
          <table:table-cell office:value-type="float" office:value="22.84">
            <text:p>22.84</text:p>
          </table:table-cell>
          <table:table-cell office:value-type="float" office:value="22.48">
            <text:p>22.48</text:p>
          </table:table-cell>
          <table:table-cell office:value-type="float" office:value="22.55">
            <text:p>22.55</text:p>
          </table:table-cell>
          <table:table-cell office:value-type="float" office:value="9076011">
            <text:p>9076011</text:p>
          </table:table-cell>
          <table:table-cell table:formula="of:=[.G65]+[.$I$2]" office:value-type="float" office:value="0.64">
            <text:p>0.64</text:p>
          </table:table-cell>
          <table:table-cell table:formula="of:=SIN([.G66])+[.$J$2]" office:value-type="float" office:value="0.597195441362392">
            <text:p>0.5971954414</text:p>
          </table:table-cell>
          <table:table-cell table:number-columns-repeated="2"/>
        </table:table-row>
        <table:table-row table:style-name="ro1">
          <table:table-cell office:value-type="string">
            <text:p>2008-04-01</text:p>
          </table:table-cell>
          <table:table-cell office:value-type="float" office:value="22.8">
            <text:p>22.8</text:p>
          </table:table-cell>
          <table:table-cell office:value-type="float" office:value="22.81">
            <text:p>22.81</text:p>
          </table:table-cell>
          <table:table-cell office:value-type="float" office:value="22.06">
            <text:p>22.06</text:p>
          </table:table-cell>
          <table:table-cell office:value-type="float" office:value="22.41">
            <text:p>22.41</text:p>
          </table:table-cell>
          <table:table-cell office:value-type="float" office:value="7592251">
            <text:p>7592251</text:p>
          </table:table-cell>
          <table:table-cell table:formula="of:=[.G66]+[.$I$2]" office:value-type="float" office:value="0.65">
            <text:p>0.65</text:p>
          </table:table-cell>
          <table:table-cell table:formula="of:=SIN([.G67])+[.$J$2]" office:value-type="float" office:value="0.60518640573604">
            <text:p>0.6051864057</text:p>
          </table:table-cell>
          <table:table-cell table:number-columns-repeated="2"/>
        </table:table-row>
        <table:table-row table:style-name="ro1">
          <table:table-cell office:value-type="string">
            <text:p>2008-04-02</text:p>
          </table:table-cell>
          <table:table-cell office:value-type="float" office:value="23.45">
            <text:p>23.45</text:p>
          </table:table-cell>
          <table:table-cell office:value-type="float" office:value="23.65">
            <text:p>23.65</text:p>
          </table:table-cell>
          <table:table-cell office:value-type="float" office:value="23.16">
            <text:p>23.16</text:p>
          </table:table-cell>
          <table:table-cell office:value-type="float" office:value="23.54">
            <text:p>23.54</text:p>
          </table:table-cell>
          <table:table-cell office:value-type="float" office:value="10397260">
            <text:p>10397260</text:p>
          </table:table-cell>
          <table:table-cell table:formula="of:=[.G67]+[.$I$2]" office:value-type="float" office:value="0.66">
            <text:p>0.66</text:p>
          </table:table-cell>
          <table:table-cell table:formula="of:=SIN([.G68])+[.$J$2]" office:value-type="float" office:value="0.613116851973434">
            <text:p>0.613116852</text:p>
          </table:table-cell>
          <table:table-cell table:number-columns-repeated="2"/>
        </table:table-row>
        <table:table-row table:style-name="ro1">
          <table:table-cell office:value-type="string">
            <text:p>2008-04-03</text:p>
          </table:table-cell>
          <table:table-cell office:value-type="float" office:value="23.65">
            <text:p>23.65</text:p>
          </table:table-cell>
          <table:table-cell office:value-type="float" office:value="24.24">
            <text:p>24.24</text:p>
          </table:table-cell>
          <table:table-cell office:value-type="float" office:value="23.1">
            <text:p>23.1</text:p>
          </table:table-cell>
          <table:table-cell office:value-type="float" office:value="24.14">
            <text:p>24.14</text:p>
          </table:table-cell>
          <table:table-cell office:value-type="float" office:value="8648189">
            <text:p>8648189</text:p>
          </table:table-cell>
          <table:table-cell table:formula="of:=[.G68]+[.$I$2]" office:value-type="float" office:value="0.67">
            <text:p>0.67</text:p>
          </table:table-cell>
          <table:table-cell table:formula="of:=SIN([.G69])+[.$J$2]" office:value-type="float" office:value="0.62098598703656">
            <text:p>0.620985987</text:p>
          </table:table-cell>
          <table:table-cell table:number-columns-repeated="2"/>
        </table:table-row>
        <table:table-row table:style-name="ro1">
          <table:table-cell office:value-type="string">
            <text:p>2008-04-04</text:p>
          </table:table-cell>
          <table:table-cell office:value-type="float" office:value="24.25">
            <text:p>24.25</text:p>
          </table:table-cell>
          <table:table-cell office:value-type="float" office:value="24.28">
            <text:p>24.28</text:p>
          </table:table-cell>
          <table:table-cell table:number-columns-repeated="2" office:value-type="float" office:value="23.56">
            <text:p>23.56</text:p>
          </table:table-cell>
          <table:table-cell office:value-type="float" office:value="7528598">
            <text:p>7528598</text:p>
          </table:table-cell>
          <table:table-cell table:formula="of:=[.G69]+[.$I$2]" office:value-type="float" office:value="0.68">
            <text:p>0.68</text:p>
          </table:table-cell>
          <table:table-cell table:formula="of:=SIN([.G70])+[.$J$2]" office:value-type="float" office:value="0.628793024018469">
            <text:p>0.628793024</text:p>
          </table:table-cell>
          <table:table-cell table:number-columns-repeated="2"/>
        </table:table-row>
        <table:table-row table:style-name="ro1">
          <table:table-cell office:value-type="string">
            <text:p>2008-04-07</text:p>
          </table:table-cell>
          <table:table-cell office:value-type="float" office:value="22.3">
            <text:p>22.3</text:p>
          </table:table-cell>
          <table:table-cell office:value-type="float" office:value="22.46">
            <text:p>22.46</text:p>
          </table:table-cell>
          <table:table-cell table:number-columns-repeated="2" office:value-type="float" office:value="22.01">
            <text:p>22.01</text:p>
          </table:table-cell>
          <table:table-cell office:value-type="float" office:value="15787690">
            <text:p>15787690</text:p>
          </table:table-cell>
          <table:table-cell table:formula="of:=[.G70]+[.$I$2]" office:value-type="float" office:value="0.69">
            <text:p>0.69</text:p>
          </table:table-cell>
          <table:table-cell table:formula="of:=SIN([.G71])+[.$J$2]" office:value-type="float" office:value="0.636537182221968">
            <text:p>0.6365371822</text:p>
          </table:table-cell>
          <table:table-cell table:number-columns-repeated="2"/>
        </table:table-row>
        <table:table-row table:style-name="ro1">
          <table:table-cell office:value-type="string">
            <text:p>2008-04-08</text:p>
          </table:table-cell>
          <table:table-cell office:value-type="float" office:value="21.99">
            <text:p>21.99</text:p>
          </table:table-cell>
          <table:table-cell office:value-type="float" office:value="22.33">
            <text:p>22.33</text:p>
          </table:table-cell>
          <table:table-cell office:value-type="float" office:value="21.55">
            <text:p>21.55</text:p>
          </table:table-cell>
          <table:table-cell office:value-type="float" office:value="21.67">
            <text:p>21.67</text:p>
          </table:table-cell>
          <table:table-cell office:value-type="float" office:value="12652250">
            <text:p>12652250</text:p>
          </table:table-cell>
          <table:table-cell table:formula="of:=[.G71]+[.$I$2]" office:value-type="float" office:value="0.7">
            <text:p>0.7</text:p>
          </table:table-cell>
          <table:table-cell table:formula="of:=SIN([.G72])+[.$J$2]" office:value-type="float" office:value="0.644217687237691">
            <text:p>0.6442176872</text:p>
          </table:table-cell>
          <table:table-cell table:number-columns-repeated="2"/>
        </table:table-row>
        <table:table-row table:style-name="ro1">
          <table:table-cell office:value-type="string">
            <text:p>2008-04-09</text:p>
          </table:table-cell>
          <table:table-cell office:value-type="float" office:value="21.61">
            <text:p>21.61</text:p>
          </table:table-cell>
          <table:table-cell office:value-type="float" office:value="21.69">
            <text:p>21.69</text:p>
          </table:table-cell>
          <table:table-cell table:number-columns-repeated="2" office:value-type="float" office:value="20.96">
            <text:p>20.96</text:p>
          </table:table-cell>
          <table:table-cell office:value-type="float" office:value="12023780">
            <text:p>12023780</text:p>
          </table:table-cell>
          <table:table-cell table:formula="of:=[.G72]+[.$I$2]" office:value-type="float" office:value="0.71">
            <text:p>0.71</text:p>
          </table:table-cell>
          <table:table-cell table:formula="of:=SIN([.G73])+[.$J$2]" office:value-type="float" office:value="0.651833771021537">
            <text:p>0.651833771</text:p>
          </table:table-cell>
          <table:table-cell table:number-columns-repeated="2"/>
        </table:table-row>
        <table:table-row table:style-name="ro1">
          <table:table-cell office:value-type="string">
            <text:p>2008-04-10</text:p>
          </table:table-cell>
          <table:table-cell table:number-columns-repeated="2" office:value-type="float" office:value="20.69">
            <text:p>20.69</text:p>
          </table:table-cell>
          <table:table-cell office:value-type="float" office:value="20.29">
            <text:p>20.29</text:p>
          </table:table-cell>
          <table:table-cell office:value-type="float" office:value="20.57">
            <text:p>20.57</text:p>
          </table:table-cell>
          <table:table-cell office:value-type="float" office:value="12517030">
            <text:p>12517030</text:p>
          </table:table-cell>
          <table:table-cell table:formula="of:=[.G73]+[.$I$2]" office:value-type="float" office:value="0.72">
            <text:p>0.72</text:p>
          </table:table-cell>
          <table:table-cell table:formula="of:=SIN([.G74])+[.$J$2]" office:value-type="float" office:value="0.659384671971473">
            <text:p>0.659384672</text:p>
          </table:table-cell>
          <table:table-cell table:number-columns-repeated="2"/>
        </table:table-row>
        <table:table-row table:style-name="ro1">
          <table:table-cell office:value-type="string">
            <text:p>2008-04-11</text:p>
          </table:table-cell>
          <table:table-cell office:value-type="float" office:value="20.5">
            <text:p>20.5</text:p>
          </table:table-cell>
          <table:table-cell office:value-type="float" office:value="21.06">
            <text:p>21.06</text:p>
          </table:table-cell>
          <table:table-cell office:value-type="float" office:value="20.41">
            <text:p>20.41</text:p>
          </table:table-cell>
          <table:table-cell office:value-type="float" office:value="20.94">
            <text:p>20.94</text:p>
          </table:table-cell>
          <table:table-cell office:value-type="float" office:value="7478886">
            <text:p>7478886</text:p>
          </table:table-cell>
          <table:table-cell table:formula="of:=[.G74]+[.$I$2]" office:value-type="float" office:value="0.73">
            <text:p>0.73</text:p>
          </table:table-cell>
          <table:table-cell table:formula="of:=SIN([.G75])+[.$J$2]" office:value-type="float" office:value="0.666869635003698">
            <text:p>0.666869635</text:p>
          </table:table-cell>
          <table:table-cell table:number-columns-repeated="2"/>
        </table:table-row>
        <table:table-row table:style-name="ro1">
          <table:table-cell office:value-type="string">
            <text:p>2008-04-14</text:p>
          </table:table-cell>
          <table:table-cell office:value-type="float" office:value="20.3">
            <text:p>20.3</text:p>
          </table:table-cell>
          <table:table-cell office:value-type="float" office:value="20.55">
            <text:p>20.55</text:p>
          </table:table-cell>
          <table:table-cell office:value-type="float" office:value="20.25">
            <text:p>20.25</text:p>
          </table:table-cell>
          <table:table-cell office:value-type="float" office:value="20.45">
            <text:p>20.45</text:p>
          </table:table-cell>
          <table:table-cell office:value-type="float" office:value="5685942">
            <text:p>5685942</text:p>
          </table:table-cell>
          <table:table-cell table:formula="of:=[.G75]+[.$I$2]" office:value-type="float" office:value="0.74">
            <text:p>0.74</text:p>
          </table:table-cell>
          <table:table-cell table:formula="of:=SIN([.G76])+[.$J$2]" office:value-type="float" office:value="0.674287911628145">
            <text:p>0.6742879116</text:p>
          </table:table-cell>
          <table:table-cell table:number-columns-repeated="2"/>
        </table:table-row>
        <table:table-row table:style-name="ro1">
          <table:table-cell office:value-type="string">
            <text:p>2008-04-15</text:p>
          </table:table-cell>
          <table:table-cell office:value-type="float" office:value="20.16">
            <text:p>20.16</text:p>
          </table:table-cell>
          <table:table-cell office:value-type="float" office:value="20.6">
            <text:p>20.6</text:p>
          </table:table-cell>
          <table:table-cell office:value-type="float" office:value="19.95">
            <text:p>19.95</text:p>
          </table:table-cell>
          <table:table-cell office:value-type="float" office:value="20.4">
            <text:p>20.4</text:p>
          </table:table-cell>
          <table:table-cell office:value-type="float" office:value="12115760">
            <text:p>12115760</text:p>
          </table:table-cell>
          <table:table-cell table:formula="of:=[.G76]+[.$I$2]" office:value-type="float" office:value="0.75">
            <text:p>0.75</text:p>
          </table:table-cell>
          <table:table-cell table:formula="of:=SIN([.G77])+[.$J$2]" office:value-type="float" office:value="0.681638760023334">
            <text:p>0.68163876</text:p>
          </table:table-cell>
          <table:table-cell table:number-columns-repeated="2"/>
        </table:table-row>
        <table:table-row table:style-name="ro1">
          <table:table-cell office:value-type="string">
            <text:p>2008-04-16</text:p>
          </table:table-cell>
          <table:table-cell office:value-type="float" office:value="20.8">
            <text:p>20.8</text:p>
          </table:table-cell>
          <table:table-cell office:value-type="float" office:value="20.84">
            <text:p>20.84</text:p>
          </table:table-cell>
          <table:table-cell office:value-type="float" office:value="20.36">
            <text:p>20.36</text:p>
          </table:table-cell>
          <table:table-cell office:value-type="float" office:value="20.71">
            <text:p>20.71</text:p>
          </table:table-cell>
          <table:table-cell office:value-type="float" office:value="8861644">
            <text:p>8861644</text:p>
          </table:table-cell>
          <table:table-cell table:formula="of:=[.G77]+[.$I$2]" office:value-type="float" office:value="0.76">
            <text:p>0.76</text:p>
          </table:table-cell>
          <table:table-cell table:formula="of:=SIN([.G78])+[.$J$2]" office:value-type="float" office:value="0.688921445110552">
            <text:p>0.6889214451</text:p>
          </table:table-cell>
          <table:table-cell table:number-columns-repeated="2"/>
        </table:table-row>
        <table:table-row table:style-name="ro1">
          <table:table-cell office:value-type="string">
            <text:p>2008-04-17</text:p>
          </table:table-cell>
          <table:table-cell office:value-type="float" office:value="21.35">
            <text:p>21.35</text:p>
          </table:table-cell>
          <table:table-cell office:value-type="float" office:value="21.39">
            <text:p>21.39</text:p>
          </table:table-cell>
          <table:table-cell table:number-columns-repeated="2" office:value-type="float" office:value="20.72">
            <text:p>20.72</text:p>
          </table:table-cell>
          <table:table-cell office:value-type="float" office:value="9796093">
            <text:p>9796093</text:p>
          </table:table-cell>
          <table:table-cell table:formula="of:=[.G78]+[.$I$2]" office:value-type="float" office:value="0.77">
            <text:p>0.77</text:p>
          </table:table-cell>
          <table:table-cell table:formula="of:=SIN([.G79])+[.$J$2]" office:value-type="float" office:value="0.696135238627357">
            <text:p>0.6961352386</text:p>
          </table:table-cell>
          <table:table-cell table:number-columns-repeated="2"/>
        </table:table-row>
        <table:table-row table:style-name="ro1">
          <table:table-cell office:value-type="string">
            <text:p>2008-04-18</text:p>
          </table:table-cell>
          <table:table-cell office:value-type="float" office:value="20.65">
            <text:p>20.65</text:p>
          </table:table-cell>
          <table:table-cell office:value-type="float" office:value="20.68">
            <text:p>20.68</text:p>
          </table:table-cell>
          <table:table-cell table:number-columns-repeated="2" office:value-type="float" office:value="20.05">
            <text:p>20.05</text:p>
          </table:table-cell>
          <table:table-cell office:value-type="float" office:value="7310478">
            <text:p>7310478</text:p>
          </table:table-cell>
          <table:table-cell table:formula="of:=[.G79]+[.$I$2]" office:value-type="float" office:value="0.78">
            <text:p>0.78</text:p>
          </table:table-cell>
          <table:table-cell table:formula="of:=SIN([.G80])+[.$J$2]" office:value-type="float" office:value="0.70327941920041">
            <text:p>0.7032794192</text:p>
          </table:table-cell>
          <table:table-cell table:number-columns-repeated="2"/>
        </table:table-row>
        <table:table-row table:style-name="ro1">
          <table:table-cell office:value-type="string">
            <text:p>2008-04-21</text:p>
          </table:table-cell>
          <table:table-cell office:value-type="float" office:value="20.5">
            <text:p>20.5</text:p>
          </table:table-cell>
          <table:table-cell office:value-type="float" office:value="21.5">
            <text:p>21.5</text:p>
          </table:table-cell>
          <table:table-cell office:value-type="float" office:value="20.4">
            <text:p>20.4</text:p>
          </table:table-cell>
          <table:table-cell office:value-type="float" office:value="21.5">
            <text:p>21.5</text:p>
          </table:table-cell>
          <table:table-cell office:value-type="float" office:value="9384809">
            <text:p>9384809</text:p>
          </table:table-cell>
          <table:table-cell table:formula="of:=[.G80]+[.$I$2]" office:value-type="float" office:value="0.790000000000001">
            <text:p>0.79</text:p>
          </table:table-cell>
          <table:table-cell table:formula="of:=SIN([.G81])+[.$J$2]" office:value-type="float" office:value="0.710353272417608">
            <text:p>0.7103532724</text:p>
          </table:table-cell>
          <table:table-cell table:number-columns-repeated="2"/>
        </table:table-row>
        <table:table-row table:style-name="ro1">
          <table:table-cell office:value-type="string">
            <text:p>2008-04-22</text:p>
          </table:table-cell>
          <table:table-cell office:value-type="float" office:value="21.2">
            <text:p>21.2</text:p>
          </table:table-cell>
          <table:table-cell office:value-type="float" office:value="21.32">
            <text:p>21.32</text:p>
          </table:table-cell>
          <table:table-cell office:value-type="float" office:value="20.85">
            <text:p>20.85</text:p>
          </table:table-cell>
          <table:table-cell office:value-type="float" office:value="21.14">
            <text:p>21.14</text:p>
          </table:table-cell>
          <table:table-cell office:value-type="float" office:value="8214107">
            <text:p>8214107</text:p>
          </table:table-cell>
          <table:table-cell table:formula="of:=[.G81]+[.$I$2]" office:value-type="float" office:value="0.8">
            <text:p>0.8</text:p>
          </table:table-cell>
          <table:table-cell table:formula="of:=SIN([.G82])+[.$J$2]" office:value-type="float" office:value="0.717356090899523">
            <text:p>0.7173560909</text:p>
          </table:table-cell>
          <table:table-cell table:number-columns-repeated="2"/>
        </table:table-row>
        <table:table-row table:style-name="ro1">
          <table:table-cell office:value-type="string">
            <text:p>2008-04-23</text:p>
          </table:table-cell>
          <table:table-cell office:value-type="float" office:value="21.09">
            <text:p>21.09</text:p>
          </table:table-cell>
          <table:table-cell office:value-type="float" office:value="22.09">
            <text:p>22.09</text:p>
          </table:table-cell>
          <table:table-cell office:value-type="float" office:value="21.09">
            <text:p>21.09</text:p>
          </table:table-cell>
          <table:table-cell office:value-type="float" office:value="22.03">
            <text:p>22.03</text:p>
          </table:table-cell>
          <table:table-cell office:value-type="float" office:value="18470440">
            <text:p>18470440</text:p>
          </table:table-cell>
          <table:table-cell table:formula="of:=[.G82]+[.$I$2]" office:value-type="float" office:value="0.810000000000001">
            <text:p>0.81</text:p>
          </table:table-cell>
          <table:table-cell table:formula="of:=SIN([.G83])+[.$J$2]" office:value-type="float" office:value="0.724287174370143">
            <text:p>0.7242871744</text:p>
          </table:table-cell>
          <table:table-cell table:number-columns-repeated="2"/>
        </table:table-row>
        <table:table-row table:style-name="ro1">
          <table:table-cell office:value-type="string">
            <text:p>2008-04-24</text:p>
          </table:table-cell>
          <table:table-cell office:value-type="float" office:value="21.65">
            <text:p>21.65</text:p>
          </table:table-cell>
          <table:table-cell office:value-type="float" office:value="22.15">
            <text:p>22.15</text:p>
          </table:table-cell>
          <table:table-cell office:value-type="float" office:value="21.5">
            <text:p>21.5</text:p>
          </table:table-cell>
          <table:table-cell office:value-type="float" office:value="21.51">
            <text:p>21.51</text:p>
          </table:table-cell>
          <table:table-cell office:value-type="float" office:value="15086780">
            <text:p>15086780</text:p>
          </table:table-cell>
          <table:table-cell table:formula="of:=[.G83]+[.$I$2]" office:value-type="float" office:value="0.82">
            <text:p>0.82</text:p>
          </table:table-cell>
          <table:table-cell table:formula="of:=SIN([.G84])+[.$J$2]" office:value-type="float" office:value="0.731145829726896">
            <text:p>0.7311458297</text:p>
          </table:table-cell>
          <table:table-cell table:number-columns-repeated="2"/>
        </table:table-row>
        <table:table-row table:style-name="ro1">
          <table:table-cell office:value-type="string">
            <text:p>2008-04-25</text:p>
          </table:table-cell>
          <table:table-cell table:number-columns-repeated="4" office:value-type="float" office:value="21.51">
            <text:p>21.51</text:p>
          </table:table-cell>
          <table:table-cell office:value-type="float" office:value="0">
            <text:p>0</text:p>
          </table:table-cell>
          <table:table-cell table:formula="of:=[.G84]+[.$I$2]" office:value-type="float" office:value="0.83">
            <text:p>0.83</text:p>
          </table:table-cell>
          <table:table-cell table:formula="of:=SIN([.G85])+[.$J$2]" office:value-type="float" office:value="0.737931371109963">
            <text:p>0.7379313711</text:p>
          </table:table-cell>
          <table:table-cell table:number-columns-repeated="2"/>
        </table:table-row>
        <table:table-row table:style-name="ro1">
          <table:table-cell office:value-type="string">
            <text:p>2008-04-28</text:p>
          </table:table-cell>
          <table:table-cell office:value-type="float" office:value="22.03">
            <text:p>22.03</text:p>
          </table:table-cell>
          <table:table-cell office:value-type="float" office:value="22.69">
            <text:p>22.69</text:p>
          </table:table-cell>
          <table:table-cell office:value-type="float" office:value="21.91">
            <text:p>21.91</text:p>
          </table:table-cell>
          <table:table-cell office:value-type="float" office:value="22.2">
            <text:p>22.2</text:p>
          </table:table-cell>
          <table:table-cell office:value-type="float" office:value="11167020">
            <text:p>11167020</text:p>
          </table:table-cell>
          <table:table-cell table:formula="of:=[.G85]+[.$I$2]" office:value-type="float" office:value="0.84">
            <text:p>0.84</text:p>
          </table:table-cell>
          <table:table-cell table:formula="of:=SIN([.G86])+[.$J$2]" office:value-type="float" office:value="0.74464311997086">
            <text:p>0.74464312</text:p>
          </table:table-cell>
          <table:table-cell table:number-columns-repeated="2"/>
        </table:table-row>
        <table:table-row table:style-name="ro1">
          <table:table-cell office:value-type="string">
            <text:p>2008-04-29</text:p>
          </table:table-cell>
          <table:table-cell table:number-columns-repeated="2" office:value-type="float" office:value="22.41">
            <text:p>22.41</text:p>
          </table:table-cell>
          <table:table-cell office:value-type="float" office:value="21.87">
            <text:p>21.87</text:p>
          </table:table-cell>
          <table:table-cell office:value-type="float" office:value="22.06">
            <text:p>22.06</text:p>
          </table:table-cell>
          <table:table-cell office:value-type="float" office:value="8707891">
            <text:p>8707891</text:p>
          </table:table-cell>
          <table:table-cell table:formula="of:=[.G86]+[.$I$2]" office:value-type="float" office:value="0.850000000000001">
            <text:p>0.85</text:p>
          </table:table-cell>
          <table:table-cell table:formula="of:=SIN([.G87])+[.$J$2]" office:value-type="float" office:value="0.751280405140293">
            <text:p>0.7512804051</text:p>
          </table:table-cell>
          <table:table-cell table:number-columns-repeated="2"/>
        </table:table-row>
        <table:table-row table:style-name="ro1">
          <table:table-cell office:value-type="string">
            <text:p>2008-04-30</text:p>
          </table:table-cell>
          <table:table-cell office:value-type="float" office:value="21.9">
            <text:p>21.9</text:p>
          </table:table-cell>
          <table:table-cell office:value-type="float" office:value="22.09">
            <text:p>22.09</text:p>
          </table:table-cell>
          <table:table-cell office:value-type="float" office:value="21.65">
            <text:p>21.65</text:p>
          </table:table-cell>
          <table:table-cell office:value-type="float" office:value="21.9">
            <text:p>21.9</text:p>
          </table:table-cell>
          <table:table-cell office:value-type="float" office:value="6547897">
            <text:p>6547897</text:p>
          </table:table-cell>
          <table:table-cell table:formula="of:=[.G87]+[.$I$2]" office:value-type="float" office:value="0.860000000000001">
            <text:p>0.86</text:p>
          </table:table-cell>
          <table:table-cell table:formula="of:=SIN([.G88])+[.$J$2]" office:value-type="float" office:value="0.757842562895277">
            <text:p>0.7578425629</text:p>
          </table:table-cell>
          <table:table-cell table:number-columns-repeated="2"/>
        </table:table-row>
        <table:table-row table:style-name="ro1">
          <table:table-cell office:value-type="string">
            <text:p>2008-05-01</text:p>
          </table:table-cell>
          <table:table-cell office:value-type="float" office:value="21.77">
            <text:p>21.77</text:p>
          </table:table-cell>
          <table:table-cell office:value-type="float" office:value="21.96">
            <text:p>21.96</text:p>
          </table:table-cell>
          <table:table-cell office:value-type="float" office:value="21.6">
            <text:p>21.6</text:p>
          </table:table-cell>
          <table:table-cell office:value-type="float" office:value="21.67">
            <text:p>21.67</text:p>
          </table:table-cell>
          <table:table-cell office:value-type="float" office:value="4861558">
            <text:p>4861558</text:p>
          </table:table-cell>
          <table:table-cell table:formula="of:=[.G88]+[.$I$2]" office:value-type="float" office:value="0.87">
            <text:p>0.87</text:p>
          </table:table-cell>
          <table:table-cell table:formula="of:=SIN([.G89])+[.$J$2]" office:value-type="float" office:value="0.764328937025505">
            <text:p>0.764328937</text:p>
          </table:table-cell>
          <table:table-cell table:number-columns-repeated="2"/>
        </table:table-row>
        <table:table-row table:style-name="ro1">
          <table:table-cell office:value-type="string">
            <text:p>2008-05-02</text:p>
          </table:table-cell>
          <table:table-cell office:value-type="float" office:value="22.25">
            <text:p>22.25</text:p>
          </table:table-cell>
          <table:table-cell office:value-type="float" office:value="22.86">
            <text:p>22.86</text:p>
          </table:table-cell>
          <table:table-cell office:value-type="float" office:value="22.23">
            <text:p>22.23</text:p>
          </table:table-cell>
          <table:table-cell office:value-type="float" office:value="22.86">
            <text:p>22.86</text:p>
          </table:table-cell>
          <table:table-cell office:value-type="float" office:value="7665961">
            <text:p>7665961</text:p>
          </table:table-cell>
          <table:table-cell table:formula="of:=[.G89]+[.$I$2]" office:value-type="float" office:value="0.88">
            <text:p>0.88</text:p>
          </table:table-cell>
          <table:table-cell table:formula="of:=SIN([.G90])+[.$J$2]" office:value-type="float" office:value="0.77073887889897">
            <text:p>0.7707388789</text:p>
          </table:table-cell>
          <table:table-cell table:number-columns-repeated="2"/>
        </table:table-row>
        <table:table-row table:style-name="ro1">
          <table:table-cell office:value-type="string">
            <text:p>2008-05-05</text:p>
          </table:table-cell>
          <table:table-cell office:value-type="float" office:value="23.01">
            <text:p>23.01</text:p>
          </table:table-cell>
          <table:table-cell office:value-type="float" office:value="23.37">
            <text:p>23.37</text:p>
          </table:table-cell>
          <table:table-cell office:value-type="float" office:value="22.96">
            <text:p>22.96</text:p>
          </table:table-cell>
          <table:table-cell office:value-type="float" office:value="23.25">
            <text:p>23.25</text:p>
          </table:table-cell>
          <table:table-cell office:value-type="float" office:value="10526120">
            <text:p>10526120</text:p>
          </table:table-cell>
          <table:table-cell table:formula="of:=[.G90]+[.$I$2]" office:value-type="float" office:value="0.890000000000001">
            <text:p>0.89</text:p>
          </table:table-cell>
          <table:table-cell table:formula="of:=SIN([.G91])+[.$J$2]" office:value-type="float" office:value="0.777071747526824">
            <text:p>0.7770717475</text:p>
          </table:table-cell>
          <table:table-cell table:number-columns-repeated="2"/>
        </table:table-row>
        <table:table-row table:style-name="ro1">
          <table:table-cell office:value-type="string">
            <text:p>2008-05-06</text:p>
          </table:table-cell>
          <table:table-cell office:value-type="float" office:value="23.1">
            <text:p>23.1</text:p>
          </table:table-cell>
          <table:table-cell office:value-type="float" office:value="23.2">
            <text:p>23.2</text:p>
          </table:table-cell>
          <table:table-cell office:value-type="float" office:value="22.72">
            <text:p>22.72</text:p>
          </table:table-cell>
          <table:table-cell office:value-type="float" office:value="22.9">
            <text:p>22.9</text:p>
          </table:table-cell>
          <table:table-cell office:value-type="float" office:value="6671695">
            <text:p>6671695</text:p>
          </table:table-cell>
          <table:table-cell table:formula="of:=[.G91]+[.$I$2]" office:value-type="float" office:value="0.900000000000001">
            <text:p>0.9</text:p>
          </table:table-cell>
          <table:table-cell table:formula="of:=SIN([.G92])+[.$J$2]" office:value-type="float" office:value="0.783326909627484">
            <text:p>0.7833269096</text:p>
          </table:table-cell>
          <table:table-cell table:number-columns-repeated="2"/>
        </table:table-row>
        <table:table-row table:style-name="ro1">
          <table:table-cell office:value-type="string">
            <text:p>2008-05-07</text:p>
          </table:table-cell>
          <table:table-cell table:number-columns-repeated="2" office:value-type="float" office:value="23.17">
            <text:p>23.17</text:p>
          </table:table-cell>
          <table:table-cell table:number-columns-repeated="2" office:value-type="float" office:value="22.3">
            <text:p>22.3</text:p>
          </table:table-cell>
          <table:table-cell office:value-type="float" office:value="10526980">
            <text:p>10526980</text:p>
          </table:table-cell>
          <table:table-cell table:formula="of:=[.G92]+[.$I$2]" office:value-type="float" office:value="0.910000000000001">
            <text:p>0.91</text:p>
          </table:table-cell>
          <table:table-cell table:formula="of:=SIN([.G93])+[.$J$2]" office:value-type="float" office:value="0.789503739689951">
            <text:p>0.7895037397</text:p>
          </table:table-cell>
          <table:table-cell table:number-columns-repeated="2"/>
        </table:table-row>
        <table:table-row table:style-name="ro1">
          <table:table-cell office:value-type="string">
            <text:p>2008-05-08</text:p>
          </table:table-cell>
          <table:table-cell office:value-type="float" office:value="21.39">
            <text:p>21.39</text:p>
          </table:table-cell>
          <table:table-cell office:value-type="float" office:value="22.26">
            <text:p>22.26</text:p>
          </table:table-cell>
          <table:table-cell office:value-type="float" office:value="21.12">
            <text:p>21.12</text:p>
          </table:table-cell>
          <table:table-cell office:value-type="float" office:value="22.17">
            <text:p>22.17</text:p>
          </table:table-cell>
          <table:table-cell office:value-type="float" office:value="9130911">
            <text:p>9130911</text:p>
          </table:table-cell>
          <table:table-cell table:formula="of:=[.G93]+[.$I$2]" office:value-type="float" office:value="0.92">
            <text:p>0.92</text:p>
          </table:table-cell>
          <table:table-cell table:formula="of:=SIN([.G94])+[.$J$2]" office:value-type="float" office:value="0.795601620036366">
            <text:p>0.79560162</text:p>
          </table:table-cell>
          <table:table-cell table:number-columns-repeated="2"/>
        </table:table-row>
        <table:table-row table:style-name="ro1">
          <table:table-cell office:value-type="string">
            <text:p>2008-05-09</text:p>
          </table:table-cell>
          <table:table-cell office:value-type="float" office:value="22.36">
            <text:p>22.36</text:p>
          </table:table-cell>
          <table:table-cell office:value-type="float" office:value="23.06">
            <text:p>23.06</text:p>
          </table:table-cell>
          <table:table-cell office:value-type="float" office:value="22.2">
            <text:p>22.2</text:p>
          </table:table-cell>
          <table:table-cell office:value-type="float" office:value="23">
            <text:p>23</text:p>
          </table:table-cell>
          <table:table-cell office:value-type="float" office:value="15004100">
            <text:p>15004100</text:p>
          </table:table-cell>
          <table:table-cell table:formula="of:=[.G94]+[.$I$2]" office:value-type="float" office:value="0.930000000000001">
            <text:p>0.93</text:p>
          </table:table-cell>
          <table:table-cell table:formula="of:=SIN([.G95])+[.$J$2]" office:value-type="float" office:value="0.801619940883777">
            <text:p>0.8016199409</text:p>
          </table:table-cell>
          <table:table-cell table:number-columns-repeated="2"/>
        </table:table-row>
        <table:table-row table:style-name="ro1">
          <table:table-cell office:value-type="string">
            <text:p>2008-05-12</text:p>
          </table:table-cell>
          <table:table-cell office:value-type="float" office:value="23.5">
            <text:p>23.5</text:p>
          </table:table-cell>
          <table:table-cell office:value-type="float" office:value="23.9">
            <text:p>23.9</text:p>
          </table:table-cell>
          <table:table-cell office:value-type="float" office:value="23.33">
            <text:p>23.33</text:p>
          </table:table-cell>
          <table:table-cell office:value-type="float" office:value="23.7">
            <text:p>23.7</text:p>
          </table:table-cell>
          <table:table-cell office:value-type="float" office:value="11435090">
            <text:p>11435090</text:p>
          </table:table-cell>
          <table:table-cell table:formula="of:=[.G95]+[.$I$2]" office:value-type="float" office:value="0.940000000000001">
            <text:p>0.94</text:p>
          </table:table-cell>
          <table:table-cell table:formula="of:=SIN([.G96])+[.$J$2]" office:value-type="float" office:value="0.807558100405115">
            <text:p>0.8075581004</text:p>
          </table:table-cell>
          <table:table-cell table:number-columns-repeated="2"/>
        </table:table-row>
        <table:table-row table:style-name="ro1">
          <table:table-cell office:value-type="string">
            <text:p>2008-05-13</text:p>
          </table:table-cell>
          <table:table-cell office:value-type="float" office:value="24.15">
            <text:p>24.15</text:p>
          </table:table-cell>
          <table:table-cell office:value-type="float" office:value="24.2">
            <text:p>24.2</text:p>
          </table:table-cell>
          <table:table-cell office:value-type="float" office:value="23.05">
            <text:p>23.05</text:p>
          </table:table-cell>
          <table:table-cell office:value-type="float" office:value="23.13">
            <text:p>23.13</text:p>
          </table:table-cell>
          <table:table-cell office:value-type="float" office:value="12427060">
            <text:p>12427060</text:p>
          </table:table-cell>
          <table:table-cell table:formula="of:=[.G96]+[.$I$2]" office:value-type="float" office:value="0.950000000000001">
            <text:p>0.95</text:p>
          </table:table-cell>
          <table:table-cell table:formula="of:=SIN([.G97])+[.$J$2]" office:value-type="float" office:value="0.813415504789374">
            <text:p>0.8134155048</text:p>
          </table:table-cell>
          <table:table-cell table:number-columns-repeated="2"/>
        </table:table-row>
        <table:table-row table:style-name="ro1">
          <table:table-cell office:value-type="string">
            <text:p>2008-05-14</text:p>
          </table:table-cell>
          <table:table-cell office:value-type="float" office:value="23">
            <text:p>23</text:p>
          </table:table-cell>
          <table:table-cell office:value-type="float" office:value="23.03">
            <text:p>23.03</text:p>
          </table:table-cell>
          <table:table-cell office:value-type="float" office:value="22.6">
            <text:p>22.6</text:p>
          </table:table-cell>
          <table:table-cell office:value-type="float" office:value="22.72">
            <text:p>22.72</text:p>
          </table:table-cell>
          <table:table-cell office:value-type="float" office:value="9388146">
            <text:p>9388146</text:p>
          </table:table-cell>
          <table:table-cell table:formula="of:=[.G97]+[.$I$2]" office:value-type="float" office:value="0.960000000000001">
            <text:p>0.96</text:p>
          </table:table-cell>
          <table:table-cell table:formula="of:=SIN([.G98])+[.$J$2]" office:value-type="float" office:value="0.819191568300999">
            <text:p>0.8191915683</text:p>
          </table:table-cell>
          <table:table-cell table:number-columns-repeated="2"/>
        </table:table-row>
        <table:table-row table:style-name="ro1">
          <table:table-cell office:value-type="string">
            <text:p>2008-05-15</text:p>
          </table:table-cell>
          <table:table-cell table:number-columns-repeated="2" office:value-type="float" office:value="22.87">
            <text:p>22.87</text:p>
          </table:table-cell>
          <table:table-cell table:number-columns-repeated="2" office:value-type="float" office:value="22.31">
            <text:p>22.31</text:p>
          </table:table-cell>
          <table:table-cell office:value-type="float" office:value="8400275">
            <text:p>8400275</text:p>
          </table:table-cell>
          <table:table-cell table:formula="of:=[.G98]+[.$I$2]" office:value-type="float" office:value="0.970000000000001">
            <text:p>0.97</text:p>
          </table:table-cell>
          <table:table-cell table:formula="of:=SIN([.G99])+[.$J$2]" office:value-type="float" office:value="0.82488571333845">
            <text:p>0.8248857133</text:p>
          </table:table-cell>
          <table:table-cell table:number-columns-repeated="2"/>
        </table:table-row>
        <table:table-row table:style-name="ro1">
          <table:table-cell office:value-type="string">
            <text:p>2008-05-16</text:p>
          </table:table-cell>
          <table:table-cell office:value-type="float" office:value="22.55">
            <text:p>22.55</text:p>
          </table:table-cell>
          <table:table-cell office:value-type="float" office:value="23.2">
            <text:p>23.2</text:p>
          </table:table-cell>
          <table:table-cell office:value-type="float" office:value="22.31">
            <text:p>22.31</text:p>
          </table:table-cell>
          <table:table-cell office:value-type="float" office:value="22.95">
            <text:p>22.95</text:p>
          </table:table-cell>
          <table:table-cell office:value-type="float" office:value="11143560">
            <text:p>11143560</text:p>
          </table:table-cell>
          <table:table-cell table:formula="of:=[.G99]+[.$I$2]" office:value-type="float" office:value="0.980000000000001">
            <text:p>0.98</text:p>
          </table:table-cell>
          <table:table-cell table:formula="of:=SIN([.G100])+[.$J$2]" office:value-type="float" office:value="0.830497370491971">
            <text:p>0.8304973705</text:p>
          </table:table-cell>
          <table:table-cell table:number-columns-repeated="2"/>
        </table:table-row>
        <table:table-row table:style-name="ro1">
          <table:table-cell office:value-type="string">
            <text:p>2008-05-19</text:p>
          </table:table-cell>
          <table:table-cell office:value-type="float" office:value="23.15">
            <text:p>23.15</text:p>
          </table:table-cell>
          <table:table-cell office:value-type="float" office:value="23.37">
            <text:p>23.37</text:p>
          </table:table-cell>
          <table:table-cell office:value-type="float" office:value="22.63">
            <text:p>22.63</text:p>
          </table:table-cell>
          <table:table-cell office:value-type="float" office:value="22.68">
            <text:p>22.68</text:p>
          </table:table-cell>
          <table:table-cell office:value-type="float" office:value="7953660">
            <text:p>7953660</text:p>
          </table:table-cell>
          <table:table-cell table:formula="of:=[.G100]+[.$I$2]" office:value-type="float" office:value="0.990000000000001">
            <text:p>0.99</text:p>
          </table:table-cell>
          <table:table-cell table:formula="of:=SIN([.G101])+[.$J$2]" office:value-type="float" office:value="0.836025978600521">
            <text:p>0.8360259786</text:p>
          </table:table-cell>
          <table:table-cell table:number-columns-repeated="2"/>
        </table:table-row>
        <table:table-row table:style-name="ro1">
          <table:table-cell office:value-type="string">
            <text:p>2008-05-20</text:p>
          </table:table-cell>
          <table:table-cell office:value-type="float" office:value="22.51">
            <text:p>22.51</text:p>
          </table:table-cell>
          <table:table-cell office:value-type="float" office:value="22.65">
            <text:p>22.65</text:p>
          </table:table-cell>
          <table:table-cell table:number-columns-repeated="2" office:value-type="float" office:value="22.1">
            <text:p>22.1</text:p>
          </table:table-cell>
          <table:table-cell office:value-type="float" office:value="8567921">
            <text:p>8567921</text:p>
          </table:table-cell>
          <table:table-cell table:formula="of:=[.G101]+[.$I$2]" office:value-type="float" office:value="1">
            <text:p>1</text:p>
          </table:table-cell>
          <table:table-cell table:formula="of:=SIN([.G102])+[.$J$2]" office:value-type="float" office:value="0.841470984807897">
            <text:p>0.8414709848</text:p>
          </table:table-cell>
          <table:table-cell table:number-columns-repeated="2"/>
        </table:table-row>
        <table:table-row table:style-name="ro1">
          <table:table-cell office:value-type="string">
            <text:p>2008-05-21</text:p>
          </table:table-cell>
          <table:table-cell office:value-type="float" office:value="21.8">
            <text:p>21.8</text:p>
          </table:table-cell>
          <table:table-cell office:value-type="float" office:value="21.89">
            <text:p>21.89</text:p>
          </table:table-cell>
          <table:table-cell office:value-type="float" office:value="21.55">
            <text:p>21.55</text:p>
          </table:table-cell>
          <table:table-cell office:value-type="float" office:value="21.59">
            <text:p>21.59</text:p>
          </table:table-cell>
          <table:table-cell office:value-type="float" office:value="6790879">
            <text:p>6790879</text:p>
          </table:table-cell>
          <table:table-cell table:formula="of:=[.G102]+[.$I$2]" office:value-type="float" office:value="1.01">
            <text:p>1.01</text:p>
          </table:table-cell>
          <table:table-cell table:formula="of:=SIN([.G103])+[.$J$2]" office:value-type="float" office:value="0.846831844618015">
            <text:p>0.8468318446</text:p>
          </table:table-cell>
          <table:table-cell table:number-columns-repeated="2"/>
        </table:table-row>
        <table:table-row table:style-name="ro1">
          <table:table-cell office:value-type="string">
            <text:p>2008-05-22</text:p>
          </table:table-cell>
          <table:table-cell office:value-type="float" office:value="21.25">
            <text:p>21.25</text:p>
          </table:table-cell>
          <table:table-cell office:value-type="float" office:value="21.73">
            <text:p>21.73</text:p>
          </table:table-cell>
          <table:table-cell office:value-type="float" office:value="21.12">
            <text:p>21.12</text:p>
          </table:table-cell>
          <table:table-cell office:value-type="float" office:value="21.49">
            <text:p>21.49</text:p>
          </table:table-cell>
          <table:table-cell office:value-type="float" office:value="11265240">
            <text:p>11265240</text:p>
          </table:table-cell>
          <table:table-cell table:formula="of:=[.G103]+[.$I$2]" office:value-type="float" office:value="1.02">
            <text:p>1.02</text:p>
          </table:table-cell>
          <table:table-cell table:formula="of:=SIN([.G104])+[.$J$2]" office:value-type="float" office:value="0.852108021949363">
            <text:p>0.8521080219</text:p>
          </table:table-cell>
          <table:table-cell table:number-columns-repeated="2"/>
        </table:table-row>
        <table:table-row table:style-name="ro1">
          <table:table-cell office:value-type="string">
            <text:p>2008-05-23</text:p>
          </table:table-cell>
          <table:table-cell office:value-type="float" office:value="21.6">
            <text:p>21.6</text:p>
          </table:table-cell>
          <table:table-cell office:value-type="float" office:value="21.73">
            <text:p>21.73</text:p>
          </table:table-cell>
          <table:table-cell office:value-type="float" office:value="20.98">
            <text:p>20.98</text:p>
          </table:table-cell>
          <table:table-cell office:value-type="float" office:value="21">
            <text:p>21</text:p>
          </table:table-cell>
          <table:table-cell office:value-type="float" office:value="10814110">
            <text:p>10814110</text:p>
          </table:table-cell>
          <table:table-cell table:formula="of:=[.G104]+[.$I$2]" office:value-type="float" office:value="1.03">
            <text:p>1.03</text:p>
          </table:table-cell>
          <table:table-cell table:formula="of:=SIN([.G105])+[.$J$2]" office:value-type="float" office:value="0.857298989188604">
            <text:p>0.8572989892</text:p>
          </table:table-cell>
          <table:table-cell table:number-columns-repeated="2"/>
        </table:table-row>
        <table:table-row table:style-name="ro1">
          <table:table-cell office:value-type="string">
            <text:p>2008-05-26</text:p>
          </table:table-cell>
          <table:table-cell office:value-type="float" office:value="20.8">
            <text:p>20.8</text:p>
          </table:table-cell>
          <table:table-cell office:value-type="float" office:value="21.37">
            <text:p>21.37</text:p>
          </table:table-cell>
          <table:table-cell office:value-type="float" office:value="20.75">
            <text:p>20.75</text:p>
          </table:table-cell>
          <table:table-cell office:value-type="float" office:value="21.15">
            <text:p>21.15</text:p>
          </table:table-cell>
          <table:table-cell office:value-type="float" office:value="8773373">
            <text:p>8773373</text:p>
          </table:table-cell>
          <table:table-cell table:formula="of:=[.G105]+[.$I$2]" office:value-type="float" office:value="1.04">
            <text:p>1.04</text:p>
          </table:table-cell>
          <table:table-cell table:formula="of:=SIN([.G106])+[.$J$2]" office:value-type="float" office:value="0.862404227243339">
            <text:p>0.8624042272</text:p>
          </table:table-cell>
          <table:table-cell table:number-columns-repeated="2"/>
        </table:table-row>
        <table:table-row table:style-name="ro1">
          <table:table-cell office:value-type="string">
            <text:p>2008-05-27</text:p>
          </table:table-cell>
          <table:table-cell office:value-type="float" office:value="20.92">
            <text:p>20.92</text:p>
          </table:table-cell>
          <table:table-cell office:value-type="float" office:value="21.58">
            <text:p>21.58</text:p>
          </table:table-cell>
          <table:table-cell office:value-type="float" office:value="20.92">
            <text:p>20.92</text:p>
          </table:table-cell>
          <table:table-cell office:value-type="float" office:value="21.33">
            <text:p>21.33</text:p>
          </table:table-cell>
          <table:table-cell office:value-type="float" office:value="6834802">
            <text:p>6834802</text:p>
          </table:table-cell>
          <table:table-cell table:formula="of:=[.G106]+[.$I$2]" office:value-type="float" office:value="1.05">
            <text:p>1.05</text:p>
          </table:table-cell>
          <table:table-cell table:formula="of:=SIN([.G107])+[.$J$2]" office:value-type="float" office:value="0.867423225594017">
            <text:p>0.8674232256</text:p>
          </table:table-cell>
          <table:table-cell table:number-columns-repeated="2"/>
        </table:table-row>
        <table:table-row table:style-name="ro1">
          <table:table-cell office:value-type="string">
            <text:p>2008-05-28</text:p>
          </table:table-cell>
          <table:table-cell office:value-type="float" office:value="21.5">
            <text:p>21.5</text:p>
          </table:table-cell>
          <table:table-cell office:value-type="float" office:value="21.78">
            <text:p>21.78</text:p>
          </table:table-cell>
          <table:table-cell office:value-type="float" office:value="21.09">
            <text:p>21.09</text:p>
          </table:table-cell>
          <table:table-cell office:value-type="float" office:value="21.42">
            <text:p>21.42</text:p>
          </table:table-cell>
          <table:table-cell office:value-type="float" office:value="9055977">
            <text:p>9055977</text:p>
          </table:table-cell>
          <table:table-cell table:formula="of:=[.G107]+[.$I$2]" office:value-type="float" office:value="1.06">
            <text:p>1.06</text:p>
          </table:table-cell>
          <table:table-cell table:formula="of:=SIN([.G108])+[.$J$2]" office:value-type="float" office:value="0.872355482344987">
            <text:p>0.8723554823</text:p>
          </table:table-cell>
          <table:table-cell table:number-columns-repeated="2"/>
        </table:table-row>
        <table:table-row table:style-name="ro1">
          <table:table-cell office:value-type="string">
            <text:p>2008-05-29</text:p>
          </table:table-cell>
          <table:table-cell table:number-columns-repeated="2" office:value-type="float" office:value="21.65">
            <text:p>21.65</text:p>
          </table:table-cell>
          <table:table-cell office:value-type="float" office:value="21.26">
            <text:p>21.26</text:p>
          </table:table-cell>
          <table:table-cell office:value-type="float" office:value="21.35">
            <text:p>21.35</text:p>
          </table:table-cell>
          <table:table-cell office:value-type="float" office:value="7573741">
            <text:p>7573741</text:p>
          </table:table-cell>
          <table:table-cell table:formula="of:=[.G108]+[.$I$2]" office:value-type="float" office:value="1.07">
            <text:p>1.07</text:p>
          </table:table-cell>
          <table:table-cell table:formula="of:=SIN([.G109])+[.$J$2]" office:value-type="float" office:value="0.877200504274682">
            <text:p>0.8772005043</text:p>
          </table:table-cell>
          <table:table-cell table:number-columns-repeated="2"/>
        </table:table-row>
        <table:table-row table:style-name="ro1">
          <table:table-cell office:value-type="string">
            <text:p>2008-05-30</text:p>
          </table:table-cell>
          <table:table-cell office:value-type="float" office:value="21.28">
            <text:p>21.28</text:p>
          </table:table-cell>
          <table:table-cell office:value-type="float" office:value="21.72">
            <text:p>21.72</text:p>
          </table:table-cell>
          <table:table-cell office:value-type="float" office:value="21.11">
            <text:p>21.11</text:p>
          </table:table-cell>
          <table:table-cell office:value-type="float" office:value="21.68">
            <text:p>21.68</text:p>
          </table:table-cell>
          <table:table-cell office:value-type="float" office:value="13864320">
            <text:p>13864320</text:p>
          </table:table-cell>
          <table:table-cell table:formula="of:=[.G109]+[.$I$2]" office:value-type="float" office:value="1.08">
            <text:p>1.08</text:p>
          </table:table-cell>
          <table:table-cell table:formula="of:=SIN([.G110])+[.$J$2]" office:value-type="float" office:value="0.881957806884948">
            <text:p>0.8819578069</text:p>
          </table:table-cell>
          <table:table-cell table:number-columns-repeated="2"/>
        </table:table-row>
        <table:table-row table:style-name="ro1">
          <table:table-cell office:value-type="string">
            <text:p>2008-06-02</text:p>
          </table:table-cell>
          <table:table-cell office:value-type="float" office:value="21.5">
            <text:p>21.5</text:p>
          </table:table-cell>
          <table:table-cell office:value-type="float" office:value="21.68">
            <text:p>21.68</text:p>
          </table:table-cell>
          <table:table-cell office:value-type="float" office:value="20.81">
            <text:p>20.81</text:p>
          </table:table-cell>
          <table:table-cell office:value-type="float" office:value="20.9">
            <text:p>20.9</text:p>
          </table:table-cell>
          <table:table-cell office:value-type="float" office:value="9408276">
            <text:p>9408276</text:p>
          </table:table-cell>
          <table:table-cell table:formula="of:=[.G110]+[.$I$2]" office:value-type="float" office:value="1.09">
            <text:p>1.09</text:p>
          </table:table-cell>
          <table:table-cell table:formula="of:=SIN([.G111])+[.$J$2]" office:value-type="float" office:value="0.886626914449488">
            <text:p>0.8866269144</text:p>
          </table:table-cell>
          <table:table-cell table:number-columns-repeated="2"/>
        </table:table-row>
        <table:table-row table:style-name="ro1">
          <table:table-cell office:value-type="string">
            <text:p>2008-06-03</text:p>
          </table:table-cell>
          <table:table-cell office:value-type="float" office:value="20.56">
            <text:p>20.56</text:p>
          </table:table-cell>
          <table:table-cell office:value-type="float" office:value="20.6">
            <text:p>20.6</text:p>
          </table:table-cell>
          <table:table-cell office:value-type="float" office:value="20.22">
            <text:p>20.22</text:p>
          </table:table-cell>
          <table:table-cell office:value-type="float" office:value="20.38">
            <text:p>20.38</text:p>
          </table:table-cell>
          <table:table-cell office:value-type="float" office:value="12453020">
            <text:p>12453020</text:p>
          </table:table-cell>
          <table:table-cell table:formula="of:=[.G111]+[.$I$2]" office:value-type="float" office:value="1.1">
            <text:p>1.1</text:p>
          </table:table-cell>
          <table:table-cell table:formula="of:=SIN([.G112])+[.$J$2]" office:value-type="float" office:value="0.891207360061436">
            <text:p>0.8912073601</text:p>
          </table:table-cell>
          <table:table-cell table:number-columns-repeated="2"/>
        </table:table-row>
        <table:table-row table:style-name="ro1">
          <table:table-cell office:value-type="string">
            <text:p>2008-06-04</text:p>
          </table:table-cell>
          <table:table-cell office:value-type="float" office:value="20.46">
            <text:p>20.46</text:p>
          </table:table-cell>
          <table:table-cell office:value-type="float" office:value="20.73">
            <text:p>20.73</text:p>
          </table:table-cell>
          <table:table-cell office:value-type="float" office:value="20.34">
            <text:p>20.34</text:p>
          </table:table-cell>
          <table:table-cell office:value-type="float" office:value="20.47">
            <text:p>20.47</text:p>
          </table:table-cell>
          <table:table-cell office:value-type="float" office:value="9048508">
            <text:p>9048508</text:p>
          </table:table-cell>
          <table:table-cell table:formula="of:=[.G112]+[.$I$2]" office:value-type="float" office:value="1.11">
            <text:p>1.11</text:p>
          </table:table-cell>
          <table:table-cell table:formula="of:=SIN([.G113])+[.$J$2]" office:value-type="float" office:value="0.895698685680048">
            <text:p>0.8956986857</text:p>
          </table:table-cell>
          <table:table-cell table:number-columns-repeated="2"/>
        </table:table-row>
        <table:table-row table:style-name="ro1">
          <table:table-cell office:value-type="string">
            <text:p>2008-06-05</text:p>
          </table:table-cell>
          <table:table-cell office:value-type="float" office:value="20.5">
            <text:p>20.5</text:p>
          </table:table-cell>
          <table:table-cell office:value-type="float" office:value="20.88">
            <text:p>20.88</text:p>
          </table:table-cell>
          <table:table-cell office:value-type="float" office:value="20.44">
            <text:p>20.44</text:p>
          </table:table-cell>
          <table:table-cell office:value-type="float" office:value="20.75">
            <text:p>20.75</text:p>
          </table:table-cell>
          <table:table-cell office:value-type="float" office:value="7928898">
            <text:p>7928898</text:p>
          </table:table-cell>
          <table:table-cell table:formula="of:=[.G113]+[.$I$2]" office:value-type="float" office:value="1.12">
            <text:p>1.12</text:p>
          </table:table-cell>
          <table:table-cell table:formula="of:=SIN([.G114])+[.$J$2]" office:value-type="float" office:value="0.900100442176505">
            <text:p>0.9001004422</text:p>
          </table:table-cell>
          <table:table-cell table:number-columns-repeated="2"/>
        </table:table-row>
        <table:table-row table:style-name="ro1">
          <table:table-cell office:value-type="string">
            <text:p>2008-06-06</text:p>
          </table:table-cell>
          <table:table-cell office:value-type="float" office:value="21.2">
            <text:p>21.2</text:p>
          </table:table-cell>
          <table:table-cell office:value-type="float" office:value="21.32">
            <text:p>21.32</text:p>
          </table:table-cell>
          <table:table-cell office:value-type="float" office:value="20.48">
            <text:p>20.48</text:p>
          </table:table-cell>
          <table:table-cell office:value-type="float" office:value="20.74">
            <text:p>20.74</text:p>
          </table:table-cell>
          <table:table-cell office:value-type="float" office:value="6898542">
            <text:p>6898542</text:p>
          </table:table-cell>
          <table:table-cell table:formula="of:=[.G114]+[.$I$2]" office:value-type="float" office:value="1.13">
            <text:p>1.13</text:p>
          </table:table-cell>
          <table:table-cell table:formula="of:=SIN([.G115])+[.$J$2]" office:value-type="float" office:value="0.904412189378826">
            <text:p>0.9044121894</text:p>
          </table:table-cell>
          <table:table-cell table:number-columns-repeated="2"/>
        </table:table-row>
        <table:table-row table:style-name="ro1">
          <table:table-cell office:value-type="string">
            <text:p>2008-06-09</text:p>
          </table:table-cell>
          <table:table-cell table:number-columns-repeated="4" office:value-type="float" office:value="20.74">
            <text:p>20.74</text:p>
          </table:table-cell>
          <table:table-cell office:value-type="float" office:value="0">
            <text:p>0</text:p>
          </table:table-cell>
          <table:table-cell table:formula="of:=[.G115]+[.$I$2]" office:value-type="float" office:value="1.14">
            <text:p>1.14</text:p>
          </table:table-cell>
          <table:table-cell table:formula="of:=SIN([.G116])+[.$J$2]" office:value-type="float" office:value="0.908633496115884">
            <text:p>0.9086334961</text:p>
          </table:table-cell>
          <table:table-cell table:number-columns-repeated="2"/>
        </table:table-row>
        <table:table-row table:style-name="ro1">
          <table:table-cell office:value-type="string">
            <text:p>2008-06-10</text:p>
          </table:table-cell>
          <table:table-cell office:value-type="float" office:value="20.21">
            <text:p>20.21</text:p>
          </table:table-cell>
          <table:table-cell office:value-type="float" office:value="20.3">
            <text:p>20.3</text:p>
          </table:table-cell>
          <table:table-cell office:value-type="float" office:value="19.98">
            <text:p>19.98</text:p>
          </table:table-cell>
          <table:table-cell office:value-type="float" office:value="20.08">
            <text:p>20.08</text:p>
          </table:table-cell>
          <table:table-cell office:value-type="float" office:value="10892880">
            <text:p>10892880</text:p>
          </table:table-cell>
          <table:table-cell table:formula="of:=[.G116]+[.$I$2]" office:value-type="float" office:value="1.15">
            <text:p>1.15</text:p>
          </table:table-cell>
          <table:table-cell table:formula="of:=SIN([.G117])+[.$J$2]" office:value-type="float" office:value="0.912763940260521">
            <text:p>0.9127639403</text:p>
          </table:table-cell>
          <table:table-cell table:number-columns-repeated="2"/>
        </table:table-row>
        <table:table-row table:style-name="ro1">
          <table:table-cell office:value-type="string">
            <text:p>2008-06-11</text:p>
          </table:table-cell>
          <table:table-cell office:value-type="float" office:value="20.41">
            <text:p>20.41</text:p>
          </table:table-cell>
          <table:table-cell office:value-type="float" office:value="20.65">
            <text:p>20.65</text:p>
          </table:table-cell>
          <table:table-cell office:value-type="float" office:value="20.13">
            <text:p>20.13</text:p>
          </table:table-cell>
          <table:table-cell office:value-type="float" office:value="20.4">
            <text:p>20.4</text:p>
          </table:table-cell>
          <table:table-cell office:value-type="float" office:value="9895391">
            <text:p>9895391</text:p>
          </table:table-cell>
          <table:table-cell table:formula="of:=[.G117]+[.$I$2]" office:value-type="float" office:value="1.16">
            <text:p>1.16</text:p>
          </table:table-cell>
          <table:table-cell table:formula="of:=SIN([.G118])+[.$J$2]" office:value-type="float" office:value="0.916803108771767">
            <text:p>0.9168031088</text:p>
          </table:table-cell>
          <table:table-cell table:number-columns-repeated="2"/>
        </table:table-row>
        <table:table-row table:style-name="ro1">
          <table:table-cell office:value-type="string">
            <text:p>2008-06-12</text:p>
          </table:table-cell>
          <table:table-cell office:value-type="float" office:value="19.99">
            <text:p>19.99</text:p>
          </table:table-cell>
          <table:table-cell office:value-type="float" office:value="20.13">
            <text:p>20.13</text:p>
          </table:table-cell>
          <table:table-cell table:number-columns-repeated="2" office:value-type="float" office:value="19.57">
            <text:p>19.57</text:p>
          </table:table-cell>
          <table:table-cell office:value-type="float" office:value="10675840">
            <text:p>10675840</text:p>
          </table:table-cell>
          <table:table-cell table:formula="of:=[.G118]+[.$I$2]" office:value-type="float" office:value="1.17">
            <text:p>1.17</text:p>
          </table:table-cell>
          <table:table-cell table:formula="of:=SIN([.G119])+[.$J$2]" office:value-type="float" office:value="0.920750597736136">
            <text:p>0.9207505977</text:p>
          </table:table-cell>
          <table:table-cell table:number-columns-repeated="2"/>
        </table:table-row>
        <table:table-row table:style-name="ro1">
          <table:table-cell office:value-type="string">
            <text:p>2008-06-13</text:p>
          </table:table-cell>
          <table:table-cell office:value-type="float" office:value="19.99">
            <text:p>19.99</text:p>
          </table:table-cell>
          <table:table-cell office:value-type="float" office:value="20.01">
            <text:p>20.01</text:p>
          </table:table-cell>
          <table:table-cell office:value-type="float" office:value="18.85">
            <text:p>18.85</text:p>
          </table:table-cell>
          <table:table-cell office:value-type="float" office:value="19.65">
            <text:p>19.65</text:p>
          </table:table-cell>
          <table:table-cell office:value-type="float" office:value="18093410">
            <text:p>18093410</text:p>
          </table:table-cell>
          <table:table-cell table:formula="of:=[.G119]+[.$I$2]" office:value-type="float" office:value="1.18">
            <text:p>1.18</text:p>
          </table:table-cell>
          <table:table-cell table:formula="of:=SIN([.G120])+[.$J$2]" office:value-type="float" office:value="0.924606012408021">
            <text:p>0.9246060124</text:p>
          </table:table-cell>
          <table:table-cell table:number-columns-repeated="2"/>
        </table:table-row>
        <table:table-row table:style-name="ro1">
          <table:table-cell office:value-type="string">
            <text:p>2008-06-16</text:p>
          </table:table-cell>
          <table:table-cell office:value-type="float" office:value="19.71">
            <text:p>19.71</text:p>
          </table:table-cell>
          <table:table-cell office:value-type="float" office:value="19.95">
            <text:p>19.95</text:p>
          </table:table-cell>
          <table:table-cell office:value-type="float" office:value="19.22">
            <text:p>19.22</text:p>
          </table:table-cell>
          <table:table-cell office:value-type="float" office:value="19.4">
            <text:p>19.4</text:p>
          </table:table-cell>
          <table:table-cell office:value-type="float" office:value="8370855">
            <text:p>8370855</text:p>
          </table:table-cell>
          <table:table-cell table:formula="of:=[.G120]+[.$I$2]" office:value-type="float" office:value="1.19">
            <text:p>1.19</text:p>
          </table:table-cell>
          <table:table-cell table:formula="of:=SIN([.G121])+[.$J$2]" office:value-type="float" office:value="0.928368967249167">
            <text:p>0.9283689672</text:p>
          </table:table-cell>
          <table:table-cell table:number-columns-repeated="2"/>
        </table:table-row>
        <table:table-row table:style-name="ro1">
          <table:table-cell office:value-type="string">
            <text:p>2008-06-17</text:p>
          </table:table-cell>
          <table:table-cell office:value-type="float" office:value="19.53">
            <text:p>19.53</text:p>
          </table:table-cell>
          <table:table-cell office:value-type="float" office:value="19.94">
            <text:p>19.94</text:p>
          </table:table-cell>
          <table:table-cell office:value-type="float" office:value="18.98">
            <text:p>18.98</text:p>
          </table:table-cell>
          <table:table-cell office:value-type="float" office:value="19.75">
            <text:p>19.75</text:p>
          </table:table-cell>
          <table:table-cell office:value-type="float" office:value="13879280">
            <text:p>13879280</text:p>
          </table:table-cell>
          <table:table-cell table:formula="of:=[.G121]+[.$I$2]" office:value-type="float" office:value="1.2">
            <text:p>1.2</text:p>
          </table:table-cell>
          <table:table-cell table:formula="of:=SIN([.G122])+[.$J$2]" office:value-type="float" office:value="0.932039085967227">
            <text:p>0.932039086</text:p>
          </table:table-cell>
          <table:table-cell table:number-columns-repeated="2"/>
        </table:table-row>
        <table:table-row table:style-name="ro1">
          <table:table-cell office:value-type="string">
            <text:p>2008-06-18</text:p>
          </table:table-cell>
          <table:table-cell office:value-type="float" office:value="19.5">
            <text:p>19.5</text:p>
          </table:table-cell>
          <table:table-cell office:value-type="float" office:value="19.75">
            <text:p>19.75</text:p>
          </table:table-cell>
          <table:table-cell office:value-type="float" office:value="19.27">
            <text:p>19.27</text:p>
          </table:table-cell>
          <table:table-cell office:value-type="float" office:value="19.51">
            <text:p>19.51</text:p>
          </table:table-cell>
          <table:table-cell office:value-type="float" office:value="13123590">
            <text:p>13123590</text:p>
          </table:table-cell>
          <table:table-cell table:formula="of:=[.G122]+[.$I$2]" office:value-type="float" office:value="1.21">
            <text:p>1.21</text:p>
          </table:table-cell>
          <table:table-cell table:formula="of:=SIN([.G123])+[.$J$2]" office:value-type="float" office:value="0.935616001553386">
            <text:p>0.9356160016</text:p>
          </table:table-cell>
          <table:table-cell table:number-columns-repeated="2"/>
        </table:table-row>
        <table:table-row table:style-name="ro1">
          <table:table-cell office:value-type="string">
            <text:p>2008-06-19</text:p>
          </table:table-cell>
          <table:table-cell office:value-type="float" office:value="18.99">
            <text:p>18.99</text:p>
          </table:table-cell>
          <table:table-cell office:value-type="float" office:value="19.07">
            <text:p>19.07</text:p>
          </table:table-cell>
          <table:table-cell table:number-columns-repeated="2" office:value-type="float" office:value="18.68">
            <text:p>18.68</text:p>
          </table:table-cell>
          <table:table-cell office:value-type="float" office:value="16403710">
            <text:p>16403710</text:p>
          </table:table-cell>
          <table:table-cell table:formula="of:=[.G123]+[.$I$2]" office:value-type="float" office:value="1.22">
            <text:p>1.22</text:p>
          </table:table-cell>
          <table:table-cell table:formula="of:=SIN([.G124])+[.$J$2]" office:value-type="float" office:value="0.939099356319068">
            <text:p>0.9390993563</text:p>
          </table:table-cell>
          <table:table-cell table:number-columns-repeated="2"/>
        </table:table-row>
        <table:table-row table:style-name="ro1">
          <table:table-cell office:value-type="string">
            <text:p>2008-06-20</text:p>
          </table:table-cell>
          <table:table-cell office:value-type="float" office:value="18.8">
            <text:p>18.8</text:p>
          </table:table-cell>
          <table:table-cell office:value-type="float" office:value="18.93">
            <text:p>18.93</text:p>
          </table:table-cell>
          <table:table-cell office:value-type="float" office:value="18.3">
            <text:p>18.3</text:p>
          </table:table-cell>
          <table:table-cell office:value-type="float" office:value="18.78">
            <text:p>18.78</text:p>
          </table:table-cell>
          <table:table-cell office:value-type="float" office:value="11969950">
            <text:p>11969950</text:p>
          </table:table-cell>
          <table:table-cell table:formula="of:=[.G124]+[.$I$2]" office:value-type="float" office:value="1.23">
            <text:p>1.23</text:p>
          </table:table-cell>
          <table:table-cell table:formula="of:=SIN([.G125])+[.$J$2]" office:value-type="float" office:value="0.942488801931698">
            <text:p>0.9424888019</text:p>
          </table:table-cell>
          <table:table-cell table:number-columns-repeated="2"/>
        </table:table-row>
        <table:table-row table:style-name="ro1">
          <table:table-cell office:value-type="string">
            <text:p>2008-06-23</text:p>
          </table:table-cell>
          <table:table-cell office:value-type="float" office:value="18.45">
            <text:p>18.45</text:p>
          </table:table-cell>
          <table:table-cell office:value-type="float" office:value="18.8">
            <text:p>18.8</text:p>
          </table:table-cell>
          <table:table-cell office:value-type="float" office:value="18.25">
            <text:p>18.25</text:p>
          </table:table-cell>
          <table:table-cell office:value-type="float" office:value="18.6">
            <text:p>18.6</text:p>
          </table:table-cell>
          <table:table-cell office:value-type="float" office:value="10499750">
            <text:p>10499750</text:p>
          </table:table-cell>
          <table:table-cell table:formula="of:=[.G125]+[.$I$2]" office:value-type="float" office:value="1.24">
            <text:p>1.24</text:p>
          </table:table-cell>
          <table:table-cell table:formula="of:=SIN([.G126])+[.$J$2]" office:value-type="float" office:value="0.945783999449539">
            <text:p>0.9457839994</text:p>
          </table:table-cell>
          <table:table-cell table:number-columns-repeated="2"/>
        </table:table-row>
        <table:table-row table:style-name="ro1">
          <table:table-cell office:value-type="string">
            <text:p>2008-06-24</text:p>
          </table:table-cell>
          <table:table-cell office:value-type="float" office:value="18.4">
            <text:p>18.4</text:p>
          </table:table-cell>
          <table:table-cell office:value-type="float" office:value="18.46">
            <text:p>18.46</text:p>
          </table:table-cell>
          <table:table-cell office:value-type="float" office:value="17.91">
            <text:p>17.91</text:p>
          </table:table-cell>
          <table:table-cell office:value-type="float" office:value="17.95">
            <text:p>17.95</text:p>
          </table:table-cell>
          <table:table-cell office:value-type="float" office:value="16162670">
            <text:p>16162670</text:p>
          </table:table-cell>
          <table:table-cell table:formula="of:=[.G126]+[.$I$2]" office:value-type="float" office:value="1.25">
            <text:p>1.25</text:p>
          </table:table-cell>
          <table:table-cell table:formula="of:=SIN([.G127])+[.$J$2]" office:value-type="float" office:value="0.948984619355587">
            <text:p>0.9489846194</text:p>
          </table:table-cell>
          <table:table-cell table:number-columns-repeated="2"/>
        </table:table-row>
        <table:table-row table:style-name="ro1">
          <table:table-cell office:value-type="string">
            <text:p>2008-06-25</text:p>
          </table:table-cell>
          <table:table-cell office:value-type="float" office:value="18.16">
            <text:p>18.16</text:p>
          </table:table-cell>
          <table:table-cell office:value-type="float" office:value="18.63">
            <text:p>18.63</text:p>
          </table:table-cell>
          <table:table-cell office:value-type="float" office:value="18.03">
            <text:p>18.03</text:p>
          </table:table-cell>
          <table:table-cell office:value-type="float" office:value="18.62">
            <text:p>18.62</text:p>
          </table:table-cell>
          <table:table-cell office:value-type="float" office:value="13043320">
            <text:p>13043320</text:p>
          </table:table-cell>
          <table:table-cell table:formula="of:=[.G127]+[.$I$2]" office:value-type="float" office:value="1.26">
            <text:p>1.26</text:p>
          </table:table-cell>
          <table:table-cell table:formula="of:=SIN([.G128])+[.$J$2]" office:value-type="float" office:value="0.952090341590516">
            <text:p>0.9520903416</text:p>
          </table:table-cell>
          <table:table-cell table:number-columns-repeated="2"/>
        </table:table-row>
        <table:table-row table:style-name="ro1">
          <table:table-cell office:value-type="string">
            <text:p>2008-06-26</text:p>
          </table:table-cell>
          <table:table-cell office:value-type="float" office:value="19.02">
            <text:p>19.02</text:p>
          </table:table-cell>
          <table:table-cell office:value-type="float" office:value="19.37">
            <text:p>19.37</text:p>
          </table:table-cell>
          <table:table-cell office:value-type="float" office:value="18.95">
            <text:p>18.95</text:p>
          </table:table-cell>
          <table:table-cell office:value-type="float" office:value="19">
            <text:p>19</text:p>
          </table:table-cell>
          <table:table-cell office:value-type="float" office:value="13302080">
            <text:p>13302080</text:p>
          </table:table-cell>
          <table:table-cell table:formula="of:=[.G128]+[.$I$2]" office:value-type="float" office:value="1.27">
            <text:p>1.27</text:p>
          </table:table-cell>
          <table:table-cell table:formula="of:=SIN([.G129])+[.$J$2]" office:value-type="float" office:value="0.955100855584692">
            <text:p>0.9551008556</text:p>
          </table:table-cell>
          <table:table-cell table:number-columns-repeated="2"/>
        </table:table-row>
        <table:table-row table:style-name="ro1">
          <table:table-cell office:value-type="string">
            <text:p>2008-06-27</text:p>
          </table:table-cell>
          <table:table-cell office:value-type="float" office:value="18.11">
            <text:p>18.11</text:p>
          </table:table-cell>
          <table:table-cell office:value-type="float" office:value="18.95">
            <text:p>18.95</text:p>
          </table:table-cell>
          <table:table-cell office:value-type="float" office:value="18">
            <text:p>18</text:p>
          </table:table-cell>
          <table:table-cell office:value-type="float" office:value="18.95">
            <text:p>18.95</text:p>
          </table:table-cell>
          <table:table-cell office:value-type="float" office:value="20676750">
            <text:p>20676750</text:p>
          </table:table-cell>
          <table:table-cell table:formula="of:=[.G129]+[.$I$2]" office:value-type="float" office:value="1.28">
            <text:p>1.28</text:p>
          </table:table-cell>
          <table:table-cell table:formula="of:=SIN([.G130])+[.$J$2]" office:value-type="float" office:value="0.958015860289225">
            <text:p>0.9580158603</text:p>
          </table:table-cell>
          <table:table-cell table:number-columns-repeated="2"/>
        </table:table-row>
        <table:table-row table:style-name="ro1">
          <table:table-cell office:value-type="string">
            <text:p>2008-06-30</text:p>
          </table:table-cell>
          <table:table-cell office:value-type="float" office:value="19.1">
            <text:p>19.1</text:p>
          </table:table-cell>
          <table:table-cell office:value-type="float" office:value="19.21">
            <text:p>19.21</text:p>
          </table:table-cell>
          <table:table-cell office:value-type="float" office:value="18.65">
            <text:p>18.65</text:p>
          </table:table-cell>
          <table:table-cell office:value-type="float" office:value="18.72">
            <text:p>18.72</text:p>
          </table:table-cell>
          <table:table-cell office:value-type="float" office:value="12857920">
            <text:p>12857920</text:p>
          </table:table-cell>
          <table:table-cell table:formula="of:=[.G130]+[.$I$2]" office:value-type="float" office:value="1.29">
            <text:p>1.29</text:p>
          </table:table-cell>
          <table:table-cell table:formula="of:=SIN([.G131])+[.$J$2]" office:value-type="float" office:value="0.960835064206073">
            <text:p>0.9608350642</text:p>
          </table:table-cell>
          <table:table-cell table:number-columns-repeated="2"/>
        </table:table-row>
        <table:table-row table:style-name="ro1">
          <table:table-cell office:value-type="string">
            <text:p>2008-07-01</text:p>
          </table:table-cell>
          <table:table-cell office:value-type="float" office:value="18.78">
            <text:p>18.78</text:p>
          </table:table-cell>
          <table:table-cell office:value-type="float" office:value="18.8">
            <text:p>18.8</text:p>
          </table:table-cell>
          <table:table-cell office:value-type="float" office:value="17.7">
            <text:p>17.7</text:p>
          </table:table-cell>
          <table:table-cell office:value-type="float" office:value="17.77">
            <text:p>17.77</text:p>
          </table:table-cell>
          <table:table-cell office:value-type="float" office:value="11136000">
            <text:p>11136000</text:p>
          </table:table-cell>
          <table:table-cell table:formula="of:=[.G131]+[.$I$2]" office:value-type="float" office:value="1.3">
            <text:p>1.3</text:p>
          </table:table-cell>
          <table:table-cell table:formula="of:=SIN([.G132])+[.$J$2]" office:value-type="float" office:value="0.963558185417193">
            <text:p>0.9635581854</text:p>
          </table:table-cell>
          <table:table-cell table:number-columns-repeated="2"/>
        </table:table-row>
        <table:table-row table:style-name="ro1">
          <table:table-cell office:value-type="string">
            <text:p>2008-07-02</text:p>
          </table:table-cell>
          <table:table-cell office:value-type="float" office:value="17.9">
            <text:p>17.9</text:p>
          </table:table-cell>
          <table:table-cell office:value-type="float" office:value="18.53">
            <text:p>18.53</text:p>
          </table:table-cell>
          <table:table-cell office:value-type="float" office:value="17.5">
            <text:p>17.5</text:p>
          </table:table-cell>
          <table:table-cell office:value-type="float" office:value="18.3">
            <text:p>18.3</text:p>
          </table:table-cell>
          <table:table-cell office:value-type="float" office:value="17228120">
            <text:p>17228120</text:p>
          </table:table-cell>
          <table:table-cell table:formula="of:=[.G132]+[.$I$2]" office:value-type="float" office:value="1.31">
            <text:p>1.31</text:p>
          </table:table-cell>
          <table:table-cell table:formula="of:=SIN([.G133])+[.$J$2]" office:value-type="float" office:value="0.966184951612734">
            <text:p>0.9661849516</text:p>
          </table:table-cell>
          <table:table-cell table:number-columns-repeated="2"/>
        </table:table-row>
        <table:table-row table:style-name="ro1">
          <table:table-cell office:value-type="string">
            <text:p>2008-07-03</text:p>
          </table:table-cell>
          <table:table-cell office:value-type="float" office:value="18">
            <text:p>18</text:p>
          </table:table-cell>
          <table:table-cell office:value-type="float" office:value="18.73">
            <text:p>18.73</text:p>
          </table:table-cell>
          <table:table-cell office:value-type="float" office:value="17.91">
            <text:p>17.91</text:p>
          </table:table-cell>
          <table:table-cell office:value-type="float" office:value="18.71">
            <text:p>18.71</text:p>
          </table:table-cell>
          <table:table-cell office:value-type="float" office:value="12517220">
            <text:p>12517220</text:p>
          </table:table-cell>
          <table:table-cell table:formula="of:=[.G133]+[.$I$2]" office:value-type="float" office:value="1.32">
            <text:p>1.32</text:p>
          </table:table-cell>
          <table:table-cell table:formula="of:=SIN([.G134])+[.$J$2]" office:value-type="float" office:value="0.968715100118265">
            <text:p>0.9687151001</text:p>
          </table:table-cell>
          <table:table-cell table:number-columns-repeated="2"/>
        </table:table-row>
        <table:table-row table:style-name="ro1">
          <table:table-cell office:value-type="string">
            <text:p>2008-07-04</text:p>
          </table:table-cell>
          <table:table-cell office:value-type="float" office:value="18.95">
            <text:p>18.95</text:p>
          </table:table-cell>
          <table:table-cell office:value-type="float" office:value="19.52">
            <text:p>19.52</text:p>
          </table:table-cell>
          <table:table-cell office:value-type="float" office:value="18.66">
            <text:p>18.66</text:p>
          </table:table-cell>
          <table:table-cell office:value-type="float" office:value="19.52">
            <text:p>19.52</text:p>
          </table:table-cell>
          <table:table-cell office:value-type="float" office:value="12393470">
            <text:p>12393470</text:p>
          </table:table-cell>
          <table:table-cell table:formula="of:=[.G134]+[.$I$2]" office:value-type="float" office:value="1.33">
            <text:p>1.33</text:p>
          </table:table-cell>
          <table:table-cell table:formula="of:=SIN([.G135])+[.$J$2]" office:value-type="float" office:value="0.971148377921045">
            <text:p>0.9711483779</text:p>
          </table:table-cell>
          <table:table-cell table:number-columns-repeated="2"/>
        </table:table-row>
        <table:table-row table:style-name="ro1">
          <table:table-cell office:value-type="string">
            <text:p>2008-07-07</text:p>
          </table:table-cell>
          <table:table-cell table:number-columns-repeated="2" office:value-type="float" office:value="19.42">
            <text:p>19.42</text:p>
          </table:table-cell>
          <table:table-cell office:value-type="float" office:value="18.83">
            <text:p>18.83</text:p>
          </table:table-cell>
          <table:table-cell office:value-type="float" office:value="19.2">
            <text:p>19.2</text:p>
          </table:table-cell>
          <table:table-cell office:value-type="float" office:value="9274959">
            <text:p>9274959</text:p>
          </table:table-cell>
          <table:table-cell table:formula="of:=[.G135]+[.$I$2]" office:value-type="float" office:value="1.34">
            <text:p>1.34</text:p>
          </table:table-cell>
          <table:table-cell table:formula="of:=SIN([.G136])+[.$J$2]" office:value-type="float" office:value="0.97348454169532">
            <text:p>0.9734845417</text:p>
          </table:table-cell>
          <table:table-cell table:number-columns-repeated="2"/>
        </table:table-row>
        <table:table-row table:style-name="ro1">
          <table:table-cell office:value-type="string">
            <text:p>2008-07-08</text:p>
          </table:table-cell>
          <table:table-cell office:value-type="float" office:value="19.15">
            <text:p>19.15</text:p>
          </table:table-cell>
          <table:table-cell office:value-type="float" office:value="19.25">
            <text:p>19.25</text:p>
          </table:table-cell>
          <table:table-cell office:value-type="float" office:value="18.59">
            <text:p>18.59</text:p>
          </table:table-cell>
          <table:table-cell office:value-type="float" office:value="18.6">
            <text:p>18.6</text:p>
          </table:table-cell>
          <table:table-cell office:value-type="float" office:value="7778017">
            <text:p>7778017</text:p>
          </table:table-cell>
          <table:table-cell table:formula="of:=[.G136]+[.$I$2]" office:value-type="float" office:value="1.35">
            <text:p>1.35</text:p>
          </table:table-cell>
          <table:table-cell table:formula="of:=SIN([.G137])+[.$J$2]" office:value-type="float" office:value="0.975723357826659">
            <text:p>0.9757233578</text:p>
          </table:table-cell>
          <table:table-cell table:number-columns-repeated="2"/>
        </table:table-row>
        <table:table-row table:style-name="ro1">
          <table:table-cell office:value-type="string">
            <text:p>2008-07-09</text:p>
          </table:table-cell>
          <table:table-cell office:value-type="float" office:value="19.14">
            <text:p>19.14</text:p>
          </table:table-cell>
          <table:table-cell office:value-type="float" office:value="19.27">
            <text:p>19.27</text:p>
          </table:table-cell>
          <table:table-cell office:value-type="float" office:value="18.65">
            <text:p>18.65</text:p>
          </table:table-cell>
          <table:table-cell office:value-type="float" office:value="18.8">
            <text:p>18.8</text:p>
          </table:table-cell>
          <table:table-cell office:value-type="float" office:value="12675280">
            <text:p>12675280</text:p>
          </table:table-cell>
          <table:table-cell table:formula="of:=[.G137]+[.$I$2]" office:value-type="float" office:value="1.36">
            <text:p>1.36</text:p>
          </table:table-cell>
          <table:table-cell table:formula="of:=SIN([.G138])+[.$J$2]" office:value-type="float" office:value="0.977864602435316">
            <text:p>0.9778646024</text:p>
          </table:table-cell>
          <table:table-cell table:number-columns-repeated="2"/>
        </table:table-row>
        <table:table-row table:style-name="ro1">
          <table:table-cell office:value-type="string">
            <text:p>2008-07-10</text:p>
          </table:table-cell>
          <table:table-cell office:value-type="float" office:value="18.22">
            <text:p>18.22</text:p>
          </table:table-cell>
          <table:table-cell office:value-type="float" office:value="18.67">
            <text:p>18.67</text:p>
          </table:table-cell>
          <table:table-cell office:value-type="float" office:value="18.07">
            <text:p>18.07</text:p>
          </table:table-cell>
          <table:table-cell office:value-type="float" office:value="18.37">
            <text:p>18.37</text:p>
          </table:table-cell>
          <table:table-cell office:value-type="float" office:value="12816420">
            <text:p>12816420</text:p>
          </table:table-cell>
          <table:table-cell table:formula="of:=[.G138]+[.$I$2]" office:value-type="float" office:value="1.37">
            <text:p>1.37</text:p>
          </table:table-cell>
          <table:table-cell table:formula="of:=SIN([.G139])+[.$J$2]" office:value-type="float" office:value="0.979908061398614">
            <text:p>0.9799080614</text:p>
          </table:table-cell>
          <table:table-cell table:number-columns-repeated="2"/>
        </table:table-row>
        <table:table-row table:style-name="ro1">
          <table:table-cell office:value-type="string">
            <text:p>2008-07-11</text:p>
          </table:table-cell>
          <table:table-cell office:value-type="float" office:value="18.16">
            <text:p>18.16</text:p>
          </table:table-cell>
          <table:table-cell office:value-type="float" office:value="18.5">
            <text:p>18.5</text:p>
          </table:table-cell>
          <table:table-cell office:value-type="float" office:value="17.91">
            <text:p>17.91</text:p>
          </table:table-cell>
          <table:table-cell office:value-type="float" office:value="17.95">
            <text:p>17.95</text:p>
          </table:table-cell>
          <table:table-cell office:value-type="float" office:value="9900119">
            <text:p>9900119</text:p>
          </table:table-cell>
          <table:table-cell table:formula="of:=[.G139]+[.$I$2]" office:value-type="float" office:value="1.38">
            <text:p>1.38</text:p>
          </table:table-cell>
          <table:table-cell table:formula="of:=SIN([.G140])+[.$J$2]" office:value-type="float" office:value="0.98185353037236">
            <text:p>0.9818535304</text:p>
          </table:table-cell>
          <table:table-cell table:number-columns-repeated="2"/>
        </table:table-row>
        <table:table-row table:style-name="ro1">
          <table:table-cell office:value-type="string">
            <text:p>2008-07-14</text:p>
          </table:table-cell>
          <table:table-cell office:value-type="float" office:value="17.9">
            <text:p>17.9</text:p>
          </table:table-cell>
          <table:table-cell office:value-type="float" office:value="18.24">
            <text:p>18.24</text:p>
          </table:table-cell>
          <table:table-cell office:value-type="float" office:value="17.52">
            <text:p>17.52</text:p>
          </table:table-cell>
          <table:table-cell office:value-type="float" office:value="17.8">
            <text:p>17.8</text:p>
          </table:table-cell>
          <table:table-cell office:value-type="float" office:value="10763970">
            <text:p>10763970</text:p>
          </table:table-cell>
          <table:table-cell table:formula="of:=[.G140]+[.$I$2]" office:value-type="float" office:value="1.39">
            <text:p>1.39</text:p>
          </table:table-cell>
          <table:table-cell table:formula="of:=SIN([.G141])+[.$J$2]" office:value-type="float" office:value="0.983700814811277">
            <text:p>0.9837008148</text:p>
          </table:table-cell>
          <table:table-cell table:number-columns-repeated="2"/>
        </table:table-row>
        <table:table-row table:style-name="ro1">
          <table:table-cell office:value-type="string">
            <text:p>2008-07-15</text:p>
          </table:table-cell>
          <table:table-cell office:value-type="float" office:value="17.55">
            <text:p>17.55</text:p>
          </table:table-cell>
          <table:table-cell office:value-type="float" office:value="17.6">
            <text:p>17.6</text:p>
          </table:table-cell>
          <table:table-cell office:value-type="float" office:value="17.1">
            <text:p>17.1</text:p>
          </table:table-cell>
          <table:table-cell office:value-type="float" office:value="17.12">
            <text:p>17.12</text:p>
          </table:table-cell>
          <table:table-cell office:value-type="float" office:value="9761461">
            <text:p>9761461</text:p>
          </table:table-cell>
          <table:table-cell table:formula="of:=[.G141]+[.$I$2]" office:value-type="float" office:value="1.4">
            <text:p>1.4</text:p>
          </table:table-cell>
          <table:table-cell table:formula="of:=SIN([.G142])+[.$J$2]" office:value-type="float" office:value="0.98544972998846">
            <text:p>0.98544973</text:p>
          </table:table-cell>
          <table:table-cell table:number-columns-repeated="2"/>
        </table:table-row>
        <table:table-row table:style-name="ro1">
          <table:table-cell office:value-type="string">
            <text:p>2008-07-16</text:p>
          </table:table-cell>
          <table:table-cell office:value-type="float" office:value="16.95">
            <text:p>16.95</text:p>
          </table:table-cell>
          <table:table-cell office:value-type="float" office:value="18.09">
            <text:p>18.09</text:p>
          </table:table-cell>
          <table:table-cell office:value-type="float" office:value="16.89">
            <text:p>16.89</text:p>
          </table:table-cell>
          <table:table-cell office:value-type="float" office:value="18.09">
            <text:p>18.09</text:p>
          </table:table-cell>
          <table:table-cell office:value-type="float" office:value="15620330">
            <text:p>15620330</text:p>
          </table:table-cell>
          <table:table-cell table:formula="of:=[.G142]+[.$I$2]" office:value-type="float" office:value="1.41">
            <text:p>1.41</text:p>
          </table:table-cell>
          <table:table-cell table:formula="of:=SIN([.G143])+[.$J$2]" office:value-type="float" office:value="0.987100101013851">
            <text:p>0.987100101</text:p>
          </table:table-cell>
          <table:table-cell table:number-columns-repeated="2"/>
        </table:table-row>
        <table:table-row table:style-name="ro1">
          <table:table-cell office:value-type="string">
            <text:p>2008-07-17</text:p>
          </table:table-cell>
          <table:table-cell office:value-type="float" office:value="18.8">
            <text:p>18.8</text:p>
          </table:table-cell>
          <table:table-cell office:value-type="float" office:value="18.88">
            <text:p>18.88</text:p>
          </table:table-cell>
          <table:table-cell office:value-type="float" office:value="18.3">
            <text:p>18.3</text:p>
          </table:table-cell>
          <table:table-cell office:value-type="float" office:value="18.39">
            <text:p>18.39</text:p>
          </table:table-cell>
          <table:table-cell office:value-type="float" office:value="11532400">
            <text:p>11532400</text:p>
          </table:table-cell>
          <table:table-cell table:formula="of:=[.G143]+[.$I$2]" office:value-type="float" office:value="1.42">
            <text:p>1.42</text:p>
          </table:table-cell>
          <table:table-cell table:formula="of:=SIN([.G144])+[.$J$2]" office:value-type="float" office:value="0.98865176285172">
            <text:p>0.9886517629</text:p>
          </table:table-cell>
          <table:table-cell table:number-columns-repeated="2"/>
        </table:table-row>
        <table:table-row table:style-name="ro1">
          <table:table-cell office:value-type="string">
            <text:p>2008-07-18</text:p>
          </table:table-cell>
          <table:table-cell office:value-type="float" office:value="18.45">
            <text:p>18.45</text:p>
          </table:table-cell>
          <table:table-cell office:value-type="float" office:value="18.53">
            <text:p>18.53</text:p>
          </table:table-cell>
          <table:table-cell office:value-type="float" office:value="18.1">
            <text:p>18.1</text:p>
          </table:table-cell>
          <table:table-cell office:value-type="float" office:value="18.21">
            <text:p>18.21</text:p>
          </table:table-cell>
          <table:table-cell office:value-type="float" office:value="7583131">
            <text:p>7583131</text:p>
          </table:table-cell>
          <table:table-cell table:formula="of:=[.G144]+[.$I$2]" office:value-type="float" office:value="1.43">
            <text:p>1.43</text:p>
          </table:table-cell>
          <table:table-cell table:formula="of:=SIN([.G145])+[.$J$2]" office:value-type="float" office:value="0.990104560337178">
            <text:p>0.9901045603</text:p>
          </table:table-cell>
          <table:table-cell table:number-columns-repeated="2"/>
        </table:table-row>
        <table:table-row table:style-name="ro1">
          <table:table-cell office:value-type="string">
            <text:p>2008-07-21</text:p>
          </table:table-cell>
          <table:table-cell office:value-type="float" office:value="18.6">
            <text:p>18.6</text:p>
          </table:table-cell>
          <table:table-cell office:value-type="float" office:value="18.87">
            <text:p>18.87</text:p>
          </table:table-cell>
          <table:table-cell office:value-type="float" office:value="18.55">
            <text:p>18.55</text:p>
          </table:table-cell>
          <table:table-cell office:value-type="float" office:value="18.8">
            <text:p>18.8</text:p>
          </table:table-cell>
          <table:table-cell office:value-type="float" office:value="8317427">
            <text:p>8317427</text:p>
          </table:table-cell>
          <table:table-cell table:formula="of:=[.G145]+[.$I$2]" office:value-type="float" office:value="1.44">
            <text:p>1.44</text:p>
          </table:table-cell>
          <table:table-cell table:formula="of:=SIN([.G146])+[.$J$2]" office:value-type="float" office:value="0.991458348191687">
            <text:p>0.9914583482</text:p>
          </table:table-cell>
          <table:table-cell table:number-columns-repeated="2"/>
        </table:table-row>
        <table:table-row table:style-name="ro1">
          <table:table-cell office:value-type="string">
            <text:p>2008-07-22</text:p>
          </table:table-cell>
          <table:table-cell office:value-type="float" office:value="18.52">
            <text:p>18.52</text:p>
          </table:table-cell>
          <table:table-cell office:value-type="float" office:value="18.55">
            <text:p>18.55</text:p>
          </table:table-cell>
          <table:table-cell office:value-type="float" office:value="18.06">
            <text:p>18.06</text:p>
          </table:table-cell>
          <table:table-cell office:value-type="float" office:value="18.07">
            <text:p>18.07</text:p>
          </table:table-cell>
          <table:table-cell office:value-type="float" office:value="10676140">
            <text:p>10676140</text:p>
          </table:table-cell>
          <table:table-cell table:formula="of:=[.G146]+[.$I$2]" office:value-type="float" office:value="1.45">
            <text:p>1.45</text:p>
          </table:table-cell>
          <table:table-cell table:formula="of:=SIN([.G147])+[.$J$2]" office:value-type="float" office:value="0.992712991037589">
            <text:p>0.992712991</text:p>
          </table:table-cell>
          <table:table-cell table:number-columns-repeated="2"/>
        </table:table-row>
        <table:table-row table:style-name="ro1">
          <table:table-cell office:value-type="string">
            <text:p>2008-07-23</text:p>
          </table:table-cell>
          <table:table-cell office:value-type="float" office:value="18.5">
            <text:p>18.5</text:p>
          </table:table-cell>
          <table:table-cell office:value-type="float" office:value="19.08">
            <text:p>19.08</text:p>
          </table:table-cell>
          <table:table-cell office:value-type="float" office:value="18.36">
            <text:p>18.36</text:p>
          </table:table-cell>
          <table:table-cell office:value-type="float" office:value="18.9">
            <text:p>18.9</text:p>
          </table:table-cell>
          <table:table-cell office:value-type="float" office:value="19234270">
            <text:p>19234270</text:p>
          </table:table-cell>
          <table:table-cell table:formula="of:=[.G147]+[.$I$2]" office:value-type="float" office:value="1.46">
            <text:p>1.46</text:p>
          </table:table-cell>
          <table:table-cell table:formula="of:=SIN([.G148])+[.$J$2]" office:value-type="float" office:value="0.993868363411645">
            <text:p>0.9938683634</text:p>
          </table:table-cell>
          <table:table-cell table:number-columns-repeated="2"/>
        </table:table-row>
        <table:table-row table:style-name="ro1">
          <table:table-cell office:value-type="string">
            <text:p>2008-07-24</text:p>
          </table:table-cell>
          <table:table-cell office:value-type="float" office:value="18.73">
            <text:p>18.73</text:p>
          </table:table-cell>
          <table:table-cell office:value-type="float" office:value="19.65">
            <text:p>19.65</text:p>
          </table:table-cell>
          <table:table-cell office:value-type="float" office:value="18.72">
            <text:p>18.72</text:p>
          </table:table-cell>
          <table:table-cell office:value-type="float" office:value="19.45">
            <text:p>19.45</text:p>
          </table:table-cell>
          <table:table-cell office:value-type="float" office:value="20017200">
            <text:p>20017200</text:p>
          </table:table-cell>
          <table:table-cell table:formula="of:=[.G148]+[.$I$2]" office:value-type="float" office:value="1.47">
            <text:p>1.47</text:p>
          </table:table-cell>
          <table:table-cell table:formula="of:=SIN([.G149])+[.$J$2]" office:value-type="float" office:value="0.994924349777581">
            <text:p>0.9949243498</text:p>
          </table:table-cell>
          <table:table-cell table:number-columns-repeated="2"/>
        </table:table-row>
        <table:table-row table:style-name="ro1">
          <table:table-cell office:value-type="string">
            <text:p>2008-07-25</text:p>
          </table:table-cell>
          <table:table-cell office:value-type="float" office:value="18.18">
            <text:p>18.18</text:p>
          </table:table-cell>
          <table:table-cell office:value-type="float" office:value="18.51">
            <text:p>18.51</text:p>
          </table:table-cell>
          <table:table-cell office:value-type="float" office:value="17.6">
            <text:p>17.6</text:p>
          </table:table-cell>
          <table:table-cell office:value-type="float" office:value="17.75">
            <text:p>17.75</text:p>
          </table:table-cell>
          <table:table-cell office:value-type="float" office:value="20886890">
            <text:p>20886890</text:p>
          </table:table-cell>
          <table:table-cell table:formula="of:=[.G149]+[.$I$2]" office:value-type="float" office:value="1.48">
            <text:p>1.48</text:p>
          </table:table-cell>
          <table:table-cell table:formula="of:=SIN([.G150])+[.$J$2]" office:value-type="float" office:value="0.99588084453764">
            <text:p>0.9958808445</text:p>
          </table:table-cell>
          <table:table-cell table:number-columns-repeated="2"/>
        </table:table-row>
        <table:table-row table:style-name="ro1">
          <table:table-cell office:value-type="string">
            <text:p>2008-07-28</text:p>
          </table:table-cell>
          <table:table-cell office:value-type="float" office:value="16.22">
            <text:p>16.22</text:p>
          </table:table-cell>
          <table:table-cell office:value-type="float" office:value="16.25">
            <text:p>16.25</text:p>
          </table:table-cell>
          <table:table-cell office:value-type="float" office:value="15.4">
            <text:p>15.4</text:p>
          </table:table-cell>
          <table:table-cell office:value-type="float" office:value="15.81">
            <text:p>15.81</text:p>
          </table:table-cell>
          <table:table-cell office:value-type="float" office:value="37087340">
            <text:p>37087340</text:p>
          </table:table-cell>
          <table:table-cell table:formula="of:=[.G150]+[.$I$2]" office:value-type="float" office:value="1.49">
            <text:p>1.49</text:p>
          </table:table-cell>
          <table:table-cell table:formula="of:=SIN([.G151])+[.$J$2]" office:value-type="float" office:value="0.996737752043143">
            <text:p>0.996737752</text:p>
          </table:table-cell>
          <table:table-cell table:number-columns-repeated="2"/>
        </table:table-row>
        <table:table-row table:style-name="ro1">
          <table:table-cell office:value-type="string">
            <text:p>2008-07-29</text:p>
          </table:table-cell>
          <table:table-cell office:value-type="float" office:value="15.51">
            <text:p>15.51</text:p>
          </table:table-cell>
          <table:table-cell office:value-type="float" office:value="16.02">
            <text:p>16.02</text:p>
          </table:table-cell>
          <table:table-cell office:value-type="float" office:value="15.46">
            <text:p>15.46</text:p>
          </table:table-cell>
          <table:table-cell office:value-type="float" office:value="15.53">
            <text:p>15.53</text:p>
          </table:table-cell>
          <table:table-cell office:value-type="float" office:value="26829310">
            <text:p>26829310</text:p>
          </table:table-cell>
          <table:table-cell table:formula="of:=[.G151]+[.$I$2]" office:value-type="float" office:value="1.5">
            <text:p>1.5</text:p>
          </table:table-cell>
          <table:table-cell table:formula="of:=SIN([.G152])+[.$J$2]" office:value-type="float" office:value="0.997494986604055">
            <text:p>0.9974949866</text:p>
          </table:table-cell>
          <table:table-cell table:number-columns-repeated="2"/>
        </table:table-row>
        <table:table-row table:style-name="ro1">
          <table:table-cell office:value-type="string">
            <text:p>2008-07-30</text:p>
          </table:table-cell>
          <table:table-cell office:value-type="float" office:value="16.1">
            <text:p>16.1</text:p>
          </table:table-cell>
          <table:table-cell office:value-type="float" office:value="16.19">
            <text:p>16.19</text:p>
          </table:table-cell>
          <table:table-cell office:value-type="float" office:value="15.9">
            <text:p>15.9</text:p>
          </table:table-cell>
          <table:table-cell office:value-type="float" office:value="16.1">
            <text:p>16.1</text:p>
          </table:table-cell>
          <table:table-cell office:value-type="float" office:value="15809310">
            <text:p>15809310</text:p>
          </table:table-cell>
          <table:table-cell table:formula="of:=[.G152]+[.$I$2]" office:value-type="float" office:value="1.51">
            <text:p>1.51</text:p>
          </table:table-cell>
          <table:table-cell table:formula="of:=SIN([.G153])+[.$J$2]" office:value-type="float" office:value="0.998152472497548">
            <text:p>0.9981524725</text:p>
          </table:table-cell>
          <table:table-cell table:number-columns-repeated="2"/>
        </table:table-row>
        <table:table-row table:style-name="ro1">
          <table:table-cell office:value-type="string">
            <text:p>2008-07-31</text:p>
          </table:table-cell>
          <table:table-cell office:value-type="float" office:value="16.48">
            <text:p>16.48</text:p>
          </table:table-cell>
          <table:table-cell office:value-type="float" office:value="16.62">
            <text:p>16.62</text:p>
          </table:table-cell>
          <table:table-cell office:value-type="float" office:value="16.08">
            <text:p>16.08</text:p>
          </table:table-cell>
          <table:table-cell office:value-type="float" office:value="16.25">
            <text:p>16.25</text:p>
          </table:table-cell>
          <table:table-cell office:value-type="float" office:value="21616680">
            <text:p>21616680</text:p>
          </table:table-cell>
          <table:table-cell table:formula="of:=[.G153]+[.$I$2]" office:value-type="float" office:value="1.52">
            <text:p>1.52</text:p>
          </table:table-cell>
          <table:table-cell table:formula="of:=SIN([.G154])+[.$J$2]" office:value-type="float" office:value="0.998710143975583">
            <text:p>0.998710144</text:p>
          </table:table-cell>
          <table:table-cell table:number-columns-repeated="2"/>
        </table:table-row>
        <table:table-row table:style-name="ro1">
          <table:table-cell office:value-type="string">
            <text:p>2008-08-01</text:p>
          </table:table-cell>
          <table:table-cell office:value-type="float" office:value="16.1">
            <text:p>16.1</text:p>
          </table:table-cell>
          <table:table-cell office:value-type="float" office:value="16.39">
            <text:p>16.39</text:p>
          </table:table-cell>
          <table:table-cell office:value-type="float" office:value="15.99">
            <text:p>15.99</text:p>
          </table:table-cell>
          <table:table-cell office:value-type="float" office:value="16.17">
            <text:p>16.17</text:p>
          </table:table-cell>
          <table:table-cell office:value-type="float" office:value="8900129">
            <text:p>8900129</text:p>
          </table:table-cell>
          <table:table-cell table:formula="of:=[.G154]+[.$I$2]" office:value-type="float" office:value="1.53">
            <text:p>1.53</text:p>
          </table:table-cell>
          <table:table-cell table:formula="of:=SIN([.G155])+[.$J$2]" office:value-type="float" office:value="0.999167945271476">
            <text:p>0.9991679453</text:p>
          </table:table-cell>
          <table:table-cell table:number-columns-repeated="2"/>
        </table:table-row>
        <table:table-row table:style-name="ro1">
          <table:table-cell office:value-type="string">
            <text:p>2008-08-04</text:p>
          </table:table-cell>
          <table:table-cell office:value-type="float" office:value="16.25">
            <text:p>16.25</text:p>
          </table:table-cell>
          <table:table-cell office:value-type="float" office:value="16.54">
            <text:p>16.54</text:p>
          </table:table-cell>
          <table:table-cell office:value-type="float" office:value="16.16">
            <text:p>16.16</text:p>
          </table:table-cell>
          <table:table-cell office:value-type="float" office:value="16.45">
            <text:p>16.45</text:p>
          </table:table-cell>
          <table:table-cell office:value-type="float" office:value="5718260">
            <text:p>5718260</text:p>
          </table:table-cell>
          <table:table-cell table:formula="of:=[.G155]+[.$I$2]" office:value-type="float" office:value="1.54">
            <text:p>1.54</text:p>
          </table:table-cell>
          <table:table-cell table:formula="of:=SIN([.G156])+[.$J$2]" office:value-type="float" office:value="0.999525830605479">
            <text:p>0.9995258306</text:p>
          </table:table-cell>
          <table:table-cell table:number-columns-repeated="2"/>
        </table:table-row>
        <table:table-row table:style-name="ro1">
          <table:table-cell office:value-type="string">
            <text:p>2008-08-05</text:p>
          </table:table-cell>
          <table:table-cell office:value-type="float" office:value="16.45">
            <text:p>16.45</text:p>
          </table:table-cell>
          <table:table-cell office:value-type="float" office:value="17.07">
            <text:p>17.07</text:p>
          </table:table-cell>
          <table:table-cell office:value-type="float" office:value="16.2">
            <text:p>16.2</text:p>
          </table:table-cell>
          <table:table-cell office:value-type="float" office:value="17.01">
            <text:p>17.01</text:p>
          </table:table-cell>
          <table:table-cell office:value-type="float" office:value="13209210">
            <text:p>13209210</text:p>
          </table:table-cell>
          <table:table-cell table:formula="of:=[.G156]+[.$I$2]" office:value-type="float" office:value="1.55">
            <text:p>1.55</text:p>
          </table:table-cell>
          <table:table-cell table:formula="of:=SIN([.G157])+[.$J$2]" office:value-type="float" office:value="0.999783764189357">
            <text:p>0.9997837642</text:p>
          </table:table-cell>
          <table:table-cell table:number-columns-repeated="2"/>
        </table:table-row>
        <table:table-row table:style-name="ro1">
          <table:table-cell office:value-type="string">
            <text:p>2008-08-06</text:p>
          </table:table-cell>
          <table:table-cell office:value-type="float" office:value="17.62">
            <text:p>17.62</text:p>
          </table:table-cell>
          <table:table-cell office:value-type="float" office:value="18.03">
            <text:p>18.03</text:p>
          </table:table-cell>
          <table:table-cell office:value-type="float" office:value="17.52">
            <text:p>17.52</text:p>
          </table:table-cell>
          <table:table-cell office:value-type="float" office:value="17.99">
            <text:p>17.99</text:p>
          </table:table-cell>
          <table:table-cell office:value-type="float" office:value="15801020">
            <text:p>15801020</text:p>
          </table:table-cell>
          <table:table-cell table:formula="of:=[.G157]+[.$I$2]" office:value-type="float" office:value="1.56">
            <text:p>1.56</text:p>
          </table:table-cell>
          <table:table-cell table:formula="of:=SIN([.G158])+[.$J$2]" office:value-type="float" office:value="0.999941720229966">
            <text:p>0.9999417202</text:p>
          </table:table-cell>
          <table:table-cell table:number-columns-repeated="2"/>
        </table:table-row>
        <table:table-row table:style-name="ro1">
          <table:table-cell office:value-type="string">
            <text:p>2008-08-07</text:p>
          </table:table-cell>
          <table:table-cell office:value-type="float" office:value="17.85">
            <text:p>17.85</text:p>
          </table:table-cell>
          <table:table-cell office:value-type="float" office:value="18.15">
            <text:p>18.15</text:p>
          </table:table-cell>
          <table:table-cell office:value-type="float" office:value="17.57">
            <text:p>17.57</text:p>
          </table:table-cell>
          <table:table-cell office:value-type="float" office:value="17.99">
            <text:p>17.99</text:p>
          </table:table-cell>
          <table:table-cell office:value-type="float" office:value="13307370">
            <text:p>13307370</text:p>
          </table:table-cell>
          <table:table-cell table:formula="of:=[.G158]+[.$I$2]" office:value-type="float" office:value="1.57">
            <text:p>1.57</text:p>
          </table:table-cell>
          <table:table-cell table:formula="of:=SIN([.G159])+[.$J$2]" office:value-type="float" office:value="0.999999682931835">
            <text:p>0.9999996829</text:p>
          </table:table-cell>
          <table:table-cell table:number-columns-repeated="2"/>
        </table:table-row>
        <table:table-row table:style-name="ro1">
          <table:table-cell office:value-type="string">
            <text:p>2008-08-08</text:p>
          </table:table-cell>
          <table:table-cell office:value-type="float" office:value="17.5">
            <text:p>17.5</text:p>
          </table:table-cell>
          <table:table-cell office:value-type="float" office:value="17.64">
            <text:p>17.64</text:p>
          </table:table-cell>
          <table:table-cell office:value-type="float" office:value="17.32">
            <text:p>17.32</text:p>
          </table:table-cell>
          <table:table-cell office:value-type="float" office:value="17.35">
            <text:p>17.35</text:p>
          </table:table-cell>
          <table:table-cell office:value-type="float" office:value="11731700">
            <text:p>11731700</text:p>
          </table:table-cell>
          <table:table-cell table:formula="of:=[.G159]+[.$I$2]" office:value-type="float" office:value="1.58">
            <text:p>1.58</text:p>
          </table:table-cell>
          <table:table-cell table:formula="of:=SIN([.G160])+[.$J$2]" office:value-type="float" office:value="0.99995764649874">
            <text:p>0.9999576465</text:p>
          </table:table-cell>
          <table:table-cell table:number-columns-repeated="2"/>
        </table:table-row>
        <table:table-row table:style-name="ro1">
          <table:table-cell office:value-type="string">
            <text:p>2008-08-11</text:p>
          </table:table-cell>
          <table:table-cell office:value-type="float" office:value="17.71">
            <text:p>17.71</text:p>
          </table:table-cell>
          <table:table-cell office:value-type="float" office:value="17.87">
            <text:p>17.87</text:p>
          </table:table-cell>
          <table:table-cell office:value-type="float" office:value="17.53">
            <text:p>17.53</text:p>
          </table:table-cell>
          <table:table-cell office:value-type="float" office:value="17.78">
            <text:p>17.78</text:p>
          </table:table-cell>
          <table:table-cell office:value-type="float" office:value="7167732">
            <text:p>7167732</text:p>
          </table:table-cell>
          <table:table-cell table:formula="of:=[.G160]+[.$I$2]" office:value-type="float" office:value="1.59">
            <text:p>1.59</text:p>
          </table:table-cell>
          <table:table-cell table:formula="of:=SIN([.G161])+[.$J$2]" office:value-type="float" office:value="0.999815615134291">
            <text:p>0.9998156151</text:p>
          </table:table-cell>
          <table:table-cell table:number-columns-repeated="2"/>
        </table:table-row>
        <table:table-row table:style-name="ro1">
          <table:table-cell office:value-type="string">
            <text:p>2008-08-12</text:p>
          </table:table-cell>
          <table:table-cell office:value-type="float" office:value="17.88">
            <text:p>17.88</text:p>
          </table:table-cell>
          <table:table-cell office:value-type="float" office:value="17.95">
            <text:p>17.95</text:p>
          </table:table-cell>
          <table:table-cell office:value-type="float" office:value="17.35">
            <text:p>17.35</text:p>
          </table:table-cell>
          <table:table-cell office:value-type="float" office:value="17.47">
            <text:p>17.47</text:p>
          </table:table-cell>
          <table:table-cell office:value-type="float" office:value="11432960">
            <text:p>11432960</text:p>
          </table:table-cell>
          <table:table-cell table:formula="of:=[.G161]+[.$I$2]" office:value-type="float" office:value="1.6">
            <text:p>1.6</text:p>
          </table:table-cell>
          <table:table-cell table:formula="of:=SIN([.G162])+[.$J$2]" office:value-type="float" office:value="0.999573603041505">
            <text:p>0.999573603</text:p>
          </table:table-cell>
          <table:table-cell table:number-columns-repeated="2"/>
        </table:table-row>
        <table:table-row table:style-name="ro1">
          <table:table-cell office:value-type="string">
            <text:p>2008-08-13</text:p>
          </table:table-cell>
          <table:table-cell office:value-type="float" office:value="17.17">
            <text:p>17.17</text:p>
          </table:table-cell>
          <table:table-cell office:value-type="float" office:value="17.26">
            <text:p>17.26</text:p>
          </table:table-cell>
          <table:table-cell office:value-type="float" office:value="16.88">
            <text:p>16.88</text:p>
          </table:table-cell>
          <table:table-cell office:value-type="float" office:value="16.99">
            <text:p>16.99</text:p>
          </table:table-cell>
          <table:table-cell office:value-type="float" office:value="13565290">
            <text:p>13565290</text:p>
          </table:table-cell>
          <table:table-cell table:formula="of:=[.G162]+[.$I$2]" office:value-type="float" office:value="1.61">
            <text:p>1.61</text:p>
          </table:table-cell>
          <table:table-cell table:formula="of:=SIN([.G163])+[.$J$2]" office:value-type="float" office:value="0.99923163442139">
            <text:p>0.9992316344</text:p>
          </table:table-cell>
          <table:table-cell table:number-columns-repeated="2"/>
        </table:table-row>
        <table:table-row table:style-name="ro1">
          <table:table-cell office:value-type="string">
            <text:p>2008-08-14</text:p>
          </table:table-cell>
          <table:table-cell office:value-type="float" office:value="16.95">
            <text:p>16.95</text:p>
          </table:table-cell>
          <table:table-cell office:value-type="float" office:value="17.07">
            <text:p>17.07</text:p>
          </table:table-cell>
          <table:table-cell office:value-type="float" office:value="16.56">
            <text:p>16.56</text:p>
          </table:table-cell>
          <table:table-cell office:value-type="float" office:value="16.72">
            <text:p>16.72</text:p>
          </table:table-cell>
          <table:table-cell office:value-type="float" office:value="15904670">
            <text:p>15904670</text:p>
          </table:table-cell>
          <table:table-cell table:formula="of:=[.G163]+[.$I$2]" office:value-type="float" office:value="1.62">
            <text:p>1.62</text:p>
          </table:table-cell>
          <table:table-cell table:formula="of:=SIN([.G164])+[.$J$2]" office:value-type="float" office:value="0.998789743470524">
            <text:p>0.9987897435</text:p>
          </table:table-cell>
          <table:table-cell table:number-columns-repeated="2"/>
        </table:table-row>
        <table:table-row table:style-name="ro1">
          <table:table-cell office:value-type="string">
            <text:p>2008-08-15</text:p>
          </table:table-cell>
          <table:table-cell office:value-type="float" office:value="16.97">
            <text:p>16.97</text:p>
          </table:table-cell>
          <table:table-cell office:value-type="float" office:value="16.98">
            <text:p>16.98</text:p>
          </table:table-cell>
          <table:table-cell office:value-type="float" office:value="16.7">
            <text:p>16.7</text:p>
          </table:table-cell>
          <table:table-cell office:value-type="float" office:value="16.9">
            <text:p>16.9</text:p>
          </table:table-cell>
          <table:table-cell office:value-type="float" office:value="7070507">
            <text:p>7070507</text:p>
          </table:table-cell>
          <table:table-cell table:formula="of:=[.G164]+[.$I$2]" office:value-type="float" office:value="1.63">
            <text:p>1.63</text:p>
          </table:table-cell>
          <table:table-cell table:formula="of:=SIN([.G165])+[.$J$2]" office:value-type="float" office:value="0.998247974377632">
            <text:p>0.9982479744</text:p>
          </table:table-cell>
          <table:table-cell table:number-columns-repeated="2"/>
        </table:table-row>
        <table:table-row table:style-name="ro1">
          <table:table-cell office:value-type="string">
            <text:p>2008-08-18</text:p>
          </table:table-cell>
          <table:table-cell office:value-type="float" office:value="16.67">
            <text:p>16.67</text:p>
          </table:table-cell>
          <table:table-cell office:value-type="float" office:value="16.93">
            <text:p>16.93</text:p>
          </table:table-cell>
          <table:table-cell office:value-type="float" office:value="16.61">
            <text:p>16.61</text:p>
          </table:table-cell>
          <table:table-cell office:value-type="float" office:value="16.77">
            <text:p>16.77</text:p>
          </table:table-cell>
          <table:table-cell office:value-type="float" office:value="7288518">
            <text:p>7288518</text:p>
          </table:table-cell>
          <table:table-cell table:formula="of:=[.G165]+[.$I$2]" office:value-type="float" office:value="1.64">
            <text:p>1.64</text:p>
          </table:table-cell>
          <table:table-cell table:formula="of:=SIN([.G166])+[.$J$2]" office:value-type="float" office:value="0.997606381319173">
            <text:p>0.9976063813</text:p>
          </table:table-cell>
          <table:table-cell table:number-columns-repeated="2"/>
        </table:table-row>
        <table:table-row table:style-name="ro1">
          <table:table-cell office:value-type="string">
            <text:p>2008-08-19</text:p>
          </table:table-cell>
          <table:table-cell office:value-type="float" office:value="16.5">
            <text:p>16.5</text:p>
          </table:table-cell>
          <table:table-cell office:value-type="float" office:value="16.55">
            <text:p>16.55</text:p>
          </table:table-cell>
          <table:table-cell table:number-columns-repeated="2" office:value-type="float" office:value="16.15">
            <text:p>16.15</text:p>
          </table:table-cell>
          <table:table-cell office:value-type="float" office:value="11401020">
            <text:p>11401020</text:p>
          </table:table-cell>
          <table:table-cell table:formula="of:=[.G166]+[.$I$2]" office:value-type="float" office:value="1.65">
            <text:p>1.65</text:p>
          </table:table-cell>
          <table:table-cell table:formula="of:=SIN([.G167])+[.$J$2]" office:value-type="float" office:value="0.996865028453919">
            <text:p>0.9968650285</text:p>
          </table:table-cell>
          <table:table-cell table:number-columns-repeated="2"/>
        </table:table-row>
        <table:table-row table:style-name="ro1">
          <table:table-cell office:value-type="string">
            <text:p>2008-08-20</text:p>
          </table:table-cell>
          <table:table-cell office:value-type="float" office:value="16">
            <text:p>16</text:p>
          </table:table-cell>
          <table:table-cell office:value-type="float" office:value="16.15">
            <text:p>16.15</text:p>
          </table:table-cell>
          <table:table-cell office:value-type="float" office:value="15.88">
            <text:p>15.88</text:p>
          </table:table-cell>
          <table:table-cell office:value-type="float" office:value="16.03">
            <text:p>16.03</text:p>
          </table:table-cell>
          <table:table-cell office:value-type="float" office:value="12269150">
            <text:p>12269150</text:p>
          </table:table-cell>
          <table:table-cell table:formula="of:=[.G167]+[.$I$2]" office:value-type="float" office:value="1.66">
            <text:p>1.66</text:p>
          </table:table-cell>
          <table:table-cell table:formula="of:=SIN([.G168])+[.$J$2]" office:value-type="float" office:value="0.996023989916537">
            <text:p>0.9960239899</text:p>
          </table:table-cell>
          <table:table-cell table:number-columns-repeated="2"/>
        </table:table-row>
        <table:table-row table:style-name="ro1">
          <table:table-cell office:value-type="string">
            <text:p>2008-08-21</text:p>
          </table:table-cell>
          <table:table-cell office:value-type="float" office:value="16.03">
            <text:p>16.03</text:p>
          </table:table-cell>
          <table:table-cell office:value-type="float" office:value="16.04">
            <text:p>16.04</text:p>
          </table:table-cell>
          <table:table-cell office:value-type="float" office:value="15.49">
            <text:p>15.49</text:p>
          </table:table-cell>
          <table:table-cell office:value-type="float" office:value="15.59">
            <text:p>15.59</text:p>
          </table:table-cell>
          <table:table-cell office:value-type="float" office:value="13520970">
            <text:p>13520970</text:p>
          </table:table-cell>
          <table:table-cell table:formula="of:=[.G168]+[.$I$2]" office:value-type="float" office:value="1.67">
            <text:p>1.67</text:p>
          </table:table-cell>
          <table:table-cell table:formula="of:=SIN([.G169])+[.$J$2]" office:value-type="float" office:value="0.99508334981018">
            <text:p>0.9950833498</text:p>
          </table:table-cell>
          <table:table-cell table:number-columns-repeated="2"/>
        </table:table-row>
        <table:table-row table:style-name="ro1">
          <table:table-cell office:value-type="string">
            <text:p>2008-08-22</text:p>
          </table:table-cell>
          <table:table-cell office:value-type="float" office:value="15.41">
            <text:p>15.41</text:p>
          </table:table-cell>
          <table:table-cell office:value-type="float" office:value="15.83">
            <text:p>15.83</text:p>
          </table:table-cell>
          <table:table-cell office:value-type="float" office:value="15.32">
            <text:p>15.32</text:p>
          </table:table-cell>
          <table:table-cell office:value-type="float" office:value="15.67">
            <text:p>15.67</text:p>
          </table:table-cell>
          <table:table-cell office:value-type="float" office:value="18906520">
            <text:p>18906520</text:p>
          </table:table-cell>
          <table:table-cell table:formula="of:=[.G169]+[.$I$2]" office:value-type="float" office:value="1.68">
            <text:p>1.68</text:p>
          </table:table-cell>
          <table:table-cell table:formula="of:=SIN([.G170])+[.$J$2]" office:value-type="float" office:value="0.994043202198076">
            <text:p>0.9940432022</text:p>
          </table:table-cell>
          <table:table-cell table:number-columns-repeated="2"/>
        </table:table-row>
        <table:table-row table:style-name="ro1">
          <table:table-cell office:value-type="string">
            <text:p>2008-08-25</text:p>
          </table:table-cell>
          <table:table-cell office:value-type="float" office:value="15.98">
            <text:p>15.98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15.91">
            <text:p>15.91</text:p>
          </table:table-cell>
          <table:table-cell office:value-type="float" office:value="14437860">
            <text:p>14437860</text:p>
          </table:table-cell>
          <table:table-cell table:formula="of:=[.G170]+[.$I$2]" office:value-type="float" office:value="1.69">
            <text:p>1.69</text:p>
          </table:table-cell>
          <table:table-cell table:formula="of:=SIN([.G171])+[.$J$2]" office:value-type="float" office:value="0.992903651094118">
            <text:p>0.9929036511</text:p>
          </table:table-cell>
          <table:table-cell table:number-columns-repeated="2"/>
        </table:table-row>
        <table:table-row table:style-name="ro1">
          <table:table-cell office:value-type="string">
            <text:p>2008-08-26</text:p>
          </table:table-cell>
          <table:table-cell office:value-type="float" office:value="15.6">
            <text:p>15.6</text:p>
          </table:table-cell>
          <table:table-cell office:value-type="float" office:value="16.24">
            <text:p>16.24</text:p>
          </table:table-cell>
          <table:table-cell office:value-type="float" office:value="15.44">
            <text:p>15.44</text:p>
          </table:table-cell>
          <table:table-cell office:value-type="float" office:value="16.12">
            <text:p>16.12</text:p>
          </table:table-cell>
          <table:table-cell office:value-type="float" office:value="17386280">
            <text:p>17386280</text:p>
          </table:table-cell>
          <table:table-cell table:formula="of:=[.G171]+[.$I$2]" office:value-type="float" office:value="1.7">
            <text:p>1.7</text:p>
          </table:table-cell>
          <table:table-cell table:formula="of:=SIN([.G172])+[.$J$2]" office:value-type="float" office:value="0.991664810452468">
            <text:p>0.9916648105</text:p>
          </table:table-cell>
          <table:table-cell table:number-columns-repeated="2"/>
        </table:table-row>
        <table:table-row table:style-name="ro1">
          <table:table-cell office:value-type="string">
            <text:p>2008-08-27</text:p>
          </table:table-cell>
          <table:table-cell office:value-type="float" office:value="16.14">
            <text:p>16.14</text:p>
          </table:table-cell>
          <table:table-cell office:value-type="float" office:value="16.18">
            <text:p>16.18</text:p>
          </table:table-cell>
          <table:table-cell office:value-type="float" office:value="15.8">
            <text:p>15.8</text:p>
          </table:table-cell>
          <table:table-cell office:value-type="float" office:value="16.08">
            <text:p>16.08</text:p>
          </table:table-cell>
          <table:table-cell office:value-type="float" office:value="12002970">
            <text:p>12002970</text:p>
          </table:table-cell>
          <table:table-cell table:formula="of:=[.G172]+[.$I$2]" office:value-type="float" office:value="1.71">
            <text:p>1.71</text:p>
          </table:table-cell>
          <table:table-cell table:formula="of:=SIN([.G173])+[.$J$2]" office:value-type="float" office:value="0.990326804156158">
            <text:p>0.9903268042</text:p>
          </table:table-cell>
          <table:table-cell table:number-columns-repeated="2"/>
        </table:table-row>
        <table:table-row table:style-name="ro1">
          <table:table-cell office:value-type="string">
            <text:p>2008-08-28</text:p>
          </table:table-cell>
          <table:table-cell office:value-type="float" office:value="16.11">
            <text:p>16.11</text:p>
          </table:table-cell>
          <table:table-cell office:value-type="float" office:value="16.37">
            <text:p>16.37</text:p>
          </table:table-cell>
          <table:table-cell office:value-type="float" office:value="15.93">
            <text:p>15.93</text:p>
          </table:table-cell>
          <table:table-cell office:value-type="float" office:value="16.2">
            <text:p>16.2</text:p>
          </table:table-cell>
          <table:table-cell office:value-type="float" office:value="12427890">
            <text:p>12427890</text:p>
          </table:table-cell>
          <table:table-cell table:formula="of:=[.G173]+[.$I$2]" office:value-type="float" office:value="1.72">
            <text:p>1.72</text:p>
          </table:table-cell>
          <table:table-cell table:formula="of:=SIN([.G174])+[.$J$2]" office:value-type="float" office:value="0.988889766004701">
            <text:p>0.988889766</text:p>
          </table:table-cell>
          <table:table-cell table:number-columns-repeated="2"/>
        </table:table-row>
        <table:table-row table:style-name="ro1">
          <table:table-cell office:value-type="string">
            <text:p>2008-08-29</text:p>
          </table:table-cell>
          <table:table-cell office:value-type="float" office:value="16.48">
            <text:p>16.48</text:p>
          </table:table-cell>
          <table:table-cell office:value-type="float" office:value="16.65">
            <text:p>16.65</text:p>
          </table:table-cell>
          <table:table-cell office:value-type="float" office:value="16.4">
            <text:p>16.4</text:p>
          </table:table-cell>
          <table:table-cell office:value-type="float" office:value="16.61">
            <text:p>16.61</text:p>
          </table:table-cell>
          <table:table-cell office:value-type="float" office:value="16557330">
            <text:p>16557330</text:p>
          </table:table-cell>
          <table:table-cell table:formula="of:=[.G174]+[.$I$2]" office:value-type="float" office:value="1.73">
            <text:p>1.73</text:p>
          </table:table-cell>
          <table:table-cell table:formula="of:=SIN([.G175])+[.$J$2]" office:value-type="float" office:value="0.987353839700716">
            <text:p>0.9873538397</text:p>
          </table:table-cell>
          <table:table-cell table:number-columns-repeated="2"/>
        </table:table-row>
        <table:table-row table:style-name="ro1">
          <table:table-cell office:value-type="string">
            <text:p>2008-09-01</text:p>
          </table:table-cell>
          <table:table-cell office:value-type="float" office:value="16.45">
            <text:p>16.45</text:p>
          </table:table-cell>
          <table:table-cell office:value-type="float" office:value="16.71">
            <text:p>16.71</text:p>
          </table:table-cell>
          <table:table-cell office:value-type="float" office:value="16.38">
            <text:p>16.38</text:p>
          </table:table-cell>
          <table:table-cell office:value-type="float" office:value="16.65">
            <text:p>16.65</text:p>
          </table:table-cell>
          <table:table-cell office:value-type="float" office:value="6951428">
            <text:p>6951428</text:p>
          </table:table-cell>
          <table:table-cell table:formula="of:=[.G175]+[.$I$2]" office:value-type="float" office:value="1.74">
            <text:p>1.74</text:p>
          </table:table-cell>
          <table:table-cell table:formula="of:=SIN([.G176])+[.$J$2]" office:value-type="float" office:value="0.985719178835553">
            <text:p>0.9857191788</text:p>
          </table:table-cell>
          <table:table-cell table:number-columns-repeated="2"/>
        </table:table-row>
        <table:table-row table:style-name="ro1">
          <table:table-cell office:value-type="string">
            <text:p>2008-09-02</text:p>
          </table:table-cell>
          <table:table-cell office:value-type="float" office:value="16.75">
            <text:p>16.75</text:p>
          </table:table-cell>
          <table:table-cell office:value-type="float" office:value="17.19">
            <text:p>17.19</text:p>
          </table:table-cell>
          <table:table-cell office:value-type="float" office:value="16.73">
            <text:p>16.73</text:p>
          </table:table-cell>
          <table:table-cell office:value-type="float" office:value="16.97">
            <text:p>16.97</text:p>
          </table:table-cell>
          <table:table-cell office:value-type="float" office:value="10288740">
            <text:p>10288740</text:p>
          </table:table-cell>
          <table:table-cell table:formula="of:=[.G176]+[.$I$2]" office:value-type="float" office:value="1.75">
            <text:p>1.75</text:p>
          </table:table-cell>
          <table:table-cell table:formula="of:=SIN([.G177])+[.$J$2]" office:value-type="float" office:value="0.983985946873937">
            <text:p>0.9839859469</text:p>
          </table:table-cell>
          <table:table-cell table:number-columns-repeated="2"/>
        </table:table-row>
        <table:table-row table:style-name="ro1">
          <table:table-cell office:value-type="string">
            <text:p>2008-09-03</text:p>
          </table:table-cell>
          <table:table-cell office:value-type="float" office:value="17.19">
            <text:p>17.19</text:p>
          </table:table-cell>
          <table:table-cell office:value-type="float" office:value="17.28">
            <text:p>17.28</text:p>
          </table:table-cell>
          <table:table-cell office:value-type="float" office:value="16.75">
            <text:p>16.75</text:p>
          </table:table-cell>
          <table:table-cell office:value-type="float" office:value="16.8">
            <text:p>16.8</text:p>
          </table:table-cell>
          <table:table-cell office:value-type="float" office:value="17609830">
            <text:p>17609830</text:p>
          </table:table-cell>
          <table:table-cell table:formula="of:=[.G177]+[.$I$2]" office:value-type="float" office:value="1.76">
            <text:p>1.76</text:p>
          </table:table-cell>
          <table:table-cell table:formula="of:=SIN([.G178])+[.$J$2]" office:value-type="float" office:value="0.982154317137618">
            <text:p>0.9821543171</text:p>
          </table:table-cell>
          <table:table-cell table:number-columns-repeated="2"/>
        </table:table-row>
        <table:table-row table:style-name="ro1">
          <table:table-cell office:value-type="string">
            <text:p>2008-09-04</text:p>
          </table:table-cell>
          <table:table-cell office:value-type="float" office:value="16.88">
            <text:p>16.88</text:p>
          </table:table-cell>
          <table:table-cell office:value-type="float" office:value="17.02">
            <text:p>17.02</text:p>
          </table:table-cell>
          <table:table-cell office:value-type="float" office:value="16.66">
            <text:p>16.66</text:p>
          </table:table-cell>
          <table:table-cell office:value-type="float" office:value="16.92">
            <text:p>16.92</text:p>
          </table:table-cell>
          <table:table-cell office:value-type="float" office:value="15658270">
            <text:p>15658270</text:p>
          </table:table-cell>
          <table:table-cell table:formula="of:=[.G178]+[.$I$2]" office:value-type="float" office:value="1.77">
            <text:p>1.77</text:p>
          </table:table-cell>
          <table:table-cell table:formula="of:=SIN([.G179])+[.$J$2]" office:value-type="float" office:value="0.980224472788045">
            <text:p>0.9802244728</text:p>
          </table:table-cell>
          <table:table-cell table:number-columns-repeated="2"/>
        </table:table-row>
        <table:table-row table:style-name="ro1">
          <table:table-cell office:value-type="string">
            <text:p>2008-09-05</text:p>
          </table:table-cell>
          <table:table-cell office:value-type="float" office:value="16.36">
            <text:p>16.36</text:p>
          </table:table-cell>
          <table:table-cell office:value-type="float" office:value="16.41">
            <text:p>16.41</text:p>
          </table:table-cell>
          <table:table-cell office:value-type="float" office:value="16.2">
            <text:p>16.2</text:p>
          </table:table-cell>
          <table:table-cell office:value-type="float" office:value="16.26">
            <text:p>16.26</text:p>
          </table:table-cell>
          <table:table-cell office:value-type="float" office:value="11136090">
            <text:p>11136090</text:p>
          </table:table-cell>
          <table:table-cell table:formula="of:=[.G179]+[.$I$2]" office:value-type="float" office:value="1.78">
            <text:p>1.78</text:p>
          </table:table-cell>
          <table:table-cell table:formula="of:=SIN([.G180])+[.$J$2]" office:value-type="float" office:value="0.978196606808044">
            <text:p>0.9781966068</text:p>
          </table:table-cell>
          <table:table-cell table:number-columns-repeated="2"/>
        </table:table-row>
        <table:table-row table:style-name="ro1">
          <table:table-cell office:value-type="string">
            <text:p>2008-09-08</text:p>
          </table:table-cell>
          <table:table-cell office:value-type="float" office:value="16.89">
            <text:p>16.89</text:p>
          </table:table-cell>
          <table:table-cell office:value-type="float" office:value="17.96">
            <text:p>17.96</text:p>
          </table:table-cell>
          <table:table-cell office:value-type="float" office:value="16.8">
            <text:p>16.8</text:p>
          </table:table-cell>
          <table:table-cell office:value-type="float" office:value="17.6">
            <text:p>17.6</text:p>
          </table:table-cell>
          <table:table-cell office:value-type="float" office:value="26073800">
            <text:p>26073800</text:p>
          </table:table-cell>
          <table:table-cell table:formula="of:=[.G180]+[.$I$2]" office:value-type="float" office:value="1.79">
            <text:p>1.79</text:p>
          </table:table-cell>
          <table:table-cell table:formula="of:=SIN([.G181])+[.$J$2]" office:value-type="float" office:value="0.976070921982524">
            <text:p>0.976070922</text:p>
          </table:table-cell>
          <table:table-cell table:number-columns-repeated="2"/>
        </table:table-row>
        <table:table-row table:style-name="ro1">
          <table:table-cell office:value-type="string">
            <text:p>2008-09-09</text:p>
          </table:table-cell>
          <table:table-cell table:number-columns-repeated="2" office:value-type="float" office:value="17.75">
            <text:p>17.75</text:p>
          </table:table-cell>
          <table:table-cell office:value-type="float" office:value="17.11">
            <text:p>17.11</text:p>
          </table:table-cell>
          <table:table-cell office:value-type="float" office:value="17.41">
            <text:p>17.41</text:p>
          </table:table-cell>
          <table:table-cell office:value-type="float" office:value="13221280">
            <text:p>13221280</text:p>
          </table:table-cell>
          <table:table-cell table:formula="of:=[.G181]+[.$I$2]" office:value-type="float" office:value="1.8">
            <text:p>1.8</text:p>
          </table:table-cell>
          <table:table-cell table:formula="of:=SIN([.G182])+[.$J$2]" office:value-type="float" office:value="0.973847630878195">
            <text:p>0.9738476309</text:p>
          </table:table-cell>
          <table:table-cell table:number-columns-repeated="2"/>
        </table:table-row>
        <table:table-row table:style-name="ro1">
          <table:table-cell office:value-type="string">
            <text:p>2008-09-10</text:p>
          </table:table-cell>
          <table:table-cell office:value-type="float" office:value="16.83">
            <text:p>16.83</text:p>
          </table:table-cell>
          <table:table-cell office:value-type="float" office:value="17.61">
            <text:p>17.61</text:p>
          </table:table-cell>
          <table:table-cell office:value-type="float" office:value="16.65">
            <text:p>16.65</text:p>
          </table:table-cell>
          <table:table-cell office:value-type="float" office:value="17.61">
            <text:p>17.61</text:p>
          </table:table-cell>
          <table:table-cell office:value-type="float" office:value="11409180">
            <text:p>11409180</text:p>
          </table:table-cell>
          <table:table-cell table:formula="of:=[.G182]+[.$I$2]" office:value-type="float" office:value="1.81">
            <text:p>1.81</text:p>
          </table:table-cell>
          <table:table-cell table:formula="of:=SIN([.G183])+[.$J$2]" office:value-type="float" office:value="0.971526955822315">
            <text:p>0.9715269558</text:p>
          </table:table-cell>
          <table:table-cell table:number-columns-repeated="2"/>
        </table:table-row>
        <table:table-row table:style-name="ro1">
          <table:table-cell office:value-type="string">
            <text:p>2008-09-11</text:p>
          </table:table-cell>
          <table:table-cell office:value-type="float" office:value="17.4">
            <text:p>17.4</text:p>
          </table:table-cell>
          <table:table-cell office:value-type="float" office:value="17.42">
            <text:p>17.42</text:p>
          </table:table-cell>
          <table:table-cell office:value-type="float" office:value="16.8">
            <text:p>16.8</text:p>
          </table:table-cell>
          <table:table-cell office:value-type="float" office:value="16.85">
            <text:p>16.85</text:p>
          </table:table-cell>
          <table:table-cell office:value-type="float" office:value="10636440">
            <text:p>10636440</text:p>
          </table:table-cell>
          <table:table-cell table:formula="of:=[.G183]+[.$I$2]" office:value-type="float" office:value="1.82">
            <text:p>1.82</text:p>
          </table:table-cell>
          <table:table-cell table:formula="of:=SIN([.G184])+[.$J$2]" office:value-type="float" office:value="0.969109128880456">
            <text:p>0.9691091289</text:p>
          </table:table-cell>
          <table:table-cell table:number-columns-repeated="2"/>
        </table:table-row>
        <table:table-row table:style-name="ro1">
          <table:table-cell office:value-type="string">
            <text:p>2008-09-12</text:p>
          </table:table-cell>
          <table:table-cell office:value-type="float" office:value="17.05">
            <text:p>17.05</text:p>
          </table:table-cell>
          <table:table-cell office:value-type="float" office:value="17.27">
            <text:p>17.27</text:p>
          </table:table-cell>
          <table:table-cell office:value-type="float" office:value="16.77">
            <text:p>16.77</text:p>
          </table:table-cell>
          <table:table-cell office:value-type="float" office:value="17.25">
            <text:p>17.25</text:p>
          </table:table-cell>
          <table:table-cell office:value-type="float" office:value="9487467">
            <text:p>9487467</text:p>
          </table:table-cell>
          <table:table-cell table:formula="of:=[.G184]+[.$I$2]" office:value-type="float" office:value="1.83">
            <text:p>1.83</text:p>
          </table:table-cell>
          <table:table-cell table:formula="of:=SIN([.G185])+[.$J$2]" office:value-type="float" office:value="0.966594391833297">
            <text:p>0.9665943918</text:p>
          </table:table-cell>
          <table:table-cell table:number-columns-repeated="2"/>
        </table:table-row>
        <table:table-row table:style-name="ro1">
          <table:table-cell office:value-type="string">
            <text:p>2008-09-15</text:p>
          </table:table-cell>
          <table:table-cell office:value-type="float" office:value="16.8">
            <text:p>16.8</text:p>
          </table:table-cell>
          <table:table-cell office:value-type="float" office:value="17.09">
            <text:p>17.09</text:p>
          </table:table-cell>
          <table:table-cell office:value-type="float" office:value="16.33">
            <text:p>16.33</text:p>
          </table:table-cell>
          <table:table-cell office:value-type="float" office:value="16.87">
            <text:p>16.87</text:p>
          </table:table-cell>
          <table:table-cell office:value-type="float" office:value="14518730">
            <text:p>14518730</text:p>
          </table:table-cell>
          <table:table-cell table:formula="of:=[.G185]+[.$I$2]" office:value-type="float" office:value="1.84">
            <text:p>1.84</text:p>
          </table:table-cell>
          <table:table-cell table:formula="of:=SIN([.G186])+[.$J$2]" office:value-type="float" office:value="0.963982996152448">
            <text:p>0.9639829962</text:p>
          </table:table-cell>
          <table:table-cell table:number-columns-repeated="2"/>
        </table:table-row>
        <table:table-row table:style-name="ro1">
          <table:table-cell office:value-type="string">
            <text:p>2008-09-16</text:p>
          </table:table-cell>
          <table:table-cell office:value-type="float" office:value="16.3">
            <text:p>16.3</text:p>
          </table:table-cell>
          <table:table-cell office:value-type="float" office:value="16.37">
            <text:p>16.37</text:p>
          </table:table-cell>
          <table:table-cell office:value-type="float" office:value="15.82">
            <text:p>15.82</text:p>
          </table:table-cell>
          <table:table-cell office:value-type="float" office:value="16.36">
            <text:p>16.36</text:p>
          </table:table-cell>
          <table:table-cell office:value-type="float" office:value="35149830">
            <text:p>35149830</text:p>
          </table:table-cell>
          <table:table-cell table:formula="of:=[.G186]+[.$I$2]" office:value-type="float" office:value="1.85">
            <text:p>1.85</text:p>
          </table:table-cell>
          <table:table-cell table:formula="of:=SIN([.G187])+[.$J$2]" office:value-type="float" office:value="0.9612752029753">
            <text:p>0.961275203</text:p>
          </table:table-cell>
          <table:table-cell table:number-columns-repeated="2"/>
        </table:table-row>
        <table:table-row table:style-name="ro1">
          <table:table-cell office:value-type="string">
            <text:p>2008-09-17</text:p>
          </table:table-cell>
          <table:table-cell office:value-type="float" office:value="16.69">
            <text:p>16.69</text:p>
          </table:table-cell>
          <table:table-cell office:value-type="float" office:value="16.85">
            <text:p>16.85</text:p>
          </table:table-cell>
          <table:table-cell table:number-columns-repeated="2" office:value-type="float" office:value="16">
            <text:p>16</text:p>
          </table:table-cell>
          <table:table-cell office:value-type="float" office:value="18706340">
            <text:p>18706340</text:p>
          </table:table-cell>
          <table:table-cell table:formula="of:=[.G187]+[.$I$2]" office:value-type="float" office:value="1.86">
            <text:p>1.86</text:p>
          </table:table-cell>
          <table:table-cell table:formula="of:=SIN([.G188])+[.$J$2]" office:value-type="float" office:value="0.958471283078914">
            <text:p>0.9584712831</text:p>
          </table:table-cell>
          <table:table-cell table:number-columns-repeated="2"/>
        </table:table-row>
        <table:table-row table:style-name="ro1">
          <table:table-cell office:value-type="string">
            <text:p>2008-09-18</text:p>
          </table:table-cell>
          <table:table-cell office:value-type="float" office:value="15.21">
            <text:p>15.21</text:p>
          </table:table-cell>
          <table:table-cell office:value-type="float" office:value="15.62">
            <text:p>15.62</text:p>
          </table:table-cell>
          <table:table-cell office:value-type="float" office:value="15.07">
            <text:p>15.07</text:p>
          </table:table-cell>
          <table:table-cell office:value-type="float" office:value="15.45">
            <text:p>15.45</text:p>
          </table:table-cell>
          <table:table-cell office:value-type="float" office:value="22308020">
            <text:p>22308020</text:p>
          </table:table-cell>
          <table:table-cell table:formula="of:=[.G188]+[.$I$2]" office:value-type="float" office:value="1.87">
            <text:p>1.87</text:p>
          </table:table-cell>
          <table:table-cell table:formula="of:=SIN([.G189])+[.$J$2]" office:value-type="float" office:value="0.955571516852944">
            <text:p>0.9555715169</text:p>
          </table:table-cell>
          <table:table-cell table:number-columns-repeated="2"/>
        </table:table-row>
        <table:table-row table:style-name="ro1">
          <table:table-cell office:value-type="string">
            <text:p>2008-09-19</text:p>
          </table:table-cell>
          <table:table-cell office:value-type="float" office:value="16.35">
            <text:p>16.35</text:p>
          </table:table-cell>
          <table:table-cell office:value-type="float" office:value="17.71">
            <text:p>17.71</text:p>
          </table:table-cell>
          <table:table-cell office:value-type="float" office:value="16.25">
            <text:p>16.25</text:p>
          </table:table-cell>
          <table:table-cell office:value-type="float" office:value="17.71">
            <text:p>17.71</text:p>
          </table:table-cell>
          <table:table-cell office:value-type="float" office:value="24562170">
            <text:p>24562170</text:p>
          </table:table-cell>
          <table:table-cell table:formula="of:=[.G189]+[.$I$2]" office:value-type="float" office:value="1.88">
            <text:p>1.88</text:p>
          </table:table-cell>
          <table:table-cell table:formula="of:=SIN([.G190])+[.$J$2]" office:value-type="float" office:value="0.952576194271595">
            <text:p>0.9525761943</text:p>
          </table:table-cell>
          <table:table-cell table:number-columns-repeated="2"/>
        </table:table-row>
        <table:table-row table:style-name="ro1">
          <table:table-cell office:value-type="string">
            <text:p>2008-09-22</text:p>
          </table:table-cell>
          <table:table-cell office:value-type="float" office:value="19.49">
            <text:p>19.49</text:p>
          </table:table-cell>
          <table:table-cell office:value-type="float" office:value="20.1">
            <text:p>20.1</text:p>
          </table:table-cell>
          <table:table-cell office:value-type="float" office:value="18.41">
            <text:p>18.41</text:p>
          </table:table-cell>
          <table:table-cell office:value-type="float" office:value="19.15">
            <text:p>19.15</text:p>
          </table:table-cell>
          <table:table-cell office:value-type="float" office:value="19595130">
            <text:p>19595130</text:p>
          </table:table-cell>
          <table:table-cell table:formula="of:=[.G190]+[.$I$2]" office:value-type="float" office:value="1.89">
            <text:p>1.89</text:p>
          </table:table-cell>
          <table:table-cell table:formula="of:=SIN([.G191])+[.$J$2]" office:value-type="float" office:value="0.94948561486463">
            <text:p>0.9494856149</text:p>
          </table:table-cell>
          <table:table-cell table:number-columns-repeated="2"/>
        </table:table-row>
        <table:table-row table:style-name="ro1">
          <table:table-cell office:value-type="string">
            <text:p>2008-09-23</text:p>
          </table:table-cell>
          <table:table-cell office:value-type="float" office:value="18.35">
            <text:p>18.35</text:p>
          </table:table-cell>
          <table:table-cell office:value-type="float" office:value="18.83">
            <text:p>18.83</text:p>
          </table:table-cell>
          <table:table-cell office:value-type="float" office:value="17.9">
            <text:p>17.9</text:p>
          </table:table-cell>
          <table:table-cell office:value-type="float" office:value="18.04">
            <text:p>18.04</text:p>
          </table:table-cell>
          <table:table-cell office:value-type="float" office:value="8636174">
            <text:p>8636174</text:p>
          </table:table-cell>
          <table:table-cell table:formula="of:=[.G191]+[.$I$2]" office:value-type="float" office:value="1.9">
            <text:p>1.9</text:p>
          </table:table-cell>
          <table:table-cell table:formula="of:=SIN([.G192])+[.$J$2]" office:value-type="float" office:value="0.946300087687414">
            <text:p>0.9463000877</text:p>
          </table:table-cell>
          <table:table-cell table:number-columns-repeated="2"/>
        </table:table-row>
        <table:table-row table:style-name="ro1">
          <table:table-cell office:value-type="string">
            <text:p>2008-09-24</text:p>
          </table:table-cell>
          <table:table-cell office:value-type="float" office:value="18.29">
            <text:p>18.29</text:p>
          </table:table-cell>
          <table:table-cell office:value-type="float" office:value="18.73">
            <text:p>18.73</text:p>
          </table:table-cell>
          <table:table-cell office:value-type="float" office:value="18">
            <text:p>18</text:p>
          </table:table-cell>
          <table:table-cell office:value-type="float" office:value="18.64">
            <text:p>18.64</text:p>
          </table:table-cell>
          <table:table-cell office:value-type="float" office:value="12149410">
            <text:p>12149410</text:p>
          </table:table-cell>
          <table:table-cell table:formula="of:=[.G192]+[.$I$2]" office:value-type="float" office:value="1.91">
            <text:p>1.91</text:p>
          </table:table-cell>
          <table:table-cell table:formula="of:=SIN([.G193])+[.$J$2]" office:value-type="float" office:value="0.94301993129001">
            <text:p>0.9430199313</text:p>
          </table:table-cell>
          <table:table-cell table:number-columns-repeated="2"/>
        </table:table-row>
        <table:table-row table:style-name="ro1">
          <table:table-cell office:value-type="string">
            <text:p>2008-09-25</text:p>
          </table:table-cell>
          <table:table-cell office:value-type="float" office:value="18.41">
            <text:p>18.41</text:p>
          </table:table-cell>
          <table:table-cell office:value-type="float" office:value="19.06">
            <text:p>19.06</text:p>
          </table:table-cell>
          <table:table-cell office:value-type="float" office:value="18.34">
            <text:p>18.34</text:p>
          </table:table-cell>
          <table:table-cell office:value-type="float" office:value="18.52">
            <text:p>18.52</text:p>
          </table:table-cell>
          <table:table-cell office:value-type="float" office:value="11234020">
            <text:p>11234020</text:p>
          </table:table-cell>
          <table:table-cell table:formula="of:=[.G193]+[.$I$2]" office:value-type="float" office:value="1.92">
            <text:p>1.92</text:p>
          </table:table-cell>
          <table:table-cell table:formula="of:=SIN([.G194])+[.$J$2]" office:value-type="float" office:value="0.939645473685324">
            <text:p>0.9396454737</text:p>
          </table:table-cell>
          <table:table-cell table:number-columns-repeated="2"/>
        </table:table-row>
        <table:table-row table:style-name="ro1">
          <table:table-cell office:value-type="string">
            <text:p>2008-09-26</text:p>
          </table:table-cell>
          <table:table-cell office:value-type="float" office:value="18.85">
            <text:p>18.85</text:p>
          </table:table-cell>
          <table:table-cell office:value-type="float" office:value="19.11">
            <text:p>19.11</text:p>
          </table:table-cell>
          <table:table-cell office:value-type="float" office:value="18.25">
            <text:p>18.25</text:p>
          </table:table-cell>
          <table:table-cell office:value-type="float" office:value="19">
            <text:p>19</text:p>
          </table:table-cell>
          <table:table-cell office:value-type="float" office:value="11423550">
            <text:p>11423550</text:p>
          </table:table-cell>
          <table:table-cell table:formula="of:=[.G194]+[.$I$2]" office:value-type="float" office:value="1.93">
            <text:p>1.93</text:p>
          </table:table-cell>
          <table:table-cell table:formula="of:=SIN([.G195])+[.$J$2]" office:value-type="float" office:value="0.936177052316305">
            <text:p>0.9361770523</text:p>
          </table:table-cell>
          <table:table-cell table:number-columns-repeated="2"/>
        </table:table-row>
        <table:table-row table:style-name="ro1">
          <table:table-cell office:value-type="string">
            <text:p>2008-09-29</text:p>
          </table:table-cell>
          <table:table-cell office:value-type="float" office:value="19">
            <text:p>19</text:p>
          </table:table-cell>
          <table:table-cell office:value-type="float" office:value="19.48">
            <text:p>19.48</text:p>
          </table:table-cell>
          <table:table-cell office:value-type="float" office:value="18.63">
            <text:p>18.63</text:p>
          </table:table-cell>
          <table:table-cell office:value-type="float" office:value="18.79">
            <text:p>18.79</text:p>
          </table:table-cell>
          <table:table-cell office:value-type="float" office:value="7181269">
            <text:p>7181269</text:p>
          </table:table-cell>
          <table:table-cell table:formula="of:=[.G195]+[.$I$2]" office:value-type="float" office:value="1.94">
            <text:p>1.94</text:p>
          </table:table-cell>
          <table:table-cell table:formula="of:=SIN([.G196])+[.$J$2]" office:value-type="float" office:value="0.9326150140222">
            <text:p>0.932615014</text:p>
          </table:table-cell>
          <table:table-cell table:number-columns-repeated="2"/>
        </table:table-row>
        <table:table-row table:style-name="ro1">
          <table:table-cell office:value-type="string">
            <text:p>2008-09-30</text:p>
          </table:table-cell>
          <table:table-cell office:value-type="float" office:value="17.3">
            <text:p>17.3</text:p>
          </table:table-cell>
          <table:table-cell office:value-type="float" office:value="18.77">
            <text:p>18.77</text:p>
          </table:table-cell>
          <table:table-cell office:value-type="float" office:value="17.3">
            <text:p>17.3</text:p>
          </table:table-cell>
          <table:table-cell office:value-type="float" office:value="18.75">
            <text:p>18.75</text:p>
          </table:table-cell>
          <table:table-cell office:value-type="float" office:value="14543300">
            <text:p>14543300</text:p>
          </table:table-cell>
          <table:table-cell table:formula="of:=[.G196]+[.$I$2]" office:value-type="float" office:value="1.95">
            <text:p>1.95</text:p>
          </table:table-cell>
          <table:table-cell table:formula="of:=SIN([.G197])+[.$J$2]" office:value-type="float" office:value="0.928959715003869">
            <text:p>0.928959715</text:p>
          </table:table-cell>
          <table:table-cell table:number-columns-repeated="2"/>
        </table:table-row>
        <table:table-row table:style-name="ro1">
          <table:table-cell office:value-type="string">
            <text:p>2008-10-01</text:p>
          </table:table-cell>
          <table:table-cell office:value-type="float" office:value="19">
            <text:p>19</text:p>
          </table:table-cell>
          <table:table-cell office:value-type="float" office:value="19.3">
            <text:p>19.3</text:p>
          </table:table-cell>
          <table:table-cell office:value-type="float" office:value="18.7">
            <text:p>18.7</text:p>
          </table:table-cell>
          <table:table-cell office:value-type="float" office:value="19.3">
            <text:p>19.3</text:p>
          </table:table-cell>
          <table:table-cell office:value-type="float" office:value="11087200">
            <text:p>11087200</text:p>
          </table:table-cell>
          <table:table-cell table:formula="of:=[.G197]+[.$I$2]" office:value-type="float" office:value="1.96">
            <text:p>1.96</text:p>
          </table:table-cell>
          <table:table-cell table:formula="of:=SIN([.G198])+[.$J$2]" office:value-type="float" office:value="0.925211520788168">
            <text:p>0.9252115208</text:p>
          </table:table-cell>
          <table:table-cell table:number-columns-repeated="2"/>
        </table:table-row>
        <table:table-row table:style-name="ro1">
          <table:table-cell office:value-type="string">
            <text:p>2008-10-02</text:p>
          </table:table-cell>
          <table:table-cell office:value-type="float" office:value="19.45">
            <text:p>19.45</text:p>
          </table:table-cell>
          <table:table-cell office:value-type="float" office:value="19.63">
            <text:p>19.63</text:p>
          </table:table-cell>
          <table:table-cell office:value-type="float" office:value="18.57">
            <text:p>18.57</text:p>
          </table:table-cell>
          <table:table-cell office:value-type="float" office:value="18.98">
            <text:p>18.98</text:p>
          </table:table-cell>
          <table:table-cell office:value-type="float" office:value="9624173">
            <text:p>9624173</text:p>
          </table:table-cell>
          <table:table-cell table:formula="of:=[.G198]+[.$I$2]" office:value-type="float" office:value="1.97">
            <text:p>1.97</text:p>
          </table:table-cell>
          <table:table-cell table:formula="of:=SIN([.G199])+[.$J$2]" office:value-type="float" office:value="0.921370806191395">
            <text:p>0.9213708062</text:p>
          </table:table-cell>
          <table:table-cell table:number-columns-repeated="2"/>
        </table:table-row>
        <table:table-row table:style-name="ro1">
          <table:table-cell office:value-type="string">
            <text:p>2008-10-03</text:p>
          </table:table-cell>
          <table:table-cell office:value-type="float" office:value="18.41">
            <text:p>18.41</text:p>
          </table:table-cell>
          <table:table-cell office:value-type="float" office:value="18.86">
            <text:p>18.86</text:p>
          </table:table-cell>
          <table:table-cell office:value-type="float" office:value="18.22">
            <text:p>18.22</text:p>
          </table:table-cell>
          <table:table-cell office:value-type="float" office:value="18.71">
            <text:p>18.71</text:p>
          </table:table-cell>
          <table:table-cell office:value-type="float" office:value="5988825">
            <text:p>5988825</text:p>
          </table:table-cell>
          <table:table-cell table:formula="of:=[.G199]+[.$I$2]" office:value-type="float" office:value="1.98">
            <text:p>1.98</text:p>
          </table:table-cell>
          <table:table-cell table:formula="of:=SIN([.G200])+[.$J$2]" office:value-type="float" office:value="0.917437955281809">
            <text:p>0.9174379553</text:p>
          </table:table-cell>
          <table:table-cell table:number-columns-repeated="2"/>
        </table:table-row>
        <table:table-row table:style-name="ro1">
          <table:table-cell office:value-type="string">
            <text:p>2008-10-06</text:p>
          </table:table-cell>
          <table:table-cell office:value-type="float" office:value="18.5">
            <text:p>18.5</text:p>
          </table:table-cell>
          <table:table-cell office:value-type="float" office:value="18.54">
            <text:p>18.54</text:p>
          </table:table-cell>
          <table:table-cell office:value-type="float" office:value="17.83">
            <text:p>17.83</text:p>
          </table:table-cell>
          <table:table-cell office:value-type="float" office:value="18.05">
            <text:p>18.05</text:p>
          </table:table-cell>
          <table:table-cell office:value-type="float" office:value="3730907">
            <text:p>3730907</text:p>
          </table:table-cell>
          <table:table-cell table:formula="of:=[.G200]+[.$I$2]" office:value-type="float" office:value="1.99">
            <text:p>1.99</text:p>
          </table:table-cell>
          <table:table-cell table:formula="of:=SIN([.G201])+[.$J$2]" office:value-type="float" office:value="0.913413361341224">
            <text:p>0.9134133613</text:p>
          </table:table-cell>
          <table:table-cell table:number-columns-repeated="2"/>
        </table:table-row>
        <table:table-row table:style-name="ro1">
          <table:table-cell office:value-type="string">
            <text:p>2008-10-07</text:p>
          </table:table-cell>
          <table:table-cell office:value-type="float" office:value="17.5">
            <text:p>17.5</text:p>
          </table:table-cell>
          <table:table-cell office:value-type="float" office:value="18.88">
            <text:p>18.88</text:p>
          </table:table-cell>
          <table:table-cell office:value-type="float" office:value="17.5">
            <text:p>17.5</text:p>
          </table:table-cell>
          <table:table-cell office:value-type="float" office:value="18.15">
            <text:p>18.15</text:p>
          </table:table-cell>
          <table:table-cell office:value-type="float" office:value="8160367">
            <text:p>8160367</text:p>
          </table:table-cell>
          <table:table-cell table:formula="of:=[.G201]+[.$I$2]" office:value-type="float" office:value="2">
            <text:p>2</text:p>
          </table:table-cell>
          <table:table-cell table:formula="of:=SIN([.G202])+[.$J$2]" office:value-type="float" office:value="0.909297426825681">
            <text:p>0.9092974268</text:p>
          </table:table-cell>
          <table:table-cell table:number-columns-repeated="2"/>
        </table:table-row>
        <table:table-row table:style-name="ro1">
          <table:table-cell office:value-type="string">
            <text:p>2008-10-08</text:p>
          </table:table-cell>
          <table:table-cell office:value-type="float" office:value="17.4">
            <text:p>17.4</text:p>
          </table:table-cell>
          <table:table-cell office:value-type="float" office:value="17.6">
            <text:p>17.6</text:p>
          </table:table-cell>
          <table:table-cell office:value-type="float" office:value="16.9">
            <text:p>16.9</text:p>
          </table:table-cell>
          <table:table-cell office:value-type="float" office:value="17">
            <text:p>17</text:p>
          </table:table-cell>
          <table:table-cell office:value-type="float" office:value="9624813">
            <text:p>9624813</text:p>
          </table:table-cell>
          <table:table-cell table:formula="of:=[.G202]+[.$I$2]" office:value-type="float" office:value="2.01">
            <text:p>2.01</text:p>
          </table:table-cell>
          <table:table-cell table:formula="of:=SIN([.G203])+[.$J$2]" office:value-type="float" office:value="0.9050905633252">
            <text:p>0.9050905633</text:p>
          </table:table-cell>
          <table:table-cell table:number-columns-repeated="2"/>
        </table:table-row>
        <table:table-row table:style-name="ro1">
          <table:table-cell office:value-type="string">
            <text:p>2008-10-09</text:p>
          </table:table-cell>
          <table:table-cell office:value-type="float" office:value="17">
            <text:p>17</text:p>
          </table:table-cell>
          <table:table-cell office:value-type="float" office:value="17.17">
            <text:p>17.17</text:p>
          </table:table-cell>
          <table:table-cell office:value-type="float" office:value="16.58">
            <text:p>16.58</text:p>
          </table:table-cell>
          <table:table-cell office:value-type="float" office:value="16.65">
            <text:p>16.65</text:p>
          </table:table-cell>
          <table:table-cell office:value-type="float" office:value="7843917">
            <text:p>7843917</text:p>
          </table:table-cell>
          <table:table-cell table:formula="of:=[.G203]+[.$I$2]" office:value-type="float" office:value="2.02">
            <text:p>2.02</text:p>
          </table:table-cell>
          <table:table-cell table:formula="of:=SIN([.G204])+[.$J$2]" office:value-type="float" office:value="0.900793191522627">
            <text:p>0.9007931915</text:p>
          </table:table-cell>
          <table:table-cell table:number-columns-repeated="2"/>
        </table:table-row>
        <table:table-row table:style-name="ro1">
          <table:table-cell office:value-type="string">
            <text:p>2008-10-10</text:p>
          </table:table-cell>
          <table:table-cell office:value-type="float" office:value="16.03">
            <text:p>16.03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15.3">
            <text:p>15.3</text:p>
          </table:table-cell>
          <table:table-cell office:value-type="float" office:value="12562290">
            <text:p>12562290</text:p>
          </table:table-cell>
          <table:table-cell table:formula="of:=[.G204]+[.$I$2]" office:value-type="float" office:value="2.03">
            <text:p>2.03</text:p>
          </table:table-cell>
          <table:table-cell table:formula="of:=SIN([.G205])+[.$J$2]" office:value-type="float" office:value="0.89640574115156">
            <text:p>0.8964057412</text:p>
          </table:table-cell>
          <table:table-cell table:number-columns-repeated="2"/>
        </table:table-row>
        <table:table-row table:style-name="ro1">
          <table:table-cell office:value-type="string">
            <text:p>2008-10-13</text:p>
          </table:table-cell>
          <table:table-cell office:value-type="float" office:value="16.5">
            <text:p>16.5</text:p>
          </table:table-cell>
          <table:table-cell office:value-type="float" office:value="17.3">
            <text:p>17.3</text:p>
          </table:table-cell>
          <table:table-cell office:value-type="float" office:value="16.17">
            <text:p>16.17</text:p>
          </table:table-cell>
          <table:table-cell office:value-type="float" office:value="17.3">
            <text:p>17.3</text:p>
          </table:table-cell>
          <table:table-cell office:value-type="float" office:value="14892570">
            <text:p>14892570</text:p>
          </table:table-cell>
          <table:table-cell table:formula="of:=[.G205]+[.$I$2]" office:value-type="float" office:value="2.04">
            <text:p>2.04</text:p>
          </table:table-cell>
          <table:table-cell table:formula="of:=SIN([.G206])+[.$J$2]" office:value-type="float" office:value="0.891928650953379">
            <text:p>0.891928651</text:p>
          </table:table-cell>
          <table:table-cell table:number-columns-repeated="2"/>
        </table:table-row>
        <table:table-row table:style-name="ro1">
          <table:table-cell office:value-type="string">
            <text:p>2008-10-14</text:p>
          </table:table-cell>
          <table:table-cell office:value-type="float" office:value="18.7">
            <text:p>18.7</text:p>
          </table:table-cell>
          <table:table-cell office:value-type="float" office:value="18.99">
            <text:p>18.99</text:p>
          </table:table-cell>
          <table:table-cell office:value-type="float" office:value="18.08">
            <text:p>18.08</text:p>
          </table:table-cell>
          <table:table-cell office:value-type="float" office:value="18.25">
            <text:p>18.25</text:p>
          </table:table-cell>
          <table:table-cell office:value-type="float" office:value="17508960">
            <text:p>17508960</text:p>
          </table:table-cell>
          <table:table-cell table:formula="of:=[.G206]+[.$I$2]" office:value-type="float" office:value="2.05">
            <text:p>2.05</text:p>
          </table:table-cell>
          <table:table-cell table:formula="of:=SIN([.G207])+[.$J$2]" office:value-type="float" office:value="0.887362368633375">
            <text:p>0.8873623686</text:p>
          </table:table-cell>
          <table:table-cell table:number-columns-repeated="2"/>
        </table:table-row>
        <table:table-row table:style-name="ro1">
          <table:table-cell office:value-type="string">
            <text:p>2008-10-15</text:p>
          </table:table-cell>
          <table:table-cell office:value-type="float" office:value="18.32">
            <text:p>18.32</text:p>
          </table:table-cell>
          <table:table-cell office:value-type="float" office:value="18.49">
            <text:p>18.49</text:p>
          </table:table-cell>
          <table:table-cell office:value-type="float" office:value="17.95">
            <text:p>17.95</text:p>
          </table:table-cell>
          <table:table-cell office:value-type="float" office:value="18.2">
            <text:p>18.2</text:p>
          </table:table-cell>
          <table:table-cell office:value-type="float" office:value="8963085">
            <text:p>8963085</text:p>
          </table:table-cell>
          <table:table-cell table:formula="of:=[.G207]+[.$I$2]" office:value-type="float" office:value="2.06">
            <text:p>2.06</text:p>
          </table:table-cell>
          <table:table-cell table:formula="of:=SIN([.G208])+[.$J$2]" office:value-type="float" office:value="0.882707350815974">
            <text:p>0.8827073508</text:p>
          </table:table-cell>
          <table:table-cell table:number-columns-repeated="2"/>
        </table:table-row>
        <table:table-row table:style-name="ro1">
          <table:table-cell office:value-type="string">
            <text:p>2008-10-16</text:p>
          </table:table-cell>
          <table:table-cell table:number-columns-repeated="2" office:value-type="float" office:value="17.6">
            <text:p>17.6</text:p>
          </table:table-cell>
          <table:table-cell office:value-type="float" office:value="17.19">
            <text:p>17.19</text:p>
          </table:table-cell>
          <table:table-cell office:value-type="float" office:value="17.33">
            <text:p>17.33</text:p>
          </table:table-cell>
          <table:table-cell office:value-type="float" office:value="8381060">
            <text:p>8381060</text:p>
          </table:table-cell>
          <table:table-cell table:formula="of:=[.G208]+[.$I$2]" office:value-type="float" office:value="2.07">
            <text:p>2.07</text:p>
          </table:table-cell>
          <table:table-cell table:formula="of:=SIN([.G209])+[.$J$2]" office:value-type="float" office:value="0.877964062999078">
            <text:p>0.877964063</text:p>
          </table:table-cell>
          <table:table-cell table:number-columns-repeated="2"/>
        </table:table-row>
        <table:table-row table:style-name="ro1">
          <table:table-cell office:value-type="string">
            <text:p>2008-10-17</text:p>
          </table:table-cell>
          <table:table-cell office:value-type="float" office:value="17.75">
            <text:p>17.75</text:p>
          </table:table-cell>
          <table:table-cell office:value-type="float" office:value="17.93">
            <text:p>17.93</text:p>
          </table:table-cell>
          <table:table-cell office:value-type="float" office:value="16.77">
            <text:p>16.77</text:p>
          </table:table-cell>
          <table:table-cell office:value-type="float" office:value="16.85">
            <text:p>16.85</text:p>
          </table:table-cell>
          <table:table-cell office:value-type="float" office:value="7357939">
            <text:p>7357939</text:p>
          </table:table-cell>
          <table:table-cell table:formula="of:=[.G209]+[.$I$2]" office:value-type="float" office:value="2.08">
            <text:p>2.08</text:p>
          </table:table-cell>
          <table:table-cell table:formula="of:=SIN([.G210])+[.$J$2]" office:value-type="float" office:value="0.873132979507517">
            <text:p>0.8731329795</text:p>
          </table:table-cell>
          <table:table-cell table:number-columns-repeated="2"/>
        </table:table-row>
        <table:table-row table:style-name="ro1">
          <table:table-cell office:value-type="string">
            <text:p>2008-10-20</text:p>
          </table:table-cell>
          <table:table-cell office:value-type="float" office:value="17.18">
            <text:p>17.18</text:p>
          </table:table-cell>
          <table:table-cell office:value-type="float" office:value="17.73">
            <text:p>17.73</text:p>
          </table:table-cell>
          <table:table-cell office:value-type="float" office:value="16.9">
            <text:p>16.9</text:p>
          </table:table-cell>
          <table:table-cell office:value-type="float" office:value="17.73">
            <text:p>17.73</text:p>
          </table:table-cell>
          <table:table-cell office:value-type="float" office:value="7681756">
            <text:p>7681756</text:p>
          </table:table-cell>
          <table:table-cell table:formula="of:=[.G210]+[.$I$2]" office:value-type="float" office:value="2.09">
            <text:p>2.09</text:p>
          </table:table-cell>
          <table:table-cell table:formula="of:=SIN([.G211])+[.$J$2]" office:value-type="float" office:value="0.868214583445613">
            <text:p>0.8682145834</text:p>
          </table:table-cell>
          <table:table-cell table:number-columns-repeated="2"/>
        </table:table-row>
        <table:table-row table:style-name="ro1">
          <table:table-cell office:value-type="string">
            <text:p>2008-10-21</text:p>
          </table:table-cell>
          <table:table-cell office:value-type="float" office:value="18.2">
            <text:p>18.2</text:p>
          </table:table-cell>
          <table:table-cell office:value-type="float" office:value="18.85">
            <text:p>18.85</text:p>
          </table:table-cell>
          <table:table-cell office:value-type="float" office:value="17.73">
            <text:p>17.73</text:p>
          </table:table-cell>
          <table:table-cell office:value-type="float" office:value="18.85">
            <text:p>18.85</text:p>
          </table:table-cell>
          <table:table-cell office:value-type="float" office:value="12935810">
            <text:p>12935810</text:p>
          </table:table-cell>
          <table:table-cell table:formula="of:=[.G211]+[.$I$2]" office:value-type="float" office:value="2.1">
            <text:p>2.1</text:p>
          </table:table-cell>
          <table:table-cell table:formula="of:=SIN([.G212])+[.$J$2]" office:value-type="float" office:value="0.863209366648874">
            <text:p>0.8632093666</text:p>
          </table:table-cell>
          <table:table-cell table:number-columns-repeated="2"/>
        </table:table-row>
        <table:table-row table:style-name="ro1">
          <table:table-cell office:value-type="string">
            <text:p>2008-10-22</text:p>
          </table:table-cell>
          <table:table-cell office:value-type="float" office:value="18.37">
            <text:p>18.37</text:p>
          </table:table-cell>
          <table:table-cell office:value-type="float" office:value="19.25">
            <text:p>19.25</text:p>
          </table:table-cell>
          <table:table-cell office:value-type="float" office:value="18.37">
            <text:p>18.37</text:p>
          </table:table-cell>
          <table:table-cell office:value-type="float" office:value="19">
            <text:p>19</text:p>
          </table:table-cell>
          <table:table-cell office:value-type="float" office:value="11255720">
            <text:p>11255720</text:p>
          </table:table-cell>
          <table:table-cell table:formula="of:=[.G212]+[.$I$2]" office:value-type="float" office:value="2.11">
            <text:p>2.11</text:p>
          </table:table-cell>
          <table:table-cell table:formula="of:=SIN([.G213])+[.$J$2]" office:value-type="float" office:value="0.858117829634809">
            <text:p>0.8581178296</text:p>
          </table:table-cell>
          <table:table-cell table:number-columns-repeated="2"/>
        </table:table-row>
        <table:table-row table:style-name="ro1">
          <table:table-cell office:value-type="string">
            <text:p>2008-10-23</text:p>
          </table:table-cell>
          <table:table-cell office:value-type="float" office:value="18.2">
            <text:p>18.2</text:p>
          </table:table-cell>
          <table:table-cell office:value-type="float" office:value="18.47">
            <text:p>18.47</text:p>
          </table:table-cell>
          <table:table-cell office:value-type="float" office:value="17.91">
            <text:p>17.91</text:p>
          </table:table-cell>
          <table:table-cell office:value-type="float" office:value="18.01">
            <text:p>18.01</text:p>
          </table:table-cell>
          <table:table-cell office:value-type="float" office:value="10962760">
            <text:p>10962760</text:p>
          </table:table-cell>
          <table:table-cell table:formula="of:=[.G213]+[.$I$2]" office:value-type="float" office:value="2.12">
            <text:p>2.12</text:p>
          </table:table-cell>
          <table:table-cell table:formula="of:=SIN([.G214])+[.$J$2]" office:value-type="float" office:value="0.852940481552877">
            <text:p>0.8529404816</text:p>
          </table:table-cell>
          <table:table-cell table:number-columns-repeated="2"/>
        </table:table-row>
        <table:table-row table:style-name="ro1">
          <table:table-cell office:value-type="string">
            <text:p>2008-10-24</text:p>
          </table:table-cell>
          <table:table-cell table:number-columns-repeated="2" office:value-type="float" office:value="18.5">
            <text:p>18.5</text:p>
          </table:table-cell>
          <table:table-cell office:value-type="float" office:value="17.12">
            <text:p>17.12</text:p>
          </table:table-cell>
          <table:table-cell office:value-type="float" office:value="17.55">
            <text:p>17.55</text:p>
          </table:table-cell>
          <table:table-cell office:value-type="float" office:value="11146520">
            <text:p>11146520</text:p>
          </table:table-cell>
          <table:table-cell table:formula="of:=[.G214]+[.$I$2]" office:value-type="float" office:value="2.13">
            <text:p>2.13</text:p>
          </table:table-cell>
          <table:table-cell table:formula="of:=SIN([.G215])+[.$J$2]" office:value-type="float" office:value="0.84767784013357">
            <text:p>0.8476778401</text:p>
          </table:table-cell>
          <table:table-cell table:number-columns-repeated="2"/>
        </table:table-row>
        <table:table-row table:style-name="ro1">
          <table:table-cell office:value-type="string">
            <text:p>2008-10-27</text:p>
          </table:table-cell>
          <table:table-cell office:value-type="float" office:value="17.55">
            <text:p>17.55</text:p>
          </table:table-cell>
          <table:table-cell office:value-type="float" office:value="17.59">
            <text:p>17.59</text:p>
          </table:table-cell>
          <table:table-cell office:value-type="float" office:value="16.82">
            <text:p>16.82</text:p>
          </table:table-cell>
          <table:table-cell office:value-type="float" office:value="17">
            <text:p>17</text:p>
          </table:table-cell>
          <table:table-cell office:value-type="float" office:value="7004030">
            <text:p>7004030</text:p>
          </table:table-cell>
          <table:table-cell table:formula="of:=[.G215]+[.$I$2]" office:value-type="float" office:value="2.14">
            <text:p>2.14</text:p>
          </table:table-cell>
          <table:table-cell table:formula="of:=SIN([.G216])+[.$J$2]" office:value-type="float" office:value="0.842330431636647">
            <text:p>0.8423304316</text:p>
          </table:table-cell>
          <table:table-cell table:number-columns-repeated="2"/>
        </table:table-row>
        <table:table-row table:style-name="ro1">
          <table:table-cell office:value-type="string">
            <text:p>2008-10-28</text:p>
          </table:table-cell>
          <table:table-cell office:value-type="float" office:value="16.7">
            <text:p>16.7</text:p>
          </table:table-cell>
          <table:table-cell office:value-type="float" office:value="16.95">
            <text:p>16.95</text:p>
          </table:table-cell>
          <table:table-cell office:value-type="float" office:value="16.15">
            <text:p>16.15</text:p>
          </table:table-cell>
          <table:table-cell office:value-type="float" office:value="16.93">
            <text:p>16.93</text:p>
          </table:table-cell>
          <table:table-cell office:value-type="float" office:value="7705771">
            <text:p>7705771</text:p>
          </table:table-cell>
          <table:table-cell table:formula="of:=[.G216]+[.$I$2]" office:value-type="float" office:value="2.15">
            <text:p>2.15</text:p>
          </table:table-cell>
          <table:table-cell table:formula="of:=SIN([.G217])+[.$J$2]" office:value-type="float" office:value="0.836898790798499">
            <text:p>0.8368987908</text:p>
          </table:table-cell>
          <table:table-cell table:number-columns-repeated="2"/>
        </table:table-row>
        <table:table-row table:style-name="ro1">
          <table:table-cell office:value-type="string">
            <text:p>2008-10-29</text:p>
          </table:table-cell>
          <table:table-cell office:value-type="float" office:value="17.65">
            <text:p>17.65</text:p>
          </table:table-cell>
          <table:table-cell office:value-type="float" office:value="17.95">
            <text:p>17.95</text:p>
          </table:table-cell>
          <table:table-cell office:value-type="float" office:value="17">
            <text:p>17</text:p>
          </table:table-cell>
          <table:table-cell office:value-type="float" office:value="17.24">
            <text:p>17.24</text:p>
          </table:table-cell>
          <table:table-cell office:value-type="float" office:value="10790040">
            <text:p>10790040</text:p>
          </table:table-cell>
          <table:table-cell table:formula="of:=[.G217]+[.$I$2]" office:value-type="float" office:value="2.16">
            <text:p>2.16</text:p>
          </table:table-cell>
          <table:table-cell table:formula="of:=SIN([.G218])+[.$J$2]" office:value-type="float" office:value="0.831383460778684">
            <text:p>0.8313834608</text:p>
          </table:table-cell>
          <table:table-cell table:number-columns-repeated="2"/>
        </table:table-row>
        <table:table-row table:style-name="ro1">
          <table:table-cell office:value-type="string">
            <text:p>2008-10-30</text:p>
          </table:table-cell>
          <table:table-cell office:value-type="float" office:value="17.34">
            <text:p>17.34</text:p>
          </table:table-cell>
          <table:table-cell office:value-type="float" office:value="17.66">
            <text:p>17.66</text:p>
          </table:table-cell>
          <table:table-cell office:value-type="float" office:value="17.02">
            <text:p>17.02</text:p>
          </table:table-cell>
          <table:table-cell office:value-type="float" office:value="17.56">
            <text:p>17.56</text:p>
          </table:table-cell>
          <table:table-cell office:value-type="float" office:value="9122506">
            <text:p>9122506</text:p>
          </table:table-cell>
          <table:table-cell table:formula="of:=[.G218]+[.$I$2]" office:value-type="float" office:value="2.17">
            <text:p>2.17</text:p>
          </table:table-cell>
          <table:table-cell table:formula="of:=SIN([.G219])+[.$J$2]" office:value-type="float" office:value="0.825784993105609">
            <text:p>0.8257849931</text:p>
          </table:table-cell>
          <table:table-cell table:number-columns-repeated="2"/>
        </table:table-row>
        <table:table-row table:style-name="ro1">
          <table:table-cell office:value-type="string">
            <text:p>2008-10-31</text:p>
          </table:table-cell>
          <table:table-cell office:value-type="float" office:value="17.39">
            <text:p>17.39</text:p>
          </table:table-cell>
          <table:table-cell office:value-type="float" office:value="17.54">
            <text:p>17.54</text:p>
          </table:table-cell>
          <table:table-cell office:value-type="float" office:value="16.97">
            <text:p>16.97</text:p>
          </table:table-cell>
          <table:table-cell office:value-type="float" office:value="17.36">
            <text:p>17.36</text:p>
          </table:table-cell>
          <table:table-cell office:value-type="float" office:value="10770100">
            <text:p>10770100</text:p>
          </table:table-cell>
          <table:table-cell table:formula="of:=[.G219]+[.$I$2]" office:value-type="float" office:value="2.18">
            <text:p>2.18</text:p>
          </table:table-cell>
          <table:table-cell table:formula="of:=SIN([.G220])+[.$J$2]" office:value-type="float" office:value="0.820103947621376">
            <text:p>0.8201039476</text:p>
          </table:table-cell>
          <table:table-cell table:number-columns-repeated="2"/>
        </table:table-row>
        <table:table-row table:style-name="ro1">
          <table:table-cell office:value-type="string">
            <text:p>2008-11-03</text:p>
          </table:table-cell>
          <table:table-cell office:value-type="float" office:value="17.55">
            <text:p>17.55</text:p>
          </table:table-cell>
          <table:table-cell office:value-type="float" office:value="18.5">
            <text:p>18.5</text:p>
          </table:table-cell>
          <table:table-cell office:value-type="float" office:value="17.55">
            <text:p>17.55</text:p>
          </table:table-cell>
          <table:table-cell office:value-type="float" office:value="18.5">
            <text:p>18.5</text:p>
          </table:table-cell>
          <table:table-cell office:value-type="float" office:value="9400896">
            <text:p>9400896</text:p>
          </table:table-cell>
          <table:table-cell table:formula="of:=[.G220]+[.$I$2]" office:value-type="float" office:value="2.19">
            <text:p>2.19</text:p>
          </table:table-cell>
          <table:table-cell table:formula="of:=SIN([.G221])+[.$J$2]" office:value-type="float" office:value="0.814340892425797">
            <text:p>0.8143408924</text:p>
          </table:table-cell>
          <table:table-cell table:number-columns-repeated="2"/>
        </table:table-row>
        <table:table-row table:style-name="ro1">
          <table:table-cell office:value-type="string">
            <text:p>2008-11-04</text:p>
          </table:table-cell>
          <table:table-cell office:value-type="float" office:value="18.4">
            <text:p>18.4</text:p>
          </table:table-cell>
          <table:table-cell office:value-type="float" office:value="18.97">
            <text:p>18.97</text:p>
          </table:table-cell>
          <table:table-cell office:value-type="float" office:value="18.2">
            <text:p>18.2</text:p>
          </table:table-cell>
          <table:table-cell office:value-type="float" office:value="18.8">
            <text:p>18.8</text:p>
          </table:table-cell>
          <table:table-cell office:value-type="float" office:value="8456702">
            <text:p>8456702</text:p>
          </table:table-cell>
          <table:table-cell table:formula="of:=[.G221]+[.$I$2]" office:value-type="float" office:value="2.2">
            <text:p>2.2</text:p>
          </table:table-cell>
          <table:table-cell table:formula="of:=SIN([.G222])+[.$J$2]" office:value-type="float" office:value="0.808496403819592">
            <text:p>0.8084964038</text:p>
          </table:table-cell>
          <table:table-cell table:number-columns-repeated="2"/>
        </table:table-row>
        <table:table-row table:style-name="ro1">
          <table:table-cell office:value-type="string">
            <text:p>2008-11-05</text:p>
          </table:table-cell>
          <table:table-cell office:value-type="float" office:value="19.21">
            <text:p>19.21</text:p>
          </table:table-cell>
          <table:table-cell office:value-type="float" office:value="19.35">
            <text:p>19.35</text:p>
          </table:table-cell>
          <table:table-cell office:value-type="float" office:value="18.97">
            <text:p>18.97</text:p>
          </table:table-cell>
          <table:table-cell office:value-type="float" office:value="19">
            <text:p>19</text:p>
          </table:table-cell>
          <table:table-cell office:value-type="float" office:value="15036130">
            <text:p>15036130</text:p>
          </table:table-cell>
          <table:table-cell table:formula="of:=[.G222]+[.$I$2]" office:value-type="float" office:value="2.21">
            <text:p>2.21</text:p>
          </table:table-cell>
          <table:table-cell table:formula="of:=SIN([.G223])+[.$J$2]" office:value-type="float" office:value="0.802571066246749">
            <text:p>0.8025710662</text:p>
          </table:table-cell>
          <table:table-cell table:number-columns-repeated="2"/>
        </table:table-row>
        <table:table-row table:style-name="ro1">
          <table:table-cell office:value-type="string">
            <text:p>2008-11-06</text:p>
          </table:table-cell>
          <table:table-cell office:value-type="float" office:value="17.5">
            <text:p>17.5</text:p>
          </table:table-cell>
          <table:table-cell office:value-type="float" office:value="17.7">
            <text:p>17.7</text:p>
          </table:table-cell>
          <table:table-cell table:number-columns-repeated="2" office:value-type="float" office:value="16.95">
            <text:p>16.95</text:p>
          </table:table-cell>
          <table:table-cell office:value-type="float" office:value="15938600">
            <text:p>15938600</text:p>
          </table:table-cell>
          <table:table-cell table:formula="of:=[.G223]+[.$I$2]" office:value-type="float" office:value="2.22">
            <text:p>2.22</text:p>
          </table:table-cell>
          <table:table-cell table:formula="of:=SIN([.G224])+[.$J$2]" office:value-type="float" office:value="0.796565472236089">
            <text:p>0.7965654722</text:p>
          </table:table-cell>
          <table:table-cell table:number-columns-repeated="2"/>
        </table:table-row>
        <table:table-row table:style-name="ro1">
          <table:table-cell office:value-type="string">
            <text:p>2008-11-07</text:p>
          </table:table-cell>
          <table:table-cell office:value-type="float" office:value="16.42">
            <text:p>16.42</text:p>
          </table:table-cell>
          <table:table-cell office:value-type="float" office:value="16.57">
            <text:p>16.57</text:p>
          </table:table-cell>
          <table:table-cell office:value-type="float" office:value="15.98">
            <text:p>15.98</text:p>
          </table:table-cell>
          <table:table-cell office:value-type="float" office:value="16.29">
            <text:p>16.29</text:p>
          </table:table-cell>
          <table:table-cell office:value-type="float" office:value="15909510">
            <text:p>15909510</text:p>
          </table:table-cell>
          <table:table-cell table:formula="of:=[.G224]+[.$I$2]" office:value-type="float" office:value="2.23">
            <text:p>2.23</text:p>
          </table:table-cell>
          <table:table-cell table:formula="of:=SIN([.G225])+[.$J$2]" office:value-type="float" office:value="0.790480222342007">
            <text:p>0.7904802223</text:p>
          </table:table-cell>
          <table:table-cell table:number-columns-repeated="2"/>
        </table:table-row>
        <table:table-row table:style-name="ro1">
          <table:table-cell office:value-type="string">
            <text:p>2008-11-10</text:p>
          </table:table-cell>
          <table:table-cell office:value-type="float" office:value="16.3">
            <text:p>16.3</text:p>
          </table:table-cell>
          <table:table-cell office:value-type="float" office:value="16.39">
            <text:p>16.39</text:p>
          </table:table-cell>
          <table:table-cell office:value-type="float" office:value="15.7">
            <text:p>15.7</text:p>
          </table:table-cell>
          <table:table-cell office:value-type="float" office:value="15.9">
            <text:p>15.9</text:p>
          </table:table-cell>
          <table:table-cell office:value-type="float" office:value="15991650">
            <text:p>15991650</text:p>
          </table:table-cell>
          <table:table-cell table:formula="of:=[.G225]+[.$I$2]" office:value-type="float" office:value="2.24">
            <text:p>2.24</text:p>
          </table:table-cell>
          <table:table-cell table:formula="of:=SIN([.G226])+[.$J$2]" office:value-type="float" office:value="0.784315925084422">
            <text:p>0.7843159251</text:p>
          </table:table-cell>
          <table:table-cell table:number-columns-repeated="2"/>
        </table:table-row>
        <table:table-row table:style-name="ro1">
          <table:table-cell office:value-type="string">
            <text:p>2008-11-11</text:p>
          </table:table-cell>
          <table:table-cell office:value-type="float" office:value="15.62">
            <text:p>15.62</text:p>
          </table:table-cell>
          <table:table-cell office:value-type="float" office:value="15.88">
            <text:p>15.88</text:p>
          </table:table-cell>
          <table:table-cell office:value-type="float" office:value="15.5">
            <text:p>15.5</text:p>
          </table:table-cell>
          <table:table-cell office:value-type="float" office:value="15.68">
            <text:p>15.68</text:p>
          </table:table-cell>
          <table:table-cell office:value-type="float" office:value="8352164">
            <text:p>8352164</text:p>
          </table:table-cell>
          <table:table-cell table:formula="of:=[.G226]+[.$I$2]" office:value-type="float" office:value="2.25">
            <text:p>2.25</text:p>
          </table:table-cell>
          <table:table-cell table:formula="of:=SIN([.G227])+[.$J$2]" office:value-type="float" office:value="0.778073196887924">
            <text:p>0.7780731969</text:p>
          </table:table-cell>
          <table:table-cell table:number-columns-repeated="2"/>
        </table:table-row>
        <table:table-row table:style-name="ro1">
          <table:table-cell office:value-type="string">
            <text:p>2008-11-12</text:p>
          </table:table-cell>
          <table:table-cell office:value-type="float" office:value="15.56">
            <text:p>15.56</text:p>
          </table:table-cell>
          <table:table-cell office:value-type="float" office:value="15.83">
            <text:p>15.83</text:p>
          </table:table-cell>
          <table:table-cell table:number-columns-repeated="2" office:value-type="float" office:value="15.4">
            <text:p>15.4</text:p>
          </table:table-cell>
          <table:table-cell office:value-type="float" office:value="8168897">
            <text:p>8168897</text:p>
          </table:table-cell>
          <table:table-cell table:formula="of:=[.G227]+[.$I$2]" office:value-type="float" office:value="2.26">
            <text:p>2.26</text:p>
          </table:table-cell>
          <table:table-cell table:formula="of:=SIN([.G228])+[.$J$2]" office:value-type="float" office:value="0.771752662020128">
            <text:p>0.771752662</text:p>
          </table:table-cell>
          <table:table-cell table:number-columns-repeated="2"/>
        </table:table-row>
        <table:table-row table:style-name="ro1">
          <table:table-cell office:value-type="string">
            <text:p>2008-11-13</text:p>
          </table:table-cell>
          <table:table-cell table:number-columns-repeated="2" office:value-type="float" office:value="15.25">
            <text:p>15.25</text:p>
          </table:table-cell>
          <table:table-cell table:number-columns-repeated="2" office:value-type="float" office:value="14.05">
            <text:p>14.05</text:p>
          </table:table-cell>
          <table:table-cell office:value-type="float" office:value="15757840">
            <text:p>15757840</text:p>
          </table:table-cell>
          <table:table-cell table:formula="of:=[.G228]+[.$I$2]" office:value-type="float" office:value="2.27">
            <text:p>2.27</text:p>
          </table:table-cell>
          <table:table-cell table:formula="of:=SIN([.G229])+[.$J$2]" office:value-type="float" office:value="0.765354952529256">
            <text:p>0.7653549525</text:p>
          </table:table-cell>
          <table:table-cell table:number-columns-repeated="2"/>
        </table:table-row>
        <table:table-row table:style-name="ro1">
          <table:table-cell office:value-type="string">
            <text:p>2008-11-14</text:p>
          </table:table-cell>
          <table:table-cell office:value-type="float" office:value="14.67">
            <text:p>14.67</text:p>
          </table:table-cell>
          <table:table-cell office:value-type="float" office:value="14.89">
            <text:p>14.89</text:p>
          </table:table-cell>
          <table:table-cell table:number-columns-repeated="2" office:value-type="float" office:value="13.78">
            <text:p>13.78</text:p>
          </table:table-cell>
          <table:table-cell office:value-type="float" office:value="13415130">
            <text:p>13415130</text:p>
          </table:table-cell>
          <table:table-cell table:formula="of:=[.G229]+[.$I$2]" office:value-type="float" office:value="2.28">
            <text:p>2.28</text:p>
          </table:table-cell>
          <table:table-cell table:formula="of:=SIN([.G230])+[.$J$2]" office:value-type="float" office:value="0.758880708180925">
            <text:p>0.7588807082</text:p>
          </table:table-cell>
          <table:table-cell table:number-columns-repeated="2"/>
        </table:table-row>
        <table:table-row table:style-name="ro1">
          <table:table-cell office:value-type="string">
            <text:p>2008-11-17</text:p>
          </table:table-cell>
          <table:table-cell table:number-columns-repeated="2" office:value-type="float" office:value="13.88">
            <text:p>13.88</text:p>
          </table:table-cell>
          <table:table-cell office:value-type="float" office:value="13.04">
            <text:p>13.04</text:p>
          </table:table-cell>
          <table:table-cell office:value-type="float" office:value="13.24">
            <text:p>13.24</text:p>
          </table:table-cell>
          <table:table-cell office:value-type="float" office:value="11733090">
            <text:p>11733090</text:p>
          </table:table-cell>
          <table:table-cell table:formula="of:=[.G230]+[.$I$2]" office:value-type="float" office:value="2.29">
            <text:p>2.29</text:p>
          </table:table-cell>
          <table:table-cell table:formula="of:=SIN([.G231])+[.$J$2]" office:value-type="float" office:value="0.752330576394174">
            <text:p>0.7523305764</text:p>
          </table:table-cell>
          <table:table-cell table:number-columns-repeated="2"/>
        </table:table-row>
        <table:table-row table:style-name="ro1">
          <table:table-cell office:value-type="string">
            <text:p>2008-11-18</text:p>
          </table:table-cell>
          <table:table-cell office:value-type="float" office:value="13">
            <text:p>13</text:p>
          </table:table-cell>
          <table:table-cell office:value-type="float" office:value="13.75">
            <text:p>13.75</text:p>
          </table:table-cell>
          <table:table-cell office:value-type="float" office:value="12.65">
            <text:p>12.65</text:p>
          </table:table-cell>
          <table:table-cell office:value-type="float" office:value="13.04">
            <text:p>13.04</text:p>
          </table:table-cell>
          <table:table-cell office:value-type="float" office:value="17274540">
            <text:p>17274540</text:p>
          </table:table-cell>
          <table:table-cell table:formula="of:=[.G231]+[.$I$2]" office:value-type="float" office:value="2.29999999999999">
            <text:p>2.3</text:p>
          </table:table-cell>
          <table:table-cell table:formula="of:=SIN([.G232])+[.$J$2]" office:value-type="float" office:value="0.745705212176724">
            <text:p>0.7457052122</text:p>
          </table:table-cell>
          <table:table-cell table:number-columns-repeated="2"/>
        </table:table-row>
        <table:table-row table:style-name="ro1">
          <table:table-cell office:value-type="string">
            <text:p>2008-11-19</text:p>
          </table:table-cell>
          <table:table-cell office:value-type="float" office:value="13.35">
            <text:p>13.35</text:p>
          </table:table-cell>
          <table:table-cell office:value-type="float" office:value="14.02">
            <text:p>14.02</text:p>
          </table:table-cell>
          <table:table-cell office:value-type="float" office:value="12.86">
            <text:p>12.86</text:p>
          </table:table-cell>
          <table:table-cell office:value-type="float" office:value="13.82">
            <text:p>13.82</text:p>
          </table:table-cell>
          <table:table-cell office:value-type="float" office:value="17358540">
            <text:p>17358540</text:p>
          </table:table-cell>
          <table:table-cell table:formula="of:=[.G232]+[.$I$2]" office:value-type="float" office:value="2.30999999999999">
            <text:p>2.31</text:p>
          </table:table-cell>
          <table:table-cell table:formula="of:=SIN([.G233])+[.$J$2]" office:value-type="float" office:value="0.739005278059474">
            <text:p>0.7390052781</text:p>
          </table:table-cell>
          <table:table-cell table:number-columns-repeated="2"/>
        </table:table-row>
        <table:table-row table:style-name="ro1">
          <table:table-cell office:value-type="string">
            <text:p>2008-11-20</text:p>
          </table:table-cell>
          <table:table-cell office:value-type="float" office:value="13.2">
            <text:p>13.2</text:p>
          </table:table-cell>
          <table:table-cell office:value-type="float" office:value="13.37">
            <text:p>13.37</text:p>
          </table:table-cell>
          <table:table-cell table:number-columns-repeated="2" office:value-type="float" office:value="13">
            <text:p>13</text:p>
          </table:table-cell>
          <table:table-cell office:value-type="float" office:value="17613450">
            <text:p>17613450</text:p>
          </table:table-cell>
          <table:table-cell table:formula="of:=[.G233]+[.$I$2]" office:value-type="float" office:value="2.31999999999999">
            <text:p>2.32</text:p>
          </table:table-cell>
          <table:table-cell table:formula="of:=SIN([.G234])+[.$J$2]" office:value-type="float" office:value="0.732231444030255">
            <text:p>0.732231444</text:p>
          </table:table-cell>
          <table:table-cell table:number-columns-repeated="2"/>
        </table:table-row>
        <table:table-row table:style-name="ro1">
          <table:table-cell office:value-type="string">
            <text:p>2008-11-21</text:p>
          </table:table-cell>
          <table:table-cell office:value-type="float" office:value="12.5">
            <text:p>12.5</text:p>
          </table:table-cell>
          <table:table-cell office:value-type="float" office:value="13.59">
            <text:p>13.59</text:p>
          </table:table-cell>
          <table:table-cell office:value-type="float" office:value="12.3">
            <text:p>12.3</text:p>
          </table:table-cell>
          <table:table-cell office:value-type="float" office:value="13.36">
            <text:p>13.36</text:p>
          </table:table-cell>
          <table:table-cell office:value-type="float" office:value="17679210">
            <text:p>17679210</text:p>
          </table:table-cell>
          <table:table-cell table:formula="of:=[.G234]+[.$I$2]" office:value-type="float" office:value="2.32999999999999">
            <text:p>2.33</text:p>
          </table:table-cell>
          <table:table-cell table:formula="of:=SIN([.G235])+[.$J$2]" office:value-type="float" office:value="0.725384387466824">
            <text:p>0.7253843875</text:p>
          </table:table-cell>
          <table:table-cell table:number-columns-repeated="2"/>
        </table:table-row>
        <table:table-row table:style-name="ro1">
          <table:table-cell office:value-type="string">
            <text:p>2008-11-24</text:p>
          </table:table-cell>
          <table:table-cell office:value-type="float" office:value="13.32">
            <text:p>13.32</text:p>
          </table:table-cell>
          <table:table-cell office:value-type="float" office:value="13.54">
            <text:p>13.54</text:p>
          </table:table-cell>
          <table:table-cell office:value-type="float" office:value="12.73">
            <text:p>12.73</text:p>
          </table:table-cell>
          <table:table-cell office:value-type="float" office:value="12.9">
            <text:p>12.9</text:p>
          </table:table-cell>
          <table:table-cell office:value-type="float" office:value="13009430">
            <text:p>13009430</text:p>
          </table:table-cell>
          <table:table-cell table:formula="of:=[.G235]+[.$I$2]" office:value-type="float" office:value="2.33999999999999">
            <text:p>2.34</text:p>
          </table:table-cell>
          <table:table-cell table:formula="of:=SIN([.G236])+[.$J$2]" office:value-type="float" office:value="0.71846479306913">
            <text:p>0.7184647931</text:p>
          </table:table-cell>
          <table:table-cell table:number-columns-repeated="2"/>
        </table:table-row>
        <table:table-row table:style-name="ro1">
          <table:table-cell office:value-type="string">
            <text:p>2008-11-25</text:p>
          </table:table-cell>
          <table:table-cell office:value-type="float" office:value="13.66">
            <text:p>13.66</text:p>
          </table:table-cell>
          <table:table-cell office:value-type="float" office:value="14.55">
            <text:p>14.55</text:p>
          </table:table-cell>
          <table:table-cell office:value-type="float" office:value="13.51">
            <text:p>13.51</text:p>
          </table:table-cell>
          <table:table-cell office:value-type="float" office:value="14.55">
            <text:p>14.55</text:p>
          </table:table-cell>
          <table:table-cell office:value-type="float" office:value="21989140">
            <text:p>21989140</text:p>
          </table:table-cell>
          <table:table-cell table:formula="of:=[.G236]+[.$I$2]" office:value-type="float" office:value="2.34999999999999">
            <text:p>2.35</text:p>
          </table:table-cell>
          <table:table-cell table:formula="of:=SIN([.G237])+[.$J$2]" office:value-type="float" office:value="0.711473352790849">
            <text:p>0.7114733528</text:p>
          </table:table-cell>
          <table:table-cell table:number-columns-repeated="2"/>
        </table:table-row>
        <table:table-row table:style-name="ro1">
          <table:table-cell office:value-type="string">
            <text:p>2008-11-26</text:p>
          </table:table-cell>
          <table:table-cell office:value-type="float" office:value="14.3">
            <text:p>14.3</text:p>
          </table:table-cell>
          <table:table-cell office:value-type="float" office:value="14.37">
            <text:p>14.37</text:p>
          </table:table-cell>
          <table:table-cell office:value-type="float" office:value="13.96">
            <text:p>13.96</text:p>
          </table:table-cell>
          <table:table-cell office:value-type="float" office:value="14.05">
            <text:p>14.05</text:p>
          </table:table-cell>
          <table:table-cell office:value-type="float" office:value="11840910">
            <text:p>11840910</text:p>
          </table:table-cell>
          <table:table-cell table:formula="of:=[.G237]+[.$I$2]" office:value-type="float" office:value="2.35999999999999">
            <text:p>2.36</text:p>
          </table:table-cell>
          <table:table-cell table:formula="of:=SIN([.G238])+[.$J$2]" office:value-type="float" office:value="0.704410765770181">
            <text:p>0.7044107658</text:p>
          </table:table-cell>
          <table:table-cell table:number-columns-repeated="2"/>
        </table:table-row>
        <table:table-row table:style-name="ro1">
          <table:table-cell office:value-type="string">
            <text:p>2008-11-27</text:p>
          </table:table-cell>
          <table:table-cell office:value-type="float" office:value="14.5">
            <text:p>14.5</text:p>
          </table:table-cell>
          <table:table-cell office:value-type="float" office:value="14.58">
            <text:p>14.58</text:p>
          </table:table-cell>
          <table:table-cell office:value-type="float" office:value="13.81">
            <text:p>13.81</text:p>
          </table:table-cell>
          <table:table-cell office:value-type="float" office:value="14">
            <text:p>14</text:p>
          </table:table-cell>
          <table:table-cell office:value-type="float" office:value="11433390">
            <text:p>11433390</text:p>
          </table:table-cell>
          <table:table-cell table:formula="of:=[.G238]+[.$I$2]" office:value-type="float" office:value="2.36999999999999">
            <text:p>2.37</text:p>
          </table:table-cell>
          <table:table-cell table:formula="of:=SIN([.G239])+[.$J$2]" office:value-type="float" office:value="0.697277738259943">
            <text:p>0.6972777383</text:p>
          </table:table-cell>
          <table:table-cell table:number-columns-repeated="2"/>
        </table:table-row>
        <table:table-row table:style-name="ro1">
          <table:table-cell office:value-type="string">
            <text:p>2008-11-28</text:p>
          </table:table-cell>
          <table:table-cell office:value-type="float" office:value="13.87">
            <text:p>13.87</text:p>
          </table:table-cell>
          <table:table-cell office:value-type="float" office:value="14.8">
            <text:p>14.8</text:p>
          </table:table-cell>
          <table:table-cell office:value-type="float" office:value="13.63">
            <text:p>13.63</text:p>
          </table:table-cell>
          <table:table-cell office:value-type="float" office:value="14.8">
            <text:p>14.8</text:p>
          </table:table-cell>
          <table:table-cell office:value-type="float" office:value="17370430">
            <text:p>17370430</text:p>
          </table:table-cell>
          <table:table-cell table:formula="of:=[.G239]+[.$I$2]" office:value-type="float" office:value="2.37999999999999">
            <text:p>2.38</text:p>
          </table:table-cell>
          <table:table-cell table:formula="of:=SIN([.G240])+[.$J$2]" office:value-type="float" office:value="0.690074983556941">
            <text:p>0.6900749836</text:p>
          </table:table-cell>
          <table:table-cell table:number-columns-repeated="2"/>
        </table:table-row>
        <table:table-row table:style-name="ro1">
          <table:table-cell office:value-type="string">
            <text:p>2008-12-01</text:p>
          </table:table-cell>
          <table:table-cell table:number-columns-repeated="2" office:value-type="float" office:value="14.8">
            <text:p>14.8</text:p>
          </table:table-cell>
          <table:table-cell office:value-type="float" office:value="14.25">
            <text:p>14.25</text:p>
          </table:table-cell>
          <table:table-cell office:value-type="float" office:value="14.38">
            <text:p>14.38</text:p>
          </table:table-cell>
          <table:table-cell office:value-type="float" office:value="9503774">
            <text:p>9503774</text:p>
          </table:table-cell>
          <table:table-cell table:formula="of:=[.G240]+[.$I$2]" office:value-type="float" office:value="2.38999999999999">
            <text:p>2.39</text:p>
          </table:table-cell>
          <table:table-cell table:formula="of:=SIN([.G241])+[.$J$2]" office:value-type="float" office:value="0.682803221930645">
            <text:p>0.6828032219</text:p>
          </table:table-cell>
          <table:table-cell table:number-columns-repeated="2"/>
        </table:table-row>
        <table:table-row table:style-name="ro1">
          <table:table-cell office:value-type="string">
            <text:p>2008-12-02</text:p>
          </table:table-cell>
          <table:table-cell office:value-type="float" office:value="13.86">
            <text:p>13.86</text:p>
          </table:table-cell>
          <table:table-cell office:value-type="float" office:value="14.3">
            <text:p>14.3</text:p>
          </table:table-cell>
          <table:table-cell office:value-type="float" office:value="13.76">
            <text:p>13.76</text:p>
          </table:table-cell>
          <table:table-cell office:value-type="float" office:value="13.95">
            <text:p>13.95</text:p>
          </table:table-cell>
          <table:table-cell office:value-type="float" office:value="10477620">
            <text:p>10477620</text:p>
          </table:table-cell>
          <table:table-cell table:formula="of:=[.G241]+[.$I$2]" office:value-type="float" office:value="2.39999999999999">
            <text:p>2.4</text:p>
          </table:table-cell>
          <table:table-cell table:formula="of:=SIN([.G242])+[.$J$2]" office:value-type="float" office:value="0.675463180551156">
            <text:p>0.6754631806</text:p>
          </table:table-cell>
          <table:table-cell table:number-columns-repeated="2"/>
        </table:table-row>
        <table:table-row table:style-name="ro1">
          <table:table-cell office:value-type="string">
            <text:p>2008-12-03</text:p>
          </table:table-cell>
          <table:table-cell office:value-type="float" office:value="14.25">
            <text:p>14.25</text:p>
          </table:table-cell>
          <table:table-cell office:value-type="float" office:value="14.39">
            <text:p>14.39</text:p>
          </table:table-cell>
          <table:table-cell office:value-type="float" office:value="13.85">
            <text:p>13.85</text:p>
          </table:table-cell>
          <table:table-cell office:value-type="float" office:value="14.16">
            <text:p>14.16</text:p>
          </table:table-cell>
          <table:table-cell office:value-type="float" office:value="11180530">
            <text:p>11180530</text:p>
          </table:table-cell>
          <table:table-cell table:formula="of:=[.G242]+[.$I$2]" office:value-type="float" office:value="2.40999999999999">
            <text:p>2.41</text:p>
          </table:table-cell>
          <table:table-cell table:formula="of:=SIN([.G243])+[.$J$2]" office:value-type="float" office:value="0.668055593416497">
            <text:p>0.6680555934</text:p>
          </table:table-cell>
          <table:table-cell table:number-columns-repeated="2"/>
        </table:table-row>
        <table:table-row table:style-name="ro1">
          <table:table-cell office:value-type="string">
            <text:p>2008-12-04</text:p>
          </table:table-cell>
          <table:table-cell office:value-type="float" office:value="14.5">
            <text:p>14.5</text:p>
          </table:table-cell>
          <table:table-cell office:value-type="float" office:value="14.66">
            <text:p>14.66</text:p>
          </table:table-cell>
          <table:table-cell office:value-type="float" office:value="14.21">
            <text:p>14.21</text:p>
          </table:table-cell>
          <table:table-cell office:value-type="float" office:value="14.42">
            <text:p>14.42</text:p>
          </table:table-cell>
          <table:table-cell office:value-type="float" office:value="10502330">
            <text:p>10502330</text:p>
          </table:table-cell>
          <table:table-cell table:formula="of:=[.G243]+[.$I$2]" office:value-type="float" office:value="2.41999999999999">
            <text:p>2.42</text:p>
          </table:table-cell>
          <table:table-cell table:formula="of:=SIN([.G244])+[.$J$2]" office:value-type="float" office:value="0.660581201279206">
            <text:p>0.6605812013</text:p>
          </table:table-cell>
          <table:table-cell table:number-columns-repeated="2"/>
        </table:table-row>
        <table:table-row table:style-name="ro1">
          <table:table-cell office:value-type="string">
            <text:p>2008-12-05</text:p>
          </table:table-cell>
          <table:table-cell office:value-type="float" office:value="13.91">
            <text:p>13.91</text:p>
          </table:table-cell>
          <table:table-cell office:value-type="float" office:value="14.84">
            <text:p>14.84</text:p>
          </table:table-cell>
          <table:table-cell office:value-type="float" office:value="13.91">
            <text:p>13.91</text:p>
          </table:table-cell>
          <table:table-cell office:value-type="float" office:value="14.6">
            <text:p>14.6</text:p>
          </table:table-cell>
          <table:table-cell office:value-type="float" office:value="11017420">
            <text:p>11017420</text:p>
          </table:table-cell>
          <table:table-cell table:formula="of:=[.G244]+[.$I$2]" office:value-type="float" office:value="2.42999999999999">
            <text:p>2.43</text:p>
          </table:table-cell>
          <table:table-cell table:formula="of:=SIN([.G245])+[.$J$2]" office:value-type="float" office:value="0.653040751572271">
            <text:p>0.6530407516</text:p>
          </table:table-cell>
          <table:table-cell table:number-columns-repeated="2"/>
        </table:table-row>
        <table:table-row table:style-name="ro1">
          <table:table-cell office:value-type="string">
            <text:p>2008-12-08</text:p>
          </table:table-cell>
          <table:table-cell office:value-type="float" office:value="14.75">
            <text:p>14.75</text:p>
          </table:table-cell>
          <table:table-cell office:value-type="float" office:value="15.1">
            <text:p>15.1</text:p>
          </table:table-cell>
          <table:table-cell office:value-type="float" office:value="14.68">
            <text:p>14.68</text:p>
          </table:table-cell>
          <table:table-cell office:value-type="float" office:value="14.93">
            <text:p>14.93</text:p>
          </table:table-cell>
          <table:table-cell office:value-type="float" office:value="11394250">
            <text:p>11394250</text:p>
          </table:table-cell>
          <table:table-cell table:formula="of:=[.G245]+[.$I$2]" office:value-type="float" office:value="2.43999999999999">
            <text:p>2.44</text:p>
          </table:table-cell>
          <table:table-cell table:formula="of:=SIN([.G246])+[.$J$2]" office:value-type="float" office:value="0.645434998334377">
            <text:p>0.6454349983</text:p>
          </table:table-cell>
          <table:table-cell table:number-columns-repeated="2"/>
        </table:table-row>
        <table:table-row table:style-name="ro1">
          <table:table-cell office:value-type="string">
            <text:p>2008-12-09</text:p>
          </table:table-cell>
          <table:table-cell office:value-type="float" office:value="14.7">
            <text:p>14.7</text:p>
          </table:table-cell>
          <table:table-cell office:value-type="float" office:value="14.75">
            <text:p>14.75</text:p>
          </table:table-cell>
          <table:table-cell office:value-type="float" office:value="14.05">
            <text:p>14.05</text:p>
          </table:table-cell>
          <table:table-cell office:value-type="float" office:value="14.1">
            <text:p>14.1</text:p>
          </table:table-cell>
          <table:table-cell office:value-type="float" office:value="15021410">
            <text:p>15021410</text:p>
          </table:table-cell>
          <table:table-cell table:formula="of:=[.G246]+[.$I$2]" office:value-type="float" office:value="2.44999999999999">
            <text:p>2.45</text:p>
          </table:table-cell>
          <table:table-cell table:formula="of:=SIN([.G247])+[.$J$2]" office:value-type="float" office:value="0.63776470213451">
            <text:p>0.6377647021</text:p>
          </table:table-cell>
          <table:table-cell table:number-columns-repeated="2"/>
        </table:table-row>
        <table:table-row table:style-name="ro1">
          <table:table-cell office:value-type="string">
            <text:p>2008-12-10</text:p>
          </table:table-cell>
          <table:table-cell office:value-type="float" office:value="14.13">
            <text:p>14.13</text:p>
          </table:table-cell>
          <table:table-cell office:value-type="float" office:value="14.39">
            <text:p>14.39</text:p>
          </table:table-cell>
          <table:table-cell office:value-type="float" office:value="13.9">
            <text:p>13.9</text:p>
          </table:table-cell>
          <table:table-cell office:value-type="float" office:value="14.15">
            <text:p>14.15</text:p>
          </table:table-cell>
          <table:table-cell office:value-type="float" office:value="12457760">
            <text:p>12457760</text:p>
          </table:table-cell>
          <table:table-cell table:formula="of:=[.G247]+[.$I$2]" office:value-type="float" office:value="2.45999999999999">
            <text:p>2.46</text:p>
          </table:table-cell>
          <table:table-cell table:formula="of:=SIN([.G248])+[.$J$2]" office:value-type="float" office:value="0.630030629995899">
            <text:p>0.63003063</text:p>
          </table:table-cell>
          <table:table-cell table:number-columns-repeated="2"/>
        </table:table-row>
        <table:table-row table:style-name="ro1">
          <table:table-cell office:value-type="string">
            <text:p>2008-12-11</text:p>
          </table:table-cell>
          <table:table-cell office:value-type="float" office:value="14.25">
            <text:p>14.25</text:p>
          </table:table-cell>
          <table:table-cell office:value-type="float" office:value="14.54">
            <text:p>14.54</text:p>
          </table:table-cell>
          <table:table-cell office:value-type="float" office:value="14.04">
            <text:p>14.04</text:p>
          </table:table-cell>
          <table:table-cell office:value-type="float" office:value="14.42">
            <text:p>14.42</text:p>
          </table:table-cell>
          <table:table-cell office:value-type="float" office:value="11340840">
            <text:p>11340840</text:p>
          </table:table-cell>
          <table:table-cell table:formula="of:=[.G248]+[.$I$2]" office:value-type="float" office:value="2.46999999999999">
            <text:p>2.47</text:p>
          </table:table-cell>
          <table:table-cell table:formula="of:=SIN([.G249])+[.$J$2]" office:value-type="float" office:value="0.622233555319312">
            <text:p>0.6222335553</text:p>
          </table:table-cell>
          <table:table-cell table:number-columns-repeated="2"/>
        </table:table-row>
        <table:table-row table:style-name="ro1">
          <table:table-cell office:value-type="string">
            <text:p>2008-12-12</text:p>
          </table:table-cell>
          <table:table-cell office:value-type="float" office:value="14.15">
            <text:p>14.15</text:p>
          </table:table-cell>
          <table:table-cell office:value-type="float" office:value="14.58">
            <text:p>14.58</text:p>
          </table:table-cell>
          <table:table-cell office:value-type="float" office:value="14.15">
            <text:p>14.15</text:p>
          </table:table-cell>
          <table:table-cell office:value-type="float" office:value="14.56">
            <text:p>14.56</text:p>
          </table:table-cell>
          <table:table-cell office:value-type="float" office:value="6291556">
            <text:p>6291556</text:p>
          </table:table-cell>
          <table:table-cell table:formula="of:=[.G249]+[.$I$2]" office:value-type="float" office:value="2.47999999999999">
            <text:p>2.48</text:p>
          </table:table-cell>
          <table:table-cell table:formula="of:=SIN([.G250])+[.$J$2]" office:value-type="float" office:value="0.614374257805719">
            <text:p>0.6143742578</text:p>
          </table:table-cell>
          <table:table-cell table:number-columns-repeated="2"/>
        </table:table-row>
        <table:table-row table:style-name="ro1">
          <table:table-cell office:value-type="string">
            <text:p>2008-12-15</text:p>
          </table:table-cell>
          <table:table-cell office:value-type="float" office:value="14.83">
            <text:p>14.83</text:p>
          </table:table-cell>
          <table:table-cell office:value-type="float" office:value="15.1">
            <text:p>15.1</text:p>
          </table:table-cell>
          <table:table-cell office:value-type="float" office:value="14.7">
            <text:p>14.7</text:p>
          </table:table-cell>
          <table:table-cell office:value-type="float" office:value="15">
            <text:p>15</text:p>
          </table:table-cell>
          <table:table-cell office:value-type="float" office:value="6911798">
            <text:p>6911798</text:p>
          </table:table-cell>
          <table:table-cell table:formula="of:=[.G250]+[.$I$2]" office:value-type="float" office:value="2.48999999999999">
            <text:p>2.49</text:p>
          </table:table-cell>
          <table:table-cell table:formula="of:=SIN([.G251])+[.$J$2]" office:value-type="float" office:value="0.606453523378322">
            <text:p>0.6064535234</text:p>
          </table:table-cell>
          <table:table-cell table:number-columns-repeated="2"/>
        </table:table-row>
        <table:table-row table:style-name="ro1">
          <table:table-cell office:value-type="string">
            <text:p>2008-12-16</text:p>
          </table:table-cell>
          <table:table-cell office:value-type="float" office:value="14.85">
            <text:p>14.85</text:p>
          </table:table-cell>
          <table:table-cell office:value-type="float" office:value="14.97">
            <text:p>14.97</text:p>
          </table:table-cell>
          <table:table-cell office:value-type="float" office:value="14.31">
            <text:p>14.31</text:p>
          </table:table-cell>
          <table:table-cell office:value-type="float" office:value="14.36">
            <text:p>14.36</text:p>
          </table:table-cell>
          <table:table-cell office:value-type="float" office:value="11332290">
            <text:p>11332290</text:p>
          </table:table-cell>
          <table:table-cell table:formula="of:=[.G251]+[.$I$2]" office:value-type="float" office:value="2.49999999999999">
            <text:p>2.5</text:p>
          </table:table-cell>
          <table:table-cell table:formula="of:=SIN([.G252])+[.$J$2]" office:value-type="float" office:value="0.598472144103964">
            <text:p>0.5984721441</text:p>
          </table:table-cell>
          <table:table-cell table:number-columns-repeated="2"/>
        </table:table-row>
        <table:table-row table:style-name="ro1">
          <table:table-cell office:value-type="string">
            <text:p>2008-12-17</text:p>
          </table:table-cell>
          <table:table-cell office:value-type="float" office:value="14.1">
            <text:p>14.1</text:p>
          </table:table-cell>
          <table:table-cell office:value-type="float" office:value="14.5">
            <text:p>14.5</text:p>
          </table:table-cell>
          <table:table-cell office:value-type="float" office:value="13.48">
            <text:p>13.48</text:p>
          </table:table-cell>
          <table:table-cell office:value-type="float" office:value="13.7">
            <text:p>13.7</text:p>
          </table:table-cell>
          <table:table-cell office:value-type="float" office:value="19565290">
            <text:p>19565290</text:p>
          </table:table-cell>
          <table:table-cell table:formula="of:=[.G252]+[.$I$2]" office:value-type="float" office:value="2.50999999999999">
            <text:p>2.51</text:p>
          </table:table-cell>
          <table:table-cell table:formula="of:=SIN([.G253])+[.$J$2]" office:value-type="float" office:value="0.590430918113921">
            <text:p>0.5904309181</text:p>
          </table:table-cell>
          <table:table-cell table:number-columns-repeated="2"/>
        </table:table-row>
        <table:table-row table:style-name="ro1">
          <table:table-cell office:value-type="string">
            <text:p>2008-12-18</text:p>
          </table:table-cell>
          <table:table-cell office:value-type="float" office:value="14">
            <text:p>14</text:p>
          </table:table-cell>
          <table:table-cell office:value-type="float" office:value="14.27">
            <text:p>14.27</text:p>
          </table:table-cell>
          <table:table-cell office:value-type="float" office:value="13.81">
            <text:p>13.81</text:p>
          </table:table-cell>
          <table:table-cell office:value-type="float" office:value="14.27">
            <text:p>14.27</text:p>
          </table:table-cell>
          <table:table-cell office:value-type="float" office:value="24971470">
            <text:p>24971470</text:p>
          </table:table-cell>
          <table:table-cell table:formula="of:=[.G253]+[.$I$2]" office:value-type="float" office:value="2.51999999999999">
            <text:p>2.52</text:p>
          </table:table-cell>
          <table:table-cell table:formula="of:=SIN([.G254])+[.$J$2]" office:value-type="float" office:value="0.58233064952409">
            <text:p>0.5823306495</text:p>
          </table:table-cell>
          <table:table-cell table:number-columns-repeated="2"/>
        </table:table-row>
        <table:table-row table:style-name="ro1">
          <table:table-cell office:value-type="string">
            <text:p>2008-12-19</text:p>
          </table:table-cell>
          <table:table-cell office:value-type="float" office:value="14.15">
            <text:p>14.15</text:p>
          </table:table-cell>
          <table:table-cell office:value-type="float" office:value="14.64">
            <text:p>14.64</text:p>
          </table:table-cell>
          <table:table-cell office:value-type="float" office:value="14.02">
            <text:p>14.02</text:p>
          </table:table-cell>
          <table:table-cell office:value-type="float" office:value="14.64">
            <text:p>14.64</text:p>
          </table:table-cell>
          <table:table-cell office:value-type="float" office:value="20217940">
            <text:p>20217940</text:p>
          </table:table-cell>
          <table:table-cell table:formula="of:=[.G254]+[.$I$2]" office:value-type="float" office:value="2.52999999999999">
            <text:p>2.53</text:p>
          </table:table-cell>
          <table:table-cell table:formula="of:=SIN([.G255])+[.$J$2]" office:value-type="float" office:value="0.574172148354581">
            <text:p>0.5741721484</text:p>
          </table:table-cell>
          <table:table-cell table:number-columns-repeated="2"/>
        </table:table-row>
        <table:table-row table:style-name="ro1">
          <table:table-cell office:value-type="string">
            <text:p>2008-12-22</text:p>
          </table:table-cell>
          <table:table-cell office:value-type="float" office:value="14.6">
            <text:p>14.6</text:p>
          </table:table-cell>
          <table:table-cell office:value-type="float" office:value="14.98">
            <text:p>14.98</text:p>
          </table:table-cell>
          <table:table-cell office:value-type="float" office:value="14.6">
            <text:p>14.6</text:p>
          </table:table-cell>
          <table:table-cell office:value-type="float" office:value="14.86">
            <text:p>14.86</text:p>
          </table:table-cell>
          <table:table-cell office:value-type="float" office:value="4407987">
            <text:p>4407987</text:p>
          </table:table-cell>
          <table:table-cell table:formula="of:=[.G255]+[.$I$2]" office:value-type="float" office:value="2.53999999999999">
            <text:p>2.54</text:p>
          </table:table-cell>
          <table:table-cell table:formula="of:=SIN([.G256])+[.$J$2]" office:value-type="float" office:value="0.565956230448711">
            <text:p>0.5659562304</text:p>
          </table:table-cell>
          <table:table-cell table:number-columns-repeated="2"/>
        </table:table-row>
        <table:table-row table:style-name="ro1">
          <table:table-cell office:value-type="string">
            <text:p>2008-12-23</text:p>
          </table:table-cell>
          <table:table-cell office:value-type="float" office:value="14.81">
            <text:p>14.81</text:p>
          </table:table-cell>
          <table:table-cell office:value-type="float" office:value="14.87">
            <text:p>14.87</text:p>
          </table:table-cell>
          <table:table-cell office:value-type="float" office:value="14.5">
            <text:p>14.5</text:p>
          </table:table-cell>
          <table:table-cell office:value-type="float" office:value="14.87">
            <text:p>14.87</text:p>
          </table:table-cell>
          <table:table-cell office:value-type="float" office:value="4262336">
            <text:p>4262336</text:p>
          </table:table-cell>
          <table:table-cell table:formula="of:=[.G256]+[.$I$2]" office:value-type="float" office:value="2.54999999999999">
            <text:p>2.55</text:p>
          </table:table-cell>
          <table:table-cell table:formula="of:=SIN([.G257])+[.$J$2]" office:value-type="float" office:value="0.557683717391426">
            <text:p>0.5576837174</text:p>
          </table:table-cell>
          <table:table-cell table:number-columns-repeated="2"/>
        </table:table-row>
        <table:table-row table:style-name="ro1">
          <table:table-cell office:value-type="string">
            <text:p>2008-12-24</text:p>
          </table:table-cell>
          <table:table-cell office:value-type="float" office:value="14.84">
            <text:p>14.84</text:p>
          </table:table-cell>
          <table:table-cell office:value-type="float" office:value="15">
            <text:p>15</text:p>
          </table:table-cell>
          <table:table-cell office:value-type="float" office:value="14.55">
            <text:p>14.55</text:p>
          </table:table-cell>
          <table:table-cell office:value-type="float" office:value="14.87">
            <text:p>14.87</text:p>
          </table:table-cell>
          <table:table-cell office:value-type="float" office:value="2704435">
            <text:p>2704435</text:p>
          </table:table-cell>
          <table:table-cell table:formula="of:=[.G257]+[.$I$2]" office:value-type="float" office:value="2.55999999999999">
            <text:p>2.56</text:p>
          </table:table-cell>
          <table:table-cell table:formula="of:=SIN([.G258])+[.$J$2]" office:value-type="float" office:value="0.549355436427136">
            <text:p>0.5493554364</text:p>
          </table:table-cell>
          <table:table-cell table:number-columns-repeated="2"/>
        </table:table-row>
        <table:table-row table:style-name="ro1">
          <table:table-cell office:value-type="string">
            <text:p>2008-12-25</text:p>
          </table:table-cell>
          <table:table-cell table:number-columns-repeated="4" office:value-type="float" office:value="14.87">
            <text:p>14.87</text:p>
          </table:table-cell>
          <table:table-cell office:value-type="float" office:value="0">
            <text:p>0</text:p>
          </table:table-cell>
          <table:table-cell table:formula="of:=[.G258]+[.$I$2]" office:value-type="float" office:value="2.56999999999999">
            <text:p>2.57</text:p>
          </table:table-cell>
          <table:table-cell table:formula="of:=SIN([.G259])+[.$J$2]" office:value-type="float" office:value="0.540972220376998">
            <text:p>0.5409722204</text:p>
          </table:table-cell>
          <table:table-cell table:number-columns-repeated="2"/>
        </table:table-row>
        <table:table-row table:style-name="ro1">
          <table:table-cell office:value-type="string">
            <text:p>2008-12-26</text:p>
          </table:table-cell>
          <table:table-cell table:number-columns-repeated="4" office:value-type="float" office:value="14.87">
            <text:p>14.87</text:p>
          </table:table-cell>
          <table:table-cell office:value-type="float" office:value="0">
            <text:p>0</text:p>
          </table:table-cell>
          <table:table-cell table:formula="of:=[.G259]+[.$I$2]" office:value-type="float" office:value="2.57999999999999">
            <text:p>2.58</text:p>
          </table:table-cell>
          <table:table-cell table:formula="of:=SIN([.G260])+[.$J$2]" office:value-type="float" office:value="0.53253490755563">
            <text:p>0.5325349076</text:p>
          </table:table-cell>
          <table:table-cell table:number-columns-repeated="2"/>
        </table:table-row>
        <table:table-row table:style-name="ro1">
          <table:table-cell office:value-type="string">
            <text:p>2008-12-29</text:p>
          </table:table-cell>
          <table:table-cell office:value-type="float" office:value="14.98">
            <text:p>14.98</text:p>
          </table:table-cell>
          <table:table-cell office:value-type="float" office:value="15.3">
            <text:p>15.3</text:p>
          </table:table-cell>
          <table:table-cell office:value-type="float" office:value="14.72">
            <text:p>14.72</text:p>
          </table:table-cell>
          <table:table-cell office:value-type="float" office:value="15.3">
            <text:p>15.3</text:p>
          </table:table-cell>
          <table:table-cell office:value-type="float" office:value="4110896">
            <text:p>4110896</text:p>
          </table:table-cell>
          <table:table-cell table:formula="of:=[.G260]+[.$I$2]" office:value-type="float" office:value="2.58999999999999">
            <text:p>2.59</text:p>
          </table:table-cell>
          <table:table-cell table:formula="of:=SIN([.G261])+[.$J$2]" office:value-type="float" office:value="0.524044341687286">
            <text:p>0.5240443417</text:p>
          </table:table-cell>
          <table:table-cell table:number-columns-repeated="2"/>
        </table:table-row>
        <table:table-row table:style-name="ro1">
          <table:table-cell office:value-type="string">
            <text:p>2008-12-30</text:p>
          </table:table-cell>
          <table:table-cell office:value-type="float" office:value="15.29">
            <text:p>15.29</text:p>
          </table:table-cell>
          <table:table-cell office:value-type="float" office:value="15.3">
            <text:p>15.3</text:p>
          </table:table-cell>
          <table:table-cell office:value-type="float" office:value="15.13">
            <text:p>15.13</text:p>
          </table:table-cell>
          <table:table-cell office:value-type="float" office:value="15.25">
            <text:p>15.25</text:p>
          </table:table-cell>
          <table:table-cell office:value-type="float" office:value="2750793">
            <text:p>2750793</text:p>
          </table:table-cell>
          <table:table-cell table:formula="of:=[.G261]+[.$I$2]" office:value-type="float" office:value="2.59999999999999">
            <text:p>2.6</text:p>
          </table:table-cell>
          <table:table-cell table:formula="of:=SIN([.G262])+[.$J$2]" office:value-type="float" office:value="0.515501371821474">
            <text:p>0.5155013718</text:p>
          </table:table-cell>
          <table:table-cell table:number-columns-repeated="2"/>
        </table:table-row>
        <table:table-row table:style-name="ro1">
          <table:table-cell office:value-type="string">
            <text:p>2008-12-31</text:p>
          </table:table-cell>
          <table:table-cell office:value-type="float" office:value="15.3">
            <text:p>15.3</text:p>
          </table:table-cell>
          <table:table-cell office:value-type="float" office:value="15.4">
            <text:p>15.4</text:p>
          </table:table-cell>
          <table:table-cell office:value-type="float" office:value="15.2">
            <text:p>15.2</text:p>
          </table:table-cell>
          <table:table-cell office:value-type="float" office:value="15.29">
            <text:p>15.29</text:p>
          </table:table-cell>
          <table:table-cell office:value-type="float" office:value="2950865">
            <text:p>2950865</text:p>
          </table:table-cell>
          <table:table-cell table:formula="of:=[.G262]+[.$I$2]" office:value-type="float" office:value="2.60999999999999">
            <text:p>2.61</text:p>
          </table:table-cell>
          <table:table-cell table:formula="of:=SIN([.G263])+[.$J$2]" office:value-type="float" office:value="0.506906852248063">
            <text:p>0.5069068522</text:p>
          </table:table-cell>
          <table:table-cell table:number-columns-repeated="2"/>
        </table:table-row>
        <table:table-row table:style-name="ro1">
          <table:table-cell office:value-type="string">
            <text:p>2009-01-01</text:p>
          </table:table-cell>
          <table:table-cell table:number-columns-repeated="4" office:value-type="float" office:value="15.29">
            <text:p>15.29</text:p>
          </table:table-cell>
          <table:table-cell office:value-type="float" office:value="0">
            <text:p>0</text:p>
          </table:table-cell>
          <table:table-cell table:formula="of:=[.G263]+[.$I$2]" office:value-type="float" office:value="2.61999999999999">
            <text:p>2.62</text:p>
          </table:table-cell>
          <table:table-cell table:formula="of:=SIN([.G264])+[.$J$2]" office:value-type="float" office:value="0.498261642411849">
            <text:p>0.4982616424</text:p>
          </table:table-cell>
          <table:table-cell table:number-columns-repeated="2"/>
        </table:table-row>
        <table:table-row table:style-name="ro1">
          <table:table-cell office:value-type="string">
            <text:p>2009-01-02</text:p>
          </table:table-cell>
          <table:table-cell office:value-type="float" office:value="15.29">
            <text:p>15.29</text:p>
          </table:table-cell>
          <table:table-cell office:value-type="float" office:value="15.48">
            <text:p>15.48</text:p>
          </table:table-cell>
          <table:table-cell office:value-type="float" office:value="15">
            <text:p>15</text:p>
          </table:table-cell>
          <table:table-cell office:value-type="float" office:value="15.18">
            <text:p>15.18</text:p>
          </table:table-cell>
          <table:table-cell office:value-type="float" office:value="2413777">
            <text:p>2413777</text:p>
          </table:table-cell>
          <table:table-cell table:formula="of:=[.G264]+[.$I$2]" office:value-type="float" office:value="2.62999999999999">
            <text:p>2.63</text:p>
          </table:table-cell>
          <table:table-cell table:formula="of:=SIN([.G265])+[.$J$2]" office:value-type="float" office:value="0.48956660682661">
            <text:p>0.4895666068</text:p>
          </table:table-cell>
          <table:table-cell table:number-columns-repeated="2"/>
        </table:table-row>
        <table:table-row table:style-name="ro1">
          <table:table-cell office:value-type="string">
            <text:p>2009-01-05</text:p>
          </table:table-cell>
          <table:table-cell office:value-type="float" office:value="15.4">
            <text:p>15.4</text:p>
          </table:table-cell>
          <table:table-cell office:value-type="float" office:value="15.41">
            <text:p>15.41</text:p>
          </table:table-cell>
          <table:table-cell office:value-type="float" office:value="14.88">
            <text:p>14.88</text:p>
          </table:table-cell>
          <table:table-cell office:value-type="float" office:value="15.07">
            <text:p>15.07</text:p>
          </table:table-cell>
          <table:table-cell office:value-type="float" office:value="2923797">
            <text:p>2923797</text:p>
          </table:table-cell>
          <table:table-cell table:formula="of:=[.G265]+[.$I$2]" office:value-type="float" office:value="2.63999999999999">
            <text:p>2.64</text:p>
          </table:table-cell>
          <table:table-cell table:formula="of:=SIN([.G266])+[.$J$2]" office:value-type="float" office:value="0.480822614988659">
            <text:p>0.480822615</text:p>
          </table:table-cell>
          <table:table-cell table:number-columns-repeated="2"/>
        </table:table-row>
        <table:table-row table:style-name="ro1">
          <table:table-cell office:value-type="string">
            <text:p>2009-01-06</text:p>
          </table:table-cell>
          <table:table-cell office:value-type="float" office:value="15.3">
            <text:p>15.3</text:p>
          </table:table-cell>
          <table:table-cell office:value-type="float" office:value="15.41">
            <text:p>15.41</text:p>
          </table:table-cell>
          <table:table-cell office:value-type="float" office:value="15.1">
            <text:p>15.1</text:p>
          </table:table-cell>
          <table:table-cell office:value-type="float" office:value="15.4">
            <text:p>15.4</text:p>
          </table:table-cell>
          <table:table-cell office:value-type="float" office:value="3134140">
            <text:p>3134140</text:p>
          </table:table-cell>
          <table:table-cell table:formula="of:=[.G266]+[.$I$2]" office:value-type="float" office:value="2.64999999999999">
            <text:p>2.65</text:p>
          </table:table-cell>
          <table:table-cell table:formula="of:=SIN([.G267])+[.$J$2]" office:value-type="float" office:value="0.472030541289894">
            <text:p>0.4720305413</text:p>
          </table:table-cell>
          <table:table-cell table:number-columns-repeated="2"/>
        </table:table-row>
        <table:table-row table:style-name="ro1">
          <table:table-cell office:value-type="string">
            <text:p>2009-01-07</text:p>
          </table:table-cell>
          <table:table-cell office:value-type="float" office:value="15.45">
            <text:p>15.45</text:p>
          </table:table-cell>
          <table:table-cell office:value-type="float" office:value="15.71">
            <text:p>15.71</text:p>
          </table:table-cell>
          <table:table-cell office:value-type="float" office:value="15.26">
            <text:p>15.26</text:p>
          </table:table-cell>
          <table:table-cell office:value-type="float" office:value="15.35">
            <text:p>15.35</text:p>
          </table:table-cell>
          <table:table-cell office:value-type="float" office:value="4504416">
            <text:p>4504416</text:p>
          </table:table-cell>
          <table:table-cell table:formula="of:=[.G267]+[.$I$2]" office:value-type="float" office:value="2.65999999999999">
            <text:p>2.66</text:p>
          </table:table-cell>
          <table:table-cell table:formula="of:=SIN([.G268])+[.$J$2]" office:value-type="float" office:value="0.463191264930357">
            <text:p>0.4631912649</text:p>
          </table:table-cell>
          <table:table-cell table:number-columns-repeated="2"/>
        </table:table-row>
        <table:table-row table:style-name="ro1">
          <table:table-cell office:value-type="string">
            <text:p>2009-01-08</text:p>
          </table:table-cell>
          <table:table-cell office:value-type="float" office:value="15.25">
            <text:p>15.25</text:p>
          </table:table-cell>
          <table:table-cell office:value-type="float" office:value="15.3">
            <text:p>15.3</text:p>
          </table:table-cell>
          <table:table-cell office:value-type="float" office:value="15">
            <text:p>15</text:p>
          </table:table-cell>
          <table:table-cell office:value-type="float" office:value="15.22">
            <text:p>15.22</text:p>
          </table:table-cell>
          <table:table-cell office:value-type="float" office:value="3242619">
            <text:p>3242619</text:p>
          </table:table-cell>
          <table:table-cell table:formula="of:=[.G268]+[.$I$2]" office:value-type="float" office:value="2.66999999999999">
            <text:p>2.67</text:p>
          </table:table-cell>
          <table:table-cell table:formula="of:=SIN([.G269])+[.$J$2]" office:value-type="float" office:value="0.454305669830318">
            <text:p>0.4543056698</text:p>
          </table:table-cell>
          <table:table-cell table:number-columns-repeated="2"/>
        </table:table-row>
        <table:table-row table:style-name="ro1">
          <table:table-cell office:value-type="string">
            <text:p>2009-01-09</text:p>
          </table:table-cell>
          <table:table-cell office:value-type="float" office:value="15.25">
            <text:p>15.25</text:p>
          </table:table-cell>
          <table:table-cell office:value-type="float" office:value="15.4">
            <text:p>15.4</text:p>
          </table:table-cell>
          <table:table-cell office:value-type="float" office:value="15">
            <text:p>15</text:p>
          </table:table-cell>
          <table:table-cell office:value-type="float" office:value="15.2">
            <text:p>15.2</text:p>
          </table:table-cell>
          <table:table-cell office:value-type="float" office:value="2930626">
            <text:p>2930626</text:p>
          </table:table-cell>
          <table:table-cell table:formula="of:=[.G269]+[.$I$2]" office:value-type="float" office:value="2.67999999999999">
            <text:p>2.68</text:p>
          </table:table-cell>
          <table:table-cell table:formula="of:=SIN([.G270])+[.$J$2]" office:value-type="float" office:value="0.445374644541883">
            <text:p>0.4453746445</text:p>
          </table:table-cell>
          <table:table-cell table:number-columns-repeated="2"/>
        </table:table-row>
        <table:table-row table:style-name="ro1">
          <table:table-cell office:value-type="string">
            <text:p>2009-01-12</text:p>
          </table:table-cell>
          <table:table-cell office:value-type="float" office:value="15.13">
            <text:p>15.13</text:p>
          </table:table-cell>
          <table:table-cell office:value-type="float" office:value="15.16">
            <text:p>15.16</text:p>
          </table:table-cell>
          <table:table-cell office:value-type="float" office:value="14.98">
            <text:p>14.98</text:p>
          </table:table-cell>
          <table:table-cell office:value-type="float" office:value="15.08">
            <text:p>15.08</text:p>
          </table:table-cell>
          <table:table-cell office:value-type="float" office:value="2638986">
            <text:p>2638986</text:p>
          </table:table-cell>
          <table:table-cell table:formula="of:=[.G270]+[.$I$2]" office:value-type="float" office:value="2.68999999999999">
            <text:p>2.69</text:p>
          </table:table-cell>
          <table:table-cell table:formula="of:=SIN([.G271])+[.$J$2]" office:value-type="float" office:value="0.436399082160138">
            <text:p>0.4363990822</text:p>
          </table:table-cell>
          <table:table-cell table:number-columns-repeated="2"/>
        </table:table-row>
        <table:table-row table:style-name="ro1">
          <table:table-cell office:value-type="string">
            <text:p>2009-01-13</text:p>
          </table:table-cell>
          <table:table-cell office:value-type="float" office:value="14.97">
            <text:p>14.97</text:p>
          </table:table-cell>
          <table:table-cell office:value-type="float" office:value="15.03">
            <text:p>15.03</text:p>
          </table:table-cell>
          <table:table-cell office:value-type="float" office:value="14.66">
            <text:p>14.66</text:p>
          </table:table-cell>
          <table:table-cell office:value-type="float" office:value="14.85">
            <text:p>14.85</text:p>
          </table:table-cell>
          <table:table-cell office:value-type="float" office:value="4614420">
            <text:p>4614420</text:p>
          </table:table-cell>
          <table:table-cell table:formula="of:=[.G271]+[.$I$2]" office:value-type="float" office:value="2.69999999999999">
            <text:p>2.7</text:p>
          </table:table-cell>
          <table:table-cell table:formula="of:=SIN([.G272])+[.$J$2]" office:value-type="float" office:value="0.427379880233842">
            <text:p>0.4273798802</text:p>
          </table:table-cell>
          <table:table-cell table:number-columns-repeated="2"/>
        </table:table-row>
        <table:table-row table:style-name="ro1">
          <table:table-cell office:value-type="string">
            <text:p>2009-01-14</text:p>
          </table:table-cell>
          <table:table-cell office:value-type="float" office:value="15.01">
            <text:p>15.01</text:p>
          </table:table-cell>
          <table:table-cell office:value-type="float" office:value="15.41">
            <text:p>15.41</text:p>
          </table:table-cell>
          <table:table-cell office:value-type="float" office:value="14.92">
            <text:p>14.92</text:p>
          </table:table-cell>
          <table:table-cell office:value-type="float" office:value="15.33">
            <text:p>15.33</text:p>
          </table:table-cell>
          <table:table-cell office:value-type="float" office:value="6863370">
            <text:p>6863370</text:p>
          </table:table-cell>
          <table:table-cell table:formula="of:=[.G272]+[.$I$2]" office:value-type="float" office:value="2.70999999999999">
            <text:p>2.71</text:p>
          </table:table-cell>
          <table:table-cell table:formula="of:=SIN([.G273])+[.$J$2]" office:value-type="float" office:value="0.418317940675671">
            <text:p>0.4183179407</text:p>
          </table:table-cell>
          <table:table-cell table:number-columns-repeated="2"/>
        </table:table-row>
        <table:table-row table:style-name="ro1">
          <table:table-cell office:value-type="string">
            <text:p>2009-01-15</text:p>
          </table:table-cell>
          <table:table-cell office:value-type="float" office:value="15">
            <text:p>15</text:p>
          </table:table-cell>
          <table:table-cell office:value-type="float" office:value="15.15">
            <text:p>15.15</text:p>
          </table:table-cell>
          <table:table-cell office:value-type="float" office:value="14.43">
            <text:p>14.43</text:p>
          </table:table-cell>
          <table:table-cell office:value-type="float" office:value="14.57">
            <text:p>14.57</text:p>
          </table:table-cell>
          <table:table-cell office:value-type="float" office:value="7439727">
            <text:p>7439727</text:p>
          </table:table-cell>
          <table:table-cell table:formula="of:=[.G273]+[.$I$2]" office:value-type="float" office:value="2.71999999999999">
            <text:p>2.72</text:p>
          </table:table-cell>
          <table:table-cell table:formula="of:=SIN([.G274])+[.$J$2]" office:value-type="float" office:value="0.40921416967203">
            <text:p>0.4092141697</text:p>
          </table:table-cell>
          <table:table-cell table:number-columns-repeated="2"/>
        </table:table-row>
        <table:table-row table:style-name="ro1">
          <table:table-cell office:value-type="string">
            <text:p>2009-01-16</text:p>
          </table:table-cell>
          <table:table-cell office:value-type="float" office:value="14.86">
            <text:p>14.86</text:p>
          </table:table-cell>
          <table:table-cell office:value-type="float" office:value="14.9">
            <text:p>14.9</text:p>
          </table:table-cell>
          <table:table-cell office:value-type="float" office:value="14.15">
            <text:p>14.15</text:p>
          </table:table-cell>
          <table:table-cell office:value-type="float" office:value="14.3">
            <text:p>14.3</text:p>
          </table:table-cell>
          <table:table-cell office:value-type="float" office:value="5843052">
            <text:p>5843052</text:p>
          </table:table-cell>
          <table:table-cell table:formula="of:=[.G274]+[.$I$2]" office:value-type="float" office:value="2.72999999999999">
            <text:p>2.73</text:p>
          </table:table-cell>
          <table:table-cell table:formula="of:=SIN([.G275])+[.$J$2]" office:value-type="float" office:value="0.400069477592433">
            <text:p>0.4000694776</text:p>
          </table:table-cell>
          <table:table-cell table:number-columns-repeated="2"/>
        </table:table-row>
        <table:table-row table:style-name="ro1">
          <table:table-cell office:value-type="string">
            <text:p>2009-01-19</text:p>
          </table:table-cell>
          <table:table-cell office:value-type="float" office:value="14.3">
            <text:p>14.3</text:p>
          </table:table-cell>
          <table:table-cell office:value-type="float" office:value="14.58">
            <text:p>14.58</text:p>
          </table:table-cell>
          <table:table-cell office:value-type="float" office:value="14.3">
            <text:p>14.3</text:p>
          </table:table-cell>
          <table:table-cell office:value-type="float" office:value="14.43">
            <text:p>14.43</text:p>
          </table:table-cell>
          <table:table-cell office:value-type="float" office:value="4963481">
            <text:p>4963481</text:p>
          </table:table-cell>
          <table:table-cell table:formula="of:=[.G275]+[.$I$2]" office:value-type="float" office:value="2.73999999999999">
            <text:p>2.74</text:p>
          </table:table-cell>
          <table:table-cell table:formula="of:=SIN([.G276])+[.$J$2]" office:value-type="float" office:value="0.390884778898466">
            <text:p>0.3908847789</text:p>
          </table:table-cell>
          <table:table-cell table:number-columns-repeated="2"/>
        </table:table-row>
        <table:table-row table:style-name="ro1">
          <table:table-cell office:value-type="string">
            <text:p>2009-01-20</text:p>
          </table:table-cell>
          <table:table-cell office:value-type="float" office:value="14.1">
            <text:p>14.1</text:p>
          </table:table-cell>
          <table:table-cell office:value-type="float" office:value="14.17">
            <text:p>14.17</text:p>
          </table:table-cell>
          <table:table-cell office:value-type="float" office:value="13.64">
            <text:p>13.64</text:p>
          </table:table-cell>
          <table:table-cell office:value-type="float" office:value="13.7">
            <text:p>13.7</text:p>
          </table:table-cell>
          <table:table-cell office:value-type="float" office:value="9493933">
            <text:p>9493933</text:p>
          </table:table-cell>
          <table:table-cell table:formula="of:=[.G276]+[.$I$2]" office:value-type="float" office:value="2.74999999999999">
            <text:p>2.75</text:p>
          </table:table-cell>
          <table:table-cell table:formula="of:=SIN([.G277])+[.$J$2]" office:value-type="float" office:value="0.381660992052345">
            <text:p>0.3816609921</text:p>
          </table:table-cell>
          <table:table-cell table:number-columns-repeated="2"/>
        </table:table-row>
        <table:table-row table:style-name="ro1">
          <table:table-cell office:value-type="string">
            <text:p>2009-01-21</text:p>
          </table:table-cell>
          <table:table-cell office:value-type="float" office:value="13.5">
            <text:p>13.5</text:p>
          </table:table-cell>
          <table:table-cell office:value-type="float" office:value="13.6">
            <text:p>13.6</text:p>
          </table:table-cell>
          <table:table-cell office:value-type="float" office:value="13.06">
            <text:p>13.06</text:p>
          </table:table-cell>
          <table:table-cell office:value-type="float" office:value="13.17">
            <text:p>13.17</text:p>
          </table:table-cell>
          <table:table-cell office:value-type="float" office:value="10647390">
            <text:p>10647390</text:p>
          </table:table-cell>
          <table:table-cell table:formula="of:=[.G277]+[.$I$2]" office:value-type="float" office:value="2.75999999999999">
            <text:p>2.76</text:p>
          </table:table-cell>
          <table:table-cell table:formula="of:=SIN([.G278])+[.$J$2]" office:value-type="float" office:value="0.372399039425069">
            <text:p>0.3723990394</text:p>
          </table:table-cell>
          <table:table-cell table:number-columns-repeated="2"/>
        </table:table-row>
        <table:table-row table:style-name="ro1">
          <table:table-cell office:value-type="string">
            <text:p>2009-01-22</text:p>
          </table:table-cell>
          <table:table-cell office:value-type="float" office:value="13.69">
            <text:p>13.69</text:p>
          </table:table-cell>
          <table:table-cell office:value-type="float" office:value="13.7">
            <text:p>13.7</text:p>
          </table:table-cell>
          <table:table-cell table:number-columns-repeated="2" office:value-type="float" office:value="13">
            <text:p>13</text:p>
          </table:table-cell>
          <table:table-cell office:value-type="float" office:value="10041500">
            <text:p>10041500</text:p>
          </table:table-cell>
          <table:table-cell table:formula="of:=[.G278]+[.$I$2]" office:value-type="float" office:value="2.76999999999998">
            <text:p>2.77</text:p>
          </table:table-cell>
          <table:table-cell table:formula="of:=SIN([.G279])+[.$J$2]" office:value-type="float" office:value="0.363099847204182">
            <text:p>0.3630998472</text:p>
          </table:table-cell>
          <table:table-cell table:number-columns-repeated="2"/>
        </table:table-row>
        <table:table-row table:style-name="ro1">
          <table:table-cell office:value-type="string">
            <text:p>2009-01-23</text:p>
          </table:table-cell>
          <table:table-cell table:number-columns-repeated="2" office:value-type="float" office:value="12.95">
            <text:p>12.95</text:p>
          </table:table-cell>
          <table:table-cell office:value-type="float" office:value="11.97">
            <text:p>11.97</text:p>
          </table:table-cell>
          <table:table-cell office:value-type="float" office:value="12.06">
            <text:p>12.06</text:p>
          </table:table-cell>
          <table:table-cell office:value-type="float" office:value="15288090">
            <text:p>15288090</text:p>
          </table:table-cell>
          <table:table-cell table:formula="of:=[.G279]+[.$I$2]" office:value-type="float" office:value="2.77999999999998">
            <text:p>2.78</text:p>
          </table:table-cell>
          <table:table-cell table:formula="of:=SIN([.G280])+[.$J$2]" office:value-type="float" office:value="0.353764345301157">
            <text:p>0.3537643453</text:p>
          </table:table-cell>
          <table:table-cell table:number-columns-repeated="2"/>
        </table:table-row>
        <table:table-row table:style-name="ro1">
          <table:table-cell office:value-type="string">
            <text:p>2009-01-26</text:p>
          </table:table-cell>
          <table:table-cell table:number-columns-repeated="4" office:value-type="float" office:value="12.06">
            <text:p>12.06</text:p>
          </table:table-cell>
          <table:table-cell office:value-type="float" office:value="0">
            <text:p>0</text:p>
          </table:table-cell>
          <table:table-cell table:formula="of:=[.G280]+[.$I$2]" office:value-type="float" office:value="2.78999999999998">
            <text:p>2.79</text:p>
          </table:table-cell>
          <table:table-cell table:formula="of:=SIN([.G281])+[.$J$2]" office:value-type="float" office:value="0.344393467258405">
            <text:p>0.3443934673</text:p>
          </table:table-cell>
          <table:table-cell table:number-columns-repeated="2"/>
        </table:table-row>
        <table:table-row table:style-name="ro1">
          <table:table-cell office:value-type="string">
            <text:p>2009-01-27</text:p>
          </table:table-cell>
          <table:table-cell office:value-type="float" office:value="12.47">
            <text:p>12.47</text:p>
          </table:table-cell>
          <table:table-cell office:value-type="float" office:value="12.53">
            <text:p>12.53</text:p>
          </table:table-cell>
          <table:table-cell office:value-type="float" office:value="12.21">
            <text:p>12.21</text:p>
          </table:table-cell>
          <table:table-cell office:value-type="float" office:value="12.4">
            <text:p>12.4</text:p>
          </table:table-cell>
          <table:table-cell office:value-type="float" office:value="9928981">
            <text:p>9928981</text:p>
          </table:table-cell>
          <table:table-cell table:formula="of:=[.G281]+[.$I$2]" office:value-type="float" office:value="2.79999999999998">
            <text:p>2.8</text:p>
          </table:table-cell>
          <table:table-cell table:formula="of:=SIN([.G282])+[.$J$2]" office:value-type="float" office:value="0.33498815015592">
            <text:p>0.3349881502</text:p>
          </table:table-cell>
          <table:table-cell table:number-columns-repeated="2"/>
        </table:table-row>
        <table:table-row table:style-name="ro1">
          <table:table-cell office:value-type="string">
            <text:p>2009-01-28</text:p>
          </table:table-cell>
          <table:table-cell office:value-type="float" office:value="12.5">
            <text:p>12.5</text:p>
          </table:table-cell>
          <table:table-cell office:value-type="float" office:value="13.26">
            <text:p>13.26</text:p>
          </table:table-cell>
          <table:table-cell office:value-type="float" office:value="12.27">
            <text:p>12.27</text:p>
          </table:table-cell>
          <table:table-cell office:value-type="float" office:value="13.21">
            <text:p>13.21</text:p>
          </table:table-cell>
          <table:table-cell office:value-type="float" office:value="9747653">
            <text:p>9747653</text:p>
          </table:table-cell>
          <table:table-cell table:formula="of:=[.G282]+[.$I$2]" office:value-type="float" office:value="2.80999999999998">
            <text:p>2.81</text:p>
          </table:table-cell>
          <table:table-cell table:formula="of:=SIN([.G283])+[.$J$2]" office:value-type="float" office:value="0.325549334517575">
            <text:p>0.3255493345</text:p>
          </table:table-cell>
          <table:table-cell table:number-columns-repeated="2"/>
        </table:table-row>
        <table:table-row table:style-name="ro1">
          <table:table-cell office:value-type="string">
            <text:p>2009-01-29</text:p>
          </table:table-cell>
          <table:table-cell office:value-type="float" office:value="13.55">
            <text:p>13.55</text:p>
          </table:table-cell>
          <table:table-cell office:value-type="float" office:value="13.64">
            <text:p>13.64</text:p>
          </table:table-cell>
          <table:table-cell office:value-type="float" office:value="13.1">
            <text:p>13.1</text:p>
          </table:table-cell>
          <table:table-cell office:value-type="float" office:value="13.27">
            <text:p>13.27</text:p>
          </table:table-cell>
          <table:table-cell office:value-type="float" office:value="5468700">
            <text:p>5468700</text:p>
          </table:table-cell>
          <table:table-cell table:formula="of:=[.G283]+[.$I$2]" office:value-type="float" office:value="2.81999999999998">
            <text:p>2.82</text:p>
          </table:table-cell>
          <table:table-cell table:formula="of:=SIN([.G284])+[.$J$2]" office:value-type="float" office:value="0.316077964217069">
            <text:p>0.3160779642</text:p>
          </table:table-cell>
          <table:table-cell table:number-columns-repeated="2"/>
        </table:table-row>
        <table:table-row table:style-name="ro1">
          <table:table-cell office:value-type="string">
            <text:p>2009-01-30</text:p>
          </table:table-cell>
          <table:table-cell office:value-type="float" office:value="13.05">
            <text:p>13.05</text:p>
          </table:table-cell>
          <table:table-cell office:value-type="float" office:value="13.29">
            <text:p>13.29</text:p>
          </table:table-cell>
          <table:table-cell office:value-type="float" office:value="12.84">
            <text:p>12.84</text:p>
          </table:table-cell>
          <table:table-cell office:value-type="float" office:value="13.27">
            <text:p>13.27</text:p>
          </table:table-cell>
          <table:table-cell office:value-type="float" office:value="9663837">
            <text:p>9663837</text:p>
          </table:table-cell>
          <table:table-cell table:formula="of:=[.G284]+[.$I$2]" office:value-type="float" office:value="2.82999999999998">
            <text:p>2.83</text:p>
          </table:table-cell>
          <table:table-cell table:formula="of:=SIN([.G285])+[.$J$2]" office:value-type="float" office:value="0.306574986383539">
            <text:p>0.3065749864</text:p>
          </table:table-cell>
          <table:table-cell table:number-columns-repeated="2"/>
        </table:table-row>
        <table:table-row table:style-name="ro1">
          <table:table-cell office:value-type="string">
            <text:p>2009-02-02</text:p>
          </table:table-cell>
          <table:table-cell office:value-type="float" office:value="13.12">
            <text:p>13.12</text:p>
          </table:table-cell>
          <table:table-cell office:value-type="float" office:value="13.37">
            <text:p>13.37</text:p>
          </table:table-cell>
          <table:table-cell office:value-type="float" office:value="13.01">
            <text:p>13.01</text:p>
          </table:table-cell>
          <table:table-cell office:value-type="float" office:value="13.26">
            <text:p>13.26</text:p>
          </table:table-cell>
          <table:table-cell office:value-type="float" office:value="4284334">
            <text:p>4284334</text:p>
          </table:table-cell>
          <table:table-cell table:formula="of:=[.G285]+[.$I$2]" office:value-type="float" office:value="2.83999999999998">
            <text:p>2.84</text:p>
          </table:table-cell>
          <table:table-cell table:formula="of:=SIN([.G286])+[.$J$2]" office:value-type="float" office:value="0.297041351306848">
            <text:p>0.2970413513</text:p>
          </table:table-cell>
          <table:table-cell table:number-columns-repeated="2"/>
        </table:table-row>
        <table:table-row table:style-name="ro1">
          <table:table-cell office:value-type="string">
            <text:p>2009-02-03</text:p>
          </table:table-cell>
          <table:table-cell office:value-type="float" office:value="13.7">
            <text:p>13.7</text:p>
          </table:table-cell>
          <table:table-cell office:value-type="float" office:value="14.1">
            <text:p>14.1</text:p>
          </table:table-cell>
          <table:table-cell office:value-type="float" office:value="13.6">
            <text:p>13.6</text:p>
          </table:table-cell>
          <table:table-cell office:value-type="float" office:value="13.7">
            <text:p>13.7</text:p>
          </table:table-cell>
          <table:table-cell office:value-type="float" office:value="12710660">
            <text:p>12710660</text:p>
          </table:table-cell>
          <table:table-cell table:formula="of:=[.G286]+[.$I$2]" office:value-type="float" office:value="2.84999999999998">
            <text:p>2.85</text:p>
          </table:table-cell>
          <table:table-cell table:formula="of:=SIN([.G287])+[.$J$2]" office:value-type="float" office:value="0.287478012342561">
            <text:p>0.2874780123</text:p>
          </table:table-cell>
          <table:table-cell table:number-columns-repeated="2"/>
        </table:table-row>
        <table:table-row table:style-name="ro1">
          <table:table-cell office:value-type="string">
            <text:p>2009-02-04</text:p>
          </table:table-cell>
          <table:table-cell office:value-type="float" office:value="13.79">
            <text:p>13.79</text:p>
          </table:table-cell>
          <table:table-cell office:value-type="float" office:value="13.87">
            <text:p>13.87</text:p>
          </table:table-cell>
          <table:table-cell office:value-type="float" office:value="13.24">
            <text:p>13.24</text:p>
          </table:table-cell>
          <table:table-cell office:value-type="float" office:value="13.28">
            <text:p>13.28</text:p>
          </table:table-cell>
          <table:table-cell office:value-type="float" office:value="5970936">
            <text:p>5970936</text:p>
          </table:table-cell>
          <table:table-cell table:formula="of:=[.G287]+[.$I$2]" office:value-type="float" office:value="2.85999999999998">
            <text:p>2.86</text:p>
          </table:table-cell>
          <table:table-cell table:formula="of:=SIN([.G288])+[.$J$2]" office:value-type="float" office:value="0.277885925816603">
            <text:p>0.2778859258</text:p>
          </table:table-cell>
          <table:table-cell table:number-columns-repeated="2"/>
        </table:table-row>
        <table:table-row table:style-name="ro1">
          <table:table-cell office:value-type="string">
            <text:p>2009-02-05</text:p>
          </table:table-cell>
          <table:table-cell office:value-type="float" office:value="13.14">
            <text:p>13.14</text:p>
          </table:table-cell>
          <table:table-cell office:value-type="float" office:value="13.25">
            <text:p>13.25</text:p>
          </table:table-cell>
          <table:table-cell table:number-columns-repeated="2" office:value-type="float" office:value="12.34">
            <text:p>12.34</text:p>
          </table:table-cell>
          <table:table-cell office:value-type="float" office:value="11605980">
            <text:p>11605980</text:p>
          </table:table-cell>
          <table:table-cell table:formula="of:=[.G288]+[.$I$2]" office:value-type="float" office:value="2.86999999999998">
            <text:p>2.87</text:p>
          </table:table-cell>
          <table:table-cell table:formula="of:=SIN([.G289])+[.$J$2]" office:value-type="float" office:value="0.268266050929635">
            <text:p>0.2682660509</text:p>
          </table:table-cell>
          <table:table-cell table:number-columns-repeated="2"/>
        </table:table-row>
        <table:table-row table:style-name="ro1">
          <table:table-cell office:value-type="string">
            <text:p>2009-02-06</text:p>
          </table:table-cell>
          <table:table-cell office:value-type="float" office:value="12.58">
            <text:p>12.58</text:p>
          </table:table-cell>
          <table:table-cell office:value-type="float" office:value="12.85">
            <text:p>12.85</text:p>
          </table:table-cell>
          <table:table-cell office:value-type="float" office:value="12.27">
            <text:p>12.27</text:p>
          </table:table-cell>
          <table:table-cell office:value-type="float" office:value="12.3">
            <text:p>12.3</text:p>
          </table:table-cell>
          <table:table-cell office:value-type="float" office:value="8338504">
            <text:p>8338504</text:p>
          </table:table-cell>
          <table:table-cell table:formula="of:=[.G289]+[.$I$2]" office:value-type="float" office:value="2.87999999999998">
            <text:p>2.88</text:p>
          </table:table-cell>
          <table:table-cell table:formula="of:=SIN([.G290])+[.$J$2]" office:value-type="float" office:value="0.258619349661128">
            <text:p>0.2586193497</text:p>
          </table:table-cell>
          <table:table-cell table:number-columns-repeated="2"/>
        </table:table-row>
        <table:table-row table:style-name="ro1">
          <table:table-cell office:value-type="string">
            <text:p>2009-02-09</text:p>
          </table:table-cell>
          <table:table-cell office:value-type="float" office:value="12.61">
            <text:p>12.61</text:p>
          </table:table-cell>
          <table:table-cell office:value-type="float" office:value="12.68">
            <text:p>12.68</text:p>
          </table:table-cell>
          <table:table-cell office:value-type="float" office:value="12.44">
            <text:p>12.44</text:p>
          </table:table-cell>
          <table:table-cell office:value-type="float" office:value="12.46">
            <text:p>12.46</text:p>
          </table:table-cell>
          <table:table-cell office:value-type="float" office:value="5874373">
            <text:p>5874373</text:p>
          </table:table-cell>
          <table:table-cell table:formula="of:=[.G290]+[.$I$2]" office:value-type="float" office:value="2.88999999999998">
            <text:p>2.89</text:p>
          </table:table-cell>
          <table:table-cell table:formula="of:=SIN([.G291])+[.$J$2]" office:value-type="float" office:value="0.24894678667317">
            <text:p>0.2489467867</text:p>
          </table:table-cell>
          <table:table-cell table:number-columns-repeated="2"/>
        </table:table-row>
        <table:table-row table:style-name="ro1">
          <table:table-cell office:value-type="string">
            <text:p>2009-02-10</text:p>
          </table:table-cell>
          <table:table-cell office:value-type="float" office:value="12.38">
            <text:p>12.38</text:p>
          </table:table-cell>
          <table:table-cell office:value-type="float" office:value="12.45">
            <text:p>12.45</text:p>
          </table:table-cell>
          <table:table-cell office:value-type="float" office:value="12.08">
            <text:p>12.08</text:p>
          </table:table-cell>
          <table:table-cell office:value-type="float" office:value="12.45">
            <text:p>12.45</text:p>
          </table:table-cell>
          <table:table-cell office:value-type="float" office:value="6465274">
            <text:p>6465274</text:p>
          </table:table-cell>
          <table:table-cell table:formula="of:=[.G291]+[.$I$2]" office:value-type="float" office:value="2.89999999999998">
            <text:p>2.9</text:p>
          </table:table-cell>
          <table:table-cell table:formula="of:=SIN([.G292])+[.$J$2]" office:value-type="float" office:value="0.239249329214">
            <text:p>0.2392493292</text:p>
          </table:table-cell>
          <table:table-cell table:number-columns-repeated="2"/>
        </table:table-row>
        <table:table-row table:style-name="ro1">
          <table:table-cell office:value-type="string">
            <text:p>2009-02-11</text:p>
          </table:table-cell>
          <table:table-cell office:value-type="float" office:value="12.09">
            <text:p>12.09</text:p>
          </table:table-cell>
          <table:table-cell office:value-type="float" office:value="12.28">
            <text:p>12.28</text:p>
          </table:table-cell>
          <table:table-cell table:number-columns-repeated="2" office:value-type="float" office:value="12.02">
            <text:p>12.02</text:p>
          </table:table-cell>
          <table:table-cell office:value-type="float" office:value="9133171">
            <text:p>9133171</text:p>
          </table:table-cell>
          <table:table-cell table:formula="of:=[.G292]+[.$I$2]" office:value-type="float" office:value="2.90999999999998">
            <text:p>2.91</text:p>
          </table:table-cell>
          <table:table-cell table:formula="of:=SIN([.G293])+[.$J$2]" office:value-type="float" office:value="0.229527947021282">
            <text:p>0.229527947</text:p>
          </table:table-cell>
          <table:table-cell table:number-columns-repeated="2"/>
        </table:table-row>
        <table:table-row table:style-name="ro1">
          <table:table-cell office:value-type="string">
            <text:p>2009-02-12</text:p>
          </table:table-cell>
          <table:table-cell office:value-type="float" office:value="12.2">
            <text:p>12.2</text:p>
          </table:table-cell>
          <table:table-cell office:value-type="float" office:value="12.32">
            <text:p>12.32</text:p>
          </table:table-cell>
          <table:table-cell office:value-type="float" office:value="11.83">
            <text:p>11.83</text:p>
          </table:table-cell>
          <table:table-cell office:value-type="float" office:value="11.89">
            <text:p>11.89</text:p>
          </table:table-cell>
          <table:table-cell office:value-type="float" office:value="12105510">
            <text:p>12105510</text:p>
          </table:table-cell>
          <table:table-cell table:formula="of:=[.G293]+[.$I$2]" office:value-type="float" office:value="2.91999999999998">
            <text:p>2.92</text:p>
          </table:table-cell>
          <table:table-cell table:formula="of:=SIN([.G294])+[.$J$2]" office:value-type="float" office:value="0.219783612225135">
            <text:p>0.2197836122</text:p>
          </table:table-cell>
          <table:table-cell table:number-columns-repeated="2"/>
        </table:table-row>
        <table:table-row table:style-name="ro1">
          <table:table-cell office:value-type="string">
            <text:p>2009-02-13</text:p>
          </table:table-cell>
          <table:table-cell office:value-type="float" office:value="12.3">
            <text:p>12.3</text:p>
          </table:table-cell>
          <table:table-cell office:value-type="float" office:value="12.96">
            <text:p>12.96</text:p>
          </table:table-cell>
          <table:table-cell office:value-type="float" office:value="12.25">
            <text:p>12.25</text:p>
          </table:table-cell>
          <table:table-cell office:value-type="float" office:value="12.96">
            <text:p>12.96</text:p>
          </table:table-cell>
          <table:table-cell office:value-type="float" office:value="11677550">
            <text:p>11677550</text:p>
          </table:table-cell>
          <table:table-cell table:formula="of:=[.G294]+[.$I$2]" office:value-type="float" office:value="2.92999999999998">
            <text:p>2.93</text:p>
          </table:table-cell>
          <table:table-cell table:formula="of:=SIN([.G295])+[.$J$2]" office:value-type="float" office:value="0.210017299250917">
            <text:p>0.2100172993</text:p>
          </table:table-cell>
          <table:table-cell table:number-columns-repeated="2"/>
        </table:table-row>
        <table:table-row table:style-name="ro1">
          <table:table-cell office:value-type="string">
            <text:p>2009-02-16</text:p>
          </table:table-cell>
          <table:table-cell office:value-type="float" office:value="12.73">
            <text:p>12.73</text:p>
          </table:table-cell>
          <table:table-cell office:value-type="float" office:value="13">
            <text:p>13</text:p>
          </table:table-cell>
          <table:table-cell office:value-type="float" office:value="12.66">
            <text:p>12.66</text:p>
          </table:table-cell>
          <table:table-cell office:value-type="float" office:value="12.98">
            <text:p>12.98</text:p>
          </table:table-cell>
          <table:table-cell office:value-type="float" office:value="5083922">
            <text:p>5083922</text:p>
          </table:table-cell>
          <table:table-cell table:formula="of:=[.G295]+[.$I$2]" office:value-type="float" office:value="2.93999999999998">
            <text:p>2.94</text:p>
          </table:table-cell>
          <table:table-cell table:formula="of:=SIN([.G296])+[.$J$2]" office:value-type="float" office:value="0.200229984721789">
            <text:p>0.2002299847</text:p>
          </table:table-cell>
          <table:table-cell table:number-columns-repeated="2"/>
        </table:table-row>
        <table:table-row table:style-name="ro1">
          <table:table-cell office:value-type="string">
            <text:p>2009-02-17</text:p>
          </table:table-cell>
          <table:table-cell office:value-type="float" office:value="12.86">
            <text:p>12.86</text:p>
          </table:table-cell>
          <table:table-cell office:value-type="float" office:value="12.93">
            <text:p>12.93</text:p>
          </table:table-cell>
          <table:table-cell office:value-type="float" office:value="12.4">
            <text:p>12.4</text:p>
          </table:table-cell>
          <table:table-cell office:value-type="float" office:value="12.42">
            <text:p>12.42</text:p>
          </table:table-cell>
          <table:table-cell office:value-type="float" office:value="6992927">
            <text:p>6992927</text:p>
          </table:table-cell>
          <table:table-cell table:formula="of:=[.G296]+[.$I$2]" office:value-type="float" office:value="2.94999999999998">
            <text:p>2.95</text:p>
          </table:table-cell>
          <table:table-cell table:formula="of:=SIN([.G297])+[.$J$2]" office:value-type="float" office:value="0.190422647361046">
            <text:p>0.1904226474</text:p>
          </table:table-cell>
          <table:table-cell table:number-columns-repeated="2"/>
        </table:table-row>
        <table:table-row table:style-name="ro1">
          <table:table-cell office:value-type="string">
            <text:p>2009-02-18</text:p>
          </table:table-cell>
          <table:table-cell office:value-type="float" office:value="12.15">
            <text:p>12.15</text:p>
          </table:table-cell>
          <table:table-cell office:value-type="float" office:value="12.47">
            <text:p>12.47</text:p>
          </table:table-cell>
          <table:table-cell office:value-type="float" office:value="12.1">
            <text:p>12.1</text:p>
          </table:table-cell>
          <table:table-cell office:value-type="float" office:value="12.4">
            <text:p>12.4</text:p>
          </table:table-cell>
          <table:table-cell office:value-type="float" office:value="6073257">
            <text:p>6073257</text:p>
          </table:table-cell>
          <table:table-cell table:formula="of:=[.G297]+[.$I$2]" office:value-type="float" office:value="2.95999999999998">
            <text:p>2.96</text:p>
          </table:table-cell>
          <table:table-cell table:formula="of:=SIN([.G298])+[.$J$2]" office:value-type="float" office:value="0.180596267894252">
            <text:p>0.1805962679</text:p>
          </table:table-cell>
          <table:table-cell table:number-columns-repeated="2"/>
        </table:table-row>
        <table:table-row table:style-name="ro1">
          <table:table-cell office:value-type="string">
            <text:p>2009-02-19</text:p>
          </table:table-cell>
          <table:table-cell office:value-type="float" office:value="12.4">
            <text:p>12.4</text:p>
          </table:table-cell>
          <table:table-cell office:value-type="float" office:value="12.73">
            <text:p>12.73</text:p>
          </table:table-cell>
          <table:table-cell office:value-type="float" office:value="12.33">
            <text:p>12.33</text:p>
          </table:table-cell>
          <table:table-cell office:value-type="float" office:value="12.6">
            <text:p>12.6</text:p>
          </table:table-cell>
          <table:table-cell office:value-type="float" office:value="5689777">
            <text:p>5689777</text:p>
          </table:table-cell>
          <table:table-cell table:formula="of:=[.G298]+[.$I$2]" office:value-type="float" office:value="2.96999999999998">
            <text:p>2.97</text:p>
          </table:table-cell>
          <table:table-cell table:formula="of:=SIN([.G299])+[.$J$2]" office:value-type="float" office:value="0.170751828951165">
            <text:p>0.170751829</text:p>
          </table:table-cell>
          <table:table-cell table:number-columns-repeated="2"/>
        </table:table-row>
        <table:table-row table:style-name="ro1">
          <table:table-cell office:value-type="string">
            <text:p>2009-02-20</text:p>
          </table:table-cell>
          <table:table-cell office:value-type="float" office:value="12.45">
            <text:p>12.45</text:p>
          </table:table-cell>
          <table:table-cell office:value-type="float" office:value="12.59">
            <text:p>12.59</text:p>
          </table:table-cell>
          <table:table-cell office:value-type="float" office:value="12.29">
            <text:p>12.29</text:p>
          </table:table-cell>
          <table:table-cell office:value-type="float" office:value="12.45">
            <text:p>12.45</text:p>
          </table:table-cell>
          <table:table-cell office:value-type="float" office:value="6202536">
            <text:p>6202536</text:p>
          </table:table-cell>
          <table:table-cell table:formula="of:=[.G299]+[.$I$2]" office:value-type="float" office:value="2.97999999999998">
            <text:p>2.98</text:p>
          </table:table-cell>
          <table:table-cell table:formula="of:=SIN([.G300])+[.$J$2]" office:value-type="float" office:value="0.160890314967475">
            <text:p>0.160890315</text:p>
          </table:table-cell>
          <table:table-cell table:number-columns-repeated="2"/>
        </table:table-row>
        <table:table-row table:style-name="ro1">
          <table:table-cell office:value-type="string">
            <text:p>2009-02-23</text:p>
          </table:table-cell>
          <table:table-cell office:value-type="float" office:value="12.26">
            <text:p>12.26</text:p>
          </table:table-cell>
          <table:table-cell office:value-type="float" office:value="12.58">
            <text:p>12.58</text:p>
          </table:table-cell>
          <table:table-cell office:value-type="float" office:value="12.06">
            <text:p>12.06</text:p>
          </table:table-cell>
          <table:table-cell office:value-type="float" office:value="12.46">
            <text:p>12.46</text:p>
          </table:table-cell>
          <table:table-cell office:value-type="float" office:value="6912567">
            <text:p>6912567</text:p>
          </table:table-cell>
          <table:table-cell table:formula="of:=[.G300]+[.$I$2]" office:value-type="float" office:value="2.98999999999998">
            <text:p>2.99</text:p>
          </table:table-cell>
          <table:table-cell table:formula="of:=SIN([.G301])+[.$J$2]" office:value-type="float" office:value="0.151012712086364">
            <text:p>0.1510127121</text:p>
          </table:table-cell>
          <table:table-cell table:number-columns-repeated="2"/>
        </table:table-row>
        <table:table-row table:style-name="ro1">
          <table:table-cell office:value-type="string">
            <text:p>2009-02-24</text:p>
          </table:table-cell>
          <table:table-cell office:value-type="float" office:value="12.2">
            <text:p>12.2</text:p>
          </table:table-cell>
          <table:table-cell office:value-type="float" office:value="12.66">
            <text:p>12.66</text:p>
          </table:table-cell>
          <table:table-cell office:value-type="float" office:value="12.19">
            <text:p>12.19</text:p>
          </table:table-cell>
          <table:table-cell office:value-type="float" office:value="12.63">
            <text:p>12.63</text:p>
          </table:table-cell>
          <table:table-cell office:value-type="float" office:value="5215452">
            <text:p>5215452</text:p>
          </table:table-cell>
          <table:table-cell table:formula="of:=[.G301]+[.$I$2]" office:value-type="float" office:value="2.99999999999998">
            <text:p>3</text:p>
          </table:table-cell>
          <table:table-cell table:formula="of:=SIN([.G302])+[.$J$2]" office:value-type="float" office:value="0.141120008059887">
            <text:p>0.1411200081</text:p>
          </table:table-cell>
          <table:table-cell table:number-columns-repeated="2"/>
        </table:table-row>
        <table:table-row table:style-name="ro1">
          <table:table-cell office:value-type="string">
            <text:p>2009-02-25</text:p>
          </table:table-cell>
          <table:table-cell office:value-type="float" office:value="12.86">
            <text:p>12.86</text:p>
          </table:table-cell>
          <table:table-cell office:value-type="float" office:value="12.93">
            <text:p>12.93</text:p>
          </table:table-cell>
          <table:table-cell office:value-type="float" office:value="12.38">
            <text:p>12.38</text:p>
          </table:table-cell>
          <table:table-cell office:value-type="float" office:value="12.5">
            <text:p>12.5</text:p>
          </table:table-cell>
          <table:table-cell office:value-type="float" office:value="6081849">
            <text:p>6081849</text:p>
          </table:table-cell>
          <table:table-cell table:formula="of:=[.G302]+[.$I$2]" office:value-type="float" office:value="3.00999999999998">
            <text:p>3.01</text:p>
          </table:table-cell>
          <table:table-cell table:formula="of:=SIN([.G303])+[.$J$2]" office:value-type="float" office:value="0.131213192150204">
            <text:p>0.1312131922</text:p>
          </table:table-cell>
          <table:table-cell table:number-columns-repeated="2"/>
        </table:table-row>
        <table:table-row table:style-name="ro1">
          <table:table-cell office:value-type="string">
            <text:p>2009-02-26</text:p>
          </table:table-cell>
          <table:table-cell office:value-type="float" office:value="12.48">
            <text:p>12.48</text:p>
          </table:table-cell>
          <table:table-cell office:value-type="float" office:value="13.05">
            <text:p>13.05</text:p>
          </table:table-cell>
          <table:table-cell office:value-type="float" office:value="12.36">
            <text:p>12.36</text:p>
          </table:table-cell>
          <table:table-cell office:value-type="float" office:value="13.05">
            <text:p>13.05</text:p>
          </table:table-cell>
          <table:table-cell office:value-type="float" office:value="17901920">
            <text:p>17901920</text:p>
          </table:table-cell>
          <table:table-cell table:formula="of:=[.G303]+[.$I$2]" office:value-type="float" office:value="3.01999999999998">
            <text:p>3.02</text:p>
          </table:table-cell>
          <table:table-cell table:formula="of:=SIN([.G304])+[.$J$2]" office:value-type="float" office:value="0.12129325503065">
            <text:p>0.121293255</text:p>
          </table:table-cell>
          <table:table-cell table:number-columns-repeated="2"/>
        </table:table-row>
        <table:table-row table:style-name="ro1">
          <table:table-cell office:value-type="string">
            <text:p>2009-02-27</text:p>
          </table:table-cell>
          <table:table-cell office:value-type="float" office:value="13">
            <text:p>13</text:p>
          </table:table-cell>
          <table:table-cell office:value-type="float" office:value="13.52">
            <text:p>13.52</text:p>
          </table:table-cell>
          <table:table-cell office:value-type="float" office:value="12.88">
            <text:p>12.88</text:p>
          </table:table-cell>
          <table:table-cell office:value-type="float" office:value="13.31">
            <text:p>13.31</text:p>
          </table:table-cell>
          <table:table-cell office:value-type="float" office:value="16994800">
            <text:p>16994800</text:p>
          </table:table-cell>
          <table:table-cell table:formula="of:=[.G304]+[.$I$2]" office:value-type="float" office:value="3.02999999999998">
            <text:p>3.03</text:p>
          </table:table-cell>
          <table:table-cell table:formula="of:=SIN([.G305])+[.$J$2]" office:value-type="float" office:value="0.11136118868667">
            <text:p>0.1113611887</text:p>
          </table:table-cell>
          <table:table-cell table:number-columns-repeated="2"/>
        </table:table-row>
        <table:table-row table:style-name="ro1">
          <table:table-cell office:value-type="string">
            <text:p>2009-03-02</text:p>
          </table:table-cell>
          <table:table-cell office:value-type="float" office:value="13.11">
            <text:p>13.11</text:p>
          </table:table-cell>
          <table:table-cell office:value-type="float" office:value="13.15">
            <text:p>13.15</text:p>
          </table:table-cell>
          <table:table-cell office:value-type="float" office:value="12.82">
            <text:p>12.82</text:p>
          </table:table-cell>
          <table:table-cell office:value-type="float" office:value="13.1">
            <text:p>13.1</text:p>
          </table:table-cell>
          <table:table-cell office:value-type="float" office:value="9732638">
            <text:p>9732638</text:p>
          </table:table-cell>
          <table:table-cell table:formula="of:=[.G305]+[.$I$2]" office:value-type="float" office:value="3.03999999999998">
            <text:p>3.04</text:p>
          </table:table-cell>
          <table:table-cell table:formula="of:=SIN([.G306])+[.$J$2]" office:value-type="float" office:value="0.101417986316623">
            <text:p>0.1014179863</text:p>
          </table:table-cell>
          <table:table-cell table:number-columns-repeated="2"/>
        </table:table-row>
        <table:table-row table:style-name="ro1">
          <table:table-cell office:value-type="string">
            <text:p>2009-03-03</text:p>
          </table:table-cell>
          <table:table-cell office:value-type="float" office:value="12.71">
            <text:p>12.71</text:p>
          </table:table-cell>
          <table:table-cell office:value-type="float" office:value="13.08">
            <text:p>13.08</text:p>
          </table:table-cell>
          <table:table-cell office:value-type="float" office:value="12.58">
            <text:p>12.58</text:p>
          </table:table-cell>
          <table:table-cell office:value-type="float" office:value="12.96">
            <text:p>12.96</text:p>
          </table:table-cell>
          <table:table-cell office:value-type="float" office:value="7020633">
            <text:p>7020633</text:p>
          </table:table-cell>
          <table:table-cell table:formula="of:=[.G306]+[.$I$2]" office:value-type="float" office:value="3.04999999999998">
            <text:p>3.05</text:p>
          </table:table-cell>
          <table:table-cell table:formula="of:=SIN([.G307])+[.$J$2]" office:value-type="float" office:value="0.091464642232458">
            <text:p>0.0914646422</text:p>
          </table:table-cell>
          <table:table-cell table:number-columns-repeated="2"/>
        </table:table-row>
        <table:table-row table:style-name="ro1">
          <table:table-cell office:value-type="string">
            <text:p>2009-03-04</text:p>
          </table:table-cell>
          <table:table-cell office:value-type="float" office:value="12.64">
            <text:p>12.64</text:p>
          </table:table-cell>
          <table:table-cell office:value-type="float" office:value="12.85">
            <text:p>12.85</text:p>
          </table:table-cell>
          <table:table-cell table:number-columns-repeated="2" office:value-type="float" office:value="12.45">
            <text:p>12.45</text:p>
          </table:table-cell>
          <table:table-cell office:value-type="float" office:value="6708112">
            <text:p>6708112</text:p>
          </table:table-cell>
          <table:table-cell table:formula="of:=[.G307]+[.$I$2]" office:value-type="float" office:value="3.05999999999998">
            <text:p>3.06</text:p>
          </table:table-cell>
          <table:table-cell table:formula="of:=SIN([.G308])+[.$J$2]" office:value-type="float" office:value="0.0815021517602904">
            <text:p>0.0815021518</text:p>
          </table:table-cell>
          <table:table-cell table:number-columns-repeated="2"/>
        </table:table-row>
        <table:table-row table:style-name="ro1">
          <table:table-cell office:value-type="string">
            <text:p>2009-03-05</text:p>
          </table:table-cell>
          <table:table-cell office:value-type="float" office:value="12.71">
            <text:p>12.71</text:p>
          </table:table-cell>
          <table:table-cell office:value-type="float" office:value="12.75">
            <text:p>12.75</text:p>
          </table:table-cell>
          <table:table-cell office:value-type="float" office:value="12.37">
            <text:p>12.37</text:p>
          </table:table-cell>
          <table:table-cell office:value-type="float" office:value="12.65">
            <text:p>12.65</text:p>
          </table:table-cell>
          <table:table-cell office:value-type="float" office:value="5680177">
            <text:p>5680177</text:p>
          </table:table-cell>
          <table:table-cell table:formula="of:=[.G308]+[.$I$2]" office:value-type="float" office:value="3.06999999999998">
            <text:p>3.07</text:p>
          </table:table-cell>
          <table:table-cell table:formula="of:=SIN([.G309])+[.$J$2]" office:value-type="float" office:value="0.071531511140865">
            <text:p>0.0715315111</text:p>
          </table:table-cell>
          <table:table-cell table:number-columns-repeated="2"/>
        </table:table-row>
        <table:table-row table:style-name="ro1">
          <table:table-cell office:value-type="string">
            <text:p>2009-03-06</text:p>
          </table:table-cell>
          <table:table-cell office:value-type="float" office:value="12.33">
            <text:p>12.33</text:p>
          </table:table-cell>
          <table:table-cell office:value-type="float" office:value="12.57">
            <text:p>12.57</text:p>
          </table:table-cell>
          <table:table-cell office:value-type="float" office:value="12.31">
            <text:p>12.31</text:p>
          </table:table-cell>
          <table:table-cell office:value-type="float" office:value="12.36">
            <text:p>12.36</text:p>
          </table:table-cell>
          <table:table-cell office:value-type="float" office:value="5230658">
            <text:p>5230658</text:p>
          </table:table-cell>
          <table:table-cell table:formula="of:=[.G309]+[.$I$2]" office:value-type="float" office:value="3.07999999999998">
            <text:p>3.08</text:p>
          </table:table-cell>
          <table:table-cell table:formula="of:=SIN([.G310])+[.$J$2]" office:value-type="float" office:value="0.0615537174299349">
            <text:p>0.0615537174</text:p>
          </table:table-cell>
          <table:table-cell table:number-columns-repeated="2"/>
        </table:table-row>
        <table:table-row table:style-name="ro1">
          <table:table-cell office:value-type="string">
            <text:p>2009-03-09</text:p>
          </table:table-cell>
          <table:table-cell office:value-type="float" office:value="12.48">
            <text:p>12.48</text:p>
          </table:table-cell>
          <table:table-cell office:value-type="float" office:value="12.66">
            <text:p>12.66</text:p>
          </table:table-cell>
          <table:table-cell office:value-type="float" office:value="12.38">
            <text:p>12.38</text:p>
          </table:table-cell>
          <table:table-cell office:value-type="float" office:value="12.53">
            <text:p>12.53</text:p>
          </table:table-cell>
          <table:table-cell office:value-type="float" office:value="3940905">
            <text:p>3940905</text:p>
          </table:table-cell>
          <table:table-cell table:formula="of:=[.G310]+[.$I$2]" office:value-type="float" office:value="3.08999999999998">
            <text:p>3.09</text:p>
          </table:table-cell>
          <table:table-cell table:formula="of:=SIN([.G311])+[.$J$2]" office:value-type="float" office:value="0.0515697683985564">
            <text:p>0.0515697684</text:p>
          </table:table-cell>
          <table:table-cell table:number-columns-repeated="2"/>
        </table:table-row>
        <table:table-row table:style-name="ro1">
          <table:table-cell office:value-type="string">
            <text:p>2009-03-10</text:p>
          </table:table-cell>
          <table:table-cell office:value-type="float" office:value="12.5">
            <text:p>12.5</text:p>
          </table:table-cell>
          <table:table-cell office:value-type="float" office:value="12.78">
            <text:p>12.78</text:p>
          </table:table-cell>
          <table:table-cell office:value-type="float" office:value="12.43">
            <text:p>12.43</text:p>
          </table:table-cell>
          <table:table-cell office:value-type="float" office:value="12.74">
            <text:p>12.74</text:p>
          </table:table-cell>
          <table:table-cell office:value-type="float" office:value="5003824">
            <text:p>5003824</text:p>
          </table:table-cell>
          <table:table-cell table:formula="of:=[.G311]+[.$I$2]" office:value-type="float" office:value="3.09999999999998">
            <text:p>3.1</text:p>
          </table:table-cell>
          <table:table-cell table:formula="of:=SIN([.G312])+[.$J$2]" office:value-type="float" office:value="0.0415806624333127">
            <text:p>0.0415806624</text:p>
          </table:table-cell>
          <table:table-cell table:number-columns-repeated="2"/>
        </table:table-row>
        <table:table-row table:style-name="ro1">
          <table:table-cell office:value-type="string">
            <text:p>2009-03-11</text:p>
          </table:table-cell>
          <table:table-cell office:value-type="float" office:value="13">
            <text:p>13</text:p>
          </table:table-cell>
          <table:table-cell office:value-type="float" office:value="13.25">
            <text:p>13.25</text:p>
          </table:table-cell>
          <table:table-cell office:value-type="float" office:value="12.94">
            <text:p>12.94</text:p>
          </table:table-cell>
          <table:table-cell office:value-type="float" office:value="13.15">
            <text:p>13.15</text:p>
          </table:table-cell>
          <table:table-cell office:value-type="float" office:value="7778028">
            <text:p>7778028</text:p>
          </table:table-cell>
          <table:table-cell table:formula="of:=[.G312]+[.$I$2]" office:value-type="float" office:value="3.10999999999998">
            <text:p>3.11</text:p>
          </table:table-cell>
          <table:table-cell table:formula="of:=SIN([.G313])+[.$J$2]" office:value-type="float" office:value="0.0315873984364761">
            <text:p>0.0315873984</text:p>
          </table:table-cell>
          <table:table-cell table:number-columns-repeated="2"/>
        </table:table-row>
        <table:table-row table:style-name="ro1">
          <table:table-cell office:value-type="string">
            <text:p>2009-03-12</text:p>
          </table:table-cell>
          <table:table-cell office:value-type="float" office:value="13.2">
            <text:p>13.2</text:p>
          </table:table-cell>
          <table:table-cell office:value-type="float" office:value="13.3">
            <text:p>13.3</text:p>
          </table:table-cell>
          <table:table-cell office:value-type="float" office:value="12.83">
            <text:p>12.83</text:p>
          </table:table-cell>
          <table:table-cell office:value-type="float" office:value="12.86">
            <text:p>12.86</text:p>
          </table:table-cell>
          <table:table-cell office:value-type="float" office:value="5536859">
            <text:p>5536859</text:p>
          </table:table-cell>
          <table:table-cell table:formula="of:=[.G313]+[.$I$2]" office:value-type="float" office:value="3.11999999999998">
            <text:p>3.12</text:p>
          </table:table-cell>
          <table:table-cell table:formula="of:=SIN([.G314])+[.$J$2]" office:value-type="float" office:value="0.0215909757261186">
            <text:p>0.0215909757</text:p>
          </table:table-cell>
          <table:table-cell table:number-columns-repeated="2"/>
        </table:table-row>
        <table:table-row table:style-name="ro1">
          <table:table-cell office:value-type="string">
            <text:p>2009-03-13</text:p>
          </table:table-cell>
          <table:table-cell office:value-type="float" office:value="13.18">
            <text:p>13.18</text:p>
          </table:table-cell>
          <table:table-cell office:value-type="float" office:value="13.5">
            <text:p>13.5</text:p>
          </table:table-cell>
          <table:table-cell office:value-type="float" office:value="13.1">
            <text:p>13.1</text:p>
          </table:table-cell>
          <table:table-cell office:value-type="float" office:value="13.49">
            <text:p>13.49</text:p>
          </table:table-cell>
          <table:table-cell office:value-type="float" office:value="8678527">
            <text:p>8678527</text:p>
          </table:table-cell>
          <table:table-cell table:formula="of:=[.G314]+[.$I$2]" office:value-type="float" office:value="3.12999999999998">
            <text:p>3.13</text:p>
          </table:table-cell>
          <table:table-cell table:formula="of:=SIN([.G315])+[.$J$2]" office:value-type="float" office:value="0.0115923939361809">
            <text:p>0.0115923939</text:p>
          </table:table-cell>
          <table:table-cell table:number-columns-repeated="2"/>
        </table:table-row>
        <table:table-row table:style-name="ro1">
          <table:table-cell office:value-type="string">
            <text:p>2009-03-16</text:p>
          </table:table-cell>
          <table:table-cell office:value-type="float" office:value="13.54">
            <text:p>13.54</text:p>
          </table:table-cell>
          <table:table-cell office:value-type="float" office:value="14.11">
            <text:p>14.11</text:p>
          </table:table-cell>
          <table:table-cell office:value-type="float" office:value="13.4">
            <text:p>13.4</text:p>
          </table:table-cell>
          <table:table-cell office:value-type="float" office:value="14.05">
            <text:p>14.05</text:p>
          </table:table-cell>
          <table:table-cell office:value-type="float" office:value="14390810">
            <text:p>14390810</text:p>
          </table:table-cell>
          <table:table-cell table:formula="of:=[.G315]+[.$I$2]" office:value-type="float" office:value="3.13999999999998">
            <text:p>3.14</text:p>
          </table:table-cell>
          <table:table-cell table:formula="of:=SIN([.G316])+[.$J$2]" office:value-type="float" office:value="0.00159265291650992">
            <text:p>0.0015926529</text:p>
          </table:table-cell>
          <table:table-cell table:number-columns-repeated="2"/>
        </table:table-row>
        <table:table-row table:style-name="ro1">
          <table:table-cell office:value-type="string">
            <text:p>2009-03-17</text:p>
          </table:table-cell>
          <table:table-cell office:value-type="float" office:value="14.05">
            <text:p>14.05</text:p>
          </table:table-cell>
          <table:table-cell office:value-type="float" office:value="14.45">
            <text:p>14.45</text:p>
          </table:table-cell>
          <table:table-cell office:value-type="float" office:value="13.92">
            <text:p>13.92</text:p>
          </table:table-cell>
          <table:table-cell office:value-type="float" office:value="14.43">
            <text:p>14.43</text:p>
          </table:table-cell>
          <table:table-cell office:value-type="float" office:value="6808813">
            <text:p>6808813</text:p>
          </table:table-cell>
          <table:table-cell table:formula="of:=[.G316]+[.$I$2]" office:value-type="float" office:value="3.14999999999998">
            <text:p>3.15</text:p>
          </table:table-cell>
          <table:table-cell table:formula="of:=SIN([.G317])+[.$J$2]" office:value-type="float" office:value="-0.00840724736712553">
            <text:p>-0.0084072474</text:p>
          </table:table-cell>
          <table:table-cell table:number-columns-repeated="2"/>
        </table:table-row>
        <table:table-row table:style-name="ro1">
          <table:table-cell office:value-type="string">
            <text:p>2009-03-18</text:p>
          </table:table-cell>
          <table:table-cell office:value-type="float" office:value="14.7">
            <text:p>14.7</text:p>
          </table:table-cell>
          <table:table-cell office:value-type="float" office:value="14.81">
            <text:p>14.81</text:p>
          </table:table-cell>
          <table:table-cell office:value-type="float" office:value="14.44">
            <text:p>14.44</text:p>
          </table:table-cell>
          <table:table-cell office:value-type="float" office:value="14.8">
            <text:p>14.8</text:p>
          </table:table-cell>
          <table:table-cell office:value-type="float" office:value="11171420">
            <text:p>11171420</text:p>
          </table:table-cell>
          <table:table-cell table:formula="of:=[.G317]+[.$I$2]" office:value-type="float" office:value="3.15999999999998">
            <text:p>3.16</text:p>
          </table:table-cell>
          <table:table-cell table:formula="of:=SIN([.G318])+[.$J$2]" office:value-type="float" office:value="-0.0184063069330303">
            <text:p>-0.0184063069</text:p>
          </table:table-cell>
          <table:table-cell table:number-columns-repeated="2"/>
        </table:table-row>
        <table:table-row table:style-name="ro1">
          <table:table-cell office:value-type="string">
            <text:p>2009-03-19</text:p>
          </table:table-cell>
          <table:table-cell office:value-type="float" office:value="14.95">
            <text:p>14.95</text:p>
          </table:table-cell>
          <table:table-cell office:value-type="float" office:value="14.99">
            <text:p>14.99</text:p>
          </table:table-cell>
          <table:table-cell office:value-type="float" office:value="14.58">
            <text:p>14.58</text:p>
          </table:table-cell>
          <table:table-cell office:value-type="float" office:value="14.76">
            <text:p>14.76</text:p>
          </table:table-cell>
          <table:table-cell office:value-type="float" office:value="20440220">
            <text:p>20440220</text:p>
          </table:table-cell>
          <table:table-cell table:formula="of:=[.G318]+[.$I$2]" office:value-type="float" office:value="3.16999999999998">
            <text:p>3.17</text:p>
          </table:table-cell>
          <table:table-cell table:formula="of:=SIN([.G319])+[.$J$2]" office:value-type="float" office:value="-0.0284035258835803">
            <text:p>-0.0284035259</text:p>
          </table:table-cell>
          <table:table-cell table:number-columns-repeated="2"/>
        </table:table-row>
        <table:table-row table:style-name="ro1">
          <table:table-cell office:value-type="string">
            <text:p>2009-03-20</text:p>
          </table:table-cell>
          <table:table-cell office:value-type="float" office:value="14.6">
            <text:p>14.6</text:p>
          </table:table-cell>
          <table:table-cell office:value-type="float" office:value="14.61">
            <text:p>14.61</text:p>
          </table:table-cell>
          <table:table-cell office:value-type="float" office:value="14.18">
            <text:p>14.18</text:p>
          </table:table-cell>
          <table:table-cell office:value-type="float" office:value="14.55">
            <text:p>14.55</text:p>
          </table:table-cell>
          <table:table-cell office:value-type="float" office:value="8946929">
            <text:p>8946929</text:p>
          </table:table-cell>
          <table:table-cell table:formula="of:=[.G319]+[.$I$2]" office:value-type="float" office:value="3.17999999999998">
            <text:p>3.18</text:p>
          </table:table-cell>
          <table:table-cell table:formula="of:=SIN([.G320])+[.$J$2]" office:value-type="float" office:value="-0.0383979045052114">
            <text:p>-0.0383979045</text:p>
          </table:table-cell>
          <table:table-cell table:number-columns-repeated="2"/>
        </table:table-row>
        <table:table-row table:style-name="ro1">
          <table:table-cell office:value-type="string">
            <text:p>2009-03-23</text:p>
          </table:table-cell>
          <table:table-cell office:value-type="float" office:value="14.4">
            <text:p>14.4</text:p>
          </table:table-cell>
          <table:table-cell office:value-type="float" office:value="15.25">
            <text:p>15.25</text:p>
          </table:table-cell>
          <table:table-cell office:value-type="float" office:value="14.28">
            <text:p>14.28</text:p>
          </table:table-cell>
          <table:table-cell office:value-type="float" office:value="15.25">
            <text:p>15.25</text:p>
          </table:table-cell>
          <table:table-cell office:value-type="float" office:value="6774372">
            <text:p>6774372</text:p>
          </table:table-cell>
          <table:table-cell table:formula="of:=[.G320]+[.$I$2]" office:value-type="float" office:value="3.18999999999998">
            <text:p>3.19</text:p>
          </table:table-cell>
          <table:table-cell table:formula="of:=SIN([.G321])+[.$J$2]" office:value-type="float" office:value="-0.0483884433683902">
            <text:p>-0.0483884434</text:p>
          </table:table-cell>
          <table:table-cell table:number-columns-repeated="2"/>
        </table:table-row>
        <table:table-row table:style-name="ro1">
          <table:table-cell office:value-type="string">
            <text:p>2009-03-24</text:p>
          </table:table-cell>
          <table:table-cell office:value-type="float" office:value="15.79">
            <text:p>15.79</text:p>
          </table:table-cell>
          <table:table-cell office:value-type="float" office:value="15.89">
            <text:p>15.89</text:p>
          </table:table-cell>
          <table:table-cell office:value-type="float" office:value="15.27">
            <text:p>15.27</text:p>
          </table:table-cell>
          <table:table-cell office:value-type="float" office:value="15.5">
            <text:p>15.5</text:p>
          </table:table-cell>
          <table:table-cell office:value-type="float" office:value="10891680">
            <text:p>10891680</text:p>
          </table:table-cell>
          <table:table-cell table:formula="of:=[.G321]+[.$I$2]" office:value-type="float" office:value="3.19999999999998">
            <text:p>3.2</text:p>
          </table:table-cell>
          <table:table-cell table:formula="of:=SIN([.G322])+[.$J$2]" office:value-type="float" office:value="-0.0583741434275557">
            <text:p>-0.0583741434</text:p>
          </table:table-cell>
          <table:table-cell table:number-columns-repeated="2"/>
        </table:table-row>
        <table:table-row table:style-name="ro1">
          <table:table-cell office:value-type="string">
            <text:p>2009-03-25</text:p>
          </table:table-cell>
          <table:table-cell office:value-type="float" office:value="15.5">
            <text:p>15.5</text:p>
          </table:table-cell>
          <table:table-cell office:value-type="float" office:value="16.27">
            <text:p>16.27</text:p>
          </table:table-cell>
          <table:table-cell office:value-type="float" office:value="15.4">
            <text:p>15.4</text:p>
          </table:table-cell>
          <table:table-cell office:value-type="float" office:value="16.2">
            <text:p>16.2</text:p>
          </table:table-cell>
          <table:table-cell office:value-type="float" office:value="8692397">
            <text:p>8692397</text:p>
          </table:table-cell>
          <table:table-cell table:formula="of:=[.G322]+[.$I$2]" office:value-type="float" office:value="3.20999999999998">
            <text:p>3.21</text:p>
          </table:table-cell>
          <table:table-cell table:formula="of:=SIN([.G323])+[.$J$2]" office:value-type="float" office:value="-0.0683540061210234">
            <text:p>-0.0683540061</text:p>
          </table:table-cell>
          <table:table-cell table:number-columns-repeated="2"/>
        </table:table-row>
        <table:table-row table:style-name="ro1">
          <table:table-cell office:value-type="string">
            <text:p>2009-03-26</text:p>
          </table:table-cell>
          <table:table-cell office:value-type="float" office:value="16.29">
            <text:p>16.29</text:p>
          </table:table-cell>
          <table:table-cell office:value-type="float" office:value="16.82">
            <text:p>16.82</text:p>
          </table:table-cell>
          <table:table-cell office:value-type="float" office:value="16.1">
            <text:p>16.1</text:p>
          </table:table-cell>
          <table:table-cell office:value-type="float" office:value="16.8">
            <text:p>16.8</text:p>
          </table:table-cell>
          <table:table-cell office:value-type="float" office:value="12916140">
            <text:p>12916140</text:p>
          </table:table-cell>
          <table:table-cell table:formula="of:=[.G323]+[.$I$2]" office:value-type="float" office:value="3.21999999999998">
            <text:p>3.22</text:p>
          </table:table-cell>
          <table:table-cell table:formula="of:=SIN([.G324])+[.$J$2]" office:value-type="float" office:value="-0.0783270334708405">
            <text:p>-0.0783270335</text:p>
          </table:table-cell>
          <table:table-cell table:number-columns-repeated="2"/>
        </table:table-row>
        <table:table-row table:style-name="ro1">
          <table:table-cell office:value-type="string">
            <text:p>2009-03-27</text:p>
          </table:table-cell>
          <table:table-cell office:value-type="float" office:value="16.99">
            <text:p>16.99</text:p>
          </table:table-cell>
          <table:table-cell office:value-type="float" office:value="17.08">
            <text:p>17.08</text:p>
          </table:table-cell>
          <table:table-cell office:value-type="float" office:value="16.38">
            <text:p>16.38</text:p>
          </table:table-cell>
          <table:table-cell office:value-type="float" office:value="16.55">
            <text:p>16.55</text:p>
          </table:table-cell>
          <table:table-cell office:value-type="float" office:value="16467210">
            <text:p>16467210</text:p>
          </table:table-cell>
          <table:table-cell table:formula="of:=[.G324]+[.$I$2]" office:value-type="float" office:value="3.22999999999997">
            <text:p>3.23</text:p>
          </table:table-cell>
          <table:table-cell table:formula="of:=SIN([.G325])+[.$J$2]" office:value-type="float" office:value="-0.0882922281825828">
            <text:p>-0.0882922282</text:p>
          </table:table-cell>
          <table:table-cell table:number-columns-repeated="2"/>
        </table:table-row>
        <table:table-row table:style-name="ro1">
          <table:table-cell office:value-type="string">
            <text:p>2009-03-30</text:p>
          </table:table-cell>
          <table:table-cell office:value-type="float" office:value="16.3">
            <text:p>16.3</text:p>
          </table:table-cell>
          <table:table-cell office:value-type="float" office:value="16.49">
            <text:p>16.49</text:p>
          </table:table-cell>
          <table:table-cell office:value-type="float" office:value="15.71">
            <text:p>15.71</text:p>
          </table:table-cell>
          <table:table-cell office:value-type="float" office:value="15.85">
            <text:p>15.85</text:p>
          </table:table-cell>
          <table:table-cell office:value-type="float" office:value="8047323">
            <text:p>8047323</text:p>
          </table:table-cell>
          <table:table-cell table:formula="of:=[.G325]+[.$I$2]" office:value-type="float" office:value="3.23999999999997">
            <text:p>3.24</text:p>
          </table:table-cell>
          <table:table-cell table:formula="of:=SIN([.G326])+[.$J$2]" office:value-type="float" office:value="-0.0982485937450835">
            <text:p>-0.0982485937</text:p>
          </table:table-cell>
          <table:table-cell table:number-columns-repeated="2"/>
        </table:table-row>
        <table:table-row table:style-name="ro1">
          <table:table-cell office:value-type="string">
            <text:p>2009-03-31</text:p>
          </table:table-cell>
          <table:table-cell office:value-type="float" office:value="15.54">
            <text:p>15.54</text:p>
          </table:table-cell>
          <table:table-cell office:value-type="float" office:value="16.04">
            <text:p>16.04</text:p>
          </table:table-cell>
          <table:table-cell office:value-type="float" office:value="15.53">
            <text:p>15.53</text:p>
          </table:table-cell>
          <table:table-cell office:value-type="float" office:value="15.75">
            <text:p>15.75</text:p>
          </table:table-cell>
          <table:table-cell office:value-type="float" office:value="9759749">
            <text:p>9759749</text:p>
          </table:table-cell>
          <table:table-cell table:formula="of:=[.G326]+[.$I$2]" office:value-type="float" office:value="3.24999999999997">
            <text:p>3.25</text:p>
          </table:table-cell>
          <table:table-cell table:formula="of:=SIN([.G327])+[.$J$2]" office:value-type="float" office:value="-0.108195134530083">
            <text:p>-0.1081951345</text:p>
          </table:table-cell>
          <table:table-cell table:number-columns-repeated="2"/>
        </table:table-row>
        <table:table-row table:style-name="ro1">
          <table:table-cell office:value-type="string">
            <text:p>2009-04-01</text:p>
          </table:table-cell>
          <table:table-cell office:value-type="float" office:value="15.77">
            <text:p>15.77</text:p>
          </table:table-cell>
          <table:table-cell office:value-type="float" office:value="16.15">
            <text:p>16.15</text:p>
          </table:table-cell>
          <table:table-cell office:value-type="float" office:value="15.63">
            <text:p>15.63</text:p>
          </table:table-cell>
          <table:table-cell office:value-type="float" office:value="15.88">
            <text:p>15.88</text:p>
          </table:table-cell>
          <table:table-cell office:value-type="float" office:value="5307388">
            <text:p>5307388</text:p>
          </table:table-cell>
          <table:table-cell table:formula="of:=[.G327]+[.$I$2]" office:value-type="float" office:value="3.25999999999997">
            <text:p>3.26</text:p>
          </table:table-cell>
          <table:table-cell table:formula="of:=SIN([.G328])+[.$J$2]" office:value-type="float" office:value="-0.118130855891792">
            <text:p>-0.1181308559</text:p>
          </table:table-cell>
          <table:table-cell table:number-columns-repeated="2"/>
        </table:table-row>
        <table:table-row table:style-name="ro1">
          <table:table-cell office:value-type="string">
            <text:p>2009-04-02</text:p>
          </table:table-cell>
          <table:table-cell office:value-type="float" office:value="16.2">
            <text:p>16.2</text:p>
          </table:table-cell>
          <table:table-cell office:value-type="float" office:value="16.5">
            <text:p>16.5</text:p>
          </table:table-cell>
          <table:table-cell office:value-type="float" office:value="16.05">
            <text:p>16.05</text:p>
          </table:table-cell>
          <table:table-cell office:value-type="float" office:value="16.34">
            <text:p>16.34</text:p>
          </table:table-cell>
          <table:table-cell office:value-type="float" office:value="4594011">
            <text:p>4594011</text:p>
          </table:table-cell>
          <table:table-cell table:formula="of:=[.G328]+[.$I$2]" office:value-type="float" office:value="3.26999999999997">
            <text:p>3.27</text:p>
          </table:table-cell>
          <table:table-cell table:formula="of:=SIN([.G329])+[.$J$2]" office:value-type="float" office:value="-0.128054764266354">
            <text:p>-0.1280547643</text:p>
          </table:table-cell>
          <table:table-cell table:number-columns-repeated="2"/>
        </table:table-row>
        <table:table-row table:style-name="ro1">
          <table:table-cell office:value-type="string">
            <text:p>2009-04-03</text:p>
          </table:table-cell>
          <table:table-cell office:value-type="float" office:value="16.9">
            <text:p>16.9</text:p>
          </table:table-cell>
          <table:table-cell office:value-type="float" office:value="17.4">
            <text:p>17.4</text:p>
          </table:table-cell>
          <table:table-cell office:value-type="float" office:value="16.8">
            <text:p>16.8</text:p>
          </table:table-cell>
          <table:table-cell office:value-type="float" office:value="17.4">
            <text:p>17.4</text:p>
          </table:table-cell>
          <table:table-cell office:value-type="float" office:value="17097600">
            <text:p>17097600</text:p>
          </table:table-cell>
          <table:table-cell table:formula="of:=[.G329]+[.$I$2]" office:value-type="float" office:value="3.27999999999997">
            <text:p>3.28</text:p>
          </table:table-cell>
          <table:table-cell table:formula="of:=SIN([.G330])+[.$J$2]" office:value-type="float" office:value="-0.137965867271201">
            <text:p>-0.1379658673</text:p>
          </table:table-cell>
          <table:table-cell table:number-columns-repeated="2"/>
        </table:table-row>
        <table:table-row table:style-name="ro1">
          <table:table-cell office:value-type="string">
            <text:p>2009-04-06</text:p>
          </table:table-cell>
          <table:table-cell office:value-type="float" office:value="17.39">
            <text:p>17.39</text:p>
          </table:table-cell>
          <table:table-cell office:value-type="float" office:value="17.64">
            <text:p>17.64</text:p>
          </table:table-cell>
          <table:table-cell office:value-type="float" office:value="17.17">
            <text:p>17.17</text:p>
          </table:table-cell>
          <table:table-cell office:value-type="float" office:value="17.2">
            <text:p>17.2</text:p>
          </table:table-cell>
          <table:table-cell office:value-type="float" office:value="5383344">
            <text:p>5383344</text:p>
          </table:table-cell>
          <table:table-cell table:formula="of:=[.G330]+[.$I$2]" office:value-type="float" office:value="3.28999999999997">
            <text:p>3.29</text:p>
          </table:table-cell>
          <table:table-cell table:formula="of:=SIN([.G331])+[.$J$2]" office:value-type="float" office:value="-0.147863173804293">
            <text:p>-0.1478631738</text:p>
          </table:table-cell>
          <table:table-cell table:number-columns-repeated="2"/>
        </table:table-row>
        <table:table-row table:style-name="ro1">
          <table:table-cell office:value-type="string">
            <text:p>2009-04-07</text:p>
          </table:table-cell>
          <table:table-cell office:value-type="float" office:value="17.01">
            <text:p>17.01</text:p>
          </table:table-cell>
          <table:table-cell office:value-type="float" office:value="17.12">
            <text:p>17.12</text:p>
          </table:table-cell>
          <table:table-cell office:value-type="float" office:value="16.77">
            <text:p>16.77</text:p>
          </table:table-cell>
          <table:table-cell office:value-type="float" office:value="17">
            <text:p>17</text:p>
          </table:table-cell>
          <table:table-cell office:value-type="float" office:value="6271174">
            <text:p>6271174</text:p>
          </table:table-cell>
          <table:table-cell table:formula="of:=[.G331]+[.$I$2]" office:value-type="float" office:value="3.29999999999997">
            <text:p>3.3</text:p>
          </table:table-cell>
          <table:table-cell table:formula="of:=SIN([.G332])+[.$J$2]" office:value-type="float" office:value="-0.157745694143222">
            <text:p>-0.1577456941</text:p>
          </table:table-cell>
          <table:table-cell table:number-columns-repeated="2"/>
        </table:table-row>
        <table:table-row table:style-name="ro1">
          <table:table-cell office:value-type="string">
            <text:p>2009-04-08</text:p>
          </table:table-cell>
          <table:table-cell office:value-type="float" office:value="16.6">
            <text:p>16.6</text:p>
          </table:table-cell>
          <table:table-cell office:value-type="float" office:value="16.87">
            <text:p>16.87</text:p>
          </table:table-cell>
          <table:table-cell office:value-type="float" office:value="16.15">
            <text:p>16.15</text:p>
          </table:table-cell>
          <table:table-cell office:value-type="float" office:value="16.3">
            <text:p>16.3</text:p>
          </table:table-cell>
          <table:table-cell office:value-type="float" office:value="6736399">
            <text:p>6736399</text:p>
          </table:table-cell>
          <table:table-cell table:formula="of:=[.G332]+[.$I$2]" office:value-type="float" office:value="3.30999999999997">
            <text:p>3.31</text:p>
          </table:table-cell>
          <table:table-cell table:formula="of:=SIN([.G333])+[.$J$2]" office:value-type="float" office:value="-0.167612440044192">
            <text:p>-0.16761244</text:p>
          </table:table-cell>
          <table:table-cell table:number-columns-repeated="2"/>
        </table:table-row>
        <table:table-row table:style-name="ro1">
          <table:table-cell office:value-type="string">
            <text:p>2009-04-09</text:p>
          </table:table-cell>
          <table:table-cell office:value-type="float" office:value="16.35">
            <text:p>16.35</text:p>
          </table:table-cell>
          <table:table-cell office:value-type="float" office:value="16.76">
            <text:p>16.76</text:p>
          </table:table-cell>
          <table:table-cell office:value-type="float" office:value="16.17">
            <text:p>16.17</text:p>
          </table:table-cell>
          <table:table-cell office:value-type="float" office:value="16.62">
            <text:p>16.62</text:p>
          </table:table-cell>
          <table:table-cell office:value-type="float" office:value="4507496">
            <text:p>4507496</text:p>
          </table:table-cell>
          <table:table-cell table:formula="of:=[.G333]+[.$I$2]" office:value-type="float" office:value="3.31999999999997">
            <text:p>3.32</text:p>
          </table:table-cell>
          <table:table-cell table:formula="of:=SIN([.G334])+[.$J$2]" office:value-type="float" office:value="-0.177462424840834">
            <text:p>-0.1774624248</text:p>
          </table:table-cell>
          <table:table-cell table:number-columns-repeated="2"/>
        </table:table-row>
        <table:table-row table:style-name="ro1">
          <table:table-cell office:value-type="string">
            <text:p>2009-04-10</text:p>
          </table:table-cell>
          <table:table-cell table:number-columns-repeated="4" office:value-type="float" office:value="16.62">
            <text:p>16.62</text:p>
          </table:table-cell>
          <table:table-cell office:value-type="float" office:value="0">
            <text:p>0</text:p>
          </table:table-cell>
          <table:table-cell table:formula="of:=[.G334]+[.$I$2]" office:value-type="float" office:value="3.32999999999997">
            <text:p>3.33</text:p>
          </table:table-cell>
          <table:table-cell table:formula="of:=SIN([.G335])+[.$J$2]" office:value-type="float" office:value="-0.187294663542877">
            <text:p>-0.1872946635</text:p>
          </table:table-cell>
          <table:table-cell table:number-columns-repeated="2"/>
        </table:table-row>
        <table:table-row table:style-name="ro1">
          <table:table-cell office:value-type="string">
            <text:p>2009-04-13</text:p>
          </table:table-cell>
          <table:table-cell table:number-columns-repeated="4" office:value-type="float" office:value="16.62">
            <text:p>16.62</text:p>
          </table:table-cell>
          <table:table-cell office:value-type="float" office:value="0">
            <text:p>0</text:p>
          </table:table-cell>
          <table:table-cell table:formula="of:=[.G335]+[.$I$2]" office:value-type="float" office:value="3.33999999999997">
            <text:p>3.34</text:p>
          </table:table-cell>
          <table:table-cell table:formula="of:=SIN([.G336])+[.$J$2]" office:value-type="float" office:value="-0.197108172934643">
            <text:p>-0.1971081729</text:p>
          </table:table-cell>
          <table:table-cell table:number-columns-repeated="2"/>
        </table:table-row>
        <table:table-row table:style-name="ro1">
          <table:table-cell office:value-type="string">
            <text:p>2009-04-14</text:p>
          </table:table-cell>
          <table:table-cell office:value-type="float" office:value="17.41">
            <text:p>17.41</text:p>
          </table:table-cell>
          <table:table-cell office:value-type="float" office:value="17.45">
            <text:p>17.45</text:p>
          </table:table-cell>
          <table:table-cell office:value-type="float" office:value="17.16">
            <text:p>17.16</text:p>
          </table:table-cell>
          <table:table-cell office:value-type="float" office:value="17.32">
            <text:p>17.32</text:p>
          </table:table-cell>
          <table:table-cell office:value-type="float" office:value="6778446">
            <text:p>6778446</text:p>
          </table:table-cell>
          <table:table-cell table:formula="of:=[.G336]+[.$I$2]" office:value-type="float" office:value="3.34999999999997">
            <text:p>3.35</text:p>
          </table:table-cell>
          <table:table-cell table:formula="of:=SIN([.G337])+[.$J$2]" office:value-type="float" office:value="-0.206901971673373">
            <text:p>-0.2069019717</text:p>
          </table:table-cell>
          <table:table-cell table:number-columns-repeated="2"/>
        </table:table-row>
        <table:table-row table:style-name="ro1">
          <table:table-cell office:value-type="string">
            <text:p>2009-04-15</text:p>
          </table:table-cell>
          <table:table-cell office:value-type="float" office:value="17.06">
            <text:p>17.06</text:p>
          </table:table-cell>
          <table:table-cell office:value-type="float" office:value="17.24">
            <text:p>17.24</text:p>
          </table:table-cell>
          <table:table-cell office:value-type="float" office:value="16.96">
            <text:p>16.96</text:p>
          </table:table-cell>
          <table:table-cell office:value-type="float" office:value="16.99">
            <text:p>16.99</text:p>
          </table:table-cell>
          <table:table-cell office:value-type="float" office:value="4806103">
            <text:p>4806103</text:p>
          </table:table-cell>
          <table:table-cell table:formula="of:=[.G337]+[.$I$2]" office:value-type="float" office:value="3.35999999999997">
            <text:p>3.36</text:p>
          </table:table-cell>
          <table:table-cell table:formula="of:=SIN([.G338])+[.$J$2]" office:value-type="float" office:value="-0.216675080387353">
            <text:p>-0.2166750804</text:p>
          </table:table-cell>
          <table:table-cell table:number-columns-repeated="2"/>
        </table:table-row>
        <table:table-row table:style-name="ro1">
          <table:table-cell office:value-type="string">
            <text:p>2009-04-16</text:p>
          </table:table-cell>
          <table:table-cell office:value-type="float" office:value="17.05">
            <text:p>17.05</text:p>
          </table:table-cell>
          <table:table-cell office:value-type="float" office:value="17.2">
            <text:p>17.2</text:p>
          </table:table-cell>
          <table:table-cell office:value-type="float" office:value="16.69">
            <text:p>16.69</text:p>
          </table:table-cell>
          <table:table-cell office:value-type="float" office:value="16.81">
            <text:p>16.81</text:p>
          </table:table-cell>
          <table:table-cell office:value-type="float" office:value="7968255">
            <text:p>7968255</text:p>
          </table:table-cell>
          <table:table-cell table:formula="of:=[.G338]+[.$I$2]" office:value-type="float" office:value="3.36999999999997">
            <text:p>3.37</text:p>
          </table:table-cell>
          <table:table-cell table:formula="of:=SIN([.G339])+[.$J$2]" office:value-type="float" office:value="-0.226426521773856">
            <text:p>-0.2264265218</text:p>
          </table:table-cell>
          <table:table-cell table:number-columns-repeated="2"/>
        </table:table-row>
        <table:table-row table:style-name="ro1">
          <table:table-cell office:value-type="string">
            <text:p>2009-04-17</text:p>
          </table:table-cell>
          <table:table-cell office:value-type="float" office:value="17">
            <text:p>17</text:p>
          </table:table-cell>
          <table:table-cell office:value-type="float" office:value="17.3">
            <text:p>17.3</text:p>
          </table:table-cell>
          <table:table-cell table:number-columns-repeated="2" office:value-type="float" office:value="16.7">
            <text:p>16.7</text:p>
          </table:table-cell>
          <table:table-cell office:value-type="float" office:value="8103205">
            <text:p>8103205</text:p>
          </table:table-cell>
          <table:table-cell table:formula="of:=[.G339]+[.$I$2]" office:value-type="float" office:value="3.37999999999997">
            <text:p>3.38</text:p>
          </table:table-cell>
          <table:table-cell table:formula="of:=SIN([.G340])+[.$J$2]" office:value-type="float" office:value="-0.23615532069687">
            <text:p>-0.2361553207</text:p>
          </table:table-cell>
          <table:table-cell table:number-columns-repeated="2"/>
        </table:table-row>
        <table:table-row table:style-name="ro1">
          <table:table-cell office:value-type="string">
            <text:p>2009-04-20</text:p>
          </table:table-cell>
          <table:table-cell office:value-type="float" office:value="16.81">
            <text:p>16.81</text:p>
          </table:table-cell>
          <table:table-cell office:value-type="float" office:value="17.06">
            <text:p>17.06</text:p>
          </table:table-cell>
          <table:table-cell office:value-type="float" office:value="16.6">
            <text:p>16.6</text:p>
          </table:table-cell>
          <table:table-cell office:value-type="float" office:value="17.05">
            <text:p>17.05</text:p>
          </table:table-cell>
          <table:table-cell office:value-type="float" office:value="6025224">
            <text:p>6025224</text:p>
          </table:table-cell>
          <table:table-cell table:formula="of:=[.G340]+[.$I$2]" office:value-type="float" office:value="3.38999999999997">
            <text:p>3.39</text:p>
          </table:table-cell>
          <table:table-cell table:formula="of:=SIN([.G341])+[.$J$2]" office:value-type="float" office:value="-0.245860504284609">
            <text:p>-0.2458605043</text:p>
          </table:table-cell>
          <table:table-cell table:number-columns-repeated="2"/>
        </table:table-row>
        <table:table-row table:style-name="ro1">
          <table:table-cell office:value-type="string">
            <text:p>2009-04-21</text:p>
          </table:table-cell>
          <table:table-cell office:value-type="float" office:value="16.53">
            <text:p>16.53</text:p>
          </table:table-cell>
          <table:table-cell office:value-type="float" office:value="16.64">
            <text:p>16.64</text:p>
          </table:table-cell>
          <table:table-cell office:value-type="float" office:value="16.32">
            <text:p>16.32</text:p>
          </table:table-cell>
          <table:table-cell office:value-type="float" office:value="16.37">
            <text:p>16.37</text:p>
          </table:table-cell>
          <table:table-cell office:value-type="float" office:value="6495696">
            <text:p>6495696</text:p>
          </table:table-cell>
          <table:table-cell table:formula="of:=[.G341]+[.$I$2]" office:value-type="float" office:value="3.39999999999997">
            <text:p>3.4</text:p>
          </table:table-cell>
          <table:table-cell table:formula="of:=SIN([.G342])+[.$J$2]" office:value-type="float" office:value="-0.255541102026804">
            <text:p>-0.255541102</text:p>
          </table:table-cell>
          <table:table-cell table:number-columns-repeated="2"/>
        </table:table-row>
        <table:table-row table:style-name="ro1">
          <table:table-cell office:value-type="string">
            <text:p>2009-04-22</text:p>
          </table:table-cell>
          <table:table-cell office:value-type="float" office:value="16.59">
            <text:p>16.59</text:p>
          </table:table-cell>
          <table:table-cell office:value-type="float" office:value="16.68">
            <text:p>16.68</text:p>
          </table:table-cell>
          <table:table-cell office:value-type="float" office:value="16.22">
            <text:p>16.22</text:p>
          </table:table-cell>
          <table:table-cell office:value-type="float" office:value="16.35">
            <text:p>16.35</text:p>
          </table:table-cell>
          <table:table-cell office:value-type="float" office:value="4666540">
            <text:p>4666540</text:p>
          </table:table-cell>
          <table:table-cell table:formula="of:=[.G342]+[.$I$2]" office:value-type="float" office:value="3.40999999999997">
            <text:p>3.41</text:p>
          </table:table-cell>
          <table:table-cell table:formula="of:=SIN([.G343])+[.$J$2]" office:value-type="float" office:value="-0.265196145871746">
            <text:p>-0.2651961459</text:p>
          </table:table-cell>
          <table:table-cell table:number-columns-repeated="2"/>
        </table:table-row>
        <table:table-row table:style-name="ro1">
          <table:table-cell office:value-type="string">
            <text:p>2009-04-23</text:p>
          </table:table-cell>
          <table:table-cell office:value-type="float" office:value="16.4">
            <text:p>16.4</text:p>
          </table:table-cell>
          <table:table-cell office:value-type="float" office:value="17.09">
            <text:p>17.09</text:p>
          </table:table-cell>
          <table:table-cell office:value-type="float" office:value="16.31">
            <text:p>16.31</text:p>
          </table:table-cell>
          <table:table-cell office:value-type="float" office:value="17.03">
            <text:p>17.03</text:p>
          </table:table-cell>
          <table:table-cell office:value-type="float" office:value="7618208">
            <text:p>7618208</text:p>
          </table:table-cell>
          <table:table-cell table:formula="of:=[.G343]+[.$I$2]" office:value-type="float" office:value="3.41999999999997">
            <text:p>3.42</text:p>
          </table:table-cell>
          <table:table-cell table:formula="of:=SIN([.G344])+[.$J$2]" office:value-type="float" office:value="-0.274824670323096">
            <text:p>-0.2748246703</text:p>
          </table:table-cell>
          <table:table-cell table:number-columns-repeated="2"/>
        </table:table-row>
        <table:table-row table:style-name="ro1">
          <table:table-cell office:value-type="string">
            <text:p>2009-04-24</text:p>
          </table:table-cell>
          <table:table-cell office:value-type="float" office:value="17.2">
            <text:p>17.2</text:p>
          </table:table-cell>
          <table:table-cell office:value-type="float" office:value="17.37">
            <text:p>17.37</text:p>
          </table:table-cell>
          <table:table-cell office:value-type="float" office:value="16.77">
            <text:p>16.77</text:p>
          </table:table-cell>
          <table:table-cell office:value-type="float" office:value="16.91">
            <text:p>16.91</text:p>
          </table:table-cell>
          <table:table-cell office:value-type="float" office:value="13700590">
            <text:p>13700590</text:p>
          </table:table-cell>
          <table:table-cell table:formula="of:=[.G344]+[.$I$2]" office:value-type="float" office:value="3.42999999999997">
            <text:p>3.43</text:p>
          </table:table-cell>
          <table:table-cell table:formula="of:=SIN([.G345])+[.$J$2]" office:value-type="float" office:value="-0.284425712536434">
            <text:p>-0.2844257125</text:p>
          </table:table-cell>
          <table:table-cell table:number-columns-repeated="2"/>
        </table:table-row>
        <table:table-row table:style-name="ro1">
          <table:table-cell office:value-type="string">
            <text:p>2009-04-27</text:p>
          </table:table-cell>
          <table:table-cell office:value-type="float" office:value="16.85">
            <text:p>16.85</text:p>
          </table:table-cell>
          <table:table-cell office:value-type="float" office:value="17.19">
            <text:p>17.19</text:p>
          </table:table-cell>
          <table:table-cell office:value-type="float" office:value="16.38">
            <text:p>16.38</text:p>
          </table:table-cell>
          <table:table-cell office:value-type="float" office:value="16.85">
            <text:p>16.85</text:p>
          </table:table-cell>
          <table:table-cell office:value-type="float" office:value="5340681">
            <text:p>5340681</text:p>
          </table:table-cell>
          <table:table-cell table:formula="of:=[.G345]+[.$I$2]" office:value-type="float" office:value="3.43999999999997">
            <text:p>3.44</text:p>
          </table:table-cell>
          <table:table-cell table:formula="of:=SIN([.G346])+[.$J$2]" office:value-type="float" office:value="-0.29399831241554">
            <text:p>-0.2939983124</text:p>
          </table:table-cell>
          <table:table-cell table:number-columns-repeated="2"/>
        </table:table-row>
        <table:table-row table:style-name="ro1">
          <table:table-cell office:value-type="string">
            <text:p>2009-04-28</text:p>
          </table:table-cell>
          <table:table-cell office:value-type="float" office:value="16.88">
            <text:p>16.88</text:p>
          </table:table-cell>
          <table:table-cell office:value-type="float" office:value="17.15">
            <text:p>17.15</text:p>
          </table:table-cell>
          <table:table-cell office:value-type="float" office:value="16.52">
            <text:p>16.52</text:p>
          </table:table-cell>
          <table:table-cell office:value-type="float" office:value="16.63">
            <text:p>16.63</text:p>
          </table:table-cell>
          <table:table-cell office:value-type="float" office:value="5150748">
            <text:p>5150748</text:p>
          </table:table-cell>
          <table:table-cell table:formula="of:=[.G346]+[.$I$2]" office:value-type="float" office:value="3.44999999999997">
            <text:p>3.45</text:p>
          </table:table-cell>
          <table:table-cell table:formula="of:=SIN([.G347])+[.$J$2]" office:value-type="float" office:value="-0.303541512708401">
            <text:p>-0.3035415127</text:p>
          </table:table-cell>
          <table:table-cell table:number-columns-repeated="2"/>
        </table:table-row>
        <table:table-row table:style-name="ro1">
          <table:table-cell office:value-type="string">
            <text:p>2009-04-29</text:p>
          </table:table-cell>
          <table:table-cell office:value-type="float" office:value="15.8">
            <text:p>15.8</text:p>
          </table:table-cell>
          <table:table-cell office:value-type="float" office:value="16.04">
            <text:p>16.04</text:p>
          </table:table-cell>
          <table:table-cell table:number-columns-repeated="2" office:value-type="float" office:value="15.4">
            <text:p>15.4</text:p>
          </table:table-cell>
          <table:table-cell office:value-type="float" office:value="18692240">
            <text:p>18692240</text:p>
          </table:table-cell>
          <table:table-cell table:formula="of:=[.G347]+[.$I$2]" office:value-type="float" office:value="3.45999999999997">
            <text:p>3.46</text:p>
          </table:table-cell>
          <table:table-cell table:formula="of:=SIN([.G348])+[.$J$2]" office:value-type="float" office:value="-0.313054359102942">
            <text:p>-0.3130543591</text:p>
          </table:table-cell>
          <table:table-cell table:number-columns-repeated="2"/>
        </table:table-row>
        <table:table-row table:style-name="ro1">
          <table:table-cell office:value-type="string">
            <text:p>2009-04-30</text:p>
          </table:table-cell>
          <table:table-cell office:value-type="float" office:value="15.75">
            <text:p>15.75</text:p>
          </table:table-cell>
          <table:table-cell office:value-type="float" office:value="16">
            <text:p>16</text:p>
          </table:table-cell>
          <table:table-cell office:value-type="float" office:value="15.67">
            <text:p>15.67</text:p>
          </table:table-cell>
          <table:table-cell office:value-type="float" office:value="15.9">
            <text:p>15.9</text:p>
          </table:table-cell>
          <table:table-cell office:value-type="float" office:value="9752739">
            <text:p>9752739</text:p>
          </table:table-cell>
          <table:table-cell table:formula="of:=[.G348]+[.$I$2]" office:value-type="float" office:value="3.46999999999997">
            <text:p>3.47</text:p>
          </table:table-cell>
          <table:table-cell table:formula="of:=SIN([.G349])+[.$J$2]" office:value-type="float" office:value="-0.32253590032245">
            <text:p>-0.3225359003</text:p>
          </table:table-cell>
          <table:table-cell table:number-columns-repeated="2"/>
        </table:table-row>
        <table:table-row table:style-name="ro1">
          <table:table-cell office:value-type="string">
            <text:p>2009-05-01</text:p>
          </table:table-cell>
          <table:table-cell office:value-type="float" office:value="15.8">
            <text:p>15.8</text:p>
          </table:table-cell>
          <table:table-cell office:value-type="float" office:value="16.02">
            <text:p>16.02</text:p>
          </table:table-cell>
          <table:table-cell office:value-type="float" office:value="15.74">
            <text:p>15.74</text:p>
          </table:table-cell>
          <table:table-cell office:value-type="float" office:value="16">
            <text:p>16</text:p>
          </table:table-cell>
          <table:table-cell office:value-type="float" office:value="4131349">
            <text:p>4131349</text:p>
          </table:table-cell>
          <table:table-cell table:formula="of:=[.G349]+[.$I$2]" office:value-type="float" office:value="3.47999999999997">
            <text:p>3.48</text:p>
          </table:table-cell>
          <table:table-cell table:formula="of:=SIN([.G350])+[.$J$2]" office:value-type="float" office:value="-0.331985188220706">
            <text:p>-0.3319851882</text:p>
          </table:table-cell>
          <table:table-cell table:number-columns-repeated="2"/>
        </table:table-row>
        <table:table-row table:style-name="ro1">
          <table:table-cell office:value-type="string">
            <text:p>2009-05-04</text:p>
          </table:table-cell>
          <table:table-cell office:value-type="float" office:value="16.1">
            <text:p>16.1</text:p>
          </table:table-cell>
          <table:table-cell office:value-type="float" office:value="16.63">
            <text:p>16.63</text:p>
          </table:table-cell>
          <table:table-cell office:value-type="float" office:value="16.05">
            <text:p>16.05</text:p>
          </table:table-cell>
          <table:table-cell office:value-type="float" office:value="16.62">
            <text:p>16.62</text:p>
          </table:table-cell>
          <table:table-cell office:value-type="float" office:value="6620502">
            <text:p>6620502</text:p>
          </table:table-cell>
          <table:table-cell table:formula="of:=[.G350]+[.$I$2]" office:value-type="float" office:value="3.48999999999997">
            <text:p>3.49</text:p>
          </table:table-cell>
          <table:table-cell table:formula="of:=SIN([.G351])+[.$J$2]" office:value-type="float" office:value="-0.341401277876792">
            <text:p>-0.3414012779</text:p>
          </table:table-cell>
          <table:table-cell table:number-columns-repeated="2"/>
        </table:table-row>
        <table:table-row table:style-name="ro1">
          <table:table-cell office:value-type="string">
            <text:p>2009-05-05</text:p>
          </table:table-cell>
          <table:table-cell office:value-type="float" office:value="16.95">
            <text:p>16.9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16.55">
            <text:p>16.55</text:p>
          </table:table-cell>
          <table:table-cell office:value-type="float" office:value="7102496">
            <text:p>7102496</text:p>
          </table:table-cell>
          <table:table-cell table:formula="of:=[.G351]+[.$I$2]" office:value-type="float" office:value="3.49999999999997">
            <text:p>3.5</text:p>
          </table:table-cell>
          <table:table-cell table:formula="of:=SIN([.G352])+[.$J$2]" office:value-type="float" office:value="-0.350783227689591">
            <text:p>-0.3507832277</text:p>
          </table:table-cell>
          <table:table-cell table:number-columns-repeated="2"/>
        </table:table-row>
        <table:table-row table:style-name="ro1">
          <table:table-cell office:value-type="string">
            <text:p>2009-05-06</text:p>
          </table:table-cell>
          <table:table-cell office:value-type="float" office:value="16.68">
            <text:p>16.68</text:p>
          </table:table-cell>
          <table:table-cell office:value-type="float" office:value="16.84">
            <text:p>16.84</text:p>
          </table:table-cell>
          <table:table-cell office:value-type="float" office:value="16.5">
            <text:p>16.5</text:p>
          </table:table-cell>
          <table:table-cell office:value-type="float" office:value="16.64">
            <text:p>16.64</text:p>
          </table:table-cell>
          <table:table-cell office:value-type="float" office:value="5146868">
            <text:p>5146868</text:p>
          </table:table-cell>
          <table:table-cell table:formula="of:=[.G352]+[.$I$2]" office:value-type="float" office:value="3.50999999999997">
            <text:p>3.51</text:p>
          </table:table-cell>
          <table:table-cell table:formula="of:=SIN([.G353])+[.$J$2]" office:value-type="float" office:value="-0.36013009947194">
            <text:p>-0.3601300995</text:p>
          </table:table-cell>
          <table:table-cell table:number-columns-repeated="2"/>
        </table:table-row>
        <table:table-row table:style-name="ro1">
          <table:table-cell office:value-type="string">
            <text:p>2009-05-07</text:p>
          </table:table-cell>
          <table:table-cell office:value-type="float" office:value="16.58">
            <text:p>16.58</text:p>
          </table:table-cell>
          <table:table-cell office:value-type="float" office:value="16.75">
            <text:p>16.75</text:p>
          </table:table-cell>
          <table:table-cell office:value-type="float" office:value="16.44">
            <text:p>16.44</text:p>
          </table:table-cell>
          <table:table-cell office:value-type="float" office:value="16.63">
            <text:p>16.63</text:p>
          </table:table-cell>
          <table:table-cell office:value-type="float" office:value="18398700">
            <text:p>18398700</text:p>
          </table:table-cell>
          <table:table-cell table:formula="of:=[.G353]+[.$I$2]" office:value-type="float" office:value="3.51999999999997">
            <text:p>3.52</text:p>
          </table:table-cell>
          <table:table-cell table:formula="of:=SIN([.G354])+[.$J$2]" office:value-type="float" office:value="-0.369440958544448">
            <text:p>-0.3694409585</text:p>
          </table:table-cell>
          <table:table-cell table:number-columns-repeated="2"/>
        </table:table-row>
        <table:table-row table:style-name="ro1">
          <table:table-cell office:value-type="string">
            <text:p>2009-05-08</text:p>
          </table:table-cell>
          <table:table-cell office:value-type="float" office:value="16.53">
            <text:p>16.53</text:p>
          </table:table-cell>
          <table:table-cell office:value-type="float" office:value="16.62">
            <text:p>16.62</text:p>
          </table:table-cell>
          <table:table-cell office:value-type="float" office:value="16.32">
            <text:p>16.32</text:p>
          </table:table-cell>
          <table:table-cell office:value-type="float" office:value="16.49">
            <text:p>16.49</text:p>
          </table:table-cell>
          <table:table-cell office:value-type="float" office:value="12138700">
            <text:p>12138700</text:p>
          </table:table-cell>
          <table:table-cell table:formula="of:=[.G354]+[.$I$2]" office:value-type="float" office:value="3.52999999999997">
            <text:p>3.53</text:p>
          </table:table-cell>
          <table:table-cell table:formula="of:=SIN([.G355])+[.$J$2]" office:value-type="float" office:value="-0.378714873828969">
            <text:p>-0.3787148738</text:p>
          </table:table-cell>
          <table:table-cell table:number-columns-repeated="2"/>
        </table:table-row>
        <table:table-row table:style-name="ro1">
          <table:table-cell office:value-type="string">
            <text:p>2009-05-11</text:p>
          </table:table-cell>
          <table:table-cell office:value-type="float" office:value="16.5">
            <text:p>16.5</text:p>
          </table:table-cell>
          <table:table-cell office:value-type="float" office:value="16.59">
            <text:p>16.59</text:p>
          </table:table-cell>
          <table:table-cell office:value-type="float" office:value="16.14">
            <text:p>16.14</text:p>
          </table:table-cell>
          <table:table-cell office:value-type="float" office:value="16.22">
            <text:p>16.22</text:p>
          </table:table-cell>
          <table:table-cell office:value-type="float" office:value="6315189">
            <text:p>6315189</text:p>
          </table:table-cell>
          <table:table-cell table:formula="of:=[.G355]+[.$I$2]" office:value-type="float" office:value="3.53999999999997">
            <text:p>3.54</text:p>
          </table:table-cell>
          <table:table-cell table:formula="of:=SIN([.G356])+[.$J$2]" office:value-type="float" office:value="-0.387950917941701">
            <text:p>-0.3879509179</text:p>
          </table:table-cell>
          <table:table-cell table:number-columns-repeated="2"/>
        </table:table-row>
        <table:table-row table:style-name="ro1">
          <table:table-cell office:value-type="string">
            <text:p>2009-05-12</text:p>
          </table:table-cell>
          <table:table-cell office:value-type="float" office:value="16.1">
            <text:p>16.1</text:p>
          </table:table-cell>
          <table:table-cell office:value-type="float" office:value="16.2">
            <text:p>16.2</text:p>
          </table:table-cell>
          <table:table-cell office:value-type="float" office:value="15.9">
            <text:p>15.9</text:p>
          </table:table-cell>
          <table:table-cell office:value-type="float" office:value="15.97">
            <text:p>15.97</text:p>
          </table:table-cell>
          <table:table-cell office:value-type="float" office:value="6616636">
            <text:p>6616636</text:p>
          </table:table-cell>
          <table:table-cell table:formula="of:=[.G356]+[.$I$2]" office:value-type="float" office:value="3.54999999999997">
            <text:p>3.55</text:p>
          </table:table-cell>
          <table:table-cell table:formula="of:=SIN([.G357])+[.$J$2]" office:value-type="float" office:value="-0.397148167285931">
            <text:p>-0.3971481673</text:p>
          </table:table-cell>
          <table:table-cell table:number-columns-repeated="2"/>
        </table:table-row>
        <table:table-row table:style-name="ro1">
          <table:table-cell office:value-type="string">
            <text:p>2009-05-13</text:p>
          </table:table-cell>
          <table:table-cell office:value-type="float" office:value="15.92">
            <text:p>15.92</text:p>
          </table:table-cell>
          <table:table-cell office:value-type="float" office:value="16.09">
            <text:p>16.09</text:p>
          </table:table-cell>
          <table:table-cell office:value-type="float" office:value="15.69">
            <text:p>15.69</text:p>
          </table:table-cell>
          <table:table-cell office:value-type="float" office:value="15.71">
            <text:p>15.71</text:p>
          </table:table-cell>
          <table:table-cell office:value-type="float" office:value="6036567">
            <text:p>6036567</text:p>
          </table:table-cell>
          <table:table-cell table:formula="of:=[.G357]+[.$I$2]" office:value-type="float" office:value="3.55999999999997">
            <text:p>3.56</text:p>
          </table:table-cell>
          <table:table-cell table:formula="of:=SIN([.G358])+[.$J$2]" office:value-type="float" office:value="-0.406305702144388">
            <text:p>-0.4063057021</text:p>
          </table:table-cell>
          <table:table-cell table:number-columns-repeated="2"/>
        </table:table-row>
        <table:table-row table:style-name="ro1">
          <table:table-cell office:value-type="string">
            <text:p>2009-05-14</text:p>
          </table:table-cell>
          <table:table-cell office:value-type="float" office:value="15.58">
            <text:p>15.58</text:p>
          </table:table-cell>
          <table:table-cell office:value-type="float" office:value="15.6">
            <text:p>15.6</text:p>
          </table:table-cell>
          <table:table-cell office:value-type="float" office:value="15.28">
            <text:p>15.28</text:p>
          </table:table-cell>
          <table:table-cell office:value-type="float" office:value="15.37">
            <text:p>15.37</text:p>
          </table:table-cell>
          <table:table-cell office:value-type="float" office:value="6095785">
            <text:p>6095785</text:p>
          </table:table-cell>
          <table:table-cell table:formula="of:=[.G358]+[.$I$2]" office:value-type="float" office:value="3.56999999999997">
            <text:p>3.57</text:p>
          </table:table-cell>
          <table:table-cell table:formula="of:=SIN([.G359])+[.$J$2]" office:value-type="float" office:value="-0.415422606771217">
            <text:p>-0.4154226068</text:p>
          </table:table-cell>
          <table:table-cell table:number-columns-repeated="2"/>
        </table:table-row>
        <table:table-row table:style-name="ro1">
          <table:table-cell office:value-type="string">
            <text:p>2009-05-15</text:p>
          </table:table-cell>
          <table:table-cell office:value-type="float" office:value="15.6">
            <text:p>15.6</text:p>
          </table:table-cell>
          <table:table-cell office:value-type="float" office:value="15.66">
            <text:p>15.66</text:p>
          </table:table-cell>
          <table:table-cell office:value-type="float" office:value="15.2">
            <text:p>15.2</text:p>
          </table:table-cell>
          <table:table-cell office:value-type="float" office:value="15.27">
            <text:p>15.27</text:p>
          </table:table-cell>
          <table:table-cell office:value-type="float" office:value="6035644">
            <text:p>6035644</text:p>
          </table:table-cell>
          <table:table-cell table:formula="of:=[.G359]+[.$I$2]" office:value-type="float" office:value="3.57999999999997">
            <text:p>3.58</text:p>
          </table:table-cell>
          <table:table-cell table:formula="of:=SIN([.G360])+[.$J$2]" office:value-type="float" office:value="-0.424497969483553">
            <text:p>-0.4244979695</text:p>
          </table:table-cell>
          <table:table-cell table:number-columns-repeated="2"/>
        </table:table-row>
        <table:table-row table:style-name="ro1">
          <table:table-cell office:value-type="string">
            <text:p>2009-05-18</text:p>
          </table:table-cell>
          <table:table-cell office:value-type="float" office:value="15.1">
            <text:p>15.1</text:p>
          </table:table-cell>
          <table:table-cell office:value-type="float" office:value="15.38">
            <text:p>15.38</text:p>
          </table:table-cell>
          <table:table-cell office:value-type="float" office:value="14.98">
            <text:p>14.98</text:p>
          </table:table-cell>
          <table:table-cell office:value-type="float" office:value="15.3">
            <text:p>15.3</text:p>
          </table:table-cell>
          <table:table-cell office:value-type="float" office:value="4920449">
            <text:p>4920449</text:p>
          </table:table-cell>
          <table:table-cell table:formula="of:=[.G360]+[.$I$2]" office:value-type="float" office:value="3.58999999999997">
            <text:p>3.59</text:p>
          </table:table-cell>
          <table:table-cell table:formula="of:=SIN([.G361])+[.$J$2]" office:value-type="float" office:value="-0.433530882752689">
            <text:p>-0.4335308828</text:p>
          </table:table-cell>
          <table:table-cell table:number-columns-repeated="2"/>
        </table:table-row>
        <table:table-row table:style-name="ro1">
          <table:table-cell office:value-type="string">
            <text:p>2009-05-19</text:p>
          </table:table-cell>
          <table:table-cell office:value-type="float" office:value="15.59">
            <text:p>15.59</text:p>
          </table:table-cell>
          <table:table-cell office:value-type="float" office:value="15.66">
            <text:p>15.66</text:p>
          </table:table-cell>
          <table:table-cell office:value-type="float" office:value="15.43">
            <text:p>15.43</text:p>
          </table:table-cell>
          <table:table-cell office:value-type="float" office:value="15.57">
            <text:p>15.57</text:p>
          </table:table-cell>
          <table:table-cell office:value-type="float" office:value="6187728">
            <text:p>6187728</text:p>
          </table:table-cell>
          <table:table-cell table:formula="of:=[.G361]+[.$I$2]" office:value-type="float" office:value="3.59999999999997">
            <text:p>3.6</text:p>
          </table:table-cell>
          <table:table-cell table:formula="of:=SIN([.G362])+[.$J$2]" office:value-type="float" office:value="-0.442520443294823">
            <text:p>-0.4425204433</text:p>
          </table:table-cell>
          <table:table-cell table:number-columns-repeated="2"/>
        </table:table-row>
        <table:table-row table:style-name="ro1">
          <table:table-cell office:value-type="string">
            <text:p>2009-05-20</text:p>
          </table:table-cell>
          <table:table-cell table:number-columns-repeated="2" office:value-type="float" office:value="15.7">
            <text:p>15.7</text:p>
          </table:table-cell>
          <table:table-cell office:value-type="float" office:value="15.39">
            <text:p>15.39</text:p>
          </table:table-cell>
          <table:table-cell office:value-type="float" office:value="15.55">
            <text:p>15.55</text:p>
          </table:table-cell>
          <table:table-cell office:value-type="float" office:value="6287194">
            <text:p>6287194</text:p>
          </table:table-cell>
          <table:table-cell table:formula="of:=[.G362]+[.$I$2]" office:value-type="float" office:value="3.60999999999997">
            <text:p>3.61</text:p>
          </table:table-cell>
          <table:table-cell table:formula="of:=SIN([.G363])+[.$J$2]" office:value-type="float" office:value="-0.451465752161394">
            <text:p>-0.4514657522</text:p>
          </table:table-cell>
          <table:table-cell table:number-columns-repeated="2"/>
        </table:table-row>
        <table:table-row table:style-name="ro1">
          <table:table-cell office:value-type="string">
            <text:p>2009-05-21</text:p>
          </table:table-cell>
          <table:table-cell office:value-type="float" office:value="15.35">
            <text:p>15.35</text:p>
          </table:table-cell>
          <table:table-cell office:value-type="float" office:value="15.73">
            <text:p>15.73</text:p>
          </table:table-cell>
          <table:table-cell office:value-type="float" office:value="15.3">
            <text:p>15.3</text:p>
          </table:table-cell>
          <table:table-cell office:value-type="float" office:value="15.63">
            <text:p>15.63</text:p>
          </table:table-cell>
          <table:table-cell office:value-type="float" office:value="9040246">
            <text:p>9040246</text:p>
          </table:table-cell>
          <table:table-cell table:formula="of:=[.G363]+[.$I$2]" office:value-type="float" office:value="3.61999999999997">
            <text:p>3.62</text:p>
          </table:table-cell>
          <table:table-cell table:formula="of:=SIN([.G364])+[.$J$2]" office:value-type="float" office:value="-0.460365914828969">
            <text:p>-0.4603659148</text:p>
          </table:table-cell>
          <table:table-cell table:number-columns-repeated="2"/>
        </table:table-row>
        <table:table-row table:style-name="ro1">
          <table:table-cell office:value-type="string">
            <text:p>2009-05-22</text:p>
          </table:table-cell>
          <table:table-cell office:value-type="float" office:value="15.37">
            <text:p>15.37</text:p>
          </table:table-cell>
          <table:table-cell office:value-type="float" office:value="15.57">
            <text:p>15.57</text:p>
          </table:table-cell>
          <table:table-cell office:value-type="float" office:value="15.33">
            <text:p>15.33</text:p>
          </table:table-cell>
          <table:table-cell office:value-type="float" office:value="15.41">
            <text:p>15.41</text:p>
          </table:table-cell>
          <table:table-cell office:value-type="float" office:value="5754812">
            <text:p>5754812</text:p>
          </table:table-cell>
          <table:table-cell table:formula="of:=[.G364]+[.$I$2]" office:value-type="float" office:value="3.62999999999997">
            <text:p>3.63</text:p>
          </table:table-cell>
          <table:table-cell table:formula="of:=SIN([.G365])+[.$J$2]" office:value-type="float" office:value="-0.469220041288698">
            <text:p>-0.4692200413</text:p>
          </table:table-cell>
          <table:table-cell table:number-columns-repeated="2"/>
        </table:table-row>
        <table:table-row table:style-name="ro1">
          <table:table-cell office:value-type="string">
            <text:p>2009-05-25</text:p>
          </table:table-cell>
          <table:table-cell office:value-type="float" office:value="15.18">
            <text:p>15.18</text:p>
          </table:table-cell>
          <table:table-cell office:value-type="float" office:value="15.55">
            <text:p>15.55</text:p>
          </table:table-cell>
          <table:table-cell office:value-type="float" office:value="15.09">
            <text:p>15.09</text:p>
          </table:table-cell>
          <table:table-cell office:value-type="float" office:value="15.2">
            <text:p>15.2</text:p>
          </table:table-cell>
          <table:table-cell office:value-type="float" office:value="9353233">
            <text:p>9353233</text:p>
          </table:table-cell>
          <table:table-cell table:formula="of:=[.G365]+[.$I$2]" office:value-type="float" office:value="3.63999999999997">
            <text:p>3.64</text:p>
          </table:table-cell>
          <table:table-cell table:formula="of:=SIN([.G366])+[.$J$2]" office:value-type="float" office:value="-0.478027246135313">
            <text:p>-0.4780272461</text:p>
          </table:table-cell>
          <table:table-cell table:number-columns-repeated="2"/>
        </table:table-row>
        <table:table-row table:style-name="ro1">
          <table:table-cell office:value-type="string">
            <text:p>2009-05-26</text:p>
          </table:table-cell>
          <table:table-cell office:value-type="float" office:value="15.18">
            <text:p>15.18</text:p>
          </table:table-cell>
          <table:table-cell office:value-type="float" office:value="15.57">
            <text:p>15.57</text:p>
          </table:table-cell>
          <table:table-cell office:value-type="float" office:value="15.01">
            <text:p>15.01</text:p>
          </table:table-cell>
          <table:table-cell office:value-type="float" office:value="15.57">
            <text:p>15.57</text:p>
          </table:table-cell>
          <table:table-cell office:value-type="float" office:value="146004">
            <text:p>146004</text:p>
          </table:table-cell>
          <table:table-cell table:formula="of:=[.G366]+[.$I$2]" office:value-type="float" office:value="3.64999999999997">
            <text:p>3.65</text:p>
          </table:table-cell>
          <table:table-cell table:formula="of:=SIN([.G367])+[.$J$2]" office:value-type="float" office:value="-0.48678664865567">
            <text:p>-0.4867866487</text:p>
          </table:table-cell>
          <table:table-cell table:number-columns-repeated="2"/>
        </table:table-row>
        <table:table-row table:style-name="ro1">
          <table:table-cell office:value-type="string">
            <text:p>2009-05-27</text:p>
          </table:table-cell>
          <table:table-cell table:number-columns-repeated="4" office:value-type="float" office:value="15.57">
            <text:p>15.57</text:p>
          </table:table-cell>
          <table:table-cell office:value-type="float" office:value="183172">
            <text:p>183172</text:p>
          </table:table-cell>
          <table:table-cell table:formula="of:=[.G367]+[.$I$2]" office:value-type="float" office:value="3.65999999999997">
            <text:p>3.66</text:p>
          </table:table-cell>
          <table:table-cell table:formula="of:=SIN([.G368])+[.$J$2]" office:value-type="float" office:value="-0.495497372916815">
            <text:p>-0.4954973729</text:p>
          </table:table-cell>
          <table:table-cell table:number-columns-repeated="2"/>
        </table:table-row>
        <table:table-row table:style-name="ro1">
          <table:table-cell office:value-type="string">
            <text:p>2009-05-28</text:p>
          </table:table-cell>
          <table:table-cell office:value-type="float" office:value="15.07">
            <text:p>15.07</text:p>
          </table:table-cell>
          <table:table-cell office:value-type="float" office:value="15.47">
            <text:p>15.47</text:p>
          </table:table-cell>
          <table:table-cell office:value-type="float" office:value="14.9">
            <text:p>14.9</text:p>
          </table:table-cell>
          <table:table-cell office:value-type="float" office:value="15.38">
            <text:p>15.38</text:p>
          </table:table-cell>
          <table:table-cell office:value-type="float" office:value="63584792">
            <text:p>63584792</text:p>
          </table:table-cell>
          <table:table-cell table:formula="of:=[.G368]+[.$I$2]" office:value-type="float" office:value="3.66999999999997">
            <text:p>3.67</text:p>
          </table:table-cell>
          <table:table-cell table:formula="of:=SIN([.G369])+[.$J$2]" office:value-type="float" office:value="-0.504158547853582">
            <text:p>-0.5041585479</text:p>
          </table:table-cell>
          <table:table-cell table:number-columns-repeated="2"/>
        </table:table-row>
        <table:table-row table:style-name="ro1">
          <table:table-cell office:value-type="string">
            <text:p>2009-05-29</text:p>
          </table:table-cell>
          <table:table-cell office:value-type="float" office:value="15.67">
            <text:p>15.67</text:p>
          </table:table-cell>
          <table:table-cell office:value-type="float" office:value="16">
            <text:p>16</text:p>
          </table:table-cell>
          <table:table-cell office:value-type="float" office:value="15.53">
            <text:p>15.53</text:p>
          </table:table-cell>
          <table:table-cell office:value-type="float" office:value="15.9">
            <text:p>15.9</text:p>
          </table:table-cell>
          <table:table-cell office:value-type="float" office:value="32734650">
            <text:p>32734650</text:p>
          </table:table-cell>
          <table:table-cell table:formula="of:=[.G369]+[.$I$2]" office:value-type="float" office:value="3.67999999999997">
            <text:p>3.68</text:p>
          </table:table-cell>
          <table:table-cell table:formula="of:=SIN([.G370])+[.$J$2]" office:value-type="float" office:value="-0.512769307355694">
            <text:p>-0.5127693074</text:p>
          </table:table-cell>
          <table:table-cell table:number-columns-repeated="2"/>
        </table:table-row>
        <table:table-row table:style-name="ro1">
          <table:table-cell office:value-type="string">
            <text:p>2009-06-01</text:p>
          </table:table-cell>
          <table:table-cell office:value-type="float" office:value="16">
            <text:p>16</text:p>
          </table:table-cell>
          <table:table-cell office:value-type="float" office:value="16.19">
            <text:p>16.19</text:p>
          </table:table-cell>
          <table:table-cell office:value-type="float" office:value="15.67">
            <text:p>15.67</text:p>
          </table:table-cell>
          <table:table-cell office:value-type="float" office:value="16.19">
            <text:p>16.19</text:p>
          </table:table-cell>
          <table:table-cell office:value-type="float" office:value="17310996">
            <text:p>17310996</text:p>
          </table:table-cell>
          <table:table-cell table:formula="of:=[.G370]+[.$I$2]" office:value-type="float" office:value="3.68999999999997">
            <text:p>3.69</text:p>
          </table:table-cell>
          <table:table-cell table:formula="of:=SIN([.G371])+[.$J$2]" office:value-type="float" office:value="-0.521328790354377">
            <text:p>-0.5213287904</text:p>
          </table:table-cell>
          <table:table-cell table:number-columns-repeated="2"/>
        </table:table-row>
        <table:table-row table:style-name="ro1">
          <table:table-cell office:value-type="string">
            <text:p>2009-06-02</text:p>
          </table:table-cell>
          <table:table-cell office:value-type="float" office:value="16.23">
            <text:p>16.23</text:p>
          </table:table-cell>
          <table:table-cell office:value-type="float" office:value="16.24">
            <text:p>16.24</text:p>
          </table:table-cell>
          <table:table-cell office:value-type="float" office:value="15.91">
            <text:p>15.91</text:p>
          </table:table-cell>
          <table:table-cell office:value-type="float" office:value="15.98">
            <text:p>15.98</text:p>
          </table:table-cell>
          <table:table-cell office:value-type="float" office:value="18347057">
            <text:p>18347057</text:p>
          </table:table-cell>
          <table:table-cell table:formula="of:=[.G371]+[.$I$2]" office:value-type="float" office:value="3.69999999999996">
            <text:p>3.7</text:p>
          </table:table-cell>
          <table:table-cell table:formula="of:=SIN([.G372])+[.$J$2]" office:value-type="float" office:value="-0.529836140908464">
            <text:p>-0.5298361409</text:p>
          </table:table-cell>
          <table:table-cell table:number-columns-repeated="2"/>
        </table:table-row>
        <table:table-row table:style-name="ro1">
          <table:table-cell office:value-type="string">
            <text:p>2009-06-03</text:p>
          </table:table-cell>
          <table:table-cell office:value-type="float" office:value="15.72">
            <text:p>15.72</text:p>
          </table:table-cell>
          <table:table-cell office:value-type="float" office:value="16.42">
            <text:p>16.42</text:p>
          </table:table-cell>
          <table:table-cell office:value-type="float" office:value="15.68">
            <text:p>15.68</text:p>
          </table:table-cell>
          <table:table-cell office:value-type="float" office:value="16.36">
            <text:p>16.36</text:p>
          </table:table-cell>
          <table:table-cell office:value-type="float" office:value="21870178">
            <text:p>21870178</text:p>
          </table:table-cell>
          <table:table-cell table:formula="of:=[.G372]+[.$I$2]" office:value-type="float" office:value="3.70999999999996">
            <text:p>3.71</text:p>
          </table:table-cell>
          <table:table-cell table:formula="of:=SIN([.G373])+[.$J$2]" office:value-type="float" office:value="-0.538290508289988">
            <text:p>-0.5382905083</text:p>
          </table:table-cell>
          <table:table-cell table:number-columns-repeated="2"/>
        </table:table-row>
        <table:table-row table:style-name="ro1">
          <table:table-cell office:value-type="string">
            <text:p>2009-06-04</text:p>
          </table:table-cell>
          <table:table-cell office:value-type="float" office:value="16.28">
            <text:p>16.28</text:p>
          </table:table-cell>
          <table:table-cell office:value-type="float" office:value="16.84">
            <text:p>16.84</text:p>
          </table:table-cell>
          <table:table-cell office:value-type="float" office:value="16.13">
            <text:p>16.13</text:p>
          </table:table-cell>
          <table:table-cell office:value-type="float" office:value="16.84">
            <text:p>16.84</text:p>
          </table:table-cell>
          <table:table-cell office:value-type="float" office:value="26113978">
            <text:p>26113978</text:p>
          </table:table-cell>
          <table:table-cell table:formula="of:=[.G373]+[.$I$2]" office:value-type="float" office:value="3.71999999999996">
            <text:p>3.72</text:p>
          </table:table-cell>
          <table:table-cell table:formula="of:=SIN([.G374])+[.$J$2]" office:value-type="float" office:value="-0.546691047069257">
            <text:p>-0.5466910471</text:p>
          </table:table-cell>
          <table:table-cell table:number-columns-repeated="2"/>
        </table:table-row>
        <table:table-row table:style-name="ro1">
          <table:table-cell office:value-type="string">
            <text:p>2009-06-05</text:p>
          </table:table-cell>
          <table:table-cell office:value-type="float" office:value="16.74">
            <text:p>16.74</text:p>
          </table:table-cell>
          <table:table-cell office:value-type="float" office:value="16.75">
            <text:p>16.75</text:p>
          </table:table-cell>
          <table:table-cell office:value-type="float" office:value="16.17">
            <text:p>16.17</text:p>
          </table:table-cell>
          <table:table-cell office:value-type="float" office:value="16.3">
            <text:p>16.3</text:p>
          </table:table-cell>
          <table:table-cell office:value-type="float" office:value="13665748">
            <text:p>13665748</text:p>
          </table:table-cell>
          <table:table-cell table:formula="of:=[.G374]+[.$I$2]" office:value-type="float" office:value="3.72999999999996">
            <text:p>3.73</text:p>
          </table:table-cell>
          <table:table-cell table:formula="of:=SIN([.G375])+[.$J$2]" office:value-type="float" office:value="-0.555036917199394">
            <text:p>-0.5550369172</text:p>
          </table:table-cell>
          <table:table-cell table:number-columns-repeated="2"/>
        </table:table-row>
        <table:table-row table:style-name="ro1">
          <table:table-cell office:value-type="string">
            <text:p>2009-06-08</text:p>
          </table:table-cell>
          <table:table-cell table:number-columns-repeated="4" office:value-type="float" office:value="16.3">
            <text:p>16.3</text:p>
          </table:table-cell>
          <table:table-cell office:value-type="float" office:value="0">
            <text:p>0</text:p>
          </table:table-cell>
          <table:table-cell table:formula="of:=[.G375]+[.$I$2]" office:value-type="float" office:value="3.73999999999996">
            <text:p>3.74</text:p>
          </table:table-cell>
          <table:table-cell table:formula="of:=SIN([.G376])+[.$J$2]" office:value-type="float" office:value="-0.56332728410034">
            <text:p>-0.5633272841</text:p>
          </table:table-cell>
          <table:table-cell table:number-columns-repeated="2"/>
        </table:table-row>
        <table:table-row table:style-name="ro1">
          <table:table-cell office:value-type="string">
            <text:p>2009-06-09</text:p>
          </table:table-cell>
          <table:table-cell office:value-type="float" office:value="16.52">
            <text:p>16.52</text:p>
          </table:table-cell>
          <table:table-cell office:value-type="float" office:value="16.79">
            <text:p>16.79</text:p>
          </table:table-cell>
          <table:table-cell office:value-type="float" office:value="16.23">
            <text:p>16.23</text:p>
          </table:table-cell>
          <table:table-cell office:value-type="float" office:value="16.41">
            <text:p>16.41</text:p>
          </table:table-cell>
          <table:table-cell office:value-type="float" office:value="13847362">
            <text:p>13847362</text:p>
          </table:table-cell>
          <table:table-cell table:formula="of:=[.G376]+[.$I$2]" office:value-type="float" office:value="3.74999999999996">
            <text:p>3.75</text:p>
          </table:table-cell>
          <table:table-cell table:formula="of:=SIN([.G377])+[.$J$2]" office:value-type="float" office:value="-0.571561318742314">
            <text:p>-0.5715613187</text:p>
          </table:table-cell>
          <table:table-cell table:number-columns-repeated="2"/>
        </table:table-row>
        <table:table-row table:style-name="ro1">
          <table:table-cell office:value-type="string">
            <text:p>2009-06-10</text:p>
          </table:table-cell>
          <table:table-cell office:value-type="float" office:value="16.56">
            <text:p>16.56</text:p>
          </table:table-cell>
          <table:table-cell office:value-type="float" office:value="16.83">
            <text:p>16.83</text:p>
          </table:table-cell>
          <table:table-cell office:value-type="float" office:value="16.53">
            <text:p>16.53</text:p>
          </table:table-cell>
          <table:table-cell office:value-type="float" office:value="16.82">
            <text:p>16.82</text:p>
          </table:table-cell>
          <table:table-cell office:value-type="float" office:value="15237943">
            <text:p>15237943</text:p>
          </table:table-cell>
          <table:table-cell table:formula="of:=[.G377]+[.$I$2]" office:value-type="float" office:value="3.75999999999996">
            <text:p>3.76</text:p>
          </table:table-cell>
          <table:table-cell table:formula="of:=SIN([.G378])+[.$J$2]" office:value-type="float" office:value="-0.579738197728713">
            <text:p>-0.5797381977</text:p>
          </table:table-cell>
          <table:table-cell table:number-columns-repeated="2"/>
        </table:table-row>
        <table:table-row table:style-name="ro1">
          <table:table-cell office:value-type="string">
            <text:p>2009-06-11</text:p>
          </table:table-cell>
          <table:table-cell office:value-type="float" office:value="16.8">
            <text:p>16.8</text:p>
          </table:table-cell>
          <table:table-cell office:value-type="float" office:value="17">
            <text:p>17</text:p>
          </table:table-cell>
          <table:table-cell office:value-type="float" office:value="16.63">
            <text:p>16.63</text:p>
          </table:table-cell>
          <table:table-cell office:value-type="float" office:value="16.88">
            <text:p>16.88</text:p>
          </table:table-cell>
          <table:table-cell office:value-type="float" office:value="12091612">
            <text:p>12091612</text:p>
          </table:table-cell>
          <table:table-cell table:formula="of:=[.G378]+[.$I$2]" office:value-type="float" office:value="3.76999999999996">
            <text:p>3.77</text:p>
          </table:table-cell>
          <table:table-cell table:formula="of:=SIN([.G379])+[.$J$2]" office:value-type="float" office:value="-0.587857103378453">
            <text:p>-0.5878571034</text:p>
          </table:table-cell>
          <table:table-cell table:number-columns-repeated="2"/>
        </table:table-row>
        <table:table-row table:style-name="ro1">
          <table:table-cell office:value-type="string">
            <text:p>2009-06-12</text:p>
          </table:table-cell>
          <table:table-cell office:value-type="float" office:value="16.9">
            <text:p>16.9</text:p>
          </table:table-cell>
          <table:table-cell office:value-type="float" office:value="17.33">
            <text:p>17.33</text:p>
          </table:table-cell>
          <table:table-cell office:value-type="float" office:value="16.88">
            <text:p>16.88</text:p>
          </table:table-cell>
          <table:table-cell office:value-type="float" office:value="17.3">
            <text:p>17.3</text:p>
          </table:table-cell>
          <table:table-cell office:value-type="float" office:value="18045869">
            <text:p>18045869</text:p>
          </table:table-cell>
          <table:table-cell table:formula="of:=[.G379]+[.$I$2]" office:value-type="float" office:value="3.77999999999996">
            <text:p>3.78</text:p>
          </table:table-cell>
          <table:table-cell table:formula="of:=SIN([.G380])+[.$J$2]" office:value-type="float" office:value="-0.595917223807735">
            <text:p>-0.5959172238</text:p>
          </table:table-cell>
          <table:table-cell table:number-columns-repeated="2"/>
        </table:table-row>
        <table:table-row table:style-name="ro1">
          <table:table-cell office:value-type="string">
            <text:p>2009-06-15</text:p>
          </table:table-cell>
          <table:table-cell office:value-type="float" office:value="17.16">
            <text:p>17.16</text:p>
          </table:table-cell>
          <table:table-cell office:value-type="float" office:value="17.37">
            <text:p>17.37</text:p>
          </table:table-cell>
          <table:table-cell office:value-type="float" office:value="17.1">
            <text:p>17.1</text:p>
          </table:table-cell>
          <table:table-cell office:value-type="float" office:value="17.3">
            <text:p>17.3</text:p>
          </table:table-cell>
          <table:table-cell office:value-type="float" office:value="20724042">
            <text:p>20724042</text:p>
          </table:table-cell>
          <table:table-cell table:formula="of:=[.G380]+[.$I$2]" office:value-type="float" office:value="3.78999999999996">
            <text:p>3.79</text:p>
          </table:table-cell>
          <table:table-cell table:formula="of:=SIN([.G381])+[.$J$2]" office:value-type="float" office:value="-0.603917753011231">
            <text:p>-0.603917753</text:p>
          </table:table-cell>
          <table:table-cell table:number-columns-repeated="2"/>
        </table:table-row>
        <table:table-row table:style-name="ro1">
          <table:table-cell office:value-type="string">
            <text:p>2009-06-16</text:p>
          </table:table-cell>
          <table:table-cell office:value-type="float" office:value="17.06">
            <text:p>17.06</text:p>
          </table:table-cell>
          <table:table-cell office:value-type="float" office:value="17.19">
            <text:p>17.19</text:p>
          </table:table-cell>
          <table:table-cell office:value-type="float" office:value="16.7">
            <text:p>16.7</text:p>
          </table:table-cell>
          <table:table-cell office:value-type="float" office:value="16.8">
            <text:p>16.8</text:p>
          </table:table-cell>
          <table:table-cell office:value-type="float" office:value="13424046">
            <text:p>13424046</text:p>
          </table:table-cell>
          <table:table-cell table:formula="of:=[.G381]+[.$I$2]" office:value-type="float" office:value="3.79999999999996">
            <text:p>3.8</text:p>
          </table:table-cell>
          <table:table-cell table:formula="of:=SIN([.G382])+[.$J$2]" office:value-type="float" office:value="-0.61185789094269">
            <text:p>-0.6118578909</text:p>
          </table:table-cell>
          <table:table-cell table:number-columns-repeated="2"/>
        </table:table-row>
        <table:table-row table:style-name="ro1">
          <table:table-cell office:value-type="string">
            <text:p>2009-06-17</text:p>
          </table:table-cell>
          <table:table-cell office:value-type="float" office:value="16.75">
            <text:p>16.75</text:p>
          </table:table-cell>
          <table:table-cell office:value-type="float" office:value="16.9">
            <text:p>16.9</text:p>
          </table:table-cell>
          <table:table-cell office:value-type="float" office:value="16.3">
            <text:p>16.3</text:p>
          </table:table-cell>
          <table:table-cell office:value-type="float" office:value="16.45">
            <text:p>16.45</text:p>
          </table:table-cell>
          <table:table-cell office:value-type="float" office:value="12332252">
            <text:p>12332252</text:p>
          </table:table-cell>
          <table:table-cell table:formula="of:=[.G382]+[.$I$2]" office:value-type="float" office:value="3.80999999999996">
            <text:p>3.81</text:p>
          </table:table-cell>
          <table:table-cell table:formula="of:=SIN([.G383])+[.$J$2]" office:value-type="float" office:value="-0.619736843594934">
            <text:p>-0.6197368436</text:p>
          </table:table-cell>
          <table:table-cell table:number-columns-repeated="2"/>
        </table:table-row>
        <table:table-row table:style-name="ro1">
          <table:table-cell office:value-type="string">
            <text:p>2009-06-18</text:p>
          </table:table-cell>
          <table:table-cell table:number-columns-repeated="2" office:value-type="float" office:value="16.64">
            <text:p>16.64</text:p>
          </table:table-cell>
          <table:table-cell office:value-type="float" office:value="16.24">
            <text:p>16.24</text:p>
          </table:table-cell>
          <table:table-cell office:value-type="float" office:value="16.35">
            <text:p>16.35</text:p>
          </table:table-cell>
          <table:table-cell office:value-type="float" office:value="15701717">
            <text:p>15701717</text:p>
          </table:table-cell>
          <table:table-cell table:formula="of:=[.G383]+[.$I$2]" office:value-type="float" office:value="3.81999999999996">
            <text:p>3.82</text:p>
          </table:table-cell>
          <table:table-cell table:formula="of:=SIN([.G384])+[.$J$2]" office:value-type="float" office:value="-0.627553823079264">
            <text:p>-0.6275538231</text:p>
          </table:table-cell>
          <table:table-cell table:number-columns-repeated="2"/>
        </table:table-row>
        <table:table-row table:style-name="ro1">
          <table:table-cell office:value-type="string">
            <text:p>2009-06-19</text:p>
          </table:table-cell>
          <table:table-cell office:value-type="float" office:value="16.43">
            <text:p>16.43</text:p>
          </table:table-cell>
          <table:table-cell office:value-type="float" office:value="16.73">
            <text:p>16.73</text:p>
          </table:table-cell>
          <table:table-cell office:value-type="float" office:value="16.41">
            <text:p>16.41</text:p>
          </table:table-cell>
          <table:table-cell office:value-type="float" office:value="16.55">
            <text:p>16.55</text:p>
          </table:table-cell>
          <table:table-cell office:value-type="float" office:value="10843418">
            <text:p>10843418</text:p>
          </table:table-cell>
          <table:table-cell table:formula="of:=[.G384]+[.$I$2]" office:value-type="float" office:value="3.82999999999996">
            <text:p>3.83</text:p>
          </table:table-cell>
          <table:table-cell table:formula="of:=SIN([.G385])+[.$J$2]" office:value-type="float" office:value="-0.635308047704247">
            <text:p>-0.6353080477</text:p>
          </table:table-cell>
          <table:table-cell table:number-columns-repeated="2"/>
        </table:table-row>
        <table:table-row table:style-name="ro1">
          <table:table-cell office:value-type="string">
            <text:p>2009-06-22</text:p>
          </table:table-cell>
          <table:table-cell office:value-type="float" office:value="16.57">
            <text:p>16.57</text:p>
          </table:table-cell>
          <table:table-cell office:value-type="float" office:value="16.7">
            <text:p>16.7</text:p>
          </table:table-cell>
          <table:table-cell office:value-type="float" office:value="16.47">
            <text:p>16.47</text:p>
          </table:table-cell>
          <table:table-cell office:value-type="float" office:value="16.58">
            <text:p>16.58</text:p>
          </table:table-cell>
          <table:table-cell office:value-type="float" office:value="8971024">
            <text:p>8971024</text:p>
          </table:table-cell>
          <table:table-cell table:formula="of:=[.G385]+[.$I$2]" office:value-type="float" office:value="3.83999999999996">
            <text:p>3.84</text:p>
          </table:table-cell>
          <table:table-cell table:formula="of:=SIN([.G386])+[.$J$2]" office:value-type="float" office:value="-0.64299874205388">
            <text:p>-0.6429987421</text:p>
          </table:table-cell>
          <table:table-cell table:number-columns-repeated="2"/>
        </table:table-row>
        <table:table-row table:style-name="ro1">
          <table:table-cell office:value-type="string">
            <text:p>2009-06-23</text:p>
          </table:table-cell>
          <table:table-cell office:value-type="float" office:value="16.19">
            <text:p>16.19</text:p>
          </table:table-cell>
          <table:table-cell office:value-type="float" office:value="16.23">
            <text:p>16.23</text:p>
          </table:table-cell>
          <table:table-cell office:value-type="float" office:value="15.99">
            <text:p>15.99</text:p>
          </table:table-cell>
          <table:table-cell office:value-type="float" office:value="16.03">
            <text:p>16.03</text:p>
          </table:table-cell>
          <table:table-cell office:value-type="float" office:value="9551095">
            <text:p>9551095</text:p>
          </table:table-cell>
          <table:table-cell table:formula="of:=[.G386]+[.$I$2]" office:value-type="float" office:value="3.84999999999996">
            <text:p>3.85</text:p>
          </table:table-cell>
          <table:table-cell table:formula="of:=SIN([.G387])+[.$J$2]" office:value-type="float" office:value="-0.650625137065138">
            <text:p>-0.6506251371</text:p>
          </table:table-cell>
          <table:table-cell table:number-columns-repeated="2"/>
        </table:table-row>
        <table:table-row table:style-name="ro1">
          <table:table-cell office:value-type="string">
            <text:p>2009-06-24</text:p>
          </table:table-cell>
          <table:table-cell office:value-type="float" office:value="16.15">
            <text:p>16.15</text:p>
          </table:table-cell>
          <table:table-cell office:value-type="float" office:value="16.23">
            <text:p>16.23</text:p>
          </table:table-cell>
          <table:table-cell office:value-type="float" office:value="15.95">
            <text:p>15.95</text:p>
          </table:table-cell>
          <table:table-cell office:value-type="float" office:value="16">
            <text:p>16</text:p>
          </table:table-cell>
          <table:table-cell office:value-type="float" office:value="12798338">
            <text:p>12798338</text:p>
          </table:table-cell>
          <table:table-cell table:formula="of:=[.G387]+[.$I$2]" office:value-type="float" office:value="3.85999999999996">
            <text:p>3.86</text:p>
          </table:table-cell>
          <table:table-cell table:formula="of:=SIN([.G388])+[.$J$2]" office:value-type="float" office:value="-0.658186470104876">
            <text:p>-0.6581864701</text:p>
          </table:table-cell>
          <table:table-cell table:number-columns-repeated="2"/>
        </table:table-row>
        <table:table-row table:style-name="ro1">
          <table:table-cell office:value-type="string">
            <text:p>2009-06-25</text:p>
          </table:table-cell>
          <table:table-cell office:value-type="float" office:value="15.95">
            <text:p>15.95</text:p>
          </table:table-cell>
          <table:table-cell office:value-type="float" office:value="16.09">
            <text:p>16.09</text:p>
          </table:table-cell>
          <table:table-cell office:value-type="float" office:value="15.95">
            <text:p>15.95</text:p>
          </table:table-cell>
          <table:table-cell office:value-type="float" office:value="16.05">
            <text:p>16.05</text:p>
          </table:table-cell>
          <table:table-cell office:value-type="float" office:value="10917648">
            <text:p>10917648</text:p>
          </table:table-cell>
          <table:table-cell table:formula="of:=[.G388]+[.$I$2]" office:value-type="float" office:value="3.86999999999996">
            <text:p>3.87</text:p>
          </table:table-cell>
          <table:table-cell table:formula="of:=SIN([.G389])+[.$J$2]" office:value-type="float" office:value="-0.66568198504609">
            <text:p>-0.665681985</text:p>
          </table:table-cell>
          <table:table-cell table:number-columns-repeated="2"/>
        </table:table-row>
        <table:table-row table:style-name="ro1">
          <table:table-cell office:value-type="string">
            <text:p>2009-06-26</text:p>
          </table:table-cell>
          <table:table-cell office:value-type="float" office:value="16.15">
            <text:p>16.15</text:p>
          </table:table-cell>
          <table:table-cell office:value-type="float" office:value="16.43">
            <text:p>16.43</text:p>
          </table:table-cell>
          <table:table-cell office:value-type="float" office:value="16.13">
            <text:p>16.13</text:p>
          </table:table-cell>
          <table:table-cell office:value-type="float" office:value="16.4">
            <text:p>16.4</text:p>
          </table:table-cell>
          <table:table-cell office:value-type="float" office:value="17035489">
            <text:p>17035489</text:p>
          </table:table-cell>
          <table:table-cell table:formula="of:=[.G389]+[.$I$2]" office:value-type="float" office:value="3.87999999999996">
            <text:p>3.88</text:p>
          </table:table-cell>
          <table:table-cell table:formula="of:=SIN([.G390])+[.$J$2]" office:value-type="float" office:value="-0.673110932343533">
            <text:p>-0.6731109323</text:p>
          </table:table-cell>
          <table:table-cell table:number-columns-repeated="2"/>
        </table:table-row>
        <table:table-row table:style-name="ro1">
          <table:table-cell office:value-type="string">
            <text:p>2009-06-29</text:p>
          </table:table-cell>
          <table:table-cell office:value-type="float" office:value="16.4">
            <text:p>16.4</text:p>
          </table:table-cell>
          <table:table-cell office:value-type="float" office:value="16.51">
            <text:p>16.51</text:p>
          </table:table-cell>
          <table:table-cell office:value-type="float" office:value="16.1">
            <text:p>16.1</text:p>
          </table:table-cell>
          <table:table-cell office:value-type="float" office:value="16.21">
            <text:p>16.21</text:p>
          </table:table-cell>
          <table:table-cell office:value-type="float" office:value="9918894">
            <text:p>9918894</text:p>
          </table:table-cell>
          <table:table-cell table:formula="of:=[.G390]+[.$I$2]" office:value-type="float" office:value="3.88999999999996">
            <text:p>3.89</text:p>
          </table:table-cell>
          <table:table-cell table:formula="of:=SIN([.G391])+[.$J$2]" office:value-type="float" office:value="-0.680472569108665">
            <text:p>-0.6804725691</text:p>
          </table:table-cell>
          <table:table-cell table:number-columns-repeated="2"/>
        </table:table-row>
        <table:table-row table:style-name="ro1">
          <table:table-cell office:value-type="string">
            <text:p>2009-06-30</text:p>
          </table:table-cell>
          <table:table-cell office:value-type="float" office:value="16.41">
            <text:p>16.41</text:p>
          </table:table-cell>
          <table:table-cell office:value-type="float" office:value="16.5">
            <text:p>16.5</text:p>
          </table:table-cell>
          <table:table-cell office:value-type="float" office:value="16.34">
            <text:p>16.34</text:p>
          </table:table-cell>
          <table:table-cell office:value-type="float" office:value="16.49">
            <text:p>16.49</text:p>
          </table:table-cell>
          <table:table-cell office:value-type="float" office:value="10890949">
            <text:p>10890949</text:p>
          </table:table-cell>
          <table:table-cell table:formula="of:=[.G391]+[.$I$2]" office:value-type="float" office:value="3.89999999999996">
            <text:p>3.9</text:p>
          </table:table-cell>
          <table:table-cell table:formula="of:=SIN([.G392])+[.$J$2]" office:value-type="float" office:value="-0.687766159183945">
            <text:p>-0.6877661592</text:p>
          </table:table-cell>
          <table:table-cell table:number-columns-repeated="2"/>
        </table:table-row>
        <table:table-row table:style-name="ro1">
          <table:table-cell office:value-type="string">
            <text:p>2009-07-01</text:p>
          </table:table-cell>
          <table:table-cell table:number-columns-repeated="2" office:value-type="float" office:value="16.48">
            <text:p>16.48</text:p>
          </table:table-cell>
          <table:table-cell office:value-type="float" office:value="16.15">
            <text:p>16.15</text:p>
          </table:table-cell>
          <table:table-cell office:value-type="float" office:value="16.25">
            <text:p>16.25</text:p>
          </table:table-cell>
          <table:table-cell office:value-type="float" office:value="7484038">
            <text:p>7484038</text:p>
          </table:table-cell>
          <table:table-cell table:formula="of:=[.G392]+[.$I$2]" office:value-type="float" office:value="3.90999999999996">
            <text:p>3.91</text:p>
          </table:table-cell>
          <table:table-cell table:formula="of:=SIN([.G393])+[.$J$2]" office:value-type="float" office:value="-0.694990973216444">
            <text:p>-0.6949909732</text:p>
          </table:table-cell>
          <table:table-cell table:number-columns-repeated="2"/>
        </table:table-row>
        <table:table-row table:style-name="ro1">
          <table:table-cell office:value-type="string">
            <text:p>2009-07-02</text:p>
          </table:table-cell>
          <table:table-cell office:value-type="float" office:value="16.45">
            <text:p>16.45</text:p>
          </table:table-cell>
          <table:table-cell office:value-type="float" office:value="16.48">
            <text:p>16.48</text:p>
          </table:table-cell>
          <table:table-cell table:number-columns-repeated="2" office:value-type="float" office:value="16.13">
            <text:p>16.13</text:p>
          </table:table-cell>
          <table:table-cell office:value-type="float" office:value="7405093">
            <text:p>7405093</text:p>
          </table:table-cell>
          <table:table-cell table:formula="of:=[.G393]+[.$I$2]" office:value-type="float" office:value="3.91999999999996">
            <text:p>3.92</text:p>
          </table:table-cell>
          <table:table-cell table:formula="of:=SIN([.G394])+[.$J$2]" office:value-type="float" office:value="-0.702146288730777">
            <text:p>-0.7021462887</text:p>
          </table:table-cell>
          <table:table-cell table:number-columns-repeated="2"/>
        </table:table-row>
        <table:table-row table:style-name="ro1">
          <table:table-cell office:value-type="string">
            <text:p>2009-07-03</text:p>
          </table:table-cell>
          <table:table-cell office:value-type="float" office:value="15.95">
            <text:p>15.95</text:p>
          </table:table-cell>
          <table:table-cell office:value-type="float" office:value="16.19">
            <text:p>16.19</text:p>
          </table:table-cell>
          <table:table-cell office:value-type="float" office:value="15.9">
            <text:p>15.9</text:p>
          </table:table-cell>
          <table:table-cell office:value-type="float" office:value="16.15">
            <text:p>16.15</text:p>
          </table:table-cell>
          <table:table-cell office:value-type="float" office:value="5937621">
            <text:p>5937621</text:p>
          </table:table-cell>
          <table:table-cell table:formula="of:=[.G394]+[.$I$2]" office:value-type="float" office:value="3.92999999999996">
            <text:p>3.93</text:p>
          </table:table-cell>
          <table:table-cell table:formula="of:=SIN([.G395])+[.$J$2]" office:value-type="float" office:value="-0.709231390201358">
            <text:p>-0.7092313902</text:p>
          </table:table-cell>
          <table:table-cell table:number-columns-repeated="2"/>
        </table:table-row>
        <table:table-row table:style-name="ro1">
          <table:table-cell office:value-type="string">
            <text:p>2009-07-06</text:p>
          </table:table-cell>
          <table:table-cell office:value-type="float" office:value="16.02">
            <text:p>16.02</text:p>
          </table:table-cell>
          <table:table-cell office:value-type="float" office:value="16.13">
            <text:p>16.13</text:p>
          </table:table-cell>
          <table:table-cell office:value-type="float" office:value="15.94">
            <text:p>15.94</text:p>
          </table:table-cell>
          <table:table-cell office:value-type="float" office:value="15.98">
            <text:p>15.98</text:p>
          </table:table-cell>
          <table:table-cell office:value-type="float" office:value="5548145">
            <text:p>5548145</text:p>
          </table:table-cell>
          <table:table-cell table:formula="of:=[.G395]+[.$I$2]" office:value-type="float" office:value="3.93999999999996">
            <text:p>3.94</text:p>
          </table:table-cell>
          <table:table-cell table:formula="of:=SIN([.G396])+[.$J$2]" office:value-type="float" office:value="-0.716245569123943">
            <text:p>-0.7162455691</text:p>
          </table:table-cell>
          <table:table-cell table:number-columns-repeated="2"/>
        </table:table-row>
        <table:table-row table:style-name="ro1">
          <table:table-cell office:value-type="string">
            <text:p>2009-07-07</text:p>
          </table:table-cell>
          <table:table-cell office:value-type="float" office:value="16.02">
            <text:p>16.02</text:p>
          </table:table-cell>
          <table:table-cell office:value-type="float" office:value="16.09">
            <text:p>16.09</text:p>
          </table:table-cell>
          <table:table-cell office:value-type="float" office:value="15.88">
            <text:p>15.88</text:p>
          </table:table-cell>
          <table:table-cell office:value-type="float" office:value="15.9">
            <text:p>15.9</text:p>
          </table:table-cell>
          <table:table-cell office:value-type="float" office:value="5294171">
            <text:p>5294171</text:p>
          </table:table-cell>
          <table:table-cell table:formula="of:=[.G396]+[.$I$2]" office:value-type="float" office:value="3.94999999999996">
            <text:p>3.95</text:p>
          </table:table-cell>
          <table:table-cell table:formula="of:=SIN([.G397])+[.$J$2]" office:value-type="float" office:value="-0.723188124086484">
            <text:p>-0.7231881241</text:p>
          </table:table-cell>
          <table:table-cell table:number-columns-repeated="2"/>
        </table:table-row>
        <table:table-row table:style-name="ro1">
          <table:table-cell office:value-type="string">
            <text:p>2009-07-08</text:p>
          </table:table-cell>
          <table:table-cell office:value-type="float" office:value="15.9">
            <text:p>15.9</text:p>
          </table:table-cell>
          <table:table-cell office:value-type="float" office:value="16.31">
            <text:p>16.31</text:p>
          </table:table-cell>
          <table:table-cell office:value-type="float" office:value="15.82">
            <text:p>15.82</text:p>
          </table:table-cell>
          <table:table-cell office:value-type="float" office:value="16.3">
            <text:p>16.3</text:p>
          </table:table-cell>
          <table:table-cell office:value-type="float" office:value="13586248">
            <text:p>13586248</text:p>
          </table:table-cell>
          <table:table-cell table:formula="of:=[.G397]+[.$I$2]" office:value-type="float" office:value="3.95999999999996">
            <text:p>3.96</text:p>
          </table:table-cell>
          <table:table-cell table:formula="of:=SIN([.G398])+[.$J$2]" office:value-type="float" office:value="-0.730058360839272">
            <text:p>-0.7300583608</text:p>
          </table:table-cell>
          <table:table-cell table:number-columns-repeated="2"/>
        </table:table-row>
        <table:table-row table:style-name="ro1">
          <table:table-cell office:value-type="string">
            <text:p>2009-07-09</text:p>
          </table:table-cell>
          <table:table-cell office:value-type="float" office:value="16.17">
            <text:p>16.17</text:p>
          </table:table-cell>
          <table:table-cell office:value-type="float" office:value="16.39">
            <text:p>16.39</text:p>
          </table:table-cell>
          <table:table-cell office:value-type="float" office:value="15.77">
            <text:p>15.77</text:p>
          </table:table-cell>
          <table:table-cell office:value-type="float" office:value="15.85">
            <text:p>15.85</text:p>
          </table:table-cell>
          <table:table-cell office:value-type="float" office:value="11810536">
            <text:p>11810536</text:p>
          </table:table-cell>
          <table:table-cell table:formula="of:=[.G398]+[.$I$2]" office:value-type="float" office:value="3.96999999999996">
            <text:p>3.97</text:p>
          </table:table-cell>
          <table:table-cell table:formula="of:=SIN([.G399])+[.$J$2]" office:value-type="float" office:value="-0.736855592364356">
            <text:p>-0.7368555924</text:p>
          </table:table-cell>
          <table:table-cell table:number-columns-repeated="2"/>
        </table:table-row>
        <table:table-row table:style-name="ro1">
          <table:table-cell office:value-type="string">
            <text:p>2009-07-10</text:p>
          </table:table-cell>
          <table:table-cell office:value-type="float" office:value="15.71">
            <text:p>15.71</text:p>
          </table:table-cell>
          <table:table-cell office:value-type="float" office:value="16.08">
            <text:p>16.08</text:p>
          </table:table-cell>
          <table:table-cell office:value-type="float" office:value="15.68">
            <text:p>15.68</text:p>
          </table:table-cell>
          <table:table-cell office:value-type="float" office:value="16.03">
            <text:p>16.03</text:p>
          </table:table-cell>
          <table:table-cell office:value-type="float" office:value="10201629">
            <text:p>10201629</text:p>
          </table:table-cell>
          <table:table-cell table:formula="of:=[.G399]+[.$I$2]" office:value-type="float" office:value="3.97999999999996">
            <text:p>3.98</text:p>
          </table:table-cell>
          <table:table-cell table:formula="of:=SIN([.G400])+[.$J$2]" office:value-type="float" office:value="-0.743579138944247">
            <text:p>-0.7435791389</text:p>
          </table:table-cell>
          <table:table-cell table:number-columns-repeated="2"/>
        </table:table-row>
        <table:table-row table:style-name="ro1">
          <table:table-cell office:value-type="string">
            <text:p>2009-07-13</text:p>
          </table:table-cell>
          <table:table-cell office:value-type="float" office:value="16.01">
            <text:p>16.01</text:p>
          </table:table-cell>
          <table:table-cell office:value-type="float" office:value="16.07">
            <text:p>16.07</text:p>
          </table:table-cell>
          <table:table-cell office:value-type="float" office:value="15.69">
            <text:p>15.69</text:p>
          </table:table-cell>
          <table:table-cell office:value-type="float" office:value="15.75">
            <text:p>15.75</text:p>
          </table:table-cell>
          <table:table-cell office:value-type="float" office:value="10151238">
            <text:p>10151238</text:p>
          </table:table-cell>
          <table:table-cell table:formula="of:=[.G400]+[.$I$2]" office:value-type="float" office:value="3.98999999999996">
            <text:p>3.99</text:p>
          </table:table-cell>
          <table:table-cell table:formula="of:=SIN([.G401])+[.$J$2]" office:value-type="float" office:value="-0.750228328229892">
            <text:p>-0.7502283282</text:p>
          </table:table-cell>
          <table:table-cell table:number-columns-repeated="2"/>
        </table:table-row>
        <table:table-row table:style-name="ro1">
          <table:table-cell office:value-type="string">
            <text:p>2009-07-14</text:p>
          </table:table-cell>
          <table:table-cell office:value-type="float" office:value="16.01">
            <text:p>16.01</text:p>
          </table:table-cell>
          <table:table-cell office:value-type="float" office:value="16.38">
            <text:p>16.38</text:p>
          </table:table-cell>
          <table:table-cell office:value-type="float" office:value="15.97">
            <text:p>15.97</text:p>
          </table:table-cell>
          <table:table-cell office:value-type="float" office:value="16.38">
            <text:p>16.38</text:p>
          </table:table-cell>
          <table:table-cell office:value-type="float" office:value="13124969">
            <text:p>13124969</text:p>
          </table:table-cell>
          <table:table-cell table:formula="of:=[.G401]+[.$I$2]" office:value-type="float" office:value="3.99999999999996">
            <text:p>4</text:p>
          </table:table-cell>
          <table:table-cell table:formula="of:=SIN([.G402])+[.$J$2]" office:value-type="float" office:value="-0.756802495307901">
            <text:p>-0.7568024953</text:p>
          </table:table-cell>
          <table:table-cell table:number-columns-repeated="2"/>
        </table:table-row>
        <table:table-row table:style-name="ro1">
          <table:table-cell office:value-type="string">
            <text:p>2009-07-15</text:p>
          </table:table-cell>
          <table:table-cell office:value-type="float" office:value="16.38">
            <text:p>16.38</text:p>
          </table:table-cell>
          <table:table-cell office:value-type="float" office:value="16.51">
            <text:p>16.51</text:p>
          </table:table-cell>
          <table:table-cell office:value-type="float" office:value="16.25">
            <text:p>16.25</text:p>
          </table:table-cell>
          <table:table-cell office:value-type="float" office:value="16.5">
            <text:p>16.5</text:p>
          </table:table-cell>
          <table:table-cell office:value-type="float" office:value="9912704">
            <text:p>9912704</text:p>
          </table:table-cell>
          <table:table-cell table:formula="of:=[.G402]+[.$I$2]" office:value-type="float" office:value="4.00999999999996">
            <text:p>4.01</text:p>
          </table:table-cell>
          <table:table-cell table:formula="of:=SIN([.G403])+[.$J$2]" office:value-type="float" office:value="-0.763300982767047">
            <text:p>-0.7633009828</text:p>
          </table:table-cell>
          <table:table-cell table:number-columns-repeated="2"/>
        </table:table-row>
        <table:table-row table:style-name="ro1">
          <table:table-cell office:value-type="string">
            <text:p>2009-07-16</text:p>
          </table:table-cell>
          <table:table-cell office:value-type="float" office:value="16.69">
            <text:p>16.69</text:p>
          </table:table-cell>
          <table:table-cell office:value-type="float" office:value="16.81">
            <text:p>16.81</text:p>
          </table:table-cell>
          <table:table-cell office:value-type="float" office:value="16.53">
            <text:p>16.53</text:p>
          </table:table-cell>
          <table:table-cell office:value-type="float" office:value="16.65">
            <text:p>16.65</text:p>
          </table:table-cell>
          <table:table-cell office:value-type="float" office:value="8907484">
            <text:p>8907484</text:p>
          </table:table-cell>
          <table:table-cell table:formula="of:=[.G403]+[.$I$2]" office:value-type="float" office:value="4.01999999999996">
            <text:p>4.02</text:p>
          </table:table-cell>
          <table:table-cell table:formula="of:=SIN([.G404])+[.$J$2]" office:value-type="float" office:value="-0.769723140763998">
            <text:p>-0.7697231408</text:p>
          </table:table-cell>
          <table:table-cell table:number-columns-repeated="2"/>
        </table:table-row>
        <table:table-row table:style-name="ro1">
          <table:table-cell office:value-type="string">
            <text:p>2009-07-17</text:p>
          </table:table-cell>
          <table:table-cell office:value-type="float" office:value="16.74">
            <text:p>16.74</text:p>
          </table:table-cell>
          <table:table-cell office:value-type="float" office:value="16.82">
            <text:p>16.82</text:p>
          </table:table-cell>
          <table:table-cell office:value-type="float" office:value="16.68">
            <text:p>16.68</text:p>
          </table:table-cell>
          <table:table-cell office:value-type="float" office:value="16.76">
            <text:p>16.76</text:p>
          </table:table-cell>
          <table:table-cell office:value-type="float" office:value="7532117">
            <text:p>7532117</text:p>
          </table:table-cell>
          <table:table-cell table:formula="of:=[.G404]+[.$I$2]" office:value-type="float" office:value="4.02999999999996">
            <text:p>4.03</text:p>
          </table:table-cell>
          <table:table-cell table:formula="of:=SIN([.G405])+[.$J$2]" office:value-type="float" office:value="-0.776068327088306">
            <text:p>-0.7760683271</text:p>
          </table:table-cell>
          <table:table-cell table:number-columns-repeated="2"/>
        </table:table-row>
        <table:table-row table:style-name="ro1">
          <table:table-cell office:value-type="string">
            <text:p>2009-07-20</text:p>
          </table:table-cell>
          <table:table-cell office:value-type="float" office:value="16.79">
            <text:p>16.79</text:p>
          </table:table-cell>
          <table:table-cell office:value-type="float" office:value="16.99">
            <text:p>16.99</text:p>
          </table:table-cell>
          <table:table-cell office:value-type="float" office:value="16.58">
            <text:p>16.58</text:p>
          </table:table-cell>
          <table:table-cell office:value-type="float" office:value="16.87">
            <text:p>16.87</text:p>
          </table:table-cell>
          <table:table-cell office:value-type="float" office:value="8985008">
            <text:p>8985008</text:p>
          </table:table-cell>
          <table:table-cell table:formula="of:=[.G405]+[.$I$2]" office:value-type="float" office:value="4.03999999999996">
            <text:p>4.04</text:p>
          </table:table-cell>
          <table:table-cell table:formula="of:=SIN([.G406])+[.$J$2]" office:value-type="float" office:value="-0.782335907226627">
            <text:p>-0.7823359072</text:p>
          </table:table-cell>
          <table:table-cell table:number-columns-repeated="2"/>
        </table:table-row>
        <table:table-row table:style-name="ro1">
          <table:table-cell office:value-type="string">
            <text:p>2009-07-21</text:p>
          </table:table-cell>
          <table:table-cell office:value-type="float" office:value="16.85">
            <text:p>16.85</text:p>
          </table:table-cell>
          <table:table-cell office:value-type="float" office:value="16.96">
            <text:p>16.96</text:p>
          </table:table-cell>
          <table:table-cell office:value-type="float" office:value="16.7">
            <text:p>16.7</text:p>
          </table:table-cell>
          <table:table-cell office:value-type="float" office:value="16.77">
            <text:p>16.77</text:p>
          </table:table-cell>
          <table:table-cell office:value-type="float" office:value="5027994">
            <text:p>5027994</text:p>
          </table:table-cell>
          <table:table-cell table:formula="of:=[.G406]+[.$I$2]" office:value-type="float" office:value="4.04999999999996">
            <text:p>4.05</text:p>
          </table:table-cell>
          <table:table-cell table:formula="of:=SIN([.G407])+[.$J$2]" office:value-type="float" office:value="-0.788525254426169">
            <text:p>-0.7885252544</text:p>
          </table:table-cell>
          <table:table-cell table:number-columns-repeated="2"/>
        </table:table-row>
        <table:table-row table:style-name="ro1">
          <table:table-cell office:value-type="string">
            <text:p>2009-07-22</text:p>
          </table:table-cell>
          <table:table-cell office:value-type="float" office:value="16.6">
            <text:p>16.6</text:p>
          </table:table-cell>
          <table:table-cell office:value-type="float" office:value="16.91">
            <text:p>16.91</text:p>
          </table:table-cell>
          <table:table-cell office:value-type="float" office:value="16.6">
            <text:p>16.6</text:p>
          </table:table-cell>
          <table:table-cell office:value-type="float" office:value="16.9">
            <text:p>16.9</text:p>
          </table:table-cell>
          <table:table-cell office:value-type="float" office:value="11643100">
            <text:p>11643100</text:p>
          </table:table-cell>
          <table:table-cell table:formula="of:=[.G407]+[.$I$2]" office:value-type="float" office:value="4.05999999999996">
            <text:p>4.06</text:p>
          </table:table-cell>
          <table:table-cell table:formula="of:=SIN([.G408])+[.$J$2]" office:value-type="float" office:value="-0.794635749757371">
            <text:p>-0.7946357498</text:p>
          </table:table-cell>
          <table:table-cell table:number-columns-repeated="2"/>
        </table:table-row>
        <table:table-row table:style-name="ro1">
          <table:table-cell office:value-type="string">
            <text:p>2009-07-23</text:p>
          </table:table-cell>
          <table:table-cell office:value-type="float" office:value="16.9">
            <text:p>16.9</text:p>
          </table:table-cell>
          <table:table-cell office:value-type="float" office:value="16.91">
            <text:p>16.91</text:p>
          </table:table-cell>
          <table:table-cell office:value-type="float" office:value="16.62">
            <text:p>16.62</text:p>
          </table:table-cell>
          <table:table-cell office:value-type="float" office:value="16.77">
            <text:p>16.77</text:p>
          </table:table-cell>
          <table:table-cell office:value-type="float" office:value="10470904">
            <text:p>10470904</text:p>
          </table:table-cell>
          <table:table-cell table:formula="of:=[.G408]+[.$I$2]" office:value-type="float" office:value="4.06999999999996">
            <text:p>4.07</text:p>
          </table:table-cell>
          <table:table-cell table:formula="of:=SIN([.G409])+[.$J$2]" office:value-type="float" office:value="-0.800666782175792">
            <text:p>-0.8006667822</text:p>
          </table:table-cell>
          <table:table-cell table:number-columns-repeated="2"/>
        </table:table-row>
        <table:table-row table:style-name="ro1">
          <table:table-cell office:value-type="string">
            <text:p>2009-07-24</text:p>
          </table:table-cell>
          <table:table-cell table:number-columns-repeated="2" office:value-type="float" office:value="17">
            <text:p>17</text:p>
          </table:table-cell>
          <table:table-cell office:value-type="float" office:value="16.81">
            <text:p>16.81</text:p>
          </table:table-cell>
          <table:table-cell office:value-type="float" office:value="16.95">
            <text:p>16.95</text:p>
          </table:table-cell>
          <table:table-cell office:value-type="float" office:value="8966895">
            <text:p>8966895</text:p>
          </table:table-cell>
          <table:table-cell table:formula="of:=[.G409]+[.$I$2]" office:value-type="float" office:value="4.07999999999996">
            <text:p>4.08</text:p>
          </table:table-cell>
          <table:table-cell table:formula="of:=SIN([.G410])+[.$J$2]" office:value-type="float" office:value="-0.806617748583215">
            <text:p>-0.8066177486</text:p>
          </table:table-cell>
          <table:table-cell table:number-columns-repeated="2"/>
        </table:table-row>
        <table:table-row table:style-name="ro1">
          <table:table-cell office:value-type="string">
            <text:p>2009-07-27</text:p>
          </table:table-cell>
          <table:table-cell office:value-type="float" office:value="17.03">
            <text:p>17.03</text:p>
          </table:table-cell>
          <table:table-cell office:value-type="float" office:value="17.25">
            <text:p>17.25</text:p>
          </table:table-cell>
          <table:table-cell office:value-type="float" office:value="17">
            <text:p>17</text:p>
          </table:table-cell>
          <table:table-cell office:value-type="float" office:value="17.08">
            <text:p>17.08</text:p>
          </table:table-cell>
          <table:table-cell office:value-type="float" office:value="11764989">
            <text:p>11764989</text:p>
          </table:table-cell>
          <table:table-cell table:formula="of:=[.G410]+[.$I$2]" office:value-type="float" office:value="4.08999999999996">
            <text:p>4.09</text:p>
          </table:table-cell>
          <table:table-cell table:formula="of:=SIN([.G411])+[.$J$2]" office:value-type="float" office:value="-0.812488053887959">
            <text:p>-0.8124880539</text:p>
          </table:table-cell>
          <table:table-cell table:number-columns-repeated="2"/>
        </table:table-row>
        <table:table-row table:style-name="ro1">
          <table:table-cell office:value-type="string">
            <text:p>2009-07-28</text:p>
          </table:table-cell>
          <table:table-cell office:value-type="float" office:value="17.09">
            <text:p>17.09</text:p>
          </table:table-cell>
          <table:table-cell office:value-type="float" office:value="17.29">
            <text:p>17.29</text:p>
          </table:table-cell>
          <table:table-cell office:value-type="float" office:value="17.06">
            <text:p>17.06</text:p>
          </table:table-cell>
          <table:table-cell office:value-type="float" office:value="17.13">
            <text:p>17.13</text:p>
          </table:table-cell>
          <table:table-cell office:value-type="float" office:value="9837546">
            <text:p>9837546</text:p>
          </table:table-cell>
          <table:table-cell table:formula="of:=[.G411]+[.$I$2]" office:value-type="float" office:value="4.09999999999996">
            <text:p>4.1</text:p>
          </table:table-cell>
          <table:table-cell table:formula="of:=SIN([.G412])+[.$J$2]" office:value-type="float" office:value="-0.818277111064386">
            <text:p>-0.8182771111</text:p>
          </table:table-cell>
          <table:table-cell table:number-columns-repeated="2"/>
        </table:table-row>
        <table:table-row table:style-name="ro1">
          <table:table-cell office:value-type="string">
            <text:p>2009-07-29</text:p>
          </table:table-cell>
          <table:table-cell office:value-type="float" office:value="17.1">
            <text:p>17.1</text:p>
          </table:table-cell>
          <table:table-cell office:value-type="float" office:value="17.44">
            <text:p>17.44</text:p>
          </table:table-cell>
          <table:table-cell office:value-type="float" office:value="17.08">
            <text:p>17.08</text:p>
          </table:table-cell>
          <table:table-cell office:value-type="float" office:value="17.12">
            <text:p>17.12</text:p>
          </table:table-cell>
          <table:table-cell office:value-type="float" office:value="9138454">
            <text:p>9138454</text:p>
          </table:table-cell>
          <table:table-cell table:formula="of:=[.G412]+[.$I$2]" office:value-type="float" office:value="4.10999999999996">
            <text:p>4.11</text:p>
          </table:table-cell>
          <table:table-cell table:formula="of:=SIN([.G413])+[.$J$2]" office:value-type="float" office:value="-0.823984341211601">
            <text:p>-0.8239843412</text:p>
          </table:table-cell>
          <table:table-cell table:number-columns-repeated="2"/>
        </table:table-row>
        <table:table-row table:style-name="ro1">
          <table:table-cell office:value-type="string">
            <text:p>2009-07-30</text:p>
          </table:table-cell>
          <table:table-cell office:value-type="float" office:value="17.32">
            <text:p>17.32</text:p>
          </table:table-cell>
          <table:table-cell office:value-type="float" office:value="17.84">
            <text:p>17.84</text:p>
          </table:table-cell>
          <table:table-cell office:value-type="float" office:value="17.2">
            <text:p>17.2</text:p>
          </table:table-cell>
          <table:table-cell office:value-type="float" office:value="17.74">
            <text:p>17.74</text:p>
          </table:table-cell>
          <table:table-cell office:value-type="float" office:value="11510714">
            <text:p>11510714</text:p>
          </table:table-cell>
          <table:table-cell table:formula="of:=[.G413]+[.$I$2]" office:value-type="float" office:value="4.11999999999996">
            <text:p>4.12</text:p>
          </table:table-cell>
          <table:table-cell table:formula="of:=SIN([.G414])+[.$J$2]" office:value-type="float" office:value="-0.829609173611347">
            <text:p>-0.8296091736</text:p>
          </table:table-cell>
          <table:table-cell table:number-columns-repeated="2"/>
        </table:table-row>
        <table:table-row table:style-name="ro1">
          <table:table-cell office:value-type="string">
            <text:p>2009-07-31</text:p>
          </table:table-cell>
          <table:table-cell office:value-type="float" office:value="18.31">
            <text:p>18.31</text:p>
          </table:table-cell>
          <table:table-cell office:value-type="float" office:value="18.83">
            <text:p>18.83</text:p>
          </table:table-cell>
          <table:table-cell office:value-type="float" office:value="18.04">
            <text:p>18.04</text:p>
          </table:table-cell>
          <table:table-cell office:value-type="float" office:value="18.53">
            <text:p>18.53</text:p>
          </table:table-cell>
          <table:table-cell office:value-type="float" office:value="32406280">
            <text:p>32406280</text:p>
          </table:table-cell>
          <table:table-cell table:formula="of:=[.G414]+[.$I$2]" office:value-type="float" office:value="4.12999999999996">
            <text:p>4.13</text:p>
          </table:table-cell>
          <table:table-cell table:formula="of:=SIN([.G415])+[.$J$2]" office:value-type="float" office:value="-0.83515104578507">
            <text:p>-0.8351510458</text:p>
          </table:table-cell>
          <table:table-cell table:number-columns-repeated="2"/>
        </table:table-row>
        <table:table-row table:style-name="ro1">
          <table:table-cell office:value-type="string">
            <text:p>2009-08-03</text:p>
          </table:table-cell>
          <table:table-cell office:value-type="float" office:value="18.75">
            <text:p>18.75</text:p>
          </table:table-cell>
          <table:table-cell office:value-type="float" office:value="19.32">
            <text:p>19.32</text:p>
          </table:table-cell>
          <table:table-cell office:value-type="float" office:value="18.72">
            <text:p>18.72</text:p>
          </table:table-cell>
          <table:table-cell office:value-type="float" office:value="19">
            <text:p>19</text:p>
          </table:table-cell>
          <table:table-cell office:value-type="float" office:value="11619609">
            <text:p>11619609</text:p>
          </table:table-cell>
          <table:table-cell table:formula="of:=[.G415]+[.$I$2]" office:value-type="float" office:value="4.13999999999996">
            <text:p>4.14</text:p>
          </table:table-cell>
          <table:table-cell table:formula="of:=SIN([.G416])+[.$J$2]" office:value-type="float" office:value="-0.840609403550171">
            <text:p>-0.8406094036</text:p>
          </table:table-cell>
          <table:table-cell table:number-columns-repeated="2"/>
        </table:table-row>
        <table:table-row table:style-name="ro1">
          <table:table-cell office:value-type="string">
            <text:p>2009-08-04</text:p>
          </table:table-cell>
          <table:table-cell office:value-type="float" office:value="19.39">
            <text:p>19.39</text:p>
          </table:table-cell>
          <table:table-cell office:value-type="float" office:value="19.78">
            <text:p>19.78</text:p>
          </table:table-cell>
          <table:table-cell office:value-type="float" office:value="19.12">
            <text:p>19.12</text:p>
          </table:table-cell>
          <table:table-cell office:value-type="float" office:value="19.57">
            <text:p>19.57</text:p>
          </table:table-cell>
          <table:table-cell office:value-type="float" office:value="24732336">
            <text:p>24732336</text:p>
          </table:table-cell>
          <table:table-cell table:formula="of:=[.G416]+[.$I$2]" office:value-type="float" office:value="4.14999999999996">
            <text:p>4.15</text:p>
          </table:table-cell>
          <table:table-cell table:formula="of:=SIN([.G417])+[.$J$2]" office:value-type="float" office:value="-0.845983701075423">
            <text:p>-0.8459837011</text:p>
          </table:table-cell>
          <table:table-cell table:number-columns-repeated="2"/>
        </table:table-row>
        <table:table-row table:style-name="ro1">
          <table:table-cell office:value-type="string">
            <text:p>2009-08-05</text:p>
          </table:table-cell>
          <table:table-cell office:value-type="float" office:value="19.7">
            <text:p>19.7</text:p>
          </table:table-cell>
          <table:table-cell office:value-type="float" office:value="19.73">
            <text:p>19.73</text:p>
          </table:table-cell>
          <table:table-cell office:value-type="float" office:value="19.1">
            <text:p>19.1</text:p>
          </table:table-cell>
          <table:table-cell office:value-type="float" office:value="19.23">
            <text:p>19.23</text:p>
          </table:table-cell>
          <table:table-cell office:value-type="float" office:value="13815624">
            <text:p>13815624</text:p>
          </table:table-cell>
          <table:table-cell table:formula="of:=[.G417]+[.$I$2]" office:value-type="float" office:value="4.15999999999996">
            <text:p>4.16</text:p>
          </table:table-cell>
          <table:table-cell table:formula="of:=SIN([.G418])+[.$J$2]" office:value-type="float" office:value="-0.851273400935551">
            <text:p>-0.8512734009</text:p>
          </table:table-cell>
          <table:table-cell table:number-columns-repeated="2"/>
        </table:table-row>
        <table:table-row table:style-name="ro1">
          <table:table-cell office:value-type="string">
            <text:p>2009-08-06</text:p>
          </table:table-cell>
          <table:table-cell office:value-type="float" office:value="19.22">
            <text:p>19.22</text:p>
          </table:table-cell>
          <table:table-cell office:value-type="float" office:value="19.57">
            <text:p>19.57</text:p>
          </table:table-cell>
          <table:table-cell office:value-type="float" office:value="19.15">
            <text:p>19.15</text:p>
          </table:table-cell>
          <table:table-cell office:value-type="float" office:value="19.47">
            <text:p>19.47</text:p>
          </table:table-cell>
          <table:table-cell office:value-type="float" office:value="9600738">
            <text:p>9600738</text:p>
          </table:table-cell>
          <table:table-cell table:formula="of:=[.G418]+[.$I$2]" office:value-type="float" office:value="4.16999999999996">
            <text:p>4.17</text:p>
          </table:table-cell>
          <table:table-cell table:formula="of:=SIN([.G419])+[.$J$2]" office:value-type="float" office:value="-0.856477974164978">
            <text:p>-0.8564779742</text:p>
          </table:table-cell>
          <table:table-cell table:number-columns-repeated="2"/>
        </table:table-row>
        <table:table-row table:style-name="ro1">
          <table:table-cell office:value-type="string">
            <text:p>2009-08-07</text:p>
          </table:table-cell>
          <table:table-cell table:number-columns-repeated="2" office:value-type="float" office:value="19.48">
            <text:p>19.48</text:p>
          </table:table-cell>
          <table:table-cell office:value-type="float" office:value="19.22">
            <text:p>19.22</text:p>
          </table:table-cell>
          <table:table-cell office:value-type="float" office:value="19.38">
            <text:p>19.38</text:p>
          </table:table-cell>
          <table:table-cell office:value-type="float" office:value="6530770">
            <text:p>6530770</text:p>
          </table:table-cell>
          <table:table-cell table:formula="of:=[.G419]+[.$I$2]" office:value-type="float" office:value="4.17999999999996">
            <text:p>4.18</text:p>
          </table:table-cell>
          <table:table-cell table:formula="of:=SIN([.G420])+[.$J$2]" office:value-type="float" office:value="-0.861596900310718">
            <text:p>-0.8615969003</text:p>
          </table:table-cell>
          <table:table-cell table:number-columns-repeated="2"/>
        </table:table-row>
        <table:table-row table:style-name="ro1">
          <table:table-cell office:value-type="string">
            <text:p>2009-08-10</text:p>
          </table:table-cell>
          <table:table-cell office:value-type="float" office:value="19.57">
            <text:p>19.57</text:p>
          </table:table-cell>
          <table:table-cell office:value-type="float" office:value="19.61">
            <text:p>19.61</text:p>
          </table:table-cell>
          <table:table-cell table:number-columns-repeated="2" office:value-type="float" office:value="19.29">
            <text:p>19.29</text:p>
          </table:table-cell>
          <table:table-cell office:value-type="float" office:value="6530001">
            <text:p>6530001</text:p>
          </table:table-cell>
          <table:table-cell table:formula="of:=[.G420]+[.$I$2]" office:value-type="float" office:value="4.18999999999996">
            <text:p>4.19</text:p>
          </table:table-cell>
          <table:table-cell table:formula="of:=SIN([.G421])+[.$J$2]" office:value-type="float" office:value="-0.866629667484422">
            <text:p>-0.8666296675</text:p>
          </table:table-cell>
          <table:table-cell table:number-columns-repeated="2"/>
        </table:table-row>
        <table:table-row table:style-name="ro1">
          <table:table-cell office:value-type="string">
            <text:p>2009-08-11</text:p>
          </table:table-cell>
          <table:table-cell office:value-type="float" office:value="19.38">
            <text:p>19.38</text:p>
          </table:table-cell>
          <table:table-cell office:value-type="float" office:value="19.7">
            <text:p>19.7</text:p>
          </table:table-cell>
          <table:table-cell office:value-type="float" office:value="19.34">
            <text:p>19.34</text:p>
          </table:table-cell>
          <table:table-cell office:value-type="float" office:value="19.69">
            <text:p>19.69</text:p>
          </table:table-cell>
          <table:table-cell office:value-type="float" office:value="8002700">
            <text:p>8002700</text:p>
          </table:table-cell>
          <table:table-cell table:formula="of:=[.G421]+[.$I$2]" office:value-type="float" office:value="4.19999999999996">
            <text:p>4.2</text:p>
          </table:table-cell>
          <table:table-cell table:formula="of:=SIN([.G422])+[.$J$2]" office:value-type="float" office:value="-0.871575772413566">
            <text:p>-0.8715757724</text:p>
          </table:table-cell>
          <table:table-cell table:number-columns-repeated="2"/>
        </table:table-row>
        <table:table-row table:style-name="ro1">
          <table:table-cell office:value-type="string">
            <text:p>2009-08-12</text:p>
          </table:table-cell>
          <table:table-cell office:value-type="float" office:value="19.4">
            <text:p>19.4</text:p>
          </table:table-cell>
          <table:table-cell office:value-type="float" office:value="19.65">
            <text:p>19.65</text:p>
          </table:table-cell>
          <table:table-cell office:value-type="float" office:value="19.38">
            <text:p>19.38</text:p>
          </table:table-cell>
          <table:table-cell office:value-type="float" office:value="19.6">
            <text:p>19.6</text:p>
          </table:table-cell>
          <table:table-cell office:value-type="float" office:value="9434198">
            <text:p>9434198</text:p>
          </table:table-cell>
          <table:table-cell table:formula="of:=[.G422]+[.$I$2]" office:value-type="float" office:value="4.20999999999995">
            <text:p>4.21</text:p>
          </table:table-cell>
          <table:table-cell table:formula="of:=SIN([.G423])+[.$J$2]" office:value-type="float" office:value="-0.87643472049178">
            <text:p>-0.8764347205</text:p>
          </table:table-cell>
          <table:table-cell table:number-columns-repeated="2"/>
        </table:table-row>
        <table:table-row table:style-name="ro1">
          <table:table-cell office:value-type="string">
            <text:p>2009-08-13</text:p>
          </table:table-cell>
          <table:table-cell office:value-type="float" office:value="19.82">
            <text:p>19.82</text:p>
          </table:table-cell>
          <table:table-cell office:value-type="float" office:value="20.2">
            <text:p>20.2</text:p>
          </table:table-cell>
          <table:table-cell office:value-type="float" office:value="19.82">
            <text:p>19.82</text:p>
          </table:table-cell>
          <table:table-cell office:value-type="float" office:value="20.2">
            <text:p>20.2</text:p>
          </table:table-cell>
          <table:table-cell office:value-type="float" office:value="9483053">
            <text:p>9483053</text:p>
          </table:table-cell>
          <table:table-cell table:formula="of:=[.G423]+[.$I$2]" office:value-type="float" office:value="4.21999999999995">
            <text:p>4.22</text:p>
          </table:table-cell>
          <table:table-cell table:formula="of:=SIN([.G424])+[.$J$2]" office:value-type="float" office:value="-0.881206025828304">
            <text:p>-0.8812060258</text:p>
          </table:table-cell>
          <table:table-cell table:number-columns-repeated="2"/>
        </table:table-row>
        <table:table-row table:style-name="ro1">
          <table:table-cell office:value-type="string">
            <text:p>2009-08-14</text:p>
          </table:table-cell>
          <table:table-cell office:value-type="float" office:value="20.49">
            <text:p>20.49</text:p>
          </table:table-cell>
          <table:table-cell office:value-type="float" office:value="20.86">
            <text:p>20.86</text:p>
          </table:table-cell>
          <table:table-cell office:value-type="float" office:value="20.36">
            <text:p>20.36</text:p>
          </table:table-cell>
          <table:table-cell office:value-type="float" office:value="20.74">
            <text:p>20.74</text:p>
          </table:table-cell>
          <table:table-cell office:value-type="float" office:value="11725410">
            <text:p>11725410</text:p>
          </table:table-cell>
          <table:table-cell table:formula="of:=[.G424]+[.$I$2]" office:value-type="float" office:value="4.22999999999995">
            <text:p>4.23</text:p>
          </table:table-cell>
          <table:table-cell table:formula="of:=SIN([.G425])+[.$J$2]" office:value-type="float" office:value="-0.885889211296581">
            <text:p>-0.8858892113</text:p>
          </table:table-cell>
          <table:table-cell table:number-columns-repeated="2"/>
        </table:table-row>
        <table:table-row table:style-name="ro1">
          <table:table-cell office:value-type="string">
            <text:p>2009-08-17</text:p>
          </table:table-cell>
          <table:table-cell office:value-type="float" office:value="20.58">
            <text:p>20.58</text:p>
          </table:table-cell>
          <table:table-cell office:value-type="float" office:value="20.66">
            <text:p>20.66</text:p>
          </table:table-cell>
          <table:table-cell office:value-type="float" office:value="20.15">
            <text:p>20.15</text:p>
          </table:table-cell>
          <table:table-cell office:value-type="float" office:value="20.25">
            <text:p>20.25</text:p>
          </table:table-cell>
          <table:table-cell office:value-type="float" office:value="6396868">
            <text:p>6396868</text:p>
          </table:table-cell>
          <table:table-cell table:formula="of:=[.G425]+[.$I$2]" office:value-type="float" office:value="4.23999999999995">
            <text:p>4.24</text:p>
          </table:table-cell>
          <table:table-cell table:formula="of:=SIN([.G426])+[.$J$2]" office:value-type="float" office:value="-0.890483808581968">
            <text:p>-0.8904838086</text:p>
          </table:table-cell>
          <table:table-cell table:number-columns-repeated="2"/>
        </table:table-row>
        <table:table-row table:style-name="ro1">
          <table:table-cell office:value-type="string">
            <text:p>2009-08-18</text:p>
          </table:table-cell>
          <table:table-cell office:value-type="float" office:value="20">
            <text:p>20</text:p>
          </table:table-cell>
          <table:table-cell office:value-type="float" office:value="20.55">
            <text:p>20.55</text:p>
          </table:table-cell>
          <table:table-cell office:value-type="float" office:value="20">
            <text:p>20</text:p>
          </table:table-cell>
          <table:table-cell office:value-type="float" office:value="20.37">
            <text:p>20.37</text:p>
          </table:table-cell>
          <table:table-cell office:value-type="float" office:value="8867216">
            <text:p>8867216</text:p>
          </table:table-cell>
          <table:table-cell table:formula="of:=[.G426]+[.$I$2]" office:value-type="float" office:value="4.24999999999995">
            <text:p>4.25</text:p>
          </table:table-cell>
          <table:table-cell table:formula="of:=SIN([.G427])+[.$J$2]" office:value-type="float" office:value="-0.894989358228563">
            <text:p>-0.8949893582</text:p>
          </table:table-cell>
          <table:table-cell table:number-columns-repeated="2"/>
        </table:table-row>
        <table:table-row table:style-name="ro1">
          <table:table-cell office:value-type="string">
            <text:p>2009-08-19</text:p>
          </table:table-cell>
          <table:table-cell office:value-type="float" office:value="20.5">
            <text:p>20.5</text:p>
          </table:table-cell>
          <table:table-cell office:value-type="float" office:value="20.57">
            <text:p>20.57</text:p>
          </table:table-cell>
          <table:table-cell office:value-type="float" office:value="19.66">
            <text:p>19.66</text:p>
          </table:table-cell>
          <table:table-cell office:value-type="float" office:value="19.8">
            <text:p>19.8</text:p>
          </table:table-cell>
          <table:table-cell office:value-type="float" office:value="9799139">
            <text:p>9799139</text:p>
          </table:table-cell>
          <table:table-cell table:formula="of:=[.G427]+[.$I$2]" office:value-type="float" office:value="4.25999999999995">
            <text:p>4.26</text:p>
          </table:table-cell>
          <table:table-cell table:formula="of:=SIN([.G428])+[.$J$2]" office:value-type="float" office:value="-0.899405409685157">
            <text:p>-0.8994054097</text:p>
          </table:table-cell>
          <table:table-cell table:number-columns-repeated="2"/>
        </table:table-row>
        <table:table-row table:style-name="ro1">
          <table:table-cell office:value-type="string">
            <text:p>2009-08-20</text:p>
          </table:table-cell>
          <table:table-cell table:number-columns-repeated="2" office:value-type="float" office:value="20.28">
            <text:p>20.28</text:p>
          </table:table-cell>
          <table:table-cell office:value-type="float" office:value="19.56">
            <text:p>19.56</text:p>
          </table:table-cell>
          <table:table-cell office:value-type="float" office:value="19.62">
            <text:p>19.62</text:p>
          </table:table-cell>
          <table:table-cell office:value-type="float" office:value="7120116">
            <text:p>7120116</text:p>
          </table:table-cell>
          <table:table-cell table:formula="of:=[.G428]+[.$I$2]" office:value-type="float" office:value="4.26999999999995">
            <text:p>4.27</text:p>
          </table:table-cell>
          <table:table-cell table:formula="of:=SIN([.G429])+[.$J$2]" office:value-type="float" office:value="-0.903731521350286">
            <text:p>-0.9037315214</text:p>
          </table:table-cell>
          <table:table-cell table:number-columns-repeated="2"/>
        </table:table-row>
        <table:table-row table:style-name="ro1">
          <table:table-cell office:value-type="string">
            <text:p>2009-08-21</text:p>
          </table:table-cell>
          <table:table-cell office:value-type="float" office:value="19.52">
            <text:p>19.52</text:p>
          </table:table-cell>
          <table:table-cell office:value-type="float" office:value="19.65">
            <text:p>19.65</text:p>
          </table:table-cell>
          <table:table-cell office:value-type="float" office:value="18.73">
            <text:p>18.73</text:p>
          </table:table-cell>
          <table:table-cell office:value-type="float" office:value="19.03">
            <text:p>19.03</text:p>
          </table:table-cell>
          <table:table-cell office:value-type="float" office:value="14319874">
            <text:p>14319874</text:p>
          </table:table-cell>
          <table:table-cell table:formula="of:=[.G429]+[.$I$2]" office:value-type="float" office:value="4.27999999999995">
            <text:p>4.28</text:p>
          </table:table-cell>
          <table:table-cell table:formula="of:=SIN([.G430])+[.$J$2]" office:value-type="float" office:value="-0.907967260616386">
            <text:p>-0.9079672606</text:p>
          </table:table-cell>
          <table:table-cell table:number-columns-repeated="2"/>
        </table:table-row>
        <table:table-row table:style-name="ro1">
          <table:table-cell office:value-type="string">
            <text:p>2009-08-24</text:p>
          </table:table-cell>
          <table:table-cell office:value-type="float" office:value="19.33">
            <text:p>19.33</text:p>
          </table:table-cell>
          <table:table-cell office:value-type="float" office:value="20">
            <text:p>20</text:p>
          </table:table-cell>
          <table:table-cell office:value-type="float" office:value="19.33">
            <text:p>19.33</text:p>
          </table:table-cell>
          <table:table-cell office:value-type="float" office:value="19.81">
            <text:p>19.81</text:p>
          </table:table-cell>
          <table:table-cell office:value-type="float" office:value="8600723">
            <text:p>8600723</text:p>
          </table:table-cell>
          <table:table-cell table:formula="of:=[.G430]+[.$I$2]" office:value-type="float" office:value="4.28999999999995">
            <text:p>4.29</text:p>
          </table:table-cell>
          <table:table-cell table:formula="of:=SIN([.G431])+[.$J$2]" office:value-type="float" office:value="-0.912112203913061">
            <text:p>-0.9121122039</text:p>
          </table:table-cell>
          <table:table-cell table:number-columns-repeated="2"/>
        </table:table-row>
        <table:table-row table:style-name="ro1">
          <table:table-cell office:value-type="string">
            <text:p>2009-08-25</text:p>
          </table:table-cell>
          <table:table-cell office:value-type="float" office:value="19.6">
            <text:p>19.6</text:p>
          </table:table-cell>
          <table:table-cell office:value-type="float" office:value="19.96">
            <text:p>19.96</text:p>
          </table:table-cell>
          <table:table-cell office:value-type="float" office:value="19.6">
            <text:p>19.6</text:p>
          </table:table-cell>
          <table:table-cell office:value-type="float" office:value="19.8">
            <text:p>19.8</text:p>
          </table:table-cell>
          <table:table-cell office:value-type="float" office:value="6439371">
            <text:p>6439371</text:p>
          </table:table-cell>
          <table:table-cell table:formula="of:=[.G431]+[.$I$2]" office:value-type="float" office:value="4.29999999999995">
            <text:p>4.3</text:p>
          </table:table-cell>
          <table:table-cell table:formula="of:=SIN([.G432])+[.$J$2]" office:value-type="float" office:value="-0.916165936749436">
            <text:p>-0.9161659367</text:p>
          </table:table-cell>
          <table:table-cell table:number-columns-repeated="2"/>
        </table:table-row>
        <table:table-row table:style-name="ro1">
          <table:table-cell office:value-type="string">
            <text:p>2009-08-26</text:p>
          </table:table-cell>
          <table:table-cell office:value-type="float" office:value="19.8">
            <text:p>19.8</text:p>
          </table:table-cell>
          <table:table-cell office:value-type="float" office:value="20.1">
            <text:p>20.1</text:p>
          </table:table-cell>
          <table:table-cell office:value-type="float" office:value="19.8">
            <text:p>19.8</text:p>
          </table:table-cell>
          <table:table-cell office:value-type="float" office:value="19.97">
            <text:p>19.97</text:p>
          </table:table-cell>
          <table:table-cell office:value-type="float" office:value="5955022">
            <text:p>5955022</text:p>
          </table:table-cell>
          <table:table-cell table:formula="of:=[.G432]+[.$I$2]" office:value-type="float" office:value="4.30999999999995">
            <text:p>4.31</text:p>
          </table:table-cell>
          <table:table-cell table:formula="of:=SIN([.G433])+[.$J$2]" office:value-type="float" office:value="-0.920128053755605">
            <text:p>-0.9201280538</text:p>
          </table:table-cell>
          <table:table-cell table:number-columns-repeated="2"/>
        </table:table-row>
        <table:table-row table:style-name="ro1">
          <table:table-cell office:value-type="string">
            <text:p>2009-08-27</text:p>
          </table:table-cell>
          <table:table-cell office:value-type="float" office:value="20.1">
            <text:p>20.1</text:p>
          </table:table-cell>
          <table:table-cell office:value-type="float" office:value="20.45">
            <text:p>20.45</text:p>
          </table:table-cell>
          <table:table-cell office:value-type="float" office:value="19.97">
            <text:p>19.97</text:p>
          </table:table-cell>
          <table:table-cell office:value-type="float" office:value="20.32">
            <text:p>20.32</text:p>
          </table:table-cell>
          <table:table-cell office:value-type="float" office:value="9388405">
            <text:p>9388405</text:p>
          </table:table-cell>
          <table:table-cell table:formula="of:=[.G433]+[.$I$2]" office:value-type="float" office:value="4.31999999999995">
            <text:p>4.32</text:p>
          </table:table-cell>
          <table:table-cell table:formula="of:=SIN([.G434])+[.$J$2]" office:value-type="float" office:value="-0.923998158723169">
            <text:p>-0.9239981587</text:p>
          </table:table-cell>
          <table:table-cell table:number-columns-repeated="2"/>
        </table:table-row>
        <table:table-row table:style-name="ro1">
          <table:table-cell office:value-type="string">
            <text:p>2009-08-28</text:p>
          </table:table-cell>
          <table:table-cell office:value-type="float" office:value="20.45">
            <text:p>20.45</text:p>
          </table:table-cell>
          <table:table-cell office:value-type="float" office:value="20.49">
            <text:p>20.49</text:p>
          </table:table-cell>
          <table:table-cell office:value-type="float" office:value="20.21">
            <text:p>20.21</text:p>
          </table:table-cell>
          <table:table-cell office:value-type="float" office:value="20.46">
            <text:p>20.46</text:p>
          </table:table-cell>
          <table:table-cell office:value-type="float" office:value="18667360">
            <text:p>18667360</text:p>
          </table:table-cell>
          <table:table-cell table:formula="of:=[.G434]+[.$I$2]" office:value-type="float" office:value="4.32999999999995">
            <text:p>4.33</text:p>
          </table:table-cell>
          <table:table-cell table:formula="of:=SIN([.G435])+[.$J$2]" office:value-type="float" office:value="-0.927775864644858">
            <text:p>-0.9277758646</text:p>
          </table:table-cell>
          <table:table-cell table:number-columns-repeated="2"/>
        </table:table-row>
        <table:table-row table:style-name="ro1">
          <table:table-cell office:value-type="string">
            <text:p>2009-08-31</text:p>
          </table:table-cell>
          <table:table-cell office:value-type="float" office:value="20.62">
            <text:p>20.62</text:p>
          </table:table-cell>
          <table:table-cell office:value-type="float" office:value="21.58">
            <text:p>21.58</text:p>
          </table:table-cell>
          <table:table-cell office:value-type="float" office:value="20.62">
            <text:p>20.62</text:p>
          </table:table-cell>
          <table:table-cell office:value-type="float" office:value="21.29">
            <text:p>21.29</text:p>
          </table:table-cell>
          <table:table-cell office:value-type="float" office:value="15495560">
            <text:p>15495560</text:p>
          </table:table-cell>
          <table:table-cell table:formula="of:=[.G435]+[.$I$2]" office:value-type="float" office:value="4.33999999999995">
            <text:p>4.34</text:p>
          </table:table-cell>
          <table:table-cell table:formula="of:=SIN([.G436])+[.$J$2]" office:value-type="float" office:value="-0.931460793753225">
            <text:p>-0.9314607938</text:p>
          </table:table-cell>
          <table:table-cell table:number-columns-repeated="2"/>
        </table:table-row>
        <table:table-row table:style-name="ro1">
          <table:table-cell office:value-type="string">
            <text:p>2009-09-01</text:p>
          </table:table-cell>
          <table:table-cell office:value-type="float" office:value="21.45">
            <text:p>21.45</text:p>
          </table:table-cell>
          <table:table-cell office:value-type="float" office:value="22.03">
            <text:p>22.03</text:p>
          </table:table-cell>
          <table:table-cell office:value-type="float" office:value="21.35">
            <text:p>21.35</text:p>
          </table:table-cell>
          <table:table-cell office:value-type="float" office:value="22">
            <text:p>22</text:p>
          </table:table-cell>
          <table:table-cell office:value-type="float" office:value="11889261">
            <text:p>11889261</text:p>
          </table:table-cell>
          <table:table-cell table:formula="of:=[.G436]+[.$I$2]" office:value-type="float" office:value="4.34999999999995">
            <text:p>4.35</text:p>
          </table:table-cell>
          <table:table-cell table:formula="of:=SIN([.G437])+[.$J$2]" office:value-type="float" office:value="-0.935052577558432">
            <text:p>-0.9350525776</text:p>
          </table:table-cell>
          <table:table-cell table:number-columns-repeated="2"/>
        </table:table-row>
        <table:table-row table:style-name="ro1">
          <table:table-cell office:value-type="string">
            <text:p>2009-09-02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table:number-columns-repeated="2" office:value-type="float" office:value="21.18">
            <text:p>21.18</text:p>
          </table:table-cell>
          <table:table-cell office:value-type="float" office:value="21663305">
            <text:p>21663305</text:p>
          </table:table-cell>
          <table:table-cell table:formula="of:=[.G437]+[.$I$2]" office:value-type="float" office:value="4.35999999999995">
            <text:p>4.36</text:p>
          </table:table-cell>
          <table:table-cell table:formula="of:=SIN([.G438])+[.$J$2]" office:value-type="float" office:value="-0.938550856885091">
            <text:p>-0.9385508569</text:p>
          </table:table-cell>
          <table:table-cell table:number-columns-repeated="2"/>
        </table:table-row>
        <table:table-row table:style-name="ro1">
          <table:table-cell office:value-type="string">
            <text:p>2009-09-03</text:p>
          </table:table-cell>
          <table:table-cell office:value-type="float" office:value="21.12">
            <text:p>21.12</text:p>
          </table:table-cell>
          <table:table-cell office:value-type="float" office:value="21.46">
            <text:p>21.46</text:p>
          </table:table-cell>
          <table:table-cell office:value-type="float" office:value="20.97">
            <text:p>20.97</text:p>
          </table:table-cell>
          <table:table-cell office:value-type="float" office:value="21.15">
            <text:p>21.15</text:p>
          </table:table-cell>
          <table:table-cell office:value-type="float" office:value="9196315">
            <text:p>9196315</text:p>
          </table:table-cell>
          <table:table-cell table:formula="of:=[.G438]+[.$I$2]" office:value-type="float" office:value="4.36999999999995">
            <text:p>4.37</text:p>
          </table:table-cell>
          <table:table-cell table:formula="of:=SIN([.G439])+[.$J$2]" office:value-type="float" office:value="-0.941955281908185">
            <text:p>-0.9419552819</text:p>
          </table:table-cell>
          <table:table-cell table:number-columns-repeated="2"/>
        </table:table-row>
        <table:table-row table:style-name="ro1">
          <table:table-cell office:value-type="string">
            <text:p>2009-09-04</text:p>
          </table:table-cell>
          <table:table-cell office:value-type="float" office:value="21.51">
            <text:p>21.51</text:p>
          </table:table-cell>
          <table:table-cell office:value-type="float" office:value="21.75">
            <text:p>21.75</text:p>
          </table:table-cell>
          <table:table-cell table:number-columns-repeated="2" office:value-type="float" office:value="21.17">
            <text:p>21.17</text:p>
          </table:table-cell>
          <table:table-cell office:value-type="float" office:value="8514310">
            <text:p>8514310</text:p>
          </table:table-cell>
          <table:table-cell table:formula="of:=[.G439]+[.$I$2]" office:value-type="float" office:value="4.37999999999995">
            <text:p>4.38</text:p>
          </table:table-cell>
          <table:table-cell table:formula="of:=SIN([.G440])+[.$J$2]" office:value-type="float" office:value="-0.945265512188047">
            <text:p>-0.9452655122</text:p>
          </table:table-cell>
          <table:table-cell table:number-columns-repeated="2"/>
        </table:table-row>
        <table:table-row table:style-name="ro1">
          <table:table-cell office:value-type="string">
            <text:p>2009-09-07</text:p>
          </table:table-cell>
          <table:table-cell office:value-type="float" office:value="21.4">
            <text:p>21.4</text:p>
          </table:table-cell>
          <table:table-cell office:value-type="float" office:value="21.55">
            <text:p>21.55</text:p>
          </table:table-cell>
          <table:table-cell office:value-type="float" office:value="21.18">
            <text:p>21.18</text:p>
          </table:table-cell>
          <table:table-cell office:value-type="float" office:value="21.35">
            <text:p>21.35</text:p>
          </table:table-cell>
          <table:table-cell office:value-type="float" office:value="8387014">
            <text:p>8387014</text:p>
          </table:table-cell>
          <table:table-cell table:formula="of:=[.G440]+[.$I$2]" office:value-type="float" office:value="4.38999999999995">
            <text:p>4.39</text:p>
          </table:table-cell>
          <table:table-cell table:formula="of:=SIN([.G441])+[.$J$2]" office:value-type="float" office:value="-0.94848121670441">
            <text:p>-0.9484812167</text:p>
          </table:table-cell>
          <table:table-cell table:number-columns-repeated="2"/>
        </table:table-row>
        <table:table-row table:style-name="ro1">
          <table:table-cell office:value-type="string">
            <text:p>2009-09-08</text:p>
          </table:table-cell>
          <table:table-cell office:value-type="float" office:value="21.4">
            <text:p>21.4</text:p>
          </table:table-cell>
          <table:table-cell office:value-type="float" office:value="21.95">
            <text:p>21.95</text:p>
          </table:table-cell>
          <table:table-cell office:value-type="float" office:value="21.38">
            <text:p>21.38</text:p>
          </table:table-cell>
          <table:table-cell office:value-type="float" office:value="21.95">
            <text:p>21.95</text:p>
          </table:table-cell>
          <table:table-cell office:value-type="float" office:value="8866812">
            <text:p>8866812</text:p>
          </table:table-cell>
          <table:table-cell table:formula="of:=[.G441]+[.$I$2]" office:value-type="float" office:value="4.39999999999995">
            <text:p>4.4</text:p>
          </table:table-cell>
          <table:table-cell table:formula="of:=SIN([.G442])+[.$J$2]" office:value-type="float" office:value="-0.951602073889501">
            <text:p>-0.9516020739</text:p>
          </table:table-cell>
          <table:table-cell table:number-columns-repeated="2"/>
        </table:table-row>
        <table:table-row table:style-name="ro1">
          <table:table-cell office:value-type="string">
            <text:p>2009-09-09</text:p>
          </table:table-cell>
          <table:table-cell office:value-type="float" office:value="22.19">
            <text:p>22.19</text:p>
          </table:table-cell>
          <table:table-cell office:value-type="float" office:value="22.2">
            <text:p>22.2</text:p>
          </table:table-cell>
          <table:table-cell office:value-type="float" office:value="21.82">
            <text:p>21.82</text:p>
          </table:table-cell>
          <table:table-cell office:value-type="float" office:value="22.2">
            <text:p>22.2</text:p>
          </table:table-cell>
          <table:table-cell office:value-type="float" office:value="11406194">
            <text:p>11406194</text:p>
          </table:table-cell>
          <table:table-cell table:formula="of:=[.G442]+[.$I$2]" office:value-type="float" office:value="4.40999999999995">
            <text:p>4.41</text:p>
          </table:table-cell>
          <table:table-cell table:formula="of:=SIN([.G443])+[.$J$2]" office:value-type="float" office:value="-0.954627771660202">
            <text:p>-0.9546277717</text:p>
          </table:table-cell>
          <table:table-cell table:number-columns-repeated="2"/>
        </table:table-row>
        <table:table-row table:style-name="ro1">
          <table:table-cell office:value-type="string">
            <text:p>2009-09-10</text:p>
          </table:table-cell>
          <table:table-cell office:value-type="float" office:value="22.2">
            <text:p>22.2</text:p>
          </table:table-cell>
          <table:table-cell office:value-type="float" office:value="22.4">
            <text:p>22.4</text:p>
          </table:table-cell>
          <table:table-cell office:value-type="float" office:value="21.9">
            <text:p>21.9</text:p>
          </table:table-cell>
          <table:table-cell office:value-type="float" office:value="22.31">
            <text:p>22.31</text:p>
          </table:table-cell>
          <table:table-cell office:value-type="float" office:value="8941510">
            <text:p>8941510</text:p>
          </table:table-cell>
          <table:table-cell table:formula="of:=[.G443]+[.$I$2]" office:value-type="float" office:value="4.41999999999995">
            <text:p>4.42</text:p>
          </table:table-cell>
          <table:table-cell table:formula="of:=SIN([.G444])+[.$J$2]" office:value-type="float" office:value="-0.957558007449257">
            <text:p>-0.9575580074</text:p>
          </table:table-cell>
          <table:table-cell table:number-columns-repeated="2"/>
        </table:table-row>
        <table:table-row table:style-name="ro1">
          <table:table-cell office:value-type="string">
            <text:p>2009-09-11</text:p>
          </table:table-cell>
          <table:table-cell office:value-type="float" office:value="22.4">
            <text:p>22.4</text:p>
          </table:table-cell>
          <table:table-cell office:value-type="float" office:value="22.68">
            <text:p>22.68</text:p>
          </table:table-cell>
          <table:table-cell office:value-type="float" office:value="22.25">
            <text:p>22.25</text:p>
          </table:table-cell>
          <table:table-cell office:value-type="float" office:value="22.68">
            <text:p>22.68</text:p>
          </table:table-cell>
          <table:table-cell office:value-type="float" office:value="10531659">
            <text:p>10531659</text:p>
          </table:table-cell>
          <table:table-cell table:formula="of:=[.G444]+[.$I$2]" office:value-type="float" office:value="4.42999999999995">
            <text:p>4.43</text:p>
          </table:table-cell>
          <table:table-cell table:formula="of:=SIN([.G445])+[.$J$2]" office:value-type="float" office:value="-0.960392488235529">
            <text:p>-0.9603924882</text:p>
          </table:table-cell>
          <table:table-cell table:number-columns-repeated="2"/>
        </table:table-row>
        <table:table-row table:style-name="ro1">
          <table:table-cell office:value-type="string">
            <text:p>2009-09-14</text:p>
          </table:table-cell>
          <table:table-cell office:value-type="float" office:value="22.51">
            <text:p>22.51</text:p>
          </table:table-cell>
          <table:table-cell office:value-type="float" office:value="22.61">
            <text:p>22.61</text:p>
          </table:table-cell>
          <table:table-cell office:value-type="float" office:value="21.76">
            <text:p>21.76</text:p>
          </table:table-cell>
          <table:table-cell office:value-type="float" office:value="22.01">
            <text:p>22.01</text:p>
          </table:table-cell>
          <table:table-cell office:value-type="float" office:value="9846647">
            <text:p>9846647</text:p>
          </table:table-cell>
          <table:table-cell table:formula="of:=[.G445]+[.$I$2]" office:value-type="float" office:value="4.43999999999995">
            <text:p>4.44</text:p>
          </table:table-cell>
          <table:table-cell table:formula="of:=SIN([.G446])+[.$J$2]" office:value-type="float" office:value="-0.963130930573303">
            <text:p>-0.9631309306</text:p>
          </table:table-cell>
          <table:table-cell table:number-columns-repeated="2"/>
        </table:table-row>
        <table:table-row table:style-name="ro1">
          <table:table-cell office:value-type="string">
            <text:p>2009-09-15</text:p>
          </table:table-cell>
          <table:table-cell office:value-type="float" office:value="22.1">
            <text:p>22.1</text:p>
          </table:table-cell>
          <table:table-cell office:value-type="float" office:value="22.35">
            <text:p>22.35</text:p>
          </table:table-cell>
          <table:table-cell office:value-type="float" office:value="21.79">
            <text:p>21.79</text:p>
          </table:table-cell>
          <table:table-cell office:value-type="float" office:value="22.09">
            <text:p>22.09</text:p>
          </table:table-cell>
          <table:table-cell office:value-type="float" office:value="14138534">
            <text:p>14138534</text:p>
          </table:table-cell>
          <table:table-cell table:formula="of:=[.G446]+[.$I$2]" office:value-type="float" office:value="4.44999999999995">
            <text:p>4.45</text:p>
          </table:table-cell>
          <table:table-cell table:formula="of:=SIN([.G447])+[.$J$2]" office:value-type="float" office:value="-0.965773060620626">
            <text:p>-0.9657730606</text:p>
          </table:table-cell>
          <table:table-cell table:number-columns-repeated="2"/>
        </table:table-row>
        <table:table-row table:style-name="ro1">
          <table:table-cell office:value-type="string">
            <text:p>2009-09-16</text:p>
          </table:table-cell>
          <table:table-cell office:value-type="float" office:value="22.28">
            <text:p>22.28</text:p>
          </table:table-cell>
          <table:table-cell office:value-type="float" office:value="22.91">
            <text:p>22.91</text:p>
          </table:table-cell>
          <table:table-cell office:value-type="float" office:value="22.27">
            <text:p>22.27</text:p>
          </table:table-cell>
          <table:table-cell office:value-type="float" office:value="22.83">
            <text:p>22.83</text:p>
          </table:table-cell>
          <table:table-cell office:value-type="float" office:value="13670226">
            <text:p>13670226</text:p>
          </table:table-cell>
          <table:table-cell table:formula="of:=[.G447]+[.$I$2]" office:value-type="float" office:value="4.45999999999995">
            <text:p>4.46</text:p>
          </table:table-cell>
          <table:table-cell table:formula="of:=SIN([.G448])+[.$J$2]" office:value-type="float" office:value="-0.968318614166694">
            <text:p>-0.9683186142</text:p>
          </table:table-cell>
          <table:table-cell table:number-columns-repeated="2"/>
        </table:table-row>
        <table:table-row table:style-name="ro1">
          <table:table-cell office:value-type="string">
            <text:p>2009-09-17</text:p>
          </table:table-cell>
          <table:table-cell office:value-type="float" office:value="22.9">
            <text:p>22.9</text:p>
          </table:table-cell>
          <table:table-cell office:value-type="float" office:value="23">
            <text:p>23</text:p>
          </table:table-cell>
          <table:table-cell office:value-type="float" office:value="22.65">
            <text:p>22.65</text:p>
          </table:table-cell>
          <table:table-cell office:value-type="float" office:value="22.85">
            <text:p>22.85</text:p>
          </table:table-cell>
          <table:table-cell office:value-type="float" office:value="16561999">
            <text:p>16561999</text:p>
          </table:table-cell>
          <table:table-cell table:formula="of:=[.G448]+[.$I$2]" office:value-type="float" office:value="4.46999999999995">
            <text:p>4.47</text:p>
          </table:table-cell>
          <table:table-cell table:formula="of:=SIN([.G449])+[.$J$2]" office:value-type="float" office:value="-0.970767336658276">
            <text:p>-0.9707673367</text:p>
          </table:table-cell>
          <table:table-cell table:number-columns-repeated="2"/>
        </table:table-row>
        <table:table-row table:style-name="ro1">
          <table:table-cell office:value-type="string">
            <text:p>2009-09-18</text:p>
          </table:table-cell>
          <table:table-cell office:value-type="float" office:value="22.8">
            <text:p>22.8</text:p>
          </table:table-cell>
          <table:table-cell office:value-type="float" office:value="23.18">
            <text:p>23.18</text:p>
          </table:table-cell>
          <table:table-cell office:value-type="float" office:value="22.62">
            <text:p>22.62</text:p>
          </table:table-cell>
          <table:table-cell office:value-type="float" office:value="23.18">
            <text:p>23.18</text:p>
          </table:table-cell>
          <table:table-cell office:value-type="float" office:value="17090269">
            <text:p>17090269</text:p>
          </table:table-cell>
          <table:table-cell table:formula="of:=[.G449]+[.$I$2]" office:value-type="float" office:value="4.47999999999995">
            <text:p>4.48</text:p>
          </table:table-cell>
          <table:table-cell table:formula="of:=SIN([.G450])+[.$J$2]" office:value-type="float" office:value="-0.973118983225162">
            <text:p>-0.9731189832</text:p>
          </table:table-cell>
          <table:table-cell table:number-columns-repeated="2"/>
        </table:table-row>
        <table:table-row table:style-name="ro1">
          <table:table-cell office:value-type="string">
            <text:p>2009-09-21</text:p>
          </table:table-cell>
          <table:table-cell office:value-type="float" office:value="22.95">
            <text:p>22.95</text:p>
          </table:table-cell>
          <table:table-cell office:value-type="float" office:value="23.26">
            <text:p>23.26</text:p>
          </table:table-cell>
          <table:table-cell office:value-type="float" office:value="22.82">
            <text:p>22.82</text:p>
          </table:table-cell>
          <table:table-cell office:value-type="float" office:value="23.15">
            <text:p>23.15</text:p>
          </table:table-cell>
          <table:table-cell office:value-type="float" office:value="7703263">
            <text:p>7703263</text:p>
          </table:table-cell>
          <table:table-cell table:formula="of:=[.G450]+[.$I$2]" office:value-type="float" office:value="4.48999999999995">
            <text:p>4.49</text:p>
          </table:table-cell>
          <table:table-cell table:formula="of:=SIN([.G451])+[.$J$2]" office:value-type="float" office:value="-0.975373318704655">
            <text:p>-0.9753733187</text:p>
          </table:table-cell>
          <table:table-cell table:number-columns-repeated="2"/>
        </table:table-row>
        <table:table-row table:style-name="ro1">
          <table:table-cell office:value-type="string">
            <text:p>2009-09-22</text:p>
          </table:table-cell>
          <table:table-cell office:value-type="float" office:value="23.03">
            <text:p>23.03</text:p>
          </table:table-cell>
          <table:table-cell office:value-type="float" office:value="23.41">
            <text:p>23.41</text:p>
          </table:table-cell>
          <table:table-cell office:value-type="float" office:value="23.01">
            <text:p>23.01</text:p>
          </table:table-cell>
          <table:table-cell office:value-type="float" office:value="23.33">
            <text:p>23.33</text:p>
          </table:table-cell>
          <table:table-cell office:value-type="float" office:value="7343840">
            <text:p>7343840</text:p>
          </table:table-cell>
          <table:table-cell table:formula="of:=[.G451]+[.$I$2]" office:value-type="float" office:value="4.49999999999995">
            <text:p>4.5</text:p>
          </table:table-cell>
          <table:table-cell table:formula="of:=SIN([.G452])+[.$J$2]" office:value-type="float" office:value="-0.977530117665086">
            <text:p>-0.9775301177</text:p>
          </table:table-cell>
          <table:table-cell table:number-columns-repeated="2"/>
        </table:table-row>
        <table:table-row table:style-name="ro1">
          <table:table-cell office:value-type="string">
            <text:p>2009-09-23</text:p>
          </table:table-cell>
          <table:table-cell office:value-type="float" office:value="23.33">
            <text:p>23.33</text:p>
          </table:table-cell>
          <table:table-cell office:value-type="float" office:value="23.58">
            <text:p>23.58</text:p>
          </table:table-cell>
          <table:table-cell office:value-type="float" office:value="23.3">
            <text:p>23.3</text:p>
          </table:table-cell>
          <table:table-cell office:value-type="float" office:value="23.58">
            <text:p>23.58</text:p>
          </table:table-cell>
          <table:table-cell office:value-type="float" office:value="6123332">
            <text:p>6123332</text:p>
          </table:table-cell>
          <table:table-cell table:formula="of:=[.G452]+[.$I$2]" office:value-type="float" office:value="4.50999999999995">
            <text:p>4.51</text:p>
          </table:table-cell>
          <table:table-cell table:formula="of:=SIN([.G453])+[.$J$2]" office:value-type="float" office:value="-0.979589164428356">
            <text:p>-0.9795891644</text:p>
          </table:table-cell>
          <table:table-cell table:number-columns-repeated="2"/>
        </table:table-row>
        <table:table-row table:style-name="ro1">
          <table:table-cell office:value-type="string">
            <text:p>2009-09-24</text:p>
          </table:table-cell>
          <table:table-cell office:value-type="float" office:value="23.25">
            <text:p>23.25</text:p>
          </table:table-cell>
          <table:table-cell office:value-type="float" office:value="23.59">
            <text:p>23.59</text:p>
          </table:table-cell>
          <table:table-cell office:value-type="float" office:value="23.19">
            <text:p>23.19</text:p>
          </table:table-cell>
          <table:table-cell office:value-type="float" office:value="23.49">
            <text:p>23.49</text:p>
          </table:table-cell>
          <table:table-cell office:value-type="float" office:value="8912411">
            <text:p>8912411</text:p>
          </table:table-cell>
          <table:table-cell table:formula="of:=[.G453]+[.$I$2]" office:value-type="float" office:value="4.51999999999995">
            <text:p>4.52</text:p>
          </table:table-cell>
          <table:table-cell table:formula="of:=SIN([.G454])+[.$J$2]" office:value-type="float" office:value="-0.981550253091505">
            <text:p>-0.9815502531</text:p>
          </table:table-cell>
          <table:table-cell table:number-columns-repeated="2"/>
        </table:table-row>
        <table:table-row table:style-name="ro1">
          <table:table-cell office:value-type="string">
            <text:p>2009-09-25</text:p>
          </table:table-cell>
          <table:table-cell office:value-type="float" office:value="23.4">
            <text:p>23.4</text:p>
          </table:table-cell>
          <table:table-cell office:value-type="float" office:value="24.3">
            <text:p>24.3</text:p>
          </table:table-cell>
          <table:table-cell office:value-type="float" office:value="23.34">
            <text:p>23.34</text:p>
          </table:table-cell>
          <table:table-cell office:value-type="float" office:value="23.79">
            <text:p>23.79</text:p>
          </table:table-cell>
          <table:table-cell office:value-type="float" office:value="15266017">
            <text:p>15266017</text:p>
          </table:table-cell>
          <table:table-cell table:formula="of:=[.G454]+[.$I$2]" office:value-type="float" office:value="4.52999999999995">
            <text:p>4.53</text:p>
          </table:table-cell>
          <table:table-cell table:formula="of:=SIN([.G455])+[.$J$2]" office:value-type="float" office:value="-0.983413187547301">
            <text:p>-0.9834131875</text:p>
          </table:table-cell>
          <table:table-cell table:number-columns-repeated="2"/>
        </table:table-row>
        <table:table-row table:style-name="ro1">
          <table:table-cell office:value-type="string">
            <text:p>2009-09-28</text:p>
          </table:table-cell>
          <table:table-cell office:value-type="float" office:value="23.94">
            <text:p>23.94</text:p>
          </table:table-cell>
          <table:table-cell office:value-type="float" office:value="24.44">
            <text:p>24.44</text:p>
          </table:table-cell>
          <table:table-cell office:value-type="float" office:value="23.72">
            <text:p>23.72</text:p>
          </table:table-cell>
          <table:table-cell office:value-type="float" office:value="24.33">
            <text:p>24.33</text:p>
          </table:table-cell>
          <table:table-cell office:value-type="float" office:value="8672987">
            <text:p>8672987</text:p>
          </table:table-cell>
          <table:table-cell table:formula="of:=[.G455]+[.$I$2]" office:value-type="float" office:value="4.53999999999995">
            <text:p>4.54</text:p>
          </table:table-cell>
          <table:table-cell table:formula="of:=SIN([.G456])+[.$J$2]" office:value-type="float" office:value="-0.98517778150385">
            <text:p>-0.9851777815</text:p>
          </table:table-cell>
          <table:table-cell table:number-columns-repeated="2"/>
        </table:table-row>
        <table:table-row table:style-name="ro1">
          <table:table-cell office:value-type="string">
            <text:p>2009-09-29</text:p>
          </table:table-cell>
          <table:table-cell office:value-type="float" office:value="24.62">
            <text:p>24.62</text:p>
          </table:table-cell>
          <table:table-cell office:value-type="float" office:value="24.99">
            <text:p>24.99</text:p>
          </table:table-cell>
          <table:table-cell office:value-type="float" office:value="24.58">
            <text:p>24.58</text:p>
          </table:table-cell>
          <table:table-cell office:value-type="float" office:value="24.73">
            <text:p>24.73</text:p>
          </table:table-cell>
          <table:table-cell office:value-type="float" office:value="10582335">
            <text:p>10582335</text:p>
          </table:table-cell>
          <table:table-cell table:formula="of:=[.G456]+[.$I$2]" office:value-type="float" office:value="4.54999999999995">
            <text:p>4.55</text:p>
          </table:table-cell>
          <table:table-cell table:formula="of:=SIN([.G457])+[.$J$2]" office:value-type="float" office:value="-0.986843858503228">
            <text:p>-0.9868438585</text:p>
          </table:table-cell>
          <table:table-cell table:number-columns-repeated="2"/>
        </table:table-row>
        <table:table-row table:style-name="ro1">
          <table:table-cell office:value-type="string">
            <text:p>2009-09-30</text:p>
          </table:table-cell>
          <table:table-cell office:value-type="float" office:value="24.53">
            <text:p>24.53</text:p>
          </table:table-cell>
          <table:table-cell office:value-type="float" office:value="24.77">
            <text:p>24.77</text:p>
          </table:table-cell>
          <table:table-cell office:value-type="float" office:value="24.3">
            <text:p>24.3</text:p>
          </table:table-cell>
          <table:table-cell office:value-type="float" office:value="24.39">
            <text:p>24.39</text:p>
          </table:table-cell>
          <table:table-cell office:value-type="float" office:value="12853683">
            <text:p>12853683</text:p>
          </table:table-cell>
          <table:table-cell table:formula="of:=[.G457]+[.$I$2]" office:value-type="float" office:value="4.55999999999995">
            <text:p>4.56</text:p>
          </table:table-cell>
          <table:table-cell table:formula="of:=SIN([.G458])+[.$J$2]" office:value-type="float" office:value="-0.988411251939123">
            <text:p>-0.9884112519</text:p>
          </table:table-cell>
          <table:table-cell table:number-columns-repeated="2"/>
        </table:table-row>
        <table:table-row table:style-name="ro1">
          <table:table-cell office:value-type="string">
            <text:p>2009-10-01</text:p>
          </table:table-cell>
          <table:table-cell office:value-type="float" office:value="24.3">
            <text:p>24.3</text:p>
          </table:table-cell>
          <table:table-cell office:value-type="float" office:value="24.64">
            <text:p>24.64</text:p>
          </table:table-cell>
          <table:table-cell office:value-type="float" office:value="24.07">
            <text:p>24.07</text:p>
          </table:table-cell>
          <table:table-cell office:value-type="float" office:value="24.1">
            <text:p>24.1</text:p>
          </table:table-cell>
          <table:table-cell office:value-type="float" office:value="7052979">
            <text:p>7052979</text:p>
          </table:table-cell>
          <table:table-cell table:formula="of:=[.G458]+[.$I$2]" office:value-type="float" office:value="4.56999999999995">
            <text:p>4.57</text:p>
          </table:table-cell>
          <table:table-cell table:formula="of:=SIN([.G459])+[.$J$2]" office:value-type="float" office:value="-0.989879805073496">
            <text:p>-0.9898798051</text:p>
          </table:table-cell>
          <table:table-cell table:number-columns-repeated="2"/>
        </table:table-row>
        <table:table-row table:style-name="ro1">
          <table:table-cell office:value-type="string">
            <text:p>2009-10-02</text:p>
          </table:table-cell>
          <table:table-cell office:value-type="float" office:value="23.5">
            <text:p>23.5</text:p>
          </table:table-cell>
          <table:table-cell office:value-type="float" office:value="23.82">
            <text:p>23.82</text:p>
          </table:table-cell>
          <table:table-cell office:value-type="float" office:value="23.29">
            <text:p>23.29</text:p>
          </table:table-cell>
          <table:table-cell office:value-type="float" office:value="23.61">
            <text:p>23.61</text:p>
          </table:table-cell>
          <table:table-cell office:value-type="float" office:value="8780686">
            <text:p>8780686</text:p>
          </table:table-cell>
          <table:table-cell table:formula="of:=[.G459]+[.$I$2]" office:value-type="float" office:value="4.57999999999995">
            <text:p>4.58</text:p>
          </table:table-cell>
          <table:table-cell table:formula="of:=SIN([.G460])+[.$J$2]" office:value-type="float" office:value="-0.99124937105226">
            <text:p>-0.9912493711</text:p>
          </table:table-cell>
          <table:table-cell table:number-columns-repeated="2"/>
        </table:table-row>
        <table:table-row table:style-name="ro1">
          <table:table-cell office:value-type="string">
            <text:p>2009-10-05</text:p>
          </table:table-cell>
          <table:table-cell office:value-type="float" office:value="23.55">
            <text:p>23.55</text:p>
          </table:table-cell>
          <table:table-cell office:value-type="float" office:value="23.65">
            <text:p>23.65</text:p>
          </table:table-cell>
          <table:table-cell table:number-columns-repeated="2" office:value-type="float" office:value="23.1">
            <text:p>23.1</text:p>
          </table:table-cell>
          <table:table-cell office:value-type="float" office:value="4841911">
            <text:p>4841911</text:p>
          </table:table-cell>
          <table:table-cell table:formula="of:=[.G460]+[.$I$2]" office:value-type="float" office:value="4.58999999999995">
            <text:p>4.59</text:p>
          </table:table-cell>
          <table:table-cell table:formula="of:=SIN([.G461])+[.$J$2]" office:value-type="float" office:value="-0.992519812919957">
            <text:p>-0.9925198129</text:p>
          </table:table-cell>
          <table:table-cell table:number-columns-repeated="2"/>
        </table:table-row>
        <table:table-row table:style-name="ro1">
          <table:table-cell office:value-type="string">
            <text:p>2009-10-06</text:p>
          </table:table-cell>
          <table:table-cell office:value-type="float" office:value="23.33">
            <text:p>23.33</text:p>
          </table:table-cell>
          <table:table-cell office:value-type="float" office:value="23.52">
            <text:p>23.52</text:p>
          </table:table-cell>
          <table:table-cell office:value-type="float" office:value="23.07">
            <text:p>23.07</text:p>
          </table:table-cell>
          <table:table-cell office:value-type="float" office:value="23.3">
            <text:p>23.3</text:p>
          </table:table-cell>
          <table:table-cell office:value-type="float" office:value="6831451">
            <text:p>6831451</text:p>
          </table:table-cell>
          <table:table-cell table:formula="of:=[.G461]+[.$I$2]" office:value-type="float" office:value="4.59999999999995">
            <text:p>4.6</text:p>
          </table:table-cell>
          <table:table-cell table:formula="of:=SIN([.G462])+[.$J$2]" office:value-type="float" office:value="-0.993691003633458">
            <text:p>-0.9936910036</text:p>
          </table:table-cell>
          <table:table-cell table:number-columns-repeated="2"/>
        </table:table-row>
        <table:table-row table:style-name="ro1">
          <table:table-cell office:value-type="string">
            <text:p>2009-10-07</text:p>
          </table:table-cell>
          <table:table-cell office:value-type="float" office:value="23.74">
            <text:p>23.74</text:p>
          </table:table-cell>
          <table:table-cell office:value-type="float" office:value="24.1">
            <text:p>24.1</text:p>
          </table:table-cell>
          <table:table-cell office:value-type="float" office:value="23.6">
            <text:p>23.6</text:p>
          </table:table-cell>
          <table:table-cell office:value-type="float" office:value="23.85">
            <text:p>23.85</text:p>
          </table:table-cell>
          <table:table-cell office:value-type="float" office:value="8023679">
            <text:p>8023679</text:p>
          </table:table-cell>
          <table:table-cell table:formula="of:=[.G462]+[.$I$2]" office:value-type="float" office:value="4.60999999999995">
            <text:p>4.61</text:p>
          </table:table-cell>
          <table:table-cell table:formula="of:=SIN([.G463])+[.$J$2]" office:value-type="float" office:value="-0.99476282607467">
            <text:p>-0.9947628261</text:p>
          </table:table-cell>
          <table:table-cell table:number-columns-repeated="2"/>
        </table:table-row>
        <table:table-row table:style-name="ro1">
          <table:table-cell office:value-type="string">
            <text:p>2009-10-08</text:p>
          </table:table-cell>
          <table:table-cell office:value-type="float" office:value="24">
            <text:p>24</text:p>
          </table:table-cell>
          <table:table-cell office:value-type="float" office:value="24.75">
            <text:p>24.75</text:p>
          </table:table-cell>
          <table:table-cell office:value-type="float" office:value="23.87">
            <text:p>23.87</text:p>
          </table:table-cell>
          <table:table-cell office:value-type="float" office:value="24.74">
            <text:p>24.74</text:p>
          </table:table-cell>
          <table:table-cell office:value-type="float" office:value="9422658">
            <text:p>9422658</text:p>
          </table:table-cell>
          <table:table-cell table:formula="of:=[.G463]+[.$I$2]" office:value-type="float" office:value="4.61999999999995">
            <text:p>4.62</text:p>
          </table:table-cell>
          <table:table-cell table:formula="of:=SIN([.G464])+[.$J$2]" office:value-type="float" office:value="-0.99573517306224">
            <text:p>-0.9957351731</text:p>
          </table:table-cell>
          <table:table-cell table:number-columns-repeated="2"/>
        </table:table-row>
        <table:table-row table:style-name="ro1">
          <table:table-cell office:value-type="string">
            <text:p>2009-10-09</text:p>
          </table:table-cell>
          <table:table-cell office:value-type="float" office:value="24.99">
            <text:p>24.99</text:p>
          </table:table-cell>
          <table:table-cell office:value-type="float" office:value="25.08">
            <text:p>25.08</text:p>
          </table:table-cell>
          <table:table-cell office:value-type="float" office:value="24.61">
            <text:p>24.61</text:p>
          </table:table-cell>
          <table:table-cell office:value-type="float" office:value="24.62">
            <text:p>24.62</text:p>
          </table:table-cell>
          <table:table-cell office:value-type="float" office:value="9553387">
            <text:p>9553387</text:p>
          </table:table-cell>
          <table:table-cell table:formula="of:=[.G464]+[.$I$2]" office:value-type="float" office:value="4.62999999999995">
            <text:p>4.63</text:p>
          </table:table-cell>
          <table:table-cell table:formula="of:=SIN([.G465])+[.$J$2]" office:value-type="float" office:value="-0.996607947362281">
            <text:p>-0.9966079474</text:p>
          </table:table-cell>
          <table:table-cell table:number-columns-repeated="2"/>
        </table:table-row>
        <table:table-row table:style-name="ro1">
          <table:table-cell office:value-type="string">
            <text:p>2009-10-12</text:p>
          </table:table-cell>
          <table:table-cell office:value-type="float" office:value="24.85">
            <text:p>24.85</text:p>
          </table:table-cell>
          <table:table-cell office:value-type="float" office:value="24.94">
            <text:p>24.94</text:p>
          </table:table-cell>
          <table:table-cell table:number-columns-repeated="2" office:value-type="float" office:value="24.21">
            <text:p>24.21</text:p>
          </table:table-cell>
          <table:table-cell office:value-type="float" office:value="4792916">
            <text:p>4792916</text:p>
          </table:table-cell>
          <table:table-cell table:formula="of:=[.G465]+[.$I$2]" office:value-type="float" office:value="4.63999999999995">
            <text:p>4.64</text:p>
          </table:table-cell>
          <table:table-cell table:formula="of:=SIN([.G466])+[.$J$2]" office:value-type="float" office:value="-0.997381061698089">
            <text:p>-0.9973810617</text:p>
          </table:table-cell>
          <table:table-cell table:number-columns-repeated="2"/>
        </table:table-row>
        <table:table-row table:style-name="ro1">
          <table:table-cell office:value-type="string">
            <text:p>2009-10-13</text:p>
          </table:table-cell>
          <table:table-cell office:value-type="float" office:value="24.38">
            <text:p>24.38</text:p>
          </table:table-cell>
          <table:table-cell office:value-type="float" office:value="24.81">
            <text:p>24.81</text:p>
          </table:table-cell>
          <table:table-cell office:value-type="float" office:value="24.32">
            <text:p>24.32</text:p>
          </table:table-cell>
          <table:table-cell office:value-type="float" office:value="24.64">
            <text:p>24.64</text:p>
          </table:table-cell>
          <table:table-cell office:value-type="float" office:value="7219827">
            <text:p>7219827</text:p>
          </table:table-cell>
          <table:table-cell table:formula="of:=[.G466]+[.$I$2]" office:value-type="float" office:value="4.64999999999995">
            <text:p>4.65</text:p>
          </table:table-cell>
          <table:table-cell table:formula="of:=SIN([.G467])+[.$J$2]" office:value-type="float" office:value="-0.998054438758876">
            <text:p>-0.9980544388</text:p>
          </table:table-cell>
          <table:table-cell table:number-columns-repeated="2"/>
        </table:table-row>
        <table:table-row table:style-name="ro1">
          <table:table-cell office:value-type="string">
            <text:p>2009-10-14</text:p>
          </table:table-cell>
          <table:table-cell office:value-type="float" office:value="24.6">
            <text:p>24.6</text:p>
          </table:table-cell>
          <table:table-cell office:value-type="float" office:value="24.86">
            <text:p>24.86</text:p>
          </table:table-cell>
          <table:table-cell office:value-type="float" office:value="24.5">
            <text:p>24.5</text:p>
          </table:table-cell>
          <table:table-cell office:value-type="float" office:value="24.8">
            <text:p>24.8</text:p>
          </table:table-cell>
          <table:table-cell office:value-type="float" office:value="6568234">
            <text:p>6568234</text:p>
          </table:table-cell>
          <table:table-cell table:formula="of:=[.G467]+[.$I$2]" office:value-type="float" office:value="4.65999999999995">
            <text:p>4.66</text:p>
          </table:table-cell>
          <table:table-cell table:formula="of:=SIN([.G468])+[.$J$2]" office:value-type="float" office:value="-0.998628011207496">
            <text:p>-0.9986280112</text:p>
          </table:table-cell>
          <table:table-cell table:number-columns-repeated="2"/>
        </table:table-row>
        <table:table-row table:style-name="ro1">
          <table:table-cell office:value-type="string">
            <text:p>2009-10-15</text:p>
          </table:table-cell>
          <table:table-cell office:value-type="float" office:value="25.1">
            <text:p>25.1</text:p>
          </table:table-cell>
          <table:table-cell office:value-type="float" office:value="25.25">
            <text:p>25.25</text:p>
          </table:table-cell>
          <table:table-cell office:value-type="float" office:value="24.78">
            <text:p>24.78</text:p>
          </table:table-cell>
          <table:table-cell office:value-type="float" office:value="24.91">
            <text:p>24.91</text:p>
          </table:table-cell>
          <table:table-cell office:value-type="float" office:value="7092688">
            <text:p>7092688</text:p>
          </table:table-cell>
          <table:table-cell table:formula="of:=[.G468]+[.$I$2]" office:value-type="float" office:value="4.66999999999995">
            <text:p>4.67</text:p>
          </table:table-cell>
          <table:table-cell table:formula="of:=SIN([.G469])+[.$J$2]" office:value-type="float" office:value="-0.999101721687183">
            <text:p>-0.9991017217</text:p>
          </table:table-cell>
          <table:table-cell table:number-columns-repeated="2"/>
        </table:table-row>
        <table:table-row table:style-name="ro1">
          <table:table-cell office:value-type="string">
            <text:p>2009-10-16</text:p>
          </table:table-cell>
          <table:table-cell office:value-type="float" office:value="24.76">
            <text:p>24.76</text:p>
          </table:table-cell>
          <table:table-cell office:value-type="float" office:value="25.05">
            <text:p>25.05</text:p>
          </table:table-cell>
          <table:table-cell office:value-type="float" office:value="24.47">
            <text:p>24.47</text:p>
          </table:table-cell>
          <table:table-cell office:value-type="float" office:value="24.56">
            <text:p>24.56</text:p>
          </table:table-cell>
          <table:table-cell office:value-type="float" office:value="6272924">
            <text:p>6272924</text:p>
          </table:table-cell>
          <table:table-cell table:formula="of:=[.G469]+[.$I$2]" office:value-type="float" office:value="4.67999999999994">
            <text:p>4.68</text:p>
          </table:table-cell>
          <table:table-cell table:formula="of:=SIN([.G470])+[.$J$2]" office:value-type="float" office:value="-0.999475522827282">
            <text:p>-0.9994755228</text:p>
          </table:table-cell>
          <table:table-cell table:number-columns-repeated="2"/>
        </table:table-row>
        <table:table-row table:style-name="ro1">
          <table:table-cell office:value-type="string">
            <text:p>2009-10-19</text:p>
          </table:table-cell>
          <table:table-cell office:value-type="float" office:value="24.33">
            <text:p>24.33</text:p>
          </table:table-cell>
          <table:table-cell office:value-type="float" office:value="24.37">
            <text:p>24.37</text:p>
          </table:table-cell>
          <table:table-cell office:value-type="float" office:value="23.7">
            <text:p>23.7</text:p>
          </table:table-cell>
          <table:table-cell office:value-type="float" office:value="23.73">
            <text:p>23.73</text:p>
          </table:table-cell>
          <table:table-cell office:value-type="float" office:value="9552315">
            <text:p>9552315</text:p>
          </table:table-cell>
          <table:table-cell table:formula="of:=[.G470]+[.$I$2]" office:value-type="float" office:value="4.68999999999994">
            <text:p>4.69</text:p>
          </table:table-cell>
          <table:table-cell table:formula="of:=SIN([.G471])+[.$J$2]" office:value-type="float" office:value="-0.999749377247993">
            <text:p>-0.9997493772</text:p>
          </table:table-cell>
          <table:table-cell table:number-columns-repeated="2"/>
        </table:table-row>
        <table:table-row table:style-name="ro1">
          <table:table-cell office:value-type="string">
            <text:p>2009-10-20</text:p>
          </table:table-cell>
          <table:table-cell office:value-type="float" office:value="23.9">
            <text:p>23.9</text:p>
          </table:table-cell>
          <table:table-cell office:value-type="float" office:value="24.13">
            <text:p>24.13</text:p>
          </table:table-cell>
          <table:table-cell table:number-columns-repeated="2" office:value-type="float" office:value="23.79">
            <text:p>23.79</text:p>
          </table:table-cell>
          <table:table-cell office:value-type="float" office:value="13684305">
            <text:p>13684305</text:p>
          </table:table-cell>
          <table:table-cell table:formula="of:=[.G471]+[.$I$2]" office:value-type="float" office:value="4.69999999999994">
            <text:p>4.7</text:p>
          </table:table-cell>
          <table:table-cell table:formula="of:=SIN([.G472])+[.$J$2]" office:value-type="float" office:value="-0.9999232575641">
            <text:p>-0.9999232576</text:p>
          </table:table-cell>
          <table:table-cell table:number-columns-repeated="2"/>
        </table:table-row>
        <table:table-row table:style-name="ro1">
          <table:table-cell office:value-type="string">
            <text:p>2009-10-21</text:p>
          </table:table-cell>
          <table:table-cell office:value-type="float" office:value="23.7">
            <text:p>23.7</text:p>
          </table:table-cell>
          <table:table-cell office:value-type="float" office:value="24">
            <text:p>24</text:p>
          </table:table-cell>
          <table:table-cell office:value-type="float" office:value="23.63">
            <text:p>23.63</text:p>
          </table:table-cell>
          <table:table-cell office:value-type="float" office:value="23.84">
            <text:p>23.84</text:p>
          </table:table-cell>
          <table:table-cell office:value-type="float" office:value="8559478">
            <text:p>8559478</text:p>
          </table:table-cell>
          <table:table-cell table:formula="of:=[.G472]+[.$I$2]" office:value-type="float" office:value="4.70999999999994">
            <text:p>4.71</text:p>
          </table:table-cell>
          <table:table-cell table:formula="of:=SIN([.G473])+[.$J$2]" office:value-type="float" office:value="-0.999997146387718">
            <text:p>-0.9999971464</text:p>
          </table:table-cell>
          <table:table-cell table:number-columns-repeated="2"/>
        </table:table-row>
        <table:table-row table:style-name="ro1">
          <table:table-cell office:value-type="string">
            <text:p>2009-10-22</text:p>
          </table:table-cell>
          <table:table-cell office:value-type="float" office:value="23.62">
            <text:p>23.62</text:p>
          </table:table-cell>
          <table:table-cell office:value-type="float" office:value="23.85">
            <text:p>23.85</text:p>
          </table:table-cell>
          <table:table-cell table:number-columns-repeated="2" office:value-type="float" office:value="23.53">
            <text:p>23.53</text:p>
          </table:table-cell>
          <table:table-cell office:value-type="float" office:value="7851165">
            <text:p>7851165</text:p>
          </table:table-cell>
          <table:table-cell table:formula="of:=[.G473]+[.$I$2]" office:value-type="float" office:value="4.71999999999994">
            <text:p>4.72</text:p>
          </table:table-cell>
          <table:table-cell table:formula="of:=SIN([.G474])+[.$J$2]" office:value-type="float" office:value="-0.999971036330025">
            <text:p>-0.9999710363</text:p>
          </table:table-cell>
          <table:table-cell table:number-columns-repeated="2"/>
        </table:table-row>
        <table:table-row table:style-name="ro1">
          <table:table-cell office:value-type="string">
            <text:p>2009-10-23</text:p>
          </table:table-cell>
          <table:table-cell office:value-type="float" office:value="23.89">
            <text:p>23.89</text:p>
          </table:table-cell>
          <table:table-cell office:value-type="float" office:value="24.02">
            <text:p>24.02</text:p>
          </table:table-cell>
          <table:table-cell office:value-type="float" office:value="23.78">
            <text:p>23.78</text:p>
          </table:table-cell>
          <table:table-cell office:value-type="float" office:value="23.85">
            <text:p>23.85</text:p>
          </table:table-cell>
          <table:table-cell office:value-type="float" office:value="10275036">
            <text:p>10275036</text:p>
          </table:table-cell>
          <table:table-cell table:formula="of:=[.G474]+[.$I$2]" office:value-type="float" office:value="4.72999999999994">
            <text:p>4.73</text:p>
          </table:table-cell>
          <table:table-cell table:formula="of:=SIN([.G475])+[.$J$2]" office:value-type="float" office:value="-0.999844930002005">
            <text:p>-0.99984493</text:p>
          </table:table-cell>
          <table:table-cell table:number-columns-repeated="2"/>
        </table:table-row>
        <table:table-row table:style-name="ro1">
          <table:table-cell office:value-type="string">
            <text:p>2009-10-26</text:p>
          </table:table-cell>
          <table:table-cell office:value-type="float" office:value="23.69">
            <text:p>23.69</text:p>
          </table:table-cell>
          <table:table-cell office:value-type="float" office:value="23.91">
            <text:p>23.91</text:p>
          </table:table-cell>
          <table:table-cell office:value-type="float" office:value="23.47">
            <text:p>23.47</text:p>
          </table:table-cell>
          <table:table-cell office:value-type="float" office:value="23.8">
            <text:p>23.8</text:p>
          </table:table-cell>
          <table:table-cell office:value-type="float" office:value="6267228">
            <text:p>6267228</text:p>
          </table:table-cell>
          <table:table-cell table:formula="of:=[.G475]+[.$I$2]" office:value-type="float" office:value="4.73999999999994">
            <text:p>4.74</text:p>
          </table:table-cell>
          <table:table-cell table:formula="of:=SIN([.G476])+[.$J$2]" office:value-type="float" office:value="-0.999618840014187">
            <text:p>-0.99961884</text:p>
          </table:table-cell>
          <table:table-cell table:number-columns-repeated="2"/>
        </table:table-row>
        <table:table-row table:style-name="ro1">
          <table:table-cell office:value-type="string">
            <text:p>2009-10-27</text:p>
          </table:table-cell>
          <table:table-cell office:value-type="float" office:value="23.5">
            <text:p>23.5</text:p>
          </table:table-cell>
          <table:table-cell office:value-type="float" office:value="23.96">
            <text:p>23.96</text:p>
          </table:table-cell>
          <table:table-cell office:value-type="float" office:value="23.47">
            <text:p>23.47</text:p>
          </table:table-cell>
          <table:table-cell office:value-type="float" office:value="23.75">
            <text:p>23.75</text:p>
          </table:table-cell>
          <table:table-cell office:value-type="float" office:value="12848881">
            <text:p>12848881</text:p>
          </table:table-cell>
          <table:table-cell table:formula="of:=[.G476]+[.$I$2]" office:value-type="float" office:value="4.74999999999994">
            <text:p>4.75</text:p>
          </table:table-cell>
          <table:table-cell table:formula="of:=SIN([.G477])+[.$J$2]" office:value-type="float" office:value="-0.99929278897538">
            <text:p>-0.999292789</text:p>
          </table:table-cell>
          <table:table-cell table:number-columns-repeated="2"/>
        </table:table-row>
        <table:table-row table:style-name="ro1">
          <table:table-cell office:value-type="string">
            <text:p>2009-10-28</text:p>
          </table:table-cell>
          <table:table-cell office:value-type="float" office:value="23.89">
            <text:p>23.89</text:p>
          </table:table-cell>
          <table:table-cell office:value-type="float" office:value="23.91">
            <text:p>23.91</text:p>
          </table:table-cell>
          <table:table-cell office:value-type="float" office:value="22.93">
            <text:p>22.93</text:p>
          </table:table-cell>
          <table:table-cell office:value-type="float" office:value="23.35">
            <text:p>23.35</text:p>
          </table:table-cell>
          <table:table-cell office:value-type="float" office:value="10058831">
            <text:p>10058831</text:p>
          </table:table-cell>
          <table:table-cell table:formula="of:=[.G477]+[.$I$2]" office:value-type="float" office:value="4.75999999999994">
            <text:p>4.76</text:p>
          </table:table-cell>
          <table:table-cell table:formula="of:=SIN([.G478])+[.$J$2]" office:value-type="float" office:value="-0.998866809490417">
            <text:p>-0.9988668095</text:p>
          </table:table-cell>
          <table:table-cell table:number-columns-repeated="2"/>
        </table:table-row>
        <table:table-row table:style-name="ro1">
          <table:table-cell office:value-type="string">
            <text:p>2009-10-29</text:p>
          </table:table-cell>
          <table:table-cell office:value-type="float" office:value="22.7">
            <text:p>22.7</text:p>
          </table:table-cell>
          <table:table-cell office:value-type="float" office:value="23.09">
            <text:p>23.09</text:p>
          </table:table-cell>
          <table:table-cell office:value-type="float" office:value="22.65">
            <text:p>22.65</text:p>
          </table:table-cell>
          <table:table-cell office:value-type="float" office:value="22.85">
            <text:p>22.85</text:p>
          </table:table-cell>
          <table:table-cell office:value-type="float" office:value="20224440">
            <text:p>20224440</text:p>
          </table:table-cell>
          <table:table-cell table:formula="of:=[.G478]+[.$I$2]" office:value-type="float" office:value="4.76999999999994">
            <text:p>4.77</text:p>
          </table:table-cell>
          <table:table-cell table:formula="of:=SIN([.G479])+[.$J$2]" office:value-type="float" office:value="-0.998340944156891">
            <text:p>-0.9983409442</text:p>
          </table:table-cell>
          <table:table-cell table:number-columns-repeated="2"/>
        </table:table-row>
        <table:table-row table:style-name="ro1">
          <table:table-cell office:value-type="string">
            <text:p>2009-10-30</text:p>
          </table:table-cell>
          <table:table-cell office:value-type="float" office:value="23.5">
            <text:p>23.5</text:p>
          </table:table-cell>
          <table:table-cell office:value-type="float" office:value="23.55">
            <text:p>23.55</text:p>
          </table:table-cell>
          <table:table-cell office:value-type="float" office:value="22.71">
            <text:p>22.71</text:p>
          </table:table-cell>
          <table:table-cell office:value-type="float" office:value="23.06">
            <text:p>23.06</text:p>
          </table:table-cell>
          <table:table-cell office:value-type="float" office:value="23564673">
            <text:p>23564673</text:p>
          </table:table-cell>
          <table:table-cell table:formula="of:=[.G479]+[.$I$2]" office:value-type="float" office:value="4.77999999999994">
            <text:p>4.78</text:p>
          </table:table-cell>
          <table:table-cell table:formula="of:=SIN([.G480])+[.$J$2]" office:value-type="float" office:value="-0.997715245560897">
            <text:p>-0.9977152456</text:p>
          </table:table-cell>
          <table:table-cell table:number-columns-repeated="2"/>
        </table:table-row>
        <table:table-row table:style-name="ro1">
          <table:table-cell office:value-type="string">
            <text:p>2009-11-02</text:p>
          </table:table-cell>
          <table:table-cell office:value-type="float" office:value="22.5">
            <text:p>22.5</text:p>
          </table:table-cell>
          <table:table-cell office:value-type="float" office:value="22.78">
            <text:p>22.78</text:p>
          </table:table-cell>
          <table:table-cell office:value-type="float" office:value="22.36">
            <text:p>22.36</text:p>
          </table:table-cell>
          <table:table-cell office:value-type="float" office:value="22.59">
            <text:p>22.59</text:p>
          </table:table-cell>
          <table:table-cell office:value-type="float" office:value="11506336">
            <text:p>11506336</text:p>
          </table:table-cell>
          <table:table-cell table:formula="of:=[.G480]+[.$I$2]" office:value-type="float" office:value="4.78999999999994">
            <text:p>4.79</text:p>
          </table:table-cell>
          <table:table-cell table:formula="of:=SIN([.G481])+[.$J$2]" office:value-type="float" office:value="-0.996989776271774">
            <text:p>-0.9969897763</text:p>
          </table:table-cell>
          <table:table-cell table:number-columns-repeated="2"/>
        </table:table-row>
        <table:table-row table:style-name="ro1">
          <table:table-cell office:value-type="string">
            <text:p>2009-11-03</text:p>
          </table:table-cell>
          <table:table-cell office:value-type="float" office:value="22.83">
            <text:p>22.83</text:p>
          </table:table-cell>
          <table:table-cell office:value-type="float" office:value="22.93">
            <text:p>22.93</text:p>
          </table:table-cell>
          <table:table-cell office:value-type="float" office:value="22.39">
            <text:p>22.39</text:p>
          </table:table-cell>
          <table:table-cell office:value-type="float" office:value="22.58">
            <text:p>22.58</text:p>
          </table:table-cell>
          <table:table-cell office:value-type="float" office:value="6270291">
            <text:p>6270291</text:p>
          </table:table-cell>
          <table:table-cell table:formula="of:=[.G481]+[.$I$2]" office:value-type="float" office:value="4.79999999999994">
            <text:p>4.8</text:p>
          </table:table-cell>
          <table:table-cell table:formula="of:=SIN([.G482])+[.$J$2]" office:value-type="float" office:value="-0.996164608835846">
            <text:p>-0.9961646088</text:p>
          </table:table-cell>
          <table:table-cell table:number-columns-repeated="2"/>
        </table:table-row>
        <table:table-row table:style-name="ro1">
          <table:table-cell office:value-type="string">
            <text:p>2009-11-04</text:p>
          </table:table-cell>
          <table:table-cell office:value-type="float" office:value="22.63">
            <text:p>22.63</text:p>
          </table:table-cell>
          <table:table-cell office:value-type="float" office:value="22.88">
            <text:p>22.88</text:p>
          </table:table-cell>
          <table:table-cell office:value-type="float" office:value="22.62">
            <text:p>22.62</text:p>
          </table:table-cell>
          <table:table-cell office:value-type="float" office:value="22.73">
            <text:p>22.73</text:p>
          </table:table-cell>
          <table:table-cell office:value-type="float" office:value="10626988">
            <text:p>10626988</text:p>
          </table:table-cell>
          <table:table-cell table:formula="of:=[.G482]+[.$I$2]" office:value-type="float" office:value="4.80999999999994">
            <text:p>4.81</text:p>
          </table:table-cell>
          <table:table-cell table:formula="of:=SIN([.G483])+[.$J$2]" office:value-type="float" office:value="-0.995239825769168">
            <text:p>-0.9952398258</text:p>
          </table:table-cell>
          <table:table-cell table:number-columns-repeated="2"/>
        </table:table-row>
        <table:table-row table:style-name="ro1">
          <table:table-cell office:value-type="string">
            <text:p>2009-11-05</text:p>
          </table:table-cell>
          <table:table-cell office:value-type="float" office:value="22.27">
            <text:p>22.27</text:p>
          </table:table-cell>
          <table:table-cell office:value-type="float" office:value="22.28">
            <text:p>22.28</text:p>
          </table:table-cell>
          <table:table-cell office:value-type="float" office:value="21.99">
            <text:p>21.99</text:p>
          </table:table-cell>
          <table:table-cell office:value-type="float" office:value="22.07">
            <text:p>22.07</text:p>
          </table:table-cell>
          <table:table-cell office:value-type="float" office:value="19598579">
            <text:p>19598579</text:p>
          </table:table-cell>
          <table:table-cell table:formula="of:=[.G483]+[.$I$2]" office:value-type="float" office:value="4.81999999999994">
            <text:p>4.82</text:p>
          </table:table-cell>
          <table:table-cell table:formula="of:=SIN([.G484])+[.$J$2]" office:value-type="float" office:value="-0.994215519549278">
            <text:p>-0.9942155195</text:p>
          </table:table-cell>
          <table:table-cell table:number-columns-repeated="2"/>
        </table:table-row>
        <table:table-row table:style-name="ro1">
          <table:table-cell office:value-type="string">
            <text:p>2009-11-06</text:p>
          </table:table-cell>
          <table:table-cell office:value-type="float" office:value="22.35">
            <text:p>22.35</text:p>
          </table:table-cell>
          <table:table-cell office:value-type="float" office:value="22.4">
            <text:p>22.4</text:p>
          </table:table-cell>
          <table:table-cell office:value-type="float" office:value="22.1">
            <text:p>22.1</text:p>
          </table:table-cell>
          <table:table-cell office:value-type="float" office:value="22.4">
            <text:p>22.4</text:p>
          </table:table-cell>
          <table:table-cell office:value-type="float" office:value="7137651">
            <text:p>7137651</text:p>
          </table:table-cell>
          <table:table-cell table:formula="of:=[.G484]+[.$I$2]" office:value-type="float" office:value="4.82999999999994">
            <text:p>4.83</text:p>
          </table:table-cell>
          <table:table-cell table:formula="of:=SIN([.G485])+[.$J$2]" office:value-type="float" office:value="-0.993091792605942">
            <text:p>-0.9930917926</text:p>
          </table:table-cell>
          <table:table-cell table:number-columns-repeated="2"/>
        </table:table-row>
        <table:table-row table:style-name="ro1">
          <table:table-cell office:value-type="string">
            <text:p>2009-11-09</text:p>
          </table:table-cell>
          <table:table-cell office:value-type="float" office:value="22.58">
            <text:p>22.58</text:p>
          </table:table-cell>
          <table:table-cell office:value-type="float" office:value="23.1">
            <text:p>23.1</text:p>
          </table:table-cell>
          <table:table-cell office:value-type="float" office:value="22.51">
            <text:p>22.51</text:p>
          </table:table-cell>
          <table:table-cell office:value-type="float" office:value="22.66">
            <text:p>22.66</text:p>
          </table:table-cell>
          <table:table-cell office:value-type="float" office:value="9486679">
            <text:p>9486679</text:p>
          </table:table-cell>
          <table:table-cell table:formula="of:=[.G485]+[.$I$2]" office:value-type="float" office:value="4.83999999999994">
            <text:p>4.84</text:p>
          </table:table-cell>
          <table:table-cell table:formula="of:=SIN([.G486])+[.$J$2]" office:value-type="float" office:value="-0.99186875731092">
            <text:p>-0.9918687573</text:p>
          </table:table-cell>
          <table:table-cell table:number-columns-repeated="2"/>
        </table:table-row>
        <table:table-row table:style-name="ro1">
          <table:table-cell office:value-type="string">
            <text:p>2009-11-10</text:p>
          </table:table-cell>
          <table:table-cell office:value-type="float" office:value="23.01">
            <text:p>23.01</text:p>
          </table:table-cell>
          <table:table-cell office:value-type="float" office:value="23.09">
            <text:p>23.09</text:p>
          </table:table-cell>
          <table:table-cell office:value-type="float" office:value="22.71">
            <text:p>22.71</text:p>
          </table:table-cell>
          <table:table-cell office:value-type="float" office:value="22.8">
            <text:p>22.8</text:p>
          </table:table-cell>
          <table:table-cell office:value-type="float" office:value="6652015">
            <text:p>6652015</text:p>
          </table:table-cell>
          <table:table-cell table:formula="of:=[.G486]+[.$I$2]" office:value-type="float" office:value="4.84999999999994">
            <text:p>4.85</text:p>
          </table:table-cell>
          <table:table-cell table:formula="of:=SIN([.G487])+[.$J$2]" office:value-type="float" office:value="-0.990546535966721">
            <text:p>-0.990546536</text:p>
          </table:table-cell>
          <table:table-cell table:number-columns-repeated="2"/>
        </table:table-row>
        <table:table-row table:style-name="ro1">
          <table:table-cell office:value-type="string">
            <text:p>2009-11-11</text:p>
          </table:table-cell>
          <table:table-cell office:value-type="float" office:value="22.97">
            <text:p>22.97</text:p>
          </table:table-cell>
          <table:table-cell office:value-type="float" office:value="23.07">
            <text:p>23.07</text:p>
          </table:table-cell>
          <table:table-cell office:value-type="float" office:value="22.75">
            <text:p>22.75</text:p>
          </table:table-cell>
          <table:table-cell office:value-type="float" office:value="22.95">
            <text:p>22.95</text:p>
          </table:table-cell>
          <table:table-cell office:value-type="float" office:value="8445262">
            <text:p>8445262</text:p>
          </table:table-cell>
          <table:table-cell table:formula="of:=[.G487]+[.$I$2]" office:value-type="float" office:value="4.85999999999994">
            <text:p>4.86</text:p>
          </table:table-cell>
          <table:table-cell table:formula="of:=SIN([.G488])+[.$J$2]" office:value-type="float" office:value="-0.989125260794379">
            <text:p>-0.9891252608</text:p>
          </table:table-cell>
          <table:table-cell table:number-columns-repeated="2"/>
        </table:table-row>
        <table:table-row table:style-name="ro1">
          <table:table-cell office:value-type="string">
            <text:p>2009-11-12</text:p>
          </table:table-cell>
          <table:table-cell office:value-type="float" office:value="23.05">
            <text:p>23.05</text:p>
          </table:table-cell>
          <table:table-cell office:value-type="float" office:value="23.16">
            <text:p>23.16</text:p>
          </table:table-cell>
          <table:table-cell office:value-type="float" office:value="22.82">
            <text:p>22.82</text:p>
          </table:table-cell>
          <table:table-cell office:value-type="float" office:value="22.94">
            <text:p>22.94</text:p>
          </table:table-cell>
          <table:table-cell office:value-type="float" office:value="7306003">
            <text:p>7306003</text:p>
          </table:table-cell>
          <table:table-cell table:formula="of:=[.G488]+[.$I$2]" office:value-type="float" office:value="4.86999999999994">
            <text:p>4.87</text:p>
          </table:table-cell>
          <table:table-cell table:formula="of:=SIN([.G489])+[.$J$2]" office:value-type="float" office:value="-0.987605073920225">
            <text:p>-0.9876050739</text:p>
          </table:table-cell>
          <table:table-cell table:number-columns-repeated="2"/>
        </table:table-row>
        <table:table-row table:style-name="ro1">
          <table:table-cell office:value-type="string">
            <text:p>2009-11-13</text:p>
          </table:table-cell>
          <table:table-cell office:value-type="float" office:value="22.75">
            <text:p>22.75</text:p>
          </table:table-cell>
          <table:table-cell office:value-type="float" office:value="22.78">
            <text:p>22.78</text:p>
          </table:table-cell>
          <table:table-cell office:value-type="float" office:value="22.39">
            <text:p>22.39</text:p>
          </table:table-cell>
          <table:table-cell office:value-type="float" office:value="22.48">
            <text:p>22.48</text:p>
          </table:table-cell>
          <table:table-cell office:value-type="float" office:value="8122133">
            <text:p>8122133</text:p>
          </table:table-cell>
          <table:table-cell table:formula="of:=[.G489]+[.$I$2]" office:value-type="float" office:value="4.87999999999994">
            <text:p>4.88</text:p>
          </table:table-cell>
          <table:table-cell table:formula="of:=SIN([.G490])+[.$J$2]" office:value-type="float" office:value="-0.98598612736168">
            <text:p>-0.9859861274</text:p>
          </table:table-cell>
          <table:table-cell table:number-columns-repeated="2"/>
        </table:table-row>
        <table:table-row table:style-name="ro1">
          <table:table-cell office:value-type="string">
            <text:p>2009-11-16</text:p>
          </table:table-cell>
          <table:table-cell office:value-type="float" office:value="22.52">
            <text:p>22.52</text:p>
          </table:table-cell>
          <table:table-cell office:value-type="float" office:value="22.63">
            <text:p>22.63</text:p>
          </table:table-cell>
          <table:table-cell office:value-type="float" office:value="22.07">
            <text:p>22.07</text:p>
          </table:table-cell>
          <table:table-cell office:value-type="float" office:value="22.18">
            <text:p>22.18</text:p>
          </table:table-cell>
          <table:table-cell office:value-type="float" office:value="9473618">
            <text:p>9473618</text:p>
          </table:table-cell>
          <table:table-cell table:formula="of:=[.G490]+[.$I$2]" office:value-type="float" office:value="4.88999999999994">
            <text:p>4.89</text:p>
          </table:table-cell>
          <table:table-cell table:formula="of:=SIN([.G491])+[.$J$2]" office:value-type="float" office:value="-0.984268583012052">
            <text:p>-0.984268583</text:p>
          </table:table-cell>
          <table:table-cell table:number-columns-repeated="2"/>
        </table:table-row>
        <table:table-row table:style-name="ro1">
          <table:table-cell office:value-type="string">
            <text:p>2009-11-17</text:p>
          </table:table-cell>
          <table:table-cell office:value-type="float" office:value="22.22">
            <text:p>22.22</text:p>
          </table:table-cell>
          <table:table-cell office:value-type="float" office:value="22.24">
            <text:p>22.24</text:p>
          </table:table-cell>
          <table:table-cell office:value-type="float" office:value="21.77">
            <text:p>21.77</text:p>
          </table:table-cell>
          <table:table-cell office:value-type="float" office:value="21.89">
            <text:p>21.89</text:p>
          </table:table-cell>
          <table:table-cell office:value-type="float" office:value="11636802">
            <text:p>11636802</text:p>
          </table:table-cell>
          <table:table-cell table:formula="of:=[.G491]+[.$I$2]" office:value-type="float" office:value="4.89999999999994">
            <text:p>4.9</text:p>
          </table:table-cell>
          <table:table-cell table:formula="of:=SIN([.G492])+[.$J$2]" office:value-type="float" office:value="-0.982452612624344">
            <text:p>-0.9824526126</text:p>
          </table:table-cell>
          <table:table-cell table:number-columns-repeated="2"/>
        </table:table-row>
        <table:table-row table:style-name="ro1">
          <table:table-cell office:value-type="string">
            <text:p>2009-11-18</text:p>
          </table:table-cell>
          <table:table-cell office:value-type="float" office:value="22">
            <text:p>22</text:p>
          </table:table-cell>
          <table:table-cell office:value-type="float" office:value="22.26">
            <text:p>22.26</text:p>
          </table:table-cell>
          <table:table-cell office:value-type="float" office:value="21.91">
            <text:p>21.91</text:p>
          </table:table-cell>
          <table:table-cell office:value-type="float" office:value="22.16">
            <text:p>22.16</text:p>
          </table:table-cell>
          <table:table-cell office:value-type="float" office:value="10627118">
            <text:p>10627118</text:p>
          </table:table-cell>
          <table:table-cell table:formula="of:=[.G492]+[.$I$2]" office:value-type="float" office:value="4.90999999999994">
            <text:p>4.91</text:p>
          </table:table-cell>
          <table:table-cell table:formula="of:=SIN([.G493])+[.$J$2]" office:value-type="float" office:value="-0.980538397794081">
            <text:p>-0.9805383978</text:p>
          </table:table-cell>
          <table:table-cell table:number-columns-repeated="2"/>
        </table:table-row>
        <table:table-row table:style-name="ro1">
          <table:table-cell office:value-type="string">
            <text:p>2009-11-19</text:p>
          </table:table-cell>
          <table:table-cell office:value-type="float" office:value="22.26">
            <text:p>22.26</text:p>
          </table:table-cell>
          <table:table-cell office:value-type="float" office:value="22.37">
            <text:p>22.37</text:p>
          </table:table-cell>
          <table:table-cell office:value-type="float" office:value="22.1">
            <text:p>22.1</text:p>
          </table:table-cell>
          <table:table-cell office:value-type="float" office:value="22.25">
            <text:p>22.25</text:p>
          </table:table-cell>
          <table:table-cell office:value-type="float" office:value="7955296">
            <text:p>7955296</text:p>
          </table:table-cell>
          <table:table-cell table:formula="of:=[.G493]+[.$I$2]" office:value-type="float" office:value="4.91999999999994">
            <text:p>4.92</text:p>
          </table:table-cell>
          <table:table-cell table:formula="of:=SIN([.G494])+[.$J$2]" office:value-type="float" office:value="-0.978526129941151">
            <text:p>-0.9785261299</text:p>
          </table:table-cell>
          <table:table-cell table:number-columns-repeated="2"/>
        </table:table-row>
        <table:table-row table:style-name="ro1">
          <table:table-cell office:value-type="string">
            <text:p>2009-11-20</text:p>
          </table:table-cell>
          <table:table-cell office:value-type="float" office:value="21.92">
            <text:p>21.92</text:p>
          </table:table-cell>
          <table:table-cell office:value-type="float" office:value="21.98">
            <text:p>21.98</text:p>
          </table:table-cell>
          <table:table-cell office:value-type="float" office:value="21.6">
            <text:p>21.6</text:p>
          </table:table-cell>
          <table:table-cell office:value-type="float" office:value="21.75">
            <text:p>21.75</text:p>
          </table:table-cell>
          <table:table-cell office:value-type="float" office:value="9076252">
            <text:p>9076252</text:p>
          </table:table-cell>
          <table:table-cell table:formula="of:=[.G494]+[.$I$2]" office:value-type="float" office:value="4.92999999999994">
            <text:p>4.93</text:p>
          </table:table-cell>
          <table:table-cell table:formula="of:=SIN([.G495])+[.$J$2]" office:value-type="float" office:value="-0.976416010290663">
            <text:p>-0.9764160103</text:p>
          </table:table-cell>
          <table:table-cell table:number-columns-repeated="2"/>
        </table:table-row>
        <table:table-row table:style-name="ro1">
          <table:table-cell office:value-type="string">
            <text:p>2009-11-23</text:p>
          </table:table-cell>
          <table:table-cell office:value-type="float" office:value="21.69">
            <text:p>21.69</text:p>
          </table:table-cell>
          <table:table-cell office:value-type="float" office:value="21.98">
            <text:p>21.98</text:p>
          </table:table-cell>
          <table:table-cell office:value-type="float" office:value="21.5">
            <text:p>21.5</text:p>
          </table:table-cell>
          <table:table-cell office:value-type="float" office:value="21.9">
            <text:p>21.9</text:p>
          </table:table-cell>
          <table:table-cell office:value-type="float" office:value="5767995">
            <text:p>5767995</text:p>
          </table:table-cell>
          <table:table-cell table:formula="of:=[.G495]+[.$I$2]" office:value-type="float" office:value="4.93999999999994">
            <text:p>4.94</text:p>
          </table:table-cell>
          <table:table-cell table:formula="of:=SIN([.G496])+[.$J$2]" office:value-type="float" office:value="-0.974208249852823">
            <text:p>-0.9742082499</text:p>
          </table:table-cell>
          <table:table-cell table:number-columns-repeated="2"/>
        </table:table-row>
        <table:table-row table:style-name="ro1">
          <table:table-cell office:value-type="string">
            <text:p>2009-11-24</text:p>
          </table:table-cell>
          <table:table-cell office:value-type="float" office:value="22">
            <text:p>22</text:p>
          </table:table-cell>
          <table:table-cell office:value-type="float" office:value="22.28">
            <text:p>22.28</text:p>
          </table:table-cell>
          <table:table-cell office:value-type="float" office:value="21.85">
            <text:p>21.85</text:p>
          </table:table-cell>
          <table:table-cell office:value-type="float" office:value="21.89">
            <text:p>21.89</text:p>
          </table:table-cell>
          <table:table-cell office:value-type="float" office:value="7977444">
            <text:p>7977444</text:p>
          </table:table-cell>
          <table:table-cell table:formula="of:=[.G496]+[.$I$2]" office:value-type="float" office:value="4.94999999999994">
            <text:p>4.95</text:p>
          </table:table-cell>
          <table:table-cell table:formula="of:=SIN([.G497])+[.$J$2]" office:value-type="float" office:value="-0.971903069401835">
            <text:p>-0.9719030694</text:p>
          </table:table-cell>
          <table:table-cell table:number-columns-repeated="2"/>
        </table:table-row>
        <table:table-row table:style-name="ro1">
          <table:table-cell office:value-type="string">
            <text:p>2009-11-25</text:p>
          </table:table-cell>
          <table:table-cell office:value-type="float" office:value="22">
            <text:p>22</text:p>
          </table:table-cell>
          <table:table-cell office:value-type="float" office:value="22.26">
            <text:p>22.26</text:p>
          </table:table-cell>
          <table:table-cell office:value-type="float" office:value="21.72">
            <text:p>21.72</text:p>
          </table:table-cell>
          <table:table-cell office:value-type="float" office:value="22.2">
            <text:p>22.2</text:p>
          </table:table-cell>
          <table:table-cell office:value-type="float" office:value="11523113">
            <text:p>11523113</text:p>
          </table:table-cell>
          <table:table-cell table:formula="of:=[.G497]+[.$I$2]" office:value-type="float" office:value="4.95999999999994">
            <text:p>4.96</text:p>
          </table:table-cell>
          <table:table-cell table:formula="of:=SIN([.G498])+[.$J$2]" office:value-type="float" office:value="-0.969500699453824">
            <text:p>-0.9695006995</text:p>
          </table:table-cell>
          <table:table-cell table:number-columns-repeated="2"/>
        </table:table-row>
        <table:table-row table:style-name="ro1">
          <table:table-cell office:value-type="string">
            <text:p>2009-11-26</text:p>
          </table:table-cell>
          <table:table-cell office:value-type="float" office:value="22.31">
            <text:p>22.31</text:p>
          </table:table-cell>
          <table:table-cell office:value-type="float" office:value="22.34">
            <text:p>22.34</text:p>
          </table:table-cell>
          <table:table-cell office:value-type="float" office:value="21.86">
            <text:p>21.86</text:p>
          </table:table-cell>
          <table:table-cell office:value-type="float" office:value="21.98">
            <text:p>21.98</text:p>
          </table:table-cell>
          <table:table-cell office:value-type="float" office:value="7071873">
            <text:p>7071873</text:p>
          </table:table-cell>
          <table:table-cell table:formula="of:=[.G498]+[.$I$2]" office:value-type="float" office:value="4.96999999999994">
            <text:p>4.97</text:p>
          </table:table-cell>
          <table:table-cell table:formula="of:=SIN([.G499])+[.$J$2]" office:value-type="float" office:value="-0.967001380243782">
            <text:p>-0.9670013802</text:p>
          </table:table-cell>
          <table:table-cell table:number-columns-repeated="2"/>
        </table:table-row>
        <table:table-row table:style-name="ro1">
          <table:table-cell office:value-type="string">
            <text:p>2009-11-27</text:p>
          </table:table-cell>
          <table:table-cell office:value-type="float" office:value="21.52">
            <text:p>21.52</text:p>
          </table:table-cell>
          <table:table-cell office:value-type="float" office:value="21.56">
            <text:p>21.56</text:p>
          </table:table-cell>
          <table:table-cell office:value-type="float" office:value="21.1">
            <text:p>21.1</text:p>
          </table:table-cell>
          <table:table-cell office:value-type="float" office:value="21.19">
            <text:p>21.19</text:p>
          </table:table-cell>
          <table:table-cell office:value-type="float" office:value="11328708">
            <text:p>11328708</text:p>
          </table:table-cell>
          <table:table-cell table:formula="of:=[.G499]+[.$I$2]" office:value-type="float" office:value="4.97999999999994">
            <text:p>4.98</text:p>
          </table:table-cell>
          <table:table-cell table:formula="of:=SIN([.G500])+[.$J$2]" office:value-type="float" office:value="-0.964405361701547">
            <text:p>-0.9644053617</text:p>
          </table:table-cell>
          <table:table-cell table:number-columns-repeated="2"/>
        </table:table-row>
        <table:table-row table:style-name="ro1">
          <table:table-cell office:value-type="string">
            <text:p>2009-11-30</text:p>
          </table:table-cell>
          <table:table-cell office:value-type="float" office:value="21.65">
            <text:p>21.65</text:p>
          </table:table-cell>
          <table:table-cell office:value-type="float" office:value="22.22">
            <text:p>22.22</text:p>
          </table:table-cell>
          <table:table-cell office:value-type="float" office:value="21.63">
            <text:p>21.63</text:p>
          </table:table-cell>
          <table:table-cell office:value-type="float" office:value="22.15">
            <text:p>22.15</text:p>
          </table:table-cell>
          <table:table-cell office:value-type="float" office:value="16194343">
            <text:p>16194343</text:p>
          </table:table-cell>
          <table:table-cell table:formula="of:=[.G500]+[.$I$2]" office:value-type="float" office:value="4.98999999999994">
            <text:p>4.99</text:p>
          </table:table-cell>
          <table:table-cell table:formula="of:=SIN([.G501])+[.$J$2]" office:value-type="float" office:value="-0.961712903426811">
            <text:p>-0.9617129034</text:p>
          </table:table-cell>
          <table:table-cell table:number-columns-repeated="2"/>
        </table:table-row>
        <table:table-row table:style-name="ro1">
          <table:table-cell office:value-type="string">
            <text:p>2009-12-01</text:p>
          </table:table-cell>
          <table:table-cell office:value-type="float" office:value="22">
            <text:p>22</text:p>
          </table:table-cell>
          <table:table-cell office:value-type="float" office:value="22.05">
            <text:p>22.05</text:p>
          </table:table-cell>
          <table:table-cell office:value-type="float" office:value="21.75">
            <text:p>21.75</text:p>
          </table:table-cell>
          <table:table-cell office:value-type="float" office:value="21.97">
            <text:p>21.97</text:p>
          </table:table-cell>
          <table:table-cell office:value-type="float" office:value="7812771">
            <text:p>7812771</text:p>
          </table:table-cell>
          <table:table-cell table:formula="of:=[.G501]+[.$I$2]" office:value-type="float" office:value="4.99999999999994">
            <text:p>5</text:p>
          </table:table-cell>
          <table:table-cell table:formula="of:=SIN([.G502])+[.$J$2]" office:value-type="float" office:value="-0.958924274663156">
            <text:p>-0.9589242747</text:p>
          </table:table-cell>
          <table:table-cell table:number-columns-repeated="2"/>
        </table:table-row>
        <table:table-row table:style-name="ro1">
          <table:table-cell office:value-type="string">
            <text:p>2009-12-02</text:p>
          </table:table-cell>
          <table:table-cell office:value-type="float" office:value="22.2">
            <text:p>22.2</text:p>
          </table:table-cell>
          <table:table-cell office:value-type="float" office:value="22.4">
            <text:p>22.4</text:p>
          </table:table-cell>
          <table:table-cell table:number-columns-repeated="2" office:value-type="float" office:value="22.11">
            <text:p>22.11</text:p>
          </table:table-cell>
          <table:table-cell office:value-type="float" office:value="6205864">
            <text:p>6205864</text:p>
          </table:table-cell>
          <table:table-cell table:formula="of:=[.G502]+[.$I$2]" office:value-type="float" office:value="5.00999999999994">
            <text:p>5.01</text:p>
          </table:table-cell>
          <table:table-cell table:formula="of:=SIN([.G503])+[.$J$2]" office:value-type="float" office:value="-0.956039754271136">
            <text:p>-0.9560397543</text:p>
          </table:table-cell>
          <table:table-cell table:number-columns-repeated="2"/>
        </table:table-row>
        <table:table-row table:style-name="ro1">
          <table:table-cell office:value-type="string">
            <text:p>2009-12-03</text:p>
          </table:table-cell>
          <table:table-cell office:value-type="float" office:value="22.1">
            <text:p>22.1</text:p>
          </table:table-cell>
          <table:table-cell office:value-type="float" office:value="22.28">
            <text:p>22.28</text:p>
          </table:table-cell>
          <table:table-cell office:value-type="float" office:value="22.03">
            <text:p>22.03</text:p>
          </table:table-cell>
          <table:table-cell office:value-type="float" office:value="22.2">
            <text:p>22.2</text:p>
          </table:table-cell>
          <table:table-cell office:value-type="float" office:value="5589570">
            <text:p>5589570</text:p>
          </table:table-cell>
          <table:table-cell table:formula="of:=[.G503]+[.$I$2]" office:value-type="float" office:value="5.01999999999994">
            <text:p>5.02</text:p>
          </table:table-cell>
          <table:table-cell table:formula="of:=SIN([.G504])+[.$J$2]" office:value-type="float" office:value="-0.953059630700387">
            <text:p>-0.9530596307</text:p>
          </table:table-cell>
          <table:table-cell table:number-columns-repeated="2"/>
        </table:table-row>
        <table:table-row table:style-name="ro1">
          <table:table-cell office:value-type="string">
            <text:p>2009-12-04</text:p>
          </table:table-cell>
          <table:table-cell office:value-type="float" office:value="22.03">
            <text:p>22.03</text:p>
          </table:table-cell>
          <table:table-cell office:value-type="float" office:value="22.08">
            <text:p>22.08</text:p>
          </table:table-cell>
          <table:table-cell office:value-type="float" office:value="21.8">
            <text:p>21.8</text:p>
          </table:table-cell>
          <table:table-cell office:value-type="float" office:value="21.98">
            <text:p>21.98</text:p>
          </table:table-cell>
          <table:table-cell office:value-type="float" office:value="4292108">
            <text:p>4292108</text:p>
          </table:table-cell>
          <table:table-cell table:formula="of:=[.G504]+[.$I$2]" office:value-type="float" office:value="5.02999999999994">
            <text:p>5.03</text:p>
          </table:table-cell>
          <table:table-cell table:formula="of:=SIN([.G505])+[.$J$2]" office:value-type="float" office:value="-0.94998420196078">
            <text:p>-0.949984202</text:p>
          </table:table-cell>
          <table:table-cell table:number-columns-repeated="2"/>
        </table:table-row>
        <table:table-row table:style-name="ro1">
          <table:table-cell office:value-type="string">
            <text:p>2009-12-07</text:p>
          </table:table-cell>
          <table:table-cell office:value-type="float" office:value="22.25">
            <text:p>22.25</text:p>
          </table:table-cell>
          <table:table-cell office:value-type="float" office:value="22.28">
            <text:p>22.28</text:p>
          </table:table-cell>
          <table:table-cell office:value-type="float" office:value="21.82">
            <text:p>21.82</text:p>
          </table:table-cell>
          <table:table-cell office:value-type="float" office:value="21.95">
            <text:p>21.95</text:p>
          </table:table-cell>
          <table:table-cell office:value-type="float" office:value="5265734">
            <text:p>5265734</text:p>
          </table:table-cell>
          <table:table-cell table:formula="of:=[.G505]+[.$I$2]" office:value-type="float" office:value="5.03999999999994">
            <text:p>5.04</text:p>
          </table:table-cell>
          <table:table-cell table:formula="of:=SIN([.G506])+[.$J$2]" office:value-type="float" office:value="-0.946813775592629">
            <text:p>-0.9468137756</text:p>
          </table:table-cell>
          <table:table-cell table:number-columns-repeated="2"/>
        </table:table-row>
        <table:table-row table:style-name="ro1">
          <table:table-cell office:value-type="string">
            <text:p>2009-12-08</text:p>
          </table:table-cell>
          <table:table-cell office:value-type="float" office:value="21.96">
            <text:p>21.96</text:p>
          </table:table-cell>
          <table:table-cell office:value-type="float" office:value="22.08">
            <text:p>22.08</text:p>
          </table:table-cell>
          <table:table-cell office:value-type="float" office:value="21.75">
            <text:p>21.75</text:p>
          </table:table-cell>
          <table:table-cell office:value-type="float" office:value="21.93">
            <text:p>21.93</text:p>
          </table:table-cell>
          <table:table-cell office:value-type="float" office:value="6358659">
            <text:p>6358659</text:p>
          </table:table-cell>
          <table:table-cell table:formula="of:=[.G506]+[.$I$2]" office:value-type="float" office:value="5.04999999999994">
            <text:p>5.05</text:p>
          </table:table-cell>
          <table:table-cell table:formula="of:=SIN([.G507])+[.$J$2]" office:value-type="float" office:value="-0.943548668635927">
            <text:p>-0.9435486686</text:p>
          </table:table-cell>
          <table:table-cell table:number-columns-repeated="2"/>
        </table:table-row>
        <table:table-row table:style-name="ro1">
          <table:table-cell office:value-type="string">
            <text:p>2009-12-09</text:p>
          </table:table-cell>
          <table:table-cell office:value-type="float" office:value="21.6">
            <text:p>21.6</text:p>
          </table:table-cell>
          <table:table-cell office:value-type="float" office:value="21.61">
            <text:p>21.61</text:p>
          </table:table-cell>
          <table:table-cell office:value-type="float" office:value="21.41">
            <text:p>21.41</text:p>
          </table:table-cell>
          <table:table-cell office:value-type="float" office:value="21.51">
            <text:p>21.51</text:p>
          </table:table-cell>
          <table:table-cell office:value-type="float" office:value="8708496">
            <text:p>8708496</text:p>
          </table:table-cell>
          <table:table-cell table:formula="of:=[.G507]+[.$I$2]" office:value-type="float" office:value="5.05999999999994">
            <text:p>5.06</text:p>
          </table:table-cell>
          <table:table-cell table:formula="of:=SIN([.G508])+[.$J$2]" office:value-type="float" office:value="-0.94018920759865">
            <text:p>-0.9401892076</text:p>
          </table:table-cell>
          <table:table-cell table:number-columns-repeated="2"/>
        </table:table-row>
        <table:table-row table:style-name="ro1">
          <table:table-cell office:value-type="string">
            <text:p>2009-12-10</text:p>
          </table:table-cell>
          <table:table-cell office:value-type="float" office:value="21.78">
            <text:p>21.78</text:p>
          </table:table-cell>
          <table:table-cell office:value-type="float" office:value="21.81">
            <text:p>21.81</text:p>
          </table:table-cell>
          <table:table-cell office:value-type="float" office:value="21.46">
            <text:p>21.46</text:p>
          </table:table-cell>
          <table:table-cell office:value-type="float" office:value="21.5">
            <text:p>21.5</text:p>
          </table:table-cell>
          <table:table-cell office:value-type="float" office:value="8313290">
            <text:p>8313290</text:p>
          </table:table-cell>
          <table:table-cell table:formula="of:=[.G508]+[.$I$2]" office:value-type="float" office:value="5.06999999999994">
            <text:p>5.07</text:p>
          </table:table-cell>
          <table:table-cell table:formula="of:=SIN([.G509])+[.$J$2]" office:value-type="float" office:value="-0.936735728424101">
            <text:p>-0.9367357284</text:p>
          </table:table-cell>
          <table:table-cell table:number-columns-repeated="2"/>
        </table:table-row>
        <table:table-row table:style-name="ro1">
          <table:table-cell office:value-type="string">
            <text:p>2009-12-11</text:p>
          </table:table-cell>
          <table:table-cell office:value-type="float" office:value="21.66">
            <text:p>21.66</text:p>
          </table:table-cell>
          <table:table-cell office:value-type="float" office:value="21.68">
            <text:p>21.68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6338911">
            <text:p>6338911</text:p>
          </table:table-cell>
          <table:table-cell table:formula="of:=[.G509]+[.$I$2]" office:value-type="float" office:value="5.07999999999994">
            <text:p>5.08</text:p>
          </table:table-cell>
          <table:table-cell table:formula="of:=SIN([.G510])+[.$J$2]" office:value-type="float" office:value="-0.93318857645732">
            <text:p>-0.9331885765</text:p>
          </table:table-cell>
          <table:table-cell table:number-columns-repeated="2"/>
        </table:table-row>
        <table:table-row table:style-name="ro1">
          <table:table-cell office:value-type="string">
            <text:p>2009-12-14</text:p>
          </table:table-cell>
          <table:table-cell table:number-columns-repeated="2" office:value-type="float" office:value="21.48">
            <text:p>21.48</text:p>
          </table:table-cell>
          <table:table-cell office:value-type="float" office:value="20.97">
            <text:p>20.97</text:p>
          </table:table-cell>
          <table:table-cell office:value-type="float" office:value="21.16">
            <text:p>21.16</text:p>
          </table:table-cell>
          <table:table-cell office:value-type="float" office:value="9212992">
            <text:p>9212992</text:p>
          </table:table-cell>
          <table:table-cell table:formula="of:=[.G510]+[.$I$2]" office:value-type="float" office:value="5.08999999999994">
            <text:p>5.09</text:p>
          </table:table-cell>
          <table:table-cell table:formula="of:=SIN([.G511])+[.$J$2]" office:value-type="float" office:value="-0.929548106410549">
            <text:p>-0.9295481064</text:p>
          </table:table-cell>
          <table:table-cell table:number-columns-repeated="2"/>
        </table:table-row>
        <table:table-row table:style-name="ro1">
          <table:table-cell office:value-type="string">
            <text:p>2009-12-15</text:p>
          </table:table-cell>
          <table:table-cell office:value-type="float" office:value="21.27">
            <text:p>21.27</text:p>
          </table:table-cell>
          <table:table-cell office:value-type="float" office:value="21.54">
            <text:p>21.54</text:p>
          </table:table-cell>
          <table:table-cell office:value-type="float" office:value="21.21">
            <text:p>21.21</text:p>
          </table:table-cell>
          <table:table-cell office:value-type="float" office:value="21.43">
            <text:p>21.43</text:p>
          </table:table-cell>
          <table:table-cell office:value-type="float" office:value="7666565">
            <text:p>7666565</text:p>
          </table:table-cell>
          <table:table-cell table:formula="of:=[.G511]+[.$I$2]" office:value-type="float" office:value="5.09999999999994">
            <text:p>5.1</text:p>
          </table:table-cell>
          <table:table-cell table:formula="of:=SIN([.G512])+[.$J$2]" office:value-type="float" office:value="-0.925814682327757">
            <text:p>-0.9258146823</text:p>
          </table:table-cell>
          <table:table-cell table:number-columns-repeated="2"/>
        </table:table-row>
        <table:table-row table:style-name="ro1">
          <table:table-cell office:value-type="string">
            <text:p>2009-12-16</text:p>
          </table:table-cell>
          <table:table-cell office:value-type="float" office:value="21.44">
            <text:p>21.44</text:p>
          </table:table-cell>
          <table:table-cell office:value-type="float" office:value="21.58">
            <text:p>21.58</text:p>
          </table:table-cell>
          <table:table-cell office:value-type="float" office:value="21.34">
            <text:p>21.34</text:p>
          </table:table-cell>
          <table:table-cell office:value-type="float" office:value="21.5">
            <text:p>21.5</text:p>
          </table:table-cell>
          <table:table-cell office:value-type="float" office:value="9181488">
            <text:p>9181488</text:p>
          </table:table-cell>
          <table:table-cell table:formula="of:=[.G512]+[.$I$2]" office:value-type="float" office:value="5.10999999999994">
            <text:p>5.11</text:p>
          </table:table-cell>
          <table:table-cell table:formula="of:=SIN([.G513])+[.$J$2]" office:value-type="float" office:value="-0.921988677548241">
            <text:p>-0.9219886775</text:p>
          </table:table-cell>
          <table:table-cell table:number-columns-repeated="2"/>
        </table:table-row>
        <table:table-row table:style-name="ro1">
          <table:table-cell office:value-type="string">
            <text:p>2009-12-17</text:p>
          </table:table-cell>
          <table:table-cell office:value-type="float" office:value="21.75">
            <text:p>21.75</text:p>
          </table:table-cell>
          <table:table-cell office:value-type="float" office:value="21.76">
            <text:p>21.76</text:p>
          </table:table-cell>
          <table:table-cell office:value-type="float" office:value="21.25">
            <text:p>21.25</text:p>
          </table:table-cell>
          <table:table-cell office:value-type="float" office:value="21.58">
            <text:p>21.58</text:p>
          </table:table-cell>
          <table:table-cell office:value-type="float" office:value="20442331">
            <text:p>20442331</text:p>
          </table:table-cell>
          <table:table-cell table:formula="of:=[.G513]+[.$I$2]" office:value-type="float" office:value="5.11999999999994">
            <text:p>5.12</text:p>
          </table:table-cell>
          <table:table-cell table:formula="of:=SIN([.G514])+[.$J$2]" office:value-type="float" office:value="-0.918070474669293">
            <text:p>-0.9180704747</text:p>
          </table:table-cell>
          <table:table-cell table:number-columns-repeated="2"/>
        </table:table-row>
        <table:table-row table:style-name="ro1">
          <table:table-cell office:value-type="string">
            <text:p>2009-12-18</text:p>
          </table:table-cell>
          <table:table-cell office:value-type="float" office:value="21.32">
            <text:p>21.32</text:p>
          </table:table-cell>
          <table:table-cell office:value-type="float" office:value="21.53">
            <text:p>21.53</text:p>
          </table:table-cell>
          <table:table-cell office:value-type="float" office:value="21.22">
            <text:p>21.22</text:p>
          </table:table-cell>
          <table:table-cell office:value-type="float" office:value="21.34">
            <text:p>21.34</text:p>
          </table:table-cell>
          <table:table-cell office:value-type="float" office:value="11768372">
            <text:p>11768372</text:p>
          </table:table-cell>
          <table:table-cell table:formula="of:=[.G514]+[.$I$2]" office:value-type="float" office:value="5.12999999999994">
            <text:p>5.13</text:p>
          </table:table-cell>
          <table:table-cell table:formula="of:=SIN([.G515])+[.$J$2]" office:value-type="float" office:value="-0.914060465507933">
            <text:p>-0.9140604655</text:p>
          </table:table-cell>
          <table:table-cell table:number-columns-repeated="2"/>
        </table:table-row>
        <table:table-row table:style-name="ro1">
          <table:table-cell office:value-type="string">
            <text:p>2009-12-21</text:p>
          </table:table-cell>
          <table:table-cell office:value-type="float" office:value="21.37">
            <text:p>21.37</text:p>
          </table:table-cell>
          <table:table-cell office:value-type="float" office:value="21.47">
            <text:p>21.47</text:p>
          </table:table-cell>
          <table:table-cell table:number-columns-repeated="2" office:value-type="float" office:value="20.95">
            <text:p>20.95</text:p>
          </table:table-cell>
          <table:table-cell office:value-type="float" office:value="5536430">
            <text:p>5536430</text:p>
          </table:table-cell>
          <table:table-cell table:formula="of:=[.G515]+[.$I$2]" office:value-type="float" office:value="5.13999999999994">
            <text:p>5.14</text:p>
          </table:table-cell>
          <table:table-cell table:formula="of:=SIN([.G516])+[.$J$2]" office:value-type="float" office:value="-0.909959051061738">
            <text:p>-0.9099590511</text:p>
          </table:table-cell>
          <table:table-cell table:number-columns-repeated="2"/>
        </table:table-row>
        <table:table-row table:style-name="ro1">
          <table:table-cell office:value-type="string">
            <text:p>2009-12-22</text:p>
          </table:table-cell>
          <table:table-cell office:value-type="float" office:value="21.16">
            <text:p>21.16</text:p>
          </table:table-cell>
          <table:table-cell office:value-type="float" office:value="21.48">
            <text:p>21.48</text:p>
          </table:table-cell>
          <table:table-cell office:value-type="float" office:value="21.09">
            <text:p>21.09</text:p>
          </table:table-cell>
          <table:table-cell office:value-type="float" office:value="21.47">
            <text:p>21.47</text:p>
          </table:table-cell>
          <table:table-cell office:value-type="float" office:value="6602187">
            <text:p>6602187</text:p>
          </table:table-cell>
          <table:table-cell table:formula="of:=[.G516]+[.$I$2]" office:value-type="float" office:value="5.14999999999993">
            <text:p>5.15</text:p>
          </table:table-cell>
          <table:table-cell table:formula="of:=SIN([.G517])+[.$J$2]" office:value-type="float" office:value="-0.905766641468732">
            <text:p>-0.9057666415</text:p>
          </table:table-cell>
          <table:table-cell table:number-columns-repeated="2"/>
        </table:table-row>
        <table:table-row table:style-name="ro1">
          <table:table-cell office:value-type="string">
            <text:p>2009-12-23</text:p>
          </table:table-cell>
          <table:table-cell office:value-type="float" office:value="21.48">
            <text:p>21.48</text:p>
          </table:table-cell>
          <table:table-cell office:value-type="float" office:value="21.79">
            <text:p>21.79</text:p>
          </table:table-cell>
          <table:table-cell office:value-type="float" office:value="21.33">
            <text:p>21.33</text:p>
          </table:table-cell>
          <table:table-cell office:value-type="float" office:value="21.71">
            <text:p>21.71</text:p>
          </table:table-cell>
          <table:table-cell office:value-type="float" office:value="4024081">
            <text:p>4024081</text:p>
          </table:table-cell>
          <table:table-cell table:formula="of:=[.G517]+[.$I$2]" office:value-type="float" office:value="5.15999999999993">
            <text:p>5.16</text:p>
          </table:table-cell>
          <table:table-cell table:formula="of:=SIN([.G518])+[.$J$2]" office:value-type="float" office:value="-0.901483655966383">
            <text:p>-0.901483656</text:p>
          </table:table-cell>
          <table:table-cell table:number-columns-repeated="2"/>
        </table:table-row>
        <table:table-row table:style-name="ro1">
          <table:table-cell office:value-type="string">
            <text:p>2009-12-24</text:p>
          </table:table-cell>
          <table:table-cell office:value-type="float" office:value="21.8">
            <text:p>21.8</text:p>
          </table:table-cell>
          <table:table-cell office:value-type="float" office:value="22.58">
            <text:p>22.58</text:p>
          </table:table-cell>
          <table:table-cell office:value-type="float" office:value="21.71">
            <text:p>21.71</text:p>
          </table:table-cell>
          <table:table-cell office:value-type="float" office:value="22.39">
            <text:p>22.39</text:p>
          </table:table-cell>
          <table:table-cell office:value-type="float" office:value="6370206">
            <text:p>6370206</text:p>
          </table:table-cell>
          <table:table-cell table:formula="of:=[.G518]+[.$I$2]" office:value-type="float" office:value="5.16999999999993">
            <text:p>5.17</text:p>
          </table:table-cell>
          <table:table-cell table:formula="of:=SIN([.G519])+[.$J$2]" office:value-type="float" office:value="-0.897110522849671">
            <text:p>-0.8971105228</text:p>
          </table:table-cell>
          <table:table-cell table:number-columns-repeated="2"/>
        </table:table-row>
        <table:table-row table:style-name="ro1">
          <table:table-cell office:value-type="string">
            <text:p>2009-12-25</text:p>
          </table:table-cell>
          <table:table-cell table:number-columns-repeated="4" office:value-type="float" office:value="22.39">
            <text:p>22.39</text:p>
          </table:table-cell>
          <table:table-cell office:value-type="float" office:value="0">
            <text:p>0</text:p>
          </table:table-cell>
          <table:table-cell table:formula="of:=[.G519]+[.$I$2]" office:value-type="float" office:value="5.17999999999993">
            <text:p>5.18</text:p>
          </table:table-cell>
          <table:table-cell table:formula="of:=SIN([.G520])+[.$J$2]" office:value-type="float" office:value="-0.892647679428264">
            <text:p>-0.8926476794</text:p>
          </table:table-cell>
          <table:table-cell table:number-columns-repeated="2"/>
        </table:table-row>
        <table:table-row table:style-name="ro1">
          <table:table-cell office:value-type="string">
            <text:p>2009-12-28</text:p>
          </table:table-cell>
          <table:table-cell table:number-columns-repeated="4" office:value-type="float" office:value="22.39">
            <text:p>22.39</text:p>
          </table:table-cell>
          <table:table-cell office:value-type="float" office:value="0">
            <text:p>0</text:p>
          </table:table-cell>
          <table:table-cell table:formula="of:=[.G520]+[.$I$2]" office:value-type="float" office:value="5.18999999999993">
            <text:p>5.19</text:p>
          </table:table-cell>
          <table:table-cell table:formula="of:=SIN([.G521])+[.$J$2]" office:value-type="float" office:value="-0.888095571982785">
            <text:p>-0.888095572</text:p>
          </table:table-cell>
          <table:table-cell table:number-columns-repeated="2"/>
        </table:table-row>
        <table:table-row table:style-name="ro1">
          <table:table-cell office:value-type="string">
            <text:p>2009-12-29</text:p>
          </table:table-cell>
          <table:table-cell office:value-type="float" office:value="22.62">
            <text:p>22.62</text:p>
          </table:table-cell>
          <table:table-cell office:value-type="float" office:value="22.79">
            <text:p>22.79</text:p>
          </table:table-cell>
          <table:table-cell office:value-type="float" office:value="22.55">
            <text:p>22.55</text:p>
          </table:table-cell>
          <table:table-cell office:value-type="float" office:value="22.7">
            <text:p>22.7</text:p>
          </table:table-cell>
          <table:table-cell office:value-type="float" office:value="5680928">
            <text:p>5680928</text:p>
          </table:table-cell>
          <table:table-cell table:formula="of:=[.G521]+[.$I$2]" office:value-type="float" office:value="5.19999999999993">
            <text:p>5.2</text:p>
          </table:table-cell>
          <table:table-cell table:formula="of:=SIN([.G522])+[.$J$2]" office:value-type="float" office:value="-0.883454655720184">
            <text:p>-0.8834546557</text:p>
          </table:table-cell>
          <table:table-cell table:number-columns-repeated="2"/>
        </table:table-row>
        <table:table-row table:style-name="ro1">
          <table:table-cell office:value-type="string">
            <text:p>2009-12-30</text:p>
          </table:table-cell>
          <table:table-cell office:value-type="float" office:value="22.72">
            <text:p>22.72</text:p>
          </table:table-cell>
          <table:table-cell office:value-type="float" office:value="22.93">
            <text:p>22.93</text:p>
          </table:table-cell>
          <table:table-cell office:value-type="float" office:value="22.72">
            <text:p>22.72</text:p>
          </table:table-cell>
          <table:table-cell office:value-type="float" office:value="22.74">
            <text:p>22.74</text:p>
          </table:table-cell>
          <table:table-cell office:value-type="float" office:value="2740487">
            <text:p>2740487</text:p>
          </table:table-cell>
          <table:table-cell table:formula="of:=[.G522]+[.$I$2]" office:value-type="float" office:value="5.20999999999993">
            <text:p>5.21</text:p>
          </table:table-cell>
          <table:table-cell table:formula="of:=SIN([.G523])+[.$J$2]" office:value-type="float" office:value="-0.878725394728222">
            <text:p>-0.8787253947</text:p>
          </table:table-cell>
          <table:table-cell table:number-columns-repeated="2"/>
        </table:table-row>
        <table:table-row table:style-name="ro1">
          <table:table-cell office:value-type="string">
            <text:p>2009-12-31</text:p>
          </table:table-cell>
          <table:table-cell office:value-type="float" office:value="22.82">
            <text:p>22.82</text:p>
          </table:table-cell>
          <table:table-cell office:value-type="float" office:value="22.91">
            <text:p>22.91</text:p>
          </table:table-cell>
          <table:table-cell office:value-type="float" office:value="22.72">
            <text:p>22.72</text:p>
          </table:table-cell>
          <table:table-cell office:value-type="float" office:value="22.88">
            <text:p>22.88</text:p>
          </table:table-cell>
          <table:table-cell office:value-type="float" office:value="1895633">
            <text:p>1895633</text:p>
          </table:table-cell>
          <table:table-cell table:formula="of:=[.G523]+[.$I$2]" office:value-type="float" office:value="5.21999999999993">
            <text:p>5.22</text:p>
          </table:table-cell>
          <table:table-cell table:formula="of:=SIN([.G524])+[.$J$2]" office:value-type="float" office:value="-0.873908261929055">
            <text:p>-0.8739082619</text:p>
          </table:table-cell>
          <table:table-cell table:number-columns-repeated="2"/>
        </table:table-row>
        <table:table-row table:style-name="ro1">
          <table:table-cell office:value-type="string">
            <text:p>2010-01-01</text:p>
          </table:table-cell>
          <table:table-cell table:number-columns-repeated="4" office:value-type="float" office:value="22.88">
            <text:p>22.88</text:p>
          </table:table-cell>
          <table:table-cell office:value-type="float" office:value="0">
            <text:p>0</text:p>
          </table:table-cell>
          <table:table-cell table:formula="of:=[.G524]+[.$I$2]" office:value-type="float" office:value="5.22999999999993">
            <text:p>5.23</text:p>
          </table:table-cell>
          <table:table-cell table:formula="of:=SIN([.G525])+[.$J$2]" office:value-type="float" office:value="-0.869003739031949">
            <text:p>-0.869003739</text:p>
          </table:table-cell>
          <table:table-cell table:number-columns-repeated="2"/>
        </table:table-row>
        <table:table-row table:style-name="ro1">
          <table:table-cell office:value-type="string">
            <text:p>2010-01-04</text:p>
          </table:table-cell>
          <table:table-cell office:value-type="float" office:value="22.79">
            <text:p>22.79</text:p>
          </table:table-cell>
          <table:table-cell office:value-type="float" office:value="22.89">
            <text:p>22.89</text:p>
          </table:table-cell>
          <table:table-cell office:value-type="float" office:value="22.74">
            <text:p>22.74</text:p>
          </table:table-cell>
          <table:table-cell office:value-type="float" office:value="22.89">
            <text:p>22.89</text:p>
          </table:table-cell>
          <table:table-cell office:value-type="float" office:value="3022688">
            <text:p>3022688</text:p>
          </table:table-cell>
          <table:table-cell table:formula="of:=[.G525]+[.$I$2]" office:value-type="float" office:value="5.23999999999993">
            <text:p>5.24</text:p>
          </table:table-cell>
          <table:table-cell table:formula="of:=SIN([.G526])+[.$J$2]" office:value-type="float" office:value="-0.864012316485108">
            <text:p>-0.8640123165</text:p>
          </table:table-cell>
          <table:table-cell table:number-columns-repeated="2"/>
        </table:table-row>
        <table:table-row table:style-name="ro1">
          <table:table-cell office:value-type="string">
            <text:p>2010-01-05</text:p>
          </table:table-cell>
          <table:table-cell office:value-type="float" office:value="22.95">
            <text:p>22.95</text:p>
          </table:table-cell>
          <table:table-cell office:value-type="float" office:value="23.09">
            <text:p>23.09</text:p>
          </table:table-cell>
          <table:table-cell office:value-type="float" office:value="22.87">
            <text:p>22.87</text:p>
          </table:table-cell>
          <table:table-cell office:value-type="float" office:value="23">
            <text:p>23</text:p>
          </table:table-cell>
          <table:table-cell office:value-type="float" office:value="5570419">
            <text:p>5570419</text:p>
          </table:table-cell>
          <table:table-cell table:formula="of:=[.G526]+[.$I$2]" office:value-type="float" office:value="5.24999999999993">
            <text:p>5.25</text:p>
          </table:table-cell>
          <table:table-cell table:formula="of:=SIN([.G527])+[.$J$2]" office:value-type="float" office:value="-0.858934493426627">
            <text:p>-0.8589344934</text:p>
          </table:table-cell>
          <table:table-cell table:number-columns-repeated="2"/>
        </table:table-row>
        <table:table-row table:style-name="ro1">
          <table:table-cell office:value-type="string">
            <text:p>2010-01-06</text:p>
          </table:table-cell>
          <table:table-cell office:value-type="float" office:value="22.85">
            <text:p>22.85</text:p>
          </table:table-cell>
          <table:table-cell office:value-type="float" office:value="23.01">
            <text:p>23.01</text:p>
          </table:table-cell>
          <table:table-cell office:value-type="float" office:value="22.55">
            <text:p>22.55</text:p>
          </table:table-cell>
          <table:table-cell office:value-type="float" office:value="22.66">
            <text:p>22.66</text:p>
          </table:table-cell>
          <table:table-cell office:value-type="float" office:value="3987469">
            <text:p>3987469</text:p>
          </table:table-cell>
          <table:table-cell table:formula="of:=[.G527]+[.$I$2]" office:value-type="float" office:value="5.25999999999993">
            <text:p>5.26</text:p>
          </table:table-cell>
          <table:table-cell table:formula="of:=SIN([.G528])+[.$J$2]" office:value-type="float" office:value="-0.853770777634579">
            <text:p>-0.8537707776</text:p>
          </table:table-cell>
          <table:table-cell table:number-columns-repeated="2"/>
        </table:table-row>
        <table:table-row table:style-name="ro1">
          <table:table-cell office:value-type="string">
            <text:p>2010-01-07</text:p>
          </table:table-cell>
          <table:table-cell office:value-type="float" office:value="22.6">
            <text:p>22.6</text:p>
          </table:table-cell>
          <table:table-cell office:value-type="float" office:value="22.79">
            <text:p>22.79</text:p>
          </table:table-cell>
          <table:table-cell office:value-type="float" office:value="22.1">
            <text:p>22.1</text:p>
          </table:table-cell>
          <table:table-cell office:value-type="float" office:value="22.12">
            <text:p>22.12</text:p>
          </table:table-cell>
          <table:table-cell office:value-type="float" office:value="6711551">
            <text:p>6711551</text:p>
          </table:table-cell>
          <table:table-cell table:formula="of:=[.G528]+[.$I$2]" office:value-type="float" office:value="5.26999999999993">
            <text:p>5.27</text:p>
          </table:table-cell>
          <table:table-cell table:formula="of:=SIN([.G529])+[.$J$2]" office:value-type="float" office:value="-0.84852168547624">
            <text:p>-0.8485216855</text:p>
          </table:table-cell>
          <table:table-cell table:number-columns-repeated="2"/>
        </table:table-row>
        <table:table-row table:style-name="ro1">
          <table:table-cell office:value-type="string">
            <text:p>2010-01-08</text:p>
          </table:table-cell>
          <table:table-cell office:value-type="float" office:value="22.3">
            <text:p>22.3</text:p>
          </table:table-cell>
          <table:table-cell office:value-type="float" office:value="22.47">
            <text:p>22.47</text:p>
          </table:table-cell>
          <table:table-cell office:value-type="float" office:value="22.17">
            <text:p>22.17</text:p>
          </table:table-cell>
          <table:table-cell office:value-type="float" office:value="22.25">
            <text:p>22.25</text:p>
          </table:table-cell>
          <table:table-cell office:value-type="float" office:value="2954063">
            <text:p>2954063</text:p>
          </table:table-cell>
          <table:table-cell table:formula="of:=[.G529]+[.$I$2]" office:value-type="float" office:value="5.27999999999993">
            <text:p>5.28</text:p>
          </table:table-cell>
          <table:table-cell table:formula="of:=SIN([.G530])+[.$J$2]" office:value-type="float" office:value="-0.843187741856453">
            <text:p>-0.8431877419</text:p>
          </table:table-cell>
          <table:table-cell table:number-columns-repeated="2"/>
        </table:table-row>
        <table:table-row table:style-name="ro1">
          <table:table-cell office:value-type="string">
            <text:p>2010-01-11</text:p>
          </table:table-cell>
          <table:table-cell office:value-type="float" office:value="22.36">
            <text:p>22.36</text:p>
          </table:table-cell>
          <table:table-cell office:value-type="float" office:value="22.45">
            <text:p>22.45</text:p>
          </table:table-cell>
          <table:table-cell office:value-type="float" office:value="22.29">
            <text:p>22.29</text:p>
          </table:table-cell>
          <table:table-cell office:value-type="float" office:value="22.39">
            <text:p>22.39</text:p>
          </table:table-cell>
          <table:table-cell office:value-type="float" office:value="3592409">
            <text:p>3592409</text:p>
          </table:table-cell>
          <table:table-cell table:formula="of:=[.G530]+[.$I$2]" office:value-type="float" office:value="5.28999999999993">
            <text:p>5.29</text:p>
          </table:table-cell>
          <table:table-cell table:formula="of:=SIN([.G531])+[.$J$2]" office:value-type="float" office:value="-0.837769480165135">
            <text:p>-0.8377694802</text:p>
          </table:table-cell>
          <table:table-cell table:number-columns-repeated="2"/>
        </table:table-row>
        <table:table-row table:style-name="ro1">
          <table:table-cell office:value-type="string">
            <text:p>2010-01-12</text:p>
          </table:table-cell>
          <table:table-cell office:value-type="float" office:value="22.42">
            <text:p>22.42</text:p>
          </table:table-cell>
          <table:table-cell office:value-type="float" office:value="22.45">
            <text:p>22.45</text:p>
          </table:table-cell>
          <table:table-cell office:value-type="float" office:value="22.17">
            <text:p>22.17</text:p>
          </table:table-cell>
          <table:table-cell office:value-type="float" office:value="22.26">
            <text:p>22.26</text:p>
          </table:table-cell>
          <table:table-cell office:value-type="float" office:value="4881500">
            <text:p>4881500</text:p>
          </table:table-cell>
          <table:table-cell table:formula="of:=[.G531]+[.$I$2]" office:value-type="float" office:value="5.29999999999993">
            <text:p>5.3</text:p>
          </table:table-cell>
          <table:table-cell table:formula="of:=SIN([.G532])+[.$J$2]" office:value-type="float" office:value="-0.832267442223939">
            <text:p>-0.8322674422</text:p>
          </table:table-cell>
          <table:table-cell table:number-columns-repeated="2"/>
        </table:table-row>
        <table:table-row table:style-name="ro1">
          <table:table-cell office:value-type="string">
            <text:p>2010-01-13</text:p>
          </table:table-cell>
          <table:table-cell office:value-type="float" office:value="22.02">
            <text:p>22.02</text:p>
          </table:table-cell>
          <table:table-cell office:value-type="float" office:value="22.33">
            <text:p>22.33</text:p>
          </table:table-cell>
          <table:table-cell office:value-type="float" office:value="21.9">
            <text:p>21.9</text:p>
          </table:table-cell>
          <table:table-cell office:value-type="float" office:value="22.3">
            <text:p>22.3</text:p>
          </table:table-cell>
          <table:table-cell office:value-type="float" office:value="5998565">
            <text:p>5998565</text:p>
          </table:table-cell>
          <table:table-cell table:formula="of:=[.G532]+[.$I$2]" office:value-type="float" office:value="5.30999999999993">
            <text:p>5.31</text:p>
          </table:table-cell>
          <table:table-cell table:formula="of:=SIN([.G533])+[.$J$2]" office:value-type="float" office:value="-0.826682178232075">
            <text:p>-0.8266821782</text:p>
          </table:table-cell>
          <table:table-cell table:number-columns-repeated="2"/>
        </table:table-row>
        <table:table-row table:style-name="ro1">
          <table:table-cell office:value-type="string">
            <text:p>2010-01-14</text:p>
          </table:table-cell>
          <table:table-cell office:value-type="float" office:value="22.42">
            <text:p>22.42</text:p>
          </table:table-cell>
          <table:table-cell office:value-type="float" office:value="22.46">
            <text:p>22.46</text:p>
          </table:table-cell>
          <table:table-cell office:value-type="float" office:value="22.27">
            <text:p>22.27</text:p>
          </table:table-cell>
          <table:table-cell office:value-type="float" office:value="22.4">
            <text:p>22.4</text:p>
          </table:table-cell>
          <table:table-cell office:value-type="float" office:value="4811952">
            <text:p>4811952</text:p>
          </table:table-cell>
          <table:table-cell table:formula="of:=[.G533]+[.$I$2]" office:value-type="float" office:value="5.31999999999993">
            <text:p>5.32</text:p>
          </table:table-cell>
          <table:table-cell table:formula="of:=SIN([.G534])+[.$J$2]" office:value-type="float" office:value="-0.821014246711287">
            <text:p>-0.8210142467</text:p>
          </table:table-cell>
          <table:table-cell table:number-columns-repeated="2"/>
        </table:table-row>
        <table:table-row table:style-name="ro1">
          <table:table-cell office:value-type="string">
            <text:p>2010-01-15</text:p>
          </table:table-cell>
          <table:table-cell office:value-type="float" office:value="22.5">
            <text:p>22.5</text:p>
          </table:table-cell>
          <table:table-cell office:value-type="float" office:value="22.55">
            <text:p>22.55</text:p>
          </table:table-cell>
          <table:table-cell office:value-type="float" office:value="22.06">
            <text:p>22.06</text:p>
          </table:table-cell>
          <table:table-cell office:value-type="float" office:value="22.43">
            <text:p>22.43</text:p>
          </table:table-cell>
          <table:table-cell office:value-type="float" office:value="9662404">
            <text:p>9662404</text:p>
          </table:table-cell>
          <table:table-cell table:formula="of:=[.G534]+[.$I$2]" office:value-type="float" office:value="5.32999999999993">
            <text:p>5.33</text:p>
          </table:table-cell>
          <table:table-cell table:formula="of:=SIN([.G535])+[.$J$2]" office:value-type="float" office:value="-0.815264214450004">
            <text:p>-0.8152642145</text:p>
          </table:table-cell>
          <table:table-cell table:number-columns-repeated="2"/>
        </table:table-row>
        <table:table-row table:style-name="ro1">
          <table:table-cell office:value-type="string">
            <text:p>2010-01-18</text:p>
          </table:table-cell>
          <table:table-cell office:value-type="float" office:value="22.67">
            <text:p>22.67</text:p>
          </table:table-cell>
          <table:table-cell office:value-type="float" office:value="23.18">
            <text:p>23.18</text:p>
          </table:table-cell>
          <table:table-cell office:value-type="float" office:value="22.5">
            <text:p>22.5</text:p>
          </table:table-cell>
          <table:table-cell office:value-type="float" office:value="23.17">
            <text:p>23.17</text:p>
          </table:table-cell>
          <table:table-cell office:value-type="float" office:value="15898861">
            <text:p>15898861</text:p>
          </table:table-cell>
          <table:table-cell table:formula="of:=[.G535]+[.$I$2]" office:value-type="float" office:value="5.33999999999993">
            <text:p>5.34</text:p>
          </table:table-cell>
          <table:table-cell table:formula="of:=SIN([.G536])+[.$J$2]" office:value-type="float" office:value="-0.80943265644666">
            <text:p>-0.8094326564</text:p>
          </table:table-cell>
          <table:table-cell table:number-columns-repeated="2"/>
        </table:table-row>
        <table:table-row table:style-name="ro1">
          <table:table-cell office:value-type="string">
            <text:p>2010-01-19</text:p>
          </table:table-cell>
          <table:table-cell office:value-type="float" office:value="23.15">
            <text:p>23.15</text:p>
          </table:table-cell>
          <table:table-cell office:value-type="float" office:value="23.41">
            <text:p>23.41</text:p>
          </table:table-cell>
          <table:table-cell office:value-type="float" office:value="22.86">
            <text:p>22.86</text:p>
          </table:table-cell>
          <table:table-cell office:value-type="float" office:value="23.2">
            <text:p>23.2</text:p>
          </table:table-cell>
          <table:table-cell office:value-type="float" office:value="11852202">
            <text:p>11852202</text:p>
          </table:table-cell>
          <table:table-cell table:formula="of:=[.G536]+[.$I$2]" office:value-type="float" office:value="5.34999999999993">
            <text:p>5.35</text:p>
          </table:table-cell>
          <table:table-cell table:formula="of:=SIN([.G537])+[.$J$2]" office:value-type="float" office:value="-0.803520155852197">
            <text:p>-0.8035201559</text:p>
          </table:table-cell>
          <table:table-cell table:number-columns-repeated="2"/>
        </table:table-row>
        <table:table-row table:style-name="ro1">
          <table:table-cell office:value-type="string">
            <text:p>2010-01-20</text:p>
          </table:table-cell>
          <table:table-cell office:value-type="float" office:value="23.48">
            <text:p>23.48</text:p>
          </table:table-cell>
          <table:table-cell office:value-type="float" office:value="23.52">
            <text:p>23.52</text:p>
          </table:table-cell>
          <table:table-cell office:value-type="float" office:value="23.14">
            <text:p>23.14</text:p>
          </table:table-cell>
          <table:table-cell office:value-type="float" office:value="23.27">
            <text:p>23.27</text:p>
          </table:table-cell>
          <table:table-cell office:value-type="float" office:value="7687122">
            <text:p>7687122</text:p>
          </table:table-cell>
          <table:table-cell table:formula="of:=[.G537]+[.$I$2]" office:value-type="float" office:value="5.35999999999993">
            <text:p>5.36</text:p>
          </table:table-cell>
          <table:table-cell table:formula="of:=SIN([.G538])+[.$J$2]" office:value-type="float" office:value="-0.797527303911747">
            <text:p>-0.7975273039</text:p>
          </table:table-cell>
          <table:table-cell table:number-columns-repeated="2"/>
        </table:table-row>
        <table:table-row table:style-name="ro1">
          <table:table-cell office:value-type="string">
            <text:p>2010-01-21</text:p>
          </table:table-cell>
          <table:table-cell office:value-type="float" office:value="23">
            <text:p>23</text:p>
          </table:table-cell>
          <table:table-cell office:value-type="float" office:value="23.36">
            <text:p>23.36</text:p>
          </table:table-cell>
          <table:table-cell office:value-type="float" office:value="22.93">
            <text:p>22.93</text:p>
          </table:table-cell>
          <table:table-cell office:value-type="float" office:value="23.26">
            <text:p>23.26</text:p>
          </table:table-cell>
          <table:table-cell office:value-type="float" office:value="8271532">
            <text:p>8271532</text:p>
          </table:table-cell>
          <table:table-cell table:formula="of:=[.G538]+[.$I$2]" office:value-type="float" office:value="5.36999999999993">
            <text:p>5.37</text:p>
          </table:table-cell>
          <table:table-cell table:formula="of:=SIN([.G539])+[.$J$2]" office:value-type="float" office:value="-0.791454699905509">
            <text:p>-0.7914546999</text:p>
          </table:table-cell>
          <table:table-cell table:number-columns-repeated="2"/>
        </table:table-row>
        <table:table-row table:style-name="ro1">
          <table:table-cell office:value-type="string">
            <text:p>2010-01-22</text:p>
          </table:table-cell>
          <table:table-cell office:value-type="float" office:value="22.51">
            <text:p>22.51</text:p>
          </table:table-cell>
          <table:table-cell office:value-type="float" office:value="22.81">
            <text:p>22.81</text:p>
          </table:table-cell>
          <table:table-cell office:value-type="float" office:value="22.47">
            <text:p>22.47</text:p>
          </table:table-cell>
          <table:table-cell office:value-type="float" office:value="22.65">
            <text:p>22.65</text:p>
          </table:table-cell>
          <table:table-cell office:value-type="float" office:value="9460160">
            <text:p>9460160</text:p>
          </table:table-cell>
          <table:table-cell table:formula="of:=[.G539]+[.$I$2]" office:value-type="float" office:value="5.37999999999993">
            <text:p>5.38</text:p>
          </table:table-cell>
          <table:table-cell table:formula="of:=SIN([.G540])+[.$J$2]" office:value-type="float" office:value="-0.785302951088824">
            <text:p>-0.7853029511</text:p>
          </table:table-cell>
          <table:table-cell table:number-columns-repeated="2"/>
        </table:table-row>
        <table:table-row table:style-name="ro1">
          <table:table-cell office:value-type="string">
            <text:p>2010-01-25</text:p>
          </table:table-cell>
          <table:table-cell office:value-type="float" office:value="22.2">
            <text:p>22.2</text:p>
          </table:table-cell>
          <table:table-cell office:value-type="float" office:value="22.4">
            <text:p>22.4</text:p>
          </table:table-cell>
          <table:table-cell office:value-type="float" office:value="22.02">
            <text:p>22.02</text:p>
          </table:table-cell>
          <table:table-cell office:value-type="float" office:value="22.29">
            <text:p>22.29</text:p>
          </table:table-cell>
          <table:table-cell office:value-type="float" office:value="6239757">
            <text:p>6239757</text:p>
          </table:table-cell>
          <table:table-cell table:formula="of:=[.G540]+[.$I$2]" office:value-type="float" office:value="5.38999999999993">
            <text:p>5.39</text:p>
          </table:table-cell>
          <table:table-cell table:formula="of:=SIN([.G541])+[.$J$2]" office:value-type="float" office:value="-0.779072672631447">
            <text:p>-0.7790726726</text:p>
          </table:table-cell>
          <table:table-cell table:number-columns-repeated="2"/>
        </table:table-row>
        <table:table-row table:style-name="ro1">
          <table:table-cell office:value-type="string">
            <text:p>2010-01-26</text:p>
          </table:table-cell>
          <table:table-cell table:number-columns-repeated="4" office:value-type="float" office:value="22.29">
            <text:p>22.29</text:p>
          </table:table-cell>
          <table:table-cell office:value-type="float" office:value="0">
            <text:p>0</text:p>
          </table:table-cell>
          <table:table-cell table:formula="of:=[.G541]+[.$I$2]" office:value-type="float" office:value="5.39999999999993">
            <text:p>5.4</text:p>
          </table:table-cell>
          <table:table-cell table:formula="of:=SIN([.G542])+[.$J$2]" office:value-type="float" office:value="-0.772764487556032">
            <text:p>-0.7727644876</text:p>
          </table:table-cell>
          <table:table-cell table:number-columns-repeated="2"/>
        </table:table-row>
        <table:table-row table:style-name="ro1">
          <table:table-cell office:value-type="string">
            <text:p>2010-01-27</text:p>
          </table:table-cell>
          <table:table-cell office:value-type="float" office:value="22.01">
            <text:p>22.01</text:p>
          </table:table-cell>
          <table:table-cell office:value-type="float" office:value="22.17">
            <text:p>22.17</text:p>
          </table:table-cell>
          <table:table-cell office:value-type="float" office:value="21.8">
            <text:p>21.8</text:p>
          </table:table-cell>
          <table:table-cell office:value-type="float" office:value="21.96">
            <text:p>21.96</text:p>
          </table:table-cell>
          <table:table-cell office:value-type="float" office:value="9162507">
            <text:p>9162507</text:p>
          </table:table-cell>
          <table:table-cell table:formula="of:=[.G542]+[.$I$2]" office:value-type="float" office:value="5.40999999999993">
            <text:p>5.41</text:p>
          </table:table-cell>
          <table:table-cell table:formula="of:=SIN([.G543])+[.$J$2]" office:value-type="float" office:value="-0.76637902667583">
            <text:p>-0.7663790267</text:p>
          </table:table-cell>
          <table:table-cell table:number-columns-repeated="2"/>
        </table:table-row>
        <table:table-row table:style-name="ro1">
          <table:table-cell office:value-type="string">
            <text:p>2010-01-28</text:p>
          </table:table-cell>
          <table:table-cell office:value-type="float" office:value="22.11">
            <text:p>22.11</text:p>
          </table:table-cell>
          <table:table-cell office:value-type="float" office:value="22.25">
            <text:p>22.25</text:p>
          </table:table-cell>
          <table:table-cell office:value-type="float" office:value="21.87">
            <text:p>21.87</text:p>
          </table:table-cell>
          <table:table-cell office:value-type="float" office:value="22.15">
            <text:p>22.15</text:p>
          </table:table-cell>
          <table:table-cell office:value-type="float" office:value="10671821">
            <text:p>10671821</text:p>
          </table:table-cell>
          <table:table-cell table:formula="of:=[.G543]+[.$I$2]" office:value-type="float" office:value="5.41999999999993">
            <text:p>5.42</text:p>
          </table:table-cell>
          <table:table-cell table:formula="of:=SIN([.G544])+[.$J$2]" office:value-type="float" office:value="-0.759916928531607">
            <text:p>-0.7599169285</text:p>
          </table:table-cell>
          <table:table-cell table:number-columns-repeated="2"/>
        </table:table-row>
        <table:table-row table:style-name="ro1">
          <table:table-cell office:value-type="string">
            <text:p>2010-01-29</text:p>
          </table:table-cell>
          <table:table-cell office:value-type="float" office:value="21.9">
            <text:p>21.9</text:p>
          </table:table-cell>
          <table:table-cell office:value-type="float" office:value="21.93">
            <text:p>21.93</text:p>
          </table:table-cell>
          <table:table-cell office:value-type="float" office:value="21.68">
            <text:p>21.68</text:p>
          </table:table-cell>
          <table:table-cell office:value-type="float" office:value="21.73">
            <text:p>21.73</text:p>
          </table:table-cell>
          <table:table-cell office:value-type="float" office:value="8856779">
            <text:p>8856779</text:p>
          </table:table-cell>
          <table:table-cell table:formula="of:=[.G544]+[.$I$2]" office:value-type="float" office:value="5.42999999999993">
            <text:p>5.43</text:p>
          </table:table-cell>
          <table:table-cell table:formula="of:=SIN([.G545])+[.$J$2]" office:value-type="float" office:value="-0.753378839327793">
            <text:p>-0.7533788393</text:p>
          </table:table-cell>
          <table:table-cell table:number-columns-repeated="2"/>
        </table:table-row>
        <table:table-row table:style-name="ro1">
          <table:table-cell office:value-type="string">
            <text:p>2010-02-01</text:p>
          </table:table-cell>
          <table:table-cell office:value-type="float" office:value="21.7">
            <text:p>21.7</text:p>
          </table:table-cell>
          <table:table-cell office:value-type="float" office:value="21.98">
            <text:p>21.98</text:p>
          </table:table-cell>
          <table:table-cell office:value-type="float" office:value="21.64">
            <text:p>21.64</text:p>
          </table:table-cell>
          <table:table-cell office:value-type="float" office:value="21.8">
            <text:p>21.8</text:p>
          </table:table-cell>
          <table:table-cell office:value-type="float" office:value="8618835">
            <text:p>8618835</text:p>
          </table:table-cell>
          <table:table-cell table:formula="of:=[.G545]+[.$I$2]" office:value-type="float" office:value="5.43999999999993">
            <text:p>5.44</text:p>
          </table:table-cell>
          <table:table-cell table:formula="of:=SIN([.G546])+[.$J$2]" office:value-type="float" office:value="-0.74676541286786">
            <text:p>-0.7467654129</text:p>
          </table:table-cell>
          <table:table-cell table:number-columns-repeated="2"/>
        </table:table-row>
        <table:table-row table:style-name="ro1">
          <table:table-cell office:value-type="string">
            <text:p>2010-02-02</text:p>
          </table:table-cell>
          <table:table-cell office:value-type="float" office:value="21.95">
            <text:p>21.95</text:p>
          </table:table-cell>
          <table:table-cell office:value-type="float" office:value="21.96">
            <text:p>21.96</text:p>
          </table:table-cell>
          <table:table-cell office:value-type="float" office:value="21.68">
            <text:p>21.68</text:p>
          </table:table-cell>
          <table:table-cell office:value-type="float" office:value="21.89">
            <text:p>21.89</text:p>
          </table:table-cell>
          <table:table-cell office:value-type="float" office:value="11582805">
            <text:p>11582805</text:p>
          </table:table-cell>
          <table:table-cell table:formula="of:=[.G546]+[.$I$2]" office:value-type="float" office:value="5.44999999999993">
            <text:p>5.45</text:p>
          </table:table-cell>
          <table:table-cell table:formula="of:=SIN([.G547])+[.$J$2]" office:value-type="float" office:value="-0.740077310488943">
            <text:p>-0.7400773105</text:p>
          </table:table-cell>
          <table:table-cell table:number-columns-repeated="2"/>
        </table:table-row>
        <table:table-row table:style-name="ro1">
          <table:table-cell office:value-type="string">
            <text:p>2010-02-03</text:p>
          </table:table-cell>
          <table:table-cell office:value-type="float" office:value="22.04">
            <text:p>22.04</text:p>
          </table:table-cell>
          <table:table-cell office:value-type="float" office:value="22.07">
            <text:p>22.07</text:p>
          </table:table-cell>
          <table:table-cell office:value-type="float" office:value="21.35">
            <text:p>21.35</text:p>
          </table:table-cell>
          <table:table-cell office:value-type="float" office:value="21.77">
            <text:p>21.77</text:p>
          </table:table-cell>
          <table:table-cell office:value-type="float" office:value="8984678">
            <text:p>8984678</text:p>
          </table:table-cell>
          <table:table-cell table:formula="of:=[.G547]+[.$I$2]" office:value-type="float" office:value="5.45999999999993">
            <text:p>5.46</text:p>
          </table:table-cell>
          <table:table-cell table:formula="of:=SIN([.G548])+[.$J$2]" office:value-type="float" office:value="-0.733315200995705">
            <text:p>-0.733315201</text:p>
          </table:table-cell>
          <table:table-cell table:number-columns-repeated="2"/>
        </table:table-row>
        <table:table-row table:style-name="ro1">
          <table:table-cell office:value-type="string">
            <text:p>2010-02-04</text:p>
          </table:table-cell>
          <table:table-cell office:value-type="float" office:value="21.55">
            <text:p>21.55</text:p>
          </table:table-cell>
          <table:table-cell office:value-type="float" office:value="21.74">
            <text:p>21.74</text:p>
          </table:table-cell>
          <table:table-cell office:value-type="float" office:value="21.31">
            <text:p>21.31</text:p>
          </table:table-cell>
          <table:table-cell office:value-type="float" office:value="21.42">
            <text:p>21.42</text:p>
          </table:table-cell>
          <table:table-cell office:value-type="float" office:value="6185525">
            <text:p>6185525</text:p>
          </table:table-cell>
          <table:table-cell table:formula="of:=[.G548]+[.$I$2]" office:value-type="float" office:value="5.46999999999993">
            <text:p>5.47</text:p>
          </table:table-cell>
          <table:table-cell table:formula="of:=SIN([.G549])+[.$J$2]" office:value-type="float" office:value="-0.726479760593463">
            <text:p>-0.7264797606</text:p>
          </table:table-cell>
          <table:table-cell table:number-columns-repeated="2"/>
        </table:table-row>
        <table:table-row table:style-name="ro1">
          <table:table-cell office:value-type="string">
            <text:p>2010-02-05</text:p>
          </table:table-cell>
          <table:table-cell office:value-type="float" office:value="20.75">
            <text:p>20.75</text:p>
          </table:table-cell>
          <table:table-cell office:value-type="float" office:value="20.98">
            <text:p>20.98</text:p>
          </table:table-cell>
          <table:table-cell office:value-type="float" office:value="20.57">
            <text:p>20.57</text:p>
          </table:table-cell>
          <table:table-cell office:value-type="float" office:value="20.9">
            <text:p>20.9</text:p>
          </table:table-cell>
          <table:table-cell office:value-type="float" office:value="7420818">
            <text:p>7420818</text:p>
          </table:table-cell>
          <table:table-cell table:formula="of:=[.G549]+[.$I$2]" office:value-type="float" office:value="5.47999999999993">
            <text:p>5.48</text:p>
          </table:table-cell>
          <table:table-cell table:formula="of:=SIN([.G550])+[.$J$2]" office:value-type="float" office:value="-0.719571672820558">
            <text:p>-0.7195716728</text:p>
          </table:table-cell>
          <table:table-cell table:number-columns-repeated="2"/>
        </table:table-row>
        <table:table-row table:style-name="ro1">
          <table:table-cell office:value-type="string">
            <text:p>2010-02-08</text:p>
          </table:table-cell>
          <table:table-cell office:value-type="float" office:value="21">
            <text:p>21</text:p>
          </table:table-cell>
          <table:table-cell office:value-type="float" office:value="21.07">
            <text:p>21.07</text:p>
          </table:table-cell>
          <table:table-cell office:value-type="float" office:value="20.7">
            <text:p>20.7</text:p>
          </table:table-cell>
          <table:table-cell office:value-type="float" office:value="20.97">
            <text:p>20.97</text:p>
          </table:table-cell>
          <table:table-cell office:value-type="float" office:value="7092255">
            <text:p>7092255</text:p>
          </table:table-cell>
          <table:table-cell table:formula="of:=[.G550]+[.$I$2]" office:value-type="float" office:value="5.48999999999993">
            <text:p>5.49</text:p>
          </table:table-cell>
          <table:table-cell table:formula="of:=SIN([.G551])+[.$J$2]" office:value-type="float" office:value="-0.712591628480013">
            <text:p>-0.7125916285</text:p>
          </table:table-cell>
          <table:table-cell table:number-columns-repeated="2"/>
        </table:table-row>
        <table:table-row table:style-name="ro1">
          <table:table-cell office:value-type="string">
            <text:p>2010-02-09</text:p>
          </table:table-cell>
          <table:table-cell office:value-type="float" office:value="20.81">
            <text:p>20.81</text:p>
          </table:table-cell>
          <table:table-cell office:value-type="float" office:value="20.87">
            <text:p>20.87</text:p>
          </table:table-cell>
          <table:table-cell office:value-type="float" office:value="20.39">
            <text:p>20.39</text:p>
          </table:table-cell>
          <table:table-cell office:value-type="float" office:value="20.57">
            <text:p>20.57</text:p>
          </table:table-cell>
          <table:table-cell office:value-type="float" office:value="7605185">
            <text:p>7605185</text:p>
          </table:table-cell>
          <table:table-cell table:formula="of:=[.G551]+[.$I$2]" office:value-type="float" office:value="5.49999999999993">
            <text:p>5.5</text:p>
          </table:table-cell>
          <table:table-cell table:formula="of:=SIN([.G552])+[.$J$2]" office:value-type="float" office:value="-0.705540325570444">
            <text:p>-0.7055403256</text:p>
          </table:table-cell>
          <table:table-cell table:number-columns-repeated="2"/>
        </table:table-row>
        <table:table-row table:style-name="ro1">
          <table:table-cell office:value-type="string">
            <text:p>2010-02-10</text:p>
          </table:table-cell>
          <table:table-cell office:value-type="float" office:value="20.76">
            <text:p>20.76</text:p>
          </table:table-cell>
          <table:table-cell office:value-type="float" office:value="20.86">
            <text:p>20.86</text:p>
          </table:table-cell>
          <table:table-cell office:value-type="float" office:value="20.13">
            <text:p>20.13</text:p>
          </table:table-cell>
          <table:table-cell office:value-type="float" office:value="20.2">
            <text:p>20.2</text:p>
          </table:table-cell>
          <table:table-cell office:value-type="float" office:value="11478608">
            <text:p>11478608</text:p>
          </table:table-cell>
          <table:table-cell table:formula="of:=[.G552]+[.$I$2]" office:value-type="float" office:value="5.50999999999993">
            <text:p>5.51</text:p>
          </table:table-cell>
          <table:table-cell table:formula="of:=SIN([.G553])+[.$J$2]" office:value-type="float" office:value="-0.698418469216266">
            <text:p>-0.6984184692</text:p>
          </table:table-cell>
          <table:table-cell table:number-columns-repeated="2"/>
        </table:table-row>
        <table:table-row table:style-name="ro1">
          <table:table-cell office:value-type="string">
            <text:p>2010-02-11</text:p>
          </table:table-cell>
          <table:table-cell office:value-type="float" office:value="20.3">
            <text:p>20.3</text:p>
          </table:table-cell>
          <table:table-cell office:value-type="float" office:value="20.88">
            <text:p>20.88</text:p>
          </table:table-cell>
          <table:table-cell office:value-type="float" office:value="20.22">
            <text:p>20.22</text:p>
          </table:table-cell>
          <table:table-cell office:value-type="float" office:value="20.75">
            <text:p>20.75</text:p>
          </table:table-cell>
          <table:table-cell office:value-type="float" office:value="7130082">
            <text:p>7130082</text:p>
          </table:table-cell>
          <table:table-cell table:formula="of:=[.G553]+[.$I$2]" office:value-type="float" office:value="5.51999999999993">
            <text:p>5.52</text:p>
          </table:table-cell>
          <table:table-cell table:formula="of:=SIN([.G554])+[.$J$2]" office:value-type="float" office:value="-0.69122677159718">
            <text:p>-0.6912267716</text:p>
          </table:table-cell>
          <table:table-cell table:number-columns-repeated="2"/>
        </table:table-row>
        <table:table-row table:style-name="ro1">
          <table:table-cell office:value-type="string">
            <text:p>2010-02-12</text:p>
          </table:table-cell>
          <table:table-cell office:value-type="float" office:value="20.97">
            <text:p>20.97</text:p>
          </table:table-cell>
          <table:table-cell office:value-type="float" office:value="20.98">
            <text:p>20.98</text:p>
          </table:table-cell>
          <table:table-cell office:value-type="float" office:value="20.37">
            <text:p>20.37</text:p>
          </table:table-cell>
          <table:table-cell office:value-type="float" office:value="20.59">
            <text:p>20.59</text:p>
          </table:table-cell>
          <table:table-cell office:value-type="float" office:value="9393691">
            <text:p>9393691</text:p>
          </table:table-cell>
          <table:table-cell table:formula="of:=[.G554]+[.$I$2]" office:value-type="float" office:value="5.52999999999993">
            <text:p>5.53</text:p>
          </table:table-cell>
          <table:table-cell table:formula="of:=SIN([.G555])+[.$J$2]" office:value-type="float" office:value="-0.683965951876954">
            <text:p>-0.6839659519</text:p>
          </table:table-cell>
          <table:table-cell table:number-columns-repeated="2"/>
        </table:table-row>
        <table:table-row table:style-name="ro1">
          <table:table-cell office:value-type="string">
            <text:p>2010-02-15</text:p>
          </table:table-cell>
          <table:table-cell office:value-type="float" office:value="20.5">
            <text:p>20.5</text:p>
          </table:table-cell>
          <table:table-cell office:value-type="float" office:value="20.75">
            <text:p>20.75</text:p>
          </table:table-cell>
          <table:table-cell office:value-type="float" office:value="20.37">
            <text:p>20.37</text:p>
          </table:table-cell>
          <table:table-cell office:value-type="float" office:value="20.5">
            <text:p>20.5</text:p>
          </table:table-cell>
          <table:table-cell office:value-type="float" office:value="3929862">
            <text:p>3929862</text:p>
          </table:table-cell>
          <table:table-cell table:formula="of:=[.G555]+[.$I$2]" office:value-type="float" office:value="5.53999999999993">
            <text:p>5.54</text:p>
          </table:table-cell>
          <table:table-cell table:formula="of:=SIN([.G556])+[.$J$2]" office:value-type="float" office:value="-0.676636736131511">
            <text:p>-0.6766367361</text:p>
          </table:table-cell>
          <table:table-cell table:number-columns-repeated="2"/>
        </table:table-row>
        <table:table-row table:style-name="ro1">
          <table:table-cell office:value-type="string">
            <text:p>2010-02-16</text:p>
          </table:table-cell>
          <table:table-cell office:value-type="float" office:value="20.87">
            <text:p>20.87</text:p>
          </table:table-cell>
          <table:table-cell office:value-type="float" office:value="21.47">
            <text:p>21.47</text:p>
          </table:table-cell>
          <table:table-cell office:value-type="float" office:value="20.78">
            <text:p>20.78</text:p>
          </table:table-cell>
          <table:table-cell office:value-type="float" office:value="21.1">
            <text:p>21.1</text:p>
          </table:table-cell>
          <table:table-cell office:value-type="float" office:value="8405751">
            <text:p>8405751</text:p>
          </table:table-cell>
          <table:table-cell table:formula="of:=[.G556]+[.$I$2]" office:value-type="float" office:value="5.54999999999993">
            <text:p>5.55</text:p>
          </table:table-cell>
          <table:table-cell table:formula="of:=SIN([.G557])+[.$J$2]" office:value-type="float" office:value="-0.669239857276317">
            <text:p>-0.6692398573</text:p>
          </table:table-cell>
          <table:table-cell table:number-columns-repeated="2"/>
        </table:table-row>
        <table:table-row table:style-name="ro1">
          <table:table-cell office:value-type="string">
            <text:p>2010-02-17</text:p>
          </table:table-cell>
          <table:table-cell office:value-type="float" office:value="21.61">
            <text:p>21.61</text:p>
          </table:table-cell>
          <table:table-cell office:value-type="float" office:value="22.09">
            <text:p>22.09</text:p>
          </table:table-cell>
          <table:table-cell office:value-type="float" office:value="21.55">
            <text:p>21.55</text:p>
          </table:table-cell>
          <table:table-cell office:value-type="float" office:value="22.07">
            <text:p>22.07</text:p>
          </table:table-cell>
          <table:table-cell office:value-type="float" office:value="11415492">
            <text:p>11415492</text:p>
          </table:table-cell>
          <table:table-cell table:formula="of:=[.G557]+[.$I$2]" office:value-type="float" office:value="5.55999999999993">
            <text:p>5.56</text:p>
          </table:table-cell>
          <table:table-cell table:formula="of:=SIN([.G558])+[.$J$2]" office:value-type="float" office:value="-0.661776054993093">
            <text:p>-0.661776055</text:p>
          </table:table-cell>
          <table:table-cell table:number-columns-repeated="2"/>
        </table:table-row>
        <table:table-row table:style-name="ro1">
          <table:table-cell office:value-type="string">
            <text:p>2010-02-18</text:p>
          </table:table-cell>
          <table:table-cell office:value-type="float" office:value="22.32">
            <text:p>22.32</text:p>
          </table:table-cell>
          <table:table-cell office:value-type="float" office:value="22.33">
            <text:p>22.33</text:p>
          </table:table-cell>
          <table:table-cell office:value-type="float" office:value="21.91">
            <text:p>21.91</text:p>
          </table:table-cell>
          <table:table-cell office:value-type="float" office:value="22.05">
            <text:p>22.05</text:p>
          </table:table-cell>
          <table:table-cell office:value-type="float" office:value="7953612">
            <text:p>7953612</text:p>
          </table:table-cell>
          <table:table-cell table:formula="of:=[.G558]+[.$I$2]" office:value-type="float" office:value="5.56999999999993">
            <text:p>5.57</text:p>
          </table:table-cell>
          <table:table-cell table:formula="of:=SIN([.G559])+[.$J$2]" office:value-type="float" office:value="-0.654246075655848">
            <text:p>-0.6542460757</text:p>
          </table:table-cell>
          <table:table-cell table:number-columns-repeated="2"/>
        </table:table-row>
        <table:table-row table:style-name="ro1">
          <table:table-cell office:value-type="string">
            <text:p>2010-02-19</text:p>
          </table:table-cell>
          <table:table-cell office:value-type="float" office:value="22.1">
            <text:p>22.1</text:p>
          </table:table-cell>
          <table:table-cell office:value-type="float" office:value="22.26">
            <text:p>22.26</text:p>
          </table:table-cell>
          <table:table-cell office:value-type="float" office:value="21.8">
            <text:p>21.8</text:p>
          </table:table-cell>
          <table:table-cell office:value-type="float" office:value="21.96">
            <text:p>21.96</text:p>
          </table:table-cell>
          <table:table-cell office:value-type="float" office:value="5523203">
            <text:p>5523203</text:p>
          </table:table-cell>
          <table:table-cell table:formula="of:=[.G559]+[.$I$2]" office:value-type="float" office:value="5.57999999999993">
            <text:p>5.58</text:p>
          </table:table-cell>
          <table:table-cell table:formula="of:=SIN([.G560])+[.$J$2]" office:value-type="float" office:value="-0.64665067225624">
            <text:p>-0.6466506723</text:p>
          </table:table-cell>
          <table:table-cell table:number-columns-repeated="2"/>
        </table:table-row>
        <table:table-row table:style-name="ro1">
          <table:table-cell office:value-type="string">
            <text:p>2010-02-22</text:p>
          </table:table-cell>
          <table:table-cell office:value-type="float" office:value="22.35">
            <text:p>22.35</text:p>
          </table:table-cell>
          <table:table-cell office:value-type="float" office:value="22.65">
            <text:p>22.65</text:p>
          </table:table-cell>
          <table:table-cell office:value-type="float" office:value="22.31">
            <text:p>22.31</text:p>
          </table:table-cell>
          <table:table-cell office:value-type="float" office:value="22.54">
            <text:p>22.54</text:p>
          </table:table-cell>
          <table:table-cell office:value-type="float" office:value="5850966">
            <text:p>5850966</text:p>
          </table:table-cell>
          <table:table-cell table:formula="of:=[.G560]+[.$I$2]" office:value-type="float" office:value="5.58999999999993">
            <text:p>5.59</text:p>
          </table:table-cell>
          <table:table-cell table:formula="of:=SIN([.G561])+[.$J$2]" office:value-type="float" office:value="-0.638990604328281">
            <text:p>-0.6389906043</text:p>
          </table:table-cell>
          <table:table-cell table:number-columns-repeated="2"/>
        </table:table-row>
        <table:table-row table:style-name="ro1">
          <table:table-cell office:value-type="string">
            <text:p>2010-02-23</text:p>
          </table:table-cell>
          <table:table-cell office:value-type="float" office:value="22.45">
            <text:p>22.45</text:p>
          </table:table-cell>
          <table:table-cell office:value-type="float" office:value="22.78">
            <text:p>22.78</text:p>
          </table:table-cell>
          <table:table-cell office:value-type="float" office:value="22.41">
            <text:p>22.41</text:p>
          </table:table-cell>
          <table:table-cell office:value-type="float" office:value="22.73">
            <text:p>22.73</text:p>
          </table:table-cell>
          <table:table-cell office:value-type="float" office:value="8408160">
            <text:p>8408160</text:p>
          </table:table-cell>
          <table:table-cell table:formula="of:=[.G561]+[.$I$2]" office:value-type="float" office:value="5.59999999999993">
            <text:p>5.6</text:p>
          </table:table-cell>
          <table:table-cell table:formula="of:=SIN([.G562])+[.$J$2]" office:value-type="float" office:value="-0.631266637872379">
            <text:p>-0.6312666379</text:p>
          </table:table-cell>
          <table:table-cell table:number-columns-repeated="2"/>
        </table:table-row>
        <table:table-row table:style-name="ro1">
          <table:table-cell office:value-type="string">
            <text:p>2010-02-24</text:p>
          </table:table-cell>
          <table:table-cell office:value-type="float" office:value="22.5">
            <text:p>22.5</text:p>
          </table:table-cell>
          <table:table-cell office:value-type="float" office:value="22.7">
            <text:p>22.7</text:p>
          </table:table-cell>
          <table:table-cell office:value-type="float" office:value="22.31">
            <text:p>22.31</text:p>
          </table:table-cell>
          <table:table-cell office:value-type="float" office:value="22.52">
            <text:p>22.52</text:p>
          </table:table-cell>
          <table:table-cell office:value-type="float" office:value="9086180">
            <text:p>9086180</text:p>
          </table:table-cell>
          <table:table-cell table:formula="of:=[.G562]+[.$I$2]" office:value-type="float" office:value="5.60999999999993">
            <text:p>5.61</text:p>
          </table:table-cell>
          <table:table-cell table:formula="of:=SIN([.G563])+[.$J$2]" office:value-type="float" office:value="-0.623479545278744">
            <text:p>-0.6234795453</text:p>
          </table:table-cell>
          <table:table-cell table:number-columns-repeated="2"/>
        </table:table-row>
        <table:table-row table:style-name="ro1">
          <table:table-cell office:value-type="string">
            <text:p>2010-02-25</text:p>
          </table:table-cell>
          <table:table-cell table:number-columns-repeated="2" office:value-type="float" office:value="22.75">
            <text:p>22.75</text:p>
          </table:table-cell>
          <table:table-cell office:value-type="float" office:value="22.07">
            <text:p>22.07</text:p>
          </table:table-cell>
          <table:table-cell office:value-type="float" office:value="22.25">
            <text:p>22.25</text:p>
          </table:table-cell>
          <table:table-cell office:value-type="float" office:value="8042020">
            <text:p>8042020</text:p>
          </table:table-cell>
          <table:table-cell table:formula="of:=[.G563]+[.$I$2]" office:value-type="float" office:value="5.61999999999992">
            <text:p>5.62</text:p>
          </table:table-cell>
          <table:table-cell table:formula="of:=SIN([.G564])+[.$J$2]" office:value-type="float" office:value="-0.615630105250146">
            <text:p>-0.6156301053</text:p>
          </table:table-cell>
          <table:table-cell table:number-columns-repeated="2"/>
        </table:table-row>
        <table:table-row table:style-name="ro1">
          <table:table-cell office:value-type="string">
            <text:p>2010-02-26</text:p>
          </table:table-cell>
          <table:table-cell office:value-type="float" office:value="22.84">
            <text:p>22.84</text:p>
          </table:table-cell>
          <table:table-cell office:value-type="float" office:value="23.14">
            <text:p>23.14</text:p>
          </table:table-cell>
          <table:table-cell office:value-type="float" office:value="22.58">
            <text:p>22.58</text:p>
          </table:table-cell>
          <table:table-cell office:value-type="float" office:value="23.14">
            <text:p>23.14</text:p>
          </table:table-cell>
          <table:table-cell office:value-type="float" office:value="14569747">
            <text:p>14569747</text:p>
          </table:table-cell>
          <table:table-cell table:formula="of:=[.G564]+[.$I$2]" office:value-type="float" office:value="5.62999999999992">
            <text:p>5.63</text:p>
          </table:table-cell>
          <table:table-cell table:formula="of:=SIN([.G565])+[.$J$2]" office:value-type="float" office:value="-0.607719102724046">
            <text:p>-0.6077191027</text:p>
          </table:table-cell>
          <table:table-cell table:number-columns-repeated="2"/>
        </table:table-row>
        <table:table-row table:style-name="ro1">
          <table:table-cell office:value-type="string">
            <text:p>2010-03-01</text:p>
          </table:table-cell>
          <table:table-cell office:value-type="float" office:value="23.29">
            <text:p>23.29</text:p>
          </table:table-cell>
          <table:table-cell office:value-type="float" office:value="23.59">
            <text:p>23.59</text:p>
          </table:table-cell>
          <table:table-cell office:value-type="float" office:value="23.26">
            <text:p>23.26</text:p>
          </table:table-cell>
          <table:table-cell office:value-type="float" office:value="23.59">
            <text:p>23.59</text:p>
          </table:table-cell>
          <table:table-cell office:value-type="float" office:value="7245062">
            <text:p>7245062</text:p>
          </table:table-cell>
          <table:table-cell table:formula="of:=[.G565]+[.$I$2]" office:value-type="float" office:value="5.63999999999992">
            <text:p>5.64</text:p>
          </table:table-cell>
          <table:table-cell table:formula="of:=SIN([.G566])+[.$J$2]" office:value-type="float" office:value="-0.599747328794104">
            <text:p>-0.5997473288</text:p>
          </table:table-cell>
          <table:table-cell table:number-columns-repeated="2"/>
        </table:table-row>
        <table:table-row table:style-name="ro1">
          <table:table-cell office:value-type="string">
            <text:p>2010-03-02</text:p>
          </table:table-cell>
          <table:table-cell office:value-type="float" office:value="23.79">
            <text:p>23.79</text:p>
          </table:table-cell>
          <table:table-cell office:value-type="float" office:value="23.86">
            <text:p>23.86</text:p>
          </table:table-cell>
          <table:table-cell office:value-type="float" office:value="23.61">
            <text:p>23.61</text:p>
          </table:table-cell>
          <table:table-cell office:value-type="float" office:value="23.83">
            <text:p>23.83</text:p>
          </table:table-cell>
          <table:table-cell office:value-type="float" office:value="9716921">
            <text:p>9716921</text:p>
          </table:table-cell>
          <table:table-cell table:formula="of:=[.G566]+[.$I$2]" office:value-type="float" office:value="5.64999999999992">
            <text:p>5.65</text:p>
          </table:table-cell>
          <table:table-cell table:formula="of:=SIN([.G567])+[.$J$2]" office:value-type="float" office:value="-0.591715580631071">
            <text:p>-0.5917155806</text:p>
          </table:table-cell>
          <table:table-cell table:number-columns-repeated="2"/>
        </table:table-row>
        <table:table-row table:style-name="ro1">
          <table:table-cell office:value-type="string">
            <text:p>2010-03-03</text:p>
          </table:table-cell>
          <table:table-cell office:value-type="float" office:value="23.85">
            <text:p>23.85</text:p>
          </table:table-cell>
          <table:table-cell office:value-type="float" office:value="23.94">
            <text:p>23.94</text:p>
          </table:table-cell>
          <table:table-cell office:value-type="float" office:value="23.75">
            <text:p>23.75</text:p>
          </table:table-cell>
          <table:table-cell office:value-type="float" office:value="23.88">
            <text:p>23.88</text:p>
          </table:table-cell>
          <table:table-cell office:value-type="float" office:value="7787559">
            <text:p>7787559</text:p>
          </table:table-cell>
          <table:table-cell table:formula="of:=[.G567]+[.$I$2]" office:value-type="float" office:value="5.65999999999992">
            <text:p>5.66</text:p>
          </table:table-cell>
          <table:table-cell table:formula="of:=SIN([.G568])+[.$J$2]" office:value-type="float" office:value="-0.583624661403069">
            <text:p>-0.5836246614</text:p>
          </table:table-cell>
          <table:table-cell table:number-columns-repeated="2"/>
        </table:table-row>
        <table:table-row table:style-name="ro1">
          <table:table-cell office:value-type="string">
            <text:p>2010-03-04</text:p>
          </table:table-cell>
          <table:table-cell office:value-type="float" office:value="23.8">
            <text:p>23.8</text:p>
          </table:table-cell>
          <table:table-cell office:value-type="float" office:value="23.81">
            <text:p>23.81</text:p>
          </table:table-cell>
          <table:table-cell office:value-type="float" office:value="23.59">
            <text:p>23.59</text:p>
          </table:table-cell>
          <table:table-cell office:value-type="float" office:value="23.67">
            <text:p>23.67</text:p>
          </table:table-cell>
          <table:table-cell office:value-type="float" office:value="8669194">
            <text:p>8669194</text:p>
          </table:table-cell>
          <table:table-cell table:formula="of:=[.G568]+[.$I$2]" office:value-type="float" office:value="5.66999999999992">
            <text:p>5.67</text:p>
          </table:table-cell>
          <table:table-cell table:formula="of:=SIN([.G569])+[.$J$2]" office:value-type="float" office:value="-0.57547538019528">
            <text:p>-0.5754753802</text:p>
          </table:table-cell>
          <table:table-cell table:number-columns-repeated="2"/>
        </table:table-row>
        <table:table-row table:style-name="ro1">
          <table:table-cell office:value-type="string">
            <text:p>2010-03-05</text:p>
          </table:table-cell>
          <table:table-cell office:value-type="float" office:value="23.7">
            <text:p>23.7</text:p>
          </table:table-cell>
          <table:table-cell office:value-type="float" office:value="23.98">
            <text:p>23.98</text:p>
          </table:table-cell>
          <table:table-cell office:value-type="float" office:value="23.57">
            <text:p>23.57</text:p>
          </table:table-cell>
          <table:table-cell office:value-type="float" office:value="23.83">
            <text:p>23.83</text:p>
          </table:table-cell>
          <table:table-cell office:value-type="float" office:value="6299051">
            <text:p>6299051</text:p>
          </table:table-cell>
          <table:table-cell table:formula="of:=[.G569]+[.$I$2]" office:value-type="float" office:value="5.67999999999992">
            <text:p>5.68</text:p>
          </table:table-cell>
          <table:table-cell table:formula="of:=SIN([.G570])+[.$J$2]" office:value-type="float" office:value="-0.567268551929032">
            <text:p>-0.5672685519</text:p>
          </table:table-cell>
          <table:table-cell table:number-columns-repeated="2"/>
        </table:table-row>
        <table:table-row table:style-name="ro1">
          <table:table-cell office:value-type="string">
            <text:p>2010-03-08</text:p>
          </table:table-cell>
          <table:table-cell office:value-type="float" office:value="23.98">
            <text:p>23.98</text:p>
          </table:table-cell>
          <table:table-cell office:value-type="float" office:value="24.04">
            <text:p>24.04</text:p>
          </table:table-cell>
          <table:table-cell office:value-type="float" office:value="23.63">
            <text:p>23.63</text:p>
          </table:table-cell>
          <table:table-cell office:value-type="float" office:value="23.8">
            <text:p>23.8</text:p>
          </table:table-cell>
          <table:table-cell office:value-type="float" office:value="6424529">
            <text:p>6424529</text:p>
          </table:table-cell>
          <table:table-cell table:formula="of:=[.G570]+[.$I$2]" office:value-type="float" office:value="5.68999999999992">
            <text:p>5.69</text:p>
          </table:table-cell>
          <table:table-cell table:formula="of:=SIN([.G571])+[.$J$2]" office:value-type="float" office:value="-0.559004997280313">
            <text:p>-0.5590049973</text:p>
          </table:table-cell>
          <table:table-cell table:number-columns-repeated="2"/>
        </table:table-row>
        <table:table-row table:style-name="ro1">
          <table:table-cell office:value-type="string">
            <text:p>2010-03-09</text:p>
          </table:table-cell>
          <table:table-cell office:value-type="float" office:value="23.75">
            <text:p>23.75</text:p>
          </table:table-cell>
          <table:table-cell office:value-type="float" office:value="23.96">
            <text:p>23.96</text:p>
          </table:table-cell>
          <table:table-cell office:value-type="float" office:value="23.66">
            <text:p>23.66</text:p>
          </table:table-cell>
          <table:table-cell office:value-type="float" office:value="23.82">
            <text:p>23.82</text:p>
          </table:table-cell>
          <table:table-cell office:value-type="float" office:value="7849124">
            <text:p>7849124</text:p>
          </table:table-cell>
          <table:table-cell table:formula="of:=[.G571]+[.$I$2]" office:value-type="float" office:value="5.69999999999992">
            <text:p>5.7</text:p>
          </table:table-cell>
          <table:table-cell table:formula="of:=SIN([.G572])+[.$J$2]" office:value-type="float" office:value="-0.550685542597702">
            <text:p>-0.5506855426</text:p>
          </table:table-cell>
          <table:table-cell table:number-columns-repeated="2"/>
        </table:table-row>
        <table:table-row table:style-name="ro1">
          <table:table-cell office:value-type="string">
            <text:p>2010-03-10</text:p>
          </table:table-cell>
          <table:table-cell office:value-type="float" office:value="23.97">
            <text:p>23.97</text:p>
          </table:table-cell>
          <table:table-cell office:value-type="float" office:value="24.05">
            <text:p>24.05</text:p>
          </table:table-cell>
          <table:table-cell office:value-type="float" office:value="23.73">
            <text:p>23.73</text:p>
          </table:table-cell>
          <table:table-cell office:value-type="float" office:value="23.94">
            <text:p>23.94</text:p>
          </table:table-cell>
          <table:table-cell office:value-type="float" office:value="5738169">
            <text:p>5738169</text:p>
          </table:table-cell>
          <table:table-cell table:formula="of:=[.G572]+[.$I$2]" office:value-type="float" office:value="5.70999999999992">
            <text:p>5.71</text:p>
          </table:table-cell>
          <table:table-cell table:formula="of:=SIN([.G573])+[.$J$2]" office:value-type="float" office:value="-0.542311019819735">
            <text:p>-0.5423110198</text:p>
          </table:table-cell>
          <table:table-cell table:number-columns-repeated="2"/>
        </table:table-row>
        <table:table-row table:style-name="ro1">
          <table:table-cell office:value-type="string">
            <text:p>2010-03-11</text:p>
          </table:table-cell>
          <table:table-cell office:value-type="float" office:value="24.02">
            <text:p>24.02</text:p>
          </table:table-cell>
          <table:table-cell office:value-type="float" office:value="24.24">
            <text:p>24.24</text:p>
          </table:table-cell>
          <table:table-cell office:value-type="float" office:value="23.91">
            <text:p>23.91</text:p>
          </table:table-cell>
          <table:table-cell office:value-type="float" office:value="24.06">
            <text:p>24.06</text:p>
          </table:table-cell>
          <table:table-cell office:value-type="float" office:value="6398181">
            <text:p>6398181</text:p>
          </table:table-cell>
          <table:table-cell table:formula="of:=[.G573]+[.$I$2]" office:value-type="float" office:value="5.71999999999992">
            <text:p>5.72</text:p>
          </table:table-cell>
          <table:table-cell table:formula="of:=SIN([.G574])+[.$J$2]" office:value-type="float" office:value="-0.53388226639171">
            <text:p>-0.5338822664</text:p>
          </table:table-cell>
          <table:table-cell table:number-columns-repeated="2"/>
        </table:table-row>
        <table:table-row table:style-name="ro1">
          <table:table-cell office:value-type="string">
            <text:p>2010-03-12</text:p>
          </table:table-cell>
          <table:table-cell office:value-type="float" office:value="24.22">
            <text:p>24.22</text:p>
          </table:table-cell>
          <table:table-cell office:value-type="float" office:value="24.28">
            <text:p>24.28</text:p>
          </table:table-cell>
          <table:table-cell office:value-type="float" office:value="24.14">
            <text:p>24.14</text:p>
          </table:table-cell>
          <table:table-cell office:value-type="float" office:value="24.26">
            <text:p>24.26</text:p>
          </table:table-cell>
          <table:table-cell office:value-type="float" office:value="4821708">
            <text:p>4821708</text:p>
          </table:table-cell>
          <table:table-cell table:formula="of:=[.G574]+[.$I$2]" office:value-type="float" office:value="5.72999999999992">
            <text:p>5.73</text:p>
          </table:table-cell>
          <table:table-cell table:formula="of:=SIN([.G575])+[.$J$2]" office:value-type="float" office:value="-0.525400125181946">
            <text:p>-0.5254001252</text:p>
          </table:table-cell>
          <table:table-cell table:number-columns-repeated="2"/>
        </table:table-row>
        <table:table-row table:style-name="ro1">
          <table:table-cell office:value-type="string">
            <text:p>2010-03-15</text:p>
          </table:table-cell>
          <table:table-cell office:value-type="float" office:value="24.29">
            <text:p>24.29</text:p>
          </table:table-cell>
          <table:table-cell office:value-type="float" office:value="24.39">
            <text:p>24.39</text:p>
          </table:table-cell>
          <table:table-cell office:value-type="float" office:value="23.99">
            <text:p>23.99</text:p>
          </table:table-cell>
          <table:table-cell office:value-type="float" office:value="24.02">
            <text:p>24.02</text:p>
          </table:table-cell>
          <table:table-cell office:value-type="float" office:value="5696461">
            <text:p>5696461</text:p>
          </table:table-cell>
          <table:table-cell table:formula="of:=[.G575]+[.$I$2]" office:value-type="float" office:value="5.73999999999992">
            <text:p>5.74</text:p>
          </table:table-cell>
          <table:table-cell table:formula="of:=SIN([.G576])+[.$J$2]" office:value-type="float" office:value="-0.516865444397496">
            <text:p>-0.5168654444</text:p>
          </table:table-cell>
          <table:table-cell table:number-columns-repeated="2"/>
        </table:table-row>
        <table:table-row table:style-name="ro1">
          <table:table-cell office:value-type="string">
            <text:p>2010-03-16</text:p>
          </table:table-cell>
          <table:table-cell office:value-type="float" office:value="24.04">
            <text:p>24.04</text:p>
          </table:table-cell>
          <table:table-cell office:value-type="float" office:value="24.23">
            <text:p>24.23</text:p>
          </table:table-cell>
          <table:table-cell office:value-type="float" office:value="23.83">
            <text:p>23.83</text:p>
          </table:table-cell>
          <table:table-cell office:value-type="float" office:value="24.15">
            <text:p>24.15</text:p>
          </table:table-cell>
          <table:table-cell office:value-type="float" office:value="7140763">
            <text:p>7140763</text:p>
          </table:table-cell>
          <table:table-cell table:formula="of:=[.G576]+[.$I$2]" office:value-type="float" office:value="5.74999999999992">
            <text:p>5.75</text:p>
          </table:table-cell>
          <table:table-cell table:formula="of:=SIN([.G577])+[.$J$2]" office:value-type="float" office:value="-0.508279077499326">
            <text:p>-0.5082790775</text:p>
          </table:table-cell>
          <table:table-cell table:number-columns-repeated="2"/>
        </table:table-row>
        <table:table-row table:style-name="ro1">
          <table:table-cell office:value-type="string">
            <text:p>2010-03-17</text:p>
          </table:table-cell>
          <table:table-cell office:value-type="float" office:value="24.38">
            <text:p>24.38</text:p>
          </table:table-cell>
          <table:table-cell office:value-type="float" office:value="24.67">
            <text:p>24.67</text:p>
          </table:table-cell>
          <table:table-cell office:value-type="float" office:value="24.28">
            <text:p>24.28</text:p>
          </table:table-cell>
          <table:table-cell office:value-type="float" office:value="24.61">
            <text:p>24.61</text:p>
          </table:table-cell>
          <table:table-cell office:value-type="float" office:value="10133150">
            <text:p>10133150</text:p>
          </table:table-cell>
          <table:table-cell table:formula="of:=[.G577]+[.$I$2]" office:value-type="float" office:value="5.75999999999992">
            <text:p>5.76</text:p>
          </table:table-cell>
          <table:table-cell table:formula="of:=SIN([.G578])+[.$J$2]" office:value-type="float" office:value="-0.49964188311697">
            <text:p>-0.4996418831</text:p>
          </table:table-cell>
          <table:table-cell table:number-columns-repeated="2"/>
        </table:table-row>
        <table:table-row table:style-name="ro1">
          <table:table-cell office:value-type="string">
            <text:p>2010-03-18</text:p>
          </table:table-cell>
          <table:table-cell table:number-columns-repeated="2" office:value-type="float" office:value="24.95">
            <text:p>24.95</text:p>
          </table:table-cell>
          <table:table-cell office:value-type="float" office:value="24.7">
            <text:p>24.7</text:p>
          </table:table-cell>
          <table:table-cell office:value-type="float" office:value="24.88">
            <text:p>24.88</text:p>
          </table:table-cell>
          <table:table-cell office:value-type="float" office:value="10632745">
            <text:p>10632745</text:p>
          </table:table-cell>
          <table:table-cell table:formula="of:=[.G578]+[.$I$2]" office:value-type="float" office:value="5.76999999999992">
            <text:p>5.77</text:p>
          </table:table-cell>
          <table:table-cell table:formula="of:=SIN([.G579])+[.$J$2]" office:value-type="float" office:value="-0.49095472496267">
            <text:p>-0.490954725</text:p>
          </table:table-cell>
          <table:table-cell table:number-columns-repeated="2"/>
        </table:table-row>
        <table:table-row table:style-name="ro1">
          <table:table-cell office:value-type="string">
            <text:p>2010-03-19</text:p>
          </table:table-cell>
          <table:table-cell office:value-type="float" office:value="24.93">
            <text:p>24.93</text:p>
          </table:table-cell>
          <table:table-cell office:value-type="float" office:value="25.11">
            <text:p>25.11</text:p>
          </table:table-cell>
          <table:table-cell office:value-type="float" office:value="24.82">
            <text:p>24.82</text:p>
          </table:table-cell>
          <table:table-cell office:value-type="float" office:value="25.11">
            <text:p>25.11</text:p>
          </table:table-cell>
          <table:table-cell office:value-type="float" office:value="6752544">
            <text:p>6752544</text:p>
          </table:table-cell>
          <table:table-cell table:formula="of:=[.G579]+[.$I$2]" office:value-type="float" office:value="5.77999999999992">
            <text:p>5.78</text:p>
          </table:table-cell>
          <table:table-cell table:formula="of:=SIN([.G580])+[.$J$2]" office:value-type="float" office:value="-0.482218471745001">
            <text:p>-0.4822184717</text:p>
          </table:table-cell>
          <table:table-cell table:number-columns-repeated="2"/>
        </table:table-row>
        <table:table-row table:style-name="ro1">
          <table:table-cell office:value-type="string">
            <text:p>2010-03-22</text:p>
          </table:table-cell>
          <table:table-cell office:value-type="float" office:value="24.9">
            <text:p>24.9</text:p>
          </table:table-cell>
          <table:table-cell office:value-type="float" office:value="25.11">
            <text:p>25.11</text:p>
          </table:table-cell>
          <table:table-cell office:value-type="float" office:value="24.64">
            <text:p>24.64</text:p>
          </table:table-cell>
          <table:table-cell office:value-type="float" office:value="24.7">
            <text:p>24.7</text:p>
          </table:table-cell>
          <table:table-cell office:value-type="float" office:value="6944083">
            <text:p>6944083</text:p>
          </table:table-cell>
          <table:table-cell table:formula="of:=[.G580]+[.$I$2]" office:value-type="float" office:value="5.78999999999992">
            <text:p>5.79</text:p>
          </table:table-cell>
          <table:table-cell table:formula="of:=SIN([.G581])+[.$J$2]" office:value-type="float" office:value="-0.473433997082005">
            <text:p>-0.4734339971</text:p>
          </table:table-cell>
          <table:table-cell table:number-columns-repeated="2"/>
        </table:table-row>
        <table:table-row table:style-name="ro1">
          <table:table-cell office:value-type="string">
            <text:p>2010-03-23</text:p>
          </table:table-cell>
          <table:table-cell office:value-type="float" office:value="24.95">
            <text:p>24.95</text:p>
          </table:table-cell>
          <table:table-cell office:value-type="float" office:value="25.46">
            <text:p>25.46</text:p>
          </table:table-cell>
          <table:table-cell office:value-type="float" office:value="24.91">
            <text:p>24.91</text:p>
          </table:table-cell>
          <table:table-cell office:value-type="float" office:value="25.45">
            <text:p>25.45</text:p>
          </table:table-cell>
          <table:table-cell office:value-type="float" office:value="11086779">
            <text:p>11086779</text:p>
          </table:table-cell>
          <table:table-cell table:formula="of:=[.G581]+[.$I$2]" office:value-type="float" office:value="5.79999999999992">
            <text:p>5.8</text:p>
          </table:table-cell>
          <table:table-cell table:formula="of:=SIN([.G582])+[.$J$2]" office:value-type="float" office:value="-0.464602179413827">
            <text:p>-0.4646021794</text:p>
          </table:table-cell>
          <table:table-cell table:number-columns-repeated="2"/>
        </table:table-row>
        <table:table-row table:style-name="ro1">
          <table:table-cell office:value-type="string">
            <text:p>2010-03-24</text:p>
          </table:table-cell>
          <table:table-cell office:value-type="float" office:value="25.56">
            <text:p>25.56</text:p>
          </table:table-cell>
          <table:table-cell office:value-type="float" office:value="25.72">
            <text:p>25.72</text:p>
          </table:table-cell>
          <table:table-cell table:number-columns-repeated="2" office:value-type="float" office:value="25.37">
            <text:p>25.37</text:p>
          </table:table-cell>
          <table:table-cell office:value-type="float" office:value="5057475">
            <text:p>5057475</text:p>
          </table:table-cell>
          <table:table-cell table:formula="of:=[.G582]+[.$I$2]" office:value-type="float" office:value="5.80999999999992">
            <text:p>5.81</text:p>
          </table:table-cell>
          <table:table-cell table:formula="of:=SIN([.G583])+[.$J$2]" office:value-type="float" office:value="-0.455723901914876">
            <text:p>-0.4557239019</text:p>
          </table:table-cell>
          <table:table-cell table:number-columns-repeated="2"/>
        </table:table-row>
        <table:table-row table:style-name="ro1">
          <table:table-cell office:value-type="string">
            <text:p>2010-03-25</text:p>
          </table:table-cell>
          <table:table-cell office:value-type="float" office:value="25.12">
            <text:p>25.12</text:p>
          </table:table-cell>
          <table:table-cell office:value-type="float" office:value="25.45">
            <text:p>25.45</text:p>
          </table:table-cell>
          <table:table-cell office:value-type="float" office:value="25.1">
            <text:p>25.1</text:p>
          </table:table-cell>
          <table:table-cell office:value-type="float" office:value="25.35">
            <text:p>25.35</text:p>
          </table:table-cell>
          <table:table-cell office:value-type="float" office:value="5309623">
            <text:p>5309623</text:p>
          </table:table-cell>
          <table:table-cell table:formula="of:=[.G583]+[.$I$2]" office:value-type="float" office:value="5.81999999999992">
            <text:p>5.82</text:p>
          </table:table-cell>
          <table:table-cell table:formula="of:=SIN([.G584])+[.$J$2]" office:value-type="float" office:value="-0.446800052405502">
            <text:p>-0.4468000524</text:p>
          </table:table-cell>
          <table:table-cell table:number-columns-repeated="2"/>
        </table:table-row>
        <table:table-row table:style-name="ro1">
          <table:table-cell office:value-type="string">
            <text:p>2010-03-26</text:p>
          </table:table-cell>
          <table:table-cell office:value-type="float" office:value="25.3">
            <text:p>25.3</text:p>
          </table:table-cell>
          <table:table-cell office:value-type="float" office:value="25.5">
            <text:p>25.5</text:p>
          </table:table-cell>
          <table:table-cell office:value-type="float" office:value="25.07">
            <text:p>25.07</text:p>
          </table:table-cell>
          <table:table-cell office:value-type="float" office:value="25.45">
            <text:p>25.45</text:p>
          </table:table-cell>
          <table:table-cell office:value-type="float" office:value="16455431">
            <text:p>16455431</text:p>
          </table:table-cell>
          <table:table-cell table:formula="of:=[.G584]+[.$I$2]" office:value-type="float" office:value="5.82999999999992">
            <text:p>5.83</text:p>
          </table:table-cell>
          <table:table-cell table:formula="of:=SIN([.G585])+[.$J$2]" office:value-type="float" office:value="-0.437831523263219">
            <text:p>-0.4378315233</text:p>
          </table:table-cell>
          <table:table-cell table:number-columns-repeated="2"/>
        </table:table-row>
        <table:table-row table:style-name="ro1">
          <table:table-cell office:value-type="string">
            <text:p>2010-03-29</text:p>
          </table:table-cell>
          <table:table-cell office:value-type="float" office:value="25.5">
            <text:p>25.5</text:p>
          </table:table-cell>
          <table:table-cell office:value-type="float" office:value="25.57">
            <text:p>25.57</text:p>
          </table:table-cell>
          <table:table-cell office:value-type="float" office:value="25.3">
            <text:p>25.3</text:p>
          </table:table-cell>
          <table:table-cell office:value-type="float" office:value="25.43">
            <text:p>25.43</text:p>
          </table:table-cell>
          <table:table-cell office:value-type="float" office:value="5987353">
            <text:p>5987353</text:p>
          </table:table-cell>
          <table:table-cell table:formula="of:=[.G585]+[.$I$2]" office:value-type="float" office:value="5.83999999999992">
            <text:p>5.84</text:p>
          </table:table-cell>
          <table:table-cell table:formula="of:=SIN([.G586])+[.$J$2]" office:value-type="float" office:value="-0.428819211333468">
            <text:p>-0.4288192113</text:p>
          </table:table-cell>
          <table:table-cell table:number-columns-repeated="2"/>
        </table:table-row>
        <table:table-row table:style-name="ro1">
          <table:table-cell office:value-type="string">
            <text:p>2010-03-30</text:p>
          </table:table-cell>
          <table:table-cell office:value-type="float" office:value="25.45">
            <text:p>25.45</text:p>
          </table:table-cell>
          <table:table-cell office:value-type="float" office:value="25.65">
            <text:p>25.65</text:p>
          </table:table-cell>
          <table:table-cell office:value-type="float" office:value="25.24">
            <text:p>25.24</text:p>
          </table:table-cell>
          <table:table-cell office:value-type="float" office:value="25.45">
            <text:p>25.45</text:p>
          </table:table-cell>
          <table:table-cell office:value-type="float" office:value="7060585">
            <text:p>7060585</text:p>
          </table:table-cell>
          <table:table-cell table:formula="of:=[.G586]+[.$I$2]" office:value-type="float" office:value="5.84999999999992">
            <text:p>5.85</text:p>
          </table:table-cell>
          <table:table-cell table:formula="of:=SIN([.G587])+[.$J$2]" office:value-type="float" office:value="-0.419764017839932">
            <text:p>-0.4197640178</text:p>
          </table:table-cell>
          <table:table-cell table:number-columns-repeated="2"/>
        </table:table-row>
        <table:table-row table:style-name="ro1">
          <table:table-cell office:value-type="string">
            <text:p>2010-03-31</text:p>
          </table:table-cell>
          <table:table-cell office:value-type="float" office:value="25.31">
            <text:p>25.31</text:p>
          </table:table-cell>
          <table:table-cell office:value-type="float" office:value="25.54">
            <text:p>25.54</text:p>
          </table:table-cell>
          <table:table-cell office:value-type="float" office:value="25.31">
            <text:p>25.31</text:p>
          </table:table-cell>
          <table:table-cell office:value-type="float" office:value="25.36">
            <text:p>25.36</text:p>
          </table:table-cell>
          <table:table-cell office:value-type="float" office:value="9693985">
            <text:p>9693985</text:p>
          </table:table-cell>
          <table:table-cell table:formula="of:=[.G587]+[.$I$2]" office:value-type="float" office:value="5.85999999999992">
            <text:p>5.86</text:p>
          </table:table-cell>
          <table:table-cell table:formula="of:=SIN([.G588])+[.$J$2]" office:value-type="float" office:value="-0.410666848294415">
            <text:p>-0.4106668483</text:p>
          </table:table-cell>
          <table:table-cell table:number-columns-repeated="2"/>
        </table:table-row>
        <table:table-row table:style-name="ro1">
          <table:table-cell office:value-type="string">
            <text:p>2010-04-01</text:p>
          </table:table-cell>
          <table:table-cell table:number-columns-repeated="2" office:value-type="float" office:value="25.42">
            <text:p>25.42</text:p>
          </table:table-cell>
          <table:table-cell office:value-type="float" office:value="25.06">
            <text:p>25.06</text:p>
          </table:table-cell>
          <table:table-cell office:value-type="float" office:value="25.29">
            <text:p>25.29</text:p>
          </table:table-cell>
          <table:table-cell office:value-type="float" office:value="5599183">
            <text:p>5599183</text:p>
          </table:table-cell>
          <table:table-cell table:formula="of:=[.G588]+[.$I$2]" office:value-type="float" office:value="5.86999999999992">
            <text:p>5.87</text:p>
          </table:table-cell>
          <table:table-cell table:formula="of:=SIN([.G589])+[.$J$2]" office:value-type="float" office:value="-0.401528612406289">
            <text:p>-0.4015286124</text:p>
          </table:table-cell>
          <table:table-cell table:number-columns-repeated="2"/>
        </table:table-row>
        <table:table-row table:style-name="ro1">
          <table:table-cell office:value-type="string">
            <text:p>2010-04-02</text:p>
          </table:table-cell>
          <table:table-cell table:number-columns-repeated="4" office:value-type="float" office:value="25.29">
            <text:p>25.29</text:p>
          </table:table-cell>
          <table:table-cell office:value-type="float" office:value="0">
            <text:p>0</text:p>
          </table:table-cell>
          <table:table-cell table:formula="of:=[.G589]+[.$I$2]" office:value-type="float" office:value="5.87999999999992">
            <text:p>5.88</text:p>
          </table:table-cell>
          <table:table-cell table:formula="of:=SIN([.G590])+[.$J$2]" office:value-type="float" office:value="-0.392350223991528">
            <text:p>-0.392350224</text:p>
          </table:table-cell>
          <table:table-cell table:number-columns-repeated="2"/>
        </table:table-row>
        <table:table-row table:style-name="ro1">
          <table:table-cell office:value-type="string">
            <text:p>2010-04-05</text:p>
          </table:table-cell>
          <table:table-cell table:number-columns-repeated="4" office:value-type="float" office:value="25.29">
            <text:p>25.29</text:p>
          </table:table-cell>
          <table:table-cell office:value-type="float" office:value="0">
            <text:p>0</text:p>
          </table:table-cell>
          <table:table-cell table:formula="of:=[.G590]+[.$I$2]" office:value-type="float" office:value="5.88999999999992">
            <text:p>5.89</text:p>
          </table:table-cell>
          <table:table-cell table:formula="of:=SIN([.G591])+[.$J$2]" office:value-type="float" office:value="-0.383132600881326">
            <text:p>-0.3831326009</text:p>
          </table:table-cell>
          <table:table-cell table:number-columns-repeated="2"/>
        </table:table-row>
        <table:table-row table:style-name="ro1">
          <table:table-cell office:value-type="string">
            <text:p>2010-04-06</text:p>
          </table:table-cell>
          <table:table-cell office:value-type="float" office:value="25.29">
            <text:p>25.29</text:p>
          </table:table-cell>
          <table:table-cell office:value-type="float" office:value="25.48">
            <text:p>25.48</text:p>
          </table:table-cell>
          <table:table-cell office:value-type="float" office:value="25.18">
            <text:p>25.18</text:p>
          </table:table-cell>
          <table:table-cell office:value-type="float" office:value="25.45">
            <text:p>25.45</text:p>
          </table:table-cell>
          <table:table-cell office:value-type="float" office:value="4013158">
            <text:p>4013158</text:p>
          </table:table-cell>
          <table:table-cell table:formula="of:=[.G591]+[.$I$2]" office:value-type="float" office:value="5.89999999999992">
            <text:p>5.9</text:p>
          </table:table-cell>
          <table:table-cell table:formula="of:=SIN([.G592])+[.$J$2]" office:value-type="float" office:value="-0.373876664830312">
            <text:p>-0.3738766648</text:p>
          </table:table-cell>
          <table:table-cell table:number-columns-repeated="2"/>
        </table:table-row>
        <table:table-row table:style-name="ro1">
          <table:table-cell office:value-type="string">
            <text:p>2010-04-07</text:p>
          </table:table-cell>
          <table:table-cell office:value-type="float" office:value="25.58">
            <text:p>25.58</text:p>
          </table:table-cell>
          <table:table-cell office:value-type="float" office:value="25.64">
            <text:p>25.64</text:p>
          </table:table-cell>
          <table:table-cell office:value-type="float" office:value="25.46">
            <text:p>25.46</text:p>
          </table:table-cell>
          <table:table-cell office:value-type="float" office:value="25.51">
            <text:p>25.51</text:p>
          </table:table-cell>
          <table:table-cell office:value-type="float" office:value="6383363">
            <text:p>6383363</text:p>
          </table:table-cell>
          <table:table-cell table:formula="of:=[.G592]+[.$I$2]" office:value-type="float" office:value="5.90999999999992">
            <text:p>5.91</text:p>
          </table:table-cell>
          <table:table-cell table:formula="of:=SIN([.G593])+[.$J$2]" office:value-type="float" office:value="-0.364583341424377">
            <text:p>-0.3645833414</text:p>
          </table:table-cell>
          <table:table-cell table:number-columns-repeated="2"/>
        </table:table-row>
        <table:table-row table:style-name="ro1">
          <table:table-cell office:value-type="string">
            <text:p>2010-04-08</text:p>
          </table:table-cell>
          <table:table-cell office:value-type="float" office:value="25.38">
            <text:p>25.38</text:p>
          </table:table-cell>
          <table:table-cell office:value-type="float" office:value="25.48">
            <text:p>25.48</text:p>
          </table:table-cell>
          <table:table-cell table:number-columns-repeated="2" office:value-type="float" office:value="25.18">
            <text:p>25.18</text:p>
          </table:table-cell>
          <table:table-cell office:value-type="float" office:value="5829173">
            <text:p>5829173</text:p>
          </table:table-cell>
          <table:table-cell table:formula="of:=[.G593]+[.$I$2]" office:value-type="float" office:value="5.91999999999992">
            <text:p>5.92</text:p>
          </table:table-cell>
          <table:table-cell table:formula="of:=SIN([.G594])+[.$J$2]" office:value-type="float" office:value="-0.355253559988119">
            <text:p>-0.35525356</text:p>
          </table:table-cell>
          <table:table-cell table:number-columns-repeated="2"/>
        </table:table-row>
        <table:table-row table:style-name="ro1">
          <table:table-cell office:value-type="string">
            <text:p>2010-04-09</text:p>
          </table:table-cell>
          <table:table-cell office:value-type="float" office:value="25.37">
            <text:p>25.37</text:p>
          </table:table-cell>
          <table:table-cell office:value-type="float" office:value="25.38">
            <text:p>25.38</text:p>
          </table:table-cell>
          <table:table-cell office:value-type="float" office:value="25.06">
            <text:p>25.06</text:p>
          </table:table-cell>
          <table:table-cell office:value-type="float" office:value="25.15">
            <text:p>25.15</text:p>
          </table:table-cell>
          <table:table-cell office:value-type="float" office:value="4080170">
            <text:p>4080170</text:p>
          </table:table-cell>
          <table:table-cell table:formula="of:=[.G594]+[.$I$2]" office:value-type="float" office:value="5.92999999999992">
            <text:p>5.93</text:p>
          </table:table-cell>
          <table:table-cell table:formula="of:=SIN([.G595])+[.$J$2]" office:value-type="float" office:value="-0.345888253491905">
            <text:p>-0.3458882535</text:p>
          </table:table-cell>
          <table:table-cell table:number-columns-repeated="2"/>
        </table:table-row>
        <table:table-row table:style-name="ro1">
          <table:table-cell office:value-type="string">
            <text:p>2010-04-12</text:p>
          </table:table-cell>
          <table:table-cell office:value-type="float" office:value="25.3">
            <text:p>25.3</text:p>
          </table:table-cell>
          <table:table-cell office:value-type="float" office:value="25.41">
            <text:p>25.41</text:p>
          </table:table-cell>
          <table:table-cell office:value-type="float" office:value="25.24">
            <text:p>25.24</text:p>
          </table:table-cell>
          <table:table-cell office:value-type="float" office:value="25.36">
            <text:p>25.36</text:p>
          </table:table-cell>
          <table:table-cell office:value-type="float" office:value="5584006">
            <text:p>5584006</text:p>
          </table:table-cell>
          <table:table-cell table:formula="of:=[.G595]+[.$I$2]" office:value-type="float" office:value="5.93999999999992">
            <text:p>5.94</text:p>
          </table:table-cell>
          <table:table-cell table:formula="of:=SIN([.G596])+[.$J$2]" office:value-type="float" office:value="-0.336488358458582">
            <text:p>-0.3364883585</text:p>
          </table:table-cell>
          <table:table-cell table:number-columns-repeated="2"/>
        </table:table-row>
        <table:table-row table:style-name="ro1">
          <table:table-cell office:value-type="string">
            <text:p>2010-04-13</text:p>
          </table:table-cell>
          <table:table-cell office:value-type="float" office:value="25.36">
            <text:p>25.36</text:p>
          </table:table-cell>
          <table:table-cell office:value-type="float" office:value="25.57">
            <text:p>25.57</text:p>
          </table:table-cell>
          <table:table-cell office:value-type="float" office:value="25.25">
            <text:p>25.25</text:p>
          </table:table-cell>
          <table:table-cell office:value-type="float" office:value="25.42">
            <text:p>25.42</text:p>
          </table:table-cell>
          <table:table-cell office:value-type="float" office:value="6249741">
            <text:p>6249741</text:p>
          </table:table-cell>
          <table:table-cell table:formula="of:=[.G596]+[.$I$2]" office:value-type="float" office:value="5.94999999999992">
            <text:p>5.95</text:p>
          </table:table-cell>
          <table:table-cell table:formula="of:=SIN([.G597])+[.$J$2]" office:value-type="float" office:value="-0.327054814869819">
            <text:p>-0.3270548149</text:p>
          </table:table-cell>
          <table:table-cell table:number-columns-repeated="2"/>
        </table:table-row>
        <table:table-row table:style-name="ro1">
          <table:table-cell office:value-type="string">
            <text:p>2010-04-14</text:p>
          </table:table-cell>
          <table:table-cell office:value-type="float" office:value="25.59">
            <text:p>25.59</text:p>
          </table:table-cell>
          <table:table-cell office:value-type="float" office:value="25.94">
            <text:p>25.94</text:p>
          </table:table-cell>
          <table:table-cell office:value-type="float" office:value="25.57">
            <text:p>25.57</text:p>
          </table:table-cell>
          <table:table-cell office:value-type="float" office:value="25.91">
            <text:p>25.91</text:p>
          </table:table-cell>
          <table:table-cell office:value-type="float" office:value="6730633">
            <text:p>6730633</text:p>
          </table:table-cell>
          <table:table-cell table:formula="of:=[.G597]+[.$I$2]" office:value-type="float" office:value="5.95999999999992">
            <text:p>5.96</text:p>
          </table:table-cell>
          <table:table-cell table:formula="of:=SIN([.G598])+[.$J$2]" office:value-type="float" office:value="-0.317588566072113">
            <text:p>-0.3175885661</text:p>
          </table:table-cell>
          <table:table-cell table:number-columns-repeated="2"/>
        </table:table-row>
        <table:table-row table:style-name="ro1">
          <table:table-cell office:value-type="string">
            <text:p>2010-04-15</text:p>
          </table:table-cell>
          <table:table-cell office:value-type="float" office:value="25.99">
            <text:p>25.99</text:p>
          </table:table-cell>
          <table:table-cell office:value-type="float" office:value="26.23">
            <text:p>26.23</text:p>
          </table:table-cell>
          <table:table-cell office:value-type="float" office:value="25.92">
            <text:p>25.92</text:p>
          </table:table-cell>
          <table:table-cell office:value-type="float" office:value="25.97">
            <text:p>25.97</text:p>
          </table:table-cell>
          <table:table-cell office:value-type="float" office:value="6742724">
            <text:p>6742724</text:p>
          </table:table-cell>
          <table:table-cell table:formula="of:=[.G598]+[.$I$2]" office:value-type="float" office:value="5.96999999999992">
            <text:p>5.97</text:p>
          </table:table-cell>
          <table:table-cell table:formula="of:=SIN([.G599])+[.$J$2]" office:value-type="float" office:value="-0.308090558682457">
            <text:p>-0.3080905587</text:p>
          </table:table-cell>
          <table:table-cell table:number-columns-repeated="2"/>
        </table:table-row>
        <table:table-row table:style-name="ro1">
          <table:table-cell office:value-type="string">
            <text:p>2010-04-16</text:p>
          </table:table-cell>
          <table:table-cell office:value-type="float" office:value="25.92">
            <text:p>25.92</text:p>
          </table:table-cell>
          <table:table-cell office:value-type="float" office:value="25.97">
            <text:p>25.97</text:p>
          </table:table-cell>
          <table:table-cell office:value-type="float" office:value="25.57">
            <text:p>25.57</text:p>
          </table:table-cell>
          <table:table-cell office:value-type="float" office:value="25.69">
            <text:p>25.69</text:p>
          </table:table-cell>
          <table:table-cell office:value-type="float" office:value="9857128">
            <text:p>9857128</text:p>
          </table:table-cell>
          <table:table-cell table:formula="of:=[.G599]+[.$I$2]" office:value-type="float" office:value="5.97999999999992">
            <text:p>5.98</text:p>
          </table:table-cell>
          <table:table-cell table:formula="of:=SIN([.G600])+[.$J$2]" office:value-type="float" office:value="-0.298561742493673">
            <text:p>-0.2985617425</text:p>
          </table:table-cell>
          <table:table-cell table:number-columns-repeated="2"/>
        </table:table-row>
        <table:table-row table:style-name="ro1">
          <table:table-cell office:value-type="string">
            <text:p>2010-04-19</text:p>
          </table:table-cell>
          <table:table-cell office:value-type="float" office:value="25.3">
            <text:p>25.3</text:p>
          </table:table-cell>
          <table:table-cell office:value-type="float" office:value="25.42">
            <text:p>25.42</text:p>
          </table:table-cell>
          <table:table-cell office:value-type="float" office:value="25.02">
            <text:p>25.02</text:p>
          </table:table-cell>
          <table:table-cell office:value-type="float" office:value="25.08">
            <text:p>25.08</text:p>
          </table:table-cell>
          <table:table-cell office:value-type="float" office:value="6677015">
            <text:p>6677015</text:p>
          </table:table-cell>
          <table:table-cell table:formula="of:=[.G600]+[.$I$2]" office:value-type="float" office:value="5.98999999999992">
            <text:p>5.99</text:p>
          </table:table-cell>
          <table:table-cell table:formula="of:=SIN([.G601])+[.$J$2]" office:value-type="float" office:value="-0.289003070379441">
            <text:p>-0.2890030704</text:p>
          </table:table-cell>
          <table:table-cell table:number-columns-repeated="2"/>
        </table:table-row>
        <table:table-row table:style-name="ro1">
          <table:table-cell office:value-type="string">
            <text:p>2010-04-20</text:p>
          </table:table-cell>
          <table:table-cell office:value-type="float" office:value="25.25">
            <text:p>25.25</text:p>
          </table:table-cell>
          <table:table-cell office:value-type="float" office:value="25.36">
            <text:p>25.36</text:p>
          </table:table-cell>
          <table:table-cell office:value-type="float" office:value="25.11">
            <text:p>25.11</text:p>
          </table:table-cell>
          <table:table-cell office:value-type="float" office:value="25.13">
            <text:p>25.13</text:p>
          </table:table-cell>
          <table:table-cell office:value-type="float" office:value="7316750">
            <text:p>7316750</text:p>
          </table:table-cell>
          <table:table-cell table:formula="of:=[.G601]+[.$I$2]" office:value-type="float" office:value="5.99999999999992">
            <text:p>6</text:p>
          </table:table-cell>
          <table:table-cell table:formula="of:=SIN([.G602])+[.$J$2]" office:value-type="float" office:value="-0.279415498199006">
            <text:p>-0.2794154982</text:p>
          </table:table-cell>
          <table:table-cell table:number-columns-repeated="2"/>
        </table:table-row>
        <table:table-row table:style-name="ro1">
          <table:table-cell office:value-type="string">
            <text:p>2010-04-21</text:p>
          </table:table-cell>
          <table:table-cell office:value-type="float" office:value="25.21">
            <text:p>25.21</text:p>
          </table:table-cell>
          <table:table-cell office:value-type="float" office:value="25.57">
            <text:p>25.57</text:p>
          </table:table-cell>
          <table:table-cell office:value-type="float" office:value="25.16">
            <text:p>25.16</text:p>
          </table:table-cell>
          <table:table-cell office:value-type="float" office:value="25.4">
            <text:p>25.4</text:p>
          </table:table-cell>
          <table:table-cell office:value-type="float" office:value="7572762">
            <text:p>7572762</text:p>
          </table:table-cell>
          <table:table-cell table:formula="of:=[.G602]+[.$I$2]" office:value-type="float" office:value="6.00999999999992">
            <text:p>6.01</text:p>
          </table:table-cell>
          <table:table-cell table:formula="of:=SIN([.G603])+[.$J$2]" office:value-type="float" office:value="-0.269799984701597">
            <text:p>-0.2697999847</text:p>
          </table:table-cell>
          <table:table-cell table:number-columns-repeated="2"/>
        </table:table-row>
        <table:table-row table:style-name="ro1">
          <table:table-cell office:value-type="string">
            <text:p>2010-04-22</text:p>
          </table:table-cell>
          <table:table-cell office:value-type="float" office:value="25.28">
            <text:p>25.28</text:p>
          </table:table-cell>
          <table:table-cell office:value-type="float" office:value="25.31">
            <text:p>25.31</text:p>
          </table:table-cell>
          <table:table-cell office:value-type="float" office:value="25.07">
            <text:p>25.07</text:p>
          </table:table-cell>
          <table:table-cell office:value-type="float" office:value="25.25">
            <text:p>25.25</text:p>
          </table:table-cell>
          <table:table-cell office:value-type="float" office:value="8479823">
            <text:p>8479823</text:p>
          </table:table-cell>
          <table:table-cell table:formula="of:=[.G603]+[.$I$2]" office:value-type="float" office:value="6.01999999999992">
            <text:p>6.02</text:p>
          </table:table-cell>
          <table:table-cell table:formula="of:=SIN([.G604])+[.$J$2]" office:value-type="float" office:value="-0.260157491430549">
            <text:p>-0.2601574914</text:p>
          </table:table-cell>
          <table:table-cell table:number-columns-repeated="2"/>
        </table:table-row>
        <table:table-row table:style-name="ro1">
          <table:table-cell office:value-type="string">
            <text:p>2010-04-23</text:p>
          </table:table-cell>
          <table:table-cell office:value-type="float" office:value="25.14">
            <text:p>25.14</text:p>
          </table:table-cell>
          <table:table-cell office:value-type="float" office:value="25.25">
            <text:p>25.25</text:p>
          </table:table-cell>
          <table:table-cell office:value-type="float" office:value="25.07">
            <text:p>25.07</text:p>
          </table:table-cell>
          <table:table-cell office:value-type="float" office:value="25.2">
            <text:p>25.2</text:p>
          </table:table-cell>
          <table:table-cell office:value-type="float" office:value="8154095">
            <text:p>8154095</text:p>
          </table:table-cell>
          <table:table-cell table:formula="of:=[.G604]+[.$I$2]" office:value-type="float" office:value="6.02999999999992">
            <text:p>6.03</text:p>
          </table:table-cell>
          <table:table-cell table:formula="of:=SIN([.G605])+[.$J$2]" office:value-type="float" office:value="-0.250488982627157">
            <text:p>-0.2504889826</text:p>
          </table:table-cell>
          <table:table-cell table:number-columns-repeated="2"/>
        </table:table-row>
        <table:table-row table:style-name="ro1">
          <table:table-cell office:value-type="string">
            <text:p>2010-04-26</text:p>
          </table:table-cell>
          <table:table-cell table:number-columns-repeated="4" office:value-type="float" office:value="25.2">
            <text:p>25.2</text:p>
          </table:table-cell>
          <table:table-cell office:value-type="float" office:value="0">
            <text:p>0</text:p>
          </table:table-cell>
          <table:table-cell table:formula="of:=[.G605]+[.$I$2]" office:value-type="float" office:value="6.03999999999992">
            <text:p>6.04</text:p>
          </table:table-cell>
          <table:table-cell table:formula="of:=SIN([.G606])+[.$J$2]" office:value-type="float" office:value="-0.240795425134241">
            <text:p>-0.2407954251</text:p>
          </table:table-cell>
          <table:table-cell table:number-columns-repeated="2"/>
        </table:table-row>
        <table:table-row table:style-name="ro1">
          <table:table-cell office:value-type="string">
            <text:p>2010-04-27</text:p>
          </table:table-cell>
          <table:table-cell office:value-type="float" office:value="25.13">
            <text:p>25.13</text:p>
          </table:table-cell>
          <table:table-cell office:value-type="float" office:value="25.47">
            <text:p>25.47</text:p>
          </table:table-cell>
          <table:table-cell office:value-type="float" office:value="25.12">
            <text:p>25.12</text:p>
          </table:table-cell>
          <table:table-cell office:value-type="float" office:value="25.17">
            <text:p>25.17</text:p>
          </table:table-cell>
          <table:table-cell office:value-type="float" office:value="6788109">
            <text:p>6788109</text:p>
          </table:table-cell>
          <table:table-cell table:formula="of:=[.G606]+[.$I$2]" office:value-type="float" office:value="6.04999999999992">
            <text:p>6.05</text:p>
          </table:table-cell>
          <table:table-cell table:formula="of:=SIN([.G607])+[.$J$2]" office:value-type="float" office:value="-0.231077788299474">
            <text:p>-0.2310777883</text:p>
          </table:table-cell>
          <table:table-cell table:number-columns-repeated="2"/>
        </table:table-row>
        <table:table-row table:style-name="ro1">
          <table:table-cell office:value-type="string">
            <text:p>2010-04-28</text:p>
          </table:table-cell>
          <table:table-cell office:value-type="float" office:value="24.75">
            <text:p>24.75</text:p>
          </table:table-cell>
          <table:table-cell office:value-type="float" office:value="24.89">
            <text:p>24.89</text:p>
          </table:table-cell>
          <table:table-cell office:value-type="float" office:value="24.58">
            <text:p>24.58</text:p>
          </table:table-cell>
          <table:table-cell office:value-type="float" office:value="24.85">
            <text:p>24.85</text:p>
          </table:table-cell>
          <table:table-cell office:value-type="float" office:value="10105798">
            <text:p>10105798</text:p>
          </table:table-cell>
          <table:table-cell table:formula="of:=[.G607]+[.$I$2]" office:value-type="float" office:value="6.05999999999992">
            <text:p>6.06</text:p>
          </table:table-cell>
          <table:table-cell table:formula="of:=SIN([.G608])+[.$J$2]" office:value-type="float" office:value="-0.221337043878442">
            <text:p>-0.2213370439</text:p>
          </table:table-cell>
          <table:table-cell table:number-columns-repeated="2"/>
        </table:table-row>
        <table:table-row table:style-name="ro1">
          <table:table-cell office:value-type="string">
            <text:p>2010-04-29</text:p>
          </table:table-cell>
          <table:table-cell office:value-type="float" office:value="24.6">
            <text:p>24.6</text:p>
          </table:table-cell>
          <table:table-cell office:value-type="float" office:value="24.69">
            <text:p>24.69</text:p>
          </table:table-cell>
          <table:table-cell office:value-type="float" office:value="24.16">
            <text:p>24.16</text:p>
          </table:table-cell>
          <table:table-cell office:value-type="float" office:value="24.2">
            <text:p>24.2</text:p>
          </table:table-cell>
          <table:table-cell office:value-type="float" office:value="18254265">
            <text:p>18254265</text:p>
          </table:table-cell>
          <table:table-cell table:formula="of:=[.G608]+[.$I$2]" office:value-type="float" office:value="6.06999999999992">
            <text:p>6.07</text:p>
          </table:table-cell>
          <table:table-cell table:formula="of:=SIN([.G609])+[.$J$2]" office:value-type="float" office:value="-0.211574165937468">
            <text:p>-0.2115741659</text:p>
          </table:table-cell>
          <table:table-cell table:number-columns-repeated="2"/>
        </table:table-row>
        <table:table-row table:style-name="ro1">
          <table:table-cell office:value-type="string">
            <text:p>2010-04-30</text:p>
          </table:table-cell>
          <table:table-cell office:value-type="float" office:value="24.32">
            <text:p>24.32</text:p>
          </table:table-cell>
          <table:table-cell office:value-type="float" office:value="24.45">
            <text:p>24.45</text:p>
          </table:table-cell>
          <table:table-cell office:value-type="float" office:value="24.05">
            <text:p>24.05</text:p>
          </table:table-cell>
          <table:table-cell office:value-type="float" office:value="24.2">
            <text:p>24.2</text:p>
          </table:table-cell>
          <table:table-cell office:value-type="float" office:value="17951695">
            <text:p>17951695</text:p>
          </table:table-cell>
          <table:table-cell table:formula="of:=[.G609]+[.$I$2]" office:value-type="float" office:value="6.07999999999992">
            <text:p>6.08</text:p>
          </table:table-cell>
          <table:table-cell table:formula="of:=SIN([.G610])+[.$J$2]" office:value-type="float" office:value="-0.201790130756212">
            <text:p>-0.2017901308</text:p>
          </table:table-cell>
          <table:table-cell table:number-columns-repeated="2"/>
        </table:table-row>
        <table:table-row table:style-name="ro1">
          <table:table-cell office:value-type="string">
            <text:p>2010-05-03</text:p>
          </table:table-cell>
          <table:table-cell office:value-type="float" office:value="24.02">
            <text:p>24.02</text:p>
          </table:table-cell>
          <table:table-cell office:value-type="float" office:value="24.81">
            <text:p>24.81</text:p>
          </table:table-cell>
          <table:table-cell office:value-type="float" office:value="24.01">
            <text:p>24.01</text:p>
          </table:table-cell>
          <table:table-cell office:value-type="float" office:value="24.74">
            <text:p>24.74</text:p>
          </table:table-cell>
          <table:table-cell office:value-type="float" office:value="8892061">
            <text:p>8892061</text:p>
          </table:table-cell>
          <table:table-cell table:formula="of:=[.G610]+[.$I$2]" office:value-type="float" office:value="6.08999999999991">
            <text:p>6.09</text:p>
          </table:table-cell>
          <table:table-cell table:formula="of:=SIN([.G611])+[.$J$2]" office:value-type="float" office:value="-0.191985916730039">
            <text:p>-0.1919859167</text:p>
          </table:table-cell>
          <table:table-cell table:number-columns-repeated="2"/>
        </table:table-row>
        <table:table-row table:style-name="ro1">
          <table:table-cell office:value-type="string">
            <text:p>2010-05-04</text:p>
          </table:table-cell>
          <table:table-cell office:value-type="float" office:value="24.95">
            <text:p>24.95</text:p>
          </table:table-cell>
          <table:table-cell office:value-type="float" office:value="24.99">
            <text:p>24.99</text:p>
          </table:table-cell>
          <table:table-cell office:value-type="float" office:value="24.61">
            <text:p>24.61</text:p>
          </table:table-cell>
          <table:table-cell office:value-type="float" office:value="24.66">
            <text:p>24.66</text:p>
          </table:table-cell>
          <table:table-cell office:value-type="float" office:value="7624967">
            <text:p>7624967</text:p>
          </table:table-cell>
          <table:table-cell table:formula="of:=[.G611]+[.$I$2]" office:value-type="float" office:value="6.09999999999991">
            <text:p>6.1</text:p>
          </table:table-cell>
          <table:table-cell table:formula="of:=SIN([.G612])+[.$J$2]" office:value-type="float" office:value="-0.18216250427218">
            <text:p>-0.1821625043</text:p>
          </table:table-cell>
          <table:table-cell table:number-columns-repeated="2"/>
        </table:table-row>
        <table:table-row table:style-name="ro1">
          <table:table-cell office:value-type="string">
            <text:p>2010-05-05</text:p>
          </table:table-cell>
          <table:table-cell office:value-type="float" office:value="24.29">
            <text:p>24.29</text:p>
          </table:table-cell>
          <table:table-cell office:value-type="float" office:value="24.5">
            <text:p>24.5</text:p>
          </table:table-cell>
          <table:table-cell office:value-type="float" office:value="23.96">
            <text:p>23.96</text:p>
          </table:table-cell>
          <table:table-cell office:value-type="float" office:value="24.11">
            <text:p>24.11</text:p>
          </table:table-cell>
          <table:table-cell office:value-type="float" office:value="12453840">
            <text:p>12453840</text:p>
          </table:table-cell>
          <table:table-cell table:formula="of:=[.G612]+[.$I$2]" office:value-type="float" office:value="6.10999999999991">
            <text:p>6.11</text:p>
          </table:table-cell>
          <table:table-cell table:formula="of:=SIN([.G613])+[.$J$2]" office:value-type="float" office:value="-0.172320875715695">
            <text:p>-0.1723208757</text:p>
          </table:table-cell>
          <table:table-cell table:number-columns-repeated="2"/>
        </table:table-row>
        <table:table-row table:style-name="ro1">
          <table:table-cell office:value-type="string">
            <text:p>2010-05-06</text:p>
          </table:table-cell>
          <table:table-cell office:value-type="float" office:value="23.32">
            <text:p>23.32</text:p>
          </table:table-cell>
          <table:table-cell office:value-type="float" office:value="23.4">
            <text:p>23.4</text:p>
          </table:table-cell>
          <table:table-cell office:value-type="float" office:value="22.33">
            <text:p>22.33</text:p>
          </table:table-cell>
          <table:table-cell office:value-type="float" office:value="22.45">
            <text:p>22.45</text:p>
          </table:table-cell>
          <table:table-cell office:value-type="float" office:value="27707807">
            <text:p>27707807</text:p>
          </table:table-cell>
          <table:table-cell table:formula="of:=[.G613]+[.$I$2]" office:value-type="float" office:value="6.11999999999991">
            <text:p>6.12</text:p>
          </table:table-cell>
          <table:table-cell table:formula="of:=SIN([.G614])+[.$J$2]" office:value-type="float" office:value="-0.162462015215239">
            <text:p>-0.1624620152</text:p>
          </table:table-cell>
          <table:table-cell table:number-columns-repeated="2"/>
        </table:table-row>
        <table:table-row table:style-name="ro1">
          <table:table-cell office:value-type="string">
            <text:p>2010-05-07</text:p>
          </table:table-cell>
          <table:table-cell office:value-type="float" office:value="21.6">
            <text:p>21.6</text:p>
          </table:table-cell>
          <table:table-cell office:value-type="float" office:value="22.27">
            <text:p>22.27</text:p>
          </table:table-cell>
          <table:table-cell office:value-type="float" office:value="21.35">
            <text:p>21.35</text:p>
          </table:table-cell>
          <table:table-cell office:value-type="float" office:value="21.9">
            <text:p>21.9</text:p>
          </table:table-cell>
          <table:table-cell office:value-type="float" office:value="25670141">
            <text:p>25670141</text:p>
          </table:table-cell>
          <table:table-cell table:formula="of:=[.G614]+[.$I$2]" office:value-type="float" office:value="6.12999999999991">
            <text:p>6.13</text:p>
          </table:table-cell>
          <table:table-cell table:formula="of:=SIN([.G615])+[.$J$2]" office:value-type="float" office:value="-0.152586908648646">
            <text:p>-0.1525869086</text:p>
          </table:table-cell>
          <table:table-cell table:number-columns-repeated="2"/>
        </table:table-row>
        <table:table-row table:style-name="ro1">
          <table:table-cell office:value-type="string">
            <text:p>2010-05-10</text:p>
          </table:table-cell>
          <table:table-cell office:value-type="float" office:value="22.5">
            <text:p>22.5</text:p>
          </table:table-cell>
          <table:table-cell office:value-type="float" office:value="22.8">
            <text:p>22.8</text:p>
          </table:table-cell>
          <table:table-cell office:value-type="float" office:value="22.32">
            <text:p>22.32</text:p>
          </table:table-cell>
          <table:table-cell office:value-type="float" office:value="22.78">
            <text:p>22.78</text:p>
          </table:table-cell>
          <table:table-cell office:value-type="float" office:value="10843672">
            <text:p>10843672</text:p>
          </table:table-cell>
          <table:table-cell table:formula="of:=[.G615]+[.$I$2]" office:value-type="float" office:value="6.13999999999991">
            <text:p>6.14</text:p>
          </table:table-cell>
          <table:table-cell table:formula="of:=SIN([.G616])+[.$J$2]" office:value-type="float" office:value="-0.142696543518344">
            <text:p>-0.1426965435</text:p>
          </table:table-cell>
          <table:table-cell table:number-columns-repeated="2"/>
        </table:table-row>
        <table:table-row table:style-name="ro1">
          <table:table-cell office:value-type="string">
            <text:p>2010-05-11</text:p>
          </table:table-cell>
          <table:table-cell office:value-type="float" office:value="23.26">
            <text:p>23.26</text:p>
          </table:table-cell>
          <table:table-cell office:value-type="float" office:value="23.28">
            <text:p>23.28</text:p>
          </table:table-cell>
          <table:table-cell office:value-type="float" office:value="22.37">
            <text:p>22.37</text:p>
          </table:table-cell>
          <table:table-cell office:value-type="float" office:value="22.52">
            <text:p>22.52</text:p>
          </table:table-cell>
          <table:table-cell office:value-type="float" office:value="11510809">
            <text:p>11510809</text:p>
          </table:table-cell>
          <table:table-cell table:formula="of:=[.G616]+[.$I$2]" office:value-type="float" office:value="6.14999999999991">
            <text:p>6.15</text:p>
          </table:table-cell>
          <table:table-cell table:formula="of:=SIN([.G617])+[.$J$2]" office:value-type="float" office:value="-0.132791908852603">
            <text:p>-0.1327919089</text:p>
          </table:table-cell>
          <table:table-cell table:number-columns-repeated="2"/>
        </table:table-row>
        <table:table-row table:style-name="ro1">
          <table:table-cell office:value-type="string">
            <text:p>2010-05-12</text:p>
          </table:table-cell>
          <table:table-cell office:value-type="float" office:value="22.84">
            <text:p>22.84</text:p>
          </table:table-cell>
          <table:table-cell office:value-type="float" office:value="23.09">
            <text:p>23.09</text:p>
          </table:table-cell>
          <table:table-cell office:value-type="float" office:value="22.53">
            <text:p>22.53</text:p>
          </table:table-cell>
          <table:table-cell office:value-type="float" office:value="22.74">
            <text:p>22.74</text:p>
          </table:table-cell>
          <table:table-cell office:value-type="float" office:value="9694899">
            <text:p>9694899</text:p>
          </table:table-cell>
          <table:table-cell table:formula="of:=[.G617]+[.$I$2]" office:value-type="float" office:value="6.15999999999991">
            <text:p>6.16</text:p>
          </table:table-cell>
          <table:table-cell table:formula="of:=SIN([.G618])+[.$J$2]" office:value-type="float" office:value="-0.122873995106636">
            <text:p>-0.1228739951</text:p>
          </table:table-cell>
          <table:table-cell table:number-columns-repeated="2"/>
        </table:table-row>
        <table:table-row table:style-name="ro1">
          <table:table-cell office:value-type="string">
            <text:p>2010-05-13</text:p>
          </table:table-cell>
          <table:table-cell office:value-type="float" office:value="23.2">
            <text:p>23.2</text:p>
          </table:table-cell>
          <table:table-cell office:value-type="float" office:value="23.29">
            <text:p>23.29</text:p>
          </table:table-cell>
          <table:table-cell office:value-type="float" office:value="22.91">
            <text:p>22.91</text:p>
          </table:table-cell>
          <table:table-cell office:value-type="float" office:value="23.29">
            <text:p>23.29</text:p>
          </table:table-cell>
          <table:table-cell office:value-type="float" office:value="7761181">
            <text:p>7761181</text:p>
          </table:table-cell>
          <table:table-cell table:formula="of:=[.G618]+[.$I$2]" office:value-type="float" office:value="6.16999999999991">
            <text:p>6.17</text:p>
          </table:table-cell>
          <table:table-cell table:formula="of:=SIN([.G619])+[.$J$2]" office:value-type="float" office:value="-0.112943794063554">
            <text:p>-0.1129437941</text:p>
          </table:table-cell>
          <table:table-cell table:number-columns-repeated="2"/>
        </table:table-row>
        <table:table-row table:style-name="ro1">
          <table:table-cell office:value-type="string">
            <text:p>2010-05-14</text:p>
          </table:table-cell>
          <table:table-cell office:value-type="float" office:value="22.92">
            <text:p>22.92</text:p>
          </table:table-cell>
          <table:table-cell office:value-type="float" office:value="23.01">
            <text:p>23.01</text:p>
          </table:table-cell>
          <table:table-cell office:value-type="float" office:value="22.73">
            <text:p>22.73</text:p>
          </table:table-cell>
          <table:table-cell office:value-type="float" office:value="22.81">
            <text:p>22.81</text:p>
          </table:table-cell>
          <table:table-cell office:value-type="float" office:value="6053345">
            <text:p>6053345</text:p>
          </table:table-cell>
          <table:table-cell table:formula="of:=[.G619]+[.$I$2]" office:value-type="float" office:value="6.17999999999991">
            <text:p>6.18</text:p>
          </table:table-cell>
          <table:table-cell table:formula="of:=SIN([.G620])+[.$J$2]" office:value-type="float" office:value="-0.103002298735184">
            <text:p>-0.1030022987</text:p>
          </table:table-cell>
          <table:table-cell table:number-columns-repeated="2"/>
        </table:table-row>
        <table:table-row table:style-name="ro1">
          <table:table-cell office:value-type="string">
            <text:p>2010-05-17</text:p>
          </table:table-cell>
          <table:table-cell table:number-columns-repeated="2" office:value-type="float" office:value="22.68">
            <text:p>22.68</text:p>
          </table:table-cell>
          <table:table-cell office:value-type="float" office:value="22.03">
            <text:p>22.03</text:p>
          </table:table-cell>
          <table:table-cell office:value-type="float" office:value="22.15">
            <text:p>22.15</text:p>
          </table:table-cell>
          <table:table-cell office:value-type="float" office:value="7955489">
            <text:p>7955489</text:p>
          </table:table-cell>
          <table:table-cell table:formula="of:=[.G620]+[.$I$2]" office:value-type="float" office:value="6.18999999999991">
            <text:p>6.19</text:p>
          </table:table-cell>
          <table:table-cell table:formula="of:=SIN([.G621])+[.$J$2]" office:value-type="float" office:value="-0.0930505032627764">
            <text:p>-0.0930505033</text:p>
          </table:table-cell>
          <table:table-cell table:number-columns-repeated="2"/>
        </table:table-row>
        <table:table-row table:style-name="ro1">
          <table:table-cell office:value-type="string">
            <text:p>2010-05-18</text:p>
          </table:table-cell>
          <table:table-cell office:value-type="float" office:value="22.2">
            <text:p>22.2</text:p>
          </table:table-cell>
          <table:table-cell office:value-type="float" office:value="22.3">
            <text:p>22.3</text:p>
          </table:table-cell>
          <table:table-cell office:value-type="float" office:value="21.64">
            <text:p>21.64</text:p>
          </table:table-cell>
          <table:table-cell office:value-type="float" office:value="21.73">
            <text:p>21.73</text:p>
          </table:table-cell>
          <table:table-cell office:value-type="float" office:value="16598204">
            <text:p>16598204</text:p>
          </table:table-cell>
          <table:table-cell table:formula="of:=[.G621]+[.$I$2]" office:value-type="float" office:value="6.19999999999991">
            <text:p>6.2</text:p>
          </table:table-cell>
          <table:table-cell table:formula="of:=SIN([.G622])+[.$J$2]" office:value-type="float" office:value="-0.083089402817584">
            <text:p>-0.0830894028</text:p>
          </table:table-cell>
          <table:table-cell table:number-columns-repeated="2"/>
        </table:table-row>
        <table:table-row table:style-name="ro1">
          <table:table-cell office:value-type="string">
            <text:p>2010-05-19</text:p>
          </table:table-cell>
          <table:table-cell office:value-type="float" office:value="21.33">
            <text:p>21.33</text:p>
          </table:table-cell>
          <table:table-cell office:value-type="float" office:value="21.63">
            <text:p>21.63</text:p>
          </table:table-cell>
          <table:table-cell office:value-type="float" office:value="21.22">
            <text:p>21.22</text:p>
          </table:table-cell>
          <table:table-cell office:value-type="float" office:value="21.25">
            <text:p>21.25</text:p>
          </table:table-cell>
          <table:table-cell office:value-type="float" office:value="11030971">
            <text:p>11030971</text:p>
          </table:table-cell>
          <table:table-cell table:formula="of:=[.G622]+[.$I$2]" office:value-type="float" office:value="6.20999999999991">
            <text:p>6.21</text:p>
          </table:table-cell>
          <table:table-cell table:formula="of:=SIN([.G623])+[.$J$2]" office:value-type="float" office:value="-0.0731199935013508">
            <text:p>-0.0731199935</text:p>
          </table:table-cell>
          <table:table-cell table:number-columns-repeated="2"/>
        </table:table-row>
        <table:table-row table:style-name="ro1">
          <table:table-cell office:value-type="string">
            <text:p>2010-05-20</text:p>
          </table:table-cell>
          <table:table-cell office:value-type="float" office:value="21.3">
            <text:p>21.3</text:p>
          </table:table-cell>
          <table:table-cell office:value-type="float" office:value="21.45">
            <text:p>21.45</text:p>
          </table:table-cell>
          <table:table-cell table:number-columns-repeated="2" office:value-type="float" office:value="20.63">
            <text:p>20.63</text:p>
          </table:table-cell>
          <table:table-cell office:value-type="float" office:value="12772425">
            <text:p>12772425</text:p>
          </table:table-cell>
          <table:table-cell table:formula="of:=[.G623]+[.$I$2]" office:value-type="float" office:value="6.21999999999991">
            <text:p>6.22</text:p>
          </table:table-cell>
          <table:table-cell table:formula="of:=SIN([.G624])+[.$J$2]" office:value-type="float" office:value="-0.0631432722467005">
            <text:p>-0.0631432722</text:p>
          </table:table-cell>
          <table:table-cell table:number-columns-repeated="2"/>
        </table:table-row>
        <table:table-row table:style-name="ro1">
          <table:table-cell office:value-type="string">
            <text:p>2010-05-21</text:p>
          </table:table-cell>
          <table:table-cell office:value-type="float" office:value="20.1">
            <text:p>20.1</text:p>
          </table:table-cell>
          <table:table-cell office:value-type="float" office:value="21.23">
            <text:p>21.23</text:p>
          </table:table-cell>
          <table:table-cell office:value-type="float" office:value="19.95">
            <text:p>19.95</text:p>
          </table:table-cell>
          <table:table-cell office:value-type="float" office:value="21">
            <text:p>21</text:p>
          </table:table-cell>
          <table:table-cell office:value-type="float" office:value="19892144">
            <text:p>19892144</text:p>
          </table:table-cell>
          <table:table-cell table:formula="of:=[.G624]+[.$I$2]" office:value-type="float" office:value="6.22999999999991">
            <text:p>6.23</text:p>
          </table:table-cell>
          <table:table-cell table:formula="of:=SIN([.G625])+[.$J$2]" office:value-type="float" office:value="-0.0531602367174448">
            <text:p>-0.0531602367</text:p>
          </table:table-cell>
          <table:table-cell table:number-columns-repeated="2"/>
        </table:table-row>
        <table:table-row table:style-name="ro1">
          <table:table-cell office:value-type="string">
            <text:p>2010-05-24</text:p>
          </table:table-cell>
          <table:table-cell office:value-type="float" office:value="21.42">
            <text:p>21.42</text:p>
          </table:table-cell>
          <table:table-cell office:value-type="float" office:value="21.9">
            <text:p>21.9</text:p>
          </table:table-cell>
          <table:table-cell office:value-type="float" office:value="21.22">
            <text:p>21.22</text:p>
          </table:table-cell>
          <table:table-cell office:value-type="float" office:value="21.9">
            <text:p>21.9</text:p>
          </table:table-cell>
          <table:table-cell office:value-type="float" office:value="15312156">
            <text:p>15312156</text:p>
          </table:table-cell>
          <table:table-cell table:formula="of:=[.G625]+[.$I$2]" office:value-type="float" office:value="6.23999999999991">
            <text:p>6.24</text:p>
          </table:table-cell>
          <table:table-cell table:formula="of:=SIN([.G626])+[.$J$2]" office:value-type="float" office:value="-0.0431718852088174">
            <text:p>-0.0431718852</text:p>
          </table:table-cell>
          <table:table-cell table:number-columns-repeated="2"/>
        </table:table-row>
        <table:table-row table:style-name="ro1">
          <table:table-cell office:value-type="string">
            <text:p>2010-05-25</text:p>
          </table:table-cell>
          <table:table-cell office:value-type="float" office:value="21.5">
            <text:p>21.5</text:p>
          </table:table-cell>
          <table:table-cell office:value-type="float" office:value="21.52">
            <text:p>21.52</text:p>
          </table:table-cell>
          <table:table-cell office:value-type="float" office:value="21.2">
            <text:p>21.2</text:p>
          </table:table-cell>
          <table:table-cell office:value-type="float" office:value="21.34">
            <text:p>21.34</text:p>
          </table:table-cell>
          <table:table-cell office:value-type="float" office:value="11855404">
            <text:p>11855404</text:p>
          </table:table-cell>
          <table:table-cell table:formula="of:=[.G626]+[.$I$2]" office:value-type="float" office:value="6.24999999999991">
            <text:p>6.25</text:p>
          </table:table-cell>
          <table:table-cell table:formula="of:=SIN([.G627])+[.$J$2]" office:value-type="float" office:value="-0.0331792165476456">
            <text:p>-0.0331792165</text:p>
          </table:table-cell>
          <table:table-cell table:number-columns-repeated="2"/>
        </table:table-row>
        <table:table-row table:style-name="ro1">
          <table:table-cell office:value-type="string">
            <text:p>2010-05-26</text:p>
          </table:table-cell>
          <table:table-cell table:number-columns-repeated="2" office:value-type="float" office:value="21.95">
            <text:p>21.95</text:p>
          </table:table-cell>
          <table:table-cell office:value-type="float" office:value="21.42">
            <text:p>21.42</text:p>
          </table:table-cell>
          <table:table-cell office:value-type="float" office:value="21.87">
            <text:p>21.87</text:p>
          </table:table-cell>
          <table:table-cell office:value-type="float" office:value="12069911">
            <text:p>12069911</text:p>
          </table:table-cell>
          <table:table-cell table:formula="of:=[.G627]+[.$I$2]" office:value-type="float" office:value="6.25999999999991">
            <text:p>6.26</text:p>
          </table:table-cell>
          <table:table-cell table:formula="of:=SIN([.G628])+[.$J$2]" office:value-type="float" office:value="-0.0231832299924682">
            <text:p>-0.02318323</text:p>
          </table:table-cell>
          <table:table-cell table:number-columns-repeated="2"/>
        </table:table-row>
        <table:table-row table:style-name="ro1">
          <table:table-cell office:value-type="string">
            <text:p>2010-05-27</text:p>
          </table:table-cell>
          <table:table-cell office:value-type="float" office:value="21.62">
            <text:p>21.62</text:p>
          </table:table-cell>
          <table:table-cell office:value-type="float" office:value="22.09">
            <text:p>22.09</text:p>
          </table:table-cell>
          <table:table-cell office:value-type="float" office:value="21.35">
            <text:p>21.35</text:p>
          </table:table-cell>
          <table:table-cell office:value-type="float" office:value="22.09">
            <text:p>22.09</text:p>
          </table:table-cell>
          <table:table-cell office:value-type="float" office:value="12362503">
            <text:p>12362503</text:p>
          </table:table-cell>
          <table:table-cell table:formula="of:=[.G628]+[.$I$2]" office:value-type="float" office:value="6.26999999999991">
            <text:p>6.27</text:p>
          </table:table-cell>
          <table:table-cell table:formula="of:=SIN([.G629])+[.$J$2]" office:value-type="float" office:value="-0.013184925133611">
            <text:p>-0.0131849251</text:p>
          </table:table-cell>
          <table:table-cell table:number-columns-repeated="2"/>
        </table:table-row>
        <table:table-row table:style-name="ro1">
          <table:table-cell office:value-type="string">
            <text:p>2010-05-28</text:p>
          </table:table-cell>
          <table:table-cell office:value-type="float" office:value="22.45">
            <text:p>22.45</text:p>
          </table:table-cell>
          <table:table-cell office:value-type="float" office:value="22.69">
            <text:p>22.69</text:p>
          </table:table-cell>
          <table:table-cell office:value-type="float" office:value="22.33">
            <text:p>22.33</text:p>
          </table:table-cell>
          <table:table-cell office:value-type="float" office:value="22.52">
            <text:p>22.52</text:p>
          </table:table-cell>
          <table:table-cell office:value-type="float" office:value="12910763">
            <text:p>12910763</text:p>
          </table:table-cell>
          <table:table-cell table:formula="of:=[.G629]+[.$I$2]" office:value-type="float" office:value="6.27999999999991">
            <text:p>6.28</text:p>
          </table:table-cell>
          <table:table-cell table:formula="of:=SIN([.G630])+[.$J$2]" office:value-type="float" office:value="-0.0031853017932277">
            <text:p>-0.0031853018</text:p>
          </table:table-cell>
          <table:table-cell table:number-columns-repeated="2"/>
        </table:table-row>
        <table:table-row table:style-name="ro1">
          <table:table-cell office:value-type="string">
            <text:p>2010-05-31</text:p>
          </table:table-cell>
          <table:table-cell office:value-type="float" office:value="22.43">
            <text:p>22.43</text:p>
          </table:table-cell>
          <table:table-cell office:value-type="float" office:value="22.6">
            <text:p>22.6</text:p>
          </table:table-cell>
          <table:table-cell table:number-columns-repeated="2" office:value-type="float" office:value="22.31">
            <text:p>22.31</text:p>
          </table:table-cell>
          <table:table-cell office:value-type="float" office:value="6341050">
            <text:p>6341050</text:p>
          </table:table-cell>
          <table:table-cell table:formula="of:=[.G630]+[.$I$2]" office:value-type="float" office:value="6.28999999999991">
            <text:p>6.29</text:p>
          </table:table-cell>
          <table:table-cell table:formula="of:=SIN([.G631])+[.$J$2]" office:value-type="float" office:value="0.00681464007468047">
            <text:p>0.0068146401</text:p>
          </table:table-cell>
          <table:table-cell table:number-columns-repeated="2"/>
        </table:table-row>
        <table:table-row table:style-name="ro1">
          <table:table-cell office:value-type="string">
            <text:p>2010-06-01</text:p>
          </table:table-cell>
          <table:table-cell office:value-type="float" office:value="22.31">
            <text:p>22.31</text:p>
          </table:table-cell>
          <table:table-cell office:value-type="float" office:value="22.37">
            <text:p>22.37</text:p>
          </table:table-cell>
          <table:table-cell office:value-type="float" office:value="21.98">
            <text:p>21.98</text:p>
          </table:table-cell>
          <table:table-cell office:value-type="float" office:value="22.3">
            <text:p>22.3</text:p>
          </table:table-cell>
          <table:table-cell office:value-type="float" office:value="6275368">
            <text:p>6275368</text:p>
          </table:table-cell>
          <table:table-cell table:formula="of:=[.G631]+[.$I$2]" office:value-type="float" office:value="6.29999999999991">
            <text:p>6.3</text:p>
          </table:table-cell>
          <table:table-cell table:formula="of:=SIN([.G632])+[.$J$2]" office:value-type="float" office:value="0.01681390048426">
            <text:p>0.0168139005</text:p>
          </table:table-cell>
          <table:table-cell table:number-columns-repeated="2"/>
        </table:table-row>
        <table:table-row table:style-name="ro1">
          <table:table-cell office:value-type="string">
            <text:p>2010-06-02</text:p>
          </table:table-cell>
          <table:table-cell office:value-type="float" office:value="21.99">
            <text:p>21.99</text:p>
          </table:table-cell>
          <table:table-cell office:value-type="float" office:value="22.35">
            <text:p>22.35</text:p>
          </table:table-cell>
          <table:table-cell office:value-type="float" office:value="21.94">
            <text:p>21.94</text:p>
          </table:table-cell>
          <table:table-cell office:value-type="float" office:value="22.09">
            <text:p>22.09</text:p>
          </table:table-cell>
          <table:table-cell office:value-type="float" office:value="5971468">
            <text:p>5971468</text:p>
          </table:table-cell>
          <table:table-cell table:formula="of:=[.G632]+[.$I$2]" office:value-type="float" office:value="6.30999999999991">
            <text:p>6.31</text:p>
          </table:table-cell>
          <table:table-cell table:formula="of:=SIN([.G633])+[.$J$2]" office:value-type="float" office:value="0.0268114795178027">
            <text:p>0.0268114795</text:p>
          </table:table-cell>
          <table:table-cell table:number-columns-repeated="2"/>
        </table:table-row>
        <table:table-row table:style-name="ro1">
          <table:table-cell office:value-type="string">
            <text:p>2010-06-03</text:p>
          </table:table-cell>
          <table:table-cell office:value-type="float" office:value="22.5">
            <text:p>22.5</text:p>
          </table:table-cell>
          <table:table-cell office:value-type="float" office:value="22.95">
            <text:p>22.95</text:p>
          </table:table-cell>
          <table:table-cell office:value-type="float" office:value="22.41">
            <text:p>22.41</text:p>
          </table:table-cell>
          <table:table-cell office:value-type="float" office:value="22.75">
            <text:p>22.75</text:p>
          </table:table-cell>
          <table:table-cell office:value-type="float" office:value="6200856">
            <text:p>6200856</text:p>
          </table:table-cell>
          <table:table-cell table:formula="of:=[.G633]+[.$I$2]" office:value-type="float" office:value="6.31999999999991">
            <text:p>6.32</text:p>
          </table:table-cell>
          <table:table-cell table:formula="of:=SIN([.G634])+[.$J$2]" office:value-type="float" office:value="0.0368063774257364">
            <text:p>0.0368063774</text:p>
          </table:table-cell>
          <table:table-cell table:number-columns-repeated="2"/>
        </table:table-row>
        <table:table-row table:style-name="ro1">
          <table:table-cell office:value-type="string">
            <text:p>2010-06-04</text:p>
          </table:table-cell>
          <table:table-cell office:value-type="float" office:value="22.75">
            <text:p>22.75</text:p>
          </table:table-cell>
          <table:table-cell office:value-type="float" office:value="22.77">
            <text:p>22.77</text:p>
          </table:table-cell>
          <table:table-cell office:value-type="float" office:value="22.46">
            <text:p>22.46</text:p>
          </table:table-cell>
          <table:table-cell office:value-type="float" office:value="22.64">
            <text:p>22.64</text:p>
          </table:table-cell>
          <table:table-cell office:value-type="float" office:value="6975884">
            <text:p>6975884</text:p>
          </table:table-cell>
          <table:table-cell table:formula="of:=[.G634]+[.$I$2]" office:value-type="float" office:value="6.32999999999991">
            <text:p>6.33</text:p>
          </table:table-cell>
          <table:table-cell table:formula="of:=SIN([.G635])+[.$J$2]" office:value-type="float" office:value="0.0467975947265994">
            <text:p>0.0467975947</text:p>
          </table:table-cell>
          <table:table-cell table:number-columns-repeated="2"/>
        </table:table-row>
        <table:table-row table:style-name="ro1">
          <table:table-cell office:value-type="string">
            <text:p>2010-06-07</text:p>
          </table:table-cell>
          <table:table-cell office:value-type="float" office:value="22.03">
            <text:p>22.03</text:p>
          </table:table-cell>
          <table:table-cell office:value-type="float" office:value="22.12">
            <text:p>22.12</text:p>
          </table:table-cell>
          <table:table-cell office:value-type="float" office:value="21.69">
            <text:p>21.69</text:p>
          </table:table-cell>
          <table:table-cell office:value-type="float" office:value="22.02">
            <text:p>22.02</text:p>
          </table:table-cell>
          <table:table-cell office:value-type="float" office:value="8072520">
            <text:p>8072520</text:p>
          </table:table-cell>
          <table:table-cell table:formula="of:=[.G635]+[.$I$2]" office:value-type="float" office:value="6.33999999999991">
            <text:p>6.34</text:p>
          </table:table-cell>
          <table:table-cell table:formula="of:=SIN([.G636])+[.$J$2]" office:value-type="float" office:value="0.0567841323069876">
            <text:p>0.0567841323</text:p>
          </table:table-cell>
          <table:table-cell table:number-columns-repeated="2"/>
        </table:table-row>
        <table:table-row table:style-name="ro1">
          <table:table-cell office:value-type="string">
            <text:p>2010-06-08</text:p>
          </table:table-cell>
          <table:table-cell office:value-type="float" office:value="22">
            <text:p>22</text:p>
          </table:table-cell>
          <table:table-cell office:value-type="float" office:value="22.35">
            <text:p>22.35</text:p>
          </table:table-cell>
          <table:table-cell office:value-type="float" office:value="21.85">
            <text:p>21.85</text:p>
          </table:table-cell>
          <table:table-cell office:value-type="float" office:value="22.31">
            <text:p>22.31</text:p>
          </table:table-cell>
          <table:table-cell office:value-type="float" office:value="9505098">
            <text:p>9505098</text:p>
          </table:table-cell>
          <table:table-cell table:formula="of:=[.G636]+[.$I$2]" office:value-type="float" office:value="6.34999999999991">
            <text:p>6.35</text:p>
          </table:table-cell>
          <table:table-cell table:formula="of:=SIN([.G637])+[.$J$2]" office:value-type="float" office:value="0.0667649915214651">
            <text:p>0.0667649915</text:p>
          </table:table-cell>
          <table:table-cell table:number-columns-repeated="2"/>
        </table:table-row>
        <table:table-row table:style-name="ro1">
          <table:table-cell office:value-type="string">
            <text:p>2010-06-09</text:p>
          </table:table-cell>
          <table:table-cell office:value-type="float" office:value="22.39">
            <text:p>22.39</text:p>
          </table:table-cell>
          <table:table-cell office:value-type="float" office:value="22.47">
            <text:p>22.47</text:p>
          </table:table-cell>
          <table:table-cell office:value-type="float" office:value="22.04">
            <text:p>22.04</text:p>
          </table:table-cell>
          <table:table-cell office:value-type="float" office:value="22.26">
            <text:p>22.26</text:p>
          </table:table-cell>
          <table:table-cell office:value-type="float" office:value="6377944">
            <text:p>6377944</text:p>
          </table:table-cell>
          <table:table-cell table:formula="of:=[.G637]+[.$I$2]" office:value-type="float" office:value="6.35999999999991">
            <text:p>6.36</text:p>
          </table:table-cell>
          <table:table-cell table:formula="of:=SIN([.G638])+[.$J$2]" office:value-type="float" office:value="0.0767391742924277">
            <text:p>0.0767391743</text:p>
          </table:table-cell>
          <table:table-cell table:number-columns-repeated="2"/>
        </table:table-row>
        <table:table-row table:style-name="ro1">
          <table:table-cell office:value-type="string">
            <text:p>2010-06-10</text:p>
          </table:table-cell>
          <table:table-cell office:value-type="float" office:value="22.12">
            <text:p>22.12</text:p>
          </table:table-cell>
          <table:table-cell office:value-type="float" office:value="22.69">
            <text:p>22.69</text:p>
          </table:table-cell>
          <table:table-cell office:value-type="float" office:value="22.12">
            <text:p>22.12</text:p>
          </table:table-cell>
          <table:table-cell office:value-type="float" office:value="22.62">
            <text:p>22.62</text:p>
          </table:table-cell>
          <table:table-cell office:value-type="float" office:value="9779121">
            <text:p>9779121</text:p>
          </table:table-cell>
          <table:table-cell table:formula="of:=[.G638]+[.$I$2]" office:value-type="float" office:value="6.36999999999991">
            <text:p>6.37</text:p>
          </table:table-cell>
          <table:table-cell table:formula="of:=SIN([.G639])+[.$J$2]" office:value-type="float" office:value="0.0867056832099102">
            <text:p>0.0867056832</text:p>
          </table:table-cell>
          <table:table-cell table:number-columns-repeated="2"/>
        </table:table-row>
        <table:table-row table:style-name="ro1">
          <table:table-cell office:value-type="string">
            <text:p>2010-06-11</text:p>
          </table:table-cell>
          <table:table-cell office:value-type="float" office:value="22.85">
            <text:p>22.85</text:p>
          </table:table-cell>
          <table:table-cell office:value-type="float" office:value="23.04">
            <text:p>23.04</text:p>
          </table:table-cell>
          <table:table-cell office:value-type="float" office:value="22.82">
            <text:p>22.82</text:p>
          </table:table-cell>
          <table:table-cell office:value-type="float" office:value="23.04">
            <text:p>23.04</text:p>
          </table:table-cell>
          <table:table-cell office:value-type="float" office:value="10178911">
            <text:p>10178911</text:p>
          </table:table-cell>
          <table:table-cell table:formula="of:=[.G639]+[.$I$2]" office:value-type="float" office:value="6.37999999999991">
            <text:p>6.38</text:p>
          </table:table-cell>
          <table:table-cell table:formula="of:=SIN([.G640])+[.$J$2]" office:value-type="float" office:value="0.0966635216313262">
            <text:p>0.0966635216</text:p>
          </table:table-cell>
          <table:table-cell table:number-columns-repeated="2"/>
        </table:table-row>
        <table:table-row table:style-name="ro1">
          <table:table-cell office:value-type="string">
            <text:p>2010-06-14</text:p>
          </table:table-cell>
          <table:table-cell table:number-columns-repeated="4" office:value-type="float" office:value="23.04">
            <text:p>23.04</text:p>
          </table:table-cell>
          <table:table-cell office:value-type="float" office:value="0">
            <text:p>0</text:p>
          </table:table-cell>
          <table:table-cell table:formula="of:=[.G640]+[.$I$2]" office:value-type="float" office:value="6.38999999999991">
            <text:p>6.39</text:p>
          </table:table-cell>
          <table:table-cell table:formula="of:=SIN([.G641])+[.$J$2]" office:value-type="float" office:value="0.106611693781132">
            <text:p>0.1066116938</text:p>
          </table:table-cell>
          <table:table-cell table:number-columns-repeated="2"/>
        </table:table-row>
        <table:table-row table:style-name="ro1">
          <table:table-cell office:value-type="string">
            <text:p>2010-06-15</text:p>
          </table:table-cell>
          <table:table-cell table:number-columns-repeated="2" office:value-type="float" office:value="23.17">
            <text:p>23.17</text:p>
          </table:table-cell>
          <table:table-cell table:number-columns-repeated="2" office:value-type="float" office:value="23.01">
            <text:p>23.01</text:p>
          </table:table-cell>
          <table:table-cell office:value-type="float" office:value="6752118">
            <text:p>6752118</text:p>
          </table:table-cell>
          <table:table-cell table:formula="of:=[.G641]+[.$I$2]" office:value-type="float" office:value="6.39999999999991">
            <text:p>6.4</text:p>
          </table:table-cell>
          <table:table-cell table:formula="of:=SIN([.G642])+[.$J$2]" office:value-type="float" office:value="0.116549204850402">
            <text:p>0.1165492049</text:p>
          </table:table-cell>
          <table:table-cell table:number-columns-repeated="2"/>
        </table:table-row>
        <table:table-row table:style-name="ro1">
          <table:table-cell office:value-type="string">
            <text:p>2010-06-16</text:p>
          </table:table-cell>
          <table:table-cell office:value-type="float" office:value="23.34">
            <text:p>23.34</text:p>
          </table:table-cell>
          <table:table-cell office:value-type="float" office:value="23.4">
            <text:p>23.4</text:p>
          </table:table-cell>
          <table:table-cell office:value-type="float" office:value="23.04">
            <text:p>23.04</text:p>
          </table:table-cell>
          <table:table-cell office:value-type="float" office:value="23.18">
            <text:p>23.18</text:p>
          </table:table-cell>
          <table:table-cell office:value-type="float" office:value="10786889">
            <text:p>10786889</text:p>
          </table:table-cell>
          <table:table-cell table:formula="of:=[.G642]+[.$I$2]" office:value-type="float" office:value="6.40999999999991">
            <text:p>6.41</text:p>
          </table:table-cell>
          <table:table-cell table:formula="of:=SIN([.G643])+[.$J$2]" office:value-type="float" office:value="0.126475061096311">
            <text:p>0.1264750611</text:p>
          </table:table-cell>
          <table:table-cell table:number-columns-repeated="2"/>
        </table:table-row>
        <table:table-row table:style-name="ro1">
          <table:table-cell office:value-type="string">
            <text:p>2010-06-17</text:p>
          </table:table-cell>
          <table:table-cell office:value-type="float" office:value="23.12">
            <text:p>23.12</text:p>
          </table:table-cell>
          <table:table-cell office:value-type="float" office:value="23.3">
            <text:p>23.3</text:p>
          </table:table-cell>
          <table:table-cell office:value-type="float" office:value="22.86">
            <text:p>22.86</text:p>
          </table:table-cell>
          <table:table-cell office:value-type="float" office:value="22.95">
            <text:p>22.95</text:p>
          </table:table-cell>
          <table:table-cell office:value-type="float" office:value="9498024">
            <text:p>9498024</text:p>
          </table:table-cell>
          <table:table-cell table:formula="of:=[.G643]+[.$I$2]" office:value-type="float" office:value="6.41999999999991">
            <text:p>6.42</text:p>
          </table:table-cell>
          <table:table-cell table:formula="of:=SIN([.G644])+[.$J$2]" office:value-type="float" office:value="0.136388269941506">
            <text:p>0.1363882699</text:p>
          </table:table-cell>
          <table:table-cell table:number-columns-repeated="2"/>
        </table:table-row>
        <table:table-row table:style-name="ro1">
          <table:table-cell office:value-type="string">
            <text:p>2010-06-18</text:p>
          </table:table-cell>
          <table:table-cell office:value-type="float" office:value="23.05">
            <text:p>23.05</text:p>
          </table:table-cell>
          <table:table-cell office:value-type="float" office:value="23.22">
            <text:p>23.22</text:p>
          </table:table-cell>
          <table:table-cell office:value-type="float" office:value="22.94">
            <text:p>22.94</text:p>
          </table:table-cell>
          <table:table-cell office:value-type="float" office:value="23.14">
            <text:p>23.14</text:p>
          </table:table-cell>
          <table:table-cell office:value-type="float" office:value="5019065">
            <text:p>5019065</text:p>
          </table:table-cell>
          <table:table-cell table:formula="of:=[.G644]+[.$I$2]" office:value-type="float" office:value="6.42999999999991">
            <text:p>6.43</text:p>
          </table:table-cell>
          <table:table-cell table:formula="of:=SIN([.G645])+[.$J$2]" office:value-type="float" office:value="0.146287840073364">
            <text:p>0.1462878401</text:p>
          </table:table-cell>
          <table:table-cell table:number-columns-repeated="2"/>
        </table:table-row>
        <table:table-row table:style-name="ro1">
          <table:table-cell office:value-type="string">
            <text:p>2010-06-21</text:p>
          </table:table-cell>
          <table:table-cell office:value-type="float" office:value="23.4">
            <text:p>23.4</text:p>
          </table:table-cell>
          <table:table-cell office:value-type="float" office:value="23.66">
            <text:p>23.66</text:p>
          </table:table-cell>
          <table:table-cell office:value-type="float" office:value="23.37">
            <text:p>23.37</text:p>
          </table:table-cell>
          <table:table-cell office:value-type="float" office:value="23.59">
            <text:p>23.59</text:p>
          </table:table-cell>
          <table:table-cell office:value-type="float" office:value="6867898">
            <text:p>6867898</text:p>
          </table:table-cell>
          <table:table-cell table:formula="of:=[.G645]+[.$I$2]" office:value-type="float" office:value="6.43999999999991">
            <text:p>6.44</text:p>
          </table:table-cell>
          <table:table-cell table:formula="of:=SIN([.G646])+[.$J$2]" office:value-type="float" office:value="0.15617278154312">
            <text:p>0.1561727815</text:p>
          </table:table-cell>
          <table:table-cell table:number-columns-repeated="2"/>
        </table:table-row>
        <table:table-row table:style-name="ro1">
          <table:table-cell office:value-type="string">
            <text:p>2010-06-22</text:p>
          </table:table-cell>
          <table:table-cell office:value-type="float" office:value="23.47">
            <text:p>23.47</text:p>
          </table:table-cell>
          <table:table-cell office:value-type="float" office:value="23.68">
            <text:p>23.68</text:p>
          </table:table-cell>
          <table:table-cell table:number-columns-repeated="2" office:value-type="float" office:value="23.22">
            <text:p>23.22</text:p>
          </table:table-cell>
          <table:table-cell office:value-type="float" office:value="5902236">
            <text:p>5902236</text:p>
          </table:table-cell>
          <table:table-cell table:formula="of:=[.G646]+[.$I$2]" office:value-type="float" office:value="6.44999999999991">
            <text:p>6.45</text:p>
          </table:table-cell>
          <table:table-cell table:formula="of:=SIN([.G647])+[.$J$2]" office:value-type="float" office:value="0.166042105864865">
            <text:p>0.1660421059</text:p>
          </table:table-cell>
          <table:table-cell table:number-columns-repeated="2"/>
        </table:table-row>
        <table:table-row table:style-name="ro1">
          <table:table-cell office:value-type="string">
            <text:p>2010-06-23</text:p>
          </table:table-cell>
          <table:table-cell office:value-type="float" office:value="23.08">
            <text:p>23.08</text:p>
          </table:table-cell>
          <table:table-cell office:value-type="float" office:value="23.09">
            <text:p>23.09</text:p>
          </table:table-cell>
          <table:table-cell office:value-type="float" office:value="22.81">
            <text:p>22.81</text:p>
          </table:table-cell>
          <table:table-cell office:value-type="float" office:value="22.88">
            <text:p>22.88</text:p>
          </table:table-cell>
          <table:table-cell office:value-type="float" office:value="7712627">
            <text:p>7712627</text:p>
          </table:table-cell>
          <table:table-cell table:formula="of:=[.G647]+[.$I$2]" office:value-type="float" office:value="6.45999999999991">
            <text:p>6.46</text:p>
          </table:table-cell>
          <table:table-cell table:formula="of:=SIN([.G648])+[.$J$2]" office:value-type="float" office:value="0.175894826114392">
            <text:p>0.1758948261</text:p>
          </table:table-cell>
          <table:table-cell table:number-columns-repeated="2"/>
        </table:table-row>
        <table:table-row table:style-name="ro1">
          <table:table-cell office:value-type="string">
            <text:p>2010-06-24</text:p>
          </table:table-cell>
          <table:table-cell office:value-type="float" office:value="23.15">
            <text:p>23.15</text:p>
          </table:table-cell>
          <table:table-cell office:value-type="float" office:value="23.2">
            <text:p>23.2</text:p>
          </table:table-cell>
          <table:table-cell office:value-type="float" office:value="22.81">
            <text:p>22.81</text:p>
          </table:table-cell>
          <table:table-cell office:value-type="float" office:value="22.83">
            <text:p>22.83</text:p>
          </table:table-cell>
          <table:table-cell office:value-type="float" office:value="8151103">
            <text:p>8151103</text:p>
          </table:table-cell>
          <table:table-cell table:formula="of:=[.G648]+[.$I$2]" office:value-type="float" office:value="6.46999999999991">
            <text:p>6.47</text:p>
          </table:table-cell>
          <table:table-cell table:formula="of:=SIN([.G649])+[.$J$2]" office:value-type="float" office:value="0.185729957027886">
            <text:p>0.185729957</text:p>
          </table:table-cell>
          <table:table-cell table:number-columns-repeated="2"/>
        </table:table-row>
        <table:table-row table:style-name="ro1">
          <table:table-cell office:value-type="string">
            <text:p>2010-06-25</text:p>
          </table:table-cell>
          <table:table-cell office:value-type="float" office:value="22.6">
            <text:p>22.6</text:p>
          </table:table-cell>
          <table:table-cell office:value-type="float" office:value="22.66">
            <text:p>22.66</text:p>
          </table:table-cell>
          <table:table-cell office:value-type="float" office:value="22.32">
            <text:p>22.32</text:p>
          </table:table-cell>
          <table:table-cell office:value-type="float" office:value="22.47">
            <text:p>22.47</text:p>
          </table:table-cell>
          <table:table-cell office:value-type="float" office:value="10144978">
            <text:p>10144978</text:p>
          </table:table-cell>
          <table:table-cell table:formula="of:=[.G649]+[.$I$2]" office:value-type="float" office:value="6.47999999999991">
            <text:p>6.48</text:p>
          </table:table-cell>
          <table:table-cell table:formula="of:=SIN([.G650])+[.$J$2]" office:value-type="float" office:value="0.195546515100452">
            <text:p>0.1955465151</text:p>
          </table:table-cell>
          <table:table-cell table:number-columns-repeated="2"/>
        </table:table-row>
        <table:table-row table:style-name="ro1">
          <table:table-cell office:value-type="string">
            <text:p>2010-06-28</text:p>
          </table:table-cell>
          <table:table-cell office:value-type="float" office:value="22.73">
            <text:p>22.73</text:p>
          </table:table-cell>
          <table:table-cell office:value-type="float" office:value="22.75">
            <text:p>22.75</text:p>
          </table:table-cell>
          <table:table-cell office:value-type="float" office:value="22.2">
            <text:p>22.2</text:p>
          </table:table-cell>
          <table:table-cell office:value-type="float" office:value="22.29">
            <text:p>22.29</text:p>
          </table:table-cell>
          <table:table-cell office:value-type="float" office:value="7058643">
            <text:p>7058643</text:p>
          </table:table-cell>
          <table:table-cell table:formula="of:=[.G650]+[.$I$2]" office:value-type="float" office:value="6.48999999999991">
            <text:p>6.49</text:p>
          </table:table-cell>
          <table:table-cell table:formula="of:=SIN([.G651])+[.$J$2]" office:value-type="float" office:value="0.205343518684462">
            <text:p>0.2053435187</text:p>
          </table:table-cell>
          <table:table-cell table:number-columns-repeated="2"/>
        </table:table-row>
        <table:table-row table:style-name="ro1">
          <table:table-cell office:value-type="string">
            <text:p>2010-06-29</text:p>
          </table:table-cell>
          <table:table-cell office:value-type="float" office:value="22.15">
            <text:p>22.15</text:p>
          </table:table-cell>
          <table:table-cell office:value-type="float" office:value="22.42">
            <text:p>22.42</text:p>
          </table:table-cell>
          <table:table-cell office:value-type="float" office:value="21.85">
            <text:p>21.85</text:p>
          </table:table-cell>
          <table:table-cell office:value-type="float" office:value="21.87">
            <text:p>21.87</text:p>
          </table:table-cell>
          <table:table-cell office:value-type="float" office:value="9307674">
            <text:p>9307674</text:p>
          </table:table-cell>
          <table:table-cell table:formula="of:=[.G651]+[.$I$2]" office:value-type="float" office:value="6.49999999999991">
            <text:p>6.5</text:p>
          </table:table-cell>
          <table:table-cell table:formula="of:=SIN([.G652])+[.$J$2]" office:value-type="float" office:value="0.215119988087724">
            <text:p>0.2151199881</text:p>
          </table:table-cell>
          <table:table-cell table:number-columns-repeated="2"/>
        </table:table-row>
        <table:table-row table:style-name="ro1">
          <table:table-cell office:value-type="string">
            <text:p>2010-06-30</text:p>
          </table:table-cell>
          <table:table-cell office:value-type="float" office:value="21.44">
            <text:p>21.44</text:p>
          </table:table-cell>
          <table:table-cell office:value-type="float" office:value="21.66">
            <text:p>21.66</text:p>
          </table:table-cell>
          <table:table-cell office:value-type="float" office:value="21.34">
            <text:p>21.34</text:p>
          </table:table-cell>
          <table:table-cell office:value-type="float" office:value="21.61">
            <text:p>21.61</text:p>
          </table:table-cell>
          <table:table-cell office:value-type="float" office:value="10557357">
            <text:p>10557357</text:p>
          </table:table-cell>
          <table:table-cell table:formula="of:=[.G652]+[.$I$2]" office:value-type="float" office:value="6.50999999999991">
            <text:p>6.51</text:p>
          </table:table-cell>
          <table:table-cell table:formula="of:=SIN([.G653])+[.$J$2]" office:value-type="float" office:value="0.224874945671442">
            <text:p>0.2248749457</text:p>
          </table:table-cell>
          <table:table-cell table:number-columns-repeated="2"/>
        </table:table-row>
        <table:table-row table:style-name="ro1">
          <table:table-cell office:value-type="string">
            <text:p>2010-07-01</text:p>
          </table:table-cell>
          <table:table-cell office:value-type="float" office:value="21.3">
            <text:p>21.3</text:p>
          </table:table-cell>
          <table:table-cell office:value-type="float" office:value="21.47">
            <text:p>21.47</text:p>
          </table:table-cell>
          <table:table-cell office:value-type="float" office:value="21.01">
            <text:p>21.01</text:p>
          </table:table-cell>
          <table:table-cell office:value-type="float" office:value="21.08">
            <text:p>21.08</text:p>
          </table:table-cell>
          <table:table-cell office:value-type="float" office:value="7638424">
            <text:p>7638424</text:p>
          </table:table-cell>
          <table:table-cell table:formula="of:=[.G653]+[.$I$2]" office:value-type="float" office:value="6.51999999999991">
            <text:p>6.52</text:p>
          </table:table-cell>
          <table:table-cell table:formula="of:=SIN([.G654])+[.$J$2]" office:value-type="float" office:value="0.234607415947988">
            <text:p>0.2346074159</text:p>
          </table:table-cell>
          <table:table-cell table:number-columns-repeated="2"/>
        </table:table-row>
        <table:table-row table:style-name="ro1">
          <table:table-cell office:value-type="string">
            <text:p>2010-07-02</text:p>
          </table:table-cell>
          <table:table-cell office:value-type="float" office:value="21.27">
            <text:p>21.27</text:p>
          </table:table-cell>
          <table:table-cell office:value-type="float" office:value="21.33">
            <text:p>21.33</text:p>
          </table:table-cell>
          <table:table-cell office:value-type="float" office:value="20.75">
            <text:p>20.75</text:p>
          </table:table-cell>
          <table:table-cell office:value-type="float" office:value="20.86">
            <text:p>20.86</text:p>
          </table:table-cell>
          <table:table-cell office:value-type="float" office:value="9307685">
            <text:p>9307685</text:p>
          </table:table-cell>
          <table:table-cell table:formula="of:=[.G654]+[.$I$2]" office:value-type="float" office:value="6.52999999999991">
            <text:p>6.53</text:p>
          </table:table-cell>
          <table:table-cell table:formula="of:=SIN([.G655])+[.$J$2]" office:value-type="float" office:value="0.244316425678446">
            <text:p>0.2443164257</text:p>
          </table:table-cell>
          <table:table-cell table:number-columns-repeated="2"/>
        </table:table-row>
        <table:table-row table:style-name="ro1">
          <table:table-cell office:value-type="string">
            <text:p>2010-07-05</text:p>
          </table:table-cell>
          <table:table-cell office:value-type="float" office:value="20.9">
            <text:p>20.9</text:p>
          </table:table-cell>
          <table:table-cell office:value-type="float" office:value="21.09">
            <text:p>21.09</text:p>
          </table:table-cell>
          <table:table-cell office:value-type="float" office:value="20.61">
            <text:p>20.61</text:p>
          </table:table-cell>
          <table:table-cell office:value-type="float" office:value="20.89">
            <text:p>20.89</text:p>
          </table:table-cell>
          <table:table-cell office:value-type="float" office:value="6076954">
            <text:p>6076954</text:p>
          </table:table-cell>
          <table:table-cell table:formula="of:=[.G655]+[.$I$2]" office:value-type="float" office:value="6.53999999999991">
            <text:p>6.54</text:p>
          </table:table-cell>
          <table:table-cell table:formula="of:=SIN([.G656])+[.$J$2]" office:value-type="float" office:value="0.254001003969931">
            <text:p>0.254001004</text:p>
          </table:table-cell>
          <table:table-cell table:number-columns-repeated="2"/>
        </table:table-row>
        <table:table-row table:style-name="ro1">
          <table:table-cell office:value-type="string">
            <text:p>2010-07-06</text:p>
          </table:table-cell>
          <table:table-cell office:value-type="float" office:value="20.88">
            <text:p>20.88</text:p>
          </table:table-cell>
          <table:table-cell office:value-type="float" office:value="21.53">
            <text:p>21.53</text:p>
          </table:table-cell>
          <table:table-cell office:value-type="float" office:value="20.66">
            <text:p>20.66</text:p>
          </table:table-cell>
          <table:table-cell office:value-type="float" office:value="21.51">
            <text:p>21.51</text:p>
          </table:table-cell>
          <table:table-cell office:value-type="float" office:value="7582464">
            <text:p>7582464</text:p>
          </table:table-cell>
          <table:table-cell table:formula="of:=[.G656]+[.$I$2]" office:value-type="float" office:value="6.54999999999991">
            <text:p>6.55</text:p>
          </table:table-cell>
          <table:table-cell table:formula="of:=SIN([.G657])+[.$J$2]" office:value-type="float" office:value="0.263660182372687">
            <text:p>0.2636601824</text:p>
          </table:table-cell>
          <table:table-cell table:number-columns-repeated="2"/>
        </table:table-row>
        <table:table-row table:style-name="ro1">
          <table:table-cell office:value-type="string">
            <text:p>2010-07-07</text:p>
          </table:table-cell>
          <table:table-cell office:value-type="float" office:value="21.59">
            <text:p>21.59</text:p>
          </table:table-cell>
          <table:table-cell office:value-type="float" office:value="21.73">
            <text:p>21.73</text:p>
          </table:table-cell>
          <table:table-cell office:value-type="float" office:value="21.08">
            <text:p>21.08</text:p>
          </table:table-cell>
          <table:table-cell office:value-type="float" office:value="21.23">
            <text:p>21.23</text:p>
          </table:table-cell>
          <table:table-cell office:value-type="float" office:value="10079149">
            <text:p>10079149</text:p>
          </table:table-cell>
          <table:table-cell table:formula="of:=[.G657]+[.$I$2]" office:value-type="float" office:value="6.5599999999999">
            <text:p>6.56</text:p>
          </table:table-cell>
          <table:table-cell table:formula="of:=SIN([.G658])+[.$J$2]" office:value-type="float" office:value="0.273292994976921">
            <text:p>0.273292995</text:p>
          </table:table-cell>
          <table:table-cell table:number-columns-repeated="2"/>
        </table:table-row>
        <table:table-row table:style-name="ro1">
          <table:table-cell office:value-type="string">
            <text:p>2010-07-08</text:p>
          </table:table-cell>
          <table:table-cell office:value-type="float" office:value="21.81">
            <text:p>21.81</text:p>
          </table:table-cell>
          <table:table-cell office:value-type="float" office:value="22.17">
            <text:p>22.17</text:p>
          </table:table-cell>
          <table:table-cell office:value-type="float" office:value="21.78">
            <text:p>21.78</text:p>
          </table:table-cell>
          <table:table-cell office:value-type="float" office:value="22.14">
            <text:p>22.14</text:p>
          </table:table-cell>
          <table:table-cell office:value-type="float" office:value="9848295">
            <text:p>9848295</text:p>
          </table:table-cell>
          <table:table-cell table:formula="of:=[.G658]+[.$I$2]" office:value-type="float" office:value="6.5699999999999">
            <text:p>6.57</text:p>
          </table:table-cell>
          <table:table-cell table:formula="of:=SIN([.G659])+[.$J$2]" office:value-type="float" office:value="0.282898478509401">
            <text:p>0.2828984785</text:p>
          </table:table-cell>
          <table:table-cell table:number-columns-repeated="2"/>
        </table:table-row>
        <table:table-row table:style-name="ro1">
          <table:table-cell office:value-type="string">
            <text:p>2010-07-09</text:p>
          </table:table-cell>
          <table:table-cell office:value-type="float" office:value="22.35">
            <text:p>22.35</text:p>
          </table:table-cell>
          <table:table-cell office:value-type="float" office:value="22.43">
            <text:p>22.43</text:p>
          </table:table-cell>
          <table:table-cell office:value-type="float" office:value="22.05">
            <text:p>22.05</text:p>
          </table:table-cell>
          <table:table-cell office:value-type="float" office:value="22.39">
            <text:p>22.39</text:p>
          </table:table-cell>
          <table:table-cell office:value-type="float" office:value="6001445">
            <text:p>6001445</text:p>
          </table:table-cell>
          <table:table-cell table:formula="of:=[.G659]+[.$I$2]" office:value-type="float" office:value="6.5799999999999">
            <text:p>6.58</text:p>
          </table:table-cell>
          <table:table-cell table:formula="of:=SIN([.G660])+[.$J$2]" office:value-type="float" office:value="0.292475672429778">
            <text:p>0.2924756724</text:p>
          </table:table-cell>
          <table:table-cell table:number-columns-repeated="2"/>
        </table:table-row>
        <table:table-row table:style-name="ro1">
          <table:table-cell office:value-type="string">
            <text:p>2010-07-12</text:p>
          </table:table-cell>
          <table:table-cell office:value-type="float" office:value="22.4">
            <text:p>22.4</text:p>
          </table:table-cell>
          <table:table-cell office:value-type="float" office:value="22.43">
            <text:p>22.43</text:p>
          </table:table-cell>
          <table:table-cell office:value-type="float" office:value="22.18">
            <text:p>22.18</text:p>
          </table:table-cell>
          <table:table-cell office:value-type="float" office:value="22.43">
            <text:p>22.43</text:p>
          </table:table-cell>
          <table:table-cell office:value-type="float" office:value="4438412">
            <text:p>4438412</text:p>
          </table:table-cell>
          <table:table-cell table:formula="of:=[.G660]+[.$I$2]" office:value-type="float" office:value="6.5899999999999">
            <text:p>6.59</text:p>
          </table:table-cell>
          <table:table-cell table:formula="of:=SIN([.G661])+[.$J$2]" office:value-type="float" office:value="0.302023619026641">
            <text:p>0.302023619</text:p>
          </table:table-cell>
          <table:table-cell table:number-columns-repeated="2"/>
        </table:table-row>
        <table:table-row table:style-name="ro1">
          <table:table-cell office:value-type="string">
            <text:p>2010-07-13</text:p>
          </table:table-cell>
          <table:table-cell office:value-type="float" office:value="22.45">
            <text:p>22.45</text:p>
          </table:table-cell>
          <table:table-cell office:value-type="float" office:value="22.7">
            <text:p>22.7</text:p>
          </table:table-cell>
          <table:table-cell office:value-type="float" office:value="22.18">
            <text:p>22.18</text:p>
          </table:table-cell>
          <table:table-cell office:value-type="float" office:value="22.25">
            <text:p>22.25</text:p>
          </table:table-cell>
          <table:table-cell office:value-type="float" office:value="6992415">
            <text:p>6992415</text:p>
          </table:table-cell>
          <table:table-cell table:formula="of:=[.G661]+[.$I$2]" office:value-type="float" office:value="6.5999999999999">
            <text:p>6.6</text:p>
          </table:table-cell>
          <table:table-cell table:formula="of:=SIN([.G662])+[.$J$2]" office:value-type="float" office:value="0.311541363513287">
            <text:p>0.3115413635</text:p>
          </table:table-cell>
          <table:table-cell table:number-columns-repeated="2"/>
        </table:table-row>
        <table:table-row table:style-name="ro1">
          <table:table-cell office:value-type="string">
            <text:p>2010-07-14</text:p>
          </table:table-cell>
          <table:table-cell office:value-type="float" office:value="22.72">
            <text:p>22.72</text:p>
          </table:table-cell>
          <table:table-cell office:value-type="float" office:value="22.8">
            <text:p>22.8</text:p>
          </table:table-cell>
          <table:table-cell office:value-type="float" office:value="22.49">
            <text:p>22.49</text:p>
          </table:table-cell>
          <table:table-cell office:value-type="float" office:value="22.8">
            <text:p>22.8</text:p>
          </table:table-cell>
          <table:table-cell office:value-type="float" office:value="5969219">
            <text:p>5969219</text:p>
          </table:table-cell>
          <table:table-cell table:formula="of:=[.G662]+[.$I$2]" office:value-type="float" office:value="6.6099999999999">
            <text:p>6.61</text:p>
          </table:table-cell>
          <table:table-cell table:formula="of:=SIN([.G663])+[.$J$2]" office:value-type="float" office:value="0.321027954123198">
            <text:p>0.3210279541</text:p>
          </table:table-cell>
          <table:table-cell table:number-columns-repeated="2"/>
        </table:table-row>
        <table:table-row table:style-name="ro1">
          <table:table-cell office:value-type="string">
            <text:p>2010-07-15</text:p>
          </table:table-cell>
          <table:table-cell table:number-columns-repeated="2" office:value-type="float" office:value="22.8">
            <text:p>22.8</text:p>
          </table:table-cell>
          <table:table-cell office:value-type="float" office:value="22.4">
            <text:p>22.4</text:p>
          </table:table-cell>
          <table:table-cell office:value-type="float" office:value="22.6">
            <text:p>22.6</text:p>
          </table:table-cell>
          <table:table-cell office:value-type="float" office:value="4756695">
            <text:p>4756695</text:p>
          </table:table-cell>
          <table:table-cell table:formula="of:=[.G663]+[.$I$2]" office:value-type="float" office:value="6.6199999999999">
            <text:p>6.62</text:p>
          </table:table-cell>
          <table:table-cell table:formula="of:=SIN([.G664])+[.$J$2]" office:value-type="float" office:value="0.33048244220522">
            <text:p>0.3304824422</text:p>
          </table:table-cell>
          <table:table-cell table:number-columns-repeated="2"/>
        </table:table-row>
        <table:table-row table:style-name="ro1">
          <table:table-cell office:value-type="string">
            <text:p>2010-07-16</text:p>
          </table:table-cell>
          <table:table-cell office:value-type="float" office:value="22.63">
            <text:p>22.63</text:p>
          </table:table-cell>
          <table:table-cell office:value-type="float" office:value="22.74">
            <text:p>22.74</text:p>
          </table:table-cell>
          <table:table-cell office:value-type="float" office:value="22.47">
            <text:p>22.47</text:p>
          </table:table-cell>
          <table:table-cell office:value-type="float" office:value="22.54">
            <text:p>22.54</text:p>
          </table:table-cell>
          <table:table-cell office:value-type="float" office:value="4299738">
            <text:p>4299738</text:p>
          </table:table-cell>
          <table:table-cell table:formula="of:=[.G664]+[.$I$2]" office:value-type="float" office:value="6.6299999999999">
            <text:p>6.63</text:p>
          </table:table-cell>
          <table:table-cell table:formula="of:=SIN([.G665])+[.$J$2]" office:value-type="float" office:value="0.339903882318422">
            <text:p>0.3399038823</text:p>
          </table:table-cell>
          <table:table-cell table:number-columns-repeated="2"/>
        </table:table-row>
        <table:table-row table:style-name="ro1">
          <table:table-cell office:value-type="string">
            <text:p>2010-07-19</text:p>
          </table:table-cell>
          <table:table-cell office:value-type="float" office:value="22.15">
            <text:p>22.15</text:p>
          </table:table-cell>
          <table:table-cell office:value-type="float" office:value="22.18">
            <text:p>22.18</text:p>
          </table:table-cell>
          <table:table-cell table:number-columns-repeated="2" office:value-type="float" office:value="22.02">
            <text:p>22.02</text:p>
          </table:table-cell>
          <table:table-cell office:value-type="float" office:value="4258630">
            <text:p>4258630</text:p>
          </table:table-cell>
          <table:table-cell table:formula="of:=[.G665]+[.$I$2]" office:value-type="float" office:value="6.6399999999999">
            <text:p>6.64</text:p>
          </table:table-cell>
          <table:table-cell table:formula="of:=SIN([.G666])+[.$J$2]" office:value-type="float" office:value="0.349291332326644">
            <text:p>0.3492913323</text:p>
          </table:table-cell>
          <table:table-cell table:number-columns-repeated="2"/>
        </table:table-row>
        <table:table-row table:style-name="ro1">
          <table:table-cell office:value-type="string">
            <text:p>2010-07-20</text:p>
          </table:table-cell>
          <table:table-cell office:value-type="float" office:value="22.09">
            <text:p>22.09</text:p>
          </table:table-cell>
          <table:table-cell office:value-type="float" office:value="22.5">
            <text:p>22.5</text:p>
          </table:table-cell>
          <table:table-cell office:value-type="float" office:value="22.06">
            <text:p>22.06</text:p>
          </table:table-cell>
          <table:table-cell office:value-type="float" office:value="22.34">
            <text:p>22.34</text:p>
          </table:table-cell>
          <table:table-cell office:value-type="float" office:value="5042369">
            <text:p>5042369</text:p>
          </table:table-cell>
          <table:table-cell table:formula="of:=[.G666]+[.$I$2]" office:value-type="float" office:value="6.6499999999999">
            <text:p>6.65</text:p>
          </table:table-cell>
          <table:table-cell table:formula="of:=SIN([.G667])+[.$J$2]" office:value-type="float" office:value="0.358643853492709">
            <text:p>0.3586438535</text:p>
          </table:table-cell>
          <table:table-cell table:number-columns-repeated="2"/>
        </table:table-row>
        <table:table-row table:style-name="ro1">
          <table:table-cell office:value-type="string">
            <text:p>2010-07-21</text:p>
          </table:table-cell>
          <table:table-cell office:value-type="float" office:value="22.45">
            <text:p>22.45</text:p>
          </table:table-cell>
          <table:table-cell office:value-type="float" office:value="22.58">
            <text:p>22.58</text:p>
          </table:table-cell>
          <table:table-cell office:value-type="float" office:value="22.38">
            <text:p>22.38</text:p>
          </table:table-cell>
          <table:table-cell office:value-type="float" office:value="22.49">
            <text:p>22.49</text:p>
          </table:table-cell>
          <table:table-cell office:value-type="float" office:value="5071094">
            <text:p>5071094</text:p>
          </table:table-cell>
          <table:table-cell table:formula="of:=[.G667]+[.$I$2]" office:value-type="float" office:value="6.6599999999999">
            <text:p>6.66</text:p>
          </table:table-cell>
          <table:table-cell table:formula="of:=SIN([.G668])+[.$J$2]" office:value-type="float" office:value="0.367960510572294">
            <text:p>0.3679605106</text:p>
          </table:table-cell>
          <table:table-cell table:number-columns-repeated="2"/>
        </table:table-row>
        <table:table-row table:style-name="ro1">
          <table:table-cell office:value-type="string">
            <text:p>2010-07-22</text:p>
          </table:table-cell>
          <table:table-cell office:value-type="float" office:value="22.3">
            <text:p>22.3</text:p>
          </table:table-cell>
          <table:table-cell office:value-type="float" office:value="22.36">
            <text:p>22.36</text:p>
          </table:table-cell>
          <table:table-cell table:number-columns-repeated="2" office:value-type="float" office:value="22.1">
            <text:p>22.1</text:p>
          </table:table-cell>
          <table:table-cell office:value-type="float" office:value="5316351">
            <text:p>5316351</text:p>
          </table:table-cell>
          <table:table-cell table:formula="of:=[.G668]+[.$I$2]" office:value-type="float" office:value="6.6699999999999">
            <text:p>6.67</text:p>
          </table:table-cell>
          <table:table-cell table:formula="of:=SIN([.G669])+[.$J$2]" office:value-type="float" office:value="0.377240371907454">
            <text:p>0.3772403719</text:p>
          </table:table-cell>
          <table:table-cell table:number-columns-repeated="2"/>
        </table:table-row>
        <table:table-row table:style-name="ro1">
          <table:table-cell office:value-type="string">
            <text:p>2010-07-23</text:p>
          </table:table-cell>
          <table:table-cell office:value-type="float" office:value="22.44">
            <text:p>22.44</text:p>
          </table:table-cell>
          <table:table-cell office:value-type="float" office:value="22.62">
            <text:p>22.62</text:p>
          </table:table-cell>
          <table:table-cell office:value-type="float" office:value="22.33">
            <text:p>22.33</text:p>
          </table:table-cell>
          <table:table-cell office:value-type="float" office:value="22.41">
            <text:p>22.41</text:p>
          </table:table-cell>
          <table:table-cell office:value-type="float" office:value="10768493">
            <text:p>10768493</text:p>
          </table:table-cell>
          <table:table-cell table:formula="of:=[.G669]+[.$I$2]" office:value-type="float" office:value="6.6799999999999">
            <text:p>6.68</text:p>
          </table:table-cell>
          <table:table-cell table:formula="of:=SIN([.G670])+[.$J$2]" office:value-type="float" office:value="0.386482509519789">
            <text:p>0.3864825095</text:p>
          </table:table-cell>
          <table:table-cell table:number-columns-repeated="2"/>
        </table:table-row>
        <table:table-row table:style-name="ro1">
          <table:table-cell office:value-type="string">
            <text:p>2010-07-26</text:p>
          </table:table-cell>
          <table:table-cell office:value-type="float" office:value="22.7">
            <text:p>22.7</text:p>
          </table:table-cell>
          <table:table-cell office:value-type="float" office:value="22.82">
            <text:p>22.82</text:p>
          </table:table-cell>
          <table:table-cell office:value-type="float" office:value="22.59">
            <text:p>22.59</text:p>
          </table:table-cell>
          <table:table-cell office:value-type="float" office:value="22.73">
            <text:p>22.73</text:p>
          </table:table-cell>
          <table:table-cell office:value-type="float" office:value="7780083">
            <text:p>7780083</text:p>
          </table:table-cell>
          <table:table-cell table:formula="of:=[.G670]+[.$I$2]" office:value-type="float" office:value="6.6899999999999">
            <text:p>6.69</text:p>
          </table:table-cell>
          <table:table-cell table:formula="of:=SIN([.G671])+[.$J$2]" office:value-type="float" office:value="0.39568599920324">
            <text:p>0.3956859992</text:p>
          </table:table-cell>
          <table:table-cell table:number-columns-repeated="2"/>
        </table:table-row>
        <table:table-row table:style-name="ro1">
          <table:table-cell office:value-type="string">
            <text:p>2010-07-27</text:p>
          </table:table-cell>
          <table:table-cell office:value-type="float" office:value="22.93">
            <text:p>22.93</text:p>
          </table:table-cell>
          <table:table-cell office:value-type="float" office:value="23.08">
            <text:p>23.08</text:p>
          </table:table-cell>
          <table:table-cell office:value-type="float" office:value="22.88">
            <text:p>22.88</text:p>
          </table:table-cell>
          <table:table-cell office:value-type="float" office:value="22.93">
            <text:p>22.93</text:p>
          </table:table-cell>
          <table:table-cell office:value-type="float" office:value="9055340">
            <text:p>9055340</text:p>
          </table:table-cell>
          <table:table-cell table:formula="of:=[.G671]+[.$I$2]" office:value-type="float" office:value="6.6999999999999">
            <text:p>6.7</text:p>
          </table:table-cell>
          <table:table-cell table:formula="of:=SIN([.G672])+[.$J$2]" office:value-type="float" office:value="0.404849920616508">
            <text:p>0.4048499206</text:p>
          </table:table-cell>
          <table:table-cell table:number-columns-repeated="2"/>
        </table:table-row>
        <table:table-row table:style-name="ro1">
          <table:table-cell office:value-type="string">
            <text:p>2010-07-28</text:p>
          </table:table-cell>
          <table:table-cell office:value-type="float" office:value="23.06">
            <text:p>23.06</text:p>
          </table:table-cell>
          <table:table-cell office:value-type="float" office:value="23.3">
            <text:p>23.3</text:p>
          </table:table-cell>
          <table:table-cell office:value-type="float" office:value="23">
            <text:p>23</text:p>
          </table:table-cell>
          <table:table-cell office:value-type="float" office:value="23.23">
            <text:p>23.23</text:p>
          </table:table-cell>
          <table:table-cell office:value-type="float" office:value="6010266">
            <text:p>6010266</text:p>
          </table:table-cell>
          <table:table-cell table:formula="of:=[.G672]+[.$I$2]" office:value-type="float" office:value="6.7099999999999">
            <text:p>6.71</text:p>
          </table:table-cell>
          <table:table-cell table:formula="of:=SIN([.G673])+[.$J$2]" office:value-type="float" office:value="0.413973357375088">
            <text:p>0.4139733574</text:p>
          </table:table-cell>
          <table:table-cell table:number-columns-repeated="2"/>
        </table:table-row>
        <table:table-row table:style-name="ro1">
          <table:table-cell office:value-type="string">
            <text:p>2010-07-29</text:p>
          </table:table-cell>
          <table:table-cell office:value-type="float" office:value="23.07">
            <text:p>23.07</text:p>
          </table:table-cell>
          <table:table-cell office:value-type="float" office:value="23.25">
            <text:p>23.25</text:p>
          </table:table-cell>
          <table:table-cell office:value-type="float" office:value="22.95">
            <text:p>22.95</text:p>
          </table:table-cell>
          <table:table-cell office:value-type="float" office:value="23.19">
            <text:p>23.19</text:p>
          </table:table-cell>
          <table:table-cell office:value-type="float" office:value="7581597">
            <text:p>7581597</text:p>
          </table:table-cell>
          <table:table-cell table:formula="of:=[.G673]+[.$I$2]" office:value-type="float" office:value="6.7199999999999">
            <text:p>6.72</text:p>
          </table:table-cell>
          <table:table-cell table:formula="of:=SIN([.G674])+[.$J$2]" office:value-type="float" office:value="0.423055397142907">
            <text:p>0.4230553971</text:p>
          </table:table-cell>
          <table:table-cell table:number-columns-repeated="2"/>
        </table:table-row>
        <table:table-row table:style-name="ro1">
          <table:table-cell office:value-type="string">
            <text:p>2010-07-30</text:p>
          </table:table-cell>
          <table:table-cell office:value-type="float" office:value="23.03">
            <text:p>23.03</text:p>
          </table:table-cell>
          <table:table-cell office:value-type="float" office:value="23.19">
            <text:p>23.19</text:p>
          </table:table-cell>
          <table:table-cell office:value-type="float" office:value="22.8">
            <text:p>22.8</text:p>
          </table:table-cell>
          <table:table-cell office:value-type="float" office:value="23.05">
            <text:p>23.05</text:p>
          </table:table-cell>
          <table:table-cell office:value-type="float" office:value="8943107">
            <text:p>8943107</text:p>
          </table:table-cell>
          <table:table-cell table:formula="of:=[.G674]+[.$I$2]" office:value-type="float" office:value="6.7299999999999">
            <text:p>6.73</text:p>
          </table:table-cell>
          <table:table-cell table:formula="of:=SIN([.G675])+[.$J$2]" office:value-type="float" office:value="0.432095131723557">
            <text:p>0.4320951317</text:p>
          </table:table-cell>
          <table:table-cell table:number-columns-repeated="2"/>
        </table:table-row>
        <table:table-row table:style-name="ro1">
          <table:table-cell office:value-type="string">
            <text:p>2010-08-02</text:p>
          </table:table-cell>
          <table:table-cell office:value-type="float" office:value="23.14">
            <text:p>23.14</text:p>
          </table:table-cell>
          <table:table-cell office:value-type="float" office:value="23.35">
            <text:p>23.35</text:p>
          </table:table-cell>
          <table:table-cell office:value-type="float" office:value="23.1">
            <text:p>23.1</text:p>
          </table:table-cell>
          <table:table-cell office:value-type="float" office:value="23.32">
            <text:p>23.32</text:p>
          </table:table-cell>
          <table:table-cell office:value-type="float" office:value="4523688">
            <text:p>4523688</text:p>
          </table:table-cell>
          <table:table-cell table:formula="of:=[.G675]+[.$I$2]" office:value-type="float" office:value="6.7399999999999">
            <text:p>6.74</text:p>
          </table:table-cell>
          <table:table-cell table:formula="of:=SIN([.G676])+[.$J$2]" office:value-type="float" office:value="0.441091657151113">
            <text:p>0.4410916572</text:p>
          </table:table-cell>
          <table:table-cell table:number-columns-repeated="2"/>
        </table:table-row>
        <table:table-row table:style-name="ro1">
          <table:table-cell office:value-type="string">
            <text:p>2010-08-03</text:p>
          </table:table-cell>
          <table:table-cell office:value-type="float" office:value="23.5">
            <text:p>23.5</text:p>
          </table:table-cell>
          <table:table-cell office:value-type="float" office:value="23.55">
            <text:p>23.55</text:p>
          </table:table-cell>
          <table:table-cell office:value-type="float" office:value="23.25">
            <text:p>23.25</text:p>
          </table:table-cell>
          <table:table-cell office:value-type="float" office:value="23.37">
            <text:p>23.37</text:p>
          </table:table-cell>
          <table:table-cell office:value-type="float" office:value="7762924">
            <text:p>7762924</text:p>
          </table:table-cell>
          <table:table-cell table:formula="of:=[.G676]+[.$I$2]" office:value-type="float" office:value="6.7499999999999">
            <text:p>6.75</text:p>
          </table:table-cell>
          <table:table-cell table:formula="of:=SIN([.G677])+[.$J$2]" office:value-type="float" office:value="0.450044073780529">
            <text:p>0.4500440738</text:p>
          </table:table-cell>
          <table:table-cell table:number-columns-repeated="2"/>
        </table:table-row>
        <table:table-row table:style-name="ro1">
          <table:table-cell office:value-type="string">
            <text:p>2010-08-04</text:p>
          </table:table-cell>
          <table:table-cell office:value-type="float" office:value="23.37">
            <text:p>23.37</text:p>
          </table:table-cell>
          <table:table-cell office:value-type="float" office:value="23.39">
            <text:p>23.39</text:p>
          </table:table-cell>
          <table:table-cell office:value-type="float" office:value="23.03">
            <text:p>23.03</text:p>
          </table:table-cell>
          <table:table-cell office:value-type="float" office:value="23.14">
            <text:p>23.14</text:p>
          </table:table-cell>
          <table:table-cell office:value-type="float" office:value="7119678">
            <text:p>7119678</text:p>
          </table:table-cell>
          <table:table-cell table:formula="of:=[.G677]+[.$I$2]" office:value-type="float" office:value="6.7599999999999">
            <text:p>6.76</text:p>
          </table:table-cell>
          <table:table-cell table:formula="of:=SIN([.G678])+[.$J$2]" office:value-type="float" office:value="0.458951486377602">
            <text:p>0.4589514864</text:p>
          </table:table-cell>
          <table:table-cell table:number-columns-repeated="2"/>
        </table:table-row>
        <table:table-row table:style-name="ro1">
          <table:table-cell office:value-type="string">
            <text:p>2010-08-05</text:p>
          </table:table-cell>
          <table:table-cell office:value-type="float" office:value="23.33">
            <text:p>23.33</text:p>
          </table:table-cell>
          <table:table-cell office:value-type="float" office:value="23.37">
            <text:p>23.37</text:p>
          </table:table-cell>
          <table:table-cell office:value-type="float" office:value="23.09">
            <text:p>23.09</text:p>
          </table:table-cell>
          <table:table-cell office:value-type="float" office:value="23.21">
            <text:p>23.21</text:p>
          </table:table-cell>
          <table:table-cell office:value-type="float" office:value="5739891">
            <text:p>5739891</text:p>
          </table:table-cell>
          <table:table-cell table:formula="of:=[.G678]+[.$I$2]" office:value-type="float" office:value="6.7699999999999">
            <text:p>6.77</text:p>
          </table:table-cell>
          <table:table-cell table:formula="of:=SIN([.G679])+[.$J$2]" office:value-type="float" office:value="0.467813004208496">
            <text:p>0.4678130042</text:p>
          </table:table-cell>
          <table:table-cell table:number-columns-repeated="2"/>
        </table:table-row>
        <table:table-row table:style-name="ro1">
          <table:table-cell office:value-type="string">
            <text:p>2010-08-06</text:p>
          </table:table-cell>
          <table:table-cell office:value-type="float" office:value="23.12">
            <text:p>23.12</text:p>
          </table:table-cell>
          <table:table-cell office:value-type="float" office:value="23.15">
            <text:p>23.15</text:p>
          </table:table-cell>
          <table:table-cell office:value-type="float" office:value="22.89">
            <text:p>22.89</text:p>
          </table:table-cell>
          <table:table-cell office:value-type="float" office:value="23.05">
            <text:p>23.05</text:p>
          </table:table-cell>
          <table:table-cell office:value-type="float" office:value="3752838">
            <text:p>3752838</text:p>
          </table:table-cell>
          <table:table-cell table:formula="of:=[.G679]+[.$I$2]" office:value-type="float" office:value="6.7799999999999">
            <text:p>6.78</text:p>
          </table:table-cell>
          <table:table-cell table:formula="of:=SIN([.G680])+[.$J$2]" office:value-type="float" office:value="0.476627741128811">
            <text:p>0.4766277411</text:p>
          </table:table-cell>
          <table:table-cell table:number-columns-repeated="2"/>
        </table:table-row>
        <table:table-row table:style-name="ro1">
          <table:table-cell office:value-type="string">
            <text:p>2010-08-09</text:p>
          </table:table-cell>
          <table:table-cell office:value-type="float" office:value="22.86">
            <text:p>22.86</text:p>
          </table:table-cell>
          <table:table-cell office:value-type="float" office:value="23.13">
            <text:p>23.13</text:p>
          </table:table-cell>
          <table:table-cell office:value-type="float" office:value="22.82">
            <text:p>22.82</text:p>
          </table:table-cell>
          <table:table-cell office:value-type="float" office:value="23.1">
            <text:p>23.1</text:p>
          </table:table-cell>
          <table:table-cell office:value-type="float" office:value="6536255">
            <text:p>6536255</text:p>
          </table:table-cell>
          <table:table-cell table:formula="of:=[.G680]+[.$I$2]" office:value-type="float" office:value="6.7899999999999">
            <text:p>6.79</text:p>
          </table:table-cell>
          <table:table-cell table:formula="of:=SIN([.G681])+[.$J$2]" office:value-type="float" office:value="0.485394815672203">
            <text:p>0.4853948157</text:p>
          </table:table-cell>
          <table:table-cell table:number-columns-repeated="2"/>
        </table:table-row>
        <table:table-row table:style-name="ro1">
          <table:table-cell office:value-type="string">
            <text:p>2010-08-10</text:p>
          </table:table-cell>
          <table:table-cell office:value-type="float" office:value="23.14">
            <text:p>23.14</text:p>
          </table:table-cell>
          <table:table-cell office:value-type="float" office:value="23.17">
            <text:p>23.17</text:p>
          </table:table-cell>
          <table:table-cell office:value-type="float" office:value="22.54">
            <text:p>22.54</text:p>
          </table:table-cell>
          <table:table-cell office:value-type="float" office:value="22.63">
            <text:p>22.63</text:p>
          </table:table-cell>
          <table:table-cell office:value-type="float" office:value="8599160">
            <text:p>8599160</text:p>
          </table:table-cell>
          <table:table-cell table:formula="of:=[.G681]+[.$I$2]" office:value-type="float" office:value="6.7999999999999">
            <text:p>6.8</text:p>
          </table:table-cell>
          <table:table-cell table:formula="of:=SIN([.G682])+[.$J$2]" office:value-type="float" office:value="0.494113351138521">
            <text:p>0.4941133511</text:p>
          </table:table-cell>
          <table:table-cell table:number-columns-repeated="2"/>
        </table:table-row>
        <table:table-row table:style-name="ro1">
          <table:table-cell office:value-type="string">
            <text:p>2010-08-11</text:p>
          </table:table-cell>
          <table:table-cell office:value-type="float" office:value="22.37">
            <text:p>22.37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  <table:table-cell office:value-type="float" office:value="22.18">
            <text:p>22.18</text:p>
          </table:table-cell>
          <table:table-cell office:value-type="float" office:value="10612864">
            <text:p>10612864</text:p>
          </table:table-cell>
          <table:table-cell table:formula="of:=[.G682]+[.$I$2]" office:value-type="float" office:value="6.8099999999999">
            <text:p>6.81</text:p>
          </table:table-cell>
          <table:table-cell table:formula="of:=SIN([.G683])+[.$J$2]" office:value-type="float" office:value="0.502782475681485">
            <text:p>0.5027824757</text:p>
          </table:table-cell>
          <table:table-cell table:number-columns-repeated="2"/>
        </table:table-row>
        <table:table-row table:style-name="ro1">
          <table:table-cell office:value-type="string">
            <text:p>2010-08-12</text:p>
          </table:table-cell>
          <table:table-cell office:value-type="float" office:value="21.93">
            <text:p>21.93</text:p>
          </table:table-cell>
          <table:table-cell office:value-type="float" office:value="22.17">
            <text:p>22.17</text:p>
          </table:table-cell>
          <table:table-cell office:value-type="float" office:value="21.81">
            <text:p>21.81</text:p>
          </table:table-cell>
          <table:table-cell office:value-type="float" office:value="22.1">
            <text:p>22.1</text:p>
          </table:table-cell>
          <table:table-cell office:value-type="float" office:value="10182821">
            <text:p>10182821</text:p>
          </table:table-cell>
          <table:table-cell table:formula="of:=[.G683]+[.$I$2]" office:value-type="float" office:value="6.8199999999999">
            <text:p>6.82</text:p>
          </table:table-cell>
          <table:table-cell table:formula="of:=SIN([.G684])+[.$J$2]" office:value-type="float" office:value="0.511401322395865">
            <text:p>0.5114013224</text:p>
          </table:table-cell>
          <table:table-cell table:number-columns-repeated="2"/>
        </table:table-row>
        <table:table-row table:style-name="ro1">
          <table:table-cell office:value-type="string">
            <text:p>2010-08-13</text:p>
          </table:table-cell>
          <table:table-cell office:value-type="float" office:value="22.07">
            <text:p>22.07</text:p>
          </table:table-cell>
          <table:table-cell office:value-type="float" office:value="22.18">
            <text:p>22.18</text:p>
          </table:table-cell>
          <table:table-cell office:value-type="float" office:value="21.92">
            <text:p>21.92</text:p>
          </table:table-cell>
          <table:table-cell office:value-type="float" office:value="22.18">
            <text:p>22.18</text:p>
          </table:table-cell>
          <table:table-cell office:value-type="float" office:value="8053689">
            <text:p>8053689</text:p>
          </table:table-cell>
          <table:table-cell table:formula="of:=[.G684]+[.$I$2]" office:value-type="float" office:value="6.8299999999999">
            <text:p>6.83</text:p>
          </table:table-cell>
          <table:table-cell table:formula="of:=SIN([.G685])+[.$J$2]" office:value-type="float" office:value="0.519969029404172">
            <text:p>0.5199690294</text:p>
          </table:table-cell>
          <table:table-cell table:number-columns-repeated="2"/>
        </table:table-row>
        <table:table-row table:style-name="ro1">
          <table:table-cell office:value-type="string">
            <text:p>2010-08-16</text:p>
          </table:table-cell>
          <table:table-cell office:value-type="float" office:value="21.93">
            <text:p>21.93</text:p>
          </table:table-cell>
          <table:table-cell office:value-type="float" office:value="22.3">
            <text:p>22.3</text:p>
          </table:table-cell>
          <table:table-cell office:value-type="float" office:value="21.78">
            <text:p>21.78</text:p>
          </table:table-cell>
          <table:table-cell office:value-type="float" office:value="22.16">
            <text:p>22.16</text:p>
          </table:table-cell>
          <table:table-cell office:value-type="float" office:value="7338478">
            <text:p>7338478</text:p>
          </table:table-cell>
          <table:table-cell table:formula="of:=[.G685]+[.$I$2]" office:value-type="float" office:value="6.8399999999999">
            <text:p>6.84</text:p>
          </table:table-cell>
          <table:table-cell table:formula="of:=SIN([.G686])+[.$J$2]" office:value-type="float" office:value="0.528484739942845">
            <text:p>0.5284847399</text:p>
          </table:table-cell>
          <table:table-cell table:number-columns-repeated="2"/>
        </table:table-row>
        <table:table-row table:style-name="ro1">
          <table:table-cell office:value-type="string">
            <text:p>2010-08-17</text:p>
          </table:table-cell>
          <table:table-cell office:value-type="float" office:value="22.24">
            <text:p>22.24</text:p>
          </table:table-cell>
          <table:table-cell office:value-type="float" office:value="22.52">
            <text:p>22.52</text:p>
          </table:table-cell>
          <table:table-cell office:value-type="float" office:value="21.97">
            <text:p>21.97</text:p>
          </table:table-cell>
          <table:table-cell office:value-type="float" office:value="22.4">
            <text:p>22.4</text:p>
          </table:table-cell>
          <table:table-cell office:value-type="float" office:value="8162257">
            <text:p>8162257</text:p>
          </table:table-cell>
          <table:table-cell table:formula="of:=[.G686]+[.$I$2]" office:value-type="float" office:value="6.8499999999999">
            <text:p>6.85</text:p>
          </table:table-cell>
          <table:table-cell table:formula="of:=SIN([.G687])+[.$J$2]" office:value-type="float" office:value="0.536947602447926">
            <text:p>0.5369476024</text:p>
          </table:table-cell>
          <table:table-cell table:number-columns-repeated="2"/>
        </table:table-row>
        <table:table-row table:style-name="ro1">
          <table:table-cell office:value-type="string">
            <text:p>2010-08-18</text:p>
          </table:table-cell>
          <table:table-cell table:number-columns-repeated="2" office:value-type="float" office:value="22.69">
            <text:p>22.69</text:p>
          </table:table-cell>
          <table:table-cell office:value-type="float" office:value="22.34">
            <text:p>22.34</text:p>
          </table:table-cell>
          <table:table-cell office:value-type="float" office:value="22.54">
            <text:p>22.54</text:p>
          </table:table-cell>
          <table:table-cell office:value-type="float" office:value="9017446">
            <text:p>9017446</text:p>
          </table:table-cell>
          <table:table-cell table:formula="of:=[.G687]+[.$I$2]" office:value-type="float" office:value="6.8599999999999">
            <text:p>6.86</text:p>
          </table:table-cell>
          <table:table-cell table:formula="of:=SIN([.G688])+[.$J$2]" office:value-type="float" office:value="0.545356770640216">
            <text:p>0.5453567706</text:p>
          </table:table-cell>
          <table:table-cell table:number-columns-repeated="2"/>
        </table:table-row>
        <table:table-row table:style-name="ro1">
          <table:table-cell office:value-type="string">
            <text:p>2010-08-19</text:p>
          </table:table-cell>
          <table:table-cell office:value-type="float" office:value="22.55">
            <text:p>22.55</text:p>
          </table:table-cell>
          <table:table-cell office:value-type="float" office:value="22.58">
            <text:p>22.58</text:p>
          </table:table-cell>
          <table:table-cell office:value-type="float" office:value="22.22">
            <text:p>22.22</text:p>
          </table:table-cell>
          <table:table-cell office:value-type="float" office:value="22.4">
            <text:p>22.4</text:p>
          </table:table-cell>
          <table:table-cell office:value-type="float" office:value="9158881">
            <text:p>9158881</text:p>
          </table:table-cell>
          <table:table-cell table:formula="of:=[.G688]+[.$I$2]" office:value-type="float" office:value="6.8699999999999">
            <text:p>6.87</text:p>
          </table:table-cell>
          <table:table-cell table:formula="of:=SIN([.G689])+[.$J$2]" office:value-type="float" office:value="0.553711403609906">
            <text:p>0.5537114036</text:p>
          </table:table-cell>
          <table:table-cell table:number-columns-repeated="2"/>
        </table:table-row>
        <table:table-row table:style-name="ro1">
          <table:table-cell office:value-type="string">
            <text:p>2010-08-20</text:p>
          </table:table-cell>
          <table:table-cell office:value-type="float" office:value="22.32">
            <text:p>22.32</text:p>
          </table:table-cell>
          <table:table-cell office:value-type="float" office:value="22.96">
            <text:p>22.96</text:p>
          </table:table-cell>
          <table:table-cell office:value-type="float" office:value="22.26">
            <text:p>22.26</text:p>
          </table:table-cell>
          <table:table-cell office:value-type="float" office:value="22.78">
            <text:p>22.78</text:p>
          </table:table-cell>
          <table:table-cell office:value-type="float" office:value="12889170">
            <text:p>12889170</text:p>
          </table:table-cell>
          <table:table-cell table:formula="of:=[.G689]+[.$I$2]" office:value-type="float" office:value="6.8799999999999">
            <text:p>6.88</text:p>
          </table:table-cell>
          <table:table-cell table:formula="of:=SIN([.G690])+[.$J$2]" office:value-type="float" office:value="0.562010665900659">
            <text:p>0.5620106659</text:p>
          </table:table-cell>
          <table:table-cell table:number-columns-repeated="2"/>
        </table:table-row>
        <table:table-row table:style-name="ro1">
          <table:table-cell office:value-type="string">
            <text:p>2010-08-23</text:p>
          </table:table-cell>
          <table:table-cell office:value-type="float" office:value="22.76">
            <text:p>22.76</text:p>
          </table:table-cell>
          <table:table-cell office:value-type="float" office:value="23.14">
            <text:p>23.14</text:p>
          </table:table-cell>
          <table:table-cell office:value-type="float" office:value="22.73">
            <text:p>22.73</text:p>
          </table:table-cell>
          <table:table-cell office:value-type="float" office:value="22.95">
            <text:p>22.95</text:p>
          </table:table-cell>
          <table:table-cell office:value-type="float" office:value="8278008">
            <text:p>8278008</text:p>
          </table:table-cell>
          <table:table-cell table:formula="of:=[.G690]+[.$I$2]" office:value-type="float" office:value="6.8899999999999">
            <text:p>6.89</text:p>
          </table:table-cell>
          <table:table-cell table:formula="of:=SIN([.G691])+[.$J$2]" office:value-type="float" office:value="0.570253727593162">
            <text:p>0.5702537276</text:p>
          </table:table-cell>
          <table:table-cell table:number-columns-repeated="2"/>
        </table:table-row>
        <table:table-row table:style-name="ro1">
          <table:table-cell office:value-type="string">
            <text:p>2010-08-24</text:p>
          </table:table-cell>
          <table:table-cell office:value-type="float" office:value="22.89">
            <text:p>22.89</text:p>
          </table:table-cell>
          <table:table-cell office:value-type="float" office:value="22.97">
            <text:p>22.97</text:p>
          </table:table-cell>
          <table:table-cell office:value-type="float" office:value="22.56">
            <text:p>22.56</text:p>
          </table:table-cell>
          <table:table-cell office:value-type="float" office:value="22.64">
            <text:p>22.64</text:p>
          </table:table-cell>
          <table:table-cell office:value-type="float" office:value="9063262">
            <text:p>9063262</text:p>
          </table:table-cell>
          <table:table-cell table:formula="of:=[.G691]+[.$I$2]" office:value-type="float" office:value="6.8999999999999">
            <text:p>6.9</text:p>
          </table:table-cell>
          <table:table-cell table:formula="of:=SIN([.G692])+[.$J$2]" office:value-type="float" office:value="0.578439764388116">
            <text:p>0.5784397644</text:p>
          </table:table-cell>
          <table:table-cell table:number-columns-repeated="2"/>
        </table:table-row>
        <table:table-row table:style-name="ro1">
          <table:table-cell office:value-type="string">
            <text:p>2010-08-25</text:p>
          </table:table-cell>
          <table:table-cell office:value-type="float" office:value="22.4">
            <text:p>22.4</text:p>
          </table:table-cell>
          <table:table-cell office:value-type="float" office:value="22.56">
            <text:p>22.56</text:p>
          </table:table-cell>
          <table:table-cell office:value-type="float" office:value="22.08">
            <text:p>22.08</text:p>
          </table:table-cell>
          <table:table-cell office:value-type="float" office:value="22.19">
            <text:p>22.19</text:p>
          </table:table-cell>
          <table:table-cell office:value-type="float" office:value="11157202">
            <text:p>11157202</text:p>
          </table:table-cell>
          <table:table-cell table:formula="of:=[.G692]+[.$I$2]" office:value-type="float" office:value="6.9099999999999">
            <text:p>6.91</text:p>
          </table:table-cell>
          <table:table-cell table:formula="of:=SIN([.G693])+[.$J$2]" office:value-type="float" office:value="0.586567957688663">
            <text:p>0.5865679577</text:p>
          </table:table-cell>
          <table:table-cell table:number-columns-repeated="2"/>
        </table:table-row>
        <table:table-row table:style-name="ro1">
          <table:table-cell office:value-type="string">
            <text:p>2010-08-26</text:p>
          </table:table-cell>
          <table:table-cell office:value-type="float" office:value="22.35">
            <text:p>22.35</text:p>
          </table:table-cell>
          <table:table-cell office:value-type="float" office:value="22.55">
            <text:p>22.55</text:p>
          </table:table-cell>
          <table:table-cell office:value-type="float" office:value="22.11">
            <text:p>22.11</text:p>
          </table:table-cell>
          <table:table-cell office:value-type="float" office:value="22.47">
            <text:p>22.47</text:p>
          </table:table-cell>
          <table:table-cell office:value-type="float" office:value="10141366">
            <text:p>10141366</text:p>
          </table:table-cell>
          <table:table-cell table:formula="of:=[.G693]+[.$I$2]" office:value-type="float" office:value="6.9199999999999">
            <text:p>6.92</text:p>
          </table:table-cell>
          <table:table-cell table:formula="of:=SIN([.G694])+[.$J$2]" office:value-type="float" office:value="0.594637494682246">
            <text:p>0.5946374947</text:p>
          </table:table-cell>
          <table:table-cell table:number-columns-repeated="2"/>
        </table:table-row>
        <table:table-row table:style-name="ro1">
          <table:table-cell office:value-type="string">
            <text:p>2010-08-27</text:p>
          </table:table-cell>
          <table:table-cell office:value-type="float" office:value="22.35">
            <text:p>22.35</text:p>
          </table:table-cell>
          <table:table-cell office:value-type="float" office:value="22.53">
            <text:p>22.53</text:p>
          </table:table-cell>
          <table:table-cell office:value-type="float" office:value="22.21">
            <text:p>22.21</text:p>
          </table:table-cell>
          <table:table-cell office:value-type="float" office:value="22.44">
            <text:p>22.44</text:p>
          </table:table-cell>
          <table:table-cell office:value-type="float" office:value="7008107">
            <text:p>7008107</text:p>
          </table:table-cell>
          <table:table-cell table:formula="of:=[.G694]+[.$I$2]" office:value-type="float" office:value="6.9299999999999">
            <text:p>6.93</text:p>
          </table:table-cell>
          <table:table-cell table:formula="of:=SIN([.G695])+[.$J$2]" office:value-type="float" office:value="0.60264756842189">
            <text:p>0.6026475684</text:p>
          </table:table-cell>
          <table:table-cell table:number-columns-repeated="2"/>
        </table:table-row>
        <table:table-row table:style-name="ro1">
          <table:table-cell office:value-type="string">
            <text:p>2010-08-30</text:p>
          </table:table-cell>
          <table:table-cell office:value-type="float" office:value="22.75">
            <text:p>22.75</text:p>
          </table:table-cell>
          <table:table-cell office:value-type="float" office:value="23.05">
            <text:p>23.05</text:p>
          </table:table-cell>
          <table:table-cell office:value-type="float" office:value="22.69">
            <text:p>22.69</text:p>
          </table:table-cell>
          <table:table-cell office:value-type="float" office:value="22.95">
            <text:p>22.95</text:p>
          </table:table-cell>
          <table:table-cell office:value-type="float" office:value="8443786">
            <text:p>8443786</text:p>
          </table:table-cell>
          <table:table-cell table:formula="of:=[.G695]+[.$I$2]" office:value-type="float" office:value="6.9399999999999">
            <text:p>6.94</text:p>
          </table:table-cell>
          <table:table-cell table:formula="of:=SIN([.G696])+[.$J$2]" office:value-type="float" office:value="0.610597377906897">
            <text:p>0.6105973779</text:p>
          </table:table-cell>
          <table:table-cell table:number-columns-repeated="2"/>
        </table:table-row>
        <table:table-row table:style-name="ro1">
          <table:table-cell office:value-type="string">
            <text:p>2010-08-31</text:p>
          </table:table-cell>
          <table:table-cell office:value-type="float" office:value="22.72">
            <text:p>22.72</text:p>
          </table:table-cell>
          <table:table-cell office:value-type="float" office:value="22.93">
            <text:p>22.93</text:p>
          </table:table-cell>
          <table:table-cell office:value-type="float" office:value="22.58">
            <text:p>22.58</text:p>
          </table:table-cell>
          <table:table-cell office:value-type="float" office:value="22.59">
            <text:p>22.59</text:p>
          </table:table-cell>
          <table:table-cell office:value-type="float" office:value="11279220">
            <text:p>11279220</text:p>
          </table:table-cell>
          <table:table-cell table:formula="of:=[.G696]+[.$I$2]" office:value-type="float" office:value="6.9499999999999">
            <text:p>6.95</text:p>
          </table:table-cell>
          <table:table-cell table:formula="of:=SIN([.G697])+[.$J$2]" office:value-type="float" office:value="0.618486128162942">
            <text:p>0.6184861282</text:p>
          </table:table-cell>
          <table:table-cell table:number-columns-repeated="2"/>
        </table:table-row>
        <table:table-row table:style-name="ro1">
          <table:table-cell office:value-type="string">
            <text:p>2010-09-01</text:p>
          </table:table-cell>
          <table:table-cell office:value-type="float" office:value="22.7">
            <text:p>22.7</text:p>
          </table:table-cell>
          <table:table-cell office:value-type="float" office:value="23.28">
            <text:p>23.28</text:p>
          </table:table-cell>
          <table:table-cell office:value-type="float" office:value="22.7">
            <text:p>22.7</text:p>
          </table:table-cell>
          <table:table-cell office:value-type="float" office:value="23.14">
            <text:p>23.14</text:p>
          </table:table-cell>
          <table:table-cell office:value-type="float" office:value="10404780">
            <text:p>10404780</text:p>
          </table:table-cell>
          <table:table-cell table:formula="of:=[.G697]+[.$I$2]" office:value-type="float" office:value="6.9599999999999">
            <text:p>6.96</text:p>
          </table:table-cell>
          <table:table-cell table:formula="of:=SIN([.G698])+[.$J$2]" office:value-type="float" office:value="0.626313030321575">
            <text:p>0.6263130303</text:p>
          </table:table-cell>
          <table:table-cell table:number-columns-repeated="2"/>
        </table:table-row>
        <table:table-row table:style-name="ro1">
          <table:table-cell office:value-type="string">
            <text:p>2010-09-02</text:p>
          </table:table-cell>
          <table:table-cell office:value-type="float" office:value="23.49">
            <text:p>23.49</text:p>
          </table:table-cell>
          <table:table-cell office:value-type="float" office:value="23.55">
            <text:p>23.55</text:p>
          </table:table-cell>
          <table:table-cell office:value-type="float" office:value="23.3">
            <text:p>23.3</text:p>
          </table:table-cell>
          <table:table-cell office:value-type="float" office:value="23.43">
            <text:p>23.43</text:p>
          </table:table-cell>
          <table:table-cell office:value-type="float" office:value="4420798">
            <text:p>4420798</text:p>
          </table:table-cell>
          <table:table-cell table:formula="of:=[.G698]+[.$I$2]" office:value-type="float" office:value="6.9699999999999">
            <text:p>6.97</text:p>
          </table:table-cell>
          <table:table-cell table:formula="of:=SIN([.G699])+[.$J$2]" office:value-type="float" office:value="0.634077301699101">
            <text:p>0.6340773017</text:p>
          </table:table-cell>
          <table:table-cell table:number-columns-repeated="2"/>
        </table:table-row>
        <table:table-row table:style-name="ro1">
          <table:table-cell office:value-type="string">
            <text:p>2010-09-03</text:p>
          </table:table-cell>
          <table:table-cell office:value-type="float" office:value="23.49">
            <text:p>23.49</text:p>
          </table:table-cell>
          <table:table-cell office:value-type="float" office:value="23.52">
            <text:p>23.52</text:p>
          </table:table-cell>
          <table:table-cell office:value-type="float" office:value="23.14">
            <text:p>23.14</text:p>
          </table:table-cell>
          <table:table-cell office:value-type="float" office:value="23.29">
            <text:p>23.29</text:p>
          </table:table-cell>
          <table:table-cell office:value-type="float" office:value="8139832">
            <text:p>8139832</text:p>
          </table:table-cell>
          <table:table-cell table:formula="of:=[.G699]+[.$I$2]" office:value-type="float" office:value="6.9799999999999">
            <text:p>6.98</text:p>
          </table:table-cell>
          <table:table-cell table:formula="of:=SIN([.G700])+[.$J$2]" office:value-type="float" office:value="0.641778165874853">
            <text:p>0.6417781659</text:p>
          </table:table-cell>
          <table:table-cell table:number-columns-repeated="2"/>
        </table:table-row>
        <table:table-row table:style-name="ro1">
          <table:table-cell office:value-type="string">
            <text:p>2010-09-06</text:p>
          </table:table-cell>
          <table:table-cell office:value-type="float" office:value="23.49">
            <text:p>23.49</text:p>
          </table:table-cell>
          <table:table-cell office:value-type="float" office:value="23.7">
            <text:p>23.7</text:p>
          </table:table-cell>
          <table:table-cell office:value-type="float" office:value="23.43">
            <text:p>23.43</text:p>
          </table:table-cell>
          <table:table-cell office:value-type="float" office:value="23.66">
            <text:p>23.66</text:p>
          </table:table-cell>
          <table:table-cell office:value-type="float" office:value="6993921">
            <text:p>6993921</text:p>
          </table:table-cell>
          <table:table-cell table:formula="of:=[.G700]+[.$I$2]" office:value-type="float" office:value="6.9899999999999">
            <text:p>6.99</text:p>
          </table:table-cell>
          <table:table-cell table:formula="of:=SIN([.G701])+[.$J$2]" office:value-type="float" office:value="0.649414852768832">
            <text:p>0.6494148528</text:p>
          </table:table-cell>
          <table:table-cell table:number-columns-repeated="2"/>
        </table:table-row>
        <table:table-row table:style-name="ro1">
          <table:table-cell office:value-type="string">
            <text:p>2010-09-07</text:p>
          </table:table-cell>
          <table:table-cell office:value-type="float" office:value="23.72">
            <text:p>23.72</text:p>
          </table:table-cell>
          <table:table-cell office:value-type="float" office:value="23.92">
            <text:p>23.92</text:p>
          </table:table-cell>
          <table:table-cell office:value-type="float" office:value="23.6">
            <text:p>23.6</text:p>
          </table:table-cell>
          <table:table-cell office:value-type="float" office:value="23.76">
            <text:p>23.76</text:p>
          </table:table-cell>
          <table:table-cell office:value-type="float" office:value="7823412">
            <text:p>7823412</text:p>
          </table:table-cell>
          <table:table-cell table:formula="of:=[.G701]+[.$I$2]" office:value-type="float" office:value="6.9999999999999">
            <text:p>7</text:p>
          </table:table-cell>
          <table:table-cell table:formula="of:=SIN([.G702])+[.$J$2]" office:value-type="float" office:value="0.65698659871871">
            <text:p>0.6569865987</text:p>
          </table:table-cell>
          <table:table-cell table:number-columns-repeated="2"/>
        </table:table-row>
        <table:table-row table:style-name="ro1">
          <table:table-cell office:value-type="string">
            <text:p>2010-09-08</text:p>
          </table:table-cell>
          <table:table-cell office:value-type="float" office:value="23.58">
            <text:p>23.58</text:p>
          </table:table-cell>
          <table:table-cell office:value-type="float" office:value="23.65">
            <text:p>23.65</text:p>
          </table:table-cell>
          <table:table-cell office:value-type="float" office:value="23.36">
            <text:p>23.36</text:p>
          </table:table-cell>
          <table:table-cell office:value-type="float" office:value="23.49">
            <text:p>23.49</text:p>
          </table:table-cell>
          <table:table-cell office:value-type="float" office:value="6094220">
            <text:p>6094220</text:p>
          </table:table-cell>
          <table:table-cell table:formula="of:=[.G702]+[.$I$2]" office:value-type="float" office:value="7.0099999999999">
            <text:p>7.01</text:p>
          </table:table-cell>
          <table:table-cell table:formula="of:=SIN([.G703])+[.$J$2]" office:value-type="float" office:value="0.664492646556204">
            <text:p>0.6644926466</text:p>
          </table:table-cell>
          <table:table-cell table:number-columns-repeated="2"/>
        </table:table-row>
        <table:table-row table:style-name="ro1">
          <table:table-cell office:value-type="string">
            <text:p>2010-09-09</text:p>
          </table:table-cell>
          <table:table-cell office:value-type="float" office:value="23.7">
            <text:p>23.7</text:p>
          </table:table-cell>
          <table:table-cell office:value-type="float" office:value="23.79">
            <text:p>23.79</text:p>
          </table:table-cell>
          <table:table-cell office:value-type="float" office:value="23.49">
            <text:p>23.49</text:p>
          </table:table-cell>
          <table:table-cell office:value-type="float" office:value="23.76">
            <text:p>23.76</text:p>
          </table:table-cell>
          <table:table-cell office:value-type="float" office:value="6322955">
            <text:p>6322955</text:p>
          </table:table-cell>
          <table:table-cell table:formula="of:=[.G703]+[.$I$2]" office:value-type="float" office:value="7.0199999999999">
            <text:p>7.02</text:p>
          </table:table-cell>
          <table:table-cell table:formula="of:=SIN([.G704])+[.$J$2]" office:value-type="float" office:value="0.671932245682784">
            <text:p>0.6719322457</text:p>
          </table:table-cell>
          <table:table-cell table:number-columns-repeated="2"/>
        </table:table-row>
        <table:table-row table:style-name="ro1">
          <table:table-cell office:value-type="string">
            <text:p>2010-09-10</text:p>
          </table:table-cell>
          <table:table-cell office:value-type="float" office:value="23.78">
            <text:p>23.78</text:p>
          </table:table-cell>
          <table:table-cell office:value-type="float" office:value="23.97">
            <text:p>23.97</text:p>
          </table:table-cell>
          <table:table-cell office:value-type="float" office:value="23.68">
            <text:p>23.68</text:p>
          </table:table-cell>
          <table:table-cell office:value-type="float" office:value="23.71">
            <text:p>23.71</text:p>
          </table:table-cell>
          <table:table-cell office:value-type="float" office:value="6895132">
            <text:p>6895132</text:p>
          </table:table-cell>
          <table:table-cell table:formula="of:=[.G704]+[.$I$2]" office:value-type="float" office:value="7.02999999999989">
            <text:p>7.03</text:p>
          </table:table-cell>
          <table:table-cell table:formula="of:=SIN([.G705])+[.$J$2]" office:value-type="float" office:value="0.679304652144737">
            <text:p>0.6793046521</text:p>
          </table:table-cell>
          <table:table-cell table:number-columns-repeated="2"/>
        </table:table-row>
        <table:table-row table:style-name="ro1">
          <table:table-cell office:value-type="string">
            <text:p>2010-09-13</text:p>
          </table:table-cell>
          <table:table-cell office:value-type="float" office:value="23.94">
            <text:p>23.94</text:p>
          </table:table-cell>
          <table:table-cell office:value-type="float" office:value="24.14">
            <text:p>24.14</text:p>
          </table:table-cell>
          <table:table-cell office:value-type="float" office:value="23.9">
            <text:p>23.9</text:p>
          </table:table-cell>
          <table:table-cell office:value-type="float" office:value="24.01">
            <text:p>24.01</text:p>
          </table:table-cell>
          <table:table-cell office:value-type="float" office:value="7641849">
            <text:p>7641849</text:p>
          </table:table-cell>
          <table:table-cell table:formula="of:=[.G705]+[.$I$2]" office:value-type="float" office:value="7.03999999999989">
            <text:p>7.04</text:p>
          </table:table-cell>
          <table:table-cell table:formula="of:=SIN([.G706])+[.$J$2]" office:value-type="float" office:value="0.686609128707562">
            <text:p>0.6866091287</text:p>
          </table:table-cell>
          <table:table-cell table:number-columns-repeated="2"/>
        </table:table-row>
        <table:table-row table:style-name="ro1">
          <table:table-cell office:value-type="string">
            <text:p>2010-09-14</text:p>
          </table:table-cell>
          <table:table-cell office:value-type="float" office:value="24.1">
            <text:p>24.1</text:p>
          </table:table-cell>
          <table:table-cell office:value-type="float" office:value="24.18">
            <text:p>24.18</text:p>
          </table:table-cell>
          <table:table-cell office:value-type="float" office:value="23.98">
            <text:p>23.98</text:p>
          </table:table-cell>
          <table:table-cell office:value-type="float" office:value="24.02">
            <text:p>24.02</text:p>
          </table:table-cell>
          <table:table-cell office:value-type="float" office:value="7127404">
            <text:p>7127404</text:p>
          </table:table-cell>
          <table:table-cell table:formula="of:=[.G706]+[.$I$2]" office:value-type="float" office:value="7.04999999999989">
            <text:p>7.05</text:p>
          </table:table-cell>
          <table:table-cell table:formula="of:=SIN([.G707])+[.$J$2]" office:value-type="float" office:value="0.693844944929688">
            <text:p>0.6938449449</text:p>
          </table:table-cell>
          <table:table-cell table:number-columns-repeated="2"/>
        </table:table-row>
        <table:table-row table:style-name="ro1">
          <table:table-cell office:value-type="string">
            <text:p>2010-09-15</text:p>
          </table:table-cell>
          <table:table-cell office:value-type="float" office:value="24.02">
            <text:p>24.02</text:p>
          </table:table-cell>
          <table:table-cell office:value-type="float" office:value="24.25">
            <text:p>24.25</text:p>
          </table:table-cell>
          <table:table-cell office:value-type="float" office:value="24">
            <text:p>24</text:p>
          </table:table-cell>
          <table:table-cell office:value-type="float" office:value="24.16">
            <text:p>24.16</text:p>
          </table:table-cell>
          <table:table-cell office:value-type="float" office:value="10675878">
            <text:p>10675878</text:p>
          </table:table-cell>
          <table:table-cell table:formula="of:=[.G707]+[.$I$2]" office:value-type="float" office:value="7.05999999999989">
            <text:p>7.06</text:p>
          </table:table-cell>
          <table:table-cell table:formula="of:=SIN([.G708])+[.$J$2]" office:value-type="float" office:value="0.701011377235523">
            <text:p>0.7010113772</text:p>
          </table:table-cell>
          <table:table-cell table:number-columns-repeated="2"/>
        </table:table-row>
        <table:table-row table:style-name="ro1">
          <table:table-cell office:value-type="string">
            <text:p>2010-09-16</text:p>
          </table:table-cell>
          <table:table-cell office:value-type="float" office:value="24.3">
            <text:p>24.3</text:p>
          </table:table-cell>
          <table:table-cell office:value-type="float" office:value="24.33">
            <text:p>24.33</text:p>
          </table:table-cell>
          <table:table-cell office:value-type="float" office:value="23.6">
            <text:p>23.6</text:p>
          </table:table-cell>
          <table:table-cell office:value-type="float" office:value="23.66">
            <text:p>23.66</text:p>
          </table:table-cell>
          <table:table-cell office:value-type="float" office:value="18062049">
            <text:p>18062049</text:p>
          </table:table-cell>
          <table:table-cell table:formula="of:=[.G708]+[.$I$2]" office:value-type="float" office:value="7.06999999999989">
            <text:p>7.07</text:p>
          </table:table-cell>
          <table:table-cell table:formula="of:=SIN([.G709])+[.$J$2]" office:value-type="float" office:value="0.708107708987809">
            <text:p>0.708107709</text:p>
          </table:table-cell>
          <table:table-cell table:number-columns-repeated="2"/>
        </table:table-row>
        <table:table-row table:style-name="ro1">
          <table:table-cell office:value-type="string">
            <text:p>2010-09-17</text:p>
          </table:table-cell>
          <table:table-cell office:value-type="float" office:value="23.89">
            <text:p>23.89</text:p>
          </table:table-cell>
          <table:table-cell office:value-type="float" office:value="23.92">
            <text:p>23.92</text:p>
          </table:table-cell>
          <table:table-cell office:value-type="float" office:value="23.71">
            <text:p>23.71</text:p>
          </table:table-cell>
          <table:table-cell office:value-type="float" office:value="23.83">
            <text:p>23.83</text:p>
          </table:table-cell>
          <table:table-cell office:value-type="float" office:value="7923591">
            <text:p>7923591</text:p>
          </table:table-cell>
          <table:table-cell table:formula="of:=[.G709]+[.$I$2]" office:value-type="float" office:value="7.07999999999989">
            <text:p>7.08</text:p>
          </table:table-cell>
          <table:table-cell table:formula="of:=SIN([.G710])+[.$J$2]" office:value-type="float" office:value="0.715133230559283">
            <text:p>0.7151332306</text:p>
          </table:table-cell>
          <table:table-cell table:number-columns-repeated="2"/>
        </table:table-row>
        <table:table-row table:style-name="ro1">
          <table:table-cell office:value-type="string">
            <text:p>2010-09-20</text:p>
          </table:table-cell>
          <table:table-cell office:value-type="float" office:value="23.71">
            <text:p>23.71</text:p>
          </table:table-cell>
          <table:table-cell office:value-type="float" office:value="24.05">
            <text:p>24.05</text:p>
          </table:table-cell>
          <table:table-cell office:value-type="float" office:value="23.6">
            <text:p>23.6</text:p>
          </table:table-cell>
          <table:table-cell office:value-type="float" office:value="23.96">
            <text:p>23.96</text:p>
          </table:table-cell>
          <table:table-cell office:value-type="float" office:value="8860242">
            <text:p>8860242</text:p>
          </table:table-cell>
          <table:table-cell table:formula="of:=[.G710]+[.$I$2]" office:value-type="float" office:value="7.08999999999989">
            <text:p>7.09</text:p>
          </table:table-cell>
          <table:table-cell table:formula="of:=SIN([.G711])+[.$J$2]" office:value-type="float" office:value="0.722087239403645">
            <text:p>0.7220872394</text:p>
          </table:table-cell>
          <table:table-cell table:number-columns-repeated="2"/>
        </table:table-row>
        <table:table-row table:style-name="ro1">
          <table:table-cell office:value-type="string">
            <text:p>2010-09-21</text:p>
          </table:table-cell>
          <table:table-cell office:value-type="float" office:value="24.12">
            <text:p>24.12</text:p>
          </table:table-cell>
          <table:table-cell office:value-type="float" office:value="24.15">
            <text:p>24.15</text:p>
          </table:table-cell>
          <table:table-cell office:value-type="float" office:value="23.74">
            <text:p>23.74</text:p>
          </table:table-cell>
          <table:table-cell office:value-type="float" office:value="23.8">
            <text:p>23.8</text:p>
          </table:table-cell>
          <table:table-cell office:value-type="float" office:value="7757695">
            <text:p>7757695</text:p>
          </table:table-cell>
          <table:table-cell table:formula="of:=[.G711]+[.$I$2]" office:value-type="float" office:value="7.09999999999989">
            <text:p>7.1</text:p>
          </table:table-cell>
          <table:table-cell table:formula="of:=SIN([.G712])+[.$J$2]" office:value-type="float" office:value="0.728969040125803">
            <text:p>0.7289690401</text:p>
          </table:table-cell>
          <table:table-cell table:number-columns-repeated="2"/>
        </table:table-row>
        <table:table-row table:style-name="ro1">
          <table:table-cell office:value-type="string">
            <text:p>2010-09-22</text:p>
          </table:table-cell>
          <table:table-cell office:value-type="float" office:value="23.88">
            <text:p>23.88</text:p>
          </table:table-cell>
          <table:table-cell office:value-type="float" office:value="23.97">
            <text:p>23.97</text:p>
          </table:table-cell>
          <table:table-cell office:value-type="float" office:value="23.71">
            <text:p>23.71</text:p>
          </table:table-cell>
          <table:table-cell office:value-type="float" office:value="23.81">
            <text:p>23.81</text:p>
          </table:table-cell>
          <table:table-cell office:value-type="float" office:value="6607477">
            <text:p>6607477</text:p>
          </table:table-cell>
          <table:table-cell table:formula="of:=[.G712]+[.$I$2]" office:value-type="float" office:value="7.10999999999989">
            <text:p>7.11</text:p>
          </table:table-cell>
          <table:table-cell table:formula="of:=SIN([.G713])+[.$J$2]" office:value-type="float" office:value="0.735777944551421">
            <text:p>0.7357779446</text:p>
          </table:table-cell>
          <table:table-cell table:number-columns-repeated="2"/>
        </table:table-row>
        <table:table-row table:style-name="ro1">
          <table:table-cell office:value-type="string">
            <text:p>2010-09-23</text:p>
          </table:table-cell>
          <table:table-cell office:value-type="float" office:value="23.7">
            <text:p>23.7</text:p>
          </table:table-cell>
          <table:table-cell office:value-type="float" office:value="23.98">
            <text:p>23.98</text:p>
          </table:table-cell>
          <table:table-cell office:value-type="float" office:value="23.63">
            <text:p>23.63</text:p>
          </table:table-cell>
          <table:table-cell office:value-type="float" office:value="23.87">
            <text:p>23.87</text:p>
          </table:table-cell>
          <table:table-cell office:value-type="float" office:value="6540480">
            <text:p>6540480</text:p>
          </table:table-cell>
          <table:table-cell table:formula="of:=[.G713]+[.$I$2]" office:value-type="float" office:value="7.11999999999989">
            <text:p>7.12</text:p>
          </table:table-cell>
          <table:table-cell table:formula="of:=SIN([.G714])+[.$J$2]" office:value-type="float" office:value="0.74251327179573">
            <text:p>0.7425132718</text:p>
          </table:table-cell>
          <table:table-cell table:number-columns-repeated="2"/>
        </table:table-row>
        <table:table-row table:style-name="ro1">
          <table:table-cell office:value-type="string">
            <text:p>2010-09-24</text:p>
          </table:table-cell>
          <table:table-cell office:value-type="float" office:value="23.56">
            <text:p>23.56</text:p>
          </table:table-cell>
          <table:table-cell office:value-type="float" office:value="23.76">
            <text:p>23.76</text:p>
          </table:table-cell>
          <table:table-cell office:value-type="float" office:value="23.47">
            <text:p>23.47</text:p>
          </table:table-cell>
          <table:table-cell office:value-type="float" office:value="23.6">
            <text:p>23.6</text:p>
          </table:table-cell>
          <table:table-cell office:value-type="float" office:value="13495845">
            <text:p>13495845</text:p>
          </table:table-cell>
          <table:table-cell table:formula="of:=[.G714]+[.$I$2]" office:value-type="float" office:value="7.12999999999989">
            <text:p>7.13</text:p>
          </table:table-cell>
          <table:table-cell table:formula="of:=SIN([.G715])+[.$J$2]" office:value-type="float" office:value="0.749174348331618">
            <text:p>0.7491743483</text:p>
          </table:table-cell>
          <table:table-cell table:number-columns-repeated="2"/>
        </table:table-row>
        <table:table-row table:style-name="ro1">
          <table:table-cell office:value-type="string">
            <text:p>2010-09-27</text:p>
          </table:table-cell>
          <table:table-cell office:value-type="float" office:value="23.99">
            <text:p>23.99</text:p>
          </table:table-cell>
          <table:table-cell office:value-type="float" office:value="24.33">
            <text:p>24.33</text:p>
          </table:table-cell>
          <table:table-cell office:value-type="float" office:value="23.95">
            <text:p>23.95</text:p>
          </table:table-cell>
          <table:table-cell office:value-type="float" office:value="24.2">
            <text:p>24.2</text:p>
          </table:table-cell>
          <table:table-cell office:value-type="float" office:value="9172197">
            <text:p>9172197</text:p>
          </table:table-cell>
          <table:table-cell table:formula="of:=[.G715]+[.$I$2]" office:value-type="float" office:value="7.13999999999989">
            <text:p>7.14</text:p>
          </table:table-cell>
          <table:table-cell table:formula="of:=SIN([.G716])+[.$J$2]" office:value-type="float" office:value="0.755760508056983">
            <text:p>0.7557605081</text:p>
          </table:table-cell>
          <table:table-cell table:number-columns-repeated="2"/>
        </table:table-row>
        <table:table-row table:style-name="ro1">
          <table:table-cell office:value-type="string">
            <text:p>2010-09-28</text:p>
          </table:table-cell>
          <table:table-cell office:value-type="float" office:value="24.11">
            <text:p>24.11</text:p>
          </table:table-cell>
          <table:table-cell office:value-type="float" office:value="24.42">
            <text:p>24.42</text:p>
          </table:table-cell>
          <table:table-cell office:value-type="float" office:value="24.1">
            <text:p>24.1</text:p>
          </table:table-cell>
          <table:table-cell office:value-type="float" office:value="24.32">
            <text:p>24.32</text:p>
          </table:table-cell>
          <table:table-cell office:value-type="float" office:value="6860264">
            <text:p>6860264</text:p>
          </table:table-cell>
          <table:table-cell table:formula="of:=[.G716]+[.$I$2]" office:value-type="float" office:value="7.14999999999989">
            <text:p>7.15</text:p>
          </table:table-cell>
          <table:table-cell table:formula="of:=SIN([.G717])+[.$J$2]" office:value-type="float" office:value="0.762271092361341">
            <text:p>0.7622710924</text:p>
          </table:table-cell>
          <table:table-cell table:number-columns-repeated="2"/>
        </table:table-row>
        <table:table-row table:style-name="ro1">
          <table:table-cell office:value-type="string">
            <text:p>2010-09-29</text:p>
          </table:table-cell>
          <table:table-cell office:value-type="float" office:value="24.47">
            <text:p>24.47</text:p>
          </table:table-cell>
          <table:table-cell office:value-type="float" office:value="24.53">
            <text:p>24.53</text:p>
          </table:table-cell>
          <table:table-cell office:value-type="float" office:value="24.01">
            <text:p>24.01</text:p>
          </table:table-cell>
          <table:table-cell office:value-type="float" office:value="24.14">
            <text:p>24.14</text:p>
          </table:table-cell>
          <table:table-cell office:value-type="float" office:value="7581091">
            <text:p>7581091</text:p>
          </table:table-cell>
          <table:table-cell table:formula="of:=[.G717]+[.$I$2]" office:value-type="float" office:value="7.15999999999989">
            <text:p>7.16</text:p>
          </table:table-cell>
          <table:table-cell table:formula="of:=SIN([.G718])+[.$J$2]" office:value-type="float" office:value="0.768705450191686">
            <text:p>0.7687054502</text:p>
          </table:table-cell>
          <table:table-cell table:number-columns-repeated="2"/>
        </table:table-row>
        <table:table-row table:style-name="ro1">
          <table:table-cell office:value-type="string">
            <text:p>2010-09-30</text:p>
          </table:table-cell>
          <table:table-cell office:value-type="float" office:value="24.06">
            <text:p>24.06</text:p>
          </table:table-cell>
          <table:table-cell office:value-type="float" office:value="24.15">
            <text:p>24.15</text:p>
          </table:table-cell>
          <table:table-cell office:value-type="float" office:value="23.56">
            <text:p>23.56</text:p>
          </table:table-cell>
          <table:table-cell office:value-type="float" office:value="23.68">
            <text:p>23.68</text:p>
          </table:table-cell>
          <table:table-cell office:value-type="float" office:value="10238857">
            <text:p>10238857</text:p>
          </table:table-cell>
          <table:table-cell table:formula="of:=[.G718]+[.$I$2]" office:value-type="float" office:value="7.16999999999989">
            <text:p>7.17</text:p>
          </table:table-cell>
          <table:table-cell table:formula="of:=SIN([.G719])+[.$J$2]" office:value-type="float" office:value="0.775062938117599">
            <text:p>0.7750629381</text:p>
          </table:table-cell>
          <table:table-cell table:number-columns-repeated="2"/>
        </table:table-row>
        <table:table-row table:style-name="ro1">
          <table:table-cell office:value-type="string">
            <text:p>2010-10-01</text:p>
          </table:table-cell>
          <table:table-cell office:value-type="float" office:value="23.79">
            <text:p>23.79</text:p>
          </table:table-cell>
          <table:table-cell office:value-type="float" office:value="23.87">
            <text:p>23.87</text:p>
          </table:table-cell>
          <table:table-cell office:value-type="float" office:value="23.26">
            <text:p>23.26</text:p>
          </table:table-cell>
          <table:table-cell office:value-type="float" office:value="23.51">
            <text:p>23.51</text:p>
          </table:table-cell>
          <table:table-cell office:value-type="float" office:value="6862079">
            <text:p>6862079</text:p>
          </table:table-cell>
          <table:table-cell table:formula="of:=[.G719]+[.$I$2]" office:value-type="float" office:value="7.17999999999989">
            <text:p>7.18</text:p>
          </table:table-cell>
          <table:table-cell table:formula="of:=SIN([.G720])+[.$J$2]" office:value-type="float" office:value="0.781342920395582">
            <text:p>0.7813429204</text:p>
          </table:table-cell>
          <table:table-cell table:number-columns-repeated="2"/>
        </table:table-row>
        <table:table-row table:style-name="ro1">
          <table:table-cell office:value-type="string">
            <text:p>2010-10-04</text:p>
          </table:table-cell>
          <table:table-cell office:value-type="float" office:value="23.52">
            <text:p>23.52</text:p>
          </table:table-cell>
          <table:table-cell office:value-type="float" office:value="23.92">
            <text:p>23.92</text:p>
          </table:table-cell>
          <table:table-cell office:value-type="float" office:value="23.52">
            <text:p>23.52</text:p>
          </table:table-cell>
          <table:table-cell office:value-type="float" office:value="23.68">
            <text:p>23.68</text:p>
          </table:table-cell>
          <table:table-cell office:value-type="float" office:value="4536041">
            <text:p>4536041</text:p>
          </table:table-cell>
          <table:table-cell table:formula="of:=[.G720]+[.$I$2]" office:value-type="float" office:value="7.18999999999989">
            <text:p>7.19</text:p>
          </table:table-cell>
          <table:table-cell table:formula="of:=SIN([.G721])+[.$J$2]" office:value-type="float" office:value="0.787544769032644">
            <text:p>0.787544769</text:p>
          </table:table-cell>
          <table:table-cell table:number-columns-repeated="2"/>
        </table:table-row>
        <table:table-row table:style-name="ro1">
          <table:table-cell office:value-type="string">
            <text:p>2010-10-05</text:p>
          </table:table-cell>
          <table:table-cell office:value-type="float" office:value="23.52">
            <text:p>23.52</text:p>
          </table:table-cell>
          <table:table-cell office:value-type="float" office:value="23.72">
            <text:p>23.72</text:p>
          </table:table-cell>
          <table:table-cell office:value-type="float" office:value="23.34">
            <text:p>23.34</text:p>
          </table:table-cell>
          <table:table-cell office:value-type="float" office:value="23.57">
            <text:p>23.57</text:p>
          </table:table-cell>
          <table:table-cell office:value-type="float" office:value="7085270">
            <text:p>7085270</text:p>
          </table:table-cell>
          <table:table-cell table:formula="of:=[.G721]+[.$I$2]" office:value-type="float" office:value="7.19999999999989">
            <text:p>7.2</text:p>
          </table:table-cell>
          <table:table-cell table:formula="of:=SIN([.G722])+[.$J$2]" office:value-type="float" office:value="0.793667863849087">
            <text:p>0.7936678638</text:p>
          </table:table-cell>
          <table:table-cell table:number-columns-repeated="2"/>
        </table:table-row>
        <table:table-row table:style-name="ro1">
          <table:table-cell office:value-type="string">
            <text:p>2010-10-06</text:p>
          </table:table-cell>
          <table:table-cell office:value-type="float" office:value="23.88">
            <text:p>23.88</text:p>
          </table:table-cell>
          <table:table-cell office:value-type="float" office:value="24.19">
            <text:p>24.19</text:p>
          </table:table-cell>
          <table:table-cell office:value-type="float" office:value="23.79">
            <text:p>23.79</text:p>
          </table:table-cell>
          <table:table-cell office:value-type="float" office:value="24.07">
            <text:p>24.07</text:p>
          </table:table-cell>
          <table:table-cell office:value-type="float" office:value="9149520">
            <text:p>9149520</text:p>
          </table:table-cell>
          <table:table-cell table:formula="of:=[.G722]+[.$I$2]" office:value-type="float" office:value="7.20999999999989">
            <text:p>7.21</text:p>
          </table:table-cell>
          <table:table-cell table:formula="of:=SIN([.G723])+[.$J$2]" office:value-type="float" office:value="0.799711592540533">
            <text:p>0.7997115925</text:p>
          </table:table-cell>
          <table:table-cell table:number-columns-repeated="2"/>
        </table:table-row>
        <table:table-row table:style-name="ro1">
          <table:table-cell office:value-type="string">
            <text:p>2010-10-07</text:p>
          </table:table-cell>
          <table:table-cell office:value-type="float" office:value="24.04">
            <text:p>24.04</text:p>
          </table:table-cell>
          <table:table-cell office:value-type="float" office:value="24.14">
            <text:p>24.14</text:p>
          </table:table-cell>
          <table:table-cell office:value-type="float" office:value="23.88">
            <text:p>23.88</text:p>
          </table:table-cell>
          <table:table-cell office:value-type="float" office:value="24.14">
            <text:p>24.14</text:p>
          </table:table-cell>
          <table:table-cell office:value-type="float" office:value="6728211">
            <text:p>6728211</text:p>
          </table:table-cell>
          <table:table-cell table:formula="of:=[.G723]+[.$I$2]" office:value-type="float" office:value="7.21999999999989">
            <text:p>7.22</text:p>
          </table:table-cell>
          <table:table-cell table:formula="of:=SIN([.G724])+[.$J$2]" office:value-type="float" office:value="0.805675350739148">
            <text:p>0.8056753507</text:p>
          </table:table-cell>
          <table:table-cell table:number-columns-repeated="2"/>
        </table:table-row>
        <table:table-row table:style-name="ro1">
          <table:table-cell office:value-type="string">
            <text:p>2010-10-08</text:p>
          </table:table-cell>
          <table:table-cell office:value-type="float" office:value="24.12">
            <text:p>24.12</text:p>
          </table:table-cell>
          <table:table-cell office:value-type="float" office:value="24.15">
            <text:p>24.15</text:p>
          </table:table-cell>
          <table:table-cell office:value-type="float" office:value="24.01">
            <text:p>24.01</text:p>
          </table:table-cell>
          <table:table-cell office:value-type="float" office:value="24.07">
            <text:p>24.07</text:p>
          </table:table-cell>
          <table:table-cell office:value-type="float" office:value="6378749">
            <text:p>6378749</text:p>
          </table:table-cell>
          <table:table-cell table:formula="of:=[.G724]+[.$I$2]" office:value-type="float" office:value="7.22999999999989">
            <text:p>7.23</text:p>
          </table:table-cell>
          <table:table-cell table:formula="of:=SIN([.G725])+[.$J$2]" office:value-type="float" office:value="0.811558542074084">
            <text:p>0.8115585421</text:p>
          </table:table-cell>
          <table:table-cell table:number-columns-repeated="2"/>
        </table:table-row>
        <table:table-row table:style-name="ro1">
          <table:table-cell office:value-type="string">
            <text:p>2010-10-11</text:p>
          </table:table-cell>
          <table:table-cell office:value-type="float" office:value="24.21">
            <text:p>24.21</text:p>
          </table:table-cell>
          <table:table-cell office:value-type="float" office:value="24.35">
            <text:p>24.35</text:p>
          </table:table-cell>
          <table:table-cell office:value-type="float" office:value="24.03">
            <text:p>24.03</text:p>
          </table:table-cell>
          <table:table-cell office:value-type="float" office:value="24.16">
            <text:p>24.16</text:p>
          </table:table-cell>
          <table:table-cell office:value-type="float" office:value="5423116">
            <text:p>5423116</text:p>
          </table:table-cell>
          <table:table-cell table:formula="of:=[.G725]+[.$I$2]" office:value-type="float" office:value="7.23999999999989">
            <text:p>7.24</text:p>
          </table:table-cell>
          <table:table-cell table:formula="of:=SIN([.G726])+[.$J$2]" office:value-type="float" office:value="0.817360578231109">
            <text:p>0.8173605782</text:p>
          </table:table-cell>
          <table:table-cell table:number-columns-repeated="2"/>
        </table:table-row>
        <table:table-row table:style-name="ro1">
          <table:table-cell office:value-type="string">
            <text:p>2010-10-12</text:p>
          </table:table-cell>
          <table:table-cell office:value-type="float" office:value="24.06">
            <text:p>24.06</text:p>
          </table:table-cell>
          <table:table-cell office:value-type="float" office:value="24.25">
            <text:p>24.25</text:p>
          </table:table-cell>
          <table:table-cell office:value-type="float" office:value="23.77">
            <text:p>23.77</text:p>
          </table:table-cell>
          <table:table-cell office:value-type="float" office:value="23.82">
            <text:p>23.82</text:p>
          </table:table-cell>
          <table:table-cell office:value-type="float" office:value="7827248">
            <text:p>7827248</text:p>
          </table:table-cell>
          <table:table-cell table:formula="of:=[.G726]+[.$I$2]" office:value-type="float" office:value="7.24999999999989">
            <text:p>7.25</text:p>
          </table:table-cell>
          <table:table-cell table:formula="of:=SIN([.G727])+[.$J$2]" office:value-type="float" office:value="0.823080879011443">
            <text:p>0.823080879</text:p>
          </table:table-cell>
          <table:table-cell table:number-columns-repeated="2"/>
        </table:table-row>
        <table:table-row table:style-name="ro1">
          <table:table-cell office:value-type="string">
            <text:p>2010-10-13</text:p>
          </table:table-cell>
          <table:table-cell office:value-type="float" office:value="24.05">
            <text:p>24.05</text:p>
          </table:table-cell>
          <table:table-cell office:value-type="float" office:value="24.08">
            <text:p>24.08</text:p>
          </table:table-cell>
          <table:table-cell table:number-columns-repeated="2" office:value-type="float" office:value="23.63">
            <text:p>23.63</text:p>
          </table:table-cell>
          <table:table-cell office:value-type="float" office:value="10531200">
            <text:p>10531200</text:p>
          </table:table-cell>
          <table:table-cell table:formula="of:=[.G727]+[.$I$2]" office:value-type="float" office:value="7.25999999999989">
            <text:p>7.26</text:p>
          </table:table-cell>
          <table:table-cell table:formula="of:=SIN([.G728])+[.$J$2]" office:value-type="float" office:value="0.828718872389774">
            <text:p>0.8287188724</text:p>
          </table:table-cell>
          <table:table-cell table:number-columns-repeated="2"/>
        </table:table-row>
        <table:table-row table:style-name="ro1">
          <table:table-cell office:value-type="string">
            <text:p>2010-10-14</text:p>
          </table:table-cell>
          <table:table-cell office:value-type="float" office:value="23.84">
            <text:p>23.84</text:p>
          </table:table-cell>
          <table:table-cell office:value-type="float" office:value="24.06">
            <text:p>24.06</text:p>
          </table:table-cell>
          <table:table-cell office:value-type="float" office:value="23.79">
            <text:p>23.79</text:p>
          </table:table-cell>
          <table:table-cell office:value-type="float" office:value="24">
            <text:p>24</text:p>
          </table:table-cell>
          <table:table-cell office:value-type="float" office:value="9410803">
            <text:p>9410803</text:p>
          </table:table-cell>
          <table:table-cell table:formula="of:=[.G728]+[.$I$2]" office:value-type="float" office:value="7.26999999999989">
            <text:p>7.27</text:p>
          </table:table-cell>
          <table:table-cell table:formula="of:=SIN([.G729])+[.$J$2]" office:value-type="float" office:value="0.834273994571462">
            <text:p>0.8342739946</text:p>
          </table:table-cell>
          <table:table-cell table:number-columns-repeated="2"/>
        </table:table-row>
        <table:table-row table:style-name="ro1">
          <table:table-cell office:value-type="string">
            <text:p>2010-10-15</text:p>
          </table:table-cell>
          <table:table-cell office:value-type="float" office:value="23.76">
            <text:p>23.76</text:p>
          </table:table-cell>
          <table:table-cell office:value-type="float" office:value="23.83">
            <text:p>23.83</text:p>
          </table:table-cell>
          <table:table-cell office:value-type="float" office:value="23.63">
            <text:p>23.63</text:p>
          </table:table-cell>
          <table:table-cell office:value-type="float" office:value="23.81">
            <text:p>23.81</text:p>
          </table:table-cell>
          <table:table-cell office:value-type="float" office:value="7744505">
            <text:p>7744505</text:p>
          </table:table-cell>
          <table:table-cell table:formula="of:=[.G729]+[.$I$2]" office:value-type="float" office:value="7.27999999999989">
            <text:p>7.28</text:p>
          </table:table-cell>
          <table:table-cell table:formula="of:=SIN([.G730])+[.$J$2]" office:value-type="float" office:value="0.83974569004892">
            <text:p>0.83974569</text:p>
          </table:table-cell>
          <table:table-cell table:number-columns-repeated="2"/>
        </table:table-row>
        <table:table-row table:style-name="ro1">
          <table:table-cell office:value-type="string">
            <text:p>2010-10-18</text:p>
          </table:table-cell>
          <table:table-cell office:value-type="float" office:value="23.84">
            <text:p>23.84</text:p>
          </table:table-cell>
          <table:table-cell office:value-type="float" office:value="23.87">
            <text:p>23.87</text:p>
          </table:table-cell>
          <table:table-cell office:value-type="float" office:value="23.43">
            <text:p>23.43</text:p>
          </table:table-cell>
          <table:table-cell office:value-type="float" office:value="23.58">
            <text:p>23.58</text:p>
          </table:table-cell>
          <table:table-cell office:value-type="float" office:value="5949625">
            <text:p>5949625</text:p>
          </table:table-cell>
          <table:table-cell table:formula="of:=[.G730]+[.$I$2]" office:value-type="float" office:value="7.28999999999989">
            <text:p>7.29</text:p>
          </table:table-cell>
          <table:table-cell table:formula="of:=SIN([.G731])+[.$J$2]" office:value-type="float" office:value="0.845133411657158">
            <text:p>0.8451334117</text:p>
          </table:table-cell>
          <table:table-cell table:number-columns-repeated="2"/>
        </table:table-row>
        <table:table-row table:style-name="ro1">
          <table:table-cell office:value-type="string">
            <text:p>2010-10-19</text:p>
          </table:table-cell>
          <table:table-cell table:number-columns-repeated="2" office:value-type="float" office:value="23.89">
            <text:p>23.89</text:p>
          </table:table-cell>
          <table:table-cell office:value-type="float" office:value="23.63">
            <text:p>23.63</text:p>
          </table:table-cell>
          <table:table-cell office:value-type="float" office:value="23.73">
            <text:p>23.73</text:p>
          </table:table-cell>
          <table:table-cell office:value-type="float" office:value="12949494">
            <text:p>12949494</text:p>
          </table:table-cell>
          <table:table-cell table:formula="of:=[.G731]+[.$I$2]" office:value-type="float" office:value="7.29999999999989">
            <text:p>7.3</text:p>
          </table:table-cell>
          <table:table-cell table:formula="of:=SIN([.G732])+[.$J$2]" office:value-type="float" office:value="0.850436620628506">
            <text:p>0.8504366206</text:p>
          </table:table-cell>
          <table:table-cell table:number-columns-repeated="2"/>
        </table:table-row>
        <table:table-row table:style-name="ro1">
          <table:table-cell office:value-type="string">
            <text:p>2010-10-20</text:p>
          </table:table-cell>
          <table:table-cell office:value-type="float" office:value="23.52">
            <text:p>23.52</text:p>
          </table:table-cell>
          <table:table-cell office:value-type="float" office:value="23.62">
            <text:p>23.62</text:p>
          </table:table-cell>
          <table:table-cell office:value-type="float" office:value="23.38">
            <text:p>23.38</text:p>
          </table:table-cell>
          <table:table-cell office:value-type="float" office:value="23.57">
            <text:p>23.57</text:p>
          </table:table-cell>
          <table:table-cell office:value-type="float" office:value="8877957">
            <text:p>8877957</text:p>
          </table:table-cell>
          <table:table-cell table:formula="of:=[.G732]+[.$I$2]" office:value-type="float" office:value="7.30999999999989">
            <text:p>7.31</text:p>
          </table:table-cell>
          <table:table-cell table:formula="of:=SIN([.G733])+[.$J$2]" office:value-type="float" office:value="0.855654786646486">
            <text:p>0.8556547866</text:p>
          </table:table-cell>
          <table:table-cell table:number-columns-repeated="2"/>
        </table:table-row>
        <table:table-row table:style-name="ro1">
          <table:table-cell office:value-type="string">
            <text:p>2010-10-21</text:p>
          </table:table-cell>
          <table:table-cell office:value-type="float" office:value="23.78">
            <text:p>23.78</text:p>
          </table:table-cell>
          <table:table-cell office:value-type="float" office:value="23.8">
            <text:p>23.8</text:p>
          </table:table-cell>
          <table:table-cell table:number-columns-repeated="2" office:value-type="float" office:value="23.26">
            <text:p>23.26</text:p>
          </table:table-cell>
          <table:table-cell office:value-type="float" office:value="13258384">
            <text:p>13258384</text:p>
          </table:table-cell>
          <table:table-cell table:formula="of:=[.G733]+[.$I$2]" office:value-type="float" office:value="7.31999999999989">
            <text:p>7.32</text:p>
          </table:table-cell>
          <table:table-cell table:formula="of:=SIN([.G734])+[.$J$2]" office:value-type="float" office:value="0.860787387898845">
            <text:p>0.8607873879</text:p>
          </table:table-cell>
          <table:table-cell table:number-columns-repeated="2"/>
        </table:table-row>
        <table:table-row table:style-name="ro1">
          <table:table-cell office:value-type="string">
            <text:p>2010-10-22</text:p>
          </table:table-cell>
          <table:table-cell office:value-type="float" office:value="23.39">
            <text:p>23.39</text:p>
          </table:table-cell>
          <table:table-cell office:value-type="float" office:value="23.42">
            <text:p>23.42</text:p>
          </table:table-cell>
          <table:table-cell office:value-type="float" office:value="23.25">
            <text:p>23.25</text:p>
          </table:table-cell>
          <table:table-cell office:value-type="float" office:value="23.41">
            <text:p>23.41</text:p>
          </table:table-cell>
          <table:table-cell office:value-type="float" office:value="6221282">
            <text:p>6221282</text:p>
          </table:table-cell>
          <table:table-cell table:formula="of:=[.G734]+[.$I$2]" office:value-type="float" office:value="7.32999999999989">
            <text:p>7.33</text:p>
          </table:table-cell>
          <table:table-cell table:formula="of:=SIN([.G735])+[.$J$2]" office:value-type="float" office:value="0.865833911129734">
            <text:p>0.8658339111</text:p>
          </table:table-cell>
          <table:table-cell table:number-columns-repeated="2"/>
        </table:table-row>
        <table:table-row table:style-name="ro1">
          <table:table-cell office:value-type="string">
            <text:p>2010-10-25</text:p>
          </table:table-cell>
          <table:table-cell office:value-type="float" office:value="23.53">
            <text:p>23.53</text:p>
          </table:table-cell>
          <table:table-cell office:value-type="float" office:value="23.99">
            <text:p>23.99</text:p>
          </table:table-cell>
          <table:table-cell office:value-type="float" office:value="23.29">
            <text:p>23.29</text:p>
          </table:table-cell>
          <table:table-cell office:value-type="float" office:value="23.9">
            <text:p>23.9</text:p>
          </table:table-cell>
          <table:table-cell office:value-type="float" office:value="9307445">
            <text:p>9307445</text:p>
          </table:table-cell>
          <table:table-cell table:formula="of:=[.G735]+[.$I$2]" office:value-type="float" office:value="7.33999999999989">
            <text:p>7.34</text:p>
          </table:table-cell>
          <table:table-cell table:formula="of:=SIN([.G736])+[.$J$2]" office:value-type="float" office:value="0.870793851691036">
            <text:p>0.8707938517</text:p>
          </table:table-cell>
          <table:table-cell table:number-columns-repeated="2"/>
        </table:table-row>
        <table:table-row table:style-name="ro1">
          <table:table-cell office:value-type="string">
            <text:p>2010-10-26</text:p>
          </table:table-cell>
          <table:table-cell office:value-type="float" office:value="23.85">
            <text:p>23.85</text:p>
          </table:table-cell>
          <table:table-cell office:value-type="float" office:value="23.96">
            <text:p>23.96</text:p>
          </table:table-cell>
          <table:table-cell office:value-type="float" office:value="23.75">
            <text:p>23.75</text:p>
          </table:table-cell>
          <table:table-cell office:value-type="float" office:value="23.85">
            <text:p>23.85</text:p>
          </table:table-cell>
          <table:table-cell office:value-type="float" office:value="8235506">
            <text:p>8235506</text:p>
          </table:table-cell>
          <table:table-cell table:formula="of:=[.G736]+[.$I$2]" office:value-type="float" office:value="7.34999999999989">
            <text:p>7.35</text:p>
          </table:table-cell>
          <table:table-cell table:formula="of:=SIN([.G737])+[.$J$2]" office:value-type="float" office:value="0.875666713592828">
            <text:p>0.8756667136</text:p>
          </table:table-cell>
          <table:table-cell table:number-columns-repeated="2"/>
        </table:table-row>
        <table:table-row table:style-name="ro1">
          <table:table-cell office:value-type="string">
            <text:p>2010-10-27</text:p>
          </table:table-cell>
          <table:table-cell office:value-type="float" office:value="23.91">
            <text:p>23.91</text:p>
          </table:table-cell>
          <table:table-cell office:value-type="float" office:value="24.39">
            <text:p>24.39</text:p>
          </table:table-cell>
          <table:table-cell office:value-type="float" office:value="23.91">
            <text:p>23.91</text:p>
          </table:table-cell>
          <table:table-cell office:value-type="float" office:value="24.04">
            <text:p>24.04</text:p>
          </table:table-cell>
          <table:table-cell office:value-type="float" office:value="9156577">
            <text:p>9156577</text:p>
          </table:table-cell>
          <table:table-cell table:formula="of:=[.G737]+[.$I$2]" office:value-type="float" office:value="7.35999999999989">
            <text:p>7.36</text:p>
          </table:table-cell>
          <table:table-cell table:formula="of:=SIN([.G738])+[.$J$2]" office:value-type="float" office:value="0.880452009552981">
            <text:p>0.8804520096</text:p>
          </table:table-cell>
          <table:table-cell table:number-columns-repeated="2"/>
        </table:table-row>
        <table:table-row table:style-name="ro1">
          <table:table-cell office:value-type="string">
            <text:p>2010-10-28</text:p>
          </table:table-cell>
          <table:table-cell office:value-type="float" office:value="24.75">
            <text:p>24.75</text:p>
          </table:table-cell>
          <table:table-cell office:value-type="float" office:value="24.85">
            <text:p>24.85</text:p>
          </table:table-cell>
          <table:table-cell office:value-type="float" office:value="24.54">
            <text:p>24.54</text:p>
          </table:table-cell>
          <table:table-cell office:value-type="float" office:value="24.73">
            <text:p>24.73</text:p>
          </table:table-cell>
          <table:table-cell office:value-type="float" office:value="19471547">
            <text:p>19471547</text:p>
          </table:table-cell>
          <table:table-cell table:formula="of:=[.G738]+[.$I$2]" office:value-type="float" office:value="7.36999999999989">
            <text:p>7.37</text:p>
          </table:table-cell>
          <table:table-cell table:formula="of:=SIN([.G739])+[.$J$2]" office:value-type="float" office:value="0.885149261045886">
            <text:p>0.885149261</text:p>
          </table:table-cell>
          <table:table-cell table:number-columns-repeated="2"/>
        </table:table-row>
        <table:table-row table:style-name="ro1">
          <table:table-cell office:value-type="string">
            <text:p>2010-10-29</text:p>
          </table:table-cell>
          <table:table-cell office:value-type="float" office:value="24.94">
            <text:p>24.94</text:p>
          </table:table-cell>
          <table:table-cell office:value-type="float" office:value="25.04">
            <text:p>25.04</text:p>
          </table:table-cell>
          <table:table-cell office:value-type="float" office:value="24.77">
            <text:p>24.77</text:p>
          </table:table-cell>
          <table:table-cell office:value-type="float" office:value="24.81">
            <text:p>24.81</text:p>
          </table:table-cell>
          <table:table-cell office:value-type="float" office:value="20047347">
            <text:p>20047347</text:p>
          </table:table-cell>
          <table:table-cell table:formula="of:=[.G739]+[.$I$2]" office:value-type="float" office:value="7.37999999999989">
            <text:p>7.38</text:p>
          </table:table-cell>
          <table:table-cell table:formula="of:=SIN([.G740])+[.$J$2]" office:value-type="float" office:value="0.889757998350308">
            <text:p>0.8897579984</text:p>
          </table:table-cell>
          <table:table-cell table:number-columns-repeated="2"/>
        </table:table-row>
        <table:table-row table:style-name="ro1">
          <table:table-cell office:value-type="string">
            <text:p>2010-11-01</text:p>
          </table:table-cell>
          <table:table-cell office:value-type="float" office:value="24.95">
            <text:p>24.95</text:p>
          </table:table-cell>
          <table:table-cell office:value-type="float" office:value="25.05">
            <text:p>25.05</text:p>
          </table:table-cell>
          <table:table-cell office:value-type="float" office:value="24.88">
            <text:p>24.88</text:p>
          </table:table-cell>
          <table:table-cell office:value-type="float" office:value="24.9">
            <text:p>24.9</text:p>
          </table:table-cell>
          <table:table-cell office:value-type="float" office:value="8035669">
            <text:p>8035669</text:p>
          </table:table-cell>
          <table:table-cell table:formula="of:=[.G740]+[.$I$2]" office:value-type="float" office:value="7.38999999999989">
            <text:p>7.39</text:p>
          </table:table-cell>
          <table:table-cell table:formula="of:=SIN([.G741])+[.$J$2]" office:value-type="float" office:value="0.894277760596358">
            <text:p>0.8942777606</text:p>
          </table:table-cell>
          <table:table-cell table:number-columns-repeated="2"/>
        </table:table-row>
        <table:table-row table:style-name="ro1">
          <table:table-cell office:value-type="string">
            <text:p>2010-11-02</text:p>
          </table:table-cell>
          <table:table-cell office:value-type="float" office:value="24.9">
            <text:p>24.9</text:p>
          </table:table-cell>
          <table:table-cell office:value-type="float" office:value="25.07">
            <text:p>25.07</text:p>
          </table:table-cell>
          <table:table-cell office:value-type="float" office:value="24.77">
            <text:p>24.77</text:p>
          </table:table-cell>
          <table:table-cell office:value-type="float" office:value="25.03">
            <text:p>25.03</text:p>
          </table:table-cell>
          <table:table-cell office:value-type="float" office:value="7402858">
            <text:p>7402858</text:p>
          </table:table-cell>
          <table:table-cell table:formula="of:=[.G741]+[.$I$2]" office:value-type="float" office:value="7.39999999999989">
            <text:p>7.4</text:p>
          </table:table-cell>
          <table:table-cell table:formula="of:=SIN([.G742])+[.$J$2]" office:value-type="float" office:value="0.898708095811577">
            <text:p>0.8987080958</text:p>
          </table:table-cell>
          <table:table-cell table:number-columns-repeated="2"/>
        </table:table-row>
        <table:table-row table:style-name="ro1">
          <table:table-cell office:value-type="string">
            <text:p>2010-11-03</text:p>
          </table:table-cell>
          <table:table-cell office:value-type="float" office:value="25.01">
            <text:p>25.01</text:p>
          </table:table-cell>
          <table:table-cell office:value-type="float" office:value="25.2">
            <text:p>25.2</text:p>
          </table:table-cell>
          <table:table-cell office:value-type="float" office:value="24.88">
            <text:p>24.88</text:p>
          </table:table-cell>
          <table:table-cell office:value-type="float" office:value="25.2">
            <text:p>25.2</text:p>
          </table:table-cell>
          <table:table-cell office:value-type="float" office:value="11873137">
            <text:p>11873137</text:p>
          </table:table-cell>
          <table:table-cell table:formula="of:=[.G742]+[.$I$2]" office:value-type="float" office:value="7.40999999999989">
            <text:p>7.41</text:p>
          </table:table-cell>
          <table:table-cell table:formula="of:=SIN([.G743])+[.$J$2]" office:value-type="float" office:value="0.903048560966136">
            <text:p>0.903048561</text:p>
          </table:table-cell>
          <table:table-cell table:number-columns-repeated="2"/>
        </table:table-row>
        <table:table-row table:style-name="ro1">
          <table:table-cell office:value-type="string">
            <text:p>2010-11-04</text:p>
          </table:table-cell>
          <table:table-cell table:number-columns-repeated="2" office:value-type="float" office:value="24.7">
            <text:p>24.7</text:p>
          </table:table-cell>
          <table:table-cell office:value-type="float" office:value="24.22">
            <text:p>24.22</text:p>
          </table:table-cell>
          <table:table-cell office:value-type="float" office:value="24.34">
            <text:p>24.34</text:p>
          </table:table-cell>
          <table:table-cell office:value-type="float" office:value="24530989">
            <text:p>24530989</text:p>
          </table:table-cell>
          <table:table-cell table:formula="of:=[.G743]+[.$I$2]" office:value-type="float" office:value="7.41999999999989">
            <text:p>7.42</text:p>
          </table:table-cell>
          <table:table-cell table:formula="of:=SIN([.G744])+[.$J$2]" office:value-type="float" office:value="0.907298722017136">
            <text:p>0.907298722</text:p>
          </table:table-cell>
          <table:table-cell table:number-columns-repeated="2"/>
        </table:table-row>
        <table:table-row table:style-name="ro1">
          <table:table-cell office:value-type="string">
            <text:p>2010-11-05</text:p>
          </table:table-cell>
          <table:table-cell office:value-type="float" office:value="24.6">
            <text:p>24.6</text:p>
          </table:table-cell>
          <table:table-cell office:value-type="float" office:value="24.65">
            <text:p>24.65</text:p>
          </table:table-cell>
          <table:table-cell office:value-type="float" office:value="24.02">
            <text:p>24.02</text:p>
          </table:table-cell>
          <table:table-cell office:value-type="float" office:value="24.09">
            <text:p>24.09</text:p>
          </table:table-cell>
          <table:table-cell office:value-type="float" office:value="9327967">
            <text:p>9327967</text:p>
          </table:table-cell>
          <table:table-cell table:formula="of:=[.G744]+[.$I$2]" office:value-type="float" office:value="7.42999999999989">
            <text:p>7.43</text:p>
          </table:table-cell>
          <table:table-cell table:formula="of:=SIN([.G745])+[.$J$2]" office:value-type="float" office:value="0.911458153952014">
            <text:p>0.911458154</text:p>
          </table:table-cell>
          <table:table-cell table:number-columns-repeated="2"/>
        </table:table-row>
        <table:table-row table:style-name="ro1">
          <table:table-cell office:value-type="string">
            <text:p>2010-11-08</text:p>
          </table:table-cell>
          <table:table-cell table:number-columns-repeated="2" office:value-type="float" office:value="24.27">
            <text:p>24.27</text:p>
          </table:table-cell>
          <table:table-cell office:value-type="float" office:value="23.97">
            <text:p>23.97</text:p>
          </table:table-cell>
          <table:table-cell office:value-type="float" office:value="24.07">
            <text:p>24.07</text:p>
          </table:table-cell>
          <table:table-cell office:value-type="float" office:value="6716196">
            <text:p>6716196</text:p>
          </table:table-cell>
          <table:table-cell table:formula="of:=[.G745]+[.$I$2]" office:value-type="float" office:value="7.43999999999989">
            <text:p>7.44</text:p>
          </table:table-cell>
          <table:table-cell table:formula="of:=SIN([.G746])+[.$J$2]" office:value-type="float" office:value="0.915526440831044">
            <text:p>0.9155264408</text:p>
          </table:table-cell>
          <table:table-cell table:number-columns-repeated="2"/>
        </table:table-row>
        <table:table-row table:style-name="ro1">
          <table:table-cell office:value-type="string">
            <text:p>2010-11-09</text:p>
          </table:table-cell>
          <table:table-cell office:value-type="float" office:value="24">
            <text:p>24</text:p>
          </table:table-cell>
          <table:table-cell office:value-type="float" office:value="24.13">
            <text:p>24.13</text:p>
          </table:table-cell>
          <table:table-cell office:value-type="float" office:value="23.63">
            <text:p>23.63</text:p>
          </table:table-cell>
          <table:table-cell office:value-type="float" office:value="23.75">
            <text:p>23.75</text:p>
          </table:table-cell>
          <table:table-cell office:value-type="float" office:value="10170867">
            <text:p>10170867</text:p>
          </table:table-cell>
          <table:table-cell table:formula="of:=[.G746]+[.$I$2]" office:value-type="float" office:value="7.44999999999989">
            <text:p>7.45</text:p>
          </table:table-cell>
          <table:table-cell table:formula="of:=SIN([.G747])+[.$J$2]" office:value-type="float" office:value="0.919503175828926">
            <text:p>0.9195031758</text:p>
          </table:table-cell>
          <table:table-cell table:number-columns-repeated="2"/>
        </table:table-row>
        <table:table-row table:style-name="ro1">
          <table:table-cell office:value-type="string">
            <text:p>2010-11-10</text:p>
          </table:table-cell>
          <table:table-cell office:value-type="float" office:value="23.8">
            <text:p>23.8</text:p>
          </table:table-cell>
          <table:table-cell office:value-type="float" office:value="23.94">
            <text:p>23.94</text:p>
          </table:table-cell>
          <table:table-cell office:value-type="float" office:value="23.5">
            <text:p>23.5</text:p>
          </table:table-cell>
          <table:table-cell office:value-type="float" office:value="23.7">
            <text:p>23.7</text:p>
          </table:table-cell>
          <table:table-cell office:value-type="float" office:value="7840739">
            <text:p>7840739</text:p>
          </table:table-cell>
          <table:table-cell table:formula="of:=[.G747]+[.$I$2]" office:value-type="float" office:value="7.45999999999989">
            <text:p>7.46</text:p>
          </table:table-cell>
          <table:table-cell table:formula="of:=SIN([.G748])+[.$J$2]" office:value-type="float" office:value="0.923387961275475">
            <text:p>0.9233879613</text:p>
          </table:table-cell>
          <table:table-cell table:number-columns-repeated="2"/>
        </table:table-row>
        <table:table-row table:style-name="ro1">
          <table:table-cell office:value-type="string">
            <text:p>2010-11-11</text:p>
          </table:table-cell>
          <table:table-cell office:value-type="float" office:value="23.93">
            <text:p>23.93</text:p>
          </table:table-cell>
          <table:table-cell office:value-type="float" office:value="23.95">
            <text:p>23.95</text:p>
          </table:table-cell>
          <table:table-cell office:value-type="float" office:value="23.69">
            <text:p>23.69</text:p>
          </table:table-cell>
          <table:table-cell office:value-type="float" office:value="23.72">
            <text:p>23.72</text:p>
          </table:table-cell>
          <table:table-cell office:value-type="float" office:value="6902984">
            <text:p>6902984</text:p>
          </table:table-cell>
          <table:table-cell table:formula="of:=[.G748]+[.$I$2]" office:value-type="float" office:value="7.46999999999989">
            <text:p>7.47</text:p>
          </table:table-cell>
          <table:table-cell table:formula="of:=SIN([.G749])+[.$J$2]" office:value-type="float" office:value="0.927180408695384">
            <text:p>0.9271804087</text:p>
          </table:table-cell>
          <table:table-cell table:number-columns-repeated="2"/>
        </table:table-row>
        <table:table-row table:style-name="ro1">
          <table:table-cell office:value-type="string">
            <text:p>2010-11-12</text:p>
          </table:table-cell>
          <table:table-cell office:value-type="float" office:value="23.57">
            <text:p>23.57</text:p>
          </table:table-cell>
          <table:table-cell office:value-type="float" office:value="23.62">
            <text:p>23.62</text:p>
          </table:table-cell>
          <table:table-cell office:value-type="float" office:value="23.14">
            <text:p>23.14</text:p>
          </table:table-cell>
          <table:table-cell office:value-type="float" office:value="23.22">
            <text:p>23.22</text:p>
          </table:table-cell>
          <table:table-cell office:value-type="float" office:value="12422591">
            <text:p>12422591</text:p>
          </table:table-cell>
          <table:table-cell table:formula="of:=[.G749]+[.$I$2]" office:value-type="float" office:value="7.47999999999989">
            <text:p>7.48</text:p>
          </table:table-cell>
          <table:table-cell table:formula="of:=SIN([.G750])+[.$J$2]" office:value-type="float" office:value="0.930880138847071">
            <text:p>0.9308801388</text:p>
          </table:table-cell>
          <table:table-cell table:number-columns-repeated="2"/>
        </table:table-row>
        <table:table-row table:style-name="ro1">
          <table:table-cell office:value-type="string">
            <text:p>2010-11-15</text:p>
          </table:table-cell>
          <table:table-cell table:number-columns-repeated="2" office:value-type="float" office:value="23.3">
            <text:p>23.3</text:p>
          </table:table-cell>
          <table:table-cell office:value-type="float" office:value="23.01">
            <text:p>23.01</text:p>
          </table:table-cell>
          <table:table-cell office:value-type="float" office:value="23.08">
            <text:p>23.08</text:p>
          </table:table-cell>
          <table:table-cell office:value-type="float" office:value="7809669">
            <text:p>7809669</text:p>
          </table:table-cell>
          <table:table-cell table:formula="of:=[.G750]+[.$I$2]" office:value-type="float" office:value="7.48999999999989">
            <text:p>7.49</text:p>
          </table:table-cell>
          <table:table-cell table:formula="of:=SIN([.G751])+[.$J$2]" office:value-type="float" office:value="0.934486781760605">
            <text:p>0.9344867818</text:p>
          </table:table-cell>
          <table:table-cell table:number-columns-repeated="2"/>
        </table:table-row>
        <table:table-row table:style-name="ro1">
          <table:table-cell office:value-type="string">
            <text:p>2010-11-16</text:p>
          </table:table-cell>
          <table:table-cell table:number-columns-repeated="2" office:value-type="float" office:value="23.68">
            <text:p>23.68</text:p>
          </table:table-cell>
          <table:table-cell office:value-type="float" office:value="23.02">
            <text:p>23.02</text:p>
          </table:table-cell>
          <table:table-cell office:value-type="float" office:value="23.22">
            <text:p>23.22</text:p>
          </table:table-cell>
          <table:table-cell office:value-type="float" office:value="13464945">
            <text:p>13464945</text:p>
          </table:table-cell>
          <table:table-cell table:formula="of:=[.G751]+[.$I$2]" office:value-type="float" office:value="7.49999999999988">
            <text:p>7.5</text:p>
          </table:table-cell>
          <table:table-cell table:formula="of:=SIN([.G752])+[.$J$2]" office:value-type="float" office:value="0.937999976774699">
            <text:p>0.9379999768</text:p>
          </table:table-cell>
          <table:table-cell table:number-columns-repeated="2"/>
        </table:table-row>
        <table:table-row table:style-name="ro1">
          <table:table-cell office:value-type="string">
            <text:p>2010-11-17</text:p>
          </table:table-cell>
          <table:table-cell table:number-columns-repeated="2" office:value-type="float" office:value="23.01">
            <text:p>23.01</text:p>
          </table:table-cell>
          <table:table-cell office:value-type="float" office:value="22.79">
            <text:p>22.79</text:p>
          </table:table-cell>
          <table:table-cell office:value-type="float" office:value="22.82">
            <text:p>22.82</text:p>
          </table:table-cell>
          <table:table-cell office:value-type="float" office:value="11436155">
            <text:p>11436155</text:p>
          </table:table-cell>
          <table:table-cell table:formula="of:=[.G752]+[.$I$2]" office:value-type="float" office:value="7.50999999999988">
            <text:p>7.51</text:p>
          </table:table-cell>
          <table:table-cell table:formula="of:=SIN([.G753])+[.$J$2]" office:value-type="float" office:value="0.941419372572779">
            <text:p>0.9414193726</text:p>
          </table:table-cell>
          <table:table-cell table:number-columns-repeated="2"/>
        </table:table-row>
        <table:table-row table:style-name="ro1">
          <table:table-cell office:value-type="string">
            <text:p>2010-11-18</text:p>
          </table:table-cell>
          <table:table-cell office:value-type="float" office:value="22.75">
            <text:p>22.75</text:p>
          </table:table-cell>
          <table:table-cell office:value-type="float" office:value="22.9">
            <text:p>22.9</text:p>
          </table:table-cell>
          <table:table-cell table:number-columns-repeated="2" office:value-type="float" office:value="22.58">
            <text:p>22.58</text:p>
          </table:table-cell>
          <table:table-cell office:value-type="float" office:value="9663373">
            <text:p>9663373</text:p>
          </table:table-cell>
          <table:table-cell table:formula="of:=[.G753]+[.$I$2]" office:value-type="float" office:value="7.51999999999988">
            <text:p>7.52</text:p>
          </table:table-cell>
          <table:table-cell table:formula="of:=SIN([.G754])+[.$J$2]" office:value-type="float" office:value="0.944744627218116">
            <text:p>0.9447446272</text:p>
          </table:table-cell>
          <table:table-cell table:number-columns-repeated="2"/>
        </table:table-row>
        <table:table-row table:style-name="ro1">
          <table:table-cell office:value-type="string">
            <text:p>2010-11-19</text:p>
          </table:table-cell>
          <table:table-cell office:value-type="float" office:value="22.81">
            <text:p>22.81</text:p>
          </table:table-cell>
          <table:table-cell office:value-type="float" office:value="22.84">
            <text:p>22.84</text:p>
          </table:table-cell>
          <table:table-cell office:value-type="float" office:value="22.46">
            <text:p>22.46</text:p>
          </table:table-cell>
          <table:table-cell office:value-type="float" office:value="22.49">
            <text:p>22.49</text:p>
          </table:table-cell>
          <table:table-cell office:value-type="float" office:value="11608481">
            <text:p>11608481</text:p>
          </table:table-cell>
          <table:table-cell table:formula="of:=[.G754]+[.$I$2]" office:value-type="float" office:value="7.52999999999988">
            <text:p>7.53</text:p>
          </table:table-cell>
          <table:table-cell table:formula="of:=SIN([.G755])+[.$J$2]" office:value-type="float" office:value="0.947975408188015">
            <text:p>0.9479754082</text:p>
          </table:table-cell>
          <table:table-cell table:number-columns-repeated="2"/>
        </table:table-row>
        <table:table-row table:style-name="ro1">
          <table:table-cell office:value-type="string">
            <text:p>2010-11-22</text:p>
          </table:table-cell>
          <table:table-cell office:value-type="float" office:value="22.69">
            <text:p>22.69</text:p>
          </table:table-cell>
          <table:table-cell office:value-type="float" office:value="22.84">
            <text:p>22.84</text:p>
          </table:table-cell>
          <table:table-cell office:value-type="float" office:value="22.42">
            <text:p>22.42</text:p>
          </table:table-cell>
          <table:table-cell office:value-type="float" office:value="22.48">
            <text:p>22.48</text:p>
          </table:table-cell>
          <table:table-cell office:value-type="float" office:value="7829991">
            <text:p>7829991</text:p>
          </table:table-cell>
          <table:table-cell table:formula="of:=[.G755]+[.$I$2]" office:value-type="float" office:value="7.53999999999988">
            <text:p>7.54</text:p>
          </table:table-cell>
          <table:table-cell table:formula="of:=SIN([.G756])+[.$J$2]" office:value-type="float" office:value="0.951111392407073">
            <text:p>0.9511113924</text:p>
          </table:table-cell>
          <table:table-cell table:number-columns-repeated="2"/>
        </table:table-row>
        <table:table-row table:style-name="ro1">
          <table:table-cell office:value-type="string">
            <text:p>2010-11-23</text:p>
          </table:table-cell>
          <table:table-cell office:value-type="float" office:value="22.49">
            <text:p>22.49</text:p>
          </table:table-cell>
          <table:table-cell office:value-type="float" office:value="22.64">
            <text:p>22.64</text:p>
          </table:table-cell>
          <table:table-cell office:value-type="float" office:value="22.31">
            <text:p>22.31</text:p>
          </table:table-cell>
          <table:table-cell office:value-type="float" office:value="22.34">
            <text:p>22.34</text:p>
          </table:table-cell>
          <table:table-cell office:value-type="float" office:value="8038195">
            <text:p>8038195</text:p>
          </table:table-cell>
          <table:table-cell table:formula="of:=[.G756]+[.$I$2]" office:value-type="float" office:value="7.54999999999988">
            <text:p>7.55</text:p>
          </table:table-cell>
          <table:table-cell table:formula="of:=SIN([.G757])+[.$J$2]" office:value-type="float" office:value="0.95415226627948">
            <text:p>0.9541522663</text:p>
          </table:table-cell>
          <table:table-cell table:number-columns-repeated="2"/>
        </table:table-row>
        <table:table-row table:style-name="ro1">
          <table:table-cell office:value-type="string">
            <text:p>2010-11-24</text:p>
          </table:table-cell>
          <table:table-cell office:value-type="float" office:value="22.26">
            <text:p>22.26</text:p>
          </table:table-cell>
          <table:table-cell office:value-type="float" office:value="22.39">
            <text:p>22.39</text:p>
          </table:table-cell>
          <table:table-cell office:value-type="float" office:value="22.05">
            <text:p>22.05</text:p>
          </table:table-cell>
          <table:table-cell office:value-type="float" office:value="22.28">
            <text:p>22.28</text:p>
          </table:table-cell>
          <table:table-cell office:value-type="float" office:value="10024488">
            <text:p>10024488</text:p>
          </table:table-cell>
          <table:table-cell table:formula="of:=[.G757]+[.$I$2]" office:value-type="float" office:value="7.55999999999988">
            <text:p>7.56</text:p>
          </table:table-cell>
          <table:table-cell table:formula="of:=SIN([.G758])+[.$J$2]" office:value-type="float" office:value="0.957097725720383">
            <text:p>0.9570977257</text:p>
          </table:table-cell>
          <table:table-cell table:number-columns-repeated="2"/>
        </table:table-row>
        <table:table-row table:style-name="ro1">
          <table:table-cell office:value-type="string">
            <text:p>2010-11-25</text:p>
          </table:table-cell>
          <table:table-cell office:value-type="float" office:value="22.71">
            <text:p>22.71</text:p>
          </table:table-cell>
          <table:table-cell office:value-type="float" office:value="22.79">
            <text:p>22.79</text:p>
          </table:table-cell>
          <table:table-cell office:value-type="float" office:value="22.43">
            <text:p>22.43</text:p>
          </table:table-cell>
          <table:table-cell office:value-type="float" office:value="22.47">
            <text:p>22.47</text:p>
          </table:table-cell>
          <table:table-cell office:value-type="float" office:value="9692526">
            <text:p>9692526</text:p>
          </table:table-cell>
          <table:table-cell table:formula="of:=[.G758]+[.$I$2]" office:value-type="float" office:value="7.56999999999988">
            <text:p>7.57</text:p>
          </table:table-cell>
          <table:table-cell table:formula="of:=SIN([.G759])+[.$J$2]" office:value-type="float" office:value="0.959947476186293">
            <text:p>0.9599474762</text:p>
          </table:table-cell>
          <table:table-cell table:number-columns-repeated="2"/>
        </table:table-row>
        <table:table-row table:style-name="ro1">
          <table:table-cell office:value-type="string">
            <text:p>2010-11-26</text:p>
          </table:table-cell>
          <table:table-cell office:value-type="float" office:value="22.56">
            <text:p>22.56</text:p>
          </table:table-cell>
          <table:table-cell office:value-type="float" office:value="22.73">
            <text:p>22.73</text:p>
          </table:table-cell>
          <table:table-cell office:value-type="float" office:value="22.5">
            <text:p>22.5</text:p>
          </table:table-cell>
          <table:table-cell office:value-type="float" office:value="22.52">
            <text:p>22.52</text:p>
          </table:table-cell>
          <table:table-cell office:value-type="float" office:value="12426644">
            <text:p>12426644</text:p>
          </table:table-cell>
          <table:table-cell table:formula="of:=[.G759]+[.$I$2]" office:value-type="float" office:value="7.57999999999988">
            <text:p>7.58</text:p>
          </table:table-cell>
          <table:table-cell table:formula="of:=SIN([.G760])+[.$J$2]" office:value-type="float" office:value="0.962701232704538">
            <text:p>0.9627012327</text:p>
          </table:table-cell>
          <table:table-cell table:number-columns-repeated="2"/>
        </table:table-row>
        <table:table-row table:style-name="ro1">
          <table:table-cell office:value-type="string">
            <text:p>2010-11-29</text:p>
          </table:table-cell>
          <table:table-cell office:value-type="float" office:value="22.5">
            <text:p>22.5</text:p>
          </table:table-cell>
          <table:table-cell office:value-type="float" office:value="22.88">
            <text:p>22.88</text:p>
          </table:table-cell>
          <table:table-cell office:value-type="float" office:value="22.43">
            <text:p>22.43</text:p>
          </table:table-cell>
          <table:table-cell office:value-type="float" office:value="22.78">
            <text:p>22.78</text:p>
          </table:table-cell>
          <table:table-cell office:value-type="float" office:value="7129267">
            <text:p>7129267</text:p>
          </table:table-cell>
          <table:table-cell table:formula="of:=[.G760]+[.$I$2]" office:value-type="float" office:value="7.58999999999988">
            <text:p>7.59</text:p>
          </table:table-cell>
          <table:table-cell table:formula="of:=SIN([.G761])+[.$J$2]" office:value-type="float" office:value="0.965358719901761">
            <text:p>0.9653587199</text:p>
          </table:table-cell>
          <table:table-cell table:number-columns-repeated="2"/>
        </table:table-row>
        <table:table-row table:style-name="ro1">
          <table:table-cell office:value-type="string">
            <text:p>2010-11-30</text:p>
          </table:table-cell>
          <table:table-cell office:value-type="float" office:value="22.72">
            <text:p>22.72</text:p>
          </table:table-cell>
          <table:table-cell office:value-type="float" office:value="22.86">
            <text:p>22.86</text:p>
          </table:table-cell>
          <table:table-cell office:value-type="float" office:value="22.53">
            <text:p>22.53</text:p>
          </table:table-cell>
          <table:table-cell office:value-type="float" office:value="22.66">
            <text:p>22.66</text:p>
          </table:table-cell>
          <table:table-cell office:value-type="float" office:value="7430941">
            <text:p>7430941</text:p>
          </table:table-cell>
          <table:table-cell table:formula="of:=[.G761]+[.$I$2]" office:value-type="float" office:value="7.59999999999988">
            <text:p>7.6</text:p>
          </table:table-cell>
          <table:table-cell table:formula="of:=SIN([.G762])+[.$J$2]" office:value-type="float" office:value="0.967919672031457">
            <text:p>0.967919672</text:p>
          </table:table-cell>
          <table:table-cell table:number-columns-repeated="2"/>
        </table:table-row>
        <table:table-row table:style-name="ro1">
          <table:table-cell office:value-type="string">
            <text:p>2010-12-01</text:p>
          </table:table-cell>
          <table:table-cell office:value-type="float" office:value="22.51">
            <text:p>22.51</text:p>
          </table:table-cell>
          <table:table-cell office:value-type="float" office:value="22.71">
            <text:p>22.71</text:p>
          </table:table-cell>
          <table:table-cell office:value-type="float" office:value="22.38">
            <text:p>22.38</text:p>
          </table:table-cell>
          <table:table-cell office:value-type="float" office:value="22.65">
            <text:p>22.65</text:p>
          </table:table-cell>
          <table:table-cell office:value-type="float" office:value="6247742">
            <text:p>6247742</text:p>
          </table:table-cell>
          <table:table-cell table:formula="of:=[.G762]+[.$I$2]" office:value-type="float" office:value="7.60999999999988">
            <text:p>7.61</text:p>
          </table:table-cell>
          <table:table-cell table:formula="of:=SIN([.G763])+[.$J$2]" office:value-type="float" office:value="0.970383833000546">
            <text:p>0.970383833</text:p>
          </table:table-cell>
          <table:table-cell table:number-columns-repeated="2"/>
        </table:table-row>
        <table:table-row table:style-name="ro1">
          <table:table-cell office:value-type="string">
            <text:p>2010-12-02</text:p>
          </table:table-cell>
          <table:table-cell office:value-type="float" office:value="22.86">
            <text:p>22.86</text:p>
          </table:table-cell>
          <table:table-cell office:value-type="float" office:value="23.54">
            <text:p>23.54</text:p>
          </table:table-cell>
          <table:table-cell office:value-type="float" office:value="22.86">
            <text:p>22.86</text:p>
          </table:table-cell>
          <table:table-cell office:value-type="float" office:value="23.42">
            <text:p>23.42</text:p>
          </table:table-cell>
          <table:table-cell office:value-type="float" office:value="10082261">
            <text:p>10082261</text:p>
          </table:table-cell>
          <table:table-cell table:formula="of:=[.G763]+[.$I$2]" office:value-type="float" office:value="7.61999999999988">
            <text:p>7.62</text:p>
          </table:table-cell>
          <table:table-cell table:formula="of:=SIN([.G764])+[.$J$2]" office:value-type="float" office:value="0.972750956394986">
            <text:p>0.9727509564</text:p>
          </table:table-cell>
          <table:table-cell table:number-columns-repeated="2"/>
        </table:table-row>
        <table:table-row table:style-name="ro1">
          <table:table-cell office:value-type="string">
            <text:p>2010-12-03</text:p>
          </table:table-cell>
          <table:table-cell office:value-type="float" office:value="23.64">
            <text:p>23.64</text:p>
          </table:table-cell>
          <table:table-cell office:value-type="float" office:value="23.69">
            <text:p>23.69</text:p>
          </table:table-cell>
          <table:table-cell office:value-type="float" office:value="23.09">
            <text:p>23.09</text:p>
          </table:table-cell>
          <table:table-cell office:value-type="float" office:value="23.31">
            <text:p>23.31</text:p>
          </table:table-cell>
          <table:table-cell office:value-type="float" office:value="8086557">
            <text:p>8086557</text:p>
          </table:table-cell>
          <table:table-cell table:formula="of:=[.G764]+[.$I$2]" office:value-type="float" office:value="7.62999999999988">
            <text:p>7.63</text:p>
          </table:table-cell>
          <table:table-cell table:formula="of:=SIN([.G765])+[.$J$2]" office:value-type="float" office:value="0.97502080550441">
            <text:p>0.9750208055</text:p>
          </table:table-cell>
          <table:table-cell table:number-columns-repeated="2"/>
        </table:table-row>
        <table:table-row table:style-name="ro1">
          <table:table-cell office:value-type="string">
            <text:p>2010-12-06</text:p>
          </table:table-cell>
          <table:table-cell office:value-type="float" office:value="23.35">
            <text:p>23.35</text:p>
          </table:table-cell>
          <table:table-cell office:value-type="float" office:value="23.38">
            <text:p>23.38</text:p>
          </table:table-cell>
          <table:table-cell office:value-type="float" office:value="23.11">
            <text:p>23.11</text:p>
          </table:table-cell>
          <table:table-cell office:value-type="float" office:value="23.27">
            <text:p>23.27</text:p>
          </table:table-cell>
          <table:table-cell office:value-type="float" office:value="5391962">
            <text:p>5391962</text:p>
          </table:table-cell>
          <table:table-cell table:formula="of:=[.G765]+[.$I$2]" office:value-type="float" office:value="7.63999999999988">
            <text:p>7.64</text:p>
          </table:table-cell>
          <table:table-cell table:formula="of:=SIN([.G766])+[.$J$2]" office:value-type="float" office:value="0.977193153345798">
            <text:p>0.9771931533</text:p>
          </table:table-cell>
          <table:table-cell table:number-columns-repeated="2"/>
        </table:table-row>
        <table:table-row table:style-name="ro1">
          <table:table-cell office:value-type="string">
            <text:p>2010-12-07</text:p>
          </table:table-cell>
          <table:table-cell office:value-type="float" office:value="23.2">
            <text:p>23.2</text:p>
          </table:table-cell>
          <table:table-cell office:value-type="float" office:value="23.6">
            <text:p>23.6</text:p>
          </table:table-cell>
          <table:table-cell office:value-type="float" office:value="23.11">
            <text:p>23.11</text:p>
          </table:table-cell>
          <table:table-cell office:value-type="float" office:value="23.49">
            <text:p>23.49</text:p>
          </table:table-cell>
          <table:table-cell office:value-type="float" office:value="7455403">
            <text:p>7455403</text:p>
          </table:table-cell>
          <table:table-cell table:formula="of:=[.G766]+[.$I$2]" office:value-type="float" office:value="7.64999999999988">
            <text:p>7.65</text:p>
          </table:table-cell>
          <table:table-cell table:formula="of:=SIN([.G767])+[.$J$2]" office:value-type="float" office:value="0.979267782686176">
            <text:p>0.9792677827</text:p>
          </table:table-cell>
          <table:table-cell table:number-columns-repeated="2"/>
        </table:table-row>
        <table:table-row table:style-name="ro1">
          <table:table-cell office:value-type="string">
            <text:p>2010-12-08</text:p>
          </table:table-cell>
          <table:table-cell table:number-columns-repeated="2" office:value-type="float" office:value="23.49">
            <text:p>23.49</text:p>
          </table:table-cell>
          <table:table-cell office:value-type="float" office:value="23.02">
            <text:p>23.02</text:p>
          </table:table-cell>
          <table:table-cell office:value-type="float" office:value="23.15">
            <text:p>23.15</text:p>
          </table:table-cell>
          <table:table-cell office:value-type="float" office:value="8708029">
            <text:p>8708029</text:p>
          </table:table-cell>
          <table:table-cell table:formula="of:=[.G767]+[.$I$2]" office:value-type="float" office:value="7.65999999999988">
            <text:p>7.66</text:p>
          </table:table-cell>
          <table:table-cell table:formula="of:=SIN([.G768])+[.$J$2]" office:value-type="float" office:value="0.981244486064339">
            <text:p>0.9812444861</text:p>
          </table:table-cell>
          <table:table-cell table:number-columns-repeated="2"/>
        </table:table-row>
        <table:table-row table:style-name="ro1">
          <table:table-cell office:value-type="string">
            <text:p>2010-12-09</text:p>
          </table:table-cell>
          <table:table-cell office:value-type="float" office:value="23.31">
            <text:p>23.31</text:p>
          </table:table-cell>
          <table:table-cell office:value-type="float" office:value="23.73">
            <text:p>23.73</text:p>
          </table:table-cell>
          <table:table-cell office:value-type="float" office:value="23.18">
            <text:p>23.18</text:p>
          </table:table-cell>
          <table:table-cell office:value-type="float" office:value="23.65">
            <text:p>23.65</text:p>
          </table:table-cell>
          <table:table-cell office:value-type="float" office:value="9962530">
            <text:p>9962530</text:p>
          </table:table-cell>
          <table:table-cell table:formula="of:=[.G768]+[.$I$2]" office:value-type="float" office:value="7.66999999999988">
            <text:p>7.67</text:p>
          </table:table-cell>
          <table:table-cell table:formula="of:=SIN([.G769])+[.$J$2]" office:value-type="float" office:value="0.983123065811597">
            <text:p>0.9831230658</text:p>
          </table:table-cell>
          <table:table-cell table:number-columns-repeated="2"/>
        </table:table-row>
        <table:table-row table:style-name="ro1">
          <table:table-cell office:value-type="string">
            <text:p>2010-12-10</text:p>
          </table:table-cell>
          <table:table-cell office:value-type="float" office:value="23.75">
            <text:p>23.75</text:p>
          </table:table-cell>
          <table:table-cell office:value-type="float" office:value="23.97">
            <text:p>23.97</text:p>
          </table:table-cell>
          <table:table-cell office:value-type="float" office:value="23.67">
            <text:p>23.67</text:p>
          </table:table-cell>
          <table:table-cell office:value-type="float" office:value="23.83">
            <text:p>23.83</text:p>
          </table:table-cell>
          <table:table-cell office:value-type="float" office:value="7384530">
            <text:p>7384530</text:p>
          </table:table-cell>
          <table:table-cell table:formula="of:=[.G769]+[.$I$2]" office:value-type="float" office:value="7.67999999999988">
            <text:p>7.68</text:p>
          </table:table-cell>
          <table:table-cell table:formula="of:=SIN([.G770])+[.$J$2]" office:value-type="float" office:value="0.98490333407154">
            <text:p>0.9849033341</text:p>
          </table:table-cell>
          <table:table-cell table:number-columns-repeated="2"/>
        </table:table-row>
        <table:table-row table:style-name="ro1">
          <table:table-cell office:value-type="string">
            <text:p>2010-12-13</text:p>
          </table:table-cell>
          <table:table-cell office:value-type="float" office:value="23.95">
            <text:p>23.95</text:p>
          </table:table-cell>
          <table:table-cell office:value-type="float" office:value="24.18">
            <text:p>24.18</text:p>
          </table:table-cell>
          <table:table-cell office:value-type="float" office:value="23.82">
            <text:p>23.82</text:p>
          </table:table-cell>
          <table:table-cell office:value-type="float" office:value="24.1">
            <text:p>24.1</text:p>
          </table:table-cell>
          <table:table-cell office:value-type="float" office:value="9105070">
            <text:p>9105070</text:p>
          </table:table-cell>
          <table:table-cell table:formula="of:=[.G770]+[.$I$2]" office:value-type="float" office:value="7.68999999999988">
            <text:p>7.69</text:p>
          </table:table-cell>
          <table:table-cell table:formula="of:=SIN([.G771])+[.$J$2]" office:value-type="float" office:value="0.986585112818826">
            <text:p>0.9865851128</text:p>
          </table:table-cell>
          <table:table-cell table:number-columns-repeated="2"/>
        </table:table-row>
        <table:table-row table:style-name="ro1">
          <table:table-cell office:value-type="string">
            <text:p>2010-12-14</text:p>
          </table:table-cell>
          <table:table-cell office:value-type="float" office:value="24.03">
            <text:p>24.03</text:p>
          </table:table-cell>
          <table:table-cell office:value-type="float" office:value="24.08">
            <text:p>24.08</text:p>
          </table:table-cell>
          <table:table-cell office:value-type="float" office:value="23.76">
            <text:p>23.76</text:p>
          </table:table-cell>
          <table:table-cell office:value-type="float" office:value="23.95">
            <text:p>23.95</text:p>
          </table:table-cell>
          <table:table-cell office:value-type="float" office:value="4841689">
            <text:p>4841689</text:p>
          </table:table-cell>
          <table:table-cell table:formula="of:=[.G771]+[.$I$2]" office:value-type="float" office:value="7.69999999999988">
            <text:p>7.7</text:p>
          </table:table-cell>
          <table:table-cell table:formula="of:=SIN([.G772])+[.$J$2]" office:value-type="float" office:value="0.988168233876982">
            <text:p>0.9881682339</text:p>
          </table:table-cell>
          <table:table-cell table:number-columns-repeated="2"/>
        </table:table-row>
        <table:table-row table:style-name="ro1">
          <table:table-cell office:value-type="string">
            <text:p>2010-12-15</text:p>
          </table:table-cell>
          <table:table-cell office:value-type="float" office:value="24">
            <text:p>24</text:p>
          </table:table-cell>
          <table:table-cell office:value-type="float" office:value="24.04">
            <text:p>24.04</text:p>
          </table:table-cell>
          <table:table-cell office:value-type="float" office:value="23.7">
            <text:p>23.7</text:p>
          </table:table-cell>
          <table:table-cell office:value-type="float" office:value="23.82">
            <text:p>23.82</text:p>
          </table:table-cell>
          <table:table-cell office:value-type="float" office:value="6887698">
            <text:p>6887698</text:p>
          </table:table-cell>
          <table:table-cell table:formula="of:=[.G772]+[.$I$2]" office:value-type="float" office:value="7.70999999999988">
            <text:p>7.71</text:p>
          </table:table-cell>
          <table:table-cell table:formula="of:=SIN([.G773])+[.$J$2]" office:value-type="float" office:value="0.989652538935221">
            <text:p>0.9896525389</text:p>
          </table:table-cell>
          <table:table-cell table:number-columns-repeated="2"/>
        </table:table-row>
        <table:table-row table:style-name="ro1">
          <table:table-cell office:value-type="string">
            <text:p>2010-12-16</text:p>
          </table:table-cell>
          <table:table-cell office:value-type="float" office:value="23.6">
            <text:p>23.6</text:p>
          </table:table-cell>
          <table:table-cell office:value-type="float" office:value="23.79">
            <text:p>23.79</text:p>
          </table:table-cell>
          <table:table-cell office:value-type="float" office:value="23.55">
            <text:p>23.55</text:p>
          </table:table-cell>
          <table:table-cell office:value-type="float" office:value="23.76">
            <text:p>23.76</text:p>
          </table:table-cell>
          <table:table-cell office:value-type="float" office:value="8657110">
            <text:p>8657110</text:p>
          </table:table-cell>
          <table:table-cell table:formula="of:=[.G773]+[.$I$2]" office:value-type="float" office:value="7.71999999999988">
            <text:p>7.72</text:p>
          </table:table-cell>
          <table:table-cell table:formula="of:=SIN([.G774])+[.$J$2]" office:value-type="float" office:value="0.991037879564274">
            <text:p>0.9910378796</text:p>
          </table:table-cell>
          <table:table-cell table:number-columns-repeated="2"/>
        </table:table-row>
        <table:table-row table:style-name="ro1">
          <table:table-cell office:value-type="string">
            <text:p>2010-12-17</text:p>
          </table:table-cell>
          <table:table-cell office:value-type="float" office:value="23.75">
            <text:p>23.75</text:p>
          </table:table-cell>
          <table:table-cell office:value-type="float" office:value="23.82">
            <text:p>23.82</text:p>
          </table:table-cell>
          <table:table-cell office:value-type="float" office:value="23.58">
            <text:p>23.58</text:p>
          </table:table-cell>
          <table:table-cell office:value-type="float" office:value="23.59">
            <text:p>23.59</text:p>
          </table:table-cell>
          <table:table-cell office:value-type="float" office:value="4700581">
            <text:p>4700581</text:p>
          </table:table-cell>
          <table:table-cell table:formula="of:=[.G774]+[.$I$2]" office:value-type="float" office:value="7.72999999999988">
            <text:p>7.73</text:p>
          </table:table-cell>
          <table:table-cell table:formula="of:=SIN([.G775])+[.$J$2]" office:value-type="float" office:value="0.992324117231232">
            <text:p>0.9923241172</text:p>
          </table:table-cell>
          <table:table-cell table:number-columns-repeated="2"/>
        </table:table-row>
        <table:table-row table:style-name="ro1">
          <table:table-cell office:value-type="string">
            <text:p>2010-12-20</text:p>
          </table:table-cell>
          <table:table-cell office:value-type="float" office:value="23.54">
            <text:p>23.54</text:p>
          </table:table-cell>
          <table:table-cell office:value-type="float" office:value="23.59">
            <text:p>23.59</text:p>
          </table:table-cell>
          <table:table-cell office:value-type="float" office:value="23.23">
            <text:p>23.23</text:p>
          </table:table-cell>
          <table:table-cell office:value-type="float" office:value="23.28">
            <text:p>23.28</text:p>
          </table:table-cell>
          <table:table-cell office:value-type="float" office:value="7843889">
            <text:p>7843889</text:p>
          </table:table-cell>
          <table:table-cell table:formula="of:=[.G775]+[.$I$2]" office:value-type="float" office:value="7.73999999999988">
            <text:p>7.74</text:p>
          </table:table-cell>
          <table:table-cell table:formula="of:=SIN([.G776])+[.$J$2]" office:value-type="float" office:value="0.993511123313402">
            <text:p>0.9935111233</text:p>
          </table:table-cell>
          <table:table-cell table:number-columns-repeated="2"/>
        </table:table-row>
        <table:table-row table:style-name="ro1">
          <table:table-cell office:value-type="string">
            <text:p>2010-12-21</text:p>
          </table:table-cell>
          <table:table-cell office:value-type="float" office:value="23.42">
            <text:p>23.42</text:p>
          </table:table-cell>
          <table:table-cell office:value-type="float" office:value="23.76">
            <text:p>23.76</text:p>
          </table:table-cell>
          <table:table-cell office:value-type="float" office:value="23.4">
            <text:p>23.4</text:p>
          </table:table-cell>
          <table:table-cell office:value-type="float" office:value="23.7">
            <text:p>23.7</text:p>
          </table:table-cell>
          <table:table-cell office:value-type="float" office:value="5651276">
            <text:p>5651276</text:p>
          </table:table-cell>
          <table:table-cell table:formula="of:=[.G776]+[.$I$2]" office:value-type="float" office:value="7.74999999999988">
            <text:p>7.75</text:p>
          </table:table-cell>
          <table:table-cell table:formula="of:=SIN([.G777])+[.$J$2]" office:value-type="float" office:value="0.994598779111164">
            <text:p>0.9945987791</text:p>
          </table:table-cell>
          <table:table-cell table:number-columns-repeated="2"/>
        </table:table-row>
        <table:table-row table:style-name="ro1">
          <table:table-cell office:value-type="string">
            <text:p>2010-12-22</text:p>
          </table:table-cell>
          <table:table-cell office:value-type="float" office:value="23.73">
            <text:p>23.73</text:p>
          </table:table-cell>
          <table:table-cell office:value-type="float" office:value="23.75">
            <text:p>23.75</text:p>
          </table:table-cell>
          <table:table-cell office:value-type="float" office:value="23.58">
            <text:p>23.58</text:p>
          </table:table-cell>
          <table:table-cell office:value-type="float" office:value="23.63">
            <text:p>23.63</text:p>
          </table:table-cell>
          <table:table-cell office:value-type="float" office:value="4156804">
            <text:p>4156804</text:p>
          </table:table-cell>
          <table:table-cell table:formula="of:=[.G777]+[.$I$2]" office:value-type="float" office:value="7.75999999999988">
            <text:p>7.76</text:p>
          </table:table-cell>
          <table:table-cell table:formula="of:=SIN([.G778])+[.$J$2]" office:value-type="float" office:value="0.995586975859843">
            <text:p>0.9955869759</text:p>
          </table:table-cell>
          <table:table-cell table:number-columns-repeated="2"/>
        </table:table-row>
        <table:table-row table:style-name="ro1">
          <table:table-cell office:value-type="string">
            <text:p>2010-12-23</text:p>
          </table:table-cell>
          <table:table-cell office:value-type="float" office:value="23.68">
            <text:p>23.68</text:p>
          </table:table-cell>
          <table:table-cell office:value-type="float" office:value="23.98">
            <text:p>23.98</text:p>
          </table:table-cell>
          <table:table-cell office:value-type="float" office:value="23.61">
            <text:p>23.61</text:p>
          </table:table-cell>
          <table:table-cell office:value-type="float" office:value="23.71">
            <text:p>23.71</text:p>
          </table:table-cell>
          <table:table-cell office:value-type="float" office:value="4583388">
            <text:p>4583388</text:p>
          </table:table-cell>
          <table:table-cell table:formula="of:=[.G778]+[.$I$2]" office:value-type="float" office:value="7.76999999999988">
            <text:p>7.77</text:p>
          </table:table-cell>
          <table:table-cell table:formula="of:=SIN([.G779])+[.$J$2]" office:value-type="float" office:value="0.99647561474059">
            <text:p>0.9964756147</text:p>
          </table:table-cell>
          <table:table-cell table:number-columns-repeated="2"/>
        </table:table-row>
        <table:table-row table:style-name="ro1">
          <table:table-cell office:value-type="string">
            <text:p>2010-12-24</text:p>
          </table:table-cell>
          <table:table-cell office:value-type="float" office:value="23.72">
            <text:p>23.72</text:p>
          </table:table-cell>
          <table:table-cell office:value-type="float" office:value="23.75">
            <text:p>23.75</text:p>
          </table:table-cell>
          <table:table-cell office:value-type="float" office:value="23.45">
            <text:p>23.45</text:p>
          </table:table-cell>
          <table:table-cell office:value-type="float" office:value="23.72">
            <text:p>23.72</text:p>
          </table:table-cell>
          <table:table-cell office:value-type="float" office:value="7455399">
            <text:p>7455399</text:p>
          </table:table-cell>
          <table:table-cell table:formula="of:=[.G779]+[.$I$2]" office:value-type="float" office:value="7.77999999999988">
            <text:p>7.78</text:p>
          </table:table-cell>
          <table:table-cell table:formula="of:=SIN([.G780])+[.$J$2]" office:value-type="float" office:value="0.997264606890257">
            <text:p>0.9972646069</text:p>
          </table:table-cell>
          <table:table-cell table:number-columns-repeated="2"/>
        </table:table-row>
        <table:table-row table:style-name="ro1">
          <table:table-cell office:value-type="string">
            <text:p>2010-12-27</text:p>
          </table:table-cell>
          <table:table-cell table:number-columns-repeated="4" office:value-type="float" office:value="23.72">
            <text:p>23.72</text:p>
          </table:table-cell>
          <table:table-cell office:value-type="float" office:value="0">
            <text:p>0</text:p>
          </table:table-cell>
          <table:table-cell table:formula="of:=[.G780]+[.$I$2]" office:value-type="float" office:value="7.78999999999988">
            <text:p>7.79</text:p>
          </table:table-cell>
          <table:table-cell table:formula="of:=SIN([.G781])+[.$J$2]" office:value-type="float" office:value="0.997953873410285">
            <text:p>0.9979538734</text:p>
          </table:table-cell>
          <table:table-cell table:number-columns-repeated="2"/>
        </table:table-row>
        <table:table-row table:style-name="ro1">
          <table:table-cell office:value-type="string">
            <text:p>2010-12-28</text:p>
          </table:table-cell>
          <table:table-cell table:number-columns-repeated="4" office:value-type="float" office:value="23.72">
            <text:p>23.72</text:p>
          </table:table-cell>
          <table:table-cell office:value-type="float" office:value="0">
            <text:p>0</text:p>
          </table:table-cell>
          <table:table-cell table:formula="of:=[.G781]+[.$I$2]" office:value-type="float" office:value="7.79999999999988">
            <text:p>7.8</text:p>
          </table:table-cell>
          <table:table-cell table:formula="of:=SIN([.G782])+[.$J$2]" office:value-type="float" office:value="0.998543345374598">
            <text:p>0.9985433454</text:p>
          </table:table-cell>
          <table:table-cell table:number-columns-repeated="2"/>
        </table:table-row>
        <table:table-row table:style-name="ro1">
          <table:table-cell office:value-type="string">
            <text:p>2010-12-29</text:p>
          </table:table-cell>
          <table:table-cell office:value-type="float" office:value="23.6">
            <text:p>23.6</text:p>
          </table:table-cell>
          <table:table-cell office:value-type="float" office:value="23.76">
            <text:p>23.76</text:p>
          </table:table-cell>
          <table:table-cell office:value-type="float" office:value="23.5">
            <text:p>23.5</text:p>
          </table:table-cell>
          <table:table-cell office:value-type="float" office:value="23.73">
            <text:p>23.73</text:p>
          </table:table-cell>
          <table:table-cell office:value-type="float" office:value="3213954">
            <text:p>3213954</text:p>
          </table:table-cell>
          <table:table-cell table:formula="of:=[.G782]+[.$I$2]" office:value-type="float" office:value="7.80999999999988">
            <text:p>7.81</text:p>
          </table:table-cell>
          <table:table-cell table:formula="of:=SIN([.G783])+[.$J$2]" office:value-type="float" office:value="0.999032963836491">
            <text:p>0.9990329638</text:p>
          </table:table-cell>
          <table:table-cell table:number-columns-repeated="2"/>
        </table:table-row>
        <table:table-row table:style-name="ro1">
          <table:table-cell office:value-type="string">
            <text:p>2010-12-30</text:p>
          </table:table-cell>
          <table:table-cell office:value-type="float" office:value="23.7">
            <text:p>23.7</text:p>
          </table:table-cell>
          <table:table-cell office:value-type="float" office:value="23.8">
            <text:p>23.8</text:p>
          </table:table-cell>
          <table:table-cell office:value-type="float" office:value="23.64">
            <text:p>23.64</text:p>
          </table:table-cell>
          <table:table-cell office:value-type="float" office:value="23.68">
            <text:p>23.68</text:p>
          </table:table-cell>
          <table:table-cell office:value-type="float" office:value="2503910">
            <text:p>2503910</text:p>
          </table:table-cell>
          <table:table-cell table:formula="of:=[.G783]+[.$I$2]" office:value-type="float" office:value="7.81999999999988">
            <text:p>7.82</text:p>
          </table:table-cell>
          <table:table-cell table:formula="of:=SIN([.G784])+[.$J$2]" office:value-type="float" office:value="0.999422679834524">
            <text:p>0.9994226798</text:p>
          </table:table-cell>
          <table:table-cell table:number-columns-repeated="2"/>
        </table:table-row>
        <table:table-row table:style-name="ro1">
          <table:table-cell office:value-type="string">
            <text:p>2010-12-31</text:p>
          </table:table-cell>
          <table:table-cell office:value-type="float" office:value="23.62">
            <text:p>23.62</text:p>
          </table:table-cell>
          <table:table-cell office:value-type="float" office:value="23.67">
            <text:p>23.67</text:p>
          </table:table-cell>
          <table:table-cell table:number-columns-repeated="2" office:value-type="float" office:value="23.35">
            <text:p>23.35</text:p>
          </table:table-cell>
          <table:table-cell office:value-type="float" office:value="2824017">
            <text:p>2824017</text:p>
          </table:table-cell>
          <table:table-cell table:formula="of:=[.G784]+[.$I$2]" office:value-type="float" office:value="7.82999999999988">
            <text:p>7.83</text:p>
          </table:table-cell>
          <table:table-cell table:formula="of:=SIN([.G785])+[.$J$2]" office:value-type="float" office:value="0.999712454397423">
            <text:p>0.9997124544</text:p>
          </table:table-cell>
          <table:table-cell table:number-columns-repeated="2"/>
        </table:table-row>
        <table:table-row table:style-name="ro1">
          <table:table-cell office:value-type="string">
            <text:p>2011-01-03</text:p>
          </table:table-cell>
          <table:table-cell table:number-columns-repeated="4" office:value-type="float" office:value="23.35">
            <text:p>23.35</text:p>
          </table:table-cell>
          <table:table-cell office:value-type="float" office:value="0">
            <text:p>0</text:p>
          </table:table-cell>
          <table:table-cell table:formula="of:=[.G785]+[.$I$2]" office:value-type="float" office:value="7.83999999999988">
            <text:p>7.84</text:p>
          </table:table-cell>
          <table:table-cell table:formula="of:=SIN([.G786])+[.$J$2]" office:value-type="float" office:value="0.999902258547973">
            <text:p>0.9999022585</text:p>
          </table:table-cell>
          <table:table-cell table:number-columns-repeated="2"/>
        </table:table-row>
        <table:table-row table:style-name="ro1">
          <table:table-cell office:value-type="string">
            <text:p>2011-01-04</text:p>
          </table:table-cell>
          <table:table-cell office:value-type="float" office:value="23.55">
            <text:p>23.55</text:p>
          </table:table-cell>
          <table:table-cell office:value-type="float" office:value="23.6">
            <text:p>23.6</text:p>
          </table:table-cell>
          <table:table-cell office:value-type="float" office:value="23.14">
            <text:p>23.14</text:p>
          </table:table-cell>
          <table:table-cell office:value-type="float" office:value="23.26">
            <text:p>23.26</text:p>
          </table:table-cell>
          <table:table-cell office:value-type="float" office:value="4429870">
            <text:p>4429870</text:p>
          </table:table-cell>
          <table:table-cell table:formula="of:=[.G786]+[.$I$2]" office:value-type="float" office:value="7.84999999999988">
            <text:p>7.85</text:p>
          </table:table-cell>
          <table:table-cell table:formula="of:=SIN([.G787])+[.$J$2]" office:value-type="float" office:value="0.999992073305918">
            <text:p>0.9999920733</text:p>
          </table:table-cell>
          <table:table-cell table:number-columns-repeated="2"/>
        </table:table-row>
        <table:table-row table:style-name="ro1">
          <table:table-cell office:value-type="string">
            <text:p>2011-01-05</text:p>
          </table:table-cell>
          <table:table-cell office:value-type="float" office:value="23.22">
            <text:p>23.22</text:p>
          </table:table-cell>
          <table:table-cell office:value-type="float" office:value="23.39">
            <text:p>23.39</text:p>
          </table:table-cell>
          <table:table-cell office:value-type="float" office:value="23">
            <text:p>23</text:p>
          </table:table-cell>
          <table:table-cell office:value-type="float" office:value="23.18">
            <text:p>23.18</text:p>
          </table:table-cell>
          <table:table-cell office:value-type="float" office:value="5643118">
            <text:p>5643118</text:p>
          </table:table-cell>
          <table:table-cell table:formula="of:=[.G787]+[.$I$2]" office:value-type="float" office:value="7.85999999999988">
            <text:p>7.86</text:p>
          </table:table-cell>
          <table:table-cell table:formula="of:=SIN([.G788])+[.$J$2]" office:value-type="float" office:value="0.999981889689856">
            <text:p>0.9999818897</text:p>
          </table:table-cell>
          <table:table-cell table:number-columns-repeated="2"/>
        </table:table-row>
        <table:table-row table:style-name="ro1">
          <table:table-cell office:value-type="string">
            <text:p>2011-01-06</text:p>
          </table:table-cell>
          <table:table-cell office:value-type="float" office:value="23.15">
            <text:p>23.15</text:p>
          </table:table-cell>
          <table:table-cell office:value-type="float" office:value="23.26">
            <text:p>23.26</text:p>
          </table:table-cell>
          <table:table-cell office:value-type="float" office:value="22.92">
            <text:p>22.92</text:p>
          </table:table-cell>
          <table:table-cell office:value-type="float" office:value="23.09">
            <text:p>23.09</text:p>
          </table:table-cell>
          <table:table-cell office:value-type="float" office:value="7477973">
            <text:p>7477973</text:p>
          </table:table-cell>
          <table:table-cell table:formula="of:=[.G788]+[.$I$2]" office:value-type="float" office:value="7.86999999999988">
            <text:p>7.87</text:p>
          </table:table-cell>
          <table:table-cell table:formula="of:=SIN([.G789])+[.$J$2]" office:value-type="float" office:value="0.999871708718141">
            <text:p>0.9998717087</text:p>
          </table:table-cell>
          <table:table-cell table:number-columns-repeated="2"/>
        </table:table-row>
        <table:table-row table:style-name="ro1">
          <table:table-cell office:value-type="string">
            <text:p>2011-01-07</text:p>
          </table:table-cell>
          <table:table-cell office:value-type="float" office:value="22.96">
            <text:p>22.96</text:p>
          </table:table-cell>
          <table:table-cell office:value-type="float" office:value="23.02">
            <text:p>23.02</text:p>
          </table:table-cell>
          <table:table-cell office:value-type="float" office:value="22.79">
            <text:p>22.79</text:p>
          </table:table-cell>
          <table:table-cell office:value-type="float" office:value="22.92">
            <text:p>22.92</text:p>
          </table:table-cell>
          <table:table-cell office:value-type="float" office:value="4824262">
            <text:p>4824262</text:p>
          </table:table-cell>
          <table:table-cell table:formula="of:=[.G789]+[.$I$2]" office:value-type="float" office:value="7.87999999999988">
            <text:p>7.88</text:p>
          </table:table-cell>
          <table:table-cell table:formula="of:=SIN([.G790])+[.$J$2]" office:value-type="float" office:value="0.999661541408777">
            <text:p>0.9996615414</text:p>
          </table:table-cell>
          <table:table-cell table:number-columns-repeated="2"/>
        </table:table-row>
        <table:table-row table:style-name="ro1">
          <table:table-cell office:value-type="string">
            <text:p>2011-01-10</text:p>
          </table:table-cell>
          <table:table-cell office:value-type="float" office:value="22.92">
            <text:p>22.92</text:p>
          </table:table-cell>
          <table:table-cell office:value-type="float" office:value="22.98">
            <text:p>22.98</text:p>
          </table:table-cell>
          <table:table-cell office:value-type="float" office:value="22.78">
            <text:p>22.78</text:p>
          </table:table-cell>
          <table:table-cell office:value-type="float" office:value="22.96">
            <text:p>22.96</text:p>
          </table:table-cell>
          <table:table-cell office:value-type="float" office:value="3933795">
            <text:p>3933795</text:p>
          </table:table-cell>
          <table:table-cell table:formula="of:=[.G790]+[.$I$2]" office:value-type="float" office:value="7.88999999999988">
            <text:p>7.89</text:p>
          </table:table-cell>
          <table:table-cell table:formula="of:=SIN([.G791])+[.$J$2]" office:value-type="float" office:value="0.999351408778321">
            <text:p>0.9993514088</text:p>
          </table:table-cell>
          <table:table-cell table:number-columns-repeated="2"/>
        </table:table-row>
        <table:table-row table:style-name="ro1">
          <table:table-cell office:value-type="string">
            <text:p>2011-01-11</text:p>
          </table:table-cell>
          <table:table-cell office:value-type="float" office:value="22.83">
            <text:p>22.83</text:p>
          </table:table-cell>
          <table:table-cell office:value-type="float" office:value="23">
            <text:p>23</text:p>
          </table:table-cell>
          <table:table-cell office:value-type="float" office:value="22.8">
            <text:p>22.8</text:p>
          </table:table-cell>
          <table:table-cell office:value-type="float" office:value="22.83">
            <text:p>22.83</text:p>
          </table:table-cell>
          <table:table-cell office:value-type="float" office:value="5762719">
            <text:p>5762719</text:p>
          </table:table-cell>
          <table:table-cell table:formula="of:=[.G791]+[.$I$2]" office:value-type="float" office:value="7.89999999999988">
            <text:p>7.9</text:p>
          </table:table-cell>
          <table:table-cell table:formula="of:=SIN([.G792])+[.$J$2]" office:value-type="float" office:value="0.998941341839778">
            <text:p>0.9989413418</text:p>
          </table:table-cell>
          <table:table-cell table:number-columns-repeated="2"/>
        </table:table-row>
        <table:table-row table:style-name="ro1">
          <table:table-cell office:value-type="string">
            <text:p>2011-01-12</text:p>
          </table:table-cell>
          <table:table-cell office:value-type="float" office:value="22.9">
            <text:p>22.9</text:p>
          </table:table-cell>
          <table:table-cell office:value-type="float" office:value="22.93">
            <text:p>22.93</text:p>
          </table:table-cell>
          <table:table-cell office:value-type="float" office:value="22.48">
            <text:p>22.48</text:p>
          </table:table-cell>
          <table:table-cell office:value-type="float" office:value="22.72">
            <text:p>22.72</text:p>
          </table:table-cell>
          <table:table-cell office:value-type="float" office:value="7360169">
            <text:p>7360169</text:p>
          </table:table-cell>
          <table:table-cell table:formula="of:=[.G792]+[.$I$2]" office:value-type="float" office:value="7.90999999999988">
            <text:p>7.91</text:p>
          </table:table-cell>
          <table:table-cell table:formula="of:=SIN([.G793])+[.$J$2]" office:value-type="float" office:value="0.998431381599498">
            <text:p>0.9984313816</text:p>
          </table:table-cell>
          <table:table-cell table:number-columns-repeated="2"/>
        </table:table-row>
        <table:table-row table:style-name="ro1">
          <table:table-cell office:value-type="string">
            <text:p>2011-01-13</text:p>
          </table:table-cell>
          <table:table-cell office:value-type="float" office:value="22.93">
            <text:p>22.93</text:p>
          </table:table-cell>
          <table:table-cell office:value-type="float" office:value="23.02">
            <text:p>23.02</text:p>
          </table:table-cell>
          <table:table-cell office:value-type="float" office:value="22.88">
            <text:p>22.88</text:p>
          </table:table-cell>
          <table:table-cell office:value-type="float" office:value="22.96">
            <text:p>22.96</text:p>
          </table:table-cell>
          <table:table-cell office:value-type="float" office:value="7499309">
            <text:p>7499309</text:p>
          </table:table-cell>
          <table:table-cell table:formula="of:=[.G793]+[.$I$2]" office:value-type="float" office:value="7.91999999999988">
            <text:p>7.92</text:p>
          </table:table-cell>
          <table:table-cell table:formula="of:=SIN([.G794])+[.$J$2]" office:value-type="float" office:value="0.997821579053083">
            <text:p>0.9978215791</text:p>
          </table:table-cell>
          <table:table-cell table:number-columns-repeated="2"/>
        </table:table-row>
        <table:table-row table:style-name="ro1">
          <table:table-cell office:value-type="string">
            <text:p>2011-01-14</text:p>
          </table:table-cell>
          <table:table-cell office:value-type="float" office:value="23.05">
            <text:p>23.05</text:p>
          </table:table-cell>
          <table:table-cell office:value-type="float" office:value="23.08">
            <text:p>23.08</text:p>
          </table:table-cell>
          <table:table-cell office:value-type="float" office:value="22.99">
            <text:p>22.99</text:p>
          </table:table-cell>
          <table:table-cell office:value-type="float" office:value="23.05">
            <text:p>23.05</text:p>
          </table:table-cell>
          <table:table-cell office:value-type="float" office:value="6593102">
            <text:p>6593102</text:p>
          </table:table-cell>
          <table:table-cell table:formula="of:=[.G794]+[.$I$2]" office:value-type="float" office:value="7.92999999999988">
            <text:p>7.93</text:p>
          </table:table-cell>
          <table:table-cell table:formula="of:=SIN([.G795])+[.$J$2]" office:value-type="float" office:value="0.997111995180276">
            <text:p>0.9971119952</text:p>
          </table:table-cell>
          <table:table-cell table:number-columns-repeated="2"/>
        </table:table-row>
        <table:table-row table:style-name="ro1">
          <table:table-cell office:value-type="string">
            <text:p>2011-01-17</text:p>
          </table:table-cell>
          <table:table-cell office:value-type="float" office:value="23.15">
            <text:p>23.15</text:p>
          </table:table-cell>
          <table:table-cell office:value-type="float" office:value="23.18">
            <text:p>23.18</text:p>
          </table:table-cell>
          <table:table-cell office:value-type="float" office:value="22.59">
            <text:p>22.59</text:p>
          </table:table-cell>
          <table:table-cell office:value-type="float" office:value="22.71">
            <text:p>22.71</text:p>
          </table:table-cell>
          <table:table-cell office:value-type="float" office:value="7961451">
            <text:p>7961451</text:p>
          </table:table-cell>
          <table:table-cell table:formula="of:=[.G795]+[.$I$2]" office:value-type="float" office:value="7.93999999999988">
            <text:p>7.94</text:p>
          </table:table-cell>
          <table:table-cell table:formula="of:=SIN([.G796])+[.$J$2]" office:value-type="float" office:value="0.996302700938876">
            <text:p>0.9963027009</text:p>
          </table:table-cell>
          <table:table-cell table:number-columns-repeated="2"/>
        </table:table-row>
        <table:table-row table:style-name="ro1">
          <table:table-cell office:value-type="string">
            <text:p>2011-01-18</text:p>
          </table:table-cell>
          <table:table-cell office:value-type="float" office:value="22.75">
            <text:p>22.75</text:p>
          </table:table-cell>
          <table:table-cell office:value-type="float" office:value="23.08">
            <text:p>23.08</text:p>
          </table:table-cell>
          <table:table-cell office:value-type="float" office:value="22.72">
            <text:p>22.72</text:p>
          </table:table-cell>
          <table:table-cell office:value-type="float" office:value="22.99">
            <text:p>22.99</text:p>
          </table:table-cell>
          <table:table-cell office:value-type="float" office:value="5201077">
            <text:p>5201077</text:p>
          </table:table-cell>
          <table:table-cell table:formula="of:=[.G796]+[.$I$2]" office:value-type="float" office:value="7.94999999999988">
            <text:p>7.95</text:p>
          </table:table-cell>
          <table:table-cell table:formula="of:=SIN([.G797])+[.$J$2]" office:value-type="float" office:value="0.995393777257632">
            <text:p>0.9953937773</text:p>
          </table:table-cell>
          <table:table-cell table:number-columns-repeated="2"/>
        </table:table-row>
        <table:table-row table:style-name="ro1">
          <table:table-cell office:value-type="string">
            <text:p>2011-01-19</text:p>
          </table:table-cell>
          <table:table-cell office:value-type="float" office:value="23.04">
            <text:p>23.04</text:p>
          </table:table-cell>
          <table:table-cell office:value-type="float" office:value="23.29">
            <text:p>23.29</text:p>
          </table:table-cell>
          <table:table-cell office:value-type="float" office:value="22.85">
            <text:p>22.85</text:p>
          </table:table-cell>
          <table:table-cell office:value-type="float" office:value="23.24">
            <text:p>23.24</text:p>
          </table:table-cell>
          <table:table-cell office:value-type="float" office:value="6457265">
            <text:p>6457265</text:p>
          </table:table-cell>
          <table:table-cell table:formula="of:=[.G797]+[.$I$2]" office:value-type="float" office:value="7.95999999999988">
            <text:p>7.96</text:p>
          </table:table-cell>
          <table:table-cell table:formula="of:=SIN([.G798])+[.$J$2]" office:value-type="float" office:value="0.994385315028154">
            <text:p>0.994385315</text:p>
          </table:table-cell>
          <table:table-cell table:number-columns-repeated="2"/>
        </table:table-row>
        <table:table-row table:style-name="ro1">
          <table:table-cell office:value-type="string">
            <text:p>2011-01-20</text:p>
          </table:table-cell>
          <table:table-cell office:value-type="float" office:value="23.18">
            <text:p>23.18</text:p>
          </table:table-cell>
          <table:table-cell office:value-type="float" office:value="23.2">
            <text:p>23.2</text:p>
          </table:table-cell>
          <table:table-cell office:value-type="float" office:value="22.97">
            <text:p>22.97</text:p>
          </table:table-cell>
          <table:table-cell office:value-type="float" office:value="23.06">
            <text:p>23.06</text:p>
          </table:table-cell>
          <table:table-cell office:value-type="float" office:value="5067717">
            <text:p>5067717</text:p>
          </table:table-cell>
          <table:table-cell table:formula="of:=[.G798]+[.$I$2]" office:value-type="float" office:value="7.96999999999987">
            <text:p>7.97</text:p>
          </table:table-cell>
          <table:table-cell table:formula="of:=SIN([.G799])+[.$J$2]" office:value-type="float" office:value="0.993277415095824">
            <text:p>0.9932774151</text:p>
          </table:table-cell>
          <table:table-cell table:number-columns-repeated="2"/>
        </table:table-row>
        <table:table-row table:style-name="ro1">
          <table:table-cell office:value-type="string">
            <text:p>2011-01-21</text:p>
          </table:table-cell>
          <table:table-cell office:value-type="float" office:value="23.3">
            <text:p>23.3</text:p>
          </table:table-cell>
          <table:table-cell office:value-type="float" office:value="23.53">
            <text:p>23.53</text:p>
          </table:table-cell>
          <table:table-cell office:value-type="float" office:value="23.2">
            <text:p>23.2</text:p>
          </table:table-cell>
          <table:table-cell office:value-type="float" office:value="23.33">
            <text:p>23.33</text:p>
          </table:table-cell>
          <table:table-cell office:value-type="float" office:value="9153404">
            <text:p>9153404</text:p>
          </table:table-cell>
          <table:table-cell table:formula="of:=[.G799]+[.$I$2]" office:value-type="float" office:value="7.97999999999987">
            <text:p>7.98</text:p>
          </table:table-cell>
          <table:table-cell table:formula="of:=SIN([.G800])+[.$J$2]" office:value-type="float" office:value="0.992070188249714">
            <text:p>0.9920701882</text:p>
          </table:table-cell>
          <table:table-cell table:number-columns-repeated="2"/>
        </table:table-row>
        <table:table-row table:style-name="ro1">
          <table:table-cell office:value-type="string">
            <text:p>2011-01-24</text:p>
          </table:table-cell>
          <table:table-cell office:value-type="float" office:value="23.4">
            <text:p>23.4</text:p>
          </table:table-cell>
          <table:table-cell office:value-type="float" office:value="23.76">
            <text:p>23.76</text:p>
          </table:table-cell>
          <table:table-cell office:value-type="float" office:value="23.34">
            <text:p>23.34</text:p>
          </table:table-cell>
          <table:table-cell office:value-type="float" office:value="23.66">
            <text:p>23.66</text:p>
          </table:table-cell>
          <table:table-cell office:value-type="float" office:value="6731482">
            <text:p>6731482</text:p>
          </table:table-cell>
          <table:table-cell table:formula="of:=[.G800]+[.$I$2]" office:value-type="float" office:value="7.98999999999987">
            <text:p>7.99</text:p>
          </table:table-cell>
          <table:table-cell table:formula="of:=SIN([.G801])+[.$J$2]" office:value-type="float" office:value="0.990763755211501">
            <text:p>0.9907637552</text:p>
          </table:table-cell>
          <table:table-cell table:number-columns-repeated="2"/>
        </table:table-row>
        <table:table-row table:style-name="ro1">
          <table:table-cell office:value-type="string">
            <text:p>2011-01-25</text:p>
          </table:table-cell>
          <table:table-cell office:value-type="float" office:value="23.75">
            <text:p>23.75</text:p>
          </table:table-cell>
          <table:table-cell office:value-type="float" office:value="23.84">
            <text:p>23.84</text:p>
          </table:table-cell>
          <table:table-cell office:value-type="float" office:value="23.58">
            <text:p>23.58</text:p>
          </table:table-cell>
          <table:table-cell office:value-type="float" office:value="23.61">
            <text:p>23.61</text:p>
          </table:table-cell>
          <table:table-cell office:value-type="float" office:value="5976058">
            <text:p>5976058</text:p>
          </table:table-cell>
          <table:table-cell table:formula="of:=[.G801]+[.$I$2]" office:value-type="float" office:value="7.99999999999987">
            <text:p>8</text:p>
          </table:table-cell>
          <table:table-cell table:formula="of:=SIN([.G802])+[.$J$2]" office:value-type="float" office:value="0.9893582466234">
            <text:p>0.9893582466</text:p>
          </table:table-cell>
          <table:table-cell table:number-columns-repeated="2"/>
        </table:table-row>
        <table:table-row table:style-name="ro1">
          <table:table-cell office:value-type="string">
            <text:p>2011-01-26</text:p>
          </table:table-cell>
          <table:table-cell table:number-columns-repeated="4" office:value-type="float" office:value="23.61">
            <text:p>23.61</text:p>
          </table:table-cell>
          <table:table-cell office:value-type="float" office:value="0">
            <text:p>0</text:p>
          </table:table-cell>
          <table:table-cell table:formula="of:=[.G802]+[.$I$2]" office:value-type="float" office:value="8.00999999999987">
            <text:p>8.01</text:p>
          </table:table-cell>
          <table:table-cell table:formula="of:=SIN([.G803])+[.$J$2]" office:value-type="float" office:value="0.9878538030351">
            <text:p>0.987853803</text:p>
          </table:table-cell>
          <table:table-cell table:number-columns-repeated="2"/>
        </table:table-row>
        <table:table-row table:style-name="ro1">
          <table:table-cell office:value-type="string">
            <text:p>2011-01-27</text:p>
          </table:table-cell>
          <table:table-cell office:value-type="float" office:value="23.71">
            <text:p>23.71</text:p>
          </table:table-cell>
          <table:table-cell office:value-type="float" office:value="23.76">
            <text:p>23.76</text:p>
          </table:table-cell>
          <table:table-cell office:value-type="float" office:value="23.47">
            <text:p>23.47</text:p>
          </table:table-cell>
          <table:table-cell office:value-type="float" office:value="23.58">
            <text:p>23.58</text:p>
          </table:table-cell>
          <table:table-cell office:value-type="float" office:value="6515775">
            <text:p>6515775</text:p>
          </table:table-cell>
          <table:table-cell table:formula="of:=[.G803]+[.$I$2]" office:value-type="float" office:value="8.01999999999987">
            <text:p>8.02</text:p>
          </table:table-cell>
          <table:table-cell table:formula="of:=SIN([.G804])+[.$J$2]" office:value-type="float" office:value="0.986250574889704">
            <text:p>0.9862505749</text:p>
          </table:table-cell>
          <table:table-cell table:number-columns-repeated="2"/>
        </table:table-row>
        <table:table-row table:style-name="ro1">
          <table:table-cell office:value-type="string">
            <text:p>2011-01-28</text:p>
          </table:table-cell>
          <table:table-cell office:value-type="float" office:value="23.5">
            <text:p>23.5</text:p>
          </table:table-cell>
          <table:table-cell office:value-type="float" office:value="23.76">
            <text:p>23.76</text:p>
          </table:table-cell>
          <table:table-cell office:value-type="float" office:value="23.48">
            <text:p>23.48</text:p>
          </table:table-cell>
          <table:table-cell office:value-type="float" office:value="23.63">
            <text:p>23.63</text:p>
          </table:table-cell>
          <table:table-cell office:value-type="float" office:value="11076168">
            <text:p>11076168</text:p>
          </table:table-cell>
          <table:table-cell table:formula="of:=[.G804]+[.$I$2]" office:value-type="float" office:value="8.02999999999987">
            <text:p>8.03</text:p>
          </table:table-cell>
          <table:table-cell table:formula="of:=SIN([.G805])+[.$J$2]" office:value-type="float" office:value="0.984548722508693">
            <text:p>0.9845487225</text:p>
          </table:table-cell>
          <table:table-cell table:number-columns-repeated="2"/>
        </table:table-row>
        <table:table-row table:style-name="ro1">
          <table:table-cell office:value-type="string">
            <text:p>2011-01-31</text:p>
          </table:table-cell>
          <table:table-cell office:value-type="float" office:value="23.36">
            <text:p>23.36</text:p>
          </table:table-cell>
          <table:table-cell office:value-type="float" office:value="23.67">
            <text:p>23.67</text:p>
          </table:table-cell>
          <table:table-cell office:value-type="float" office:value="23.32">
            <text:p>23.32</text:p>
          </table:table-cell>
          <table:table-cell office:value-type="float" office:value="23.67">
            <text:p>23.67</text:p>
          </table:table-cell>
          <table:table-cell office:value-type="float" office:value="10045648">
            <text:p>10045648</text:p>
          </table:table-cell>
          <table:table-cell table:formula="of:=[.G805]+[.$I$2]" office:value-type="float" office:value="8.03999999999987">
            <text:p>8.04</text:p>
          </table:table-cell>
          <table:table-cell table:formula="of:=SIN([.G806])+[.$J$2]" office:value-type="float" office:value="0.982748416075885">
            <text:p>0.9827484161</text:p>
          </table:table-cell>
          <table:table-cell table:number-columns-repeated="2"/>
        </table:table-row>
        <table:table-row table:style-name="ro1">
          <table:table-cell office:value-type="string">
            <text:p>2011-02-01</text:p>
          </table:table-cell>
          <table:table-cell office:value-type="float" office:value="23.61">
            <text:p>23.61</text:p>
          </table:table-cell>
          <table:table-cell office:value-type="float" office:value="23.79">
            <text:p>23.79</text:p>
          </table:table-cell>
          <table:table-cell office:value-type="float" office:value="23.57">
            <text:p>23.57</text:p>
          </table:table-cell>
          <table:table-cell office:value-type="float" office:value="23.67">
            <text:p>23.67</text:p>
          </table:table-cell>
          <table:table-cell office:value-type="float" office:value="7035176">
            <text:p>7035176</text:p>
          </table:table-cell>
          <table:table-cell table:formula="of:=[.G806]+[.$I$2]" office:value-type="float" office:value="8.04999999999987">
            <text:p>8.05</text:p>
          </table:table-cell>
          <table:table-cell table:formula="of:=SIN([.G807])+[.$J$2]" office:value-type="float" office:value="0.980849835620425">
            <text:p>0.9808498356</text:p>
          </table:table-cell>
          <table:table-cell table:number-columns-repeated="2"/>
        </table:table-row>
        <table:table-row table:style-name="ro1">
          <table:table-cell office:value-type="string">
            <text:p>2011-02-02</text:p>
          </table:table-cell>
          <table:table-cell office:value-type="float" office:value="23.92">
            <text:p>23.92</text:p>
          </table:table-cell>
          <table:table-cell office:value-type="float" office:value="23.98">
            <text:p>23.98</text:p>
          </table:table-cell>
          <table:table-cell office:value-type="float" office:value="23.7">
            <text:p>23.7</text:p>
          </table:table-cell>
          <table:table-cell office:value-type="float" office:value="23.75">
            <text:p>23.75</text:p>
          </table:table-cell>
          <table:table-cell office:value-type="float" office:value="6985206">
            <text:p>6985206</text:p>
          </table:table-cell>
          <table:table-cell table:formula="of:=[.G807]+[.$I$2]" office:value-type="float" office:value="8.05999999999987">
            <text:p>8.06</text:p>
          </table:table-cell>
          <table:table-cell table:formula="of:=SIN([.G808])+[.$J$2]" office:value-type="float" office:value="0.978853170998774">
            <text:p>0.978853171</text:p>
          </table:table-cell>
          <table:table-cell table:number-columns-repeated="2"/>
        </table:table-row>
        <table:table-row table:style-name="ro1">
          <table:table-cell office:value-type="string">
            <text:p>2011-02-03</text:p>
          </table:table-cell>
          <table:table-cell office:value-type="float" office:value="23.8">
            <text:p>23.8</text:p>
          </table:table-cell>
          <table:table-cell office:value-type="float" office:value="24">
            <text:p>24</text:p>
          </table:table-cell>
          <table:table-cell office:value-type="float" office:value="23.7">
            <text:p>23.7</text:p>
          </table:table-cell>
          <table:table-cell office:value-type="float" office:value="23.94">
            <text:p>23.94</text:p>
          </table:table-cell>
          <table:table-cell office:value-type="float" office:value="7313566">
            <text:p>7313566</text:p>
          </table:table-cell>
          <table:table-cell table:formula="of:=[.G808]+[.$I$2]" office:value-type="float" office:value="8.06999999999987">
            <text:p>8.07</text:p>
          </table:table-cell>
          <table:table-cell table:formula="of:=SIN([.G809])+[.$J$2]" office:value-type="float" office:value="0.976758621875731">
            <text:p>0.9767586219</text:p>
          </table:table-cell>
          <table:table-cell table:number-columns-repeated="2"/>
        </table:table-row>
        <table:table-row table:style-name="ro1">
          <table:table-cell office:value-type="string">
            <text:p>2011-02-04</text:p>
          </table:table-cell>
          <table:table-cell office:value-type="float" office:value="24.08">
            <text:p>24.08</text:p>
          </table:table-cell>
          <table:table-cell office:value-type="float" office:value="24.27">
            <text:p>24.27</text:p>
          </table:table-cell>
          <table:table-cell office:value-type="float" office:value="23.96">
            <text:p>23.96</text:p>
          </table:table-cell>
          <table:table-cell office:value-type="float" office:value="24.19">
            <text:p>24.19</text:p>
          </table:table-cell>
          <table:table-cell office:value-type="float" office:value="7978590">
            <text:p>7978590</text:p>
          </table:table-cell>
          <table:table-cell table:formula="of:=[.G809]+[.$I$2]" office:value-type="float" office:value="8.07999999999987">
            <text:p>8.08</text:p>
          </table:table-cell>
          <table:table-cell table:formula="of:=SIN([.G810])+[.$J$2]" office:value-type="float" office:value="0.974566397704464">
            <text:p>0.9745663977</text:p>
          </table:table-cell>
          <table:table-cell table:number-columns-repeated="2"/>
        </table:table-row>
        <table:table-row table:style-name="ro1">
          <table:table-cell office:value-type="string">
            <text:p>2011-02-07</text:p>
          </table:table-cell>
          <table:table-cell office:value-type="float" office:value="24.27">
            <text:p>24.27</text:p>
          </table:table-cell>
          <table:table-cell office:value-type="float" office:value="24.28">
            <text:p>24.28</text:p>
          </table:table-cell>
          <table:table-cell office:value-type="float" office:value="24.1">
            <text:p>24.1</text:p>
          </table:table-cell>
          <table:table-cell office:value-type="float" office:value="24.24">
            <text:p>24.24</text:p>
          </table:table-cell>
          <table:table-cell office:value-type="float" office:value="4881149">
            <text:p>4881149</text:p>
          </table:table-cell>
          <table:table-cell table:formula="of:=[.G810]+[.$I$2]" office:value-type="float" office:value="8.08999999999987">
            <text:p>8.09</text:p>
          </table:table-cell>
          <table:table-cell table:formula="of:=SIN([.G811])+[.$J$2]" office:value-type="float" office:value="0.972276717705562">
            <text:p>0.9722767177</text:p>
          </table:table-cell>
          <table:table-cell table:number-columns-repeated="2"/>
        </table:table-row>
        <table:table-row table:style-name="ro1">
          <table:table-cell office:value-type="string">
            <text:p>2011-02-08</text:p>
          </table:table-cell>
          <table:table-cell office:value-type="float" office:value="24.38">
            <text:p>24.38</text:p>
          </table:table-cell>
          <table:table-cell office:value-type="float" office:value="24.5">
            <text:p>24.5</text:p>
          </table:table-cell>
          <table:table-cell office:value-type="float" office:value="24.38">
            <text:p>24.38</text:p>
          </table:table-cell>
          <table:table-cell office:value-type="float" office:value="24.42">
            <text:p>24.42</text:p>
          </table:table-cell>
          <table:table-cell office:value-type="float" office:value="5743075">
            <text:p>5743075</text:p>
          </table:table-cell>
          <table:table-cell table:formula="of:=[.G811]+[.$I$2]" office:value-type="float" office:value="8.09999999999987">
            <text:p>8.1</text:p>
          </table:table-cell>
          <table:table-cell table:formula="of:=SIN([.G812])+[.$J$2]" office:value-type="float" office:value="0.969889810845118">
            <text:p>0.9698898108</text:p>
          </table:table-cell>
          <table:table-cell table:number-columns-repeated="2"/>
        </table:table-row>
        <table:table-row table:style-name="ro1">
          <table:table-cell office:value-type="string">
            <text:p>2011-02-09</text:p>
          </table:table-cell>
          <table:table-cell office:value-type="float" office:value="24.85">
            <text:p>24.85</text:p>
          </table:table-cell>
          <table:table-cell office:value-type="float" office:value="25.08">
            <text:p>25.08</text:p>
          </table:table-cell>
          <table:table-cell office:value-type="float" office:value="24.81">
            <text:p>24.81</text:p>
          </table:table-cell>
          <table:table-cell office:value-type="float" office:value="24.92">
            <text:p>24.92</text:p>
          </table:table-cell>
          <table:table-cell office:value-type="float" office:value="14796701">
            <text:p>14796701</text:p>
          </table:table-cell>
          <table:table-cell table:formula="of:=[.G812]+[.$I$2]" office:value-type="float" office:value="8.10999999999987">
            <text:p>8.11</text:p>
          </table:table-cell>
          <table:table-cell table:formula="of:=SIN([.G813])+[.$J$2]" office:value-type="float" office:value="0.967405915811827">
            <text:p>0.9674059158</text:p>
          </table:table-cell>
          <table:table-cell table:number-columns-repeated="2"/>
        </table:table-row>
        <table:table-row table:style-name="ro1">
          <table:table-cell office:value-type="string">
            <text:p>2011-02-10</text:p>
          </table:table-cell>
          <table:table-cell office:value-type="float" office:value="25.03">
            <text:p>25.03</text:p>
          </table:table-cell>
          <table:table-cell office:value-type="float" office:value="25.12">
            <text:p>25.12</text:p>
          </table:table-cell>
          <table:table-cell office:value-type="float" office:value="24.88">
            <text:p>24.88</text:p>
          </table:table-cell>
          <table:table-cell office:value-type="float" office:value="25.1">
            <text:p>25.1</text:p>
          </table:table-cell>
          <table:table-cell office:value-type="float" office:value="7961529">
            <text:p>7961529</text:p>
          </table:table-cell>
          <table:table-cell table:formula="of:=[.G813]+[.$I$2]" office:value-type="float" office:value="8.11999999999987">
            <text:p>8.12</text:p>
          </table:table-cell>
          <table:table-cell table:formula="of:=SIN([.G814])+[.$J$2]" office:value-type="float" office:value="0.964825280993125">
            <text:p>0.964825281</text:p>
          </table:table-cell>
          <table:table-cell table:number-columns-repeated="2"/>
        </table:table-row>
        <table:table-row table:style-name="ro1">
          <table:table-cell office:value-type="string">
            <text:p>2011-02-11</text:p>
          </table:table-cell>
          <table:table-cell office:value-type="float" office:value="25.01">
            <text:p>25.01</text:p>
          </table:table-cell>
          <table:table-cell office:value-type="float" office:value="25.08">
            <text:p>25.08</text:p>
          </table:table-cell>
          <table:table-cell table:number-columns-repeated="2" office:value-type="float" office:value="24.91">
            <text:p>24.91</text:p>
          </table:table-cell>
          <table:table-cell office:value-type="float" office:value="5320194">
            <text:p>5320194</text:p>
          </table:table-cell>
          <table:table-cell table:formula="of:=[.G814]+[.$I$2]" office:value-type="float" office:value="8.12999999999987">
            <text:p>8.13</text:p>
          </table:table-cell>
          <table:table-cell table:formula="of:=SIN([.G815])+[.$J$2]" office:value-type="float" office:value="0.962148164450342">
            <text:p>0.9621481645</text:p>
          </table:table-cell>
          <table:table-cell table:number-columns-repeated="2"/>
        </table:table-row>
        <table:table-row table:style-name="ro1">
          <table:table-cell office:value-type="string">
            <text:p>2011-02-14</text:p>
          </table:table-cell>
          <table:table-cell office:value-type="float" office:value="25.02">
            <text:p>25.02</text:p>
          </table:table-cell>
          <table:table-cell office:value-type="float" office:value="25.72">
            <text:p>25.72</text:p>
          </table:table-cell>
          <table:table-cell office:value-type="float" office:value="24.99">
            <text:p>24.99</text:p>
          </table:table-cell>
          <table:table-cell office:value-type="float" office:value="25.65">
            <text:p>25.65</text:p>
          </table:table-cell>
          <table:table-cell office:value-type="float" office:value="11642700">
            <text:p>11642700</text:p>
          </table:table-cell>
          <table:table-cell table:formula="of:=[.G815]+[.$I$2]" office:value-type="float" office:value="8.13999999999987">
            <text:p>8.14</text:p>
          </table:table-cell>
          <table:table-cell table:formula="of:=SIN([.G816])+[.$J$2]" office:value-type="float" office:value="0.959374833892901">
            <text:p>0.9593748339</text:p>
          </table:table-cell>
          <table:table-cell table:number-columns-repeated="2"/>
        </table:table-row>
        <table:table-row table:style-name="ro1">
          <table:table-cell office:value-type="string">
            <text:p>2011-02-15</text:p>
          </table:table-cell>
          <table:table-cell office:value-type="float" office:value="25.65">
            <text:p>25.65</text:p>
          </table:table-cell>
          <table:table-cell office:value-type="float" office:value="25.96">
            <text:p>25.96</text:p>
          </table:table-cell>
          <table:table-cell office:value-type="float" office:value="25.37">
            <text:p>25.37</text:p>
          </table:table-cell>
          <table:table-cell office:value-type="float" office:value="25.48">
            <text:p>25.48</text:p>
          </table:table-cell>
          <table:table-cell office:value-type="float" office:value="8891576">
            <text:p>8891576</text:p>
          </table:table-cell>
          <table:table-cell table:formula="of:=[.G816]+[.$I$2]" office:value-type="float" office:value="8.14999999999987">
            <text:p>8.15</text:p>
          </table:table-cell>
          <table:table-cell table:formula="of:=SIN([.G817])+[.$J$2]" office:value-type="float" office:value="0.956505566651547">
            <text:p>0.9565055667</text:p>
          </table:table-cell>
          <table:table-cell table:number-columns-repeated="2"/>
        </table:table-row>
        <table:table-row table:style-name="ro1">
          <table:table-cell office:value-type="string">
            <text:p>2011-02-16</text:p>
          </table:table-cell>
          <table:table-cell office:value-type="float" office:value="25.35">
            <text:p>25.35</text:p>
          </table:table-cell>
          <table:table-cell office:value-type="float" office:value="25.78">
            <text:p>25.78</text:p>
          </table:table-cell>
          <table:table-cell office:value-type="float" office:value="25.33">
            <text:p>25.33</text:p>
          </table:table-cell>
          <table:table-cell office:value-type="float" office:value="25.71">
            <text:p>25.71</text:p>
          </table:table-cell>
          <table:table-cell office:value-type="float" office:value="6974653">
            <text:p>6974653</text:p>
          </table:table-cell>
          <table:table-cell table:formula="of:=[.G817]+[.$I$2]" office:value-type="float" office:value="8.15999999999987">
            <text:p>8.16</text:p>
          </table:table-cell>
          <table:table-cell table:formula="of:=SIN([.G818])+[.$J$2]" office:value-type="float" office:value="0.953540649650613">
            <text:p>0.9535406497</text:p>
          </table:table-cell>
          <table:table-cell table:number-columns-repeated="2"/>
        </table:table-row>
        <table:table-row table:style-name="ro1">
          <table:table-cell office:value-type="string">
            <text:p>2011-02-17</text:p>
          </table:table-cell>
          <table:table-cell table:number-columns-repeated="2" office:value-type="float" office:value="25.84">
            <text:p>25.84</text:p>
          </table:table-cell>
          <table:table-cell office:value-type="float" office:value="25.49">
            <text:p>25.49</text:p>
          </table:table-cell>
          <table:table-cell office:value-type="float" office:value="25.65">
            <text:p>25.65</text:p>
          </table:table-cell>
          <table:table-cell office:value-type="float" office:value="6350733">
            <text:p>6350733</text:p>
          </table:table-cell>
          <table:table-cell table:formula="of:=[.G818]+[.$I$2]" office:value-type="float" office:value="8.16999999999987">
            <text:p>8.17</text:p>
          </table:table-cell>
          <table:table-cell table:formula="of:=SIN([.G819])+[.$J$2]" office:value-type="float" office:value="0.950480379379329">
            <text:p>0.9504803794</text:p>
          </table:table-cell>
          <table:table-cell table:number-columns-repeated="2"/>
        </table:table-row>
        <table:table-row table:style-name="ro1">
          <table:table-cell office:value-type="string">
            <text:p>2011-02-18</text:p>
          </table:table-cell>
          <table:table-cell office:value-type="float" office:value="25.1">
            <text:p>25.1</text:p>
          </table:table-cell>
          <table:table-cell office:value-type="float" office:value="25.25">
            <text:p>25.25</text:p>
          </table:table-cell>
          <table:table-cell office:value-type="float" office:value="24.78">
            <text:p>24.78</text:p>
          </table:table-cell>
          <table:table-cell office:value-type="float" office:value="24.89">
            <text:p>24.89</text:p>
          </table:table-cell>
          <table:table-cell office:value-type="float" office:value="12598339">
            <text:p>12598339</text:p>
          </table:table-cell>
          <table:table-cell table:formula="of:=[.G819]+[.$I$2]" office:value-type="float" office:value="8.17999999999987">
            <text:p>8.18</text:p>
          </table:table-cell>
          <table:table-cell table:formula="of:=SIN([.G820])+[.$J$2]" office:value-type="float" office:value="0.947325061862171">
            <text:p>0.9473250619</text:p>
          </table:table-cell>
          <table:table-cell table:number-columns-repeated="2"/>
        </table:table-row>
        <table:table-row table:style-name="ro1">
          <table:table-cell office:value-type="string">
            <text:p>2011-02-21</text:p>
          </table:table-cell>
          <table:table-cell office:value-type="float" office:value="24.8">
            <text:p>24.8</text:p>
          </table:table-cell>
          <table:table-cell office:value-type="float" office:value="25.06">
            <text:p>25.06</text:p>
          </table:table-cell>
          <table:table-cell office:value-type="float" office:value="24.56">
            <text:p>24.56</text:p>
          </table:table-cell>
          <table:table-cell office:value-type="float" office:value="24.65">
            <text:p>24.65</text:p>
          </table:table-cell>
          <table:table-cell office:value-type="float" office:value="11476933">
            <text:p>11476933</text:p>
          </table:table-cell>
          <table:table-cell table:formula="of:=[.G820]+[.$I$2]" office:value-type="float" office:value="8.18999999999987">
            <text:p>8.19</text:p>
          </table:table-cell>
          <table:table-cell table:formula="of:=SIN([.G821])+[.$J$2]" office:value-type="float" office:value="0.944075012628262">
            <text:p>0.9440750126</text:p>
          </table:table-cell>
          <table:table-cell table:number-columns-repeated="2"/>
        </table:table-row>
        <table:table-row table:style-name="ro1">
          <table:table-cell office:value-type="string">
            <text:p>2011-02-22</text:p>
          </table:table-cell>
          <table:table-cell office:value-type="float" office:value="24.55">
            <text:p>24.55</text:p>
          </table:table-cell>
          <table:table-cell office:value-type="float" office:value="24.58">
            <text:p>24.58</text:p>
          </table:table-cell>
          <table:table-cell office:value-type="float" office:value="24.23">
            <text:p>24.23</text:p>
          </table:table-cell>
          <table:table-cell office:value-type="float" office:value="24.36">
            <text:p>24.36</text:p>
          </table:table-cell>
          <table:table-cell office:value-type="float" office:value="11322008">
            <text:p>11322008</text:p>
          </table:table-cell>
          <table:table-cell table:formula="of:=[.G821]+[.$I$2]" office:value-type="float" office:value="8.19999999999987">
            <text:p>8.2</text:p>
          </table:table-cell>
          <table:table-cell table:formula="of:=SIN([.G822])+[.$J$2]" office:value-type="float" office:value="0.940730556679817">
            <text:p>0.9407305567</text:p>
          </table:table-cell>
          <table:table-cell table:number-columns-repeated="2"/>
        </table:table-row>
        <table:table-row table:style-name="ro1">
          <table:table-cell office:value-type="string">
            <text:p>2011-02-23</text:p>
          </table:table-cell>
          <table:table-cell office:value-type="float" office:value="24.3">
            <text:p>24.3</text:p>
          </table:table-cell>
          <table:table-cell office:value-type="float" office:value="24.45">
            <text:p>24.45</text:p>
          </table:table-cell>
          <table:table-cell office:value-type="float" office:value="24.18">
            <text:p>24.18</text:p>
          </table:table-cell>
          <table:table-cell office:value-type="float" office:value="24.21">
            <text:p>24.21</text:p>
          </table:table-cell>
          <table:table-cell office:value-type="float" office:value="11683010">
            <text:p>11683010</text:p>
          </table:table-cell>
          <table:table-cell table:formula="of:=[.G822]+[.$I$2]" office:value-type="float" office:value="8.20999999999987">
            <text:p>8.21</text:p>
          </table:table-cell>
          <table:table-cell table:formula="of:=SIN([.G823])+[.$J$2]" office:value-type="float" office:value="0.937292028459643">
            <text:p>0.9372920285</text:p>
          </table:table-cell>
          <table:table-cell table:number-columns-repeated="2"/>
        </table:table-row>
        <table:table-row table:style-name="ro1">
          <table:table-cell office:value-type="string">
            <text:p>2011-02-24</text:p>
          </table:table-cell>
          <table:table-cell office:value-type="float" office:value="24.25">
            <text:p>24.25</text:p>
          </table:table-cell>
          <table:table-cell office:value-type="float" office:value="24.3">
            <text:p>24.3</text:p>
          </table:table-cell>
          <table:table-cell office:value-type="float" office:value="24.04">
            <text:p>24.04</text:p>
          </table:table-cell>
          <table:table-cell office:value-type="float" office:value="24.08">
            <text:p>24.08</text:p>
          </table:table-cell>
          <table:table-cell office:value-type="float" office:value="6725009">
            <text:p>6725009</text:p>
          </table:table-cell>
          <table:table-cell table:formula="of:=[.G823]+[.$I$2]" office:value-type="float" office:value="8.21999999999987">
            <text:p>8.22</text:p>
          </table:table-cell>
          <table:table-cell table:formula="of:=SIN([.G824])+[.$J$2]" office:value-type="float" office:value="0.933759771817698">
            <text:p>0.9337597718</text:p>
          </table:table-cell>
          <table:table-cell table:number-columns-repeated="2"/>
        </table:table-row>
        <table:table-row table:style-name="ro1">
          <table:table-cell office:value-type="string">
            <text:p>2011-02-25</text:p>
          </table:table-cell>
          <table:table-cell office:value-type="float" office:value="24.05">
            <text:p>24.05</text:p>
          </table:table-cell>
          <table:table-cell office:value-type="float" office:value="24.34">
            <text:p>24.34</text:p>
          </table:table-cell>
          <table:table-cell office:value-type="float" office:value="24.02">
            <text:p>24.02</text:p>
          </table:table-cell>
          <table:table-cell office:value-type="float" office:value="24.23">
            <text:p>24.23</text:p>
          </table:table-cell>
          <table:table-cell office:value-type="float" office:value="9663924">
            <text:p>9663924</text:p>
          </table:table-cell>
          <table:table-cell table:formula="of:=[.G824]+[.$I$2]" office:value-type="float" office:value="8.22999999999987">
            <text:p>8.23</text:p>
          </table:table-cell>
          <table:table-cell table:formula="of:=SIN([.G825])+[.$J$2]" office:value-type="float" office:value="0.930134139976701">
            <text:p>0.93013414</text:p>
          </table:table-cell>
          <table:table-cell table:number-columns-repeated="2"/>
        </table:table-row>
        <table:table-row table:style-name="ro1">
          <table:table-cell office:value-type="string">
            <text:p>2011-02-28</text:p>
          </table:table-cell>
          <table:table-cell office:value-type="float" office:value="24.3">
            <text:p>24.3</text:p>
          </table:table-cell>
          <table:table-cell office:value-type="float" office:value="24.37">
            <text:p>24.37</text:p>
          </table:table-cell>
          <table:table-cell office:value-type="float" office:value="24.04">
            <text:p>24.04</text:p>
          </table:table-cell>
          <table:table-cell office:value-type="float" office:value="24.13">
            <text:p>24.13</text:p>
          </table:table-cell>
          <table:table-cell office:value-type="float" office:value="3778518">
            <text:p>3778518</text:p>
          </table:table-cell>
          <table:table-cell table:formula="of:=[.G825]+[.$I$2]" office:value-type="float" office:value="8.23999999999987">
            <text:p>8.24</text:p>
          </table:table-cell>
          <table:table-cell table:formula="of:=SIN([.G826])+[.$J$2]" office:value-type="float" office:value="0.926415495496816">
            <text:p>0.9264154955</text:p>
          </table:table-cell>
          <table:table-cell table:number-columns-repeated="2"/>
        </table:table-row>
        <table:table-row table:style-name="ro1">
          <table:table-cell office:value-type="string">
            <text:p>2011-03-01</text:p>
          </table:table-cell>
          <table:table-cell office:value-type="float" office:value="24.3">
            <text:p>24.3</text:p>
          </table:table-cell>
          <table:table-cell office:value-type="float" office:value="24.31">
            <text:p>24.31</text:p>
          </table:table-cell>
          <table:table-cell office:value-type="float" office:value="24.01">
            <text:p>24.01</text:p>
          </table:table-cell>
          <table:table-cell office:value-type="float" office:value="24.02">
            <text:p>24.02</text:p>
          </table:table-cell>
          <table:table-cell office:value-type="float" office:value="6372244">
            <text:p>6372244</text:p>
          </table:table-cell>
          <table:table-cell table:formula="of:=[.G826]+[.$I$2]" office:value-type="float" office:value="8.24999999999987">
            <text:p>8.25</text:p>
          </table:table-cell>
          <table:table-cell table:formula="of:=SIN([.G827])+[.$J$2]" office:value-type="float" office:value="0.922604210239391">
            <text:p>0.9226042102</text:p>
          </table:table-cell>
          <table:table-cell table:number-columns-repeated="2"/>
        </table:table-row>
        <table:table-row table:style-name="ro1">
          <table:table-cell office:value-type="string">
            <text:p>2011-03-02</text:p>
          </table:table-cell>
          <table:table-cell office:value-type="float" office:value="23.86">
            <text:p>23.86</text:p>
          </table:table-cell>
          <table:table-cell office:value-type="float" office:value="23.92">
            <text:p>23.92</text:p>
          </table:table-cell>
          <table:table-cell office:value-type="float" office:value="23.67">
            <text:p>23.67</text:p>
          </table:table-cell>
          <table:table-cell office:value-type="float" office:value="23.86">
            <text:p>23.86</text:p>
          </table:table-cell>
          <table:table-cell office:value-type="float" office:value="8025096">
            <text:p>8025096</text:p>
          </table:table-cell>
          <table:table-cell table:formula="of:=[.G827]+[.$I$2]" office:value-type="float" office:value="8.25999999999987">
            <text:p>8.26</text:p>
          </table:table-cell>
          <table:table-cell table:formula="of:=SIN([.G828])+[.$J$2]" office:value-type="float" office:value="0.918700665329777">
            <text:p>0.9187006653</text:p>
          </table:table-cell>
          <table:table-cell table:number-columns-repeated="2"/>
        </table:table-row>
        <table:table-row table:style-name="ro1">
          <table:table-cell office:value-type="string">
            <text:p>2011-03-03</text:p>
          </table:table-cell>
          <table:table-cell office:value-type="float" office:value="23.75">
            <text:p>23.75</text:p>
          </table:table-cell>
          <table:table-cell office:value-type="float" office:value="23.82">
            <text:p>23.82</text:p>
          </table:table-cell>
          <table:table-cell office:value-type="float" office:value="23.58">
            <text:p>23.58</text:p>
          </table:table-cell>
          <table:table-cell office:value-type="float" office:value="23.6">
            <text:p>23.6</text:p>
          </table:table-cell>
          <table:table-cell office:value-type="float" office:value="13365194">
            <text:p>13365194</text:p>
          </table:table-cell>
          <table:table-cell table:formula="of:=[.G828]+[.$I$2]" office:value-type="float" office:value="8.26999999999987">
            <text:p>8.27</text:p>
          </table:table-cell>
          <table:table-cell table:formula="of:=SIN([.G829])+[.$J$2]" office:value-type="float" office:value="0.914705251119211">
            <text:p>0.9147052511</text:p>
          </table:table-cell>
          <table:table-cell table:number-columns-repeated="2"/>
        </table:table-row>
        <table:table-row table:style-name="ro1">
          <table:table-cell office:value-type="string">
            <text:p>2011-03-04</text:p>
          </table:table-cell>
          <table:table-cell office:value-type="float" office:value="23.73">
            <text:p>23.73</text:p>
          </table:table-cell>
          <table:table-cell office:value-type="float" office:value="23.77">
            <text:p>23.77</text:p>
          </table:table-cell>
          <table:table-cell office:value-type="float" office:value="23.67">
            <text:p>23.67</text:p>
          </table:table-cell>
          <table:table-cell office:value-type="float" office:value="23.74">
            <text:p>23.74</text:p>
          </table:table-cell>
          <table:table-cell office:value-type="float" office:value="11837099">
            <text:p>11837099</text:p>
          </table:table-cell>
          <table:table-cell table:formula="of:=[.G829]+[.$I$2]" office:value-type="float" office:value="8.27999999999987">
            <text:p>8.28</text:p>
          </table:table-cell>
          <table:table-cell table:formula="of:=SIN([.G830])+[.$J$2]" office:value-type="float" office:value="0.910618367145785">
            <text:p>0.9106183671</text:p>
          </table:table-cell>
          <table:table-cell table:number-columns-repeated="2"/>
        </table:table-row>
        <table:table-row table:style-name="ro1">
          <table:table-cell office:value-type="string">
            <text:p>2011-03-07</text:p>
          </table:table-cell>
          <table:table-cell office:value-type="float" office:value="23.65">
            <text:p>23.65</text:p>
          </table:table-cell>
          <table:table-cell office:value-type="float" office:value="23.71">
            <text:p>23.71</text:p>
          </table:table-cell>
          <table:table-cell office:value-type="float" office:value="23.46">
            <text:p>23.46</text:p>
          </table:table-cell>
          <table:table-cell office:value-type="float" office:value="23.49">
            <text:p>23.49</text:p>
          </table:table-cell>
          <table:table-cell office:value-type="float" office:value="4671060">
            <text:p>4671060</text:p>
          </table:table-cell>
          <table:table-cell table:formula="of:=[.G830]+[.$I$2]" office:value-type="float" office:value="8.28999999999987">
            <text:p>8.29</text:p>
          </table:table-cell>
          <table:table-cell table:formula="of:=SIN([.G831])+[.$J$2]" office:value-type="float" office:value="0.90644042209449">
            <text:p>0.9064404221</text:p>
          </table:table-cell>
          <table:table-cell table:number-columns-repeated="2"/>
        </table:table-row>
        <table:table-row table:style-name="ro1">
          <table:table-cell office:value-type="string">
            <text:p>2011-03-08</text:p>
          </table:table-cell>
          <table:table-cell office:value-type="float" office:value="23.42">
            <text:p>23.42</text:p>
          </table:table-cell>
          <table:table-cell office:value-type="float" office:value="23.9">
            <text:p>23.9</text:p>
          </table:table-cell>
          <table:table-cell office:value-type="float" office:value="23.35">
            <text:p>23.35</text:p>
          </table:table-cell>
          <table:table-cell office:value-type="float" office:value="23.77">
            <text:p>23.77</text:p>
          </table:table-cell>
          <table:table-cell office:value-type="float" office:value="6296612">
            <text:p>6296612</text:p>
          </table:table-cell>
          <table:table-cell table:formula="of:=[.G831]+[.$I$2]" office:value-type="float" office:value="8.29999999999987">
            <text:p>8.3</text:p>
          </table:table-cell>
          <table:table-cell table:formula="of:=SIN([.G832])+[.$J$2]" office:value-type="float" office:value="0.902171833756351">
            <text:p>0.9021718338</text:p>
          </table:table-cell>
          <table:table-cell table:number-columns-repeated="2"/>
        </table:table-row>
        <table:table-row table:style-name="ro1">
          <table:table-cell office:value-type="string">
            <text:p>2011-03-09</text:p>
          </table:table-cell>
          <table:table-cell office:value-type="float" office:value="23.93">
            <text:p>23.93</text:p>
          </table:table-cell>
          <table:table-cell office:value-type="float" office:value="23.98">
            <text:p>23.98</text:p>
          </table:table-cell>
          <table:table-cell office:value-type="float" office:value="23.65">
            <text:p>23.65</text:p>
          </table:table-cell>
          <table:table-cell office:value-type="float" office:value="23.77">
            <text:p>23.77</text:p>
          </table:table-cell>
          <table:table-cell office:value-type="float" office:value="8879191">
            <text:p>8879191</text:p>
          </table:table-cell>
          <table:table-cell table:formula="of:=[.G832]+[.$I$2]" office:value-type="float" office:value="8.30999999999987">
            <text:p>8.31</text:p>
          </table:table-cell>
          <table:table-cell table:formula="of:=SIN([.G833])+[.$J$2]" office:value-type="float" office:value="0.897813028986643">
            <text:p>0.897813029</text:p>
          </table:table-cell>
          <table:table-cell table:number-columns-repeated="2"/>
        </table:table-row>
        <table:table-row table:style-name="ro1">
          <table:table-cell office:value-type="string">
            <text:p>2011-03-10</text:p>
          </table:table-cell>
          <table:table-cell office:value-type="float" office:value="23.8">
            <text:p>23.8</text:p>
          </table:table-cell>
          <table:table-cell office:value-type="float" office:value="23.85">
            <text:p>23.85</text:p>
          </table:table-cell>
          <table:table-cell office:value-type="float" office:value="23.34">
            <text:p>23.34</text:p>
          </table:table-cell>
          <table:table-cell office:value-type="float" office:value="23.6">
            <text:p>23.6</text:p>
          </table:table-cell>
          <table:table-cell office:value-type="float" office:value="9109834">
            <text:p>9109834</text:p>
          </table:table-cell>
          <table:table-cell table:formula="of:=[.G833]+[.$I$2]" office:value-type="float" office:value="8.31999999999987">
            <text:p>8.32</text:p>
          </table:table-cell>
          <table:table-cell table:formula="of:=SIN([.G834])+[.$J$2]" office:value-type="float" office:value="0.893364443662212">
            <text:p>0.8933644437</text:p>
          </table:table-cell>
          <table:table-cell table:number-columns-repeated="2"/>
        </table:table-row>
        <table:table-row table:style-name="ro1">
          <table:table-cell office:value-type="string">
            <text:p>2011-03-11</text:p>
          </table:table-cell>
          <table:table-cell office:value-type="float" office:value="23.3">
            <text:p>23.3</text:p>
          </table:table-cell>
          <table:table-cell office:value-type="float" office:value="23.37">
            <text:p>23.37</text:p>
          </table:table-cell>
          <table:table-cell office:value-type="float" office:value="23">
            <text:p>23</text:p>
          </table:table-cell>
          <table:table-cell office:value-type="float" office:value="23.17">
            <text:p>23.17</text:p>
          </table:table-cell>
          <table:table-cell office:value-type="float" office:value="9716445">
            <text:p>9716445</text:p>
          </table:table-cell>
          <table:table-cell table:formula="of:=[.G834]+[.$I$2]" office:value-type="float" office:value="8.32999999999987">
            <text:p>8.33</text:p>
          </table:table-cell>
          <table:table-cell table:formula="of:=SIN([.G835])+[.$J$2]" office:value-type="float" office:value="0.888826522637882">
            <text:p>0.8888265226</text:p>
          </table:table-cell>
          <table:table-cell table:number-columns-repeated="2"/>
        </table:table-row>
        <table:table-row table:style-name="ro1">
          <table:table-cell office:value-type="string">
            <text:p>2011-03-14</text:p>
          </table:table-cell>
          <table:table-cell office:value-type="float" office:value="23">
            <text:p>23</text:p>
          </table:table-cell>
          <table:table-cell office:value-type="float" office:value="23.04">
            <text:p>23.04</text:p>
          </table:table-cell>
          <table:table-cell office:value-type="float" office:value="22.65">
            <text:p>22.65</text:p>
          </table:table-cell>
          <table:table-cell office:value-type="float" office:value="22.96">
            <text:p>22.96</text:p>
          </table:table-cell>
          <table:table-cell office:value-type="float" office:value="8978938">
            <text:p>8978938</text:p>
          </table:table-cell>
          <table:table-cell table:formula="of:=[.G835]+[.$I$2]" office:value-type="float" office:value="8.33999999999987">
            <text:p>8.34</text:p>
          </table:table-cell>
          <table:table-cell table:formula="of:=SIN([.G836])+[.$J$2]" office:value-type="float" office:value="0.884199719701975">
            <text:p>0.8841997197</text:p>
          </table:table-cell>
          <table:table-cell table:number-columns-repeated="2"/>
        </table:table-row>
        <table:table-row table:style-name="ro1">
          <table:table-cell office:value-type="string">
            <text:p>2011-03-15</text:p>
          </table:table-cell>
          <table:table-cell office:value-type="float" office:value="22.96">
            <text:p>22.96</text:p>
          </table:table-cell>
          <table:table-cell office:value-type="float" office:value="22.98">
            <text:p>22.98</text:p>
          </table:table-cell>
          <table:table-cell office:value-type="float" office:value="22.15">
            <text:p>22.15</text:p>
          </table:table-cell>
          <table:table-cell office:value-type="float" office:value="22.63">
            <text:p>22.63</text:p>
          </table:table-cell>
          <table:table-cell office:value-type="float" office:value="9998429">
            <text:p>9998429</text:p>
          </table:table-cell>
          <table:table-cell table:formula="of:=[.G836]+[.$I$2]" office:value-type="float" office:value="8.34999999999987">
            <text:p>8.35</text:p>
          </table:table-cell>
          <table:table-cell table:formula="of:=SIN([.G837])+[.$J$2]" office:value-type="float" office:value="0.879484497530928">
            <text:p>0.8794844975</text:p>
          </table:table-cell>
          <table:table-cell table:number-columns-repeated="2"/>
        </table:table-row>
        <table:table-row table:style-name="ro1">
          <table:table-cell office:value-type="string">
            <text:p>2011-03-16</text:p>
          </table:table-cell>
          <table:table-cell office:value-type="float" office:value="22.46">
            <text:p>22.46</text:p>
          </table:table-cell>
          <table:table-cell office:value-type="float" office:value="22.86">
            <text:p>22.86</text:p>
          </table:table-cell>
          <table:table-cell office:value-type="float" office:value="22.4">
            <text:p>22.4</text:p>
          </table:table-cell>
          <table:table-cell office:value-type="float" office:value="22.62">
            <text:p>22.62</text:p>
          </table:table-cell>
          <table:table-cell office:value-type="float" office:value="11207305">
            <text:p>11207305</text:p>
          </table:table-cell>
          <table:table-cell table:formula="of:=[.G837]+[.$I$2]" office:value-type="float" office:value="8.35999999999987">
            <text:p>8.36</text:p>
          </table:table-cell>
          <table:table-cell table:formula="of:=SIN([.G838])+[.$J$2]" office:value-type="float" office:value="0.87468132764303">
            <text:p>0.8746813276</text:p>
          </table:table-cell>
          <table:table-cell table:number-columns-repeated="2"/>
        </table:table-row>
        <table:table-row table:style-name="ro1">
          <table:table-cell office:value-type="string">
            <text:p>2011-03-17</text:p>
          </table:table-cell>
          <table:table-cell office:value-type="float" office:value="22.45">
            <text:p>22.45</text:p>
          </table:table-cell>
          <table:table-cell office:value-type="float" office:value="22.64">
            <text:p>22.64</text:p>
          </table:table-cell>
          <table:table-cell office:value-type="float" office:value="22.2">
            <text:p>22.2</text:p>
          </table:table-cell>
          <table:table-cell office:value-type="float" office:value="22.45">
            <text:p>22.45</text:p>
          </table:table-cell>
          <table:table-cell office:value-type="float" office:value="14957629">
            <text:p>14957629</text:p>
          </table:table-cell>
          <table:table-cell table:formula="of:=[.G838]+[.$I$2]" office:value-type="float" office:value="8.36999999999987">
            <text:p>8.37</text:p>
          </table:table-cell>
          <table:table-cell table:formula="of:=SIN([.G839])+[.$J$2]" office:value-type="float" office:value="0.869790690351266">
            <text:p>0.8697906904</text:p>
          </table:table-cell>
          <table:table-cell table:number-columns-repeated="2"/>
        </table:table-row>
        <table:table-row table:style-name="ro1">
          <table:table-cell office:value-type="string">
            <text:p>2011-03-18</text:p>
          </table:table-cell>
          <table:table-cell office:value-type="float" office:value="22.66">
            <text:p>22.66</text:p>
          </table:table-cell>
          <table:table-cell office:value-type="float" office:value="22.75">
            <text:p>22.75</text:p>
          </table:table-cell>
          <table:table-cell office:value-type="float" office:value="22.25">
            <text:p>22.25</text:p>
          </table:table-cell>
          <table:table-cell office:value-type="float" office:value="22.7">
            <text:p>22.7</text:p>
          </table:table-cell>
          <table:table-cell office:value-type="float" office:value="13459873">
            <text:p>13459873</text:p>
          </table:table-cell>
          <table:table-cell table:formula="of:=[.G839]+[.$I$2]" office:value-type="float" office:value="8.37999999999987">
            <text:p>8.38</text:p>
          </table:table-cell>
          <table:table-cell table:formula="of:=SIN([.G840])+[.$J$2]" office:value-type="float" office:value="0.864813074715289">
            <text:p>0.8648130747</text:p>
          </table:table-cell>
          <table:table-cell table:number-columns-repeated="2"/>
        </table:table-row>
        <table:table-row table:style-name="ro1">
          <table:table-cell office:value-type="string">
            <text:p>2011-03-21</text:p>
          </table:table-cell>
          <table:table-cell office:value-type="float" office:value="22.85">
            <text:p>22.85</text:p>
          </table:table-cell>
          <table:table-cell office:value-type="float" office:value="23.12">
            <text:p>23.12</text:p>
          </table:table-cell>
          <table:table-cell office:value-type="float" office:value="22.6">
            <text:p>22.6</text:p>
          </table:table-cell>
          <table:table-cell office:value-type="float" office:value="23.04">
            <text:p>23.04</text:p>
          </table:table-cell>
          <table:table-cell office:value-type="float" office:value="9081049">
            <text:p>9081049</text:p>
          </table:table-cell>
          <table:table-cell table:formula="of:=[.G840]+[.$I$2]" office:value-type="float" office:value="8.38999999999987">
            <text:p>8.39</text:p>
          </table:table-cell>
          <table:table-cell table:formula="of:=SIN([.G841])+[.$J$2]" office:value-type="float" office:value="0.859748978492517">
            <text:p>0.8597489785</text:p>
          </table:table-cell>
          <table:table-cell table:number-columns-repeated="2"/>
        </table:table-row>
        <table:table-row table:style-name="ro1">
          <table:table-cell office:value-type="string">
            <text:p>2011-03-22</text:p>
          </table:table-cell>
          <table:table-cell office:value-type="float" office:value="23.3">
            <text:p>23.3</text:p>
          </table:table-cell>
          <table:table-cell office:value-type="float" office:value="23.38">
            <text:p>23.38</text:p>
          </table:table-cell>
          <table:table-cell office:value-type="float" office:value="23.01">
            <text:p>23.01</text:p>
          </table:table-cell>
          <table:table-cell office:value-type="float" office:value="23.04">
            <text:p>23.04</text:p>
          </table:table-cell>
          <table:table-cell office:value-type="float" office:value="9031027">
            <text:p>9031027</text:p>
          </table:table-cell>
          <table:table-cell table:formula="of:=[.G841]+[.$I$2]" office:value-type="float" office:value="8.39999999999987">
            <text:p>8.4</text:p>
          </table:table-cell>
          <table:table-cell table:formula="of:=SIN([.G842])+[.$J$2]" office:value-type="float" office:value="0.854598908088351">
            <text:p>0.8545989081</text:p>
          </table:table-cell>
          <table:table-cell table:number-columns-repeated="2"/>
        </table:table-row>
        <table:table-row table:style-name="ro1">
          <table:table-cell office:value-type="string">
            <text:p>2011-03-23</text:p>
          </table:table-cell>
          <table:table-cell office:value-type="float" office:value="23.23">
            <text:p>23.23</text:p>
          </table:table-cell>
          <table:table-cell office:value-type="float" office:value="23.33">
            <text:p>23.33</text:p>
          </table:table-cell>
          <table:table-cell office:value-type="float" office:value="23">
            <text:p>23</text:p>
          </table:table-cell>
          <table:table-cell office:value-type="float" office:value="23.08">
            <text:p>23.08</text:p>
          </table:table-cell>
          <table:table-cell office:value-type="float" office:value="6449805">
            <text:p>6449805</text:p>
          </table:table-cell>
          <table:table-cell table:formula="of:=[.G842]+[.$I$2]" office:value-type="float" office:value="8.40999999999987">
            <text:p>8.41</text:p>
          </table:table-cell>
          <table:table-cell table:formula="of:=SIN([.G843])+[.$J$2]" office:value-type="float" office:value="0.849363378505539">
            <text:p>0.8493633785</text:p>
          </table:table-cell>
          <table:table-cell table:number-columns-repeated="2"/>
        </table:table-row>
        <table:table-row table:style-name="ro1">
          <table:table-cell office:value-type="string">
            <text:p>2011-03-24</text:p>
          </table:table-cell>
          <table:table-cell office:value-type="float" office:value="23.2">
            <text:p>23.2</text:p>
          </table:table-cell>
          <table:table-cell office:value-type="float" office:value="23.29">
            <text:p>23.29</text:p>
          </table:table-cell>
          <table:table-cell office:value-type="float" office:value="23.09">
            <text:p>23.09</text:p>
          </table:table-cell>
          <table:table-cell office:value-type="float" office:value="23.29">
            <text:p>23.29</text:p>
          </table:table-cell>
          <table:table-cell office:value-type="float" office:value="6851481">
            <text:p>6851481</text:p>
          </table:table-cell>
          <table:table-cell table:formula="of:=[.G843]+[.$I$2]" office:value-type="float" office:value="8.41999999999987">
            <text:p>8.42</text:p>
          </table:table-cell>
          <table:table-cell table:formula="of:=SIN([.G844])+[.$J$2]" office:value-type="float" office:value="0.844042913292676">
            <text:p>0.8440429133</text:p>
          </table:table-cell>
          <table:table-cell table:number-columns-repeated="2"/>
        </table:table-row>
        <table:table-row table:style-name="ro1">
          <table:table-cell office:value-type="string">
            <text:p>2011-03-25</text:p>
          </table:table-cell>
          <table:table-cell office:value-type="float" office:value="23.47">
            <text:p>23.47</text:p>
          </table:table-cell>
          <table:table-cell office:value-type="float" office:value="23.54">
            <text:p>23.54</text:p>
          </table:table-cell>
          <table:table-cell office:value-type="float" office:value="23.25">
            <text:p>23.25</text:p>
          </table:table-cell>
          <table:table-cell office:value-type="float" office:value="23.37">
            <text:p>23.37</text:p>
          </table:table-cell>
          <table:table-cell office:value-type="float" office:value="13979994">
            <text:p>13979994</text:p>
          </table:table-cell>
          <table:table-cell table:formula="of:=[.G844]+[.$I$2]" office:value-type="float" office:value="8.42999999999987">
            <text:p>8.43</text:p>
          </table:table-cell>
          <table:table-cell table:formula="of:=SIN([.G845])+[.$J$2]" office:value-type="float" office:value="0.838638044491852">
            <text:p>0.8386380445</text:p>
          </table:table-cell>
          <table:table-cell table:number-columns-repeated="2"/>
        </table:table-row>
        <table:table-row table:style-name="ro1">
          <table:table-cell office:value-type="string">
            <text:p>2011-03-28</text:p>
          </table:table-cell>
          <table:table-cell office:value-type="float" office:value="23.25">
            <text:p>23.25</text:p>
          </table:table-cell>
          <table:table-cell office:value-type="float" office:value="23.54">
            <text:p>23.54</text:p>
          </table:table-cell>
          <table:table-cell office:value-type="float" office:value="23.25">
            <text:p>23.25</text:p>
          </table:table-cell>
          <table:table-cell office:value-type="float" office:value="23.44">
            <text:p>23.44</text:p>
          </table:table-cell>
          <table:table-cell office:value-type="float" office:value="4067906">
            <text:p>4067906</text:p>
          </table:table-cell>
          <table:table-cell table:formula="of:=[.G845]+[.$I$2]" office:value-type="float" office:value="8.43999999999986">
            <text:p>8.44</text:p>
          </table:table-cell>
          <table:table-cell table:formula="of:=SIN([.G846])+[.$J$2]" office:value-type="float" office:value="0.833149312585441">
            <text:p>0.8331493126</text:p>
          </table:table-cell>
          <table:table-cell table:number-columns-repeated="2"/>
        </table:table-row>
        <table:table-row table:style-name="ro1">
          <table:table-cell office:value-type="string">
            <text:p>2011-03-29</text:p>
          </table:table-cell>
          <table:table-cell office:value-type="float" office:value="23.43">
            <text:p>23.43</text:p>
          </table:table-cell>
          <table:table-cell office:value-type="float" office:value="23.59">
            <text:p>23.59</text:p>
          </table:table-cell>
          <table:table-cell office:value-type="float" office:value="23.34">
            <text:p>23.34</text:p>
          </table:table-cell>
          <table:table-cell office:value-type="float" office:value="23.51">
            <text:p>23.51</text:p>
          </table:table-cell>
          <table:table-cell office:value-type="float" office:value="8290819">
            <text:p>8290819</text:p>
          </table:table-cell>
          <table:table-cell table:formula="of:=[.G846]+[.$I$2]" office:value-type="float" office:value="8.44999999999986">
            <text:p>8.45</text:p>
          </table:table-cell>
          <table:table-cell table:formula="of:=SIN([.G847])+[.$J$2]" office:value-type="float" office:value="0.82757726644206">
            <text:p>0.8275772664</text:p>
          </table:table-cell>
          <table:table-cell table:number-columns-repeated="2"/>
        </table:table-row>
        <table:table-row table:style-name="ro1">
          <table:table-cell office:value-type="string">
            <text:p>2011-03-30</text:p>
          </table:table-cell>
          <table:table-cell office:value-type="float" office:value="23.65">
            <text:p>23.65</text:p>
          </table:table-cell>
          <table:table-cell office:value-type="float" office:value="24">
            <text:p>24</text:p>
          </table:table-cell>
          <table:table-cell office:value-type="float" office:value="23.58">
            <text:p>23.58</text:p>
          </table:table-cell>
          <table:table-cell office:value-type="float" office:value="23.88">
            <text:p>23.88</text:p>
          </table:table-cell>
          <table:table-cell office:value-type="float" office:value="9839139">
            <text:p>9839139</text:p>
          </table:table-cell>
          <table:table-cell table:formula="of:=[.G847]+[.$I$2]" office:value-type="float" office:value="8.45999999999986">
            <text:p>8.46</text:p>
          </table:table-cell>
          <table:table-cell table:formula="of:=SIN([.G848])+[.$J$2]" office:value-type="float" office:value="0.82192246326168">
            <text:p>0.8219224633</text:p>
          </table:table-cell>
          <table:table-cell table:number-columns-repeated="2"/>
        </table:table-row>
        <table:table-row table:style-name="ro1">
          <table:table-cell office:value-type="string">
            <text:p>2011-03-31</text:p>
          </table:table-cell>
          <table:table-cell office:value-type="float" office:value="23.92">
            <text:p>23.92</text:p>
          </table:table-cell>
          <table:table-cell office:value-type="float" office:value="23.94">
            <text:p>23.94</text:p>
          </table:table-cell>
          <table:table-cell office:value-type="float" office:value="23.65">
            <text:p>23.65</text:p>
          </table:table-cell>
          <table:table-cell office:value-type="float" office:value="23.81">
            <text:p>23.81</text:p>
          </table:table-cell>
          <table:table-cell office:value-type="float" office:value="8151996">
            <text:p>8151996</text:p>
          </table:table-cell>
          <table:table-cell table:formula="of:=[.G848]+[.$I$2]" office:value-type="float" office:value="8.46999999999986">
            <text:p>8.47</text:p>
          </table:table-cell>
          <table:table-cell table:formula="of:=SIN([.G849])+[.$J$2]" office:value-type="float" office:value="0.816185468519907">
            <text:p>0.8161854685</text:p>
          </table:table-cell>
          <table:table-cell table:number-columns-repeated="2"/>
        </table:table-row>
        <table:table-row table:style-name="ro1">
          <table:table-cell office:value-type="string">
            <text:p>2011-04-01</text:p>
          </table:table-cell>
          <table:table-cell office:value-type="float" office:value="23.92">
            <text:p>23.92</text:p>
          </table:table-cell>
          <table:table-cell office:value-type="float" office:value="24.02">
            <text:p>24.02</text:p>
          </table:table-cell>
          <table:table-cell office:value-type="float" office:value="23.8">
            <text:p>23.8</text:p>
          </table:table-cell>
          <table:table-cell office:value-type="float" office:value="23.87">
            <text:p>23.87</text:p>
          </table:table-cell>
          <table:table-cell office:value-type="float" office:value="5116257">
            <text:p>5116257</text:p>
          </table:table-cell>
          <table:table-cell table:formula="of:=[.G849]+[.$I$2]" office:value-type="float" office:value="8.47999999999986">
            <text:p>8.48</text:p>
          </table:table-cell>
          <table:table-cell table:formula="of:=SIN([.G850])+[.$J$2]" office:value-type="float" office:value="0.810366855911435">
            <text:p>0.8103668559</text:p>
          </table:table-cell>
          <table:table-cell table:number-columns-repeated="2"/>
        </table:table-row>
        <table:table-row table:style-name="ro1">
          <table:table-cell office:value-type="string">
            <text:p>2011-04-04</text:p>
          </table:table-cell>
          <table:table-cell office:value-type="float" office:value="24">
            <text:p>24</text:p>
          </table:table-cell>
          <table:table-cell office:value-type="float" office:value="24.12">
            <text:p>24.12</text:p>
          </table:table-cell>
          <table:table-cell office:value-type="float" office:value="23.75">
            <text:p>23.75</text:p>
          </table:table-cell>
          <table:table-cell office:value-type="float" office:value="23.86">
            <text:p>23.86</text:p>
          </table:table-cell>
          <table:table-cell office:value-type="float" office:value="4496270">
            <text:p>4496270</text:p>
          </table:table-cell>
          <table:table-cell table:formula="of:=[.G850]+[.$I$2]" office:value-type="float" office:value="8.48999999999986">
            <text:p>8.49</text:p>
          </table:table-cell>
          <table:table-cell table:formula="of:=SIN([.G851])+[.$J$2]" office:value-type="float" office:value="0.804467207292675">
            <text:p>0.8044672073</text:p>
          </table:table-cell>
          <table:table-cell table:number-columns-repeated="2"/>
        </table:table-row>
        <table:table-row table:style-name="ro1">
          <table:table-cell office:value-type="string">
            <text:p>2011-04-05</text:p>
          </table:table-cell>
          <table:table-cell table:number-columns-repeated="2" office:value-type="float" office:value="23.94">
            <text:p>23.94</text:p>
          </table:table-cell>
          <table:table-cell office:value-type="float" office:value="23.81">
            <text:p>23.81</text:p>
          </table:table-cell>
          <table:table-cell office:value-type="float" office:value="23.94">
            <text:p>23.94</text:p>
          </table:table-cell>
          <table:table-cell office:value-type="float" office:value="5189113">
            <text:p>5189113</text:p>
          </table:table-cell>
          <table:table-cell table:formula="of:=[.G851]+[.$I$2]" office:value-type="float" office:value="8.49999999999986">
            <text:p>8.5</text:p>
          </table:table-cell>
          <table:table-cell table:formula="of:=SIN([.G852])+[.$J$2]" office:value-type="float" office:value="0.798487112623573">
            <text:p>0.7984871126</text:p>
          </table:table-cell>
          <table:table-cell table:number-columns-repeated="2"/>
        </table:table-row>
        <table:table-row table:style-name="ro1">
          <table:table-cell office:value-type="string">
            <text:p>2011-04-06</text:p>
          </table:table-cell>
          <table:table-cell office:value-type="float" office:value="23.95">
            <text:p>23.95</text:p>
          </table:table-cell>
          <table:table-cell office:value-type="float" office:value="23.96">
            <text:p>23.96</text:p>
          </table:table-cell>
          <table:table-cell office:value-type="float" office:value="23.83">
            <text:p>23.83</text:p>
          </table:table-cell>
          <table:table-cell office:value-type="float" office:value="23.93">
            <text:p>23.93</text:p>
          </table:table-cell>
          <table:table-cell office:value-type="float" office:value="6941165">
            <text:p>6941165</text:p>
          </table:table-cell>
          <table:table-cell table:formula="of:=[.G852]+[.$I$2]" office:value-type="float" office:value="8.50999999999986">
            <text:p>8.51</text:p>
          </table:table-cell>
          <table:table-cell table:formula="of:=SIN([.G853])+[.$J$2]" office:value-type="float" office:value="0.792427169908612">
            <text:p>0.7924271699</text:p>
          </table:table-cell>
          <table:table-cell table:number-columns-repeated="2"/>
        </table:table-row>
        <table:table-row table:style-name="ro1">
          <table:table-cell office:value-type="string">
            <text:p>2011-04-07</text:p>
          </table:table-cell>
          <table:table-cell office:value-type="float" office:value="24.03">
            <text:p>24.03</text:p>
          </table:table-cell>
          <table:table-cell office:value-type="float" office:value="24.16">
            <text:p>24.16</text:p>
          </table:table-cell>
          <table:table-cell office:value-type="float" office:value="23.97">
            <text:p>23.97</text:p>
          </table:table-cell>
          <table:table-cell office:value-type="float" office:value="24.1">
            <text:p>24.1</text:p>
          </table:table-cell>
          <table:table-cell office:value-type="float" office:value="6839834">
            <text:p>6839834</text:p>
          </table:table-cell>
          <table:table-cell table:formula="of:=[.G853]+[.$I$2]" office:value-type="float" office:value="8.51999999999986">
            <text:p>8.52</text:p>
          </table:table-cell>
          <table:table-cell table:formula="of:=SIN([.G854])+[.$J$2]" office:value-type="float" office:value="0.786287985137014">
            <text:p>0.7862879851</text:p>
          </table:table-cell>
          <table:table-cell table:number-columns-repeated="2"/>
        </table:table-row>
        <table:table-row table:style-name="ro1">
          <table:table-cell office:value-type="string">
            <text:p>2011-04-08</text:p>
          </table:table-cell>
          <table:table-cell table:number-columns-repeated="2" office:value-type="float" office:value="24.16">
            <text:p>24.16</text:p>
          </table:table-cell>
          <table:table-cell office:value-type="float" office:value="24.01">
            <text:p>24.01</text:p>
          </table:table-cell>
          <table:table-cell office:value-type="float" office:value="24.15">
            <text:p>24.15</text:p>
          </table:table-cell>
          <table:table-cell office:value-type="float" office:value="6374254">
            <text:p>6374254</text:p>
          </table:table-cell>
          <table:table-cell table:formula="of:=[.G854]+[.$I$2]" office:value-type="float" office:value="8.52999999999986">
            <text:p>8.53</text:p>
          </table:table-cell>
          <table:table-cell table:formula="of:=SIN([.G855])+[.$J$2]" office:value-type="float" office:value="0.78007017222214">
            <text:p>0.7800701722</text:p>
          </table:table-cell>
          <table:table-cell table:number-columns-repeated="2"/>
        </table:table-row>
        <table:table-row table:style-name="ro1">
          <table:table-cell office:value-type="string">
            <text:p>2011-04-11</text:p>
          </table:table-cell>
          <table:table-cell office:value-type="float" office:value="24.15">
            <text:p>24.15</text:p>
          </table:table-cell>
          <table:table-cell office:value-type="float" office:value="24.31">
            <text:p>24.31</text:p>
          </table:table-cell>
          <table:table-cell office:value-type="float" office:value="24.06">
            <text:p>24.06</text:p>
          </table:table-cell>
          <table:table-cell office:value-type="float" office:value="24.29">
            <text:p>24.29</text:p>
          </table:table-cell>
          <table:table-cell office:value-type="float" office:value="12003599">
            <text:p>12003599</text:p>
          </table:table-cell>
          <table:table-cell table:formula="of:=[.G855]+[.$I$2]" office:value-type="float" office:value="8.53999999999986">
            <text:p>8.54</text:p>
          </table:table-cell>
          <table:table-cell table:formula="of:=SIN([.G856])+[.$J$2]" office:value-type="float" office:value="0.7737743529401">
            <text:p>0.7737743529</text:p>
          </table:table-cell>
          <table:table-cell table:number-columns-repeated="2"/>
        </table:table-row>
        <table:table-row table:style-name="ro1">
          <table:table-cell office:value-type="string">
            <text:p>2011-04-12</text:p>
          </table:table-cell>
          <table:table-cell office:value-type="float" office:value="24.25">
            <text:p>24.25</text:p>
          </table:table-cell>
          <table:table-cell office:value-type="float" office:value="24.49">
            <text:p>24.49</text:p>
          </table:table-cell>
          <table:table-cell office:value-type="float" office:value="24.04">
            <text:p>24.04</text:p>
          </table:table-cell>
          <table:table-cell office:value-type="float" office:value="24.11">
            <text:p>24.11</text:p>
          </table:table-cell>
          <table:table-cell office:value-type="float" office:value="7465608">
            <text:p>7465608</text:p>
          </table:table-cell>
          <table:table-cell table:formula="of:=[.G856]+[.$I$2]" office:value-type="float" office:value="8.54999999999986">
            <text:p>8.55</text:p>
          </table:table-cell>
          <table:table-cell table:formula="of:=SIN([.G857])+[.$J$2]" office:value-type="float" office:value="0.767401156867576">
            <text:p>0.7674011569</text:p>
          </table:table-cell>
          <table:table-cell table:number-columns-repeated="2"/>
        </table:table-row>
        <table:table-row table:style-name="ro1">
          <table:table-cell office:value-type="string">
            <text:p>2011-04-13</text:p>
          </table:table-cell>
          <table:table-cell office:value-type="float" office:value="24.05">
            <text:p>24.05</text:p>
          </table:table-cell>
          <table:table-cell office:value-type="float" office:value="24.32">
            <text:p>24.32</text:p>
          </table:table-cell>
          <table:table-cell office:value-type="float" office:value="24.04">
            <text:p>24.04</text:p>
          </table:table-cell>
          <table:table-cell office:value-type="float" office:value="24.32">
            <text:p>24.32</text:p>
          </table:table-cell>
          <table:table-cell office:value-type="float" office:value="7005008">
            <text:p>7005008</text:p>
          </table:table-cell>
          <table:table-cell table:formula="of:=[.G857]+[.$I$2]" office:value-type="float" office:value="8.55999999999986">
            <text:p>8.56</text:p>
          </table:table-cell>
          <table:table-cell table:formula="of:=SIN([.G858])+[.$J$2]" office:value-type="float" office:value="0.760951221318864">
            <text:p>0.7609512213</text:p>
          </table:table-cell>
          <table:table-cell table:number-columns-repeated="2"/>
        </table:table-row>
        <table:table-row table:style-name="ro1">
          <table:table-cell office:value-type="string">
            <text:p>2011-04-14</text:p>
          </table:table-cell>
          <table:table-cell office:value-type="float" office:value="24.3">
            <text:p>24.3</text:p>
          </table:table-cell>
          <table:table-cell office:value-type="float" office:value="24.36">
            <text:p>24.36</text:p>
          </table:table-cell>
          <table:table-cell office:value-type="float" office:value="23.95">
            <text:p>23.95</text:p>
          </table:table-cell>
          <table:table-cell office:value-type="float" office:value="24.01">
            <text:p>24.01</text:p>
          </table:table-cell>
          <table:table-cell office:value-type="float" office:value="8578596">
            <text:p>8578596</text:p>
          </table:table-cell>
          <table:table-cell table:formula="of:=[.G858]+[.$I$2]" office:value-type="float" office:value="8.56999999999986">
            <text:p>8.57</text:p>
          </table:table-cell>
          <table:table-cell table:formula="of:=SIN([.G859])+[.$J$2]" office:value-type="float" office:value="0.754425191282144">
            <text:p>0.7544251913</text:p>
          </table:table-cell>
          <table:table-cell table:number-columns-repeated="2"/>
        </table:table-row>
        <table:table-row table:style-name="ro1">
          <table:table-cell office:value-type="string">
            <text:p>2011-04-15</text:p>
          </table:table-cell>
          <table:table-cell office:value-type="float" office:value="24.03">
            <text:p>24.03</text:p>
          </table:table-cell>
          <table:table-cell office:value-type="float" office:value="24.16">
            <text:p>24.16</text:p>
          </table:table-cell>
          <table:table-cell table:number-columns-repeated="2" office:value-type="float" office:value="23.61">
            <text:p>23.61</text:p>
          </table:table-cell>
          <table:table-cell office:value-type="float" office:value="8706635">
            <text:p>8706635</text:p>
          </table:table-cell>
          <table:table-cell table:formula="of:=[.G859]+[.$I$2]" office:value-type="float" office:value="8.57999999999986">
            <text:p>8.58</text:p>
          </table:table-cell>
          <table:table-cell table:formula="of:=SIN([.G860])+[.$J$2]" office:value-type="float" office:value="0.747823719354982">
            <text:p>0.7478237194</text:p>
          </table:table-cell>
          <table:table-cell table:number-columns-repeated="2"/>
        </table:table-row>
        <table:table-row table:style-name="ro1">
          <table:table-cell office:value-type="string">
            <text:p>2011-04-18</text:p>
          </table:table-cell>
          <table:table-cell office:value-type="float" office:value="23.75">
            <text:p>23.75</text:p>
          </table:table-cell>
          <table:table-cell office:value-type="float" office:value="23.83">
            <text:p>23.83</text:p>
          </table:table-cell>
          <table:table-cell office:value-type="float" office:value="23.57">
            <text:p>23.57</text:p>
          </table:table-cell>
          <table:table-cell office:value-type="float" office:value="23.73">
            <text:p>23.73</text:p>
          </table:table-cell>
          <table:table-cell office:value-type="float" office:value="6733054">
            <text:p>6733054</text:p>
          </table:table-cell>
          <table:table-cell table:formula="of:=[.G860]+[.$I$2]" office:value-type="float" office:value="8.58999999999986">
            <text:p>8.59</text:p>
          </table:table-cell>
          <table:table-cell table:formula="of:=SIN([.G861])+[.$J$2]" office:value-type="float" office:value="0.741147465679068">
            <text:p>0.7411474657</text:p>
          </table:table-cell>
          <table:table-cell table:number-columns-repeated="2"/>
        </table:table-row>
        <table:table-row table:style-name="ro1">
          <table:table-cell office:value-type="string">
            <text:p>2011-04-19</text:p>
          </table:table-cell>
          <table:table-cell office:value-type="float" office:value="23.54">
            <text:p>23.54</text:p>
          </table:table-cell>
          <table:table-cell office:value-type="float" office:value="23.69">
            <text:p>23.69</text:p>
          </table:table-cell>
          <table:table-cell office:value-type="float" office:value="23.39">
            <text:p>23.39</text:p>
          </table:table-cell>
          <table:table-cell office:value-type="float" office:value="23.4">
            <text:p>23.4</text:p>
          </table:table-cell>
          <table:table-cell office:value-type="float" office:value="7225074">
            <text:p>7225074</text:p>
          </table:table-cell>
          <table:table-cell table:formula="of:=[.G861]+[.$I$2]" office:value-type="float" office:value="8.59999999999986">
            <text:p>8.6</text:p>
          </table:table-cell>
          <table:table-cell table:formula="of:=SIN([.G862])+[.$J$2]" office:value-type="float" office:value="0.734397097874207">
            <text:p>0.7343970979</text:p>
          </table:table-cell>
          <table:table-cell table:number-columns-repeated="2"/>
        </table:table-row>
        <table:table-row table:style-name="ro1">
          <table:table-cell office:value-type="string">
            <text:p>2011-04-20</text:p>
          </table:table-cell>
          <table:table-cell office:value-type="float" office:value="23.59">
            <text:p>23.59</text:p>
          </table:table-cell>
          <table:table-cell office:value-type="float" office:value="23.87">
            <text:p>23.87</text:p>
          </table:table-cell>
          <table:table-cell office:value-type="float" office:value="23.57">
            <text:p>23.57</text:p>
          </table:table-cell>
          <table:table-cell office:value-type="float" office:value="23.84">
            <text:p>23.84</text:p>
          </table:table-cell>
          <table:table-cell office:value-type="float" office:value="6256307">
            <text:p>6256307</text:p>
          </table:table-cell>
          <table:table-cell table:formula="of:=[.G862]+[.$I$2]" office:value-type="float" office:value="8.60999999999986">
            <text:p>8.61</text:p>
          </table:table-cell>
          <table:table-cell table:formula="of:=SIN([.G863])+[.$J$2]" office:value-type="float" office:value="0.727573290971555">
            <text:p>0.727573291</text:p>
          </table:table-cell>
          <table:table-cell table:number-columns-repeated="2"/>
        </table:table-row>
        <table:table-row table:style-name="ro1">
          <table:table-cell office:value-type="string">
            <text:p>2011-04-21</text:p>
          </table:table-cell>
          <table:table-cell table:number-columns-repeated="2" office:value-type="float" office:value="24.2">
            <text:p>24.2</text:p>
          </table:table-cell>
          <table:table-cell office:value-type="float" office:value="23.98">
            <text:p>23.98</text:p>
          </table:table-cell>
          <table:table-cell office:value-type="float" office:value="24.11">
            <text:p>24.11</text:p>
          </table:table-cell>
          <table:table-cell office:value-type="float" office:value="5671705">
            <text:p>5671705</text:p>
          </table:table-cell>
          <table:table-cell table:formula="of:=[.G863]+[.$I$2]" office:value-type="float" office:value="8.61999999999986">
            <text:p>8.62</text:p>
          </table:table-cell>
          <table:table-cell table:formula="of:=SIN([.G864])+[.$J$2]" office:value-type="float" office:value="0.720676727346114">
            <text:p>0.7206767273</text:p>
          </table:table-cell>
          <table:table-cell table:number-columns-repeated="2"/>
        </table:table-row>
        <table:table-row table:style-name="ro1">
          <table:table-cell office:value-type="string">
            <text:p>2011-04-22</text:p>
          </table:table-cell>
          <table:table-cell table:number-columns-repeated="4" office:value-type="float" office:value="24.11">
            <text:p>24.11</text:p>
          </table:table-cell>
          <table:table-cell office:value-type="float" office:value="0">
            <text:p>0</text:p>
          </table:table-cell>
          <table:table-cell table:formula="of:=[.G864]+[.$I$2]" office:value-type="float" office:value="8.62999999999986">
            <text:p>8.63</text:p>
          </table:table-cell>
          <table:table-cell table:formula="of:=SIN([.G865])+[.$J$2]" office:value-type="float" office:value="0.713708096648501">
            <text:p>0.7137080966</text:p>
          </table:table-cell>
          <table:table-cell table:number-columns-repeated="2"/>
        </table:table-row>
        <table:table-row table:style-name="ro1">
          <table:table-cell office:value-type="string">
            <text:p>2011-04-25</text:p>
          </table:table-cell>
          <table:table-cell table:number-columns-repeated="4" office:value-type="float" office:value="24.11">
            <text:p>24.11</text:p>
          </table:table-cell>
          <table:table-cell office:value-type="float" office:value="0">
            <text:p>0</text:p>
          </table:table-cell>
          <table:table-cell table:formula="of:=[.G865]+[.$I$2]" office:value-type="float" office:value="8.63999999999986">
            <text:p>8.64</text:p>
          </table:table-cell>
          <table:table-cell table:formula="of:=SIN([.G866])+[.$J$2]" office:value-type="float" office:value="0.706668095735977">
            <text:p>0.7066680957</text:p>
          </table:table-cell>
          <table:table-cell table:number-columns-repeated="2"/>
        </table:table-row>
        <table:table-row table:style-name="ro1">
          <table:table-cell office:value-type="string">
            <text:p>2011-04-26</text:p>
          </table:table-cell>
          <table:table-cell table:number-columns-repeated="4" office:value-type="float" office:value="24.11">
            <text:p>24.11</text:p>
          </table:table-cell>
          <table:table-cell office:value-type="float" office:value="0">
            <text:p>0</text:p>
          </table:table-cell>
          <table:table-cell table:formula="of:=[.G866]+[.$I$2]" office:value-type="float" office:value="8.64999999999986">
            <text:p>8.65</text:p>
          </table:table-cell>
          <table:table-cell table:formula="of:=SIN([.G867])+[.$J$2]" office:value-type="float" office:value="0.699557428602768">
            <text:p>0.6995574286</text:p>
          </table:table-cell>
          <table:table-cell table:number-columns-repeated="2"/>
        </table:table-row>
        <table:table-row table:style-name="ro1">
          <table:table-cell office:value-type="string">
            <text:p>2011-04-27</text:p>
          </table:table-cell>
          <table:table-cell office:value-type="float" office:value="24.3">
            <text:p>24.3</text:p>
          </table:table-cell>
          <table:table-cell office:value-type="float" office:value="24.32">
            <text:p>24.32</text:p>
          </table:table-cell>
          <table:table-cell office:value-type="float" office:value="23.94">
            <text:p>23.94</text:p>
          </table:table-cell>
          <table:table-cell office:value-type="float" office:value="24.06">
            <text:p>24.06</text:p>
          </table:table-cell>
          <table:table-cell office:value-type="float" office:value="5548389">
            <text:p>5548389</text:p>
          </table:table-cell>
          <table:table-cell table:formula="of:=[.G867]+[.$I$2]" office:value-type="float" office:value="8.65999999999986">
            <text:p>8.66</text:p>
          </table:table-cell>
          <table:table-cell table:formula="of:=SIN([.G868])+[.$J$2]" office:value-type="float" office:value="0.692376806309662">
            <text:p>0.6923768063</text:p>
          </table:table-cell>
          <table:table-cell table:number-columns-repeated="2"/>
        </table:table-row>
        <table:table-row table:style-name="ro1">
          <table:table-cell office:value-type="string">
            <text:p>2011-04-28</text:p>
          </table:table-cell>
          <table:table-cell office:value-type="float" office:value="24.24">
            <text:p>24.24</text:p>
          </table:table-cell>
          <table:table-cell office:value-type="float" office:value="24.38">
            <text:p>24.38</text:p>
          </table:table-cell>
          <table:table-cell office:value-type="float" office:value="24.12">
            <text:p>24.12</text:p>
          </table:table-cell>
          <table:table-cell office:value-type="float" office:value="24.32">
            <text:p>24.32</text:p>
          </table:table-cell>
          <table:table-cell office:value-type="float" office:value="8942207">
            <text:p>8942207</text:p>
          </table:table-cell>
          <table:table-cell table:formula="of:=[.G868]+[.$I$2]" office:value-type="float" office:value="8.66999999999986">
            <text:p>8.67</text:p>
          </table:table-cell>
          <table:table-cell table:formula="of:=SIN([.G869])+[.$J$2]" office:value-type="float" office:value="0.685126946912903">
            <text:p>0.6851269469</text:p>
          </table:table-cell>
          <table:table-cell table:number-columns-repeated="2"/>
        </table:table-row>
        <table:table-row table:style-name="ro1">
          <table:table-cell office:value-type="string">
            <text:p>2011-04-29</text:p>
          </table:table-cell>
          <table:table-cell office:value-type="float" office:value="24.35">
            <text:p>24.35</text:p>
          </table:table-cell>
          <table:table-cell office:value-type="float" office:value="24.49">
            <text:p>24.49</text:p>
          </table:table-cell>
          <table:table-cell office:value-type="float" office:value="24.01">
            <text:p>24.01</text:p>
          </table:table-cell>
          <table:table-cell office:value-type="float" office:value="24.23">
            <text:p>24.23</text:p>
          </table:table-cell>
          <table:table-cell office:value-type="float" office:value="11219981">
            <text:p>11219981</text:p>
          </table:table-cell>
          <table:table-cell table:formula="of:=[.G869]+[.$I$2]" office:value-type="float" office:value="8.67999999999986">
            <text:p>8.68</text:p>
          </table:table-cell>
          <table:table-cell table:formula="of:=SIN([.G870])+[.$J$2]" office:value-type="float" office:value="0.67780857539239">
            <text:p>0.6778085754</text:p>
          </table:table-cell>
          <table:table-cell table:number-columns-repeated="2"/>
        </table:table-row>
        <table:table-row table:style-name="ro1">
          <table:table-cell office:value-type="string">
            <text:p>2011-05-02</text:p>
          </table:table-cell>
          <table:table-cell office:value-type="float" office:value="24.28">
            <text:p>24.28</text:p>
          </table:table-cell>
          <table:table-cell office:value-type="float" office:value="24.34">
            <text:p>24.34</text:p>
          </table:table-cell>
          <table:table-cell office:value-type="float" office:value="23.92">
            <text:p>23.92</text:p>
          </table:table-cell>
          <table:table-cell office:value-type="float" office:value="24.3">
            <text:p>24.3</text:p>
          </table:table-cell>
          <table:table-cell office:value-type="float" office:value="6892413">
            <text:p>6892413</text:p>
          </table:table-cell>
          <table:table-cell table:formula="of:=[.G870]+[.$I$2]" office:value-type="float" office:value="8.68999999999986">
            <text:p>8.69</text:p>
          </table:table-cell>
          <table:table-cell table:formula="of:=SIN([.G871])+[.$J$2]" office:value-type="float" office:value="0.670422423579176">
            <text:p>0.6704224236</text:p>
          </table:table-cell>
          <table:table-cell table:number-columns-repeated="2"/>
        </table:table-row>
        <table:table-row table:style-name="ro1">
          <table:table-cell office:value-type="string">
            <text:p>2011-05-03</text:p>
          </table:table-cell>
          <table:table-cell office:value-type="float" office:value="23.91">
            <text:p>23.91</text:p>
          </table:table-cell>
          <table:table-cell office:value-type="float" office:value="24.06">
            <text:p>24.06</text:p>
          </table:table-cell>
          <table:table-cell table:number-columns-repeated="2" office:value-type="float" office:value="23.8">
            <text:p>23.8</text:p>
          </table:table-cell>
          <table:table-cell office:value-type="float" office:value="14001076">
            <text:p>14001076</text:p>
          </table:table-cell>
          <table:table-cell table:formula="of:=[.G871]+[.$I$2]" office:value-type="float" office:value="8.69999999999986">
            <text:p>8.7</text:p>
          </table:table-cell>
          <table:table-cell table:formula="of:=SIN([.G872])+[.$J$2]" office:value-type="float" office:value="0.662969230082288">
            <text:p>0.6629692301</text:p>
          </table:table-cell>
          <table:table-cell table:number-columns-repeated="2"/>
        </table:table-row>
        <table:table-row table:style-name="ro1">
          <table:table-cell office:value-type="string">
            <text:p>2011-05-04</text:p>
          </table:table-cell>
          <table:table-cell office:value-type="float" office:value="23.75">
            <text:p>23.75</text:p>
          </table:table-cell>
          <table:table-cell office:value-type="float" office:value="23.8">
            <text:p>23.8</text:p>
          </table:table-cell>
          <table:table-cell office:value-type="float" office:value="23.29">
            <text:p>23.29</text:p>
          </table:table-cell>
          <table:table-cell office:value-type="float" office:value="23.45">
            <text:p>23.45</text:p>
          </table:table-cell>
          <table:table-cell office:value-type="float" office:value="9570817">
            <text:p>9570817</text:p>
          </table:table-cell>
          <table:table-cell table:formula="of:=[.G872]+[.$I$2]" office:value-type="float" office:value="8.70999999999986">
            <text:p>8.71</text:p>
          </table:table-cell>
          <table:table-cell table:formula="of:=SIN([.G873])+[.$J$2]" office:value-type="float" office:value="0.655449740214865">
            <text:p>0.6554497402</text:p>
          </table:table-cell>
          <table:table-cell table:number-columns-repeated="2"/>
        </table:table-row>
        <table:table-row table:style-name="ro1">
          <table:table-cell office:value-type="string">
            <text:p>2011-05-05</text:p>
          </table:table-cell>
          <table:table-cell office:value-type="float" office:value="23.36">
            <text:p>23.36</text:p>
          </table:table-cell>
          <table:table-cell office:value-type="float" office:value="23.64">
            <text:p>23.64</text:p>
          </table:table-cell>
          <table:table-cell office:value-type="float" office:value="23.16">
            <text:p>23.16</text:p>
          </table:table-cell>
          <table:table-cell office:value-type="float" office:value="23.59">
            <text:p>23.59</text:p>
          </table:table-cell>
          <table:table-cell office:value-type="float" office:value="6787025">
            <text:p>6787025</text:p>
          </table:table-cell>
          <table:table-cell table:formula="of:=[.G873]+[.$I$2]" office:value-type="float" office:value="8.71999999999986">
            <text:p>8.72</text:p>
          </table:table-cell>
          <table:table-cell table:formula="of:=SIN([.G874])+[.$J$2]" office:value-type="float" office:value="0.647864705919626">
            <text:p>0.6478647059</text:p>
          </table:table-cell>
          <table:table-cell table:number-columns-repeated="2"/>
        </table:table-row>
        <table:table-row table:style-name="ro1">
          <table:table-cell office:value-type="string">
            <text:p>2011-05-06</text:p>
          </table:table-cell>
          <table:table-cell office:value-type="float" office:value="23.48">
            <text:p>23.48</text:p>
          </table:table-cell>
          <table:table-cell office:value-type="float" office:value="23.89">
            <text:p>23.89</text:p>
          </table:table-cell>
          <table:table-cell table:number-columns-repeated="2" office:value-type="float" office:value="23.24">
            <text:p>23.24</text:p>
          </table:table-cell>
          <table:table-cell office:value-type="float" office:value="15499597">
            <text:p>15499597</text:p>
          </table:table-cell>
          <table:table-cell table:formula="of:=[.G874]+[.$I$2]" office:value-type="float" office:value="8.72999999999986">
            <text:p>8.73</text:p>
          </table:table-cell>
          <table:table-cell table:formula="of:=SIN([.G875])+[.$J$2]" office:value-type="float" office:value="0.64021488569368">
            <text:p>0.6402148857</text:p>
          </table:table-cell>
          <table:table-cell table:number-columns-repeated="2"/>
        </table:table-row>
        <table:table-row table:style-name="ro1">
          <table:table-cell office:value-type="string">
            <text:p>2011-05-09</text:p>
          </table:table-cell>
          <table:table-cell office:value-type="float" office:value="23.58">
            <text:p>23.58</text:p>
          </table:table-cell>
          <table:table-cell office:value-type="float" office:value="23.73">
            <text:p>23.73</text:p>
          </table:table-cell>
          <table:table-cell office:value-type="float" office:value="23.36">
            <text:p>23.36</text:p>
          </table:table-cell>
          <table:table-cell office:value-type="float" office:value="23.39">
            <text:p>23.39</text:p>
          </table:table-cell>
          <table:table-cell office:value-type="float" office:value="9204941">
            <text:p>9204941</text:p>
          </table:table-cell>
          <table:table-cell table:formula="of:=[.G875]+[.$I$2]" office:value-type="float" office:value="8.73999999999986">
            <text:p>8.74</text:p>
          </table:table-cell>
          <table:table-cell table:formula="of:=SIN([.G876])+[.$J$2]" office:value-type="float" office:value="0.632501044512676">
            <text:p>0.6325010445</text:p>
          </table:table-cell>
          <table:table-cell table:number-columns-repeated="2"/>
        </table:table-row>
        <table:table-row table:style-name="ro1">
          <table:table-cell office:value-type="string">
            <text:p>2011-05-10</text:p>
          </table:table-cell>
          <table:table-cell office:value-type="float" office:value="23.48">
            <text:p>23.48</text:p>
          </table:table-cell>
          <table:table-cell office:value-type="float" office:value="23.55">
            <text:p>23.55</text:p>
          </table:table-cell>
          <table:table-cell table:number-columns-repeated="2" office:value-type="float" office:value="23.07">
            <text:p>23.07</text:p>
          </table:table-cell>
          <table:table-cell office:value-type="float" office:value="10062179">
            <text:p>10062179</text:p>
          </table:table-cell>
          <table:table-cell table:formula="of:=[.G876]+[.$I$2]" office:value-type="float" office:value="8.74999999999986">
            <text:p>8.75</text:p>
          </table:table-cell>
          <table:table-cell table:formula="of:=SIN([.G877])+[.$J$2]" office:value-type="float" office:value="0.624723953754303">
            <text:p>0.6247239538</text:p>
          </table:table-cell>
          <table:table-cell table:number-columns-repeated="2"/>
        </table:table-row>
        <table:table-row table:style-name="ro1">
          <table:table-cell office:value-type="string">
            <text:p>2011-05-11</text:p>
          </table:table-cell>
          <table:table-cell office:value-type="float" office:value="23.37">
            <text:p>23.37</text:p>
          </table:table-cell>
          <table:table-cell office:value-type="float" office:value="23.49">
            <text:p>23.49</text:p>
          </table:table-cell>
          <table:table-cell office:value-type="float" office:value="23.14">
            <text:p>23.14</text:p>
          </table:table-cell>
          <table:table-cell office:value-type="float" office:value="23.17">
            <text:p>23.17</text:p>
          </table:table-cell>
          <table:table-cell office:value-type="float" office:value="10999089">
            <text:p>10999089</text:p>
          </table:table-cell>
          <table:table-cell table:formula="of:=[.G877]+[.$I$2]" office:value-type="float" office:value="8.75999999999986">
            <text:p>8.76</text:p>
          </table:table-cell>
          <table:table-cell table:formula="of:=SIN([.G878])+[.$J$2]" office:value-type="float" office:value="0.616884391121157">
            <text:p>0.6168843911</text:p>
          </table:table-cell>
          <table:table-cell table:number-columns-repeated="2"/>
        </table:table-row>
        <table:table-row table:style-name="ro1">
          <table:table-cell office:value-type="string">
            <text:p>2011-05-12</text:p>
          </table:table-cell>
          <table:table-cell office:value-type="float" office:value="22.37">
            <text:p>22.37</text:p>
          </table:table-cell>
          <table:table-cell office:value-type="float" office:value="22.61">
            <text:p>22.61</text:p>
          </table:table-cell>
          <table:table-cell office:value-type="float" office:value="22.24">
            <text:p>22.24</text:p>
          </table:table-cell>
          <table:table-cell office:value-type="float" office:value="22.38">
            <text:p>22.38</text:p>
          </table:table-cell>
          <table:table-cell office:value-type="float" office:value="13393107">
            <text:p>13393107</text:p>
          </table:table-cell>
          <table:table-cell table:formula="of:=[.G878]+[.$I$2]" office:value-type="float" office:value="8.76999999999986">
            <text:p>8.77</text:p>
          </table:table-cell>
          <table:table-cell table:formula="of:=SIN([.G879])+[.$J$2]" office:value-type="float" office:value="0.608983140562966">
            <text:p>0.6089831406</text:p>
          </table:table-cell>
          <table:table-cell table:number-columns-repeated="2"/>
        </table:table-row>
        <table:table-row table:style-name="ro1">
          <table:table-cell office:value-type="string">
            <text:p>2011-05-13</text:p>
          </table:table-cell>
          <table:table-cell office:value-type="float" office:value="22.43">
            <text:p>22.43</text:p>
          </table:table-cell>
          <table:table-cell office:value-type="float" office:value="22.55">
            <text:p>22.55</text:p>
          </table:table-cell>
          <table:table-cell office:value-type="float" office:value="22.19">
            <text:p>22.19</text:p>
          </table:table-cell>
          <table:table-cell office:value-type="float" office:value="22.46">
            <text:p>22.46</text:p>
          </table:table-cell>
          <table:table-cell office:value-type="float" office:value="7677698">
            <text:p>7677698</text:p>
          </table:table-cell>
          <table:table-cell table:formula="of:=[.G879]+[.$I$2]" office:value-type="float" office:value="8.77999999999986">
            <text:p>8.78</text:p>
          </table:table-cell>
          <table:table-cell table:formula="of:=SIN([.G880])+[.$J$2]" office:value-type="float" office:value="0.601020992198204">
            <text:p>0.6010209922</text:p>
          </table:table-cell>
          <table:table-cell table:number-columns-repeated="2"/>
        </table:table-row>
        <table:table-row table:style-name="ro1">
          <table:table-cell office:value-type="string">
            <text:p>2011-05-16</text:p>
          </table:table-cell>
          <table:table-cell office:value-type="float" office:value="22.19">
            <text:p>22.19</text:p>
          </table:table-cell>
          <table:table-cell office:value-type="float" office:value="22.37">
            <text:p>22.37</text:p>
          </table:table-cell>
          <table:table-cell office:value-type="float" office:value="22.18">
            <text:p>22.18</text:p>
          </table:table-cell>
          <table:table-cell office:value-type="float" office:value="22.32">
            <text:p>22.32</text:p>
          </table:table-cell>
          <table:table-cell office:value-type="float" office:value="5645129">
            <text:p>5645129</text:p>
          </table:table-cell>
          <table:table-cell table:formula="of:=[.G880]+[.$I$2]" office:value-type="float" office:value="8.78999999999986">
            <text:p>8.79</text:p>
          </table:table-cell>
          <table:table-cell table:formula="of:=SIN([.G881])+[.$J$2]" office:value-type="float" office:value="0.592998742235071">
            <text:p>0.5929987422</text:p>
          </table:table-cell>
          <table:table-cell table:number-columns-repeated="2"/>
        </table:table-row>
        <table:table-row table:style-name="ro1">
          <table:table-cell office:value-type="string">
            <text:p>2011-05-17</text:p>
          </table:table-cell>
          <table:table-cell office:value-type="float" office:value="22.35">
            <text:p>22.35</text:p>
          </table:table-cell>
          <table:table-cell office:value-type="float" office:value="22.5">
            <text:p>22.5</text:p>
          </table:table-cell>
          <table:table-cell office:value-type="float" office:value="22.24">
            <text:p>22.24</text:p>
          </table:table-cell>
          <table:table-cell office:value-type="float" office:value="22.49">
            <text:p>22.49</text:p>
          </table:table-cell>
          <table:table-cell office:value-type="float" office:value="5253981">
            <text:p>5253981</text:p>
          </table:table-cell>
          <table:table-cell table:formula="of:=[.G881]+[.$I$2]" office:value-type="float" office:value="8.79999999999986">
            <text:p>8.8</text:p>
          </table:table-cell>
          <table:table-cell table:formula="of:=SIN([.G882])+[.$J$2]" office:value-type="float" office:value="0.584917192891878">
            <text:p>0.5849171929</text:p>
          </table:table-cell>
          <table:table-cell table:number-columns-repeated="2"/>
        </table:table-row>
        <table:table-row table:style-name="ro1">
          <table:table-cell office:value-type="string">
            <text:p>2011-05-18</text:p>
          </table:table-cell>
          <table:table-cell office:value-type="float" office:value="22.47">
            <text:p>22.47</text:p>
          </table:table-cell>
          <table:table-cell office:value-type="float" office:value="22.84">
            <text:p>22.84</text:p>
          </table:table-cell>
          <table:table-cell office:value-type="float" office:value="22.42">
            <text:p>22.42</text:p>
          </table:table-cell>
          <table:table-cell office:value-type="float" office:value="22.69">
            <text:p>22.69</text:p>
          </table:table-cell>
          <table:table-cell office:value-type="float" office:value="8724944">
            <text:p>8724944</text:p>
          </table:table-cell>
          <table:table-cell table:formula="of:=[.G882]+[.$I$2]" office:value-type="float" office:value="8.80999999999986">
            <text:p>8.81</text:p>
          </table:table-cell>
          <table:table-cell table:formula="of:=SIN([.G883])+[.$J$2]" office:value-type="float" office:value="0.576777152316826">
            <text:p>0.5767771523</text:p>
          </table:table-cell>
          <table:table-cell table:number-columns-repeated="2"/>
        </table:table-row>
        <table:table-row table:style-name="ro1">
          <table:table-cell office:value-type="string">
            <text:p>2011-05-19</text:p>
          </table:table-cell>
          <table:table-cell office:value-type="float" office:value="22.88">
            <text:p>22.88</text:p>
          </table:table-cell>
          <table:table-cell office:value-type="float" office:value="23.09">
            <text:p>23.09</text:p>
          </table:table-cell>
          <table:table-cell office:value-type="float" office:value="22.71">
            <text:p>22.71</text:p>
          </table:table-cell>
          <table:table-cell office:value-type="float" office:value="22.98">
            <text:p>22.98</text:p>
          </table:table-cell>
          <table:table-cell office:value-type="float" office:value="9394029">
            <text:p>9394029</text:p>
          </table:table-cell>
          <table:table-cell table:formula="of:=[.G883]+[.$I$2]" office:value-type="float" office:value="8.81999999999986">
            <text:p>8.82</text:p>
          </table:table-cell>
          <table:table-cell table:formula="of:=SIN([.G884])+[.$J$2]" office:value-type="float" office:value="0.568579434507188">
            <text:p>0.5685794345</text:p>
          </table:table-cell>
          <table:table-cell table:number-columns-repeated="2"/>
        </table:table-row>
        <table:table-row table:style-name="ro1">
          <table:table-cell office:value-type="string">
            <text:p>2011-05-20</text:p>
          </table:table-cell>
          <table:table-cell office:value-type="float" office:value="22.86">
            <text:p>22.86</text:p>
          </table:table-cell>
          <table:table-cell office:value-type="float" office:value="22.9">
            <text:p>22.9</text:p>
          </table:table-cell>
          <table:table-cell office:value-type="float" office:value="22.7">
            <text:p>22.7</text:p>
          </table:table-cell>
          <table:table-cell office:value-type="float" office:value="22.79">
            <text:p>22.79</text:p>
          </table:table-cell>
          <table:table-cell office:value-type="float" office:value="9234834">
            <text:p>9234834</text:p>
          </table:table-cell>
          <table:table-cell table:formula="of:=[.G884]+[.$I$2]" office:value-type="float" office:value="8.82999999999986">
            <text:p>8.83</text:p>
          </table:table-cell>
          <table:table-cell table:formula="of:=SIN([.G885])+[.$J$2]" office:value-type="float" office:value="0.560324859227914">
            <text:p>0.5603248592</text:p>
          </table:table-cell>
          <table:table-cell table:number-columns-repeated="2"/>
        </table:table-row>
        <table:table-row table:style-name="ro1">
          <table:table-cell office:value-type="string">
            <text:p>2011-05-23</text:p>
          </table:table-cell>
          <table:table-cell office:value-type="float" office:value="22.51">
            <text:p>22.51</text:p>
          </table:table-cell>
          <table:table-cell office:value-type="float" office:value="22.54">
            <text:p>22.54</text:p>
          </table:table-cell>
          <table:table-cell table:number-columns-repeated="2" office:value-type="float" office:value="22.02">
            <text:p>22.02</text:p>
          </table:table-cell>
          <table:table-cell office:value-type="float" office:value="15356018">
            <text:p>15356018</text:p>
          </table:table-cell>
          <table:table-cell table:formula="of:=[.G885]+[.$I$2]" office:value-type="float" office:value="8.83999999999986">
            <text:p>8.84</text:p>
          </table:table-cell>
          <table:table-cell table:formula="of:=SIN([.G886])+[.$J$2]" office:value-type="float" office:value="0.552014251929653">
            <text:p>0.5520142519</text:p>
          </table:table-cell>
          <table:table-cell table:number-columns-repeated="2"/>
        </table:table-row>
        <table:table-row table:style-name="ro1">
          <table:table-cell office:value-type="string">
            <text:p>2011-05-24</text:p>
          </table:table-cell>
          <table:table-cell office:value-type="float" office:value="21.85">
            <text:p>21.85</text:p>
          </table:table-cell>
          <table:table-cell office:value-type="float" office:value="22.06">
            <text:p>22.06</text:p>
          </table:table-cell>
          <table:table-cell office:value-type="float" office:value="21.7">
            <text:p>21.7</text:p>
          </table:table-cell>
          <table:table-cell office:value-type="float" office:value="21.8">
            <text:p>21.8</text:p>
          </table:table-cell>
          <table:table-cell office:value-type="float" office:value="14086225">
            <text:p>14086225</text:p>
          </table:table-cell>
          <table:table-cell table:formula="of:=[.G886]+[.$I$2]" office:value-type="float" office:value="8.84999999999986">
            <text:p>8.85</text:p>
          </table:table-cell>
          <table:table-cell table:formula="of:=SIN([.G887])+[.$J$2]" office:value-type="float" office:value="0.543648443666209">
            <text:p>0.5436484437</text:p>
          </table:table-cell>
          <table:table-cell table:number-columns-repeated="2"/>
        </table:table-row>
        <table:table-row table:style-name="ro1">
          <table:table-cell office:value-type="string">
            <text:p>2011-05-25</text:p>
          </table:table-cell>
          <table:table-cell office:value-type="float" office:value="21.7">
            <text:p>21.7</text:p>
          </table:table-cell>
          <table:table-cell office:value-type="float" office:value="21.76">
            <text:p>21.76</text:p>
          </table:table-cell>
          <table:table-cell office:value-type="float" office:value="21.38">
            <text:p>21.38</text:p>
          </table:table-cell>
          <table:table-cell office:value-type="float" office:value="21.7">
            <text:p>21.7</text:p>
          </table:table-cell>
          <table:table-cell office:value-type="float" office:value="16115674">
            <text:p>16115674</text:p>
          </table:table-cell>
          <table:table-cell table:formula="of:=[.G887]+[.$I$2]" office:value-type="float" office:value="8.85999999999986">
            <text:p>8.86</text:p>
          </table:table-cell>
          <table:table-cell table:formula="of:=SIN([.G888])+[.$J$2]" office:value-type="float" office:value="0.535228271011438">
            <text:p>0.535228271</text:p>
          </table:table-cell>
          <table:table-cell table:number-columns-repeated="2"/>
        </table:table-row>
        <table:table-row table:style-name="ro1">
          <table:table-cell office:value-type="string">
            <text:p>2011-05-26</text:p>
          </table:table-cell>
          <table:table-cell office:value-type="float" office:value="22">
            <text:p>22</text:p>
          </table:table-cell>
          <table:table-cell office:value-type="float" office:value="22.07">
            <text:p>22.07</text:p>
          </table:table-cell>
          <table:table-cell office:value-type="float" office:value="21.72">
            <text:p>21.72</text:p>
          </table:table-cell>
          <table:table-cell office:value-type="float" office:value="22.07">
            <text:p>22.07</text:p>
          </table:table-cell>
          <table:table-cell office:value-type="float" office:value="20632373">
            <text:p>20632373</text:p>
          </table:table-cell>
          <table:table-cell table:formula="of:=[.G888]+[.$I$2]" office:value-type="float" office:value="8.86999999999986">
            <text:p>8.87</text:p>
          </table:table-cell>
          <table:table-cell table:formula="of:=SIN([.G889])+[.$J$2]" office:value-type="float" office:value="0.526754575975587">
            <text:p>0.526754576</text:p>
          </table:table-cell>
          <table:table-cell table:number-columns-repeated="2"/>
        </table:table-row>
        <table:table-row table:style-name="ro1">
          <table:table-cell office:value-type="string">
            <text:p>2011-05-27</text:p>
          </table:table-cell>
          <table:table-cell office:value-type="float" office:value="21.95">
            <text:p>21.95</text:p>
          </table:table-cell>
          <table:table-cell office:value-type="float" office:value="22.09">
            <text:p>22.09</text:p>
          </table:table-cell>
          <table:table-cell office:value-type="float" office:value="21.76">
            <text:p>21.76</text:p>
          </table:table-cell>
          <table:table-cell office:value-type="float" office:value="21.99">
            <text:p>21.99</text:p>
          </table:table-cell>
          <table:table-cell office:value-type="float" office:value="13707952">
            <text:p>13707952</text:p>
          </table:table-cell>
          <table:table-cell table:formula="of:=[.G889]+[.$I$2]" office:value-type="float" office:value="8.87999999999986">
            <text:p>8.88</text:p>
          </table:table-cell>
          <table:table-cell table:formula="of:=SIN([.G890])+[.$J$2]" office:value-type="float" office:value="0.5182282059211">
            <text:p>0.5182282059</text:p>
          </table:table-cell>
          <table:table-cell table:number-columns-repeated="2"/>
        </table:table-row>
        <table:table-row table:style-name="ro1">
          <table:table-cell office:value-type="string">
            <text:p>2011-05-30</text:p>
          </table:table-cell>
          <table:table-cell office:value-type="float" office:value="22.05">
            <text:p>22.05</text:p>
          </table:table-cell>
          <table:table-cell office:value-type="float" office:value="22.1">
            <text:p>22.1</text:p>
          </table:table-cell>
          <table:table-cell office:value-type="float" office:value="21.76">
            <text:p>21.76</text:p>
          </table:table-cell>
          <table:table-cell office:value-type="float" office:value="21.97">
            <text:p>21.97</text:p>
          </table:table-cell>
          <table:table-cell office:value-type="float" office:value="12855600">
            <text:p>12855600</text:p>
          </table:table-cell>
          <table:table-cell table:formula="of:=[.G890]+[.$I$2]" office:value-type="float" office:value="8.88999999999986">
            <text:p>8.89</text:p>
          </table:table-cell>
          <table:table-cell table:formula="of:=SIN([.G891])+[.$J$2]" office:value-type="float" office:value="0.509650013477876">
            <text:p>0.5096500135</text:p>
          </table:table-cell>
          <table:table-cell table:number-columns-repeated="2"/>
        </table:table-row>
        <table:table-row table:style-name="ro1">
          <table:table-cell office:value-type="string">
            <text:p>2011-05-31</text:p>
          </table:table-cell>
          <table:table-cell office:value-type="float" office:value="22.05">
            <text:p>22.05</text:p>
          </table:table-cell>
          <table:table-cell office:value-type="float" office:value="22.24">
            <text:p>22.24</text:p>
          </table:table-cell>
          <table:table-cell office:value-type="float" office:value="22.03">
            <text:p>22.03</text:p>
          </table:table-cell>
          <table:table-cell office:value-type="float" office:value="22.13">
            <text:p>22.13</text:p>
          </table:table-cell>
          <table:table-cell office:value-type="float" office:value="11126050">
            <text:p>11126050</text:p>
          </table:table-cell>
          <table:table-cell table:formula="of:=[.G891]+[.$I$2]" office:value-type="float" office:value="8.89999999999986">
            <text:p>8.9</text:p>
          </table:table-cell>
          <table:table-cell table:formula="of:=SIN([.G892])+[.$J$2]" office:value-type="float" office:value="0.501020856458011">
            <text:p>0.5010208565</text:p>
          </table:table-cell>
          <table:table-cell table:number-columns-repeated="2"/>
        </table:table-row>
        <table:table-row table:style-name="ro1">
          <table:table-cell office:value-type="string">
            <text:p>2011-06-01</text:p>
          </table:table-cell>
          <table:table-cell office:value-type="float" office:value="22.07">
            <text:p>22.07</text:p>
          </table:table-cell>
          <table:table-cell office:value-type="float" office:value="22.15">
            <text:p>22.15</text:p>
          </table:table-cell>
          <table:table-cell office:value-type="float" office:value="21.81">
            <text:p>21.81</text:p>
          </table:table-cell>
          <table:table-cell office:value-type="float" office:value="22">
            <text:p>22</text:p>
          </table:table-cell>
          <table:table-cell office:value-type="float" office:value="10480122">
            <text:p>10480122</text:p>
          </table:table-cell>
          <table:table-cell table:formula="of:=[.G892]+[.$I$2]" office:value-type="float" office:value="8.90999999999985">
            <text:p>8.91</text:p>
          </table:table-cell>
          <table:table-cell table:formula="of:=SIN([.G893])+[.$J$2]" office:value-type="float" office:value="0.492341597770016">
            <text:p>0.4923415978</text:p>
          </table:table-cell>
          <table:table-cell table:number-columns-repeated="2"/>
        </table:table-row>
        <table:table-row table:style-name="ro1">
          <table:table-cell office:value-type="string">
            <text:p>2011-06-02</text:p>
          </table:table-cell>
          <table:table-cell office:value-type="float" office:value="21.61">
            <text:p>21.61</text:p>
          </table:table-cell>
          <table:table-cell office:value-type="float" office:value="21.65">
            <text:p>21.65</text:p>
          </table:table-cell>
          <table:table-cell office:value-type="float" office:value="21.35">
            <text:p>21.35</text:p>
          </table:table-cell>
          <table:table-cell office:value-type="float" office:value="21.44">
            <text:p>21.44</text:p>
          </table:table-cell>
          <table:table-cell office:value-type="float" office:value="11436398">
            <text:p>11436398</text:p>
          </table:table-cell>
          <table:table-cell table:formula="of:=[.G893]+[.$I$2]" office:value-type="float" office:value="8.91999999999985">
            <text:p>8.92</text:p>
          </table:table-cell>
          <table:table-cell table:formula="of:=SIN([.G894])+[.$J$2]" office:value-type="float" office:value="0.483613105332528">
            <text:p>0.4836131053</text:p>
          </table:table-cell>
          <table:table-cell table:number-columns-repeated="2"/>
        </table:table-row>
        <table:table-row table:style-name="ro1">
          <table:table-cell office:value-type="string">
            <text:p>2011-06-03</text:p>
          </table:table-cell>
          <table:table-cell office:value-type="float" office:value="21.44">
            <text:p>21.44</text:p>
          </table:table-cell>
          <table:table-cell office:value-type="float" office:value="21.66">
            <text:p>21.66</text:p>
          </table:table-cell>
          <table:table-cell office:value-type="float" office:value="21.29">
            <text:p>21.29</text:p>
          </table:table-cell>
          <table:table-cell office:value-type="float" office:value="21.37">
            <text:p>21.37</text:p>
          </table:table-cell>
          <table:table-cell office:value-type="float" office:value="8629078">
            <text:p>8629078</text:p>
          </table:table-cell>
          <table:table-cell table:formula="of:=[.G894]+[.$I$2]" office:value-type="float" office:value="8.92999999999985">
            <text:p>8.93</text:p>
          </table:table-cell>
          <table:table-cell table:formula="of:=SIN([.G895])+[.$J$2]" office:value-type="float" office:value="0.474836251987515">
            <text:p>0.474836252</text:p>
          </table:table-cell>
          <table:table-cell table:number-columns-repeated="2"/>
        </table:table-row>
        <table:table-row table:style-name="ro1">
          <table:table-cell office:value-type="string">
            <text:p>2011-06-06</text:p>
          </table:table-cell>
          <table:table-cell office:value-type="float" office:value="21.32">
            <text:p>21.32</text:p>
          </table:table-cell>
          <table:table-cell office:value-type="float" office:value="21.34">
            <text:p>21.34</text:p>
          </table:table-cell>
          <table:table-cell office:value-type="float" office:value="21.14">
            <text:p>21.14</text:p>
          </table:table-cell>
          <table:table-cell office:value-type="float" office:value="21.25">
            <text:p>21.25</text:p>
          </table:table-cell>
          <table:table-cell office:value-type="float" office:value="8283034">
            <text:p>8283034</text:p>
          </table:table-cell>
          <table:table-cell table:formula="of:=[.G895]+[.$I$2]" office:value-type="float" office:value="8.93999999999985">
            <text:p>8.94</text:p>
          </table:table-cell>
          <table:table-cell table:formula="of:=SIN([.G896])+[.$J$2]" office:value-type="float" office:value="0.466011915413">
            <text:p>0.4660119154</text:p>
          </table:table-cell>
          <table:table-cell table:number-columns-repeated="2"/>
        </table:table-row>
        <table:table-row table:style-name="ro1">
          <table:table-cell office:value-type="string">
            <text:p>2011-06-07</text:p>
          </table:table-cell>
          <table:table-cell office:value-type="float" office:value="21.12">
            <text:p>21.12</text:p>
          </table:table-cell>
          <table:table-cell office:value-type="float" office:value="21.49">
            <text:p>21.49</text:p>
          </table:table-cell>
          <table:table-cell office:value-type="float" office:value="21.06">
            <text:p>21.06</text:p>
          </table:table-cell>
          <table:table-cell office:value-type="float" office:value="21.33">
            <text:p>21.33</text:p>
          </table:table-cell>
          <table:table-cell office:value-type="float" office:value="8422073">
            <text:p>8422073</text:p>
          </table:table-cell>
          <table:table-cell table:formula="of:=[.G896]+[.$I$2]" office:value-type="float" office:value="8.94999999999985">
            <text:p>8.95</text:p>
          </table:table-cell>
          <table:table-cell table:formula="of:=SIN([.G897])+[.$J$2]" office:value-type="float" office:value="0.457140978035285">
            <text:p>0.457140978</text:p>
          </table:table-cell>
          <table:table-cell table:number-columns-repeated="2"/>
        </table:table-row>
        <table:table-row table:style-name="ro1">
          <table:table-cell office:value-type="string">
            <text:p>2011-06-08</text:p>
          </table:table-cell>
          <table:table-cell office:value-type="float" office:value="21.3">
            <text:p>21.3</text:p>
          </table:table-cell>
          <table:table-cell office:value-type="float" office:value="21.34">
            <text:p>21.34</text:p>
          </table:table-cell>
          <table:table-cell office:value-type="float" office:value="21.07">
            <text:p>21.07</text:p>
          </table:table-cell>
          <table:table-cell office:value-type="float" office:value="21.34">
            <text:p>21.34</text:p>
          </table:table-cell>
          <table:table-cell office:value-type="float" office:value="9447743">
            <text:p>9447743</text:p>
          </table:table-cell>
          <table:table-cell table:formula="of:=[.G897]+[.$I$2]" office:value-type="float" office:value="8.95999999999985">
            <text:p>8.96</text:p>
          </table:table-cell>
          <table:table-cell table:formula="of:=SIN([.G898])+[.$J$2]" office:value-type="float" office:value="0.448224326940717">
            <text:p>0.4482243269</text:p>
          </table:table-cell>
          <table:table-cell table:number-columns-repeated="2"/>
        </table:table-row>
        <table:table-row table:style-name="ro1">
          <table:table-cell office:value-type="string">
            <text:p>2011-06-09</text:p>
          </table:table-cell>
          <table:table-cell office:value-type="float" office:value="21.3">
            <text:p>21.3</text:p>
          </table:table-cell>
          <table:table-cell office:value-type="float" office:value="21.6">
            <text:p>21.6</text:p>
          </table:table-cell>
          <table:table-cell office:value-type="float" office:value="21.16">
            <text:p>21.16</text:p>
          </table:table-cell>
          <table:table-cell office:value-type="float" office:value="21.5">
            <text:p>21.5</text:p>
          </table:table-cell>
          <table:table-cell office:value-type="float" office:value="11052918">
            <text:p>11052918</text:p>
          </table:table-cell>
          <table:table-cell table:formula="of:=[.G898]+[.$I$2]" office:value-type="float" office:value="8.96999999999985">
            <text:p>8.97</text:p>
          </table:table-cell>
          <table:table-cell table:formula="of:=SIN([.G899])+[.$J$2]" office:value-type="float" office:value="0.439262853786973">
            <text:p>0.4392628538</text:p>
          </table:table-cell>
          <table:table-cell table:number-columns-repeated="2"/>
        </table:table-row>
        <table:table-row table:style-name="ro1">
          <table:table-cell office:value-type="string">
            <text:p>2011-06-10</text:p>
          </table:table-cell>
          <table:table-cell office:value-type="float" office:value="21.65">
            <text:p>21.65</text:p>
          </table:table-cell>
          <table:table-cell office:value-type="float" office:value="21.79">
            <text:p>21.79</text:p>
          </table:table-cell>
          <table:table-cell office:value-type="float" office:value="21.42">
            <text:p>21.42</text:p>
          </table:table-cell>
          <table:table-cell office:value-type="float" office:value="21.53">
            <text:p>21.53</text:p>
          </table:table-cell>
          <table:table-cell office:value-type="float" office:value="7761835">
            <text:p>7761835</text:p>
          </table:table-cell>
          <table:table-cell table:formula="of:=[.G899]+[.$I$2]" office:value-type="float" office:value="8.97999999999985">
            <text:p>8.98</text:p>
          </table:table-cell>
          <table:table-cell table:formula="of:=SIN([.G900])+[.$J$2]" office:value-type="float" office:value="0.430257454713902">
            <text:p>0.4302574547</text:p>
          </table:table-cell>
          <table:table-cell table:number-columns-repeated="2"/>
        </table:table-row>
        <table:table-row table:style-name="ro1">
          <table:table-cell office:value-type="string">
            <text:p>2011-06-13</text:p>
          </table:table-cell>
          <table:table-cell table:number-columns-repeated="4" office:value-type="float" office:value="21.53">
            <text:p>21.53</text:p>
          </table:table-cell>
          <table:table-cell office:value-type="float" office:value="0">
            <text:p>0</text:p>
          </table:table-cell>
          <table:table-cell table:formula="of:=[.G900]+[.$I$2]" office:value-type="float" office:value="8.98999999999985">
            <text:p>8.99</text:p>
          </table:table-cell>
          <table:table-cell table:formula="of:=SIN([.G901])+[.$J$2]" office:value-type="float" office:value="0.421209030253906">
            <text:p>0.4212090303</text:p>
          </table:table-cell>
          <table:table-cell table:number-columns-repeated="2"/>
        </table:table-row>
        <table:table-row table:style-name="ro1">
          <table:table-cell office:value-type="string">
            <text:p>2011-06-14</text:p>
          </table:table-cell>
          <table:table-cell office:value-type="float" office:value="21.48">
            <text:p>21.48</text:p>
          </table:table-cell>
          <table:table-cell office:value-type="float" office:value="21.97">
            <text:p>21.97</text:p>
          </table:table-cell>
          <table:table-cell office:value-type="float" office:value="21.28">
            <text:p>21.28</text:p>
          </table:table-cell>
          <table:table-cell office:value-type="float" office:value="21.83">
            <text:p>21.83</text:p>
          </table:table-cell>
          <table:table-cell office:value-type="float" office:value="7523265">
            <text:p>7523265</text:p>
          </table:table-cell>
          <table:table-cell table:formula="of:=[.G901]+[.$I$2]" office:value-type="float" office:value="8.99999999999985">
            <text:p>9</text:p>
          </table:table-cell>
          <table:table-cell table:formula="of:=SIN([.G902])+[.$J$2]" office:value-type="float" office:value="0.412118485241891">
            <text:p>0.4121184852</text:p>
          </table:table-cell>
          <table:table-cell table:number-columns-repeated="2"/>
        </table:table-row>
        <table:table-row table:style-name="ro1">
          <table:table-cell office:value-type="string">
            <text:p>2011-06-15</text:p>
          </table:table-cell>
          <table:table-cell office:value-type="float" office:value="21.85">
            <text:p>21.85</text:p>
          </table:table-cell>
          <table:table-cell office:value-type="float" office:value="21.86">
            <text:p>21.86</text:p>
          </table:table-cell>
          <table:table-cell office:value-type="float" office:value="21.58">
            <text:p>21.58</text:p>
          </table:table-cell>
          <table:table-cell office:value-type="float" office:value="21.82">
            <text:p>21.82</text:p>
          </table:table-cell>
          <table:table-cell office:value-type="float" office:value="6970132">
            <text:p>6970132</text:p>
          </table:table-cell>
          <table:table-cell table:formula="of:=[.G902]+[.$I$2]" office:value-type="float" office:value="9.00999999999985">
            <text:p>9.01</text:p>
          </table:table-cell>
          <table:table-cell table:formula="of:=SIN([.G903])+[.$J$2]" office:value-type="float" office:value="0.402986728724783">
            <text:p>0.4029867287</text:p>
          </table:table-cell>
          <table:table-cell table:number-columns-repeated="2"/>
        </table:table-row>
        <table:table-row table:style-name="ro1">
          <table:table-cell office:value-type="string">
            <text:p>2011-06-16</text:p>
          </table:table-cell>
          <table:table-cell office:value-type="float" office:value="21.6">
            <text:p>21.6</text:p>
          </table:table-cell>
          <table:table-cell office:value-type="float" office:value="21.63">
            <text:p>21.63</text:p>
          </table:table-cell>
          <table:table-cell office:value-type="float" office:value="21.24">
            <text:p>21.24</text:p>
          </table:table-cell>
          <table:table-cell office:value-type="float" office:value="21.35">
            <text:p>21.35</text:p>
          </table:table-cell>
          <table:table-cell office:value-type="float" office:value="15439196">
            <text:p>15439196</text:p>
          </table:table-cell>
          <table:table-cell table:formula="of:=[.G903]+[.$I$2]" office:value-type="float" office:value="9.01999999999985">
            <text:p>9.02</text:p>
          </table:table-cell>
          <table:table-cell table:formula="of:=SIN([.G904])+[.$J$2]" office:value-type="float" office:value="0.393814673870623">
            <text:p>0.3938146739</text:p>
          </table:table-cell>
          <table:table-cell table:number-columns-repeated="2"/>
        </table:table-row>
        <table:table-row table:style-name="ro1">
          <table:table-cell office:value-type="string">
            <text:p>2011-06-17</text:p>
          </table:table-cell>
          <table:table-cell office:value-type="float" office:value="21.55">
            <text:p>21.55</text:p>
          </table:table-cell>
          <table:table-cell office:value-type="float" office:value="21.62">
            <text:p>21.62</text:p>
          </table:table-cell>
          <table:table-cell office:value-type="float" office:value="21.13">
            <text:p>21.13</text:p>
          </table:table-cell>
          <table:table-cell office:value-type="float" office:value="21.34">
            <text:p>21.34</text:p>
          </table:table-cell>
          <table:table-cell office:value-type="float" office:value="6247751">
            <text:p>6247751</text:p>
          </table:table-cell>
          <table:table-cell table:formula="of:=[.G904]+[.$I$2]" office:value-type="float" office:value="9.02999999999985">
            <text:p>9.03</text:p>
          </table:table-cell>
          <table:table-cell table:formula="of:=SIN([.G905])+[.$J$2]" office:value-type="float" office:value="0.384603237877254">
            <text:p>0.3846032379</text:p>
          </table:table-cell>
          <table:table-cell table:number-columns-repeated="2"/>
        </table:table-row>
        <table:table-row table:style-name="ro1">
          <table:table-cell office:value-type="string">
            <text:p>2011-06-20</text:p>
          </table:table-cell>
          <table:table-cell office:value-type="float" office:value="21.45">
            <text:p>21.45</text:p>
          </table:table-cell>
          <table:table-cell office:value-type="float" office:value="21.6">
            <text:p>21.6</text:p>
          </table:table-cell>
          <table:table-cell table:number-columns-repeated="2" office:value-type="float" office:value="21.24">
            <text:p>21.24</text:p>
          </table:table-cell>
          <table:table-cell office:value-type="float" office:value="7975430">
            <text:p>7975430</text:p>
          </table:table-cell>
          <table:table-cell table:formula="of:=[.G905]+[.$I$2]" office:value-type="float" office:value="9.03999999999985">
            <text:p>9.04</text:p>
          </table:table-cell>
          <table:table-cell table:formula="of:=SIN([.G906])+[.$J$2]" office:value-type="float" office:value="0.375353341880599">
            <text:p>0.3753533419</text:p>
          </table:table-cell>
          <table:table-cell table:number-columns-repeated="2"/>
        </table:table-row>
        <table:table-row table:style-name="ro1">
          <table:table-cell office:value-type="string">
            <text:p>2011-06-21</text:p>
          </table:table-cell>
          <table:table-cell office:value-type="float" office:value="21.51">
            <text:p>21.51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  <table:table-cell office:value-type="float" office:value="21.55">
            <text:p>21.55</text:p>
          </table:table-cell>
          <table:table-cell office:value-type="float" office:value="7534451">
            <text:p>7534451</text:p>
          </table:table-cell>
          <table:table-cell table:formula="of:=[.G906]+[.$I$2]" office:value-type="float" office:value="9.04999999999985">
            <text:p>9.05</text:p>
          </table:table-cell>
          <table:table-cell table:formula="of:=SIN([.G907])+[.$J$2]" office:value-type="float" office:value="0.36606591086255">
            <text:p>0.3660659109</text:p>
          </table:table-cell>
          <table:table-cell table:number-columns-repeated="2"/>
        </table:table-row>
        <table:table-row table:style-name="ro1">
          <table:table-cell office:value-type="string">
            <text:p>2011-06-22</text:p>
          </table:table-cell>
          <table:table-cell office:value-type="float" office:value="21.75">
            <text:p>21.75</text:p>
          </table:table-cell>
          <table:table-cell office:value-type="float" office:value="21.85">
            <text:p>21.85</text:p>
          </table:table-cell>
          <table:table-cell office:value-type="float" office:value="21.66">
            <text:p>21.66</text:p>
          </table:table-cell>
          <table:table-cell office:value-type="float" office:value="21.72">
            <text:p>21.72</text:p>
          </table:table-cell>
          <table:table-cell office:value-type="float" office:value="8404191">
            <text:p>8404191</text:p>
          </table:table-cell>
          <table:table-cell table:formula="of:=[.G907]+[.$I$2]" office:value-type="float" office:value="9.05999999999985">
            <text:p>9.06</text:p>
          </table:table-cell>
          <table:table-cell table:formula="of:=SIN([.G908])+[.$J$2]" office:value-type="float" office:value="0.356741873558468">
            <text:p>0.3567418736</text:p>
          </table:table-cell>
          <table:table-cell table:number-columns-repeated="2"/>
        </table:table-row>
        <table:table-row table:style-name="ro1">
          <table:table-cell office:value-type="string">
            <text:p>2011-06-23</text:p>
          </table:table-cell>
          <table:table-cell office:value-type="float" office:value="21.68">
            <text:p>21.68</text:p>
          </table:table-cell>
          <table:table-cell office:value-type="float" office:value="21.69">
            <text:p>21.69</text:p>
          </table:table-cell>
          <table:table-cell office:value-type="float" office:value="21.37">
            <text:p>21.37</text:p>
          </table:table-cell>
          <table:table-cell office:value-type="float" office:value="21.45">
            <text:p>21.45</text:p>
          </table:table-cell>
          <table:table-cell office:value-type="float" office:value="9969605">
            <text:p>9969605</text:p>
          </table:table-cell>
          <table:table-cell table:formula="of:=[.G908]+[.$I$2]" office:value-type="float" office:value="9.06999999999985">
            <text:p>9.07</text:p>
          </table:table-cell>
          <table:table-cell table:formula="of:=SIN([.G909])+[.$J$2]" office:value-type="float" office:value="0.347382162364314">
            <text:p>0.3473821624</text:p>
          </table:table-cell>
          <table:table-cell table:number-columns-repeated="2"/>
        </table:table-row>
        <table:table-row table:style-name="ro1">
          <table:table-cell office:value-type="string">
            <text:p>2011-06-24</text:p>
          </table:table-cell>
          <table:table-cell office:value-type="float" office:value="21.45">
            <text:p>21.45</text:p>
          </table:table-cell>
          <table:table-cell office:value-type="float" office:value="21.64">
            <text:p>21.64</text:p>
          </table:table-cell>
          <table:table-cell office:value-type="float" office:value="21.36">
            <text:p>21.36</text:p>
          </table:table-cell>
          <table:table-cell office:value-type="float" office:value="21.47">
            <text:p>21.47</text:p>
          </table:table-cell>
          <table:table-cell office:value-type="float" office:value="13547088">
            <text:p>13547088</text:p>
          </table:table-cell>
          <table:table-cell table:formula="of:=[.G909]+[.$I$2]" office:value-type="float" office:value="9.07999999999985">
            <text:p>9.08</text:p>
          </table:table-cell>
          <table:table-cell table:formula="of:=SIN([.G910])+[.$J$2]" office:value-type="float" office:value="0.337987713243408">
            <text:p>0.3379877132</text:p>
          </table:table-cell>
          <table:table-cell table:number-columns-repeated="2"/>
        </table:table-row>
        <table:table-row table:style-name="ro1">
          <table:table-cell office:value-type="string">
            <text:p>2011-06-27</text:p>
          </table:table-cell>
          <table:table-cell office:value-type="float" office:value="21.2">
            <text:p>21.2</text:p>
          </table:table-cell>
          <table:table-cell office:value-type="float" office:value="21.42">
            <text:p>21.42</text:p>
          </table:table-cell>
          <table:table-cell office:value-type="float" office:value="21.16">
            <text:p>21.16</text:p>
          </table:table-cell>
          <table:table-cell office:value-type="float" office:value="21.24">
            <text:p>21.24</text:p>
          </table:table-cell>
          <table:table-cell office:value-type="float" office:value="7216047">
            <text:p>7216047</text:p>
          </table:table-cell>
          <table:table-cell table:formula="of:=[.G910]+[.$I$2]" office:value-type="float" office:value="9.08999999999985">
            <text:p>9.09</text:p>
          </table:table-cell>
          <table:table-cell table:formula="of:=SIN([.G911])+[.$J$2]" office:value-type="float" office:value="0.328559465632833">
            <text:p>0.3285594656</text:p>
          </table:table-cell>
          <table:table-cell table:number-columns-repeated="2"/>
        </table:table-row>
        <table:table-row table:style-name="ro1">
          <table:table-cell office:value-type="string">
            <text:p>2011-06-28</text:p>
          </table:table-cell>
          <table:table-cell office:value-type="float" office:value="21.47">
            <text:p>21.47</text:p>
          </table:table-cell>
          <table:table-cell office:value-type="float" office:value="21.5">
            <text:p>21.5</text:p>
          </table:table-cell>
          <table:table-cell office:value-type="float" office:value="21.22">
            <text:p>21.22</text:p>
          </table:table-cell>
          <table:table-cell office:value-type="float" office:value="21.4">
            <text:p>21.4</text:p>
          </table:table-cell>
          <table:table-cell office:value-type="float" office:value="7754838">
            <text:p>7754838</text:p>
          </table:table-cell>
          <table:table-cell table:formula="of:=[.G911]+[.$I$2]" office:value-type="float" office:value="9.09999999999985">
            <text:p>9.1</text:p>
          </table:table-cell>
          <table:table-cell table:formula="of:=SIN([.G912])+[.$J$2]" office:value-type="float" office:value="0.319098362349493">
            <text:p>0.3190983623</text:p>
          </table:table-cell>
          <table:table-cell table:number-columns-repeated="2"/>
        </table:table-row>
        <table:table-row table:style-name="ro1">
          <table:table-cell office:value-type="string">
            <text:p>2011-06-29</text:p>
          </table:table-cell>
          <table:table-cell office:value-type="float" office:value="21.52">
            <text:p>21.52</text:p>
          </table:table-cell>
          <table:table-cell office:value-type="float" office:value="21.64">
            <text:p>21.64</text:p>
          </table:table-cell>
          <table:table-cell office:value-type="float" office:value="21.45">
            <text:p>21.45</text:p>
          </table:table-cell>
          <table:table-cell office:value-type="float" office:value="21.6">
            <text:p>21.6</text:p>
          </table:table-cell>
          <table:table-cell office:value-type="float" office:value="6909627">
            <text:p>6909627</text:p>
          </table:table-cell>
          <table:table-cell table:formula="of:=[.G912]+[.$I$2]" office:value-type="float" office:value="9.10999999999985">
            <text:p>9.11</text:p>
          </table:table-cell>
          <table:table-cell table:formula="of:=SIN([.G913])+[.$J$2]" office:value-type="float" office:value="0.309605349495833">
            <text:p>0.3096053495</text:p>
          </table:table-cell>
          <table:table-cell table:number-columns-repeated="2"/>
        </table:table-row>
        <table:table-row table:style-name="ro1">
          <table:table-cell office:value-type="string">
            <text:p>2011-06-30</text:p>
          </table:table-cell>
          <table:table-cell office:value-type="float" office:value="21.7">
            <text:p>21.7</text:p>
          </table:table-cell>
          <table:table-cell office:value-type="float" office:value="22.07">
            <text:p>22.07</text:p>
          </table:table-cell>
          <table:table-cell office:value-type="float" office:value="21.63">
            <text:p>21.63</text:p>
          </table:table-cell>
          <table:table-cell office:value-type="float" office:value="22">
            <text:p>22</text:p>
          </table:table-cell>
          <table:table-cell office:value-type="float" office:value="10285350">
            <text:p>10285350</text:p>
          </table:table-cell>
          <table:table-cell table:formula="of:=[.G913]+[.$I$2]" office:value-type="float" office:value="9.11999999999985">
            <text:p>9.12</text:p>
          </table:table-cell>
          <table:table-cell table:formula="of:=SIN([.G914])+[.$J$2]" office:value-type="float" office:value="0.300081376365227">
            <text:p>0.3000813764</text:p>
          </table:table-cell>
          <table:table-cell table:number-columns-repeated="2"/>
        </table:table-row>
        <table:table-row table:style-name="ro1">
          <table:table-cell office:value-type="string">
            <text:p>2011-07-01</text:p>
          </table:table-cell>
          <table:table-cell office:value-type="float" office:value="21.98">
            <text:p>21.98</text:p>
          </table:table-cell>
          <table:table-cell office:value-type="float" office:value="22.08">
            <text:p>22.08</text:p>
          </table:table-cell>
          <table:table-cell office:value-type="float" office:value="21.83">
            <text:p>21.83</text:p>
          </table:table-cell>
          <table:table-cell office:value-type="float" office:value="21.95">
            <text:p>21.95</text:p>
          </table:table-cell>
          <table:table-cell office:value-type="float" office:value="6710904">
            <text:p>6710904</text:p>
          </table:table-cell>
          <table:table-cell table:formula="of:=[.G914]+[.$I$2]" office:value-type="float" office:value="9.12999999999985">
            <text:p>9.13</text:p>
          </table:table-cell>
          <table:table-cell table:formula="of:=SIN([.G915])+[.$J$2]" office:value-type="float" office:value="0.290527395347052">
            <text:p>0.2905273953</text:p>
          </table:table-cell>
          <table:table-cell table:number-columns-repeated="2"/>
        </table:table-row>
        <table:table-row table:style-name="ro1">
          <table:table-cell office:value-type="string">
            <text:p>2011-07-04</text:p>
          </table:table-cell>
          <table:table-cell office:value-type="float" office:value="22.13">
            <text:p>22.13</text:p>
          </table:table-cell>
          <table:table-cell office:value-type="float" office:value="22.22">
            <text:p>22.22</text:p>
          </table:table-cell>
          <table:table-cell office:value-type="float" office:value="21.9">
            <text:p>21.9</text:p>
          </table:table-cell>
          <table:table-cell office:value-type="float" office:value="21.94">
            <text:p>21.94</text:p>
          </table:table-cell>
          <table:table-cell office:value-type="float" office:value="9105467">
            <text:p>9105467</text:p>
          </table:table-cell>
          <table:table-cell table:formula="of:=[.G915]+[.$I$2]" office:value-type="float" office:value="9.13999999999985">
            <text:p>9.14</text:p>
          </table:table-cell>
          <table:table-cell table:formula="of:=SIN([.G916])+[.$J$2]" office:value-type="float" office:value="0.280944361831447">
            <text:p>0.2809443618</text:p>
          </table:table-cell>
          <table:table-cell table:number-columns-repeated="2"/>
        </table:table-row>
        <table:table-row table:style-name="ro1">
          <table:table-cell office:value-type="string">
            <text:p>2011-07-05</text:p>
          </table:table-cell>
          <table:table-cell office:value-type="float" office:value="22.08">
            <text:p>22.08</text:p>
          </table:table-cell>
          <table:table-cell office:value-type="float" office:value="22.1">
            <text:p>22.1</text:p>
          </table:table-cell>
          <table:table-cell office:value-type="float" office:value="21.91">
            <text:p>21.91</text:p>
          </table:table-cell>
          <table:table-cell office:value-type="float" office:value="21.93">
            <text:p>21.93</text:p>
          </table:table-cell>
          <table:table-cell office:value-type="float" office:value="8620919">
            <text:p>8620919</text:p>
          </table:table-cell>
          <table:table-cell table:formula="of:=[.G916]+[.$I$2]" office:value-type="float" office:value="9.14999999999985">
            <text:p>9.15</text:p>
          </table:table-cell>
          <table:table-cell table:formula="of:=SIN([.G917])+[.$J$2]" office:value-type="float" office:value="0.271333234113778">
            <text:p>0.2713332341</text:p>
          </table:table-cell>
          <table:table-cell table:number-columns-repeated="2"/>
        </table:table-row>
        <table:table-row table:style-name="ro1">
          <table:table-cell office:value-type="string">
            <text:p>2011-07-06</text:p>
          </table:table-cell>
          <table:table-cell office:value-type="float" office:value="21.95">
            <text:p>21.95</text:p>
          </table:table-cell>
          <table:table-cell office:value-type="float" office:value="21.97">
            <text:p>21.97</text:p>
          </table:table-cell>
          <table:table-cell office:value-type="float" office:value="21.68">
            <text:p>21.68</text:p>
          </table:table-cell>
          <table:table-cell office:value-type="float" office:value="21.85">
            <text:p>21.85</text:p>
          </table:table-cell>
          <table:table-cell office:value-type="float" office:value="7306265">
            <text:p>7306265</text:p>
          </table:table-cell>
          <table:table-cell table:formula="of:=[.G917]+[.$I$2]" office:value-type="float" office:value="9.15999999999985">
            <text:p>9.16</text:p>
          </table:table-cell>
          <table:table-cell table:formula="of:=SIN([.G918])+[.$J$2]" office:value-type="float" office:value="0.261694973298808">
            <text:p>0.2616949733</text:p>
          </table:table-cell>
          <table:table-cell table:number-columns-repeated="2"/>
        </table:table-row>
        <table:table-row table:style-name="ro1">
          <table:table-cell office:value-type="string">
            <text:p>2011-07-07</text:p>
          </table:table-cell>
          <table:table-cell office:value-type="float" office:value="21.72">
            <text:p>21.72</text:p>
          </table:table-cell>
          <table:table-cell office:value-type="float" office:value="21.87">
            <text:p>21.87</text:p>
          </table:table-cell>
          <table:table-cell office:value-type="float" office:value="21.64">
            <text:p>21.64</text:p>
          </table:table-cell>
          <table:table-cell office:value-type="float" office:value="21.77">
            <text:p>21.77</text:p>
          </table:table-cell>
          <table:table-cell office:value-type="float" office:value="7369002">
            <text:p>7369002</text:p>
          </table:table-cell>
          <table:table-cell table:formula="of:=[.G918]+[.$I$2]" office:value-type="float" office:value="9.16999999999985">
            <text:p>9.17</text:p>
          </table:table-cell>
          <table:table-cell table:formula="of:=SIN([.G919])+[.$J$2]" office:value-type="float" office:value="0.252030543204587">
            <text:p>0.2520305432</text:p>
          </table:table-cell>
          <table:table-cell table:number-columns-repeated="2"/>
        </table:table-row>
        <table:table-row table:style-name="ro1">
          <table:table-cell office:value-type="string">
            <text:p>2011-07-08</text:p>
          </table:table-cell>
          <table:table-cell office:value-type="float" office:value="21.88">
            <text:p>21.88</text:p>
          </table:table-cell>
          <table:table-cell office:value-type="float" office:value="22">
            <text:p>22</text:p>
          </table:table-cell>
          <table:table-cell office:value-type="float" office:value="21.77">
            <text:p>21.77</text:p>
          </table:table-cell>
          <table:table-cell office:value-type="float" office:value="21.9">
            <text:p>21.9</text:p>
          </table:table-cell>
          <table:table-cell office:value-type="float" office:value="5486590">
            <text:p>5486590</text:p>
          </table:table-cell>
          <table:table-cell table:formula="of:=[.G919]+[.$I$2]" office:value-type="float" office:value="9.17999999999985">
            <text:p>9.18</text:p>
          </table:table-cell>
          <table:table-cell table:formula="of:=SIN([.G920])+[.$J$2]" office:value-type="float" office:value="0.24234091026607">
            <text:p>0.2423409103</text:p>
          </table:table-cell>
          <table:table-cell table:number-columns-repeated="2"/>
        </table:table-row>
        <table:table-row table:style-name="ro1">
          <table:table-cell office:value-type="string">
            <text:p>2011-07-11</text:p>
          </table:table-cell>
          <table:table-cell office:value-type="float" office:value="21.66">
            <text:p>21.66</text:p>
          </table:table-cell>
          <table:table-cell office:value-type="float" office:value="21.71">
            <text:p>21.71</text:p>
          </table:table-cell>
          <table:table-cell office:value-type="float" office:value="21.51">
            <text:p>21.51</text:p>
          </table:table-cell>
          <table:table-cell office:value-type="float" office:value="21.56">
            <text:p>21.56</text:p>
          </table:table-cell>
          <table:table-cell office:value-type="float" office:value="5564868">
            <text:p>5564868</text:p>
          </table:table-cell>
          <table:table-cell table:formula="of:=[.G920]+[.$I$2]" office:value-type="float" office:value="9.18999999999985">
            <text:p>9.19</text:p>
          </table:table-cell>
          <table:table-cell table:formula="of:=SIN([.G921])+[.$J$2]" office:value-type="float" office:value="0.232627043438477">
            <text:p>0.2326270434</text:p>
          </table:table-cell>
          <table:table-cell table:number-columns-repeated="2"/>
        </table:table-row>
        <table:table-row table:style-name="ro1">
          <table:table-cell office:value-type="string">
            <text:p>2011-07-12</text:p>
          </table:table-cell>
          <table:table-cell office:value-type="float" office:value="21.35">
            <text:p>21.35</text:p>
          </table:table-cell>
          <table:table-cell office:value-type="float" office:value="21.39">
            <text:p>21.39</text:p>
          </table:table-cell>
          <table:table-cell office:value-type="float" office:value="21.05">
            <text:p>21.05</text:p>
          </table:table-cell>
          <table:table-cell office:value-type="float" office:value="21.08">
            <text:p>21.08</text:p>
          </table:table-cell>
          <table:table-cell office:value-type="float" office:value="8172986">
            <text:p>8172986</text:p>
          </table:table-cell>
          <table:table-cell table:formula="of:=[.G921]+[.$I$2]" office:value-type="float" office:value="9.19999999999985">
            <text:p>9.2</text:p>
          </table:table-cell>
          <table:table-cell table:formula="of:=SIN([.G922])+[.$J$2]" office:value-type="float" office:value="0.222889914100395">
            <text:p>0.2228899141</text:p>
          </table:table-cell>
          <table:table-cell table:number-columns-repeated="2"/>
        </table:table-row>
        <table:table-row table:style-name="ro1">
          <table:table-cell office:value-type="string">
            <text:p>2011-07-13</text:p>
          </table:table-cell>
          <table:table-cell office:value-type="float" office:value="21.15">
            <text:p>21.15</text:p>
          </table:table-cell>
          <table:table-cell office:value-type="float" office:value="21.3">
            <text:p>21.3</text:p>
          </table:table-cell>
          <table:table-cell office:value-type="float" office:value="21.05">
            <text:p>21.05</text:p>
          </table:table-cell>
          <table:table-cell office:value-type="float" office:value="21.16">
            <text:p>21.16</text:p>
          </table:table-cell>
          <table:table-cell office:value-type="float" office:value="6488709">
            <text:p>6488709</text:p>
          </table:table-cell>
          <table:table-cell table:formula="of:=[.G922]+[.$I$2]" office:value-type="float" office:value="9.20999999999985">
            <text:p>9.21</text:p>
          </table:table-cell>
          <table:table-cell table:formula="of:=SIN([.G923])+[.$J$2]" office:value-type="float" office:value="0.213130495956644">
            <text:p>0.213130496</text:p>
          </table:table-cell>
          <table:table-cell table:number-columns-repeated="2"/>
        </table:table-row>
        <table:table-row table:style-name="ro1">
          <table:table-cell office:value-type="string">
            <text:p>2011-07-14</text:p>
          </table:table-cell>
          <table:table-cell office:value-type="float" office:value="21.05">
            <text:p>21.05</text:p>
          </table:table-cell>
          <table:table-cell office:value-type="float" office:value="21.11">
            <text:p>21.11</text:p>
          </table:table-cell>
          <table:table-cell office:value-type="float" office:value="20.82">
            <text:p>20.82</text:p>
          </table:table-cell>
          <table:table-cell office:value-type="float" office:value="20.98">
            <text:p>20.98</text:p>
          </table:table-cell>
          <table:table-cell office:value-type="float" office:value="7803915">
            <text:p>7803915</text:p>
          </table:table-cell>
          <table:table-cell table:formula="of:=[.G923]+[.$I$2]" office:value-type="float" office:value="9.21999999999985">
            <text:p>9.22</text:p>
          </table:table-cell>
          <table:table-cell table:formula="of:=SIN([.G924])+[.$J$2]" office:value-type="float" office:value="0.203349764940905">
            <text:p>0.2033497649</text:p>
          </table:table-cell>
          <table:table-cell table:number-columns-repeated="2"/>
        </table:table-row>
        <table:table-row table:style-name="ro1">
          <table:table-cell office:value-type="string">
            <text:p>2011-07-15</text:p>
          </table:table-cell>
          <table:table-cell office:value-type="float" office:value="20.83">
            <text:p>20.83</text:p>
          </table:table-cell>
          <table:table-cell office:value-type="float" office:value="20.95">
            <text:p>20.95</text:p>
          </table:table-cell>
          <table:table-cell office:value-type="float" office:value="20.66">
            <text:p>20.66</text:p>
          </table:table-cell>
          <table:table-cell office:value-type="float" office:value="20.78">
            <text:p>20.78</text:p>
          </table:table-cell>
          <table:table-cell office:value-type="float" office:value="7798114">
            <text:p>7798114</text:p>
          </table:table-cell>
          <table:table-cell table:formula="of:=[.G924]+[.$I$2]" office:value-type="float" office:value="9.22999999999985">
            <text:p>9.23</text:p>
          </table:table-cell>
          <table:table-cell table:formula="of:=SIN([.G925])+[.$J$2]" office:value-type="float" office:value="0.19354869911813">
            <text:p>0.1935486991</text:p>
          </table:table-cell>
          <table:table-cell table:number-columns-repeated="2"/>
        </table:table-row>
        <table:table-row table:style-name="ro1">
          <table:table-cell office:value-type="string">
            <text:p>2011-07-18</text:p>
          </table:table-cell>
          <table:table-cell office:value-type="float" office:value="20.83">
            <text:p>20.83</text:p>
          </table:table-cell>
          <table:table-cell office:value-type="float" office:value="20.87">
            <text:p>20.87</text:p>
          </table:table-cell>
          <table:table-cell office:value-type="float" office:value="20.58">
            <text:p>20.58</text:p>
          </table:table-cell>
          <table:table-cell office:value-type="float" office:value="20.75">
            <text:p>20.75</text:p>
          </table:table-cell>
          <table:table-cell office:value-type="float" office:value="5777404">
            <text:p>5777404</text:p>
          </table:table-cell>
          <table:table-cell table:formula="of:=[.G925]+[.$I$2]" office:value-type="float" office:value="9.23999999999985">
            <text:p>9.24</text:p>
          </table:table-cell>
          <table:table-cell table:formula="of:=SIN([.G926])+[.$J$2]" office:value-type="float" office:value="0.183728278586733">
            <text:p>0.1837282786</text:p>
          </table:table-cell>
          <table:table-cell table:number-columns-repeated="2"/>
        </table:table-row>
        <table:table-row table:style-name="ro1">
          <table:table-cell office:value-type="string">
            <text:p>2011-07-19</text:p>
          </table:table-cell>
          <table:table-cell office:value-type="float" office:value="20.6">
            <text:p>20.6</text:p>
          </table:table-cell>
          <table:table-cell office:value-type="float" office:value="20.83">
            <text:p>20.83</text:p>
          </table:table-cell>
          <table:table-cell office:value-type="float" office:value="20.45">
            <text:p>20.45</text:p>
          </table:table-cell>
          <table:table-cell office:value-type="float" office:value="20.77">
            <text:p>20.77</text:p>
          </table:table-cell>
          <table:table-cell office:value-type="float" office:value="6694134">
            <text:p>6694134</text:p>
          </table:table-cell>
          <table:table-cell table:formula="of:=[.G926]+[.$I$2]" office:value-type="float" office:value="9.24999999999985">
            <text:p>9.25</text:p>
          </table:table-cell>
          <table:table-cell table:formula="of:=SIN([.G927])+[.$J$2]" office:value-type="float" office:value="0.173889485380584">
            <text:p>0.1738894854</text:p>
          </table:table-cell>
          <table:table-cell table:number-columns-repeated="2"/>
        </table:table-row>
        <table:table-row table:style-name="ro1">
          <table:table-cell office:value-type="string">
            <text:p>2011-07-20</text:p>
          </table:table-cell>
          <table:table-cell office:value-type="float" office:value="21.05">
            <text:p>21.05</text:p>
          </table:table-cell>
          <table:table-cell office:value-type="float" office:value="21.28">
            <text:p>21.28</text:p>
          </table:table-cell>
          <table:table-cell office:value-type="float" office:value="21.03">
            <text:p>21.03</text:p>
          </table:table-cell>
          <table:table-cell office:value-type="float" office:value="21.2">
            <text:p>21.2</text:p>
          </table:table-cell>
          <table:table-cell office:value-type="float" office:value="6931815">
            <text:p>6931815</text:p>
          </table:table-cell>
          <table:table-cell table:formula="of:=[.G927]+[.$I$2]" office:value-type="float" office:value="9.25999999999985">
            <text:p>9.26</text:p>
          </table:table-cell>
          <table:table-cell table:formula="of:=SIN([.G928])+[.$J$2]" office:value-type="float" office:value="0.164033303370804">
            <text:p>0.1640333034</text:p>
          </table:table-cell>
          <table:table-cell table:number-columns-repeated="2"/>
        </table:table-row>
        <table:table-row table:style-name="ro1">
          <table:table-cell office:value-type="string">
            <text:p>2011-07-21</text:p>
          </table:table-cell>
          <table:table-cell office:value-type="float" office:value="21.29">
            <text:p>21.29</text:p>
          </table:table-cell>
          <table:table-cell office:value-type="float" office:value="21.45">
            <text:p>21.45</text:p>
          </table:table-cell>
          <table:table-cell office:value-type="float" office:value="21.245">
            <text:p>21.245</text:p>
          </table:table-cell>
          <table:table-cell office:value-type="float" office:value="21.26">
            <text:p>21.26</text:p>
          </table:table-cell>
          <table:table-cell office:value-type="float" office:value="5861248">
            <text:p>5861248</text:p>
          </table:table-cell>
          <table:table-cell table:formula="of:=[.G928]+[.$I$2]" office:value-type="float" office:value="9.26999999999985">
            <text:p>9.27</text:p>
          </table:table-cell>
          <table:table-cell table:formula="of:=SIN([.G929])+[.$J$2]" office:value-type="float" office:value="0.154160718167381">
            <text:p>0.1541607182</text:p>
          </table:table-cell>
          <table:table-cell table:number-columns-repeated="2"/>
        </table:table-row>
        <table:table-row table:style-name="ro1">
          <table:table-cell office:value-type="string">
            <text:p>2011-07-22</text:p>
          </table:table-cell>
          <table:table-cell office:value-type="float" office:value="21.65">
            <text:p>21.65</text:p>
          </table:table-cell>
          <table:table-cell office:value-type="float" office:value="21.9">
            <text:p>21.9</text:p>
          </table:table-cell>
          <table:table-cell office:value-type="float" office:value="21.62">
            <text:p>21.62</text:p>
          </table:table-cell>
          <table:table-cell office:value-type="float" office:value="21.73">
            <text:p>21.73</text:p>
          </table:table-cell>
          <table:table-cell office:value-type="float" office:value="9105852">
            <text:p>9105852</text:p>
          </table:table-cell>
          <table:table-cell table:formula="of:=[.G929]+[.$I$2]" office:value-type="float" office:value="9.27999999999985">
            <text:p>9.28</text:p>
          </table:table-cell>
          <table:table-cell table:formula="of:=SIN([.G930])+[.$J$2]" office:value-type="float" office:value="0.144272717020608">
            <text:p>0.144272717</text:p>
          </table:table-cell>
          <table:table-cell table:number-columns-repeated="2"/>
        </table:table-row>
        <table:table-row table:style-name="ro1">
          <table:table-cell office:value-type="string">
            <text:p>2011-07-25</text:p>
          </table:table-cell>
          <table:table-cell office:value-type="float" office:value="21.59">
            <text:p>21.59</text:p>
          </table:table-cell>
          <table:table-cell office:value-type="float" office:value="21.65">
            <text:p>21.65</text:p>
          </table:table-cell>
          <table:table-cell office:value-type="float" office:value="21.18">
            <text:p>21.18</text:p>
          </table:table-cell>
          <table:table-cell office:value-type="float" office:value="21.31">
            <text:p>21.31</text:p>
          </table:table-cell>
          <table:table-cell office:value-type="float" office:value="8037869">
            <text:p>8037869</text:p>
          </table:table-cell>
          <table:table-cell table:formula="of:=[.G930]+[.$I$2]" office:value-type="float" office:value="9.28999999999985">
            <text:p>9.29</text:p>
          </table:table-cell>
          <table:table-cell table:formula="of:=SIN([.G931])+[.$J$2]" office:value-type="float" office:value="0.13437028872236">
            <text:p>0.1343702887</text:p>
          </table:table-cell>
          <table:table-cell table:number-columns-repeated="2"/>
        </table:table-row>
        <table:table-row table:style-name="ro1">
          <table:table-cell office:value-type="string">
            <text:p>2011-07-26</text:p>
          </table:table-cell>
          <table:table-cell office:value-type="float" office:value="21.43">
            <text:p>21.43</text:p>
          </table:table-cell>
          <table:table-cell office:value-type="float" office:value="21.68">
            <text:p>21.68</text:p>
          </table:table-cell>
          <table:table-cell office:value-type="float" office:value="21.37">
            <text:p>21.37</text:p>
          </table:table-cell>
          <table:table-cell office:value-type="float" office:value="21.55">
            <text:p>21.55</text:p>
          </table:table-cell>
          <table:table-cell office:value-type="float" office:value="9038500">
            <text:p>9038500</text:p>
          </table:table-cell>
          <table:table-cell table:formula="of:=[.G931]+[.$I$2]" office:value-type="float" office:value="9.29999999999985">
            <text:p>9.3</text:p>
          </table:table-cell>
          <table:table-cell table:formula="of:=SIN([.G932])+[.$J$2]" office:value-type="float" office:value="0.124454423507215">
            <text:p>0.1244544235</text:p>
          </table:table-cell>
          <table:table-cell table:number-columns-repeated="2"/>
        </table:table-row>
        <table:table-row table:style-name="ro1">
          <table:table-cell office:value-type="string">
            <text:p>2011-07-27</text:p>
          </table:table-cell>
          <table:table-cell office:value-type="float" office:value="21.42">
            <text:p>21.42</text:p>
          </table:table-cell>
          <table:table-cell office:value-type="float" office:value="21.51">
            <text:p>21.51</text:p>
          </table:table-cell>
          <table:table-cell office:value-type="float" office:value="21.17">
            <text:p>21.17</text:p>
          </table:table-cell>
          <table:table-cell office:value-type="float" office:value="21.28">
            <text:p>21.28</text:p>
          </table:table-cell>
          <table:table-cell office:value-type="float" office:value="10119246">
            <text:p>10119246</text:p>
          </table:table-cell>
          <table:table-cell table:formula="of:=[.G932]+[.$I$2]" office:value-type="float" office:value="9.30999999999985">
            <text:p>9.31</text:p>
          </table:table-cell>
          <table:table-cell table:formula="of:=SIN([.G933])+[.$J$2]" office:value-type="float" office:value="0.114526112953431">
            <text:p>0.114526113</text:p>
          </table:table-cell>
          <table:table-cell table:number-columns-repeated="2"/>
        </table:table-row>
        <table:table-row table:style-name="ro1">
          <table:table-cell office:value-type="string">
            <text:p>2011-07-28</text:p>
          </table:table-cell>
          <table:table-cell office:value-type="float" office:value="20.99">
            <text:p>20.99</text:p>
          </table:table-cell>
          <table:table-cell office:value-type="float" office:value="21.1">
            <text:p>21.1</text:p>
          </table:table-cell>
          <table:table-cell office:value-type="float" office:value="20.9">
            <text:p>20.9</text:p>
          </table:table-cell>
          <table:table-cell office:value-type="float" office:value="20.99">
            <text:p>20.99</text:p>
          </table:table-cell>
          <table:table-cell office:value-type="float" office:value="7608389">
            <text:p>7608389</text:p>
          </table:table-cell>
          <table:table-cell table:formula="of:=[.G933]+[.$I$2]" office:value-type="float" office:value="9.31999999999985">
            <text:p>9.32</text:p>
          </table:table-cell>
          <table:table-cell table:formula="of:=SIN([.G934])+[.$J$2]" office:value-type="float" office:value="0.104586349883789">
            <text:p>0.1045863499</text:p>
          </table:table-cell>
          <table:table-cell table:number-columns-repeated="2"/>
        </table:table-row>
        <table:table-row table:style-name="ro1">
          <table:table-cell office:value-type="string">
            <text:p>2011-07-29</text:p>
          </table:table-cell>
          <table:table-cell office:value-type="float" office:value="21.01">
            <text:p>21.01</text:p>
          </table:table-cell>
          <table:table-cell office:value-type="float" office:value="21.24">
            <text:p>21.24</text:p>
          </table:table-cell>
          <table:table-cell office:value-type="float" office:value="20.8">
            <text:p>20.8</text:p>
          </table:table-cell>
          <table:table-cell office:value-type="float" office:value="20.83">
            <text:p>20.83</text:p>
          </table:table-cell>
          <table:table-cell office:value-type="float" office:value="16092152">
            <text:p>16092152</text:p>
          </table:table-cell>
          <table:table-cell table:formula="of:=[.G934]+[.$I$2]" office:value-type="float" office:value="9.32999999999985">
            <text:p>9.33</text:p>
          </table:table-cell>
          <table:table-cell table:formula="of:=SIN([.G935])+[.$J$2]" office:value-type="float" office:value="0.0946361282663139">
            <text:p>0.0946361283</text:p>
          </table:table-cell>
          <table:table-cell table:number-columns-repeated="2"/>
        </table:table-row>
        <table:table-row table:style-name="ro1">
          <table:table-cell office:value-type="string">
            <text:p>2011-08-01</text:p>
          </table:table-cell>
          <table:table-cell office:value-type="float" office:value="21.07">
            <text:p>21.07</text:p>
          </table:table-cell>
          <table:table-cell office:value-type="float" office:value="21.52">
            <text:p>21.52</text:p>
          </table:table-cell>
          <table:table-cell office:value-type="float" office:value="21.05">
            <text:p>21.05</text:p>
          </table:table-cell>
          <table:table-cell office:value-type="float" office:value="21.29">
            <text:p>21.29</text:p>
          </table:table-cell>
          <table:table-cell office:value-type="float" office:value="5706748">
            <text:p>5706748</text:p>
          </table:table-cell>
          <table:table-cell table:formula="of:=[.G935]+[.$I$2]" office:value-type="float" office:value="9.33999999999985">
            <text:p>9.34</text:p>
          </table:table-cell>
          <table:table-cell table:formula="of:=SIN([.G936])+[.$J$2]" office:value-type="float" office:value="0.0846764431148754">
            <text:p>0.0846764431</text:p>
          </table:table-cell>
          <table:table-cell table:number-columns-repeated="2"/>
        </table:table-row>
        <table:table-row table:style-name="ro1">
          <table:table-cell office:value-type="string">
            <text:p>2011-08-02</text:p>
          </table:table-cell>
          <table:table-cell office:value-type="float" office:value="21.01">
            <text:p>21.01</text:p>
          </table:table-cell>
          <table:table-cell office:value-type="float" office:value="21.04">
            <text:p>21.04</text:p>
          </table:table-cell>
          <table:table-cell office:value-type="float" office:value="20.68">
            <text:p>20.68</text:p>
          </table:table-cell>
          <table:table-cell office:value-type="float" office:value="20.82">
            <text:p>20.82</text:p>
          </table:table-cell>
          <table:table-cell office:value-type="float" office:value="10401211">
            <text:p>10401211</text:p>
          </table:table-cell>
          <table:table-cell table:formula="of:=[.G936]+[.$I$2]" office:value-type="float" office:value="9.34999999999985">
            <text:p>9.35</text:p>
          </table:table-cell>
          <table:table-cell table:formula="of:=SIN([.G937])+[.$J$2]" office:value-type="float" office:value="0.0747082903896889">
            <text:p>0.0747082904</text:p>
          </table:table-cell>
          <table:table-cell table:number-columns-repeated="2"/>
        </table:table-row>
        <table:table-row table:style-name="ro1">
          <table:table-cell office:value-type="string">
            <text:p>2011-08-03</text:p>
          </table:table-cell>
          <table:table-cell office:value-type="float" office:value="20.45">
            <text:p>20.45</text:p>
          </table:table-cell>
          <table:table-cell office:value-type="float" office:value="20.46">
            <text:p>20.46</text:p>
          </table:table-cell>
          <table:table-cell office:value-type="float" office:value="20.21">
            <text:p>20.21</text:p>
          </table:table-cell>
          <table:table-cell office:value-type="float" office:value="20.29">
            <text:p>20.29</text:p>
          </table:table-cell>
          <table:table-cell office:value-type="float" office:value="9980123">
            <text:p>9980123</text:p>
          </table:table-cell>
          <table:table-cell table:formula="of:=[.G937]+[.$I$2]" office:value-type="float" office:value="9.35999999999985">
            <text:p>9.36</text:p>
          </table:table-cell>
          <table:table-cell table:formula="of:=SIN([.G938])+[.$J$2]" office:value-type="float" office:value="0.0647326668977201">
            <text:p>0.0647326669</text:p>
          </table:table-cell>
          <table:table-cell table:number-columns-repeated="2"/>
        </table:table-row>
        <table:table-row table:style-name="ro1">
          <table:table-cell office:value-type="string">
            <text:p>2011-08-04</text:p>
          </table:table-cell>
          <table:table-cell office:value-type="float" office:value="20.31">
            <text:p>20.31</text:p>
          </table:table-cell>
          <table:table-cell office:value-type="float" office:value="20.35">
            <text:p>20.35</text:p>
          </table:table-cell>
          <table:table-cell office:value-type="float" office:value="19.73">
            <text:p>19.73</text:p>
          </table:table-cell>
          <table:table-cell office:value-type="float" office:value="19.81">
            <text:p>19.81</text:p>
          </table:table-cell>
          <table:table-cell office:value-type="float" office:value="14370446">
            <text:p>14370446</text:p>
          </table:table-cell>
          <table:table-cell table:formula="of:=[.G938]+[.$I$2]" office:value-type="float" office:value="9.36999999999985">
            <text:p>9.37</text:p>
          </table:table-cell>
          <table:table-cell table:formula="of:=SIN([.G939])+[.$J$2]" office:value-type="float" office:value="0.0547505701930053">
            <text:p>0.0547505702</text:p>
          </table:table-cell>
          <table:table-cell table:number-columns-repeated="2"/>
        </table:table-row>
        <table:table-row table:style-name="ro1">
          <table:table-cell office:value-type="string">
            <text:p>2011-08-05</text:p>
          </table:table-cell>
          <table:table-cell office:value-type="float" office:value="18.98">
            <text:p>18.98</text:p>
          </table:table-cell>
          <table:table-cell office:value-type="float" office:value="19.18">
            <text:p>19.18</text:p>
          </table:table-cell>
          <table:table-cell office:value-type="float" office:value="18.62">
            <text:p>18.62</text:p>
          </table:table-cell>
          <table:table-cell office:value-type="float" office:value="19.1">
            <text:p>19.1</text:p>
          </table:table-cell>
          <table:table-cell office:value-type="float" office:value="22751444">
            <text:p>22751444</text:p>
          </table:table-cell>
          <table:table-cell table:formula="of:=[.G939]+[.$I$2]" office:value-type="float" office:value="9.37999999999984">
            <text:p>9.38</text:p>
          </table:table-cell>
          <table:table-cell table:formula="of:=SIN([.G940])+[.$J$2]" office:value-type="float" office:value="0.0447629984768965">
            <text:p>0.0447629985</text:p>
          </table:table-cell>
          <table:table-cell table:number-columns-repeated="2"/>
        </table:table-row>
        <table:table-row table:style-name="ro1">
          <table:table-cell office:value-type="string">
            <text:p>2011-08-08</text:p>
          </table:table-cell>
          <table:table-cell office:value-type="float" office:value="18.78">
            <text:p>18.78</text:p>
          </table:table-cell>
          <table:table-cell office:value-type="float" office:value="19.08">
            <text:p>19.08</text:p>
          </table:table-cell>
          <table:table-cell office:value-type="float" office:value="18.45">
            <text:p>18.45</text:p>
          </table:table-cell>
          <table:table-cell office:value-type="float" office:value="18.5">
            <text:p>18.5</text:p>
          </table:table-cell>
          <table:table-cell office:value-type="float" office:value="17040445">
            <text:p>17040445</text:p>
          </table:table-cell>
          <table:table-cell table:formula="of:=[.G940]+[.$I$2]" office:value-type="float" office:value="9.38999999999984">
            <text:p>9.39</text:p>
          </table:table-cell>
          <table:table-cell table:formula="of:=SIN([.G941])+[.$J$2]" office:value-type="float" office:value="0.0347709504982423">
            <text:p>0.0347709505</text:p>
          </table:table-cell>
          <table:table-cell table:number-columns-repeated="2"/>
        </table:table-row>
        <table:table-row table:style-name="ro1">
          <table:table-cell office:value-type="string">
            <text:p>2011-08-09</text:p>
          </table:table-cell>
          <table:table-cell office:value-type="float" office:value="17.93">
            <text:p>17.93</text:p>
          </table:table-cell>
          <table:table-cell office:value-type="float" office:value="19.15">
            <text:p>19.15</text:p>
          </table:table-cell>
          <table:table-cell office:value-type="float" office:value="17.63">
            <text:p>17.63</text:p>
          </table:table-cell>
          <table:table-cell office:value-type="float" office:value="19.01">
            <text:p>19.01</text:p>
          </table:table-cell>
          <table:table-cell office:value-type="float" office:value="23219682">
            <text:p>23219682</text:p>
          </table:table-cell>
          <table:table-cell table:formula="of:=[.G941]+[.$I$2]" office:value-type="float" office:value="9.39999999999984">
            <text:p>9.4</text:p>
          </table:table-cell>
          <table:table-cell table:formula="of:=SIN([.G942])+[.$J$2]" office:value-type="float" office:value="0.024775425453514">
            <text:p>0.0247754255</text:p>
          </table:table-cell>
          <table:table-cell table:number-columns-repeated="2"/>
        </table:table-row>
        <table:table-row table:style-name="ro1">
          <table:table-cell office:value-type="string">
            <text:p>2011-08-10</text:p>
          </table:table-cell>
          <table:table-cell office:value-type="float" office:value="19.77">
            <text:p>19.77</text:p>
          </table:table-cell>
          <table:table-cell office:value-type="float" office:value="20.12">
            <text:p>20.12</text:p>
          </table:table-cell>
          <table:table-cell office:value-type="float" office:value="19.67">
            <text:p>19.67</text:p>
          </table:table-cell>
          <table:table-cell office:value-type="float" office:value="19.8">
            <text:p>19.8</text:p>
          </table:table-cell>
          <table:table-cell office:value-type="float" office:value="17182001">
            <text:p>17182001</text:p>
          </table:table-cell>
          <table:table-cell table:formula="of:=[.G942]+[.$I$2]" office:value-type="float" office:value="9.40999999999984">
            <text:p>9.41</text:p>
          </table:table-cell>
          <table:table-cell table:formula="of:=SIN([.G943])+[.$J$2]" office:value-type="float" office:value="0.0147774228868865">
            <text:p>0.0147774229</text:p>
          </table:table-cell>
          <table:table-cell table:number-columns-repeated="2"/>
        </table:table-row>
        <table:table-row table:style-name="ro1">
          <table:table-cell office:value-type="string">
            <text:p>2011-08-11</text:p>
          </table:table-cell>
          <table:table-cell office:value-type="float" office:value="19.28">
            <text:p>19.28</text:p>
          </table:table-cell>
          <table:table-cell office:value-type="float" office:value="20.37">
            <text:p>20.37</text:p>
          </table:table-cell>
          <table:table-cell office:value-type="float" office:value="19.25">
            <text:p>19.25</text:p>
          </table:table-cell>
          <table:table-cell office:value-type="float" office:value="20.09">
            <text:p>20.09</text:p>
          </table:table-cell>
          <table:table-cell office:value-type="float" office:value="18268116">
            <text:p>18268116</text:p>
          </table:table-cell>
          <table:table-cell table:formula="of:=[.G943]+[.$I$2]" office:value-type="float" office:value="9.41999999999984">
            <text:p>9.42</text:p>
          </table:table-cell>
          <table:table-cell table:formula="of:=SIN([.G944])+[.$J$2]" office:value-type="float" office:value="0.00477794259028483">
            <text:p>0.0047779426</text:p>
          </table:table-cell>
          <table:table-cell table:number-columns-repeated="2"/>
        </table:table-row>
        <table:table-row table:style-name="ro1">
          <table:table-cell office:value-type="string">
            <text:p>2011-08-12</text:p>
          </table:table-cell>
          <table:table-cell office:value-type="float" office:value="20.25">
            <text:p>20.25</text:p>
          </table:table-cell>
          <table:table-cell office:value-type="float" office:value="20.33">
            <text:p>20.33</text:p>
          </table:table-cell>
          <table:table-cell office:value-type="float" office:value="19.7">
            <text:p>19.7</text:p>
          </table:table-cell>
          <table:table-cell office:value-type="float" office:value="19.92">
            <text:p>19.92</text:p>
          </table:table-cell>
          <table:table-cell office:value-type="float" office:value="13821184">
            <text:p>13821184</text:p>
          </table:table-cell>
          <table:table-cell table:formula="of:=[.G944]+[.$I$2]" office:value-type="float" office:value="9.42999999999984">
            <text:p>9.43</text:p>
          </table:table-cell>
          <table:table-cell table:formula="of:=SIN([.G945])+[.$J$2]" office:value-type="float" office:value="-0.0052220154965943">
            <text:p>-0.0052220155</text:p>
          </table:table-cell>
          <table:table-cell table:number-columns-repeated="2"/>
        </table:table-row>
        <table:table-row table:style-name="ro1">
          <table:table-cell office:value-type="string">
            <text:p>2011-08-15</text:p>
          </table:table-cell>
          <table:table-cell office:value-type="float" office:value="20.22">
            <text:p>20.22</text:p>
          </table:table-cell>
          <table:table-cell office:value-type="float" office:value="20.79">
            <text:p>20.79</text:p>
          </table:table-cell>
          <table:table-cell office:value-type="float" office:value="20.1">
            <text:p>20.1</text:p>
          </table:table-cell>
          <table:table-cell office:value-type="float" office:value="20.65">
            <text:p>20.65</text:p>
          </table:table-cell>
          <table:table-cell office:value-type="float" office:value="10254221">
            <text:p>10254221</text:p>
          </table:table-cell>
          <table:table-cell table:formula="of:=[.G945]+[.$I$2]" office:value-type="float" office:value="9.43999999999984">
            <text:p>9.44</text:p>
          </table:table-cell>
          <table:table-cell table:formula="of:=SIN([.G946])+[.$J$2]" office:value-type="float" office:value="-0.0152214513862754">
            <text:p>-0.0152214514</text:p>
          </table:table-cell>
          <table:table-cell table:number-columns-repeated="2"/>
        </table:table-row>
        <table:table-row table:style-name="ro1">
          <table:table-cell office:value-type="string">
            <text:p>2011-08-16</text:p>
          </table:table-cell>
          <table:table-cell office:value-type="float" office:value="20.64">
            <text:p>20.64</text:p>
          </table:table-cell>
          <table:table-cell office:value-type="float" office:value="20.76">
            <text:p>20.76</text:p>
          </table:table-cell>
          <table:table-cell office:value-type="float" office:value="20.23">
            <text:p>20.23</text:p>
          </table:table-cell>
          <table:table-cell office:value-type="float" office:value="20.35">
            <text:p>20.35</text:p>
          </table:table-cell>
          <table:table-cell office:value-type="float" office:value="13756265">
            <text:p>13756265</text:p>
          </table:table-cell>
          <table:table-cell table:formula="of:=[.G946]+[.$I$2]" office:value-type="float" office:value="9.44999999999984">
            <text:p>9.45</text:p>
          </table:table-cell>
          <table:table-cell table:formula="of:=SIN([.G947])+[.$J$2]" office:value-type="float" office:value="-0.0252193651435025">
            <text:p>-0.0252193651</text:p>
          </table:table-cell>
          <table:table-cell table:number-columns-repeated="2"/>
        </table:table-row>
        <table:table-row table:style-name="ro1">
          <table:table-cell office:value-type="string">
            <text:p>2011-08-17</text:p>
          </table:table-cell>
          <table:table-cell office:value-type="float" office:value="20.35">
            <text:p>20.35</text:p>
          </table:table-cell>
          <table:table-cell office:value-type="float" office:value="20.84">
            <text:p>20.84</text:p>
          </table:table-cell>
          <table:table-cell office:value-type="float" office:value="20.21">
            <text:p>20.21</text:p>
          </table:table-cell>
          <table:table-cell office:value-type="float" office:value="20.58">
            <text:p>20.58</text:p>
          </table:table-cell>
          <table:table-cell office:value-type="float" office:value="11306756">
            <text:p>11306756</text:p>
          </table:table-cell>
          <table:table-cell table:formula="of:=[.G947]+[.$I$2]" office:value-type="float" office:value="9.45999999999984">
            <text:p>9.46</text:p>
          </table:table-cell>
          <table:table-cell table:formula="of:=SIN([.G948])+[.$J$2]" office:value-type="float" office:value="-0.0352147569852312">
            <text:p>-0.035214757</text:p>
          </table:table-cell>
          <table:table-cell table:number-columns-repeated="2"/>
        </table:table-row>
        <table:table-row table:style-name="ro1">
          <table:table-cell office:value-type="string">
            <text:p>2011-08-18</text:p>
          </table:table-cell>
          <table:table-cell office:value-type="float" office:value="20.47">
            <text:p>20.47</text:p>
          </table:table-cell>
          <table:table-cell office:value-type="float" office:value="20.63">
            <text:p>20.63</text:p>
          </table:table-cell>
          <table:table-cell office:value-type="float" office:value="20.2">
            <text:p>20.2</text:p>
          </table:table-cell>
          <table:table-cell office:value-type="float" office:value="20.42">
            <text:p>20.42</text:p>
          </table:table-cell>
          <table:table-cell office:value-type="float" office:value="9814932">
            <text:p>9814932</text:p>
          </table:table-cell>
          <table:table-cell table:formula="of:=[.G948]+[.$I$2]" office:value-type="float" office:value="9.46999999999984">
            <text:p>9.47</text:p>
          </table:table-cell>
          <table:table-cell table:formula="of:=SIN([.G949])+[.$J$2]" office:value-type="float" office:value="-0.0452066273806069">
            <text:p>-0.0452066274</text:p>
          </table:table-cell>
          <table:table-cell table:number-columns-repeated="2"/>
        </table:table-row>
        <table:table-row table:style-name="ro1">
          <table:table-cell office:value-type="string">
            <text:p>2011-08-19</text:p>
          </table:table-cell>
          <table:table-cell office:value-type="float" office:value="19.3">
            <text:p>19.3</text:p>
          </table:table-cell>
          <table:table-cell office:value-type="float" office:value="19.78">
            <text:p>19.78</text:p>
          </table:table-cell>
          <table:table-cell office:value-type="float" office:value="19.27">
            <text:p>19.27</text:p>
          </table:table-cell>
          <table:table-cell office:value-type="float" office:value="19.5">
            <text:p>19.5</text:p>
          </table:table-cell>
          <table:table-cell office:value-type="float" office:value="20169038">
            <text:p>20169038</text:p>
          </table:table-cell>
          <table:table-cell table:formula="of:=[.G949]+[.$I$2]" office:value-type="float" office:value="9.47999999999984">
            <text:p>9.48</text:p>
          </table:table-cell>
          <table:table-cell table:formula="of:=SIN([.G950])+[.$J$2]" office:value-type="float" office:value="-0.0551939771509167">
            <text:p>-0.0551939772</text:p>
          </table:table-cell>
          <table:table-cell table:number-columns-repeated="2"/>
        </table:table-row>
        <table:table-row table:style-name="ro1">
          <table:table-cell office:value-type="string">
            <text:p>2011-08-22</text:p>
          </table:table-cell>
          <table:table-cell office:value-type="float" office:value="19.41">
            <text:p>19.41</text:p>
          </table:table-cell>
          <table:table-cell office:value-type="float" office:value="19.59">
            <text:p>19.59</text:p>
          </table:table-cell>
          <table:table-cell office:value-type="float" office:value="19.08">
            <text:p>19.08</text:p>
          </table:table-cell>
          <table:table-cell office:value-type="float" office:value="19.3">
            <text:p>19.3</text:p>
          </table:table-cell>
          <table:table-cell office:value-type="float" office:value="13733322">
            <text:p>13733322</text:p>
          </table:table-cell>
          <table:table-cell table:formula="of:=[.G950]+[.$I$2]" office:value-type="float" office:value="9.48999999999984">
            <text:p>9.49</text:p>
          </table:table-cell>
          <table:table-cell table:formula="of:=SIN([.G951])+[.$J$2]" office:value-type="float" office:value="-0.0651758075695061">
            <text:p>-0.0651758076</text:p>
          </table:table-cell>
          <table:table-cell table:number-columns-repeated="2"/>
        </table:table-row>
        <table:table-row table:style-name="ro1">
          <table:table-cell office:value-type="string">
            <text:p>2011-08-23</text:p>
          </table:table-cell>
          <table:table-cell office:value-type="float" office:value="19.4">
            <text:p>19.4</text:p>
          </table:table-cell>
          <table:table-cell office:value-type="float" office:value="19.82">
            <text:p>19.82</text:p>
          </table:table-cell>
          <table:table-cell office:value-type="float" office:value="19.31">
            <text:p>19.31</text:p>
          </table:table-cell>
          <table:table-cell office:value-type="float" office:value="19.82">
            <text:p>19.82</text:p>
          </table:table-cell>
          <table:table-cell office:value-type="float" office:value="12245370">
            <text:p>12245370</text:p>
          </table:table-cell>
          <table:table-cell table:formula="of:=[.G951]+[.$I$2]" office:value-type="float" office:value="9.49999999999984">
            <text:p>9.5</text:p>
          </table:table-cell>
          <table:table-cell table:formula="of:=SIN([.G952])+[.$J$2]" office:value-type="float" office:value="-0.0751511204616517">
            <text:p>-0.0751511205</text:p>
          </table:table-cell>
          <table:table-cell table:number-columns-repeated="2"/>
        </table:table-row>
        <table:table-row table:style-name="ro1">
          <table:table-cell office:value-type="string">
            <text:p>2011-08-24</text:p>
          </table:table-cell>
          <table:table-cell office:value-type="float" office:value="20.15">
            <text:p>20.15</text:p>
          </table:table-cell>
          <table:table-cell office:value-type="float" office:value="20.18">
            <text:p>20.18</text:p>
          </table:table-cell>
          <table:table-cell office:value-type="float" office:value="19.61">
            <text:p>19.61</text:p>
          </table:table-cell>
          <table:table-cell office:value-type="float" office:value="19.69">
            <text:p>19.69</text:p>
          </table:table-cell>
          <table:table-cell office:value-type="float" office:value="7277938">
            <text:p>7277938</text:p>
          </table:table-cell>
          <table:table-cell table:formula="of:=[.G952]+[.$I$2]" office:value-type="float" office:value="9.50999999999984">
            <text:p>9.51</text:p>
          </table:table-cell>
          <table:table-cell table:formula="of:=SIN([.G953])+[.$J$2]" office:value-type="float" office:value="-0.0851189183043767">
            <text:p>-0.0851189183</text:p>
          </table:table-cell>
          <table:table-cell table:number-columns-repeated="2"/>
        </table:table-row>
        <table:table-row table:style-name="ro1">
          <table:table-cell office:value-type="string">
            <text:p>2011-08-25</text:p>
          </table:table-cell>
          <table:table-cell office:value-type="float" office:value="19.89">
            <text:p>19.89</text:p>
          </table:table-cell>
          <table:table-cell office:value-type="float" office:value="20.08">
            <text:p>20.08</text:p>
          </table:table-cell>
          <table:table-cell office:value-type="float" office:value="19.79">
            <text:p>19.79</text:p>
          </table:table-cell>
          <table:table-cell office:value-type="float" office:value="19.88">
            <text:p>19.88</text:p>
          </table:table-cell>
          <table:table-cell office:value-type="float" office:value="8825937">
            <text:p>8825937</text:p>
          </table:table-cell>
          <table:table-cell table:formula="of:=[.G953]+[.$I$2]" office:value-type="float" office:value="9.51999999999984">
            <text:p>9.52</text:p>
          </table:table-cell>
          <table:table-cell table:formula="of:=SIN([.G954])+[.$J$2]" office:value-type="float" office:value="-0.0950782043262036">
            <text:p>-0.0950782043</text:p>
          </table:table-cell>
          <table:table-cell table:number-columns-repeated="2"/>
        </table:table-row>
        <table:table-row table:style-name="ro1">
          <table:table-cell office:value-type="string">
            <text:p>2011-08-26</text:p>
          </table:table-cell>
          <table:table-cell office:value-type="float" office:value="19.77">
            <text:p>19.77</text:p>
          </table:table-cell>
          <table:table-cell office:value-type="float" office:value="20.04">
            <text:p>20.04</text:p>
          </table:table-cell>
          <table:table-cell office:value-type="float" office:value="19.7">
            <text:p>19.7</text:p>
          </table:table-cell>
          <table:table-cell office:value-type="float" office:value="19.85">
            <text:p>19.85</text:p>
          </table:table-cell>
          <table:table-cell office:value-type="float" office:value="11680882">
            <text:p>11680882</text:p>
          </table:table-cell>
          <table:table-cell table:formula="of:=[.G954]+[.$I$2]" office:value-type="float" office:value="9.52999999999984">
            <text:p>9.53</text:p>
          </table:table-cell>
          <table:table-cell table:formula="of:=SIN([.G955])+[.$J$2]" office:value-type="float" office:value="-0.105027982606829">
            <text:p>-0.1050279826</text:p>
          </table:table-cell>
          <table:table-cell table:number-columns-repeated="2"/>
        </table:table-row>
        <table:table-row table:style-name="ro1">
          <table:table-cell office:value-type="string">
            <text:p>2011-08-29</text:p>
          </table:table-cell>
          <table:table-cell office:value-type="float" office:value="20.1">
            <text:p>20.1</text:p>
          </table:table-cell>
          <table:table-cell office:value-type="float" office:value="20.41">
            <text:p>20.41</text:p>
          </table:table-cell>
          <table:table-cell office:value-type="float" office:value="20.03">
            <text:p>20.03</text:p>
          </table:table-cell>
          <table:table-cell office:value-type="float" office:value="20.21">
            <text:p>20.21</text:p>
          </table:table-cell>
          <table:table-cell office:value-type="float" office:value="8298704">
            <text:p>8298704</text:p>
          </table:table-cell>
          <table:table-cell table:formula="of:=[.G955]+[.$I$2]" office:value-type="float" office:value="9.53999999999984">
            <text:p>9.54</text:p>
          </table:table-cell>
          <table:table-cell table:formula="of:=SIN([.G956])+[.$J$2]" office:value-type="float" office:value="-0.114967258176718">
            <text:p>-0.1149672582</text:p>
          </table:table-cell>
          <table:table-cell table:number-columns-repeated="2"/>
        </table:table-row>
        <table:table-row table:style-name="ro1">
          <table:table-cell office:value-type="string">
            <text:p>2011-08-30</text:p>
          </table:table-cell>
          <table:table-cell office:value-type="float" office:value="20.43">
            <text:p>20.43</text:p>
          </table:table-cell>
          <table:table-cell office:value-type="float" office:value="20.63">
            <text:p>20.63</text:p>
          </table:table-cell>
          <table:table-cell office:value-type="float" office:value="20.13">
            <text:p>20.13</text:p>
          </table:table-cell>
          <table:table-cell office:value-type="float" office:value="20.18">
            <text:p>20.18</text:p>
          </table:table-cell>
          <table:table-cell office:value-type="float" office:value="9619788">
            <text:p>9619788</text:p>
          </table:table-cell>
          <table:table-cell table:formula="of:=[.G956]+[.$I$2]" office:value-type="float" office:value="9.54999999999984">
            <text:p>9.55</text:p>
          </table:table-cell>
          <table:table-cell table:formula="of:=SIN([.G957])+[.$J$2]" office:value-type="float" office:value="-0.124895037116594">
            <text:p>-0.1248950371</text:p>
          </table:table-cell>
          <table:table-cell table:number-columns-repeated="2"/>
        </table:table-row>
        <table:table-row table:style-name="ro1">
          <table:table-cell office:value-type="string">
            <text:p>2011-08-31</text:p>
          </table:table-cell>
          <table:table-cell office:value-type="float" office:value="20.07">
            <text:p>20.07</text:p>
          </table:table-cell>
          <table:table-cell office:value-type="float" office:value="20.29">
            <text:p>20.29</text:p>
          </table:table-cell>
          <table:table-cell office:value-type="float" office:value="19.91">
            <text:p>19.91</text:p>
          </table:table-cell>
          <table:table-cell office:value-type="float" office:value="20.29">
            <text:p>20.29</text:p>
          </table:table-cell>
          <table:table-cell office:value-type="float" office:value="11228026">
            <text:p>11228026</text:p>
          </table:table-cell>
          <table:table-cell table:formula="of:=[.G957]+[.$I$2]" office:value-type="float" office:value="9.55999999999984">
            <text:p>9.56</text:p>
          </table:table-cell>
          <table:table-cell table:formula="of:=SIN([.G958])+[.$J$2]" office:value-type="float" office:value="-0.134810326656837">
            <text:p>-0.1348103267</text:p>
          </table:table-cell>
          <table:table-cell table:number-columns-repeated="2"/>
        </table:table-row>
        <table:table-row table:style-name="ro1">
          <table:table-cell office:value-type="string">
            <text:p>2011-09-01</text:p>
          </table:table-cell>
          <table:table-cell office:value-type="float" office:value="20.15">
            <text:p>20.15</text:p>
          </table:table-cell>
          <table:table-cell office:value-type="float" office:value="20.54">
            <text:p>20.54</text:p>
          </table:table-cell>
          <table:table-cell office:value-type="float" office:value="20.15">
            <text:p>20.15</text:p>
          </table:table-cell>
          <table:table-cell office:value-type="float" office:value="20.27">
            <text:p>20.27</text:p>
          </table:table-cell>
          <table:table-cell office:value-type="float" office:value="8063479">
            <text:p>8063479</text:p>
          </table:table-cell>
          <table:table-cell table:formula="of:=[.G958]+[.$I$2]" office:value-type="float" office:value="9.56999999999984">
            <text:p>9.57</text:p>
          </table:table-cell>
          <table:table-cell table:formula="of:=SIN([.G959])+[.$J$2]" office:value-type="float" office:value="-0.144712135276756">
            <text:p>-0.1447121353</text:p>
          </table:table-cell>
          <table:table-cell table:number-columns-repeated="2"/>
        </table:table-row>
        <table:table-row table:style-name="ro1">
          <table:table-cell office:value-type="string">
            <text:p>2011-09-02</text:p>
          </table:table-cell>
          <table:table-cell office:value-type="float" office:value="20.16">
            <text:p>20.16</text:p>
          </table:table-cell>
          <table:table-cell office:value-type="float" office:value="20.19">
            <text:p>20.19</text:p>
          </table:table-cell>
          <table:table-cell office:value-type="float" office:value="19.81">
            <text:p>19.81</text:p>
          </table:table-cell>
          <table:table-cell office:value-type="float" office:value="19.92">
            <text:p>19.92</text:p>
          </table:table-cell>
          <table:table-cell office:value-type="float" office:value="7945567">
            <text:p>7945567</text:p>
          </table:table-cell>
          <table:table-cell table:formula="of:=[.G959]+[.$I$2]" office:value-type="float" office:value="9.57999999999984">
            <text:p>9.58</text:p>
          </table:table-cell>
          <table:table-cell table:formula="of:=SIN([.G960])+[.$J$2]" office:value-type="float" office:value="-0.154599472803741">
            <text:p>-0.1545994728</text:p>
          </table:table-cell>
          <table:table-cell table:number-columns-repeated="2"/>
        </table:table-row>
        <table:table-row table:style-name="ro1">
          <table:table-cell office:value-type="string">
            <text:p>2011-09-05</text:p>
          </table:table-cell>
          <table:table-cell office:value-type="float" office:value="19.61">
            <text:p>19.61</text:p>
          </table:table-cell>
          <table:table-cell office:value-type="float" office:value="19.64">
            <text:p>19.64</text:p>
          </table:table-cell>
          <table:table-cell office:value-type="float" office:value="19.32">
            <text:p>19.32</text:p>
          </table:table-cell>
          <table:table-cell office:value-type="float" office:value="19.41">
            <text:p>19.41</text:p>
          </table:table-cell>
          <table:table-cell office:value-type="float" office:value="11191494">
            <text:p>11191494</text:p>
          </table:table-cell>
          <table:table-cell table:formula="of:=[.G960]+[.$I$2]" office:value-type="float" office:value="9.58999999999984">
            <text:p>9.59</text:p>
          </table:table-cell>
          <table:table-cell table:formula="of:=SIN([.G961])+[.$J$2]" office:value-type="float" office:value="-0.164471350512278">
            <text:p>-0.1644713505</text:p>
          </table:table-cell>
          <table:table-cell table:number-columns-repeated="2"/>
        </table:table-row>
        <table:table-row table:style-name="ro1">
          <table:table-cell office:value-type="string">
            <text:p>2011-09-06</text:p>
          </table:table-cell>
          <table:table-cell office:value-type="float" office:value="19">
            <text:p>19</text:p>
          </table:table-cell>
          <table:table-cell office:value-type="float" office:value="19.41">
            <text:p>19.41</text:p>
          </table:table-cell>
          <table:table-cell office:value-type="float" office:value="18.99">
            <text:p>18.99</text:p>
          </table:table-cell>
          <table:table-cell office:value-type="float" office:value="19.26">
            <text:p>19.26</text:p>
          </table:table-cell>
          <table:table-cell office:value-type="float" office:value="12696919">
            <text:p>12696919</text:p>
          </table:table-cell>
          <table:table-cell table:formula="of:=[.G961]+[.$I$2]" office:value-type="float" office:value="9.59999999999984">
            <text:p>9.6</text:p>
          </table:table-cell>
          <table:table-cell table:formula="of:=SIN([.G962])+[.$J$2]" office:value-type="float" office:value="-0.174326781222822">
            <text:p>-0.1743267812</text:p>
          </table:table-cell>
          <table:table-cell table:number-columns-repeated="2"/>
        </table:table-row>
        <table:table-row table:style-name="ro1">
          <table:table-cell office:value-type="string">
            <text:p>2011-09-07</text:p>
          </table:table-cell>
          <table:table-cell office:value-type="float" office:value="19.6">
            <text:p>19.6</text:p>
          </table:table-cell>
          <table:table-cell office:value-type="float" office:value="20.04">
            <text:p>20.04</text:p>
          </table:table-cell>
          <table:table-cell office:value-type="float" office:value="19.55">
            <text:p>19.55</text:p>
          </table:table-cell>
          <table:table-cell office:value-type="float" office:value="20.03">
            <text:p>20.03</text:p>
          </table:table-cell>
          <table:table-cell office:value-type="float" office:value="10664270">
            <text:p>10664270</text:p>
          </table:table-cell>
          <table:table-cell table:formula="of:=[.G962]+[.$I$2]" office:value-type="float" office:value="9.60999999999984">
            <text:p>9.61</text:p>
          </table:table-cell>
          <table:table-cell table:formula="of:=SIN([.G963])+[.$J$2]" office:value-type="float" office:value="-0.184164779400516">
            <text:p>-0.1841647794</text:p>
          </table:table-cell>
          <table:table-cell table:number-columns-repeated="2"/>
        </table:table-row>
        <table:table-row table:style-name="ro1">
          <table:table-cell office:value-type="string">
            <text:p>2011-09-08</text:p>
          </table:table-cell>
          <table:table-cell office:value-type="float" office:value="20.23">
            <text:p>20.23</text:p>
          </table:table-cell>
          <table:table-cell office:value-type="float" office:value="20.28">
            <text:p>20.28</text:p>
          </table:table-cell>
          <table:table-cell office:value-type="float" office:value="19.82">
            <text:p>19.82</text:p>
          </table:table-cell>
          <table:table-cell office:value-type="float" office:value="19.92">
            <text:p>19.92</text:p>
          </table:table-cell>
          <table:table-cell office:value-type="float" office:value="11915930">
            <text:p>11915930</text:p>
          </table:table-cell>
          <table:table-cell table:formula="of:=[.G963]+[.$I$2]" office:value-type="float" office:value="9.61999999999984">
            <text:p>9.62</text:p>
          </table:table-cell>
          <table:table-cell table:formula="of:=SIN([.G964])+[.$J$2]" office:value-type="float" office:value="-0.19398436125374">
            <text:p>-0.1939843613</text:p>
          </table:table-cell>
          <table:table-cell table:number-columns-repeated="2"/>
        </table:table-row>
        <table:table-row table:style-name="ro1">
          <table:table-cell office:value-type="string">
            <text:p>2011-09-09</text:p>
          </table:table-cell>
          <table:table-cell office:value-type="float" office:value="19.97">
            <text:p>19.97</text:p>
          </table:table-cell>
          <table:table-cell office:value-type="float" office:value="20.16">
            <text:p>20.16</text:p>
          </table:table-cell>
          <table:table-cell office:value-type="float" office:value="19.9">
            <text:p>19.9</text:p>
          </table:table-cell>
          <table:table-cell office:value-type="float" office:value="19.94">
            <text:p>19.94</text:p>
          </table:table-cell>
          <table:table-cell office:value-type="float" office:value="7195301">
            <text:p>7195301</text:p>
          </table:table-cell>
          <table:table-cell table:formula="of:=[.G964]+[.$I$2]" office:value-type="float" office:value="9.62999999999984">
            <text:p>9.63</text:p>
          </table:table-cell>
          <table:table-cell table:formula="of:=SIN([.G965])+[.$J$2]" office:value-type="float" office:value="-0.203784544832492">
            <text:p>-0.2037845448</text:p>
          </table:table-cell>
          <table:table-cell table:number-columns-repeated="2"/>
        </table:table-row>
        <table:table-row table:style-name="ro1">
          <table:table-cell office:value-type="string">
            <text:p>2011-09-12</text:p>
          </table:table-cell>
          <table:table-cell office:value-type="float" office:value="19.46">
            <text:p>19.46</text:p>
          </table:table-cell>
          <table:table-cell office:value-type="float" office:value="19.57">
            <text:p>19.57</text:p>
          </table:table-cell>
          <table:table-cell office:value-type="float" office:value="19.09">
            <text:p>19.09</text:p>
          </table:table-cell>
          <table:table-cell office:value-type="float" office:value="19.21">
            <text:p>19.21</text:p>
          </table:table-cell>
          <table:table-cell office:value-type="float" office:value="9289819">
            <text:p>9289819</text:p>
          </table:table-cell>
          <table:table-cell table:formula="of:=[.G965]+[.$I$2]" office:value-type="float" office:value="9.63999999999984">
            <text:p>9.64</text:p>
          </table:table-cell>
          <table:table-cell table:formula="of:=SIN([.G966])+[.$J$2]" office:value-type="float" office:value="-0.213564350126581">
            <text:p>-0.2135643501</text:p>
          </table:table-cell>
          <table:table-cell table:number-columns-repeated="2"/>
        </table:table-row>
        <table:table-row table:style-name="ro1">
          <table:table-cell office:value-type="string">
            <text:p>2011-09-13</text:p>
          </table:table-cell>
          <table:table-cell office:value-type="float" office:value="19.31">
            <text:p>19.31</text:p>
          </table:table-cell>
          <table:table-cell office:value-type="float" office:value="19.52">
            <text:p>19.52</text:p>
          </table:table-cell>
          <table:table-cell office:value-type="float" office:value="19.23">
            <text:p>19.23</text:p>
          </table:table-cell>
          <table:table-cell office:value-type="float" office:value="19.32">
            <text:p>19.32</text:p>
          </table:table-cell>
          <table:table-cell office:value-type="float" office:value="8883440">
            <text:p>8883440</text:p>
          </table:table-cell>
          <table:table-cell table:formula="of:=[.G966]+[.$I$2]" office:value-type="float" office:value="9.64999999999984">
            <text:p>9.65</text:p>
          </table:table-cell>
          <table:table-cell table:formula="of:=SIN([.G967])+[.$J$2]" office:value-type="float" office:value="-0.223322799163626">
            <text:p>-0.2233227992</text:p>
          </table:table-cell>
          <table:table-cell table:number-columns-repeated="2"/>
        </table:table-row>
        <table:table-row table:style-name="ro1">
          <table:table-cell office:value-type="string">
            <text:p>2011-09-14</text:p>
          </table:table-cell>
          <table:table-cell office:value-type="float" office:value="19.4">
            <text:p>19.4</text:p>
          </table:table-cell>
          <table:table-cell office:value-type="float" office:value="19.54">
            <text:p>19.54</text:p>
          </table:table-cell>
          <table:table-cell office:value-type="float" office:value="18.93">
            <text:p>18.93</text:p>
          </table:table-cell>
          <table:table-cell office:value-type="float" office:value="19.02">
            <text:p>19.02</text:p>
          </table:table-cell>
          <table:table-cell office:value-type="float" office:value="11518019">
            <text:p>11518019</text:p>
          </table:table-cell>
          <table:table-cell table:formula="of:=[.G967]+[.$I$2]" office:value-type="float" office:value="9.65999999999984">
            <text:p>9.66</text:p>
          </table:table-cell>
          <table:table-cell table:formula="of:=SIN([.G968])+[.$J$2]" office:value-type="float" office:value="-0.233058916106857">
            <text:p>-0.2330589161</text:p>
          </table:table-cell>
          <table:table-cell table:number-columns-repeated="2"/>
        </table:table-row>
        <table:table-row table:style-name="ro1">
          <table:table-cell office:value-type="string">
            <text:p>2011-09-15</text:p>
          </table:table-cell>
          <table:table-cell table:number-columns-repeated="2" office:value-type="float" office:value="19.58">
            <text:p>19.58</text:p>
          </table:table-cell>
          <table:table-cell office:value-type="float" office:value="19.04">
            <text:p>19.04</text:p>
          </table:table-cell>
          <table:table-cell office:value-type="float" office:value="19.41">
            <text:p>19.41</text:p>
          </table:table-cell>
          <table:table-cell office:value-type="float" office:value="12719497">
            <text:p>12719497</text:p>
          </table:table-cell>
          <table:table-cell table:formula="of:=[.G968]+[.$I$2]" office:value-type="float" office:value="9.66999999999984">
            <text:p>9.67</text:p>
          </table:table-cell>
          <table:table-cell table:formula="of:=SIN([.G969])+[.$J$2]" office:value-type="float" office:value="-0.242771727352692">
            <text:p>-0.2427717274</text:p>
          </table:table-cell>
          <table:table-cell table:number-columns-repeated="2"/>
        </table:table-row>
        <table:table-row table:style-name="ro1">
          <table:table-cell office:value-type="string">
            <text:p>2011-09-16</text:p>
          </table:table-cell>
          <table:table-cell office:value-type="float" office:value="19.7">
            <text:p>19.7</text:p>
          </table:table-cell>
          <table:table-cell office:value-type="float" office:value="19.97">
            <text:p>19.97</text:p>
          </table:table-cell>
          <table:table-cell office:value-type="float" office:value="19.65">
            <text:p>19.65</text:p>
          </table:table-cell>
          <table:table-cell office:value-type="float" office:value="19.8">
            <text:p>19.8</text:p>
          </table:table-cell>
          <table:table-cell office:value-type="float" office:value="7769871">
            <text:p>7769871</text:p>
          </table:table-cell>
          <table:table-cell table:formula="of:=[.G969]+[.$I$2]" office:value-type="float" office:value="9.67999999999984">
            <text:p>9.68</text:p>
          </table:table-cell>
          <table:table-cell table:formula="of:=SIN([.G970])+[.$J$2]" office:value-type="float" office:value="-0.252460261628102">
            <text:p>-0.2524602616</text:p>
          </table:table-cell>
          <table:table-cell table:number-columns-repeated="2"/>
        </table:table-row>
        <table:table-row table:style-name="ro1">
          <table:table-cell office:value-type="string">
            <text:p>2011-09-19</text:p>
          </table:table-cell>
          <table:table-cell office:value-type="float" office:value="19.69">
            <text:p>19.69</text:p>
          </table:table-cell>
          <table:table-cell office:value-type="float" office:value="19.7">
            <text:p>19.7</text:p>
          </table:table-cell>
          <table:table-cell office:value-type="float" office:value="19.26">
            <text:p>19.26</text:p>
          </table:table-cell>
          <table:table-cell office:value-type="float" office:value="19.41">
            <text:p>19.41</text:p>
          </table:table-cell>
          <table:table-cell office:value-type="float" office:value="6488437">
            <text:p>6488437</text:p>
          </table:table-cell>
          <table:table-cell table:formula="of:=[.G970]+[.$I$2]" office:value-type="float" office:value="9.68999999999984">
            <text:p>9.69</text:p>
          </table:table-cell>
          <table:table-cell table:formula="of:=SIN([.G971])+[.$J$2]" office:value-type="float" office:value="-0.262123550087731">
            <text:p>-0.2621235501</text:p>
          </table:table-cell>
          <table:table-cell table:number-columns-repeated="2"/>
        </table:table-row>
        <table:table-row table:style-name="ro1">
          <table:table-cell office:value-type="string">
            <text:p>2011-09-20</text:p>
          </table:table-cell>
          <table:table-cell office:value-type="float" office:value="19.48">
            <text:p>19.48</text:p>
          </table:table-cell>
          <table:table-cell office:value-type="float" office:value="19.7">
            <text:p>19.7</text:p>
          </table:table-cell>
          <table:table-cell office:value-type="float" office:value="19.21">
            <text:p>19.21</text:p>
          </table:table-cell>
          <table:table-cell office:value-type="float" office:value="19.32">
            <text:p>19.32</text:p>
          </table:table-cell>
          <table:table-cell office:value-type="float" office:value="9951134">
            <text:p>9951134</text:p>
          </table:table-cell>
          <table:table-cell table:formula="of:=[.G971]+[.$I$2]" office:value-type="float" office:value="9.69999999999984">
            <text:p>9.7</text:p>
          </table:table-cell>
          <table:table-cell table:formula="of:=SIN([.G972])+[.$J$2]" office:value-type="float" office:value="-0.271760626410787">
            <text:p>-0.2717606264</text:p>
          </table:table-cell>
          <table:table-cell table:number-columns-repeated="2"/>
        </table:table-row>
        <table:table-row table:style-name="ro1">
          <table:table-cell office:value-type="string">
            <text:p>2011-09-21</text:p>
          </table:table-cell>
          <table:table-cell office:value-type="float" office:value="19.5">
            <text:p>19.5</text:p>
          </table:table-cell>
          <table:table-cell office:value-type="float" office:value="19.53">
            <text:p>19.53</text:p>
          </table:table-cell>
          <table:table-cell office:value-type="float" office:value="19.07">
            <text:p>19.07</text:p>
          </table:table-cell>
          <table:table-cell office:value-type="float" office:value="19.39">
            <text:p>19.39</text:p>
          </table:table-cell>
          <table:table-cell office:value-type="float" office:value="9276608">
            <text:p>9276608</text:p>
          </table:table-cell>
          <table:table-cell table:formula="of:=[.G972]+[.$I$2]" office:value-type="float" office:value="9.70999999999984">
            <text:p>9.71</text:p>
          </table:table-cell>
          <table:table-cell table:formula="of:=SIN([.G973])+[.$J$2]" office:value-type="float" office:value="-0.281370526897668">
            <text:p>-0.2813705269</text:p>
          </table:table-cell>
          <table:table-cell table:number-columns-repeated="2"/>
        </table:table-row>
        <table:table-row table:style-name="ro1">
          <table:table-cell office:value-type="string">
            <text:p>2011-09-22</text:p>
          </table:table-cell>
          <table:table-cell office:value-type="float" office:value="18.91">
            <text:p>18.91</text:p>
          </table:table-cell>
          <table:table-cell office:value-type="float" office:value="19.08">
            <text:p>19.08</text:p>
          </table:table-cell>
          <table:table-cell office:value-type="float" office:value="18.8">
            <text:p>18.8</text:p>
          </table:table-cell>
          <table:table-cell office:value-type="float" office:value="18.98">
            <text:p>18.98</text:p>
          </table:table-cell>
          <table:table-cell office:value-type="float" office:value="8842326">
            <text:p>8842326</text:p>
          </table:table-cell>
          <table:table-cell table:formula="of:=[.G973]+[.$I$2]" office:value-type="float" office:value="9.71999999999984">
            <text:p>9.72</text:p>
          </table:table-cell>
          <table:table-cell table:formula="of:=SIN([.G974])+[.$J$2]" office:value-type="float" office:value="-0.290952290566334">
            <text:p>-0.2909522906</text:p>
          </table:table-cell>
          <table:table-cell table:number-columns-repeated="2"/>
        </table:table-row>
        <table:table-row table:style-name="ro1">
          <table:table-cell office:value-type="string">
            <text:p>2011-09-23</text:p>
          </table:table-cell>
          <table:table-cell office:value-type="float" office:value="18.8">
            <text:p>18.8</text:p>
          </table:table-cell>
          <table:table-cell office:value-type="float" office:value="19.39">
            <text:p>19.39</text:p>
          </table:table-cell>
          <table:table-cell office:value-type="float" office:value="18.65">
            <text:p>18.65</text:p>
          </table:table-cell>
          <table:table-cell office:value-type="float" office:value="18.75">
            <text:p>18.75</text:p>
          </table:table-cell>
          <table:table-cell office:value-type="float" office:value="10375636">
            <text:p>10375636</text:p>
          </table:table-cell>
          <table:table-cell table:formula="of:=[.G974]+[.$I$2]" office:value-type="float" office:value="9.72999999999984">
            <text:p>9.73</text:p>
          </table:table-cell>
          <table:table-cell table:formula="of:=SIN([.G975])+[.$J$2]" office:value-type="float" office:value="-0.300504959248403">
            <text:p>-0.3005049592</text:p>
          </table:table-cell>
          <table:table-cell table:number-columns-repeated="2"/>
        </table:table-row>
        <table:table-row table:style-name="ro1">
          <table:table-cell office:value-type="string">
            <text:p>2011-09-26</text:p>
          </table:table-cell>
          <table:table-cell office:value-type="float" office:value="19.03">
            <text:p>19.03</text:p>
          </table:table-cell>
          <table:table-cell office:value-type="float" office:value="19.14">
            <text:p>19.14</text:p>
          </table:table-cell>
          <table:table-cell office:value-type="float" office:value="18.75">
            <text:p>18.75</text:p>
          </table:table-cell>
          <table:table-cell office:value-type="float" office:value="18.78">
            <text:p>18.78</text:p>
          </table:table-cell>
          <table:table-cell office:value-type="float" office:value="11292504">
            <text:p>11292504</text:p>
          </table:table-cell>
          <table:table-cell table:formula="of:=[.G975]+[.$I$2]" office:value-type="float" office:value="9.73999999999984">
            <text:p>9.74</text:p>
          </table:table-cell>
          <table:table-cell table:formula="of:=SIN([.G976])+[.$J$2]" office:value-type="float" office:value="-0.310027577684968">
            <text:p>-0.3100275777</text:p>
          </table:table-cell>
          <table:table-cell table:number-columns-repeated="2"/>
        </table:table-row>
        <table:table-row table:style-name="ro1">
          <table:table-cell office:value-type="string">
            <text:p>2011-09-27</text:p>
          </table:table-cell>
          <table:table-cell office:value-type="float" office:value="19.3">
            <text:p>19.3</text:p>
          </table:table-cell>
          <table:table-cell office:value-type="float" office:value="19.83">
            <text:p>19.83</text:p>
          </table:table-cell>
          <table:table-cell office:value-type="float" office:value="19.26">
            <text:p>19.26</text:p>
          </table:table-cell>
          <table:table-cell office:value-type="float" office:value="19.79">
            <text:p>19.79</text:p>
          </table:table-cell>
          <table:table-cell office:value-type="float" office:value="10307153">
            <text:p>10307153</text:p>
          </table:table-cell>
          <table:table-cell table:formula="of:=[.G976]+[.$I$2]" office:value-type="float" office:value="9.74999999999984">
            <text:p>9.75</text:p>
          </table:table-cell>
          <table:table-cell table:formula="of:=SIN([.G977])+[.$J$2]" office:value-type="float" office:value="-0.319519193622119">
            <text:p>-0.3195191936</text:p>
          </table:table-cell>
          <table:table-cell table:number-columns-repeated="2"/>
        </table:table-row>
        <table:table-row table:style-name="ro1">
          <table:table-cell office:value-type="string">
            <text:p>2011-09-28</text:p>
          </table:table-cell>
          <table:table-cell office:value-type="float" office:value="19.8">
            <text:p>19.8</text:p>
          </table:table-cell>
          <table:table-cell office:value-type="float" office:value="19.93">
            <text:p>19.93</text:p>
          </table:table-cell>
          <table:table-cell office:value-type="float" office:value="19.6">
            <text:p>19.6</text:p>
          </table:table-cell>
          <table:table-cell office:value-type="float" office:value="19.74">
            <text:p>19.74</text:p>
          </table:table-cell>
          <table:table-cell office:value-type="float" office:value="12351688">
            <text:p>12351688</text:p>
          </table:table-cell>
          <table:table-cell table:formula="of:=[.G977]+[.$I$2]" office:value-type="float" office:value="9.75999999999984">
            <text:p>9.76</text:p>
          </table:table-cell>
          <table:table-cell table:formula="of:=SIN([.G978])+[.$J$2]" office:value-type="float" office:value="-0.328978857906173">
            <text:p>-0.3289788579</text:p>
          </table:table-cell>
          <table:table-cell table:number-columns-repeated="2"/>
        </table:table-row>
        <table:table-row table:style-name="ro1">
          <table:table-cell office:value-type="string">
            <text:p>2011-09-29</text:p>
          </table:table-cell>
          <table:table-cell office:value-type="float" office:value="19.5">
            <text:p>19.5</text:p>
          </table:table-cell>
          <table:table-cell office:value-type="float" office:value="19.67">
            <text:p>19.67</text:p>
          </table:table-cell>
          <table:table-cell office:value-type="float" office:value="19.44">
            <text:p>19.44</text:p>
          </table:table-cell>
          <table:table-cell office:value-type="float" office:value="19.58">
            <text:p>19.58</text:p>
          </table:table-cell>
          <table:table-cell office:value-type="float" office:value="7999885">
            <text:p>7999885</text:p>
          </table:table-cell>
          <table:table-cell table:formula="of:=[.G978]+[.$I$2]" office:value-type="float" office:value="9.76999999999984">
            <text:p>9.77</text:p>
          </table:table-cell>
          <table:table-cell table:formula="of:=SIN([.G979])+[.$J$2]" office:value-type="float" office:value="-0.338405624578584">
            <text:p>-0.3384056246</text:p>
          </table:table-cell>
          <table:table-cell table:number-columns-repeated="2"/>
        </table:table-row>
        <table:table-row table:style-name="ro1">
          <table:table-cell office:value-type="string">
            <text:p>2011-09-30</text:p>
          </table:table-cell>
          <table:table-cell office:value-type="float" office:value="19.65">
            <text:p>19.65</text:p>
          </table:table-cell>
          <table:table-cell office:value-type="float" office:value="19.76">
            <text:p>19.76</text:p>
          </table:table-cell>
          <table:table-cell office:value-type="float" office:value="19.25">
            <text:p>19.25</text:p>
          </table:table-cell>
          <table:table-cell office:value-type="float" office:value="19.52">
            <text:p>19.52</text:p>
          </table:table-cell>
          <table:table-cell office:value-type="float" office:value="14146474">
            <text:p>14146474</text:p>
          </table:table-cell>
          <table:table-cell table:formula="of:=[.G979]+[.$I$2]" office:value-type="float" office:value="9.77999999999984">
            <text:p>9.78</text:p>
          </table:table-cell>
          <table:table-cell table:formula="of:=SIN([.G980])+[.$J$2]" office:value-type="float" office:value="-0.347798550970542">
            <text:p>-0.347798551</text:p>
          </table:table-cell>
          <table:table-cell table:number-columns-repeated="2"/>
        </table:table-row>
        <table:table-row table:style-name="ro1">
          <table:table-cell office:value-type="string">
            <text:p>2011-10-03</text:p>
          </table:table-cell>
          <table:table-cell office:value-type="float" office:value="19.1">
            <text:p>19.1</text:p>
          </table:table-cell>
          <table:table-cell office:value-type="float" office:value="19.19">
            <text:p>19.19</text:p>
          </table:table-cell>
          <table:table-cell office:value-type="float" office:value="18.87">
            <text:p>18.87</text:p>
          </table:table-cell>
          <table:table-cell office:value-type="float" office:value="18.94">
            <text:p>18.94</text:p>
          </table:table-cell>
          <table:table-cell office:value-type="float" office:value="5723363">
            <text:p>5723363</text:p>
          </table:table-cell>
          <table:table-cell table:formula="of:=[.G980]+[.$I$2]" office:value-type="float" office:value="9.78999999999984">
            <text:p>9.79</text:p>
          </table:table-cell>
          <table:table-cell table:formula="of:=SIN([.G981])+[.$J$2]" office:value-type="float" office:value="-0.357156697797233">
            <text:p>-0.3571566978</text:p>
          </table:table-cell>
          <table:table-cell table:number-columns-repeated="2"/>
        </table:table-row>
        <table:table-row table:style-name="ro1">
          <table:table-cell office:value-type="string">
            <text:p>2011-10-04</text:p>
          </table:table-cell>
          <table:table-cell office:value-type="float" office:value="18.8">
            <text:p>18.8</text:p>
          </table:table-cell>
          <table:table-cell office:value-type="float" office:value="19.21">
            <text:p>19.21</text:p>
          </table:table-cell>
          <table:table-cell office:value-type="float" office:value="18.68">
            <text:p>18.68</text:p>
          </table:table-cell>
          <table:table-cell office:value-type="float" office:value="18.98">
            <text:p>18.98</text:p>
          </table:table-cell>
          <table:table-cell office:value-type="float" office:value="10276104">
            <text:p>10276104</text:p>
          </table:table-cell>
          <table:table-cell table:formula="of:=[.G981]+[.$I$2]" office:value-type="float" office:value="9.79999999999984">
            <text:p>9.8</text:p>
          </table:table-cell>
          <table:table-cell table:formula="of:=SIN([.G982])+[.$J$2]" office:value-type="float" office:value="-0.366479129251775">
            <text:p>-0.3664791293</text:p>
          </table:table-cell>
          <table:table-cell table:number-columns-repeated="2"/>
        </table:table-row>
        <table:table-row table:style-name="ro1">
          <table:table-cell office:value-type="string">
            <text:p>2011-10-05</text:p>
          </table:table-cell>
          <table:table-cell office:value-type="float" office:value="19.47">
            <text:p>19.47</text:p>
          </table:table-cell>
          <table:table-cell office:value-type="float" office:value="19.48">
            <text:p>19.48</text:p>
          </table:table-cell>
          <table:table-cell office:value-type="float" office:value="19">
            <text:p>19</text:p>
          </table:table-cell>
          <table:table-cell office:value-type="float" office:value="19.17">
            <text:p>19.17</text:p>
          </table:table-cell>
          <table:table-cell office:value-type="float" office:value="8944095">
            <text:p>8944095</text:p>
          </table:table-cell>
          <table:table-cell table:formula="of:=[.G982]+[.$I$2]" office:value-type="float" office:value="9.80999999999984">
            <text:p>9.81</text:p>
          </table:table-cell>
          <table:table-cell table:formula="of:=SIN([.G983])+[.$J$2]" office:value-type="float" office:value="-0.375764913098789">
            <text:p>-0.3757649131</text:p>
          </table:table-cell>
          <table:table-cell table:number-columns-repeated="2"/>
        </table:table-row>
        <table:table-row table:style-name="ro1">
          <table:table-cell office:value-type="string">
            <text:p>2011-10-06</text:p>
          </table:table-cell>
          <table:table-cell office:value-type="float" office:value="19.5">
            <text:p>19.5</text:p>
          </table:table-cell>
          <table:table-cell office:value-type="float" office:value="20.1">
            <text:p>20.1</text:p>
          </table:table-cell>
          <table:table-cell office:value-type="float" office:value="19.42">
            <text:p>19.42</text:p>
          </table:table-cell>
          <table:table-cell office:value-type="float" office:value="20.04">
            <text:p>20.04</text:p>
          </table:table-cell>
          <table:table-cell office:value-type="float" office:value="12290612">
            <text:p>12290612</text:p>
          </table:table-cell>
          <table:table-cell table:formula="of:=[.G983]+[.$I$2]" office:value-type="float" office:value="9.81999999999984">
            <text:p>9.82</text:p>
          </table:table-cell>
          <table:table-cell table:formula="of:=SIN([.G984])+[.$J$2]" office:value-type="float" office:value="-0.38501312076763">
            <text:p>-0.3850131208</text:p>
          </table:table-cell>
          <table:table-cell table:number-columns-repeated="2"/>
        </table:table-row>
        <table:table-row table:style-name="ro1">
          <table:table-cell office:value-type="string">
            <text:p>2011-10-07</text:p>
          </table:table-cell>
          <table:table-cell office:value-type="float" office:value="20.32">
            <text:p>20.32</text:p>
          </table:table-cell>
          <table:table-cell office:value-type="float" office:value="20.75">
            <text:p>20.75</text:p>
          </table:table-cell>
          <table:table-cell office:value-type="float" office:value="20.28">
            <text:p>20.28</text:p>
          </table:table-cell>
          <table:table-cell office:value-type="float" office:value="20.71">
            <text:p>20.71</text:p>
          </table:table-cell>
          <table:table-cell office:value-type="float" office:value="12955591">
            <text:p>12955591</text:p>
          </table:table-cell>
          <table:table-cell table:formula="of:=[.G984]+[.$I$2]" office:value-type="float" office:value="9.82999999999984">
            <text:p>9.83</text:p>
          </table:table-cell>
          <table:table-cell table:formula="of:=SIN([.G985])+[.$J$2]" office:value-type="float" office:value="-0.394222827445238">
            <text:p>-0.3942228274</text:p>
          </table:table-cell>
          <table:table-cell table:number-columns-repeated="2"/>
        </table:table-row>
        <table:table-row table:style-name="ro1">
          <table:table-cell office:value-type="string">
            <text:p>2011-10-10</text:p>
          </table:table-cell>
          <table:table-cell office:value-type="float" office:value="20.69">
            <text:p>20.69</text:p>
          </table:table-cell>
          <table:table-cell office:value-type="float" office:value="21.11">
            <text:p>21.11</text:p>
          </table:table-cell>
          <table:table-cell office:value-type="float" office:value="20.61">
            <text:p>20.61</text:p>
          </table:table-cell>
          <table:table-cell office:value-type="float" office:value="21">
            <text:p>21</text:p>
          </table:table-cell>
          <table:table-cell office:value-type="float" office:value="7800069">
            <text:p>7800069</text:p>
          </table:table-cell>
          <table:table-cell table:formula="of:=[.G985]+[.$I$2]" office:value-type="float" office:value="9.83999999999983">
            <text:p>9.84</text:p>
          </table:table-cell>
          <table:table-cell table:formula="of:=SIN([.G986])+[.$J$2]" office:value-type="float" office:value="-0.403393112168618">
            <text:p>-0.4033931122</text:p>
          </table:table-cell>
          <table:table-cell table:number-columns-repeated="2"/>
        </table:table-row>
        <table:table-row table:style-name="ro1">
          <table:table-cell office:value-type="string">
            <text:p>2011-10-11</text:p>
          </table:table-cell>
          <table:table-cell office:value-type="float" office:value="21.3">
            <text:p>21.3</text:p>
          </table:table-cell>
          <table:table-cell office:value-type="float" office:value="21.45">
            <text:p>21.45</text:p>
          </table:table-cell>
          <table:table-cell office:value-type="float" office:value="20.94">
            <text:p>20.94</text:p>
          </table:table-cell>
          <table:table-cell office:value-type="float" office:value="21.2">
            <text:p>21.2</text:p>
          </table:table-cell>
          <table:table-cell office:value-type="float" office:value="9758371">
            <text:p>9758371</text:p>
          </table:table-cell>
          <table:table-cell table:formula="of:=[.G986]+[.$I$2]" office:value-type="float" office:value="9.84999999999983">
            <text:p>9.85</text:p>
          </table:table-cell>
          <table:table-cell table:formula="of:=SIN([.G987])+[.$J$2]" office:value-type="float" office:value="-0.412523057916942">
            <text:p>-0.4125230579</text:p>
          </table:table-cell>
          <table:table-cell table:number-columns-repeated="2"/>
        </table:table-row>
        <table:table-row table:style-name="ro1">
          <table:table-cell office:value-type="string">
            <text:p>2011-10-12</text:p>
          </table:table-cell>
          <table:table-cell office:value-type="float" office:value="21">
            <text:p>21</text:p>
          </table:table-cell>
          <table:table-cell office:value-type="float" office:value="21.17">
            <text:p>21.17</text:p>
          </table:table-cell>
          <table:table-cell office:value-type="float" office:value="20.85">
            <text:p>20.85</text:p>
          </table:table-cell>
          <table:table-cell office:value-type="float" office:value="21.08">
            <text:p>21.08</text:p>
          </table:table-cell>
          <table:table-cell office:value-type="float" office:value="6752618">
            <text:p>6752618</text:p>
          </table:table-cell>
          <table:table-cell table:formula="of:=[.G987]+[.$I$2]" office:value-type="float" office:value="9.85999999999983">
            <text:p>9.86</text:p>
          </table:table-cell>
          <table:table-cell table:formula="of:=SIN([.G988])+[.$J$2]" office:value-type="float" office:value="-0.421611751703242">
            <text:p>-0.4216117517</text:p>
          </table:table-cell>
          <table:table-cell table:number-columns-repeated="2"/>
        </table:table-row>
        <table:table-row table:style-name="ro1">
          <table:table-cell office:value-type="string">
            <text:p>2011-10-13</text:p>
          </table:table-cell>
          <table:table-cell office:value-type="float" office:value="21.16">
            <text:p>21.16</text:p>
          </table:table-cell>
          <table:table-cell office:value-type="float" office:value="21.22">
            <text:p>21.22</text:p>
          </table:table-cell>
          <table:table-cell office:value-type="float" office:value="20.82">
            <text:p>20.82</text:p>
          </table:table-cell>
          <table:table-cell office:value-type="float" office:value="21.1">
            <text:p>21.1</text:p>
          </table:table-cell>
          <table:table-cell office:value-type="float" office:value="8784974">
            <text:p>8784974</text:p>
          </table:table-cell>
          <table:table-cell table:formula="of:=[.G988]+[.$I$2]" office:value-type="float" office:value="9.86999999999983">
            <text:p>9.87</text:p>
          </table:table-cell>
          <table:table-cell table:formula="of:=SIN([.G989])+[.$J$2]" office:value-type="float" office:value="-0.430658284665714">
            <text:p>-0.4306582847</text:p>
          </table:table-cell>
          <table:table-cell table:number-columns-repeated="2"/>
        </table:table-row>
        <table:table-row table:style-name="ro1">
          <table:table-cell office:value-type="string">
            <text:p>2011-10-14</text:p>
          </table:table-cell>
          <table:table-cell office:value-type="float" office:value="20.95">
            <text:p>20.95</text:p>
          </table:table-cell>
          <table:table-cell office:value-type="float" office:value="21.19">
            <text:p>21.19</text:p>
          </table:table-cell>
          <table:table-cell office:value-type="float" office:value="20.91">
            <text:p>20.91</text:p>
          </table:table-cell>
          <table:table-cell office:value-type="float" office:value="20.99">
            <text:p>20.99</text:p>
          </table:table-cell>
          <table:table-cell office:value-type="float" office:value="6492949">
            <text:p>6492949</text:p>
          </table:table-cell>
          <table:table-cell table:formula="of:=[.G989]+[.$I$2]" office:value-type="float" office:value="9.87999999999983">
            <text:p>9.88</text:p>
          </table:table-cell>
          <table:table-cell table:formula="of:=SIN([.G990])+[.$J$2]" office:value-type="float" office:value="-0.4396617521586">
            <text:p>-0.4396617522</text:p>
          </table:table-cell>
          <table:table-cell table:number-columns-repeated="2"/>
        </table:table-row>
        <table:table-row table:style-name="ro1">
          <table:table-cell office:value-type="string">
            <text:p>2011-10-17</text:p>
          </table:table-cell>
          <table:table-cell office:value-type="float" office:value="21.2">
            <text:p>21.2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  <table:table-cell office:value-type="float" office:value="21.36">
            <text:p>21.36</text:p>
          </table:table-cell>
          <table:table-cell office:value-type="float" office:value="7337202">
            <text:p>7337202</text:p>
          </table:table-cell>
          <table:table-cell table:formula="of:=[.G990]+[.$I$2]" office:value-type="float" office:value="9.88999999999983">
            <text:p>9.89</text:p>
          </table:table-cell>
          <table:table-cell table:formula="of:=SIN([.G991])+[.$J$2]" office:value-type="float" office:value="-0.448621253842654">
            <text:p>-0.4486212538</text:p>
          </table:table-cell>
          <table:table-cell table:number-columns-repeated="2"/>
        </table:table-row>
        <table:table-row table:style-name="ro1">
          <table:table-cell office:value-type="string">
            <text:p>2011-10-18</text:p>
          </table:table-cell>
          <table:table-cell office:value-type="float" office:value="21.03">
            <text:p>21.03</text:p>
          </table:table-cell>
          <table:table-cell office:value-type="float" office:value="21.23">
            <text:p>21.23</text:p>
          </table:table-cell>
          <table:table-cell office:value-type="float" office:value="21.01">
            <text:p>21.01</text:p>
          </table:table-cell>
          <table:table-cell office:value-type="float" office:value="21.07">
            <text:p>21.07</text:p>
          </table:table-cell>
          <table:table-cell office:value-type="float" office:value="9845180">
            <text:p>9845180</text:p>
          </table:table-cell>
          <table:table-cell table:formula="of:=[.G991]+[.$I$2]" office:value-type="float" office:value="9.89999999999983">
            <text:p>9.9</text:p>
          </table:table-cell>
          <table:table-cell table:formula="of:=SIN([.G992])+[.$J$2]" office:value-type="float" office:value="-0.457535893775173">
            <text:p>-0.4575358938</text:p>
          </table:table-cell>
          <table:table-cell table:number-columns-repeated="2"/>
        </table:table-row>
        <table:table-row table:style-name="ro1">
          <table:table-cell office:value-type="string">
            <text:p>2011-10-19</text:p>
          </table:table-cell>
          <table:table-cell office:value-type="float" office:value="21.26">
            <text:p>21.26</text:p>
          </table:table-cell>
          <table:table-cell office:value-type="float" office:value="21.4">
            <text:p>21.4</text:p>
          </table:table-cell>
          <table:table-cell office:value-type="float" office:value="21.17">
            <text:p>21.17</text:p>
          </table:table-cell>
          <table:table-cell office:value-type="float" office:value="21.3">
            <text:p>21.3</text:p>
          </table:table-cell>
          <table:table-cell office:value-type="float" office:value="9591270">
            <text:p>9591270</text:p>
          </table:table-cell>
          <table:table-cell table:formula="of:=[.G992]+[.$I$2]" office:value-type="float" office:value="9.90999999999983">
            <text:p>9.91</text:p>
          </table:table-cell>
          <table:table-cell table:formula="of:=SIN([.G993])+[.$J$2]" office:value-type="float" office:value="-0.466404780499593">
            <text:p>-0.4664047805</text:p>
          </table:table-cell>
          <table:table-cell table:number-columns-repeated="2"/>
        </table:table-row>
        <table:table-row table:style-name="ro1">
          <table:table-cell office:value-type="string">
            <text:p>2011-10-20</text:p>
          </table:table-cell>
          <table:table-cell table:number-columns-repeated="2" office:value-type="float" office:value="21.35">
            <text:p>21.35</text:p>
          </table:table-cell>
          <table:table-cell office:value-type="float" office:value="20.95">
            <text:p>20.95</text:p>
          </table:table-cell>
          <table:table-cell office:value-type="float" office:value="21.12">
            <text:p>21.12</text:p>
          </table:table-cell>
          <table:table-cell office:value-type="float" office:value="7286145">
            <text:p>7286145</text:p>
          </table:table-cell>
          <table:table-cell table:formula="of:=[.G993]+[.$I$2]" office:value-type="float" office:value="9.91999999999983">
            <text:p>9.92</text:p>
          </table:table-cell>
          <table:table-cell table:formula="of:=SIN([.G994])+[.$J$2]" office:value-type="float" office:value="-0.475227027134633">
            <text:p>-0.4752270271</text:p>
          </table:table-cell>
          <table:table-cell table:number-columns-repeated="2"/>
        </table:table-row>
        <table:table-row table:style-name="ro1">
          <table:table-cell office:value-type="string">
            <text:p>2011-10-21</text:p>
          </table:table-cell>
          <table:table-cell office:value-type="float" office:value="21.13">
            <text:p>21.13</text:p>
          </table:table-cell>
          <table:table-cell office:value-type="float" office:value="21.46">
            <text:p>21.46</text:p>
          </table:table-cell>
          <table:table-cell office:value-type="float" office:value="21.12">
            <text:p>21.12</text:p>
          </table:table-cell>
          <table:table-cell office:value-type="float" office:value="21.21">
            <text:p>21.21</text:p>
          </table:table-cell>
          <table:table-cell office:value-type="float" office:value="8856605">
            <text:p>8856605</text:p>
          </table:table-cell>
          <table:table-cell table:formula="of:=[.G994]+[.$I$2]" office:value-type="float" office:value="9.92999999999983">
            <text:p>9.93</text:p>
          </table:table-cell>
          <table:table-cell table:formula="of:=SIN([.G995])+[.$J$2]" office:value-type="float" office:value="-0.48400175146298">
            <text:p>-0.4840017515</text:p>
          </table:table-cell>
          <table:table-cell table:number-columns-repeated="2"/>
        </table:table-row>
        <table:table-row table:style-name="ro1">
          <table:table-cell office:value-type="string">
            <text:p>2011-10-24</text:p>
          </table:table-cell>
          <table:table-cell office:value-type="float" office:value="21.41">
            <text:p>21.41</text:p>
          </table:table-cell>
          <table:table-cell office:value-type="float" office:value="21.9">
            <text:p>21.9</text:p>
          </table:table-cell>
          <table:table-cell office:value-type="float" office:value="21.38">
            <text:p>21.38</text:p>
          </table:table-cell>
          <table:table-cell office:value-type="float" office:value="21.71">
            <text:p>21.71</text:p>
          </table:table-cell>
          <table:table-cell office:value-type="float" office:value="7815606">
            <text:p>7815606</text:p>
          </table:table-cell>
          <table:table-cell table:formula="of:=[.G995]+[.$I$2]" office:value-type="float" office:value="9.93999999999983">
            <text:p>9.94</text:p>
          </table:table-cell>
          <table:table-cell table:formula="of:=SIN([.G996])+[.$J$2]" office:value-type="float" office:value="-0.492728076019515">
            <text:p>-0.492728076</text:p>
          </table:table-cell>
          <table:table-cell table:number-columns-repeated="2"/>
        </table:table-row>
        <table:table-row table:style-name="ro1">
          <table:table-cell office:value-type="string">
            <text:p>2011-10-25</text:p>
          </table:table-cell>
          <table:table-cell office:value-type="float" office:value="21.77">
            <text:p>21.77</text:p>
          </table:table-cell>
          <table:table-cell office:value-type="float" office:value="21.8">
            <text:p>21.8</text:p>
          </table:table-cell>
          <table:table-cell office:value-type="float" office:value="21.38">
            <text:p>21.38</text:p>
          </table:table-cell>
          <table:table-cell office:value-type="float" office:value="21.55">
            <text:p>21.55</text:p>
          </table:table-cell>
          <table:table-cell office:value-type="float" office:value="8662637">
            <text:p>8662637</text:p>
          </table:table-cell>
          <table:table-cell table:formula="of:=[.G996]+[.$I$2]" office:value-type="float" office:value="9.94999999999983">
            <text:p>9.95</text:p>
          </table:table-cell>
          <table:table-cell table:formula="of:=SIN([.G997])+[.$J$2]" office:value-type="float" office:value="-0.501405128179053">
            <text:p>-0.5014051282</text:p>
          </table:table-cell>
          <table:table-cell table:number-columns-repeated="2"/>
        </table:table-row>
        <table:table-row table:style-name="ro1">
          <table:table-cell office:value-type="string">
            <text:p>2011-10-26</text:p>
          </table:table-cell>
          <table:table-cell office:value-type="float" office:value="21.33">
            <text:p>21.33</text:p>
          </table:table-cell>
          <table:table-cell office:value-type="float" office:value="21.78">
            <text:p>21.78</text:p>
          </table:table-cell>
          <table:table-cell office:value-type="float" office:value="21.22">
            <text:p>21.22</text:p>
          </table:table-cell>
          <table:table-cell office:value-type="float" office:value="21.59">
            <text:p>21.59</text:p>
          </table:table-cell>
          <table:table-cell office:value-type="float" office:value="7314506">
            <text:p>7314506</text:p>
          </table:table-cell>
          <table:table-cell table:formula="of:=[.G997]+[.$I$2]" office:value-type="float" office:value="9.95999999999983">
            <text:p>9.96</text:p>
          </table:table-cell>
          <table:table-cell table:formula="of:=SIN([.G998])+[.$J$2]" office:value-type="float" office:value="-0.510032040243609">
            <text:p>-0.5100320402</text:p>
          </table:table-cell>
          <table:table-cell table:number-columns-repeated="2"/>
        </table:table-row>
        <table:table-row table:style-name="ro1">
          <table:table-cell office:value-type="string">
            <text:p>2011-10-27</text:p>
          </table:table-cell>
          <table:table-cell office:value-type="float" office:value="21.58">
            <text:p>21.58</text:p>
          </table:table-cell>
          <table:table-cell office:value-type="float" office:value="22.09">
            <text:p>22.09</text:p>
          </table:table-cell>
          <table:table-cell office:value-type="float" office:value="21.56">
            <text:p>21.56</text:p>
          </table:table-cell>
          <table:table-cell office:value-type="float" office:value="22">
            <text:p>22</text:p>
          </table:table-cell>
          <table:table-cell office:value-type="float" office:value="6805974">
            <text:p>6805974</text:p>
          </table:table-cell>
          <table:table-cell table:formula="of:=[.G998]+[.$I$2]" office:value-type="float" office:value="9.96999999999983">
            <text:p>9.97</text:p>
          </table:table-cell>
          <table:table-cell table:formula="of:=SIN([.G999])+[.$J$2]" office:value-type="float" office:value="-0.518607949529166">
            <text:p>-0.5186079495</text:p>
          </table:table-cell>
          <table:table-cell table:number-columns-repeated="2"/>
        </table:table-row>
        <table:table-row table:style-name="ro1">
          <table:table-cell office:value-type="string">
            <text:p>2011-10-28</text:p>
          </table:table-cell>
          <table:table-cell office:value-type="float" office:value="22.4">
            <text:p>22.4</text:p>
          </table:table-cell>
          <table:table-cell office:value-type="float" office:value="22.53">
            <text:p>22.53</text:p>
          </table:table-cell>
          <table:table-cell office:value-type="float" office:value="22.01">
            <text:p>22.01</text:p>
          </table:table-cell>
          <table:table-cell office:value-type="float" office:value="22.08">
            <text:p>22.08</text:p>
          </table:table-cell>
          <table:table-cell office:value-type="float" office:value="16434494">
            <text:p>16434494</text:p>
          </table:table-cell>
          <table:table-cell table:formula="of:=[.G999]+[.$I$2]" office:value-type="float" office:value="9.97999999999983">
            <text:p>9.98</text:p>
          </table:table-cell>
          <table:table-cell table:formula="of:=SIN([.G1000])+[.$J$2]" office:value-type="float" office:value="-0.527131998451943">
            <text:p>-0.5271319985</text:p>
          </table:table-cell>
          <table:table-cell table:number-columns-repeated="2"/>
        </table:table-row>
        <table:table-row table:style-name="ro1">
          <table:table-cell office:value-type="string">
            <text:p>2011-10-31</text:p>
          </table:table-cell>
          <table:table-cell office:value-type="float" office:value="22.05">
            <text:p>22.05</text:p>
          </table:table-cell>
          <table:table-cell office:value-type="float" office:value="22.06">
            <text:p>22.06</text:p>
          </table:table-cell>
          <table:table-cell table:number-columns-repeated="2" office:value-type="float" office:value="21.68">
            <text:p>21.68</text:p>
          </table:table-cell>
          <table:table-cell office:value-type="float" office:value="9913196">
            <text:p>9913196</text:p>
          </table:table-cell>
          <table:table-cell table:formula="of:=[.G1000]+[.$I$2]" office:value-type="float" office:value="9.98999999999983">
            <text:p>9.99</text:p>
          </table:table-cell>
          <table:table-cell table:formula="of:=SIN([.G1001])+[.$J$2]" office:value-type="float" office:value="-0.535603334614149">
            <text:p>-0.5356033346</text:p>
          </table:table-cell>
          <table:table-cell table:number-columns-repeated="2"/>
        </table:table-row>
        <table:table-row table:style-name="ro1">
          <table:table-cell office:value-type="string">
            <text:p>2011-11-01</text:p>
          </table:table-cell>
          <table:table-cell office:value-type="float" office:value="21.26">
            <text:p>21.26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  <table:table-cell office:value-type="float" office:value="21.36">
            <text:p>21.36</text:p>
          </table:table-cell>
          <table:table-cell office:value-type="float" office:value="6360039">
            <text:p>6360039</text:p>
          </table:table-cell>
          <table:table-cell table:formula="of:=[.G1001]+[.$I$2]" office:value-type="float" office:value="9.99999999999983">
            <text:p>10</text:p>
          </table:table-cell>
          <table:table-cell table:formula="of:=SIN([.G1002])+[.$J$2]" office:value-type="float" office:value="-0.544021110889228">
            <text:p>-0.5440211109</text:p>
          </table:table-cell>
          <table:table-cell table:number-columns-repeated="2"/>
        </table:table-row>
        <table:table-row table:style-name="ro1">
          <table:table-cell office:value-type="string">
            <text:p>2011-11-02</text:p>
          </table:table-cell>
          <table:table-cell office:value-type="float" office:value="20.94">
            <text:p>20.94</text:p>
          </table:table-cell>
          <table:table-cell office:value-type="float" office:value="21.07">
            <text:p>21.07</text:p>
          </table:table-cell>
          <table:table-cell office:value-type="float" office:value="20.69">
            <text:p>20.69</text:p>
          </table:table-cell>
          <table:table-cell office:value-type="float" office:value="20.9">
            <text:p>20.9</text:p>
          </table:table-cell>
          <table:table-cell office:value-type="float" office:value="15482430">
            <text:p>15482430</text:p>
          </table:table-cell>
          <table:table-cell table:formula="of:=[.G1002]+[.$I$2]" office:value-type="float" office:value="10.0099999999998">
            <text:p>10.01</text:p>
          </table:table-cell>
          <table:table-cell table:formula="of:=SIN([.G1003])+[.$J$2]" office:value-type="float" office:value="-0.552384485506568">
            <text:p>-0.5523844855</text:p>
          </table:table-cell>
          <table:table-cell table:number-columns-repeated="2"/>
        </table:table-row>
        <table:table-row table:style-name="ro1">
          <table:table-cell office:value-type="string">
            <text:p>2011-11-03</text:p>
          </table:table-cell>
          <table:table-cell office:value-type="float" office:value="20.66">
            <text:p>20.66</text:p>
          </table:table-cell>
          <table:table-cell office:value-type="float" office:value="20.75">
            <text:p>20.75</text:p>
          </table:table-cell>
          <table:table-cell office:value-type="float" office:value="20.44">
            <text:p>20.44</text:p>
          </table:table-cell>
          <table:table-cell office:value-type="float" office:value="20.49">
            <text:p>20.49</text:p>
          </table:table-cell>
          <table:table-cell office:value-type="float" office:value="13238485">
            <text:p>13238485</text:p>
          </table:table-cell>
          <table:table-cell table:formula="of:=[.G1003]+[.$I$2]" office:value-type="float" office:value="10.0199999999998">
            <text:p>10.02</text:p>
          </table:table-cell>
          <table:table-cell table:formula="of:=SIN([.G1004])+[.$J$2]" office:value-type="float" office:value="-0.560692622135676">
            <text:p>-0.5606926221</text:p>
          </table:table-cell>
          <table:table-cell table:number-columns-repeated="2"/>
        </table:table-row>
        <table:table-row table:style-name="ro1">
          <table:table-cell office:value-type="string">
            <text:p>2011-11-04</text:p>
          </table:table-cell>
          <table:table-cell office:value-type="float" office:value="20.9">
            <text:p>20.9</text:p>
          </table:table-cell>
          <table:table-cell office:value-type="float" office:value="21.14">
            <text:p>21.14</text:p>
          </table:table-cell>
          <table:table-cell office:value-type="float" office:value="20.78">
            <text:p>20.78</text:p>
          </table:table-cell>
          <table:table-cell office:value-type="float" office:value="21.02">
            <text:p>21.02</text:p>
          </table:table-cell>
          <table:table-cell office:value-type="float" office:value="10004406">
            <text:p>10004406</text:p>
          </table:table-cell>
          <table:table-cell table:formula="of:=[.G1004]+[.$I$2]" office:value-type="float" office:value="10.0299999999998">
            <text:p>10.03</text:p>
          </table:table-cell>
          <table:table-cell table:formula="of:=SIN([.G1005])+[.$J$2]" office:value-type="float" office:value="-0.568944689969813">
            <text:p>-0.56894469</text:p>
          </table:table-cell>
          <table:table-cell table:number-columns-repeated="2"/>
        </table:table-row>
        <table:table-row table:style-name="ro1">
          <table:table-cell office:value-type="string">
            <text:p>2011-11-07</text:p>
          </table:table-cell>
          <table:table-cell office:value-type="float" office:value="21">
            <text:p>21</text:p>
          </table:table-cell>
          <table:table-cell office:value-type="float" office:value="21.25">
            <text:p>21.25</text:p>
          </table:table-cell>
          <table:table-cell office:value-type="float" office:value="20.9">
            <text:p>20.9</text:p>
          </table:table-cell>
          <table:table-cell office:value-type="float" office:value="21.19">
            <text:p>21.19</text:p>
          </table:table-cell>
          <table:table-cell office:value-type="float" office:value="7837803">
            <text:p>7837803</text:p>
          </table:table-cell>
          <table:table-cell table:formula="of:=[.G1005]+[.$I$2]" office:value-type="float" office:value="10.0399999999998">
            <text:p>10.04</text:p>
          </table:table-cell>
          <table:table-cell table:formula="of:=SIN([.G1006])+[.$J$2]" office:value-type="float" office:value="-0.577139863809072">
            <text:p>-0.5771398638</text:p>
          </table:table-cell>
          <table:table-cell table:number-columns-repeated="2"/>
        </table:table-row>
        <table:table-row table:style-name="ro1">
          <table:table-cell office:value-type="string">
            <text:p>2011-11-08</text:p>
          </table:table-cell>
          <table:table-cell office:value-type="float" office:value="21.51">
            <text:p>21.51</text:p>
          </table:table-cell>
          <table:table-cell office:value-type="float" office:value="21.69">
            <text:p>21.69</text:p>
          </table:table-cell>
          <table:table-cell office:value-type="float" office:value="21.35">
            <text:p>21.35</text:p>
          </table:table-cell>
          <table:table-cell office:value-type="float" office:value="21.58">
            <text:p>21.58</text:p>
          </table:table-cell>
          <table:table-cell office:value-type="float" office:value="13011285">
            <text:p>13011285</text:p>
          </table:table-cell>
          <table:table-cell table:formula="of:=[.G1006]+[.$I$2]" office:value-type="float" office:value="10.0499999999998">
            <text:p>10.05</text:p>
          </table:table-cell>
          <table:table-cell table:formula="of:=SIN([.G1007])+[.$J$2]" office:value-type="float" office:value="-0.585277324142898">
            <text:p>-0.5852773241</text:p>
          </table:table-cell>
          <table:table-cell table:number-columns-repeated="2"/>
        </table:table-row>
        <table:table-row table:style-name="ro1">
          <table:table-cell office:value-type="string">
            <text:p>2011-11-09</text:p>
          </table:table-cell>
          <table:table-cell office:value-type="float" office:value="21.75">
            <text:p>21.75</text:p>
          </table:table-cell>
          <table:table-cell office:value-type="float" office:value="21.92">
            <text:p>21.92</text:p>
          </table:table-cell>
          <table:table-cell office:value-type="float" office:value="21.7">
            <text:p>21.7</text:p>
          </table:table-cell>
          <table:table-cell office:value-type="float" office:value="21.76">
            <text:p>21.76</text:p>
          </table:table-cell>
          <table:table-cell office:value-type="float" office:value="9458366">
            <text:p>9458366</text:p>
          </table:table-cell>
          <table:table-cell table:formula="of:=[.G1007]+[.$I$2]" office:value-type="float" office:value="10.0599999999998">
            <text:p>10.06</text:p>
          </table:table-cell>
          <table:table-cell table:formula="of:=SIN([.G1008])+[.$J$2]" office:value-type="float" office:value="-0.59335625723204">
            <text:p>-0.5933562572</text:p>
          </table:table-cell>
          <table:table-cell table:number-columns-repeated="2"/>
        </table:table-row>
        <table:table-row table:style-name="ro1">
          <table:table-cell office:value-type="string">
            <text:p>2011-11-10</text:p>
          </table:table-cell>
          <table:table-cell office:value-type="float" office:value="20.44">
            <text:p>20.44</text:p>
          </table:table-cell>
          <table:table-cell office:value-type="float" office:value="20.64">
            <text:p>20.64</text:p>
          </table:table-cell>
          <table:table-cell office:value-type="float" office:value="20.41">
            <text:p>20.41</text:p>
          </table:table-cell>
          <table:table-cell office:value-type="float" office:value="20.52">
            <text:p>20.52</text:p>
          </table:table-cell>
          <table:table-cell office:value-type="float" office:value="21362574">
            <text:p>21362574</text:p>
          </table:table-cell>
          <table:table-cell table:formula="of:=[.G1008]+[.$I$2]" office:value-type="float" office:value="10.0699999999998">
            <text:p>10.07</text:p>
          </table:table-cell>
          <table:table-cell table:formula="of:=SIN([.G1009])+[.$J$2]" office:value-type="float" office:value="-0.60137585518992">
            <text:p>-0.6013758552</text:p>
          </table:table-cell>
          <table:table-cell table:number-columns-repeated="2"/>
        </table:table-row>
        <table:table-row table:style-name="ro1">
          <table:table-cell office:value-type="string">
            <text:p>2011-11-11</text:p>
          </table:table-cell>
          <table:table-cell office:value-type="float" office:value="20.63">
            <text:p>20.63</text:p>
          </table:table-cell>
          <table:table-cell office:value-type="float" office:value="20.75">
            <text:p>20.75</text:p>
          </table:table-cell>
          <table:table-cell office:value-type="float" office:value="20.53">
            <text:p>20.53</text:p>
          </table:table-cell>
          <table:table-cell office:value-type="float" office:value="20.7">
            <text:p>20.7</text:p>
          </table:table-cell>
          <table:table-cell office:value-type="float" office:value="8248517">
            <text:p>8248517</text:p>
          </table:table-cell>
          <table:table-cell table:formula="of:=[.G1009]+[.$I$2]" office:value-type="float" office:value="10.0799999999998">
            <text:p>10.08</text:p>
          </table:table-cell>
          <table:table-cell table:formula="of:=SIN([.G1010])+[.$J$2]" office:value-type="float" office:value="-0.609335316063426">
            <text:p>-0.6093353161</text:p>
          </table:table-cell>
          <table:table-cell table:number-columns-repeated="2"/>
        </table:table-row>
        <table:table-row table:style-name="ro1">
          <table:table-cell office:value-type="string">
            <text:p>2011-11-14</text:p>
          </table:table-cell>
          <table:table-cell office:value-type="float" office:value="21.08">
            <text:p>21.08</text:p>
          </table:table-cell>
          <table:table-cell office:value-type="float" office:value="21.09">
            <text:p>21.09</text:p>
          </table:table-cell>
          <table:table-cell table:number-columns-repeated="2" office:value-type="float" office:value="20.66">
            <text:p>20.66</text:p>
          </table:table-cell>
          <table:table-cell office:value-type="float" office:value="7135691">
            <text:p>7135691</text:p>
          </table:table-cell>
          <table:table-cell table:formula="of:=[.G1010]+[.$I$2]" office:value-type="float" office:value="10.0899999999998">
            <text:p>10.09</text:p>
          </table:table-cell>
          <table:table-cell table:formula="of:=SIN([.G1011])+[.$J$2]" office:value-type="float" office:value="-0.617233843913103">
            <text:p>-0.6172338439</text:p>
          </table:table-cell>
          <table:table-cell table:number-columns-repeated="2"/>
        </table:table-row>
        <table:table-row table:style-name="ro1">
          <table:table-cell office:value-type="string">
            <text:p>2011-11-15</text:p>
          </table:table-cell>
          <table:table-cell office:value-type="float" office:value="20.59">
            <text:p>20.59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20.7">
            <text:p>20.7</text:p>
          </table:table-cell>
          <table:table-cell office:value-type="float" office:value="7383488">
            <text:p>7383488</text:p>
          </table:table-cell>
          <table:table-cell table:formula="of:=[.G1011]+[.$I$2]" office:value-type="float" office:value="10.0999999999998">
            <text:p>10.1</text:p>
          </table:table-cell>
          <table:table-cell table:formula="of:=SIN([.G1012])+[.$J$2]" office:value-type="float" office:value="-0.625070648892749">
            <text:p>-0.6250706489</text:p>
          </table:table-cell>
          <table:table-cell table:number-columns-repeated="2"/>
        </table:table-row>
        <table:table-row table:style-name="ro1">
          <table:table-cell office:value-type="string">
            <text:p>2011-11-16</text:p>
          </table:table-cell>
          <table:table-cell office:value-type="float" office:value="20.67">
            <text:p>20.67</text:p>
          </table:table-cell>
          <table:table-cell office:value-type="float" office:value="20.88">
            <text:p>20.88</text:p>
          </table:table-cell>
          <table:table-cell table:number-columns-repeated="2" office:value-type="float" office:value="20.47">
            <text:p>20.47</text:p>
          </table:table-cell>
          <table:table-cell office:value-type="float" office:value="7289688">
            <text:p>7289688</text:p>
          </table:table-cell>
          <table:table-cell table:formula="of:=[.G1012]+[.$I$2]" office:value-type="float" office:value="10.1099999999998">
            <text:p>10.11</text:p>
          </table:table-cell>
          <table:table-cell table:formula="of:=SIN([.G1013])+[.$J$2]" office:value-type="float" office:value="-0.632844947328396">
            <text:p>-0.6328449473</text:p>
          </table:table-cell>
          <table:table-cell table:number-columns-repeated="2"/>
        </table:table-row>
        <table:table-row table:style-name="ro1">
          <table:table-cell office:value-type="string">
            <text:p>2011-11-17</text:p>
          </table:table-cell>
          <table:table-cell office:value-type="float" office:value="20.5">
            <text:p>20.5</text:p>
          </table:table-cell>
          <table:table-cell office:value-type="float" office:value="20.71">
            <text:p>20.71</text:p>
          </table:table-cell>
          <table:table-cell office:value-type="float" office:value="20.34">
            <text:p>20.34</text:p>
          </table:table-cell>
          <table:table-cell office:value-type="float" office:value="20.58">
            <text:p>20.58</text:p>
          </table:table-cell>
          <table:table-cell office:value-type="float" office:value="8031160">
            <text:p>8031160</text:p>
          </table:table-cell>
          <table:table-cell table:formula="of:=[.G1013]+[.$I$2]" office:value-type="float" office:value="10.1199999999998">
            <text:p>10.12</text:p>
          </table:table-cell>
          <table:table-cell table:formula="of:=SIN([.G1014])+[.$J$2]" office:value-type="float" office:value="-0.640555961796679">
            <text:p>-0.6405559618</text:p>
          </table:table-cell>
          <table:table-cell table:number-columns-repeated="2"/>
        </table:table-row>
        <table:table-row table:style-name="ro1">
          <table:table-cell office:value-type="string">
            <text:p>2011-11-18</text:p>
          </table:table-cell>
          <table:table-cell office:value-type="float" office:value="20.28">
            <text:p>20.28</text:p>
          </table:table-cell>
          <table:table-cell office:value-type="float" office:value="20.37">
            <text:p>20.37</text:p>
          </table:table-cell>
          <table:table-cell office:value-type="float" office:value="19.99">
            <text:p>19.99</text:p>
          </table:table-cell>
          <table:table-cell office:value-type="float" office:value="20.06">
            <text:p>20.06</text:p>
          </table:table-cell>
          <table:table-cell office:value-type="float" office:value="11468119">
            <text:p>11468119</text:p>
          </table:table-cell>
          <table:table-cell table:formula="of:=[.G1014]+[.$I$2]" office:value-type="float" office:value="10.1299999999998">
            <text:p>10.13</text:p>
          </table:table-cell>
          <table:table-cell table:formula="of:=SIN([.G1015])+[.$J$2]" office:value-type="float" office:value="-0.648202921202578">
            <text:p>-0.6482029212</text:p>
          </table:table-cell>
          <table:table-cell table:number-columns-repeated="2"/>
        </table:table-row>
        <table:table-row table:style-name="ro1">
          <table:table-cell office:value-type="string">
            <text:p>2011-11-21</text:p>
          </table:table-cell>
          <table:table-cell office:value-type="float" office:value="19.98">
            <text:p>19.98</text:p>
          </table:table-cell>
          <table:table-cell office:value-type="float" office:value="20.01">
            <text:p>20.01</text:p>
          </table:table-cell>
          <table:table-cell office:value-type="float" office:value="19.65">
            <text:p>19.65</text:p>
          </table:table-cell>
          <table:table-cell office:value-type="float" office:value="19.75">
            <text:p>19.75</text:p>
          </table:table-cell>
          <table:table-cell office:value-type="float" office:value="7797338">
            <text:p>7797338</text:p>
          </table:table-cell>
          <table:table-cell table:formula="of:=[.G1015]+[.$I$2]" office:value-type="float" office:value="10.1399999999998">
            <text:p>10.14</text:p>
          </table:table-cell>
          <table:table-cell table:formula="of:=SIN([.G1016])+[.$J$2]" office:value-type="float" office:value="-0.655785060856523">
            <text:p>-0.6557850609</text:p>
          </table:table-cell>
          <table:table-cell table:number-columns-repeated="2"/>
        </table:table-row>
        <table:table-row table:style-name="ro1">
          <table:table-cell office:value-type="string">
            <text:p>2011-11-22</text:p>
          </table:table-cell>
          <table:table-cell office:value-type="float" office:value="19.49">
            <text:p>19.49</text:p>
          </table:table-cell>
          <table:table-cell office:value-type="float" office:value="19.74">
            <text:p>19.74</text:p>
          </table:table-cell>
          <table:table-cell office:value-type="float" office:value="19.35">
            <text:p>19.35</text:p>
          </table:table-cell>
          <table:table-cell office:value-type="float" office:value="19.54">
            <text:p>19.54</text:p>
          </table:table-cell>
          <table:table-cell office:value-type="float" office:value="11987561">
            <text:p>11987561</text:p>
          </table:table-cell>
          <table:table-cell table:formula="of:=[.G1016]+[.$I$2]" office:value-type="float" office:value="10.1499999999998">
            <text:p>10.15</text:p>
          </table:table-cell>
          <table:table-cell table:formula="of:=SIN([.G1017])+[.$J$2]" office:value-type="float" office:value="-0.663301622550869">
            <text:p>-0.6633016226</text:p>
          </table:table-cell>
          <table:table-cell table:number-columns-repeated="2"/>
        </table:table-row>
        <table:table-row table:style-name="ro1">
          <table:table-cell office:value-type="string">
            <text:p>2011-11-23</text:p>
          </table:table-cell>
          <table:table-cell office:value-type="float" office:value="19.4">
            <text:p>19.4</text:p>
          </table:table-cell>
          <table:table-cell office:value-type="float" office:value="19.44">
            <text:p>19.44</text:p>
          </table:table-cell>
          <table:table-cell office:value-type="float" office:value="19.02">
            <text:p>19.02</text:p>
          </table:table-cell>
          <table:table-cell office:value-type="float" office:value="19.1">
            <text:p>19.1</text:p>
          </table:table-cell>
          <table:table-cell office:value-type="float" office:value="11265925">
            <text:p>11265925</text:p>
          </table:table-cell>
          <table:table-cell table:formula="of:=[.G1017]+[.$I$2]" office:value-type="float" office:value="10.1599999999998">
            <text:p>10.16</text:p>
          </table:table-cell>
          <table:table-cell table:formula="of:=SIN([.G1018])+[.$J$2]" office:value-type="float" office:value="-0.670751854635709">
            <text:p>-0.6707518546</text:p>
          </table:table-cell>
          <table:table-cell table:number-columns-repeated="2"/>
        </table:table-row>
        <table:table-row table:style-name="ro1">
          <table:table-cell office:value-type="string">
            <text:p>2011-11-24</text:p>
          </table:table-cell>
          <table:table-cell office:value-type="float" office:value="19">
            <text:p>19</text:p>
          </table:table-cell>
          <table:table-cell office:value-type="float" office:value="19.27">
            <text:p>19.27</text:p>
          </table:table-cell>
          <table:table-cell office:value-type="float" office:value="19">
            <text:p>19</text:p>
          </table:table-cell>
          <table:table-cell office:value-type="float" office:value="19.01">
            <text:p>19.01</text:p>
          </table:table-cell>
          <table:table-cell office:value-type="float" office:value="11529680">
            <text:p>11529680</text:p>
          </table:table-cell>
          <table:table-cell table:formula="of:=[.G1018]+[.$I$2]" office:value-type="float" office:value="10.1699999999998">
            <text:p>10.17</text:p>
          </table:table-cell>
          <table:table-cell table:formula="of:=SIN([.G1019])+[.$J$2]" office:value-type="float" office:value="-0.678135012094044">
            <text:p>-0.6781350121</text:p>
          </table:table-cell>
          <table:table-cell table:number-columns-repeated="2"/>
        </table:table-row>
        <table:table-row table:style-name="ro1">
          <table:table-cell office:value-type="string">
            <text:p>2011-11-25</text:p>
          </table:table-cell>
          <table:table-cell office:value-type="float" office:value="19">
            <text:p>19</text:p>
          </table:table-cell>
          <table:table-cell office:value-type="float" office:value="19.02">
            <text:p>19.02</text:p>
          </table:table-cell>
          <table:table-cell office:value-type="float" office:value="18.6">
            <text:p>18.6</text:p>
          </table:table-cell>
          <table:table-cell office:value-type="float" office:value="18.77">
            <text:p>18.77</text:p>
          </table:table-cell>
          <table:table-cell office:value-type="float" office:value="13759252">
            <text:p>13759252</text:p>
          </table:table-cell>
          <table:table-cell table:formula="of:=[.G1019]+[.$I$2]" office:value-type="float" office:value="10.1799999999998">
            <text:p>10.18</text:p>
          </table:table-cell>
          <table:table-cell table:formula="of:=SIN([.G1020])+[.$J$2]" office:value-type="float" office:value="-0.685450356616279">
            <text:p>-0.6854503566</text:p>
          </table:table-cell>
          <table:table-cell table:number-columns-repeated="2"/>
        </table:table-row>
        <table:table-row table:style-name="ro1">
          <table:table-cell office:value-type="string">
            <text:p>2011-11-28</text:p>
          </table:table-cell>
          <table:table-cell office:value-type="float" office:value="18.95">
            <text:p>18.95</text:p>
          </table:table-cell>
          <table:table-cell office:value-type="float" office:value="19.32">
            <text:p>19.32</text:p>
          </table:table-cell>
          <table:table-cell office:value-type="float" office:value="18.89">
            <text:p>18.89</text:p>
          </table:table-cell>
          <table:table-cell office:value-type="float" office:value="19.2">
            <text:p>19.2</text:p>
          </table:table-cell>
          <table:table-cell office:value-type="float" office:value="11940531">
            <text:p>11940531</text:p>
          </table:table-cell>
          <table:table-cell table:formula="of:=[.G1020]+[.$I$2]" office:value-type="float" office:value="10.1899999999998">
            <text:p>10.19</text:p>
          </table:table-cell>
          <table:table-cell table:formula="of:=SIN([.G1021])+[.$J$2]" office:value-type="float" office:value="-0.69269715667406">
            <text:p>-0.6926971567</text:p>
          </table:table-cell>
          <table:table-cell table:number-columns-repeated="2"/>
        </table:table-row>
        <table:table-row table:style-name="ro1">
          <table:table-cell office:value-type="string">
            <text:p>2011-11-29</text:p>
          </table:table-cell>
          <table:table-cell office:value-type="float" office:value="19.37">
            <text:p>19.37</text:p>
          </table:table-cell>
          <table:table-cell office:value-type="float" office:value="19.51">
            <text:p>19.51</text:p>
          </table:table-cell>
          <table:table-cell office:value-type="float" office:value="19.11">
            <text:p>19.11</text:p>
          </table:table-cell>
          <table:table-cell office:value-type="float" office:value="19.51">
            <text:p>19.51</text:p>
          </table:table-cell>
          <table:table-cell office:value-type="float" office:value="8685348">
            <text:p>8685348</text:p>
          </table:table-cell>
          <table:table-cell table:formula="of:=[.G1021]+[.$I$2]" office:value-type="float" office:value="10.1999999999998">
            <text:p>10.2</text:p>
          </table:table-cell>
          <table:table-cell table:formula="of:=SIN([.G1022])+[.$J$2]" office:value-type="float" office:value="-0.699874687593419">
            <text:p>-0.6998746876</text:p>
          </table:table-cell>
          <table:table-cell table:number-columns-repeated="2"/>
        </table:table-row>
        <table:table-row table:style-name="ro1">
          <table:table-cell office:value-type="string">
            <text:p>2011-11-30</text:p>
          </table:table-cell>
          <table:table-cell office:value-type="float" office:value="19.5">
            <text:p>19.5</text:p>
          </table:table-cell>
          <table:table-cell office:value-type="float" office:value="19.9">
            <text:p>19.9</text:p>
          </table:table-cell>
          <table:table-cell office:value-type="float" office:value="19.4">
            <text:p>19.4</text:p>
          </table:table-cell>
          <table:table-cell office:value-type="float" office:value="19.9">
            <text:p>19.9</text:p>
          </table:table-cell>
          <table:table-cell office:value-type="float" office:value="20029228">
            <text:p>20029228</text:p>
          </table:table-cell>
          <table:table-cell table:formula="of:=[.G1022]+[.$I$2]" office:value-type="float" office:value="10.2099999999998">
            <text:p>10.21</text:p>
          </table:table-cell>
          <table:table-cell table:formula="of:=SIN([.G1023])+[.$J$2]" office:value-type="float" office:value="-0.706982231627246">
            <text:p>-0.7069822316</text:p>
          </table:table-cell>
          <table:table-cell table:number-columns-repeated="2"/>
        </table:table-row>
        <table:table-row table:style-name="ro1">
          <table:table-cell office:value-type="string">
            <text:p>2011-12-01</text:p>
          </table:table-cell>
          <table:table-cell office:value-type="float" office:value="20.5">
            <text:p>20.5</text:p>
          </table:table-cell>
          <table:table-cell office:value-type="float" office:value="20.55">
            <text:p>20.55</text:p>
          </table:table-cell>
          <table:table-cell office:value-type="float" office:value="20.28">
            <text:p>20.28</text:p>
          </table:table-cell>
          <table:table-cell office:value-type="float" office:value="20.5">
            <text:p>20.5</text:p>
          </table:table-cell>
          <table:table-cell office:value-type="float" office:value="12210003">
            <text:p>12210003</text:p>
          </table:table-cell>
          <table:table-cell table:formula="of:=[.G1023]+[.$I$2]" office:value-type="float" office:value="10.2199999999998">
            <text:p>10.22</text:p>
          </table:table-cell>
          <table:table-cell table:formula="of:=SIN([.G1024])+[.$J$2]" office:value-type="float" office:value="-0.71401907802706">
            <text:p>-0.714019078</text:p>
          </table:table-cell>
          <table:table-cell table:number-columns-repeated="2"/>
        </table:table-row>
        <table:table-row table:style-name="ro1">
          <table:table-cell office:value-type="string">
            <text:p>2011-12-02</text:p>
          </table:table-cell>
          <table:table-cell office:value-type="float" office:value="20.49">
            <text:p>20.49</text:p>
          </table:table-cell>
          <table:table-cell office:value-type="float" office:value="20.88">
            <text:p>20.88</text:p>
          </table:table-cell>
          <table:table-cell office:value-type="float" office:value="20.41">
            <text:p>20.41</text:p>
          </table:table-cell>
          <table:table-cell office:value-type="float" office:value="20.88">
            <text:p>20.88</text:p>
          </table:table-cell>
          <table:table-cell office:value-type="float" office:value="10217817">
            <text:p>10217817</text:p>
          </table:table-cell>
          <table:table-cell table:formula="of:=[.G1024]+[.$I$2]" office:value-type="float" office:value="10.2299999999998">
            <text:p>10.23</text:p>
          </table:table-cell>
          <table:table-cell table:formula="of:=SIN([.G1025])+[.$J$2]" office:value-type="float" office:value="-0.720984523114085">
            <text:p>-0.7209845231</text:p>
          </table:table-cell>
          <table:table-cell table:number-columns-repeated="2"/>
        </table:table-row>
        <table:table-row table:style-name="ro1">
          <table:table-cell office:value-type="string">
            <text:p>2011-12-05</text:p>
          </table:table-cell>
          <table:table-cell office:value-type="float" office:value="20.86">
            <text:p>20.86</text:p>
          </table:table-cell>
          <table:table-cell office:value-type="float" office:value="21.18">
            <text:p>21.18</text:p>
          </table:table-cell>
          <table:table-cell office:value-type="float" office:value="20.85">
            <text:p>20.85</text:p>
          </table:table-cell>
          <table:table-cell office:value-type="float" office:value="21.05">
            <text:p>21.05</text:p>
          </table:table-cell>
          <table:table-cell office:value-type="float" office:value="10468686">
            <text:p>10468686</text:p>
          </table:table-cell>
          <table:table-cell table:formula="of:=[.G1025]+[.$I$2]" office:value-type="float" office:value="10.2399999999998">
            <text:p>10.24</text:p>
          </table:table-cell>
          <table:table-cell table:formula="of:=SIN([.G1026])+[.$J$2]" office:value-type="float" office:value="-0.727877870349617">
            <text:p>-0.7278778703</text:p>
          </table:table-cell>
          <table:table-cell table:number-columns-repeated="2"/>
        </table:table-row>
        <table:table-row table:style-name="ro1">
          <table:table-cell office:value-type="string">
            <text:p>2011-12-06</text:p>
          </table:table-cell>
          <table:table-cell office:value-type="float" office:value="20.99">
            <text:p>20.99</text:p>
          </table:table-cell>
          <table:table-cell office:value-type="float" office:value="21.28">
            <text:p>21.28</text:p>
          </table:table-cell>
          <table:table-cell office:value-type="float" office:value="20.94">
            <text:p>20.94</text:p>
          </table:table-cell>
          <table:table-cell office:value-type="float" office:value="20.99">
            <text:p>20.99</text:p>
          </table:table-cell>
          <table:table-cell office:value-type="float" office:value="10155720">
            <text:p>10155720</text:p>
          </table:table-cell>
          <table:table-cell table:formula="of:=[.G1026]+[.$I$2]" office:value-type="float" office:value="10.2499999999998">
            <text:p>10.25</text:p>
          </table:table-cell>
          <table:table-cell table:formula="of:=SIN([.G1027])+[.$J$2]" office:value-type="float" office:value="-0.734698430404677">
            <text:p>-0.7346984304</text:p>
          </table:table-cell>
          <table:table-cell table:number-columns-repeated="2"/>
        </table:table-row>
        <table:table-row table:style-name="ro1">
          <table:table-cell office:value-type="string">
            <text:p>2011-12-07</text:p>
          </table:table-cell>
          <table:table-cell office:value-type="float" office:value="21.13">
            <text:p>21.13</text:p>
          </table:table-cell>
          <table:table-cell office:value-type="float" office:value="21.3">
            <text:p>21.3</text:p>
          </table:table-cell>
          <table:table-cell office:value-type="float" office:value="21.07">
            <text:p>21.07</text:p>
          </table:table-cell>
          <table:table-cell office:value-type="float" office:value="21.24">
            <text:p>21.24</text:p>
          </table:table-cell>
          <table:table-cell office:value-type="float" office:value="7792312">
            <text:p>7792312</text:p>
          </table:table-cell>
          <table:table-cell table:formula="of:=[.G1027]+[.$I$2]" office:value-type="float" office:value="10.2599999999998">
            <text:p>10.26</text:p>
          </table:table-cell>
          <table:table-cell table:formula="of:=SIN([.G1028])+[.$J$2]" office:value-type="float" office:value="-0.741445521228944">
            <text:p>-0.7414455212</text:p>
          </table:table-cell>
          <table:table-cell table:number-columns-repeated="2"/>
        </table:table-row>
        <table:table-row table:style-name="ro1">
          <table:table-cell office:value-type="string">
            <text:p>2011-12-08</text:p>
          </table:table-cell>
          <table:table-cell office:value-type="float" office:value="21.18">
            <text:p>21.18</text:p>
          </table:table-cell>
          <table:table-cell office:value-type="float" office:value="21.24">
            <text:p>21.24</text:p>
          </table:table-cell>
          <table:table-cell office:value-type="float" office:value="21.03">
            <text:p>21.03</text:p>
          </table:table-cell>
          <table:table-cell office:value-type="float" office:value="21.13">
            <text:p>21.13</text:p>
          </table:table-cell>
          <table:table-cell office:value-type="float" office:value="7660742">
            <text:p>7660742</text:p>
          </table:table-cell>
          <table:table-cell table:formula="of:=[.G1028]+[.$I$2]" office:value-type="float" office:value="10.2699999999998">
            <text:p>10.27</text:p>
          </table:table-cell>
          <table:table-cell table:formula="of:=SIN([.G1029])+[.$J$2]" office:value-type="float" office:value="-0.748118468118956">
            <text:p>-0.7481184681</text:p>
          </table:table-cell>
          <table:table-cell table:number-columns-repeated="2"/>
        </table:table-row>
        <table:table-row table:style-name="ro1">
          <table:table-cell office:value-type="string">
            <text:p>2011-12-09</text:p>
          </table:table-cell>
          <table:table-cell office:value-type="float" office:value="20.74">
            <text:p>20.74</text:p>
          </table:table-cell>
          <table:table-cell office:value-type="float" office:value="20.86">
            <text:p>20.86</text:p>
          </table:table-cell>
          <table:table-cell office:value-type="float" office:value="20.53">
            <text:p>20.53</text:p>
          </table:table-cell>
          <table:table-cell office:value-type="float" office:value="20.85">
            <text:p>20.85</text:p>
          </table:table-cell>
          <table:table-cell office:value-type="float" office:value="8575994">
            <text:p>8575994</text:p>
          </table:table-cell>
          <table:table-cell table:formula="of:=[.G1029]+[.$I$2]" office:value-type="float" office:value="10.2799999999998">
            <text:p>10.28</text:p>
          </table:table-cell>
          <table:table-cell table:formula="of:=SIN([.G1030])+[.$J$2]" office:value-type="float" office:value="-0.754716603785587">
            <text:p>-0.7547166038</text:p>
          </table:table-cell>
          <table:table-cell table:number-columns-repeated="2"/>
        </table:table-row>
        <table:table-row table:style-name="ro1">
          <table:table-cell office:value-type="string">
            <text:p>2011-12-12</text:p>
          </table:table-cell>
          <table:table-cell office:value-type="float" office:value="21.08">
            <text:p>21.08</text:p>
          </table:table-cell>
          <table:table-cell office:value-type="float" office:value="21.11">
            <text:p>21.11</text:p>
          </table:table-cell>
          <table:table-cell office:value-type="float" office:value="20.89">
            <text:p>20.89</text:p>
          </table:table-cell>
          <table:table-cell office:value-type="float" office:value="20.95">
            <text:p>20.95</text:p>
          </table:table-cell>
          <table:table-cell office:value-type="float" office:value="7176516">
            <text:p>7176516</text:p>
          </table:table-cell>
          <table:table-cell table:formula="of:=[.G1030]+[.$I$2]" office:value-type="float" office:value="10.2899999999998">
            <text:p>10.29</text:p>
          </table:table-cell>
          <table:table-cell table:formula="of:=SIN([.G1031])+[.$J$2]" office:value-type="float" office:value="-0.761239268420767">
            <text:p>-0.7612392684</text:p>
          </table:table-cell>
          <table:table-cell table:number-columns-repeated="2"/>
        </table:table-row>
        <table:table-row table:style-name="ro1">
          <table:table-cell office:value-type="string">
            <text:p>2011-12-13</text:p>
          </table:table-cell>
          <table:table-cell office:value-type="float" office:value="20.6">
            <text:p>20.6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20.74">
            <text:p>20.74</text:p>
          </table:table-cell>
          <table:table-cell office:value-type="float" office:value="9168312">
            <text:p>9168312</text:p>
          </table:table-cell>
          <table:table-cell table:formula="of:=[.G1031]+[.$I$2]" office:value-type="float" office:value="10.2999999999998">
            <text:p>10.3</text:p>
          </table:table-cell>
          <table:table-cell table:formula="of:=SIN([.G1032])+[.$J$2]" office:value-type="float" office:value="-0.76768580976347">
            <text:p>-0.7676858098</text:p>
          </table:table-cell>
          <table:table-cell table:number-columns-repeated="2"/>
        </table:table-row>
        <table:table-row table:style-name="ro1">
          <table:table-cell office:value-type="string">
            <text:p>2011-12-14</text:p>
          </table:table-cell>
          <table:table-cell office:value-type="float" office:value="20.71">
            <text:p>20.71</text:p>
          </table:table-cell>
          <table:table-cell office:value-type="float" office:value="21.08">
            <text:p>21.08</text:p>
          </table:table-cell>
          <table:table-cell office:value-type="float" office:value="20.71">
            <text:p>20.71</text:p>
          </table:table-cell>
          <table:table-cell office:value-type="float" office:value="20.97">
            <text:p>20.97</text:p>
          </table:table-cell>
          <table:table-cell office:value-type="float" office:value="10971557">
            <text:p>10971557</text:p>
          </table:table-cell>
          <table:table-cell table:formula="of:=[.G1032]+[.$I$2]" office:value-type="float" office:value="10.3099999999998">
            <text:p>10.31</text:p>
          </table:table-cell>
          <table:table-cell table:formula="of:=SIN([.G1033])+[.$J$2]" office:value-type="float" office:value="-0.774055583164932">
            <text:p>-0.7740555832</text:p>
          </table:table-cell>
          <table:table-cell table:number-columns-repeated="2"/>
        </table:table-row>
        <table:table-row table:style-name="ro1">
          <table:table-cell office:value-type="string">
            <text:p>2011-12-15</text:p>
          </table:table-cell>
          <table:table-cell office:value-type="float" office:value="20.91">
            <text:p>20.91</text:p>
          </table:table-cell>
          <table:table-cell office:value-type="float" office:value="20.94">
            <text:p>20.94</text:p>
          </table:table-cell>
          <table:table-cell office:value-type="float" office:value="20.55">
            <text:p>20.55</text:p>
          </table:table-cell>
          <table:table-cell office:value-type="float" office:value="20.78">
            <text:p>20.78</text:p>
          </table:table-cell>
          <table:table-cell office:value-type="float" office:value="15163958">
            <text:p>15163958</text:p>
          </table:table-cell>
          <table:table-cell table:formula="of:=[.G1033]+[.$I$2]" office:value-type="float" office:value="10.3199999999998">
            <text:p>10.32</text:p>
          </table:table-cell>
          <table:table-cell table:formula="of:=SIN([.G1034])+[.$J$2]" office:value-type="float" office:value="-0.780347951653122">
            <text:p>-0.7803479517</text:p>
          </table:table-cell>
          <table:table-cell table:number-columns-repeated="2"/>
        </table:table-row>
        <table:table-row table:style-name="ro1">
          <table:table-cell office:value-type="string">
            <text:p>2011-12-16</text:p>
          </table:table-cell>
          <table:table-cell office:value-type="float" office:value="20.82">
            <text:p>20.82</text:p>
          </table:table-cell>
          <table:table-cell office:value-type="float" office:value="21.06">
            <text:p>21.06</text:p>
          </table:table-cell>
          <table:table-cell office:value-type="float" office:value="20.65">
            <text:p>20.65</text:p>
          </table:table-cell>
          <table:table-cell office:value-type="float" office:value="20.93">
            <text:p>20.93</text:p>
          </table:table-cell>
          <table:table-cell office:value-type="float" office:value="7663721">
            <text:p>7663721</text:p>
          </table:table-cell>
          <table:table-cell table:formula="of:=[.G1034]+[.$I$2]" office:value-type="float" office:value="10.3299999999998">
            <text:p>10.33</text:p>
          </table:table-cell>
          <table:table-cell table:formula="of:=SIN([.G1035])+[.$J$2]" office:value-type="float" office:value="-0.786562285996434">
            <text:p>-0.786562286</text:p>
          </table:table-cell>
          <table:table-cell table:number-columns-repeated="2"/>
        </table:table-row>
        <table:table-row table:style-name="ro1">
          <table:table-cell office:value-type="string">
            <text:p>2011-12-19</text:p>
          </table:table-cell>
          <table:table-cell office:value-type="float" office:value="20.72">
            <text:p>20.72</text:p>
          </table:table-cell>
          <table:table-cell office:value-type="float" office:value="20.79">
            <text:p>20.79</text:p>
          </table:table-cell>
          <table:table-cell office:value-type="float" office:value="20.54">
            <text:p>20.54</text:p>
          </table:table-cell>
          <table:table-cell office:value-type="float" office:value="20.65">
            <text:p>20.65</text:p>
          </table:table-cell>
          <table:table-cell office:value-type="float" office:value="9511264">
            <text:p>9511264</text:p>
          </table:table-cell>
          <table:table-cell table:formula="of:=[.G1035]+[.$I$2]" office:value-type="float" office:value="10.3399999999998">
            <text:p>10.34</text:p>
          </table:table-cell>
          <table:table-cell table:formula="of:=SIN([.G1036])+[.$J$2]" office:value-type="float" office:value="-0.792697964766613">
            <text:p>-0.7926979648</text:p>
          </table:table-cell>
          <table:table-cell table:number-columns-repeated="2"/>
        </table:table-row>
        <table:table-row table:style-name="ro1">
          <table:table-cell office:value-type="string">
            <text:p>2011-12-20</text:p>
          </table:table-cell>
          <table:table-cell office:value-type="float" office:value="20.64">
            <text:p>20.64</text:p>
          </table:table-cell>
          <table:table-cell office:value-type="float" office:value="20.7">
            <text:p>20.7</text:p>
          </table:table-cell>
          <table:table-cell office:value-type="float" office:value="20.34">
            <text:p>20.34</text:p>
          </table:table-cell>
          <table:table-cell office:value-type="float" office:value="20.41">
            <text:p>20.41</text:p>
          </table:table-cell>
          <table:table-cell office:value-type="float" office:value="9602537">
            <text:p>9602537</text:p>
          </table:table-cell>
          <table:table-cell table:formula="of:=[.G1036]+[.$I$2]" office:value-type="float" office:value="10.3499999999998">
            <text:p>10.35</text:p>
          </table:table-cell>
          <table:table-cell table:formula="of:=SIN([.G1037])+[.$J$2]" office:value-type="float" office:value="-0.798754374400895">
            <text:p>-0.7987543744</text:p>
          </table:table-cell>
          <table:table-cell table:number-columns-repeated="2"/>
        </table:table-row>
        <table:table-row table:style-name="ro1">
          <table:table-cell office:value-type="string">
            <text:p>2011-12-21</text:p>
          </table:table-cell>
          <table:table-cell office:value-type="float" office:value="20.7">
            <text:p>20.7</text:p>
          </table:table-cell>
          <table:table-cell office:value-type="float" office:value="20.9">
            <text:p>20.9</text:p>
          </table:table-cell>
          <table:table-cell office:value-type="float" office:value="20.65">
            <text:p>20.65</text:p>
          </table:table-cell>
          <table:table-cell office:value-type="float" office:value="20.85">
            <text:p>20.85</text:p>
          </table:table-cell>
          <table:table-cell office:value-type="float" office:value="7469844">
            <text:p>7469844</text:p>
          </table:table-cell>
          <table:table-cell table:formula="of:=[.G1037]+[.$I$2]" office:value-type="float" office:value="10.3599999999998">
            <text:p>10.36</text:p>
          </table:table-cell>
          <table:table-cell table:formula="of:=SIN([.G1038])+[.$J$2]" office:value-type="float" office:value="-0.804730909263363">
            <text:p>-0.8047309093</text:p>
          </table:table-cell>
          <table:table-cell table:number-columns-repeated="2"/>
        </table:table-row>
        <table:table-row table:style-name="ro1">
          <table:table-cell office:value-type="string">
            <text:p>2011-12-22</text:p>
          </table:table-cell>
          <table:table-cell office:value-type="float" office:value="20.75">
            <text:p>20.75</text:p>
          </table:table-cell>
          <table:table-cell office:value-type="float" office:value="20.89">
            <text:p>20.89</text:p>
          </table:table-cell>
          <table:table-cell office:value-type="float" office:value="20.48">
            <text:p>20.48</text:p>
          </table:table-cell>
          <table:table-cell office:value-type="float" office:value="20.55">
            <text:p>20.55</text:p>
          </table:table-cell>
          <table:table-cell office:value-type="float" office:value="10357413">
            <text:p>10357413</text:p>
          </table:table-cell>
          <table:table-cell table:formula="of:=[.G1038]+[.$I$2]" office:value-type="float" office:value="10.3699999999998">
            <text:p>10.37</text:p>
          </table:table-cell>
          <table:table-cell table:formula="of:=SIN([.G1039])+[.$J$2]" office:value-type="float" office:value="-0.810626971705511">
            <text:p>-0.8106269717</text:p>
          </table:table-cell>
          <table:table-cell table:number-columns-repeated="2"/>
        </table:table-row>
        <table:table-row table:style-name="ro1">
          <table:table-cell office:value-type="string">
            <text:p>2011-12-23</text:p>
          </table:table-cell>
          <table:table-cell office:value-type="float" office:value="20.74">
            <text:p>20.74</text:p>
          </table:table-cell>
          <table:table-cell office:value-type="float" office:value="20.85">
            <text:p>20.85</text:p>
          </table:table-cell>
          <table:table-cell office:value-type="float" office:value="20.66">
            <text:p>20.66</text:p>
          </table:table-cell>
          <table:table-cell office:value-type="float" office:value="20.85">
            <text:p>20.85</text:p>
          </table:table-cell>
          <table:table-cell office:value-type="float" office:value="10760547">
            <text:p>10760547</text:p>
          </table:table-cell>
          <table:table-cell table:formula="of:=[.G1039]+[.$I$2]" office:value-type="float" office:value="10.3799999999998">
            <text:p>10.38</text:p>
          </table:table-cell>
          <table:table-cell table:formula="of:=SIN([.G1040])+[.$J$2]" office:value-type="float" office:value="-0.81644197212601">
            <text:p>-0.8164419721</text:p>
          </table:table-cell>
          <table:table-cell table:number-columns-repeated="2"/>
        </table:table-row>
        <table:table-row table:style-name="ro1">
          <table:table-cell office:value-type="string">
            <text:p>2011-12-26</text:p>
          </table:table-cell>
          <table:table-cell table:number-columns-repeated="4" office:value-type="float" office:value="20.85">
            <text:p>20.85</text:p>
          </table:table-cell>
          <table:table-cell office:value-type="float" office:value="0">
            <text:p>0</text:p>
          </table:table-cell>
          <table:table-cell table:formula="of:=[.G1040]+[.$I$2]" office:value-type="float" office:value="10.3899999999998">
            <text:p>10.39</text:p>
          </table:table-cell>
          <table:table-cell table:formula="of:=SIN([.G1041])+[.$J$2]" office:value-type="float" office:value="-0.822175329029661">
            <text:p>-0.822175329</text:p>
          </table:table-cell>
          <table:table-cell table:number-columns-repeated="2"/>
        </table:table-row>
        <table:table-row table:style-name="ro1">
          <table:table-cell office:value-type="string">
            <text:p>2011-12-27</text:p>
          </table:table-cell>
          <table:table-cell table:number-columns-repeated="4" office:value-type="float" office:value="20.85">
            <text:p>20.85</text:p>
          </table:table-cell>
          <table:table-cell office:value-type="float" office:value="0">
            <text:p>0</text:p>
          </table:table-cell>
          <table:table-cell table:formula="of:=[.G1041]+[.$I$2]" office:value-type="float" office:value="10.3999999999998">
            <text:p>10.4</text:p>
          </table:table-cell>
          <table:table-cell table:formula="of:=SIN([.G1042])+[.$J$2]" office:value-type="float" office:value="-0.827826469085554">
            <text:p>-0.8278264691</text:p>
          </table:table-cell>
          <table:table-cell table:number-columns-repeated="2"/>
        </table:table-row>
        <table:table-row table:style-name="ro1">
          <table:table-cell office:value-type="string">
            <text:p>2011-12-28</text:p>
          </table:table-cell>
          <table:table-cell table:number-columns-repeated="2" office:value-type="float" office:value="20.93">
            <text:p>20.93</text:p>
          </table:table-cell>
          <table:table-cell office:value-type="float" office:value="20.47">
            <text:p>20.47</text:p>
          </table:table-cell>
          <table:table-cell office:value-type="float" office:value="20.73">
            <text:p>20.73</text:p>
          </table:table-cell>
          <table:table-cell office:value-type="float" office:value="5071049">
            <text:p>5071049</text:p>
          </table:table-cell>
          <table:table-cell table:formula="of:=[.G1042]+[.$I$2]" office:value-type="float" office:value="10.4099999999998">
            <text:p>10.41</text:p>
          </table:table-cell>
          <table:table-cell table:formula="of:=SIN([.G1043])+[.$J$2]" office:value-type="float" office:value="-0.833394827184391">
            <text:p>-0.8333948272</text:p>
          </table:table-cell>
          <table:table-cell table:number-columns-repeated="2"/>
        </table:table-row>
        <table:table-row table:style-name="ro1">
          <table:table-cell office:value-type="string">
            <text:p>2011-12-29</text:p>
          </table:table-cell>
          <table:table-cell office:value-type="float" office:value="20.62">
            <text:p>20.62</text:p>
          </table:table-cell>
          <table:table-cell office:value-type="float" office:value="20.66">
            <text:p>20.66</text:p>
          </table:table-cell>
          <table:table-cell office:value-type="float" office:value="20.43">
            <text:p>20.43</text:p>
          </table:table-cell>
          <table:table-cell office:value-type="float" office:value="20.65">
            <text:p>20.65</text:p>
          </table:table-cell>
          <table:table-cell office:value-type="float" office:value="3450807">
            <text:p>3450807</text:p>
          </table:table-cell>
          <table:table-cell table:formula="of:=[.G1043]+[.$I$2]" office:value-type="float" office:value="10.4199999999998">
            <text:p>10.42</text:p>
          </table:table-cell>
          <table:table-cell table:formula="of:=SIN([.G1044])+[.$J$2]" office:value-type="float" office:value="-0.838879846495003">
            <text:p>-0.8388798465</text:p>
          </table:table-cell>
          <table:table-cell table:number-columns-repeated="2"/>
        </table:table-row>
        <table:table-row table:style-name="ro1">
          <table:table-cell office:value-type="string">
            <text:p>2011-12-30</text:p>
          </table:table-cell>
          <table:table-cell office:value-type="float" office:value="20.76">
            <text:p>20.76</text:p>
          </table:table-cell>
          <table:table-cell office:value-type="float" office:value="20.8">
            <text:p>20.8</text:p>
          </table:table-cell>
          <table:table-cell office:value-type="float" office:value="20.46">
            <text:p>20.46</text:p>
          </table:table-cell>
          <table:table-cell office:value-type="float" office:value="20.53">
            <text:p>20.53</text:p>
          </table:table-cell>
          <table:table-cell office:value-type="float" office:value="2355556">
            <text:p>2355556</text:p>
          </table:table-cell>
          <table:table-cell table:formula="of:=[.G1044]+[.$I$2]" office:value-type="float" office:value="10.4299999999998">
            <text:p>10.43</text:p>
          </table:table-cell>
          <table:table-cell table:formula="of:=SIN([.G1045])+[.$J$2]" office:value-type="float" office:value="-0.84428097852003">
            <text:p>-0.8442809785</text:p>
          </table:table-cell>
          <table:table-cell table:number-columns-repeated="2"/>
        </table:table-row>
        <table:table-row table:style-name="ro1">
          <table:table-cell office:value-type="string">
            <text:p>2012-01-02</text:p>
          </table:table-cell>
          <table:table-cell table:number-columns-repeated="4" office:value-type="float" office:value="20.53">
            <text:p>20.53</text:p>
          </table:table-cell>
          <table:table-cell office:value-type="float" office:value="0">
            <text:p>0</text:p>
          </table:table-cell>
          <table:table-cell table:formula="of:=[.G1045]+[.$I$2]" office:value-type="float" office:value="10.4399999999998">
            <text:p>10.44</text:p>
          </table:table-cell>
          <table:table-cell table:formula="of:=SIN([.G1046])+[.$J$2]" office:value-type="float" office:value="-0.84959768315077">
            <text:p>-0.8495976832</text:p>
          </table:table-cell>
          <table:table-cell table:number-columns-repeated="2"/>
        </table:table-row>
        <table:table-row table:style-name="ro1">
          <table:table-cell office:value-type="string">
            <text:p>2012-01-03</text:p>
          </table:table-cell>
          <table:table-cell office:value-type="float" office:value="20.79">
            <text:p>20.79</text:p>
          </table:table-cell>
          <table:table-cell office:value-type="float" office:value="20.96">
            <text:p>20.96</text:p>
          </table:table-cell>
          <table:table-cell table:number-columns-repeated="2" office:value-type="float" office:value="20.68">
            <text:p>20.68</text:p>
          </table:table-cell>
          <table:table-cell office:value-type="float" office:value="4087042">
            <text:p>4087042</text:p>
          </table:table-cell>
          <table:table-cell table:formula="of:=[.G1046]+[.$I$2]" office:value-type="float" office:value="10.4499999999998">
            <text:p>10.45</text:p>
          </table:table-cell>
          <table:table-cell table:formula="of:=SIN([.G1047])+[.$J$2]" office:value-type="float" office:value="-0.854829428721191">
            <text:p>-0.8548294287</text:p>
          </table:table-cell>
          <table:table-cell table:number-columns-repeated="2"/>
        </table:table-row>
        <table:table-row table:style-name="ro1">
          <table:table-cell office:value-type="string">
            <text:p>2012-01-04</text:p>
          </table:table-cell>
          <table:table-cell office:value-type="float" office:value="20.97">
            <text:p>20.97</text:p>
          </table:table-cell>
          <table:table-cell office:value-type="float" office:value="21.11">
            <text:p>21.11</text:p>
          </table:table-cell>
          <table:table-cell office:value-type="float" office:value="20.82">
            <text:p>20.82</text:p>
          </table:table-cell>
          <table:table-cell office:value-type="float" office:value="21.02">
            <text:p>21.02</text:p>
          </table:table-cell>
          <table:table-cell office:value-type="float" office:value="8424846">
            <text:p>8424846</text:p>
          </table:table-cell>
          <table:table-cell table:formula="of:=[.G1047]+[.$I$2]" office:value-type="float" office:value="10.4599999999998">
            <text:p>10.46</text:p>
          </table:table-cell>
          <table:table-cell table:formula="of:=SIN([.G1048])+[.$J$2]" office:value-type="float" office:value="-0.859975692061095">
            <text:p>-0.8599756921</text:p>
          </table:table-cell>
          <table:table-cell table:number-columns-repeated="2"/>
        </table:table-row>
        <table:table-row table:style-name="ro1">
          <table:table-cell office:value-type="string">
            <text:p>2012-01-05</text:p>
          </table:table-cell>
          <table:table-cell office:value-type="float" office:value="20.93">
            <text:p>20.93</text:p>
          </table:table-cell>
          <table:table-cell office:value-type="float" office:value="20.94">
            <text:p>20.94</text:p>
          </table:table-cell>
          <table:table-cell office:value-type="float" office:value="20.65">
            <text:p>20.65</text:p>
          </table:table-cell>
          <table:table-cell office:value-type="float" office:value="20.74">
            <text:p>20.74</text:p>
          </table:table-cell>
          <table:table-cell office:value-type="float" office:value="5164487">
            <text:p>5164487</text:p>
          </table:table-cell>
          <table:table-cell table:formula="of:=[.G1048]+[.$I$2]" office:value-type="float" office:value="10.4699999999998">
            <text:p>10.47</text:p>
          </table:table-cell>
          <table:table-cell table:formula="of:=SIN([.G1049])+[.$J$2]" office:value-type="float" office:value="-0.865035958548436">
            <text:p>-0.8650359585</text:p>
          </table:table-cell>
          <table:table-cell table:number-columns-repeated="2"/>
        </table:table-row>
        <table:table-row table:style-name="ro1">
          <table:table-cell office:value-type="string">
            <text:p>2012-01-06</text:p>
          </table:table-cell>
          <table:table-cell office:value-type="float" office:value="20.75">
            <text:p>20.75</text:p>
          </table:table-cell>
          <table:table-cell office:value-type="float" office:value="20.79">
            <text:p>20.79</text:p>
          </table:table-cell>
          <table:table-cell office:value-type="float" office:value="20.35">
            <text:p>20.35</text:p>
          </table:table-cell>
          <table:table-cell office:value-type="float" office:value="20.45">
            <text:p>20.45</text:p>
          </table:table-cell>
          <table:table-cell office:value-type="float" office:value="6930265">
            <text:p>6930265</text:p>
          </table:table-cell>
          <table:table-cell table:formula="of:=[.G1049]+[.$I$2]" office:value-type="float" office:value="10.4799999999998">
            <text:p>10.48</text:p>
          </table:table-cell>
          <table:table-cell table:formula="of:=SIN([.G1050])+[.$J$2]" office:value-type="float" office:value="-0.870009722160784">
            <text:p>-0.8700097222</text:p>
          </table:table-cell>
          <table:table-cell table:number-columns-repeated="2"/>
        </table:table-row>
        <table:table-row table:style-name="ro1">
          <table:table-cell office:value-type="string">
            <text:p>2012-01-09</text:p>
          </table:table-cell>
          <table:table-cell table:number-columns-repeated="2" office:value-type="float" office:value="20.67">
            <text:p>20.67</text:p>
          </table:table-cell>
          <table:table-cell office:value-type="float" office:value="20.31">
            <text:p>20.31</text:p>
          </table:table-cell>
          <table:table-cell office:value-type="float" office:value="20.54">
            <text:p>20.54</text:p>
          </table:table-cell>
          <table:table-cell office:value-type="float" office:value="6036830">
            <text:p>6036830</text:p>
          </table:table-cell>
          <table:table-cell table:formula="of:=[.G1050]+[.$I$2]" office:value-type="float" office:value="10.4899999999998">
            <text:p>10.49</text:p>
          </table:table-cell>
          <table:table-cell table:formula="of:=SIN([.G1051])+[.$J$2]" office:value-type="float" office:value="-0.874896485525922">
            <text:p>-0.8748964855</text:p>
          </table:table-cell>
          <table:table-cell table:number-columns-repeated="2"/>
        </table:table-row>
        <table:table-row table:style-name="ro1">
          <table:table-cell office:value-type="string">
            <text:p>2012-01-10</text:p>
          </table:table-cell>
          <table:table-cell office:value-type="float" office:value="20.73">
            <text:p>20.73</text:p>
          </table:table-cell>
          <table:table-cell office:value-type="float" office:value="20.87">
            <text:p>20.87</text:p>
          </table:table-cell>
          <table:table-cell office:value-type="float" office:value="20.61">
            <text:p>20.61</text:p>
          </table:table-cell>
          <table:table-cell office:value-type="float" office:value="20.75">
            <text:p>20.75</text:p>
          </table:table-cell>
          <table:table-cell office:value-type="float" office:value="6207962">
            <text:p>6207962</text:p>
          </table:table-cell>
          <table:table-cell table:formula="of:=[.G1051]+[.$I$2]" office:value-type="float" office:value="10.4999999999998">
            <text:p>10.5</text:p>
          </table:table-cell>
          <table:table-cell table:formula="of:=SIN([.G1052])+[.$J$2]" office:value-type="float" office:value="-0.879695759971585">
            <text:p>-0.87969576</text:p>
          </table:table-cell>
          <table:table-cell table:number-columns-repeated="2"/>
        </table:table-row>
        <table:table-row table:style-name="ro1">
          <table:table-cell office:value-type="string">
            <text:p>2012-01-11</text:p>
          </table:table-cell>
          <table:table-cell office:value-type="float" office:value="20.85">
            <text:p>20.85</text:p>
          </table:table-cell>
          <table:table-cell office:value-type="float" office:value="21.15">
            <text:p>21.15</text:p>
          </table:table-cell>
          <table:table-cell office:value-type="float" office:value="20.84">
            <text:p>20.84</text:p>
          </table:table-cell>
          <table:table-cell office:value-type="float" office:value="21.08">
            <text:p>21.08</text:p>
          </table:table-cell>
          <table:table-cell office:value-type="float" office:value="7647733">
            <text:p>7647733</text:p>
          </table:table-cell>
          <table:table-cell table:formula="of:=[.G1052]+[.$I$2]" office:value-type="float" office:value="10.5099999999998">
            <text:p>10.51</text:p>
          </table:table-cell>
          <table:table-cell table:formula="of:=SIN([.G1053])+[.$J$2]" office:value-type="float" office:value="-0.884407065574328">
            <text:p>-0.8844070656</text:p>
          </table:table-cell>
          <table:table-cell table:number-columns-repeated="2"/>
        </table:table-row>
        <table:table-row table:style-name="ro1">
          <table:table-cell office:value-type="string">
            <text:p>2012-01-12</text:p>
          </table:table-cell>
          <table:table-cell office:value-type="float" office:value="21.12">
            <text:p>21.12</text:p>
          </table:table-cell>
          <table:table-cell office:value-type="float" office:value="21.24">
            <text:p>21.24</text:p>
          </table:table-cell>
          <table:table-cell office:value-type="float" office:value="20.96">
            <text:p>20.96</text:p>
          </table:table-cell>
          <table:table-cell office:value-type="float" office:value="21.1">
            <text:p>21.1</text:p>
          </table:table-cell>
          <table:table-cell office:value-type="float" office:value="11890143">
            <text:p>11890143</text:p>
          </table:table-cell>
          <table:table-cell table:formula="of:=[.G1053]+[.$I$2]" office:value-type="float" office:value="10.5199999999998">
            <text:p>10.52</text:p>
          </table:table-cell>
          <table:table-cell table:formula="of:=SIN([.G1054])+[.$J$2]" office:value-type="float" office:value="-0.889029931207517">
            <text:p>-0.8890299312</text:p>
          </table:table-cell>
          <table:table-cell table:number-columns-repeated="2"/>
        </table:table-row>
        <table:table-row table:style-name="ro1">
          <table:table-cell office:value-type="string">
            <text:p>2012-01-13</text:p>
          </table:table-cell>
          <table:table-cell office:value-type="float" office:value="21.18">
            <text:p>21.18</text:p>
          </table:table-cell>
          <table:table-cell office:value-type="float" office:value="21.24">
            <text:p>21.24</text:p>
          </table:table-cell>
          <table:table-cell office:value-type="float" office:value="21.12">
            <text:p>21.12</text:p>
          </table:table-cell>
          <table:table-cell office:value-type="float" office:value="21.2">
            <text:p>21.2</text:p>
          </table:table-cell>
          <table:table-cell office:value-type="float" office:value="5223426">
            <text:p>5223426</text:p>
          </table:table-cell>
          <table:table-cell table:formula="of:=[.G1054]+[.$I$2]" office:value-type="float" office:value="10.5299999999998">
            <text:p>10.53</text:p>
          </table:table-cell>
          <table:table-cell table:formula="of:=SIN([.G1055])+[.$J$2]" office:value-type="float" office:value="-0.893563894588441">
            <text:p>-0.8935638946</text:p>
          </table:table-cell>
          <table:table-cell table:number-columns-repeated="2"/>
        </table:table-row>
        <table:table-row table:style-name="ro1">
          <table:table-cell office:value-type="string">
            <text:p>2012-01-16</text:p>
          </table:table-cell>
          <table:table-cell office:value-type="float" office:value="20.95">
            <text:p>20.95</text:p>
          </table:table-cell>
          <table:table-cell office:value-type="float" office:value="21.07">
            <text:p>21.07</text:p>
          </table:table-cell>
          <table:table-cell office:value-type="float" office:value="20.7">
            <text:p>20.7</text:p>
          </table:table-cell>
          <table:table-cell office:value-type="float" office:value="20.86">
            <text:p>20.86</text:p>
          </table:table-cell>
          <table:table-cell office:value-type="float" office:value="6111200">
            <text:p>6111200</text:p>
          </table:table-cell>
          <table:table-cell table:formula="of:=[.G1055]+[.$I$2]" office:value-type="float" office:value="10.5399999999998">
            <text:p>10.54</text:p>
          </table:table-cell>
          <table:table-cell table:formula="of:=SIN([.G1056])+[.$J$2]" office:value-type="float" office:value="-0.898008502324541">
            <text:p>-0.8980085023</text:p>
          </table:table-cell>
          <table:table-cell table:number-columns-repeated="2"/>
        </table:table-row>
        <table:table-row table:style-name="ro1">
          <table:table-cell office:value-type="string">
            <text:p>2012-01-17</text:p>
          </table:table-cell>
          <table:table-cell office:value-type="float" office:value="21.05">
            <text:p>21.05</text:p>
          </table:table-cell>
          <table:table-cell office:value-type="float" office:value="21.11">
            <text:p>21.11</text:p>
          </table:table-cell>
          <table:table-cell office:value-type="float" office:value="20.92">
            <text:p>20.92</text:p>
          </table:table-cell>
          <table:table-cell office:value-type="float" office:value="21.05">
            <text:p>21.05</text:p>
          </table:table-cell>
          <table:table-cell office:value-type="float" office:value="5884599">
            <text:p>5884599</text:p>
          </table:table-cell>
          <table:table-cell table:formula="of:=[.G1056]+[.$I$2]" office:value-type="float" office:value="10.5499999999998">
            <text:p>10.55</text:p>
          </table:table-cell>
          <table:table-cell table:formula="of:=SIN([.G1057])+[.$J$2]" office:value-type="float" office:value="-0.902363309958746">
            <text:p>-0.90236331</text:p>
          </table:table-cell>
          <table:table-cell table:number-columns-repeated="2"/>
        </table:table-row>
        <table:table-row table:style-name="ro1">
          <table:table-cell office:value-type="string">
            <text:p>2012-01-18</text:p>
          </table:table-cell>
          <table:table-cell office:value-type="float" office:value="21.01">
            <text:p>21.01</text:p>
          </table:table-cell>
          <table:table-cell office:value-type="float" office:value="21.11">
            <text:p>21.11</text:p>
          </table:table-cell>
          <table:table-cell table:number-columns-repeated="2" office:value-type="float" office:value="20.79">
            <text:p>20.79</text:p>
          </table:table-cell>
          <table:table-cell office:value-type="float" office:value="10111076">
            <text:p>10111076</text:p>
          </table:table-cell>
          <table:table-cell table:formula="of:=[.G1057]+[.$I$2]" office:value-type="float" office:value="10.5599999999998">
            <text:p>10.56</text:p>
          </table:table-cell>
          <table:table-cell table:formula="of:=SIN([.G1058])+[.$J$2]" office:value-type="float" office:value="-0.906627882013921">
            <text:p>-0.906627882</text:p>
          </table:table-cell>
          <table:table-cell table:number-columns-repeated="2"/>
        </table:table-row>
        <table:table-row table:style-name="ro1">
          <table:table-cell office:value-type="string">
            <text:p>2012-01-19</text:p>
          </table:table-cell>
          <table:table-cell office:value-type="float" office:value="20.97">
            <text:p>20.97</text:p>
          </table:table-cell>
          <table:table-cell office:value-type="float" office:value="20.98">
            <text:p>20.98</text:p>
          </table:table-cell>
          <table:table-cell office:value-type="float" office:value="20.81">
            <text:p>20.81</text:p>
          </table:table-cell>
          <table:table-cell office:value-type="float" office:value="20.82">
            <text:p>20.82</text:p>
          </table:table-cell>
          <table:table-cell office:value-type="float" office:value="6150491">
            <text:p>6150491</text:p>
          </table:table-cell>
          <table:table-cell table:formula="of:=[.G1058]+[.$I$2]" office:value-type="float" office:value="10.5699999999998">
            <text:p>10.57</text:p>
          </table:table-cell>
          <table:table-cell table:formula="of:=SIN([.G1059])+[.$J$2]" office:value-type="float" office:value="-0.910801792036417">
            <text:p>-0.910801792</text:p>
          </table:table-cell>
          <table:table-cell table:number-columns-repeated="2"/>
        </table:table-row>
        <table:table-row table:style-name="ro1">
          <table:table-cell office:value-type="string">
            <text:p>2012-01-20</text:p>
          </table:table-cell>
          <table:table-cell office:value-type="float" office:value="20.95">
            <text:p>20.95</text:p>
          </table:table-cell>
          <table:table-cell office:value-type="float" office:value="20.98">
            <text:p>20.98</text:p>
          </table:table-cell>
          <table:table-cell office:value-type="float" office:value="20.8">
            <text:p>20.8</text:p>
          </table:table-cell>
          <table:table-cell office:value-type="float" office:value="20.89">
            <text:p>20.89</text:p>
          </table:table-cell>
          <table:table-cell office:value-type="float" office:value="4237578">
            <text:p>4237578</text:p>
          </table:table-cell>
          <table:table-cell table:formula="of:=[.G1059]+[.$I$2]" office:value-type="float" office:value="10.5799999999998">
            <text:p>10.58</text:p>
          </table:table-cell>
          <table:table-cell table:formula="of:=SIN([.G1060])+[.$J$2]" office:value-type="float" office:value="-0.914884622638707">
            <text:p>-0.9148846226</text:p>
          </table:table-cell>
          <table:table-cell table:number-columns-repeated="2"/>
        </table:table-row>
        <table:table-row table:style-name="ro1">
          <table:table-cell office:value-type="string">
            <text:p>2012-01-23</text:p>
          </table:table-cell>
          <table:table-cell office:value-type="float" office:value="20.88">
            <text:p>20.88</text:p>
          </table:table-cell>
          <table:table-cell office:value-type="float" office:value="20.89">
            <text:p>20.89</text:p>
          </table:table-cell>
          <table:table-cell office:value-type="float" office:value="20.78">
            <text:p>20.78</text:p>
          </table:table-cell>
          <table:table-cell office:value-type="float" office:value="20.87">
            <text:p>20.87</text:p>
          </table:table-cell>
          <table:table-cell office:value-type="float" office:value="3219645">
            <text:p>3219645</text:p>
          </table:table-cell>
          <table:table-cell table:formula="of:=[.G1060]+[.$I$2]" office:value-type="float" office:value="10.5899999999998">
            <text:p>10.59</text:p>
          </table:table-cell>
          <table:table-cell table:formula="of:=SIN([.G1061])+[.$J$2]" office:value-type="float" office:value="-0.918875965541135">
            <text:p>-0.9188759655</text:p>
          </table:table-cell>
          <table:table-cell table:number-columns-repeated="2"/>
        </table:table-row>
        <table:table-row table:style-name="ro1">
          <table:table-cell office:value-type="string">
            <text:p>2012-01-24</text:p>
          </table:table-cell>
          <table:table-cell office:value-type="float" office:value="20.95">
            <text:p>20.95</text:p>
          </table:table-cell>
          <table:table-cell office:value-type="float" office:value="21.05">
            <text:p>21.05</text:p>
          </table:table-cell>
          <table:table-cell office:value-type="float" office:value="20.87">
            <text:p>20.87</text:p>
          </table:table-cell>
          <table:table-cell office:value-type="float" office:value="20.95">
            <text:p>20.95</text:p>
          </table:table-cell>
          <table:table-cell office:value-type="float" office:value="6111529">
            <text:p>6111529</text:p>
          </table:table-cell>
          <table:table-cell table:formula="of:=[.G1061]+[.$I$2]" office:value-type="float" office:value="10.5999999999998">
            <text:p>10.6</text:p>
          </table:table-cell>
          <table:table-cell table:formula="of:=SIN([.G1062])+[.$J$2]" office:value-type="float" office:value="-0.922775421612737">
            <text:p>-0.9227754216</text:p>
          </table:table-cell>
          <table:table-cell table:number-columns-repeated="2"/>
        </table:table-row>
        <table:table-row table:style-name="ro1">
          <table:table-cell office:value-type="string">
            <text:p>2012-01-25</text:p>
          </table:table-cell>
          <table:table-cell office:value-type="float" office:value="21.03">
            <text:p>21.03</text:p>
          </table:table-cell>
          <table:table-cell office:value-type="float" office:value="21.42">
            <text:p>21.42</text:p>
          </table:table-cell>
          <table:table-cell office:value-type="float" office:value="20.99">
            <text:p>20.99</text:p>
          </table:table-cell>
          <table:table-cell office:value-type="float" office:value="21.42">
            <text:p>21.42</text:p>
          </table:table-cell>
          <table:table-cell office:value-type="float" office:value="12136738">
            <text:p>12136738</text:p>
          </table:table-cell>
          <table:table-cell table:formula="of:=[.G1062]+[.$I$2]" office:value-type="float" office:value="10.6099999999998">
            <text:p>10.61</text:p>
          </table:table-cell>
          <table:table-cell table:formula="of:=SIN([.G1063])+[.$J$2]" office:value-type="float" office:value="-0.926582600911154">
            <text:p>-0.9265826009</text:p>
          </table:table-cell>
          <table:table-cell table:number-columns-repeated="2"/>
        </table:table-row>
        <table:table-row table:style-name="ro1">
          <table:table-cell office:value-type="string">
            <text:p>2012-01-26</text:p>
          </table:table-cell>
          <table:table-cell table:number-columns-repeated="4" office:value-type="float" office:value="21.42">
            <text:p>21.42</text:p>
          </table:table-cell>
          <table:table-cell office:value-type="float" office:value="0">
            <text:p>0</text:p>
          </table:table-cell>
          <table:table-cell table:formula="of:=[.G1063]+[.$I$2]" office:value-type="float" office:value="10.6199999999998">
            <text:p>10.62</text:p>
          </table:table-cell>
          <table:table-cell table:formula="of:=SIN([.G1064])+[.$J$2]" office:value-type="float" office:value="-0.930297122721629">
            <text:p>-0.9302971227</text:p>
          </table:table-cell>
          <table:table-cell table:number-columns-repeated="2"/>
        </table:table-row>
        <table:table-row table:style-name="ro1">
          <table:table-cell office:value-type="string">
            <text:p>2012-01-27</text:p>
          </table:table-cell>
          <table:table-cell office:value-type="float" office:value="21.5">
            <text:p>21.5</text:p>
          </table:table-cell>
          <table:table-cell office:value-type="float" office:value="21.73">
            <text:p>21.73</text:p>
          </table:table-cell>
          <table:table-cell office:value-type="float" office:value="21.4">
            <text:p>21.4</text:p>
          </table:table-cell>
          <table:table-cell office:value-type="float" office:value="21.5">
            <text:p>21.5</text:p>
          </table:table-cell>
          <table:table-cell office:value-type="float" office:value="11003766">
            <text:p>11003766</text:p>
          </table:table-cell>
          <table:table-cell table:formula="of:=[.G1064]+[.$I$2]" office:value-type="float" office:value="10.6299999999998">
            <text:p>10.63</text:p>
          </table:table-cell>
          <table:table-cell table:formula="of:=SIN([.G1065])+[.$J$2]" office:value-type="float" office:value="-0.933918615595078">
            <text:p>-0.9339186156</text:p>
          </table:table-cell>
          <table:table-cell table:number-columns-repeated="2"/>
        </table:table-row>
        <table:table-row table:style-name="ro1">
          <table:table-cell office:value-type="string">
            <text:p>2012-01-30</text:p>
          </table:table-cell>
          <table:table-cell office:value-type="float" office:value="21.54">
            <text:p>21.54</text:p>
          </table:table-cell>
          <table:table-cell office:value-type="float" office:value="21.6">
            <text:p>21.6</text:p>
          </table:table-cell>
          <table:table-cell office:value-type="float" office:value="21.38">
            <text:p>21.38</text:p>
          </table:table-cell>
          <table:table-cell office:value-type="float" office:value="21.47">
            <text:p>21.47</text:p>
          </table:table-cell>
          <table:table-cell office:value-type="float" office:value="6199173">
            <text:p>6199173</text:p>
          </table:table-cell>
          <table:table-cell table:formula="of:=[.G1065]+[.$I$2]" office:value-type="float" office:value="10.6399999999998">
            <text:p>10.64</text:p>
          </table:table-cell>
          <table:table-cell table:formula="of:=SIN([.G1066])+[.$J$2]" office:value-type="float" office:value="-0.93744671738523">
            <text:p>-0.9374467174</text:p>
          </table:table-cell>
          <table:table-cell table:number-columns-repeated="2"/>
        </table:table-row>
        <table:table-row table:style-name="ro1">
          <table:table-cell office:value-type="string">
            <text:p>2012-01-31</text:p>
          </table:table-cell>
          <table:table-cell office:value-type="float" office:value="21.47">
            <text:p>21.47</text:p>
          </table:table-cell>
          <table:table-cell office:value-type="float" office:value="21.56">
            <text:p>21.56</text:p>
          </table:table-cell>
          <table:table-cell office:value-type="float" office:value="21.35">
            <text:p>21.35</text:p>
          </table:table-cell>
          <table:table-cell office:value-type="float" office:value="21.41">
            <text:p>21.41</text:p>
          </table:table-cell>
          <table:table-cell office:value-type="float" office:value="7465592">
            <text:p>7465592</text:p>
          </table:table-cell>
          <table:table-cell table:formula="of:=[.G1066]+[.$I$2]" office:value-type="float" office:value="10.6499999999998">
            <text:p>10.65</text:p>
          </table:table-cell>
          <table:table-cell table:formula="of:=SIN([.G1067])+[.$J$2]" office:value-type="float" office:value="-0.940881075284846">
            <text:p>-0.9408810753</text:p>
          </table:table-cell>
          <table:table-cell table:number-columns-repeated="2"/>
        </table:table-row>
        <table:table-row table:style-name="ro1">
          <table:table-cell office:value-type="string">
            <text:p>2012-02-01</text:p>
          </table:table-cell>
          <table:table-cell office:value-type="float" office:value="21.3">
            <text:p>21.3</text:p>
          </table:table-cell>
          <table:table-cell office:value-type="float" office:value="21.38">
            <text:p>21.38</text:p>
          </table:table-cell>
          <table:table-cell office:value-type="float" office:value="21.17">
            <text:p>21.17</text:p>
          </table:table-cell>
          <table:table-cell office:value-type="float" office:value="21.27">
            <text:p>21.27</text:p>
          </table:table-cell>
          <table:table-cell office:value-type="float" office:value="7402176">
            <text:p>7402176</text:p>
          </table:table-cell>
          <table:table-cell table:formula="of:=[.G1067]+[.$I$2]" office:value-type="float" office:value="10.6599999999998">
            <text:p>10.66</text:p>
          </table:table-cell>
          <table:table-cell table:formula="of:=SIN([.G1068])+[.$J$2]" office:value-type="float" office:value="-0.944221345860999">
            <text:p>-0.9442213459</text:p>
          </table:table-cell>
          <table:table-cell table:number-columns-repeated="2"/>
        </table:table-row>
        <table:table-row table:style-name="ro1">
          <table:table-cell office:value-type="string">
            <text:p>2012-02-02</text:p>
          </table:table-cell>
          <table:table-cell office:value-type="float" office:value="21.5">
            <text:p>21.5</text:p>
          </table:table-cell>
          <table:table-cell office:value-type="float" office:value="21.52">
            <text:p>21.52</text:p>
          </table:table-cell>
          <table:table-cell office:value-type="float" office:value="21.29">
            <text:p>21.29</text:p>
          </table:table-cell>
          <table:table-cell office:value-type="float" office:value="21.36">
            <text:p>21.36</text:p>
          </table:table-cell>
          <table:table-cell office:value-type="float" office:value="10247971">
            <text:p>10247971</text:p>
          </table:table-cell>
          <table:table-cell table:formula="of:=[.G1068]+[.$I$2]" office:value-type="float" office:value="10.6699999999998">
            <text:p>10.67</text:p>
          </table:table-cell>
          <table:table-cell table:formula="of:=SIN([.G1069])+[.$J$2]" office:value-type="float" office:value="-0.947467195089414">
            <text:p>-0.9474671951</text:p>
          </table:table-cell>
          <table:table-cell table:number-columns-repeated="2"/>
        </table:table-row>
        <table:table-row table:style-name="ro1">
          <table:table-cell office:value-type="string">
            <text:p>2012-02-03</text:p>
          </table:table-cell>
          <table:table-cell office:value-type="float" office:value="21.41">
            <text:p>21.41</text:p>
          </table:table-cell>
          <table:table-cell office:value-type="float" office:value="21.43">
            <text:p>21.43</text:p>
          </table:table-cell>
          <table:table-cell office:value-type="float" office:value="21.09">
            <text:p>21.09</text:p>
          </table:table-cell>
          <table:table-cell office:value-type="float" office:value="21.11">
            <text:p>21.11</text:p>
          </table:table-cell>
          <table:table-cell office:value-type="float" office:value="8668955">
            <text:p>8668955</text:p>
          </table:table-cell>
          <table:table-cell table:formula="of:=[.G1069]+[.$I$2]" office:value-type="float" office:value="10.6799999999998">
            <text:p>10.68</text:p>
          </table:table-cell>
          <table:table-cell table:formula="of:=SIN([.G1070])+[.$J$2]" office:value-type="float" office:value="-0.950618298387873">
            <text:p>-0.9506182984</text:p>
          </table:table-cell>
          <table:table-cell table:number-columns-repeated="2"/>
        </table:table-row>
        <table:table-row table:style-name="ro1">
          <table:table-cell office:value-type="string">
            <text:p>2012-02-06</text:p>
          </table:table-cell>
          <table:table-cell office:value-type="float" office:value="21.38">
            <text:p>21.38</text:p>
          </table:table-cell>
          <table:table-cell office:value-type="float" office:value="21.44">
            <text:p>21.44</text:p>
          </table:table-cell>
          <table:table-cell office:value-type="float" office:value="21.25">
            <text:p>21.25</text:p>
          </table:table-cell>
          <table:table-cell office:value-type="float" office:value="21.33">
            <text:p>21.33</text:p>
          </table:table-cell>
          <table:table-cell office:value-type="float" office:value="6589076">
            <text:p>6589076</text:p>
          </table:table-cell>
          <table:table-cell table:formula="of:=[.G1070]+[.$I$2]" office:value-type="float" office:value="10.6899999999998">
            <text:p>10.69</text:p>
          </table:table-cell>
          <table:table-cell table:formula="of:=SIN([.G1071])+[.$J$2]" office:value-type="float" office:value="-0.953674340648673">
            <text:p>-0.9536743406</text:p>
          </table:table-cell>
          <table:table-cell table:number-columns-repeated="2"/>
        </table:table-row>
        <table:table-row table:style-name="ro1">
          <table:table-cell office:value-type="string">
            <text:p>2012-02-07</text:p>
          </table:table-cell>
          <table:table-cell office:value-type="float" office:value="21.15">
            <text:p>21.15</text:p>
          </table:table-cell>
          <table:table-cell office:value-type="float" office:value="21.7">
            <text:p>21.7</text:p>
          </table:table-cell>
          <table:table-cell office:value-type="float" office:value="21.15">
            <text:p>21.15</text:p>
          </table:table-cell>
          <table:table-cell office:value-type="float" office:value="21.36">
            <text:p>21.36</text:p>
          </table:table-cell>
          <table:table-cell office:value-type="float" office:value="11476244">
            <text:p>11476244</text:p>
          </table:table-cell>
          <table:table-cell table:formula="of:=[.G1071]+[.$I$2]" office:value-type="float" office:value="10.6999999999998">
            <text:p>10.7</text:p>
          </table:table-cell>
          <table:table-cell table:formula="of:=SIN([.G1072])+[.$J$2]" office:value-type="float" office:value="-0.956635016270135">
            <text:p>-0.9566350163</text:p>
          </table:table-cell>
          <table:table-cell table:number-columns-repeated="2"/>
        </table:table-row>
        <table:table-row table:style-name="ro1">
          <table:table-cell office:value-type="string">
            <text:p>2012-02-08</text:p>
          </table:table-cell>
          <table:table-cell office:value-type="float" office:value="21.38">
            <text:p>21.38</text:p>
          </table:table-cell>
          <table:table-cell office:value-type="float" office:value="21.73">
            <text:p>21.73</text:p>
          </table:table-cell>
          <table:table-cell office:value-type="float" office:value="21.36">
            <text:p>21.36</text:p>
          </table:table-cell>
          <table:table-cell office:value-type="float" office:value="21.61">
            <text:p>21.61</text:p>
          </table:table-cell>
          <table:table-cell office:value-type="float" office:value="14970804">
            <text:p>14970804</text:p>
          </table:table-cell>
          <table:table-cell table:formula="of:=[.G1072]+[.$I$2]" office:value-type="float" office:value="10.7099999999998">
            <text:p>10.71</text:p>
          </table:table-cell>
          <table:table-cell table:formula="of:=SIN([.G1073])+[.$J$2]" office:value-type="float" office:value="-0.959500029187162">
            <text:p>-0.9595000292</text:p>
          </table:table-cell>
          <table:table-cell table:number-columns-repeated="2"/>
        </table:table-row>
        <table:table-row table:style-name="ro1">
          <table:table-cell office:value-type="string">
            <text:p>2012-02-09</text:p>
          </table:table-cell>
          <table:table-cell office:value-type="float" office:value="21.6">
            <text:p>21.6</text:p>
          </table:table-cell>
          <table:table-cell office:value-type="float" office:value="21.68">
            <text:p>21.68</text:p>
          </table:table-cell>
          <table:table-cell office:value-type="float" office:value="21.35">
            <text:p>21.35</text:p>
          </table:table-cell>
          <table:table-cell office:value-type="float" office:value="21.62">
            <text:p>21.62</text:p>
          </table:table-cell>
          <table:table-cell office:value-type="float" office:value="7865155">
            <text:p>7865155</text:p>
          </table:table-cell>
          <table:table-cell table:formula="of:=[.G1073]+[.$I$2]" office:value-type="float" office:value="10.7199999999998">
            <text:p>10.72</text:p>
          </table:table-cell>
          <table:table-cell table:formula="of:=SIN([.G1074])+[.$J$2]" office:value-type="float" office:value="-0.962269092900851">
            <text:p>-0.9622690929</text:p>
          </table:table-cell>
          <table:table-cell table:number-columns-repeated="2"/>
        </table:table-row>
        <table:table-row table:style-name="ro1">
          <table:table-cell office:value-type="string">
            <text:p>2012-02-10</text:p>
          </table:table-cell>
          <table:table-cell table:number-columns-repeated="2" office:value-type="float" office:value="21.7">
            <text:p>21.7</text:p>
          </table:table-cell>
          <table:table-cell office:value-type="float" office:value="21.36">
            <text:p>21.36</text:p>
          </table:table-cell>
          <table:table-cell office:value-type="float" office:value="21.42">
            <text:p>21.42</text:p>
          </table:table-cell>
          <table:table-cell office:value-type="float" office:value="6899595">
            <text:p>6899595</text:p>
          </table:table-cell>
          <table:table-cell table:formula="of:=[.G1074]+[.$I$2]" office:value-type="float" office:value="10.7299999999998">
            <text:p>10.73</text:p>
          </table:table-cell>
          <table:table-cell table:formula="of:=SIN([.G1075])+[.$J$2]" office:value-type="float" office:value="-0.964941930507139">
            <text:p>-0.9649419305</text:p>
          </table:table-cell>
          <table:table-cell table:number-columns-repeated="2"/>
        </table:table-row>
        <table:table-row table:style-name="ro1">
          <table:table-cell office:value-type="string">
            <text:p>2012-02-13</text:p>
          </table:table-cell>
          <table:table-cell office:value-type="float" office:value="21.52">
            <text:p>21.52</text:p>
          </table:table-cell>
          <table:table-cell office:value-type="float" office:value="21.84">
            <text:p>21.84</text:p>
          </table:table-cell>
          <table:table-cell office:value-type="float" office:value="21.44">
            <text:p>21.44</text:p>
          </table:table-cell>
          <table:table-cell office:value-type="float" office:value="21.77">
            <text:p>21.77</text:p>
          </table:table-cell>
          <table:table-cell office:value-type="float" office:value="7221280">
            <text:p>7221280</text:p>
          </table:table-cell>
          <table:table-cell table:formula="of:=[.G1075]+[.$I$2]" office:value-type="float" office:value="10.7399999999998">
            <text:p>10.74</text:p>
          </table:table-cell>
          <table:table-cell table:formula="of:=SIN([.G1076])+[.$J$2]" office:value-type="float" office:value="-0.967518274724491">
            <text:p>-0.9675182747</text:p>
          </table:table-cell>
          <table:table-cell table:number-columns-repeated="2"/>
        </table:table-row>
        <table:table-row table:style-name="ro1">
          <table:table-cell office:value-type="string">
            <text:p>2012-02-14</text:p>
          </table:table-cell>
          <table:table-cell office:value-type="float" office:value="21.76">
            <text:p>21.76</text:p>
          </table:table-cell>
          <table:table-cell office:value-type="float" office:value="21.86">
            <text:p>21.86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7093306">
            <text:p>7093306</text:p>
          </table:table-cell>
          <table:table-cell table:formula="of:=[.G1076]+[.$I$2]" office:value-type="float" office:value="10.7499999999998">
            <text:p>10.75</text:p>
          </table:table-cell>
          <table:table-cell table:formula="of:=SIN([.G1077])+[.$J$2]" office:value-type="float" office:value="-0.969997867920634">
            <text:p>-0.9699978679</text:p>
          </table:table-cell>
          <table:table-cell table:number-columns-repeated="2"/>
        </table:table-row>
        <table:table-row table:style-name="ro1">
          <table:table-cell office:value-type="string">
            <text:p>2012-02-15</text:p>
          </table:table-cell>
          <table:table-cell office:value-type="float" office:value="21.74">
            <text:p>21.74</text:p>
          </table:table-cell>
          <table:table-cell office:value-type="float" office:value="21.76">
            <text:p>21.76</text:p>
          </table:table-cell>
          <table:table-cell office:value-type="float" office:value="21.5">
            <text:p>21.5</text:p>
          </table:table-cell>
          <table:table-cell office:value-type="float" office:value="21.7">
            <text:p>21.7</text:p>
          </table:table-cell>
          <table:table-cell office:value-type="float" office:value="7801508">
            <text:p>7801508</text:p>
          </table:table-cell>
          <table:table-cell table:formula="of:=[.G1077]+[.$I$2]" office:value-type="float" office:value="10.7599999999998">
            <text:p>10.76</text:p>
          </table:table-cell>
          <table:table-cell table:formula="of:=SIN([.G1078])+[.$J$2]" office:value-type="float" office:value="-0.972380462138313">
            <text:p>-0.9723804621</text:p>
          </table:table-cell>
          <table:table-cell table:number-columns-repeated="2"/>
        </table:table-row>
        <table:table-row table:style-name="ro1">
          <table:table-cell office:value-type="string">
            <text:p>2012-02-16</text:p>
          </table:table-cell>
          <table:table-cell table:number-columns-repeated="2" office:value-type="float" office:value="21.6">
            <text:p>21.6</text:p>
          </table:table-cell>
          <table:table-cell office:value-type="float" office:value="21.12">
            <text:p>21.12</text:p>
          </table:table-cell>
          <table:table-cell office:value-type="float" office:value="21.2">
            <text:p>21.2</text:p>
          </table:table-cell>
          <table:table-cell office:value-type="float" office:value="11759373">
            <text:p>11759373</text:p>
          </table:table-cell>
          <table:table-cell table:formula="of:=[.G1078]+[.$I$2]" office:value-type="float" office:value="10.7699999999998">
            <text:p>10.77</text:p>
          </table:table-cell>
          <table:table-cell table:formula="of:=SIN([.G1079])+[.$J$2]" office:value-type="float" office:value="-0.974665819120093">
            <text:p>-0.9746658191</text:p>
          </table:table-cell>
          <table:table-cell table:number-columns-repeated="2"/>
        </table:table-row>
        <table:table-row table:style-name="ro1">
          <table:table-cell office:value-type="string">
            <text:p>2012-02-17</text:p>
          </table:table-cell>
          <table:table-cell office:value-type="float" office:value="21.55">
            <text:p>21.55</text:p>
          </table:table-cell>
          <table:table-cell office:value-type="float" office:value="21.66">
            <text:p>21.66</text:p>
          </table:table-cell>
          <table:table-cell office:value-type="float" office:value="21.4">
            <text:p>21.4</text:p>
          </table:table-cell>
          <table:table-cell office:value-type="float" office:value="21.55">
            <text:p>21.55</text:p>
          </table:table-cell>
          <table:table-cell office:value-type="float" office:value="9859201">
            <text:p>9859201</text:p>
          </table:table-cell>
          <table:table-cell table:formula="of:=[.G1079]+[.$I$2]" office:value-type="float" office:value="10.7799999999998">
            <text:p>10.78</text:p>
          </table:table-cell>
          <table:table-cell table:formula="of:=SIN([.G1080])+[.$J$2]" office:value-type="float" office:value="-0.976853710332179">
            <text:p>-0.9768537103</text:p>
          </table:table-cell>
          <table:table-cell table:number-columns-repeated="2"/>
        </table:table-row>
        <table:table-row table:style-name="ro1">
          <table:table-cell office:value-type="string">
            <text:p>2012-02-20</text:p>
          </table:table-cell>
          <table:table-cell office:value-type="float" office:value="21.8">
            <text:p>21.8</text:p>
          </table:table-cell>
          <table:table-cell office:value-type="float" office:value="21.97">
            <text:p>21.97</text:p>
          </table:table-cell>
          <table:table-cell office:value-type="float" office:value="21.75">
            <text:p>21.75</text:p>
          </table:table-cell>
          <table:table-cell office:value-type="float" office:value="21.95">
            <text:p>21.95</text:p>
          </table:table-cell>
          <table:table-cell office:value-type="float" office:value="7416057">
            <text:p>7416057</text:p>
          </table:table-cell>
          <table:table-cell table:formula="of:=[.G1080]+[.$I$2]" office:value-type="float" office:value="10.7899999999998">
            <text:p>10.79</text:p>
          </table:table-cell>
          <table:table-cell table:formula="of:=SIN([.G1081])+[.$J$2]" office:value-type="float" office:value="-0.978943916987275">
            <text:p>-0.978943917</text:p>
          </table:table-cell>
          <table:table-cell table:number-columns-repeated="2"/>
        </table:table-row>
        <table:table-row table:style-name="ro1">
          <table:table-cell office:value-type="string">
            <text:p>2012-02-21</text:p>
          </table:table-cell>
          <table:table-cell office:value-type="float" office:value="21.95">
            <text:p>21.95</text:p>
          </table:table-cell>
          <table:table-cell office:value-type="float" office:value="22.07">
            <text:p>22.07</text:p>
          </table:table-cell>
          <table:table-cell office:value-type="float" office:value="21.78">
            <text:p>21.78</text:p>
          </table:table-cell>
          <table:table-cell office:value-type="float" office:value="22">
            <text:p>22</text:p>
          </table:table-cell>
          <table:table-cell office:value-type="float" office:value="7137453">
            <text:p>7137453</text:p>
          </table:table-cell>
          <table:table-cell table:formula="of:=[.G1081]+[.$I$2]" office:value-type="float" office:value="10.7999999999998">
            <text:p>10.8</text:p>
          </table:table-cell>
          <table:table-cell table:formula="of:=SIN([.G1082])+[.$J$2]" office:value-type="float" office:value="-0.980936230066455">
            <text:p>-0.9809362301</text:p>
          </table:table-cell>
          <table:table-cell table:number-columns-repeated="2"/>
        </table:table-row>
        <table:table-row table:style-name="ro1">
          <table:table-cell office:value-type="string">
            <text:p>2012-02-22</text:p>
          </table:table-cell>
          <table:table-cell office:value-type="float" office:value="21.91">
            <text:p>21.91</text:p>
          </table:table-cell>
          <table:table-cell office:value-type="float" office:value="22.2">
            <text:p>22.2</text:p>
          </table:table-cell>
          <table:table-cell office:value-type="float" office:value="21.84">
            <text:p>21.84</text:p>
          </table:table-cell>
          <table:table-cell office:value-type="float" office:value="22.14">
            <text:p>22.14</text:p>
          </table:table-cell>
          <table:table-cell office:value-type="float" office:value="6735401">
            <text:p>6735401</text:p>
          </table:table-cell>
          <table:table-cell table:formula="of:=[.G1082]+[.$I$2]" office:value-type="float" office:value="10.8099999999998">
            <text:p>10.81</text:p>
          </table:table-cell>
          <table:table-cell table:formula="of:=SIN([.G1083])+[.$J$2]" office:value-type="float" office:value="-0.982830450340073">
            <text:p>-0.9828304503</text:p>
          </table:table-cell>
          <table:table-cell table:number-columns-repeated="2"/>
        </table:table-row>
        <table:table-row table:style-name="ro1">
          <table:table-cell office:value-type="string">
            <text:p>2012-02-23</text:p>
          </table:table-cell>
          <table:table-cell office:value-type="float" office:value="22.05">
            <text:p>22.05</text:p>
          </table:table-cell>
          <table:table-cell office:value-type="float" office:value="22.1">
            <text:p>22.1</text:p>
          </table:table-cell>
          <table:table-cell office:value-type="float" office:value="21.91">
            <text:p>21.91</text:p>
          </table:table-cell>
          <table:table-cell office:value-type="float" office:value="22.07">
            <text:p>22.07</text:p>
          </table:table-cell>
          <table:table-cell office:value-type="float" office:value="5059478">
            <text:p>5059478</text:p>
          </table:table-cell>
          <table:table-cell table:formula="of:=[.G1083]+[.$I$2]" office:value-type="float" office:value="10.8199999999998">
            <text:p>10.82</text:p>
          </table:table-cell>
          <table:table-cell table:formula="of:=SIN([.G1084])+[.$J$2]" office:value-type="float" office:value="-0.98462638838768">
            <text:p>-0.9846263884</text:p>
          </table:table-cell>
          <table:table-cell table:number-columns-repeated="2"/>
        </table:table-row>
        <table:table-row table:style-name="ro1">
          <table:table-cell office:value-type="string">
            <text:p>2012-02-24</text:p>
          </table:table-cell>
          <table:table-cell office:value-type="float" office:value="22.18">
            <text:p>22.18</text:p>
          </table:table-cell>
          <table:table-cell office:value-type="float" office:value="22.2">
            <text:p>22.2</text:p>
          </table:table-cell>
          <table:table-cell office:value-type="float" office:value="22.06">
            <text:p>22.06</text:p>
          </table:table-cell>
          <table:table-cell office:value-type="float" office:value="22.2">
            <text:p>22.2</text:p>
          </table:table-cell>
          <table:table-cell office:value-type="float" office:value="10122737">
            <text:p>10122737</text:p>
          </table:table-cell>
          <table:table-cell table:formula="of:=[.G1084]+[.$I$2]" office:value-type="float" office:value="10.8299999999998">
            <text:p>10.83</text:p>
          </table:table-cell>
          <table:table-cell table:formula="of:=SIN([.G1085])+[.$J$2]" office:value-type="float" office:value="-0.986323864616967">
            <text:p>-0.9863238646</text:p>
          </table:table-cell>
          <table:table-cell table:number-columns-repeated="2"/>
        </table:table-row>
        <table:table-row table:style-name="ro1">
          <table:table-cell office:value-type="string">
            <text:p>2012-02-27</text:p>
          </table:table-cell>
          <table:table-cell office:value-type="float" office:value="22.18">
            <text:p>22.18</text:p>
          </table:table-cell>
          <table:table-cell office:value-type="float" office:value="22.27">
            <text:p>22.27</text:p>
          </table:table-cell>
          <table:table-cell office:value-type="float" office:value="21.97">
            <text:p>21.97</text:p>
          </table:table-cell>
          <table:table-cell office:value-type="float" office:value="22.08">
            <text:p>22.08</text:p>
          </table:table-cell>
          <table:table-cell office:value-type="float" office:value="4411291">
            <text:p>4411291</text:p>
          </table:table-cell>
          <table:table-cell table:formula="of:=[.G1085]+[.$I$2]" office:value-type="float" office:value="10.8399999999998">
            <text:p>10.84</text:p>
          </table:table-cell>
          <table:table-cell table:formula="of:=SIN([.G1086])+[.$J$2]" office:value-type="float" office:value="-0.987922709281727">
            <text:p>-0.9879227093</text:p>
          </table:table-cell>
          <table:table-cell table:number-columns-repeated="2"/>
        </table:table-row>
        <table:table-row table:style-name="ro1">
          <table:table-cell office:value-type="string">
            <text:p>2012-02-28</text:p>
          </table:table-cell>
          <table:table-cell office:value-type="float" office:value="22.13">
            <text:p>22.13</text:p>
          </table:table-cell>
          <table:table-cell office:value-type="float" office:value="22.14">
            <text:p>22.14</text:p>
          </table:table-cell>
          <table:table-cell office:value-type="float" office:value="21.79">
            <text:p>21.79</text:p>
          </table:table-cell>
          <table:table-cell office:value-type="float" office:value="21.88">
            <text:p>21.88</text:p>
          </table:table-cell>
          <table:table-cell office:value-type="float" office:value="8772322">
            <text:p>8772322</text:p>
          </table:table-cell>
          <table:table-cell table:formula="of:=[.G1086]+[.$I$2]" office:value-type="float" office:value="10.8499999999998">
            <text:p>10.85</text:p>
          </table:table-cell>
          <table:table-cell table:formula="of:=SIN([.G1087])+[.$J$2]" office:value-type="float" office:value="-0.989422762498824">
            <text:p>-0.9894227625</text:p>
          </table:table-cell>
          <table:table-cell table:number-columns-repeated="2"/>
        </table:table-row>
        <table:table-row table:style-name="ro1">
          <table:table-cell office:value-type="string">
            <text:p>2012-02-29</text:p>
          </table:table-cell>
          <table:table-cell office:value-type="float" office:value="21.96">
            <text:p>21.96</text:p>
          </table:table-cell>
          <table:table-cell office:value-type="float" office:value="22.08">
            <text:p>22.08</text:p>
          </table:table-cell>
          <table:table-cell office:value-type="float" office:value="21.8">
            <text:p>21.8</text:p>
          </table:table-cell>
          <table:table-cell office:value-type="float" office:value="21.95">
            <text:p>21.95</text:p>
          </table:table-cell>
          <table:table-cell office:value-type="float" office:value="9427594">
            <text:p>9427594</text:p>
          </table:table-cell>
          <table:table-cell table:formula="of:=[.G1087]+[.$I$2]" office:value-type="float" office:value="10.8599999999998">
            <text:p>10.86</text:p>
          </table:table-cell>
          <table:table-cell table:formula="of:=SIN([.G1088])+[.$J$2]" office:value-type="float" office:value="-0.990823874264188">
            <text:p>-0.9908238743</text:p>
          </table:table-cell>
          <table:table-cell table:number-columns-repeated="2"/>
        </table:table-row>
        <table:table-row table:style-name="ro1">
          <table:table-cell office:value-type="string">
            <text:p>2012-03-01</text:p>
          </table:table-cell>
          <table:table-cell office:value-type="float" office:value="21.85">
            <text:p>21.85</text:p>
          </table:table-cell>
          <table:table-cell office:value-type="float" office:value="21.93">
            <text:p>21.93</text:p>
          </table:table-cell>
          <table:table-cell table:number-columns-repeated="2" office:value-type="float" office:value="21.69">
            <text:p>21.69</text:p>
          </table:table-cell>
          <table:table-cell office:value-type="float" office:value="6749594">
            <text:p>6749594</text:p>
          </table:table-cell>
          <table:table-cell table:formula="of:=[.G1088]+[.$I$2]" office:value-type="float" office:value="10.8699999999998">
            <text:p>10.87</text:p>
          </table:table-cell>
          <table:table-cell table:formula="of:=SIN([.G1089])+[.$J$2]" office:value-type="float" office:value="-0.992125904467809">
            <text:p>-0.9921259045</text:p>
          </table:table-cell>
          <table:table-cell table:number-columns-repeated="2"/>
        </table:table-row>
        <table:table-row table:style-name="ro1">
          <table:table-cell office:value-type="string">
            <text:p>2012-03-02</text:p>
          </table:table-cell>
          <table:table-cell office:value-type="float" office:value="21.97">
            <text:p>21.97</text:p>
          </table:table-cell>
          <table:table-cell office:value-type="float" office:value="22.12">
            <text:p>22.12</text:p>
          </table:table-cell>
          <table:table-cell office:value-type="float" office:value="21.87">
            <text:p>21.87</text:p>
          </table:table-cell>
          <table:table-cell office:value-type="float" office:value="22">
            <text:p>22</text:p>
          </table:table-cell>
          <table:table-cell office:value-type="float" office:value="7806297">
            <text:p>7806297</text:p>
          </table:table-cell>
          <table:table-cell table:formula="of:=[.G1089]+[.$I$2]" office:value-type="float" office:value="10.8799999999998">
            <text:p>10.88</text:p>
          </table:table-cell>
          <table:table-cell table:formula="of:=SIN([.G1090])+[.$J$2]" office:value-type="float" office:value="-0.993328722907752">
            <text:p>-0.9933287229</text:p>
          </table:table-cell>
          <table:table-cell table:number-columns-repeated="2"/>
        </table:table-row>
        <table:table-row table:style-name="ro1">
          <table:table-cell office:value-type="string">
            <text:p>2012-03-05</text:p>
          </table:table-cell>
          <table:table-cell office:value-type="float" office:value="21.94">
            <text:p>21.94</text:p>
          </table:table-cell>
          <table:table-cell office:value-type="float" office:value="22.24">
            <text:p>22.24</text:p>
          </table:table-cell>
          <table:table-cell office:value-type="float" office:value="21.94">
            <text:p>21.94</text:p>
          </table:table-cell>
          <table:table-cell office:value-type="float" office:value="22.2">
            <text:p>22.2</text:p>
          </table:table-cell>
          <table:table-cell office:value-type="float" office:value="7202476">
            <text:p>7202476</text:p>
          </table:table-cell>
          <table:table-cell table:formula="of:=[.G1090]+[.$I$2]" office:value-type="float" office:value="10.8899999999998">
            <text:p>10.89</text:p>
          </table:table-cell>
          <table:table-cell table:formula="of:=SIN([.G1091])+[.$J$2]" office:value-type="float" office:value="-0.994432209303175">
            <text:p>-0.9944322093</text:p>
          </table:table-cell>
          <table:table-cell table:number-columns-repeated="2"/>
        </table:table-row>
        <table:table-row table:style-name="ro1">
          <table:table-cell office:value-type="string">
            <text:p>2012-03-06</text:p>
          </table:table-cell>
          <table:table-cell office:value-type="float" office:value="22.2">
            <text:p>22.2</text:p>
          </table:table-cell>
          <table:table-cell office:value-type="float" office:value="22.35">
            <text:p>22.35</text:p>
          </table:table-cell>
          <table:table-cell office:value-type="float" office:value="22.07">
            <text:p>22.07</text:p>
          </table:table-cell>
          <table:table-cell office:value-type="float" office:value="22.09">
            <text:p>22.09</text:p>
          </table:table-cell>
          <table:table-cell office:value-type="float" office:value="9065288">
            <text:p>9065288</text:p>
          </table:table-cell>
          <table:table-cell table:formula="of:=[.G1091]+[.$I$2]" office:value-type="float" office:value="10.8999999999998">
            <text:p>10.9</text:p>
          </table:table-cell>
          <table:table-cell table:formula="of:=SIN([.G1092])+[.$J$2]" office:value-type="float" office:value="-0.995436253306359">
            <text:p>-0.9954362533</text:p>
          </table:table-cell>
          <table:table-cell table:number-columns-repeated="2"/>
        </table:table-row>
        <table:table-row table:style-name="ro1">
          <table:table-cell office:value-type="string">
            <text:p>2012-03-07</text:p>
          </table:table-cell>
          <table:table-cell office:value-type="float" office:value="21.95">
            <text:p>21.95</text:p>
          </table:table-cell>
          <table:table-cell office:value-type="float" office:value="21.98">
            <text:p>21.98</text:p>
          </table:table-cell>
          <table:table-cell office:value-type="float" office:value="21.7">
            <text:p>21.7</text:p>
          </table:table-cell>
          <table:table-cell office:value-type="float" office:value="21.75">
            <text:p>21.75</text:p>
          </table:table-cell>
          <table:table-cell office:value-type="float" office:value="7917029">
            <text:p>7917029</text:p>
          </table:table-cell>
          <table:table-cell table:formula="of:=[.G1092]+[.$I$2]" office:value-type="float" office:value="10.9099999999998">
            <text:p>10.91</text:p>
          </table:table-cell>
          <table:table-cell table:formula="of:=SIN([.G1093])+[.$J$2]" office:value-type="float" office:value="-0.99634075451374">
            <text:p>-0.9963407545</text:p>
          </table:table-cell>
          <table:table-cell table:number-columns-repeated="2"/>
        </table:table-row>
        <table:table-row table:style-name="ro1">
          <table:table-cell office:value-type="string">
            <text:p>2012-03-08</text:p>
          </table:table-cell>
          <table:table-cell table:number-columns-repeated="2" office:value-type="float" office:value="21.89">
            <text:p>21.89</text:p>
          </table:table-cell>
          <table:table-cell office:value-type="float" office:value="21.62">
            <text:p>21.62</text:p>
          </table:table-cell>
          <table:table-cell office:value-type="float" office:value="21.79">
            <text:p>21.79</text:p>
          </table:table-cell>
          <table:table-cell office:value-type="float" office:value="8694441">
            <text:p>8694441</text:p>
          </table:table-cell>
          <table:table-cell table:formula="of:=[.G1093]+[.$I$2]" office:value-type="float" office:value="10.9199999999998">
            <text:p>10.92</text:p>
          </table:table-cell>
          <table:table-cell table:formula="of:=SIN([.G1094])+[.$J$2]" office:value-type="float" office:value="-0.997145622475951">
            <text:p>-0.9971456225</text:p>
          </table:table-cell>
          <table:table-cell table:number-columns-repeated="2"/>
        </table:table-row>
        <table:table-row table:style-name="ro1">
          <table:table-cell office:value-type="string">
            <text:p>2012-03-09</text:p>
          </table:table-cell>
          <table:table-cell office:value-type="float" office:value="21.9">
            <text:p>21.9</text:p>
          </table:table-cell>
          <table:table-cell office:value-type="float" office:value="21.99">
            <text:p>21.99</text:p>
          </table:table-cell>
          <table:table-cell office:value-type="float" office:value="21.71">
            <text:p>21.71</text:p>
          </table:table-cell>
          <table:table-cell office:value-type="float" office:value="21.93">
            <text:p>21.93</text:p>
          </table:table-cell>
          <table:table-cell office:value-type="float" office:value="6466626">
            <text:p>6466626</text:p>
          </table:table-cell>
          <table:table-cell table:formula="of:=[.G1094]+[.$I$2]" office:value-type="float" office:value="10.9299999999998">
            <text:p>10.93</text:p>
          </table:table-cell>
          <table:table-cell table:formula="of:=SIN([.G1095])+[.$J$2]" office:value-type="float" office:value="-0.997850776706866">
            <text:p>-0.9978507767</text:p>
          </table:table-cell>
          <table:table-cell table:number-columns-repeated="2"/>
        </table:table-row>
        <table:table-row table:style-name="ro1">
          <table:table-cell office:value-type="string">
            <text:p>2012-03-12</text:p>
          </table:table-cell>
          <table:table-cell office:value-type="float" office:value="21.87">
            <text:p>21.87</text:p>
          </table:table-cell>
          <table:table-cell office:value-type="float" office:value="21.91">
            <text:p>21.91</text:p>
          </table:table-cell>
          <table:table-cell office:value-type="float" office:value="21.68">
            <text:p>21.68</text:p>
          </table:table-cell>
          <table:table-cell office:value-type="float" office:value="21.74">
            <text:p>21.74</text:p>
          </table:table-cell>
          <table:table-cell office:value-type="float" office:value="5741891">
            <text:p>5741891</text:p>
          </table:table-cell>
          <table:table-cell table:formula="of:=[.G1095]+[.$I$2]" office:value-type="float" office:value="10.9399999999998">
            <text:p>10.94</text:p>
          </table:table-cell>
          <table:table-cell table:formula="of:=SIN([.G1096])+[.$J$2]" office:value-type="float" office:value="-0.99845614669165">
            <text:p>-0.9984561467</text:p>
          </table:table-cell>
          <table:table-cell table:number-columns-repeated="2"/>
        </table:table-row>
        <table:table-row table:style-name="ro1">
          <table:table-cell office:value-type="string">
            <text:p>2012-03-13</text:p>
          </table:table-cell>
          <table:table-cell office:value-type="float" office:value="21.82">
            <text:p>21.82</text:p>
          </table:table-cell>
          <table:table-cell office:value-type="float" office:value="22.18">
            <text:p>22.18</text:p>
          </table:table-cell>
          <table:table-cell office:value-type="float" office:value="21.79">
            <text:p>21.79</text:p>
          </table:table-cell>
          <table:table-cell office:value-type="float" office:value="22.11">
            <text:p>22.11</text:p>
          </table:table-cell>
          <table:table-cell office:value-type="float" office:value="8145241">
            <text:p>8145241</text:p>
          </table:table-cell>
          <table:table-cell table:formula="of:=[.G1096]+[.$I$2]" office:value-type="float" office:value="10.9499999999998">
            <text:p>10.95</text:p>
          </table:table-cell>
          <table:table-cell table:formula="of:=SIN([.G1097])+[.$J$2]" office:value-type="float" office:value="-0.998961671893808">
            <text:p>-0.9989616719</text:p>
          </table:table-cell>
          <table:table-cell table:number-columns-repeated="2"/>
        </table:table-row>
        <table:table-row table:style-name="ro1">
          <table:table-cell office:value-type="string">
            <text:p>2012-03-14</text:p>
          </table:table-cell>
          <table:table-cell office:value-type="float" office:value="22.28">
            <text:p>22.28</text:p>
          </table:table-cell>
          <table:table-cell office:value-type="float" office:value="22.4">
            <text:p>22.4</text:p>
          </table:table-cell>
          <table:table-cell office:value-type="float" office:value="22.26">
            <text:p>22.26</text:p>
          </table:table-cell>
          <table:table-cell office:value-type="float" office:value="22.3">
            <text:p>22.3</text:p>
          </table:table-cell>
          <table:table-cell office:value-type="float" office:value="9294211">
            <text:p>9294211</text:p>
          </table:table-cell>
          <table:table-cell table:formula="of:=[.G1097]+[.$I$2]" office:value-type="float" office:value="10.9599999999998">
            <text:p>10.96</text:p>
          </table:table-cell>
          <table:table-cell table:formula="of:=SIN([.G1098])+[.$J$2]" office:value-type="float" office:value="-0.999367301761243">
            <text:p>-0.9993673018</text:p>
          </table:table-cell>
          <table:table-cell table:number-columns-repeated="2"/>
        </table:table-row>
        <table:table-row table:style-name="ro1">
          <table:table-cell office:value-type="string">
            <text:p>2012-03-15</text:p>
          </table:table-cell>
          <table:table-cell office:value-type="float" office:value="22.4">
            <text:p>22.4</text:p>
          </table:table-cell>
          <table:table-cell office:value-type="float" office:value="22.49">
            <text:p>22.49</text:p>
          </table:table-cell>
          <table:table-cell office:value-type="float" office:value="22.26">
            <text:p>22.26</text:p>
          </table:table-cell>
          <table:table-cell office:value-type="float" office:value="22.28">
            <text:p>22.28</text:p>
          </table:table-cell>
          <table:table-cell office:value-type="float" office:value="9631350">
            <text:p>9631350</text:p>
          </table:table-cell>
          <table:table-cell table:formula="of:=[.G1098]+[.$I$2]" office:value-type="float" office:value="10.9699999999998">
            <text:p>10.97</text:p>
          </table:table-cell>
          <table:table-cell table:formula="of:=SIN([.G1099])+[.$J$2]" office:value-type="float" office:value="-0.999672995731305">
            <text:p>-0.9996729957</text:p>
          </table:table-cell>
          <table:table-cell table:number-columns-repeated="2"/>
        </table:table-row>
        <table:table-row table:style-name="ro1">
          <table:table-cell office:value-type="string">
            <text:p>2012-03-16</text:p>
          </table:table-cell>
          <table:table-cell office:value-type="float" office:value="22.33">
            <text:p>22.33</text:p>
          </table:table-cell>
          <table:table-cell office:value-type="float" office:value="22.51">
            <text:p>22.51</text:p>
          </table:table-cell>
          <table:table-cell office:value-type="float" office:value="22.3">
            <text:p>22.3</text:p>
          </table:table-cell>
          <table:table-cell office:value-type="float" office:value="22.51">
            <text:p>22.51</text:p>
          </table:table-cell>
          <table:table-cell office:value-type="float" office:value="7307750">
            <text:p>7307750</text:p>
          </table:table-cell>
          <table:table-cell table:formula="of:=[.G1099]+[.$I$2]" office:value-type="float" office:value="10.9799999999998">
            <text:p>10.98</text:p>
          </table:table-cell>
          <table:table-cell table:formula="of:=SIN([.G1100])+[.$J$2]" office:value-type="float" office:value="-0.999878723234851">
            <text:p>-0.9998787232</text:p>
          </table:table-cell>
          <table:table-cell table:number-columns-repeated="2"/>
        </table:table-row>
        <table:table-row table:style-name="ro1">
          <table:table-cell office:value-type="string">
            <text:p>2012-03-19</text:p>
          </table:table-cell>
          <table:table-cell office:value-type="float" office:value="22.59">
            <text:p>22.59</text:p>
          </table:table-cell>
          <table:table-cell office:value-type="float" office:value="22.7">
            <text:p>22.7</text:p>
          </table:table-cell>
          <table:table-cell office:value-type="float" office:value="22.47">
            <text:p>22.47</text:p>
          </table:table-cell>
          <table:table-cell office:value-type="float" office:value="22.57">
            <text:p>22.57</text:p>
          </table:table-cell>
          <table:table-cell office:value-type="float" office:value="7392687">
            <text:p>7392687</text:p>
          </table:table-cell>
          <table:table-cell table:formula="of:=[.G1100]+[.$I$2]" office:value-type="float" office:value="10.9899999999998">
            <text:p>10.99</text:p>
          </table:table-cell>
          <table:table-cell table:formula="of:=SIN([.G1101])+[.$J$2]" office:value-type="float" office:value="-0.999984463699304">
            <text:p>-0.9999844637</text:p>
          </table:table-cell>
          <table:table-cell table:number-columns-repeated="2"/>
        </table:table-row>
        <table:table-row table:style-name="ro1">
          <table:table-cell office:value-type="string">
            <text:p>2012-03-20</text:p>
          </table:table-cell>
          <table:table-cell office:value-type="float" office:value="22.54">
            <text:p>22.54</text:p>
          </table:table-cell>
          <table:table-cell office:value-type="float" office:value="22.7">
            <text:p>22.7</text:p>
          </table:table-cell>
          <table:table-cell office:value-type="float" office:value="22.41">
            <text:p>22.41</text:p>
          </table:table-cell>
          <table:table-cell office:value-type="float" office:value="22.53">
            <text:p>22.53</text:p>
          </table:table-cell>
          <table:table-cell office:value-type="float" office:value="4964810">
            <text:p>4964810</text:p>
          </table:table-cell>
          <table:table-cell table:formula="of:=[.G1101]+[.$I$2]" office:value-type="float" office:value="10.9999999999998">
            <text:p>11</text:p>
          </table:table-cell>
          <table:table-cell table:formula="of:=SIN([.G1102])+[.$J$2]" office:value-type="float" office:value="-0.999990206550704">
            <text:p>-0.9999902066</text:p>
          </table:table-cell>
          <table:table-cell table:number-columns-repeated="2"/>
        </table:table-row>
        <table:table-row table:style-name="ro1">
          <table:table-cell office:value-type="string">
            <text:p>2012-03-21</text:p>
          </table:table-cell>
          <table:table-cell office:value-type="float" office:value="22.48">
            <text:p>22.48</text:p>
          </table:table-cell>
          <table:table-cell office:value-type="float" office:value="22.68">
            <text:p>22.68</text:p>
          </table:table-cell>
          <table:table-cell office:value-type="float" office:value="22.38">
            <text:p>22.38</text:p>
          </table:table-cell>
          <table:table-cell office:value-type="float" office:value="22.42">
            <text:p>22.42</text:p>
          </table:table-cell>
          <table:table-cell office:value-type="float" office:value="5654494">
            <text:p>5654494</text:p>
          </table:table-cell>
          <table:table-cell table:formula="of:=[.G1102]+[.$I$2]" office:value-type="float" office:value="11.0099999999998">
            <text:p>11.01</text:p>
          </table:table-cell>
          <table:table-cell table:formula="of:=SIN([.G1103])+[.$J$2]" office:value-type="float" office:value="-0.999895951214772">
            <text:p>-0.9998959512</text:p>
          </table:table-cell>
          <table:table-cell table:number-columns-repeated="2"/>
        </table:table-row>
        <table:table-row table:style-name="ro1">
          <table:table-cell office:value-type="string">
            <text:p>2012-03-22</text:p>
          </table:table-cell>
          <table:table-cell office:value-type="float" office:value="22.46">
            <text:p>22.46</text:p>
          </table:table-cell>
          <table:table-cell office:value-type="float" office:value="22.71">
            <text:p>22.71</text:p>
          </table:table-cell>
          <table:table-cell office:value-type="float" office:value="22.46">
            <text:p>22.46</text:p>
          </table:table-cell>
          <table:table-cell office:value-type="float" office:value="22.65">
            <text:p>22.65</text:p>
          </table:table-cell>
          <table:table-cell office:value-type="float" office:value="5997194">
            <text:p>5997194</text:p>
          </table:table-cell>
          <table:table-cell table:formula="of:=[.G1103]+[.$I$2]" office:value-type="float" office:value="11.0199999999998">
            <text:p>11.02</text:p>
          </table:table-cell>
          <table:table-cell table:formula="of:=SIN([.G1104])+[.$J$2]" office:value-type="float" office:value="-0.999701707116962">
            <text:p>-0.9997017071</text:p>
          </table:table-cell>
          <table:table-cell table:number-columns-repeated="2"/>
        </table:table-row>
        <table:table-row table:style-name="ro1">
          <table:table-cell office:value-type="string">
            <text:p>2012-03-23</text:p>
          </table:table-cell>
          <table:table-cell office:value-type="float" office:value="22.56">
            <text:p>22.56</text:p>
          </table:table-cell>
          <table:table-cell office:value-type="float" office:value="22.93">
            <text:p>22.93</text:p>
          </table:table-cell>
          <table:table-cell office:value-type="float" office:value="22.53">
            <text:p>22.53</text:p>
          </table:table-cell>
          <table:table-cell office:value-type="float" office:value="22.74">
            <text:p>22.74</text:p>
          </table:table-cell>
          <table:table-cell office:value-type="float" office:value="7022298">
            <text:p>7022298</text:p>
          </table:table-cell>
          <table:table-cell table:formula="of:=[.G1104]+[.$I$2]" office:value-type="float" office:value="11.0299999999998">
            <text:p>11.03</text:p>
          </table:table-cell>
          <table:table-cell table:formula="of:=SIN([.G1105])+[.$J$2]" office:value-type="float" office:value="-0.999407493681522">
            <text:p>-0.9994074937</text:p>
          </table:table-cell>
          <table:table-cell table:number-columns-repeated="2"/>
        </table:table-row>
        <table:table-row table:style-name="ro1">
          <table:table-cell office:value-type="string">
            <text:p>2012-03-26</text:p>
          </table:table-cell>
          <table:table-cell office:value-type="float" office:value="22.69">
            <text:p>22.69</text:p>
          </table:table-cell>
          <table:table-cell office:value-type="float" office:value="22.98">
            <text:p>22.98</text:p>
          </table:table-cell>
          <table:table-cell office:value-type="float" office:value="22.66">
            <text:p>22.66</text:p>
          </table:table-cell>
          <table:table-cell office:value-type="float" office:value="22.81">
            <text:p>22.81</text:p>
          </table:table-cell>
          <table:table-cell office:value-type="float" office:value="5761103">
            <text:p>5761103</text:p>
          </table:table-cell>
          <table:table-cell table:formula="of:=[.G1105]+[.$I$2]" office:value-type="float" office:value="11.0399999999998">
            <text:p>11.04</text:p>
          </table:table-cell>
          <table:table-cell table:formula="of:=SIN([.G1106])+[.$J$2]" office:value-type="float" office:value="-0.999013340329551">
            <text:p>-0.9990133403</text:p>
          </table:table-cell>
          <table:table-cell table:number-columns-repeated="2"/>
        </table:table-row>
        <table:table-row table:style-name="ro1">
          <table:table-cell office:value-type="string">
            <text:p>2012-03-27</text:p>
          </table:table-cell>
          <table:table-cell office:value-type="float" office:value="23.02">
            <text:p>23.02</text:p>
          </table:table-cell>
          <table:table-cell office:value-type="float" office:value="23.27">
            <text:p>23.27</text:p>
          </table:table-cell>
          <table:table-cell office:value-type="float" office:value="23.02">
            <text:p>23.02</text:p>
          </table:table-cell>
          <table:table-cell office:value-type="float" office:value="23.18">
            <text:p>23.18</text:p>
          </table:table-cell>
          <table:table-cell office:value-type="float" office:value="10460242">
            <text:p>10460242</text:p>
          </table:table-cell>
          <table:table-cell table:formula="of:=[.G1106]+[.$I$2]" office:value-type="float" office:value="11.0499999999998">
            <text:p>11.05</text:p>
          </table:table-cell>
          <table:table-cell table:formula="of:=SIN([.G1107])+[.$J$2]" office:value-type="float" office:value="-0.998519286476056">
            <text:p>-0.9985192865</text:p>
          </table:table-cell>
          <table:table-cell table:number-columns-repeated="2"/>
        </table:table-row>
        <table:table-row table:style-name="ro1">
          <table:table-cell office:value-type="string">
            <text:p>2012-03-28</text:p>
          </table:table-cell>
          <table:table-cell office:value-type="float" office:value="23.16">
            <text:p>23.16</text:p>
          </table:table-cell>
          <table:table-cell office:value-type="float" office:value="23.6">
            <text:p>23.6</text:p>
          </table:table-cell>
          <table:table-cell office:value-type="float" office:value="23.12">
            <text:p>23.12</text:p>
          </table:table-cell>
          <table:table-cell office:value-type="float" office:value="23.45">
            <text:p>23.45</text:p>
          </table:table-cell>
          <table:table-cell office:value-type="float" office:value="10678413">
            <text:p>10678413</text:p>
          </table:table-cell>
          <table:table-cell table:formula="of:=[.G1107]+[.$I$2]" office:value-type="float" office:value="11.0599999999998">
            <text:p>11.06</text:p>
          </table:table-cell>
          <table:table-cell table:formula="of:=SIN([.G1108])+[.$J$2]" office:value-type="float" office:value="-0.997925381526009">
            <text:p>-0.9979253815</text:p>
          </table:table-cell>
          <table:table-cell table:number-columns-repeated="2"/>
        </table:table-row>
        <table:table-row table:style-name="ro1">
          <table:table-cell office:value-type="string">
            <text:p>2012-03-29</text:p>
          </table:table-cell>
          <table:table-cell office:value-type="float" office:value="23.55">
            <text:p>23.55</text:p>
          </table:table-cell>
          <table:table-cell office:value-type="float" office:value="23.68">
            <text:p>23.68</text:p>
          </table:table-cell>
          <table:table-cell office:value-type="float" office:value="23.39">
            <text:p>23.39</text:p>
          </table:table-cell>
          <table:table-cell office:value-type="float" office:value="23.46">
            <text:p>23.46</text:p>
          </table:table-cell>
          <table:table-cell office:value-type="float" office:value="10604084">
            <text:p>10604084</text:p>
          </table:table-cell>
          <table:table-cell table:formula="of:=[.G1108]+[.$I$2]" office:value-type="float" office:value="11.0699999999998">
            <text:p>11.07</text:p>
          </table:table-cell>
          <table:table-cell table:formula="of:=SIN([.G1109])+[.$J$2]" office:value-type="float" office:value="-0.997231684869412">
            <text:p>-0.9972316849</text:p>
          </table:table-cell>
          <table:table-cell table:number-columns-repeated="2"/>
        </table:table-row>
        <table:table-row table:style-name="ro1">
          <table:table-cell office:value-type="string">
            <text:p>2012-03-30</text:p>
          </table:table-cell>
          <table:table-cell office:value-type="float" office:value="23.44">
            <text:p>23.44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23.26">
            <text:p>23.26</text:p>
          </table:table-cell>
          <table:table-cell office:value-type="float" office:value="17541773">
            <text:p>17541773</text:p>
          </table:table-cell>
          <table:table-cell table:formula="of:=[.G1109]+[.$I$2]" office:value-type="float" office:value="11.0799999999998">
            <text:p>11.08</text:p>
          </table:table-cell>
          <table:table-cell table:formula="of:=SIN([.G1110])+[.$J$2]" office:value-type="float" office:value="-0.996438265875351">
            <text:p>-0.9964382659</text:p>
          </table:table-cell>
          <table:table-cell table:number-columns-repeated="2"/>
        </table:table-row>
        <table:table-row table:style-name="ro1">
          <table:table-cell office:value-type="string">
            <text:p>2012-04-02</text:p>
          </table:table-cell>
          <table:table-cell office:value-type="float" office:value="23.5">
            <text:p>23.5</text:p>
          </table:table-cell>
          <table:table-cell office:value-type="float" office:value="23.59">
            <text:p>23.59</text:p>
          </table:table-cell>
          <table:table-cell office:value-type="float" office:value="23.05">
            <text:p>23.05</text:p>
          </table:table-cell>
          <table:table-cell office:value-type="float" office:value="23.06">
            <text:p>23.06</text:p>
          </table:table-cell>
          <table:table-cell office:value-type="float" office:value="8970121">
            <text:p>8970121</text:p>
          </table:table-cell>
          <table:table-cell table:formula="of:=[.G1110]+[.$I$2]" office:value-type="float" office:value="11.0899999999998">
            <text:p>11.09</text:p>
          </table:table-cell>
          <table:table-cell table:formula="of:=SIN([.G1111])+[.$J$2]" office:value-type="float" office:value="-0.995545203885065">
            <text:p>-0.9955452039</text:p>
          </table:table-cell>
          <table:table-cell table:number-columns-repeated="2"/>
        </table:table-row>
        <table:table-row table:style-name="ro1">
          <table:table-cell office:value-type="string">
            <text:p>2012-04-03</text:p>
          </table:table-cell>
          <table:table-cell office:value-type="float" office:value="23.07">
            <text:p>23.07</text:p>
          </table:table-cell>
          <table:table-cell office:value-type="float" office:value="23.21">
            <text:p>23.21</text:p>
          </table:table-cell>
          <table:table-cell office:value-type="float" office:value="22.91">
            <text:p>22.91</text:p>
          </table:table-cell>
          <table:table-cell office:value-type="float" office:value="22.99">
            <text:p>22.99</text:p>
          </table:table-cell>
          <table:table-cell office:value-type="float" office:value="7933211">
            <text:p>7933211</text:p>
          </table:table-cell>
          <table:table-cell table:formula="of:=[.G1111]+[.$I$2]" office:value-type="float" office:value="11.0999999999998">
            <text:p>11.1</text:p>
          </table:table-cell>
          <table:table-cell table:formula="of:=SIN([.G1112])+[.$J$2]" office:value-type="float" office:value="-0.994552588204009">
            <text:p>-0.9945525882</text:p>
          </table:table-cell>
          <table:table-cell table:number-columns-repeated="2"/>
        </table:table-row>
        <table:table-row table:style-name="ro1">
          <table:table-cell office:value-type="string">
            <text:p>2012-04-04</text:p>
          </table:table-cell>
          <table:table-cell office:value-type="float" office:value="22.8">
            <text:p>22.8</text:p>
          </table:table-cell>
          <table:table-cell office:value-type="float" office:value="23.05">
            <text:p>23.05</text:p>
          </table:table-cell>
          <table:table-cell office:value-type="float" office:value="22.79">
            <text:p>22.79</text:p>
          </table:table-cell>
          <table:table-cell office:value-type="float" office:value="23.01">
            <text:p>23.01</text:p>
          </table:table-cell>
          <table:table-cell office:value-type="float" office:value="7213844">
            <text:p>7213844</text:p>
          </table:table-cell>
          <table:table-cell table:formula="of:=[.G1112]+[.$I$2]" office:value-type="float" office:value="11.1099999999998">
            <text:p>11.11</text:p>
          </table:table-cell>
          <table:table-cell table:formula="of:=SIN([.G1113])+[.$J$2]" office:value-type="float" office:value="-0.993460518092924">
            <text:p>-0.9934605181</text:p>
          </table:table-cell>
          <table:table-cell table:number-columns-repeated="2"/>
        </table:table-row>
        <table:table-row table:style-name="ro1">
          <table:table-cell office:value-type="string">
            <text:p>2012-04-05</text:p>
          </table:table-cell>
          <table:table-cell office:value-type="float" office:value="22.95">
            <text:p>22.95</text:p>
          </table:table-cell>
          <table:table-cell office:value-type="float" office:value="23.08">
            <text:p>23.08</text:p>
          </table:table-cell>
          <table:table-cell office:value-type="float" office:value="22.77">
            <text:p>22.77</text:p>
          </table:table-cell>
          <table:table-cell office:value-type="float" office:value="23.04">
            <text:p>23.04</text:p>
          </table:table-cell>
          <table:table-cell office:value-type="float" office:value="5952048">
            <text:p>5952048</text:p>
          </table:table-cell>
          <table:table-cell table:formula="of:=[.G1113]+[.$I$2]" office:value-type="float" office:value="11.1199999999998">
            <text:p>11.12</text:p>
          </table:table-cell>
          <table:table-cell table:formula="of:=SIN([.G1114])+[.$J$2]" office:value-type="float" office:value="-0.99226910275791">
            <text:p>-0.9922691028</text:p>
          </table:table-cell>
          <table:table-cell table:number-columns-repeated="2"/>
        </table:table-row>
        <table:table-row table:style-name="ro1">
          <table:table-cell office:value-type="string">
            <text:p>2012-04-06</text:p>
          </table:table-cell>
          <table:table-cell table:number-columns-repeated="4" office:value-type="float" office:value="23.04">
            <text:p>23.04</text:p>
          </table:table-cell>
          <table:table-cell office:value-type="float" office:value="0">
            <text:p>0</text:p>
          </table:table-cell>
          <table:table-cell table:formula="of:=[.G1114]+[.$I$2]" office:value-type="float" office:value="11.1299999999998">
            <text:p>11.13</text:p>
          </table:table-cell>
          <table:table-cell table:formula="of:=SIN([.G1115])+[.$J$2]" office:value-type="float" office:value="-0.990978461339509">
            <text:p>-0.9909784613</text:p>
          </table:table-cell>
          <table:table-cell table:number-columns-repeated="2"/>
        </table:table-row>
        <table:table-row table:style-name="ro1">
          <table:table-cell office:value-type="string">
            <text:p>2012-04-09</text:p>
          </table:table-cell>
          <table:table-cell table:number-columns-repeated="4" office:value-type="float" office:value="23.04">
            <text:p>23.04</text:p>
          </table:table-cell>
          <table:table-cell office:value-type="float" office:value="0">
            <text:p>0</text:p>
          </table:table-cell>
          <table:table-cell table:formula="of:=[.G1115]+[.$I$2]" office:value-type="float" office:value="11.1399999999998">
            <text:p>11.14</text:p>
          </table:table-cell>
          <table:table-cell table:formula="of:=SIN([.G1116])+[.$J$2]" office:value-type="float" office:value="-0.989588722900786">
            <text:p>-0.9895887229</text:p>
          </table:table-cell>
          <table:table-cell table:number-columns-repeated="2"/>
        </table:table-row>
        <table:table-row table:style-name="ro1">
          <table:table-cell office:value-type="string">
            <text:p>2012-04-10</text:p>
          </table:table-cell>
          <table:table-cell office:value-type="float" office:value="22.8">
            <text:p>22.8</text:p>
          </table:table-cell>
          <table:table-cell office:value-type="float" office:value="23.06">
            <text:p>23.06</text:p>
          </table:table-cell>
          <table:table-cell office:value-type="float" office:value="22.8">
            <text:p>22.8</text:p>
          </table:table-cell>
          <table:table-cell office:value-type="float" office:value="22.98">
            <text:p>22.98</text:p>
          </table:table-cell>
          <table:table-cell office:value-type="float" office:value="6560878">
            <text:p>6560878</text:p>
          </table:table-cell>
          <table:table-cell table:formula="of:=[.G1116]+[.$I$2]" office:value-type="float" office:value="11.1499999999998">
            <text:p>11.15</text:p>
          </table:table-cell>
          <table:table-cell table:formula="of:=SIN([.G1117])+[.$J$2]" office:value-type="float" office:value="-0.988100026414428">
            <text:p>-0.9881000264</text:p>
          </table:table-cell>
          <table:table-cell table:number-columns-repeated="2"/>
        </table:table-row>
        <table:table-row table:style-name="ro1">
          <table:table-cell office:value-type="string">
            <text:p>2012-04-11</text:p>
          </table:table-cell>
          <table:table-cell office:value-type="float" office:value="22.8">
            <text:p>22.8</text:p>
          </table:table-cell>
          <table:table-cell office:value-type="float" office:value="22.85">
            <text:p>22.85</text:p>
          </table:table-cell>
          <table:table-cell office:value-type="float" office:value="22.69">
            <text:p>22.69</text:p>
          </table:table-cell>
          <table:table-cell office:value-type="float" office:value="22.77">
            <text:p>22.77</text:p>
          </table:table-cell>
          <table:table-cell office:value-type="float" office:value="7470594">
            <text:p>7470594</text:p>
          </table:table-cell>
          <table:table-cell table:formula="of:=[.G1117]+[.$I$2]" office:value-type="float" office:value="11.1599999999998">
            <text:p>11.16</text:p>
          </table:table-cell>
          <table:table-cell table:formula="of:=SIN([.G1118])+[.$J$2]" office:value-type="float" office:value="-0.986512520748842">
            <text:p>-0.9865125207</text:p>
          </table:table-cell>
          <table:table-cell table:number-columns-repeated="2"/>
        </table:table-row>
        <table:table-row table:style-name="ro1">
          <table:table-cell office:value-type="string">
            <text:p>2012-04-12</text:p>
          </table:table-cell>
          <table:table-cell office:value-type="float" office:value="22.94">
            <text:p>22.94</text:p>
          </table:table-cell>
          <table:table-cell office:value-type="float" office:value="22.98">
            <text:p>22.98</text:p>
          </table:table-cell>
          <table:table-cell office:value-type="float" office:value="22.75">
            <text:p>22.75</text:p>
          </table:table-cell>
          <table:table-cell office:value-type="float" office:value="22.98">
            <text:p>22.98</text:p>
          </table:table-cell>
          <table:table-cell office:value-type="float" office:value="4699164">
            <text:p>4699164</text:p>
          </table:table-cell>
          <table:table-cell table:formula="of:=[.G1118]+[.$I$2]" office:value-type="float" office:value="11.1699999999998">
            <text:p>11.17</text:p>
          </table:table-cell>
          <table:table-cell table:formula="of:=SIN([.G1119])+[.$J$2]" office:value-type="float" office:value="-0.984826364653273">
            <text:p>-0.9848263647</text:p>
          </table:table-cell>
          <table:table-cell table:number-columns-repeated="2"/>
        </table:table-row>
        <table:table-row table:style-name="ro1">
          <table:table-cell office:value-type="string">
            <text:p>2012-04-13</text:p>
          </table:table-cell>
          <table:table-cell office:value-type="float" office:value="23.18">
            <text:p>23.18</text:p>
          </table:table-cell>
          <table:table-cell office:value-type="float" office:value="23.2">
            <text:p>23.2</text:p>
          </table:table-cell>
          <table:table-cell office:value-type="float" office:value="22.87">
            <text:p>22.87</text:p>
          </table:table-cell>
          <table:table-cell office:value-type="float" office:value="22.98">
            <text:p>22.98</text:p>
          </table:table-cell>
          <table:table-cell office:value-type="float" office:value="5641305">
            <text:p>5641305</text:p>
          </table:table-cell>
          <table:table-cell table:formula="of:=[.G1119]+[.$I$2]" office:value-type="float" office:value="11.1799999999998">
            <text:p>11.18</text:p>
          </table:table-cell>
          <table:table-cell table:formula="of:=SIN([.G1120])+[.$J$2]" office:value-type="float" office:value="-0.983041726741924">
            <text:p>-0.9830417267</text:p>
          </table:table-cell>
          <table:table-cell table:number-columns-repeated="2"/>
        </table:table-row>
        <table:table-row table:style-name="ro1">
          <table:table-cell office:value-type="string">
            <text:p>2012-04-16</text:p>
          </table:table-cell>
          <table:table-cell office:value-type="float" office:value="22.86">
            <text:p>22.86</text:p>
          </table:table-cell>
          <table:table-cell office:value-type="float" office:value="23.18">
            <text:p>23.18</text:p>
          </table:table-cell>
          <table:table-cell office:value-type="float" office:value="22.86">
            <text:p>22.86</text:p>
          </table:table-cell>
          <table:table-cell office:value-type="float" office:value="23.12">
            <text:p>23.12</text:p>
          </table:table-cell>
          <table:table-cell office:value-type="float" office:value="7635810">
            <text:p>7635810</text:p>
          </table:table-cell>
          <table:table-cell table:formula="of:=[.G1120]+[.$I$2]" office:value-type="float" office:value="11.1899999999998">
            <text:p>11.19</text:p>
          </table:table-cell>
          <table:table-cell table:formula="of:=SIN([.G1121])+[.$J$2]" office:value-type="float" office:value="-0.981158785477099">
            <text:p>-0.9811587855</text:p>
          </table:table-cell>
          <table:table-cell table:number-columns-repeated="2"/>
        </table:table-row>
        <table:table-row table:style-name="ro1">
          <table:table-cell office:value-type="string">
            <text:p>2012-04-17</text:p>
          </table:table-cell>
          <table:table-cell office:value-type="float" office:value="23.15">
            <text:p>23.15</text:p>
          </table:table-cell>
          <table:table-cell office:value-type="float" office:value="23.25">
            <text:p>23.25</text:p>
          </table:table-cell>
          <table:table-cell office:value-type="float" office:value="22.96">
            <text:p>22.96</text:p>
          </table:table-cell>
          <table:table-cell office:value-type="float" office:value="23">
            <text:p>23</text:p>
          </table:table-cell>
          <table:table-cell office:value-type="float" office:value="6593015">
            <text:p>6593015</text:p>
          </table:table-cell>
          <table:table-cell table:formula="of:=[.G1121]+[.$I$2]" office:value-type="float" office:value="11.1999999999998">
            <text:p>11.2</text:p>
          </table:table-cell>
          <table:table-cell table:formula="of:=SIN([.G1122])+[.$J$2]" office:value-type="float" office:value="-0.979177729151357">
            <text:p>-0.9791777292</text:p>
          </table:table-cell>
          <table:table-cell table:number-columns-repeated="2"/>
        </table:table-row>
        <table:table-row table:style-name="ro1">
          <table:table-cell office:value-type="string">
            <text:p>2012-04-18</text:p>
          </table:table-cell>
          <table:table-cell office:value-type="float" office:value="23.26">
            <text:p>23.26</text:p>
          </table:table-cell>
          <table:table-cell office:value-type="float" office:value="23.37">
            <text:p>23.37</text:p>
          </table:table-cell>
          <table:table-cell office:value-type="float" office:value="23.2">
            <text:p>23.2</text:p>
          </table:table-cell>
          <table:table-cell office:value-type="float" office:value="23.26">
            <text:p>23.26</text:p>
          </table:table-cell>
          <table:table-cell office:value-type="float" office:value="7174809">
            <text:p>7174809</text:p>
          </table:table-cell>
          <table:table-cell table:formula="of:=[.G1122]+[.$I$2]" office:value-type="float" office:value="11.2099999999998">
            <text:p>11.21</text:p>
          </table:table-cell>
          <table:table-cell table:formula="of:=SIN([.G1123])+[.$J$2]" office:value-type="float" office:value="-0.977098755868678">
            <text:p>-0.9770987559</text:p>
          </table:table-cell>
          <table:table-cell table:number-columns-repeated="2"/>
        </table:table-row>
        <table:table-row table:style-name="ro1">
          <table:table-cell office:value-type="string">
            <text:p>2012-04-19</text:p>
          </table:table-cell>
          <table:table-cell office:value-type="float" office:value="23.3">
            <text:p>23.3</text:p>
          </table:table-cell>
          <table:table-cell office:value-type="float" office:value="23.52">
            <text:p>23.52</text:p>
          </table:table-cell>
          <table:table-cell office:value-type="float" office:value="23.26">
            <text:p>23.26</text:p>
          </table:table-cell>
          <table:table-cell office:value-type="float" office:value="23.3">
            <text:p>23.3</text:p>
          </table:table-cell>
          <table:table-cell office:value-type="float" office:value="8421873">
            <text:p>8421873</text:p>
          </table:table-cell>
          <table:table-cell table:formula="of:=[.G1123]+[.$I$2]" office:value-type="float" office:value="11.2199999999998">
            <text:p>11.22</text:p>
          </table:table-cell>
          <table:table-cell table:formula="of:=SIN([.G1124])+[.$J$2]" office:value-type="float" office:value="-0.974922073524658">
            <text:p>-0.9749220735</text:p>
          </table:table-cell>
          <table:table-cell table:number-columns-repeated="2"/>
        </table:table-row>
        <table:table-row table:style-name="ro1">
          <table:table-cell office:value-type="string">
            <text:p>2012-04-20</text:p>
          </table:table-cell>
          <table:table-cell office:value-type="float" office:value="23.39">
            <text:p>23.39</text:p>
          </table:table-cell>
          <table:table-cell office:value-type="float" office:value="23.48">
            <text:p>23.48</text:p>
          </table:table-cell>
          <table:table-cell office:value-type="float" office:value="23.3">
            <text:p>23.3</text:p>
          </table:table-cell>
          <table:table-cell office:value-type="float" office:value="23.45">
            <text:p>23.45</text:p>
          </table:table-cell>
          <table:table-cell office:value-type="float" office:value="5278478">
            <text:p>5278478</text:p>
          </table:table-cell>
          <table:table-cell table:formula="of:=[.G1124]+[.$I$2]" office:value-type="float" office:value="11.2299999999998">
            <text:p>11.23</text:p>
          </table:table-cell>
          <table:table-cell table:formula="of:=SIN([.G1125])+[.$J$2]" office:value-type="float" office:value="-0.972647899785718">
            <text:p>-0.9726478998</text:p>
          </table:table-cell>
          <table:table-cell table:number-columns-repeated="2"/>
        </table:table-row>
        <table:table-row table:style-name="ro1">
          <table:table-cell office:value-type="string">
            <text:p>2012-04-23</text:p>
          </table:table-cell>
          <table:table-cell office:value-type="float" office:value="23.5">
            <text:p>23.5</text:p>
          </table:table-cell>
          <table:table-cell office:value-type="float" office:value="23.57">
            <text:p>23.57</text:p>
          </table:table-cell>
          <table:table-cell table:number-columns-repeated="2" office:value-type="float" office:value="23.46">
            <text:p>23.46</text:p>
          </table:table-cell>
          <table:table-cell office:value-type="float" office:value="4078531">
            <text:p>4078531</text:p>
          </table:table-cell>
          <table:table-cell table:formula="of:=[.G1125]+[.$I$2]" office:value-type="float" office:value="11.2399999999998">
            <text:p>11.24</text:p>
          </table:table-cell>
          <table:table-cell table:formula="of:=SIN([.G1126])+[.$J$2]" office:value-type="float" office:value="-0.970276462067337">
            <text:p>-0.9702764621</text:p>
          </table:table-cell>
          <table:table-cell table:number-columns-repeated="2"/>
        </table:table-row>
        <table:table-row table:style-name="ro1">
          <table:table-cell office:value-type="string">
            <text:p>2012-04-24</text:p>
          </table:table-cell>
          <table:table-cell office:value-type="float" office:value="23.3">
            <text:p>23.3</text:p>
          </table:table-cell>
          <table:table-cell office:value-type="float" office:value="23.77">
            <text:p>23.77</text:p>
          </table:table-cell>
          <table:table-cell office:value-type="float" office:value="23.29">
            <text:p>23.29</text:p>
          </table:table-cell>
          <table:table-cell office:value-type="float" office:value="23.72">
            <text:p>23.72</text:p>
          </table:table-cell>
          <table:table-cell office:value-type="float" office:value="7588384">
            <text:p>7588384</text:p>
          </table:table-cell>
          <table:table-cell table:formula="of:=[.G1126]+[.$I$2]" office:value-type="float" office:value="11.2499999999998">
            <text:p>11.25</text:p>
          </table:table-cell>
          <table:table-cell table:formula="of:=SIN([.G1127])+[.$J$2]" office:value-type="float" office:value="-0.967807997511311">
            <text:p>-0.9678079975</text:p>
          </table:table-cell>
          <table:table-cell table:number-columns-repeated="2"/>
        </table:table-row>
        <table:table-row table:style-name="ro1">
          <table:table-cell office:value-type="string">
            <text:p>2012-04-25</text:p>
          </table:table-cell>
          <table:table-cell table:number-columns-repeated="4" office:value-type="float" office:value="23.72">
            <text:p>23.72</text:p>
          </table:table-cell>
          <table:table-cell office:value-type="float" office:value="0">
            <text:p>0</text:p>
          </table:table-cell>
          <table:table-cell table:formula="of:=[.G1127]+[.$I$2]" office:value-type="float" office:value="11.2599999999998">
            <text:p>11.26</text:p>
          </table:table-cell>
          <table:table-cell table:formula="of:=SIN([.G1128])+[.$J$2]" office:value-type="float" office:value="-0.965242752962037">
            <text:p>-0.965242753</text:p>
          </table:table-cell>
          <table:table-cell table:number-columns-repeated="2"/>
        </table:table-row>
        <table:table-row table:style-name="ro1">
          <table:table-cell office:value-type="string">
            <text:p>2012-04-26</text:p>
          </table:table-cell>
          <table:table-cell office:value-type="float" office:value="23.89">
            <text:p>23.89</text:p>
          </table:table-cell>
          <table:table-cell office:value-type="float" office:value="23.94">
            <text:p>23.94</text:p>
          </table:table-cell>
          <table:table-cell table:number-columns-repeated="2" office:value-type="float" office:value="23.73">
            <text:p>23.73</text:p>
          </table:table-cell>
          <table:table-cell office:value-type="float" office:value="8661341">
            <text:p>8661341</text:p>
          </table:table-cell>
          <table:table-cell table:formula="of:=[.G1128]+[.$I$2]" office:value-type="float" office:value="11.2699999999998">
            <text:p>11.27</text:p>
          </table:table-cell>
          <table:table-cell table:formula="of:=SIN([.G1129])+[.$J$2]" office:value-type="float" office:value="-0.962580984941833">
            <text:p>-0.9625809849</text:p>
          </table:table-cell>
          <table:table-cell table:number-columns-repeated="2"/>
        </table:table-row>
        <table:table-row table:style-name="ro1">
          <table:table-cell office:value-type="string">
            <text:p>2012-04-27</text:p>
          </table:table-cell>
          <table:table-cell office:value-type="float" office:value="23.73">
            <text:p>23.73</text:p>
          </table:table-cell>
          <table:table-cell office:value-type="float" office:value="23.86">
            <text:p>23.86</text:p>
          </table:table-cell>
          <table:table-cell office:value-type="float" office:value="23.64">
            <text:p>23.64</text:p>
          </table:table-cell>
          <table:table-cell office:value-type="float" office:value="23.66">
            <text:p>23.66</text:p>
          </table:table-cell>
          <table:table-cell office:value-type="float" office:value="10049656">
            <text:p>10049656</text:p>
          </table:table-cell>
          <table:table-cell table:formula="of:=[.G1129]+[.$I$2]" office:value-type="float" office:value="11.2799999999998">
            <text:p>11.28</text:p>
          </table:table-cell>
          <table:table-cell table:formula="of:=SIN([.G1130])+[.$J$2]" office:value-type="float" office:value="-0.959822959625283">
            <text:p>-0.9598229596</text:p>
          </table:table-cell>
          <table:table-cell table:number-columns-repeated="2"/>
        </table:table-row>
        <table:table-row table:style-name="ro1">
          <table:table-cell office:value-type="string">
            <text:p>2012-04-30</text:p>
          </table:table-cell>
          <table:table-cell office:value-type="float" office:value="23.85">
            <text:p>23.85</text:p>
          </table:table-cell>
          <table:table-cell office:value-type="float" office:value="23.94">
            <text:p>23.94</text:p>
          </table:table-cell>
          <table:table-cell office:value-type="float" office:value="23.76">
            <text:p>23.76</text:p>
          </table:table-cell>
          <table:table-cell office:value-type="float" office:value="23.91">
            <text:p>23.91</text:p>
          </table:table-cell>
          <table:table-cell office:value-type="float" office:value="5341008">
            <text:p>5341008</text:p>
          </table:table-cell>
          <table:table-cell table:formula="of:=[.G1130]+[.$I$2]" office:value-type="float" office:value="11.2899999999998">
            <text:p>11.29</text:p>
          </table:table-cell>
          <table:table-cell table:formula="of:=SIN([.G1131])+[.$J$2]" office:value-type="float" office:value="-0.95696895281262">
            <text:p>-0.9569689528</text:p>
          </table:table-cell>
          <table:table-cell table:number-columns-repeated="2"/>
        </table:table-row>
        <table:table-row table:style-name="ro1">
          <table:table-cell office:value-type="string">
            <text:p>2012-05-01</text:p>
          </table:table-cell>
          <table:table-cell office:value-type="float" office:value="23.95">
            <text:p>23.95</text:p>
          </table:table-cell>
          <table:table-cell office:value-type="float" office:value="24.05">
            <text:p>24.05</text:p>
          </table:table-cell>
          <table:table-cell office:value-type="float" office:value="23.77">
            <text:p>23.77</text:p>
          </table:table-cell>
          <table:table-cell office:value-type="float" office:value="23.99">
            <text:p>23.99</text:p>
          </table:table-cell>
          <table:table-cell office:value-type="float" office:value="5390616">
            <text:p>5390616</text:p>
          </table:table-cell>
          <table:table-cell table:formula="of:=[.G1131]+[.$I$2]" office:value-type="float" office:value="11.2999999999998">
            <text:p>11.3</text:p>
          </table:table-cell>
          <table:table-cell table:formula="of:=SIN([.G1132])+[.$J$2]" office:value-type="float" office:value="-0.954019249902148">
            <text:p>-0.9540192499</text:p>
          </table:table-cell>
          <table:table-cell table:number-columns-repeated="2"/>
        </table:table-row>
        <table:table-row table:style-name="ro1">
          <table:table-cell office:value-type="string">
            <text:p>2012-05-02</text:p>
          </table:table-cell>
          <table:table-cell office:value-type="float" office:value="23.91">
            <text:p>23.91</text:p>
          </table:table-cell>
          <table:table-cell office:value-type="float" office:value="23.93">
            <text:p>23.93</text:p>
          </table:table-cell>
          <table:table-cell office:value-type="float" office:value="23.65">
            <text:p>23.65</text:p>
          </table:table-cell>
          <table:table-cell office:value-type="float" office:value="23.8">
            <text:p>23.8</text:p>
          </table:table-cell>
          <table:table-cell office:value-type="float" office:value="8572093">
            <text:p>8572093</text:p>
          </table:table-cell>
          <table:table-cell table:formula="of:=[.G1132]+[.$I$2]" office:value-type="float" office:value="11.3099999999998">
            <text:p>11.31</text:p>
          </table:table-cell>
          <table:table-cell table:formula="of:=SIN([.G1133])+[.$J$2]" office:value-type="float" office:value="-0.950974145861699">
            <text:p>-0.9509741459</text:p>
          </table:table-cell>
          <table:table-cell table:number-columns-repeated="2"/>
        </table:table-row>
        <table:table-row table:style-name="ro1">
          <table:table-cell office:value-type="string">
            <text:p>2012-05-03</text:p>
          </table:table-cell>
          <table:table-cell office:value-type="float" office:value="23.6">
            <text:p>23.6</text:p>
          </table:table-cell>
          <table:table-cell office:value-type="float" office:value="23.75">
            <text:p>23.75</text:p>
          </table:table-cell>
          <table:table-cell office:value-type="float" office:value="23.56">
            <text:p>23.56</text:p>
          </table:table-cell>
          <table:table-cell office:value-type="float" office:value="23.64">
            <text:p>23.64</text:p>
          </table:table-cell>
          <table:table-cell office:value-type="float" office:value="10164617">
            <text:p>10164617</text:p>
          </table:table-cell>
          <table:table-cell table:formula="of:=[.G1133]+[.$I$2]" office:value-type="float" office:value="11.3199999999998">
            <text:p>11.32</text:p>
          </table:table-cell>
          <table:table-cell table:formula="of:=SIN([.G1134])+[.$J$2]" office:value-type="float" office:value="-0.947833945199139">
            <text:p>-0.9478339452</text:p>
          </table:table-cell>
          <table:table-cell table:number-columns-repeated="2"/>
        </table:table-row>
        <table:table-row table:style-name="ro1">
          <table:table-cell office:value-type="string">
            <text:p>2012-05-04</text:p>
          </table:table-cell>
          <table:table-cell office:value-type="float" office:value="23.51">
            <text:p>23.51</text:p>
          </table:table-cell>
          <table:table-cell office:value-type="float" office:value="23.63">
            <text:p>23.63</text:p>
          </table:table-cell>
          <table:table-cell office:value-type="float" office:value="23.39">
            <text:p>23.39</text:p>
          </table:table-cell>
          <table:table-cell office:value-type="float" office:value="23.44">
            <text:p>23.44</text:p>
          </table:table-cell>
          <table:table-cell office:value-type="float" office:value="8104813">
            <text:p>8104813</text:p>
          </table:table-cell>
          <table:table-cell table:formula="of:=[.G1134]+[.$I$2]" office:value-type="float" office:value="11.3299999999998">
            <text:p>11.33</text:p>
          </table:table-cell>
          <table:table-cell table:formula="of:=SIN([.G1135])+[.$J$2]" office:value-type="float" office:value="-0.944598961931919">
            <text:p>-0.9445989619</text:p>
          </table:table-cell>
          <table:table-cell table:number-columns-repeated="2"/>
        </table:table-row>
        <table:table-row table:style-name="ro1">
          <table:table-cell office:value-type="string">
            <text:p>2012-05-07</text:p>
          </table:table-cell>
          <table:table-cell office:value-type="float" office:value="23.19">
            <text:p>23.19</text:p>
          </table:table-cell>
          <table:table-cell office:value-type="float" office:value="23.32">
            <text:p>23.32</text:p>
          </table:table-cell>
          <table:table-cell office:value-type="float" office:value="23.02">
            <text:p>23.02</text:p>
          </table:table-cell>
          <table:table-cell office:value-type="float" office:value="23.1">
            <text:p>23.1</text:p>
          </table:table-cell>
          <table:table-cell office:value-type="float" office:value="9766115">
            <text:p>9766115</text:p>
          </table:table-cell>
          <table:table-cell table:formula="of:=[.G1135]+[.$I$2]" office:value-type="float" office:value="11.3399999999998">
            <text:p>11.34</text:p>
          </table:table-cell>
          <table:table-cell table:formula="of:=SIN([.G1136])+[.$J$2]" office:value-type="float" office:value="-0.941269519555668">
            <text:p>-0.9412695196</text:p>
          </table:table-cell>
          <table:table-cell table:number-columns-repeated="2"/>
        </table:table-row>
        <table:table-row table:style-name="ro1">
          <table:table-cell office:value-type="string">
            <text:p>2012-05-08</text:p>
          </table:table-cell>
          <table:table-cell office:value-type="float" office:value="23.24">
            <text:p>23.24</text:p>
          </table:table-cell>
          <table:table-cell office:value-type="float" office:value="23.26">
            <text:p>23.26</text:p>
          </table:table-cell>
          <table:table-cell office:value-type="float" office:value="22.93">
            <text:p>22.93</text:p>
          </table:table-cell>
          <table:table-cell office:value-type="float" office:value="23.11">
            <text:p>23.11</text:p>
          </table:table-cell>
          <table:table-cell office:value-type="float" office:value="8246635">
            <text:p>8246635</text:p>
          </table:table-cell>
          <table:table-cell table:formula="of:=[.G1136]+[.$I$2]" office:value-type="float" office:value="11.3499999999998">
            <text:p>11.35</text:p>
          </table:table-cell>
          <table:table-cell table:formula="of:=SIN([.G1137])+[.$J$2]" office:value-type="float" office:value="-0.937845951011851">
            <text:p>-0.937845951</text:p>
          </table:table-cell>
          <table:table-cell table:number-columns-repeated="2"/>
        </table:table-row>
        <table:table-row table:style-name="ro1">
          <table:table-cell office:value-type="string">
            <text:p>2012-05-09</text:p>
          </table:table-cell>
          <table:table-cell office:value-type="float" office:value="23.09">
            <text:p>23.09</text:p>
          </table:table-cell>
          <table:table-cell office:value-type="float" office:value="23.19">
            <text:p>23.19</text:p>
          </table:table-cell>
          <table:table-cell office:value-type="float" office:value="22.86">
            <text:p>22.86</text:p>
          </table:table-cell>
          <table:table-cell office:value-type="float" office:value="23.12">
            <text:p>23.12</text:p>
          </table:table-cell>
          <table:table-cell office:value-type="float" office:value="12263040">
            <text:p>12263040</text:p>
          </table:table-cell>
          <table:table-cell table:formula="of:=[.G1137]+[.$I$2]" office:value-type="float" office:value="11.3599999999998">
            <text:p>11.36</text:p>
          </table:table-cell>
          <table:table-cell table:formula="of:=SIN([.G1138])+[.$J$2]" office:value-type="float" office:value="-0.934328598654468">
            <text:p>-0.9343285987</text:p>
          </table:table-cell>
          <table:table-cell table:number-columns-repeated="2"/>
        </table:table-row>
        <table:table-row table:style-name="ro1">
          <table:table-cell office:value-type="string">
            <text:p>2012-05-10</text:p>
          </table:table-cell>
          <table:table-cell office:value-type="float" office:value="22.3">
            <text:p>22.3</text:p>
          </table:table-cell>
          <table:table-cell office:value-type="float" office:value="22.35">
            <text:p>22.35</text:p>
          </table:table-cell>
          <table:table-cell office:value-type="float" office:value="22.03">
            <text:p>22.03</text:p>
          </table:table-cell>
          <table:table-cell office:value-type="float" office:value="22.15">
            <text:p>22.15</text:p>
          </table:table-cell>
          <table:table-cell office:value-type="float" office:value="27062166">
            <text:p>27062166</text:p>
          </table:table-cell>
          <table:table-cell table:formula="of:=[.G1138]+[.$I$2]" office:value-type="float" office:value="11.3699999999998">
            <text:p>11.37</text:p>
          </table:table-cell>
          <table:table-cell table:formula="of:=SIN([.G1139])+[.$J$2]" office:value-type="float" office:value="-0.930717814215825">
            <text:p>-0.9307178142</text:p>
          </table:table-cell>
          <table:table-cell table:number-columns-repeated="2"/>
        </table:table-row>
        <table:table-row table:style-name="ro1">
          <table:table-cell office:value-type="string">
            <text:p>2012-05-11</text:p>
          </table:table-cell>
          <table:table-cell office:value-type="float" office:value="22.09">
            <text:p>22.09</text:p>
          </table:table-cell>
          <table:table-cell office:value-type="float" office:value="22.11">
            <text:p>22.11</text:p>
          </table:table-cell>
          <table:table-cell office:value-type="float" office:value="21.97">
            <text:p>21.97</text:p>
          </table:table-cell>
          <table:table-cell office:value-type="float" office:value="22.04">
            <text:p>22.04</text:p>
          </table:table-cell>
          <table:table-cell office:value-type="float" office:value="9752200">
            <text:p>9752200</text:p>
          </table:table-cell>
          <table:table-cell table:formula="of:=[.G1139]+[.$I$2]" office:value-type="float" office:value="11.3799999999998">
            <text:p>11.38</text:p>
          </table:table-cell>
          <table:table-cell table:formula="of:=SIN([.G1140])+[.$J$2]" office:value-type="float" office:value="-0.927013958771355">
            <text:p>-0.9270139588</text:p>
          </table:table-cell>
          <table:table-cell table:number-columns-repeated="2"/>
        </table:table-row>
        <table:table-row table:style-name="ro1">
          <table:table-cell office:value-type="string">
            <text:p>2012-05-14</text:p>
          </table:table-cell>
          <table:table-cell office:value-type="float" office:value="22.13">
            <text:p>22.13</text:p>
          </table:table-cell>
          <table:table-cell office:value-type="float" office:value="22.32">
            <text:p>22.32</text:p>
          </table:table-cell>
          <table:table-cell office:value-type="float" office:value="22.11">
            <text:p>22.11</text:p>
          </table:table-cell>
          <table:table-cell office:value-type="float" office:value="22.2">
            <text:p>22.2</text:p>
          </table:table-cell>
          <table:table-cell office:value-type="float" office:value="5509039">
            <text:p>5509039</text:p>
          </table:table-cell>
          <table:table-cell table:formula="of:=[.G1140]+[.$I$2]" office:value-type="float" office:value="11.3899999999998">
            <text:p>11.39</text:p>
          </table:table-cell>
          <table:table-cell table:formula="of:=SIN([.G1141])+[.$J$2]" office:value-type="float" office:value="-0.923217402703517">
            <text:p>-0.9232174027</text:p>
          </table:table-cell>
          <table:table-cell table:number-columns-repeated="2"/>
        </table:table-row>
        <table:table-row table:style-name="ro1">
          <table:table-cell office:value-type="string">
            <text:p>2012-05-15</text:p>
          </table:table-cell>
          <table:table-cell office:value-type="float" office:value="22.09">
            <text:p>22.09</text:p>
          </table:table-cell>
          <table:table-cell office:value-type="float" office:value="22.18">
            <text:p>22.18</text:p>
          </table:table-cell>
          <table:table-cell office:value-type="float" office:value="21.975">
            <text:p>21.975</text:p>
          </table:table-cell>
          <table:table-cell office:value-type="float" office:value="22.11">
            <text:p>22.11</text:p>
          </table:table-cell>
          <table:table-cell office:value-type="float" office:value="5930350">
            <text:p>5930350</text:p>
          </table:table-cell>
          <table:table-cell table:formula="of:=[.G1141]+[.$I$2]" office:value-type="float" office:value="11.3999999999998">
            <text:p>11.4</text:p>
          </table:table-cell>
          <table:table-cell table:formula="of:=SIN([.G1142])+[.$J$2]" office:value-type="float" office:value="-0.919328525664754">
            <text:p>-0.9193285257</text:p>
          </table:table-cell>
          <table:table-cell table:number-columns-repeated="2"/>
        </table:table-row>
        <table:table-row table:style-name="ro1">
          <table:table-cell office:value-type="string">
            <text:p>2012-05-16</text:p>
          </table:table-cell>
          <table:table-cell office:value-type="float" office:value="21.97">
            <text:p>21.97</text:p>
          </table:table-cell>
          <table:table-cell office:value-type="float" office:value="22">
            <text:p>22</text:p>
          </table:table-cell>
          <table:table-cell office:value-type="float" office:value="21.52">
            <text:p>21.52</text:p>
          </table:table-cell>
          <table:table-cell office:value-type="float" office:value="21.61">
            <text:p>21.61</text:p>
          </table:table-cell>
          <table:table-cell office:value-type="float" office:value="9962975">
            <text:p>9962975</text:p>
          </table:table-cell>
          <table:table-cell table:formula="of:=[.G1142]+[.$I$2]" office:value-type="float" office:value="11.4099999999998">
            <text:p>11.41</text:p>
          </table:table-cell>
          <table:table-cell table:formula="of:=SIN([.G1143])+[.$J$2]" office:value-type="float" office:value="-0.915347716539529">
            <text:p>-0.9153477165</text:p>
          </table:table-cell>
          <table:table-cell table:number-columns-repeated="2"/>
        </table:table-row>
        <table:table-row table:style-name="ro1">
          <table:table-cell office:value-type="string">
            <text:p>2012-05-17</text:p>
          </table:table-cell>
          <table:table-cell office:value-type="float" office:value="21.55">
            <text:p>21.55</text:p>
          </table:table-cell>
          <table:table-cell office:value-type="float" office:value="21.8">
            <text:p>21.8</text:p>
          </table:table-cell>
          <table:table-cell office:value-type="float" office:value="21.31">
            <text:p>21.31</text:p>
          </table:table-cell>
          <table:table-cell office:value-type="float" office:value="21.57">
            <text:p>21.57</text:p>
          </table:table-cell>
          <table:table-cell office:value-type="float" office:value="12854485">
            <text:p>12854485</text:p>
          </table:table-cell>
          <table:table-cell table:formula="of:=[.G1143]+[.$I$2]" office:value-type="float" office:value="11.4199999999998">
            <text:p>11.42</text:p>
          </table:table-cell>
          <table:table-cell table:formula="of:=SIN([.G1144])+[.$J$2]" office:value-type="float" office:value="-0.911275373405438">
            <text:p>-0.9112753734</text:p>
          </table:table-cell>
          <table:table-cell table:number-columns-repeated="2"/>
        </table:table-row>
        <table:table-row table:style-name="ro1">
          <table:table-cell office:value-type="string">
            <text:p>2012-05-18</text:p>
          </table:table-cell>
          <table:table-cell office:value-type="float" office:value="21.19">
            <text:p>21.19</text:p>
          </table:table-cell>
          <table:table-cell office:value-type="float" office:value="21.26">
            <text:p>21.26</text:p>
          </table:table-cell>
          <table:table-cell office:value-type="float" office:value="20.62">
            <text:p>20.62</text:p>
          </table:table-cell>
          <table:table-cell office:value-type="float" office:value="20.84">
            <text:p>20.84</text:p>
          </table:table-cell>
          <table:table-cell office:value-type="float" office:value="13172971">
            <text:p>13172971</text:p>
          </table:table-cell>
          <table:table-cell table:formula="of:=[.G1144]+[.$I$2]" office:value-type="float" office:value="11.4299999999998">
            <text:p>11.43</text:p>
          </table:table-cell>
          <table:table-cell table:formula="of:=SIN([.G1145])+[.$J$2]" office:value-type="float" office:value="-0.907111903493399">
            <text:p>-0.9071119035</text:p>
          </table:table-cell>
          <table:table-cell table:number-columns-repeated="2"/>
        </table:table-row>
        <table:table-row table:style-name="ro1">
          <table:table-cell office:value-type="string">
            <text:p>2012-05-21</text:p>
          </table:table-cell>
          <table:table-cell office:value-type="float" office:value="20.84">
            <text:p>20.84</text:p>
          </table:table-cell>
          <table:table-cell office:value-type="float" office:value="21.23">
            <text:p>21.23</text:p>
          </table:table-cell>
          <table:table-cell office:value-type="float" office:value="20.82">
            <text:p>20.82</text:p>
          </table:table-cell>
          <table:table-cell office:value-type="float" office:value="20.92">
            <text:p>20.92</text:p>
          </table:table-cell>
          <table:table-cell office:value-type="float" office:value="13390280">
            <text:p>13390280</text:p>
          </table:table-cell>
          <table:table-cell table:formula="of:=[.G1145]+[.$I$2]" office:value-type="float" office:value="11.4399999999998">
            <text:p>11.44</text:p>
          </table:table-cell>
          <table:table-cell table:formula="of:=SIN([.G1146])+[.$J$2]" office:value-type="float" office:value="-0.902857723146935">
            <text:p>-0.9028577231</text:p>
          </table:table-cell>
          <table:table-cell table:number-columns-repeated="2"/>
        </table:table-row>
        <table:table-row table:style-name="ro1">
          <table:table-cell office:value-type="string">
            <text:p>2012-05-22</text:p>
          </table:table-cell>
          <table:table-cell office:value-type="float" office:value="21.05">
            <text:p>21.05</text:p>
          </table:table-cell>
          <table:table-cell office:value-type="float" office:value="21.17">
            <text:p>21.17</text:p>
          </table:table-cell>
          <table:table-cell office:value-type="float" office:value="20.81">
            <text:p>20.81</text:p>
          </table:table-cell>
          <table:table-cell office:value-type="float" office:value="21.06">
            <text:p>21.06</text:p>
          </table:table-cell>
          <table:table-cell office:value-type="float" office:value="9596571">
            <text:p>9596571</text:p>
          </table:table-cell>
          <table:table-cell table:formula="of:=[.G1146]+[.$I$2]" office:value-type="float" office:value="11.4499999999998">
            <text:p>11.45</text:p>
          </table:table-cell>
          <table:table-cell table:formula="of:=SIN([.G1147])+[.$J$2]" office:value-type="float" office:value="-0.898513257780536">
            <text:p>-0.8985132578</text:p>
          </table:table-cell>
          <table:table-cell table:number-columns-repeated="2"/>
        </table:table-row>
        <table:table-row table:style-name="ro1">
          <table:table-cell office:value-type="string">
            <text:p>2012-05-23</text:p>
          </table:table-cell>
          <table:table-cell office:value-type="float" office:value="20.96">
            <text:p>20.96</text:p>
          </table:table-cell>
          <table:table-cell office:value-type="float" office:value="21.06">
            <text:p>21.06</text:p>
          </table:table-cell>
          <table:table-cell office:value-type="float" office:value="20.63">
            <text:p>20.63</text:p>
          </table:table-cell>
          <table:table-cell office:value-type="float" office:value="20.65">
            <text:p>20.65</text:p>
          </table:table-cell>
          <table:table-cell office:value-type="float" office:value="9496866">
            <text:p>9496866</text:p>
          </table:table-cell>
          <table:table-cell table:formula="of:=[.G1147]+[.$I$2]" office:value-type="float" office:value="11.4599999999998">
            <text:p>11.46</text:p>
          </table:table-cell>
          <table:table-cell table:formula="of:=SIN([.G1148])+[.$J$2]" office:value-type="float" office:value="-0.894078941837117">
            <text:p>-0.8940789418</text:p>
          </table:table-cell>
          <table:table-cell table:number-columns-repeated="2"/>
        </table:table-row>
        <table:table-row table:style-name="ro1">
          <table:table-cell office:value-type="string">
            <text:p>2012-05-24</text:p>
          </table:table-cell>
          <table:table-cell office:value-type="float" office:value="20.52">
            <text:p>20.52</text:p>
          </table:table-cell>
          <table:table-cell office:value-type="float" office:value="20.82">
            <text:p>20.82</text:p>
          </table:table-cell>
          <table:table-cell office:value-type="float" office:value="20.43">
            <text:p>20.43</text:p>
          </table:table-cell>
          <table:table-cell office:value-type="float" office:value="20.47">
            <text:p>20.47</text:p>
          </table:table-cell>
          <table:table-cell office:value-type="float" office:value="9061820">
            <text:p>9061820</text:p>
          </table:table-cell>
          <table:table-cell table:formula="of:=[.G1148]+[.$I$2]" office:value-type="float" office:value="11.4699999999998">
            <text:p>11.47</text:p>
          </table:table-cell>
          <table:table-cell table:formula="of:=SIN([.G1149])+[.$J$2]" office:value-type="float" office:value="-0.889555218744578">
            <text:p>-0.8895552187</text:p>
          </table:table-cell>
          <table:table-cell table:number-columns-repeated="2"/>
        </table:table-row>
        <table:table-row table:style-name="ro1">
          <table:table-cell office:value-type="string">
            <text:p>2012-05-25</text:p>
          </table:table-cell>
          <table:table-cell office:value-type="float" office:value="20.4">
            <text:p>20.4</text:p>
          </table:table-cell>
          <table:table-cell office:value-type="float" office:value="20.5">
            <text:p>20.5</text:p>
          </table:table-cell>
          <table:table-cell office:value-type="float" office:value="20.26">
            <text:p>20.26</text:p>
          </table:table-cell>
          <table:table-cell office:value-type="float" office:value="20.38">
            <text:p>20.38</text:p>
          </table:table-cell>
          <table:table-cell office:value-type="float" office:value="10796350">
            <text:p>10796350</text:p>
          </table:table-cell>
          <table:table-cell table:formula="of:=[.G1149]+[.$I$2]" office:value-type="float" office:value="11.4799999999998">
            <text:p>11.48</text:p>
          </table:table-cell>
          <table:table-cell table:formula="of:=SIN([.G1150])+[.$J$2]" office:value-type="float" office:value="-0.884942540871457">
            <text:p>-0.8849425409</text:p>
          </table:table-cell>
          <table:table-cell table:number-columns-repeated="2"/>
        </table:table-row>
        <table:table-row table:style-name="ro1">
          <table:table-cell office:value-type="string">
            <text:p>2012-05-28</text:p>
          </table:table-cell>
          <table:table-cell office:value-type="float" office:value="20.45">
            <text:p>20.45</text:p>
          </table:table-cell>
          <table:table-cell office:value-type="float" office:value="20.67">
            <text:p>20.67</text:p>
          </table:table-cell>
          <table:table-cell office:value-type="float" office:value="20.4">
            <text:p>20.4</text:p>
          </table:table-cell>
          <table:table-cell office:value-type="float" office:value="20.58">
            <text:p>20.58</text:p>
          </table:table-cell>
          <table:table-cell office:value-type="float" office:value="9396849">
            <text:p>9396849</text:p>
          </table:table-cell>
          <table:table-cell table:formula="of:=[.G1150]+[.$I$2]" office:value-type="float" office:value="11.4899999999998">
            <text:p>11.49</text:p>
          </table:table-cell>
          <table:table-cell table:formula="of:=SIN([.G1151])+[.$J$2]" office:value-type="float" office:value="-0.880241369481699">
            <text:p>-0.8802413695</text:p>
          </table:table-cell>
          <table:table-cell table:number-columns-repeated="2"/>
        </table:table-row>
        <table:table-row table:style-name="ro1">
          <table:table-cell office:value-type="string">
            <text:p>2012-05-29</text:p>
          </table:table-cell>
          <table:table-cell office:value-type="float" office:value="20.42">
            <text:p>20.42</text:p>
          </table:table-cell>
          <table:table-cell office:value-type="float" office:value="21">
            <text:p>21</text:p>
          </table:table-cell>
          <table:table-cell office:value-type="float" office:value="20.41">
            <text:p>20.41</text:p>
          </table:table-cell>
          <table:table-cell office:value-type="float" office:value="20.94">
            <text:p>20.94</text:p>
          </table:table-cell>
          <table:table-cell office:value-type="float" office:value="8612695">
            <text:p>8612695</text:p>
          </table:table-cell>
          <table:table-cell table:formula="of:=[.G1151]+[.$I$2]" office:value-type="float" office:value="11.4999999999998">
            <text:p>11.5</text:p>
          </table:table-cell>
          <table:table-cell table:formula="of:=SIN([.G1152])+[.$J$2]" office:value-type="float" office:value="-0.875452174688525">
            <text:p>-0.8754521747</text:p>
          </table:table-cell>
          <table:table-cell table:number-columns-repeated="2"/>
        </table:table-row>
        <table:table-row table:style-name="ro1">
          <table:table-cell office:value-type="string">
            <text:p>2012-05-30</text:p>
          </table:table-cell>
          <table:table-cell office:value-type="float" office:value="20.94">
            <text:p>20.94</text:p>
          </table:table-cell>
          <table:table-cell office:value-type="float" office:value="20.98">
            <text:p>20.98</text:p>
          </table:table-cell>
          <table:table-cell office:value-type="float" office:value="20.72">
            <text:p>20.72</text:p>
          </table:table-cell>
          <table:table-cell office:value-type="float" office:value="20.97">
            <text:p>20.97</text:p>
          </table:table-cell>
          <table:table-cell office:value-type="float" office:value="7430937">
            <text:p>7430937</text:p>
          </table:table-cell>
          <table:table-cell table:formula="of:=[.G1152]+[.$I$2]" office:value-type="float" office:value="11.5099999999998">
            <text:p>11.51</text:p>
          </table:table-cell>
          <table:table-cell table:formula="of:=SIN([.G1153])+[.$J$2]" office:value-type="float" office:value="-0.870575435407424">
            <text:p>-0.8705754354</text:p>
          </table:table-cell>
          <table:table-cell table:number-columns-repeated="2"/>
        </table:table-row>
        <table:table-row table:style-name="ro1">
          <table:table-cell office:value-type="string">
            <text:p>2012-05-31</text:p>
          </table:table-cell>
          <table:table-cell office:value-type="float" office:value="20.68">
            <text:p>20.68</text:p>
          </table:table-cell>
          <table:table-cell office:value-type="float" office:value="20.9">
            <text:p>20.9</text:p>
          </table:table-cell>
          <table:table-cell office:value-type="float" office:value="20.66">
            <text:p>20.66</text:p>
          </table:table-cell>
          <table:table-cell office:value-type="float" office:value="20.9">
            <text:p>20.9</text:p>
          </table:table-cell>
          <table:table-cell office:value-type="float" office:value="11012227">
            <text:p>11012227</text:p>
          </table:table-cell>
          <table:table-cell table:formula="of:=[.G1153]+[.$I$2]" office:value-type="float" office:value="11.5199999999998">
            <text:p>11.52</text:p>
          </table:table-cell>
          <table:table-cell table:formula="of:=SIN([.G1154])+[.$J$2]" office:value-type="float" office:value="-0.865611639308258">
            <text:p>-0.8656116393</text:p>
          </table:table-cell>
          <table:table-cell table:number-columns-repeated="2"/>
        </table:table-row>
        <table:table-row table:style-name="ro1">
          <table:table-cell office:value-type="string">
            <text:p>2012-06-01</text:p>
          </table:table-cell>
          <table:table-cell office:value-type="float" office:value="20.9">
            <text:p>20.9</text:p>
          </table:table-cell>
          <table:table-cell office:value-type="float" office:value="21.28">
            <text:p>21.28</text:p>
          </table:table-cell>
          <table:table-cell office:value-type="float" office:value="20.77">
            <text:p>20.77</text:p>
          </table:table-cell>
          <table:table-cell office:value-type="float" office:value="21.24">
            <text:p>21.24</text:p>
          </table:table-cell>
          <table:table-cell office:value-type="float" office:value="7153538">
            <text:p>7153538</text:p>
          </table:table-cell>
          <table:table-cell table:formula="of:=[.G1154]+[.$I$2]" office:value-type="float" office:value="11.5299999999998">
            <text:p>11.53</text:p>
          </table:table-cell>
          <table:table-cell table:formula="of:=SIN([.G1155])+[.$J$2]" office:value-type="float" office:value="-0.860561282766503">
            <text:p>-0.8605612828</text:p>
          </table:table-cell>
          <table:table-cell table:number-columns-repeated="2"/>
        </table:table-row>
        <table:table-row table:style-name="ro1">
          <table:table-cell office:value-type="string">
            <text:p>2012-06-04</text:p>
          </table:table-cell>
          <table:table-cell office:value-type="float" office:value="20.78">
            <text:p>20.78</text:p>
          </table:table-cell>
          <table:table-cell office:value-type="float" office:value="21.04">
            <text:p>21.04</text:p>
          </table:table-cell>
          <table:table-cell office:value-type="float" office:value="20.7">
            <text:p>20.7</text:p>
          </table:table-cell>
          <table:table-cell office:value-type="float" office:value="20.87">
            <text:p>20.87</text:p>
          </table:table-cell>
          <table:table-cell office:value-type="float" office:value="8221339">
            <text:p>8221339</text:p>
          </table:table-cell>
          <table:table-cell table:formula="of:=[.G1155]+[.$I$2]" office:value-type="float" office:value="11.5399999999998">
            <text:p>11.54</text:p>
          </table:table-cell>
          <table:table-cell table:formula="of:=SIN([.G1156])+[.$J$2]" office:value-type="float" office:value="-0.855424870813603">
            <text:p>-0.8554248708</text:p>
          </table:table-cell>
          <table:table-cell table:number-columns-repeated="2"/>
        </table:table-row>
        <table:table-row table:style-name="ro1">
          <table:table-cell office:value-type="string">
            <text:p>2012-06-05</text:p>
          </table:table-cell>
          <table:table-cell office:value-type="float" office:value="21.19">
            <text:p>21.19</text:p>
          </table:table-cell>
          <table:table-cell office:value-type="float" office:value="21.43">
            <text:p>21.43</text:p>
          </table:table-cell>
          <table:table-cell office:value-type="float" office:value="21.14">
            <text:p>21.14</text:p>
          </table:table-cell>
          <table:table-cell office:value-type="float" office:value="21.32">
            <text:p>21.32</text:p>
          </table:table-cell>
          <table:table-cell office:value-type="float" office:value="8192005">
            <text:p>8192005</text:p>
          </table:table-cell>
          <table:table-cell table:formula="of:=[.G1156]+[.$I$2]" office:value-type="float" office:value="11.5499999999998">
            <text:p>11.55</text:p>
          </table:table-cell>
          <table:table-cell table:formula="of:=SIN([.G1157])+[.$J$2]" office:value-type="float" office:value="-0.850202917086473">
            <text:p>-0.8502029171</text:p>
          </table:table-cell>
          <table:table-cell table:number-columns-repeated="2"/>
        </table:table-row>
        <table:table-row table:style-name="ro1">
          <table:table-cell office:value-type="string">
            <text:p>2012-06-06</text:p>
          </table:table-cell>
          <table:table-cell office:value-type="float" office:value="21.42">
            <text:p>21.42</text:p>
          </table:table-cell>
          <table:table-cell office:value-type="float" office:value="21.48">
            <text:p>21.48</text:p>
          </table:table-cell>
          <table:table-cell office:value-type="float" office:value="21.12">
            <text:p>21.12</text:p>
          </table:table-cell>
          <table:table-cell office:value-type="float" office:value="21.34">
            <text:p>21.34</text:p>
          </table:table-cell>
          <table:table-cell office:value-type="float" office:value="6991483">
            <text:p>6991483</text:p>
          </table:table-cell>
          <table:table-cell table:formula="of:=[.G1157]+[.$I$2]" office:value-type="float" office:value="11.5599999999998">
            <text:p>11.56</text:p>
          </table:table-cell>
          <table:table-cell table:formula="of:=SIN([.G1158])+[.$J$2]" office:value-type="float" office:value="-0.844895943776134">
            <text:p>-0.8448959438</text:p>
          </table:table-cell>
          <table:table-cell table:number-columns-repeated="2"/>
        </table:table-row>
        <table:table-row table:style-name="ro1">
          <table:table-cell office:value-type="string">
            <text:p>2012-06-07</text:p>
          </table:table-cell>
          <table:table-cell office:value-type="float" office:value="21.6">
            <text:p>21.6</text:p>
          </table:table-cell>
          <table:table-cell office:value-type="float" office:value="21.86">
            <text:p>21.86</text:p>
          </table:table-cell>
          <table:table-cell office:value-type="float" office:value="21.42">
            <text:p>21.42</text:p>
          </table:table-cell>
          <table:table-cell office:value-type="float" office:value="21.81">
            <text:p>21.81</text:p>
          </table:table-cell>
          <table:table-cell office:value-type="float" office:value="7113261">
            <text:p>7113261</text:p>
          </table:table-cell>
          <table:table-cell table:formula="of:=[.G1158]+[.$I$2]" office:value-type="float" office:value="11.5699999999998">
            <text:p>11.57</text:p>
          </table:table-cell>
          <table:table-cell table:formula="of:=SIN([.G1159])+[.$J$2]" office:value-type="float" office:value="-0.839504481575496">
            <text:p>-0.8395044816</text:p>
          </table:table-cell>
          <table:table-cell table:number-columns-repeated="2"/>
        </table:table-row>
        <table:table-row table:style-name="ro1">
          <table:table-cell office:value-type="string">
            <text:p>2012-06-08</text:p>
          </table:table-cell>
          <table:table-cell table:number-columns-repeated="2" office:value-type="float" office:value="21.94">
            <text:p>21.94</text:p>
          </table:table-cell>
          <table:table-cell office:value-type="float" office:value="21.4">
            <text:p>21.4</text:p>
          </table:table-cell>
          <table:table-cell office:value-type="float" office:value="21.56">
            <text:p>21.56</text:p>
          </table:table-cell>
          <table:table-cell office:value-type="float" office:value="6969151">
            <text:p>6969151</text:p>
          </table:table-cell>
          <table:table-cell table:formula="of:=[.G1159]+[.$I$2]" office:value-type="float" office:value="11.5799999999998">
            <text:p>11.58</text:p>
          </table:table-cell>
          <table:table-cell table:formula="of:=SIN([.G1160])+[.$J$2]" office:value-type="float" office:value="-0.834029069626285">
            <text:p>-0.8340290696</text:p>
          </table:table-cell>
          <table:table-cell table:number-columns-repeated="2"/>
        </table:table-row>
        <table:table-row table:style-name="ro1">
          <table:table-cell office:value-type="string">
            <text:p>2012-06-11</text:p>
          </table:table-cell>
          <table:table-cell table:number-columns-repeated="4" office:value-type="float" office:value="21.56">
            <text:p>21.56</text:p>
          </table:table-cell>
          <table:table-cell office:value-type="float" office:value="0">
            <text:p>0</text:p>
          </table:table-cell>
          <table:table-cell table:formula="of:=[.G1160]+[.$I$2]" office:value-type="float" office:value="11.5899999999998">
            <text:p>11.59</text:p>
          </table:table-cell>
          <table:table-cell table:formula="of:=SIN([.G1161])+[.$J$2]" office:value-type="float" office:value="-0.828470255465133">
            <text:p>-0.8284702555</text:p>
          </table:table-cell>
          <table:table-cell table:number-columns-repeated="2"/>
        </table:table-row>
        <table:table-row table:style-name="ro1">
          <table:table-cell office:value-type="string">
            <text:p>2012-06-12</text:p>
          </table:table-cell>
          <table:table-cell office:value-type="float" office:value="21.68">
            <text:p>21.68</text:p>
          </table:table-cell>
          <table:table-cell office:value-type="float" office:value="21.83">
            <text:p>21.83</text:p>
          </table:table-cell>
          <table:table-cell office:value-type="float" office:value="21.63">
            <text:p>21.63</text:p>
          </table:table-cell>
          <table:table-cell office:value-type="float" office:value="21.77">
            <text:p>21.77</text:p>
          </table:table-cell>
          <table:table-cell office:value-type="float" office:value="6111429">
            <text:p>6111429</text:p>
          </table:table-cell>
          <table:table-cell table:formula="of:=[.G1161]+[.$I$2]" office:value-type="float" office:value="11.5999999999998">
            <text:p>11.6</text:p>
          </table:table-cell>
          <table:table-cell table:formula="of:=SIN([.G1162])+[.$J$2]" office:value-type="float" office:value="-0.822828594968824">
            <text:p>-0.822828595</text:p>
          </table:table-cell>
          <table:table-cell table:number-columns-repeated="2"/>
        </table:table-row>
        <table:table-row table:style-name="ro1">
          <table:table-cell office:value-type="string">
            <text:p>2012-06-13</text:p>
          </table:table-cell>
          <table:table-cell table:number-columns-repeated="2" office:value-type="float" office:value="21.9">
            <text:p>21.9</text:p>
          </table:table-cell>
          <table:table-cell office:value-type="float" office:value="21.48">
            <text:p>21.48</text:p>
          </table:table-cell>
          <table:table-cell office:value-type="float" office:value="21.57">
            <text:p>21.57</text:p>
          </table:table-cell>
          <table:table-cell office:value-type="float" office:value="5880648">
            <text:p>5880648</text:p>
          </table:table-cell>
          <table:table-cell table:formula="of:=[.G1162]+[.$I$2]" office:value-type="float" office:value="11.6099999999998">
            <text:p>11.61</text:p>
          </table:table-cell>
          <table:table-cell table:formula="of:=SIN([.G1163])+[.$J$2]" office:value-type="float" office:value="-0.817104652298706">
            <text:p>-0.8171046523</text:p>
          </table:table-cell>
          <table:table-cell table:number-columns-repeated="2"/>
        </table:table-row>
        <table:table-row table:style-name="ro1">
          <table:table-cell office:value-type="string">
            <text:p>2012-06-14</text:p>
          </table:table-cell>
          <table:table-cell office:value-type="float" office:value="21.57">
            <text:p>21.57</text:p>
          </table:table-cell>
          <table:table-cell office:value-type="float" office:value="21.68">
            <text:p>21.68</text:p>
          </table:table-cell>
          <table:table-cell office:value-type="float" office:value="21.265">
            <text:p>21.265</text:p>
          </table:table-cell>
          <table:table-cell office:value-type="float" office:value="21.36">
            <text:p>21.36</text:p>
          </table:table-cell>
          <table:table-cell office:value-type="float" office:value="5642126">
            <text:p>5642126</text:p>
          </table:table-cell>
          <table:table-cell table:formula="of:=[.G1163]+[.$I$2]" office:value-type="float" office:value="11.6199999999998">
            <text:p>11.62</text:p>
          </table:table-cell>
          <table:table-cell table:formula="of:=SIN([.G1164])+[.$J$2]" office:value-type="float" office:value="-0.811298999844277">
            <text:p>-0.8112989998</text:p>
          </table:table-cell>
          <table:table-cell table:number-columns-repeated="2"/>
        </table:table-row>
        <table:table-row table:style-name="ro1">
          <table:table-cell office:value-type="string">
            <text:p>2012-06-15</text:p>
          </table:table-cell>
          <table:table-cell office:value-type="float" office:value="21.4">
            <text:p>21.4</text:p>
          </table:table-cell>
          <table:table-cell office:value-type="float" office:value="21.53">
            <text:p>21.53</text:p>
          </table:table-cell>
          <table:table-cell office:value-type="float" office:value="21.16">
            <text:p>21.16</text:p>
          </table:table-cell>
          <table:table-cell office:value-type="float" office:value="21.28">
            <text:p>21.28</text:p>
          </table:table-cell>
          <table:table-cell office:value-type="float" office:value="6341111">
            <text:p>6341111</text:p>
          </table:table-cell>
          <table:table-cell table:formula="of:=[.G1164]+[.$I$2]" office:value-type="float" office:value="11.6299999999998">
            <text:p>11.63</text:p>
          </table:table-cell>
          <table:table-cell table:formula="of:=SIN([.G1165])+[.$J$2]" office:value-type="float" office:value="-0.805412218165944">
            <text:p>-0.8054122182</text:p>
          </table:table-cell>
          <table:table-cell table:number-columns-repeated="2"/>
        </table:table-row>
        <table:table-row table:style-name="ro1">
          <table:table-cell office:value-type="string">
            <text:p>2012-06-18</text:p>
          </table:table-cell>
          <table:table-cell office:value-type="float" office:value="21.59">
            <text:p>21.59</text:p>
          </table:table-cell>
          <table:table-cell office:value-type="float" office:value="21.86">
            <text:p>21.86</text:p>
          </table:table-cell>
          <table:table-cell office:value-type="float" office:value="21.53">
            <text:p>21.53</text:p>
          </table:table-cell>
          <table:table-cell office:value-type="float" office:value="21.8">
            <text:p>21.8</text:p>
          </table:table-cell>
          <table:table-cell office:value-type="float" office:value="7488247">
            <text:p>7488247</text:p>
          </table:table-cell>
          <table:table-cell table:formula="of:=[.G1165]+[.$I$2]" office:value-type="float" office:value="11.6399999999998">
            <text:p>11.64</text:p>
          </table:table-cell>
          <table:table-cell table:formula="of:=SIN([.G1166])+[.$J$2]" office:value-type="float" office:value="-0.799444895936969">
            <text:p>-0.7994448959</text:p>
          </table:table-cell>
          <table:table-cell table:number-columns-repeated="2"/>
        </table:table-row>
        <table:table-row table:style-name="ro1">
          <table:table-cell office:value-type="string">
            <text:p>2012-06-19</text:p>
          </table:table-cell>
          <table:table-cell office:value-type="float" office:value="21.69">
            <text:p>21.69</text:p>
          </table:table-cell>
          <table:table-cell office:value-type="float" office:value="21.74">
            <text:p>21.74</text:p>
          </table:table-cell>
          <table:table-cell office:value-type="float" office:value="21.47">
            <text:p>21.47</text:p>
          </table:table-cell>
          <table:table-cell office:value-type="float" office:value="21.68">
            <text:p>21.68</text:p>
          </table:table-cell>
          <table:table-cell office:value-type="float" office:value="4692403">
            <text:p>4692403</text:p>
          </table:table-cell>
          <table:table-cell table:formula="of:=[.G1166]+[.$I$2]" office:value-type="float" office:value="11.6499999999998">
            <text:p>11.65</text:p>
          </table:table-cell>
          <table:table-cell table:formula="of:=SIN([.G1167])+[.$J$2]" office:value-type="float" office:value="-0.793397629884601">
            <text:p>-0.7933976299</text:p>
          </table:table-cell>
          <table:table-cell table:number-columns-repeated="2"/>
        </table:table-row>
        <table:table-row table:style-name="ro1">
          <table:table-cell office:value-type="string">
            <text:p>2012-06-20</text:p>
          </table:table-cell>
          <table:table-cell office:value-type="float" office:value="21.82">
            <text:p>21.82</text:p>
          </table:table-cell>
          <table:table-cell office:value-type="float" office:value="21.94">
            <text:p>21.94</text:p>
          </table:table-cell>
          <table:table-cell office:value-type="float" office:value="21.61">
            <text:p>21.61</text:p>
          </table:table-cell>
          <table:table-cell office:value-type="float" office:value="21.75">
            <text:p>21.75</text:p>
          </table:table-cell>
          <table:table-cell office:value-type="float" office:value="9676399">
            <text:p>9676399</text:p>
          </table:table-cell>
          <table:table-cell table:formula="of:=[.G1167]+[.$I$2]" office:value-type="float" office:value="11.6599999999998">
            <text:p>11.66</text:p>
          </table:table-cell>
          <table:table-cell table:formula="of:=SIN([.G1168])+[.$J$2]" office:value-type="float" office:value="-0.787271024730408">
            <text:p>-0.7872710247</text:p>
          </table:table-cell>
          <table:table-cell table:number-columns-repeated="2"/>
        </table:table-row>
        <table:table-row table:style-name="ro1">
          <table:table-cell office:value-type="string">
            <text:p>2012-06-21</text:p>
          </table:table-cell>
          <table:table-cell table:number-columns-repeated="2" office:value-type="float" office:value="21.92">
            <text:p>21.92</text:p>
          </table:table-cell>
          <table:table-cell office:value-type="float" office:value="21.52">
            <text:p>21.52</text:p>
          </table:table-cell>
          <table:table-cell office:value-type="float" office:value="21.58">
            <text:p>21.58</text:p>
          </table:table-cell>
          <table:table-cell office:value-type="float" office:value="13538794">
            <text:p>13538794</text:p>
          </table:table-cell>
          <table:table-cell table:formula="of:=[.G1168]+[.$I$2]" office:value-type="float" office:value="11.6699999999998">
            <text:p>11.67</text:p>
          </table:table-cell>
          <table:table-cell table:formula="of:=SIN([.G1169])+[.$J$2]" office:value-type="float" office:value="-0.781065693129799">
            <text:p>-0.7810656931</text:p>
          </table:table-cell>
          <table:table-cell table:number-columns-repeated="2"/>
        </table:table-row>
        <table:table-row table:style-name="ro1">
          <table:table-cell office:value-type="string">
            <text:p>2012-06-22</text:p>
          </table:table-cell>
          <table:table-cell office:value-type="float" office:value="21.33">
            <text:p>21.33</text:p>
          </table:table-cell>
          <table:table-cell office:value-type="float" office:value="21.47">
            <text:p>21.47</text:p>
          </table:table-cell>
          <table:table-cell office:value-type="float" office:value="21.14">
            <text:p>21.14</text:p>
          </table:table-cell>
          <table:table-cell office:value-type="float" office:value="21.28">
            <text:p>21.28</text:p>
          </table:table-cell>
          <table:table-cell office:value-type="float" office:value="6510933">
            <text:p>6510933</text:p>
          </table:table-cell>
          <table:table-cell table:formula="of:=[.G1169]+[.$I$2]" office:value-type="float" office:value="11.6799999999998">
            <text:p>11.68</text:p>
          </table:table-cell>
          <table:table-cell table:formula="of:=SIN([.G1170])+[.$J$2]" office:value-type="float" office:value="-0.774782255610763">
            <text:p>-0.7747822556</text:p>
          </table:table-cell>
          <table:table-cell table:number-columns-repeated="2"/>
        </table:table-row>
        <table:table-row table:style-name="ro1">
          <table:table-cell office:value-type="string">
            <text:p>2012-06-25</text:p>
          </table:table-cell>
          <table:table-cell office:value-type="float" office:value="21.28">
            <text:p>21.28</text:p>
          </table:table-cell>
          <table:table-cell office:value-type="float" office:value="21.385">
            <text:p>21.385</text:p>
          </table:table-cell>
          <table:table-cell office:value-type="float" office:value="21">
            <text:p>21</text:p>
          </table:table-cell>
          <table:table-cell office:value-type="float" office:value="21.34">
            <text:p>21.34</text:p>
          </table:table-cell>
          <table:table-cell office:value-type="float" office:value="6861736">
            <text:p>6861736</text:p>
          </table:table-cell>
          <table:table-cell table:formula="of:=[.G1170]+[.$I$2]" office:value-type="float" office:value="11.6899999999998">
            <text:p>11.69</text:p>
          </table:table-cell>
          <table:table-cell table:formula="of:=SIN([.G1171])+[.$J$2]" office:value-type="float" office:value="-0.768421340511815">
            <text:p>-0.7684213405</text:p>
          </table:table-cell>
          <table:table-cell table:number-columns-repeated="2"/>
        </table:table-row>
        <table:table-row table:style-name="ro1">
          <table:table-cell office:value-type="string">
            <text:p>2012-06-26</text:p>
          </table:table-cell>
          <table:table-cell office:value-type="float" office:value="21.18">
            <text:p>21.18</text:p>
          </table:table-cell>
          <table:table-cell office:value-type="float" office:value="21.34">
            <text:p>21.34</text:p>
          </table:table-cell>
          <table:table-cell office:value-type="float" office:value="21.11">
            <text:p>21.11</text:p>
          </table:table-cell>
          <table:table-cell office:value-type="float" office:value="21.3">
            <text:p>21.3</text:p>
          </table:table-cell>
          <table:table-cell office:value-type="float" office:value="4289988">
            <text:p>4289988</text:p>
          </table:table-cell>
          <table:table-cell table:formula="of:=[.G1171]+[.$I$2]" office:value-type="float" office:value="11.6999999999998">
            <text:p>11.7</text:p>
          </table:table-cell>
          <table:table-cell table:formula="of:=SIN([.G1172])+[.$J$2]" office:value-type="float" office:value="-0.761983583919166">
            <text:p>-0.7619835839</text:p>
          </table:table-cell>
          <table:table-cell table:number-columns-repeated="2"/>
        </table:table-row>
        <table:table-row table:style-name="ro1">
          <table:table-cell office:value-type="string">
            <text:p>2012-06-27</text:p>
          </table:table-cell>
          <table:table-cell office:value-type="float" office:value="21.4">
            <text:p>21.4</text:p>
          </table:table-cell>
          <table:table-cell office:value-type="float" office:value="21.59">
            <text:p>21.59</text:p>
          </table:table-cell>
          <table:table-cell office:value-type="float" office:value="21.27">
            <text:p>21.27</text:p>
          </table:table-cell>
          <table:table-cell office:value-type="float" office:value="21.54">
            <text:p>21.54</text:p>
          </table:table-cell>
          <table:table-cell office:value-type="float" office:value="4696173">
            <text:p>4696173</text:p>
          </table:table-cell>
          <table:table-cell table:formula="of:=[.G1172]+[.$I$2]" office:value-type="float" office:value="11.7099999999998">
            <text:p>11.71</text:p>
          </table:table-cell>
          <table:table-cell table:formula="of:=SIN([.G1173])+[.$J$2]" office:value-type="float" office:value="-0.755469629603108">
            <text:p>-0.7554696296</text:p>
          </table:table-cell>
          <table:table-cell table:number-columns-repeated="2"/>
        </table:table-row>
        <table:table-row table:style-name="ro1">
          <table:table-cell office:value-type="string">
            <text:p>2012-06-28</text:p>
          </table:table-cell>
          <table:table-cell office:value-type="float" office:value="21.68">
            <text:p>21.68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  <table:table-cell office:value-type="float" office:value="21.5">
            <text:p>21.5</text:p>
          </table:table-cell>
          <table:table-cell office:value-type="float" office:value="5476356">
            <text:p>5476356</text:p>
          </table:table-cell>
          <table:table-cell table:formula="of:=[.G1173]+[.$I$2]" office:value-type="float" office:value="11.7199999999998">
            <text:p>11.72</text:p>
          </table:table-cell>
          <table:table-cell table:formula="of:=SIN([.G1174])+[.$J$2]" office:value-type="float" office:value="-0.748880128953646">
            <text:p>-0.748880129</text:p>
          </table:table-cell>
          <table:table-cell table:number-columns-repeated="2"/>
        </table:table-row>
        <table:table-row table:style-name="ro1">
          <table:table-cell office:value-type="string">
            <text:p>2012-06-29</text:p>
          </table:table-cell>
          <table:table-cell office:value-type="float" office:value="21.49">
            <text:p>21.49</text:p>
          </table:table-cell>
          <table:table-cell office:value-type="float" office:value="22.15">
            <text:p>22.15</text:p>
          </table:table-cell>
          <table:table-cell office:value-type="float" office:value="21.44">
            <text:p>21.44</text:p>
          </table:table-cell>
          <table:table-cell office:value-type="float" office:value="22.03">
            <text:p>22.03</text:p>
          </table:table-cell>
          <table:table-cell office:value-type="float" office:value="14269439">
            <text:p>14269439</text:p>
          </table:table-cell>
          <table:table-cell table:formula="of:=[.G1174]+[.$I$2]" office:value-type="float" office:value="11.7299999999998">
            <text:p>11.73</text:p>
          </table:table-cell>
          <table:table-cell table:formula="of:=SIN([.G1175])+[.$J$2]" office:value-type="float" office:value="-0.742215740915354">
            <text:p>-0.7422157409</text:p>
          </table:table-cell>
          <table:table-cell table:number-columns-repeated="2"/>
        </table:table-row>
        <table:table-row table:style-name="ro1">
          <table:table-cell office:value-type="string">
            <text:p>2012-07-02</text:p>
          </table:table-cell>
          <table:table-cell office:value-type="float" office:value="22.23">
            <text:p>22.23</text:p>
          </table:table-cell>
          <table:table-cell office:value-type="float" office:value="22.515">
            <text:p>22.515</text:p>
          </table:table-cell>
          <table:table-cell office:value-type="float" office:value="22.14">
            <text:p>22.14</text:p>
          </table:table-cell>
          <table:table-cell office:value-type="float" office:value="22.35">
            <text:p>22.35</text:p>
          </table:table-cell>
          <table:table-cell office:value-type="float" office:value="8941785">
            <text:p>8941785</text:p>
          </table:table-cell>
          <table:table-cell table:formula="of:=[.G1175]+[.$I$2]" office:value-type="float" office:value="11.7399999999998">
            <text:p>11.74</text:p>
          </table:table-cell>
          <table:table-cell table:formula="of:=SIN([.G1176])+[.$J$2]" office:value-type="float" office:value="-0.735477131921481">
            <text:p>-0.7354771319</text:p>
          </table:table-cell>
          <table:table-cell table:number-columns-repeated="2"/>
        </table:table-row>
        <table:table-row table:style-name="ro1">
          <table:table-cell office:value-type="string">
            <text:p>2012-07-03</text:p>
          </table:table-cell>
          <table:table-cell office:value-type="float" office:value="22.39">
            <text:p>22.39</text:p>
          </table:table-cell>
          <table:table-cell office:value-type="float" office:value="22.47">
            <text:p>22.47</text:p>
          </table:table-cell>
          <table:table-cell office:value-type="float" office:value="22.16">
            <text:p>22.16</text:p>
          </table:table-cell>
          <table:table-cell office:value-type="float" office:value="22.26">
            <text:p>22.26</text:p>
          </table:table-cell>
          <table:table-cell office:value-type="float" office:value="5003997">
            <text:p>5003997</text:p>
          </table:table-cell>
          <table:table-cell table:formula="of:=[.G1176]+[.$I$2]" office:value-type="float" office:value="11.7499999999998">
            <text:p>11.75</text:p>
          </table:table-cell>
          <table:table-cell table:formula="of:=SIN([.G1177])+[.$J$2]" office:value-type="float" office:value="-0.728664975827311">
            <text:p>-0.7286649758</text:p>
          </table:table-cell>
          <table:table-cell table:number-columns-repeated="2"/>
        </table:table-row>
        <table:table-row table:style-name="ro1">
          <table:table-cell office:value-type="string">
            <text:p>2012-07-04</text:p>
          </table:table-cell>
          <table:table-cell table:number-columns-repeated="2" office:value-type="float" office:value="22.4">
            <text:p>22.4</text:p>
          </table:table-cell>
          <table:table-cell office:value-type="float" office:value="22.14">
            <text:p>22.14</text:p>
          </table:table-cell>
          <table:table-cell office:value-type="float" office:value="22.37">
            <text:p>22.37</text:p>
          </table:table-cell>
          <table:table-cell office:value-type="float" office:value="3606378">
            <text:p>3606378</text:p>
          </table:table-cell>
          <table:table-cell table:formula="of:=[.G1177]+[.$I$2]" office:value-type="float" office:value="11.7599999999998">
            <text:p>11.76</text:p>
          </table:table-cell>
          <table:table-cell table:formula="of:=SIN([.G1178])+[.$J$2]" office:value-type="float" office:value="-0.721779953842778">
            <text:p>-0.7217799538</text:p>
          </table:table-cell>
          <table:table-cell table:number-columns-repeated="2"/>
        </table:table-row>
        <table:table-row table:style-name="ro1">
          <table:table-cell office:value-type="string">
            <text:p>2012-07-05</text:p>
          </table:table-cell>
          <table:table-cell office:value-type="float" office:value="22.37">
            <text:p>22.37</text:p>
          </table:table-cell>
          <table:table-cell office:value-type="float" office:value="22.57">
            <text:p>22.57</text:p>
          </table:table-cell>
          <table:table-cell office:value-type="float" office:value="22.34">
            <text:p>22.34</text:p>
          </table:table-cell>
          <table:table-cell office:value-type="float" office:value="22.48">
            <text:p>22.48</text:p>
          </table:table-cell>
          <table:table-cell office:value-type="float" office:value="5565371">
            <text:p>5565371</text:p>
          </table:table-cell>
          <table:table-cell table:formula="of:=[.G1178]+[.$I$2]" office:value-type="float" office:value="11.7699999999998">
            <text:p>11.77</text:p>
          </table:table-cell>
          <table:table-cell table:formula="of:=SIN([.G1179])+[.$J$2]" office:value-type="float" office:value="-0.714822754464341">
            <text:p>-0.7148227545</text:p>
          </table:table-cell>
          <table:table-cell table:number-columns-repeated="2"/>
        </table:table-row>
        <table:table-row table:style-name="ro1">
          <table:table-cell office:value-type="string">
            <text:p>2012-07-06</text:p>
          </table:table-cell>
          <table:table-cell office:value-type="float" office:value="22.49">
            <text:p>22.49</text:p>
          </table:table-cell>
          <table:table-cell office:value-type="float" office:value="22.62">
            <text:p>22.62</text:p>
          </table:table-cell>
          <table:table-cell office:value-type="float" office:value="22.39">
            <text:p>22.39</text:p>
          </table:table-cell>
          <table:table-cell office:value-type="float" office:value="22.58">
            <text:p>22.58</text:p>
          </table:table-cell>
          <table:table-cell office:value-type="float" office:value="6616215">
            <text:p>6616215</text:p>
          </table:table-cell>
          <table:table-cell table:formula="of:=[.G1179]+[.$I$2]" office:value-type="float" office:value="11.7799999999998">
            <text:p>11.78</text:p>
          </table:table-cell>
          <table:table-cell table:formula="of:=SIN([.G1180])+[.$J$2]" office:value-type="float" office:value="-0.707794073406142">
            <text:p>-0.7077940734</text:p>
          </table:table-cell>
          <table:table-cell table:number-columns-repeated="2"/>
        </table:table-row>
        <table:table-row table:style-name="ro1">
          <table:table-cell office:value-type="string">
            <text:p>2012-07-09</text:p>
          </table:table-cell>
          <table:table-cell office:value-type="float" office:value="22.47">
            <text:p>22.47</text:p>
          </table:table-cell>
          <table:table-cell office:value-type="float" office:value="22.51">
            <text:p>22.51</text:p>
          </table:table-cell>
          <table:table-cell office:value-type="float" office:value="22.37">
            <text:p>22.37</text:p>
          </table:table-cell>
          <table:table-cell office:value-type="float" office:value="22.5">
            <text:p>22.5</text:p>
          </table:table-cell>
          <table:table-cell office:value-type="float" office:value="4707530">
            <text:p>4707530</text:p>
          </table:table-cell>
          <table:table-cell table:formula="of:=[.G1180]+[.$I$2]" office:value-type="float" office:value="11.7899999999998">
            <text:p>11.79</text:p>
          </table:table-cell>
          <table:table-cell table:formula="of:=SIN([.G1181])+[.$J$2]" office:value-type="float" office:value="-0.700694613530428">
            <text:p>-0.7006946135</text:p>
          </table:table-cell>
          <table:table-cell table:number-columns-repeated="2"/>
        </table:table-row>
        <table:table-row table:style-name="ro1">
          <table:table-cell office:value-type="string">
            <text:p>2012-07-10</text:p>
          </table:table-cell>
          <table:table-cell table:number-columns-repeated="2" office:value-type="float" office:value="22.48">
            <text:p>22.48</text:p>
          </table:table-cell>
          <table:table-cell office:value-type="float" office:value="22.26">
            <text:p>22.26</text:p>
          </table:table-cell>
          <table:table-cell office:value-type="float" office:value="22.34">
            <text:p>22.34</text:p>
          </table:table-cell>
          <table:table-cell office:value-type="float" office:value="4993059">
            <text:p>4993059</text:p>
          </table:table-cell>
          <table:table-cell table:formula="of:=[.G1181]+[.$I$2]" office:value-type="float" office:value="11.7999999999998">
            <text:p>11.8</text:p>
          </table:table-cell>
          <table:table-cell table:formula="of:=SIN([.G1182])+[.$J$2]" office:value-type="float" office:value="-0.693525084777272">
            <text:p>-0.6935250848</text:p>
          </table:table-cell>
          <table:table-cell table:number-columns-repeated="2"/>
        </table:table-row>
        <table:table-row table:style-name="ro1">
          <table:table-cell office:value-type="string">
            <text:p>2012-07-11</text:p>
          </table:table-cell>
          <table:table-cell office:value-type="float" office:value="22.35">
            <text:p>22.35</text:p>
          </table:table-cell>
          <table:table-cell office:value-type="float" office:value="22.44">
            <text:p>22.44</text:p>
          </table:table-cell>
          <table:table-cell office:value-type="float" office:value="22.15">
            <text:p>22.15</text:p>
          </table:table-cell>
          <table:table-cell office:value-type="float" office:value="22.44">
            <text:p>22.44</text:p>
          </table:table-cell>
          <table:table-cell office:value-type="float" office:value="7692393">
            <text:p>7692393</text:p>
          </table:table-cell>
          <table:table-cell table:formula="of:=[.G1182]+[.$I$2]" office:value-type="float" office:value="11.8099999999998">
            <text:p>11.81</text:p>
          </table:table-cell>
          <table:table-cell table:formula="of:=SIN([.G1183])+[.$J$2]" office:value-type="float" office:value="-0.686286204093574">
            <text:p>-0.6862862041</text:p>
          </table:table-cell>
          <table:table-cell table:number-columns-repeated="2"/>
        </table:table-row>
        <table:table-row table:style-name="ro1">
          <table:table-cell office:value-type="string">
            <text:p>2012-07-12</text:p>
          </table:table-cell>
          <table:table-cell office:value-type="float" office:value="22.51">
            <text:p>22.51</text:p>
          </table:table-cell>
          <table:table-cell office:value-type="float" office:value="22.52">
            <text:p>22.52</text:p>
          </table:table-cell>
          <table:table-cell office:value-type="float" office:value="22.17">
            <text:p>22.17</text:p>
          </table:table-cell>
          <table:table-cell office:value-type="float" office:value="22.18">
            <text:p>22.18</text:p>
          </table:table-cell>
          <table:table-cell office:value-type="float" office:value="5977314">
            <text:p>5977314</text:p>
          </table:table-cell>
          <table:table-cell table:formula="of:=[.G1183]+[.$I$2]" office:value-type="float" office:value="11.8199999999998">
            <text:p>11.82</text:p>
          </table:table-cell>
          <table:table-cell table:formula="of:=SIN([.G1184])+[.$J$2]" office:value-type="float" office:value="-0.678978695361369">
            <text:p>-0.6789786954</text:p>
          </table:table-cell>
          <table:table-cell table:number-columns-repeated="2"/>
        </table:table-row>
        <table:table-row table:style-name="ro1">
          <table:table-cell office:value-type="string">
            <text:p>2012-07-13</text:p>
          </table:table-cell>
          <table:table-cell office:value-type="float" office:value="22.15">
            <text:p>22.15</text:p>
          </table:table-cell>
          <table:table-cell office:value-type="float" office:value="22.5">
            <text:p>22.5</text:p>
          </table:table-cell>
          <table:table-cell office:value-type="float" office:value="22.1">
            <text:p>22.1</text:p>
          </table:table-cell>
          <table:table-cell office:value-type="float" office:value="22.35">
            <text:p>22.35</text:p>
          </table:table-cell>
          <table:table-cell office:value-type="float" office:value="6164665">
            <text:p>6164665</text:p>
          </table:table-cell>
          <table:table-cell table:formula="of:=[.G1184]+[.$I$2]" office:value-type="float" office:value="11.8299999999998">
            <text:p>11.83</text:p>
          </table:table-cell>
          <table:table-cell table:formula="of:=SIN([.G1185])+[.$J$2]" office:value-type="float" office:value="-0.671603289325442">
            <text:p>-0.6716032893</text:p>
          </table:table-cell>
          <table:table-cell table:number-columns-repeated="2"/>
        </table:table-row>
        <table:table-row table:style-name="ro1">
          <table:table-cell office:value-type="string">
            <text:p>2012-07-16</text:p>
          </table:table-cell>
          <table:table-cell office:value-type="float" office:value="22.51">
            <text:p>22.51</text:p>
          </table:table-cell>
          <table:table-cell office:value-type="float" office:value="22.63">
            <text:p>22.63</text:p>
          </table:table-cell>
          <table:table-cell office:value-type="float" office:value="22.39">
            <text:p>22.39</text:p>
          </table:table-cell>
          <table:table-cell office:value-type="float" office:value="22.48">
            <text:p>22.48</text:p>
          </table:table-cell>
          <table:table-cell office:value-type="float" office:value="4142097">
            <text:p>4142097</text:p>
          </table:table-cell>
          <table:table-cell table:formula="of:=[.G1185]+[.$I$2]" office:value-type="float" office:value="11.8399999999998">
            <text:p>11.84</text:p>
          </table:table-cell>
          <table:table-cell table:formula="of:=SIN([.G1186])+[.$J$2]" office:value-type="float" office:value="-0.66416072352025">
            <text:p>-0.6641607235</text:p>
          </table:table-cell>
          <table:table-cell table:number-columns-repeated="2"/>
        </table:table-row>
        <table:table-row table:style-name="ro1">
          <table:table-cell office:value-type="string">
            <text:p>2012-07-17</text:p>
          </table:table-cell>
          <table:table-cell office:value-type="float" office:value="22.58">
            <text:p>22.58</text:p>
          </table:table-cell>
          <table:table-cell office:value-type="float" office:value="23">
            <text:p>23</text:p>
          </table:table-cell>
          <table:table-cell office:value-type="float" office:value="22.53">
            <text:p>22.53</text:p>
          </table:table-cell>
          <table:table-cell office:value-type="float" office:value="22.87">
            <text:p>22.87</text:p>
          </table:table-cell>
          <table:table-cell office:value-type="float" office:value="6832747">
            <text:p>6832747</text:p>
          </table:table-cell>
          <table:table-cell table:formula="of:=[.G1186]+[.$I$2]" office:value-type="float" office:value="11.8499999999998">
            <text:p>11.85</text:p>
          </table:table-cell>
          <table:table-cell table:formula="of:=SIN([.G1187])+[.$J$2]" office:value-type="float" office:value="-0.656651742196172">
            <text:p>-0.6566517422</text:p>
          </table:table-cell>
          <table:table-cell table:number-columns-repeated="2"/>
        </table:table-row>
        <table:table-row table:style-name="ro1">
          <table:table-cell office:value-type="string">
            <text:p>2012-07-18</text:p>
          </table:table-cell>
          <table:table-cell office:value-type="float" office:value="22.94">
            <text:p>22.94</text:p>
          </table:table-cell>
          <table:table-cell office:value-type="float" office:value="23.14">
            <text:p>23.14</text:p>
          </table:table-cell>
          <table:table-cell office:value-type="float" office:value="22.87">
            <text:p>22.87</text:p>
          </table:table-cell>
          <table:table-cell office:value-type="float" office:value="22.96">
            <text:p>22.96</text:p>
          </table:table-cell>
          <table:table-cell office:value-type="float" office:value="6670374">
            <text:p>6670374</text:p>
          </table:table-cell>
          <table:table-cell table:formula="of:=[.G1187]+[.$I$2]" office:value-type="float" office:value="11.8599999999998">
            <text:p>11.86</text:p>
          </table:table-cell>
          <table:table-cell table:formula="of:=SIN([.G1188])+[.$J$2]" office:value-type="float" office:value="-0.649077096245082">
            <text:p>-0.6490770962</text:p>
          </table:table-cell>
          <table:table-cell table:number-columns-repeated="2"/>
        </table:table-row>
        <table:table-row table:style-name="ro1">
          <table:table-cell office:value-type="string">
            <text:p>2012-07-19</text:p>
          </table:table-cell>
          <table:table-cell office:value-type="float" office:value="23.2">
            <text:p>23.2</text:p>
          </table:table-cell>
          <table:table-cell office:value-type="float" office:value="23.25">
            <text:p>23.25</text:p>
          </table:table-cell>
          <table:table-cell office:value-type="float" office:value="23.03">
            <text:p>23.03</text:p>
          </table:table-cell>
          <table:table-cell office:value-type="float" office:value="23.23">
            <text:p>23.23</text:p>
          </table:table-cell>
          <table:table-cell office:value-type="float" office:value="5955445">
            <text:p>5955445</text:p>
          </table:table-cell>
          <table:table-cell table:formula="of:=[.G1188]+[.$I$2]" office:value-type="float" office:value="11.8699999999998">
            <text:p>11.87</text:p>
          </table:table-cell>
          <table:table-cell table:formula="of:=SIN([.G1189])+[.$J$2]" office:value-type="float" office:value="-0.641437543125263">
            <text:p>-0.6414375431</text:p>
          </table:table-cell>
          <table:table-cell table:number-columns-repeated="2"/>
        </table:table-row>
        <table:table-row table:style-name="ro1">
          <table:table-cell office:value-type="string">
            <text:p>2012-07-20</text:p>
          </table:table-cell>
          <table:table-cell office:value-type="float" office:value="23.18">
            <text:p>23.18</text:p>
          </table:table-cell>
          <table:table-cell office:value-type="float" office:value="23.21">
            <text:p>23.21</text:p>
          </table:table-cell>
          <table:table-cell office:value-type="float" office:value="22.98">
            <text:p>22.98</text:p>
          </table:table-cell>
          <table:table-cell office:value-type="float" office:value="23.07">
            <text:p>23.07</text:p>
          </table:table-cell>
          <table:table-cell office:value-type="float" office:value="4929322">
            <text:p>4929322</text:p>
          </table:table-cell>
          <table:table-cell table:formula="of:=[.G1189]+[.$I$2]" office:value-type="float" office:value="11.8799999999998">
            <text:p>11.88</text:p>
          </table:table-cell>
          <table:table-cell table:formula="of:=SIN([.G1190])+[.$J$2]" office:value-type="float" office:value="-0.633733846785661">
            <text:p>-0.6337338468</text:p>
          </table:table-cell>
          <table:table-cell table:number-columns-repeated="2"/>
        </table:table-row>
        <table:table-row table:style-name="ro1">
          <table:table-cell office:value-type="string">
            <text:p>2012-07-23</text:p>
          </table:table-cell>
          <table:table-cell office:value-type="float" office:value="22.91">
            <text:p>22.91</text:p>
          </table:table-cell>
          <table:table-cell office:value-type="float" office:value="22.95">
            <text:p>22.95</text:p>
          </table:table-cell>
          <table:table-cell office:value-type="float" office:value="22.73">
            <text:p>22.73</text:p>
          </table:table-cell>
          <table:table-cell office:value-type="float" office:value="22.82">
            <text:p>22.82</text:p>
          </table:table-cell>
          <table:table-cell office:value-type="float" office:value="5172690">
            <text:p>5172690</text:p>
          </table:table-cell>
          <table:table-cell table:formula="of:=[.G1190]+[.$I$2]" office:value-type="float" office:value="11.8899999999998">
            <text:p>11.89</text:p>
          </table:table-cell>
          <table:table-cell table:formula="of:=SIN([.G1191])+[.$J$2]" office:value-type="float" office:value="-0.62596677758949">
            <text:p>-0.6259667776</text:p>
          </table:table-cell>
          <table:table-cell table:number-columns-repeated="2"/>
        </table:table-row>
        <table:table-row table:style-name="ro1">
          <table:table-cell office:value-type="string">
            <text:p>2012-07-24</text:p>
          </table:table-cell>
          <table:table-cell office:value-type="float" office:value="22.75">
            <text:p>22.75</text:p>
          </table:table-cell>
          <table:table-cell office:value-type="float" office:value="22.84">
            <text:p>22.84</text:p>
          </table:table-cell>
          <table:table-cell office:value-type="float" office:value="22.58">
            <text:p>22.58</text:p>
          </table:table-cell>
          <table:table-cell office:value-type="float" office:value="22.75">
            <text:p>22.75</text:p>
          </table:table-cell>
          <table:table-cell office:value-type="float" office:value="3338890">
            <text:p>3338890</text:p>
          </table:table-cell>
          <table:table-cell table:formula="of:=[.G1191]+[.$I$2]" office:value-type="float" office:value="11.8999999999998">
            <text:p>11.9</text:p>
          </table:table-cell>
          <table:table-cell table:formula="of:=SIN([.G1192])+[.$J$2]" office:value-type="float" office:value="-0.618137112237198">
            <text:p>-0.6181371122</text:p>
          </table:table-cell>
          <table:table-cell table:number-columns-repeated="2"/>
        </table:table-row>
        <table:table-row table:style-name="ro1">
          <table:table-cell office:value-type="string">
            <text:p>2012-07-25</text:p>
          </table:table-cell>
          <table:table-cell office:value-type="float" office:value="22.61">
            <text:p>22.61</text:p>
          </table:table-cell>
          <table:table-cell office:value-type="float" office:value="22.64">
            <text:p>22.64</text:p>
          </table:table-cell>
          <table:table-cell office:value-type="float" office:value="22.44">
            <text:p>22.44</text:p>
          </table:table-cell>
          <table:table-cell office:value-type="float" office:value="22.64">
            <text:p>22.64</text:p>
          </table:table-cell>
          <table:table-cell office:value-type="float" office:value="3405714">
            <text:p>3405714</text:p>
          </table:table-cell>
          <table:table-cell table:formula="of:=[.G1192]+[.$I$2]" office:value-type="float" office:value="11.9099999999998">
            <text:p>11.91</text:p>
          </table:table-cell>
          <table:table-cell table:formula="of:=SIN([.G1193])+[.$J$2]" office:value-type="float" office:value="-0.610245633688794">
            <text:p>-0.6102456337</text:p>
          </table:table-cell>
          <table:table-cell table:number-columns-repeated="2"/>
        </table:table-row>
        <table:table-row table:style-name="ro1">
          <table:table-cell office:value-type="string">
            <text:p>2012-07-26</text:p>
          </table:table-cell>
          <table:table-cell office:value-type="float" office:value="22.64">
            <text:p>22.64</text:p>
          </table:table-cell>
          <table:table-cell office:value-type="float" office:value="22.79">
            <text:p>22.79</text:p>
          </table:table-cell>
          <table:table-cell office:value-type="float" office:value="22.545">
            <text:p>22.545</text:p>
          </table:table-cell>
          <table:table-cell office:value-type="float" office:value="22.66">
            <text:p>22.66</text:p>
          </table:table-cell>
          <table:table-cell office:value-type="float" office:value="3825519">
            <text:p>3825519</text:p>
          </table:table-cell>
          <table:table-cell table:formula="of:=[.G1193]+[.$I$2]" office:value-type="float" office:value="11.9199999999998">
            <text:p>11.92</text:p>
          </table:table-cell>
          <table:table-cell table:formula="of:=SIN([.G1194])+[.$J$2]" office:value-type="float" office:value="-0.602293131085558">
            <text:p>-0.6022931311</text:p>
          </table:table-cell>
          <table:table-cell table:number-columns-repeated="2"/>
        </table:table-row>
        <table:table-row table:style-name="ro1">
          <table:table-cell office:value-type="string">
            <text:p>2012-07-27</text:p>
          </table:table-cell>
          <table:table-cell office:value-type="float" office:value="22.87">
            <text:p>22.87</text:p>
          </table:table-cell>
          <table:table-cell office:value-type="float" office:value="23.22">
            <text:p>23.22</text:p>
          </table:table-cell>
          <table:table-cell office:value-type="float" office:value="22.79">
            <text:p>22.79</text:p>
          </table:table-cell>
          <table:table-cell office:value-type="float" office:value="23.08">
            <text:p>23.08</text:p>
          </table:table-cell>
          <table:table-cell office:value-type="float" office:value="8486867">
            <text:p>8486867</text:p>
          </table:table-cell>
          <table:table-cell table:formula="of:=[.G1194]+[.$I$2]" office:value-type="float" office:value="11.9299999999998">
            <text:p>11.93</text:p>
          </table:table-cell>
          <table:table-cell table:formula="of:=SIN([.G1195])+[.$J$2]" office:value-type="float" office:value="-0.594280399671123">
            <text:p>-0.5942803997</text:p>
          </table:table-cell>
          <table:table-cell table:number-columns-repeated="2"/>
        </table:table-row>
        <table:table-row table:style-name="ro1">
          <table:table-cell office:value-type="string">
            <text:p>2012-07-30</text:p>
          </table:table-cell>
          <table:table-cell office:value-type="float" office:value="23.3">
            <text:p>23.3</text:p>
          </table:table-cell>
          <table:table-cell office:value-type="float" office:value="23.48">
            <text:p>23.48</text:p>
          </table:table-cell>
          <table:table-cell office:value-type="float" office:value="23.26">
            <text:p>23.26</text:p>
          </table:table-cell>
          <table:table-cell office:value-type="float" office:value="23.4">
            <text:p>23.4</text:p>
          </table:table-cell>
          <table:table-cell office:value-type="float" office:value="5100872">
            <text:p>5100872</text:p>
          </table:table-cell>
          <table:table-cell table:formula="of:=[.G1195]+[.$I$2]" office:value-type="float" office:value="11.9399999999998">
            <text:p>11.94</text:p>
          </table:table-cell>
          <table:table-cell table:formula="of:=SIN([.G1196])+[.$J$2]" office:value-type="float" office:value="-0.586208240711953">
            <text:p>-0.5862082407</text:p>
          </table:table-cell>
          <table:table-cell table:number-columns-repeated="2"/>
        </table:table-row>
        <table:table-row table:style-name="ro1">
          <table:table-cell office:value-type="string">
            <text:p>2012-07-31</text:p>
          </table:table-cell>
          <table:table-cell office:value-type="float" office:value="23.4">
            <text:p>23.4</text:p>
          </table:table-cell>
          <table:table-cell office:value-type="float" office:value="23.66">
            <text:p>23.66</text:p>
          </table:table-cell>
          <table:table-cell office:value-type="float" office:value="23.32">
            <text:p>23.32</text:p>
          </table:table-cell>
          <table:table-cell office:value-type="float" office:value="23.54">
            <text:p>23.54</text:p>
          </table:table-cell>
          <table:table-cell office:value-type="float" office:value="5940996">
            <text:p>5940996</text:p>
          </table:table-cell>
          <table:table-cell table:formula="of:=[.G1196]+[.$I$2]" office:value-type="float" office:value="11.9499999999998">
            <text:p>11.95</text:p>
          </table:table-cell>
          <table:table-cell table:formula="of:=SIN([.G1197])+[.$J$2]" office:value-type="float" office:value="-0.578077461417216">
            <text:p>-0.5780774614</text:p>
          </table:table-cell>
          <table:table-cell table:number-columns-repeated="2"/>
        </table:table-row>
        <table:table-row table:style-name="ro1">
          <table:table-cell office:value-type="string">
            <text:p>2012-08-01</text:p>
          </table:table-cell>
          <table:table-cell office:value-type="float" office:value="23.52">
            <text:p>23.52</text:p>
          </table:table-cell>
          <table:table-cell office:value-type="float" office:value="23.59">
            <text:p>23.59</text:p>
          </table:table-cell>
          <table:table-cell office:value-type="float" office:value="23.38">
            <text:p>23.38</text:p>
          </table:table-cell>
          <table:table-cell office:value-type="float" office:value="23.52">
            <text:p>23.52</text:p>
          </table:table-cell>
          <table:table-cell office:value-type="float" office:value="4666881">
            <text:p>4666881</text:p>
          </table:table-cell>
          <table:table-cell table:formula="of:=[.G1197]+[.$I$2]" office:value-type="float" office:value="11.9599999999998">
            <text:p>11.96</text:p>
          </table:table-cell>
          <table:table-cell table:formula="of:=SIN([.G1198])+[.$J$2]" office:value-type="float" office:value="-0.569888874858068">
            <text:p>-0.5698888749</text:p>
          </table:table-cell>
          <table:table-cell table:number-columns-repeated="2"/>
        </table:table-row>
        <table:table-row table:style-name="ro1">
          <table:table-cell office:value-type="string">
            <text:p>2012-08-02</text:p>
          </table:table-cell>
          <table:table-cell office:value-type="float" office:value="23.58">
            <text:p>23.58</text:p>
          </table:table-cell>
          <table:table-cell office:value-type="float" office:value="23.7">
            <text:p>23.7</text:p>
          </table:table-cell>
          <table:table-cell office:value-type="float" office:value="23.47">
            <text:p>23.47</text:p>
          </table:table-cell>
          <table:table-cell office:value-type="float" office:value="23.5">
            <text:p>23.5</text:p>
          </table:table-cell>
          <table:table-cell office:value-type="float" office:value="4110857">
            <text:p>4110857</text:p>
          </table:table-cell>
          <table:table-cell table:formula="of:=[.G1198]+[.$I$2]" office:value-type="float" office:value="11.9699999999998">
            <text:p>11.97</text:p>
          </table:table-cell>
          <table:table-cell table:formula="of:=SIN([.G1199])+[.$J$2]" office:value-type="float" office:value="-0.561643299886339">
            <text:p>-0.5616432999</text:p>
          </table:table-cell>
          <table:table-cell table:number-columns-repeated="2"/>
        </table:table-row>
        <table:table-row table:style-name="ro1">
          <table:table-cell office:value-type="string">
            <text:p>2012-08-03</text:p>
          </table:table-cell>
          <table:table-cell office:value-type="float" office:value="23.34">
            <text:p>23.34</text:p>
          </table:table-cell>
          <table:table-cell office:value-type="float" office:value="23.46">
            <text:p>23.46</text:p>
          </table:table-cell>
          <table:table-cell office:value-type="float" office:value="23.22">
            <text:p>23.22</text:p>
          </table:table-cell>
          <table:table-cell office:value-type="float" office:value="23.34">
            <text:p>23.34</text:p>
          </table:table-cell>
          <table:table-cell office:value-type="float" office:value="4137358">
            <text:p>4137358</text:p>
          </table:table-cell>
          <table:table-cell table:formula="of:=[.G1199]+[.$I$2]" office:value-type="float" office:value="11.9799999999998">
            <text:p>11.98</text:p>
          </table:table-cell>
          <table:table-cell table:formula="of:=SIN([.G1200])+[.$J$2]" office:value-type="float" office:value="-0.553341561052656">
            <text:p>-0.5533415611</text:p>
          </table:table-cell>
          <table:table-cell table:number-columns-repeated="2"/>
        </table:table-row>
        <table:table-row table:style-name="ro1">
          <table:table-cell office:value-type="string">
            <text:p>2012-08-06</text:p>
          </table:table-cell>
          <table:table-cell office:value-type="float" office:value="23.64">
            <text:p>23.64</text:p>
          </table:table-cell>
          <table:table-cell office:value-type="float" office:value="23.72">
            <text:p>23.72</text:p>
          </table:table-cell>
          <table:table-cell table:number-columns-repeated="2" office:value-type="float" office:value="23.56">
            <text:p>23.56</text:p>
          </table:table-cell>
          <table:table-cell office:value-type="float" office:value="3399328">
            <text:p>3399328</text:p>
          </table:table-cell>
          <table:table-cell table:formula="of:=[.G1200]+[.$I$2]" office:value-type="float" office:value="11.9899999999998">
            <text:p>11.99</text:p>
          </table:table-cell>
          <table:table-cell table:formula="of:=SIN([.G1201])+[.$J$2]" office:value-type="float" office:value="-0.544984488523985">
            <text:p>-0.5449844885</text:p>
          </table:table-cell>
          <table:table-cell table:number-columns-repeated="2"/>
        </table:table-row>
        <table:table-row table:style-name="ro1">
          <table:table-cell office:value-type="string">
            <text:p>2012-08-07</text:p>
          </table:table-cell>
          <table:table-cell office:value-type="float" office:value="23.64">
            <text:p>23.64</text:p>
          </table:table-cell>
          <table:table-cell office:value-type="float" office:value="23.73">
            <text:p>23.73</text:p>
          </table:table-cell>
          <table:table-cell office:value-type="float" office:value="23.565">
            <text:p>23.565</text:p>
          </table:table-cell>
          <table:table-cell office:value-type="float" office:value="23.66">
            <text:p>23.66</text:p>
          </table:table-cell>
          <table:table-cell office:value-type="float" office:value="3626149">
            <text:p>3626149</text:p>
          </table:table-cell>
          <table:table-cell table:formula="of:=[.G1201]+[.$I$2]" office:value-type="float" office:value="11.9999999999998">
            <text:p>12</text:p>
          </table:table-cell>
          <table:table-cell table:formula="of:=SIN([.G1202])+[.$J$2]" office:value-type="float" office:value="-0.536572918000613">
            <text:p>-0.536572918</text:p>
          </table:table-cell>
          <table:table-cell table:number-columns-repeated="2"/>
        </table:table-row>
        <table:table-row table:style-name="ro1">
          <table:table-cell office:value-type="string">
            <text:p>2012-08-08</text:p>
          </table:table-cell>
          <table:table-cell office:value-type="float" office:value="23.73">
            <text:p>23.73</text:p>
          </table:table-cell>
          <table:table-cell office:value-type="float" office:value="23.85">
            <text:p>23.85</text:p>
          </table:table-cell>
          <table:table-cell office:value-type="float" office:value="23.69">
            <text:p>23.69</text:p>
          </table:table-cell>
          <table:table-cell office:value-type="float" office:value="23.75">
            <text:p>23.75</text:p>
          </table:table-cell>
          <table:table-cell office:value-type="float" office:value="4242179">
            <text:p>4242179</text:p>
          </table:table-cell>
          <table:table-cell table:formula="of:=[.G1202]+[.$I$2]" office:value-type="float" office:value="12.0099999999998">
            <text:p>12.01</text:p>
          </table:table-cell>
          <table:table-cell table:formula="of:=SIN([.G1203])+[.$J$2]" office:value-type="float" office:value="-0.528107690632584">
            <text:p>-0.5281076906</text:p>
          </table:table-cell>
          <table:table-cell table:number-columns-repeated="2"/>
        </table:table-row>
        <table:table-row table:style-name="ro1">
          <table:table-cell office:value-type="string">
            <text:p>2012-08-09</text:p>
          </table:table-cell>
          <table:table-cell office:value-type="float" office:value="23.87">
            <text:p>23.87</text:p>
          </table:table-cell>
          <table:table-cell office:value-type="float" office:value="23.95">
            <text:p>23.95</text:p>
          </table:table-cell>
          <table:table-cell office:value-type="float" office:value="23.8">
            <text:p>23.8</text:p>
          </table:table-cell>
          <table:table-cell office:value-type="float" office:value="23.82">
            <text:p>23.82</text:p>
          </table:table-cell>
          <table:table-cell office:value-type="float" office:value="6072753">
            <text:p>6072753</text:p>
          </table:table-cell>
          <table:table-cell table:formula="of:=[.G1203]+[.$I$2]" office:value-type="float" office:value="12.0199999999998">
            <text:p>12.02</text:p>
          </table:table-cell>
          <table:table-cell table:formula="of:=SIN([.G1204])+[.$J$2]" office:value-type="float" office:value="-0.51958965293558">
            <text:p>-0.5195896529</text:p>
          </table:table-cell>
          <table:table-cell table:number-columns-repeated="2"/>
        </table:table-row>
        <table:table-row table:style-name="ro1">
          <table:table-cell office:value-type="string">
            <text:p>2012-08-10</text:p>
          </table:table-cell>
          <table:table-cell office:value-type="float" office:value="23.81">
            <text:p>23.81</text:p>
          </table:table-cell>
          <table:table-cell office:value-type="float" office:value="23.97">
            <text:p>23.97</text:p>
          </table:table-cell>
          <table:table-cell office:value-type="float" office:value="23.72">
            <text:p>23.72</text:p>
          </table:table-cell>
          <table:table-cell office:value-type="float" office:value="23.84">
            <text:p>23.84</text:p>
          </table:table-cell>
          <table:table-cell office:value-type="float" office:value="9459520">
            <text:p>9459520</text:p>
          </table:table-cell>
          <table:table-cell table:formula="of:=[.G1204]+[.$I$2]" office:value-type="float" office:value="12.0299999999998">
            <text:p>12.03</text:p>
          </table:table-cell>
          <table:table-cell table:formula="of:=SIN([.G1205])+[.$J$2]" office:value-type="float" office:value="-0.511019656706272">
            <text:p>-0.5110196567</text:p>
          </table:table-cell>
          <table:table-cell table:number-columns-repeated="2"/>
        </table:table-row>
        <table:table-row table:style-name="ro1">
          <table:table-cell office:value-type="string">
            <text:p>2012-08-13</text:p>
          </table:table-cell>
          <table:table-cell office:value-type="float" office:value="23.95">
            <text:p>23.95</text:p>
          </table:table-cell>
          <table:table-cell office:value-type="float" office:value="24">
            <text:p>24</text:p>
          </table:table-cell>
          <table:table-cell office:value-type="float" office:value="23.74">
            <text:p>23.74</text:p>
          </table:table-cell>
          <table:table-cell office:value-type="float" office:value="23.8">
            <text:p>23.8</text:p>
          </table:table-cell>
          <table:table-cell office:value-type="float" office:value="3938448">
            <text:p>3938448</text:p>
          </table:table-cell>
          <table:table-cell table:formula="of:=[.G1205]+[.$I$2]" office:value-type="float" office:value="12.0399999999998">
            <text:p>12.04</text:p>
          </table:table-cell>
          <table:table-cell table:formula="of:=SIN([.G1206])+[.$J$2]" office:value-type="float" office:value="-0.502398558937142">
            <text:p>-0.5023985589</text:p>
          </table:table-cell>
          <table:table-cell table:number-columns-repeated="2"/>
        </table:table-row>
        <table:table-row table:style-name="ro1">
          <table:table-cell office:value-type="string">
            <text:p>2012-08-14</text:p>
          </table:table-cell>
          <table:table-cell office:value-type="float" office:value="23.69">
            <text:p>23.69</text:p>
          </table:table-cell>
          <table:table-cell office:value-type="float" office:value="23.81">
            <text:p>23.81</text:p>
          </table:table-cell>
          <table:table-cell office:value-type="float" office:value="23.61">
            <text:p>23.61</text:p>
          </table:table-cell>
          <table:table-cell office:value-type="float" office:value="23.76">
            <text:p>23.76</text:p>
          </table:table-cell>
          <table:table-cell office:value-type="float" office:value="5902143">
            <text:p>5902143</text:p>
          </table:table-cell>
          <table:table-cell table:formula="of:=[.G1206]+[.$I$2]" office:value-type="float" office:value="12.0499999999998">
            <text:p>12.05</text:p>
          </table:table-cell>
          <table:table-cell table:formula="of:=SIN([.G1207])+[.$J$2]" office:value-type="float" office:value="-0.493727221730783">
            <text:p>-0.4937272217</text:p>
          </table:table-cell>
          <table:table-cell table:number-columns-repeated="2"/>
        </table:table-row>
        <table:table-row table:style-name="ro1">
          <table:table-cell office:value-type="string">
            <text:p>2012-08-15</text:p>
          </table:table-cell>
          <table:table-cell office:value-type="float" office:value="23.85">
            <text:p>23.85</text:p>
          </table:table-cell>
          <table:table-cell office:value-type="float" office:value="23.9">
            <text:p>23.9</text:p>
          </table:table-cell>
          <table:table-cell office:value-type="float" office:value="23.42">
            <text:p>23.42</text:p>
          </table:table-cell>
          <table:table-cell office:value-type="float" office:value="23.63">
            <text:p>23.63</text:p>
          </table:table-cell>
          <table:table-cell office:value-type="float" office:value="4553814">
            <text:p>4553814</text:p>
          </table:table-cell>
          <table:table-cell table:formula="of:=[.G1207]+[.$I$2]" office:value-type="float" office:value="12.0599999999998">
            <text:p>12.06</text:p>
          </table:table-cell>
          <table:table-cell table:formula="of:=SIN([.G1208])+[.$J$2]" office:value-type="float" office:value="-0.485006512213688">
            <text:p>-0.4850065122</text:p>
          </table:table-cell>
          <table:table-cell table:number-columns-repeated="2"/>
        </table:table-row>
        <table:table-row table:style-name="ro1">
          <table:table-cell office:value-type="string">
            <text:p>2012-08-16</text:p>
          </table:table-cell>
          <table:table-cell table:number-columns-repeated="2" office:value-type="float" office:value="24">
            <text:p>24</text:p>
          </table:table-cell>
          <table:table-cell office:value-type="float" office:value="23.72">
            <text:p>23.72</text:p>
          </table:table-cell>
          <table:table-cell office:value-type="float" office:value="23.9">
            <text:p>23.9</text:p>
          </table:table-cell>
          <table:table-cell office:value-type="float" office:value="5899839">
            <text:p>5899839</text:p>
          </table:table-cell>
          <table:table-cell table:formula="of:=[.G1208]+[.$I$2]" office:value-type="float" office:value="12.0699999999998">
            <text:p>12.07</text:p>
          </table:table-cell>
          <table:table-cell table:formula="of:=SIN([.G1209])+[.$J$2]" office:value-type="float" office:value="-0.476237302449543">
            <text:p>-0.4762373024</text:p>
          </table:table-cell>
          <table:table-cell table:number-columns-repeated="2"/>
        </table:table-row>
        <table:table-row table:style-name="ro1">
          <table:table-cell office:value-type="string">
            <text:p>2012-08-17</text:p>
          </table:table-cell>
          <table:table-cell office:value-type="float" office:value="24">
            <text:p>24</text:p>
          </table:table-cell>
          <table:table-cell office:value-type="float" office:value="24.61">
            <text:p>24.61</text:p>
          </table:table-cell>
          <table:table-cell office:value-type="float" office:value="23.98">
            <text:p>23.98</text:p>
          </table:table-cell>
          <table:table-cell office:value-type="float" office:value="24.61">
            <text:p>24.61</text:p>
          </table:table-cell>
          <table:table-cell office:value-type="float" office:value="9662060">
            <text:p>9662060</text:p>
          </table:table-cell>
          <table:table-cell table:formula="of:=[.G1209]+[.$I$2]" office:value-type="float" office:value="12.0799999999998">
            <text:p>12.08</text:p>
          </table:table-cell>
          <table:table-cell table:formula="of:=SIN([.G1210])+[.$J$2]" office:value-type="float" office:value="-0.467420469352015">
            <text:p>-0.4674204694</text:p>
          </table:table-cell>
          <table:table-cell table:number-columns-repeated="2"/>
        </table:table-row>
        <table:table-row table:style-name="ro1">
          <table:table-cell office:value-type="string">
            <text:p>2012-08-20</text:p>
          </table:table-cell>
          <table:table-cell office:value-type="float" office:value="24.72">
            <text:p>24.72</text:p>
          </table:table-cell>
          <table:table-cell office:value-type="float" office:value="24.78">
            <text:p>24.78</text:p>
          </table:table-cell>
          <table:table-cell office:value-type="float" office:value="24.46">
            <text:p>24.46</text:p>
          </table:table-cell>
          <table:table-cell office:value-type="float" office:value="24.78">
            <text:p>24.78</text:p>
          </table:table-cell>
          <table:table-cell office:value-type="float" office:value="6447745">
            <text:p>6447745</text:p>
          </table:table-cell>
          <table:table-cell table:formula="of:=[.G1210]+[.$I$2]" office:value-type="float" office:value="12.0899999999998">
            <text:p>12.09</text:p>
          </table:table-cell>
          <table:table-cell table:formula="of:=SIN([.G1211])+[.$J$2]" office:value-type="float" office:value="-0.458556894597069">
            <text:p>-0.4585568946</text:p>
          </table:table-cell>
          <table:table-cell table:number-columns-repeated="2"/>
        </table:table-row>
        <table:table-row table:style-name="ro1">
          <table:table-cell office:value-type="string">
            <text:p>2012-08-21</text:p>
          </table:table-cell>
          <table:table-cell office:value-type="float" office:value="24.74">
            <text:p>24.74</text:p>
          </table:table-cell>
          <table:table-cell office:value-type="float" office:value="25">
            <text:p>25</text:p>
          </table:table-cell>
          <table:table-cell office:value-type="float" office:value="24.71">
            <text:p>24.71</text:p>
          </table:table-cell>
          <table:table-cell office:value-type="float" office:value="24.95">
            <text:p>24.95</text:p>
          </table:table-cell>
          <table:table-cell office:value-type="float" office:value="5376084">
            <text:p>5376084</text:p>
          </table:table-cell>
          <table:table-cell table:formula="of:=[.G1211]+[.$I$2]" office:value-type="float" office:value="12.0999999999998">
            <text:p>12.1</text:p>
          </table:table-cell>
          <table:table-cell table:formula="of:=SIN([.G1212])+[.$J$2]" office:value-type="float" office:value="-0.449647464534792">
            <text:p>-0.4496474645</text:p>
          </table:table-cell>
          <table:table-cell table:number-columns-repeated="2"/>
        </table:table-row>
        <table:table-row table:style-name="ro1">
          <table:table-cell office:value-type="string">
            <text:p>2012-08-22</text:p>
          </table:table-cell>
          <table:table-cell office:value-type="float" office:value="24.84">
            <text:p>24.84</text:p>
          </table:table-cell>
          <table:table-cell office:value-type="float" office:value="24.98">
            <text:p>24.98</text:p>
          </table:table-cell>
          <table:table-cell office:value-type="float" office:value="24.63">
            <text:p>24.63</text:p>
          </table:table-cell>
          <table:table-cell office:value-type="float" office:value="24.96">
            <text:p>24.96</text:p>
          </table:table-cell>
          <table:table-cell office:value-type="float" office:value="6118797">
            <text:p>6118797</text:p>
          </table:table-cell>
          <table:table-cell table:formula="of:=[.G1212]+[.$I$2]" office:value-type="float" office:value="12.1099999999998">
            <text:p>12.11</text:p>
          </table:table-cell>
          <table:table-cell table:formula="of:=SIN([.G1213])+[.$J$2]" office:value-type="float" office:value="-0.440693070100766">
            <text:p>-0.4406930701</text:p>
          </table:table-cell>
          <table:table-cell table:number-columns-repeated="2"/>
        </table:table-row>
        <table:table-row table:style-name="ro1">
          <table:table-cell office:value-type="string">
            <text:p>2012-08-23</text:p>
          </table:table-cell>
          <table:table-cell office:value-type="float" office:value="25">
            <text:p>25</text:p>
          </table:table-cell>
          <table:table-cell office:value-type="float" office:value="25.12">
            <text:p>25.12</text:p>
          </table:table-cell>
          <table:table-cell office:value-type="float" office:value="24.86">
            <text:p>24.86</text:p>
          </table:table-cell>
          <table:table-cell office:value-type="float" office:value="25">
            <text:p>25</text:p>
          </table:table-cell>
          <table:table-cell office:value-type="float" office:value="5200416">
            <text:p>5200416</text:p>
          </table:table-cell>
          <table:table-cell table:formula="of:=[.G1213]+[.$I$2]" office:value-type="float" office:value="12.1199999999998">
            <text:p>12.12</text:p>
          </table:table-cell>
          <table:table-cell table:formula="of:=SIN([.G1214])+[.$J$2]" office:value-type="float" office:value="-0.431694606726974">
            <text:p>-0.4316946067</text:p>
          </table:table-cell>
          <table:table-cell table:number-columns-repeated="2"/>
        </table:table-row>
        <table:table-row table:style-name="ro1">
          <table:table-cell office:value-type="string">
            <text:p>2012-08-24</text:p>
          </table:table-cell>
          <table:table-cell table:number-columns-repeated="2" office:value-type="float" office:value="25">
            <text:p>25</text:p>
          </table:table-cell>
          <table:table-cell office:value-type="float" office:value="24.75">
            <text:p>24.75</text:p>
          </table:table-cell>
          <table:table-cell office:value-type="float" office:value="24.77">
            <text:p>24.77</text:p>
          </table:table-cell>
          <table:table-cell office:value-type="float" office:value="4632097">
            <text:p>4632097</text:p>
          </table:table-cell>
          <table:table-cell table:formula="of:=[.G1214]+[.$I$2]" office:value-type="float" office:value="12.1299999999998">
            <text:p>12.13</text:p>
          </table:table-cell>
          <table:table-cell table:formula="of:=SIN([.G1215])+[.$J$2]" office:value-type="float" office:value="-0.422652974252253">
            <text:p>-0.4226529743</text:p>
          </table:table-cell>
          <table:table-cell table:number-columns-repeated="2"/>
        </table:table-row>
        <table:table-row table:style-name="ro1">
          <table:table-cell office:value-type="string">
            <text:p>2012-08-27</text:p>
          </table:table-cell>
          <table:table-cell office:value-type="float" office:value="24.81">
            <text:p>24.81</text:p>
          </table:table-cell>
          <table:table-cell office:value-type="float" office:value="24.92">
            <text:p>24.92</text:p>
          </table:table-cell>
          <table:table-cell office:value-type="float" office:value="24.64">
            <text:p>24.64</text:p>
          </table:table-cell>
          <table:table-cell office:value-type="float" office:value="24.7">
            <text:p>24.7</text:p>
          </table:table-cell>
          <table:table-cell office:value-type="float" office:value="3550984">
            <text:p>3550984</text:p>
          </table:table-cell>
          <table:table-cell table:formula="of:=[.G1215]+[.$I$2]" office:value-type="float" office:value="12.1399999999998">
            <text:p>12.14</text:p>
          </table:table-cell>
          <table:table-cell table:formula="of:=SIN([.G1216])+[.$J$2]" office:value-type="float" office:value="-0.413569076832317">
            <text:p>-0.4135690768</text:p>
          </table:table-cell>
          <table:table-cell table:number-columns-repeated="2"/>
        </table:table-row>
        <table:table-row table:style-name="ro1">
          <table:table-cell office:value-type="string">
            <text:p>2012-08-28</text:p>
          </table:table-cell>
          <table:table-cell office:value-type="float" office:value="24.75">
            <text:p>24.75</text:p>
          </table:table-cell>
          <table:table-cell office:value-type="float" office:value="24.99">
            <text:p>24.99</text:p>
          </table:table-cell>
          <table:table-cell office:value-type="float" office:value="24.7">
            <text:p>24.7</text:p>
          </table:table-cell>
          <table:table-cell office:value-type="float" office:value="24.94">
            <text:p>24.94</text:p>
          </table:table-cell>
          <table:table-cell office:value-type="float" office:value="4136004">
            <text:p>4136004</text:p>
          </table:table-cell>
          <table:table-cell table:formula="of:=[.G1216]+[.$I$2]" office:value-type="float" office:value="12.1499999999998">
            <text:p>12.15</text:p>
          </table:table-cell>
          <table:table-cell table:formula="of:=SIN([.G1217])+[.$J$2]" office:value-type="float" office:value="-0.404443822849337">
            <text:p>-0.4044438228</text:p>
          </table:table-cell>
          <table:table-cell table:number-columns-repeated="2"/>
        </table:table-row>
        <table:table-row table:style-name="ro1">
          <table:table-cell office:value-type="string">
            <text:p>2012-08-29</text:p>
          </table:table-cell>
          <table:table-cell office:value-type="float" office:value="24.85">
            <text:p>24.85</text:p>
          </table:table-cell>
          <table:table-cell office:value-type="float" office:value="24.98">
            <text:p>24.98</text:p>
          </table:table-cell>
          <table:table-cell office:value-type="float" office:value="24.72">
            <text:p>24.72</text:p>
          </table:table-cell>
          <table:table-cell office:value-type="float" office:value="24.98">
            <text:p>24.98</text:p>
          </table:table-cell>
          <table:table-cell office:value-type="float" office:value="4585908">
            <text:p>4585908</text:p>
          </table:table-cell>
          <table:table-cell table:formula="of:=[.G1217]+[.$I$2]" office:value-type="float" office:value="12.1599999999998">
            <text:p>12.16</text:p>
          </table:table-cell>
          <table:table-cell table:formula="of:=SIN([.G1218])+[.$J$2]" office:value-type="float" office:value="-0.395278124821107">
            <text:p>-0.3952781248</text:p>
          </table:table-cell>
          <table:table-cell table:number-columns-repeated="2"/>
        </table:table-row>
        <table:table-row table:style-name="ro1">
          <table:table-cell office:value-type="string">
            <text:p>2012-08-30</text:p>
          </table:table-cell>
          <table:table-cell office:value-type="float" office:value="24.89">
            <text:p>24.89</text:p>
          </table:table-cell>
          <table:table-cell office:value-type="float" office:value="25">
            <text:p>25</text:p>
          </table:table-cell>
          <table:table-cell office:value-type="float" office:value="24.75">
            <text:p>24.75</text:p>
          </table:table-cell>
          <table:table-cell office:value-type="float" office:value="24.86">
            <text:p>24.86</text:p>
          </table:table-cell>
          <table:table-cell office:value-type="float" office:value="5313570">
            <text:p>5313570</text:p>
          </table:table-cell>
          <table:table-cell table:formula="of:=[.G1218]+[.$I$2]" office:value-type="float" office:value="12.1699999999998">
            <text:p>12.17</text:p>
          </table:table-cell>
          <table:table-cell table:formula="of:=SIN([.G1219])+[.$J$2]" office:value-type="float" office:value="-0.386072899309793">
            <text:p>-0.3860728993</text:p>
          </table:table-cell>
          <table:table-cell table:number-columns-repeated="2"/>
        </table:table-row>
        <table:table-row table:style-name="ro1">
          <table:table-cell office:value-type="string">
            <text:p>2012-08-31</text:p>
          </table:table-cell>
          <table:table-cell office:value-type="float" office:value="24.8">
            <text:p>24.8</text:p>
          </table:table-cell>
          <table:table-cell office:value-type="float" office:value="24.97">
            <text:p>24.97</text:p>
          </table:table-cell>
          <table:table-cell office:value-type="float" office:value="24.71">
            <text:p>24.71</text:p>
          </table:table-cell>
          <table:table-cell office:value-type="float" office:value="24.82">
            <text:p>24.82</text:p>
          </table:table-cell>
          <table:table-cell office:value-type="float" office:value="12934334">
            <text:p>12934334</text:p>
          </table:table-cell>
          <table:table-cell table:formula="of:=[.G1219]+[.$I$2]" office:value-type="float" office:value="12.1799999999998">
            <text:p>12.18</text:p>
          </table:table-cell>
          <table:table-cell table:formula="of:=SIN([.G1220])+[.$J$2]" office:value-type="float" office:value="-0.376829066830274">
            <text:p>-0.3768290668</text:p>
          </table:table-cell>
          <table:table-cell table:number-columns-repeated="2"/>
        </table:table-row>
        <table:table-row table:style-name="ro1">
          <table:table-cell office:value-type="string">
            <text:p>2012-09-03</text:p>
          </table:table-cell>
          <table:table-cell office:value-type="float" office:value="24.76">
            <text:p>24.76</text:p>
          </table:table-cell>
          <table:table-cell office:value-type="float" office:value="24.98">
            <text:p>24.98</text:p>
          </table:table-cell>
          <table:table-cell office:value-type="float" office:value="24.66">
            <text:p>24.66</text:p>
          </table:table-cell>
          <table:table-cell office:value-type="float" office:value="24.84">
            <text:p>24.84</text:p>
          </table:table-cell>
          <table:table-cell office:value-type="float" office:value="4270445">
            <text:p>4270445</text:p>
          </table:table-cell>
          <table:table-cell table:formula="of:=[.G1220]+[.$I$2]" office:value-type="float" office:value="12.1899999999998">
            <text:p>12.19</text:p>
          </table:table-cell>
          <table:table-cell table:formula="of:=SIN([.G1221])+[.$J$2]" office:value-type="float" office:value="-0.367547551758095">
            <text:p>-0.3675475518</text:p>
          </table:table-cell>
          <table:table-cell table:number-columns-repeated="2"/>
        </table:table-row>
        <table:table-row table:style-name="ro1">
          <table:table-cell office:value-type="string">
            <text:p>2012-09-04</text:p>
          </table:table-cell>
          <table:table-cell office:value-type="float" office:value="24.72">
            <text:p>24.72</text:p>
          </table:table-cell>
          <table:table-cell office:value-type="float" office:value="24.74">
            <text:p>24.74</text:p>
          </table:table-cell>
          <table:table-cell office:value-type="float" office:value="24.19">
            <text:p>24.19</text:p>
          </table:table-cell>
          <table:table-cell office:value-type="float" office:value="24.34">
            <text:p>24.34</text:p>
          </table:table-cell>
          <table:table-cell office:value-type="float" office:value="7938511">
            <text:p>7938511</text:p>
          </table:table-cell>
          <table:table-cell table:formula="of:=[.G1221]+[.$I$2]" office:value-type="float" office:value="12.1999999999998">
            <text:p>12.2</text:p>
          </table:table-cell>
          <table:table-cell table:formula="of:=SIN([.G1222])+[.$J$2]" office:value-type="float" office:value="-0.358229282237029">
            <text:p>-0.3582292822</text:p>
          </table:table-cell>
          <table:table-cell table:number-columns-repeated="2"/>
        </table:table-row>
        <table:table-row table:style-name="ro1">
          <table:table-cell office:value-type="string">
            <text:p>2012-09-05</text:p>
          </table:table-cell>
          <table:table-cell office:value-type="float" office:value="24.28">
            <text:p>24.28</text:p>
          </table:table-cell>
          <table:table-cell office:value-type="float" office:value="24.345">
            <text:p>24.345</text:p>
          </table:table-cell>
          <table:table-cell office:value-type="float" office:value="24.05">
            <text:p>24.05</text:p>
          </table:table-cell>
          <table:table-cell office:value-type="float" office:value="24.17">
            <text:p>24.17</text:p>
          </table:table-cell>
          <table:table-cell office:value-type="float" office:value="8618530">
            <text:p>8618530</text:p>
          </table:table-cell>
          <table:table-cell table:formula="of:=[.G1222]+[.$I$2]" office:value-type="float" office:value="12.2099999999998">
            <text:p>12.21</text:p>
          </table:table-cell>
          <table:table-cell table:formula="of:=SIN([.G1223])+[.$J$2]" office:value-type="float" office:value="-0.348875190086263">
            <text:p>-0.3488751901</text:p>
          </table:table-cell>
          <table:table-cell table:number-columns-repeated="2"/>
        </table:table-row>
        <table:table-row table:style-name="ro1">
          <table:table-cell office:value-type="string">
            <text:p>2012-09-06</text:p>
          </table:table-cell>
          <table:table-cell office:value-type="float" office:value="24.3">
            <text:p>24.3</text:p>
          </table:table-cell>
          <table:table-cell office:value-type="float" office:value="24.4">
            <text:p>24.4</text:p>
          </table:table-cell>
          <table:table-cell office:value-type="float" office:value="24.14">
            <text:p>24.14</text:p>
          </table:table-cell>
          <table:table-cell office:value-type="float" office:value="24.21">
            <text:p>24.21</text:p>
          </table:table-cell>
          <table:table-cell office:value-type="float" office:value="7859843">
            <text:p>7859843</text:p>
          </table:table-cell>
          <table:table-cell table:formula="of:=[.G1223]+[.$I$2]" office:value-type="float" office:value="12.2199999999998">
            <text:p>12.22</text:p>
          </table:table-cell>
          <table:table-cell table:formula="of:=SIN([.G1224])+[.$J$2]" office:value-type="float" office:value="-0.339486210707217">
            <text:p>-0.3394862107</text:p>
          </table:table-cell>
          <table:table-cell table:number-columns-repeated="2"/>
        </table:table-row>
        <table:table-row table:style-name="ro1">
          <table:table-cell office:value-type="string">
            <text:p>2012-09-07</text:p>
          </table:table-cell>
          <table:table-cell office:value-type="float" office:value="24.49">
            <text:p>24.49</text:p>
          </table:table-cell>
          <table:table-cell office:value-type="float" office:value="24.51">
            <text:p>24.51</text:p>
          </table:table-cell>
          <table:table-cell office:value-type="float" office:value="24.12">
            <text:p>24.12</text:p>
          </table:table-cell>
          <table:table-cell office:value-type="float" office:value="24.16">
            <text:p>24.16</text:p>
          </table:table-cell>
          <table:table-cell office:value-type="float" office:value="4966715">
            <text:p>4966715</text:p>
          </table:table-cell>
          <table:table-cell table:formula="of:=[.G1224]+[.$I$2]" office:value-type="float" office:value="12.2299999999998">
            <text:p>12.23</text:p>
          </table:table-cell>
          <table:table-cell table:formula="of:=SIN([.G1225])+[.$J$2]" office:value-type="float" office:value="-0.330063282990004">
            <text:p>-0.330063283</text:p>
          </table:table-cell>
          <table:table-cell table:number-columns-repeated="2"/>
        </table:table-row>
        <table:table-row table:style-name="ro1">
          <table:table-cell office:value-type="string">
            <text:p>2012-09-10</text:p>
          </table:table-cell>
          <table:table-cell office:value-type="float" office:value="24.2">
            <text:p>24.2</text:p>
          </table:table-cell>
          <table:table-cell office:value-type="float" office:value="24.27">
            <text:p>24.27</text:p>
          </table:table-cell>
          <table:table-cell office:value-type="float" office:value="24">
            <text:p>24</text:p>
          </table:table-cell>
          <table:table-cell office:value-type="float" office:value="24.19">
            <text:p>24.19</text:p>
          </table:table-cell>
          <table:table-cell office:value-type="float" office:value="4095435">
            <text:p>4095435</text:p>
          </table:table-cell>
          <table:table-cell table:formula="of:=[.G1225]+[.$I$2]" office:value-type="float" office:value="12.2399999999998">
            <text:p>12.24</text:p>
          </table:table-cell>
          <table:table-cell table:formula="of:=SIN([.G1226])+[.$J$2]" office:value-type="float" office:value="-0.320607349219543">
            <text:p>-0.3206073492</text:p>
          </table:table-cell>
          <table:table-cell table:number-columns-repeated="2"/>
        </table:table-row>
        <table:table-row table:style-name="ro1">
          <table:table-cell office:value-type="string">
            <text:p>2012-09-11</text:p>
          </table:table-cell>
          <table:table-cell office:value-type="float" office:value="24.05">
            <text:p>24.05</text:p>
          </table:table-cell>
          <table:table-cell office:value-type="float" office:value="24.21">
            <text:p>24.21</text:p>
          </table:table-cell>
          <table:table-cell office:value-type="float" office:value="24.04">
            <text:p>24.04</text:p>
          </table:table-cell>
          <table:table-cell office:value-type="float" office:value="24.1">
            <text:p>24.1</text:p>
          </table:table-cell>
          <table:table-cell office:value-type="float" office:value="4280944">
            <text:p>4280944</text:p>
          </table:table-cell>
          <table:table-cell table:formula="of:=[.G1226]+[.$I$2]" office:value-type="float" office:value="12.2499999999998">
            <text:p>12.25</text:p>
          </table:table-cell>
          <table:table-cell table:formula="of:=SIN([.G1227])+[.$J$2]" office:value-type="float" office:value="-0.311119354981333">
            <text:p>-0.311119355</text:p>
          </table:table-cell>
          <table:table-cell table:number-columns-repeated="2"/>
        </table:table-row>
        <table:table-row table:style-name="ro1">
          <table:table-cell office:value-type="string">
            <text:p>2012-09-12</text:p>
          </table:table-cell>
          <table:table-cell office:value-type="float" office:value="24.02">
            <text:p>24.02</text:p>
          </table:table-cell>
          <table:table-cell office:value-type="float" office:value="24.32">
            <text:p>24.32</text:p>
          </table:table-cell>
          <table:table-cell office:value-type="float" office:value="24.01">
            <text:p>24.01</text:p>
          </table:table-cell>
          <table:table-cell office:value-type="float" office:value="24.2">
            <text:p>24.2</text:p>
          </table:table-cell>
          <table:table-cell office:value-type="float" office:value="6511160">
            <text:p>6511160</text:p>
          </table:table-cell>
          <table:table-cell table:formula="of:=[.G1227]+[.$I$2]" office:value-type="float" office:value="12.2599999999998">
            <text:p>12.26</text:p>
          </table:table-cell>
          <table:table-cell table:formula="of:=SIN([.G1228])+[.$J$2]" office:value-type="float" office:value="-0.30160024906689">
            <text:p>-0.3016002491</text:p>
          </table:table-cell>
          <table:table-cell table:number-columns-repeated="2"/>
        </table:table-row>
        <table:table-row table:style-name="ro1">
          <table:table-cell office:value-type="string">
            <text:p>2012-09-13</text:p>
          </table:table-cell>
          <table:table-cell office:value-type="float" office:value="24.07">
            <text:p>24.07</text:p>
          </table:table-cell>
          <table:table-cell office:value-type="float" office:value="24.16">
            <text:p>24.16</text:p>
          </table:table-cell>
          <table:table-cell office:value-type="float" office:value="24">
            <text:p>24</text:p>
          </table:table-cell>
          <table:table-cell office:value-type="float" office:value="24.14">
            <text:p>24.14</text:p>
          </table:table-cell>
          <table:table-cell office:value-type="float" office:value="4403684">
            <text:p>4403684</text:p>
          </table:table-cell>
          <table:table-cell table:formula="of:=[.G1228]+[.$I$2]" office:value-type="float" office:value="12.2699999999998">
            <text:p>12.27</text:p>
          </table:table-cell>
          <table:table-cell table:formula="of:=SIN([.G1229])+[.$J$2]" office:value-type="float" office:value="-0.292050983378873">
            <text:p>-0.2920509834</text:p>
          </table:table-cell>
          <table:table-cell table:number-columns-repeated="2"/>
        </table:table-row>
        <table:table-row table:style-name="ro1">
          <table:table-cell office:value-type="string">
            <text:p>2012-09-14</text:p>
          </table:table-cell>
          <table:table-cell office:value-type="float" office:value="24.33">
            <text:p>24.33</text:p>
          </table:table-cell>
          <table:table-cell office:value-type="float" office:value="24.37">
            <text:p>24.37</text:p>
          </table:table-cell>
          <table:table-cell office:value-type="float" office:value="24.18">
            <text:p>24.18</text:p>
          </table:table-cell>
          <table:table-cell office:value-type="float" office:value="24.23">
            <text:p>24.23</text:p>
          </table:table-cell>
          <table:table-cell office:value-type="float" office:value="5576568">
            <text:p>5576568</text:p>
          </table:table-cell>
          <table:table-cell table:formula="of:=[.G1229]+[.$I$2]" office:value-type="float" office:value="12.2799999999998">
            <text:p>12.28</text:p>
          </table:table-cell>
          <table:table-cell table:formula="of:=SIN([.G1230])+[.$J$2]" office:value-type="float" office:value="-0.282472512835893">
            <text:p>-0.2824725128</text:p>
          </table:table-cell>
          <table:table-cell table:number-columns-repeated="2"/>
        </table:table-row>
        <table:table-row table:style-name="ro1">
          <table:table-cell office:value-type="string">
            <text:p>2012-09-17</text:p>
          </table:table-cell>
          <table:table-cell office:value-type="float" office:value="24.35">
            <text:p>24.35</text:p>
          </table:table-cell>
          <table:table-cell office:value-type="float" office:value="24.48">
            <text:p>24.48</text:p>
          </table:table-cell>
          <table:table-cell office:value-type="float" office:value="24.18">
            <text:p>24.18</text:p>
          </table:table-cell>
          <table:table-cell office:value-type="float" office:value="24.39">
            <text:p>24.39</text:p>
          </table:table-cell>
          <table:table-cell office:value-type="float" office:value="4920029">
            <text:p>4920029</text:p>
          </table:table-cell>
          <table:table-cell table:formula="of:=[.G1230]+[.$I$2]" office:value-type="float" office:value="12.2899999999998">
            <text:p>12.29</text:p>
          </table:table-cell>
          <table:table-cell table:formula="of:=SIN([.G1231])+[.$J$2]" office:value-type="float" office:value="-0.272865795277023">
            <text:p>-0.2728657953</text:p>
          </table:table-cell>
          <table:table-cell table:number-columns-repeated="2"/>
        </table:table-row>
        <table:table-row table:style-name="ro1">
          <table:table-cell office:value-type="string">
            <text:p>2012-09-18</text:p>
          </table:table-cell>
          <table:table-cell table:number-columns-repeated="2" office:value-type="float" office:value="24.48">
            <text:p>24.48</text:p>
          </table:table-cell>
          <table:table-cell office:value-type="float" office:value="24.375">
            <text:p>24.375</text:p>
          </table:table-cell>
          <table:table-cell office:value-type="float" office:value="24.39">
            <text:p>24.39</text:p>
          </table:table-cell>
          <table:table-cell office:value-type="float" office:value="5967243">
            <text:p>5967243</text:p>
          </table:table-cell>
          <table:table-cell table:formula="of:=[.G1231]+[.$I$2]" office:value-type="float" office:value="12.2999999999998">
            <text:p>12.3</text:p>
          </table:table-cell>
          <table:table-cell table:formula="of:=SIN([.G1232])+[.$J$2]" office:value-type="float" office:value="-0.263231791366012">
            <text:p>-0.2632317914</text:p>
          </table:table-cell>
          <table:table-cell table:number-columns-repeated="2"/>
        </table:table-row>
        <table:table-row table:style-name="ro1">
          <table:table-cell office:value-type="string">
            <text:p>2012-09-19</text:p>
          </table:table-cell>
          <table:table-cell office:value-type="float" office:value="24.31">
            <text:p>24.31</text:p>
          </table:table-cell>
          <table:table-cell office:value-type="float" office:value="24.57">
            <text:p>24.57</text:p>
          </table:table-cell>
          <table:table-cell office:value-type="float" office:value="24.29">
            <text:p>24.29</text:p>
          </table:table-cell>
          <table:table-cell office:value-type="float" office:value="24.55">
            <text:p>24.55</text:p>
          </table:table-cell>
          <table:table-cell office:value-type="float" office:value="10625560">
            <text:p>10625560</text:p>
          </table:table-cell>
          <table:table-cell table:formula="of:=[.G1232]+[.$I$2]" office:value-type="float" office:value="12.3099999999998">
            <text:p>12.31</text:p>
          </table:table-cell>
          <table:table-cell table:formula="of:=SIN([.G1233])+[.$J$2]" office:value-type="float" office:value="-0.253571464495223">
            <text:p>-0.2535714645</text:p>
          </table:table-cell>
          <table:table-cell table:number-columns-repeated="2"/>
        </table:table-row>
        <table:table-row table:style-name="ro1">
          <table:table-cell office:value-type="string">
            <text:p>2012-09-20</text:p>
          </table:table-cell>
          <table:table-cell office:value-type="float" office:value="24.62">
            <text:p>24.62</text:p>
          </table:table-cell>
          <table:table-cell office:value-type="float" office:value="24.83">
            <text:p>24.83</text:p>
          </table:table-cell>
          <table:table-cell office:value-type="float" office:value="24.56">
            <text:p>24.56</text:p>
          </table:table-cell>
          <table:table-cell office:value-type="float" office:value="24.74">
            <text:p>24.74</text:p>
          </table:table-cell>
          <table:table-cell office:value-type="float" office:value="14807528">
            <text:p>14807528</text:p>
          </table:table-cell>
          <table:table-cell table:formula="of:=[.G1233]+[.$I$2]" office:value-type="float" office:value="12.3199999999998">
            <text:p>12.32</text:p>
          </table:table-cell>
          <table:table-cell table:formula="of:=SIN([.G1234])+[.$J$2]" office:value-type="float" office:value="-0.243885780689294">
            <text:p>-0.2438857807</text:p>
          </table:table-cell>
          <table:table-cell table:number-columns-repeated="2"/>
        </table:table-row>
        <table:table-row table:style-name="ro1">
          <table:table-cell office:value-type="string">
            <text:p>2012-09-21</text:p>
          </table:table-cell>
          <table:table-cell office:value-type="float" office:value="24.72">
            <text:p>24.72</text:p>
          </table:table-cell>
          <table:table-cell office:value-type="float" office:value="24.84">
            <text:p>24.84</text:p>
          </table:table-cell>
          <table:table-cell office:value-type="float" office:value="24.68">
            <text:p>24.68</text:p>
          </table:table-cell>
          <table:table-cell office:value-type="float" office:value="24.84">
            <text:p>24.84</text:p>
          </table:table-cell>
          <table:table-cell office:value-type="float" office:value="7254676">
            <text:p>7254676</text:p>
          </table:table-cell>
          <table:table-cell table:formula="of:=[.G1234]+[.$I$2]" office:value-type="float" office:value="12.3299999999998">
            <text:p>12.33</text:p>
          </table:table-cell>
          <table:table-cell table:formula="of:=SIN([.G1235])+[.$J$2]" office:value-type="float" office:value="-0.234175708508534">
            <text:p>-0.2341757085</text:p>
          </table:table-cell>
          <table:table-cell table:number-columns-repeated="2"/>
        </table:table-row>
        <table:table-row table:style-name="ro1">
          <table:table-cell office:value-type="string">
            <text:p>2012-09-24</text:p>
          </table:table-cell>
          <table:table-cell office:value-type="float" office:value="24.8">
            <text:p>24.8</text:p>
          </table:table-cell>
          <table:table-cell office:value-type="float" office:value="24.83">
            <text:p>24.83</text:p>
          </table:table-cell>
          <table:table-cell office:value-type="float" office:value="24.61">
            <text:p>24.61</text:p>
          </table:table-cell>
          <table:table-cell office:value-type="float" office:value="24.7">
            <text:p>24.7</text:p>
          </table:table-cell>
          <table:table-cell office:value-type="float" office:value="9104346">
            <text:p>9104346</text:p>
          </table:table-cell>
          <table:table-cell table:formula="of:=[.G1235]+[.$I$2]" office:value-type="float" office:value="12.3399999999998">
            <text:p>12.34</text:p>
          </table:table-cell>
          <table:table-cell table:formula="of:=SIN([.G1236])+[.$J$2]" office:value-type="float" office:value="-0.224442218952068">
            <text:p>-0.224442219</text:p>
          </table:table-cell>
          <table:table-cell table:number-columns-repeated="2"/>
        </table:table-row>
        <table:table-row table:style-name="ro1">
          <table:table-cell office:value-type="string">
            <text:p>2012-09-25</text:p>
          </table:table-cell>
          <table:table-cell office:value-type="float" office:value="24.5">
            <text:p>24.5</text:p>
          </table:table-cell>
          <table:table-cell office:value-type="float" office:value="24.75">
            <text:p>24.75</text:p>
          </table:table-cell>
          <table:table-cell office:value-type="float" office:value="24.36">
            <text:p>24.36</text:p>
          </table:table-cell>
          <table:table-cell office:value-type="float" office:value="24.56">
            <text:p>24.56</text:p>
          </table:table-cell>
          <table:table-cell office:value-type="float" office:value="6529789">
            <text:p>6529789</text:p>
          </table:table-cell>
          <table:table-cell table:formula="of:=[.G1236]+[.$I$2]" office:value-type="float" office:value="12.3499999999998">
            <text:p>12.35</text:p>
          </table:table-cell>
          <table:table-cell table:formula="of:=SIN([.G1237])+[.$J$2]" office:value-type="float" office:value="-0.214686285360742">
            <text:p>-0.2146862854</text:p>
          </table:table-cell>
          <table:table-cell table:number-columns-repeated="2"/>
        </table:table-row>
        <table:table-row table:style-name="ro1">
          <table:table-cell office:value-type="string">
            <text:p>2012-09-26</text:p>
          </table:table-cell>
          <table:table-cell office:value-type="float" office:value="24.4">
            <text:p>24.4</text:p>
          </table:table-cell>
          <table:table-cell office:value-type="float" office:value="24.54">
            <text:p>24.54</text:p>
          </table:table-cell>
          <table:table-cell office:value-type="float" office:value="24.38">
            <text:p>24.38</text:p>
          </table:table-cell>
          <table:table-cell office:value-type="float" office:value="24.5">
            <text:p>24.5</text:p>
          </table:table-cell>
          <table:table-cell office:value-type="float" office:value="5912961">
            <text:p>5912961</text:p>
          </table:table-cell>
          <table:table-cell table:formula="of:=[.G1237]+[.$I$2]" office:value-type="float" office:value="12.3599999999998">
            <text:p>12.36</text:p>
          </table:table-cell>
          <table:table-cell table:formula="of:=SIN([.G1238])+[.$J$2]" office:value-type="float" office:value="-0.204908883319784">
            <text:p>-0.2049088833</text:p>
          </table:table-cell>
          <table:table-cell table:number-columns-repeated="2"/>
        </table:table-row>
        <table:table-row table:style-name="ro1">
          <table:table-cell office:value-type="string">
            <text:p>2012-09-27</text:p>
          </table:table-cell>
          <table:table-cell office:value-type="float" office:value="24.42">
            <text:p>24.42</text:p>
          </table:table-cell>
          <table:table-cell office:value-type="float" office:value="24.75">
            <text:p>24.75</text:p>
          </table:table-cell>
          <table:table-cell office:value-type="float" office:value="24.4">
            <text:p>24.4</text:p>
          </table:table-cell>
          <table:table-cell office:value-type="float" office:value="24.67">
            <text:p>24.67</text:p>
          </table:table-cell>
          <table:table-cell office:value-type="float" office:value="9133954">
            <text:p>9133954</text:p>
          </table:table-cell>
          <table:table-cell table:formula="of:=[.G1238]+[.$I$2]" office:value-type="float" office:value="12.3699999999998">
            <text:p>12.37</text:p>
          </table:table-cell>
          <table:table-cell table:formula="of:=SIN([.G1239])+[.$J$2]" office:value-type="float" office:value="-0.195110990561252">
            <text:p>-0.1951109906</text:p>
          </table:table-cell>
          <table:table-cell table:number-columns-repeated="2"/>
        </table:table-row>
        <table:table-row table:style-name="ro1">
          <table:table-cell office:value-type="string">
            <text:p>2012-09-28</text:p>
          </table:table-cell>
          <table:table-cell office:value-type="float" office:value="24.62">
            <text:p>24.62</text:p>
          </table:table-cell>
          <table:table-cell office:value-type="float" office:value="24.8">
            <text:p>24.8</text:p>
          </table:table-cell>
          <table:table-cell office:value-type="float" office:value="24.55">
            <text:p>24.55</text:p>
          </table:table-cell>
          <table:table-cell office:value-type="float" office:value="24.75">
            <text:p>24.75</text:p>
          </table:table-cell>
          <table:table-cell office:value-type="float" office:value="17210419">
            <text:p>17210419</text:p>
          </table:table-cell>
          <table:table-cell table:formula="of:=[.G1239]+[.$I$2]" office:value-type="float" office:value="12.3799999999998">
            <text:p>12.38</text:p>
          </table:table-cell>
          <table:table-cell table:formula="of:=SIN([.G1240])+[.$J$2]" office:value-type="float" office:value="-0.185293586866255">
            <text:p>-0.1852935869</text:p>
          </table:table-cell>
          <table:table-cell table:number-columns-repeated="2"/>
        </table:table-row>
        <table:table-row table:style-name="ro1">
          <table:table-cell office:value-type="string">
            <text:p>2012-10-01</text:p>
          </table:table-cell>
          <table:table-cell office:value-type="float" office:value="24.62">
            <text:p>24.62</text:p>
          </table:table-cell>
          <table:table-cell office:value-type="float" office:value="24.94">
            <text:p>24.94</text:p>
          </table:table-cell>
          <table:table-cell office:value-type="float" office:value="24.62">
            <text:p>24.62</text:p>
          </table:table-cell>
          <table:table-cell office:value-type="float" office:value="24.79">
            <text:p>24.79</text:p>
          </table:table-cell>
          <table:table-cell office:value-type="float" office:value="2735075">
            <text:p>2735075</text:p>
          </table:table-cell>
          <table:table-cell table:formula="of:=[.G1240]+[.$I$2]" office:value-type="float" office:value="12.3899999999998">
            <text:p>12.39</text:p>
          </table:table-cell>
          <table:table-cell table:formula="of:=SIN([.G1241])+[.$J$2]" office:value-type="float" office:value="-0.175457653966982">
            <text:p>-0.175457654</text:p>
          </table:table-cell>
          <table:table-cell table:number-columns-repeated="2"/>
        </table:table-row>
        <table:table-row table:style-name="ro1">
          <table:table-cell office:value-type="string">
            <text:p>2012-10-02</text:p>
          </table:table-cell>
          <table:table-cell office:value-type="float" office:value="24.81">
            <text:p>24.81</text:p>
          </table:table-cell>
          <table:table-cell office:value-type="float" office:value="25.05">
            <text:p>25.05</text:p>
          </table:table-cell>
          <table:table-cell office:value-type="float" office:value="24.8">
            <text:p>24.8</text:p>
          </table:table-cell>
          <table:table-cell office:value-type="float" office:value="24.99">
            <text:p>24.99</text:p>
          </table:table-cell>
          <table:table-cell office:value-type="float" office:value="6889045">
            <text:p>6889045</text:p>
          </table:table-cell>
          <table:table-cell table:formula="of:=[.G1241]+[.$I$2]" office:value-type="float" office:value="12.3999999999998">
            <text:p>12.4</text:p>
          </table:table-cell>
          <table:table-cell table:formula="of:=SIN([.G1242])+[.$J$2]" office:value-type="float" office:value="-0.165604175448527">
            <text:p>-0.1656041754</text:p>
          </table:table-cell>
          <table:table-cell table:number-columns-repeated="2"/>
        </table:table-row>
        <table:table-row table:style-name="ro1">
          <table:table-cell office:value-type="string">
            <text:p>2012-10-03</text:p>
          </table:table-cell>
          <table:table-cell office:value-type="float" office:value="25.04">
            <text:p>25.04</text:p>
          </table:table-cell>
          <table:table-cell office:value-type="float" office:value="25.17">
            <text:p>25.17</text:p>
          </table:table-cell>
          <table:table-cell office:value-type="float" office:value="25.01">
            <text:p>25.01</text:p>
          </table:table-cell>
          <table:table-cell office:value-type="float" office:value="25.05">
            <text:p>25.05</text:p>
          </table:table-cell>
          <table:table-cell office:value-type="float" office:value="4277986">
            <text:p>4277986</text:p>
          </table:table-cell>
          <table:table-cell table:formula="of:=[.G1242]+[.$I$2]" office:value-type="float" office:value="12.4099999999998">
            <text:p>12.41</text:p>
          </table:table-cell>
          <table:table-cell table:formula="of:=SIN([.G1243])+[.$J$2]" office:value-type="float" office:value="-0.15573413665053">
            <text:p>-0.1557341367</text:p>
          </table:table-cell>
          <table:table-cell table:number-columns-repeated="2"/>
        </table:table-row>
        <table:table-row table:style-name="ro1">
          <table:table-cell office:value-type="string">
            <text:p>2012-10-04</text:p>
          </table:table-cell>
          <table:table-cell office:value-type="float" office:value="25.17">
            <text:p>25.17</text:p>
          </table:table-cell>
          <table:table-cell office:value-type="float" office:value="25.36">
            <text:p>25.36</text:p>
          </table:table-cell>
          <table:table-cell office:value-type="float" office:value="25.11">
            <text:p>25.11</text:p>
          </table:table-cell>
          <table:table-cell office:value-type="float" office:value="25.3">
            <text:p>25.3</text:p>
          </table:table-cell>
          <table:table-cell office:value-type="float" office:value="5155531">
            <text:p>5155531</text:p>
          </table:table-cell>
          <table:table-cell table:formula="of:=[.G1243]+[.$I$2]" office:value-type="float" office:value="12.4199999999998">
            <text:p>12.42</text:p>
          </table:table-cell>
          <table:table-cell table:formula="of:=SIN([.G1244])+[.$J$2]" office:value-type="float" office:value="-0.145848524568645">
            <text:p>-0.1458485246</text:p>
          </table:table-cell>
          <table:table-cell table:number-columns-repeated="2"/>
        </table:table-row>
        <table:table-row table:style-name="ro1">
          <table:table-cell office:value-type="string">
            <text:p>2012-10-05</text:p>
          </table:table-cell>
          <table:table-cell office:value-type="float" office:value="25.4">
            <text:p>25.4</text:p>
          </table:table-cell>
          <table:table-cell office:value-type="float" office:value="25.59">
            <text:p>25.59</text:p>
          </table:table-cell>
          <table:table-cell office:value-type="float" office:value="25.26">
            <text:p>25.26</text:p>
          </table:table-cell>
          <table:table-cell office:value-type="float" office:value="25.5">
            <text:p>25.5</text:p>
          </table:table-cell>
          <table:table-cell office:value-type="float" office:value="4428139">
            <text:p>4428139</text:p>
          </table:table-cell>
          <table:table-cell table:formula="of:=[.G1244]+[.$I$2]" office:value-type="float" office:value="12.4299999999998">
            <text:p>12.43</text:p>
          </table:table-cell>
          <table:table-cell table:formula="of:=SIN([.G1245])+[.$J$2]" office:value-type="float" office:value="-0.135948327755844">
            <text:p>-0.1359483278</text:p>
          </table:table-cell>
          <table:table-cell table:number-columns-repeated="2"/>
        </table:table-row>
        <table:table-row table:style-name="ro1">
          <table:table-cell office:value-type="string">
            <text:p>2012-10-08</text:p>
          </table:table-cell>
          <table:table-cell office:value-type="float" office:value="25.45">
            <text:p>25.45</text:p>
          </table:table-cell>
          <table:table-cell office:value-type="float" office:value="25.7">
            <text:p>25.7</text:p>
          </table:table-cell>
          <table:table-cell office:value-type="float" office:value="25.42">
            <text:p>25.42</text:p>
          </table:table-cell>
          <table:table-cell office:value-type="float" office:value="25.52">
            <text:p>25.52</text:p>
          </table:table-cell>
          <table:table-cell office:value-type="float" office:value="3526026">
            <text:p>3526026</text:p>
          </table:table-cell>
          <table:table-cell table:formula="of:=[.G1245]+[.$I$2]" office:value-type="float" office:value="12.4399999999998">
            <text:p>12.44</text:p>
          </table:table-cell>
          <table:table-cell table:formula="of:=SIN([.G1246])+[.$J$2]" office:value-type="float" office:value="-0.126034536223558">
            <text:p>-0.1260345362</text:p>
          </table:table-cell>
          <table:table-cell table:number-columns-repeated="2"/>
        </table:table-row>
        <table:table-row table:style-name="ro1">
          <table:table-cell office:value-type="string">
            <text:p>2012-10-09</text:p>
          </table:table-cell>
          <table:table-cell office:value-type="float" office:value="25.58">
            <text:p>25.58</text:p>
          </table:table-cell>
          <table:table-cell office:value-type="float" office:value="25.8">
            <text:p>25.8</text:p>
          </table:table-cell>
          <table:table-cell office:value-type="float" office:value="25.55">
            <text:p>25.55</text:p>
          </table:table-cell>
          <table:table-cell office:value-type="float" office:value="25.62">
            <text:p>25.62</text:p>
          </table:table-cell>
          <table:table-cell office:value-type="float" office:value="3950229">
            <text:p>3950229</text:p>
          </table:table-cell>
          <table:table-cell table:formula="of:=[.G1246]+[.$I$2]" office:value-type="float" office:value="12.4499999999998">
            <text:p>12.45</text:p>
          </table:table-cell>
          <table:table-cell table:formula="of:=SIN([.G1247])+[.$J$2]" office:value-type="float" office:value="-0.116108141342677">
            <text:p>-0.1161081413</text:p>
          </table:table-cell>
          <table:table-cell table:number-columns-repeated="2"/>
        </table:table-row>
        <table:table-row table:style-name="ro1">
          <table:table-cell office:value-type="string">
            <text:p>2012-10-10</text:p>
          </table:table-cell>
          <table:table-cell office:value-type="float" office:value="25.44">
            <text:p>25.44</text:p>
          </table:table-cell>
          <table:table-cell office:value-type="float" office:value="25.65">
            <text:p>25.65</text:p>
          </table:table-cell>
          <table:table-cell office:value-type="float" office:value="25.39">
            <text:p>25.39</text:p>
          </table:table-cell>
          <table:table-cell office:value-type="float" office:value="25.56">
            <text:p>25.56</text:p>
          </table:table-cell>
          <table:table-cell office:value-type="float" office:value="4312380">
            <text:p>4312380</text:p>
          </table:table-cell>
          <table:table-cell table:formula="of:=[.G1247]+[.$I$2]" office:value-type="float" office:value="12.4599999999998">
            <text:p>12.46</text:p>
          </table:table-cell>
          <table:table-cell table:formula="of:=SIN([.G1248])+[.$J$2]" office:value-type="float" office:value="-0.106170135744419">
            <text:p>-0.1061701357</text:p>
          </table:table-cell>
          <table:table-cell table:number-columns-repeated="2"/>
        </table:table-row>
        <table:table-row table:style-name="ro1">
          <table:table-cell office:value-type="string">
            <text:p>2012-10-11</text:p>
          </table:table-cell>
          <table:table-cell office:value-type="float" office:value="25.51">
            <text:p>25.51</text:p>
          </table:table-cell>
          <table:table-cell office:value-type="float" office:value="25.78">
            <text:p>25.78</text:p>
          </table:table-cell>
          <table:table-cell office:value-type="float" office:value="25.43">
            <text:p>25.43</text:p>
          </table:table-cell>
          <table:table-cell office:value-type="float" office:value="25.61">
            <text:p>25.61</text:p>
          </table:table-cell>
          <table:table-cell office:value-type="float" office:value="5003954">
            <text:p>5003954</text:p>
          </table:table-cell>
          <table:table-cell table:formula="of:=[.G1248]+[.$I$2]" office:value-type="float" office:value="12.4699999999998">
            <text:p>12.47</text:p>
          </table:table-cell>
          <table:table-cell table:formula="of:=SIN([.G1249])+[.$J$2]" office:value-type="float" office:value="-0.0962215132210608">
            <text:p>-0.0962215132</text:p>
          </table:table-cell>
          <table:table-cell table:number-columns-repeated="2"/>
        </table:table-row>
        <table:table-row table:style-name="ro1">
          <table:table-cell office:value-type="string">
            <text:p>2012-10-12</text:p>
          </table:table-cell>
          <table:table-cell office:value-type="float" office:value="25.63">
            <text:p>25.63</text:p>
          </table:table-cell>
          <table:table-cell office:value-type="float" office:value="25.8">
            <text:p>25.8</text:p>
          </table:table-cell>
          <table:table-cell office:value-type="float" office:value="25.63">
            <text:p>25.63</text:p>
          </table:table-cell>
          <table:table-cell office:value-type="float" office:value="25.66">
            <text:p>25.66</text:p>
          </table:table-cell>
          <table:table-cell office:value-type="float" office:value="5261970">
            <text:p>5261970</text:p>
          </table:table-cell>
          <table:table-cell table:formula="of:=[.G1249]+[.$I$2]" office:value-type="float" office:value="12.4799999999998">
            <text:p>12.48</text:p>
          </table:table-cell>
          <table:table-cell table:formula="of:=SIN([.G1250])+[.$J$2]" office:value-type="float" office:value="-0.0862632686265651">
            <text:p>-0.0862632686</text:p>
          </table:table-cell>
          <table:table-cell table:number-columns-repeated="2"/>
        </table:table-row>
        <table:table-row table:style-name="ro1">
          <table:table-cell office:value-type="string">
            <text:p>2012-10-15</text:p>
          </table:table-cell>
          <table:table-cell office:value-type="float" office:value="25.68">
            <text:p>25.68</text:p>
          </table:table-cell>
          <table:table-cell office:value-type="float" office:value="25.86">
            <text:p>25.86</text:p>
          </table:table-cell>
          <table:table-cell office:value-type="float" office:value="25.68">
            <text:p>25.68</text:p>
          </table:table-cell>
          <table:table-cell office:value-type="float" office:value="25.77">
            <text:p>25.77</text:p>
          </table:table-cell>
          <table:table-cell office:value-type="float" office:value="3908882">
            <text:p>3908882</text:p>
          </table:table-cell>
          <table:table-cell table:formula="of:=[.G1250]+[.$I$2]" office:value-type="float" office:value="12.4899999999998">
            <text:p>12.49</text:p>
          </table:table-cell>
          <table:table-cell table:formula="of:=SIN([.G1251])+[.$J$2]" office:value-type="float" office:value="-0.0762963977770924">
            <text:p>-0.0762963978</text:p>
          </table:table-cell>
          <table:table-cell table:number-columns-repeated="2"/>
        </table:table-row>
        <table:table-row table:style-name="ro1">
          <table:table-cell office:value-type="string">
            <text:p>2012-10-16</text:p>
          </table:table-cell>
          <table:table-cell office:value-type="float" office:value="25.93">
            <text:p>25.93</text:p>
          </table:table-cell>
          <table:table-cell office:value-type="float" office:value="26">
            <text:p>26</text:p>
          </table:table-cell>
          <table:table-cell office:value-type="float" office:value="25.75">
            <text:p>25.75</text:p>
          </table:table-cell>
          <table:table-cell office:value-type="float" office:value="25.79">
            <text:p>25.79</text:p>
          </table:table-cell>
          <table:table-cell office:value-type="float" office:value="3269656">
            <text:p>3269656</text:p>
          </table:table-cell>
          <table:table-cell table:formula="of:=[.G1251]+[.$I$2]" office:value-type="float" office:value="12.4999999999998">
            <text:p>12.5</text:p>
          </table:table-cell>
          <table:table-cell table:formula="of:=SIN([.G1252])+[.$J$2]" office:value-type="float" office:value="-0.0663218973514222">
            <text:p>-0.0663218974</text:p>
          </table:table-cell>
          <table:table-cell table:number-columns-repeated="2"/>
        </table:table-row>
        <table:table-row table:style-name="ro1">
          <table:table-cell office:value-type="string">
            <text:p>2012-10-17</text:p>
          </table:table-cell>
          <table:table-cell office:value-type="float" office:value="25.95">
            <text:p>25.95</text:p>
          </table:table-cell>
          <table:table-cell office:value-type="float" office:value="26.12">
            <text:p>26.12</text:p>
          </table:table-cell>
          <table:table-cell office:value-type="float" office:value="25.92">
            <text:p>25.92</text:p>
          </table:table-cell>
          <table:table-cell office:value-type="float" office:value="25.96">
            <text:p>25.96</text:p>
          </table:table-cell>
          <table:table-cell office:value-type="float" office:value="6583080">
            <text:p>6583080</text:p>
          </table:table-cell>
          <table:table-cell table:formula="of:=[.G1252]+[.$I$2]" office:value-type="float" office:value="12.5099999999998">
            <text:p>12.51</text:p>
          </table:table-cell>
          <table:table-cell table:formula="of:=SIN([.G1253])+[.$J$2]" office:value-type="float" office:value="-0.056340764791285">
            <text:p>-0.0563407648</text:p>
          </table:table-cell>
          <table:table-cell table:number-columns-repeated="2"/>
        </table:table-row>
        <table:table-row table:style-name="ro1">
          <table:table-cell office:value-type="string">
            <text:p>2012-10-18</text:p>
          </table:table-cell>
          <table:table-cell table:number-columns-repeated="2" office:value-type="float" office:value="27.63">
            <text:p>27.63</text:p>
          </table:table-cell>
          <table:table-cell table:number-columns-repeated="2" office:value-type="float" office:value="25.95">
            <text:p>25.95</text:p>
          </table:table-cell>
          <table:table-cell office:value-type="float" office:value="6807469">
            <text:p>6807469</text:p>
          </table:table-cell>
          <table:table-cell table:formula="of:=[.G1253]+[.$I$2]" office:value-type="float" office:value="12.5199999999998">
            <text:p>12.52</text:p>
          </table:table-cell>
          <table:table-cell table:formula="of:=SIN([.G1254])+[.$J$2]" office:value-type="float" office:value="-0.046353998201619">
            <text:p>-0.0463539982</text:p>
          </table:table-cell>
          <table:table-cell table:number-columns-repeated="2"/>
        </table:table-row>
        <table:table-row table:style-name="ro1">
          <table:table-cell office:value-type="string">
            <text:p>2012-10-19</text:p>
          </table:table-cell>
          <table:table-cell office:value-type="float" office:value="25.96">
            <text:p>25.96</text:p>
          </table:table-cell>
          <table:table-cell office:value-type="float" office:value="25.98">
            <text:p>25.98</text:p>
          </table:table-cell>
          <table:table-cell office:value-type="float" office:value="25.51">
            <text:p>25.51</text:p>
          </table:table-cell>
          <table:table-cell office:value-type="float" office:value="25.66">
            <text:p>25.66</text:p>
          </table:table-cell>
          <table:table-cell office:value-type="float" office:value="8463864">
            <text:p>8463864</text:p>
          </table:table-cell>
          <table:table-cell table:formula="of:=[.G1254]+[.$I$2]" office:value-type="float" office:value="12.5299999999998">
            <text:p>12.53</text:p>
          </table:table-cell>
          <table:table-cell table:formula="of:=SIN([.G1255])+[.$J$2]" office:value-type="float" office:value="-0.0363625962507611">
            <text:p>-0.0363625963</text:p>
          </table:table-cell>
          <table:table-cell table:number-columns-repeated="2"/>
        </table:table-row>
        <table:table-row table:style-name="ro1">
          <table:table-cell office:value-type="string">
            <text:p>2012-10-22</text:p>
          </table:table-cell>
          <table:table-cell office:value-type="float" office:value="25.5">
            <text:p>25.5</text:p>
          </table:table-cell>
          <table:table-cell office:value-type="float" office:value="25.77">
            <text:p>25.77</text:p>
          </table:table-cell>
          <table:table-cell office:value-type="float" office:value="25.45">
            <text:p>25.45</text:p>
          </table:table-cell>
          <table:table-cell office:value-type="float" office:value="25.66">
            <text:p>25.66</text:p>
          </table:table-cell>
          <table:table-cell office:value-type="float" office:value="5093181">
            <text:p>5093181</text:p>
          </table:table-cell>
          <table:table-cell table:formula="of:=[.G1255]+[.$I$2]" office:value-type="float" office:value="12.5399999999998">
            <text:p>12.54</text:p>
          </table:table-cell>
          <table:table-cell table:formula="of:=SIN([.G1256])+[.$J$2]" office:value-type="float" office:value="-0.0263675580705802">
            <text:p>-0.0263675581</text:p>
          </table:table-cell>
          <table:table-cell table:number-columns-repeated="2"/>
        </table:table-row>
        <table:table-row table:style-name="ro1">
          <table:table-cell office:value-type="string">
            <text:p>2012-10-23</text:p>
          </table:table-cell>
          <table:table-cell office:value-type="float" office:value="25.6">
            <text:p>25.6</text:p>
          </table:table-cell>
          <table:table-cell office:value-type="float" office:value="25.84">
            <text:p>25.84</text:p>
          </table:table-cell>
          <table:table-cell office:value-type="float" office:value="25.53">
            <text:p>25.53</text:p>
          </table:table-cell>
          <table:table-cell office:value-type="float" office:value="25.71">
            <text:p>25.71</text:p>
          </table:table-cell>
          <table:table-cell office:value-type="float" office:value="4376029">
            <text:p>4376029</text:p>
          </table:table-cell>
          <table:table-cell table:formula="of:=[.G1256]+[.$I$2]" office:value-type="float" office:value="12.5499999999998">
            <text:p>12.55</text:p>
          </table:table-cell>
          <table:table-cell table:formula="of:=SIN([.G1257])+[.$J$2]" office:value-type="float" office:value="-0.0163698831565652">
            <text:p>-0.0163698832</text:p>
          </table:table-cell>
          <table:table-cell table:number-columns-repeated="2"/>
        </table:table-row>
        <table:table-row table:style-name="ro1">
          <table:table-cell office:value-type="string">
            <text:p>2012-10-24</text:p>
          </table:table-cell>
          <table:table-cell office:value-type="float" office:value="25.59">
            <text:p>25.59</text:p>
          </table:table-cell>
          <table:table-cell office:value-type="float" office:value="25.8">
            <text:p>25.8</text:p>
          </table:table-cell>
          <table:table-cell office:value-type="float" office:value="25.58">
            <text:p>25.58</text:p>
          </table:table-cell>
          <table:table-cell office:value-type="float" office:value="25.6">
            <text:p>25.6</text:p>
          </table:table-cell>
          <table:table-cell office:value-type="float" office:value="4872772">
            <text:p>4872772</text:p>
          </table:table-cell>
          <table:table-cell table:formula="of:=[.G1257]+[.$I$2]" office:value-type="float" office:value="12.5599999999998">
            <text:p>12.56</text:p>
          </table:table-cell>
          <table:table-cell table:formula="of:=SIN([.G1258])+[.$J$2]" office:value-type="float" office:value="-0.00637057126787595">
            <text:p>-0.0063705713</text:p>
          </table:table-cell>
          <table:table-cell table:number-columns-repeated="2"/>
        </table:table-row>
        <table:table-row table:style-name="ro1">
          <table:table-cell office:value-type="string">
            <text:p>2012-10-25</text:p>
          </table:table-cell>
          <table:table-cell office:value-type="float" office:value="25.5">
            <text:p>25.5</text:p>
          </table:table-cell>
          <table:table-cell office:value-type="float" office:value="25.52">
            <text:p>25.52</text:p>
          </table:table-cell>
          <table:table-cell office:value-type="float" office:value="25.18">
            <text:p>25.18</text:p>
          </table:table-cell>
          <table:table-cell office:value-type="float" office:value="25.38">
            <text:p>25.38</text:p>
          </table:table-cell>
          <table:table-cell office:value-type="float" office:value="8853199">
            <text:p>8853199</text:p>
          </table:table-cell>
          <table:table-cell table:formula="of:=[.G1258]+[.$I$2]" office:value-type="float" office:value="12.5699999999998">
            <text:p>12.57</text:p>
          </table:table-cell>
          <table:table-cell table:formula="of:=SIN([.G1259])+[.$J$2]" office:value-type="float" office:value="0.00362937767263125">
            <text:p>0.0036293777</text:p>
          </table:table-cell>
          <table:table-cell table:number-columns-repeated="2"/>
        </table:table-row>
        <table:table-row table:style-name="ro1">
          <table:table-cell office:value-type="string">
            <text:p>2012-10-26</text:p>
          </table:table-cell>
          <table:table-cell office:value-type="float" office:value="25.48">
            <text:p>25.48</text:p>
          </table:table-cell>
          <table:table-cell office:value-type="float" office:value="25.59">
            <text:p>25.59</text:p>
          </table:table-cell>
          <table:table-cell office:value-type="float" office:value="25.2">
            <text:p>25.2</text:p>
          </table:table-cell>
          <table:table-cell office:value-type="float" office:value="25.23">
            <text:p>25.23</text:p>
          </table:table-cell>
          <table:table-cell office:value-type="float" office:value="14923749">
            <text:p>14923749</text:p>
          </table:table-cell>
          <table:table-cell table:formula="of:=[.G1259]+[.$I$2]" office:value-type="float" office:value="12.5799999999998">
            <text:p>12.58</text:p>
          </table:table-cell>
          <table:table-cell table:formula="of:=SIN([.G1260])+[.$J$2]" office:value-type="float" office:value="0.0136289636783957">
            <text:p>0.0136289637</text:p>
          </table:table-cell>
          <table:table-cell table:number-columns-repeated="2"/>
        </table:table-row>
        <table:table-row table:style-name="ro1">
          <table:table-cell office:value-type="string">
            <text:p>2012-10-29</text:p>
          </table:table-cell>
          <table:table-cell office:value-type="float" office:value="25.25">
            <text:p>25.25</text:p>
          </table:table-cell>
          <table:table-cell office:value-type="float" office:value="25.48">
            <text:p>25.48</text:p>
          </table:table-cell>
          <table:table-cell office:value-type="float" office:value="25.18">
            <text:p>25.18</text:p>
          </table:table-cell>
          <table:table-cell office:value-type="float" office:value="25.23">
            <text:p>25.23</text:p>
          </table:table-cell>
          <table:table-cell office:value-type="float" office:value="5875427">
            <text:p>5875427</text:p>
          </table:table-cell>
          <table:table-cell table:formula="of:=[.G1260]+[.$I$2]" office:value-type="float" office:value="12.5899999999998">
            <text:p>12.59</text:p>
          </table:table-cell>
          <table:table-cell table:formula="of:=SIN([.G1261])+[.$J$2]" office:value-type="float" office:value="0.0236271867991497">
            <text:p>0.0236271868</text:p>
          </table:table-cell>
          <table:table-cell table:number-columns-repeated="2"/>
        </table:table-row>
        <table:table-row table:style-name="ro1">
          <table:table-cell office:value-type="string">
            <text:p>2012-10-30</text:p>
          </table:table-cell>
          <table:table-cell office:value-type="float" office:value="25.34">
            <text:p>25.34</text:p>
          </table:table-cell>
          <table:table-cell office:value-type="float" office:value="25.44">
            <text:p>25.44</text:p>
          </table:table-cell>
          <table:table-cell office:value-type="float" office:value="25.28">
            <text:p>25.28</text:p>
          </table:table-cell>
          <table:table-cell office:value-type="float" office:value="25.38">
            <text:p>25.38</text:p>
          </table:table-cell>
          <table:table-cell office:value-type="float" office:value="4536412">
            <text:p>4536412</text:p>
          </table:table-cell>
          <table:table-cell table:formula="of:=[.G1261]+[.$I$2]" office:value-type="float" office:value="12.5999999999998">
            <text:p>12.6</text:p>
          </table:table-cell>
          <table:table-cell table:formula="of:=SIN([.G1262])+[.$J$2]" office:value-type="float" office:value="0.033623047220913">
            <text:p>0.0336230472</text:p>
          </table:table-cell>
          <table:table-cell table:number-columns-repeated="2"/>
        </table:table-row>
        <table:table-row table:style-name="ro1">
          <table:table-cell office:value-type="string">
            <text:p>2012-10-31</text:p>
          </table:table-cell>
          <table:table-cell office:value-type="float" office:value="25.44">
            <text:p>25.44</text:p>
          </table:table-cell>
          <table:table-cell office:value-type="float" office:value="25.5">
            <text:p>25.5</text:p>
          </table:table-cell>
          <table:table-cell office:value-type="float" office:value="25.29">
            <text:p>25.29</text:p>
          </table:table-cell>
          <table:table-cell office:value-type="float" office:value="25.45">
            <text:p>25.45</text:p>
          </table:table-cell>
          <table:table-cell office:value-type="float" office:value="6736348">
            <text:p>6736348</text:p>
          </table:table-cell>
          <table:table-cell table:formula="of:=[.G1262]+[.$I$2]" office:value-type="float" office:value="12.6099999999998">
            <text:p>12.61</text:p>
          </table:table-cell>
          <table:table-cell table:formula="of:=SIN([.G1263])+[.$J$2]" office:value-type="float" office:value="0.0436155453659734">
            <text:p>0.0436155454</text:p>
          </table:table-cell>
          <table:table-cell table:number-columns-repeated="2"/>
        </table:table-row>
        <table:table-row table:style-name="ro1">
          <table:table-cell office:value-type="string">
            <text:p>2012-11-01</text:p>
          </table:table-cell>
          <table:table-cell office:value-type="float" office:value="25.47">
            <text:p>25.47</text:p>
          </table:table-cell>
          <table:table-cell office:value-type="float" office:value="25.67">
            <text:p>25.67</text:p>
          </table:table-cell>
          <table:table-cell office:value-type="float" office:value="25.3">
            <text:p>25.3</text:p>
          </table:table-cell>
          <table:table-cell office:value-type="float" office:value="25.33">
            <text:p>25.33</text:p>
          </table:table-cell>
          <table:table-cell office:value-type="float" office:value="8898763">
            <text:p>8898763</text:p>
          </table:table-cell>
          <table:table-cell table:formula="of:=[.G1263]+[.$I$2]" office:value-type="float" office:value="12.6199999999998">
            <text:p>12.62</text:p>
          </table:table-cell>
          <table:table-cell table:formula="of:=SIN([.G1264])+[.$J$2]" office:value-type="float" office:value="0.0536036819928433">
            <text:p>0.053603682</text:p>
          </table:table-cell>
          <table:table-cell table:number-columns-repeated="2"/>
        </table:table-row>
        <table:table-row table:style-name="ro1">
          <table:table-cell office:value-type="string">
            <text:p>2012-11-02</text:p>
          </table:table-cell>
          <table:table-cell office:value-type="float" office:value="25.49">
            <text:p>25.49</text:p>
          </table:table-cell>
          <table:table-cell office:value-type="float" office:value="25.52">
            <text:p>25.52</text:p>
          </table:table-cell>
          <table:table-cell office:value-type="float" office:value="25.08">
            <text:p>25.08</text:p>
          </table:table-cell>
          <table:table-cell office:value-type="float" office:value="25.15">
            <text:p>25.15</text:p>
          </table:table-cell>
          <table:table-cell office:value-type="float" office:value="8650900">
            <text:p>8650900</text:p>
          </table:table-cell>
          <table:table-cell table:formula="of:=[.G1264]+[.$I$2]" office:value-type="float" office:value="12.6299999999998">
            <text:p>12.63</text:p>
          </table:table-cell>
          <table:table-cell table:formula="of:=SIN([.G1265])+[.$J$2]" office:value-type="float" office:value="0.0635864582961835">
            <text:p>0.0635864583</text:p>
          </table:table-cell>
          <table:table-cell table:number-columns-repeated="2"/>
        </table:table-row>
        <table:table-row table:style-name="ro1">
          <table:table-cell office:value-type="string">
            <text:p>2012-11-05</text:p>
          </table:table-cell>
          <table:table-cell office:value-type="float" office:value="25.02">
            <text:p>25.02</text:p>
          </table:table-cell>
          <table:table-cell office:value-type="float" office:value="25.3">
            <text:p>25.3</text:p>
          </table:table-cell>
          <table:table-cell office:value-type="float" office:value="24.82">
            <text:p>24.82</text:p>
          </table:table-cell>
          <table:table-cell office:value-type="float" office:value="25.16">
            <text:p>25.16</text:p>
          </table:table-cell>
          <table:table-cell office:value-type="float" office:value="7332929">
            <text:p>7332929</text:p>
          </table:table-cell>
          <table:table-cell table:formula="of:=[.G1265]+[.$I$2]" office:value-type="float" office:value="12.6399999999998">
            <text:p>12.64</text:p>
          </table:table-cell>
          <table:table-cell table:formula="of:=SIN([.G1266])+[.$J$2]" office:value-type="float" office:value="0.0735628760066827">
            <text:p>0.073562876</text:p>
          </table:table-cell>
          <table:table-cell table:number-columns-repeated="2"/>
        </table:table-row>
        <table:table-row table:style-name="ro1">
          <table:table-cell office:value-type="string">
            <text:p>2012-11-06</text:p>
          </table:table-cell>
          <table:table-cell office:value-type="float" office:value="25.2">
            <text:p>25.2</text:p>
          </table:table-cell>
          <table:table-cell office:value-type="float" office:value="25.4">
            <text:p>25.4</text:p>
          </table:table-cell>
          <table:table-cell office:value-type="float" office:value="25.16">
            <text:p>25.16</text:p>
          </table:table-cell>
          <table:table-cell office:value-type="float" office:value="25.25">
            <text:p>25.25</text:p>
          </table:table-cell>
          <table:table-cell office:value-type="float" office:value="3720901">
            <text:p>3720901</text:p>
          </table:table-cell>
          <table:table-cell table:formula="of:=[.G1266]+[.$I$2]" office:value-type="float" office:value="12.6499999999998">
            <text:p>12.65</text:p>
          </table:table-cell>
          <table:table-cell table:formula="of:=SIN([.G1267])+[.$J$2]" office:value-type="float" office:value="0.0835319374908834">
            <text:p>0.0835319375</text:p>
          </table:table-cell>
          <table:table-cell table:number-columns-repeated="2"/>
        </table:table-row>
        <table:table-row table:style-name="ro1">
          <table:table-cell office:value-type="string">
            <text:p>2012-11-07</text:p>
          </table:table-cell>
          <table:table-cell office:value-type="float" office:value="25.39">
            <text:p>25.39</text:p>
          </table:table-cell>
          <table:table-cell office:value-type="float" office:value="25.64">
            <text:p>25.64</text:p>
          </table:table-cell>
          <table:table-cell office:value-type="float" office:value="25.22">
            <text:p>25.22</text:p>
          </table:table-cell>
          <table:table-cell office:value-type="float" office:value="25.51">
            <text:p>25.51</text:p>
          </table:table-cell>
          <table:table-cell office:value-type="float" office:value="8099973">
            <text:p>8099973</text:p>
          </table:table-cell>
          <table:table-cell table:formula="of:=[.G1267]+[.$I$2]" office:value-type="float" office:value="12.6599999999998">
            <text:p>12.66</text:p>
          </table:table-cell>
          <table:table-cell table:formula="of:=SIN([.G1268])+[.$J$2]" office:value-type="float" office:value="0.0934926458509447">
            <text:p>0.0934926459</text:p>
          </table:table-cell>
          <table:table-cell table:number-columns-repeated="2"/>
        </table:table-row>
        <table:table-row table:style-name="ro1">
          <table:table-cell office:value-type="string">
            <text:p>2012-11-08</text:p>
          </table:table-cell>
          <table:table-cell office:value-type="float" office:value="24.45">
            <text:p>24.45</text:p>
          </table:table-cell>
          <table:table-cell office:value-type="float" office:value="24.68">
            <text:p>24.68</text:p>
          </table:table-cell>
          <table:table-cell office:value-type="float" office:value="24.31">
            <text:p>24.31</text:p>
          </table:table-cell>
          <table:table-cell office:value-type="float" office:value="24.37">
            <text:p>24.37</text:p>
          </table:table-cell>
          <table:table-cell office:value-type="float" office:value="36934578">
            <text:p>36934578</text:p>
          </table:table-cell>
          <table:table-cell table:formula="of:=[.G1268]+[.$I$2]" office:value-type="float" office:value="12.6699999999998">
            <text:p>12.67</text:p>
          </table:table-cell>
          <table:table-cell table:formula="of:=SIN([.G1269])+[.$J$2]" office:value-type="float" office:value="0.103444005024331">
            <text:p>0.103444005</text:p>
          </table:table-cell>
          <table:table-cell table:number-columns-repeated="2"/>
        </table:table-row>
        <table:table-row table:style-name="ro1">
          <table:table-cell office:value-type="string">
            <text:p>2012-11-09</text:p>
          </table:table-cell>
          <table:table-cell office:value-type="float" office:value="24.25">
            <text:p>24.25</text:p>
          </table:table-cell>
          <table:table-cell office:value-type="float" office:value="24.65">
            <text:p>24.65</text:p>
          </table:table-cell>
          <table:table-cell office:value-type="float" office:value="24.21">
            <text:p>24.21</text:p>
          </table:table-cell>
          <table:table-cell office:value-type="float" office:value="24.56">
            <text:p>24.56</text:p>
          </table:table-cell>
          <table:table-cell office:value-type="float" office:value="10028478">
            <text:p>10028478</text:p>
          </table:table-cell>
          <table:table-cell table:formula="of:=[.G1269]+[.$I$2]" office:value-type="float" office:value="12.6799999999998">
            <text:p>12.68</text:p>
          </table:table-cell>
          <table:table-cell table:formula="of:=SIN([.G1270])+[.$J$2]" office:value-type="float" office:value="0.113385019883418">
            <text:p>0.1133850199</text:p>
          </table:table-cell>
          <table:table-cell table:number-columns-repeated="2"/>
        </table:table-row>
        <table:table-row table:style-name="ro1">
          <table:table-cell office:value-type="string">
            <text:p>2012-11-12</text:p>
          </table:table-cell>
          <table:table-cell office:value-type="float" office:value="24.5">
            <text:p>24.5</text:p>
          </table:table-cell>
          <table:table-cell office:value-type="float" office:value="24.73">
            <text:p>24.73</text:p>
          </table:table-cell>
          <table:table-cell office:value-type="float" office:value="24.43">
            <text:p>24.43</text:p>
          </table:table-cell>
          <table:table-cell office:value-type="float" office:value="24.45">
            <text:p>24.45</text:p>
          </table:table-cell>
          <table:table-cell office:value-type="float" office:value="4417259">
            <text:p>4417259</text:p>
          </table:table-cell>
          <table:table-cell table:formula="of:=[.G1270]+[.$I$2]" office:value-type="float" office:value="12.6899999999998">
            <text:p>12.69</text:p>
          </table:table-cell>
          <table:table-cell table:formula="of:=SIN([.G1271])+[.$J$2]" office:value-type="float" office:value="0.123314696335004">
            <text:p>0.1233146963</text:p>
          </table:table-cell>
          <table:table-cell table:number-columns-repeated="2"/>
        </table:table-row>
        <table:table-row table:style-name="ro1">
          <table:table-cell office:value-type="string">
            <text:p>2012-11-13</text:p>
          </table:table-cell>
          <table:table-cell office:value-type="float" office:value="24.45">
            <text:p>24.45</text:p>
          </table:table-cell>
          <table:table-cell office:value-type="float" office:value="24.52">
            <text:p>24.52</text:p>
          </table:table-cell>
          <table:table-cell table:number-columns-repeated="2" office:value-type="float" office:value="24.05">
            <text:p>24.05</text:p>
          </table:table-cell>
          <table:table-cell office:value-type="float" office:value="7017115">
            <text:p>7017115</text:p>
          </table:table-cell>
          <table:table-cell table:formula="of:=[.G1271]+[.$I$2]" office:value-type="float" office:value="12.6999999999998">
            <text:p>12.7</text:p>
          </table:table-cell>
          <table:table-cell table:formula="of:=SIN([.G1272])+[.$J$2]" office:value-type="float" office:value="0.133232041419719">
            <text:p>0.1332320414</text:p>
          </table:table-cell>
          <table:table-cell table:number-columns-repeated="2"/>
        </table:table-row>
        <table:table-row table:style-name="ro1">
          <table:table-cell office:value-type="string">
            <text:p>2012-11-14</text:p>
          </table:table-cell>
          <table:table-cell office:value-type="float" office:value="24.17">
            <text:p>24.17</text:p>
          </table:table-cell>
          <table:table-cell office:value-type="float" office:value="24.35">
            <text:p>24.35</text:p>
          </table:table-cell>
          <table:table-cell office:value-type="float" office:value="23.96">
            <text:p>23.96</text:p>
          </table:table-cell>
          <table:table-cell office:value-type="float" office:value="24.2">
            <text:p>24.2</text:p>
          </table:table-cell>
          <table:table-cell office:value-type="float" office:value="5072325">
            <text:p>5072325</text:p>
          </table:table-cell>
          <table:table-cell table:formula="of:=[.G1272]+[.$I$2]" office:value-type="float" office:value="12.7099999999998">
            <text:p>12.71</text:p>
          </table:table-cell>
          <table:table-cell table:formula="of:=SIN([.G1273])+[.$J$2]" office:value-type="float" office:value="0.143136063411317">
            <text:p>0.1431360634</text:p>
          </table:table-cell>
          <table:table-cell table:number-columns-repeated="2"/>
        </table:table-row>
        <table:table-row table:style-name="ro1">
          <table:table-cell office:value-type="string">
            <text:p>2012-11-15</text:p>
          </table:table-cell>
          <table:table-cell office:value-type="float" office:value="24.02">
            <text:p>24.02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23.91">
            <text:p>23.91</text:p>
          </table:table-cell>
          <table:table-cell office:value-type="float" office:value="439212">
            <text:p>439212</text:p>
          </table:table-cell>
          <table:table-cell table:formula="of:=[.G1273]+[.$I$2]" office:value-type="float" office:value="12.7199999999998">
            <text:p>12.72</text:p>
          </table:table-cell>
          <table:table-cell table:formula="of:=SIN([.G1274])+[.$J$2]" office:value-type="float" office:value="0.153025771915855">
            <text:p>0.1530257719</text:p>
          </table:table-cell>
          <table:table-cell table:number-columns-repeated="2"/>
        </table:table-row>
        <table:table-row table:style-name="ro1">
          <table:table-cell office:value-type="string">
            <text:p>2012-11-16</text:p>
          </table:table-cell>
          <table:table-cell office:value-type="float" office:value="24.02">
            <text:p>24.02</text:p>
          </table:table-cell>
          <table:table-cell office:value-type="float" office:value="24.03">
            <text:p>24.03</text:p>
          </table:table-cell>
          <table:table-cell office:value-type="float" office:value="23.63">
            <text:p>23.63</text:p>
          </table:table-cell>
          <table:table-cell office:value-type="float" office:value="23.66">
            <text:p>23.66</text:p>
          </table:table-cell>
          <table:table-cell office:value-type="float" office:value="7216116">
            <text:p>7216116</text:p>
          </table:table-cell>
          <table:table-cell table:formula="of:=[.G1274]+[.$I$2]" office:value-type="float" office:value="12.7299999999998">
            <text:p>12.73</text:p>
          </table:table-cell>
          <table:table-cell table:formula="of:=SIN([.G1275])+[.$J$2]" office:value-type="float" office:value="0.162900177970721">
            <text:p>0.162900178</text:p>
          </table:table-cell>
          <table:table-cell table:number-columns-repeated="2"/>
        </table:table-row>
        <table:table-row table:style-name="ro1">
          <table:table-cell office:value-type="string">
            <text:p>2012-11-19</text:p>
          </table:table-cell>
          <table:table-cell office:value-type="float" office:value="23.76">
            <text:p>23.76</text:p>
          </table:table-cell>
          <table:table-cell office:value-type="float" office:value="23.85">
            <text:p>23.85</text:p>
          </table:table-cell>
          <table:table-cell office:value-type="float" office:value="23.42">
            <text:p>23.42</text:p>
          </table:table-cell>
          <table:table-cell office:value-type="float" office:value="23.65">
            <text:p>23.65</text:p>
          </table:table-cell>
          <table:table-cell office:value-type="float" office:value="5956678">
            <text:p>5956678</text:p>
          </table:table-cell>
          <table:table-cell table:formula="of:=[.G1275]+[.$I$2]" office:value-type="float" office:value="12.7399999999998">
            <text:p>12.74</text:p>
          </table:table-cell>
          <table:table-cell table:formula="of:=SIN([.G1276])+[.$J$2]" office:value-type="float" office:value="0.172758294143541">
            <text:p>0.1727582941</text:p>
          </table:table-cell>
          <table:table-cell table:number-columns-repeated="2"/>
        </table:table-row>
        <table:table-row table:style-name="ro1">
          <table:table-cell office:value-type="string">
            <text:p>2012-11-20</text:p>
          </table:table-cell>
          <table:table-cell office:value-type="float" office:value="23.77">
            <text:p>23.77</text:p>
          </table:table-cell>
          <table:table-cell office:value-type="float" office:value="23.85">
            <text:p>23.85</text:p>
          </table:table-cell>
          <table:table-cell office:value-type="float" office:value="23.5">
            <text:p>23.5</text:p>
          </table:table-cell>
          <table:table-cell office:value-type="float" office:value="23.54">
            <text:p>23.54</text:p>
          </table:table-cell>
          <table:table-cell office:value-type="float" office:value="6200971">
            <text:p>6200971</text:p>
          </table:table-cell>
          <table:table-cell table:formula="of:=[.G1276]+[.$I$2]" office:value-type="float" office:value="12.7499999999998">
            <text:p>12.75</text:p>
          </table:table-cell>
          <table:table-cell table:formula="of:=SIN([.G1277])+[.$J$2]" office:value-type="float" office:value="0.18259913463091">
            <text:p>0.1825991346</text:p>
          </table:table-cell>
          <table:table-cell table:number-columns-repeated="2"/>
        </table:table-row>
        <table:table-row table:style-name="ro1">
          <table:table-cell office:value-type="string">
            <text:p>2012-11-21</text:p>
          </table:table-cell>
          <table:table-cell office:value-type="float" office:value="23.67">
            <text:p>23.67</text:p>
          </table:table-cell>
          <table:table-cell office:value-type="float" office:value="23.7">
            <text:p>23.7</text:p>
          </table:table-cell>
          <table:table-cell table:number-columns-repeated="2" office:value-type="float" office:value="23.52">
            <text:p>23.52</text:p>
          </table:table-cell>
          <table:table-cell office:value-type="float" office:value="4807505">
            <text:p>4807505</text:p>
          </table:table-cell>
          <table:table-cell table:formula="of:=[.G1277]+[.$I$2]" office:value-type="float" office:value="12.7599999999998">
            <text:p>12.76</text:p>
          </table:table-cell>
          <table:table-cell table:formula="of:=SIN([.G1278])+[.$J$2]" office:value-type="float" office:value="0.192421715356983">
            <text:p>0.1924217154</text:p>
          </table:table-cell>
          <table:table-cell table:number-columns-repeated="2"/>
        </table:table-row>
        <table:table-row table:style-name="ro1">
          <table:table-cell office:value-type="string">
            <text:p>2012-11-22</text:p>
          </table:table-cell>
          <table:table-cell office:value-type="float" office:value="23.67">
            <text:p>23.67</text:p>
          </table:table-cell>
          <table:table-cell office:value-type="float" office:value="23.9">
            <text:p>23.9</text:p>
          </table:table-cell>
          <table:table-cell office:value-type="float" office:value="23.62">
            <text:p>23.62</text:p>
          </table:table-cell>
          <table:table-cell office:value-type="float" office:value="23.74">
            <text:p>23.74</text:p>
          </table:table-cell>
          <table:table-cell office:value-type="float" office:value="5947640">
            <text:p>5947640</text:p>
          </table:table-cell>
          <table:table-cell table:formula="of:=[.G1278]+[.$I$2]" office:value-type="float" office:value="12.7699999999998">
            <text:p>12.77</text:p>
          </table:table-cell>
          <table:table-cell table:formula="of:=SIN([.G1279])+[.$J$2]" office:value-type="float" office:value="0.20222505407187">
            <text:p>0.2022250541</text:p>
          </table:table-cell>
          <table:table-cell table:number-columns-repeated="2"/>
        </table:table-row>
        <table:table-row table:style-name="ro1">
          <table:table-cell office:value-type="string">
            <text:p>2012-11-23</text:p>
          </table:table-cell>
          <table:table-cell office:value-type="float" office:value="23.75">
            <text:p>23.75</text:p>
          </table:table-cell>
          <table:table-cell office:value-type="float" office:value="23.78">
            <text:p>23.78</text:p>
          </table:table-cell>
          <table:table-cell office:value-type="float" office:value="23.5">
            <text:p>23.5</text:p>
          </table:table-cell>
          <table:table-cell office:value-type="float" office:value="23.6">
            <text:p>23.6</text:p>
          </table:table-cell>
          <table:table-cell office:value-type="float" office:value="5878046">
            <text:p>5878046</text:p>
          </table:table-cell>
          <table:table-cell table:formula="of:=[.G1279]+[.$I$2]" office:value-type="float" office:value="12.7799999999998">
            <text:p>12.78</text:p>
          </table:table-cell>
          <table:table-cell table:formula="of:=SIN([.G1280])+[.$J$2]" office:value-type="float" office:value="0.21200817044987">
            <text:p>0.2120081704</text:p>
          </table:table-cell>
          <table:table-cell table:number-columns-repeated="2"/>
        </table:table-row>
        <table:table-row table:style-name="ro1">
          <table:table-cell office:value-type="string">
            <text:p>2012-11-26</text:p>
          </table:table-cell>
          <table:table-cell office:value-type="float" office:value="23.64">
            <text:p>23.64</text:p>
          </table:table-cell>
          <table:table-cell office:value-type="float" office:value="23.71">
            <text:p>23.71</text:p>
          </table:table-cell>
          <table:table-cell office:value-type="float" office:value="23.5">
            <text:p>23.5</text:p>
          </table:table-cell>
          <table:table-cell office:value-type="float" office:value="23.57">
            <text:p>23.57</text:p>
          </table:table-cell>
          <table:table-cell office:value-type="float" office:value="3972143">
            <text:p>3972143</text:p>
          </table:table-cell>
          <table:table-cell table:formula="of:=[.G1280]+[.$I$2]" office:value-type="float" office:value="12.7899999999998">
            <text:p>12.79</text:p>
          </table:table-cell>
          <table:table-cell table:formula="of:=SIN([.G1281])+[.$J$2]" office:value-type="float" office:value="0.221770086187499">
            <text:p>0.2217700862</text:p>
          </table:table-cell>
          <table:table-cell table:number-columns-repeated="2"/>
        </table:table-row>
        <table:table-row table:style-name="ro1">
          <table:table-cell office:value-type="string">
            <text:p>2012-11-27</text:p>
          </table:table-cell>
          <table:table-cell office:value-type="float" office:value="23.52">
            <text:p>23.52</text:p>
          </table:table-cell>
          <table:table-cell office:value-type="float" office:value="23.84">
            <text:p>23.84</text:p>
          </table:table-cell>
          <table:table-cell office:value-type="float" office:value="23.52">
            <text:p>23.52</text:p>
          </table:table-cell>
          <table:table-cell office:value-type="float" office:value="23.81">
            <text:p>23.81</text:p>
          </table:table-cell>
          <table:table-cell office:value-type="float" office:value="5960376">
            <text:p>5960376</text:p>
          </table:table-cell>
          <table:table-cell table:formula="of:=[.G1281]+[.$I$2]" office:value-type="float" office:value="12.7999999999998">
            <text:p>12.8</text:p>
          </table:table-cell>
          <table:table-cell table:formula="of:=SIN([.G1282])+[.$J$2]" office:value-type="float" office:value="0.231509825101316">
            <text:p>0.2315098251</text:p>
          </table:table-cell>
          <table:table-cell table:number-columns-repeated="2"/>
        </table:table-row>
        <table:table-row table:style-name="ro1">
          <table:table-cell office:value-type="string">
            <text:p>2012-11-28</text:p>
          </table:table-cell>
          <table:table-cell office:value-type="float" office:value="23.76">
            <text:p>23.76</text:p>
          </table:table-cell>
          <table:table-cell office:value-type="float" office:value="23.83">
            <text:p>23.83</text:p>
          </table:table-cell>
          <table:table-cell office:value-type="float" office:value="23.7">
            <text:p>23.7</text:p>
          </table:table-cell>
          <table:table-cell office:value-type="float" office:value="23.82">
            <text:p>23.82</text:p>
          </table:table-cell>
          <table:table-cell office:value-type="float" office:value="4514743">
            <text:p>4514743</text:p>
          </table:table-cell>
          <table:table-cell table:formula="of:=[.G1282]+[.$I$2]" office:value-type="float" office:value="12.8099999999998">
            <text:p>12.81</text:p>
          </table:table-cell>
          <table:table-cell table:formula="of:=SIN([.G1283])+[.$J$2]" office:value-type="float" office:value="0.241226413225547">
            <text:p>0.2412264132</text:p>
          </table:table-cell>
          <table:table-cell table:number-columns-repeated="2"/>
        </table:table-row>
        <table:table-row table:style-name="ro1">
          <table:table-cell office:value-type="string">
            <text:p>2012-11-29</text:p>
          </table:table-cell>
          <table:table-cell office:value-type="float" office:value="23.85">
            <text:p>23.85</text:p>
          </table:table-cell>
          <table:table-cell office:value-type="float" office:value="24.115">
            <text:p>24.115</text:p>
          </table:table-cell>
          <table:table-cell office:value-type="float" office:value="23.83">
            <text:p>23.83</text:p>
          </table:table-cell>
          <table:table-cell office:value-type="float" office:value="24.09">
            <text:p>24.09</text:p>
          </table:table-cell>
          <table:table-cell office:value-type="float" office:value="7641624">
            <text:p>7641624</text:p>
          </table:table-cell>
          <table:table-cell table:formula="of:=[.G1283]+[.$I$2]" office:value-type="float" office:value="12.8199999999998">
            <text:p>12.82</text:p>
          </table:table-cell>
          <table:table-cell table:formula="of:=SIN([.G1284])+[.$J$2]" office:value-type="float" office:value="0.250918878909478">
            <text:p>0.2509188789</text:p>
          </table:table-cell>
          <table:table-cell table:number-columns-repeated="2"/>
        </table:table-row>
        <table:table-row table:style-name="ro1">
          <table:table-cell office:value-type="string">
            <text:p>2012-11-30</text:p>
          </table:table-cell>
          <table:table-cell office:value-type="float" office:value="24.2">
            <text:p>24.2</text:p>
          </table:table-cell>
          <table:table-cell office:value-type="float" office:value="24.45">
            <text:p>24.45</text:p>
          </table:table-cell>
          <table:table-cell office:value-type="float" office:value="24.14">
            <text:p>24.14</text:p>
          </table:table-cell>
          <table:table-cell office:value-type="float" office:value="24.36">
            <text:p>24.36</text:p>
          </table:table-cell>
          <table:table-cell office:value-type="float" office:value="14476658">
            <text:p>14476658</text:p>
          </table:table-cell>
          <table:table-cell table:formula="of:=[.G1284]+[.$I$2]" office:value-type="float" office:value="12.8299999999998">
            <text:p>12.83</text:p>
          </table:table-cell>
          <table:table-cell table:formula="of:=SIN([.G1285])+[.$J$2]" office:value-type="float" office:value="0.260586252914615">
            <text:p>0.2605862529</text:p>
          </table:table-cell>
          <table:table-cell table:number-columns-repeated="2"/>
        </table:table-row>
        <table:table-row table:style-name="ro1">
          <table:table-cell office:value-type="string">
            <text:p>2012-12-03</text:p>
          </table:table-cell>
          <table:table-cell office:value-type="float" office:value="24.45">
            <text:p>24.45</text:p>
          </table:table-cell>
          <table:table-cell office:value-type="float" office:value="24.76">
            <text:p>24.76</text:p>
          </table:table-cell>
          <table:table-cell office:value-type="float" office:value="24.4">
            <text:p>24.4</text:p>
          </table:table-cell>
          <table:table-cell office:value-type="float" office:value="24.69">
            <text:p>24.69</text:p>
          </table:table-cell>
          <table:table-cell office:value-type="float" office:value="7524444">
            <text:p>7524444</text:p>
          </table:table-cell>
          <table:table-cell table:formula="of:=[.G1285]+[.$I$2]" office:value-type="float" office:value="12.8399999999998">
            <text:p>12.84</text:p>
          </table:table-cell>
          <table:table-cell table:formula="of:=SIN([.G1286])+[.$J$2]" office:value-type="float" office:value="0.270227568511616">
            <text:p>0.2702275685</text:p>
          </table:table-cell>
          <table:table-cell table:number-columns-repeated="2"/>
        </table:table-row>
        <table:table-row table:style-name="ro1">
          <table:table-cell office:value-type="string">
            <text:p>2012-12-04</text:p>
          </table:table-cell>
          <table:table-cell office:value-type="float" office:value="24.64">
            <text:p>24.64</text:p>
          </table:table-cell>
          <table:table-cell office:value-type="float" office:value="24.74">
            <text:p>24.74</text:p>
          </table:table-cell>
          <table:table-cell office:value-type="float" office:value="24.51">
            <text:p>24.51</text:p>
          </table:table-cell>
          <table:table-cell office:value-type="float" office:value="24.59">
            <text:p>24.59</text:p>
          </table:table-cell>
          <table:table-cell office:value-type="float" office:value="6712454">
            <text:p>6712454</text:p>
          </table:table-cell>
          <table:table-cell table:formula="of:=[.G1286]+[.$I$2]" office:value-type="float" office:value="12.8499999999998">
            <text:p>12.85</text:p>
          </table:table-cell>
          <table:table-cell table:formula="of:=SIN([.G1287])+[.$J$2]" office:value-type="float" office:value="0.279841861576954">
            <text:p>0.2798418616</text:p>
          </table:table-cell>
          <table:table-cell table:number-columns-repeated="2"/>
        </table:table-row>
        <table:table-row table:style-name="ro1">
          <table:table-cell office:value-type="string">
            <text:p>2012-12-05</text:p>
          </table:table-cell>
          <table:table-cell office:value-type="float" office:value="24.64">
            <text:p>24.64</text:p>
          </table:table-cell>
          <table:table-cell office:value-type="float" office:value="24.85">
            <text:p>24.85</text:p>
          </table:table-cell>
          <table:table-cell office:value-type="float" office:value="24.59">
            <text:p>24.59</text:p>
          </table:table-cell>
          <table:table-cell office:value-type="float" office:value="24.77">
            <text:p>24.77</text:p>
          </table:table-cell>
          <table:table-cell office:value-type="float" office:value="4125206">
            <text:p>4125206</text:p>
          </table:table-cell>
          <table:table-cell table:formula="of:=[.G1287]+[.$I$2]" office:value-type="float" office:value="12.8599999999998">
            <text:p>12.86</text:p>
          </table:table-cell>
          <table:table-cell table:formula="of:=SIN([.G1288])+[.$J$2]" office:value-type="float" office:value="0.289428170689336">
            <text:p>0.2894281707</text:p>
          </table:table-cell>
          <table:table-cell table:number-columns-repeated="2"/>
        </table:table-row>
        <table:table-row table:style-name="ro1">
          <table:table-cell office:value-type="string">
            <text:p>2012-12-06</text:p>
          </table:table-cell>
          <table:table-cell office:value-type="float" office:value="24.86">
            <text:p>24.86</text:p>
          </table:table-cell>
          <table:table-cell office:value-type="float" office:value="24.9">
            <text:p>24.9</text:p>
          </table:table-cell>
          <table:table-cell office:value-type="float" office:value="24.625">
            <text:p>24.625</text:p>
          </table:table-cell>
          <table:table-cell office:value-type="float" office:value="24.72">
            <text:p>24.72</text:p>
          </table:table-cell>
          <table:table-cell office:value-type="float" office:value="5441103">
            <text:p>5441103</text:p>
          </table:table-cell>
          <table:table-cell table:formula="of:=[.G1288]+[.$I$2]" office:value-type="float" office:value="12.8699999999998">
            <text:p>12.87</text:p>
          </table:table-cell>
          <table:table-cell table:formula="of:=SIN([.G1289])+[.$J$2]" office:value-type="float" office:value="0.298985537225838">
            <text:p>0.2989855372</text:p>
          </table:table-cell>
          <table:table-cell table:number-columns-repeated="2"/>
        </table:table-row>
        <table:table-row table:style-name="ro1">
          <table:table-cell office:value-type="string">
            <text:p>2012-12-07</text:p>
          </table:table-cell>
          <table:table-cell office:value-type="float" office:value="24.82">
            <text:p>24.82</text:p>
          </table:table-cell>
          <table:table-cell office:value-type="float" office:value="24.94">
            <text:p>24.94</text:p>
          </table:table-cell>
          <table:table-cell office:value-type="float" office:value="24.8">
            <text:p>24.8</text:p>
          </table:table-cell>
          <table:table-cell office:value-type="float" office:value="24.89">
            <text:p>24.89</text:p>
          </table:table-cell>
          <table:table-cell office:value-type="float" office:value="4290970">
            <text:p>4290970</text:p>
          </table:table-cell>
          <table:table-cell table:formula="of:=[.G1289]+[.$I$2]" office:value-type="float" office:value="12.8799999999998">
            <text:p>12.88</text:p>
          </table:table-cell>
          <table:table-cell table:formula="of:=SIN([.G1290])+[.$J$2]" office:value-type="float" office:value="0.308513005457771">
            <text:p>0.3085130055</text:p>
          </table:table-cell>
          <table:table-cell table:number-columns-repeated="2"/>
        </table:table-row>
        <table:table-row table:style-name="ro1">
          <table:table-cell office:value-type="string">
            <text:p>2012-12-10</text:p>
          </table:table-cell>
          <table:table-cell office:value-type="float" office:value="24.87">
            <text:p>24.87</text:p>
          </table:table-cell>
          <table:table-cell office:value-type="float" office:value="24.99">
            <text:p>24.99</text:p>
          </table:table-cell>
          <table:table-cell office:value-type="float" office:value="24.79">
            <text:p>24.79</text:p>
          </table:table-cell>
          <table:table-cell office:value-type="float" office:value="24.84">
            <text:p>24.84</text:p>
          </table:table-cell>
          <table:table-cell office:value-type="float" office:value="3371634">
            <text:p>3371634</text:p>
          </table:table-cell>
          <table:table-cell table:formula="of:=[.G1290]+[.$I$2]" office:value-type="float" office:value="12.8899999999998">
            <text:p>12.89</text:p>
          </table:table-cell>
          <table:table-cell table:formula="of:=SIN([.G1291])+[.$J$2]" office:value-type="float" office:value="0.318009622646252">
            <text:p>0.3180096226</text:p>
          </table:table-cell>
          <table:table-cell table:number-columns-repeated="2"/>
        </table:table-row>
        <table:table-row table:style-name="ro1">
          <table:table-cell office:value-type="string">
            <text:p>2012-12-11</text:p>
          </table:table-cell>
          <table:table-cell office:value-type="float" office:value="24.95">
            <text:p>24.95</text:p>
          </table:table-cell>
          <table:table-cell office:value-type="float" office:value="24.97">
            <text:p>24.97</text:p>
          </table:table-cell>
          <table:table-cell office:value-type="float" office:value="24.79">
            <text:p>24.79</text:p>
          </table:table-cell>
          <table:table-cell office:value-type="float" office:value="24.89">
            <text:p>24.89</text:p>
          </table:table-cell>
          <table:table-cell office:value-type="float" office:value="5587470">
            <text:p>5587470</text:p>
          </table:table-cell>
          <table:table-cell table:formula="of:=[.G1291]+[.$I$2]" office:value-type="float" office:value="12.8999999999998">
            <text:p>12.9</text:p>
          </table:table-cell>
          <table:table-cell table:formula="of:=SIN([.G1292])+[.$J$2]" office:value-type="float" office:value="0.327474439137475">
            <text:p>0.3274744391</text:p>
          </table:table-cell>
          <table:table-cell table:number-columns-repeated="2"/>
        </table:table-row>
        <table:table-row table:style-name="ro1">
          <table:table-cell office:value-type="string">
            <text:p>2012-12-12</text:p>
          </table:table-cell>
          <table:table-cell office:value-type="float" office:value="24.97">
            <text:p>24.97</text:p>
          </table:table-cell>
          <table:table-cell office:value-type="float" office:value="24.99">
            <text:p>24.99</text:p>
          </table:table-cell>
          <table:table-cell office:value-type="float" office:value="24.66">
            <text:p>24.66</text:p>
          </table:table-cell>
          <table:table-cell office:value-type="float" office:value="24.7">
            <text:p>24.7</text:p>
          </table:table-cell>
          <table:table-cell office:value-type="float" office:value="6093764">
            <text:p>6093764</text:p>
          </table:table-cell>
          <table:table-cell table:formula="of:=[.G1292]+[.$I$2]" office:value-type="float" office:value="12.9099999999998">
            <text:p>12.91</text:p>
          </table:table-cell>
          <table:table-cell table:formula="of:=SIN([.G1293])+[.$J$2]" office:value-type="float" office:value="0.336906508457679">
            <text:p>0.3369065085</text:p>
          </table:table-cell>
          <table:table-cell table:number-columns-repeated="2"/>
        </table:table-row>
        <table:table-row table:style-name="ro1">
          <table:table-cell office:value-type="string">
            <text:p>2012-12-13</text:p>
          </table:table-cell>
          <table:table-cell office:value-type="float" office:value="24.65">
            <text:p>24.65</text:p>
          </table:table-cell>
          <table:table-cell office:value-type="float" office:value="24.85">
            <text:p>24.85</text:p>
          </table:table-cell>
          <table:table-cell office:value-type="float" office:value="24.65">
            <text:p>24.65</text:p>
          </table:table-cell>
          <table:table-cell office:value-type="float" office:value="24.68">
            <text:p>24.68</text:p>
          </table:table-cell>
          <table:table-cell office:value-type="float" office:value="5808797">
            <text:p>5808797</text:p>
          </table:table-cell>
          <table:table-cell table:formula="of:=[.G1293]+[.$I$2]" office:value-type="float" office:value="12.9199999999998">
            <text:p>12.92</text:p>
          </table:table-cell>
          <table:table-cell table:formula="of:=SIN([.G1294])+[.$J$2]" office:value-type="float" office:value="0.346304887407791">
            <text:p>0.3463048874</text:p>
          </table:table-cell>
          <table:table-cell table:number-columns-repeated="2"/>
        </table:table-row>
        <table:table-row table:style-name="ro1">
          <table:table-cell office:value-type="string">
            <text:p>2012-12-14</text:p>
          </table:table-cell>
          <table:table-cell office:value-type="float" office:value="24.82">
            <text:p>24.82</text:p>
          </table:table-cell>
          <table:table-cell office:value-type="float" office:value="24.83">
            <text:p>24.83</text:p>
          </table:table-cell>
          <table:table-cell table:number-columns-repeated="2" office:value-type="float" office:value="24.65">
            <text:p>24.65</text:p>
          </table:table-cell>
          <table:table-cell office:value-type="float" office:value="4794585">
            <text:p>4794585</text:p>
          </table:table-cell>
          <table:table-cell table:formula="of:=[.G1294]+[.$I$2]" office:value-type="float" office:value="12.9299999999998">
            <text:p>12.93</text:p>
          </table:table-cell>
          <table:table-cell table:formula="of:=SIN([.G1295])+[.$J$2]" office:value-type="float" office:value="0.35566863615775">
            <text:p>0.3556686362</text:p>
          </table:table-cell>
          <table:table-cell table:number-columns-repeated="2"/>
        </table:table-row>
        <table:table-row table:style-name="ro1">
          <table:table-cell office:value-type="string">
            <text:p>2012-12-17</text:p>
          </table:table-cell>
          <table:table-cell office:value-type="float" office:value="24.52">
            <text:p>24.52</text:p>
          </table:table-cell>
          <table:table-cell office:value-type="float" office:value="24.615">
            <text:p>24.615</text:p>
          </table:table-cell>
          <table:table-cell office:value-type="float" office:value="24.39">
            <text:p>24.39</text:p>
          </table:table-cell>
          <table:table-cell office:value-type="float" office:value="24.49">
            <text:p>24.49</text:p>
          </table:table-cell>
          <table:table-cell office:value-type="float" office:value="4428170">
            <text:p>4428170</text:p>
          </table:table-cell>
          <table:table-cell table:formula="of:=[.G1295]+[.$I$2]" office:value-type="float" office:value="12.9399999999998">
            <text:p>12.94</text:p>
          </table:table-cell>
          <table:table-cell table:formula="of:=SIN([.G1296])+[.$J$2]" office:value-type="float" office:value="0.364996818340482">
            <text:p>0.3649968183</text:p>
          </table:table-cell>
          <table:table-cell table:number-columns-repeated="2"/>
        </table:table-row>
        <table:table-row table:style-name="ro1">
          <table:table-cell office:value-type="string">
            <text:p>2012-12-18</text:p>
          </table:table-cell>
          <table:table-cell office:value-type="float" office:value="24.49">
            <text:p>24.49</text:p>
          </table:table-cell>
          <table:table-cell office:value-type="float" office:value="24.69">
            <text:p>24.69</text:p>
          </table:table-cell>
          <table:table-cell office:value-type="float" office:value="24.49">
            <text:p>24.49</text:p>
          </table:table-cell>
          <table:table-cell office:value-type="float" office:value="24.51">
            <text:p>24.51</text:p>
          </table:table-cell>
          <table:table-cell office:value-type="float" office:value="5596432">
            <text:p>5596432</text:p>
          </table:table-cell>
          <table:table-cell table:formula="of:=[.G1296]+[.$I$2]" office:value-type="float" office:value="12.9499999999998">
            <text:p>12.95</text:p>
          </table:table-cell>
          <table:table-cell table:formula="of:=SIN([.G1297])+[.$J$2]" office:value-type="float" office:value="0.374288501145543">
            <text:p>0.3742885011</text:p>
          </table:table-cell>
          <table:table-cell table:number-columns-repeated="2"/>
        </table:table-row>
        <table:table-row table:style-name="ro1">
          <table:table-cell office:value-type="string">
            <text:p>2012-12-19</text:p>
          </table:table-cell>
          <table:table-cell table:number-columns-repeated="2" office:value-type="float" office:value="24.72">
            <text:p>24.72</text:p>
          </table:table-cell>
          <table:table-cell office:value-type="float" office:value="24.47">
            <text:p>24.47</text:p>
          </table:table-cell>
          <table:table-cell office:value-type="float" office:value="24.64">
            <text:p>24.64</text:p>
          </table:table-cell>
          <table:table-cell office:value-type="float" office:value="4750038">
            <text:p>4750038</text:p>
          </table:table-cell>
          <table:table-cell table:formula="of:=[.G1297]+[.$I$2]" office:value-type="float" office:value="12.9599999999998">
            <text:p>12.96</text:p>
          </table:table-cell>
          <table:table-cell table:formula="of:=SIN([.G1298])+[.$J$2]" office:value-type="float" office:value="0.383542755412395">
            <text:p>0.3835427554</text:p>
          </table:table-cell>
          <table:table-cell table:number-columns-repeated="2"/>
        </table:table-row>
        <table:table-row table:style-name="ro1">
          <table:table-cell office:value-type="string">
            <text:p>2012-12-20</text:p>
          </table:table-cell>
          <table:table-cell office:value-type="float" office:value="24.72">
            <text:p>24.72</text:p>
          </table:table-cell>
          <table:table-cell office:value-type="float" office:value="24.95">
            <text:p>24.95</text:p>
          </table:table-cell>
          <table:table-cell office:value-type="float" office:value="24.62">
            <text:p>24.62</text:p>
          </table:table-cell>
          <table:table-cell office:value-type="float" office:value="24.8">
            <text:p>24.8</text:p>
          </table:table-cell>
          <table:table-cell office:value-type="float" office:value="10181951">
            <text:p>10181951</text:p>
          </table:table-cell>
          <table:table-cell table:formula="of:=[.G1298]+[.$I$2]" office:value-type="float" office:value="12.9699999999998">
            <text:p>12.97</text:p>
          </table:table-cell>
          <table:table-cell table:formula="of:=SIN([.G1299])+[.$J$2]" office:value-type="float" office:value="0.392758655723324">
            <text:p>0.3927586557</text:p>
          </table:table-cell>
          <table:table-cell table:number-columns-repeated="2"/>
        </table:table-row>
        <table:table-row table:style-name="ro1">
          <table:table-cell office:value-type="string">
            <text:p>2012-12-21</text:p>
          </table:table-cell>
          <table:table-cell office:value-type="float" office:value="24.98">
            <text:p>24.98</text:p>
          </table:table-cell>
          <table:table-cell office:value-type="float" office:value="25.1">
            <text:p>25.1</text:p>
          </table:table-cell>
          <table:table-cell office:value-type="float" office:value="24.885">
            <text:p>24.885</text:p>
          </table:table-cell>
          <table:table-cell office:value-type="float" office:value="24.95">
            <text:p>24.95</text:p>
          </table:table-cell>
          <table:table-cell office:value-type="float" office:value="11350696">
            <text:p>11350696</text:p>
          </table:table-cell>
          <table:table-cell table:formula="of:=[.G1299]+[.$I$2]" office:value-type="float" office:value="12.9799999999998">
            <text:p>12.98</text:p>
          </table:table-cell>
          <table:table-cell table:formula="of:=SIN([.G1300])+[.$J$2]" office:value-type="float" office:value="0.401935280495979">
            <text:p>0.4019352805</text:p>
          </table:table-cell>
          <table:table-cell table:number-columns-repeated="2"/>
        </table:table-row>
        <table:table-row table:style-name="ro1">
          <table:table-cell office:value-type="string">
            <text:p>2012-12-24</text:p>
          </table:table-cell>
          <table:table-cell office:value-type="float" office:value="24.9">
            <text:p>24.9</text:p>
          </table:table-cell>
          <table:table-cell office:value-type="float" office:value="25.02">
            <text:p>25.02</text:p>
          </table:table-cell>
          <table:table-cell office:value-type="float" office:value="24.9">
            <text:p>24.9</text:p>
          </table:table-cell>
          <table:table-cell office:value-type="float" office:value="24.97">
            <text:p>24.97</text:p>
          </table:table-cell>
          <table:table-cell office:value-type="float" office:value="921329">
            <text:p>921329</text:p>
          </table:table-cell>
          <table:table-cell table:formula="of:=[.G1300]+[.$I$2]" office:value-type="float" office:value="12.9899999999998">
            <text:p>12.99</text:p>
          </table:table-cell>
          <table:table-cell table:formula="of:=SIN([.G1301])+[.$J$2]" office:value-type="float" office:value="0.411071712075529">
            <text:p>0.4110717121</text:p>
          </table:table-cell>
          <table:table-cell table:number-columns-repeated="2"/>
        </table:table-row>
        <table:table-row table:style-name="ro1">
          <table:table-cell office:value-type="string">
            <text:p>2012-12-25</text:p>
          </table:table-cell>
          <table:table-cell table:number-columns-repeated="4" office:value-type="float" office:value="24.97">
            <text:p>24.97</text:p>
          </table:table-cell>
          <table:table-cell office:value-type="float" office:value="0">
            <text:p>0</text:p>
          </table:table-cell>
          <table:table-cell table:formula="of:=[.G1301]+[.$I$2]" office:value-type="float" office:value="12.9999999999998">
            <text:p>13</text:p>
          </table:table-cell>
          <table:table-cell table:formula="of:=SIN([.G1302])+[.$J$2]" office:value-type="float" office:value="0.42016703682643">
            <text:p>0.4201670368</text:p>
          </table:table-cell>
          <table:table-cell table:number-columns-repeated="2"/>
        </table:table-row>
        <table:table-row table:style-name="ro1">
          <table:table-cell office:value-type="string">
            <text:p>2012-12-26</text:p>
          </table:table-cell>
          <table:table-cell table:number-columns-repeated="4" office:value-type="float" office:value="24.97">
            <text:p>24.97</text:p>
          </table:table-cell>
          <table:table-cell office:value-type="float" office:value="0">
            <text:p>0</text:p>
          </table:table-cell>
          <table:table-cell table:formula="of:=[.G1302]+[.$I$2]" office:value-type="float" office:value="13.0099999999998">
            <text:p>13.01</text:p>
          </table:table-cell>
          <table:table-cell table:formula="of:=SIN([.G1303])+[.$J$2]" office:value-type="float" office:value="0.429220345223786">
            <text:p>0.4292203452</text:p>
          </table:table-cell>
          <table:table-cell table:number-columns-repeated="2"/>
        </table:table-row>
        <table:table-row table:style-name="ro1">
          <table:table-cell office:value-type="string">
            <text:p>2012-12-27</text:p>
          </table:table-cell>
          <table:table-cell office:value-type="float" office:value="24.91">
            <text:p>24.91</text:p>
          </table:table-cell>
          <table:table-cell office:value-type="float" office:value="24.98">
            <text:p>24.98</text:p>
          </table:table-cell>
          <table:table-cell office:value-type="float" office:value="24.85">
            <text:p>24.85</text:p>
          </table:table-cell>
          <table:table-cell office:value-type="float" office:value="24.91">
            <text:p>24.91</text:p>
          </table:table-cell>
          <table:table-cell office:value-type="float" office:value="1403948">
            <text:p>1403948</text:p>
          </table:table-cell>
          <table:table-cell table:formula="of:=[.G1303]+[.$I$2]" office:value-type="float" office:value="13.0199999999998">
            <text:p>13.02</text:p>
          </table:table-cell>
          <table:table-cell table:formula="of:=SIN([.G1304])+[.$J$2]" office:value-type="float" office:value="0.438230731944303">
            <text:p>0.4382307319</text:p>
          </table:table-cell>
          <table:table-cell table:number-columns-repeated="2"/>
        </table:table-row>
        <table:table-row table:style-name="ro1">
          <table:table-cell office:value-type="string">
            <text:p>2012-12-28</text:p>
          </table:table-cell>
          <table:table-cell office:value-type="float" office:value="24.92">
            <text:p>24.92</text:p>
          </table:table-cell>
          <table:table-cell office:value-type="float" office:value="25.08">
            <text:p>25.08</text:p>
          </table:table-cell>
          <table:table-cell office:value-type="float" office:value="24.92">
            <text:p>24.92</text:p>
          </table:table-cell>
          <table:table-cell office:value-type="float" office:value="25">
            <text:p>25</text:p>
          </table:table-cell>
          <table:table-cell office:value-type="float" office:value="1829169">
            <text:p>1829169</text:p>
          </table:table-cell>
          <table:table-cell table:formula="of:=[.G1304]+[.$I$2]" office:value-type="float" office:value="13.0299999999998">
            <text:p>13.03</text:p>
          </table:table-cell>
          <table:table-cell table:formula="of:=SIN([.G1305])+[.$J$2]" office:value-type="float" office:value="0.447197295956816">
            <text:p>0.447197296</text:p>
          </table:table-cell>
          <table:table-cell table:number-columns-repeated="2"/>
        </table:table-row>
        <table:table-row table:style-name="ro1">
          <table:table-cell office:value-type="string">
            <text:p>2012-12-31</text:p>
          </table:table-cell>
          <table:table-cell office:value-type="float" office:value="24.95">
            <text:p>24.95</text:p>
          </table:table-cell>
          <table:table-cell office:value-type="float" office:value="25.07">
            <text:p>25.07</text:p>
          </table:table-cell>
          <table:table-cell office:value-type="float" office:value="24.87">
            <text:p>24.87</text:p>
          </table:table-cell>
          <table:table-cell office:value-type="float" office:value="25.05">
            <text:p>25.05</text:p>
          </table:table-cell>
          <table:table-cell office:value-type="float" office:value="2103529">
            <text:p>2103529</text:p>
          </table:table-cell>
          <table:table-cell table:formula="of:=[.G1305]+[.$I$2]" office:value-type="float" office:value="13.0399999999998">
            <text:p>13.04</text:p>
          </table:table-cell>
          <table:table-cell table:formula="of:=SIN([.G1306])+[.$J$2]" office:value-type="float" office:value="0.456119140612396">
            <text:p>0.4561191406</text:p>
          </table:table-cell>
          <table:table-cell table:number-columns-repeated="2"/>
        </table:table-row>
        <table:table-row table:style-name="ro1">
          <table:table-cell office:value-type="string">
            <text:p>2013-01-01</text:p>
          </table:table-cell>
          <table:table-cell table:number-columns-repeated="4" office:value-type="float" office:value="25.05">
            <text:p>25.05</text:p>
          </table:table-cell>
          <table:table-cell office:value-type="float" office:value="0">
            <text:p>0</text:p>
          </table:table-cell>
          <table:table-cell table:formula="of:=[.G1306]+[.$I$2]" office:value-type="float" office:value="13.0499999999998">
            <text:p>13.05</text:p>
          </table:table-cell>
          <table:table-cell table:formula="of:=SIN([.G1307])+[.$J$2]" office:value-type="float" office:value="0.464995373734014">
            <text:p>0.4649953737</text:p>
          </table:table-cell>
          <table:table-cell table:number-columns-repeated="2"/>
        </table:table-row>
        <table:table-row table:style-name="ro1">
          <table:table-cell office:value-type="string">
            <text:p>2013-01-02</text:p>
          </table:table-cell>
          <table:table-cell office:value-type="float" office:value="25.09">
            <text:p>25.09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office:value-type="float" office:value="25.09">
            <text:p>25.09</text:p>
          </table:table-cell>
          <table:table-cell office:value-type="float" office:value="2350937">
            <text:p>2350937</text:p>
          </table:table-cell>
          <table:table-cell table:formula="of:=[.G1307]+[.$I$2]" office:value-type="float" office:value="13.0599999999998">
            <text:p>13.06</text:p>
          </table:table-cell>
          <table:table-cell table:formula="of:=SIN([.G1308])+[.$J$2]" office:value-type="float" office:value="0.473825107705752">
            <text:p>0.4738251077</text:p>
          </table:table-cell>
          <table:table-cell table:number-columns-repeated="2"/>
        </table:table-row>
        <table:table-row table:style-name="ro1">
          <table:table-cell office:value-type="string">
            <text:p>2013-01-03</text:p>
          </table:table-cell>
          <table:table-cell table:number-columns-repeated="2" office:value-type="float" office:value="25.27">
            <text:p>25.27</text:p>
          </table:table-cell>
          <table:table-cell office:value-type="float" office:value="25.12">
            <text:p>25.12</text:p>
          </table:table-cell>
          <table:table-cell office:value-type="float" office:value="25.18">
            <text:p>25.18</text:p>
          </table:table-cell>
          <table:table-cell office:value-type="float" office:value="3074919">
            <text:p>3074919</text:p>
          </table:table-cell>
          <table:table-cell table:formula="of:=[.G1308]+[.$I$2]" office:value-type="float" office:value="13.0699999999998">
            <text:p>13.07</text:p>
          </table:table-cell>
          <table:table-cell table:formula="of:=SIN([.G1309])+[.$J$2]" office:value-type="float" office:value="0.482607459561574">
            <text:p>0.4826074596</text:p>
          </table:table-cell>
          <table:table-cell table:number-columns-repeated="2"/>
        </table:table-row>
        <table:table-row table:style-name="ro1">
          <table:table-cell office:value-type="string">
            <text:p>2013-01-04</text:p>
          </table:table-cell>
          <table:table-cell table:number-columns-repeated="2" office:value-type="float" office:value="25.3">
            <text:p>25.3</text:p>
          </table:table-cell>
          <table:table-cell office:value-type="float" office:value="25.18">
            <text:p>25.18</text:p>
          </table:table-cell>
          <table:table-cell office:value-type="float" office:value="25.26">
            <text:p>25.26</text:p>
          </table:table-cell>
          <table:table-cell office:value-type="float" office:value="2933711">
            <text:p>2933711</text:p>
          </table:table-cell>
          <table:table-cell table:formula="of:=[.G1309]+[.$I$2]" office:value-type="float" office:value="13.0799999999998">
            <text:p>13.08</text:p>
          </table:table-cell>
          <table:table-cell table:formula="of:=SIN([.G1310])+[.$J$2]" office:value-type="float" office:value="0.49134155107361">
            <text:p>0.4913415511</text:p>
          </table:table-cell>
          <table:table-cell table:number-columns-repeated="2"/>
        </table:table-row>
        <table:table-row table:style-name="ro1">
          <table:table-cell office:value-type="string">
            <text:p>2013-01-07</text:p>
          </table:table-cell>
          <table:table-cell office:value-type="float" office:value="25.35">
            <text:p>25.35</text:p>
          </table:table-cell>
          <table:table-cell office:value-type="float" office:value="25.45">
            <text:p>25.45</text:p>
          </table:table-cell>
          <table:table-cell office:value-type="float" office:value="25.29">
            <text:p>25.29</text:p>
          </table:table-cell>
          <table:table-cell office:value-type="float" office:value="25.41">
            <text:p>25.41</text:p>
          </table:table-cell>
          <table:table-cell office:value-type="float" office:value="6785432">
            <text:p>6785432</text:p>
          </table:table-cell>
          <table:table-cell table:formula="of:=[.G1310]+[.$I$2]" office:value-type="float" office:value="13.0899999999998">
            <text:p>13.09</text:p>
          </table:table-cell>
          <table:table-cell table:formula="of:=SIN([.G1311])+[.$J$2]" office:value-type="float" office:value="0.500026508839989">
            <text:p>0.5000265088</text:p>
          </table:table-cell>
          <table:table-cell table:number-columns-repeated="2"/>
        </table:table-row>
        <table:table-row table:style-name="ro1">
          <table:table-cell office:value-type="string">
            <text:p>2013-01-08</text:p>
          </table:table-cell>
          <table:table-cell office:value-type="float" office:value="25.45">
            <text:p>25.45</text:p>
          </table:table-cell>
          <table:table-cell office:value-type="float" office:value="25.49">
            <text:p>25.49</text:p>
          </table:table-cell>
          <table:table-cell office:value-type="float" office:value="25.09">
            <text:p>25.09</text:p>
          </table:table-cell>
          <table:table-cell office:value-type="float" office:value="25.17">
            <text:p>25.17</text:p>
          </table:table-cell>
          <table:table-cell office:value-type="float" office:value="7990959">
            <text:p>7990959</text:p>
          </table:table-cell>
          <table:table-cell table:formula="of:=[.G1311]+[.$I$2]" office:value-type="float" office:value="13.0999999999998">
            <text:p>13.1</text:p>
          </table:table-cell>
          <table:table-cell table:formula="of:=SIN([.G1312])+[.$J$2]" office:value-type="float" office:value="0.508661464372172">
            <text:p>0.5086614644</text:p>
          </table:table-cell>
          <table:table-cell table:number-columns-repeated="2"/>
        </table:table-row>
        <table:table-row table:style-name="ro1">
          <table:table-cell office:value-type="string">
            <text:p>2013-01-09</text:p>
          </table:table-cell>
          <table:table-cell office:value-type="float" office:value="25.08">
            <text:p>25.08</text:p>
          </table:table-cell>
          <table:table-cell office:value-type="float" office:value="25.25">
            <text:p>25.25</text:p>
          </table:table-cell>
          <table:table-cell office:value-type="float" office:value="24.93">
            <text:p>24.93</text:p>
          </table:table-cell>
          <table:table-cell office:value-type="float" office:value="25.02">
            <text:p>25.02</text:p>
          </table:table-cell>
          <table:table-cell office:value-type="float" office:value="6119375">
            <text:p>6119375</text:p>
          </table:table-cell>
          <table:table-cell table:formula="of:=[.G1312]+[.$I$2]" office:value-type="float" office:value="13.1099999999998">
            <text:p>13.11</text:p>
          </table:table-cell>
          <table:table-cell table:formula="of:=SIN([.G1313])+[.$J$2]" office:value-type="float" office:value="0.5172455541818">
            <text:p>0.5172455542</text:p>
          </table:table-cell>
          <table:table-cell table:number-columns-repeated="2"/>
        </table:table-row>
        <table:table-row table:style-name="ro1">
          <table:table-cell office:value-type="string">
            <text:p>2013-01-10</text:p>
          </table:table-cell>
          <table:table-cell office:value-type="float" office:value="25.09">
            <text:p>25.09</text:p>
          </table:table-cell>
          <table:table-cell office:value-type="float" office:value="25.21">
            <text:p>25.21</text:p>
          </table:table-cell>
          <table:table-cell office:value-type="float" office:value="25.01">
            <text:p>25.01</text:p>
          </table:table-cell>
          <table:table-cell office:value-type="float" office:value="25.15">
            <text:p>25.15</text:p>
          </table:table-cell>
          <table:table-cell office:value-type="float" office:value="5509075">
            <text:p>5509075</text:p>
          </table:table-cell>
          <table:table-cell table:formula="of:=[.G1313]+[.$I$2]" office:value-type="float" office:value="13.1199999999998">
            <text:p>13.12</text:p>
          </table:table-cell>
          <table:table-cell table:formula="of:=SIN([.G1314])+[.$J$2]" office:value-type="float" office:value="0.525777919867047">
            <text:p>0.5257779199</text:p>
          </table:table-cell>
          <table:table-cell table:number-columns-repeated="2"/>
        </table:table-row>
        <table:table-row table:style-name="ro1">
          <table:table-cell office:value-type="string">
            <text:p>2013-01-11</text:p>
          </table:table-cell>
          <table:table-cell office:value-type="float" office:value="25.34">
            <text:p>25.34</text:p>
          </table:table-cell>
          <table:table-cell office:value-type="float" office:value="25.37">
            <text:p>25.37</text:p>
          </table:table-cell>
          <table:table-cell office:value-type="float" office:value="25.17">
            <text:p>25.17</text:p>
          </table:table-cell>
          <table:table-cell office:value-type="float" office:value="25.25">
            <text:p>25.25</text:p>
          </table:table-cell>
          <table:table-cell office:value-type="float" office:value="4775092">
            <text:p>4775092</text:p>
          </table:table-cell>
          <table:table-cell table:formula="of:=[.G1314]+[.$I$2]" office:value-type="float" office:value="13.1299999999998">
            <text:p>13.13</text:p>
          </table:table-cell>
          <table:table-cell table:formula="of:=SIN([.G1315])+[.$J$2]" office:value-type="float" office:value="0.534257708198454">
            <text:p>0.5342577082</text:p>
          </table:table-cell>
          <table:table-cell table:number-columns-repeated="2"/>
        </table:table-row>
        <table:table-row table:style-name="ro1">
          <table:table-cell office:value-type="string">
            <text:p>2013-01-14</text:p>
          </table:table-cell>
          <table:table-cell office:value-type="float" office:value="25.33">
            <text:p>25.33</text:p>
          </table:table-cell>
          <table:table-cell office:value-type="float" office:value="25.37">
            <text:p>25.37</text:p>
          </table:table-cell>
          <table:table-cell office:value-type="float" office:value="25.15">
            <text:p>25.15</text:p>
          </table:table-cell>
          <table:table-cell office:value-type="float" office:value="25.21">
            <text:p>25.21</text:p>
          </table:table-cell>
          <table:table-cell office:value-type="float" office:value="2641514">
            <text:p>2641514</text:p>
          </table:table-cell>
          <table:table-cell table:formula="of:=[.G1315]+[.$I$2]" office:value-type="float" office:value="13.1399999999998">
            <text:p>13.14</text:p>
          </table:table-cell>
          <table:table-cell table:formula="of:=SIN([.G1316])+[.$J$2]" office:value-type="float" office:value="0.542684071204254">
            <text:p>0.5426840712</text:p>
          </table:table-cell>
          <table:table-cell table:number-columns-repeated="2"/>
        </table:table-row>
        <table:table-row table:style-name="ro1">
          <table:table-cell office:value-type="string">
            <text:p>2013-01-15</text:p>
          </table:table-cell>
          <table:table-cell office:value-type="float" office:value="25.27">
            <text:p>25.27</text:p>
          </table:table-cell>
          <table:table-cell office:value-type="float" office:value="25.31">
            <text:p>25.31</text:p>
          </table:table-cell>
          <table:table-cell office:value-type="float" office:value="25.17">
            <text:p>25.17</text:p>
          </table:table-cell>
          <table:table-cell office:value-type="float" office:value="25.27">
            <text:p>25.27</text:p>
          </table:table-cell>
          <table:table-cell office:value-type="float" office:value="5144938">
            <text:p>5144938</text:p>
          </table:table-cell>
          <table:table-cell table:formula="of:=[.G1316]+[.$I$2]" office:value-type="float" office:value="13.1499999999998">
            <text:p>13.15</text:p>
          </table:table-cell>
          <table:table-cell table:formula="of:=SIN([.G1317])+[.$J$2]" office:value-type="float" office:value="0.551056166255169">
            <text:p>0.5510561663</text:p>
          </table:table-cell>
          <table:table-cell table:number-columns-repeated="2"/>
        </table:table-row>
        <table:table-row table:style-name="ro1">
          <table:table-cell office:value-type="string">
            <text:p>2013-01-16</text:p>
          </table:table-cell>
          <table:table-cell office:value-type="float" office:value="25.28">
            <text:p>25.28</text:p>
          </table:table-cell>
          <table:table-cell office:value-type="float" office:value="25.415">
            <text:p>25.415</text:p>
          </table:table-cell>
          <table:table-cell office:value-type="float" office:value="25.27">
            <text:p>25.27</text:p>
          </table:table-cell>
          <table:table-cell office:value-type="float" office:value="25.36">
            <text:p>25.36</text:p>
          </table:table-cell>
          <table:table-cell office:value-type="float" office:value="4853927">
            <text:p>4853927</text:p>
          </table:table-cell>
          <table:table-cell table:formula="of:=[.G1317]+[.$I$2]" office:value-type="float" office:value="13.1599999999998">
            <text:p>13.16</text:p>
          </table:table-cell>
          <table:table-cell table:formula="of:=SIN([.G1318])+[.$J$2]" office:value-type="float" office:value="0.559373156148671">
            <text:p>0.5593731561</text:p>
          </table:table-cell>
          <table:table-cell table:number-columns-repeated="2"/>
        </table:table-row>
        <table:table-row table:style-name="ro1">
          <table:table-cell office:value-type="string">
            <text:p>2013-01-17</text:p>
          </table:table-cell>
          <table:table-cell office:value-type="float" office:value="25.47">
            <text:p>25.47</text:p>
          </table:table-cell>
          <table:table-cell office:value-type="float" office:value="25.74">
            <text:p>25.74</text:p>
          </table:table-cell>
          <table:table-cell office:value-type="float" office:value="25.41">
            <text:p>25.41</text:p>
          </table:table-cell>
          <table:table-cell office:value-type="float" office:value="25.57">
            <text:p>25.57</text:p>
          </table:table-cell>
          <table:table-cell office:value-type="float" office:value="7896252">
            <text:p>7896252</text:p>
          </table:table-cell>
          <table:table-cell table:formula="of:=[.G1318]+[.$I$2]" office:value-type="float" office:value="13.1699999999998">
            <text:p>13.17</text:p>
          </table:table-cell>
          <table:table-cell table:formula="of:=SIN([.G1319])+[.$J$2]" office:value-type="float" office:value="0.5676342091927">
            <text:p>0.5676342092</text:p>
          </table:table-cell>
          <table:table-cell table:number-columns-repeated="2"/>
        </table:table-row>
        <table:table-row table:style-name="ro1">
          <table:table-cell office:value-type="string">
            <text:p>2013-01-18</text:p>
          </table:table-cell>
          <table:table-cell office:value-type="float" office:value="25.65">
            <text:p>25.65</text:p>
          </table:table-cell>
          <table:table-cell office:value-type="float" office:value="25.72">
            <text:p>25.72</text:p>
          </table:table-cell>
          <table:table-cell office:value-type="float" office:value="25.55">
            <text:p>25.55</text:p>
          </table:table-cell>
          <table:table-cell office:value-type="float" office:value="25.59">
            <text:p>25.59</text:p>
          </table:table-cell>
          <table:table-cell office:value-type="float" office:value="4333622">
            <text:p>4333622</text:p>
          </table:table-cell>
          <table:table-cell table:formula="of:=[.G1319]+[.$I$2]" office:value-type="float" office:value="13.1799999999998">
            <text:p>13.18</text:p>
          </table:table-cell>
          <table:table-cell table:formula="of:=SIN([.G1320])+[.$J$2]" office:value-type="float" office:value="0.575838499288837">
            <text:p>0.5758384993</text:p>
          </table:table-cell>
          <table:table-cell table:number-columns-repeated="2"/>
        </table:table-row>
        <table:table-row table:style-name="ro1">
          <table:table-cell office:value-type="string">
            <text:p>2013-01-21</text:p>
          </table:table-cell>
          <table:table-cell office:value-type="float" office:value="25.69">
            <text:p>25.69</text:p>
          </table:table-cell>
          <table:table-cell office:value-type="float" office:value="25.75">
            <text:p>25.75</text:p>
          </table:table-cell>
          <table:table-cell office:value-type="float" office:value="25.49">
            <text:p>25.49</text:p>
          </table:table-cell>
          <table:table-cell office:value-type="float" office:value="25.69">
            <text:p>25.69</text:p>
          </table:table-cell>
          <table:table-cell office:value-type="float" office:value="3578963">
            <text:p>3578963</text:p>
          </table:table-cell>
          <table:table-cell table:formula="of:=[.G1320]+[.$I$2]" office:value-type="float" office:value="13.1899999999998">
            <text:p>13.19</text:p>
          </table:table-cell>
          <table:table-cell table:formula="of:=SIN([.G1321])+[.$J$2]" office:value-type="float" office:value="0.583985206014909">
            <text:p>0.583985206</text:p>
          </table:table-cell>
          <table:table-cell table:number-columns-repeated="2"/>
        </table:table-row>
        <table:table-row table:style-name="ro1">
          <table:table-cell office:value-type="string">
            <text:p>2013-01-22</text:p>
          </table:table-cell>
          <table:table-cell office:value-type="float" office:value="25.75">
            <text:p>25.75</text:p>
          </table:table-cell>
          <table:table-cell office:value-type="float" office:value="25.84">
            <text:p>25.84</text:p>
          </table:table-cell>
          <table:table-cell office:value-type="float" office:value="25.51">
            <text:p>25.51</text:p>
          </table:table-cell>
          <table:table-cell office:value-type="float" office:value="25.66">
            <text:p>25.66</text:p>
          </table:table-cell>
          <table:table-cell office:value-type="float" office:value="3740196">
            <text:p>3740196</text:p>
          </table:table-cell>
          <table:table-cell table:formula="of:=[.G1321]+[.$I$2]" office:value-type="float" office:value="13.1999999999998">
            <text:p>13.2</text:p>
          </table:table-cell>
          <table:table-cell table:formula="of:=SIN([.G1322])+[.$J$2]" office:value-type="float" office:value="0.592073514707033">
            <text:p>0.5920735147</text:p>
          </table:table-cell>
          <table:table-cell table:number-columns-repeated="2"/>
        </table:table-row>
        <table:table-row table:style-name="ro1">
          <table:table-cell office:value-type="string">
            <text:p>2013-01-23</text:p>
          </table:table-cell>
          <table:table-cell office:value-type="float" office:value="25.79">
            <text:p>25.79</text:p>
          </table:table-cell>
          <table:table-cell office:value-type="float" office:value="26.05">
            <text:p>26.05</text:p>
          </table:table-cell>
          <table:table-cell office:value-type="float" office:value="25.68">
            <text:p>25.68</text:p>
          </table:table-cell>
          <table:table-cell office:value-type="float" office:value="25.94">
            <text:p>25.94</text:p>
          </table:table-cell>
          <table:table-cell office:value-type="float" office:value="6480968">
            <text:p>6480968</text:p>
          </table:table-cell>
          <table:table-cell table:formula="of:=[.G1322]+[.$I$2]" office:value-type="float" office:value="13.2099999999998">
            <text:p>13.21</text:p>
          </table:table-cell>
          <table:table-cell table:formula="of:=SIN([.G1323])+[.$J$2]" office:value-type="float" office:value="0.600102616541078">
            <text:p>0.6001026165</text:p>
          </table:table-cell>
          <table:table-cell table:number-columns-repeated="2"/>
        </table:table-row>
        <table:table-row table:style-name="ro1">
          <table:table-cell office:value-type="string">
            <text:p>2013-01-24</text:p>
          </table:table-cell>
          <table:table-cell office:value-type="float" office:value="25.92">
            <text:p>25.92</text:p>
          </table:table-cell>
          <table:table-cell office:value-type="float" office:value="26.13">
            <text:p>26.13</text:p>
          </table:table-cell>
          <table:table-cell office:value-type="float" office:value="25.87">
            <text:p>25.87</text:p>
          </table:table-cell>
          <table:table-cell office:value-type="float" office:value="26">
            <text:p>26</text:p>
          </table:table-cell>
          <table:table-cell office:value-type="float" office:value="6065149">
            <text:p>6065149</text:p>
          </table:table-cell>
          <table:table-cell table:formula="of:=[.G1323]+[.$I$2]" office:value-type="float" office:value="13.2199999999998">
            <text:p>13.22</text:p>
          </table:table-cell>
          <table:table-cell table:formula="of:=SIN([.G1324])+[.$J$2]" office:value-type="float" office:value="0.608071708613553">
            <text:p>0.6080717086</text:p>
          </table:table-cell>
          <table:table-cell table:number-columns-repeated="2"/>
        </table:table-row>
        <table:table-row table:style-name="ro1">
          <table:table-cell office:value-type="string">
            <text:p>2013-01-25</text:p>
          </table:table-cell>
          <table:table-cell office:value-type="float" office:value="25.98">
            <text:p>25.98</text:p>
          </table:table-cell>
          <table:table-cell office:value-type="float" office:value="26.1">
            <text:p>26.1</text:p>
          </table:table-cell>
          <table:table-cell office:value-type="float" office:value="25.97">
            <text:p>25.97</text:p>
          </table:table-cell>
          <table:table-cell office:value-type="float" office:value="26.07">
            <text:p>26.07</text:p>
          </table:table-cell>
          <table:table-cell office:value-type="float" office:value="8332840">
            <text:p>8332840</text:p>
          </table:table-cell>
          <table:table-cell table:formula="of:=[.G1324]+[.$I$2]" office:value-type="float" office:value="13.2299999999998">
            <text:p>13.23</text:p>
          </table:table-cell>
          <table:table-cell table:formula="of:=SIN([.G1325])+[.$J$2]" office:value-type="float" office:value="0.615979994021892">
            <text:p>0.615979994</text:p>
          </table:table-cell>
          <table:table-cell table:number-columns-repeated="2"/>
        </table:table-row>
        <table:table-row table:style-name="ro1">
          <table:table-cell office:value-type="string">
            <text:p>2013-01-28</text:p>
          </table:table-cell>
          <table:table-cell table:number-columns-repeated="4" office:value-type="float" office:value="26.07">
            <text:p>26.07</text:p>
          </table:table-cell>
          <table:table-cell office:value-type="float" office:value="0">
            <text:p>0</text:p>
          </table:table-cell>
          <table:table-cell table:formula="of:=[.G1325]+[.$I$2]" office:value-type="float" office:value="13.2399999999998">
            <text:p>13.24</text:p>
          </table:table-cell>
          <table:table-cell table:formula="of:=SIN([.G1326])+[.$J$2]" office:value-type="float" office:value="0.623826681944143">
            <text:p>0.6238266819</text:p>
          </table:table-cell>
          <table:table-cell table:number-columns-repeated="2"/>
        </table:table-row>
        <table:table-row table:style-name="ro1">
          <table:table-cell office:value-type="string">
            <text:p>2013-01-29</text:p>
          </table:table-cell>
          <table:table-cell office:value-type="float" office:value="26.08">
            <text:p>26.08</text:p>
          </table:table-cell>
          <table:table-cell office:value-type="float" office:value="26.6">
            <text:p>26.6</text:p>
          </table:table-cell>
          <table:table-cell office:value-type="float" office:value="26.07">
            <text:p>26.07</text:p>
          </table:table-cell>
          <table:table-cell office:value-type="float" office:value="26.51">
            <text:p>26.51</text:p>
          </table:table-cell>
          <table:table-cell office:value-type="float" office:value="7956642">
            <text:p>7956642</text:p>
          </table:table-cell>
          <table:table-cell table:formula="of:=[.G1326]+[.$I$2]" office:value-type="float" office:value="13.2499999999998">
            <text:p>13.25</text:p>
          </table:table-cell>
          <table:table-cell table:formula="of:=SIN([.G1327])+[.$J$2]" office:value-type="float" office:value="0.631610987718054">
            <text:p>0.6316109877</text:p>
          </table:table-cell>
          <table:table-cell table:number-columns-repeated="2"/>
        </table:table-row>
        <table:table-row table:style-name="ro1">
          <table:table-cell office:value-type="string">
            <text:p>2013-01-30</text:p>
          </table:table-cell>
          <table:table-cell office:value-type="float" office:value="26.53">
            <text:p>26.53</text:p>
          </table:table-cell>
          <table:table-cell office:value-type="float" office:value="26.72">
            <text:p>26.72</text:p>
          </table:table-cell>
          <table:table-cell office:value-type="float" office:value="26.41">
            <text:p>26.41</text:p>
          </table:table-cell>
          <table:table-cell office:value-type="float" office:value="26.58">
            <text:p>26.58</text:p>
          </table:table-cell>
          <table:table-cell office:value-type="float" office:value="4274863">
            <text:p>4274863</text:p>
          </table:table-cell>
          <table:table-cell table:formula="of:=[.G1327]+[.$I$2]" office:value-type="float" office:value="13.2599999999998">
            <text:p>13.26</text:p>
          </table:table-cell>
          <table:table-cell table:formula="of:=SIN([.G1328])+[.$J$2]" office:value-type="float" office:value="0.639332132919534">
            <text:p>0.6393321329</text:p>
          </table:table-cell>
          <table:table-cell table:number-columns-repeated="2"/>
        </table:table-row>
        <table:table-row table:style-name="ro1">
          <table:table-cell office:value-type="string">
            <text:p>2013-01-31</text:p>
          </table:table-cell>
          <table:table-cell office:value-type="float" office:value="26.6">
            <text:p>26.6</text:p>
          </table:table-cell>
          <table:table-cell office:value-type="float" office:value="26.82">
            <text:p>26.82</text:p>
          </table:table-cell>
          <table:table-cell office:value-type="float" office:value="26.51">
            <text:p>26.51</text:p>
          </table:table-cell>
          <table:table-cell office:value-type="float" office:value="26.58">
            <text:p>26.58</text:p>
          </table:table-cell>
          <table:table-cell office:value-type="float" office:value="6132125">
            <text:p>6132125</text:p>
          </table:table-cell>
          <table:table-cell table:formula="of:=[.G1328]+[.$I$2]" office:value-type="float" office:value="13.2699999999998">
            <text:p>13.27</text:p>
          </table:table-cell>
          <table:table-cell table:formula="of:=SIN([.G1329])+[.$J$2]" office:value-type="float" office:value="0.646989345440497">
            <text:p>0.6469893454</text:p>
          </table:table-cell>
          <table:table-cell table:number-columns-repeated="2"/>
        </table:table-row>
        <table:table-row table:style-name="ro1">
          <table:table-cell office:value-type="string">
            <text:p>2013-02-01</text:p>
          </table:table-cell>
          <table:table-cell office:value-type="float" office:value="26.65">
            <text:p>26.65</text:p>
          </table:table-cell>
          <table:table-cell office:value-type="float" office:value="26.795">
            <text:p>26.795</text:p>
          </table:table-cell>
          <table:table-cell office:value-type="float" office:value="26.59">
            <text:p>26.59</text:p>
          </table:table-cell>
          <table:table-cell office:value-type="float" office:value="26.74">
            <text:p>26.74</text:p>
          </table:table-cell>
          <table:table-cell office:value-type="float" office:value="4652429">
            <text:p>4652429</text:p>
          </table:table-cell>
          <table:table-cell table:formula="of:=[.G1329]+[.$I$2]" office:value-type="float" office:value="13.2799999999998">
            <text:p>13.28</text:p>
          </table:table-cell>
          <table:table-cell table:formula="of:=SIN([.G1330])+[.$J$2]" office:value-type="float" office:value="0.654581859566071">
            <text:p>0.6545818596</text:p>
          </table:table-cell>
          <table:table-cell table:number-columns-repeated="2"/>
        </table:table-row>
        <table:table-row table:style-name="ro1">
          <table:table-cell office:value-type="string">
            <text:p>2013-02-04</text:p>
          </table:table-cell>
          <table:table-cell office:value-type="float" office:value="26.9">
            <text:p>26.9</text:p>
          </table:table-cell>
          <table:table-cell office:value-type="float" office:value="26.95">
            <text:p>26.95</text:p>
          </table:table-cell>
          <table:table-cell table:number-columns-repeated="2" office:value-type="float" office:value="26.55">
            <text:p>26.55</text:p>
          </table:table-cell>
          <table:table-cell office:value-type="float" office:value="5916999">
            <text:p>5916999</text:p>
          </table:table-cell>
          <table:table-cell table:formula="of:=[.G1330]+[.$I$2]" office:value-type="float" office:value="13.2899999999998">
            <text:p>13.29</text:p>
          </table:table-cell>
          <table:table-cell table:formula="of:=SIN([.G1331])+[.$J$2]" office:value-type="float" office:value="0.662108916051172">
            <text:p>0.6621089161</text:p>
          </table:table-cell>
          <table:table-cell table:number-columns-repeated="2"/>
        </table:table-row>
        <table:table-row table:style-name="ro1">
          <table:table-cell office:value-type="string">
            <text:p>2013-02-05</text:p>
          </table:table-cell>
          <table:table-cell office:value-type="float" office:value="26.34">
            <text:p>26.34</text:p>
          </table:table-cell>
          <table:table-cell office:value-type="float" office:value="26.73">
            <text:p>26.73</text:p>
          </table:table-cell>
          <table:table-cell office:value-type="float" office:value="26.25">
            <text:p>26.25</text:p>
          </table:table-cell>
          <table:table-cell office:value-type="float" office:value="26.64">
            <text:p>26.64</text:p>
          </table:table-cell>
          <table:table-cell office:value-type="float" office:value="7861839">
            <text:p>7861839</text:p>
          </table:table-cell>
          <table:table-cell table:formula="of:=[.G1331]+[.$I$2]" office:value-type="float" office:value="13.2999999999998">
            <text:p>13.3</text:p>
          </table:table-cell>
          <table:table-cell table:formula="of:=SIN([.G1332])+[.$J$2]" office:value-type="float" office:value="0.669569762196424">
            <text:p>0.6695697622</text:p>
          </table:table-cell>
          <table:table-cell table:number-columns-repeated="2"/>
        </table:table-row>
        <table:table-row table:style-name="ro1">
          <table:table-cell office:value-type="string">
            <text:p>2013-02-06</text:p>
          </table:table-cell>
          <table:table-cell office:value-type="float" office:value="26.75">
            <text:p>26.75</text:p>
          </table:table-cell>
          <table:table-cell office:value-type="float" office:value="27.04">
            <text:p>27.04</text:p>
          </table:table-cell>
          <table:table-cell office:value-type="float" office:value="26.75">
            <text:p>26.75</text:p>
          </table:table-cell>
          <table:table-cell office:value-type="float" office:value="27.03">
            <text:p>27.03</text:p>
          </table:table-cell>
          <table:table-cell office:value-type="float" office:value="5505767">
            <text:p>5505767</text:p>
          </table:table-cell>
          <table:table-cell table:formula="of:=[.G1332]+[.$I$2]" office:value-type="float" office:value="13.3099999999998">
            <text:p>13.31</text:p>
          </table:table-cell>
          <table:table-cell table:formula="of:=SIN([.G1333])+[.$J$2]" office:value-type="float" office:value="0.676963651923429">
            <text:p>0.6769636519</text:p>
          </table:table-cell>
          <table:table-cell table:number-columns-repeated="2"/>
        </table:table-row>
        <table:table-row table:style-name="ro1">
          <table:table-cell office:value-type="string">
            <text:p>2013-02-07</text:p>
          </table:table-cell>
          <table:table-cell office:value-type="float" office:value="27.1">
            <text:p>27.1</text:p>
          </table:table-cell>
          <table:table-cell office:value-type="float" office:value="27.62">
            <text:p>27.62</text:p>
          </table:table-cell>
          <table:table-cell office:value-type="float" office:value="26.86">
            <text:p>26.86</text:p>
          </table:table-cell>
          <table:table-cell office:value-type="float" office:value="27.51">
            <text:p>27.51</text:p>
          </table:table-cell>
          <table:table-cell office:value-type="float" office:value="8394469">
            <text:p>8394469</text:p>
          </table:table-cell>
          <table:table-cell table:formula="of:=[.G1333]+[.$I$2]" office:value-type="float" office:value="13.3199999999998">
            <text:p>13.32</text:p>
          </table:table-cell>
          <table:table-cell table:formula="of:=SIN([.G1334])+[.$J$2]" office:value-type="float" office:value="0.684289845849376">
            <text:p>0.6842898458</text:p>
          </table:table-cell>
          <table:table-cell table:number-columns-repeated="2"/>
        </table:table-row>
        <table:table-row table:style-name="ro1">
          <table:table-cell office:value-type="string">
            <text:p>2013-02-08</text:p>
          </table:table-cell>
          <table:table-cell office:value-type="float" office:value="27.45">
            <text:p>27.45</text:p>
          </table:table-cell>
          <table:table-cell office:value-type="float" office:value="28.15">
            <text:p>28.15</text:p>
          </table:table-cell>
          <table:table-cell office:value-type="float" office:value="27.41">
            <text:p>27.41</text:p>
          </table:table-cell>
          <table:table-cell office:value-type="float" office:value="28.12">
            <text:p>28.12</text:p>
          </table:table-cell>
          <table:table-cell office:value-type="float" office:value="8862823">
            <text:p>8862823</text:p>
          </table:table-cell>
          <table:table-cell table:formula="of:=[.G1334]+[.$I$2]" office:value-type="float" office:value="13.3299999999998">
            <text:p>13.33</text:p>
          </table:table-cell>
          <table:table-cell table:formula="of:=SIN([.G1335])+[.$J$2]" office:value-type="float" office:value="0.691547611360978">
            <text:p>0.6915476114</text:p>
          </table:table-cell>
          <table:table-cell table:number-columns-repeated="2"/>
        </table:table-row>
        <table:table-row table:style-name="ro1">
          <table:table-cell office:value-type="string">
            <text:p>2013-02-11</text:p>
          </table:table-cell>
          <table:table-cell office:value-type="float" office:value="28.18">
            <text:p>28.18</text:p>
          </table:table-cell>
          <table:table-cell office:value-type="float" office:value="28.25">
            <text:p>28.25</text:p>
          </table:table-cell>
          <table:table-cell office:value-type="float" office:value="27.75">
            <text:p>27.75</text:p>
          </table:table-cell>
          <table:table-cell office:value-type="float" office:value="27.77">
            <text:p>27.77</text:p>
          </table:table-cell>
          <table:table-cell office:value-type="float" office:value="5456650">
            <text:p>5456650</text:p>
          </table:table-cell>
          <table:table-cell table:formula="of:=[.G1335]+[.$I$2]" office:value-type="float" office:value="13.3399999999998">
            <text:p>13.34</text:p>
          </table:table-cell>
          <table:table-cell table:formula="of:=SIN([.G1336])+[.$J$2]" office:value-type="float" office:value="0.698736222687732">
            <text:p>0.6987362227</text:p>
          </table:table-cell>
          <table:table-cell table:number-columns-repeated="2"/>
        </table:table-row>
        <table:table-row table:style-name="ro1">
          <table:table-cell office:value-type="string">
            <text:p>2013-02-12</text:p>
          </table:table-cell>
          <table:table-cell office:value-type="float" office:value="27.77">
            <text:p>27.77</text:p>
          </table:table-cell>
          <table:table-cell office:value-type="float" office:value="27.91">
            <text:p>27.91</text:p>
          </table:table-cell>
          <table:table-cell table:number-columns-repeated="2" office:value-type="float" office:value="27.56">
            <text:p>27.56</text:p>
          </table:table-cell>
          <table:table-cell office:value-type="float" office:value="4318001">
            <text:p>4318001</text:p>
          </table:table-cell>
          <table:table-cell table:formula="of:=[.G1336]+[.$I$2]" office:value-type="float" office:value="13.3499999999998">
            <text:p>13.35</text:p>
          </table:table-cell>
          <table:table-cell table:formula="of:=SIN([.G1337])+[.$J$2]" office:value-type="float" office:value="0.705854960974494">
            <text:p>0.705854961</text:p>
          </table:table-cell>
          <table:table-cell table:number-columns-repeated="2"/>
        </table:table-row>
        <table:table-row table:style-name="ro1">
          <table:table-cell office:value-type="string">
            <text:p>2013-02-13</text:p>
          </table:table-cell>
          <table:table-cell office:value-type="float" office:value="27.81">
            <text:p>27.81</text:p>
          </table:table-cell>
          <table:table-cell office:value-type="float" office:value="28.14">
            <text:p>28.14</text:p>
          </table:table-cell>
          <table:table-cell office:value-type="float" office:value="27.79">
            <text:p>27.79</text:p>
          </table:table-cell>
          <table:table-cell office:value-type="float" office:value="27.81">
            <text:p>27.81</text:p>
          </table:table-cell>
          <table:table-cell office:value-type="float" office:value="5218562">
            <text:p>5218562</text:p>
          </table:table-cell>
          <table:table-cell table:formula="of:=[.G1337]+[.$I$2]" office:value-type="float" office:value="13.3599999999998">
            <text:p>13.36</text:p>
          </table:table-cell>
          <table:table-cell table:formula="of:=SIN([.G1338])+[.$J$2]" office:value-type="float" office:value="0.712903114353371">
            <text:p>0.7129031144</text:p>
          </table:table-cell>
          <table:table-cell table:number-columns-repeated="2"/>
        </table:table-row>
        <table:table-row table:style-name="ro1">
          <table:table-cell office:value-type="string">
            <text:p>2013-02-14</text:p>
          </table:table-cell>
          <table:table-cell office:value-type="float" office:value="27.74">
            <text:p>27.74</text:p>
          </table:table-cell>
          <table:table-cell office:value-type="float" office:value="28.13">
            <text:p>28.13</text:p>
          </table:table-cell>
          <table:table-cell office:value-type="float" office:value="27.58">
            <text:p>27.58</text:p>
          </table:table-cell>
          <table:table-cell office:value-type="float" office:value="28.06">
            <text:p>28.06</text:p>
          </table:table-cell>
          <table:table-cell office:value-type="float" office:value="5035578">
            <text:p>5035578</text:p>
          </table:table-cell>
          <table:table-cell table:formula="of:=[.G1338]+[.$I$2]" office:value-type="float" office:value="13.3699999999998">
            <text:p>13.37</text:p>
          </table:table-cell>
          <table:table-cell table:formula="of:=SIN([.G1339])+[.$J$2]" office:value-type="float" office:value="0.719879978014895">
            <text:p>0.719879978</text:p>
          </table:table-cell>
          <table:table-cell table:number-columns-repeated="2"/>
        </table:table-row>
        <table:table-row table:style-name="ro1">
          <table:table-cell office:value-type="string">
            <text:p>2013-02-15</text:p>
          </table:table-cell>
          <table:table-cell office:value-type="float" office:value="27.6">
            <text:p>27.6</text:p>
          </table:table-cell>
          <table:table-cell office:value-type="float" office:value="27.99">
            <text:p>27.99</text:p>
          </table:table-cell>
          <table:table-cell office:value-type="float" office:value="27.57">
            <text:p>27.57</text:p>
          </table:table-cell>
          <table:table-cell office:value-type="float" office:value="27.77">
            <text:p>27.77</text:p>
          </table:table-cell>
          <table:table-cell office:value-type="float" office:value="7302800">
            <text:p>7302800</text:p>
          </table:table-cell>
          <table:table-cell table:formula="of:=[.G1339]+[.$I$2]" office:value-type="float" office:value="13.3799999999998">
            <text:p>13.38</text:p>
          </table:table-cell>
          <table:table-cell table:formula="of:=SIN([.G1340])+[.$J$2]" office:value-type="float" office:value="0.726784854278516">
            <text:p>0.7267848543</text:p>
          </table:table-cell>
          <table:table-cell table:number-columns-repeated="2"/>
        </table:table-row>
        <table:table-row table:style-name="ro1">
          <table:table-cell office:value-type="string">
            <text:p>2013-02-18</text:p>
          </table:table-cell>
          <table:table-cell office:value-type="float" office:value="27.97">
            <text:p>27.97</text:p>
          </table:table-cell>
          <table:table-cell office:value-type="float" office:value="28.5">
            <text:p>28.5</text:p>
          </table:table-cell>
          <table:table-cell office:value-type="float" office:value="27.95">
            <text:p>27.95</text:p>
          </table:table-cell>
          <table:table-cell office:value-type="float" office:value="28.5">
            <text:p>28.5</text:p>
          </table:table-cell>
          <table:table-cell office:value-type="float" office:value="6860665">
            <text:p>6860665</text:p>
          </table:table-cell>
          <table:table-cell table:formula="of:=[.G1340]+[.$I$2]" office:value-type="float" office:value="13.3899999999998">
            <text:p>13.39</text:p>
          </table:table-cell>
          <table:table-cell table:formula="of:=SIN([.G1341])+[.$J$2]" office:value-type="float" office:value="0.733617052662362">
            <text:p>0.7336170527</text:p>
          </table:table-cell>
          <table:table-cell table:number-columns-repeated="2"/>
        </table:table-row>
        <table:table-row table:style-name="ro1">
          <table:table-cell office:value-type="string">
            <text:p>2013-02-19</text:p>
          </table:table-cell>
          <table:table-cell office:value-type="float" office:value="28.48">
            <text:p>28.48</text:p>
          </table:table-cell>
          <table:table-cell office:value-type="float" office:value="28.68">
            <text:p>28.68</text:p>
          </table:table-cell>
          <table:table-cell office:value-type="float" office:value="28.28">
            <text:p>28.28</text:p>
          </table:table-cell>
          <table:table-cell office:value-type="float" office:value="28.53">
            <text:p>28.53</text:p>
          </table:table-cell>
          <table:table-cell office:value-type="float" office:value="5563493">
            <text:p>5563493</text:p>
          </table:table-cell>
          <table:table-cell table:formula="of:=[.G1341]+[.$I$2]" office:value-type="float" office:value="13.3999999999998">
            <text:p>13.4</text:p>
          </table:table-cell>
          <table:table-cell table:formula="of:=SIN([.G1342])+[.$J$2]" office:value-type="float" office:value="0.740375889952286">
            <text:p>0.74037589</text:p>
          </table:table-cell>
          <table:table-cell table:number-columns-repeated="2"/>
        </table:table-row>
        <table:table-row table:style-name="ro1">
          <table:table-cell office:value-type="string">
            <text:p>2013-02-20</text:p>
          </table:table-cell>
          <table:table-cell office:value-type="float" office:value="28.65">
            <text:p>28.65</text:p>
          </table:table-cell>
          <table:table-cell office:value-type="float" office:value="28.82">
            <text:p>28.82</text:p>
          </table:table-cell>
          <table:table-cell office:value-type="float" office:value="28.55">
            <text:p>28.55</text:p>
          </table:table-cell>
          <table:table-cell office:value-type="float" office:value="28.74">
            <text:p>28.74</text:p>
          </table:table-cell>
          <table:table-cell office:value-type="float" office:value="4750605">
            <text:p>4750605</text:p>
          </table:table-cell>
          <table:table-cell table:formula="of:=[.G1342]+[.$I$2]" office:value-type="float" office:value="13.4099999999998">
            <text:p>13.41</text:p>
          </table:table-cell>
          <table:table-cell table:formula="of:=SIN([.G1343])+[.$J$2]" office:value-type="float" office:value="0.747060690270193">
            <text:p>0.7470606903</text:p>
          </table:table-cell>
          <table:table-cell table:number-columns-repeated="2"/>
        </table:table-row>
        <table:table-row table:style-name="ro1">
          <table:table-cell office:value-type="string">
            <text:p>2013-02-21</text:p>
          </table:table-cell>
          <table:table-cell office:value-type="float" office:value="28.65">
            <text:p>28.65</text:p>
          </table:table-cell>
          <table:table-cell office:value-type="float" office:value="28.83">
            <text:p>28.83</text:p>
          </table:table-cell>
          <table:table-cell office:value-type="float" office:value="27.92">
            <text:p>27.92</text:p>
          </table:table-cell>
          <table:table-cell office:value-type="float" office:value="27.98">
            <text:p>27.98</text:p>
          </table:table-cell>
          <table:table-cell office:value-type="float" office:value="8125766">
            <text:p>8125766</text:p>
          </table:table-cell>
          <table:table-cell table:formula="of:=[.G1343]+[.$I$2]" office:value-type="float" office:value="13.4199999999998">
            <text:p>13.42</text:p>
          </table:table-cell>
          <table:table-cell table:formula="of:=SIN([.G1344])+[.$J$2]" office:value-type="float" office:value="0.753670785141622">
            <text:p>0.7536707851</text:p>
          </table:table-cell>
          <table:table-cell table:number-columns-repeated="2"/>
        </table:table-row>
        <table:table-row table:style-name="ro1">
          <table:table-cell office:value-type="string">
            <text:p>2013-02-22</text:p>
          </table:table-cell>
          <table:table-cell office:value-type="float" office:value="28.15">
            <text:p>28.15</text:p>
          </table:table-cell>
          <table:table-cell office:value-type="float" office:value="28.595">
            <text:p>28.595</text:p>
          </table:table-cell>
          <table:table-cell office:value-type="float" office:value="27.98">
            <text:p>27.98</text:p>
          </table:table-cell>
          <table:table-cell office:value-type="float" office:value="28.16">
            <text:p>28.16</text:p>
          </table:table-cell>
          <table:table-cell office:value-type="float" office:value="12260994">
            <text:p>12260994</text:p>
          </table:table-cell>
          <table:table-cell table:formula="of:=[.G1344]+[.$I$2]" office:value-type="float" office:value="13.4299999999998">
            <text:p>13.43</text:p>
          </table:table-cell>
          <table:table-cell table:formula="of:=SIN([.G1345])+[.$J$2]" office:value-type="float" office:value="0.760205513562594">
            <text:p>0.7602055136</text:p>
          </table:table-cell>
          <table:table-cell table:number-columns-repeated="2"/>
        </table:table-row>
        <table:table-row table:style-name="ro1">
          <table:table-cell office:value-type="string">
            <text:p>2013-02-25</text:p>
          </table:table-cell>
          <table:table-cell office:value-type="float" office:value="28.25">
            <text:p>28.25</text:p>
          </table:table-cell>
          <table:table-cell office:value-type="float" office:value="28.55">
            <text:p>28.55</text:p>
          </table:table-cell>
          <table:table-cell office:value-type="float" office:value="28.2">
            <text:p>28.2</text:p>
          </table:table-cell>
          <table:table-cell office:value-type="float" office:value="28.47">
            <text:p>28.47</text:p>
          </table:table-cell>
          <table:table-cell office:value-type="float" office:value="3594357">
            <text:p>3594357</text:p>
          </table:table-cell>
          <table:table-cell table:formula="of:=[.G1345]+[.$I$2]" office:value-type="float" office:value="13.4399999999998">
            <text:p>13.44</text:p>
          </table:table-cell>
          <table:table-cell table:formula="of:=SIN([.G1346])+[.$J$2]" office:value-type="float" office:value="0.766664222065711">
            <text:p>0.7666642221</text:p>
          </table:table-cell>
          <table:table-cell table:number-columns-repeated="2"/>
        </table:table-row>
        <table:table-row table:style-name="ro1">
          <table:table-cell office:value-type="string">
            <text:p>2013-02-26</text:p>
          </table:table-cell>
          <table:table-cell office:value-type="float" office:value="28.04">
            <text:p>28.04</text:p>
          </table:table-cell>
          <table:table-cell office:value-type="float" office:value="28.44">
            <text:p>28.44</text:p>
          </table:table-cell>
          <table:table-cell office:value-type="float" office:value="27.97">
            <text:p>27.97</text:p>
          </table:table-cell>
          <table:table-cell office:value-type="float" office:value="28.16">
            <text:p>28.16</text:p>
          </table:table-cell>
          <table:table-cell office:value-type="float" office:value="4767196">
            <text:p>4767196</text:p>
          </table:table-cell>
          <table:table-cell table:formula="of:=[.G1346]+[.$I$2]" office:value-type="float" office:value="13.4499999999998">
            <text:p>13.45</text:p>
          </table:table-cell>
          <table:table-cell table:formula="of:=SIN([.G1347])+[.$J$2]" office:value-type="float" office:value="0.773046264785507">
            <text:p>0.7730462648</text:p>
          </table:table-cell>
          <table:table-cell table:number-columns-repeated="2"/>
        </table:table-row>
        <table:table-row table:style-name="ro1">
          <table:table-cell office:value-type="string">
            <text:p>2013-02-27</text:p>
          </table:table-cell>
          <table:table-cell office:value-type="float" office:value="28.31">
            <text:p>28.31</text:p>
          </table:table-cell>
          <table:table-cell office:value-type="float" office:value="28.35">
            <text:p>28.35</text:p>
          </table:table-cell>
          <table:table-cell office:value-type="float" office:value="28.03">
            <text:p>28.03</text:p>
          </table:table-cell>
          <table:table-cell office:value-type="float" office:value="28.28">
            <text:p>28.28</text:p>
          </table:table-cell>
          <table:table-cell office:value-type="float" office:value="4471422">
            <text:p>4471422</text:p>
          </table:table-cell>
          <table:table-cell table:formula="of:=[.G1347]+[.$I$2]" office:value-type="float" office:value="13.4599999999998">
            <text:p>13.46</text:p>
          </table:table-cell>
          <table:table-cell table:formula="of:=SIN([.G1348])+[.$J$2]" office:value-type="float" office:value="0.779351003523027">
            <text:p>0.7793510035</text:p>
          </table:table-cell>
          <table:table-cell table:number-columns-repeated="2"/>
        </table:table-row>
        <table:table-row table:style-name="ro1">
          <table:table-cell office:value-type="string">
            <text:p>2013-02-28</text:p>
          </table:table-cell>
          <table:table-cell office:value-type="float" office:value="28.53">
            <text:p>28.53</text:p>
          </table:table-cell>
          <table:table-cell office:value-type="float" office:value="28.89">
            <text:p>28.89</text:p>
          </table:table-cell>
          <table:table-cell office:value-type="float" office:value="28.44">
            <text:p>28.44</text:p>
          </table:table-cell>
          <table:table-cell office:value-type="float" office:value="28.72">
            <text:p>28.72</text:p>
          </table:table-cell>
          <table:table-cell office:value-type="float" office:value="8011621">
            <text:p>8011621</text:p>
          </table:table-cell>
          <table:table-cell table:formula="of:=[.G1348]+[.$I$2]" office:value-type="float" office:value="13.4699999999998">
            <text:p>13.47</text:p>
          </table:table-cell>
          <table:table-cell table:formula="of:=SIN([.G1349])+[.$J$2]" office:value-type="float" office:value="0.785577807809652">
            <text:p>0.7855778078</text:p>
          </table:table-cell>
          <table:table-cell table:number-columns-repeated="2"/>
        </table:table-row>
        <table:table-row table:style-name="ro1">
          <table:table-cell office:value-type="string">
            <text:p>2013-03-01</text:p>
          </table:table-cell>
          <table:table-cell office:value-type="float" office:value="28.55">
            <text:p>28.55</text:p>
          </table:table-cell>
          <table:table-cell office:value-type="float" office:value="28.8">
            <text:p>28.8</text:p>
          </table:table-cell>
          <table:table-cell office:value-type="float" office:value="28.5">
            <text:p>28.5</text:p>
          </table:table-cell>
          <table:table-cell office:value-type="float" office:value="28.62">
            <text:p>28.62</text:p>
          </table:table-cell>
          <table:table-cell office:value-type="float" office:value="5871341">
            <text:p>5871341</text:p>
          </table:table-cell>
          <table:table-cell table:formula="of:=[.G1349]+[.$I$2]" office:value-type="float" office:value="13.4799999999998">
            <text:p>13.48</text:p>
          </table:table-cell>
          <table:table-cell table:formula="of:=SIN([.G1350])+[.$J$2]" office:value-type="float" office:value="0.791726054970142">
            <text:p>0.791726055</text:p>
          </table:table-cell>
          <table:table-cell table:number-columns-repeated="2"/>
        </table:table-row>
        <table:table-row table:style-name="ro1">
          <table:table-cell office:value-type="string">
            <text:p>2013-03-04</text:p>
          </table:table-cell>
          <table:table-cell office:value-type="float" office:value="28.62">
            <text:p>28.62</text:p>
          </table:table-cell>
          <table:table-cell office:value-type="float" office:value="28.89">
            <text:p>28.89</text:p>
          </table:table-cell>
          <table:table-cell office:value-type="float" office:value="28.31">
            <text:p>28.31</text:p>
          </table:table-cell>
          <table:table-cell office:value-type="float" office:value="28.36">
            <text:p>28.36</text:p>
          </table:table-cell>
          <table:table-cell office:value-type="float" office:value="3838738">
            <text:p>3838738</text:p>
          </table:table-cell>
          <table:table-cell table:formula="of:=[.G1350]+[.$I$2]" office:value-type="float" office:value="13.4899999999998">
            <text:p>13.49</text:p>
          </table:table-cell>
          <table:table-cell table:formula="of:=SIN([.G1351])+[.$J$2]" office:value-type="float" office:value="0.797795130184905">
            <text:p>0.7977951302</text:p>
          </table:table-cell>
          <table:table-cell table:number-columns-repeated="2"/>
        </table:table-row>
        <table:table-row table:style-name="ro1">
          <table:table-cell office:value-type="string">
            <text:p>2013-03-05</text:p>
          </table:table-cell>
          <table:table-cell office:value-type="float" office:value="28.72">
            <text:p>28.72</text:p>
          </table:table-cell>
          <table:table-cell office:value-type="float" office:value="29.17">
            <text:p>29.17</text:p>
          </table:table-cell>
          <table:table-cell office:value-type="float" office:value="28.7">
            <text:p>28.7</text:p>
          </table:table-cell>
          <table:table-cell office:value-type="float" office:value="28.87">
            <text:p>28.87</text:p>
          </table:table-cell>
          <table:table-cell office:value-type="float" office:value="6954090">
            <text:p>6954090</text:p>
          </table:table-cell>
          <table:table-cell table:formula="of:=[.G1351]+[.$I$2]" office:value-type="float" office:value="13.4999999999998">
            <text:p>13.5</text:p>
          </table:table-cell>
          <table:table-cell table:formula="of:=SIN([.G1352])+[.$J$2]" office:value-type="float" office:value="0.803784426551476">
            <text:p>0.8037844266</text:p>
          </table:table-cell>
          <table:table-cell table:number-columns-repeated="2"/>
        </table:table-row>
        <table:table-row table:style-name="ro1">
          <table:table-cell office:value-type="string">
            <text:p>2013-03-06</text:p>
          </table:table-cell>
          <table:table-cell office:value-type="float" office:value="29.27">
            <text:p>29.27</text:p>
          </table:table-cell>
          <table:table-cell office:value-type="float" office:value="29.45">
            <text:p>29.45</text:p>
          </table:table-cell>
          <table:table-cell office:value-type="float" office:value="29.12">
            <text:p>29.12</text:p>
          </table:table-cell>
          <table:table-cell office:value-type="float" office:value="29.23">
            <text:p>29.23</text:p>
          </table:table-cell>
          <table:table-cell office:value-type="float" office:value="6153725">
            <text:p>6153725</text:p>
          </table:table-cell>
          <table:table-cell table:formula="of:=[.G1352]+[.$I$2]" office:value-type="float" office:value="13.5099999999998">
            <text:p>13.51</text:p>
          </table:table-cell>
          <table:table-cell table:formula="of:=SIN([.G1353])+[.$J$2]" office:value-type="float" office:value="0.80969334514521">
            <text:p>0.8096933451</text:p>
          </table:table-cell>
          <table:table-cell table:number-columns-repeated="2"/>
        </table:table-row>
        <table:table-row table:style-name="ro1">
          <table:table-cell office:value-type="string">
            <text:p>2013-03-07</text:p>
          </table:table-cell>
          <table:table-cell office:value-type="float" office:value="29.2">
            <text:p>29.2</text:p>
          </table:table-cell>
          <table:table-cell office:value-type="float" office:value="29.29">
            <text:p>29.29</text:p>
          </table:table-cell>
          <table:table-cell office:value-type="float" office:value="28.59">
            <text:p>28.59</text:p>
          </table:table-cell>
          <table:table-cell office:value-type="float" office:value="29.01">
            <text:p>29.01</text:p>
          </table:table-cell>
          <table:table-cell office:value-type="float" office:value="6315948">
            <text:p>6315948</text:p>
          </table:table-cell>
          <table:table-cell table:formula="of:=[.G1353]+[.$I$2]" office:value-type="float" office:value="13.5199999999998">
            <text:p>13.52</text:p>
          </table:table-cell>
          <table:table-cell table:formula="of:=SIN([.G1354])+[.$J$2]" office:value-type="float" office:value="0.815521295079172">
            <text:p>0.8155212951</text:p>
          </table:table-cell>
          <table:table-cell table:number-columns-repeated="2"/>
        </table:table-row>
        <table:table-row table:style-name="ro1">
          <table:table-cell office:value-type="string">
            <text:p>2013-03-08</text:p>
          </table:table-cell>
          <table:table-cell office:value-type="float" office:value="29.1">
            <text:p>29.1</text:p>
          </table:table-cell>
          <table:table-cell office:value-type="float" office:value="29.24">
            <text:p>29.24</text:p>
          </table:table-cell>
          <table:table-cell office:value-type="float" office:value="28.74">
            <text:p>28.74</text:p>
          </table:table-cell>
          <table:table-cell office:value-type="float" office:value="29.12">
            <text:p>29.12</text:p>
          </table:table-cell>
          <table:table-cell office:value-type="float" office:value="6736832">
            <text:p>6736832</text:p>
          </table:table-cell>
          <table:table-cell table:formula="of:=[.G1354]+[.$I$2]" office:value-type="float" office:value="13.5299999999998">
            <text:p>13.53</text:p>
          </table:table-cell>
          <table:table-cell table:formula="of:=SIN([.G1355])+[.$J$2]" office:value-type="float" office:value="0.821267693563225">
            <text:p>0.8212676936</text:p>
          </table:table-cell>
          <table:table-cell table:number-columns-repeated="2"/>
        </table:table-row>
        <table:table-row table:style-name="ro1">
          <table:table-cell office:value-type="string">
            <text:p>2013-03-11</text:p>
          </table:table-cell>
          <table:table-cell office:value-type="float" office:value="29.15">
            <text:p>29.15</text:p>
          </table:table-cell>
          <table:table-cell office:value-type="float" office:value="29.46">
            <text:p>29.46</text:p>
          </table:table-cell>
          <table:table-cell office:value-type="float" office:value="29.13">
            <text:p>29.13</text:p>
          </table:table-cell>
          <table:table-cell office:value-type="float" office:value="29.2">
            <text:p>29.2</text:p>
          </table:table-cell>
          <table:table-cell office:value-type="float" office:value="5677561">
            <text:p>5677561</text:p>
          </table:table-cell>
          <table:table-cell table:formula="of:=[.G1355]+[.$I$2]" office:value-type="float" office:value="13.5399999999998">
            <text:p>13.54</text:p>
          </table:table-cell>
          <table:table-cell table:formula="of:=SIN([.G1356])+[.$J$2]" office:value-type="float" office:value="0.826931965962309">
            <text:p>0.826931966</text:p>
          </table:table-cell>
          <table:table-cell table:number-columns-repeated="2"/>
        </table:table-row>
        <table:table-row table:style-name="ro1">
          <table:table-cell office:value-type="string">
            <text:p>2013-03-12</text:p>
          </table:table-cell>
          <table:table-cell office:value-type="float" office:value="29.32">
            <text:p>29.32</text:p>
          </table:table-cell>
          <table:table-cell office:value-type="float" office:value="29.43">
            <text:p>29.43</text:p>
          </table:table-cell>
          <table:table-cell office:value-type="float" office:value="29.02">
            <text:p>29.02</text:p>
          </table:table-cell>
          <table:table-cell office:value-type="float" office:value="29.05">
            <text:p>29.05</text:p>
          </table:table-cell>
          <table:table-cell office:value-type="float" office:value="5344254">
            <text:p>5344254</text:p>
          </table:table-cell>
          <table:table-cell table:formula="of:=[.G1356]+[.$I$2]" office:value-type="float" office:value="13.5499999999998">
            <text:p>13.55</text:p>
          </table:table-cell>
          <table:table-cell table:formula="of:=SIN([.G1357])+[.$J$2]" office:value-type="float" office:value="0.832513545853904">
            <text:p>0.8325135459</text:p>
          </table:table-cell>
          <table:table-cell table:number-columns-repeated="2"/>
        </table:table-row>
        <table:table-row table:style-name="ro1">
          <table:table-cell office:value-type="string">
            <text:p>2013-03-13</text:p>
          </table:table-cell>
          <table:table-cell office:value-type="float" office:value="29.01">
            <text:p>29.01</text:p>
          </table:table-cell>
          <table:table-cell office:value-type="float" office:value="29.05">
            <text:p>29.05</text:p>
          </table:table-cell>
          <table:table-cell table:number-columns-repeated="2" office:value-type="float" office:value="28.48">
            <text:p>28.48</text:p>
          </table:table-cell>
          <table:table-cell office:value-type="float" office:value="6019253">
            <text:p>6019253</text:p>
          </table:table-cell>
          <table:table-cell table:formula="of:=[.G1357]+[.$I$2]" office:value-type="float" office:value="13.5599999999998">
            <text:p>13.56</text:p>
          </table:table-cell>
          <table:table-cell table:formula="of:=SIN([.G1358])+[.$J$2]" office:value-type="float" office:value="0.838011875084673">
            <text:p>0.8380118751</text:p>
          </table:table-cell>
          <table:table-cell table:number-columns-repeated="2"/>
        </table:table-row>
        <table:table-row table:style-name="ro1">
          <table:table-cell office:value-type="string">
            <text:p>2013-03-14</text:p>
          </table:table-cell>
          <table:table-cell office:value-type="float" office:value="28.6">
            <text:p>28.6</text:p>
          </table:table-cell>
          <table:table-cell office:value-type="float" office:value="28.71">
            <text:p>28.71</text:p>
          </table:table-cell>
          <table:table-cell table:number-columns-repeated="2" office:value-type="float" office:value="28.18">
            <text:p>28.18</text:p>
          </table:table-cell>
          <table:table-cell office:value-type="float" office:value="6938012">
            <text:p>6938012</text:p>
          </table:table-cell>
          <table:table-cell table:formula="of:=[.G1358]+[.$I$2]" office:value-type="float" office:value="13.5699999999998">
            <text:p>13.57</text:p>
          </table:table-cell>
          <table:table-cell table:formula="of:=SIN([.G1359])+[.$J$2]" office:value-type="float" office:value="0.843426403826274">
            <text:p>0.8434264038</text:p>
          </table:table-cell>
          <table:table-cell table:number-columns-repeated="2"/>
        </table:table-row>
        <table:table-row table:style-name="ro1">
          <table:table-cell office:value-type="string">
            <text:p>2013-03-15</text:p>
          </table:table-cell>
          <table:table-cell office:value-type="float" office:value="28.45">
            <text:p>28.45</text:p>
          </table:table-cell>
          <table:table-cell office:value-type="float" office:value="28.75">
            <text:p>28.75</text:p>
          </table:table-cell>
          <table:table-cell office:value-type="float" office:value="28.38">
            <text:p>28.38</text:p>
          </table:table-cell>
          <table:table-cell office:value-type="float" office:value="28.72">
            <text:p>28.72</text:p>
          </table:table-cell>
          <table:table-cell office:value-type="float" office:value="9095412">
            <text:p>9095412</text:p>
          </table:table-cell>
          <table:table-cell table:formula="of:=[.G1359]+[.$I$2]" office:value-type="float" office:value="13.5799999999998">
            <text:p>13.58</text:p>
          </table:table-cell>
          <table:table-cell table:formula="of:=SIN([.G1360])+[.$J$2]" office:value-type="float" office:value="0.848756590630346">
            <text:p>0.8487565906</text:p>
          </table:table-cell>
          <table:table-cell table:number-columns-repeated="2"/>
        </table:table-row>
        <table:table-row table:style-name="ro1">
          <table:table-cell office:value-type="string">
            <text:p>2013-03-18</text:p>
          </table:table-cell>
          <table:table-cell office:value-type="float" office:value="28.35">
            <text:p>28.35</text:p>
          </table:table-cell>
          <table:table-cell office:value-type="float" office:value="28.48">
            <text:p>28.48</text:p>
          </table:table-cell>
          <table:table-cell office:value-type="float" office:value="28.02">
            <text:p>28.02</text:p>
          </table:table-cell>
          <table:table-cell office:value-type="float" office:value="28.08">
            <text:p>28.08</text:p>
          </table:table-cell>
          <table:table-cell office:value-type="float" office:value="5758875">
            <text:p>5758875</text:p>
          </table:table-cell>
          <table:table-cell table:formula="of:=[.G1360]+[.$I$2]" office:value-type="float" office:value="13.5899999999998">
            <text:p>13.59</text:p>
          </table:table-cell>
          <table:table-cell table:formula="of:=SIN([.G1361])+[.$J$2]" office:value-type="float" office:value="0.854001902482649">
            <text:p>0.8540019025</text:p>
          </table:table-cell>
          <table:table-cell table:number-columns-repeated="2"/>
        </table:table-row>
        <table:table-row table:style-name="ro1">
          <table:table-cell office:value-type="string">
            <text:p>2013-03-19</text:p>
          </table:table-cell>
          <table:table-cell office:value-type="float" office:value="28.29">
            <text:p>28.29</text:p>
          </table:table-cell>
          <table:table-cell office:value-type="float" office:value="28.42">
            <text:p>28.42</text:p>
          </table:table-cell>
          <table:table-cell office:value-type="float" office:value="27.81">
            <text:p>27.81</text:p>
          </table:table-cell>
          <table:table-cell office:value-type="float" office:value="27.83">
            <text:p>27.83</text:p>
          </table:table-cell>
          <table:table-cell office:value-type="float" office:value="6155841">
            <text:p>6155841</text:p>
          </table:table-cell>
          <table:table-cell table:formula="of:=[.G1361]+[.$I$2]" office:value-type="float" office:value="13.5999999999998">
            <text:p>13.6</text:p>
          </table:table-cell>
          <table:table-cell table:formula="of:=SIN([.G1362])+[.$J$2]" office:value-type="float" office:value="0.85916181485637">
            <text:p>0.8591618149</text:p>
          </table:table-cell>
          <table:table-cell table:number-columns-repeated="2"/>
        </table:table-row>
        <table:table-row table:style-name="ro1">
          <table:table-cell office:value-type="string">
            <text:p>2013-03-20</text:p>
          </table:table-cell>
          <table:table-cell office:value-type="float" office:value="27.85">
            <text:p>27.85</text:p>
          </table:table-cell>
          <table:table-cell office:value-type="float" office:value="28.1">
            <text:p>28.1</text:p>
          </table:table-cell>
          <table:table-cell office:value-type="float" office:value="27.6">
            <text:p>27.6</text:p>
          </table:table-cell>
          <table:table-cell office:value-type="float" office:value="27.83">
            <text:p>27.83</text:p>
          </table:table-cell>
          <table:table-cell office:value-type="float" office:value="7046773">
            <text:p>7046773</text:p>
          </table:table-cell>
          <table:table-cell table:formula="of:=[.G1362]+[.$I$2]" office:value-type="float" office:value="13.6099999999998">
            <text:p>13.61</text:p>
          </table:table-cell>
          <table:table-cell table:formula="of:=SIN([.G1363])+[.$J$2]" office:value-type="float" office:value="0.864235811764572">
            <text:p>0.8642358118</text:p>
          </table:table-cell>
          <table:table-cell table:number-columns-repeated="2"/>
        </table:table-row>
        <table:table-row table:style-name="ro1">
          <table:table-cell office:value-type="string">
            <text:p>2013-03-21</text:p>
          </table:table-cell>
          <table:table-cell office:value-type="float" office:value="28.1">
            <text:p>28.1</text:p>
          </table:table-cell>
          <table:table-cell office:value-type="float" office:value="28.34">
            <text:p>28.34</text:p>
          </table:table-cell>
          <table:table-cell office:value-type="float" office:value="27.92">
            <text:p>27.92</text:p>
          </table:table-cell>
          <table:table-cell office:value-type="float" office:value="28.14">
            <text:p>28.14</text:p>
          </table:table-cell>
          <table:table-cell office:value-type="float" office:value="10617319">
            <text:p>10617319</text:p>
          </table:table-cell>
          <table:table-cell table:formula="of:=[.G1363]+[.$I$2]" office:value-type="float" office:value="13.6199999999998">
            <text:p>13.62</text:p>
          </table:table-cell>
          <table:table-cell table:formula="of:=SIN([.G1364])+[.$J$2]" office:value-type="float" office:value="0.86922338581179">
            <text:p>0.8692233858</text:p>
          </table:table-cell>
          <table:table-cell table:number-columns-repeated="2"/>
        </table:table-row>
        <table:table-row table:style-name="ro1">
          <table:table-cell office:value-type="string">
            <text:p>2013-03-22</text:p>
          </table:table-cell>
          <table:table-cell office:value-type="float" office:value="28.09">
            <text:p>28.09</text:p>
          </table:table-cell>
          <table:table-cell office:value-type="float" office:value="28.63">
            <text:p>28.63</text:p>
          </table:table-cell>
          <table:table-cell office:value-type="float" office:value="28.01">
            <text:p>28.01</text:p>
          </table:table-cell>
          <table:table-cell office:value-type="float" office:value="28.55">
            <text:p>28.55</text:p>
          </table:table-cell>
          <table:table-cell office:value-type="float" office:value="7031920">
            <text:p>7031920</text:p>
          </table:table-cell>
          <table:table-cell table:formula="of:=[.G1364]+[.$I$2]" office:value-type="float" office:value="13.6299999999998">
            <text:p>13.63</text:p>
          </table:table-cell>
          <table:table-cell table:formula="of:=SIN([.G1365])+[.$J$2]" office:value-type="float" office:value="0.874124038244779">
            <text:p>0.8741240382</text:p>
          </table:table-cell>
          <table:table-cell table:number-columns-repeated="2"/>
        </table:table-row>
        <table:table-row table:style-name="ro1">
          <table:table-cell office:value-type="string">
            <text:p>2013-03-25</text:p>
          </table:table-cell>
          <table:table-cell office:value-type="float" office:value="28.6">
            <text:p>28.6</text:p>
          </table:table-cell>
          <table:table-cell office:value-type="float" office:value="28.98">
            <text:p>28.98</text:p>
          </table:table-cell>
          <table:table-cell office:value-type="float" office:value="28.59">
            <text:p>28.59</text:p>
          </table:table-cell>
          <table:table-cell office:value-type="float" office:value="28.83">
            <text:p>28.83</text:p>
          </table:table-cell>
          <table:table-cell office:value-type="float" office:value="5212333">
            <text:p>5212333</text:p>
          </table:table-cell>
          <table:table-cell table:formula="of:=[.G1365]+[.$I$2]" office:value-type="float" office:value="13.6399999999998">
            <text:p>13.64</text:p>
          </table:table-cell>
          <table:table-cell table:formula="of:=SIN([.G1366])+[.$J$2]" office:value-type="float" office:value="0.878937279002377">
            <text:p>0.878937279</text:p>
          </table:table-cell>
          <table:table-cell table:number-columns-repeated="2"/>
        </table:table-row>
        <table:table-row table:style-name="ro1">
          <table:table-cell office:value-type="string">
            <text:p>2013-03-26</text:p>
          </table:table-cell>
          <table:table-cell office:value-type="float" office:value="28.63">
            <text:p>28.63</text:p>
          </table:table-cell>
          <table:table-cell office:value-type="float" office:value="28.76">
            <text:p>28.76</text:p>
          </table:table-cell>
          <table:table-cell office:value-type="float" office:value="28.4">
            <text:p>28.4</text:p>
          </table:table-cell>
          <table:table-cell office:value-type="float" office:value="28.44">
            <text:p>28.44</text:p>
          </table:table-cell>
          <table:table-cell office:value-type="float" office:value="6502659">
            <text:p>6502659</text:p>
          </table:table-cell>
          <table:table-cell table:formula="of:=[.G1366]+[.$I$2]" office:value-type="float" office:value="13.6499999999998">
            <text:p>13.65</text:p>
          </table:table-cell>
          <table:table-cell table:formula="of:=SIN([.G1367])+[.$J$2]" office:value-type="float" office:value="0.88366262676452">
            <text:p>0.8836626268</text:p>
          </table:table-cell>
          <table:table-cell table:number-columns-repeated="2"/>
        </table:table-row>
        <table:table-row table:style-name="ro1">
          <table:table-cell office:value-type="string">
            <text:p>2013-03-27</text:p>
          </table:table-cell>
          <table:table-cell table:number-columns-repeated="2" office:value-type="float" office:value="28.6">
            <text:p>28.6</text:p>
          </table:table-cell>
          <table:table-cell office:value-type="float" office:value="28.3">
            <text:p>28.3</text:p>
          </table:table-cell>
          <table:table-cell office:value-type="float" office:value="28.58">
            <text:p>28.58</text:p>
          </table:table-cell>
          <table:table-cell office:value-type="float" office:value="4325664">
            <text:p>4325664</text:p>
          </table:table-cell>
          <table:table-cell table:formula="of:=[.G1367]+[.$I$2]" office:value-type="float" office:value="13.6599999999998">
            <text:p>13.66</text:p>
          </table:table-cell>
          <table:table-cell table:formula="of:=SIN([.G1368])+[.$J$2]" office:value-type="float" office:value="0.888299609000369">
            <text:p>0.888299609</text:p>
          </table:table-cell>
          <table:table-cell table:number-columns-repeated="2"/>
        </table:table-row>
        <table:table-row table:style-name="ro1">
          <table:table-cell office:value-type="string">
            <text:p>2013-03-28</text:p>
          </table:table-cell>
          <table:table-cell office:value-type="float" office:value="28.45">
            <text:p>28.45</text:p>
          </table:table-cell>
          <table:table-cell office:value-type="float" office:value="28.74">
            <text:p>28.74</text:p>
          </table:table-cell>
          <table:table-cell office:value-type="float" office:value="28.24">
            <text:p>28.24</text:p>
          </table:table-cell>
          <table:table-cell office:value-type="float" office:value="28.53">
            <text:p>28.53</text:p>
          </table:table-cell>
          <table:table-cell office:value-type="float" office:value="13026721">
            <text:p>13026721</text:p>
          </table:table-cell>
          <table:table-cell table:formula="of:=[.G1368]+[.$I$2]" office:value-type="float" office:value="13.6699999999998">
            <text:p>13.67</text:p>
          </table:table-cell>
          <table:table-cell table:formula="of:=SIN([.G1369])+[.$J$2]" office:value-type="float" office:value="0.892847762015566">
            <text:p>0.892847762</text:p>
          </table:table-cell>
          <table:table-cell table:number-columns-repeated="2"/>
        </table:table-row>
        <table:table-row table:style-name="ro1">
          <table:table-cell office:value-type="string">
            <text:p>2013-03-29</text:p>
          </table:table-cell>
          <table:table-cell table:number-columns-repeated="4" office:value-type="float" office:value="28.53">
            <text:p>28.53</text:p>
          </table:table-cell>
          <table:table-cell office:value-type="float" office:value="0">
            <text:p>0</text:p>
          </table:table-cell>
          <table:table-cell table:formula="of:=[.G1369]+[.$I$2]" office:value-type="float" office:value="13.6799999999998">
            <text:p>13.68</text:p>
          </table:table-cell>
          <table:table-cell table:formula="of:=SIN([.G1370])+[.$J$2]" office:value-type="float" office:value="0.897306630998598">
            <text:p>0.897306631</text:p>
          </table:table-cell>
          <table:table-cell table:number-columns-repeated="2"/>
        </table:table-row>
        <table:table-row table:style-name="ro1">
          <table:table-cell office:value-type="string">
            <text:p>2013-04-01</text:p>
          </table:table-cell>
          <table:table-cell table:number-columns-repeated="4" office:value-type="float" office:value="28.53">
            <text:p>28.53</text:p>
          </table:table-cell>
          <table:table-cell office:value-type="float" office:value="0">
            <text:p>0</text:p>
          </table:table-cell>
          <table:table-cell table:formula="of:=[.G1370]+[.$I$2]" office:value-type="float" office:value="13.6899999999998">
            <text:p>13.69</text:p>
          </table:table-cell>
          <table:table-cell table:formula="of:=SIN([.G1371])+[.$J$2]" office:value-type="float" office:value="0.901675770066284">
            <text:p>0.9016757701</text:p>
          </table:table-cell>
          <table:table-cell table:number-columns-repeated="2"/>
        </table:table-row>
        <table:table-row table:style-name="ro1">
          <table:table-cell office:value-type="string">
            <text:p>2013-04-02</text:p>
          </table:table-cell>
          <table:table-cell office:value-type="float" office:value="28.44">
            <text:p>28.44</text:p>
          </table:table-cell>
          <table:table-cell office:value-type="float" office:value="28.84">
            <text:p>28.84</text:p>
          </table:table-cell>
          <table:table-cell office:value-type="float" office:value="28.44">
            <text:p>28.44</text:p>
          </table:table-cell>
          <table:table-cell office:value-type="float" office:value="28.82">
            <text:p>28.82</text:p>
          </table:table-cell>
          <table:table-cell office:value-type="float" office:value="6721502">
            <text:p>6721502</text:p>
          </table:table-cell>
          <table:table-cell table:formula="of:=[.G1371]+[.$I$2]" office:value-type="float" office:value="13.6999999999998">
            <text:p>13.7</text:p>
          </table:table-cell>
          <table:table-cell table:formula="of:=SIN([.G1372])+[.$J$2]" office:value-type="float" office:value="0.905954742308357">
            <text:p>0.9059547423</text:p>
          </table:table-cell>
          <table:table-cell table:number-columns-repeated="2"/>
        </table:table-row>
        <table:table-row table:style-name="ro1">
          <table:table-cell office:value-type="string">
            <text:p>2013-04-03</text:p>
          </table:table-cell>
          <table:table-cell table:number-columns-repeated="2" office:value-type="float" office:value="29">
            <text:p>29</text:p>
          </table:table-cell>
          <table:table-cell office:value-type="float" office:value="28.21">
            <text:p>28.21</text:p>
          </table:table-cell>
          <table:table-cell office:value-type="float" office:value="28.27">
            <text:p>28.27</text:p>
          </table:table-cell>
          <table:table-cell office:value-type="float" office:value="11142112">
            <text:p>11142112</text:p>
          </table:table-cell>
          <table:table-cell table:formula="of:=[.G1372]+[.$I$2]" office:value-type="float" office:value="13.7099999999998">
            <text:p>13.71</text:p>
          </table:table-cell>
          <table:table-cell table:formula="of:=SIN([.G1373])+[.$J$2]" office:value-type="float" office:value="0.910143119831159">
            <text:p>0.9101431198</text:p>
          </table:table-cell>
          <table:table-cell table:number-columns-repeated="2"/>
        </table:table-row>
        <table:table-row table:style-name="ro1">
          <table:table-cell office:value-type="string">
            <text:p>2013-04-04</text:p>
          </table:table-cell>
          <table:table-cell office:value-type="float" office:value="28.2">
            <text:p>28.2</text:p>
          </table:table-cell>
          <table:table-cell office:value-type="float" office:value="28.3">
            <text:p>28.3</text:p>
          </table:table-cell>
          <table:table-cell office:value-type="float" office:value="27.98">
            <text:p>27.98</text:p>
          </table:table-cell>
          <table:table-cell office:value-type="float" office:value="28.03">
            <text:p>28.03</text:p>
          </table:table-cell>
          <table:table-cell office:value-type="float" office:value="7640465">
            <text:p>7640465</text:p>
          </table:table-cell>
          <table:table-cell table:formula="of:=[.G1373]+[.$I$2]" office:value-type="float" office:value="13.7199999999998">
            <text:p>13.72</text:p>
          </table:table-cell>
          <table:table-cell table:formula="of:=SIN([.G1374])+[.$J$2]" office:value-type="float" office:value="0.914240483800428">
            <text:p>0.9142404838</text:p>
          </table:table-cell>
          <table:table-cell table:number-columns-repeated="2"/>
        </table:table-row>
        <table:table-row table:style-name="ro1">
          <table:table-cell office:value-type="string">
            <text:p>2013-04-05</text:p>
          </table:table-cell>
          <table:table-cell office:value-type="float" office:value="28.1">
            <text:p>28.1</text:p>
          </table:table-cell>
          <table:table-cell office:value-type="float" office:value="28.17">
            <text:p>28.17</text:p>
          </table:table-cell>
          <table:table-cell office:value-type="float" office:value="27.7">
            <text:p>27.7</text:p>
          </table:table-cell>
          <table:table-cell office:value-type="float" office:value="27.75">
            <text:p>27.75</text:p>
          </table:table-cell>
          <table:table-cell office:value-type="float" office:value="6885389">
            <text:p>6885389</text:p>
          </table:table-cell>
          <table:table-cell table:formula="of:=[.G1374]+[.$I$2]" office:value-type="float" office:value="13.7299999999998">
            <text:p>13.73</text:p>
          </table:table-cell>
          <table:table-cell table:formula="of:=SIN([.G1375])+[.$J$2]" office:value-type="float" office:value="0.918246424483182">
            <text:p>0.9182464245</text:p>
          </table:table-cell>
          <table:table-cell table:number-columns-repeated="2"/>
        </table:table-row>
        <table:table-row table:style-name="ro1">
          <table:table-cell office:value-type="string">
            <text:p>2013-04-08</text:p>
          </table:table-cell>
          <table:table-cell office:value-type="float" office:value="27.87">
            <text:p>27.87</text:p>
          </table:table-cell>
          <table:table-cell office:value-type="float" office:value="27.99">
            <text:p>27.99</text:p>
          </table:table-cell>
          <table:table-cell office:value-type="float" office:value="27.72">
            <text:p>27.72</text:p>
          </table:table-cell>
          <table:table-cell office:value-type="float" office:value="27.86">
            <text:p>27.86</text:p>
          </table:table-cell>
          <table:table-cell office:value-type="float" office:value="3984175">
            <text:p>3984175</text:p>
          </table:table-cell>
          <table:table-cell table:formula="of:=[.G1375]+[.$I$2]" office:value-type="float" office:value="13.7399999999998">
            <text:p>13.74</text:p>
          </table:table-cell>
          <table:table-cell table:formula="of:=SIN([.G1376])+[.$J$2]" office:value-type="float" office:value="0.92216054128869">
            <text:p>0.9221605413</text:p>
          </table:table-cell>
          <table:table-cell table:number-columns-repeated="2"/>
        </table:table-row>
        <table:table-row table:style-name="ro1">
          <table:table-cell office:value-type="string">
            <text:p>2013-04-09</text:p>
          </table:table-cell>
          <table:table-cell office:value-type="float" office:value="28.07">
            <text:p>28.07</text:p>
          </table:table-cell>
          <table:table-cell office:value-type="float" office:value="28.48">
            <text:p>28.48</text:p>
          </table:table-cell>
          <table:table-cell office:value-type="float" office:value="28.04">
            <text:p>28.04</text:p>
          </table:table-cell>
          <table:table-cell office:value-type="float" office:value="28.48">
            <text:p>28.48</text:p>
          </table:table-cell>
          <table:table-cell office:value-type="float" office:value="6643271">
            <text:p>6643271</text:p>
          </table:table-cell>
          <table:table-cell table:formula="of:=[.G1376]+[.$I$2]" office:value-type="float" office:value="13.7499999999998">
            <text:p>13.75</text:p>
          </table:table-cell>
          <table:table-cell table:formula="of:=SIN([.G1377])+[.$J$2]" office:value-type="float" office:value="0.925982442808533">
            <text:p>0.9259824428</text:p>
          </table:table-cell>
          <table:table-cell table:number-columns-repeated="2"/>
        </table:table-row>
        <table:table-row table:style-name="ro1">
          <table:table-cell office:value-type="string">
            <text:p>2013-04-10</text:p>
          </table:table-cell>
          <table:table-cell office:value-type="float" office:value="28.46">
            <text:p>28.46</text:p>
          </table:table-cell>
          <table:table-cell office:value-type="float" office:value="28.475">
            <text:p>28.475</text:p>
          </table:table-cell>
          <table:table-cell office:value-type="float" office:value="28.2">
            <text:p>28.2</text:p>
          </table:table-cell>
          <table:table-cell office:value-type="float" office:value="28.25">
            <text:p>28.25</text:p>
          </table:table-cell>
          <table:table-cell office:value-type="float" office:value="6535769">
            <text:p>6535769</text:p>
          </table:table-cell>
          <table:table-cell table:formula="of:=[.G1377]+[.$I$2]" office:value-type="float" office:value="13.7599999999998">
            <text:p>13.76</text:p>
          </table:table-cell>
          <table:table-cell table:formula="of:=SIN([.G1378])+[.$J$2]" office:value-type="float" office:value="0.929711746855745">
            <text:p>0.9297117469</text:p>
          </table:table-cell>
          <table:table-cell table:number-columns-repeated="2"/>
        </table:table-row>
        <table:table-row table:style-name="ro1">
          <table:table-cell office:value-type="string">
            <text:p>2013-04-11</text:p>
          </table:table-cell>
          <table:table-cell office:value-type="float" office:value="28.36">
            <text:p>28.36</text:p>
          </table:table-cell>
          <table:table-cell office:value-type="float" office:value="28.69">
            <text:p>28.69</text:p>
          </table:table-cell>
          <table:table-cell office:value-type="float" office:value="28.35">
            <text:p>28.35</text:p>
          </table:table-cell>
          <table:table-cell office:value-type="float" office:value="28.69">
            <text:p>28.69</text:p>
          </table:table-cell>
          <table:table-cell office:value-type="float" office:value="5915687">
            <text:p>5915687</text:p>
          </table:table-cell>
          <table:table-cell table:formula="of:=[.G1378]+[.$I$2]" office:value-type="float" office:value="13.7699999999998">
            <text:p>13.77</text:p>
          </table:table-cell>
          <table:table-cell table:formula="of:=SIN([.G1379])+[.$J$2]" office:value-type="float" office:value="0.933348080503029">
            <text:p>0.9333480805</text:p>
          </table:table-cell>
          <table:table-cell table:number-columns-repeated="2"/>
        </table:table-row>
        <table:table-row table:style-name="ro1">
          <table:table-cell office:value-type="string">
            <text:p>2013-04-12</text:p>
          </table:table-cell>
          <table:table-cell office:value-type="float" office:value="28.85">
            <text:p>28.85</text:p>
          </table:table-cell>
          <table:table-cell office:value-type="float" office:value="28.86">
            <text:p>28.86</text:p>
          </table:table-cell>
          <table:table-cell table:number-columns-repeated="2" office:value-type="float" office:value="28.71">
            <text:p>28.71</text:p>
          </table:table-cell>
          <table:table-cell office:value-type="float" office:value="5140468">
            <text:p>5140468</text:p>
          </table:table-cell>
          <table:table-cell table:formula="of:=[.G1379]+[.$I$2]" office:value-type="float" office:value="13.7799999999998">
            <text:p>13.78</text:p>
          </table:table-cell>
          <table:table-cell table:formula="of:=SIN([.G1380])+[.$J$2]" office:value-type="float" office:value="0.936891080120051">
            <text:p>0.9368910801</text:p>
          </table:table-cell>
          <table:table-cell table:number-columns-repeated="2"/>
        </table:table-row>
        <table:table-row table:style-name="ro1">
          <table:table-cell office:value-type="string">
            <text:p>2013-04-15</text:p>
          </table:table-cell>
          <table:table-cell office:value-type="float" office:value="28.69">
            <text:p>28.69</text:p>
          </table:table-cell>
          <table:table-cell office:value-type="float" office:value="28.86">
            <text:p>28.86</text:p>
          </table:table-cell>
          <table:table-cell office:value-type="float" office:value="28.52">
            <text:p>28.52</text:p>
          </table:table-cell>
          <table:table-cell office:value-type="float" office:value="28.79">
            <text:p>28.79</text:p>
          </table:table-cell>
          <table:table-cell office:value-type="float" office:value="4842866">
            <text:p>4842866</text:p>
          </table:table-cell>
          <table:table-cell table:formula="of:=[.G1380]+[.$I$2]" office:value-type="float" office:value="13.7899999999998">
            <text:p>13.79</text:p>
          </table:table-cell>
          <table:table-cell table:formula="of:=SIN([.G1381])+[.$J$2]" office:value-type="float" office:value="0.940340391409799">
            <text:p>0.9403403914</text:p>
          </table:table-cell>
          <table:table-cell table:number-columns-repeated="2"/>
        </table:table-row>
        <table:table-row table:style-name="ro1">
          <table:table-cell office:value-type="string">
            <text:p>2013-04-16</text:p>
          </table:table-cell>
          <table:table-cell office:value-type="float" office:value="28.6">
            <text:p>28.6</text:p>
          </table:table-cell>
          <table:table-cell office:value-type="float" office:value="28.91">
            <text:p>28.91</text:p>
          </table:table-cell>
          <table:table-cell office:value-type="float" office:value="28.6">
            <text:p>28.6</text:p>
          </table:table-cell>
          <table:table-cell office:value-type="float" office:value="28.86">
            <text:p>28.86</text:p>
          </table:table-cell>
          <table:table-cell office:value-type="float" office:value="4252679">
            <text:p>4252679</text:p>
          </table:table-cell>
          <table:table-cell table:formula="of:=[.G1381]+[.$I$2]" office:value-type="float" office:value="13.7999999999998">
            <text:p>13.8</text:p>
          </table:table-cell>
          <table:table-cell table:formula="of:=SIN([.G1382])+[.$J$2]" office:value-type="float" office:value="0.943695669444022">
            <text:p>0.9436956694</text:p>
          </table:table-cell>
          <table:table-cell table:number-columns-repeated="2"/>
        </table:table-row>
        <table:table-row table:style-name="ro1">
          <table:table-cell office:value-type="string">
            <text:p>2013-04-17</text:p>
          </table:table-cell>
          <table:table-cell office:value-type="float" office:value="29">
            <text:p>29</text:p>
          </table:table-cell>
          <table:table-cell office:value-type="float" office:value="29.19">
            <text:p>29.19</text:p>
          </table:table-cell>
          <table:table-cell office:value-type="float" office:value="28.96">
            <text:p>28.96</text:p>
          </table:table-cell>
          <table:table-cell office:value-type="float" office:value="29.09">
            <text:p>29.09</text:p>
          </table:table-cell>
          <table:table-cell office:value-type="float" office:value="5051203">
            <text:p>5051203</text:p>
          </table:table-cell>
          <table:table-cell table:formula="of:=[.G1382]+[.$I$2]" office:value-type="float" office:value="13.8099999999998">
            <text:p>13.81</text:p>
          </table:table-cell>
          <table:table-cell table:formula="of:=SIN([.G1383])+[.$J$2]" office:value-type="float" office:value="0.94695657869771">
            <text:p>0.9469565787</text:p>
          </table:table-cell>
          <table:table-cell table:number-columns-repeated="2"/>
        </table:table-row>
        <table:table-row table:style-name="ro1">
          <table:table-cell office:value-type="string">
            <text:p>2013-04-18</text:p>
          </table:table-cell>
          <table:table-cell office:value-type="float" office:value="29.05">
            <text:p>29.05</text:p>
          </table:table-cell>
          <table:table-cell office:value-type="float" office:value="29.34">
            <text:p>29.34</text:p>
          </table:table-cell>
          <table:table-cell office:value-type="float" office:value="28.95">
            <text:p>28.95</text:p>
          </table:table-cell>
          <table:table-cell office:value-type="float" office:value="28.98">
            <text:p>28.98</text:p>
          </table:table-cell>
          <table:table-cell office:value-type="float" office:value="8113221">
            <text:p>8113221</text:p>
          </table:table-cell>
          <table:table-cell table:formula="of:=[.G1383]+[.$I$2]" office:value-type="float" office:value="13.8199999999998">
            <text:p>13.82</text:p>
          </table:table-cell>
          <table:table-cell table:formula="of:=SIN([.G1384])+[.$J$2]" office:value-type="float" office:value="0.950122793082657">
            <text:p>0.95012279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2T10:16:39</dc:date>
    <dc:creator>Sina </dc:creator>
    <meta:document-statistic meta:table-count="1" meta:cell-count="11076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3.958cm" svg:y="4.197cm" style:legend-expansion="high" chart:style-name="ch2"/>
        <chart:plot-area chart:style-name="ch3" table:cell-range-address="Sheet1.H1:Sheet1.H1384" chart:data-source-has-labels="row" svg:x="0.769cm" svg:y="0.851cm" svg:width="12.551cm" svg:height="7.542cm">
          <chartooo:coordinate-region svg:x="1.602cm" svg:y="1.05cm" svg:width="11.642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384" chart:label-cell-address="Sheet1.H1:Sheet1.H1" chart:class="chart:line">
            <chart:data-point chart:repeated="13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13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99983333416667">
                <text:p>0.0099998333341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9986666933331">
                <text:p>0.0199986666933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9955002024957">
                <text:p>0.029995500202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9893341866342">
                <text:p>0.0399893341866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9791692706783">
                <text:p>0.0499791692706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9640064794446">
                <text:p>0.0599640064794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428473375328">
                <text:p>0.0699428473375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9146939691727">
                <text:p>0.0799146939691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878549198011">
                <text:p>0.089878549198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98334166468281">
                <text:p>0.0998334166468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9778300837175">
                <text:p>0.109778300837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712207288919">
                <text:p>0.119712207288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634142619695">
                <text:p>0.129634142619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543114644236">
                <text:p>0.139543114644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438132473599">
                <text:p>0.149438132473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9318206614246">
                <text:p>0.159318206614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9182349066996">
                <text:p>0.169182349066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029573425824">
                <text:p>0.179029573425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8858894976501">
                <text:p>0.188858894976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8669330795061">
                <text:p>0.198669330795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84598998461">
                <text:p>0.2084598998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8229623080869">
                <text:p>0.218229623080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7977523535188">
                <text:p>0.227977523535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7702626427135">
                <text:p>0.237702626427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7403959254523">
                <text:p>0.247403959254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7080551892155">
                <text:p>0.257080551892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6731436688831">
                <text:p>0.266731436688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355648564114">
                <text:p>0.276355648564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5952225104836">
                <text:p>0.285952225104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552020666134">
                <text:p>0.29552020666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5058636443444">
                <text:p>0.305058636443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4566560616118">
                <text:p>0.314566560616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4043028394868">
                <text:p>0.324043028394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487092140814">
                <text:p>0.333487092140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2897807455451">
                <text:p>0.342897807455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227423327509">
                <text:p>0.35227423327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1615431964962">
                <text:p>0.361615431964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0920469412983">
                <text:p>0.370920469412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0188415123162">
                <text:p>0.380188415123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9418342308651">
                <text:p>0.389418342308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8609327984423">
                <text:p>0.398609327984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776045305957">
                <text:p>0.407760453059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6870802429211">
                <text:p>0.416870802429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5939465066">
                <text:p>0.4259394650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496553411123">
                <text:p>0.43496553411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394810696552">
                <text:p>0.44394810696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2886285379068">
                <text:p>0.452886285379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61779175541483">
                <text:p>0.4617791755414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0625888171158">
                <text:p>0.470625888171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79425538604203">
                <text:p>0.479425538604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8177246882908">
                <text:p>0.488177246882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6880137843737">
                <text:p>0.4968801378437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5533341204847">
                <text:p>0.5055333412048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14135991653113">
                <text:p>0.514135991653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2687228930659">
                <text:p>0.522687228930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1186197920884">
                <text:p>0.5311861979208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963204873397">
                <text:p>0.539632048733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8023936791874">
                <text:p>0.548023936791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6361022912784">
                <text:p>0.556361022912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4642473395036">
                <text:p>0.564642473395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72867460100481">
                <text:p>0.5728674601004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81035160537305">
                <text:p>0.5810351605373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914475794227">
                <text:p>0.58914475794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7195441362392">
                <text:p>0.597195441362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518640573604">
                <text:p>0.605186405736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3116851973434">
                <text:p>0.613116851973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098598703656">
                <text:p>0.62098598703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8793024018469">
                <text:p>0.6287930240184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6537182221968">
                <text:p>0.636537182221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4217687237691">
                <text:p>0.6442176872376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1833771021537">
                <text:p>0.6518337710215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9384671971473">
                <text:p>0.6593846719714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6869635003698">
                <text:p>0.666869635003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4287911628145">
                <text:p>0.6742879116281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81638760023334">
                <text:p>0.681638760023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88921445110552">
                <text:p>0.688921445110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6135238627357">
                <text:p>0.696135238627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0327941920041">
                <text:p>0.70327941920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10353272417608">
                <text:p>0.710353272417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17356090899523">
                <text:p>0.7173560908995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24287174370143">
                <text:p>0.724287174370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1145829726896">
                <text:p>0.731145829726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7931371109963">
                <text:p>0.737931371109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4464311997086">
                <text:p>0.74464311997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1280405140293">
                <text:p>0.7512804051402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7842562895277">
                <text:p>0.757842562895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4328937025505">
                <text:p>0.764328937025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073887889897">
                <text:p>0.77073887889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7071747526824">
                <text:p>0.777071747526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3326909627484">
                <text:p>0.783326909627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89503739689951">
                <text:p>0.7895037396899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95601620036366">
                <text:p>0.7956016200363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1619940883777">
                <text:p>0.801619940883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7558100405115">
                <text:p>0.807558100405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3415504789374">
                <text:p>0.8134155047893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19191568300999">
                <text:p>0.819191568300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488571333845">
                <text:p>0.82488571333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0497370491971">
                <text:p>0.8304973704919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6025978600521">
                <text:p>0.836025978600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1470984807897">
                <text:p>0.8414709848078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6831844618015">
                <text:p>0.846831844618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52108021949363">
                <text:p>0.852108021949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7298989188604">
                <text:p>0.857298989188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2404227243339">
                <text:p>0.8624042272433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7423225594017">
                <text:p>0.867423225594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2355482344987">
                <text:p>0.8723554823449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77200504274682">
                <text:p>0.8772005042746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81957806884948">
                <text:p>0.8819578068849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86626914449488">
                <text:p>0.886626914449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91207360061436">
                <text:p>0.8912073600614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95698685680048">
                <text:p>0.895698685680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00100442176505">
                <text:p>0.900100442176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4412189378826">
                <text:p>0.904412189378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08633496115884">
                <text:p>0.9086334961158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2763940260521">
                <text:p>0.912763940260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6803108771767">
                <text:p>0.916803108771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0750597736136">
                <text:p>0.9207505977361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4606012408021">
                <text:p>0.9246060124080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28368967249167">
                <text:p>0.9283689672491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32039085967227">
                <text:p>0.9320390859672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5616001553386">
                <text:p>0.9356160015533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9099356319068">
                <text:p>0.9390993563190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2488801931698">
                <text:p>0.942488801931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45783999449539">
                <text:p>0.9457839994495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48984619355587">
                <text:p>0.9489846193555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52090341590516">
                <text:p>0.9520903415905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55100855584692">
                <text:p>0.9551008555846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58015860289225">
                <text:p>0.958015860289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0835064206073">
                <text:p>0.960835064206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3558185417193">
                <text:p>0.9635581854171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6184951612734">
                <text:p>0.9661849516127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8715100118265">
                <text:p>0.968715100118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71148377921045">
                <text:p>0.971148377921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7348454169532">
                <text:p>0.973484541695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75723357826659">
                <text:p>0.9757233578266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77864602435316">
                <text:p>0.977864602435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9908061398614">
                <text:p>0.9799080613986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8185353037236">
                <text:p>0.981853530372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83700814811277">
                <text:p>0.9837008148112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7100101013851">
                <text:p>0.9871001010138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865176285172">
                <text:p>0.988651762851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0104560337178">
                <text:p>0.990104560337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1458348191687">
                <text:p>0.9914583481916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2712991037589">
                <text:p>0.9927129910375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868363411645">
                <text:p>0.9938683634116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4924349777581">
                <text:p>0.9949243497775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588084453764">
                <text:p>0.995880844537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6737752043143">
                <text:p>0.996737752043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7494986604055">
                <text:p>0.9974949866040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8152472497548">
                <text:p>0.998152472497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8710143975583">
                <text:p>0.998710143975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9167945271476">
                <text:p>0.999167945271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9525830605479">
                <text:p>0.9995258306054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9783764189357">
                <text:p>0.999783764189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9941720229966">
                <text:p>0.9999417202299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9999682931835">
                <text:p>0.9999996829318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995764649874">
                <text:p>0.999957646498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9815615134291">
                <text:p>0.9998156151342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923163442139">
                <text:p>0.99923163442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8789743470524">
                <text:p>0.9987897434705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8247974377632">
                <text:p>0.9982479743776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7606381319173">
                <text:p>0.9976063813191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6865028453919">
                <text:p>0.9968650284539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023989916537">
                <text:p>0.9960239899165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08334981018">
                <text:p>0.995083349810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4043202198076">
                <text:p>0.9940432021980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2903651094118">
                <text:p>0.9929036510941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1664810452468">
                <text:p>0.9916648104524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0326804156158">
                <text:p>0.990326804156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88889766004701">
                <text:p>0.9888897660047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87353839700716">
                <text:p>0.987353839700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85719178835553">
                <text:p>0.9857191788355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83985946873937">
                <text:p>0.983985946873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82154317137618">
                <text:p>0.9821543171376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80224472788045">
                <text:p>0.9802244727880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8196606808044">
                <text:p>0.978196606808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76070921982524">
                <text:p>0.9760709219825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1526955822315">
                <text:p>0.9715269558223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9109128880456">
                <text:p>0.969109128880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6594391833297">
                <text:p>0.9665943918332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63982996152448">
                <text:p>0.9639829961524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612752029753">
                <text:p>0.96127520297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58471283078914">
                <text:p>0.9584712830789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55571516852944">
                <text:p>0.9555715168529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52576194271595">
                <text:p>0.9525761942715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948561486463">
                <text:p>0.949485614864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46300087687414">
                <text:p>0.9463000876874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301993129001">
                <text:p>0.94301993129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39645473685324">
                <text:p>0.9396454736853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6177052316305">
                <text:p>0.9361770523163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26150140222">
                <text:p>0.9326150140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28959715003869">
                <text:p>0.9289597150038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5211520788168">
                <text:p>0.925211520788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1370806191395">
                <text:p>0.9213708061913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17437955281809">
                <text:p>0.9174379552818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13413361341224">
                <text:p>0.9134133613412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9297426825681">
                <text:p>0.9092974268256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050905633252">
                <text:p>0.90509056332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00793191522627">
                <text:p>0.9007931915226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9640574115156">
                <text:p>0.896405741151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91928650953379">
                <text:p>0.89192865095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87362368633375">
                <text:p>0.887362368633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82707350815974">
                <text:p>0.8827073508159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77964062999078">
                <text:p>0.8779640629990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3132979507517">
                <text:p>0.873132979507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68214583445613">
                <text:p>0.8682145834456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3209366648874">
                <text:p>0.8632093666488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58117829634809">
                <text:p>0.8581178296348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52940481552877">
                <text:p>0.8529404815528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4767784013357">
                <text:p>0.847677840133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42330431636647">
                <text:p>0.8423304316366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36898790798499">
                <text:p>0.8368987907984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31383460778684">
                <text:p>0.8313834607786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25784993105609">
                <text:p>0.8257849931056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20103947621376">
                <text:p>0.8201039476213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14340892425797">
                <text:p>0.8143408924257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08496403819592">
                <text:p>0.8084964038195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02571066246749">
                <text:p>0.8025710662467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96565472236089">
                <text:p>0.7965654722360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90480222342007">
                <text:p>0.790480222342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84315925084422">
                <text:p>0.7843159250844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78073196887924">
                <text:p>0.7780731968879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71752662020128">
                <text:p>0.7717526620201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65354952529256">
                <text:p>0.7653549525292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58880708180925">
                <text:p>0.7588807081809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2330576394174">
                <text:p>0.7523305763941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45705212176724">
                <text:p>0.7457052121767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39005278059474">
                <text:p>0.7390052780594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32231444030255">
                <text:p>0.7322314440302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25384387466824">
                <text:p>0.7253843874668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1846479306913">
                <text:p>0.718464793069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1473352790849">
                <text:p>0.7114733527908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04410765770181">
                <text:p>0.7044107657701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97277738259943">
                <text:p>0.6972777382599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90074983556941">
                <text:p>0.6900749835569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82803221930645">
                <text:p>0.6828032219306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75463180551156">
                <text:p>0.6754631805511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68055593416497">
                <text:p>0.668055593416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60581201279206">
                <text:p>0.6605812012792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53040751572271">
                <text:p>0.6530407515722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45434998334377">
                <text:p>0.6454349983343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3776470213451">
                <text:p>0.637764702134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30030629995899">
                <text:p>0.6300306299958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22233555319312">
                <text:p>0.6222335553193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14374257805719">
                <text:p>0.6143742578057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06453523378322">
                <text:p>0.6064535233783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98472144103964">
                <text:p>0.5984721441039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90430918113921">
                <text:p>0.5904309181139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233064952409">
                <text:p>0.582330649524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74172148354581">
                <text:p>0.574172148354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65956230448711">
                <text:p>0.565956230448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57683717391426">
                <text:p>0.5576837173914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49355436427136">
                <text:p>0.549355436427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40972220376998">
                <text:p>0.540972220376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3253490755563">
                <text:p>0.532534907555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24044341687286">
                <text:p>0.5240443416872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15501371821474">
                <text:p>0.5155013718214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06906852248063">
                <text:p>0.5069068522480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8261642411849">
                <text:p>0.4982616424118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8956660682661">
                <text:p>0.489566606826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80822614988659">
                <text:p>0.4808226149886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72030541289894">
                <text:p>0.4720305412898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63191264930357">
                <text:p>0.4631912649303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54305669830318">
                <text:p>0.454305669830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45374644541883">
                <text:p>0.4453746445418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36399082160138">
                <text:p>0.4363990821601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27379880233842">
                <text:p>0.4273798802338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18317940675671">
                <text:p>0.4183179406756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0921416967203">
                <text:p>0.409214169672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00069477592433">
                <text:p>0.4000694775924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90884778898466">
                <text:p>0.3908847788984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1660992052345">
                <text:p>0.3816609920523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2399039425069">
                <text:p>0.3723990394250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3099847204182">
                <text:p>0.3630998472041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53764345301157">
                <text:p>0.3537643453011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44393467258405">
                <text:p>0.3443934672584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498815015592">
                <text:p>0.33498815015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25549334517575">
                <text:p>0.3255493345175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16077964217069">
                <text:p>0.3160779642170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6574986383539">
                <text:p>0.3065749863835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97041351306848">
                <text:p>0.2970413513068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7478012342561">
                <text:p>0.2874780123425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77885925816603">
                <text:p>0.2778859258166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68266050929635">
                <text:p>0.2682660509296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58619349661128">
                <text:p>0.2586193496611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4894678667317">
                <text:p>0.248946786673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39249329214">
                <text:p>0.2392493292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29527947021282">
                <text:p>0.2295279470212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9783612225135">
                <text:p>0.2197836122251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10017299250917">
                <text:p>0.2100172992509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0229984721789">
                <text:p>0.2002299847217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0422647361046">
                <text:p>0.1904226473610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80596267894252">
                <text:p>0.1805962678942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70751828951165">
                <text:p>0.1707518289511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0890314967475">
                <text:p>0.1608903149674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1012712086364">
                <text:p>0.1510127120863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1120008059887">
                <text:p>0.1411200080598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31213192150204">
                <text:p>0.1312131921502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2129325503065">
                <text:p>0.121293255030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1136118868667">
                <text:p>0.11136118868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1417986316623">
                <text:p>0.1014179863166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91464642232458">
                <text:p>0.0914646422324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815021517602904">
                <text:p>0.08150215176029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71531511140865">
                <text:p>0.0715315111408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615537174299349">
                <text:p>0.06155371742993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15697683985564">
                <text:p>0.05156976839855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15806624333127">
                <text:p>0.04158066243331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15873984364761">
                <text:p>0.03158739843647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15909757261186">
                <text:p>0.02159097572611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15923939361809">
                <text:p>0.01159239393618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59265291650992">
                <text:p>0.001592652916509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840724736712553">
                <text:p>-0.008407247367125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184063069330303">
                <text:p>-0.01840630693303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284035258835803">
                <text:p>-0.02840352588358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383979045052114">
                <text:p>-0.03839790450521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483884433683902">
                <text:p>-0.04838844336839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583741434275557">
                <text:p>-0.05837414342755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683540061210234">
                <text:p>-0.06835400612102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783270334708405">
                <text:p>-0.07832703347084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882922281825828">
                <text:p>-0.08829222818258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982485937450835">
                <text:p>-0.09824859374508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108195134530083">
                <text:p>-0.1081951345300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118130855891792">
                <text:p>-0.1181308558917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128054764266354">
                <text:p>-0.1280547642663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137965867271201">
                <text:p>-0.1379658672712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47863173804293">
                <text:p>-0.1478631738042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57745694143222">
                <text:p>-0.1577456941432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167612440044192">
                <text:p>-0.1676124400441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77462424840834">
                <text:p>-0.1774624248408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187294663542877">
                <text:p>-0.1872946635428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97108172934643">
                <text:p>-0.1971081729346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206901971673373">
                <text:p>-0.2069019716733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216675080387353">
                <text:p>-0.2166750803873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226426521773856">
                <text:p>-0.2264265217738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3615532069687">
                <text:p>-0.236155320696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45860504284609">
                <text:p>-0.2458605042846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55541102026804">
                <text:p>-0.2555411020268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265196145871746">
                <text:p>-0.2651961458717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74824670323096">
                <text:p>-0.2748246703230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284425712536434">
                <text:p>-0.2844257125364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29399831241554">
                <text:p>-0.293998312415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303541512708401">
                <text:p>-0.3035415127084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313054359102942">
                <text:p>-0.3130543591029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32253590032245">
                <text:p>-0.322535900322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331985188220706">
                <text:p>-0.3319851882207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341401277876792">
                <text:p>-0.3414012778767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350783227689591">
                <text:p>-0.3507832276895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36013009947194">
                <text:p>-0.360130099471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369440958544448">
                <text:p>-0.3694409585444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378714873828969">
                <text:p>-0.3787148738289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387950917941701">
                <text:p>-0.3879509179417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397148167285931">
                <text:p>-0.3971481672859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06305702144388">
                <text:p>-0.4063057021443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415422606771217">
                <text:p>-0.4154226067712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424497969483553">
                <text:p>-0.4244979694835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433530882752689">
                <text:p>-0.4335308827526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442520443294823">
                <text:p>-0.4425204432948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451465752161394">
                <text:p>-0.4514657521613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460365914828969">
                <text:p>-0.4603659148289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469220041288698">
                <text:p>-0.4692200412886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478027246135313">
                <text:p>-0.4780272461353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48678664865567">
                <text:p>-0.486786648655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495497372916815">
                <text:p>-0.4954973729168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504158547853582">
                <text:p>-0.5041585478535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512769307355694">
                <text:p>-0.5127693073556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21328790354377">
                <text:p>-0.5213287903543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529836140908464">
                <text:p>-0.5298361409084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538290508289988">
                <text:p>-0.5382905082899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546691047069257">
                <text:p>-0.5466910470692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555036917199394">
                <text:p>-0.5550369171993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56332728410034">
                <text:p>-0.563327284100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571561318742314">
                <text:p>-0.5715613187423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579738197728713">
                <text:p>-0.5797381977287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587857103378453">
                <text:p>-0.5878571033784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595917223807735">
                <text:p>-0.5959172238077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603917753011231">
                <text:p>-0.6039177530112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61185789094269">
                <text:p>-0.611857890942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619736843594934">
                <text:p>-0.6197368435949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627553823079264">
                <text:p>-0.6275538230792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635308047704247">
                <text:p>-0.635308047704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64299874205388">
                <text:p>-0.642998742053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650625137065138">
                <text:p>-0.6506251370651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658186470104876">
                <text:p>-0.6581864701048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66568198504609">
                <text:p>-0.665681985046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673110932343533">
                <text:p>-0.6731109323435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680472569108665">
                <text:p>-0.6804725691086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687766159183945">
                <text:p>-0.6877661591839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694990973216444">
                <text:p>-0.6949909732164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702146288730777">
                <text:p>-0.7021462887307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709231390201358">
                <text:p>-0.7092313902013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716245569123943">
                <text:p>-0.7162455691239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723188124086484">
                <text:p>-0.7231881240864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730058360839272">
                <text:p>-0.7300583608392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736855592364356">
                <text:p>-0.7368555923643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743579138944247">
                <text:p>-0.7435791389442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750228328229892">
                <text:p>-0.7502283282298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756802495307901">
                <text:p>-0.7568024953079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763300982767047">
                <text:p>-0.7633009827670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769723140763998">
                <text:p>-0.7697231407639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776068327088306">
                <text:p>-0.7760683270883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782335907226627">
                <text:p>-0.7823359072266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788525254426169">
                <text:p>-0.7885252544261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794635749757371">
                <text:p>-0.7946357497573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800666782175792">
                <text:p>-0.8006667821757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806617748583215">
                <text:p>-0.8066177485832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812488053887959">
                <text:p>-0.8124880538879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818277111064386">
                <text:p>-0.8182771110643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823984341211601">
                <text:p>-0.8239843412116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829609173611347">
                <text:p>-0.8296091736113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83515104578507">
                <text:p>-0.835151045785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840609403550171">
                <text:p>-0.8406094035501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845983701075423">
                <text:p>-0.8459837010754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851273400935551">
                <text:p>-0.8512734009355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856477974164978">
                <text:p>-0.8564779741649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861596900310718">
                <text:p>-0.8615969003107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866629667484422">
                <text:p>-0.8666296674844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871575772413566">
                <text:p>-0.8715757724135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87643472049178">
                <text:p>-0.876434720491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881206025828304">
                <text:p>-0.8812060258283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885889211296581">
                <text:p>-0.8858892112965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890483808581968">
                <text:p>-0.8904838085819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894989358228563">
                <text:p>-0.8949893582285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899405409685157">
                <text:p>-0.8994054096851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903731521350286">
                <text:p>-0.9037315213502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907967260616386">
                <text:p>-0.9079672606163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912112203913061">
                <text:p>-0.9121122039130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916165936749436">
                <text:p>-0.9161659367494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920128053755605">
                <text:p>-0.9201280537556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923998158723169">
                <text:p>-0.9239981587231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927775864644858">
                <text:p>-0.9277758646448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931460793753225">
                <text:p>-0.9314607937532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935052577558432">
                <text:p>-0.9350525775584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938550856885091">
                <text:p>-0.9385508568850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941955281908185">
                <text:p>-0.941955281908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945265512188047">
                <text:p>-0.9452655121880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94848121670441">
                <text:p>-0.948481216704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951602073889501">
                <text:p>-0.9516020738895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954627771660202">
                <text:p>-0.9546277716602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957558007449257">
                <text:p>-0.9575580074492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960392488235529">
                <text:p>-0.9603924882355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963130930573303">
                <text:p>-0.9631309305733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965773060620626">
                <text:p>-0.9657730606206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968318614166694">
                <text:p>-0.9683186141666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970767336658276">
                <text:p>-0.9707673366582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973118983225162">
                <text:p>-0.9731189832251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975373318704655">
                <text:p>-0.9753733187046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977530117665086">
                <text:p>-0.9775301176650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979589164428356">
                <text:p>-0.9795891644283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981550253091505">
                <text:p>-0.9815502530915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983413187547301">
                <text:p>-0.9834131875473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98517778150385">
                <text:p>-0.985177781503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986843858503228">
                <text:p>-0.9868438585032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988411251939123">
                <text:p>-0.9884112519391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989879805073496">
                <text:p>-0.9898798050734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99124937105226">
                <text:p>-0.991249371052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992519812919957">
                <text:p>-0.9925198129199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993691003633458">
                <text:p>-0.9936910036334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99476282607467">
                <text:p>-0.994762826074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99573517306224">
                <text:p>-0.995735173062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996607947362281">
                <text:p>-0.9966079473622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997381061698089">
                <text:p>-0.9973810616980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998054438758876">
                <text:p>-0.9980544387588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998628011207496">
                <text:p>-0.9986280112074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999101721687183">
                <text:p>-0.9991017216871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999475522827282">
                <text:p>-0.9994755228272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999749377247993">
                <text:p>-0.9997493772479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9999232575641">
                <text:p>-0.99992325756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999997146387718">
                <text:p>-0.9999971463877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999971036330025">
                <text:p>-0.9999710363300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999844930002005">
                <text:p>-0.9998449300020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999618840014187">
                <text:p>-0.9996188400141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99929278897538">
                <text:p>-0.999292788975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998866809490417">
                <text:p>-0.9988668094904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998340944156891">
                <text:p>-0.9983409441568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997715245560897">
                <text:p>-0.9977152455608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996989776271774">
                <text:p>-0.9969897762717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996164608835846">
                <text:p>-0.9961646088358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995239825769168">
                <text:p>-0.9952398257691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994215519549278">
                <text:p>-0.9942155195492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993091792605942">
                <text:p>-0.9930917926059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99186875731092">
                <text:p>-0.991868757310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990546535966721">
                <text:p>-0.9905465359667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989125260794379">
                <text:p>-0.9891252607943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987605073920225">
                <text:p>-0.9876050739202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98598612736168">
                <text:p>-0.985986127361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984268583012052">
                <text:p>-0.9842685830120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982452612624344">
                <text:p>-0.9824526126243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980538397794081">
                <text:p>-0.9805383977940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978526129941151">
                <text:p>-0.9785261299411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976416010290663">
                <text:p>-0.9764160102906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974208249852823">
                <text:p>-0.9742082498528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971903069401835">
                <text:p>-0.9719030694018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969500699453824">
                <text:p>-0.9695006994538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967001380243782">
                <text:p>-0.9670013802437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964405361701547">
                <text:p>-0.9644053617015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961712903426811">
                <text:p>-0.9617129034268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958924274663156">
                <text:p>-0.9589242746631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956039754271136">
                <text:p>-0.9560397542711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953059630700387">
                <text:p>-0.9530596307003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94998420196078">
                <text:p>-0.949984201960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946813775592629">
                <text:p>-0.9468137755926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943548668635927">
                <text:p>-0.9435486686359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94018920759865">
                <text:p>-0.940189207598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936735728424101">
                <text:p>-0.9367357284241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93318857645732">
                <text:p>-0.933188576457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929548106410549">
                <text:p>-0.9295481064105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925814682327757">
                <text:p>-0.9258146823277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921988677548241">
                <text:p>-0.9219886775482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918070474669293">
                <text:p>-0.9180704746692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914060465507933">
                <text:p>-0.9140604655079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909959051061738">
                <text:p>-0.9099590510617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905766641468732">
                <text:p>-0.9057666414687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901483655966383">
                <text:p>-0.9014836559663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897110522849671">
                <text:p>-0.8971105228496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892647679428264">
                <text:p>-0.8926476794282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888095571982785">
                <text:p>-0.8880955719827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883454655720184">
                <text:p>-0.8834546557201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878725394728222">
                <text:p>-0.8787253947282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873908261929055">
                <text:p>-0.8739082619290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869003739031949">
                <text:p>-0.8690037390319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864012316485108">
                <text:p>-0.8640123164851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858934493426627">
                <text:p>-0.8589344934266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853770777634579">
                <text:p>-0.8537707776345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84852168547624">
                <text:p>-0.848521685476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843187741856453">
                <text:p>-0.8431877418564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837769480165135">
                <text:p>-0.8377694801651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832267442223939">
                <text:p>-0.8322674422239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826682178232075">
                <text:p>-0.8266821782320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821014246711287">
                <text:p>-0.8210142467112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815264214450004">
                <text:p>-0.8152642144500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80943265644666">
                <text:p>-0.809432656446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803520155852197">
                <text:p>-0.8035201558521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797527303911747">
                <text:p>-0.7975273039117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791454699905509">
                <text:p>-0.7914546999055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785302951088824">
                <text:p>-0.7853029510888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779072672631447">
                <text:p>-0.7790726726314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772764487556032">
                <text:p>-0.7727644875560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76637902667583">
                <text:p>-0.766379026675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759916928531607">
                <text:p>-0.7599169285316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753378839327793">
                <text:p>-0.7533788393277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74676541286786">
                <text:p>-0.746765412867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740077310488943">
                <text:p>-0.7400773104889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733315200995705">
                <text:p>-0.7333152009957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726479760593463">
                <text:p>-0.7264797605934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719571672820558">
                <text:p>-0.7195716728205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712591628480013">
                <text:p>-0.7125916284800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705540325570444">
                <text:p>-0.7055403255704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698418469216266">
                <text:p>-0.6984184692162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69122677159718">
                <text:p>-0.691226771597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683965951876954">
                <text:p>-0.6839659518769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676636736131511">
                <text:p>-0.6766367361315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669239857276317">
                <text:p>-0.6692398572763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661776054993093">
                <text:p>-0.6617760549930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654246075655848">
                <text:p>-0.6542460756558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64665067225624">
                <text:p>-0.646650672256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638990604328281">
                <text:p>-0.6389906043282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631266637872379">
                <text:p>-0.6312666378723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623479545278744">
                <text:p>-0.6234795452787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615630105250146">
                <text:p>-0.6156301052501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607719102724046">
                <text:p>-0.6077191027240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599747328794104">
                <text:p>-0.5997473287941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591715580631071">
                <text:p>-0.5917155806310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583624661403069">
                <text:p>-0.5836246614030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57547538019528">
                <text:p>-0.575475380195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567268551929032">
                <text:p>-0.5672685519290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559004997280313">
                <text:p>-0.5590049972803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550685542597702">
                <text:p>-0.5506855425977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542311019819735">
                <text:p>-0.5423110198197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53388226639171">
                <text:p>-0.5338822663917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525400125181946">
                <text:p>-0.5254001251819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516865444397496">
                <text:p>-0.5168654443974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508279077499326">
                <text:p>-0.5082790774993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49964188311697">
                <text:p>-0.499641883116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49095472496267">
                <text:p>-0.490954724962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482218471745001">
                <text:p>-0.4822184717450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473433997082005">
                <text:p>-0.4734339970820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464602179413827">
                <text:p>-0.4646021794138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455723901914876">
                <text:p>-0.4557239019148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446800052405502">
                <text:p>-0.4468000524055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437831523263219">
                <text:p>-0.4378315232632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428819211333468">
                <text:p>-0.4288192113334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419764017839932">
                <text:p>-0.4197640178399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410666848294415">
                <text:p>-0.4106668482944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401528612406289">
                <text:p>-0.4015286124062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392350223991528">
                <text:p>-0.3923502239915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383132600881326">
                <text:p>-0.3831326008813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373876664830312">
                <text:p>-0.3738766648303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364583341424377">
                <text:p>-0.36458334142437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355253559988119">
                <text:p>-0.3552535599881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345888253491905">
                <text:p>-0.3458882534919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336488358458582">
                <text:p>-0.3364883584585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327054814869819">
                <text:p>-0.3270548148698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317588566072113">
                <text:p>-0.3175885660721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308090558682457">
                <text:p>-0.3080905586824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298561742493673">
                <text:p>-0.2985617424936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289003070379441">
                <text:p>-0.2890030703794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279415498199006">
                <text:p>-0.2794154981990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269799984701597">
                <text:p>-0.2697999847015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260157491430549">
                <text:p>-0.2601574914305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250488982627157">
                <text:p>-0.2504889826271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240795425134241">
                <text:p>-0.2407954251342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231077788299474">
                <text:p>-0.2310777882994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21337043878442">
                <text:p>-0.2213370438784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211574165937468">
                <text:p>-0.2115741659374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01790130756212">
                <text:p>-0.2017901307562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191985916730039">
                <text:p>-0.1919859167300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8216250427218">
                <text:p>-0.182162504272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72320875715695">
                <text:p>-0.1723208757156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62462015215239">
                <text:p>-0.1624620152152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152586908648646">
                <text:p>-0.1525869086486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42696543518344">
                <text:p>-0.1426965435183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132791908852603">
                <text:p>-0.1327919088526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122873995106636">
                <text:p>-0.1228739951066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112943794063554">
                <text:p>-0.1129437940635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103002298735184">
                <text:p>-0.1030022987351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930505032627764">
                <text:p>-0.09305050326277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83089402817584">
                <text:p>-0.0830894028175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731199935013508">
                <text:p>-0.07311999350135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631432722467005">
                <text:p>-0.06314327224670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531602367174448">
                <text:p>-0.05316023671744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431718852088174">
                <text:p>-0.04317188520881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331792165476456">
                <text:p>-0.03317921654764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231832299924682">
                <text:p>-0.02318322999246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13184925133611">
                <text:p>-0.0131849251336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31853017932277">
                <text:p>-0.00318530179322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681464007468047">
                <text:p>0.006814640074680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681390048426">
                <text:p>0.016813900484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68114795178027">
                <text:p>0.02681147951780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68063774257364">
                <text:p>0.03680637742573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467975947265994">
                <text:p>0.04679759472659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567841323069876">
                <text:p>0.05678413230698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667649915214651">
                <text:p>0.06676499152146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767391742924277">
                <text:p>0.07673917429242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867056832099102">
                <text:p>0.0867056832099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966635216313262">
                <text:p>0.09666352163132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06611693781132">
                <text:p>0.1066116937811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16549204850402">
                <text:p>0.11654920485040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26475061096311">
                <text:p>0.1264750610963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36388269941506">
                <text:p>0.1363882699415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46287840073364">
                <text:p>0.1462878400733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5617278154312">
                <text:p>0.156172781543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66042105864865">
                <text:p>0.1660421058648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5894826114392">
                <text:p>0.1758948261143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85729957027886">
                <text:p>0.1857299570278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5546515100452">
                <text:p>0.1955465151004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05343518684462">
                <text:p>0.2053435186844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15119988087724">
                <text:p>0.2151199880877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24874945671442">
                <text:p>0.2248749456714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34607415947988">
                <text:p>0.2346074159479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44316425678446">
                <text:p>0.2443164256784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54001003969931">
                <text:p>0.2540010039699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63660182372687">
                <text:p>0.2636601823726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73292994976921">
                <text:p>0.2732929949769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82898478509401">
                <text:p>0.2828984785094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92475672429778">
                <text:p>0.2924756724297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02023619026641">
                <text:p>0.3020236190266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11541363513287">
                <text:p>0.3115413635132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21027954123198">
                <text:p>0.3210279541231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3048244220522">
                <text:p>0.330482442205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39903882318422">
                <text:p>0.3399038823184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49291332326644">
                <text:p>0.3492913323266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58643853492709">
                <text:p>0.3586438534927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67960510572294">
                <text:p>0.3679605105722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77240371907454">
                <text:p>0.37724037190745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86482509519789">
                <text:p>0.3864825095197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9568599920324">
                <text:p>0.395685999203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04849920616508">
                <text:p>0.4048499206165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13973357375088">
                <text:p>0.4139733573750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23055397142907">
                <text:p>0.4230553971429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32095131723557">
                <text:p>0.4320951317235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41091657151113">
                <text:p>0.4410916571511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50044073780529">
                <text:p>0.4500440737805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58951486377602">
                <text:p>0.4589514863776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67813004208496">
                <text:p>0.4678130042084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76627741128811">
                <text:p>0.4766277411288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85394815672203">
                <text:p>0.4853948156722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94113351138521">
                <text:p>0.4941133511385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502782475681485">
                <text:p>0.5027824756814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11401322395865">
                <text:p>0.5114013223958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19969029404172">
                <text:p>0.5199690294041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528484739942845">
                <text:p>0.5284847399428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536947602447926">
                <text:p>0.5369476024479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545356770640216">
                <text:p>0.5453567706402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553711403609906">
                <text:p>0.5537114036099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562010665900659">
                <text:p>0.56201066590065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570253727593162">
                <text:p>0.5702537275931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578439764388116">
                <text:p>0.5784397643881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586567957688663">
                <text:p>0.5865679576886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594637494682246">
                <text:p>0.5946374946822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0264756842189">
                <text:p>0.602647568421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10597377906897">
                <text:p>0.6105973779068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18486128162942">
                <text:p>0.61848612816294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26313030321575">
                <text:p>0.6263130303215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34077301699101">
                <text:p>0.6340773016991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41778165874853">
                <text:p>0.6417781658748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49414852768832">
                <text:p>0.6494148527688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5698659871871">
                <text:p>0.656986598718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64492646556204">
                <text:p>0.66449264655620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71932245682784">
                <text:p>0.6719322456827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79304652144737">
                <text:p>0.6793046521447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86609128707562">
                <text:p>0.6866091287075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93844944929688">
                <text:p>0.6938449449296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1011377235523">
                <text:p>0.7010113772355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8107708987809">
                <text:p>0.7081077089878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15133230559283">
                <text:p>0.7151332305592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22087239403645">
                <text:p>0.7220872394036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28969040125803">
                <text:p>0.7289690401258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35777944551421">
                <text:p>0.7357779445514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4251327179573">
                <text:p>0.742513271795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49174348331618">
                <text:p>0.7491743483316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55760508056983">
                <text:p>0.7557605080569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62271092361341">
                <text:p>0.7622710923613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68705450191686">
                <text:p>0.7687054501916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75062938117599">
                <text:p>0.7750629381175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81342920395582">
                <text:p>0.7813429203955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87544769032644">
                <text:p>0.7875447690326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93667863849087">
                <text:p>0.7936678638490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99711592540533">
                <text:p>0.7997115925405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05675350739148">
                <text:p>0.8056753507391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11558542074084">
                <text:p>0.8115585420740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17360578231109">
                <text:p>0.81736057823110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23080879011443">
                <text:p>0.8230808790114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28718872389774">
                <text:p>0.8287188723897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34273994571462">
                <text:p>0.8342739945714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3974569004892">
                <text:p>0.839745690048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45133411657158">
                <text:p>0.8451334116571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50436620628506">
                <text:p>0.8504366206285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55654786646486">
                <text:p>0.8556547866464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60787387898845">
                <text:p>0.8607873878988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65833911129734">
                <text:p>0.8658339111297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70793851691036">
                <text:p>0.8707938516910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75666713592828">
                <text:p>0.8756667135928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80452009552981">
                <text:p>0.8804520095529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85149261045886">
                <text:p>0.8851492610458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89757998350308">
                <text:p>0.8897579983503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94277760596358">
                <text:p>0.8942777605963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98708095811577">
                <text:p>0.89870809581157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03048560966136">
                <text:p>0.9030485609661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07298722017136">
                <text:p>0.9072987220171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11458153952014">
                <text:p>0.9114581539520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15526440831044">
                <text:p>0.9155264408310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19503175828926">
                <text:p>0.9195031758289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23387961275475">
                <text:p>0.9233879612754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27180408695384">
                <text:p>0.92718040869538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30880138847071">
                <text:p>0.9308801388470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34486781760605">
                <text:p>0.9344867817606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37999976774699">
                <text:p>0.9379999767746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41419372572779">
                <text:p>0.9414193725727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44744627218116">
                <text:p>0.9447446272181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47975408188015">
                <text:p>0.9479754081880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51111392407073">
                <text:p>0.9511113924070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5415226627948">
                <text:p>0.954152266279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57097725720383">
                <text:p>0.95709772572038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59947476186293">
                <text:p>0.9599474761862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62701232704538">
                <text:p>0.9627012327045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65358719901761">
                <text:p>0.96535871990176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67919672031457">
                <text:p>0.9679196720314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70383833000546">
                <text:p>0.9703838330005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72750956394986">
                <text:p>0.9727509563949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7502080550441">
                <text:p>0.975020805504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77193153345798">
                <text:p>0.9771931533457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79267782686176">
                <text:p>0.97926778268617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81244486064339">
                <text:p>0.9812444860643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83123065811597">
                <text:p>0.9831230658115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8490333407154">
                <text:p>0.984903334071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86585112818826">
                <text:p>0.9865851128188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88168233876982">
                <text:p>0.98816823387698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89652538935221">
                <text:p>0.9896525389352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91037879564274">
                <text:p>0.9910378795642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92324117231232">
                <text:p>0.9923241172312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93511123313402">
                <text:p>0.9935111233134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94598779111164">
                <text:p>0.9945987791111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95586975859843">
                <text:p>0.9955869758598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9647561474059">
                <text:p>0.996475614740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97264606890257">
                <text:p>0.99726460689025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97953873410285">
                <text:p>0.99795387341028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98543345374598">
                <text:p>0.99854334537459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99032963836491">
                <text:p>0.9990329638364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99422679834524">
                <text:p>0.9994226798345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99712454397423">
                <text:p>0.9997124543974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99902258547973">
                <text:p>0.9999022585479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99992073305918">
                <text:p>0.9999920733059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99981889689856">
                <text:p>0.9999818896898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99871708718141">
                <text:p>0.99987170871814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99661541408777">
                <text:p>0.9996615414087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99351408778321">
                <text:p>0.9993514087783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98941341839778">
                <text:p>0.9989413418397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98431381599498">
                <text:p>0.9984313815994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97821579053083">
                <text:p>0.9978215790530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97111995180276">
                <text:p>0.9971119951802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96302700938876">
                <text:p>0.99630270093887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95393777257632">
                <text:p>0.9953937772576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94385315028154">
                <text:p>0.9943853150281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93277415095824">
                <text:p>0.9932774150958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92070188249714">
                <text:p>0.9920701882497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90763755211501">
                <text:p>0.9907637552115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893582466234">
                <text:p>0.98935824662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878538030351">
                <text:p>0.98785380303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86250574889704">
                <text:p>0.9862505748897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84548722508693">
                <text:p>0.98454872250869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82748416075885">
                <text:p>0.9827484160758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80849835620425">
                <text:p>0.9808498356204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78853170998774">
                <text:p>0.9788531709987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76758621875731">
                <text:p>0.9767586218757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74566397704464">
                <text:p>0.9745663977044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72276717705562">
                <text:p>0.9722767177055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69889810845118">
                <text:p>0.9698898108451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67405915811827">
                <text:p>0.9674059158118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64825280993125">
                <text:p>0.9648252809931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62148164450342">
                <text:p>0.9621481644503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59374833892901">
                <text:p>0.9593748338929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56505566651547">
                <text:p>0.95650556665154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53540649650613">
                <text:p>0.9535406496506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50480379379329">
                <text:p>0.9504803793793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47325061862171">
                <text:p>0.9473250618621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44075012628262">
                <text:p>0.9440750126282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40730556679817">
                <text:p>0.9407305566798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37292028459643">
                <text:p>0.9372920284596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33759771817698">
                <text:p>0.9337597718176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30134139976701">
                <text:p>0.9301341399767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26415495496816">
                <text:p>0.9264154954968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22604210239391">
                <text:p>0.9226042102393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18700665329777">
                <text:p>0.9187006653297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14705251119211">
                <text:p>0.9147052511192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10618367145785">
                <text:p>0.9106183671457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0644042209449">
                <text:p>0.906440422094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02171833756351">
                <text:p>0.9021718337563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97813028986643">
                <text:p>0.8978130289866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93364443662212">
                <text:p>0.8933644436622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88826522637882">
                <text:p>0.8888265226378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84199719701975">
                <text:p>0.8841997197019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79484497530928">
                <text:p>0.8794844975309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7468132764303">
                <text:p>0.8746813276430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69790690351266">
                <text:p>0.8697906903512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64813074715289">
                <text:p>0.8648130747152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59748978492517">
                <text:p>0.8597489784925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54598908088351">
                <text:p>0.8545989080883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9363378505539">
                <text:p>0.84936337850553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4042913292676">
                <text:p>0.8440429132926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38638044491852">
                <text:p>0.8386380444918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33149312585441">
                <text:p>0.83314931258544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2757726644206">
                <text:p>0.827577266442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2192246326168">
                <text:p>0.821922463261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16185468519907">
                <text:p>0.8161854685199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10366855911435">
                <text:p>0.8103668559114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04467207292675">
                <text:p>0.8044672072926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98487112623573">
                <text:p>0.7984871126235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92427169908612">
                <text:p>0.7924271699086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786287985137014">
                <text:p>0.7862879851370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78007017222214">
                <text:p>0.780070172222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737743529401">
                <text:p>0.77377435294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67401156867576">
                <text:p>0.7674011568675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60951221318864">
                <text:p>0.7609512213188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54425191282144">
                <text:p>0.7544251912821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747823719354982">
                <text:p>0.7478237193549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741147465679068">
                <text:p>0.7411474656790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34397097874207">
                <text:p>0.7343970978742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27573290971555">
                <text:p>0.7275732909715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20676727346114">
                <text:p>0.7206767273461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13708096648501">
                <text:p>0.7137080966485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06668095735977">
                <text:p>0.7066680957359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99557428602768">
                <text:p>0.6995574286027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92376806309662">
                <text:p>0.6923768063096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85126946912903">
                <text:p>0.6851269469129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67780857539239">
                <text:p>0.677808575392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70422423579176">
                <text:p>0.6704224235791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62969230082288">
                <text:p>0.6629692300822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55449740214865">
                <text:p>0.6554497402148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647864705919626">
                <text:p>0.6478647059196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64021488569368">
                <text:p>0.640214885693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32501044512676">
                <text:p>0.6325010445126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624723953754303">
                <text:p>0.6247239537543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616884391121157">
                <text:p>0.6168843911211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608983140562966">
                <text:p>0.60898314056296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601020992198204">
                <text:p>0.6010209921982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92998742235071">
                <text:p>0.59299874223507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84917192891878">
                <text:p>0.5849171928918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576777152316826">
                <text:p>0.57677715231682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68579434507188">
                <text:p>0.5685794345071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560324859227914">
                <text:p>0.5603248592279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52014251929653">
                <text:p>0.55201425192965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543648443666209">
                <text:p>0.5436484436662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535228271011438">
                <text:p>0.5352282710114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26754575975587">
                <text:p>0.5267545759755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182282059211">
                <text:p>0.51822820592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509650013477876">
                <text:p>0.50965001347787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501020856458011">
                <text:p>0.5010208564580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92341597770016">
                <text:p>0.4923415977700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83613105332528">
                <text:p>0.4836131053325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74836251987515">
                <text:p>0.4748362519875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66011915413">
                <text:p>0.4660119154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57140978035285">
                <text:p>0.4571409780352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48224326940717">
                <text:p>0.4482243269407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39262853786973">
                <text:p>0.4392628537869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30257454713902">
                <text:p>0.4302574547139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421209030253906">
                <text:p>0.4212090302539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12118485241891">
                <text:p>0.4121184852418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02986728724783">
                <text:p>0.4029867287247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93814673870623">
                <text:p>0.3938146738706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84603237877254">
                <text:p>0.3846032378772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75353341880599">
                <text:p>0.3753533418805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6606591086255">
                <text:p>0.366065910862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56741873558468">
                <text:p>0.3567418735584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47382162364314">
                <text:p>0.3473821623643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37987713243408">
                <text:p>0.3379877132434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28559465632833">
                <text:p>0.3285594656328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19098362349493">
                <text:p>0.3190983623494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09605349495833">
                <text:p>0.3096053494958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00081376365227">
                <text:p>0.3000813763652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90527395347052">
                <text:p>0.2905273953470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80944361831447">
                <text:p>0.2809443618314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71333234113778">
                <text:p>0.2713332341137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61694973298808">
                <text:p>0.2616949732988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52030543204587">
                <text:p>0.2520305432045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4234091026607">
                <text:p>0.242340910266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32627043438477">
                <text:p>0.2326270434384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22889914100395">
                <text:p>0.2228899141003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13130495956644">
                <text:p>0.2131304959566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03349764940905">
                <text:p>0.2033497649409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9354869911813">
                <text:p>0.193548699118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83728278586733">
                <text:p>0.1837282785867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73889485380584">
                <text:p>0.1738894853805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64033303370804">
                <text:p>0.1640333033708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54160718167381">
                <text:p>0.1541607181673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44272717020608">
                <text:p>0.1442727170206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3437028872236">
                <text:p>0.134370288722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24454423507215">
                <text:p>0.1244544235072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14526112953431">
                <text:p>0.1145261129534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04586349883789">
                <text:p>0.10458634988378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946361282663139">
                <text:p>0.094636128266313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846764431148754">
                <text:p>0.08467644311487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747082903896889">
                <text:p>0.07470829038968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647326668977201">
                <text:p>0.06473266689772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547505701930053">
                <text:p>0.054750570193005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447629984768965">
                <text:p>0.04476299847689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347709504982423">
                <text:p>0.03477095049824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24775425453514">
                <text:p>0.0247754254535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47774228868865">
                <text:p>0.014777422886886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477794259028483">
                <text:p>0.004777942590284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052220154965943">
                <text:p>-0.005222015496594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152214513862754">
                <text:p>-0.01522145138627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252193651435025">
                <text:p>-0.02521936514350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352147569852312">
                <text:p>-0.03521475698523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452066273806069">
                <text:p>-0.045206627380606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551939771509167">
                <text:p>-0.05519397715091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651758075695061">
                <text:p>-0.06517580756950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751511204616517">
                <text:p>-0.07515112046165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851189183043767">
                <text:p>-0.08511891830437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950782043262036">
                <text:p>-0.09507820432620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105027982606829">
                <text:p>-0.10502798260682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114967258176718">
                <text:p>-0.1149672581767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124895037116594">
                <text:p>-0.1248950371165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134810326656837">
                <text:p>-0.13481032665683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144712135276756">
                <text:p>-0.1447121352767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154599472803741">
                <text:p>-0.15459947280374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164471350512278">
                <text:p>-0.1644713505122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174326781222822">
                <text:p>-0.1743267812228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184164779400516">
                <text:p>-0.1841647794005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19398436125374">
                <text:p>-0.193984361253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203784544832492">
                <text:p>-0.2037845448324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213564350126581">
                <text:p>-0.21356435012658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223322799163626">
                <text:p>-0.2233227991636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233058916106857">
                <text:p>-0.2330589161068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242771727352692">
                <text:p>-0.2427717273526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252460261628102">
                <text:p>-0.2524602616281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262123550087731">
                <text:p>-0.2621235500877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271760626410787">
                <text:p>-0.2717606264107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281370526897668">
                <text:p>-0.2813705268976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290952290566334">
                <text:p>-0.2909522905663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300504959248403">
                <text:p>-0.3005049592484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310027577684968">
                <text:p>-0.3100275776849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319519193622119">
                <text:p>-0.3195191936221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328978857906173">
                <text:p>-0.3289788579061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338405624578584">
                <text:p>-0.3384056245785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347798550970542">
                <text:p>-0.34779855097054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357156697797233">
                <text:p>-0.3571566977972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366479129251775">
                <text:p>-0.3664791292517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375764913098789">
                <text:p>-0.37576491309878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38501312076763">
                <text:p>-0.385013120767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394222827445238">
                <text:p>-0.3942228274452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403393112168618">
                <text:p>-0.4033931121686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412523057916942">
                <text:p>-0.41252305791694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421611751703242">
                <text:p>-0.42161175170324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430658284665714">
                <text:p>-0.4306582846657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4396617521586">
                <text:p>-0.43966175215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448621253842654">
                <text:p>-0.4486212538426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457535893775173">
                <text:p>-0.4575358937751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466404780499593">
                <text:p>-0.4664047804995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475227027134633">
                <text:p>-0.4752270271346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48400175146298">
                <text:p>-0.4840017514629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492728076019515">
                <text:p>-0.4927280760195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501405128179053">
                <text:p>-0.5014051281790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510032040243609">
                <text:p>-0.5100320402436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518607949529166">
                <text:p>-0.5186079495291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527131998451943">
                <text:p>-0.5271319984519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535603334614149">
                <text:p>-0.53560333461414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544021110889228">
                <text:p>-0.5440211108892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552384485506568">
                <text:p>-0.5523844855065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560692622135676">
                <text:p>-0.5606926221356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568944689969813">
                <text:p>-0.56894468996981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577139863809072">
                <text:p>-0.57713986380907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585277324142898">
                <text:p>-0.5852773241428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59335625723204">
                <text:p>-0.5933562572320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60137585518992">
                <text:p>-0.6013758551899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609335316063426">
                <text:p>-0.60933531606342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617233843913103">
                <text:p>-0.61723384391310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625070648892749">
                <text:p>-0.62507064889274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632844947328396">
                <text:p>-0.6328449473283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640555961796679">
                <text:p>-0.64055596179667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648202921202578">
                <text:p>-0.64820292120257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655785060856523">
                <text:p>-0.65578506085652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663301622550869">
                <text:p>-0.6633016225508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670751854635709">
                <text:p>-0.6707518546357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678135012094044">
                <text:p>-0.67813501209404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685450356616279">
                <text:p>-0.68545035661627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69269715667406">
                <text:p>-0.6926971566740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699874687593419">
                <text:p>-0.69987468759341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706982231627246">
                <text:p>-0.7069822316272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71401907802706">
                <text:p>-0.714019078027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720984523114085">
                <text:p>-0.72098452311408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727877870349617">
                <text:p>-0.7278778703496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734698430404677">
                <text:p>-0.73469843040467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741445521228944">
                <text:p>-0.74144552122894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748118468118956">
                <text:p>-0.74811846811895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754716603785587">
                <text:p>-0.75471660378558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761239268420767">
                <text:p>-0.76123926842076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76768580976347">
                <text:p>-0.7676858097634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774055583164932">
                <text:p>-0.77405558316493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780347951653122">
                <text:p>-0.7803479516531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786562285996434">
                <text:p>-0.78656228599643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792697964766613">
                <text:p>-0.79269796476661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798754374400895">
                <text:p>-0.7987543744008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804730909263363">
                <text:p>-0.80473090926336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810626971705511">
                <text:p>-0.8106269717055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81644197212601">
                <text:p>-0.8164419721260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822175329029661">
                <text:p>-0.8221753290296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827826469085554">
                <text:p>-0.82782646908555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833394827184391">
                <text:p>-0.8333948271843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838879846495003">
                <text:p>-0.83887984649500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84428097852003">
                <text:p>-0.8442809785200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84959768315077">
                <text:p>-0.8495976831507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854829428721191">
                <text:p>-0.8548294287211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859975692061095">
                <text:p>-0.85997569206109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865035958548436">
                <text:p>-0.86503595854843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870009722160784">
                <text:p>-0.8700097221607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874896485525922">
                <text:p>-0.87489648552592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879695759971585">
                <text:p>-0.8796957599715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884407065574328">
                <text:p>-0.88440706557432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889029931207517">
                <text:p>-0.88902993120751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893563894588441">
                <text:p>-0.89356389458844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898008502324541">
                <text:p>-0.89800850232454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902363309958746">
                <text:p>-0.90236330995874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906627882013921">
                <text:p>-0.90662788201392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910801792036417">
                <text:p>-0.9108017920364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914884622638707">
                <text:p>-0.9148846226387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918875965541135">
                <text:p>-0.91887596554113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922775421612737">
                <text:p>-0.92277542161273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926582600911154">
                <text:p>-0.92658260091115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930297122721629">
                <text:p>-0.93029712272162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933918615595078">
                <text:p>-0.9339186155950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93744671738523">
                <text:p>-0.937446717385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940881075284846">
                <text:p>-0.94088107528484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944221345860999">
                <text:p>-0.94422134586099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947467195089414">
                <text:p>-0.9474671950894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950618298387873">
                <text:p>-0.95061829838787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953674340648673">
                <text:p>-0.95367434064867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956635016270135">
                <text:p>-0.95663501627013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959500029187162">
                <text:p>-0.95950002918716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962269092900851">
                <text:p>-0.96226909290085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964941930507139">
                <text:p>-0.96494193050713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967518274724491">
                <text:p>-0.9675182747244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969997867920634">
                <text:p>-0.96999786792063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972380462138313">
                <text:p>-0.9723804621383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974665819120093">
                <text:p>-0.97466581912009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976853710332179">
                <text:p>-0.97685371033217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978943916987275">
                <text:p>-0.97894391698727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980936230066455">
                <text:p>-0.98093623006645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982830450340073">
                <text:p>-0.98283045034007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98462638838768">
                <text:p>-0.9846263883876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986323864616967">
                <text:p>-0.98632386461696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987922709281727">
                <text:p>-0.98792270928172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989422762498824">
                <text:p>-0.98942276249882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990823874264188">
                <text:p>-0.99082387426418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992125904467809">
                <text:p>-0.9921259044678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993328722907752">
                <text:p>-0.99332872290775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994432209303175">
                <text:p>-0.99443220930317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995436253306359">
                <text:p>-0.99543625330635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99634075451374">
                <text:p>-0.9963407545137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997145622475951">
                <text:p>-0.99714562247595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997850776706866">
                <text:p>-0.9978507767068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99845614669165">
                <text:p>-0.9984561466916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998961671893808">
                <text:p>-0.99896167189380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999367301761243">
                <text:p>-0.99936730176124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999672995731305">
                <text:p>-0.9996729957313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999878723234851">
                <text:p>-0.9998787232348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999984463699304">
                <text:p>-0.99998446369930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999990206550704">
                <text:p>-0.99999020655070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999895951214772">
                <text:p>-0.99989595121477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999701707116962">
                <text:p>-0.99970170711696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0.999407493681522">
                <text:p>-0.99940749368152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999013340329551">
                <text:p>-0.99901334032955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998519286476056">
                <text:p>-0.99851928647605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997925381526009">
                <text:p>-0.99792538152600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997231684869412">
                <text:p>-0.99723168486941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996438265875351">
                <text:p>-0.99643826587535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995545203885065">
                <text:p>-0.99554520388506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994552588204009">
                <text:p>-0.99455258820400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993460518092924">
                <text:p>-0.99346051809292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99226910275791">
                <text:p>-0.9922691027579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990978461339509">
                <text:p>-0.99097846133950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989588722900786">
                <text:p>-0.9895887229007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988100026414428">
                <text:p>-0.9881000264144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986512520748842">
                <text:p>-0.9865125207488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984826364653273">
                <text:p>-0.9848263646532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983041726741924">
                <text:p>-0.98304172674192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981158785477099">
                <text:p>-0.98115878547709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979177729151357">
                <text:p>-0.97917772915135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977098755868678">
                <text:p>-0.97709875586867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974922073524658">
                <text:p>-0.9749220735246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972647899785718">
                <text:p>-0.97264789978571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970276462067337">
                <text:p>-0.97027646206733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967807997511311">
                <text:p>-0.96780799751131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965242752962037">
                <text:p>-0.96524275296203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962580984941833">
                <text:p>-0.96258098494183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959822959625283">
                <text:p>-0.95982295962528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95696895281262">
                <text:p>-0.9569689528126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954019249902148">
                <text:p>-0.95401924990214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950974145861699">
                <text:p>-0.95097414586169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947833945199139">
                <text:p>-0.94783394519913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944598961931919">
                <text:p>-0.94459896193191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941269519555668">
                <text:p>-0.94126951955566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937845951011851">
                <text:p>-0.93784595101185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934328598654468">
                <text:p>-0.93432859865446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930717814215825">
                <text:p>-0.9307178142158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927013958771355">
                <text:p>-0.9270139587713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923217402703517">
                <text:p>-0.92321740270351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919328525664754">
                <text:p>-0.9193285256647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915347716539529">
                <text:p>-0.9153477165395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911275373405438">
                <text:p>-0.91127537340543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907111903493399">
                <text:p>-0.90711190349339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902857723146935">
                <text:p>-0.90285772314693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898513257780536">
                <text:p>-0.89851325778053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894078941837117">
                <text:p>-0.89407894183711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889555218744578">
                <text:p>-0.88955521874457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884942540871457">
                <text:p>-0.88494254087145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880241369481699">
                <text:p>-0.88024136948169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875452174688525">
                <text:p>-0.8754521746885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870575435407424">
                <text:p>-0.87057543540742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865611639308258">
                <text:p>-0.8656116393082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860561282766503">
                <text:p>-0.86056128276650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855424870813603">
                <text:p>-0.85542487081360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850202917086473">
                <text:p>-0.85020291708647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844895943776134">
                <text:p>-0.84489594377613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839504481575496">
                <text:p>-0.83950448157549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834029069626285">
                <text:p>-0.83402906962628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828470255465133">
                <text:p>-0.82847025546513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822828594968824">
                <text:p>-0.82282859496882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817104652298706">
                <text:p>-0.81710465229870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811298999844277">
                <text:p>-0.81129899984427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805412218165944">
                <text:p>-0.80541221816594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799444895936969">
                <text:p>-0.79944489593696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793397629884601">
                <text:p>-0.79339762988460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787271024730408">
                <text:p>-0.78727102473040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781065693129799">
                <text:p>-0.78106569312979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774782255610763">
                <text:p>-0.77478225561076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768421340511815">
                <text:p>-0.7684213405118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761983583919166">
                <text:p>-0.76198358391916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755469629603108">
                <text:p>-0.7554696296031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748880128953646">
                <text:p>-0.7488801289536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742215740915354">
                <text:p>-0.74221574091535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735477131921481">
                <text:p>-0.73547713192148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728664975827311">
                <text:p>-0.7286649758273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721779953842778">
                <text:p>-0.72177995384277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714822754464341">
                <text:p>-0.71482275446434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707794073406142">
                <text:p>-0.70779407340614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700694613530428">
                <text:p>-0.70069461353042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693525084777272">
                <text:p>-0.69352508477727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686286204093574">
                <text:p>-0.68628620409357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678978695361369">
                <text:p>-0.6789786953613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671603289325442">
                <text:p>-0.67160328932544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66416072352025">
                <text:p>-0.664160723520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656651742196172">
                <text:p>-0.65665174219617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649077096245082">
                <text:p>-0.64907709624508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641437543125263">
                <text:p>-0.64143754312526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633733846785661">
                <text:p>-0.63373384678566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62596677758949">
                <text:p>-0.6259667775894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618137112237198">
                <text:p>-0.61813711223719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610245633688794">
                <text:p>-0.61024563368879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602293131085558">
                <text:p>-0.60229313108555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594280399671123">
                <text:p>-0.59428039967112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586208240711953">
                <text:p>-0.58620824071195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578077461417216">
                <text:p>-0.5780774614172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569888874858068">
                <text:p>-0.56988887485806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561643299886339">
                <text:p>-0.56164329988633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553341561052656">
                <text:p>-0.55334156105265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544984488523985">
                <text:p>-0.54498448852398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536572918000613">
                <text:p>-0.53657291800061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528107690632584">
                <text:p>-0.52810769063258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51958965293558">
                <text:p>-0.5195896529355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511019656706272">
                <text:p>-0.51101965670627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502398558937142">
                <text:p>-0.50239855893714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493727221730783">
                <text:p>-0.49372722173078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485006512213688">
                <text:p>-0.48500651221368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476237302449543">
                <text:p>-0.47623730244954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467420469352015">
                <text:p>-0.46742046935201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458556894597069">
                <text:p>-0.45855689459706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449647464534792">
                <text:p>-0.44964746453479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440693070100766">
                <text:p>-0.44069307010076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431694606726974">
                <text:p>-0.43169460672697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0.422652974252253">
                <text:p>-0.42265297425225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413569076832317">
                <text:p>-0.41356907683231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404443822849337">
                <text:p>-0.40444382284933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395278124821107">
                <text:p>-0.39527812482110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386072899309793">
                <text:p>-0.38607289930979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0.376829066830274">
                <text:p>-0.37682906683027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0.367547551758095">
                <text:p>-0.36754755175809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0.358229282237029">
                <text:p>-0.35822928223702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348875190086263">
                <text:p>-0.34887519008626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0.339486210707217">
                <text:p>-0.33948621070721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330063282990004">
                <text:p>-0.33006328299000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320607349219543">
                <text:p>-0.32060734921954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311119354981333">
                <text:p>-0.31111935498133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0.30160024906689">
                <text:p>-0.3016002490668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0.292050983378873">
                <text:p>-0.29205098337887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0.282472512835893">
                <text:p>-0.28247251283589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0.272865795277023">
                <text:p>-0.27286579527702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0.263231791366012">
                <text:p>-0.26323179136601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0.253571464495223">
                <text:p>-0.25357146449522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0.243885780689294">
                <text:p>-0.24388578068929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0.234175708508534">
                <text:p>-0.23417570850853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0.224442218952068">
                <text:p>-0.22444221895206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0.214686285360742">
                <text:p>-0.2146862853607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0.204908883319784">
                <text:p>-0.20490888331978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0.195110990561252">
                <text:p>-0.19511099056125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0.185293586866255">
                <text:p>-0.18529358686625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0.175457653966982">
                <text:p>-0.17545765396698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0.165604175448527">
                <text:p>-0.1656041754485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0.15573413665053">
                <text:p>-0.1557341366505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0.145848524568645">
                <text:p>-0.14584852456864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0.135948327755844">
                <text:p>-0.13594832775584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0.126034536223558">
                <text:p>-0.12603453622355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116108141342677">
                <text:p>-0.11610814134267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0.106170135744419">
                <text:p>-0.10617013574441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0.0962215132210608">
                <text:p>-0.096221513221060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0.0862632686265651">
                <text:p>-0.086263268626565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0.0762963977770924">
                <text:p>-0.076296397777092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0.0663218973514222">
                <text:p>-0.066321897351422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0.056340764791285">
                <text:p>-0.05634076479128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0.046353998201619">
                <text:p>-0.0463539982016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0.0363625962507611">
                <text:p>-0.036362596250761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0.0263675580705802">
                <text:p>-0.026367558070580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0.0163698831565652">
                <text:p>-0.016369883156565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0.00637057126787595">
                <text:p>-0.0063705712678759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362937767263125">
                <text:p>0.003629377672631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136289636783957">
                <text:p>0.013628963678395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236271867991497">
                <text:p>0.023627186799149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33623047220913">
                <text:p>0.03362304722091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436155453659734">
                <text:p>0.04361554536597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536036819928433">
                <text:p>0.05360368199284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635864582961835">
                <text:p>0.063586458296183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735628760066827">
                <text:p>0.073562876006682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835319374908834">
                <text:p>0.083531937490883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934926458509447">
                <text:p>0.093492645850944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103444005024331">
                <text:p>0.10344400502433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113385019883418">
                <text:p>0.11338501988341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123314696335004">
                <text:p>0.12331469633500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133232041419719">
                <text:p>0.13323204141971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143136063411317">
                <text:p>0.14313606341131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153025771915855">
                <text:p>0.15302577191585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62900177970721">
                <text:p>0.16290017797072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172758294143541">
                <text:p>0.17275829414354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18259913463091">
                <text:p>0.1825991346309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192421715356983">
                <text:p>0.19242171535698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20222505407187">
                <text:p>0.2022250540718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21200817044987">
                <text:p>0.2120081704498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221770086187499">
                <text:p>0.22177008618749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231509825101316">
                <text:p>0.23150982510131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241226413225547">
                <text:p>0.24122641322554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250918878909478">
                <text:p>0.2509188789094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260586252914615">
                <text:p>0.26058625291461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270227568511616">
                <text:p>0.27022756851161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79841861576954">
                <text:p>0.27984186157695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289428170689336">
                <text:p>0.28942817068933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298985537225838">
                <text:p>0.29898553722583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308513005457771">
                <text:p>0.3085130054577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318009622646252">
                <text:p>0.3180096226462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327474439137475">
                <text:p>0.32747443913747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336906508457679">
                <text:p>0.33690650845767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46304887407791">
                <text:p>0.34630488740779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35566863615775">
                <text:p>0.3556686361577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364996818340482">
                <text:p>0.36499681834048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374288501145543">
                <text:p>0.37428850114554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383542755412395">
                <text:p>0.38354275541239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92758655723324">
                <text:p>0.39275865572332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401935280495979">
                <text:p>0.40193528049597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411071712075529">
                <text:p>0.41107171207552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42016703682643">
                <text:p>0.4201670368264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429220345223786">
                <text:p>0.42922034522378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438230731944303">
                <text:p>0.43823073194430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447197295956816">
                <text:p>0.44719729595681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456119140612396">
                <text:p>0.45611914061239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464995373734014">
                <text:p>0.46499537373401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473825107705752">
                <text:p>0.4738251077057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482607459561574">
                <text:p>0.48260745956157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49134155107361">
                <text:p>0.4913415510736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500026508839989">
                <text:p>0.50002650883998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508661464372172">
                <text:p>0.50866146437217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5172455541818">
                <text:p>0.517245554181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525777919867047">
                <text:p>0.52577791986704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534257708198454">
                <text:p>0.53425770819845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542684071204254">
                <text:p>0.54268407120425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551056166255169">
                <text:p>0.55105616625516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559373156148671">
                <text:p>0.55937315614867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5676342091927">
                <text:p>0.567634209192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575838499288837">
                <text:p>0.57583849928883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583985206014909">
                <text:p>0.58398520601490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592073514707033">
                <text:p>0.59207351470703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600102616541078">
                <text:p>0.60010261654107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608071708613553">
                <text:p>0.60807170861355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615979994021892">
                <text:p>0.61597999402189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623826681944143">
                <text:p>0.62382668194414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631610987718054">
                <text:p>0.63161098771805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639332132919534">
                <text:p>0.6393321329195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646989345440497">
                <text:p>0.64698934544049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654581859566071">
                <text:p>0.65458185956607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662108916051172">
                <text:p>0.66210891605117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669569762196424">
                <text:p>0.66956976219642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676963651923429">
                <text:p>0.67696365192342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684289845849376">
                <text:p>0.6842898458493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691547611360978">
                <text:p>0.69154761136097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698736222687732">
                <text:p>0.6987362226877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705854960974494">
                <text:p>0.70585496097449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712903114353371">
                <text:p>0.71290311435337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719879978014895">
                <text:p>0.71987997801489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726784854278516">
                <text:p>0.72678485427851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733617052662362">
                <text:p>0.73361705266236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740375889952286">
                <text:p>0.74037588995228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747060690270193">
                <text:p>0.74706069027019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753670785141622">
                <text:p>0.7536707851416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760205513562594">
                <text:p>0.7602055135625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766664222065711">
                <text:p>0.7666642220657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773046264785507">
                <text:p>0.77304626478550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779351003523027">
                <text:p>0.77935100352302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785577807809652">
                <text:p>0.78557780780965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791726054970142">
                <text:p>0.79172605497014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97795130184905">
                <text:p>0.79779513018490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803784426551476">
                <text:p>0.80378442655147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80969334514521">
                <text:p>0.8096933451452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815521295079172">
                <text:p>0.81552129507917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821267693563225">
                <text:p>0.82126769356322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826931965962309">
                <text:p>0.82693196596230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832513545853904">
                <text:p>0.83251354585390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838011875084673">
                <text:p>0.8380118750846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843426403826274">
                <text:p>0.84342640382627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848756590630346">
                <text:p>0.84875659063034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854001902482649">
                <text:p>0.85400190248264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85916181485637">
                <text:p>0.8591618148563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64235811764572">
                <text:p>0.86423581176457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86922338581179">
                <text:p>0.8692233858117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874124038244779">
                <text:p>0.87412403824477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878937279002377">
                <text:p>0.87893727900237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8366262676452">
                <text:p>0.8836626267645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888299609000369">
                <text:p>0.88829960900036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892847762015566">
                <text:p>0.89284776201556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897306630998598">
                <text:p>0.89730663099859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901675770066284">
                <text:p>0.90167577006628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905954742308357">
                <text:p>0.90595474230835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910143119831159">
                <text:p>0.91014311983115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914240483800428">
                <text:p>0.91424048380042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918246424483182">
                <text:p>0.91824642448318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92216054128869">
                <text:p>0.9221605412886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925982442808533">
                <text:p>0.92598244280853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929711746855745">
                <text:p>0.92971174685574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33348080503029">
                <text:p>0.93334808050302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936891080120051">
                <text:p>0.93689108012005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940340391409799">
                <text:p>0.94034039140979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943695669444022">
                <text:p>0.94369566944402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94695657869771">
                <text:p>0.9469565786977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950122793082657">
                <text:p>0.950122793082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